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7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5" style:display-name="T5" style:parent-style-name="CharStyle10">
      <style:text-properties fo:color="#000000"/>
    </style:style>
    <style:style style:family="text" style:name="T7" style:display-name="T7" style:parent-style-name="CharStyle15">
      <style:text-properties fo:color="#000000"/>
    </style:style>
    <style:style style:family="text" style:name="T8" style:display-name="T8" style:parent-style-name="CharStyle16">
      <style:text-properties fo:color="#000000"/>
    </style:style>
    <style:style style:family="text" style:name="T9" style:display-name="T9" style:parent-style-name="CharStyle18">
      <style:text-properties fo:color="#000000"/>
    </style:style>
    <style:style style:family="text" style:name="T10" style:display-name="T10" style:parent-style-name="CharStyle20">
      <style:text-properties fo:color="#000000"/>
    </style:style>
    <style:style style:family="text" style:name="T11" style:display-name="T11" style:parent-style-name="CharStyle21">
      <style:text-properties fo:color="#000000"/>
    </style:style>
    <style:style style:family="text" style:name="T12" style:display-name="T12" style:parent-style-name="CharStyle23">
      <style:text-properties fo:color="#000000"/>
    </style:style>
    <style:style style:family="text" style:name="T13" style:display-name="T13" style:parent-style-name="CharStyle25">
      <style:text-properties fo:color="#000000"/>
    </style:style>
    <style:style style:family="text" style:name="T14" style:display-name="T14" style:parent-style-name="CharStyle26">
      <style:text-properties fo:color="#000000"/>
    </style:style>
    <style:style style:family="text" style:name="T15" style:display-name="T15" style:parent-style-name="CharStyle27">
      <style:text-properties fo:color="#000000"/>
    </style:style>
    <style:style style:family="text" style:name="T16" style:display-name="T16" style:parent-style-name="CharStyle28">
      <style:text-properties fo:color="#000000"/>
    </style:style>
    <style:style style:family="text" style:name="T17" style:display-name="T17" style:parent-style-name="CharStyle30">
      <style:text-properties fo:color="#000000"/>
    </style:style>
    <style:style style:family="text" style:name="T18" style:display-name="T18" style:parent-style-name="CharStyle32">
      <style:text-properties fo:color="#000000"/>
    </style:style>
    <style:style style:family="text" style:name="T19" style:display-name="T19" style:parent-style-name="CharStyle33">
      <style:text-properties fo:color="#000000"/>
    </style:style>
    <style:style style:family="text" style:name="T20" style:display-name="T20" style:parent-style-name="CharStyle35">
      <style:text-properties fo:color="#000000"/>
    </style:style>
    <style:style style:family="text" style:name="T21" style:display-name="T21" style:parent-style-name="CharStyle36">
      <style:text-properties fo:color="#000000"/>
    </style:style>
    <style:style style:family="text" style:name="T22" style:display-name="T22" style:parent-style-name="CharStyle37">
      <style:text-properties fo:color="#000000"/>
    </style:style>
    <style:style style:family="text" style:name="T23" style:display-name="T23" style:parent-style-name="CharStyle38">
      <style:text-properties fo:color="#000000"/>
    </style:style>
    <style:style style:family="text" style:name="T24" style:display-name="T24" style:parent-style-name="CharStyle40">
      <style:text-properties fo:color="#000000"/>
    </style:style>
    <style:style style:family="text" style:name="T25" style:display-name="T25" style:parent-style-name="CharStyle41">
      <style:text-properties fo:color="#000000"/>
    </style:style>
    <style:style style:family="text" style:name="T26" style:display-name="T26" style:parent-style-name="CharStyle42">
      <style:text-properties fo:color="#000000"/>
    </style:style>
    <style:style style:family="text" style:name="T27" style:display-name="T27" style:parent-style-name="CharStyle44">
      <style:text-properties fo:color="#000000"/>
    </style:style>
    <style:style style:family="text" style:name="T28" style:display-name="T28" style:parent-style-name="CharStyle45">
      <style:text-properties fo:color="#000000"/>
    </style:style>
    <style:style style:family="text" style:name="T29" style:display-name="T29" style:parent-style-name="CharStyle47">
      <style:text-properties fo:color="#000000"/>
    </style:style>
    <style:style style:family="text" style:name="T30" style:display-name="T30" style:parent-style-name="CharStyle48">
      <style:text-properties fo:color="#000000"/>
    </style:style>
    <style:style style:family="text" style:name="T31" style:display-name="T31" style:parent-style-name="CharStyle50">
      <style:text-properties fo:color="#000000"/>
    </style:style>
    <style:style style:family="text" style:name="T32" style:display-name="T32" style:parent-style-name="CharStyle52">
      <style:text-properties fo:color="#000000"/>
    </style:style>
    <style:style style:family="text" style:name="T33" style:display-name="T33" style:parent-style-name="CharStyle53">
      <style:text-properties fo:color="#000000"/>
    </style:style>
    <style:style style:family="text" style:name="T34" style:display-name="T34" style:parent-style-name="CharStyle55">
      <style:text-properties fo:color="#000000"/>
    </style:style>
    <style:style style:family="text" style:name="T35" style:display-name="T35" style:parent-style-name="CharStyle57">
      <style:text-properties fo:color="#000000"/>
    </style:style>
    <style:style style:family="text" style:name="T36" style:display-name="T36" style:parent-style-name="CharStyle59">
      <style:text-properties fo:color="#000000"/>
    </style:style>
    <style:style style:family="text" style:name="T37" style:display-name="T37" style:parent-style-name="CharStyle60">
      <style:text-properties fo:color="#000000"/>
    </style:style>
    <style:style style:family="text" style:name="T38" style:display-name="T38" style:parent-style-name="CharStyle61">
      <style:text-properties fo:color="#000000"/>
    </style:style>
    <style:style style:family="text" style:name="T39" style:display-name="T39" style:parent-style-name="CharStyle62">
      <style:text-properties fo:color="#000000"/>
    </style:style>
    <style:style style:family="text" style:name="T40" style:display-name="T40" style:parent-style-name="CharStyle63">
      <style:text-properties fo:color="#000000"/>
    </style:style>
    <style:style style:family="text" style:name="T42" style:display-name="T42" style:parent-style-name="CharStyle66">
      <style:text-properties fo:color="#000000"/>
    </style:style>
    <style:style style:family="text" style:name="T43" style:display-name="T43" style:parent-style-name="CharStyle68">
      <style:text-properties fo:color="#000000"/>
    </style:style>
    <style:style style:family="text" style:name="T44" style:display-name="T44" style:parent-style-name="CharStyle69">
      <style:text-properties fo:color="#000000"/>
    </style:style>
    <style:style style:family="text" style:name="T45" style:display-name="T45" style:parent-style-name="CharStyle71">
      <style:text-properties fo:color="#000000"/>
    </style:style>
    <style:style style:family="text" style:name="T46" style:display-name="T46" style:parent-style-name="CharStyle73">
      <style:text-properties fo:color="#000000"/>
    </style:style>
    <style:style style:family="text" style:name="T47" style:display-name="T47" style:parent-style-name="CharStyle75">
      <style:text-properties fo:color="#000000"/>
    </style:style>
    <style:style style:family="text" style:name="T50" style:display-name="T50" style:parent-style-name="CharStyle79">
      <style:text-properties fo:color="#000000"/>
    </style:style>
    <style:style style:family="text" style:name="T53" style:display-name="T53" style:parent-style-name="CharStyle82">
      <style:text-properties fo:color="#000000"/>
    </style:style>
    <style:style style:family="text" style:name="T54" style:display-name="T54" style:parent-style-name="CharStyle83">
      <style:text-properties fo:color="#000000"/>
    </style:style>
    <style:style style:family="text" style:name="T55" style:display-name="T55" style:parent-style-name="CharStyle84">
      <style:text-properties fo:color="#000000"/>
    </style:style>
    <style:style style:family="text" style:name="T56" style:display-name="T56" style:parent-style-name="CharStyle85">
      <style:text-properties fo:color="#000000"/>
    </style:style>
    <style:style style:family="text" style:name="T57" style:display-name="T57" style:parent-style-name="CharStyle86">
      <style:text-properties fo:color="#000000"/>
    </style:style>
    <style:style style:family="text" style:name="T58" style:display-name="T58" style:parent-style-name="CharStyle89">
      <style:text-properties fo:color="#000000"/>
    </style:style>
    <style:style style:family="text" style:name="T59" style:display-name="T59" style:parent-style-name="CharStyle88">
      <style:text-properties fo:color="#000000"/>
    </style:style>
    <style:style style:family="text" style:name="T60" style:display-name="T60" style:parent-style-name="CharStyle91">
      <style:text-properties fo:color="#000000"/>
    </style:style>
    <style:style style:family="text" style:name="T61" style:display-name="T61" style:parent-style-name="CharStyle93">
      <style:text-properties fo:color="#000000"/>
    </style:style>
    <style:style style:family="text" style:name="T62" style:display-name="T62" style:parent-style-name="CharStyle94">
      <style:text-properties fo:color="#000000"/>
    </style:style>
    <style:style style:family="text" style:name="T63" style:display-name="T63" style:parent-style-name="CharStyle97">
      <style:text-properties fo:color="#000000"/>
    </style:style>
    <style:style style:family="text" style:name="T64" style:display-name="T64" style:parent-style-name="CharStyle99">
      <style:text-properties fo:color="#000000"/>
    </style:style>
    <style:style style:family="text" style:name="T65" style:display-name="T65" style:parent-style-name="CharStyle101">
      <style:text-properties fo:color="#000000"/>
    </style:style>
    <style:style style:family="text" style:name="T66" style:display-name="T66" style:parent-style-name="CharStyle103">
      <style:text-properties fo:color="#000000"/>
    </style:style>
    <style:style style:family="text" style:name="T67" style:display-name="T67" style:parent-style-name="CharStyle105">
      <style:text-properties fo:color="#000000"/>
    </style:style>
    <style:style style:family="text" style:name="T68" style:display-name="T68" style:parent-style-name="CharStyle106">
      <style:text-properties fo:color="#000000"/>
    </style:style>
    <style:style style:family="text" style:name="T69" style:display-name="T69" style:parent-style-name="CharStyle107">
      <style:text-properties fo:color="#000000"/>
    </style:style>
    <style:style style:family="text" style:name="T70" style:display-name="T70" style:parent-style-name="CharStyle108">
      <style:text-properties fo:color="#000000"/>
    </style:style>
    <style:style style:family="text" style:name="T71" style:display-name="T71" style:parent-style-name="CharStyle109">
      <style:text-properties fo:color="#000000"/>
    </style:style>
    <style:style style:family="text" style:name="T72" style:display-name="T72" style:parent-style-name="CharStyle110">
      <style:text-properties fo:color="#000000"/>
    </style:style>
    <style:style style:family="text" style:name="T73" style:display-name="T73" style:parent-style-name="CharStyle111">
      <style:text-properties fo:color="#000000"/>
    </style:style>
    <style:style style:family="text" style:name="T74" style:display-name="T74" style:parent-style-name="CharStyle113">
      <style:text-properties fo:color="#000000"/>
    </style:style>
    <style:style style:family="text" style:name="T75" style:display-name="T75" style:parent-style-name="CharStyle115">
      <style:text-properties fo:color="#000000"/>
    </style:style>
    <style:style style:family="text" style:name="T76" style:display-name="T76" style:parent-style-name="CharStyle116">
      <style:text-properties fo:color="#000000"/>
    </style:style>
    <style:style style:family="text" style:name="T77" style:display-name="T77" style:parent-style-name="CharStyle117">
      <style:text-properties fo:color="#000000"/>
    </style:style>
    <style:style style:family="text" style:name="T78" style:display-name="T78" style:parent-style-name="CharStyle118">
      <style:text-properties fo:color="#000000"/>
    </style:style>
    <style:style style:family="text" style:name="T79" style:display-name="T79" style:parent-style-name="CharStyle119">
      <style:text-properties fo:color="#000000"/>
    </style:style>
    <style:style style:family="text" style:name="T80" style:display-name="T80" style:parent-style-name="CharStyle122">
      <style:text-properties fo:color="#000000"/>
    </style:style>
    <style:style style:family="text" style:name="T81" style:display-name="T81" style:parent-style-name="CharStyle121">
      <style:text-properties fo:color="#000000"/>
    </style:style>
    <style:style style:family="text" style:name="T85" style:display-name="T85" style:parent-style-name="CharStyle127">
      <style:text-properties fo:color="#000000"/>
    </style:style>
    <style:style style:family="text" style:name="T86" style:display-name="T86" style:parent-style-name="CharStyle129">
      <style:text-properties fo:color="#000000"/>
    </style:style>
    <style:style style:family="text" style:name="T87" style:display-name="T87" style:parent-style-name="CharStyle130">
      <style:text-properties fo:color="#000000"/>
    </style:style>
    <style:style style:family="text" style:name="T88" style:display-name="T88" style:parent-style-name="CharStyle133">
      <style:text-properties fo:color="#000000"/>
    </style:style>
    <style:style style:family="text" style:name="T89" style:display-name="T89" style:parent-style-name="CharStyle132">
      <style:text-properties fo:color="#000000"/>
    </style:style>
    <style:style style:family="text" style:name="T90" style:display-name="T90" style:parent-style-name="CharStyle134">
      <style:text-properties fo:color="#000000"/>
    </style:style>
    <style:style style:family="text" style:name="T91" style:display-name="T91" style:parent-style-name="CharStyle135">
      <style:text-properties fo:color="#000000"/>
    </style:style>
    <style:style style:family="text" style:name="T92" style:display-name="T92" style:parent-style-name="CharStyle137">
      <style:text-properties fo:color="#000000"/>
    </style:style>
    <style:style style:family="text" style:name="T93" style:display-name="T93" style:parent-style-name="CharStyle138">
      <style:text-properties fo:color="#000000"/>
    </style:style>
    <style:style style:family="text" style:name="T94" style:display-name="T94" style:parent-style-name="CharStyle140">
      <style:text-properties fo:color="#000000"/>
    </style:style>
    <style:style style:family="text" style:name="T95" style:display-name="T95" style:parent-style-name="CharStyle142">
      <style:text-properties fo:color="#000000"/>
    </style:style>
    <style:style style:family="text" style:name="T96" style:display-name="T96" style:parent-style-name="CharStyle144">
      <style:text-properties fo:color="#000000"/>
    </style:style>
    <style:style style:family="text" style:name="T97" style:display-name="T97" style:parent-style-name="CharStyle146">
      <style:text-properties fo:color="#000000"/>
    </style:style>
    <style:style style:family="text" style:name="T98" style:display-name="T98" style:parent-style-name="CharStyle96">
      <style:text-properties fo:color="#000000"/>
    </style:style>
    <style:style style:family="text" style:name="T99" style:display-name="T99" style:parent-style-name="CharStyle147">
      <style:text-properties fo:color="#000000"/>
    </style:style>
    <style:style style:family="text" style:name="T100" style:display-name="T100" style:parent-style-name="CharStyle149">
      <style:text-properties fo:color="#000000"/>
    </style:style>
    <style:style style:family="text" style:name="T101" style:display-name="T101" style:parent-style-name="CharStyle150">
      <style:text-properties fo:color="#000000"/>
    </style:style>
    <style:style style:family="text" style:name="T102" style:display-name="T102" style:parent-style-name="CharStyle152">
      <style:text-properties fo:color="#000000"/>
    </style:style>
    <style:style style:family="text" style:name="T103" style:display-name="T103" style:parent-style-name="CharStyle154">
      <style:text-properties fo:color="#000000"/>
    </style:style>
    <style:style style:family="text" style:name="T104" style:display-name="T104" style:parent-style-name="CharStyle155">
      <style:text-properties fo:color="#000000"/>
    </style:style>
    <style:style style:family="text" style:name="T105" style:display-name="T105" style:parent-style-name="CharStyle157">
      <style:text-properties fo:color="#000000"/>
    </style:style>
    <style:style style:family="text" style:name="T106" style:display-name="T106" style:parent-style-name="CharStyle158">
      <style:text-properties fo:color="#000000"/>
    </style:style>
    <style:style style:family="text" style:name="T107" style:display-name="T107" style:parent-style-name="CharStyle160">
      <style:text-properties fo:color="#000000"/>
    </style:style>
    <style:style style:family="text" style:name="T108" style:display-name="T108" style:parent-style-name="CharStyle161">
      <style:text-properties fo:color="#000000"/>
    </style:style>
    <style:style style:family="paragraph" style:name="P2">
      <style:paragraph-properties style:page-number="auto"/>
      <style:text-properties fo:font-size="1pt" style:font-size-asian="1pt" style:font-size-complex="1pt"/>
    </style:style>
    <style:style style:family="paragraph" style:name="P3">
      <style:paragraph-properties fo:line-height="0.635cm" style:page-number="auto"/>
      <style:text-properties/>
    </style:style>
    <style:style style:family="paragraph" style:name="P4">
      <style:paragraph-properties fo:line-height="0.635cm" style:page-number="auto"/>
      <style:text-properties/>
    </style:style>
    <style:style style:family="paragraph" style:name="P5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635cm" style:page-number="auto"/>
      <style:text-properties/>
    </style:style>
    <style:style style:family="paragraph" style:name="P28">
      <style:paragraph-properties fo:line-height="0.635cm" style:page-number="auto"/>
      <style:text-properties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1.019cm" style:page-number="auto"/>
      <style:text-properties/>
    </style:style>
    <style:style style:family="paragraph" style:name="P43">
      <style:paragraph-properties style:page-number="auto"/>
      <style:text-properties fo:font-size="1pt" style:font-size-asian="1pt" style:font-size-complex="1pt"/>
    </style:style>
    <style:style style:family="paragraph" style:name="P44">
      <style:paragraph-properties style:page-number="auto"/>
      <style:text-properties fo:font-size="1pt" style:font-size-asian="1pt" style:font-size-complex="1pt"/>
    </style:style>
    <style:style style:family="paragraph" style:name="P45">
      <style:paragraph-properties fo:line-height="0.635cm" style:page-number="auto"/>
      <style:text-properties/>
    </style:style>
    <style:style style:family="paragraph" style:name="P46">
      <style:paragraph-properties fo:line-height="0.635cm" style:page-number="auto"/>
      <style:text-properties/>
    </style:style>
    <style:style style:family="paragraph" style:name="P47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635cm" style:page-number="auto"/>
      <style:text-properties/>
    </style:style>
    <style:style style:family="paragraph" style:name="P84">
      <style:paragraph-properties fo:line-height="0.635cm" style:page-number="auto"/>
      <style:text-properties/>
    </style:style>
    <style:style style:family="paragraph" style:name="P85">
      <style:paragraph-properties fo:line-height="0.635cm" style:page-number="auto"/>
      <style:text-properties/>
    </style:style>
    <style:style style:family="paragraph" style:name="P86">
      <style:paragraph-properties fo:line-height="0.663cm" style:page-number="auto"/>
      <style:text-properties/>
    </style:style>
    <style:style style:family="paragraph" style:name="P87">
      <style:paragraph-properties style:page-number="auto"/>
      <style:text-properties fo:font-size="1pt" style:font-size-asian="1pt" style:font-size-complex="1pt"/>
    </style:style>
    <style:style style:family="paragraph" style:name="P88">
      <style:paragraph-properties style:page-number="auto"/>
      <style:text-properties fo:font-size="1pt" style:font-size-asian="1pt" style:font-size-complex="1pt"/>
    </style:style>
    <style:style style:family="paragraph" style:name="P89">
      <style:paragraph-properties style:page-number="auto"/>
      <style:text-properties fo:font-size="1pt" style:font-size-asian="1pt" style:font-size-complex="1pt"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0.635cm" style:page-number="auto"/>
      <style:text-properties/>
    </style:style>
    <style:style style:family="paragraph" style:name="P94">
      <style:paragraph-properties fo:line-height="0.635cm" style:page-number="auto"/>
      <style:text-properties/>
    </style:style>
    <style:style style:family="paragraph" style:name="P95">
      <style:paragraph-properties fo:line-height="0.635cm" style:page-number="auto"/>
      <style:text-properties/>
    </style:style>
    <style:style style:family="paragraph" style:name="P96">
      <style:paragraph-properties fo:line-height="0.635cm" style:page-number="auto"/>
      <style:text-properties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35cm" style:page-number="auto"/>
      <style:text-properties/>
    </style:style>
    <style:style style:family="paragraph" style:name="P107">
      <style:paragraph-properties fo:line-height="0.635cm" style:page-number="auto"/>
      <style:text-properties/>
    </style:style>
    <style:style style:family="paragraph" style:name="P108">
      <style:paragraph-properties fo:line-height="0.635cm" style:page-number="auto"/>
      <style:text-properties/>
    </style:style>
    <style:style style:family="paragraph" style:name="P109">
      <style:paragraph-properties fo:line-height="0.635cm" style:page-number="auto"/>
      <style:text-properties/>
    </style:style>
    <style:style style:family="paragraph" style:name="P110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0.635cm" style:page-number="auto"/>
      <style:text-properties/>
    </style:style>
    <style:style style:family="paragraph" style:name="P117">
      <style:paragraph-properties fo:line-height="0.635cm" style:page-number="auto"/>
      <style:text-properties/>
    </style:style>
    <style:style style:family="paragraph" style:name="P118">
      <style:paragraph-properties fo:line-height="0.635cm" style:page-number="auto"/>
      <style:text-properties/>
    </style:style>
    <style:style style:family="paragraph" style:name="P119">
      <style:paragraph-properties fo:line-height="0.635cm" style:page-number="auto"/>
      <style:text-properties/>
    </style:style>
    <style:style style:family="paragraph" style:name="P120">
      <style:paragraph-properties fo:line-height="0.635cm" style:page-number="auto"/>
      <style:text-properties/>
    </style:style>
    <style:style style:family="paragraph" style:name="P121">
      <style:paragraph-properties fo:line-height="0.635cm" style:page-number="auto"/>
      <style:text-properties/>
    </style:style>
    <style:style style:family="paragraph" style:name="P122">
      <style:paragraph-properties fo:line-height="0.635cm" style:page-number="auto"/>
      <style:text-properties/>
    </style:style>
    <style:style style:family="paragraph" style:name="P123">
      <style:paragraph-properties fo:line-height="0.635cm" style:page-number="auto"/>
      <style:text-properties/>
    </style:style>
    <style:style style:family="paragraph" style:name="P124">
      <style:paragraph-properties fo:line-height="0.635cm" style:page-number="auto"/>
      <style:text-properties/>
    </style:style>
    <style:style style:family="paragraph" style:name="P125">
      <style:paragraph-properties fo:line-height="0.635cm" style:page-number="auto"/>
      <style:text-properties/>
    </style:style>
    <style:style style:family="paragraph" style:name="P126">
      <style:paragraph-properties fo:line-height="0.635cm" style:page-number="auto"/>
      <style:text-properties/>
    </style:style>
    <style:style style:family="paragraph" style:name="P127">
      <style:paragraph-properties fo:line-height="0.635cm" style:page-number="auto"/>
      <style:text-properties/>
    </style:style>
    <style:style style:family="paragraph" style:name="P128">
      <style:paragraph-properties fo:line-height="0.635cm" style:page-number="auto"/>
      <style:text-properties/>
    </style:style>
    <style:style style:family="paragraph" style:name="P129">
      <style:paragraph-properties fo:line-height="0.635cm" style:page-number="auto"/>
      <style:text-properties/>
    </style:style>
    <style:style style:family="paragraph" style:name="P130">
      <style:paragraph-properties fo:line-height="0.635cm" style:page-number="auto"/>
      <style:text-properties/>
    </style:style>
    <style:style style:family="paragraph" style:name="P131">
      <style:paragraph-properties fo:line-height="0.697cm" style:page-number="auto"/>
      <style:text-properties/>
    </style:style>
    <style:style style:family="paragraph" style:name="P132">
      <style:paragraph-properties style:page-number="auto"/>
      <style:text-properties fo:font-size="1pt" style:font-size-asian="1pt" style:font-size-complex="1pt"/>
    </style:style>
    <style:style style:family="paragraph" style:name="P133">
      <style:paragraph-properties fo:line-height="0.635cm" style:page-number="auto"/>
      <style:text-properties/>
    </style:style>
    <style:style style:family="paragraph" style:name="P135">
      <style:paragraph-properties fo:line-height="0.635cm" style:page-number="auto"/>
      <style:text-properties/>
    </style:style>
    <style:style style:family="paragraph" style:name="P136">
      <style:paragraph-properties fo:line-height="0.635cm" style:page-number="auto"/>
      <style:text-properties/>
    </style:style>
    <style:style style:family="paragraph" style:name="P137">
      <style:paragraph-properties fo:line-height="0.635cm" style:page-number="auto"/>
      <style:text-properties/>
    </style:style>
    <style:style style:family="paragraph" style:name="P138">
      <style:paragraph-properties fo:line-height="0.635cm" style:page-number="auto"/>
      <style:text-properties/>
    </style:style>
    <style:style style:family="paragraph" style:name="P139">
      <style:paragraph-properties fo:line-height="0.635cm" style:page-number="auto"/>
      <style:text-properties/>
    </style:style>
    <style:style style:family="paragraph" style:name="P140">
      <style:paragraph-properties fo:line-height="0.635cm" style:page-number="auto"/>
      <style:text-properties/>
    </style:style>
    <style:style style:family="paragraph" style:name="P141">
      <style:paragraph-properties fo:line-height="0.635cm" style:page-number="auto"/>
      <style:text-properties/>
    </style:style>
    <style:style style:family="paragraph" style:name="P142">
      <style:paragraph-properties fo:line-height="0.635cm" style:page-number="auto"/>
      <style:text-properties/>
    </style:style>
    <style:style style:family="paragraph" style:name="P143">
      <style:paragraph-properties fo:line-height="0.635cm" style:page-number="auto"/>
      <style:text-properties/>
    </style:style>
    <style:style style:family="paragraph" style:name="P144">
      <style:paragraph-properties fo:line-height="0.635cm" style:page-number="auto"/>
      <style:text-properties/>
    </style:style>
    <style:style style:family="paragraph" style:name="P145">
      <style:paragraph-properties fo:line-height="0.635cm" style:page-number="auto"/>
      <style:text-properties/>
    </style:style>
    <style:style style:family="paragraph" style:name="P146">
      <style:paragraph-properties fo:line-height="0.635cm" style:page-number="auto"/>
      <style:text-properties/>
    </style:style>
    <style:style style:family="paragraph" style:name="P147">
      <style:paragraph-properties fo:line-height="0.635cm" style:page-number="auto"/>
      <style:text-properties/>
    </style:style>
    <style:style style:family="paragraph" style:name="P148">
      <style:paragraph-properties fo:line-height="0.635cm" style:page-number="auto"/>
      <style:text-properties/>
    </style:style>
    <style:style style:family="paragraph" style:name="P149">
      <style:paragraph-properties fo:line-height="0.635cm" style:page-number="auto"/>
      <style:text-properties/>
    </style:style>
    <style:style style:family="paragraph" style:name="P150">
      <style:paragraph-properties fo:line-height="0.635cm" style:page-number="auto"/>
      <style:text-properties/>
    </style:style>
    <style:style style:family="paragraph" style:name="P151">
      <style:paragraph-properties fo:line-height="0.635cm" style:page-number="auto"/>
      <style:text-properties/>
    </style:style>
    <style:style style:family="paragraph" style:name="P152">
      <style:paragraph-properties fo:line-height="0.635cm" style:page-number="auto"/>
      <style:text-properties/>
    </style:style>
    <style:style style:family="paragraph" style:name="P153">
      <style:paragraph-properties fo:line-height="0.635cm" style:page-number="auto"/>
      <style:text-properties/>
    </style:style>
    <style:style style:family="paragraph" style:name="P154">
      <style:paragraph-properties fo:line-height="0.635cm" style:page-number="auto"/>
      <style:text-properties/>
    </style:style>
    <style:style style:family="paragraph" style:name="P155">
      <style:paragraph-properties fo:line-height="0.635cm" style:page-number="auto"/>
      <style:text-properties/>
    </style:style>
    <style:style style:family="paragraph" style:name="P156">
      <style:paragraph-properties fo:line-height="0.635cm" style:page-number="auto"/>
      <style:text-properties/>
    </style:style>
    <style:style style:family="paragraph" style:name="P157">
      <style:paragraph-properties fo:line-height="0.635cm" style:page-number="auto"/>
      <style:text-properties/>
    </style:style>
    <style:style style:family="paragraph" style:name="P158">
      <style:paragraph-properties fo:line-height="0.635cm" style:page-number="auto"/>
      <style:text-properties/>
    </style:style>
    <style:style style:family="paragraph" style:name="P159">
      <style:paragraph-properties fo:line-height="0.635cm" style:page-number="auto"/>
      <style:text-properties/>
    </style:style>
    <style:style style:family="paragraph" style:name="P160">
      <style:paragraph-properties fo:line-height="0.635cm" style:page-number="auto"/>
      <style:text-properties/>
    </style:style>
    <style:style style:family="paragraph" style:name="P161">
      <style:paragraph-properties fo:line-height="0.635cm" style:page-number="auto"/>
      <style:text-properties/>
    </style:style>
    <style:style style:family="paragraph" style:name="P162">
      <style:paragraph-properties fo:line-height="0.635cm" style:page-number="auto"/>
      <style:text-properties/>
    </style:style>
    <style:style style:family="paragraph" style:name="P163">
      <style:paragraph-properties fo:line-height="0.635cm" style:page-number="auto"/>
      <style:text-properties/>
    </style:style>
    <style:style style:family="paragraph" style:name="P164">
      <style:paragraph-properties fo:line-height="0.635cm" style:page-number="auto"/>
      <style:text-properties/>
    </style:style>
    <style:style style:family="paragraph" style:name="P165">
      <style:paragraph-properties fo:line-height="0.635cm" style:page-number="auto"/>
      <style:text-properties/>
    </style:style>
    <style:style style:family="paragraph" style:name="P166">
      <style:paragraph-properties fo:line-height="0.635cm" style:page-number="auto"/>
      <style:text-properties/>
    </style:style>
    <style:style style:family="paragraph" style:name="P167">
      <style:paragraph-properties fo:line-height="0.635cm" style:page-number="auto"/>
      <style:text-properties/>
    </style:style>
    <style:style style:family="paragraph" style:name="P168">
      <style:paragraph-properties fo:line-height="0.635cm" style:page-number="auto"/>
      <style:text-properties/>
    </style:style>
    <style:style style:family="paragraph" style:name="P169">
      <style:paragraph-properties fo:line-height="0.635cm" style:page-number="auto"/>
      <style:text-properties/>
    </style:style>
    <style:style style:family="paragraph" style:name="P170">
      <style:paragraph-properties fo:line-height="0.800cm" style:page-number="auto"/>
      <style:text-properties/>
    </style:style>
    <style:style style:family="paragraph" style:name="P171">
      <style:paragraph-properties style:page-number="auto"/>
      <style:text-properties fo:font-size="1pt" style:font-size-asian="1pt" style:font-size-complex="1pt"/>
    </style:style>
    <style:style style:family="paragraph" style:name="P172">
      <style:paragraph-properties fo:line-height="0.635cm" style:page-number="auto"/>
      <style:text-properties/>
    </style:style>
    <style:style style:family="paragraph" style:name="P173">
      <style:paragraph-properties fo:line-height="0.635cm" style:page-number="auto"/>
      <style:text-properties/>
    </style:style>
    <style:style style:family="paragraph" style:name="P174">
      <style:paragraph-properties fo:line-height="0.635cm" style:page-number="auto"/>
      <style:text-properties/>
    </style:style>
    <style:style style:family="paragraph" style:name="P175">
      <style:paragraph-properties fo:line-height="0.635cm" style:page-number="auto"/>
      <style:text-properties/>
    </style:style>
    <style:style style:family="paragraph" style:name="P176">
      <style:paragraph-properties fo:line-height="0.635cm" style:page-number="auto"/>
      <style:text-properties/>
    </style:style>
    <style:style style:family="paragraph" style:name="P177">
      <style:paragraph-properties fo:line-height="0.635cm" style:page-number="auto"/>
      <style:text-properties/>
    </style:style>
    <style:style style:family="paragraph" style:name="P178">
      <style:paragraph-properties fo:line-height="0.635cm" style:page-number="auto"/>
      <style:text-properties/>
    </style:style>
    <style:style style:family="paragraph" style:name="P179">
      <style:paragraph-properties fo:line-height="0.635cm" style:page-number="auto"/>
      <style:text-properties/>
    </style:style>
    <style:style style:family="paragraph" style:name="P180">
      <style:paragraph-properties fo:line-height="0.635cm" style:page-number="auto"/>
      <style:text-properties/>
    </style:style>
    <style:style style:family="paragraph" style:name="P181">
      <style:paragraph-properties fo:line-height="0.635cm" style:page-number="auto"/>
      <style:text-properties/>
    </style:style>
    <style:style style:family="paragraph" style:name="P182">
      <style:paragraph-properties fo:line-height="0.635cm" style:page-number="auto"/>
      <style:text-properties/>
    </style:style>
    <style:style style:family="paragraph" style:name="P183">
      <style:paragraph-properties fo:line-height="0.635cm" style:page-number="auto"/>
      <style:text-properties/>
    </style:style>
    <style:style style:family="paragraph" style:name="P184">
      <style:paragraph-properties fo:line-height="0.635cm" style:page-number="auto"/>
      <style:text-properties/>
    </style:style>
    <style:style style:family="paragraph" style:name="P185">
      <style:paragraph-properties fo:line-height="0.635cm" style:page-number="auto"/>
      <style:text-properties/>
    </style:style>
    <style:style style:family="paragraph" style:name="P186">
      <style:paragraph-properties fo:line-height="0.635cm" style:page-number="auto"/>
      <style:text-properties/>
    </style:style>
    <style:style style:family="paragraph" style:name="P187">
      <style:paragraph-properties fo:line-height="0.635cm" style:page-number="auto"/>
      <style:text-properties/>
    </style:style>
    <style:style style:family="paragraph" style:name="P188">
      <style:paragraph-properties fo:line-height="0.635cm" style:page-number="auto"/>
      <style:text-properties/>
    </style:style>
    <style:style style:family="paragraph" style:name="P189">
      <style:paragraph-properties fo:line-height="0.635cm" style:page-number="auto"/>
      <style:text-properties/>
    </style:style>
    <style:style style:family="paragraph" style:name="P190">
      <style:paragraph-properties fo:line-height="0.635cm" style:page-number="auto"/>
      <style:text-properties/>
    </style:style>
    <style:style style:family="paragraph" style:name="P191">
      <style:paragraph-properties fo:line-height="0.635cm" style:page-number="auto"/>
      <style:text-properties/>
    </style:style>
    <style:style style:family="paragraph" style:name="P192">
      <style:paragraph-properties fo:line-height="0.635cm" style:page-number="auto"/>
      <style:text-properties/>
    </style:style>
    <style:style style:family="paragraph" style:name="P193">
      <style:paragraph-properties fo:line-height="0.635cm" style:page-number="auto"/>
      <style:text-properties/>
    </style:style>
    <style:style style:family="paragraph" style:name="P194">
      <style:paragraph-properties fo:line-height="0.635cm" style:page-number="auto"/>
      <style:text-properties/>
    </style:style>
    <style:style style:family="paragraph" style:name="P195">
      <style:paragraph-properties fo:line-height="0.635cm" style:page-number="auto"/>
      <style:text-properties/>
    </style:style>
    <style:style style:family="paragraph" style:name="P196">
      <style:paragraph-properties fo:line-height="0.635cm" style:page-number="auto"/>
      <style:text-properties/>
    </style:style>
    <style:style style:family="paragraph" style:name="P197">
      <style:paragraph-properties fo:line-height="0.635cm" style:page-number="auto"/>
      <style:text-properties/>
    </style:style>
    <style:style style:family="paragraph" style:name="P198">
      <style:paragraph-properties fo:line-height="0.635cm" style:page-number="auto"/>
      <style:text-properties/>
    </style:style>
    <style:style style:family="paragraph" style:name="P199">
      <style:paragraph-properties fo:line-height="0.635cm" style:page-number="auto"/>
      <style:text-properties/>
    </style:style>
    <style:style style:family="paragraph" style:name="P200">
      <style:paragraph-properties fo:line-height="0.635cm" style:page-number="auto"/>
      <style:text-properties/>
    </style:style>
    <style:style style:family="paragraph" style:name="P201">
      <style:paragraph-properties fo:line-height="0.635cm" style:page-number="auto"/>
      <style:text-properties/>
    </style:style>
    <style:style style:family="paragraph" style:name="P202">
      <style:paragraph-properties fo:line-height="0.635cm" style:page-number="auto"/>
      <style:text-properties/>
    </style:style>
    <style:style style:family="paragraph" style:name="P203">
      <style:paragraph-properties fo:line-height="0.635cm" style:page-number="auto"/>
      <style:text-properties/>
    </style:style>
    <style:style style:family="paragraph" style:name="P204">
      <style:paragraph-properties fo:line-height="0.635cm" style:page-number="auto"/>
      <style:text-properties/>
    </style:style>
    <style:style style:family="paragraph" style:name="P205">
      <style:paragraph-properties fo:line-height="0.635cm" style:page-number="auto"/>
      <style:text-properties/>
    </style:style>
    <style:style style:family="paragraph" style:name="P206">
      <style:paragraph-properties fo:line-height="0.635cm" style:page-number="auto"/>
      <style:text-properties/>
    </style:style>
    <style:style style:family="paragraph" style:name="P207">
      <style:paragraph-properties fo:line-height="0.635cm" style:page-number="auto"/>
      <style:text-properties/>
    </style:style>
    <style:style style:family="paragraph" style:name="P208">
      <style:paragraph-properties fo:line-height="0.635cm" style:page-number="auto"/>
      <style:text-properties/>
    </style:style>
    <style:style style:family="paragraph" style:name="P209">
      <style:paragraph-properties fo:line-height="0.635cm" style:page-number="auto"/>
      <style:text-properties/>
    </style:style>
    <style:style style:family="paragraph" style:name="P210">
      <style:paragraph-properties fo:line-height="0.635cm" style:page-number="auto"/>
      <style:text-properties/>
    </style:style>
    <style:style style:family="paragraph" style:name="P211">
      <style:paragraph-properties fo:line-height="0.635cm" style:page-number="auto"/>
      <style:text-properties/>
    </style:style>
    <style:style style:family="paragraph" style:name="P212">
      <style:paragraph-properties fo:line-height="0.635cm" style:page-number="auto"/>
      <style:text-properties/>
    </style:style>
    <style:style style:family="paragraph" style:name="P213">
      <style:paragraph-properties fo:line-height="0.672cm" style:page-number="auto"/>
      <style:text-properties/>
    </style:style>
    <style:style style:family="paragraph" style:name="P214">
      <style:paragraph-properties style:page-number="auto"/>
      <style:text-properties fo:font-size="1pt" style:font-size-asian="1pt" style:font-size-complex="1pt"/>
    </style:style>
    <style:style style:family="paragraph" style:name="P215">
      <style:paragraph-properties style:page-number="auto"/>
      <style:text-properties fo:font-size="1pt" style:font-size-asian="1pt" style:font-size-complex="1pt"/>
    </style:style>
    <style:style style:family="paragraph" style:name="P216">
      <style:paragraph-properties style:page-number="auto"/>
      <style:text-properties fo:font-size="1pt" style:font-size-asian="1pt" style:font-size-complex="1pt"/>
    </style:style>
    <style:style style:family="paragraph" style:name="P218">
      <style:paragraph-properties style:page-number="auto"/>
      <style:text-properties fo:font-size="1pt" style:font-size-asian="1pt" style:font-size-complex="1pt"/>
    </style:style>
    <style:style style:family="paragraph" style:name="P219">
      <style:paragraph-properties fo:line-height="0.635cm" style:page-number="auto"/>
      <style:text-properties/>
    </style:style>
    <style:style style:family="paragraph" style:name="P221">
      <style:paragraph-properties fo:line-height="0.635cm" style:page-number="auto"/>
      <style:text-properties/>
    </style:style>
    <style:style style:family="paragraph" style:name="P222">
      <style:paragraph-properties fo:line-height="0.635cm" style:page-number="auto"/>
      <style:text-properties/>
    </style:style>
    <style:style style:family="paragraph" style:name="P223">
      <style:paragraph-properties fo:line-height="0.635cm" style:page-number="auto"/>
      <style:text-properties/>
    </style:style>
    <style:style style:family="paragraph" style:name="P224">
      <style:paragraph-properties fo:line-height="0.635cm" style:page-number="auto"/>
      <style:text-properties/>
    </style:style>
    <style:style style:family="paragraph" style:name="P225">
      <style:paragraph-properties fo:line-height="0.635cm" style:page-number="auto"/>
      <style:text-properties/>
    </style:style>
    <style:style style:family="paragraph" style:name="P226">
      <style:paragraph-properties fo:line-height="0.635cm" style:page-number="auto"/>
      <style:text-properties/>
    </style:style>
    <style:style style:family="paragraph" style:name="P227">
      <style:paragraph-properties fo:line-height="0.635cm" style:page-number="auto"/>
      <style:text-properties/>
    </style:style>
    <style:style style:family="paragraph" style:name="P228">
      <style:paragraph-properties fo:line-height="0.635cm" style:page-number="auto"/>
      <style:text-properties/>
    </style:style>
    <style:style style:family="paragraph" style:name="P229">
      <style:paragraph-properties fo:line-height="0.635cm" style:page-number="auto"/>
      <style:text-properties/>
    </style:style>
    <style:style style:family="paragraph" style:name="P230">
      <style:paragraph-properties fo:line-height="0.635cm" style:page-number="auto"/>
      <style:text-properties/>
    </style:style>
    <style:style style:family="paragraph" style:name="P231">
      <style:paragraph-properties fo:line-height="0.635cm" style:page-number="auto"/>
      <style:text-properties/>
    </style:style>
    <style:style style:family="paragraph" style:name="P232">
      <style:paragraph-properties fo:line-height="0.635cm" style:page-number="auto"/>
      <style:text-properties/>
    </style:style>
    <style:style style:family="paragraph" style:name="P233">
      <style:paragraph-properties fo:line-height="0.635cm" style:page-number="auto"/>
      <style:text-properties/>
    </style:style>
    <style:style style:family="paragraph" style:name="P234">
      <style:paragraph-properties fo:line-height="0.635cm" style:page-number="auto"/>
      <style:text-properties/>
    </style:style>
    <style:style style:family="paragraph" style:name="P235">
      <style:paragraph-properties fo:line-height="0.635cm" style:page-number="auto"/>
      <style:text-properties/>
    </style:style>
    <style:style style:family="paragraph" style:name="P236">
      <style:paragraph-properties fo:line-height="0.635cm" style:page-number="auto"/>
      <style:text-properties/>
    </style:style>
    <style:style style:family="paragraph" style:name="P237">
      <style:paragraph-properties fo:line-height="0.635cm" style:page-number="auto"/>
      <style:text-properties/>
    </style:style>
    <style:style style:family="paragraph" style:name="P238">
      <style:paragraph-properties fo:line-height="0.635cm" style:page-number="auto"/>
      <style:text-properties/>
    </style:style>
    <style:style style:family="paragraph" style:name="P239">
      <style:paragraph-properties fo:line-height="0.635cm" style:page-number="auto"/>
      <style:text-properties/>
    </style:style>
    <style:style style:family="paragraph" style:name="P240">
      <style:paragraph-properties fo:line-height="0.635cm" style:page-number="auto"/>
      <style:text-properties/>
    </style:style>
    <style:style style:family="paragraph" style:name="P241">
      <style:paragraph-properties fo:line-height="0.635cm" style:page-number="auto"/>
      <style:text-properties/>
    </style:style>
    <style:style style:family="paragraph" style:name="P242">
      <style:paragraph-properties fo:line-height="0.635cm" style:page-number="auto"/>
      <style:text-properties/>
    </style:style>
    <style:style style:family="paragraph" style:name="P243">
      <style:paragraph-properties fo:line-height="0.635cm" style:page-number="auto"/>
      <style:text-properties/>
    </style:style>
    <style:style style:family="paragraph" style:name="P244">
      <style:paragraph-properties fo:line-height="0.635cm" style:page-number="auto"/>
      <style:text-properties/>
    </style:style>
    <style:style style:family="paragraph" style:name="P245">
      <style:paragraph-properties fo:line-height="0.635cm" style:page-number="auto"/>
      <style:text-properties/>
    </style:style>
    <style:style style:family="paragraph" style:name="P246">
      <style:paragraph-properties fo:line-height="0.635cm" style:page-number="auto"/>
      <style:text-properties/>
    </style:style>
    <style:style style:family="paragraph" style:name="P247">
      <style:paragraph-properties fo:line-height="0.635cm" style:page-number="auto"/>
      <style:text-properties/>
    </style:style>
    <style:style style:family="paragraph" style:name="P248">
      <style:paragraph-properties fo:line-height="0.635cm" style:page-number="auto"/>
      <style:text-properties/>
    </style:style>
    <style:style style:family="paragraph" style:name="P249">
      <style:paragraph-properties fo:line-height="0.635cm" style:page-number="auto"/>
      <style:text-properties/>
    </style:style>
    <style:style style:family="paragraph" style:name="P250">
      <style:paragraph-properties fo:line-height="0.635cm" style:page-number="auto"/>
      <style:text-properties/>
    </style:style>
    <style:style style:family="paragraph" style:name="P251">
      <style:paragraph-properties fo:line-height="0.635cm" style:page-number="auto"/>
      <style:text-properties/>
    </style:style>
    <style:style style:family="paragraph" style:name="P252">
      <style:paragraph-properties fo:line-height="0.635cm" style:page-number="auto"/>
      <style:text-properties/>
    </style:style>
    <style:style style:family="paragraph" style:name="P253">
      <style:paragraph-properties fo:line-height="0.635cm" style:page-number="auto"/>
      <style:text-properties/>
    </style:style>
    <style:style style:family="paragraph" style:name="P254">
      <style:paragraph-properties fo:line-height="0.635cm" style:page-number="auto"/>
      <style:text-properties/>
    </style:style>
    <style:style style:family="paragraph" style:name="P255">
      <style:paragraph-properties fo:line-height="0.635cm" style:page-number="auto"/>
      <style:text-properties/>
    </style:style>
    <style:style style:family="paragraph" style:name="P256">
      <style:paragraph-properties fo:line-height="0.635cm" style:page-number="auto"/>
      <style:text-properties/>
    </style:style>
    <style:style style:family="paragraph" style:name="P257">
      <style:paragraph-properties fo:line-height="0.635cm" style:page-number="auto"/>
      <style:text-properties/>
    </style:style>
    <style:style style:family="paragraph" style:name="P258">
      <style:paragraph-properties fo:line-height="0.635cm" style:page-number="auto"/>
      <style:text-properties/>
    </style:style>
    <style:style style:family="paragraph" style:name="P259">
      <style:paragraph-properties fo:line-height="0.851cm" style:page-number="auto"/>
      <style:text-properties/>
    </style:style>
    <style:style style:family="paragraph" style:name="P260">
      <style:paragraph-properties style:page-number="auto"/>
      <style:text-properties fo:font-size="1pt" style:font-size-asian="1pt" style:font-size-complex="1pt"/>
    </style:style>
    <style:style style:family="paragraph" style:name="P261">
      <style:paragraph-properties style:page-number="auto"/>
      <style:text-properties fo:font-size="1pt" style:font-size-asian="1pt" style:font-size-complex="1pt"/>
    </style:style>
    <style:style style:family="paragraph" style:name="P262">
      <style:paragraph-properties style:page-number="auto"/>
      <style:text-properties fo:font-size="1pt" style:font-size-asian="1pt" style:font-size-complex="1pt"/>
    </style:style>
    <style:style style:family="paragraph" style:name="P264">
      <style:paragraph-properties style:page-number="auto"/>
      <style:text-properties fo:font-size="1pt" style:font-size-asian="1pt" style:font-size-complex="1pt"/>
    </style:style>
    <style:style style:family="paragraph" style:name="P265">
      <style:paragraph-properties style:page-number="auto"/>
      <style:text-properties fo:font-size="1pt" style:font-size-asian="1pt" style:font-size-complex="1pt"/>
    </style:style>
    <style:style style:family="paragraph" style:name="P266">
      <style:paragraph-properties fo:line-height="0.635cm" style:page-number="auto"/>
      <style:text-properties/>
    </style:style>
    <style:style style:family="paragraph" style:name="P268">
      <style:paragraph-properties fo:line-height="0.635cm" style:page-number="auto"/>
      <style:text-properties/>
    </style:style>
    <style:style style:family="paragraph" style:name="P269">
      <style:paragraph-properties fo:line-height="0.635cm" style:page-number="auto"/>
      <style:text-properties/>
    </style:style>
    <style:style style:family="paragraph" style:name="P270">
      <style:paragraph-properties fo:line-height="0.635cm" style:page-number="auto"/>
      <style:text-properties/>
    </style:style>
    <style:style style:family="paragraph" style:name="P271">
      <style:paragraph-properties fo:line-height="0.635cm" style:page-number="auto"/>
      <style:text-properties/>
    </style:style>
    <style:style style:family="paragraph" style:name="P272">
      <style:paragraph-properties fo:line-height="0.635cm" style:page-number="auto"/>
      <style:text-properties/>
    </style:style>
    <style:style style:family="paragraph" style:name="P273">
      <style:paragraph-properties fo:line-height="0.635cm" style:page-number="auto"/>
      <style:text-properties/>
    </style:style>
    <style:style style:family="paragraph" style:name="P274">
      <style:paragraph-properties fo:line-height="0.635cm" style:page-number="auto"/>
      <style:text-properties/>
    </style:style>
    <style:style style:family="paragraph" style:name="P275">
      <style:paragraph-properties fo:line-height="0.635cm" style:page-number="auto"/>
      <style:text-properties/>
    </style:style>
    <style:style style:family="paragraph" style:name="P276">
      <style:paragraph-properties fo:line-height="0.635cm" style:page-number="auto"/>
      <style:text-properties/>
    </style:style>
    <style:style style:family="paragraph" style:name="P277">
      <style:paragraph-properties fo:line-height="0.635cm" style:page-number="auto"/>
      <style:text-properties/>
    </style:style>
    <style:style style:family="paragraph" style:name="P278">
      <style:paragraph-properties fo:line-height="0.635cm" style:page-number="auto"/>
      <style:text-properties/>
    </style:style>
    <style:style style:family="paragraph" style:name="P279">
      <style:paragraph-properties fo:line-height="0.635cm" style:page-number="auto"/>
      <style:text-properties/>
    </style:style>
    <style:style style:family="paragraph" style:name="P280">
      <style:paragraph-properties fo:line-height="0.635cm" style:page-number="auto"/>
      <style:text-properties/>
    </style:style>
    <style:style style:family="paragraph" style:name="P281">
      <style:paragraph-properties fo:line-height="0.635cm" style:page-number="auto"/>
      <style:text-properties/>
    </style:style>
    <style:style style:family="paragraph" style:name="P282">
      <style:paragraph-properties fo:line-height="0.635cm" style:page-number="auto"/>
      <style:text-properties/>
    </style:style>
    <style:style style:family="paragraph" style:name="P283">
      <style:paragraph-properties fo:line-height="0.635cm" style:page-number="auto"/>
      <style:text-properties/>
    </style:style>
    <style:style style:family="paragraph" style:name="P284">
      <style:paragraph-properties fo:line-height="0.635cm" style:page-number="auto"/>
      <style:text-properties/>
    </style:style>
    <style:style style:family="paragraph" style:name="P285">
      <style:paragraph-properties fo:line-height="0.635cm" style:page-number="auto"/>
      <style:text-properties/>
    </style:style>
    <style:style style:family="paragraph" style:name="P286">
      <style:paragraph-properties fo:line-height="0.635cm" style:page-number="auto"/>
      <style:text-properties/>
    </style:style>
    <style:style style:family="paragraph" style:name="P287">
      <style:paragraph-properties fo:line-height="0.635cm" style:page-number="auto"/>
      <style:text-properties/>
    </style:style>
    <style:style style:family="paragraph" style:name="P288">
      <style:paragraph-properties fo:line-height="0.635cm" style:page-number="auto"/>
      <style:text-properties/>
    </style:style>
    <style:style style:family="paragraph" style:name="P289">
      <style:paragraph-properties fo:line-height="0.635cm" style:page-number="auto"/>
      <style:text-properties/>
    </style:style>
    <style:style style:family="paragraph" style:name="P290">
      <style:paragraph-properties fo:line-height="0.635cm" style:page-number="auto"/>
      <style:text-properties/>
    </style:style>
    <style:style style:family="paragraph" style:name="P291">
      <style:paragraph-properties fo:line-height="0.635cm" style:page-number="auto"/>
      <style:text-properties/>
    </style:style>
    <style:style style:family="paragraph" style:name="P292">
      <style:paragraph-properties fo:line-height="0.635cm" style:page-number="auto"/>
      <style:text-properties/>
    </style:style>
    <style:style style:family="paragraph" style:name="P293">
      <style:paragraph-properties fo:line-height="0.635cm" style:page-number="auto"/>
      <style:text-properties/>
    </style:style>
    <style:style style:family="paragraph" style:name="P294">
      <style:paragraph-properties fo:line-height="0.635cm" style:page-number="auto"/>
      <style:text-properties/>
    </style:style>
    <style:style style:family="paragraph" style:name="P295">
      <style:paragraph-properties fo:line-height="0.635cm" style:page-number="auto"/>
      <style:text-properties/>
    </style:style>
    <style:style style:family="paragraph" style:name="P296">
      <style:paragraph-properties fo:line-height="0.635cm" style:page-number="auto"/>
      <style:text-properties/>
    </style:style>
    <style:style style:family="paragraph" style:name="P297">
      <style:paragraph-properties fo:line-height="0.635cm" style:page-number="auto"/>
      <style:text-properties/>
    </style:style>
    <style:style style:family="paragraph" style:name="P298">
      <style:paragraph-properties fo:line-height="0.635cm" style:page-number="auto"/>
      <style:text-properties/>
    </style:style>
    <style:style style:family="paragraph" style:name="P299">
      <style:paragraph-properties fo:line-height="0.635cm" style:page-number="auto"/>
      <style:text-properties/>
    </style:style>
    <style:style style:family="paragraph" style:name="P300">
      <style:paragraph-properties fo:line-height="0.635cm" style:page-number="auto"/>
      <style:text-properties/>
    </style:style>
    <style:style style:family="paragraph" style:name="P301">
      <style:paragraph-properties fo:line-height="0.635cm" style:page-number="auto"/>
      <style:text-properties/>
    </style:style>
    <style:style style:family="paragraph" style:name="P302">
      <style:paragraph-properties fo:line-height="0.635cm" style:page-number="auto"/>
      <style:text-properties/>
    </style:style>
    <style:style style:family="paragraph" style:name="P303">
      <style:paragraph-properties fo:line-height="0.635cm" style:page-number="auto"/>
      <style:text-properties/>
    </style:style>
    <style:style style:family="paragraph" style:name="P304">
      <style:paragraph-properties fo:line-height="0.635cm" style:page-number="auto"/>
      <style:text-properties/>
    </style:style>
    <style:style style:family="paragraph" style:name="P305">
      <style:paragraph-properties fo:line-height="0.635cm" style:page-number="auto"/>
      <style:text-properties/>
    </style:style>
    <style:style style:family="paragraph" style:name="P306">
      <style:paragraph-properties fo:line-height="0.851cm" style:page-number="auto"/>
      <style:text-properties/>
    </style:style>
    <style:style style:family="paragraph" style:name="P307">
      <style:paragraph-properties style:page-number="auto"/>
      <style:text-properties fo:font-size="1pt" style:font-size-asian="1pt" style:font-size-complex="1pt"/>
    </style:style>
    <style:style style:family="paragraph" style:name="P309">
      <style:paragraph-properties style:page-number="auto"/>
      <style:text-properties fo:font-size="1pt" style:font-size-asian="1pt" style:font-size-complex="1pt"/>
    </style:style>
    <style:style style:family="paragraph" style:name="P310">
      <style:paragraph-properties fo:line-height="0.635cm" style:page-number="auto"/>
      <style:text-properties/>
    </style:style>
    <style:style style:family="paragraph" style:name="P311">
      <style:paragraph-properties fo:line-height="0.635cm" style:page-number="auto"/>
      <style:text-properties/>
    </style:style>
    <style:style style:family="paragraph" style:name="P312">
      <style:paragraph-properties fo:line-height="0.635cm" style:page-number="auto"/>
      <style:text-properties/>
    </style:style>
    <style:style style:family="paragraph" style:name="P313">
      <style:paragraph-properties fo:line-height="0.635cm" style:page-number="auto"/>
      <style:text-properties/>
    </style:style>
    <style:style style:family="paragraph" style:name="P314">
      <style:paragraph-properties fo:line-height="0.635cm" style:page-number="auto"/>
      <style:text-properties/>
    </style:style>
    <style:style style:family="paragraph" style:name="P315">
      <style:paragraph-properties fo:line-height="0.635cm" style:page-number="auto"/>
      <style:text-properties/>
    </style:style>
    <style:style style:family="paragraph" style:name="P316">
      <style:paragraph-properties fo:line-height="0.635cm" style:page-number="auto"/>
      <style:text-properties/>
    </style:style>
    <style:style style:family="paragraph" style:name="P317">
      <style:paragraph-properties fo:line-height="0.635cm" style:page-number="auto"/>
      <style:text-properties/>
    </style:style>
    <style:style style:family="paragraph" style:name="P318">
      <style:paragraph-properties fo:line-height="0.635cm" style:page-number="auto"/>
      <style:text-properties/>
    </style:style>
    <style:style style:family="paragraph" style:name="P319">
      <style:paragraph-properties fo:line-height="0.635cm" style:page-number="auto"/>
      <style:text-properties/>
    </style:style>
    <style:style style:family="paragraph" style:name="P320">
      <style:paragraph-properties fo:line-height="0.635cm" style:page-number="auto"/>
      <style:text-properties/>
    </style:style>
    <style:style style:family="paragraph" style:name="P321">
      <style:paragraph-properties fo:line-height="0.635cm" style:page-number="auto"/>
      <style:text-properties/>
    </style:style>
    <style:style style:family="paragraph" style:name="P322">
      <style:paragraph-properties fo:line-height="0.635cm" style:page-number="auto"/>
      <style:text-properties/>
    </style:style>
    <style:style style:family="paragraph" style:name="P323">
      <style:paragraph-properties fo:line-height="0.635cm" style:page-number="auto"/>
      <style:text-properties/>
    </style:style>
    <style:style style:family="paragraph" style:name="P324">
      <style:paragraph-properties fo:line-height="0.635cm" style:page-number="auto"/>
      <style:text-properties/>
    </style:style>
    <style:style style:family="paragraph" style:name="P325">
      <style:paragraph-properties fo:line-height="0.635cm" style:page-number="auto"/>
      <style:text-properties/>
    </style:style>
    <style:style style:family="paragraph" style:name="P326">
      <style:paragraph-properties fo:line-height="0.635cm" style:page-number="auto"/>
      <style:text-properties/>
    </style:style>
    <style:style style:family="paragraph" style:name="P327">
      <style:paragraph-properties fo:line-height="0.635cm" style:page-number="auto"/>
      <style:text-properties/>
    </style:style>
    <style:style style:family="paragraph" style:name="P328">
      <style:paragraph-properties fo:line-height="0.635cm" style:page-number="auto"/>
      <style:text-properties/>
    </style:style>
    <style:style style:family="paragraph" style:name="P329">
      <style:paragraph-properties fo:line-height="0.635cm" style:page-number="auto"/>
      <style:text-properties/>
    </style:style>
    <style:style style:family="paragraph" style:name="P330">
      <style:paragraph-properties fo:line-height="0.635cm" style:page-number="auto"/>
      <style:text-properties/>
    </style:style>
    <style:style style:family="paragraph" style:name="P331">
      <style:paragraph-properties fo:line-height="0.635cm" style:page-number="auto"/>
      <style:text-properties/>
    </style:style>
    <style:style style:family="paragraph" style:name="P332">
      <style:paragraph-properties fo:line-height="0.635cm" style:page-number="auto"/>
      <style:text-properties/>
    </style:style>
    <style:style style:family="paragraph" style:name="P333">
      <style:paragraph-properties fo:line-height="0.635cm" style:page-number="auto"/>
      <style:text-properties/>
    </style:style>
    <style:style style:family="paragraph" style:name="P334">
      <style:paragraph-properties fo:line-height="0.635cm" style:page-number="auto"/>
      <style:text-properties/>
    </style:style>
    <style:style style:family="paragraph" style:name="P335">
      <style:paragraph-properties fo:line-height="0.635cm" style:page-number="auto"/>
      <style:text-properties/>
    </style:style>
    <style:style style:family="paragraph" style:name="P336">
      <style:paragraph-properties fo:line-height="0.635cm" style:page-number="auto"/>
      <style:text-properties/>
    </style:style>
    <style:style style:family="paragraph" style:name="P337">
      <style:paragraph-properties fo:line-height="0.635cm" style:page-number="auto"/>
      <style:text-properties/>
    </style:style>
    <style:style style:family="paragraph" style:name="P338">
      <style:paragraph-properties fo:line-height="0.635cm" style:page-number="auto"/>
      <style:text-properties/>
    </style:style>
    <style:style style:family="paragraph" style:name="P339">
      <style:paragraph-properties fo:line-height="0.635cm" style:page-number="auto"/>
      <style:text-properties/>
    </style:style>
    <style:style style:family="paragraph" style:name="P340">
      <style:paragraph-properties fo:line-height="0.635cm" style:page-number="auto"/>
      <style:text-properties/>
    </style:style>
    <style:style style:family="paragraph" style:name="P341">
      <style:paragraph-properties fo:line-height="0.635cm" style:page-number="auto"/>
      <style:text-properties/>
    </style:style>
    <style:style style:family="paragraph" style:name="P342">
      <style:paragraph-properties fo:line-height="0.635cm" style:page-number="auto"/>
      <style:text-properties/>
    </style:style>
    <style:style style:family="paragraph" style:name="P343">
      <style:paragraph-properties fo:line-height="0.635cm" style:page-number="auto"/>
      <style:text-properties/>
    </style:style>
    <style:style style:family="paragraph" style:name="P344">
      <style:paragraph-properties fo:line-height="0.635cm" style:page-number="auto"/>
      <style:text-properties/>
    </style:style>
    <style:style style:family="paragraph" style:name="P345">
      <style:paragraph-properties fo:line-height="0.635cm" style:page-number="auto"/>
      <style:text-properties/>
    </style:style>
    <style:style style:family="paragraph" style:name="P346">
      <style:paragraph-properties fo:line-height="0.635cm" style:page-number="auto"/>
      <style:text-properties/>
    </style:style>
    <style:style style:family="paragraph" style:name="P347">
      <style:paragraph-properties fo:line-height="0.635cm" style:page-number="auto"/>
      <style:text-properties/>
    </style:style>
    <style:style style:family="paragraph" style:name="P348">
      <style:paragraph-properties fo:line-height="0.635cm" style:page-number="auto"/>
      <style:text-properties/>
    </style:style>
    <style:style style:family="paragraph" style:name="P349">
      <style:paragraph-properties fo:line-height="0.635cm" style:page-number="auto"/>
      <style:text-properties/>
    </style:style>
    <style:style style:family="paragraph" style:name="P350">
      <style:paragraph-properties fo:line-height="0.635cm" style:page-number="auto"/>
      <style:text-properties/>
    </style:style>
    <style:style style:family="paragraph" style:name="P351">
      <style:paragraph-properties fo:line-height="0.663cm" style:page-number="auto"/>
      <style:text-properties/>
    </style:style>
    <style:style style:family="paragraph" style:name="P352">
      <style:paragraph-properties style:page-number="auto"/>
      <style:text-properties fo:font-size="1pt" style:font-size-asian="1pt" style:font-size-complex="1pt"/>
    </style:style>
    <style:style style:family="paragraph" style:name="P353">
      <style:paragraph-properties fo:line-height="0.968cm" style:page-number="auto"/>
      <style:text-properties/>
    </style:style>
    <style:style style:family="paragraph" style:name="P354">
      <style:paragraph-properties style:page-number="auto"/>
      <style:text-properties fo:font-size="1pt" style:font-size-asian="1pt" style:font-size-complex="1pt"/>
    </style:style>
    <style:style style:family="paragraph" style:name="P355">
      <style:paragraph-properties style:page-number="auto"/>
      <style:text-properties fo:font-size="1pt" style:font-size-asian="1pt" style:font-size-complex="1pt"/>
    </style:style>
    <style:style style:family="paragraph" style:name="P357">
      <style:paragraph-properties style:page-number="auto"/>
      <style:text-properties fo:font-size="1pt" style:font-size-asian="1pt" style:font-size-complex="1pt"/>
    </style:style>
    <style:style style:family="paragraph" style:name="P358">
      <style:paragraph-properties style:page-number="auto"/>
      <style:text-properties fo:font-size="1pt" style:font-size-asian="1pt" style:font-size-complex="1pt"/>
    </style:style>
    <style:style style:family="paragraph" style:name="P359">
      <style:paragraph-properties style:page-number="auto"/>
      <style:text-properties fo:font-size="1pt" style:font-size-asian="1pt" style:font-size-complex="1pt"/>
    </style:style>
    <style:style style:family="paragraph" style:name="P361">
      <style:paragraph-properties style:page-number="auto"/>
      <style:text-properties fo:font-size="1pt" style:font-size-asian="1pt" style:font-size-complex="1pt"/>
    </style:style>
    <style:style style:family="paragraph" style:name="P363">
      <style:paragraph-properties style:page-number="auto"/>
      <style:text-properties fo:font-size="1pt" style:font-size-asian="1pt" style:font-size-complex="1pt"/>
    </style:style>
    <style:style style:family="paragraph" style:name="P364">
      <style:paragraph-properties fo:line-height="0.635cm" style:page-number="auto"/>
      <style:text-properties/>
    </style:style>
    <style:style style:family="paragraph" style:name="P365">
      <style:paragraph-properties fo:line-height="0.635cm" style:page-number="auto"/>
      <style:text-properties/>
    </style:style>
    <style:style style:family="paragraph" style:name="P366">
      <style:paragraph-properties fo:line-height="0.635cm" style:page-number="auto"/>
      <style:text-properties/>
    </style:style>
    <style:style style:family="paragraph" style:name="P367">
      <style:paragraph-properties fo:line-height="0.635cm" style:page-number="auto"/>
      <style:text-properties/>
    </style:style>
    <style:style style:family="paragraph" style:name="P368">
      <style:paragraph-properties fo:line-height="0.635cm" style:page-number="auto"/>
      <style:text-properties/>
    </style:style>
    <style:style style:family="paragraph" style:name="P369">
      <style:paragraph-properties fo:line-height="0.635cm" style:page-number="auto"/>
      <style:text-properties/>
    </style:style>
    <style:style style:family="paragraph" style:name="P370">
      <style:paragraph-properties fo:line-height="0.635cm" style:page-number="auto"/>
      <style:text-properties/>
    </style:style>
    <style:style style:family="paragraph" style:name="P371">
      <style:paragraph-properties fo:line-height="0.635cm" style:page-number="auto"/>
      <style:text-properties/>
    </style:style>
    <style:style style:family="paragraph" style:name="P372">
      <style:paragraph-properties fo:line-height="0.635cm" style:page-number="auto"/>
      <style:text-properties/>
    </style:style>
    <style:style style:family="paragraph" style:name="P373">
      <style:paragraph-properties fo:line-height="0.635cm" style:page-number="auto"/>
      <style:text-properties/>
    </style:style>
    <style:style style:family="paragraph" style:name="P374">
      <style:paragraph-properties fo:line-height="0.635cm" style:page-number="auto"/>
      <style:text-properties/>
    </style:style>
    <style:style style:family="paragraph" style:name="P375">
      <style:paragraph-properties fo:line-height="0.635cm" style:page-number="auto"/>
      <style:text-properties/>
    </style:style>
    <style:style style:family="paragraph" style:name="P376">
      <style:paragraph-properties fo:line-height="0.635cm" style:page-number="auto"/>
      <style:text-properties/>
    </style:style>
    <style:style style:family="paragraph" style:name="P377">
      <style:paragraph-properties fo:line-height="0.635cm" style:page-number="auto"/>
      <style:text-properties/>
    </style:style>
    <style:style style:family="paragraph" style:name="P378">
      <style:paragraph-properties fo:line-height="0.635cm" style:page-number="auto"/>
      <style:text-properties/>
    </style:style>
    <style:style style:family="paragraph" style:name="P379">
      <style:paragraph-properties fo:line-height="0.635cm" style:page-number="auto"/>
      <style:text-properties/>
    </style:style>
    <style:style style:family="paragraph" style:name="P380">
      <style:paragraph-properties fo:line-height="0.635cm" style:page-number="auto"/>
      <style:text-properties/>
    </style:style>
    <style:style style:family="paragraph" style:name="P381">
      <style:paragraph-properties fo:line-height="0.635cm" style:page-number="auto"/>
      <style:text-properties/>
    </style:style>
    <style:style style:family="paragraph" style:name="P382">
      <style:paragraph-properties fo:line-height="0.635cm" style:page-number="auto"/>
      <style:text-properties/>
    </style:style>
    <style:style style:family="paragraph" style:name="P383">
      <style:paragraph-properties fo:line-height="0.635cm" style:page-number="auto"/>
      <style:text-properties/>
    </style:style>
    <style:style style:family="paragraph" style:name="P384">
      <style:paragraph-properties fo:line-height="0.635cm" style:page-number="auto"/>
      <style:text-properties/>
    </style:style>
    <style:style style:family="paragraph" style:name="P385">
      <style:paragraph-properties fo:line-height="0.635cm" style:page-number="auto"/>
      <style:text-properties/>
    </style:style>
    <style:style style:family="paragraph" style:name="P386">
      <style:paragraph-properties fo:line-height="0.635cm" style:page-number="auto"/>
      <style:text-properties/>
    </style:style>
    <style:style style:family="paragraph" style:name="P387">
      <style:paragraph-properties fo:line-height="0.635cm" style:page-number="auto"/>
      <style:text-properties/>
    </style:style>
    <style:style style:family="paragraph" style:name="P388">
      <style:paragraph-properties fo:line-height="0.635cm" style:page-number="auto"/>
      <style:text-properties/>
    </style:style>
    <style:style style:family="paragraph" style:name="P389">
      <style:paragraph-properties fo:line-height="0.635cm" style:page-number="auto"/>
      <style:text-properties/>
    </style:style>
    <style:style style:family="paragraph" style:name="P390">
      <style:paragraph-properties fo:line-height="0.635cm" style:page-number="auto"/>
      <style:text-properties/>
    </style:style>
    <style:style style:family="paragraph" style:name="P391">
      <style:paragraph-properties fo:line-height="0.635cm" style:page-number="auto"/>
      <style:text-properties/>
    </style:style>
    <style:style style:family="paragraph" style:name="P392">
      <style:paragraph-properties fo:line-height="0.635cm" style:page-number="auto"/>
      <style:text-properties/>
    </style:style>
    <style:style style:family="paragraph" style:name="P393">
      <style:paragraph-properties fo:line-height="0.635cm" style:page-number="auto"/>
      <style:text-properties/>
    </style:style>
    <style:style style:family="paragraph" style:name="P394">
      <style:paragraph-properties fo:line-height="0.635cm" style:page-number="auto"/>
      <style:text-properties/>
    </style:style>
    <style:style style:family="paragraph" style:name="P395">
      <style:paragraph-properties fo:line-height="0.635cm" style:page-number="auto"/>
      <style:text-properties/>
    </style:style>
    <style:style style:family="paragraph" style:name="P396">
      <style:paragraph-properties fo:line-height="0.635cm" style:page-number="auto"/>
      <style:text-properties/>
    </style:style>
    <style:style style:family="paragraph" style:name="P397">
      <style:paragraph-properties fo:line-height="0.635cm" style:page-number="auto"/>
      <style:text-properties/>
    </style:style>
    <style:style style:family="paragraph" style:name="P398">
      <style:paragraph-properties fo:line-height="0.635cm" style:page-number="auto"/>
      <style:text-properties/>
    </style:style>
    <style:style style:family="paragraph" style:name="P399">
      <style:paragraph-properties fo:line-height="0.635cm" style:page-number="auto"/>
      <style:text-properties/>
    </style:style>
    <style:style style:family="paragraph" style:name="P400">
      <style:paragraph-properties fo:line-height="0.635cm" style:page-number="auto"/>
      <style:text-properties/>
    </style:style>
    <style:style style:family="paragraph" style:name="P401">
      <style:paragraph-properties fo:line-height="0.635cm" style:page-number="auto"/>
      <style:text-properties/>
    </style:style>
    <style:style style:family="paragraph" style:name="P402">
      <style:paragraph-properties fo:line-height="0.635cm" style:page-number="auto"/>
      <style:text-properties/>
    </style:style>
    <style:style style:family="paragraph" style:name="P403">
      <style:paragraph-properties fo:line-height="0.635cm" style:page-number="auto"/>
      <style:text-properties/>
    </style:style>
    <style:style style:family="paragraph" style:name="P404">
      <style:paragraph-properties fo:line-height="0.635cm" style:page-number="auto"/>
      <style:text-properties/>
    </style:style>
    <style:style style:family="paragraph" style:name="P405">
      <style:paragraph-properties fo:line-height="0.663cm" style:page-number="auto"/>
      <style:text-properties/>
    </style:style>
    <style:style style:family="paragraph" style:name="P406">
      <style:paragraph-properties style:page-number="auto"/>
      <style:text-properties fo:font-size="1pt" style:font-size-asian="1pt" style:font-size-complex="1pt"/>
    </style:style>
    <style:style style:family="paragraph" style:name="P407">
      <style:paragraph-properties style:page-number="auto"/>
      <style:text-properties fo:font-size="1pt" style:font-size-asian="1pt" style:font-size-complex="1pt"/>
    </style:style>
    <style:style style:family="paragraph" style:name="P408">
      <style:paragraph-properties fo:line-height="0.635cm" style:page-number="auto"/>
      <style:text-properties/>
    </style:style>
    <style:style style:family="paragraph" style:name="P410">
      <style:paragraph-properties fo:line-height="0.635cm" style:page-number="auto"/>
      <style:text-properties/>
    </style:style>
    <style:style style:family="paragraph" style:name="P411">
      <style:paragraph-properties fo:line-height="0.635cm" style:page-number="auto"/>
      <style:text-properties/>
    </style:style>
    <style:style style:family="paragraph" style:name="P412">
      <style:paragraph-properties fo:line-height="0.635cm" style:page-number="auto"/>
      <style:text-properties/>
    </style:style>
    <style:style style:family="paragraph" style:name="P413">
      <style:paragraph-properties fo:line-height="0.635cm" style:page-number="auto"/>
      <style:text-properties/>
    </style:style>
    <style:style style:family="paragraph" style:name="P414">
      <style:paragraph-properties fo:line-height="0.635cm" style:page-number="auto"/>
      <style:text-properties/>
    </style:style>
    <style:style style:family="paragraph" style:name="P415">
      <style:paragraph-properties fo:line-height="0.635cm" style:page-number="auto"/>
      <style:text-properties/>
    </style:style>
    <style:style style:family="paragraph" style:name="P416">
      <style:paragraph-properties fo:line-height="0.635cm" style:page-number="auto"/>
      <style:text-properties/>
    </style:style>
    <style:style style:family="paragraph" style:name="P417">
      <style:paragraph-properties fo:line-height="0.635cm" style:page-number="auto"/>
      <style:text-properties/>
    </style:style>
    <style:style style:family="paragraph" style:name="P418">
      <style:paragraph-properties fo:line-height="0.635cm" style:page-number="auto"/>
      <style:text-properties/>
    </style:style>
    <style:style style:family="paragraph" style:name="P419">
      <style:paragraph-properties fo:line-height="0.635cm" style:page-number="auto"/>
      <style:text-properties/>
    </style:style>
    <style:style style:family="paragraph" style:name="P420">
      <style:paragraph-properties fo:line-height="0.635cm" style:page-number="auto"/>
      <style:text-properties/>
    </style:style>
    <style:style style:family="paragraph" style:name="P421">
      <style:paragraph-properties fo:line-height="0.635cm" style:page-number="auto"/>
      <style:text-properties/>
    </style:style>
    <style:style style:family="paragraph" style:name="P422">
      <style:paragraph-properties fo:line-height="0.635cm" style:page-number="auto"/>
      <style:text-properties/>
    </style:style>
    <style:style style:family="paragraph" style:name="P423">
      <style:paragraph-properties fo:line-height="0.635cm" style:page-number="auto"/>
      <style:text-properties/>
    </style:style>
    <style:style style:family="paragraph" style:name="P424">
      <style:paragraph-properties fo:line-height="0.635cm" style:page-number="auto"/>
      <style:text-properties/>
    </style:style>
    <style:style style:family="paragraph" style:name="P425">
      <style:paragraph-properties fo:line-height="0.635cm" style:page-number="auto"/>
      <style:text-properties/>
    </style:style>
    <style:style style:family="paragraph" style:name="P426">
      <style:paragraph-properties fo:line-height="0.635cm" style:page-number="auto"/>
      <style:text-properties/>
    </style:style>
    <style:style style:family="paragraph" style:name="P427">
      <style:paragraph-properties fo:line-height="0.635cm" style:page-number="auto"/>
      <style:text-properties/>
    </style:style>
    <style:style style:family="paragraph" style:name="P428">
      <style:paragraph-properties fo:line-height="0.635cm" style:page-number="auto"/>
      <style:text-properties/>
    </style:style>
    <style:style style:family="paragraph" style:name="P429">
      <style:paragraph-properties fo:line-height="0.635cm" style:page-number="auto"/>
      <style:text-properties/>
    </style:style>
    <style:style style:family="paragraph" style:name="P430">
      <style:paragraph-properties fo:line-height="0.635cm" style:page-number="auto"/>
      <style:text-properties/>
    </style:style>
    <style:style style:family="paragraph" style:name="P431">
      <style:paragraph-properties fo:line-height="0.635cm" style:page-number="auto"/>
      <style:text-properties/>
    </style:style>
    <style:style style:family="paragraph" style:name="P432">
      <style:paragraph-properties fo:line-height="0.635cm" style:page-number="auto"/>
      <style:text-properties/>
    </style:style>
    <style:style style:family="paragraph" style:name="P433">
      <style:paragraph-properties fo:line-height="0.635cm" style:page-number="auto"/>
      <style:text-properties/>
    </style:style>
    <style:style style:family="paragraph" style:name="P434">
      <style:paragraph-properties fo:line-height="0.635cm" style:page-number="auto"/>
      <style:text-properties/>
    </style:style>
    <style:style style:family="paragraph" style:name="P435">
      <style:paragraph-properties fo:line-height="0.635cm" style:page-number="auto"/>
      <style:text-properties/>
    </style:style>
    <style:style style:family="paragraph" style:name="P436">
      <style:paragraph-properties fo:line-height="0.635cm" style:page-number="auto"/>
      <style:text-properties/>
    </style:style>
    <style:style style:family="paragraph" style:name="P437">
      <style:paragraph-properties fo:line-height="0.635cm" style:page-number="auto"/>
      <style:text-properties/>
    </style:style>
    <style:style style:family="paragraph" style:name="P438">
      <style:paragraph-properties fo:line-height="0.635cm" style:page-number="auto"/>
      <style:text-properties/>
    </style:style>
    <style:style style:family="paragraph" style:name="P439">
      <style:paragraph-properties fo:line-height="0.635cm" style:page-number="auto"/>
      <style:text-properties/>
    </style:style>
    <style:style style:family="paragraph" style:name="P440">
      <style:paragraph-properties fo:line-height="0.635cm" style:page-number="auto"/>
      <style:text-properties/>
    </style:style>
    <style:style style:family="paragraph" style:name="P441">
      <style:paragraph-properties fo:line-height="0.635cm" style:page-number="auto"/>
      <style:text-properties/>
    </style:style>
    <style:style style:family="paragraph" style:name="P442">
      <style:paragraph-properties fo:line-height="1.266cm" style:page-number="auto"/>
      <style:text-properties/>
    </style:style>
    <style:style style:family="paragraph" style:name="P443">
      <style:paragraph-properties style:page-number="auto"/>
      <style:text-properties fo:font-size="1pt" style:font-size-asian="1pt" style:font-size-complex="1pt"/>
    </style:style>
    <style:style style:family="paragraph" style:name="P444">
      <style:paragraph-properties fo:line-height="0.635cm" style:page-number="auto"/>
      <style:text-properties/>
    </style:style>
    <style:style style:family="paragraph" style:name="P445">
      <style:paragraph-properties fo:line-height="0.635cm" style:page-number="auto"/>
      <style:text-properties/>
    </style:style>
    <style:style style:family="paragraph" style:name="P446">
      <style:paragraph-properties fo:line-height="0.635cm" style:page-number="auto"/>
      <style:text-properties/>
    </style:style>
    <style:style style:family="paragraph" style:name="P447">
      <style:paragraph-properties fo:line-height="0.635cm" style:page-number="auto"/>
      <style:text-properties/>
    </style:style>
    <style:style style:family="paragraph" style:name="P448">
      <style:paragraph-properties fo:line-height="0.635cm" style:page-number="auto"/>
      <style:text-properties/>
    </style:style>
    <style:style style:family="paragraph" style:name="P449">
      <style:paragraph-properties fo:line-height="0.635cm" style:page-number="auto"/>
      <style:text-properties/>
    </style:style>
    <style:style style:family="paragraph" style:name="P450">
      <style:paragraph-properties fo:line-height="0.635cm" style:page-number="auto"/>
      <style:text-properties/>
    </style:style>
    <style:style style:family="paragraph" style:name="P451">
      <style:paragraph-properties fo:line-height="0.635cm" style:page-number="auto"/>
      <style:text-properties/>
    </style:style>
    <style:style style:family="paragraph" style:name="P452">
      <style:paragraph-properties fo:line-height="0.635cm" style:page-number="auto"/>
      <style:text-properties/>
    </style:style>
    <style:style style:family="paragraph" style:name="P453">
      <style:paragraph-properties fo:line-height="0.635cm" style:page-number="auto"/>
      <style:text-properties/>
    </style:style>
    <style:style style:family="paragraph" style:name="P454">
      <style:paragraph-properties fo:line-height="0.635cm" style:page-number="auto"/>
      <style:text-properties/>
    </style:style>
    <style:style style:family="paragraph" style:name="P455">
      <style:paragraph-properties fo:line-height="0.635cm" style:page-number="auto"/>
      <style:text-properties/>
    </style:style>
    <style:style style:family="paragraph" style:name="P456">
      <style:paragraph-properties fo:line-height="0.635cm" style:page-number="auto"/>
      <style:text-properties/>
    </style:style>
    <style:style style:family="paragraph" style:name="P457">
      <style:paragraph-properties fo:line-height="0.635cm" style:page-number="auto"/>
      <style:text-properties/>
    </style:style>
    <style:style style:family="paragraph" style:name="P458">
      <style:paragraph-properties fo:line-height="0.635cm" style:page-number="auto"/>
      <style:text-properties/>
    </style:style>
    <style:style style:family="paragraph" style:name="P459">
      <style:paragraph-properties fo:line-height="0.635cm" style:page-number="auto"/>
      <style:text-properties/>
    </style:style>
    <style:style style:family="paragraph" style:name="P460">
      <style:paragraph-properties fo:line-height="0.635cm" style:page-number="auto"/>
      <style:text-properties/>
    </style:style>
    <style:style style:family="paragraph" style:name="P461">
      <style:paragraph-properties fo:line-height="0.635cm" style:page-number="auto"/>
      <style:text-properties/>
    </style:style>
    <style:style style:family="paragraph" style:name="P462">
      <style:paragraph-properties fo:line-height="0.635cm" style:page-number="auto"/>
      <style:text-properties/>
    </style:style>
    <style:style style:family="paragraph" style:name="P463">
      <style:paragraph-properties fo:line-height="0.635cm" style:page-number="auto"/>
      <style:text-properties/>
    </style:style>
    <style:style style:family="paragraph" style:name="P464">
      <style:paragraph-properties fo:line-height="0.635cm" style:page-number="auto"/>
      <style:text-properties/>
    </style:style>
    <style:style style:family="paragraph" style:name="P465">
      <style:paragraph-properties fo:line-height="0.635cm" style:page-number="auto"/>
      <style:text-properties/>
    </style:style>
    <style:style style:family="paragraph" style:name="P466">
      <style:paragraph-properties fo:line-height="0.635cm" style:page-number="auto"/>
      <style:text-properties/>
    </style:style>
    <style:style style:family="paragraph" style:name="P467">
      <style:paragraph-properties fo:line-height="0.635cm" style:page-number="auto"/>
      <style:text-properties/>
    </style:style>
    <style:style style:family="paragraph" style:name="P468">
      <style:paragraph-properties fo:line-height="0.635cm" style:page-number="auto"/>
      <style:text-properties/>
    </style:style>
    <style:style style:family="paragraph" style:name="P469">
      <style:paragraph-properties fo:line-height="0.635cm" style:page-number="auto"/>
      <style:text-properties/>
    </style:style>
    <style:style style:family="paragraph" style:name="P470">
      <style:paragraph-properties fo:line-height="0.635cm" style:page-number="auto"/>
      <style:text-properties/>
    </style:style>
    <style:style style:family="paragraph" style:name="P471">
      <style:paragraph-properties fo:line-height="0.635cm" style:page-number="auto"/>
      <style:text-properties/>
    </style:style>
    <style:style style:family="paragraph" style:name="P472">
      <style:paragraph-properties fo:line-height="0.635cm" style:page-number="auto"/>
      <style:text-properties/>
    </style:style>
    <style:style style:family="paragraph" style:name="P473">
      <style:paragraph-properties fo:line-height="0.635cm" style:page-number="auto"/>
      <style:text-properties/>
    </style:style>
    <style:style style:family="paragraph" style:name="P474">
      <style:paragraph-properties fo:line-height="0.635cm" style:page-number="auto"/>
      <style:text-properties/>
    </style:style>
    <style:style style:family="paragraph" style:name="P475">
      <style:paragraph-properties fo:line-height="0.635cm" style:page-number="auto"/>
      <style:text-properties/>
    </style:style>
    <style:style style:family="paragraph" style:name="P476">
      <style:paragraph-properties fo:line-height="0.635cm" style:page-number="auto"/>
      <style:text-properties/>
    </style:style>
    <style:style style:family="paragraph" style:name="P477">
      <style:paragraph-properties fo:line-height="0.635cm" style:page-number="auto"/>
      <style:text-properties/>
    </style:style>
    <style:style style:family="paragraph" style:name="P478">
      <style:paragraph-properties fo:line-height="0.635cm" style:page-number="auto"/>
      <style:text-properties/>
    </style:style>
    <style:style style:family="paragraph" style:name="P479">
      <style:paragraph-properties fo:line-height="0.635cm" style:page-number="auto"/>
      <style:text-properties/>
    </style:style>
    <style:style style:family="paragraph" style:name="P480">
      <style:paragraph-properties fo:line-height="0.635cm" style:page-number="auto"/>
      <style:text-properties/>
    </style:style>
    <style:style style:family="paragraph" style:name="P481">
      <style:paragraph-properties fo:line-height="0.635cm" style:page-number="auto"/>
      <style:text-properties/>
    </style:style>
    <style:style style:family="paragraph" style:name="P482">
      <style:paragraph-properties fo:line-height="0.635cm" style:page-number="auto"/>
      <style:text-properties/>
    </style:style>
    <style:style style:family="paragraph" style:name="P483">
      <style:paragraph-properties fo:line-height="0.635cm" style:page-number="auto"/>
      <style:text-properties/>
    </style:style>
    <style:style style:family="paragraph" style:name="P484">
      <style:paragraph-properties fo:line-height="0.635cm" style:page-number="auto"/>
      <style:text-properties/>
    </style:style>
    <style:style style:family="paragraph" style:name="P485">
      <style:paragraph-properties fo:line-height="0.663cm" style:page-number="auto"/>
      <style:text-properties/>
    </style:style>
    <style:style style:family="paragraph" style:name="P486">
      <style:paragraph-properties style:page-number="auto"/>
      <style:text-properties fo:font-size="1pt" style:font-size-asian="1pt" style:font-size-complex="1pt"/>
    </style:style>
    <style:style style:family="paragraph" style:name="P487">
      <style:paragraph-properties style:page-number="auto"/>
      <style:text-properties fo:font-size="1pt" style:font-size-asian="1pt" style:font-size-complex="1pt"/>
    </style:style>
    <style:style style:family="paragraph" style:name="P489">
      <style:paragraph-properties style:page-number="auto"/>
      <style:text-properties fo:font-size="1pt" style:font-size-asian="1pt" style:font-size-complex="1pt"/>
    </style:style>
    <style:style style:family="paragraph" style:name="P490">
      <style:paragraph-properties fo:line-height="0.635cm" style:page-number="auto"/>
      <style:text-properties/>
    </style:style>
    <style:style style:family="paragraph" style:name="P491">
      <style:paragraph-properties fo:line-height="0.635cm" style:page-number="auto"/>
      <style:text-properties/>
    </style:style>
    <style:style style:family="paragraph" style:name="P492">
      <style:paragraph-properties fo:line-height="0.635cm" style:page-number="auto"/>
      <style:text-properties/>
    </style:style>
    <style:style style:family="paragraph" style:name="P493">
      <style:paragraph-properties fo:line-height="0.635cm" style:page-number="auto"/>
      <style:text-properties/>
    </style:style>
    <style:style style:family="paragraph" style:name="P494">
      <style:paragraph-properties fo:line-height="0.635cm" style:page-number="auto"/>
      <style:text-properties/>
    </style:style>
    <style:style style:family="paragraph" style:name="P495">
      <style:paragraph-properties fo:line-height="0.635cm" style:page-number="auto"/>
      <style:text-properties/>
    </style:style>
    <style:style style:family="paragraph" style:name="P496">
      <style:paragraph-properties fo:line-height="0.635cm" style:page-number="auto"/>
      <style:text-properties/>
    </style:style>
    <style:style style:family="paragraph" style:name="P497">
      <style:paragraph-properties fo:line-height="0.635cm" style:page-number="auto"/>
      <style:text-properties/>
    </style:style>
    <style:style style:family="paragraph" style:name="P498">
      <style:paragraph-properties fo:line-height="0.635cm" style:page-number="auto"/>
      <style:text-properties/>
    </style:style>
    <style:style style:family="paragraph" style:name="P499">
      <style:paragraph-properties fo:line-height="0.635cm" style:page-number="auto"/>
      <style:text-properties/>
    </style:style>
    <style:style style:family="paragraph" style:name="P500">
      <style:paragraph-properties fo:line-height="0.635cm" style:page-number="auto"/>
      <style:text-properties/>
    </style:style>
    <style:style style:family="paragraph" style:name="P501">
      <style:paragraph-properties fo:line-height="0.635cm" style:page-number="auto"/>
      <style:text-properties/>
    </style:style>
    <style:style style:family="paragraph" style:name="P502">
      <style:paragraph-properties fo:line-height="0.635cm" style:page-number="auto"/>
      <style:text-properties/>
    </style:style>
    <style:style style:family="paragraph" style:name="P503">
      <style:paragraph-properties fo:line-height="0.635cm" style:page-number="auto"/>
      <style:text-properties/>
    </style:style>
    <style:style style:family="paragraph" style:name="P504">
      <style:paragraph-properties fo:line-height="0.635cm" style:page-number="auto"/>
      <style:text-properties/>
    </style:style>
    <style:style style:family="paragraph" style:name="P505">
      <style:paragraph-properties fo:line-height="0.635cm" style:page-number="auto"/>
      <style:text-properties/>
    </style:style>
    <style:style style:family="paragraph" style:name="P506">
      <style:paragraph-properties fo:line-height="0.635cm" style:page-number="auto"/>
      <style:text-properties/>
    </style:style>
    <style:style style:family="paragraph" style:name="P507">
      <style:paragraph-properties fo:line-height="0.635cm" style:page-number="auto"/>
      <style:text-properties/>
    </style:style>
    <style:style style:family="paragraph" style:name="P508">
      <style:paragraph-properties fo:line-height="0.635cm" style:page-number="auto"/>
      <style:text-properties/>
    </style:style>
    <style:style style:family="paragraph" style:name="P509">
      <style:paragraph-properties fo:line-height="0.635cm" style:page-number="auto"/>
      <style:text-properties/>
    </style:style>
    <style:style style:family="paragraph" style:name="P510">
      <style:paragraph-properties fo:line-height="0.635cm" style:page-number="auto"/>
      <style:text-properties/>
    </style:style>
    <style:style style:family="paragraph" style:name="P511">
      <style:paragraph-properties fo:line-height="0.635cm" style:page-number="auto"/>
      <style:text-properties/>
    </style:style>
    <style:style style:family="paragraph" style:name="P512">
      <style:paragraph-properties fo:line-height="0.635cm" style:page-number="auto"/>
      <style:text-properties/>
    </style:style>
    <style:style style:family="paragraph" style:name="P513">
      <style:paragraph-properties fo:line-height="0.909cm" style:page-number="auto"/>
      <style:text-properties/>
    </style:style>
    <style:style style:family="paragraph" style:name="P514">
      <style:paragraph-properties style:page-number="auto"/>
      <style:text-properties fo:font-size="1pt" style:font-size-asian="1pt" style:font-size-complex="1pt"/>
    </style:style>
    <style:style style:family="paragraph" style:name="P516">
      <style:paragraph-properties style:page-number="auto"/>
      <style:text-properties fo:font-size="1pt" style:font-size-asian="1pt" style:font-size-complex="1pt"/>
    </style:style>
    <style:style style:family="paragraph" style:name="P517">
      <style:paragraph-properties style:page-number="auto"/>
      <style:text-properties fo:font-size="1pt" style:font-size-asian="1pt" style:font-size-complex="1pt"/>
    </style:style>
    <style:style style:family="paragraph" style:name="P519">
      <style:paragraph-properties style:page-number="auto"/>
      <style:text-properties fo:font-size="1pt" style:font-size-asian="1pt" style:font-size-complex="1pt"/>
    </style:style>
    <style:style style:family="paragraph" style:name="P520">
      <style:paragraph-properties fo:line-height="0.635cm" style:page-number="auto"/>
      <style:text-properties/>
    </style:style>
    <style:style style:family="paragraph" style:name="P522">
      <style:paragraph-properties fo:line-height="0.635cm" style:page-number="auto"/>
      <style:text-properties/>
    </style:style>
    <style:style style:family="paragraph" style:name="P523">
      <style:paragraph-properties fo:line-height="0.635cm" style:page-number="auto"/>
      <style:text-properties/>
    </style:style>
    <style:style style:family="paragraph" style:name="P524">
      <style:paragraph-properties fo:line-height="0.635cm" style:page-number="auto"/>
      <style:text-properties/>
    </style:style>
    <style:style style:family="paragraph" style:name="P525">
      <style:paragraph-properties fo:line-height="0.635cm" style:page-number="auto"/>
      <style:text-properties/>
    </style:style>
    <style:style style:family="paragraph" style:name="P526">
      <style:paragraph-properties fo:line-height="0.635cm" style:page-number="auto"/>
      <style:text-properties/>
    </style:style>
    <style:style style:family="paragraph" style:name="P527">
      <style:paragraph-properties fo:line-height="0.635cm" style:page-number="auto"/>
      <style:text-properties/>
    </style:style>
    <style:style style:family="paragraph" style:name="P528">
      <style:paragraph-properties fo:line-height="0.635cm" style:page-number="auto"/>
      <style:text-properties/>
    </style:style>
    <style:style style:family="paragraph" style:name="P529">
      <style:paragraph-properties fo:line-height="0.635cm" style:page-number="auto"/>
      <style:text-properties/>
    </style:style>
    <style:style style:family="paragraph" style:name="P530">
      <style:paragraph-properties fo:line-height="0.635cm" style:page-number="auto"/>
      <style:text-properties/>
    </style:style>
    <style:style style:family="paragraph" style:name="P531">
      <style:paragraph-properties fo:line-height="0.635cm" style:page-number="auto"/>
      <style:text-properties/>
    </style:style>
    <style:style style:family="paragraph" style:name="P532">
      <style:paragraph-properties fo:line-height="0.635cm" style:page-number="auto"/>
      <style:text-properties/>
    </style:style>
    <style:style style:family="paragraph" style:name="P533">
      <style:paragraph-properties fo:line-height="0.635cm" style:page-number="auto"/>
      <style:text-properties/>
    </style:style>
    <style:style style:family="paragraph" style:name="P534">
      <style:paragraph-properties fo:line-height="0.635cm" style:page-number="auto"/>
      <style:text-properties/>
    </style:style>
    <style:style style:family="paragraph" style:name="P535">
      <style:paragraph-properties fo:line-height="0.635cm" style:page-number="auto"/>
      <style:text-properties/>
    </style:style>
    <style:style style:family="paragraph" style:name="P536">
      <style:paragraph-properties fo:line-height="0.635cm" style:page-number="auto"/>
      <style:text-properties/>
    </style:style>
    <style:style style:family="paragraph" style:name="P537">
      <style:paragraph-properties fo:line-height="0.635cm" style:page-number="auto"/>
      <style:text-properties/>
    </style:style>
    <style:style style:family="paragraph" style:name="P538">
      <style:paragraph-properties fo:line-height="0.635cm" style:page-number="auto"/>
      <style:text-properties/>
    </style:style>
    <style:style style:family="paragraph" style:name="P539">
      <style:paragraph-properties fo:line-height="0.635cm" style:page-number="auto"/>
      <style:text-properties/>
    </style:style>
    <style:style style:family="paragraph" style:name="P540">
      <style:paragraph-properties fo:line-height="0.635cm" style:page-number="auto"/>
      <style:text-properties/>
    </style:style>
    <style:style style:family="paragraph" style:name="P541">
      <style:paragraph-properties fo:line-height="0.635cm" style:page-number="auto"/>
      <style:text-properties/>
    </style:style>
    <style:style style:family="paragraph" style:name="P542">
      <style:paragraph-properties fo:line-height="0.635cm" style:page-number="auto"/>
      <style:text-properties/>
    </style:style>
    <style:style style:family="paragraph" style:name="P543">
      <style:paragraph-properties fo:line-height="0.635cm" style:page-number="auto"/>
      <style:text-properties/>
    </style:style>
    <style:style style:family="paragraph" style:name="P544">
      <style:paragraph-properties fo:line-height="0.635cm" style:page-number="auto"/>
      <style:text-properties/>
    </style:style>
    <style:style style:family="paragraph" style:name="P545">
      <style:paragraph-properties fo:line-height="0.635cm" style:page-number="auto"/>
      <style:text-properties/>
    </style:style>
    <style:style style:family="paragraph" style:name="P546">
      <style:paragraph-properties fo:line-height="0.635cm" style:page-number="auto"/>
      <style:text-properties/>
    </style:style>
    <style:style style:family="paragraph" style:name="P547">
      <style:paragraph-properties fo:line-height="0.635cm" style:page-number="auto"/>
      <style:text-properties/>
    </style:style>
    <style:style style:family="paragraph" style:name="P548">
      <style:paragraph-properties fo:line-height="0.635cm" style:page-number="auto"/>
      <style:text-properties/>
    </style:style>
    <style:style style:family="paragraph" style:name="P549">
      <style:paragraph-properties fo:line-height="0.635cm" style:page-number="auto"/>
      <style:text-properties/>
    </style:style>
    <style:style style:family="paragraph" style:name="P550">
      <style:paragraph-properties fo:line-height="0.635cm" style:page-number="auto"/>
      <style:text-properties/>
    </style:style>
    <style:style style:family="paragraph" style:name="P551">
      <style:paragraph-properties fo:line-height="0.635cm" style:page-number="auto"/>
      <style:text-properties/>
    </style:style>
    <style:style style:family="paragraph" style:name="P552">
      <style:paragraph-properties fo:line-height="0.635cm" style:page-number="auto"/>
      <style:text-properties/>
    </style:style>
    <style:style style:family="paragraph" style:name="P553">
      <style:paragraph-properties fo:line-height="0.635cm" style:page-number="auto"/>
      <style:text-properties/>
    </style:style>
    <style:style style:family="paragraph" style:name="P554">
      <style:paragraph-properties fo:line-height="0.635cm" style:page-number="auto"/>
      <style:text-properties/>
    </style:style>
    <style:style style:family="paragraph" style:name="P555">
      <style:paragraph-properties fo:line-height="0.635cm" style:page-number="auto"/>
      <style:text-properties/>
    </style:style>
    <style:style style:family="paragraph" style:name="P556">
      <style:paragraph-properties fo:line-height="0.635cm" style:page-number="auto"/>
      <style:text-properties/>
    </style:style>
    <style:style style:family="paragraph" style:name="P557">
      <style:paragraph-properties fo:line-height="0.635cm" style:page-number="auto"/>
      <style:text-properties/>
    </style:style>
    <style:style style:family="paragraph" style:name="P558">
      <style:paragraph-properties fo:line-height="0.635cm" style:page-number="auto"/>
      <style:text-properties/>
    </style:style>
    <style:style style:family="paragraph" style:name="P559">
      <style:paragraph-properties fo:line-height="1.223cm" style:page-number="auto"/>
      <style:text-properties/>
    </style:style>
    <style:style style:family="paragraph" style:name="P560">
      <style:paragraph-properties style:page-number="auto"/>
      <style:text-properties fo:font-size="1pt" style:font-size-asian="1pt" style:font-size-complex="1pt"/>
    </style:style>
    <style:style style:family="paragraph" style:name="P563">
      <style:paragraph-properties fo:line-height="0.635cm" style:page-number="auto"/>
      <style:text-properties/>
    </style:style>
    <style:style style:family="paragraph" style:name="P565">
      <style:paragraph-properties fo:line-height="0.635cm" style:page-number="auto"/>
      <style:text-properties/>
    </style:style>
    <style:style style:family="paragraph" style:name="P566">
      <style:paragraph-properties fo:line-height="0.635cm" style:page-number="auto"/>
      <style:text-properties/>
    </style:style>
    <style:style style:family="paragraph" style:name="P567">
      <style:paragraph-properties fo:line-height="0.635cm" style:page-number="auto"/>
      <style:text-properties/>
    </style:style>
    <style:style style:family="paragraph" style:name="P568">
      <style:paragraph-properties fo:line-height="0.635cm" style:page-number="auto"/>
      <style:text-properties/>
    </style:style>
    <style:style style:family="paragraph" style:name="P569">
      <style:paragraph-properties fo:line-height="0.635cm" style:page-number="auto"/>
      <style:text-properties/>
    </style:style>
    <style:style style:family="paragraph" style:name="P570">
      <style:paragraph-properties fo:line-height="0.635cm" style:page-number="auto"/>
      <style:text-properties/>
    </style:style>
    <style:style style:family="paragraph" style:name="P571">
      <style:paragraph-properties fo:line-height="0.635cm" style:page-number="auto"/>
      <style:text-properties/>
    </style:style>
    <style:style style:family="paragraph" style:name="P572">
      <style:paragraph-properties fo:line-height="0.635cm" style:page-number="auto"/>
      <style:text-properties/>
    </style:style>
    <style:style style:family="paragraph" style:name="P573">
      <style:paragraph-properties fo:line-height="0.635cm" style:page-number="auto"/>
      <style:text-properties/>
    </style:style>
    <style:style style:family="paragraph" style:name="P574">
      <style:paragraph-properties fo:line-height="0.635cm" style:page-number="auto"/>
      <style:text-properties/>
    </style:style>
    <style:style style:family="paragraph" style:name="P575">
      <style:paragraph-properties fo:line-height="0.635cm" style:page-number="auto"/>
      <style:text-properties/>
    </style:style>
    <style:style style:family="paragraph" style:name="P576">
      <style:paragraph-properties fo:line-height="0.635cm" style:page-number="auto"/>
      <style:text-properties/>
    </style:style>
    <style:style style:family="paragraph" style:name="P577">
      <style:paragraph-properties fo:line-height="0.635cm" style:page-number="auto"/>
      <style:text-properties/>
    </style:style>
    <style:style style:family="paragraph" style:name="P578">
      <style:paragraph-properties fo:line-height="0.635cm" style:page-number="auto"/>
      <style:text-properties/>
    </style:style>
    <style:style style:family="paragraph" style:name="P579">
      <style:paragraph-properties fo:line-height="0.635cm" style:page-number="auto"/>
      <style:text-properties/>
    </style:style>
    <style:style style:family="paragraph" style:name="P580">
      <style:paragraph-properties fo:line-height="0.635cm" style:page-number="auto"/>
      <style:text-properties/>
    </style:style>
    <style:style style:family="paragraph" style:name="P581">
      <style:paragraph-properties fo:line-height="0.635cm" style:page-number="auto"/>
      <style:text-properties/>
    </style:style>
    <style:style style:family="paragraph" style:name="P582">
      <style:paragraph-properties fo:line-height="0.635cm" style:page-number="auto"/>
      <style:text-properties/>
    </style:style>
    <style:style style:family="paragraph" style:name="P583">
      <style:paragraph-properties fo:line-height="0.635cm" style:page-number="auto"/>
      <style:text-properties/>
    </style:style>
    <style:style style:family="paragraph" style:name="P584">
      <style:paragraph-properties fo:line-height="0.635cm" style:page-number="auto"/>
      <style:text-properties/>
    </style:style>
    <style:style style:family="paragraph" style:name="P585">
      <style:paragraph-properties fo:line-height="0.635cm" style:page-number="auto"/>
      <style:text-properties/>
    </style:style>
    <style:style style:family="paragraph" style:name="P586">
      <style:paragraph-properties fo:line-height="0.635cm" style:page-number="auto"/>
      <style:text-properties/>
    </style:style>
    <style:style style:family="paragraph" style:name="P587">
      <style:paragraph-properties fo:line-height="0.635cm" style:page-number="auto"/>
      <style:text-properties/>
    </style:style>
    <style:style style:family="paragraph" style:name="P588">
      <style:paragraph-properties fo:line-height="0.635cm" style:page-number="auto"/>
      <style:text-properties/>
    </style:style>
    <style:style style:family="paragraph" style:name="P589">
      <style:paragraph-properties fo:line-height="0.635cm" style:page-number="auto"/>
      <style:text-properties/>
    </style:style>
    <style:style style:family="paragraph" style:name="P590">
      <style:paragraph-properties fo:line-height="0.635cm" style:page-number="auto"/>
      <style:text-properties/>
    </style:style>
    <style:style style:family="paragraph" style:name="P591">
      <style:paragraph-properties fo:line-height="0.635cm" style:page-number="auto"/>
      <style:text-properties/>
    </style:style>
    <style:style style:family="paragraph" style:name="P592">
      <style:paragraph-properties fo:line-height="0.635cm" style:page-number="auto"/>
      <style:text-properties/>
    </style:style>
    <style:style style:family="paragraph" style:name="P593">
      <style:paragraph-properties fo:line-height="0.635cm" style:page-number="auto"/>
      <style:text-properties/>
    </style:style>
    <style:style style:family="paragraph" style:name="P594">
      <style:paragraph-properties fo:line-height="0.635cm" style:page-number="auto"/>
      <style:text-properties/>
    </style:style>
    <style:style style:family="paragraph" style:name="P595">
      <style:paragraph-properties fo:line-height="0.635cm" style:page-number="auto"/>
      <style:text-properties/>
    </style:style>
    <style:style style:family="paragraph" style:name="P596">
      <style:paragraph-properties fo:line-height="0.635cm" style:page-number="auto"/>
      <style:text-properties/>
    </style:style>
    <style:style style:family="paragraph" style:name="P597">
      <style:paragraph-properties fo:line-height="0.635cm" style:page-number="auto"/>
      <style:text-properties/>
    </style:style>
    <style:style style:family="paragraph" style:name="P598">
      <style:paragraph-properties fo:line-height="0.635cm" style:page-number="auto"/>
      <style:text-properties/>
    </style:style>
    <style:style style:family="paragraph" style:name="P599">
      <style:paragraph-properties fo:line-height="0.635cm" style:page-number="auto"/>
      <style:text-properties/>
    </style:style>
    <style:style style:family="paragraph" style:name="P600">
      <style:paragraph-properties fo:line-height="0.800cm" style:page-number="auto"/>
      <style:text-properties/>
    </style:style>
    <style:style style:family="paragraph" style:name="P601">
      <style:paragraph-properties style:page-number="auto"/>
      <style:text-properties fo:font-size="1pt" style:font-size-asian="1pt" style:font-size-complex="1pt"/>
    </style:style>
    <style:style style:family="paragraph" style:name="P602">
      <style:paragraph-properties style:page-number="auto"/>
      <style:text-properties fo:font-size="1pt" style:font-size-asian="1pt" style:font-size-complex="1pt"/>
    </style:style>
    <style:style style:family="paragraph" style:name="P603">
      <style:paragraph-properties style:page-number="auto"/>
      <style:text-properties fo:font-size="1pt" style:font-size-asian="1pt" style:font-size-complex="1pt"/>
    </style:style>
    <style:style style:family="paragraph" style:name="P604">
      <style:paragraph-properties fo:line-height="0.635cm" style:page-number="auto"/>
      <style:text-properties/>
    </style:style>
    <style:style style:family="paragraph" style:name="P606">
      <style:paragraph-properties fo:line-height="0.635cm" style:page-number="auto"/>
      <style:text-properties/>
    </style:style>
    <style:style style:family="paragraph" style:name="P607">
      <style:paragraph-properties fo:line-height="0.635cm" style:page-number="auto"/>
      <style:text-properties/>
    </style:style>
    <style:style style:family="paragraph" style:name="P608">
      <style:paragraph-properties fo:line-height="0.635cm" style:page-number="auto"/>
      <style:text-properties/>
    </style:style>
    <style:style style:family="paragraph" style:name="P609">
      <style:paragraph-properties fo:line-height="0.635cm" style:page-number="auto"/>
      <style:text-properties/>
    </style:style>
    <style:style style:family="paragraph" style:name="P610">
      <style:paragraph-properties fo:line-height="0.635cm" style:page-number="auto"/>
      <style:text-properties/>
    </style:style>
    <style:style style:family="paragraph" style:name="P611">
      <style:paragraph-properties fo:line-height="0.635cm" style:page-number="auto"/>
      <style:text-properties/>
    </style:style>
    <style:style style:family="paragraph" style:name="P612">
      <style:paragraph-properties fo:line-height="0.635cm" style:page-number="auto"/>
      <style:text-properties/>
    </style:style>
    <style:style style:family="paragraph" style:name="P613">
      <style:paragraph-properties fo:line-height="0.635cm" style:page-number="auto"/>
      <style:text-properties/>
    </style:style>
    <style:style style:family="paragraph" style:name="P614">
      <style:paragraph-properties fo:line-height="0.635cm" style:page-number="auto"/>
      <style:text-properties/>
    </style:style>
    <style:style style:family="paragraph" style:name="P615">
      <style:paragraph-properties fo:line-height="0.635cm" style:page-number="auto"/>
      <style:text-properties/>
    </style:style>
    <style:style style:family="paragraph" style:name="P616">
      <style:paragraph-properties fo:line-height="0.635cm" style:page-number="auto"/>
      <style:text-properties/>
    </style:style>
    <style:style style:family="paragraph" style:name="P617">
      <style:paragraph-properties fo:line-height="0.635cm" style:page-number="auto"/>
      <style:text-properties/>
    </style:style>
    <style:style style:family="paragraph" style:name="P618">
      <style:paragraph-properties fo:line-height="0.635cm" style:page-number="auto"/>
      <style:text-properties/>
    </style:style>
    <style:style style:family="paragraph" style:name="P619">
      <style:paragraph-properties fo:line-height="0.635cm" style:page-number="auto"/>
      <style:text-properties/>
    </style:style>
    <style:style style:family="paragraph" style:name="P620">
      <style:paragraph-properties fo:line-height="0.635cm" style:page-number="auto"/>
      <style:text-properties/>
    </style:style>
    <style:style style:family="paragraph" style:name="P621">
      <style:paragraph-properties fo:line-height="0.635cm" style:page-number="auto"/>
      <style:text-properties/>
    </style:style>
    <style:style style:family="paragraph" style:name="P622">
      <style:paragraph-properties fo:line-height="0.635cm" style:page-number="auto"/>
      <style:text-properties/>
    </style:style>
    <style:style style:family="paragraph" style:name="P623">
      <style:paragraph-properties fo:line-height="0.635cm" style:page-number="auto"/>
      <style:text-properties/>
    </style:style>
    <style:style style:family="paragraph" style:name="P624">
      <style:paragraph-properties fo:line-height="0.635cm" style:page-number="auto"/>
      <style:text-properties/>
    </style:style>
    <style:style style:family="paragraph" style:name="P625">
      <style:paragraph-properties fo:line-height="0.635cm" style:page-number="auto"/>
      <style:text-properties/>
    </style:style>
    <style:style style:family="paragraph" style:name="P626">
      <style:paragraph-properties fo:line-height="0.635cm" style:page-number="auto"/>
      <style:text-properties/>
    </style:style>
    <style:style style:family="paragraph" style:name="P627">
      <style:paragraph-properties fo:line-height="0.635cm" style:page-number="auto"/>
      <style:text-properties/>
    </style:style>
    <style:style style:family="paragraph" style:name="P628">
      <style:paragraph-properties fo:line-height="0.635cm" style:page-number="auto"/>
      <style:text-properties/>
    </style:style>
    <style:style style:family="paragraph" style:name="P629">
      <style:paragraph-properties fo:line-height="0.635cm" style:page-number="auto"/>
      <style:text-properties/>
    </style:style>
    <style:style style:family="paragraph" style:name="P630">
      <style:paragraph-properties fo:line-height="0.635cm" style:page-number="auto"/>
      <style:text-properties/>
    </style:style>
    <style:style style:family="paragraph" style:name="P631">
      <style:paragraph-properties fo:line-height="0.635cm" style:page-number="auto"/>
      <style:text-properties/>
    </style:style>
    <style:style style:family="paragraph" style:name="P632">
      <style:paragraph-properties fo:line-height="0.635cm" style:page-number="auto"/>
      <style:text-properties/>
    </style:style>
    <style:style style:family="paragraph" style:name="P633">
      <style:paragraph-properties fo:line-height="0.635cm" style:page-number="auto"/>
      <style:text-properties/>
    </style:style>
    <style:style style:family="paragraph" style:name="P634">
      <style:paragraph-properties fo:line-height="0.635cm" style:page-number="auto"/>
      <style:text-properties/>
    </style:style>
    <style:style style:family="paragraph" style:name="P635">
      <style:paragraph-properties fo:line-height="0.635cm" style:page-number="auto"/>
      <style:text-properties/>
    </style:style>
    <style:style style:family="paragraph" style:name="P636">
      <style:paragraph-properties fo:line-height="0.635cm" style:page-number="auto"/>
      <style:text-properties/>
    </style:style>
    <style:style style:family="paragraph" style:name="P637">
      <style:paragraph-properties fo:line-height="0.635cm" style:page-number="auto"/>
      <style:text-properties/>
    </style:style>
    <style:style style:family="paragraph" style:name="P638">
      <style:paragraph-properties fo:line-height="0.635cm" style:page-number="auto"/>
      <style:text-properties/>
    </style:style>
    <style:style style:family="paragraph" style:name="P639">
      <style:paragraph-properties fo:line-height="0.724cm" style:page-number="auto"/>
      <style:text-properties/>
    </style:style>
    <style:style style:family="paragraph" style:name="P640">
      <style:paragraph-properties style:page-number="auto"/>
      <style:text-properties fo:font-size="1pt" style:font-size-asian="1pt" style:font-size-complex="1pt"/>
    </style:style>
    <style:style style:family="paragraph" style:name="P641">
      <style:paragraph-properties style:page-number="auto"/>
      <style:text-properties fo:font-size="1pt" style:font-size-asian="1pt" style:font-size-complex="1pt"/>
    </style:style>
    <style:style style:family="paragraph" style:name="P642">
      <style:paragraph-properties style:page-number="auto"/>
      <style:text-properties fo:font-size="1pt" style:font-size-asian="1pt" style:font-size-complex="1pt"/>
    </style:style>
    <style:style style:family="paragraph" style:name="P643">
      <style:paragraph-properties fo:line-height="0.635cm" style:page-number="auto"/>
      <style:text-properties/>
    </style:style>
    <style:style style:family="paragraph" style:name="P645">
      <style:paragraph-properties fo:line-height="0.635cm" style:page-number="auto"/>
      <style:text-properties/>
    </style:style>
    <style:style style:family="paragraph" style:name="P646">
      <style:paragraph-properties fo:line-height="0.635cm" style:page-number="auto"/>
      <style:text-properties/>
    </style:style>
    <style:style style:family="paragraph" style:name="P647">
      <style:paragraph-properties fo:line-height="0.635cm" style:page-number="auto"/>
      <style:text-properties/>
    </style:style>
    <style:style style:family="paragraph" style:name="P648">
      <style:paragraph-properties fo:line-height="0.635cm" style:page-number="auto"/>
      <style:text-properties/>
    </style:style>
    <style:style style:family="paragraph" style:name="P649">
      <style:paragraph-properties fo:line-height="0.635cm" style:page-number="auto"/>
      <style:text-properties/>
    </style:style>
    <style:style style:family="paragraph" style:name="P650">
      <style:paragraph-properties fo:line-height="0.635cm" style:page-number="auto"/>
      <style:text-properties/>
    </style:style>
    <style:style style:family="paragraph" style:name="P651">
      <style:paragraph-properties fo:line-height="0.635cm" style:page-number="auto"/>
      <style:text-properties/>
    </style:style>
    <style:style style:family="paragraph" style:name="P652">
      <style:paragraph-properties fo:line-height="0.635cm" style:page-number="auto"/>
      <style:text-properties/>
    </style:style>
    <style:style style:family="paragraph" style:name="P653">
      <style:paragraph-properties fo:line-height="0.635cm" style:page-number="auto"/>
      <style:text-properties/>
    </style:style>
    <style:style style:family="paragraph" style:name="P654">
      <style:paragraph-properties fo:line-height="0.635cm" style:page-number="auto"/>
      <style:text-properties/>
    </style:style>
    <style:style style:family="paragraph" style:name="P655">
      <style:paragraph-properties fo:line-height="0.635cm" style:page-number="auto"/>
      <style:text-properties/>
    </style:style>
    <style:style style:family="paragraph" style:name="P656">
      <style:paragraph-properties fo:line-height="0.635cm" style:page-number="auto"/>
      <style:text-properties/>
    </style:style>
    <style:style style:family="paragraph" style:name="P657">
      <style:paragraph-properties fo:line-height="0.635cm" style:page-number="auto"/>
      <style:text-properties/>
    </style:style>
    <style:style style:family="paragraph" style:name="P658">
      <style:paragraph-properties fo:line-height="0.635cm" style:page-number="auto"/>
      <style:text-properties/>
    </style:style>
    <style:style style:family="paragraph" style:name="P659">
      <style:paragraph-properties fo:line-height="0.635cm" style:page-number="auto"/>
      <style:text-properties/>
    </style:style>
    <style:style style:family="paragraph" style:name="P660">
      <style:paragraph-properties fo:line-height="0.635cm" style:page-number="auto"/>
      <style:text-properties/>
    </style:style>
    <style:style style:family="paragraph" style:name="P661">
      <style:paragraph-properties fo:line-height="0.635cm" style:page-number="auto"/>
      <style:text-properties/>
    </style:style>
    <style:style style:family="paragraph" style:name="P662">
      <style:paragraph-properties fo:line-height="0.635cm" style:page-number="auto"/>
      <style:text-properties/>
    </style:style>
    <style:style style:family="paragraph" style:name="P663">
      <style:paragraph-properties fo:line-height="0.635cm" style:page-number="auto"/>
      <style:text-properties/>
    </style:style>
    <style:style style:family="paragraph" style:name="P664">
      <style:paragraph-properties fo:line-height="0.635cm" style:page-number="auto"/>
      <style:text-properties/>
    </style:style>
    <style:style style:family="paragraph" style:name="P665">
      <style:paragraph-properties fo:line-height="0.635cm" style:page-number="auto"/>
      <style:text-properties/>
    </style:style>
    <style:style style:family="paragraph" style:name="P666">
      <style:paragraph-properties fo:line-height="0.635cm" style:page-number="auto"/>
      <style:text-properties/>
    </style:style>
    <style:style style:family="paragraph" style:name="P667">
      <style:paragraph-properties fo:line-height="0.635cm" style:page-number="auto"/>
      <style:text-properties/>
    </style:style>
    <style:style style:family="paragraph" style:name="P668">
      <style:paragraph-properties fo:line-height="0.635cm" style:page-number="auto"/>
      <style:text-properties/>
    </style:style>
    <style:style style:family="paragraph" style:name="P669">
      <style:paragraph-properties fo:line-height="0.635cm" style:page-number="auto"/>
      <style:text-properties/>
    </style:style>
    <style:style style:family="paragraph" style:name="P670">
      <style:paragraph-properties fo:line-height="0.635cm" style:page-number="auto"/>
      <style:text-properties/>
    </style:style>
    <style:style style:family="paragraph" style:name="P671">
      <style:paragraph-properties fo:line-height="0.635cm" style:page-number="auto"/>
      <style:text-properties/>
    </style:style>
    <style:style style:family="paragraph" style:name="P672">
      <style:paragraph-properties fo:line-height="0.635cm" style:page-number="auto"/>
      <style:text-properties/>
    </style:style>
    <style:style style:family="paragraph" style:name="P673">
      <style:paragraph-properties fo:line-height="0.635cm" style:page-number="auto"/>
      <style:text-properties/>
    </style:style>
    <style:style style:family="paragraph" style:name="P674">
      <style:paragraph-properties fo:line-height="0.635cm" style:page-number="auto"/>
      <style:text-properties/>
    </style:style>
    <style:style style:family="paragraph" style:name="P675">
      <style:paragraph-properties fo:line-height="0.635cm" style:page-number="auto"/>
      <style:text-properties/>
    </style:style>
    <style:style style:family="paragraph" style:name="P676">
      <style:paragraph-properties fo:line-height="0.635cm" style:page-number="auto"/>
      <style:text-properties/>
    </style:style>
    <style:style style:family="paragraph" style:name="P677">
      <style:paragraph-properties fo:line-height="0.635cm" style:page-number="auto"/>
      <style:text-properties/>
    </style:style>
    <style:style style:family="paragraph" style:name="P678">
      <style:paragraph-properties fo:line-height="0.635cm" style:page-number="auto"/>
      <style:text-properties/>
    </style:style>
    <style:style style:family="paragraph" style:name="P679">
      <style:paragraph-properties fo:line-height="0.635cm" style:page-number="auto"/>
      <style:text-properties/>
    </style:style>
    <style:style style:family="paragraph" style:name="P680">
      <style:paragraph-properties fo:line-height="0.800cm" style:page-number="auto"/>
      <style:text-properties/>
    </style:style>
    <style:style style:family="paragraph" style:name="P681">
      <style:paragraph-properties style:page-number="auto"/>
      <style:text-properties fo:font-size="1pt" style:font-size-asian="1pt" style:font-size-complex="1pt"/>
    </style:style>
    <style:style style:family="paragraph" style:name="P682">
      <style:paragraph-properties fo:line-height="0.635cm" style:page-number="auto"/>
      <style:text-properties/>
    </style:style>
    <style:style style:family="paragraph" style:name="P683">
      <style:paragraph-properties fo:line-height="0.635cm" style:page-number="auto"/>
      <style:text-properties/>
    </style:style>
    <style:style style:family="paragraph" style:name="P684">
      <style:paragraph-properties fo:line-height="0.635cm" style:page-number="auto"/>
      <style:text-properties/>
    </style:style>
    <style:style style:family="paragraph" style:name="P685">
      <style:paragraph-properties fo:line-height="0.635cm" style:page-number="auto"/>
      <style:text-properties/>
    </style:style>
    <style:style style:family="paragraph" style:name="P686">
      <style:paragraph-properties fo:line-height="0.635cm" style:page-number="auto"/>
      <style:text-properties/>
    </style:style>
    <style:style style:family="paragraph" style:name="P687">
      <style:paragraph-properties fo:line-height="0.635cm" style:page-number="auto"/>
      <style:text-properties/>
    </style:style>
    <style:style style:family="paragraph" style:name="P688">
      <style:paragraph-properties fo:line-height="0.635cm" style:page-number="auto"/>
      <style:text-properties/>
    </style:style>
    <style:style style:family="paragraph" style:name="P689">
      <style:paragraph-properties fo:line-height="0.635cm" style:page-number="auto"/>
      <style:text-properties/>
    </style:style>
    <style:style style:family="paragraph" style:name="P690">
      <style:paragraph-properties fo:line-height="0.635cm" style:page-number="auto"/>
      <style:text-properties/>
    </style:style>
    <style:style style:family="paragraph" style:name="P691">
      <style:paragraph-properties fo:line-height="0.635cm" style:page-number="auto"/>
      <style:text-properties/>
    </style:style>
    <style:style style:family="paragraph" style:name="P692">
      <style:paragraph-properties fo:line-height="0.635cm" style:page-number="auto"/>
      <style:text-properties/>
    </style:style>
    <style:style style:family="paragraph" style:name="P693">
      <style:paragraph-properties fo:line-height="0.635cm" style:page-number="auto"/>
      <style:text-properties/>
    </style:style>
    <style:style style:family="paragraph" style:name="P694">
      <style:paragraph-properties fo:line-height="0.635cm" style:page-number="auto"/>
      <style:text-properties/>
    </style:style>
    <style:style style:family="paragraph" style:name="P695">
      <style:paragraph-properties fo:line-height="0.635cm" style:page-number="auto"/>
      <style:text-properties/>
    </style:style>
    <style:style style:family="paragraph" style:name="P696">
      <style:paragraph-properties fo:line-height="0.635cm" style:page-number="auto"/>
      <style:text-properties/>
    </style:style>
    <style:style style:family="paragraph" style:name="P697">
      <style:paragraph-properties fo:line-height="0.635cm" style:page-number="auto"/>
      <style:text-properties/>
    </style:style>
    <style:style style:family="paragraph" style:name="P698">
      <style:paragraph-properties fo:line-height="0.635cm" style:page-number="auto"/>
      <style:text-properties/>
    </style:style>
    <style:style style:family="paragraph" style:name="P699">
      <style:paragraph-properties fo:line-height="0.635cm" style:page-number="auto"/>
      <style:text-properties/>
    </style:style>
    <style:style style:family="paragraph" style:name="P700">
      <style:paragraph-properties fo:line-height="0.635cm" style:page-number="auto"/>
      <style:text-properties/>
    </style:style>
    <style:style style:family="paragraph" style:name="P701">
      <style:paragraph-properties fo:line-height="0.635cm" style:page-number="auto"/>
      <style:text-properties/>
    </style:style>
    <style:style style:family="paragraph" style:name="P702">
      <style:paragraph-properties fo:line-height="0.635cm" style:page-number="auto"/>
      <style:text-properties/>
    </style:style>
    <style:style style:family="paragraph" style:name="P703">
      <style:paragraph-properties fo:line-height="0.635cm" style:page-number="auto"/>
      <style:text-properties/>
    </style:style>
    <style:style style:family="paragraph" style:name="P704">
      <style:paragraph-properties fo:line-height="0.635cm" style:page-number="auto"/>
      <style:text-properties/>
    </style:style>
    <style:style style:family="paragraph" style:name="P705">
      <style:paragraph-properties fo:line-height="0.635cm" style:page-number="auto"/>
      <style:text-properties/>
    </style:style>
    <style:style style:family="paragraph" style:name="P706">
      <style:paragraph-properties fo:line-height="0.635cm" style:page-number="auto"/>
      <style:text-properties/>
    </style:style>
    <style:style style:family="paragraph" style:name="P707">
      <style:paragraph-properties fo:line-height="0.635cm" style:page-number="auto"/>
      <style:text-properties/>
    </style:style>
    <style:style style:family="paragraph" style:name="P708">
      <style:paragraph-properties fo:line-height="0.635cm" style:page-number="auto"/>
      <style:text-properties/>
    </style:style>
    <style:style style:family="paragraph" style:name="P709">
      <style:paragraph-properties fo:line-height="0.635cm" style:page-number="auto"/>
      <style:text-properties/>
    </style:style>
    <style:style style:family="paragraph" style:name="P710">
      <style:paragraph-properties fo:line-height="0.635cm" style:page-number="auto"/>
      <style:text-properties/>
    </style:style>
    <style:style style:family="paragraph" style:name="P711">
      <style:paragraph-properties fo:line-height="0.635cm" style:page-number="auto"/>
      <style:text-properties/>
    </style:style>
    <style:style style:family="paragraph" style:name="P712">
      <style:paragraph-properties fo:line-height="0.635cm" style:page-number="auto"/>
      <style:text-properties/>
    </style:style>
    <style:style style:family="paragraph" style:name="P713">
      <style:paragraph-properties fo:line-height="0.635cm" style:page-number="auto"/>
      <style:text-properties/>
    </style:style>
    <style:style style:family="paragraph" style:name="P714">
      <style:paragraph-properties fo:line-height="0.635cm" style:page-number="auto"/>
      <style:text-properties/>
    </style:style>
    <style:style style:family="paragraph" style:name="P715">
      <style:paragraph-properties fo:line-height="0.635cm" style:page-number="auto"/>
      <style:text-properties/>
    </style:style>
    <style:style style:family="paragraph" style:name="P716">
      <style:paragraph-properties fo:line-height="0.635cm" style:page-number="auto"/>
      <style:text-properties/>
    </style:style>
    <style:style style:family="paragraph" style:name="P717">
      <style:paragraph-properties fo:line-height="0.635cm" style:page-number="auto"/>
      <style:text-properties/>
    </style:style>
    <style:style style:family="paragraph" style:name="P718">
      <style:paragraph-properties fo:line-height="0.635cm" style:page-number="auto"/>
      <style:text-properties/>
    </style:style>
    <style:style style:family="paragraph" style:name="P719">
      <style:paragraph-properties fo:line-height="0.635cm" style:page-number="auto"/>
      <style:text-properties/>
    </style:style>
    <style:style style:family="paragraph" style:name="P720">
      <style:paragraph-properties fo:line-height="0.635cm" style:page-number="auto"/>
      <style:text-properties/>
    </style:style>
    <style:style style:family="paragraph" style:name="P721">
      <style:paragraph-properties fo:line-height="0.635cm" style:page-number="auto"/>
      <style:text-properties/>
    </style:style>
    <style:style style:family="paragraph" style:name="P722">
      <style:paragraph-properties fo:line-height="0.635cm" style:page-number="auto"/>
      <style:text-properties/>
    </style:style>
    <style:style style:family="paragraph" style:name="P723">
      <style:paragraph-properties fo:line-height="0.934cm" style:page-number="auto"/>
      <style:text-properties/>
    </style:style>
    <style:style style:family="paragraph" style:name="P724">
      <style:paragraph-properties style:page-number="auto"/>
      <style:text-properties fo:font-size="1pt" style:font-size-asian="1pt" style:font-size-complex="1pt"/>
    </style:style>
    <style:style style:family="paragraph" style:name="P725">
      <style:paragraph-properties fo:line-height="0.635cm" style:page-number="auto"/>
      <style:text-properties/>
    </style:style>
    <style:style style:family="paragraph" style:name="P727">
      <style:paragraph-properties fo:line-height="0.635cm" style:page-number="auto"/>
      <style:text-properties/>
    </style:style>
    <style:style style:family="paragraph" style:name="P728">
      <style:paragraph-properties fo:line-height="0.635cm" style:page-number="auto"/>
      <style:text-properties/>
    </style:style>
    <style:style style:family="paragraph" style:name="P729">
      <style:paragraph-properties fo:line-height="0.635cm" style:page-number="auto"/>
      <style:text-properties/>
    </style:style>
    <style:style style:family="paragraph" style:name="P730">
      <style:paragraph-properties fo:line-height="0.635cm" style:page-number="auto"/>
      <style:text-properties/>
    </style:style>
    <style:style style:family="paragraph" style:name="P731">
      <style:paragraph-properties fo:line-height="0.635cm" style:page-number="auto"/>
      <style:text-properties/>
    </style:style>
    <style:style style:family="paragraph" style:name="P732">
      <style:paragraph-properties fo:line-height="0.635cm" style:page-number="auto"/>
      <style:text-properties/>
    </style:style>
    <style:style style:family="paragraph" style:name="P733">
      <style:paragraph-properties fo:line-height="0.635cm" style:page-number="auto"/>
      <style:text-properties/>
    </style:style>
    <style:style style:family="paragraph" style:name="P734">
      <style:paragraph-properties fo:line-height="0.635cm" style:page-number="auto"/>
      <style:text-properties/>
    </style:style>
    <style:style style:family="paragraph" style:name="P735">
      <style:paragraph-properties fo:line-height="0.635cm" style:page-number="auto"/>
      <style:text-properties/>
    </style:style>
    <style:style style:family="paragraph" style:name="P736">
      <style:paragraph-properties fo:line-height="0.635cm" style:page-number="auto"/>
      <style:text-properties/>
    </style:style>
    <style:style style:family="paragraph" style:name="P737">
      <style:paragraph-properties fo:line-height="0.635cm" style:page-number="auto"/>
      <style:text-properties/>
    </style:style>
    <style:style style:family="paragraph" style:name="P738">
      <style:paragraph-properties fo:line-height="0.635cm" style:page-number="auto"/>
      <style:text-properties/>
    </style:style>
    <style:style style:family="paragraph" style:name="P739">
      <style:paragraph-properties fo:line-height="0.635cm" style:page-number="auto"/>
      <style:text-properties/>
    </style:style>
    <style:style style:family="paragraph" style:name="P740">
      <style:paragraph-properties fo:line-height="0.635cm" style:page-number="auto"/>
      <style:text-properties/>
    </style:style>
    <style:style style:family="paragraph" style:name="P741">
      <style:paragraph-properties fo:line-height="0.635cm" style:page-number="auto"/>
      <style:text-properties/>
    </style:style>
    <style:style style:family="paragraph" style:name="P742">
      <style:paragraph-properties fo:line-height="0.635cm" style:page-number="auto"/>
      <style:text-properties/>
    </style:style>
    <style:style style:family="paragraph" style:name="P743">
      <style:paragraph-properties fo:line-height="0.635cm" style:page-number="auto"/>
      <style:text-properties/>
    </style:style>
    <style:style style:family="paragraph" style:name="P744">
      <style:paragraph-properties fo:line-height="0.635cm" style:page-number="auto"/>
      <style:text-properties/>
    </style:style>
    <style:style style:family="paragraph" style:name="P745">
      <style:paragraph-properties fo:line-height="0.635cm" style:page-number="auto"/>
      <style:text-properties/>
    </style:style>
    <style:style style:family="paragraph" style:name="P746">
      <style:paragraph-properties fo:line-height="0.635cm" style:page-number="auto"/>
      <style:text-properties/>
    </style:style>
    <style:style style:family="paragraph" style:name="P747">
      <style:paragraph-properties fo:line-height="0.635cm" style:page-number="auto"/>
      <style:text-properties/>
    </style:style>
    <style:style style:family="paragraph" style:name="P748">
      <style:paragraph-properties fo:line-height="0.635cm" style:page-number="auto"/>
      <style:text-properties/>
    </style:style>
    <style:style style:family="paragraph" style:name="P749">
      <style:paragraph-properties fo:line-height="0.635cm" style:page-number="auto"/>
      <style:text-properties/>
    </style:style>
    <style:style style:family="paragraph" style:name="P750">
      <style:paragraph-properties fo:line-height="0.635cm" style:page-number="auto"/>
      <style:text-properties/>
    </style:style>
    <style:style style:family="paragraph" style:name="P751">
      <style:paragraph-properties fo:line-height="0.635cm" style:page-number="auto"/>
      <style:text-properties/>
    </style:style>
    <style:style style:family="paragraph" style:name="P752">
      <style:paragraph-properties fo:line-height="0.635cm" style:page-number="auto"/>
      <style:text-properties/>
    </style:style>
    <style:style style:family="paragraph" style:name="P753">
      <style:paragraph-properties fo:line-height="0.635cm" style:page-number="auto"/>
      <style:text-properties/>
    </style:style>
    <style:style style:family="paragraph" style:name="P754">
      <style:paragraph-properties fo:line-height="0.635cm" style:page-number="auto"/>
      <style:text-properties/>
    </style:style>
    <style:style style:family="paragraph" style:name="P755">
      <style:paragraph-properties fo:line-height="0.635cm" style:page-number="auto"/>
      <style:text-properties/>
    </style:style>
    <style:style style:family="paragraph" style:name="P756">
      <style:paragraph-properties fo:line-height="0.635cm" style:page-number="auto"/>
      <style:text-properties/>
    </style:style>
    <style:style style:family="paragraph" style:name="P757">
      <style:paragraph-properties fo:line-height="0.635cm" style:page-number="auto"/>
      <style:text-properties/>
    </style:style>
    <style:style style:family="paragraph" style:name="P758">
      <style:paragraph-properties fo:line-height="0.635cm" style:page-number="auto"/>
      <style:text-properties/>
    </style:style>
    <style:style style:family="paragraph" style:name="P759">
      <style:paragraph-properties fo:line-height="0.635cm" style:page-number="auto"/>
      <style:text-properties/>
    </style:style>
    <style:style style:family="paragraph" style:name="P760">
      <style:paragraph-properties fo:line-height="0.635cm" style:page-number="auto"/>
      <style:text-properties/>
    </style:style>
    <style:style style:family="paragraph" style:name="P761">
      <style:paragraph-properties fo:line-height="0.635cm" style:page-number="auto"/>
      <style:text-properties/>
    </style:style>
    <style:style style:family="paragraph" style:name="P762">
      <style:paragraph-properties fo:line-height="0.635cm" style:page-number="auto"/>
      <style:text-properties/>
    </style:style>
    <style:style style:family="paragraph" style:name="P763">
      <style:paragraph-properties fo:line-height="0.635cm" style:page-number="auto"/>
      <style:text-properties/>
    </style:style>
    <style:style style:family="paragraph" style:name="P764">
      <style:paragraph-properties fo:line-height="0.635cm" style:page-number="auto"/>
      <style:text-properties/>
    </style:style>
    <style:style style:family="paragraph" style:name="P765">
      <style:paragraph-properties fo:line-height="0.851cm" style:page-number="auto"/>
      <style:text-properties/>
    </style:style>
    <style:style style:family="paragraph" style:name="P766">
      <style:paragraph-properties style:page-number="auto"/>
      <style:text-properties fo:font-size="1pt" style:font-size-asian="1pt" style:font-size-complex="1pt"/>
    </style:style>
    <style:style style:family="paragraph" style:name="P767">
      <style:paragraph-properties style:page-number="auto"/>
      <style:text-properties fo:font-size="1pt" style:font-size-asian="1pt" style:font-size-complex="1pt"/>
    </style:style>
    <style:style style:family="paragraph" style:name="P768">
      <style:paragraph-properties fo:line-height="0.635cm" style:page-number="auto"/>
      <style:text-properties/>
    </style:style>
    <style:style style:family="paragraph" style:name="P770">
      <style:paragraph-properties fo:line-height="0.635cm" style:page-number="auto"/>
      <style:text-properties/>
    </style:style>
    <style:style style:family="paragraph" style:name="P771">
      <style:paragraph-properties fo:line-height="0.635cm" style:page-number="auto"/>
      <style:text-properties/>
    </style:style>
    <style:style style:family="paragraph" style:name="P772">
      <style:paragraph-properties fo:line-height="0.635cm" style:page-number="auto"/>
      <style:text-properties/>
    </style:style>
    <style:style style:family="paragraph" style:name="P773">
      <style:paragraph-properties fo:line-height="0.635cm" style:page-number="auto"/>
      <style:text-properties/>
    </style:style>
    <style:style style:family="paragraph" style:name="P774">
      <style:paragraph-properties fo:line-height="0.635cm" style:page-number="auto"/>
      <style:text-properties/>
    </style:style>
    <style:style style:family="paragraph" style:name="P775">
      <style:paragraph-properties fo:line-height="0.635cm" style:page-number="auto"/>
      <style:text-properties/>
    </style:style>
    <style:style style:family="paragraph" style:name="P776">
      <style:paragraph-properties fo:line-height="0.635cm" style:page-number="auto"/>
      <style:text-properties/>
    </style:style>
    <style:style style:family="paragraph" style:name="P777">
      <style:paragraph-properties fo:line-height="0.635cm" style:page-number="auto"/>
      <style:text-properties/>
    </style:style>
    <style:style style:family="paragraph" style:name="P778">
      <style:paragraph-properties fo:line-height="0.635cm" style:page-number="auto"/>
      <style:text-properties/>
    </style:style>
    <style:style style:family="paragraph" style:name="P779">
      <style:paragraph-properties fo:line-height="0.635cm" style:page-number="auto"/>
      <style:text-properties/>
    </style:style>
    <style:style style:family="paragraph" style:name="P780">
      <style:paragraph-properties fo:line-height="0.635cm" style:page-number="auto"/>
      <style:text-properties/>
    </style:style>
    <style:style style:family="paragraph" style:name="P781">
      <style:paragraph-properties fo:line-height="0.635cm" style:page-number="auto"/>
      <style:text-properties/>
    </style:style>
    <style:style style:family="paragraph" style:name="P782">
      <style:paragraph-properties fo:line-height="0.635cm" style:page-number="auto"/>
      <style:text-properties/>
    </style:style>
    <style:style style:family="paragraph" style:name="P783">
      <style:paragraph-properties fo:line-height="0.635cm" style:page-number="auto"/>
      <style:text-properties/>
    </style:style>
    <style:style style:family="paragraph" style:name="P784">
      <style:paragraph-properties fo:line-height="0.635cm" style:page-number="auto"/>
      <style:text-properties/>
    </style:style>
    <style:style style:family="paragraph" style:name="P785">
      <style:paragraph-properties fo:line-height="0.635cm" style:page-number="auto"/>
      <style:text-properties/>
    </style:style>
    <style:style style:family="paragraph" style:name="P786">
      <style:paragraph-properties fo:line-height="0.635cm" style:page-number="auto"/>
      <style:text-properties/>
    </style:style>
    <style:style style:family="paragraph" style:name="P787">
      <style:paragraph-properties fo:line-height="0.635cm" style:page-number="auto"/>
      <style:text-properties/>
    </style:style>
    <style:style style:family="paragraph" style:name="P788">
      <style:paragraph-properties fo:line-height="0.635cm" style:page-number="auto"/>
      <style:text-properties/>
    </style:style>
    <style:style style:family="paragraph" style:name="P789">
      <style:paragraph-properties fo:line-height="0.635cm" style:page-number="auto"/>
      <style:text-properties/>
    </style:style>
    <style:style style:family="paragraph" style:name="P790">
      <style:paragraph-properties fo:line-height="0.635cm" style:page-number="auto"/>
      <style:text-properties/>
    </style:style>
    <style:style style:family="paragraph" style:name="P791">
      <style:paragraph-properties fo:line-height="0.635cm" style:page-number="auto"/>
      <style:text-properties/>
    </style:style>
    <style:style style:family="paragraph" style:name="P792">
      <style:paragraph-properties fo:line-height="0.635cm" style:page-number="auto"/>
      <style:text-properties/>
    </style:style>
    <style:style style:family="paragraph" style:name="P793">
      <style:paragraph-properties fo:line-height="0.635cm" style:page-number="auto"/>
      <style:text-properties/>
    </style:style>
    <style:style style:family="paragraph" style:name="P794">
      <style:paragraph-properties fo:line-height="0.635cm" style:page-number="auto"/>
      <style:text-properties/>
    </style:style>
    <style:style style:family="paragraph" style:name="P795">
      <style:paragraph-properties fo:line-height="0.635cm" style:page-number="auto"/>
      <style:text-properties/>
    </style:style>
    <style:style style:family="paragraph" style:name="P796">
      <style:paragraph-properties fo:line-height="0.635cm" style:page-number="auto"/>
      <style:text-properties/>
    </style:style>
    <style:style style:family="paragraph" style:name="P797">
      <style:paragraph-properties fo:line-height="0.635cm" style:page-number="auto"/>
      <style:text-properties/>
    </style:style>
    <style:style style:family="paragraph" style:name="P798">
      <style:paragraph-properties fo:line-height="0.635cm" style:page-number="auto"/>
      <style:text-properties/>
    </style:style>
    <style:style style:family="paragraph" style:name="P799">
      <style:paragraph-properties fo:line-height="0.635cm" style:page-number="auto"/>
      <style:text-properties/>
    </style:style>
    <style:style style:family="paragraph" style:name="P800">
      <style:paragraph-properties fo:line-height="0.635cm" style:page-number="auto"/>
      <style:text-properties/>
    </style:style>
    <style:style style:family="paragraph" style:name="P801">
      <style:paragraph-properties fo:line-height="0.635cm" style:page-number="auto"/>
      <style:text-properties/>
    </style:style>
    <style:style style:family="paragraph" style:name="P802">
      <style:paragraph-properties fo:line-height="0.635cm" style:page-number="auto"/>
      <style:text-properties/>
    </style:style>
    <style:style style:family="paragraph" style:name="P803">
      <style:paragraph-properties fo:line-height="0.635cm" style:page-number="auto"/>
      <style:text-properties/>
    </style:style>
    <style:style style:family="paragraph" style:name="P804">
      <style:paragraph-properties fo:line-height="0.635cm" style:page-number="auto"/>
      <style:text-properties/>
    </style:style>
    <style:style style:family="paragraph" style:name="P805">
      <style:paragraph-properties fo:line-height="0.635cm" style:page-number="auto"/>
      <style:text-properties/>
    </style:style>
    <style:style style:family="paragraph" style:name="P806">
      <style:paragraph-properties fo:line-height="0.775cm" style:page-number="auto"/>
      <style:text-properties/>
    </style:style>
    <style:style style:family="paragraph" style:name="P807">
      <style:paragraph-properties style:page-number="auto"/>
      <style:text-properties fo:font-size="1pt" style:font-size-asian="1pt" style:font-size-complex="1pt"/>
    </style:style>
    <style:style style:family="paragraph" style:name="P808">
      <style:paragraph-properties style:page-number="auto"/>
      <style:text-properties fo:font-size="1pt" style:font-size-asian="1pt" style:font-size-complex="1pt"/>
    </style:style>
    <style:style style:family="paragraph" style:name="P809">
      <style:paragraph-properties fo:line-height="0.635cm" style:page-number="auto"/>
      <style:text-properties/>
    </style:style>
    <style:style style:family="paragraph" style:name="P811">
      <style:paragraph-properties fo:line-height="0.635cm" style:page-number="auto"/>
      <style:text-properties/>
    </style:style>
    <style:style style:family="paragraph" style:name="P812">
      <style:paragraph-properties fo:line-height="0.635cm" style:page-number="auto"/>
      <style:text-properties/>
    </style:style>
    <style:style style:family="paragraph" style:name="P813">
      <style:paragraph-properties fo:line-height="0.635cm" style:page-number="auto"/>
      <style:text-properties/>
    </style:style>
    <style:style style:family="paragraph" style:name="P814">
      <style:paragraph-properties fo:line-height="0.635cm" style:page-number="auto"/>
      <style:text-properties/>
    </style:style>
    <style:style style:family="paragraph" style:name="P815">
      <style:paragraph-properties fo:line-height="0.635cm" style:page-number="auto"/>
      <style:text-properties/>
    </style:style>
    <style:style style:family="paragraph" style:name="P816">
      <style:paragraph-properties fo:line-height="0.635cm" style:page-number="auto"/>
      <style:text-properties/>
    </style:style>
    <style:style style:family="paragraph" style:name="P817">
      <style:paragraph-properties fo:line-height="0.635cm" style:page-number="auto"/>
      <style:text-properties/>
    </style:style>
    <style:style style:family="paragraph" style:name="P818">
      <style:paragraph-properties fo:line-height="0.635cm" style:page-number="auto"/>
      <style:text-properties/>
    </style:style>
    <style:style style:family="paragraph" style:name="P819">
      <style:paragraph-properties fo:line-height="0.635cm" style:page-number="auto"/>
      <style:text-properties/>
    </style:style>
    <style:style style:family="paragraph" style:name="P820">
      <style:paragraph-properties fo:line-height="0.635cm" style:page-number="auto"/>
      <style:text-properties/>
    </style:style>
    <style:style style:family="paragraph" style:name="P821">
      <style:paragraph-properties fo:line-height="0.635cm" style:page-number="auto"/>
      <style:text-properties/>
    </style:style>
    <style:style style:family="paragraph" style:name="P822">
      <style:paragraph-properties fo:line-height="0.635cm" style:page-number="auto"/>
      <style:text-properties/>
    </style:style>
    <style:style style:family="paragraph" style:name="P823">
      <style:paragraph-properties fo:line-height="0.635cm" style:page-number="auto"/>
      <style:text-properties/>
    </style:style>
    <style:style style:family="paragraph" style:name="P824">
      <style:paragraph-properties fo:line-height="0.635cm" style:page-number="auto"/>
      <style:text-properties/>
    </style:style>
    <style:style style:family="paragraph" style:name="P825">
      <style:paragraph-properties fo:line-height="0.635cm" style:page-number="auto"/>
      <style:text-properties/>
    </style:style>
    <style:style style:family="paragraph" style:name="P826">
      <style:paragraph-properties fo:line-height="0.635cm" style:page-number="auto"/>
      <style:text-properties/>
    </style:style>
    <style:style style:family="paragraph" style:name="P827">
      <style:paragraph-properties fo:line-height="0.635cm" style:page-number="auto"/>
      <style:text-properties/>
    </style:style>
    <style:style style:family="paragraph" style:name="P828">
      <style:paragraph-properties fo:line-height="0.635cm" style:page-number="auto"/>
      <style:text-properties/>
    </style:style>
    <style:style style:family="paragraph" style:name="P829">
      <style:paragraph-properties fo:line-height="0.635cm" style:page-number="auto"/>
      <style:text-properties/>
    </style:style>
    <style:style style:family="paragraph" style:name="P830">
      <style:paragraph-properties fo:line-height="0.635cm" style:page-number="auto"/>
      <style:text-properties/>
    </style:style>
    <style:style style:family="paragraph" style:name="P831">
      <style:paragraph-properties fo:line-height="0.635cm" style:page-number="auto"/>
      <style:text-properties/>
    </style:style>
    <style:style style:family="paragraph" style:name="P832">
      <style:paragraph-properties fo:line-height="0.635cm" style:page-number="auto"/>
      <style:text-properties/>
    </style:style>
    <style:style style:family="paragraph" style:name="P833">
      <style:paragraph-properties fo:line-height="0.635cm" style:page-number="auto"/>
      <style:text-properties/>
    </style:style>
    <style:style style:family="paragraph" style:name="P834">
      <style:paragraph-properties fo:line-height="0.635cm" style:page-number="auto"/>
      <style:text-properties/>
    </style:style>
    <style:style style:family="paragraph" style:name="P835">
      <style:paragraph-properties fo:line-height="0.635cm" style:page-number="auto"/>
      <style:text-properties/>
    </style:style>
    <style:style style:family="paragraph" style:name="P836">
      <style:paragraph-properties fo:line-height="0.635cm" style:page-number="auto"/>
      <style:text-properties/>
    </style:style>
    <style:style style:family="paragraph" style:name="P837">
      <style:paragraph-properties fo:line-height="0.635cm" style:page-number="auto"/>
      <style:text-properties/>
    </style:style>
    <style:style style:family="paragraph" style:name="P838">
      <style:paragraph-properties fo:line-height="0.635cm" style:page-number="auto"/>
      <style:text-properties/>
    </style:style>
    <style:style style:family="paragraph" style:name="P839">
      <style:paragraph-properties fo:line-height="0.635cm" style:page-number="auto"/>
      <style:text-properties/>
    </style:style>
    <style:style style:family="paragraph" style:name="P840">
      <style:paragraph-properties fo:line-height="0.635cm" style:page-number="auto"/>
      <style:text-properties/>
    </style:style>
    <style:style style:family="paragraph" style:name="P841">
      <style:paragraph-properties fo:line-height="0.635cm" style:page-number="auto"/>
      <style:text-properties/>
    </style:style>
    <style:style style:family="paragraph" style:name="P842">
      <style:paragraph-properties fo:line-height="0.635cm" style:page-number="auto"/>
      <style:text-properties/>
    </style:style>
    <style:style style:family="paragraph" style:name="P843">
      <style:paragraph-properties fo:line-height="0.635cm" style:page-number="auto"/>
      <style:text-properties/>
    </style:style>
    <style:style style:family="paragraph" style:name="P844">
      <style:paragraph-properties fo:line-height="0.635cm" style:page-number="auto"/>
      <style:text-properties/>
    </style:style>
    <style:style style:family="paragraph" style:name="P845">
      <style:paragraph-properties fo:line-height="0.635cm" style:page-number="auto"/>
      <style:text-properties/>
    </style:style>
    <style:style style:family="paragraph" style:name="P846">
      <style:paragraph-properties fo:line-height="0.635cm" style:page-number="auto"/>
      <style:text-properties/>
    </style:style>
    <style:style style:family="paragraph" style:name="P847">
      <style:paragraph-properties fo:line-height="0.635cm" style:page-number="auto"/>
      <style:text-properties/>
    </style:style>
    <style:style style:family="paragraph" style:name="P848">
      <style:paragraph-properties fo:line-height="0.635cm" style:page-number="auto"/>
      <style:text-properties/>
    </style:style>
    <style:style style:family="paragraph" style:name="P849">
      <style:paragraph-properties fo:line-height="0.851cm" style:page-number="auto"/>
      <style:text-properties/>
    </style:style>
    <style:style style:family="paragraph" style:name="P850">
      <style:paragraph-properties style:page-number="auto"/>
      <style:text-properties fo:font-size="1pt" style:font-size-asian="1pt" style:font-size-complex="1pt"/>
    </style:style>
    <style:style style:family="paragraph" style:name="P851">
      <style:paragraph-properties style:page-number="auto"/>
      <style:text-properties fo:font-size="1pt" style:font-size-asian="1pt" style:font-size-complex="1pt"/>
    </style:style>
    <style:style style:family="paragraph" style:name="P852">
      <style:paragraph-properties style:page-number="auto"/>
      <style:text-properties fo:font-size="1pt" style:font-size-asian="1pt" style:font-size-complex="1pt"/>
    </style:style>
    <style:style style:family="paragraph" style:name="P854">
      <style:paragraph-properties style:page-number="auto"/>
      <style:text-properties fo:font-size="1pt" style:font-size-asian="1pt" style:font-size-complex="1pt"/>
    </style:style>
    <style:style style:family="paragraph" style:name="P855">
      <style:paragraph-properties style:page-number="auto"/>
      <style:text-properties fo:font-size="1pt" style:font-size-asian="1pt" style:font-size-complex="1pt"/>
    </style:style>
    <style:style style:family="paragraph" style:name="P856">
      <style:paragraph-properties style:page-number="auto"/>
      <style:text-properties fo:font-size="1pt" style:font-size-asian="1pt" style:font-size-complex="1pt"/>
    </style:style>
    <style:style style:family="paragraph" style:name="P858">
      <style:paragraph-properties style:page-number="auto"/>
      <style:text-properties fo:font-size="1pt" style:font-size-asian="1pt" style:font-size-complex="1pt"/>
    </style:style>
    <style:style style:family="paragraph" style:name="P859">
      <style:paragraph-properties style:page-number="auto"/>
      <style:text-properties fo:font-size="1pt" style:font-size-asian="1pt" style:font-size-complex="1pt"/>
    </style:style>
    <style:style style:family="paragraph" style:name="P860">
      <style:paragraph-properties style:page-number="auto"/>
      <style:text-properties fo:font-size="1pt" style:font-size-asian="1pt" style:font-size-complex="1pt"/>
    </style:style>
    <style:style style:family="paragraph" style:name="P861">
      <style:paragraph-properties style:page-number="auto"/>
      <style:text-properties fo:font-size="1pt" style:font-size-asian="1pt" style:font-size-complex="1pt"/>
    </style:style>
    <style:style style:family="paragraph" style:name="P863">
      <style:paragraph-properties style:page-number="auto"/>
      <style:text-properties fo:font-size="1pt" style:font-size-asian="1pt" style:font-size-complex="1pt"/>
    </style:style>
    <style:style style:family="paragraph" style:name="P864">
      <style:paragraph-properties fo:margin-top="0.068cm" fo:margin-bottom="0.068cm" fo:line-height="0.423cm" style:page-number="auto"/>
      <style:text-properties fo:font-size="9.6pt" style:font-size-asian="9.6pt" style:font-size-complex="9.6pt"/>
    </style:style>
    <style:style style:family="paragraph" style:name="P865">
      <style:paragraph-properties style:page-number="auto"/>
      <style:text-properties fo:font-size="1pt" style:font-size-asian="1pt" style:font-size-complex="1pt"/>
    </style:style>
    <style:style style:family="paragraph" style:name="P866">
      <style:paragraph-properties style:page-number="auto"/>
      <style:text-properties fo:font-size="1pt" style:font-size-asian="1pt" style:font-size-complex="1pt"/>
    </style:style>
    <style:style style:family="paragraph" style:name="P867">
      <style:paragraph-properties fo:line-height="0.635cm" style:page-number="auto"/>
      <style:text-properties/>
    </style:style>
    <style:style style:family="paragraph" style:name="P868">
      <style:paragraph-properties fo:line-height="0.635cm" style:page-number="auto"/>
      <style:text-properties/>
    </style:style>
    <style:style style:family="paragraph" style:name="P869">
      <style:paragraph-properties fo:line-height="0.635cm" style:page-number="auto"/>
      <style:text-properties/>
    </style:style>
    <style:style style:family="paragraph" style:name="P870">
      <style:paragraph-properties fo:line-height="0.635cm" style:page-number="auto"/>
      <style:text-properties/>
    </style:style>
    <style:style style:family="paragraph" style:name="P871">
      <style:paragraph-properties fo:line-height="0.635cm" style:page-number="auto"/>
      <style:text-properties/>
    </style:style>
    <style:style style:family="paragraph" style:name="P872">
      <style:paragraph-properties fo:line-height="0.635cm" style:page-number="auto"/>
      <style:text-properties/>
    </style:style>
    <style:style style:family="paragraph" style:name="P873">
      <style:paragraph-properties fo:line-height="0.635cm" style:page-number="auto"/>
      <style:text-properties/>
    </style:style>
    <style:style style:family="paragraph" style:name="P874">
      <style:paragraph-properties fo:line-height="0.635cm" style:page-number="auto"/>
      <style:text-properties/>
    </style:style>
    <style:style style:family="paragraph" style:name="P875">
      <style:paragraph-properties fo:line-height="0.635cm" style:page-number="auto"/>
      <style:text-properties/>
    </style:style>
    <style:style style:family="paragraph" style:name="P876">
      <style:paragraph-properties fo:line-height="0.635cm" style:page-number="auto"/>
      <style:text-properties/>
    </style:style>
    <style:style style:family="paragraph" style:name="P877">
      <style:paragraph-properties fo:line-height="0.635cm" style:page-number="auto"/>
      <style:text-properties/>
    </style:style>
    <style:style style:family="paragraph" style:name="P878">
      <style:paragraph-properties fo:line-height="0.635cm" style:page-number="auto"/>
      <style:text-properties/>
    </style:style>
    <style:style style:family="paragraph" style:name="P879">
      <style:paragraph-properties fo:line-height="0.635cm" style:page-number="auto"/>
      <style:text-properties/>
    </style:style>
    <style:style style:family="paragraph" style:name="P880">
      <style:paragraph-properties fo:line-height="0.635cm" style:page-number="auto"/>
      <style:text-properties/>
    </style:style>
    <style:style style:family="paragraph" style:name="P881">
      <style:paragraph-properties fo:line-height="0.635cm" style:page-number="auto"/>
      <style:text-properties/>
    </style:style>
    <style:style style:family="paragraph" style:name="P882">
      <style:paragraph-properties fo:line-height="0.635cm" style:page-number="auto"/>
      <style:text-properties/>
    </style:style>
    <style:style style:family="paragraph" style:name="P883">
      <style:paragraph-properties fo:line-height="0.635cm" style:page-number="auto"/>
      <style:text-properties/>
    </style:style>
    <style:style style:family="paragraph" style:name="P884">
      <style:paragraph-properties fo:line-height="0.635cm" style:page-number="auto"/>
      <style:text-properties/>
    </style:style>
    <style:style style:family="paragraph" style:name="P885">
      <style:paragraph-properties fo:line-height="0.635cm" style:page-number="auto"/>
      <style:text-properties/>
    </style:style>
    <style:style style:family="paragraph" style:name="P886">
      <style:paragraph-properties fo:line-height="0.635cm" style:page-number="auto"/>
      <style:text-properties/>
    </style:style>
    <style:style style:family="paragraph" style:name="P887">
      <style:paragraph-properties fo:line-height="0.635cm" style:page-number="auto"/>
      <style:text-properties/>
    </style:style>
    <style:style style:family="paragraph" style:name="P888">
      <style:paragraph-properties fo:line-height="0.635cm" style:page-number="auto"/>
      <style:text-properties/>
    </style:style>
    <style:style style:family="paragraph" style:name="P889">
      <style:paragraph-properties fo:line-height="0.635cm" style:page-number="auto"/>
      <style:text-properties/>
    </style:style>
    <style:style style:family="paragraph" style:name="P890">
      <style:paragraph-properties fo:line-height="0.635cm" style:page-number="auto"/>
      <style:text-properties/>
    </style:style>
    <style:style style:family="paragraph" style:name="P891">
      <style:paragraph-properties fo:line-height="0.635cm" style:page-number="auto"/>
      <style:text-properties/>
    </style:style>
    <style:style style:family="paragraph" style:name="P892">
      <style:paragraph-properties fo:line-height="0.635cm" style:page-number="auto"/>
      <style:text-properties/>
    </style:style>
    <style:style style:family="paragraph" style:name="P893">
      <style:paragraph-properties fo:line-height="0.635cm" style:page-number="auto"/>
      <style:text-properties/>
    </style:style>
    <style:style style:family="paragraph" style:name="P894">
      <style:paragraph-properties fo:line-height="0.635cm" style:page-number="auto"/>
      <style:text-properties/>
    </style:style>
    <style:style style:family="paragraph" style:name="P895">
      <style:paragraph-properties fo:line-height="0.635cm" style:page-number="auto"/>
      <style:text-properties/>
    </style:style>
    <style:style style:family="paragraph" style:name="P896">
      <style:paragraph-properties fo:line-height="0.635cm" style:page-number="auto"/>
      <style:text-properties/>
    </style:style>
    <style:style style:family="paragraph" style:name="P897">
      <style:paragraph-properties fo:line-height="0.635cm" style:page-number="auto"/>
      <style:text-properties/>
    </style:style>
    <style:style style:family="paragraph" style:name="P898">
      <style:paragraph-properties fo:line-height="0.635cm" style:page-number="auto"/>
      <style:text-properties/>
    </style:style>
    <style:style style:family="paragraph" style:name="P899">
      <style:paragraph-properties fo:line-height="0.635cm" style:page-number="auto"/>
      <style:text-properties/>
    </style:style>
    <style:style style:family="paragraph" style:name="P900">
      <style:paragraph-properties fo:line-height="0.635cm" style:page-number="auto"/>
      <style:text-properties/>
    </style:style>
    <style:style style:family="paragraph" style:name="P901">
      <style:paragraph-properties fo:line-height="0.635cm" style:page-number="auto"/>
      <style:text-properties/>
    </style:style>
    <style:style style:family="paragraph" style:name="P902">
      <style:paragraph-properties fo:line-height="0.635cm" style:page-number="auto"/>
      <style:text-properties/>
    </style:style>
    <style:style style:family="paragraph" style:name="P903">
      <style:paragraph-properties fo:line-height="0.635cm" style:page-number="auto"/>
      <style:text-properties/>
    </style:style>
    <style:style style:family="paragraph" style:name="P904">
      <style:paragraph-properties fo:line-height="0.635cm" style:page-number="auto"/>
      <style:text-properties/>
    </style:style>
    <style:style style:family="paragraph" style:name="P905">
      <style:paragraph-properties fo:line-height="0.635cm" style:page-number="auto"/>
      <style:text-properties/>
    </style:style>
    <style:style style:family="paragraph" style:name="P906">
      <style:paragraph-properties fo:line-height="0.635cm" style:page-number="auto"/>
      <style:text-properties/>
    </style:style>
    <style:style style:family="paragraph" style:name="P907">
      <style:paragraph-properties fo:line-height="1.243cm" style:page-number="auto"/>
      <style:text-properties/>
    </style:style>
    <style:style style:family="paragraph" style:name="P908">
      <style:paragraph-properties style:page-number="auto"/>
      <style:text-properties fo:font-size="1pt" style:font-size-asian="1pt" style:font-size-complex="1pt"/>
    </style:style>
    <style:style style:family="paragraph" style:name="P90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10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91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9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9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1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1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1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92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9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29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9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33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9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35" style:parent-style-name="Body text (2)">
      <style:paragraph-properties fo:background-color="transparent" fo:margin-top="0.000cm" fo:margin-bottom="0.642cm" fo:line-height="0.745cm" fo:margin-left="0.000cm" fo:margin-right="0.000cm" fo:text-indent="0.058cm" fo:text-align="justify" style:page-number="auto"/>
      <style:text-properties/>
    </style:style>
    <style:style style:family="paragraph" style:name="P93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3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38" style:parent-style-name="Body text (2)">
      <style:paragraph-properties fo:background-color="transparent" fo:margin-top="0.000cm" fo:margin-bottom="0.000cm" fo:line-height="0.423cm" fo:margin-left="1.623cm" fo:margin-right="0.000cm" fo:text-indent="-0.012cm" fo:text-align="left" style:page-number="auto"/>
      <style:text-properties/>
    </style:style>
    <style:style style:family="paragraph" style:name="P939" style:parent-style-name="Body text (2)">
      <style:paragraph-properties fo:background-color="transparent" fo:margin-top="0.000cm" fo:margin-bottom="0.522cm" fo:line-height="0.567cm" fo:margin-left="0.035cm" fo:margin-right="0.000cm" fo:text-indent="0.000cm" style:page-number="auto"/>
      <style:text-properties/>
    </style:style>
    <style:style style:family="paragraph" style:name="P94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43" style:parent-style-name="Body text (2)">
      <style:paragraph-properties fo:background-color="transparent" fo:margin-top="0.000cm" fo:margin-bottom="0.000cm" fo:line-height="0.423cm" fo:margin-left="2.540cm" fo:margin-right="0.000cm" fo:text-indent="0.017cm" fo:text-align="left" style:page-number="auto"/>
      <style:text-properties/>
    </style:style>
    <style:style style:family="paragraph" style:name="P9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45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9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49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9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1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52" style:parent-style-name="Body text (8)">
      <style:paragraph-properties fo:background-color="transparent" fo:margin-top="0.000cm" fo:margin-bottom="0.129cm" fo:line-height="0.370cm" fo:margin-left="0.000cm" fo:margin-right="0.071cm" fo:text-indent="0.000cm" style:page-number="auto"/>
      <style:text-properties/>
    </style:style>
    <style:style style:family="paragraph" style:name="P9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55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9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5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9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961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63" style:parent-style-name="Body text (27)">
      <style:paragraph-properties fo:background-color="transparent" fo:margin-top="1.141cm" fo:margin-bottom="0.000cm" fo:line-height="0.335cm" fo:margin-left="7.620cm" fo:margin-right="0.000cm" fo:text-indent="0.000cm" fo:text-align="left" style:page-number="auto"/>
      <style:text-properties/>
    </style:style>
    <style:style style:family="paragraph" style:name="P964" style:parent-style-name="Body text (2)">
      <style:paragraph-properties fo:background-color="transparent" fo:margin-top="0.000cm" fo:margin-bottom="0.000cm" fo:line-height="0.423cm" fo:margin-left="1.623cm" fo:margin-right="0.000cm" fo:text-indent="-0.012cm" fo:text-align="left" style:page-number="auto"/>
      <style:text-properties/>
    </style:style>
    <style:style style:family="paragraph" style:name="P965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531cm" style:type="right"/>
          <style:tab-stop style:position="7.658cm" style:type="left"/>
        </style:tab-stops>
      </style:paragraph-properties>
      <style:text-properties/>
    </style:style>
    <style:style style:family="paragraph" style:name="P966" style:parent-style-name="Body text (2)">
      <style:paragraph-properties fo:background-color="transparent" fo:margin-top="0.000cm" fo:margin-bottom="0.000cm" fo:line-height="0.423cm" fo:margin-left="1.623cm" fo:margin-right="0.000cm" fo:text-indent="-0.011cm" fo:text-align="left" style:page-number="auto"/>
      <style:text-properties/>
    </style:style>
    <style:style style:family="paragraph" style:name="P96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96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6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970" style:parent-style-name="Body text (2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97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72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9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4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975" style:parent-style-name="Body text (2)">
      <style:paragraph-properties fo:background-color="transparent" fo:margin-top="0.000cm" fo:margin-bottom="0.000cm" fo:line-height="0.423cm" fo:margin-left="0.353cm" fo:margin-right="0.000cm" fo:text-indent="-0.006cm" fo:text-align="left" style:page-number="auto"/>
      <style:text-properties/>
    </style:style>
    <style:style style:family="paragraph" style:name="P976" style:parent-style-name="Body text (2)">
      <style:paragraph-properties fo:background-color="transparent" fo:margin-top="0.000cm" fo:margin-bottom="0.000cm" fo:line-height="0.423cm" fo:margin-left="0.000cm" fo:margin-right="0.000cm" fo:text-indent="0.093cm" fo:text-align="left" style:page-number="auto"/>
      <style:text-properties/>
    </style:style>
    <style:style style:family="paragraph" style:name="P9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7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83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9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8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98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88" style:parent-style-name="Body text (2)">
      <style:paragraph-properties fo:background-color="transparent" fo:margin-top="0.635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9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0" style:parent-style-name="Header or footer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9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993" style:parent-style-name="Body text (11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8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10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423cm" fo:margin-left="0.459cm" fo:margin-right="0.000cm" fo:text-indent="-0.010cm" fo:text-align="left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423cm" fo:margin-left="1.199cm" fo:margin-right="0.000cm" fo:text-indent="-0.006cm" fo:text-align="left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000cm" fo:line-height="0.423cm" fo:margin-left="0.000cm" fo:margin-right="0.000cm" fo:text-indent="0.064cm" fo:text-align="justify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423cm" fo:margin-left="0.459cm" fo:margin-right="0.000cm" fo:text-indent="-0.010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423cm" fo:margin-left="1.129cm" fo:margin-right="0.000cm" fo:text-indent="0.006cm" fo:text-align="left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423cm" fo:margin-left="0.353cm" fo:margin-right="0.000cm" fo:text-indent="-0.006cm" fo:text-align="left" style:page-number="auto"/>
      <style:text-properties/>
    </style:style>
    <style:style style:family="paragraph" style:name="P1021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745cm" fo:margin-left="0.000cm" fo:margin-right="0.035cm" fo:text-indent="0.000cm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635cm" fo:line-height="0.745cm" fo:margin-left="2.575cm" fo:margin-right="0.000cm" fo:text-indent="-1.254cm" fo:text-align="justify" style:page-number="auto">
        <style:tab-stops>
          <style:tab-stop style:position="-0.007cm" style:type="left"/>
        </style:tab-stops>
      </style:paragraph-properties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423cm" fo:margin-left="1.623cm" fo:margin-right="0.000cm" fo:text-indent="0.003cm" fo:text-align="left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1032" style:parent-style-name="Body text (2)">
      <style:paragraph-properties fo:background-color="transparent" fo:margin-top="0.000cm" fo:margin-bottom="0.000cm" fo:line-height="0.999cm" fo:margin-left="1.023cm" fo:margin-right="0.000cm" fo:text-indent="-0.016cm" fo:text-align="left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4" style:parent-style-name="Body text (11)">
      <style:paragraph-properties fo:background-color="transparent" fo:margin-top="0.000cm" fo:margin-bottom="0.000cm" fo:line-height="0.728cm" fo:margin-left="0.388cm" fo:margin-right="0.000cm" fo:text-indent="0.010cm" style:page-number="auto">
        <style:tab-stops>
          <style:tab-stop style:position="7.427cm" style:type="right"/>
          <style:tab-stop style:position="7.537cm" style:type="left"/>
        </style:tab-stops>
      </style:paragraph-properties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03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3" style:parent-style-name="Body text (8)">
      <style:paragraph-properties fo:background-color="transparent" fo:margin-top="0.520cm" fo:margin-bottom="1.462cm" fo:line-height="0.370cm" fo:margin-left="0.000cm" fo:margin-right="0.000cm" fo:text-indent="0.000cm" fo:text-align="right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048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423cm" fo:margin-left="0.353cm" fo:margin-right="0.000cm" fo:text-indent="-0.006cm" fo:text-align="left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1060" style:parent-style-name="Body text (31)">
      <style:paragraph-properties fo:background-color="transparent" fo:margin-top="0.000cm" fo:margin-bottom="0.443cm" fo:line-height="0.388cm" fo:margin-left="6.103cm" fo:margin-right="0.000cm" fo:text-indent="0.010cm" fo:text-align="left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62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0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000cm" fo:line-height="0.567cm" fo:margin-left="0.000cm" fo:margin-right="0.000cm" fo:text-indent="0.064cm" fo:text-align="left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077" style:parent-style-name="Body text (2)">
      <style:paragraph-properties fo:background-color="transparent" fo:margin-top="0.000cm" fo:margin-bottom="0.000cm" fo:line-height="0.567cm" fo:margin-left="2.611cm" fo:margin-right="0.000cm" fo:text-indent="0.004cm" fo:text-align="left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1082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83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8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8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8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91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728cm" fo:margin-left="0.000cm" fo:margin-right="0.000cm" fo:text-indent="0.064cm" fo:text-align="justify" style:page-number="auto">
        <style:tab-stops>
          <style:tab-stop style:position="7.607cm" style:type="right"/>
          <style:tab-stop style:position="7.969cm" style:type="left"/>
        </style:tab-stops>
      </style:paragraph-properties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406cm" fo:margin-left="0.000cm" fo:margin-right="0.000cm" fo:text-indent="0.067cm" fo:text-align="left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1096" style:parent-style-name="Table caption">
      <style:paragraph-properties fo:background-color="transparent" fo:margin-top="0.000cm" fo:margin-bottom="0.000cm" fo:line-height="0.423cm" fo:margin-left="0.000cm" fo:margin-right="0.000cm" fo:text-indent="0.000cm" fo:text-align="justify" style:page-number="auto">
        <style:tab-stops>
          <style:tab-stop style:position="9.940cm" style:type="right"/>
          <style:tab-stop style:position="10.456cm" style:type="right"/>
          <style:tab-stop style:position="12.260cm" style:type="right"/>
        </style:tab-stops>
      </style:paragraph-properties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991cm" fo:margin-left="6.491cm" fo:margin-right="0.811cm" fo:text-indent="-0.014cm" fo:text-align="left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423cm" fo:margin-left="0.000cm" fo:margin-right="0.000cm" fo:text-indent="0.102cm" fo:text-align="left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3" style:parent-style-name="Body text (6)">
      <style:paragraph-properties fo:background-color="transparent" fo:margin-top="0.000cm" fo:margin-bottom="0.635cm" fo:margin-left="0.000cm" fo:margin-right="0.000cm" fo:text-indent="0.085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567cm" fo:margin-left="2.646cm" fo:margin-right="0.000cm" fo:text-indent="0.014cm" fo:text-align="left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111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1117" style:parent-style-name="Body text (2)">
      <style:paragraph-properties fo:background-color="transparent" fo:margin-top="0.635cm" fo:margin-bottom="0.000cm" fo:line-height="0.423cm" fo:margin-left="1.094cm" fo:margin-right="0.000cm" fo:text-indent="-0.004cm" fo:text-align="left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754cm" fo:margin-left="0.000cm" fo:margin-right="0.000cm" fo:text-indent="0.000cm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423cm" fo:margin-left="2.575cm" fo:margin-right="0.000cm" fo:text-indent="-0.010cm" fo:text-align="left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13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1139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423cm" fo:margin-left="1.517cm" fo:margin-right="0.000cm" fo:text-indent="-0.010cm" fo:text-align="left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999cm" fo:margin-left="1.094cm" fo:margin-right="0.000cm" fo:text-indent="-0.004cm" fo:text-align="left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9" style:parent-style-name="Body text (6)">
      <style:paragraph-properties fo:background-color="transparent" fo:margin-top="0.000cm" fo:margin-bottom="1.266cm" fo:line-height="0.745cm" fo:margin-left="2.575cm" fo:margin-right="0.000cm" fo:text-indent="-1.246cm" fo:text-align="left" style:page-number="auto">
        <style:tab-stops>
          <style:tab-stop style:position="0.016cm" style:type="left"/>
        </style:tab-stops>
      </style:paragraph-properties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1152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5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166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167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1.008cm" fo:margin-left="1.023cm" fo:margin-right="0.000cm" fo:text-indent="-0.016cm" fo:text-align="left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1172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73" style:parent-style-name="Body text (7)">
      <style:paragraph-properties fo:break-after="page" fo:background-color="transparent" fo:margin-top="0.000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1174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18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423cm" fo:margin-left="0.282cm" fo:margin-right="0.000cm" fo:text-indent="-0.007cm" fo:text-align="left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11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07" style:parent-style-name="Body text (9)">
      <style:paragraph-properties fo:background-color="transparent" fo:margin-top="0.000cm" fo:margin-bottom="0.667cm" fo:line-height="0.370cm" fo:margin-left="0.035cm" fo:margin-right="0.000cm" fo:text-indent="0.000cm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1209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423cm" fo:margin-left="1.623cm" fo:margin-right="0.000cm" fo:text-indent="0.003cm" fo:text-align="left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1213" style:parent-style-name="Body text (6)">
      <style:paragraph-properties fo:background-color="transparent" fo:margin-top="0.000cm" fo:margin-bottom="0.000cm" fo:line-height="0.745cm" fo:margin-left="2.575cm" fo:margin-right="0.000cm" fo:text-indent="-1.246cm" fo:text-align="left" style:page-number="auto">
        <style:tab-stops>
          <style:tab-stop style:position="0.016cm" style:type="left"/>
        </style:tab-stops>
      </style:paragraph-properties>
      <style:text-properties/>
    </style:style>
    <style:style style:family="paragraph" style:name="P12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216" style:parent-style-name="Heading #1 (21)">
      <style:paragraph-properties fo:keep-with-next="always" fo:keep-together="always" fo:background-color="transparent" fo:margin-top="0.000cm" fo:margin-bottom="0.058cm" fo:line-height="0.564cm" fo:margin-left="4.551cm" fo:margin-right="0.000cm" fo:text-indent="0.008cm" fo:text-align="left" style:page-number="auto"/>
      <style:text-properties/>
    </style:style>
    <style:style style:family="paragraph" style:name="P1217" style:parent-style-name="Heading #1 (6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531cm" style:type="right"/>
          <style:tab-stop style:position="7.658cm" style:type="left"/>
        </style:tab-stops>
      </style:paragraph-properties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1219" style:parent-style-name="Body text (2)">
      <style:paragraph-properties fo:background-color="transparent" fo:margin-top="0.000cm" fo:line-height="0.423cm" fo:margin-left="0.000cm" fo:margin-right="0.000cm" fo:text-indent="0.000cm" fo:text-align="right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6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23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2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4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24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244" style:parent-style-name="Table of contents (3)">
      <style:paragraph-properties fo:background-color="transparent" fo:margin-top="0.000cm" fo:margin-bottom="0.000cm" fo:line-height="0.370cm" fo:margin-left="0.000cm" fo:margin-right="0.000cm" fo:text-indent="0.000cm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000cm" fo:line-height="0.999cm" fo:margin-left="1.023cm" fo:margin-right="0.000cm" fo:text-indent="-0.016cm" fo:text-align="left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999cm" fo:margin-left="1.023cm" fo:margin-right="0.000cm" fo:text-indent="-0.016cm" fo:text-align="left" style:page-number="auto"/>
      <style:text-properties/>
    </style:style>
    <style:style style:family="paragraph" style:name="P1251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8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3" style:parent-style-name="Body text (6)">
      <style:paragraph-properties fo:background-color="transparent" fo:margin-top="0.000cm" fo:margin-bottom="0.000cm" fo:line-height="0.745cm" fo:margin-left="1.341cm" fo:margin-right="0.000cm" fo:text-indent="-0.011cm" style:page-number="auto">
        <style:tab-stops>
          <style:tab-stop style:position="1.250cm" style:type="left"/>
        </style:tab-stops>
      </style:paragraph-properties>
      <style:text-properties/>
    </style:style>
    <style:style style:family="paragraph" style:name="P1264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2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2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000cm" fo:line-height="0.423cm" fo:margin-left="0.353cm" fo:margin-right="0.000cm" fo:text-indent="0.007cm" fo:text-align="left" style:page-number="auto"/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4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423cm" fo:margin-left="1.834cm" fo:margin-right="0.000cm" fo:text-indent="0.003cm" fo:text-align="left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12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95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29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130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301" style:parent-style-name="Body text (2)">
      <style:paragraph-properties fo:background-color="transparent" fo:margin-top="0.000cm" fo:margin-bottom="0.000cm" fo:line-height="0.423cm" fo:margin-left="2.540cm" fo:margin-right="0.000cm" fo:text-indent="0.000cm" fo:text-align="left" style:page-number="auto"/>
      <style:text-properties/>
    </style:style>
    <style:style style:family="paragraph" style:name="P130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308" style:parent-style-name="Body text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999cm" fo:margin-left="1.023cm" fo:margin-right="0.000cm" fo:text-indent="-0.016cm" fo:text-align="left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1" style:parent-style-name="Body text (2)">
      <style:paragraph-properties fo:background-color="transparent" fo:margin-top="0.000cm" fo:margin-bottom="0.000cm" fo:line-height="0.423cm" fo:margin-left="0.459cm" fo:margin-right="0.000cm" fo:text-indent="-0.010cm" fo:text-align="left" style:page-number="auto"/>
      <style:text-properties/>
    </style:style>
    <style:style style:family="paragraph" style:name="P13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423cm" fo:margin-left="0.353cm" fo:margin-right="0.000cm" fo:text-indent="-0.013cm" fo:text-align="left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3" style:parent-style-name="Body text (2)">
      <style:paragraph-properties fo:background-color="transparent" fo:margin-top="0.000cm" fo:margin-bottom="0.000cm" fo:line-height="0.423cm" fo:margin-left="1.623cm" fo:margin-right="0.000cm" fo:text-indent="-0.011cm" fo:text-align="left" style:page-number="auto"/>
      <style:text-properties/>
    </style:style>
    <style:style style:family="paragraph" style:name="P1324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6" style:parent-style-name="Body text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4" style:parent-style-name="Header or footer (9)">
      <style:paragraph-properties fo:background-color="transparent" fo:margin-top="0.000cm" fo:margin-bottom="0.000cm" fo:line-height="0.353cm" fo:margin-left="7.691cm" fo:margin-right="0.000cm" fo:text-indent="0.014cm" fo:text-align="left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341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3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34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3" style:parent-style-name="Heading #1">
      <style:paragraph-properties fo:keep-with-next="always" fo:keep-together="always" fo:background-color="transparent" fo:margin-top="0.000cm" fo:margin-bottom="0.000cm" fo:line-height="0.728cm" fo:margin-left="1.870cm" fo:margin-right="0.000cm" fo:text-indent="-0.007cm" fo:text-align="justify" style:page-number="auto">
        <style:tab-stops>
          <style:tab-stop style:position="7.537cm" style:type="right"/>
          <style:tab-stop style:position="7.664cm" style:type="left"/>
        </style:tab-stops>
      </style:paragraph-properties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8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0" style:parent-style-name="Body text (7)">
      <style:paragraph-properties fo:break-after="page" fo:background-color="transparent" fo:margin-top="0.000cm" fo:margin-bottom="0.000cm" fo:line-height="0.353cm" fo:margin-left="7.938cm" fo:margin-right="0.000cm" fo:text-indent="-0.013cm" fo:text-align="left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63" style:parent-style-name="Heading #1 (18)">
      <style:paragraph-properties fo:keep-with-next="always" fo:keep-together="always" fo:background-color="transparent" fo:margin-top="0.000cm" fo:margin-bottom="0.000cm" fo:line-height="0.423cm" fo:margin-left="1.799cm" fo:margin-right="0.000cm" fo:text-indent="-0.013cm" fo:text-align="left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7" style:parent-style-name="Body text (11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9" style:parent-style-name="Table caption">
      <style:paragraph-properties fo:background-color="transparent" fo:margin-top="0.000cm" fo:margin-bottom="0.000cm" fo:line-height="0.567cm" fo:margin-left="0.000cm" fo:margin-right="0.000cm" fo:text-indent="0.000cm" fo:text-align="justify" style:page-number="auto"/>
      <style:text-properties/>
    </style:style>
    <style:style style:family="paragraph" style:name="P137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13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5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423cm" fo:margin-left="1.623cm" fo:margin-right="0.000cm" fo:text-indent="-0.006cm" fo:text-align="left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1378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1379" style:parent-style-name="Heading #1">
      <style:paragraph-properties fo:keep-with-next="always" fo:keep-together="always" fo:background-color="transparent" fo:margin-top="0.000cm" fo:margin-bottom="0.000cm" fo:line-height="0.728cm" fo:margin-left="1.870cm" fo:margin-right="0.000cm" fo:text-indent="-0.007cm" fo:text-align="justify" style:page-number="auto">
        <style:tab-stops>
          <style:tab-stop style:position="7.537cm" style:type="right"/>
          <style:tab-stop style:position="7.664cm" style:type="left"/>
        </style:tab-stops>
      </style:paragraph-properties>
      <style:text-properties/>
    </style:style>
    <style:style style:family="paragraph" style:name="P1380" style:parent-style-name="Body text (2)">
      <style:paragraph-properties fo:background-color="transparent" fo:margin-top="0.000cm" fo:margin-bottom="0.771cm" fo:line-height="0.745cm" fo:margin-left="0.071cm" fo:margin-right="0.000cm" fo:text-indent="0.000cm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423cm" fo:margin-left="0.000cm" fo:margin-right="0.000cm" fo:text-indent="0.114cm" fo:text-align="justify" style:page-number="auto"/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1386" style:parent-style-name="Body text (2)">
      <style:paragraph-properties fo:background-color="transparent" fo:margin-top="0.000cm" fo:margin-bottom="0.741cm" fo:line-height="0.370cm" fo:margin-left="1.693cm" fo:margin-right="0.000cm" fo:text-indent="-0.008cm" fo:text-align="left" style:page-number="auto"/>
      <style:text-properties/>
    </style:style>
    <style:style style:family="paragraph" style:name="P13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1390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39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392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4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398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1399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01" style:parent-style-name="Body text (11)">
      <style:paragraph-properties fo:background-color="transparent" fo:margin-top="0.000cm" fo:margin-bottom="0.000cm" fo:line-height="0.728cm" fo:margin-left="0.459cm" fo:margin-right="0.000cm" fo:text-indent="0.000cm" fo:text-align="center" style:page-number="auto"/>
      <style:text-properties/>
    </style:style>
    <style:style style:family="paragraph" style:name="P14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3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5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14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7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423cm" fo:margin-left="1.129cm" fo:margin-right="0.000cm" fo:text-indent="0.006cm" fo:text-align="left" style:page-number="auto"/>
      <style:text-properties/>
    </style:style>
    <style:style style:family="paragraph" style:name="P1409" style:parent-style-name="Body text (2)">
      <style:paragraph-properties fo:background-color="transparent" fo:margin-top="0.000cm" fo:margin-bottom="0.000cm" fo:line-height="0.423cm" fo:margin-left="0.353cm" fo:margin-right="0.000cm" fo:text-indent="-0.006cm" fo:text-align="left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11" style:parent-style-name="Body text (2)">
      <style:paragraph-properties fo:background-color="transparent" fo:margin-top="0.000cm" fo:margin-bottom="0.000cm" fo:line-height="0.423cm" fo:margin-left="2.575cm" fo:margin-right="0.000cm" fo:text-indent="-1.254cm" fo:text-align="justify" style:page-number="auto">
        <style:tab-stops>
          <style:tab-stop style:position="-0.007cm" style:type="left"/>
        </style:tab-stops>
      </style:paragraph-properties>
      <style:text-properties/>
    </style:style>
    <style:style style:family="paragraph" style:name="P1412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141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6" style:parent-style-name="Header or footer (2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419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1420" style:parent-style-name="Body text (2)">
      <style:paragraph-properties fo:background-color="transparent" fo:margin-top="0.000cm" fo:margin-bottom="0.000cm" fo:line-height="0.423cm" fo:margin-left="0.282cm" fo:margin-right="0.000cm" fo:text-indent="-0.007cm" fo:text-align="left" style:page-number="auto"/>
      <style:text-properties/>
    </style:style>
    <style:style style:family="paragraph" style:name="P1421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1422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23" style:parent-style-name="Body text (2)">
      <style:paragraph-properties fo:background-color="transparent" fo:margin-top="0.000cm" fo:margin-bottom="0.000cm" fo:line-height="0.552cm" fo:margin-left="0.000cm" fo:margin-right="0.000cm" fo:text-indent="1.632cm" fo:text-align="left" style:page-number="auto"/>
      <style:text-properties/>
    </style:style>
    <style:style style:family="paragraph" style:name="P14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4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7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1428" style:parent-style-name="Body text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42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4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567cm" fo:margin-left="0.000cm" fo:margin-right="0.000cm" fo:text-indent="0.067cm" fo:text-align="justify" style:page-number="auto"/>
      <style:text-properties/>
    </style:style>
    <style:style style:family="paragraph" style:name="P14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423cm" fo:margin-left="0.353cm" fo:margin-right="0.000cm" fo:text-indent="-0.006cm" fo:text-align="left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6" style:parent-style-name="Table caption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447" style:parent-style-name="Body text (2)">
      <style:paragraph-properties fo:background-color="transparent" fo:margin-top="0.000cm" fo:margin-bottom="0.000cm" fo:line-height="0.423cm" fo:margin-left="0.000cm" fo:margin-right="0.000cm" fo:text-indent="0.042cm" fo:text-align="left" style:page-number="auto"/>
      <style:text-properties/>
    </style:style>
    <style:style style:family="paragraph" style:name="P1448" style:parent-style-name="Body text (11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1449" style:parent-style-name="Body text (2)">
      <style:paragraph-properties fo:background-color="transparent" fo:margin-top="0.000cm" fo:margin-bottom="0.000cm" fo:line-height="0.423cm" fo:margin-left="0.000cm" fo:margin-right="0.000cm" fo:text-indent="0.034cm" fo:text-align="left" style:page-number="auto"/>
      <style:text-properties/>
    </style:style>
    <style:style style:family="paragraph" style:name="P1450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3" style:parent-style-name="Header or footer (7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1455" style:parent-style-name="Body text (2)">
      <style:paragraph-properties fo:background-color="transparent" fo:margin-top="0.000cm" fo:margin-bottom="0.000cm" fo:line-height="0.423cm" fo:margin-left="0.282cm" fo:margin-right="0.000cm" fo:text-indent="-0.007cm" fo:text-align="left" style:page-number="auto"/>
      <style:text-properties/>
    </style:style>
    <style:style style:family="paragraph" style:name="P1456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423cm" fo:margin-left="0.000cm" fo:margin-right="0.000cm" fo:text-indent="0.042cm" fo:text-align="left" style:page-number="auto"/>
      <style:text-properties/>
    </style:style>
    <style:style style:family="paragraph" style:name="P145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2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4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4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595cm" style:type="right"/>
          <style:tab-stop style:position="7.722cm" style:type="left"/>
        </style:tab-stops>
      </style:paragraph-properties>
      <style:text-properties/>
    </style:style>
    <style:style style:family="paragraph" style:name="P1465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14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9" style:parent-style-name="Body text (2)">
      <style:paragraph-properties fo:background-color="transparent" fo:margin-top="0.000cm" fo:margin-bottom="0.886cm" fo:margin-left="0.000cm" fo:margin-right="0.000cm" fo:text-indent="0.071cm" fo:text-align="justify" style:page-number="auto">
        <style:tab-stops>
          <style:tab-stop style:position="1.285cm" style:type="left"/>
        </style:tab-stops>
      </style:paragraph-properties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991cm" fo:margin-left="0.000cm" fo:margin-right="1.446cm" fo:text-indent="0.066cm" fo:text-align="left" style:page-number="auto"/>
      <style:text-properties/>
    </style:style>
    <style:style style:family="paragraph" style:name="P147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4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4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7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477" style:parent-style-name="Body text (7)">
      <style:paragraph-properties fo:background-color="transparent" fo:margin-top="21.024cm" fo:margin-bottom="0.000cm" fo:line-height="0.353cm" fo:margin-left="0.000cm" fo:margin-right="0.000cm" fo:text-indent="0.000cm" fo:text-align="center" style:page-number="auto"/>
      <style:text-properties/>
    </style:style>
    <style:style style:family="paragraph" style:name="P1478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481" style:parent-style-name="Body text (26)">
      <style:paragraph-properties fo:background-color="transparent" fo:margin-top="13.418cm" fo:margin-bottom="0.000cm" fo:line-height="0.335cm" fo:margin-left="0.035cm" fo:margin-right="0.000cm" fo:text-indent="0.000cm" style:page-number="auto"/>
      <style:text-properties/>
    </style:style>
    <style:style style:family="paragraph" style:name="P1482" style:parent-style-name="Body text (2)">
      <style:paragraph-properties fo:background-color="transparent" fo:margin-top="0.000cm" fo:margin-bottom="0.000cm" fo:line-height="0.728cm" fo:margin-left="1.482cm" fo:margin-right="0.000cm" fo:text-indent="-0.017cm" fo:text-align="left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4" style:parent-style-name="Body text (2)">
      <style:paragraph-properties fo:background-color="transparent" fo:margin-top="0.000cm" fo:margin-bottom="0.000cm" fo:line-height="0.423cm" fo:margin-left="1.517cm" fo:margin-right="0.000cm" fo:text-indent="-0.010cm" fo:text-align="left" style:page-number="auto"/>
      <style:text-properties/>
    </style:style>
    <style:style style:family="paragraph" style:name="P1485" style:parent-style-name="Body text (11)">
      <style:paragraph-properties fo:background-color="transparent" fo:margin-top="0.000cm" fo:margin-bottom="0.000cm" fo:line-height="0.728cm" fo:margin-left="0.459cm" fo:margin-right="0.000cm" fo:text-indent="0.000cm" fo:text-align="center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14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89" style:parent-style-name="Body text (8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4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5" style:parent-style-name="Table caption (7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1496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423cm" fo:margin-left="1.834cm" fo:margin-right="0.000cm" fo:text-indent="0.003cm" fo:text-align="left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499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1" style:parent-style-name="Body text (28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1504" style:parent-style-name="Body text (2)">
      <style:paragraph-properties fo:background-color="transparent" fo:margin-top="0.000cm" fo:margin-bottom="0.000cm" fo:line-height="0.567cm" fo:margin-left="0.000cm" fo:margin-right="0.000cm" fo:text-indent="0.073cm" fo:text-align="left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7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595cm" style:type="right"/>
          <style:tab-stop style:position="7.722cm" style:type="left"/>
        </style:tab-stops>
      </style:paragraph-properties>
      <style:text-properties/>
    </style:style>
    <style:style style:family="paragraph" style:name="P15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0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15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2" style:parent-style-name="Body text (2)">
      <style:paragraph-properties fo:background-color="transparent" fo:margin-top="0.000cm" fo:margin-bottom="0.000cm" fo:line-height="0.423cm" fo:margin-left="0.282cm" fo:margin-right="0.000cm" fo:text-indent="-0.007cm" fo:text-align="left" style:page-number="auto"/>
      <style:text-properties/>
    </style:style>
    <style:style style:family="paragraph" style:name="P15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5" style:parent-style-name="Table of contents (3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516" style:parent-style-name="Body text (8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5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9" style:parent-style-name="Body text (11)">
      <style:paragraph-properties fo:background-color="transparent" fo:margin-top="0.000cm" fo:margin-bottom="11.708cm" fo:margin-left="0.000cm" fo:margin-right="0.000cm" fo:text-indent="0.048cm" style:page-number="auto"/>
      <style:text-properties/>
    </style:style>
    <style:style style:family="paragraph" style:name="P1520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531cm" style:type="right"/>
          <style:tab-stop style:position="7.658cm" style:type="left"/>
        </style:tab-stops>
      </style:paragraph-properties>
      <style:text-properties/>
    </style:style>
    <style:style style:family="paragraph" style:name="P1521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526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15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529" style:parent-style-name="Body text (2)">
      <style:paragraph-properties fo:background-color="transparent" fo:margin-top="0.000cm" fo:margin-bottom="0.000cm" fo:line-height="0.567cm" fo:margin-left="2.646cm" fo:margin-right="0.000cm" fo:text-indent="0.014cm" fo:text-align="left" style:page-number="auto"/>
      <style:text-properties/>
    </style:style>
    <style:style style:family="paragraph" style:name="P15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1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153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533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6" style:parent-style-name="Body text (2)">
      <style:paragraph-properties fo:background-color="transparent" fo:margin-top="0.000cm" fo:margin-bottom="0.000cm" fo:line-height="0.999cm" fo:margin-left="1.094cm" fo:margin-right="0.000cm" fo:text-indent="-0.004cm" fo:text-align="left" style:page-number="auto"/>
      <style:text-properties/>
    </style:style>
    <style:style style:family="paragraph" style:name="P15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8" style:parent-style-name="Body text (2)">
      <style:paragraph-properties fo:background-color="transparent" fo:margin-top="0.000cm" fo:margin-bottom="0.000cm" fo:line-height="0.423cm" fo:margin-left="0.459cm" fo:margin-right="0.000cm" fo:text-indent="-0.010cm" fo:text-align="left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423cm" fo:margin-left="0.000cm" fo:margin-right="0.000cm" fo:text-indent="0.034cm" fo:text-align="left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41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1542" style:parent-style-name="Body text (2)">
      <style:paragraph-properties fo:background-color="transparent" fo:margin-top="0.000cm" fo:margin-bottom="1.079cm" fo:line-height="0.423cm" fo:margin-left="0.000cm" fo:margin-right="0.000cm" fo:text-indent="0.000cm" fo:text-align="right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154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45" style:parent-style-name="Body text (2)">
      <style:paragraph-properties fo:background-color="transparent" fo:margin-top="0.000cm" fo:margin-bottom="0.000cm" fo:line-height="0.423cm" fo:margin-left="1.517cm" fo:margin-right="0.000cm" fo:text-indent="-0.010cm" fo:text-align="left" style:page-number="auto"/>
      <style:text-properties/>
    </style:style>
    <style:style style:family="paragraph" style:name="P154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54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54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549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55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551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52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1553" style:parent-style-name="Body text (2)">
      <style:paragraph-properties fo:background-color="transparent" fo:margin-top="0.000cm" fo:margin-bottom="0.000cm" fo:line-height="0.423cm" fo:margin-left="0.353cm" fo:margin-right="0.000cm" fo:text-indent="-0.013cm" fo:text-align="left" style:page-number="auto"/>
      <style:text-properties/>
    </style:style>
    <style:style style:family="paragraph" style:name="P15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8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1559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156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6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3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1564" style:parent-style-name="Body text (11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566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1567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56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69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7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571" style:parent-style-name="Body text (7)">
      <style:paragraph-properties fo:background-color="transparent" fo:margin-top="0.000cm" fo:margin-bottom="0.000cm" fo:line-height="0.353cm" fo:margin-left="0.000cm" fo:margin-right="0.035cm" fo:text-indent="0.000cm" fo:text-align="center" style:page-number="auto"/>
      <style:text-properties/>
    </style:style>
    <style:style style:family="paragraph" style:name="P1573" style:parent-style-name="Heading #1 (18)">
      <style:paragraph-properties fo:keep-with-next="always" fo:keep-together="always" fo:background-color="transparent" fo:margin-top="0.000cm" fo:margin-bottom="0.191cm" fo:line-height="0.423cm" fo:margin-left="1.482cm" fo:margin-right="0.000cm" fo:text-indent="-0.008cm" fo:text-align="left" style:page-number="auto"/>
      <style:text-properties/>
    </style:style>
    <style:style style:family="paragraph" style:name="P1574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575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5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8" style:parent-style-name="Body text (8)">
      <style:paragraph-properties fo:background-color="transparent" fo:margin-top="0.000cm" fo:margin-bottom="0.658cm" fo:line-height="0.370cm" fo:margin-left="0.000cm" fo:margin-right="0.071cm" fo:text-indent="0.000cm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87" style:parent-style-name="Body text (2)">
      <style:paragraph-properties fo:background-color="transparent" fo:margin-top="0.000cm" fo:margin-bottom="0.000cm" fo:line-height="0.567cm" fo:margin-left="0.000cm" fo:margin-right="0.000cm" fo:text-indent="0.070cm" fo:text-align="left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590" style:parent-style-name="Body text (2)">
      <style:paragraph-properties fo:background-color="transparent" fo:margin-top="0.000cm" fo:margin-bottom="0.000cm" fo:line-height="0.423cm" fo:margin-left="2.540cm" fo:margin-right="0.000cm" fo:text-indent="0.017cm" fo:text-align="left" style:page-number="auto"/>
      <style:text-properties/>
    </style:style>
    <style:style style:family="paragraph" style:name="P15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7" style:parent-style-name="Body text (2)">
      <style:paragraph-properties fo:background-color="transparent" fo:margin-top="0.000cm" fo:margin-bottom="0.000cm" fo:line-height="0.423cm" fo:margin-left="0.000cm" fo:margin-right="0.000cm" fo:text-indent="0.042cm" fo:text-align="left" style:page-number="auto"/>
      <style:text-properties/>
    </style:style>
    <style:style style:family="paragraph" style:name="P15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9" style:parent-style-name="Body text (2)">
      <style:paragraph-properties fo:background-color="transparent" fo:margin-top="0.000cm" fo:margin-bottom="0.622cm" fo:margin-left="2.540cm" fo:margin-right="0.000cm" fo:text-indent="-1.221cm" fo:text-align="justify" style:page-number="auto">
        <style:tab-stops>
          <style:tab-stop style:position="0.015cm" style:type="left"/>
        </style:tab-stops>
      </style:paragraph-properties>
      <style:text-properties/>
    </style:style>
    <style:style style:family="paragraph" style:name="P1600" style:parent-style-name="Body text (2)">
      <style:paragraph-properties fo:background-color="transparent" fo:margin-top="0.000cm" fo:margin-bottom="0.000cm" fo:line-height="0.567cm" fo:margin-left="0.000cm" fo:margin-right="0.000cm" fo:text-indent="0.079cm" fo:text-align="left" style:page-number="auto"/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423cm" fo:margin-left="0.353cm" fo:margin-right="0.000cm" fo:text-indent="-0.013cm" fo:text-align="lef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1603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6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000cm" fo:line-height="0.423cm" fo:margin-left="1.129cm" fo:margin-right="0.000cm" fo:text-indent="0.006cm" fo:text-align="left" style:page-number="auto"/>
      <style:text-properties/>
    </style:style>
    <style:style style:family="paragraph" style:name="P160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09" style:parent-style-name="Body text (2)">
      <style:paragraph-properties fo:background-color="transparent" fo:margin-top="0.000cm" fo:margin-bottom="0.000cm" fo:line-height="0.423cm" fo:margin-left="1.834cm" fo:margin-right="0.000cm" fo:text-indent="0.003cm" fo:text-align="left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1614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1618" style:parent-style-name="Body text (2)">
      <style:paragraph-properties fo:background-color="transparent" fo:margin-top="0.000cm" fo:margin-bottom="0.000cm" fo:line-height="0.728cm" fo:margin-left="1.799cm" fo:margin-right="0.000cm" fo:text-indent="-0.004cm" fo:text-align="justify" style:page-number="auto">
        <style:tab-stops>
          <style:tab-stop style:position="5.978cm" style:type="left"/>
          <style:tab-stop style:position="12.013cm" style:type="right"/>
        </style:tab-stops>
      </style:paragraph-properties>
      <style:text-properties/>
    </style:style>
    <style:style style:family="paragraph" style:name="P16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162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28" style:parent-style-name="Body text (2)">
      <style:paragraph-properties fo:background-color="transparent" fo:margin-top="0.000cm" fo:margin-bottom="0.000cm" fo:line-height="0.991cm" fo:margin-left="0.000cm" fo:margin-right="0.000cm" fo:text-indent="0.057cm" fo:text-align="justify" style:page-number="auto">
        <style:tab-stops>
          <style:tab-stop style:position="7.791cm" style:type="right"/>
          <style:tab-stop style:position="7.912cm" style:type="left"/>
        </style:tab-stops>
      </style:paragraph-properties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63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633" style:parent-style-name="Heading #1 (2)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1634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163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636" style:parent-style-name="Body text (8)">
      <style:paragraph-properties fo:background-color="transparent" fo:margin-top="0.000cm" fo:margin-bottom="0.501cm" fo:line-height="0.370cm" fo:margin-left="0.000cm" fo:margin-right="0.000cm" fo:text-indent="0.000cm" style:page-number="auto"/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16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0" style:parent-style-name="Body text (2)">
      <style:paragraph-properties fo:background-color="transparent" fo:margin-top="0.000cm" fo:margin-bottom="0.000cm" fo:line-height="0.406cm" fo:margin-left="0.000cm" fo:margin-right="0.000cm" fo:text-indent="0.066cm" fo:text-align="left" style:page-number="auto"/>
      <style:text-properties/>
    </style:style>
    <style:style style:family="paragraph" style:name="P16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4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646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999cm" fo:margin-left="1.023cm" fo:margin-right="0.000cm" fo:text-indent="-0.016cm" fo:text-align="left" style:page-number="auto"/>
      <style:text-properties/>
    </style:style>
    <style:style style:family="paragraph" style:name="P1648" style:parent-style-name="Header or footer (7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649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1650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651" style:parent-style-name="Table caption (2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6" style:parent-style-name="Body text (11)">
      <style:paragraph-properties fo:background-color="transparent" fo:margin-top="0.000cm" fo:margin-bottom="0.000cm" fo:line-height="0.728cm" fo:margin-left="0.000cm" fo:margin-right="0.000cm" fo:text-indent="0.000cm" fo:text-align="right" style:page-number="auto"/>
      <style:text-properties/>
    </style:style>
    <style:style style:family="paragraph" style:name="P165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771cm" fo:margin-left="0.000cm" fo:margin-right="0.000cm" fo:text-indent="0.000cm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660" style:parent-style-name="Body text (18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567cm" fo:margin-left="2.611cm" fo:margin-right="0.000cm" fo:text-indent="0.004cm" fo:text-align="left" style:page-number="auto"/>
      <style:text-properties/>
    </style:style>
    <style:style style:family="paragraph" style:name="P16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423cm" fo:margin-left="0.000cm" fo:margin-right="0.000cm" fo:text-indent="0.079cm" fo:text-align="left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1667" style:parent-style-name="Heading #1">
      <style:paragraph-properties fo:keep-with-next="always" fo:keep-together="always" fo:background-color="transparent" fo:margin-top="0.000cm" fo:margin-bottom="0.000cm" fo:line-height="0.728cm" fo:margin-left="1.834cm" fo:margin-right="0.000cm" fo:text-indent="0.003cm" fo:text-align="justify" style:page-number="auto">
        <style:tab-stops>
          <style:tab-stop style:position="7.547cm" style:type="right"/>
          <style:tab-stop style:position="7.674cm" style:type="left"/>
        </style:tab-stops>
      </style:paragraph-properties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6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0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2" style:parent-style-name="Header or footer (2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67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8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423cm" fo:margin-left="2.575cm" fo:margin-right="0.000cm" fo:text-indent="-0.001cm" fo:text-align="left" style:page-number="auto"/>
      <style:text-properties/>
    </style:style>
    <style:style style:family="paragraph" style:name="P1682" style:parent-style-name="Heading #1 (7)">
      <style:paragraph-properties fo:keep-with-next="always" fo:keep-together="always" fo:background-color="transparent" fo:margin-top="0.000cm" fo:margin-bottom="0.000cm" fo:line-height="0.728cm" fo:margin-left="1.870cm" fo:margin-right="0.000cm" fo:text-indent="-0.007cm" fo:text-align="justify" style:page-number="auto">
        <style:tab-stops>
          <style:tab-stop style:position="7.537cm" style:type="right"/>
          <style:tab-stop style:position="7.664cm" style:type="left"/>
        </style:tab-stops>
      </style:paragraph-properties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406cm" fo:margin-left="0.000cm" fo:margin-right="0.000cm" fo:text-indent="0.066cm" fo:text-align="left" style:page-number="auto"/>
      <style:text-properties/>
    </style:style>
    <style:style style:family="paragraph" style:name="P16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69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92" style:parent-style-name="Table caption">
      <style:paragraph-properties fo:background-color="transparent" fo:margin-top="0.000cm" fo:margin-bottom="0.000cm" fo:line-height="0.567cm" fo:margin-left="0.000cm" fo:margin-right="0.000cm" fo:text-indent="0.000cm" fo:text-align="justify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95" style:parent-style-name="Body text (2)">
      <style:paragraph-properties fo:background-color="transparent" fo:margin-top="0.000cm" fo:margin-bottom="0.000cm" fo:line-height="0.999cm" fo:margin-left="1.023cm" fo:margin-right="0.000cm" fo:text-indent="-0.016cm" fo:text-align="left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6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99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170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2" style:parent-style-name="Body text (2)">
      <style:paragraph-properties fo:background-color="transparent" fo:margin-top="0.000cm" fo:margin-bottom="0.000cm" fo:line-height="0.423cm" fo:margin-left="0.459cm" fo:margin-right="0.000cm" fo:text-indent="0.001cm" fo:text-align="left" style:page-number="auto"/>
      <style:text-properties/>
    </style:style>
    <style:style style:family="paragraph" style:name="P170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70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8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171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711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171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713" style:parent-style-name="Body text (29)">
      <style:paragraph-properties fo:background-color="transparent" fo:margin-top="0.000cm" fo:margin-bottom="0.000cm" fo:line-height="0.423cm" fo:margin-left="0.000cm" fo:margin-right="0.035cm" fo:text-indent="0.000cm" style:page-number="auto"/>
      <style:text-properties/>
    </style:style>
    <style:style style:family="paragraph" style:name="P171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716" style:parent-style-name="Body text (2)">
      <style:paragraph-properties fo:background-color="transparent" fo:margin-top="0.000cm" fo:margin-bottom="0.000cm" fo:line-height="0.423cm" fo:margin-left="0.282cm" fo:margin-right="0.000cm" fo:text-indent="-0.007cm" fo:text-align="left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17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0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721" style:parent-style-name="Table caption (2)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17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4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1725" style:parent-style-name="Body text (2)">
      <style:paragraph-properties fo:background-color="transparent" fo:margin-top="0.000cm" fo:margin-bottom="0.000cm" fo:line-height="0.423cm" fo:margin-left="2.575cm" fo:margin-right="0.000cm" fo:text-indent="-0.001cm" fo:text-align="left" style:page-number="auto"/>
      <style:text-properties/>
    </style:style>
    <style:style style:family="paragraph" style:name="P1726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27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172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729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730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1731" style:parent-style-name="Body text (6)">
      <style:paragraph-properties fo:background-color="transparent" fo:margin-top="0.000cm" fo:margin-bottom="0.635cm" fo:margin-left="0.000cm" fo:margin-right="0.000cm" fo:text-indent="0.085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17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7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7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173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7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0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7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7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46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174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74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75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7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1756" style:parent-style-name="Body text (2)">
      <style:paragraph-properties fo:background-color="transparent" fo:margin-top="0.000cm" fo:margin-bottom="0.000cm" fo:line-height="0.423cm" fo:margin-left="1.834cm" fo:margin-right="0.000cm" fo:text-indent="0.003cm" fo:text-align="left" style:page-number="auto"/>
      <style:text-properties/>
    </style:style>
    <style:style style:family="paragraph" style:name="P1757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17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9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2" style:parent-style-name="Body text (2)">
      <style:paragraph-properties fo:background-color="transparent" fo:margin-top="0.000cm" fo:margin-bottom="19.645cm" fo:line-height="0.567cm" fo:margin-left="2.646cm" fo:margin-right="0.000cm" fo:text-indent="0.014cm" fo:text-align="left" style:page-number="auto"/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7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1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177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000cm" fo:line-height="0.423cm" fo:margin-left="0.000cm" fo:margin-right="0.000cm" fo:text-indent="0.127cm" fo:text-align="left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line-height="0.423cm" fo:margin-left="0.000cm" fo:margin-right="0.000cm" fo:text-indent="0.127cm" fo:text-align="left" style:page-number="auto"/>
      <style:text-properties/>
    </style:style>
    <style:style style:family="paragraph" style:name="P1775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1776" style:parent-style-name="Body text (6)">
      <style:paragraph-properties fo:background-color="transparent" fo:margin-top="0.000cm" fo:margin-bottom="0.000cm" fo:line-height="0.459cm" fo:margin-left="0.000cm" fo:margin-right="0.035cm" fo:text-indent="0.000cm" fo:text-align="center" style:page-number="auto"/>
      <style:text-properties/>
    </style:style>
    <style:style style:family="paragraph" style:name="P1777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0" style:parent-style-name="Body text (9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7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78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7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6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87" style:parent-style-name="Body text (2)">
      <style:paragraph-properties fo:background-color="transparent" fo:margin-top="0.318cm" fo:margin-bottom="0.000cm" fo:line-height="1.499cm" fo:margin-left="0.000cm" fo:margin-right="0.000cm" fo:text-indent="0.000cm" style:page-number="auto"/>
      <style:text-properties/>
    </style:style>
    <style:style style:family="paragraph" style:name="P1788" style:parent-style-name="Body text (2)">
      <style:paragraph-properties fo:background-color="transparent" fo:margin-top="0.000cm" fo:margin-bottom="0.000cm" fo:line-height="0.423cm" fo:margin-left="0.000cm" fo:margin-right="0.000cm" fo:text-indent="0.034cm" fo:text-align="left" style:page-number="auto"/>
      <style:text-properties/>
    </style:style>
    <style:style style:family="paragraph" style:name="P17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1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1792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17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94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795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1796" style:parent-style-name="Body text (2)">
      <style:paragraph-properties fo:background-color="transparent" fo:margin-top="0.000cm" fo:margin-bottom="0.000cm" fo:line-height="0.423cm" fo:margin-left="1.623cm" fo:margin-right="0.000cm" fo:text-indent="0.003cm" fo:text-align="left" style:page-number="auto"/>
      <style:text-properties/>
    </style:style>
    <style:style style:family="paragraph" style:name="P1797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98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179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00" style:parent-style-name="Header or footer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80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802" style:parent-style-name="Table caption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803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11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18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3" style:parent-style-name="Body text (7)">
      <style:paragraph-properties fo:break-after="page" fo:background-color="transparent" fo:margin-top="0.000cm" fo:margin-bottom="0.000cm" fo:line-height="0.353cm" fo:margin-left="7.902cm" fo:margin-right="0.000cm" fo:text-indent="0.006cm" fo:text-align="left" style:page-number="auto"/>
      <style:text-properties/>
    </style:style>
    <style:style style:family="paragraph" style:name="P1814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18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6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181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81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81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20" style:parent-style-name="Body text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821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1823" style:parent-style-name="Body text (8)">
      <style:paragraph-properties fo:background-color="transparent" fo:margin-top="0.000cm" fo:margin-bottom="0.658cm" fo:line-height="0.370cm" fo:margin-left="0.035cm" fo:margin-right="0.000cm" fo:text-indent="0.000cm" style:page-number="auto"/>
      <style:text-properties/>
    </style:style>
    <style:style style:family="paragraph" style:name="P18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8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832" style:parent-style-name="Body text (2)">
      <style:paragraph-properties fo:background-color="transparent" fo:margin-top="0.000cm" fo:margin-bottom="0.672cm" fo:line-height="0.745cm" fo:margin-left="0.000cm" fo:margin-right="0.000cm" fo:text-indent="0.054cm" fo:text-align="justify" style:page-number="auto">
        <style:tab-stops>
          <style:tab-stop style:position="1.253cm" style:type="left"/>
        </style:tab-stops>
      </style:paragraph-properties>
      <style:text-properties/>
    </style:style>
    <style:style style:family="paragraph" style:name="P1833" style:parent-style-name="Body text (2)">
      <style:paragraph-properties fo:background-color="transparent" fo:margin-top="0.000cm" fo:margin-bottom="0.000cm" fo:line-height="0.423cm" fo:margin-left="1.199cm" fo:margin-right="0.000cm" fo:text-indent="-0.006cm" fo:text-align="left" style:page-number="auto"/>
      <style:text-properties/>
    </style:style>
    <style:style style:family="paragraph" style:name="P18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36" style:parent-style-name="Body text (2)">
      <style:paragraph-properties fo:background-color="transparent" fo:margin-top="0.000cm" fo:margin-bottom="0.635cm" fo:line-height="0.745cm" fo:margin-left="0.000cm" fo:margin-right="0.000cm" fo:text-indent="0.071cm" fo:text-align="justify" style:page-number="auto">
        <style:tab-stops>
          <style:tab-stop style:position="1.285cm" style:type="left"/>
        </style:tab-stops>
      </style:paragraph-properties>
      <style:text-properties/>
    </style:style>
    <style:style style:family="paragraph" style:name="P1837" style:parent-style-name="Body text (2)">
      <style:paragraph-properties fo:background-color="transparent" fo:margin-top="0.000cm" fo:margin-bottom="0.000cm" fo:line-height="0.423cm" fo:margin-left="1.623cm" fo:margin-right="0.000cm" fo:text-indent="0.003cm" fo:text-align="left" style:page-number="auto"/>
      <style:text-properties/>
    </style:style>
    <style:style style:family="paragraph" style:name="P18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1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8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8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9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1850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851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852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53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595cm" style:type="right"/>
          <style:tab-stop style:position="7.722cm" style:type="left"/>
        </style:tab-stops>
      </style:paragraph-properties>
      <style:text-properties/>
    </style:style>
    <style:style style:family="paragraph" style:name="P1854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1855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18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7" style:parent-style-name="Body text (2)">
      <style:paragraph-properties fo:background-color="transparent" fo:margin-top="0.000cm" fo:margin-bottom="0.000cm" fo:line-height="0.423cm" fo:margin-left="0.353cm" fo:margin-right="0.000cm" fo:text-indent="-0.006cm" fo:text-align="left" style:page-number="auto"/>
      <style:text-properties/>
    </style:style>
    <style:style style:family="paragraph" style:name="P1858" style:parent-style-name="Body text (2)">
      <style:paragraph-properties fo:background-color="transparent" fo:margin-top="0.741cm" fo:margin-bottom="0.106cm" fo:line-height="0.423cm" fo:margin-left="5.503cm" fo:margin-right="0.000cm" fo:text-indent="0.017cm" fo:text-align="left" style:page-number="auto"/>
      <style:text-properties/>
    </style:style>
    <style:style style:family="paragraph" style:name="P1859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18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1" style:parent-style-name="Heading #1">
      <style:paragraph-properties fo:keep-with-next="always" fo:keep-together="always" fo:background-color="transparent" fo:margin-top="0.000cm" fo:margin-bottom="0.000cm" fo:line-height="0.728cm" fo:margin-left="1.870cm" fo:margin-right="0.000cm" fo:text-indent="-0.007cm" fo:text-align="justify" style:page-number="auto">
        <style:tab-stops>
          <style:tab-stop style:position="7.537cm" style:type="right"/>
          <style:tab-stop style:position="7.664cm" style:type="left"/>
        </style:tab-stops>
      </style:paragraph-properties>
      <style:text-properties/>
    </style:style>
    <style:style style:family="paragraph" style:name="P1862" style:parent-style-name="Body text (2)">
      <style:paragraph-properties fo:background-color="transparent" fo:margin-top="0.000cm" fo:margin-bottom="0.000cm" fo:line-height="0.423cm" fo:margin-left="0.353cm" fo:margin-right="0.000cm" fo:text-indent="-0.006cm" fo:text-align="left" style:page-number="auto"/>
      <style:text-properties/>
    </style:style>
    <style:style style:family="paragraph" style:name="P18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865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1866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87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3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874" style:parent-style-name="Header or footer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7" style:parent-style-name="Body text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8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882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8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88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86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887" style:parent-style-name="Body text (2)">
      <style:paragraph-properties fo:background-color="transparent" fo:margin-top="0.000cm" fo:margin-bottom="0.106cm" fo:line-height="0.423cm" fo:margin-left="0.000cm" fo:margin-right="0.000cm" fo:text-indent="0.000cm" style:page-number="auto"/>
      <style:text-properties/>
    </style:style>
    <style:style style:family="paragraph" style:name="P1888" style:parent-style-name="Body text (2)">
      <style:paragraph-properties fo:background-color="transparent" fo:margin-top="0.000cm" fo:margin-bottom="0.000cm" fo:line-height="0.423cm" fo:margin-left="0.000cm" fo:margin-right="0.000cm" fo:text-indent="0.034cm" fo:text-align="left" style:page-number="auto"/>
      <style:text-properties/>
    </style:style>
    <style:style style:family="paragraph" style:name="P1889" style:parent-style-name="Body text (2)">
      <style:paragraph-properties fo:background-color="transparent" fo:margin-top="0.000cm" fo:margin-bottom="0.000cm" fo:line-height="0.423cm" fo:margin-left="0.282cm" fo:margin-right="0.000cm" fo:text-indent="-0.007cm" fo:text-align="left" style:page-number="auto"/>
      <style:text-properties/>
    </style:style>
    <style:style style:family="paragraph" style:name="P18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7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1898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1899" style:parent-style-name="Body text (2)">
      <style:paragraph-properties fo:background-color="transparent" fo:margin-top="0.000cm" fo:margin-bottom="0.263cm" fo:line-height="1.054cm" fo:margin-left="0.000cm" fo:margin-right="0.000cm" fo:text-indent="3.175cm" fo:text-align="left" style:page-number="auto"/>
      <style:text-properties/>
    </style:style>
    <style:style style:family="paragraph" style:name="P1900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1901" style:parent-style-name="Body text (2)">
      <style:paragraph-properties fo:background-color="transparent" fo:margin-top="0.000cm" fo:margin-bottom="0.000cm" fo:line-height="0.745cm" fo:margin-left="2.611cm" fo:margin-right="0.000cm" fo:text-indent="-1.307cm" fo:text-align="justify" style:page-number="auto">
        <style:tab-stops>
          <style:tab-stop style:position="-0.066cm" style:type="left"/>
        </style:tab-stops>
      </style:paragraph-properties>
      <style:text-properties/>
    </style:style>
    <style:style style:family="paragraph" style:name="P1902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1903" style:parent-style-name="Body text (11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19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06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907" style:parent-style-name="Body text (2)">
      <style:paragraph-properties fo:background-color="transparent" fo:margin-top="0.000cm" fo:margin-bottom="0.000cm" fo:line-height="0.423cm" fo:margin-left="1.235cm" fo:margin-right="0.000cm" fo:text-indent="-0.016cm" fo:text-align="left" style:page-number="auto"/>
      <style:text-properties/>
    </style:style>
    <style:style style:family="paragraph" style:name="P1908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190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9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6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1917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1918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919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19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1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19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3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1924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19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1930" style:parent-style-name="Body text (2)">
      <style:paragraph-properties fo:background-color="transparent" fo:margin-top="0.000cm" fo:margin-bottom="1.478cm" fo:line-height="0.745cm" fo:margin-left="0.000cm" fo:margin-right="0.000cm" fo:text-indent="0.059cm" fo:text-align="justify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19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3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93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93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193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3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37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193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1939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1940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1941" style:parent-style-name="Body text (2)">
      <style:paragraph-properties fo:background-color="transparent" fo:margin-top="0.000cm" fo:margin-bottom="0.000cm" fo:line-height="0.423cm" fo:margin-left="0.353cm" fo:margin-right="0.000cm" fo:text-indent="-0.013cm" fo:text-align="left" style:page-number="auto"/>
      <style:text-properties/>
    </style:style>
    <style:style style:family="paragraph" style:name="P1942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595cm" style:type="right"/>
          <style:tab-stop style:position="7.722cm" style:type="left"/>
        </style:tab-stops>
      </style:paragraph-properties>
      <style:text-properties/>
    </style:style>
    <style:style style:family="paragraph" style:name="P1943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5" style:parent-style-name="Body text (7)">
      <style:paragraph-properties fo:background-color="transparent" fo:margin-top="17.425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1946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19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8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949" style:parent-style-name="Body text (7)">
      <style:paragraph-properties fo:background-color="transparent" fo:margin-top="21.024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195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51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195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4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955" style:parent-style-name="Body text (3)">
      <style:paragraph-properties fo:background-color="transparent" fo:margin-top="0.000cm" fo:margin-bottom="1.694cm" fo:margin-left="0.000cm" fo:margin-right="0.035cm" fo:text-indent="0.000cm" style:page-number="auto"/>
      <style:text-properties/>
    </style:style>
    <style:style style:family="paragraph" style:name="P19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7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958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0" style:parent-style-name="Body text (2)">
      <style:paragraph-properties fo:background-color="transparent" fo:margin-top="0.000cm" fo:margin-bottom="0.000cm" fo:line-height="0.999cm" fo:margin-left="1.023cm" fo:margin-right="0.000cm" fo:text-indent="-0.016cm" fo:text-align="left" style:page-number="auto"/>
      <style:text-properties/>
    </style:style>
    <style:style style:family="paragraph" style:name="P1961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1962" style:parent-style-name="Body text (2)">
      <style:paragraph-properties fo:background-color="transparent" fo:margin-top="0.000cm" fo:margin-bottom="0.486cm" fo:line-height="0.502cm" fo:margin-left="0.000cm" fo:margin-right="8.572cm" fo:text-indent="0.114cm" fo:text-align="left" style:page-number="auto">
        <style:tab-stops>
          <style:tab-stop style:position="4.420cm" style:type="right"/>
          <style:tab-stop style:position="4.947cm" style:type="center"/>
        </style:tab-stops>
      </style:paragraph-properties>
      <style:text-properties/>
    </style:style>
    <style:style style:family="paragraph" style:name="P1963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19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5" style:parent-style-name="Body text (2)">
      <style:paragraph-properties fo:background-color="transparent" fo:margin-top="0.000cm" fo:margin-bottom="0.000cm" fo:line-height="0.423cm" fo:margin-left="0.353cm" fo:margin-right="0.000cm" fo:text-indent="-0.006cm" fo:text-align="left" style:page-number="auto"/>
      <style:text-properties/>
    </style:style>
    <style:style style:family="paragraph" style:name="P19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9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9" style:parent-style-name="Body text (2)">
      <style:paragraph-properties fo:background-color="transparent" fo:margin-top="0.000cm" fo:margin-bottom="0.000cm" fo:line-height="0.423cm" fo:margin-left="0.353cm" fo:margin-right="0.000cm" fo:text-indent="-0.013cm" fo:text-align="left" style:page-number="auto"/>
      <style:text-properties/>
    </style:style>
    <style:style style:family="paragraph" style:name="P1970" style:parent-style-name="Body text (2)">
      <style:paragraph-properties fo:background-color="transparent" fo:margin-top="0.000cm" fo:margin-bottom="0.000cm" fo:line-height="0.423cm" fo:margin-left="0.000cm" fo:margin-right="0.000cm" fo:text-indent="0.102cm" fo:text-align="left" style:page-number="auto"/>
      <style:text-properties/>
    </style:style>
    <style:style style:family="paragraph" style:name="P197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9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3" style:parent-style-name="Body text (2)">
      <style:paragraph-properties fo:background-color="transparent" fo:margin-top="0.000cm" fo:margin-bottom="0.635cm" fo:margin-left="0.000cm" fo:margin-right="0.000cm" fo:text-indent="0.058cm" fo:text-align="justify" style:page-number="auto">
        <style:tab-stops>
          <style:tab-stop style:position="1.278cm" style:type="left"/>
        </style:tab-stops>
      </style:paragraph-properties>
      <style:text-properties/>
    </style:style>
    <style:style style:family="paragraph" style:name="P1974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1975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19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97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979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19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1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1982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19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4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1985" style:parent-style-name="Body text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98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987" style:parent-style-name="Body text (2)">
      <style:paragraph-properties fo:background-color="transparent" fo:margin-top="0.000cm" fo:margin-bottom="0.000cm" fo:line-height="0.999cm" fo:margin-left="1.023cm" fo:margin-right="0.000cm" fo:text-indent="-0.016cm" fo:text-align="left" style:page-number="auto"/>
      <style:text-properties/>
    </style:style>
    <style:style style:family="paragraph" style:name="P1988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19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91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19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3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1994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995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531cm" style:type="right"/>
          <style:tab-stop style:position="7.658cm" style:type="left"/>
        </style:tab-stops>
      </style:paragraph-properties>
      <style:text-properties/>
    </style:style>
    <style:style style:family="paragraph" style:name="P1996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19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00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01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0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004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200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006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0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0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1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201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013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2014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20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6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0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9" style:parent-style-name="Body text (11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20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2" style:parent-style-name="Heading #1 (19)">
      <style:paragraph-properties fo:keep-with-next="always" fo:keep-together="always" fo:background-color="transparent" fo:margin-top="0.000cm" fo:margin-bottom="0.000cm" fo:line-height="0.388cm" fo:margin-left="0.000cm" fo:margin-right="0.000cm" fo:text-indent="0.000cm" style:page-number="auto"/>
      <style:text-properties/>
    </style:style>
    <style:style style:family="paragraph" style:name="P2023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024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20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6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2027" style:parent-style-name="Table caption">
      <style:paragraph-properties fo:background-color="transparent" fo:margin-top="0.000cm" fo:margin-bottom="0.000cm" fo:line-height="0.567cm" fo:margin-left="0.000cm" fo:margin-right="0.000cm" fo:text-indent="0.000cm" fo:text-align="justify" style:page-number="auto"/>
      <style:text-properties/>
    </style:style>
    <style:style style:family="paragraph" style:name="P2028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029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2030" style:parent-style-name="Body text (2)">
      <style:paragraph-properties fo:background-color="transparent" fo:margin-top="0.000cm" fo:margin-bottom="0.000cm" fo:line-height="0.423cm" fo:margin-left="0.459cm" fo:margin-right="0.000cm" fo:text-indent="0.016cm" fo:text-align="left" style:page-number="auto"/>
      <style:text-properties/>
    </style:style>
    <style:style style:family="paragraph" style:name="P2031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032" style:parent-style-name="Body text (2)">
      <style:paragraph-properties fo:background-color="transparent" fo:margin-top="0.000cm" fo:margin-bottom="0.000cm" fo:line-height="0.423cm" fo:margin-left="0.000cm" fo:margin-right="0.000cm" fo:text-indent="0.079cm" fo:text-align="left" style:page-number="auto"/>
      <style:text-properties/>
    </style:style>
    <style:style style:family="paragraph" style:name="P20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4" style:parent-style-name="Body text (2)">
      <style:paragraph-properties fo:background-color="transparent" fo:margin-top="0.000cm" fo:margin-bottom="0.000cm" fo:line-height="0.754cm" fo:margin-left="0.000cm" fo:margin-right="0.000cm" fo:text-indent="0.000cm" style:page-number="auto"/>
      <style:text-properties/>
    </style:style>
    <style:style style:family="paragraph" style:name="P20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037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038" style:parent-style-name="Table caption">
      <style:paragraph-properties fo:background-color="transparent" fo:margin-top="0.000cm" fo:margin-bottom="0.000cm" fo:line-height="0.567cm" fo:margin-left="0.000cm" fo:margin-right="0.000cm" fo:text-indent="0.000cm" fo:text-align="justify" style:page-number="auto"/>
      <style:text-properties/>
    </style:style>
    <style:style style:family="paragraph" style:name="P2039" style:parent-style-name="Body text (2)">
      <style:paragraph-properties fo:background-color="transparent" fo:margin-top="0.000cm" fo:margin-bottom="0.000cm" fo:line-height="0.567cm" fo:margin-left="0.000cm" fo:margin-right="0.000cm" fo:text-indent="0.070cm" fo:text-align="left" style:page-number="auto"/>
      <style:text-properties/>
    </style:style>
    <style:style style:family="paragraph" style:name="P2040" style:parent-style-name="Body text (2)">
      <style:paragraph-properties fo:background-color="transparent" fo:margin-top="0.000cm" fo:margin-bottom="0.000cm" fo:line-height="0.423cm" fo:margin-left="0.353cm" fo:margin-right="0.000cm" fo:text-indent="0.011cm" fo:text-align="left" style:page-number="auto"/>
      <style:text-properties/>
    </style:style>
    <style:style style:family="paragraph" style:name="P2041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2042" style:parent-style-name="Body text (2)">
      <style:paragraph-properties fo:background-color="transparent" fo:margin-top="0.000cm" fo:margin-bottom="0.000cm" fo:line-height="0.423cm" fo:margin-left="1.199cm" fo:margin-right="0.000cm" fo:text-indent="0.003cm" fo:text-align="left" style:page-number="auto"/>
      <style:text-properties/>
    </style:style>
    <style:style style:family="paragraph" style:name="P2043" style:parent-style-name="Header or footer (9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0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50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0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3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20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0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060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20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2" style:parent-style-name="Body text (2)">
      <style:paragraph-properties fo:background-color="transparent" fo:margin-top="0.000cm" fo:margin-bottom="0.000cm" fo:line-height="0.999cm" fo:margin-left="1.094cm" fo:margin-right="0.000cm" fo:text-indent="-0.004cm" fo:text-align="left" style:page-number="auto"/>
      <style:text-properties/>
    </style:style>
    <style:style style:family="paragraph" style:name="P2063" style:parent-style-name="Body text (2)">
      <style:paragraph-properties fo:background-color="transparent" fo:margin-top="0.000cm" fo:margin-bottom="0.000cm" fo:line-height="0.423cm" fo:margin-left="2.681cm" fo:margin-right="0.000cm" fo:text-indent="-0.006cm" fo:text-align="left" style:page-number="auto"/>
      <style:text-properties/>
    </style:style>
    <style:style style:family="paragraph" style:name="P206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68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2069" style:parent-style-name="Body text (2)">
      <style:paragraph-properties fo:background-color="transparent" fo:margin-top="0.000cm" fo:margin-bottom="0.536cm" fo:line-height="0.745cm" fo:margin-left="2.540cm" fo:margin-right="0.000cm" fo:text-indent="-1.221cm" fo:text-align="justify" style:page-number="auto">
        <style:tab-stops>
          <style:tab-stop style:position="0.015cm" style:type="left"/>
        </style:tab-stops>
      </style:paragraph-properties>
      <style:text-properties/>
    </style:style>
    <style:style style:family="paragraph" style:name="P20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1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072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2073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207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0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6" style:parent-style-name="Body text (2)">
      <style:paragraph-properties fo:background-color="transparent" fo:margin-top="0.000cm" fo:margin-bottom="0.000cm" fo:line-height="0.423cm" fo:margin-left="0.000cm" fo:margin-right="0.000cm" fo:text-indent="0.127cm" fo:text-align="left" style:page-number="auto"/>
      <style:text-properties/>
    </style:style>
    <style:style style:family="paragraph" style:name="P2077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07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79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0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82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20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6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2087" style:parent-style-name="Body text (2)">
      <style:paragraph-properties fo:background-color="transparent" fo:margin-top="0.000cm" fo:margin-bottom="0.000cm" fo:line-height="0.999cm" fo:margin-left="1.023cm" fo:margin-right="0.000cm" fo:text-indent="-0.016cm" fo:text-align="left" style:page-number="auto"/>
      <style:text-properties/>
    </style:style>
    <style:style style:family="paragraph" style:name="P2088" style:parent-style-name="Body text (2)">
      <style:paragraph-properties fo:background-color="transparent" fo:margin-top="0.000cm" fo:margin-bottom="0.000cm" fo:line-height="0.745cm" fo:margin-left="0.000cm" fo:margin-right="0.000cm" fo:text-indent="0.071cm" fo:text-align="justify" style:page-number="auto">
        <style:tab-stops>
          <style:tab-stop style:position="1.285cm" style:type="left"/>
          <style:tab-stop style:position="3.356cm" style:type="left"/>
        </style:tab-stops>
      </style:paragraph-properties>
      <style:text-properties/>
    </style:style>
    <style:style style:family="paragraph" style:name="P2089" style:parent-style-name="Body text (2)">
      <style:paragraph-properties fo:background-color="transparent" fo:margin-top="0.000cm" fo:margin-bottom="0.635cm" fo:line-height="0.745cm" fo:margin-left="0.000cm" fo:margin-right="0.000cm" fo:text-indent="0.059cm" fo:text-align="justify" style:page-number="auto"/>
      <style:text-properties/>
    </style:style>
    <style:style style:family="paragraph" style:name="P209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091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2092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94" style:parent-style-name="Body text (28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0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96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2097" style:parent-style-name="Table of contents (3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098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1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07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595cm" style:type="right"/>
          <style:tab-stop style:position="7.956cm" style:type="left"/>
        </style:tab-stops>
      </style:paragraph-properties>
      <style:text-properties/>
    </style:style>
    <style:style style:family="paragraph" style:name="P2108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1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112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2113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21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5" style:parent-style-name="Body text (2)">
      <style:paragraph-properties fo:background-color="transparent" fo:margin-top="0.000cm" fo:margin-bottom="0.000cm" fo:line-height="0.423cm" fo:margin-left="1.623cm" fo:margin-right="0.000cm" fo:text-indent="-0.012cm" fo:text-align="left" style:page-number="auto"/>
      <style:text-properties/>
    </style:style>
    <style:style style:family="paragraph" style:name="P2116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2117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2118" style:parent-style-name="Body text (2)">
      <style:paragraph-properties fo:background-color="transparent" fo:margin-top="0.000cm" fo:margin-bottom="0.000cm" fo:line-height="0.423cm" fo:margin-left="2.681cm" fo:margin-right="0.000cm" fo:text-indent="-0.006cm" fo:text-align="left" style:page-number="auto"/>
      <style:text-properties/>
    </style:style>
    <style:style style:family="paragraph" style:name="P21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23" style:parent-style-name="Table of contents (3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1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5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2126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21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8" style:parent-style-name="Body text (20)">
      <style:paragraph-properties fo:background-color="transparent" fo:margin-top="14.568cm" fo:margin-bottom="0.000cm" fo:line-height="0.353cm" fo:margin-left="0.000cm" fo:margin-right="0.000cm" fo:text-indent="0.000cm" style:page-number="auto"/>
      <style:text-properties/>
    </style:style>
    <style:style style:family="paragraph" style:name="P2129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21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32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133" style:parent-style-name="Body text (2)">
      <style:paragraph-properties fo:background-color="transparent" fo:margin-top="0.000cm" fo:margin-bottom="0.000cm" fo:line-height="0.728cm" fo:margin-left="1.446cm" fo:margin-right="0.000cm" fo:text-indent="0.010cm" fo:text-align="left" style:page-number="auto"/>
      <style:text-properties/>
    </style:style>
    <style:style style:family="paragraph" style:name="P213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1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6" style:parent-style-name="Body text (11)">
      <style:paragraph-properties fo:background-color="transparent" fo:margin-top="0.000cm" fo:margin-bottom="0.000cm" fo:margin-left="0.000cm" fo:margin-right="0.000cm" fo:text-indent="0.144cm" style:page-number="auto"/>
      <style:text-properties/>
    </style:style>
    <style:style style:family="paragraph" style:name="P2137" style:parent-style-name="Table caption">
      <style:paragraph-properties fo:background-color="transparent" fo:margin-top="0.000cm" fo:margin-bottom="0.000cm" fo:line-height="0.567cm" fo:margin-left="0.000cm" fo:margin-right="0.000cm" fo:text-indent="0.000cm" fo:text-align="justify" style:page-number="auto"/>
      <style:text-properties/>
    </style:style>
    <style:style style:family="paragraph" style:name="P2138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21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0" style:parent-style-name="Heading #1 (18)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21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3" style:parent-style-name="Body text (2)">
      <style:paragraph-properties fo:background-color="transparent" fo:margin-top="0.000cm" fo:margin-bottom="0.000cm" fo:line-height="0.423cm" fo:margin-left="0.353cm" fo:margin-right="0.000cm" fo:text-indent="0.007cm" fo:text-align="left" style:page-number="auto"/>
      <style:text-properties/>
    </style:style>
    <style:style style:family="paragraph" style:name="P21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5" style:parent-style-name="Body text (2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2146" style:parent-style-name="Header or footer (6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14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14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149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1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2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2153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21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5" style:parent-style-name="Body text (2)">
      <style:paragraph-properties fo:background-color="transparent" fo:margin-top="0.000cm" fo:margin-bottom="0.000cm" fo:line-height="0.423cm" fo:margin-left="1.623cm" fo:margin-right="0.000cm" fo:text-indent="0.003cm" fo:text-align="left" style:page-number="auto"/>
      <style:text-properties/>
    </style:style>
    <style:style style:family="paragraph" style:name="P215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157" style:parent-style-name="Body text (2)">
      <style:paragraph-properties fo:background-color="transparent" fo:margin-top="0.000cm" fo:margin-bottom="0.000cm" fo:line-height="0.423cm" fo:margin-left="1.517cm" fo:margin-right="0.000cm" fo:text-indent="-0.010cm" fo:text-align="left" style:page-number="auto"/>
      <style:text-properties/>
    </style:style>
    <style:style style:family="paragraph" style:name="P215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59" style:parent-style-name="Body text (32)">
      <style:paragraph-properties fo:background-color="transparent" fo:margin-top="0.000cm" fo:margin-bottom="0.085cm" fo:line-height="0.423cm" fo:margin-left="0.000cm" fo:margin-right="0.035cm" fo:text-indent="0.000cm" style:page-number="auto"/>
      <style:text-properties/>
    </style:style>
    <style:style style:family="paragraph" style:name="P21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3" style:parent-style-name="Body text (2)">
      <style:paragraph-properties fo:background-color="transparent" fo:margin-top="0.000cm" fo:margin-bottom="0.000cm" fo:line-height="0.567cm" fo:margin-left="0.000cm" fo:margin-right="0.000cm" fo:text-indent="0.144cm" fo:text-align="justify" style:page-number="auto"/>
      <style:text-properties/>
    </style:style>
    <style:style style:family="paragraph" style:name="P21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6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1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8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169" style:parent-style-name="Body text (2)">
      <style:paragraph-properties fo:background-color="transparent" fo:margin-top="0.000cm" fo:margin-bottom="0.000cm" fo:line-height="0.567cm" fo:margin-left="2.646cm" fo:margin-right="0.000cm" fo:text-indent="0.014cm" fo:text-align="left" style:page-number="auto"/>
      <style:text-properties/>
    </style:style>
    <style:style style:family="paragraph" style:name="P2170" style:parent-style-name="Body text (2)">
      <style:paragraph-properties fo:background-color="transparent" fo:margin-top="0.000cm" fo:margin-bottom="0.000cm" fo:line-height="0.567cm" fo:margin-left="0.000cm" fo:margin-right="0.000cm" fo:text-indent="0.073cm" fo:text-align="left" style:page-number="auto"/>
      <style:text-properties/>
    </style:style>
    <style:style style:family="paragraph" style:name="P2171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72" style:parent-style-name="Body text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173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21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76" style:parent-style-name="Body text (2)">
      <style:paragraph-properties fo:background-color="transparent" fo:margin-top="0.000cm" fo:margin-bottom="0.000cm" fo:line-height="0.423cm" fo:margin-left="0.353cm" fo:margin-right="0.000cm" fo:text-indent="0.007cm" fo:text-align="left" style:page-number="auto"/>
      <style:text-properties/>
    </style:style>
    <style:style style:family="paragraph" style:name="P21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78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21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0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218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8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183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21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86" style:parent-style-name="Body text (2)">
      <style:paragraph-properties fo:background-color="transparent" fo:margin-top="0.106cm" fo:margin-bottom="0.000cm" fo:line-height="0.423cm" fo:margin-left="0.000cm" fo:margin-right="0.000cm" fo:text-indent="0.000cm" style:page-number="auto"/>
      <style:text-properties/>
    </style:style>
    <style:style style:family="paragraph" style:name="P218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88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2189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2190" style:parent-style-name="Body text (2)">
      <style:paragraph-properties fo:background-color="transparent" fo:margin-top="0.000cm" fo:margin-bottom="0.000cm" fo:line-height="0.423cm" fo:margin-left="0.353cm" fo:margin-right="0.000cm" fo:text-indent="0.007cm" fo:text-align="left" style:page-number="auto"/>
      <style:text-properties/>
    </style:style>
    <style:style style:family="paragraph" style:name="P219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92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2193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2194" style:parent-style-name="Body text (2)">
      <style:paragraph-properties fo:background-color="transparent" fo:margin-top="0.000cm" fo:margin-bottom="0.000cm" fo:line-height="0.423cm" fo:margin-left="2.469cm" fo:margin-right="0.000cm" fo:text-indent="0.003cm" fo:text-align="left" style:page-number="auto"/>
      <style:text-properties/>
    </style:style>
    <style:style style:family="paragraph" style:name="P2195" style:parent-style-name="Table caption (10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21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97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2198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595cm" style:type="right"/>
          <style:tab-stop style:position="7.722cm" style:type="left"/>
        </style:tab-stops>
      </style:paragraph-properties>
      <style:text-properties/>
    </style:style>
    <style:style style:family="paragraph" style:name="P219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200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2201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2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03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2204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205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22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0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2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09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22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1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22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14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215" style:parent-style-name="Body text (8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216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217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22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2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2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26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2227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22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29" style:parent-style-name="Heading #1 (3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2230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2231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22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34" style:parent-style-name="Table caption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23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37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22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39" style:parent-style-name="Body text (7)">
      <style:paragraph-properties fo:background-color="transparent" fo:margin-top="19.436cm" fo:margin-bottom="0.000cm" fo:line-height="0.353cm" fo:margin-left="0.000cm" fo:margin-right="0.035cm" fo:text-indent="0.000cm" fo:text-align="center" style:page-number="auto"/>
      <style:text-properties/>
    </style:style>
    <style:style style:family="paragraph" style:name="P22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41" style:parent-style-name="Body text (2)">
      <style:paragraph-properties fo:background-color="transparent" fo:margin-top="0.000cm" fo:margin-bottom="0.000cm" fo:line-height="0.745cm" fo:margin-left="0.035cm" fo:margin-right="0.000cm" fo:text-indent="0.000cm" style:page-number="auto"/>
      <style:text-properties/>
    </style:style>
    <style:style style:family="paragraph" style:name="P22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4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245" style:parent-style-name="Body text (2)">
      <style:paragraph-properties fo:background-color="transparent" fo:margin-top="0.000cm" fo:margin-bottom="0.000cm" fo:line-height="0.423cm" fo:margin-left="0.035cm" fo:margin-right="0.000cm" fo:text-indent="0.000cm" style:page-number="auto"/>
      <style:text-properties/>
    </style:style>
    <style:style style:family="paragraph" style:name="P2246" style:parent-style-name="Body text (2)">
      <style:paragraph-properties fo:background-color="transparent" fo:margin-top="0.000cm" fo:margin-bottom="0.000cm" fo:line-height="0.567cm" fo:margin-left="0.000cm" fo:margin-right="0.000cm" fo:text-indent="0.051cm" fo:text-align="justify" style:page-number="auto"/>
      <style:text-properties/>
    </style:style>
    <style:style style:family="paragraph" style:name="P2247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248" style:parent-style-name="Header or footer (2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22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1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22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254" style:parent-style-name="Body text (7)">
      <style:paragraph-properties fo:background-color="transparent" fo:margin-top="16.155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22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6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2257" style:parent-style-name="Body text (8)">
      <style:paragraph-properties fo:background-color="transparent" fo:margin-top="0.000cm" fo:margin-bottom="0.000cm" fo:line-height="0.567cm" fo:margin-left="0.000cm" fo:margin-right="0.000cm" fo:text-indent="0.000cm" style:page-number="auto"/>
      <style:text-properties/>
    </style:style>
    <style:style style:family="paragraph" style:name="P2258" style:parent-style-name="Body text (2)">
      <style:paragraph-properties fo:background-color="transparent" fo:margin-top="0.000cm" fo:line-height="0.423cm" fo:margin-left="0.000cm" fo:margin-right="0.000cm" fo:text-indent="0.000cm" fo:text-align="right" style:page-number="auto"/>
      <style:text-properties/>
    </style:style>
    <style:style style:family="paragraph" style:name="P2259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226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2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2" style:parent-style-name="Table of contents (3)">
      <style:paragraph-properties fo:break-after="page"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2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5" style:parent-style-name="Body text (2)">
      <style:paragraph-properties fo:background-color="transparent" fo:margin-top="0.000cm" fo:margin-bottom="0.000cm" fo:line-height="0.728cm" fo:margin-left="0.000cm" fo:margin-right="0.000cm" fo:text-indent="0.082cm" fo:text-align="justify" style:page-number="auto">
        <style:tab-stops>
          <style:tab-stop style:position="7.720cm" style:type="right"/>
          <style:tab-stop style:position="7.987cm" style:type="left"/>
          <style:tab-stop style:position="13.812cm" style:type="right"/>
          <style:tab-stop style:position="15.304cm" style:type="right"/>
        </style:tab-stops>
      </style:paragraph-properties>
      <style:text-properties/>
    </style:style>
    <style:style style:family="paragraph" style:name="P22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9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2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1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22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4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7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2276" style:parent-style-name="Body text (2)">
      <style:paragraph-properties fo:background-color="transparent" fo:margin-top="0.000cm" fo:margin-bottom="0.000cm" fo:line-height="0.423cm" fo:margin-left="1.870cm" fo:margin-right="0.000cm" fo:text-indent="-0.007cm" fo:text-align="left" style:page-number="auto"/>
      <style:text-properties/>
    </style:style>
    <style:style style:family="paragraph" style:name="P227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27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279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28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281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83" style:parent-style-name="Body text (2)">
      <style:paragraph-properties fo:background-color="transparent" fo:margin-top="0.000cm" fo:margin-bottom="0.616cm" fo:line-height="0.423cm" fo:margin-left="0.000cm" fo:margin-right="0.000cm" fo:text-indent="0.064cm" fo:text-align="left" style:page-number="auto"/>
      <style:text-properties/>
    </style:style>
    <style:style style:family="paragraph" style:name="P22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85" style:parent-style-name="Body text (11)">
      <style:paragraph-properties fo:background-color="transparent" fo:margin-top="0.000cm" fo:margin-bottom="0.000cm" fo:line-height="1.499cm" fo:margin-left="0.000cm" fo:margin-right="0.000cm" fo:text-indent="0.000cm" fo:text-align="center" style:page-number="auto"/>
      <style:text-properties/>
    </style:style>
    <style:style style:family="paragraph" style:name="P2286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287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288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289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22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2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293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2294" style:parent-style-name="Table caption (2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2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297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22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9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300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2301" style:parent-style-name="Body text (2)">
      <style:paragraph-properties fo:background-color="transparent" fo:margin-top="0.000cm" fo:margin-bottom="0.642cm" fo:line-height="0.745cm" fo:margin-left="0.000cm" fo:margin-right="0.000cm" fo:text-indent="0.071cm" fo:text-align="justify" style:page-number="auto"/>
      <style:text-properties/>
    </style:style>
    <style:style style:family="paragraph" style:name="P2302" style:parent-style-name="Body text (2)">
      <style:paragraph-properties fo:background-color="transparent" fo:margin-top="0.000cm" fo:margin-bottom="0.000cm" fo:line-height="0.423cm" fo:margin-left="0.282cm" fo:margin-right="0.000cm" fo:text-indent="-0.007cm" fo:text-align="left" style:page-number="auto"/>
      <style:text-properties/>
    </style:style>
    <style:style style:family="paragraph" style:name="P2303" style:parent-style-name="Body text (2)">
      <style:paragraph-properties fo:background-color="transparent" fo:margin-top="0.000cm" fo:margin-bottom="0.000cm" fo:line-height="0.423cm" fo:margin-left="0.000cm" fo:margin-right="0.000cm" fo:text-indent="0.093cm" fo:text-align="left" style:page-number="auto"/>
      <style:text-properties/>
    </style:style>
    <style:style style:family="paragraph" style:name="P23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5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2306" style:parent-style-name="Body text (2)">
      <style:paragraph-properties fo:background-color="transparent" fo:margin-top="0.000cm" fo:margin-bottom="0.000cm" fo:line-height="0.745cm" fo:margin-left="2.575cm" fo:margin-right="0.000cm" fo:text-indent="-1.254cm" fo:text-align="justify" style:page-number="auto">
        <style:tab-stops>
          <style:tab-stop style:position="-0.007cm" style:type="left"/>
        </style:tab-stops>
      </style:paragraph-properties>
      <style:text-properties/>
    </style:style>
    <style:style style:family="paragraph" style:name="P23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8" style:parent-style-name="Body text (2)">
      <style:paragraph-properties fo:background-color="transparent" fo:margin-top="0.106cm" fo:margin-bottom="0.000cm" fo:line-height="0.423cm" fo:margin-left="3.845cm" fo:margin-right="0.000cm" fo:text-indent="0.016cm" fo:text-align="left" style:page-number="auto"/>
      <style:text-properties/>
    </style:style>
    <style:style style:family="paragraph" style:name="P230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310" style:parent-style-name="Body text (2)">
      <style:paragraph-properties fo:background-color="transparent" fo:margin-top="0.000cm" fo:margin-bottom="0.000cm" fo:line-height="0.423cm" fo:margin-left="1.623cm" fo:margin-right="0.000cm" fo:text-indent="0.003cm" fo:text-align="left" style:page-number="auto"/>
      <style:text-properties/>
    </style:style>
    <style:style style:family="paragraph" style:name="P2311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231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314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23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6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23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9" style:parent-style-name="Body text (2)">
      <style:paragraph-properties fo:background-color="transparent" fo:margin-top="0.000cm" fo:margin-bottom="0.000cm" fo:line-height="0.423cm" fo:margin-left="1.623cm" fo:margin-right="0.000cm" fo:text-indent="-0.011cm" fo:text-align="left" style:page-number="auto"/>
      <style:text-properties/>
    </style:style>
    <style:style style:family="paragraph" style:name="P232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3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23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3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2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327" style:parent-style-name="Body text (2)">
      <style:paragraph-properties fo:background-color="transparent" fo:margin-top="0.000cm" fo:margin-bottom="0.000cm" fo:line-height="0.999cm" fo:margin-left="1.094cm" fo:margin-right="0.000cm" fo:text-indent="-0.004cm" fo:text-align="left" style:page-number="auto"/>
      <style:text-properties/>
    </style:style>
    <style:style style:family="paragraph" style:name="P23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0" style:parent-style-name="Body text (11)">
      <style:paragraph-properties fo:background-color="transparent" fo:margin-top="0.000cm" fo:margin-bottom="0.000cm" fo:margin-left="0.000cm" fo:margin-right="0.000cm" fo:text-indent="0.070cm" style:page-number="auto"/>
      <style:text-properties/>
    </style:style>
    <style:style style:family="paragraph" style:name="P23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32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23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5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3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7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2338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3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40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2341" style:parent-style-name="Body text (2)">
      <style:paragraph-properties fo:background-color="transparent" fo:margin-top="0.000cm" fo:margin-bottom="0.000cm" fo:line-height="0.423cm" fo:margin-left="1.623cm" fo:margin-right="0.000cm" fo:text-indent="-0.011cm" fo:text-align="left" style:page-number="auto"/>
      <style:text-properties/>
    </style:style>
    <style:style style:family="paragraph" style:name="P2342" style:parent-style-name="Body text (2)">
      <style:paragraph-properties fo:background-color="transparent" fo:margin-top="0.000cm" fo:margin-bottom="0.622cm" fo:line-height="0.728cm" fo:margin-left="2.611cm" fo:margin-right="0.000cm" fo:text-indent="-1.307cm" fo:text-align="justify" style:page-number="auto">
        <style:tab-stops>
          <style:tab-stop style:position="-0.066cm" style:type="left"/>
        </style:tab-stops>
      </style:paragraph-properties>
      <style:text-properties/>
    </style:style>
    <style:style style:family="paragraph" style:name="P23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4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46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234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4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349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35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3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5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3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5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55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2356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235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60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61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362" style:parent-style-name="Body text (15)">
      <style:paragraph-properties fo:background-color="transparent" fo:margin-top="13.418cm" fo:margin-bottom="0.000cm" fo:line-height="0.335cm" fo:margin-left="0.035cm" fo:margin-right="0.000cm" fo:text-indent="0.000cm" style:page-number="auto"/>
      <style:text-properties/>
    </style:style>
    <style:style style:family="paragraph" style:name="P23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64" style:parent-style-name="Body text (11)">
      <style:paragraph-properties fo:background-color="transparent" fo:margin-top="0.000cm" fo:margin-bottom="0.000cm" fo:line-height="0.728cm" fo:margin-left="0.000cm" fo:margin-right="0.035cm" fo:text-indent="0.000cm" fo:text-align="center" style:page-number="auto"/>
      <style:text-properties/>
    </style:style>
    <style:style style:family="paragraph" style:name="P2365" style:parent-style-name="Body text (2)">
      <style:paragraph-properties fo:background-color="transparent" fo:margin-top="0.106cm" fo:margin-bottom="0.000cm" fo:line-height="0.567cm" fo:margin-left="0.000cm" fo:margin-right="0.000cm" fo:text-indent="0.000cm" style:page-number="auto"/>
      <style:text-properties/>
    </style:style>
    <style:style style:family="paragraph" style:name="P2366" style:parent-style-name="Body text (7)">
      <style:paragraph-properties fo:background-color="transparent" fo:margin-top="14.462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2367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23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6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370" style:parent-style-name="Body text (8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37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3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7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76" style:parent-style-name="Body text (2)">
      <style:paragraph-properties fo:background-color="transparent" fo:margin-top="0.000cm" fo:margin-bottom="0.000cm" fo:line-height="0.423cm" fo:margin-left="1.623cm" fo:margin-right="0.000cm" fo:text-indent="0.003cm" fo:text-align="left" style:page-number="auto"/>
      <style:text-properties/>
    </style:style>
    <style:style style:family="paragraph" style:name="P237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78" style:parent-style-name="Heading #1 (4)">
      <style:paragraph-properties fo:keep-with-next="always" fo:keep-together="always" fo:background-color="transparent" fo:margin-top="0.000cm" fo:margin-bottom="0.000cm" fo:line-height="0.388cm" fo:margin-left="0.000cm" fo:margin-right="0.000cm" fo:text-indent="0.000cm" style:page-number="auto"/>
      <style:text-properties/>
    </style:style>
    <style:style style:family="paragraph" style:name="P2379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380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238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3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8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85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2386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8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3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0" style:parent-style-name="Body text (11)">
      <style:paragraph-properties fo:background-color="transparent" fo:margin-top="0.000cm" fo:margin-bottom="19.010cm" fo:margin-left="0.000cm" fo:margin-right="0.000cm" fo:text-indent="0.067cm" style:page-number="auto"/>
      <style:text-properties/>
    </style:style>
    <style:style style:family="paragraph" style:name="P23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2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2393" style:parent-style-name="Body text (2)">
      <style:paragraph-properties fo:background-color="transparent" fo:margin-top="0.000cm" fo:margin-bottom="0.000cm" fo:line-height="0.423cm" fo:margin-left="1.623cm" fo:margin-right="0.000cm" fo:text-indent="-0.006cm" fo:text-align="left" style:page-number="auto"/>
      <style:text-properties/>
    </style:style>
    <style:style style:family="paragraph" style:name="P2394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23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6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2397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239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399" style:parent-style-name="Body text (2)">
      <style:paragraph-properties fo:background-color="transparent" fo:margin-top="0.000cm" fo:margin-bottom="0.000cm" fo:line-height="0.423cm" fo:margin-left="1.199cm" fo:margin-right="0.000cm" fo:text-indent="0.003cm" fo:text-align="left" style:page-number="auto"/>
      <style:text-properties/>
    </style:style>
    <style:style style:family="paragraph" style:name="P2400" style:parent-style-name="Body text (2)">
      <style:paragraph-properties fo:background-color="transparent" fo:margin-top="0.000cm" fo:margin-bottom="0.000cm" fo:line-height="0.567cm" fo:margin-left="0.000cm" fo:margin-right="0.000cm" fo:text-indent="0.070cm" fo:text-align="justify" style:page-number="auto"/>
      <style:text-properties/>
    </style:style>
    <style:style style:family="paragraph" style:name="P24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2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403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2404" style:parent-style-name="Body text (2)">
      <style:paragraph-properties fo:background-color="transparent" fo:margin-top="0.592cm" fo:margin-bottom="0.000cm" fo:line-height="0.567cm" fo:margin-left="0.000cm" fo:margin-right="0.000cm" fo:text-indent="0.048cm" fo:text-align="justify" style:page-number="auto">
        <style:tab-stops>
          <style:tab-stop style:position="15.694cm" style:type="right"/>
        </style:tab-stops>
      </style:paragraph-properties>
      <style:text-properties/>
    </style:style>
    <style:style style:family="paragraph" style:name="P240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406" style:parent-style-name="Body text (2)">
      <style:paragraph-properties fo:background-color="transparent" fo:margin-top="0.000cm" fo:margin-bottom="0.000cm" fo:line-height="0.423cm" fo:margin-left="0.353cm" fo:margin-right="0.000cm" fo:text-indent="0.007cm" fo:text-align="left" style:page-number="auto"/>
      <style:text-properties/>
    </style:style>
    <style:style style:family="paragraph" style:name="P2407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2408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2409" style:parent-style-name="Body text (6)">
      <style:paragraph-properties fo:background-color="transparent" fo:margin-top="0.000cm" fo:margin-bottom="0.078cm" fo:line-height="0.459cm" fo:margin-left="0.035cm" fo:margin-right="0.000cm" fo:text-indent="0.000cm" fo:text-align="center" style:page-number="auto"/>
      <style:text-properties/>
    </style:style>
    <style:style style:family="paragraph" style:name="P2410" style:parent-style-name="Table caption (2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411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24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13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414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2415" style:parent-style-name="Body text (2)">
      <style:paragraph-properties fo:background-color="transparent" fo:margin-top="0.000cm" fo:margin-bottom="0.000cm" fo:line-height="0.423cm" fo:margin-left="0.353cm" fo:margin-right="0.000cm" fo:text-indent="-0.013cm" fo:text-align="left" style:page-number="auto"/>
      <style:text-properties/>
    </style:style>
    <style:style style:family="paragraph" style:name="P24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17" style:parent-style-name="Body text (11)">
      <style:paragraph-properties fo:background-color="transparent" fo:margin-top="0.000cm" fo:margin-bottom="0.000cm" fo:margin-left="0.000cm" fo:margin-right="5.856cm" fo:text-indent="0.070cm" fo:text-align="left" style:page-number="auto"/>
      <style:text-properties/>
    </style:style>
    <style:style style:family="paragraph" style:name="P24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2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4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23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2424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2425" style:parent-style-name="Body text (7)">
      <style:paragraph-properties fo:background-color="transparent" fo:margin-top="9.276cm" fo:margin-bottom="0.000cm" fo:line-height="0.353cm" fo:margin-left="7.655cm" fo:margin-right="0.000cm" fo:text-indent="-0.010cm" fo:text-align="left" style:page-number="auto"/>
      <style:text-properties/>
    </style:style>
    <style:style style:family="paragraph" style:name="P24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431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243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3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43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435" style:parent-style-name="Body text (2)">
      <style:paragraph-properties fo:background-color="transparent" fo:margin-top="0.000cm" fo:margin-bottom="0.000cm" fo:line-height="0.423cm" fo:margin-left="0.000cm" fo:margin-right="0.000cm" fo:text-indent="0.127cm" fo:text-align="left" style:page-number="auto"/>
      <style:text-properties/>
    </style:style>
    <style:style style:family="paragraph" style:name="P24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7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24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40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41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244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445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46" style:parent-style-name="Body text (2)">
      <style:paragraph-properties fo:background-color="transparent" fo:margin-top="0.000cm" fo:margin-bottom="0.000cm" fo:line-height="0.999cm" fo:margin-left="1.023cm" fo:margin-right="0.000cm" fo:text-indent="-0.016cm" fo:text-align="left" style:page-number="auto"/>
      <style:text-properties/>
    </style:style>
    <style:style style:family="paragraph" style:name="P244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4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49" style:parent-style-name="Body text (2)">
      <style:paragraph-properties fo:background-color="transparent" fo:margin-top="0.000cm" fo:margin-bottom="0.000cm" fo:line-height="0.423cm" fo:margin-left="1.199cm" fo:margin-right="0.000cm" fo:text-indent="-0.006cm" fo:text-align="left" style:page-number="auto"/>
      <style:text-properties/>
    </style:style>
    <style:style style:family="paragraph" style:name="P2450" style:parent-style-name="Body text (11)">
      <style:paragraph-properties fo:background-color="transparent" fo:margin-top="0.000cm" fo:margin-bottom="0.000cm" fo:line-height="1.499cm" fo:margin-left="0.000cm" fo:margin-right="0.000cm" fo:text-indent="0.000cm" fo:text-align="center" style:page-number="auto"/>
      <style:text-properties/>
    </style:style>
    <style:style style:family="paragraph" style:name="P245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52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53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2454" style:parent-style-name="Header or footer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4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45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4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9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24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1" style:parent-style-name="Body text (2)">
      <style:paragraph-properties fo:background-color="transparent" fo:margin-top="0.000cm" fo:margin-bottom="0.000cm" fo:line-height="0.567cm" fo:margin-left="0.000cm" fo:margin-right="0.000cm" fo:text-indent="0.144cm" fo:text-align="justify" style:page-number="auto"/>
      <style:text-properties/>
    </style:style>
    <style:style style:family="paragraph" style:name="P24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4" style:parent-style-name="Body text (2)">
      <style:paragraph-properties fo:background-color="transparent" fo:margin-top="0.000cm" fo:margin-bottom="0.000cm" fo:line-height="0.423cm" fo:margin-left="2.540cm" fo:margin-right="0.000cm" fo:text-indent="0.000cm" fo:text-align="left" style:page-number="auto"/>
      <style:text-properties/>
    </style:style>
    <style:style style:family="paragraph" style:name="P2465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24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7" style:parent-style-name="Body text (2)">
      <style:paragraph-properties fo:background-color="transparent" fo:margin-top="0.000cm" fo:margin-bottom="0.000cm" fo:line-height="0.423cm" fo:margin-left="1.623cm" fo:margin-right="0.000cm" fo:text-indent="-0.011cm" fo:text-align="left" style:page-number="auto"/>
      <style:text-properties/>
    </style:style>
    <style:style style:family="paragraph" style:name="P2468" style:parent-style-name="Body text (2)">
      <style:paragraph-properties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2469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4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2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7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47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4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79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24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3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24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9" style:parent-style-name="Body text (7)">
      <style:paragraph-properties fo:background-color="transparent" fo:margin-top="20.918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249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4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92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493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9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49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49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497" style:parent-style-name="Body text (2)">
      <style:paragraph-properties fo:background-color="transparent" fo:margin-top="0.000cm" fo:margin-bottom="0.000cm" fo:line-height="0.423cm" fo:margin-left="0.353cm" fo:margin-right="0.000cm" fo:text-indent="-0.013cm" fo:text-align="left" style:page-number="auto"/>
      <style:text-properties/>
    </style:style>
    <style:style style:family="paragraph" style:name="P2498" style:parent-style-name="Body text (11)">
      <style:paragraph-properties fo:background-color="transparent" fo:margin-top="0.000cm" fo:margin-bottom="0.000cm" fo:line-height="0.728cm" fo:margin-left="0.423cm" fo:margin-right="0.000cm" fo:text-indent="-0.017cm" style:page-number="auto">
        <style:tab-stops>
          <style:tab-stop style:position="7.297cm" style:type="right"/>
          <style:tab-stop style:position="7.753cm" style:type="left"/>
          <style:tab-stop style:position="14.881cm" style:type="right"/>
          <style:tab-stop style:position="15.280cm" style:type="right"/>
        </style:tab-stops>
      </style:paragraph-properties>
      <style:text-properties/>
    </style:style>
    <style:style style:family="paragraph" style:name="P2499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500" style:parent-style-name="Body text (2)">
      <style:paragraph-properties fo:background-color="transparent" fo:margin-top="0.000cm" fo:margin-bottom="0.000cm" fo:line-height="0.423cm" fo:margin-left="1.623cm" fo:margin-right="0.000cm" fo:text-indent="-0.012cm" fo:text-align="left" style:page-number="auto"/>
      <style:text-properties/>
    </style:style>
    <style:style style:family="paragraph" style:name="P25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6" style:parent-style-name="Body text (2)">
      <style:paragraph-properties fo:background-color="transparent" fo:margin-top="0.000cm" fo:margin-bottom="0.000cm" fo:line-height="0.567cm" fo:margin-left="0.000cm" fo:margin-right="0.000cm" fo:text-indent="0.070cm" fo:text-align="justify" style:page-number="auto">
        <style:tab-stops>
          <style:tab-stop style:position="15.610cm" style:type="right"/>
        </style:tab-stops>
      </style:paragraph-properties>
      <style:text-properties/>
    </style:style>
    <style:style style:family="paragraph" style:name="P25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8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2509" style:parent-style-name="Body text (2)">
      <style:paragraph-properties fo:background-color="transparent" fo:margin-top="0.000cm" fo:margin-bottom="0.000cm" fo:line-height="0.423cm" fo:margin-left="0.000cm" fo:margin-right="0.000cm" fo:text-indent="0.079cm" fo:text-align="left" style:page-number="auto"/>
      <style:text-properties/>
    </style:style>
    <style:style style:family="paragraph" style:name="P25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1" style:parent-style-name="Body text (2)">
      <style:paragraph-properties fo:background-color="transparent" fo:margin-top="0.000cm" fo:margin-bottom="0.000cm" fo:line-height="0.423cm" fo:margin-left="1.623cm" fo:margin-right="0.000cm" fo:text-indent="-0.006cm" fo:text-align="left" style:page-number="auto"/>
      <style:text-properties/>
    </style:style>
    <style:style style:family="paragraph" style:name="P2512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25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4" style:parent-style-name="Body text (2)">
      <style:paragraph-properties fo:background-color="transparent" fo:margin-top="0.106cm" fo:margin-bottom="0.000cm" fo:line-height="0.576cm" fo:margin-left="0.000cm" fo:margin-right="0.000cm" fo:text-indent="0.000cm" style:page-number="auto"/>
      <style:text-properties/>
    </style:style>
    <style:style style:family="paragraph" style:name="P251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25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7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251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20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52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522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25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24" style:parent-style-name="Body text (2)">
      <style:paragraph-properties fo:background-color="transparent" fo:margin-top="0.000cm" fo:margin-bottom="0.000cm" fo:line-height="0.567cm" fo:margin-left="2.611cm" fo:margin-right="0.000cm" fo:text-indent="0.004cm" fo:text-align="left" style:page-number="auto"/>
      <style:text-properties/>
    </style:style>
    <style:style style:family="paragraph" style:name="P25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27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25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0" style:parent-style-name="Body text (2)">
      <style:paragraph-properties fo:background-color="transparent" fo:margin-top="0.000cm" fo:margin-bottom="0.000cm" fo:line-height="0.423cm" fo:margin-left="1.517cm" fo:margin-right="0.000cm" fo:text-indent="0.016cm" fo:text-align="left" style:page-number="auto"/>
      <style:text-properties/>
    </style:style>
    <style:style style:family="paragraph" style:name="P25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4" style:parent-style-name="Body text (10)">
      <style:paragraph-properties fo:break-after="page" fo:background-color="transparent" fo:margin-top="0.930cm" fo:margin-bottom="0.000cm" fo:line-height="0.335cm" fo:margin-left="7.902cm" fo:margin-right="0.000cm" fo:text-indent="0.006cm" fo:text-align="left" style:page-number="auto"/>
      <style:text-properties/>
    </style:style>
    <style:style style:family="paragraph" style:name="P2535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253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5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9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2540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254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42" style:parent-style-name="Heading #1">
      <style:paragraph-properties fo:keep-with-next="always" fo:keep-together="always" fo:background-color="transparent" fo:margin-top="0.000cm" fo:margin-bottom="0.000cm" fo:line-height="0.423cm" fo:margin-left="0.035cm" fo:margin-right="0.000cm" fo:text-indent="0.000cm" style:page-number="auto"/>
      <style:text-properties/>
    </style:style>
    <style:style style:family="paragraph" style:name="P2543" style:parent-style-name="Table caption">
      <style:paragraph-properties fo:background-color="transparent" fo:margin-top="0.000cm" fo:margin-bottom="0.000cm" fo:line-height="0.567cm" fo:margin-left="0.000cm" fo:margin-right="0.000cm" fo:text-indent="0.000cm" fo:text-align="justify" style:page-number="auto"/>
      <style:text-properties/>
    </style:style>
    <style:style style:family="paragraph" style:name="P2544" style:parent-style-name="Table caption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5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46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47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2548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2549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2550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551" style:parent-style-name="Table caption (6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25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5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531cm" style:type="right"/>
          <style:tab-stop style:position="7.658cm" style:type="left"/>
        </style:tab-stops>
      </style:paragraph-properties>
      <style:text-properties/>
    </style:style>
    <style:style style:family="paragraph" style:name="P25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7" style:parent-style-name="Body text (7)">
      <style:paragraph-properties fo:background-color="transparent" fo:margin-top="0.000cm" fo:margin-bottom="0.000cm" fo:line-height="0.353cm" fo:margin-left="7.726cm" fo:margin-right="0.000cm" fo:text-indent="0.013cm" fo:text-align="left" style:page-number="auto"/>
      <style:text-properties/>
    </style:style>
    <style:style style:family="paragraph" style:name="P255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62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563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564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25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66" style:parent-style-name="Body text (7)">
      <style:paragraph-properties fo:background-color="transparent" fo:margin-top="14.356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2567" style:parent-style-name="Body text (2)">
      <style:paragraph-properties fo:background-color="transparent" fo:margin-top="0.000cm" fo:margin-bottom="0.000cm" fo:line-height="0.423cm" fo:margin-left="0.247cm" fo:margin-right="0.000cm" fo:text-indent="0.006cm" fo:text-align="left" style:page-number="auto"/>
      <style:text-properties/>
    </style:style>
    <style:style style:family="paragraph" style:name="P2569" style:parent-style-name="Body text (2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2570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2571" style:parent-style-name="Body text (7)">
      <style:paragraph-properties fo:background-color="transparent" fo:margin-top="3.455cm" fo:margin-bottom="0.000cm" fo:line-height="0.353cm" fo:margin-left="7.655cm" fo:margin-right="0.000cm" fo:text-indent="-0.010cm" fo:text-align="left" style:page-number="auto"/>
      <style:text-properties/>
    </style:style>
    <style:style style:family="paragraph" style:name="P2573" style:parent-style-name="Body text (2)">
      <style:paragraph-properties fo:background-color="transparent" fo:margin-top="0.000cm" fo:margin-bottom="0.000cm" fo:line-height="0.423cm" fo:margin-left="4.128cm" fo:margin-right="0.000cm" fo:text-indent="-0.004cm" fo:text-align="left" style:page-number="auto"/>
      <style:text-properties/>
    </style:style>
    <style:style style:family="paragraph" style:name="P2574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257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9" style:parent-style-name="Body text (2)">
      <style:paragraph-properties fo:background-color="transparent" fo:margin-top="0.000cm" fo:margin-bottom="0.000cm" fo:line-height="0.406cm" fo:margin-left="0.000cm" fo:margin-right="0.000cm" fo:text-indent="0.000cm" fo:text-align="right" style:page-number="auto"/>
      <style:text-properties/>
    </style:style>
    <style:style style:family="paragraph" style:name="P2580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25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4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25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587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25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90" style:parent-style-name="Body text (2)">
      <style:paragraph-properties fo:background-color="transparent" fo:margin-top="0.000cm" fo:margin-bottom="0.000cm" fo:line-height="0.423cm" fo:margin-left="0.000cm" fo:margin-right="0.000cm" fo:text-indent="0.079cm" fo:text-align="left" style:page-number="auto"/>
      <style:text-properties/>
    </style:style>
    <style:style style:family="paragraph" style:name="P25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9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5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94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2596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2597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2598" style:parent-style-name="Body text (2)">
      <style:paragraph-properties fo:background-color="transparent" fo:margin-top="0.635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99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60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01" style:parent-style-name="Table caption (2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602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603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260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6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06" style:parent-style-name="Body text (2)">
      <style:paragraph-properties fo:background-color="transparent" fo:margin-top="0.000cm" fo:margin-bottom="0.000cm" fo:line-height="0.423cm" fo:margin-left="0.459cm" fo:margin-right="0.000cm" fo:text-indent="-0.010cm" fo:text-align="left" style:page-number="auto"/>
      <style:text-properties/>
    </style:style>
    <style:style style:family="paragraph" style:name="P2607" style:parent-style-name="Body text (2)">
      <style:paragraph-properties fo:background-color="transparent" fo:margin-top="0.000cm" fo:margin-bottom="0.000cm" fo:line-height="0.423cm" fo:margin-left="0.459cm" fo:margin-right="0.000cm" fo:text-indent="-0.010cm" fo:text-align="left" style:page-number="auto"/>
      <style:text-properties/>
    </style:style>
    <style:style style:family="paragraph" style:name="P2608" style:parent-style-name="Body text (2)">
      <style:paragraph-properties fo:background-color="transparent" fo:margin-top="0.000cm" fo:margin-bottom="0.000cm" fo:line-height="0.423cm" fo:margin-left="0.353cm" fo:margin-right="0.000cm" fo:text-indent="-0.013cm" fo:text-align="left" style:page-number="auto"/>
      <style:text-properties/>
    </style:style>
    <style:style style:family="paragraph" style:name="P26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11" style:parent-style-name="Body text (2)">
      <style:paragraph-properties fo:background-color="transparent" fo:margin-top="0.000cm" fo:margin-bottom="0.000cm" fo:line-height="0.567cm" fo:margin-left="0.000cm" fo:margin-right="0.000cm" fo:text-indent="0.070cm" fo:text-align="left" style:page-number="auto"/>
      <style:text-properties/>
    </style:style>
    <style:style style:family="paragraph" style:name="P2612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2613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261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1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616" style:parent-style-name="Body text (2)">
      <style:paragraph-properties fo:background-color="transparent" fo:margin-top="0.000cm" fo:margin-bottom="0.000cm" fo:line-height="0.423cm" fo:margin-left="0.000cm" fo:margin-right="0.000cm" fo:text-indent="0.191cm" fo:text-align="left" style:page-number="auto"/>
      <style:text-properties/>
    </style:style>
    <style:style style:family="paragraph" style:name="P261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18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619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262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621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62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2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2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26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531cm" style:type="right"/>
          <style:tab-stop style:position="7.658cm" style:type="left"/>
        </style:tab-stops>
      </style:paragraph-properties>
      <style:text-properties/>
    </style:style>
    <style:style style:family="paragraph" style:name="P262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629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2630" style:parent-style-name="Body text (11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2631" style:parent-style-name="Body text (2)">
      <style:paragraph-properties fo:background-color="transparent" fo:margin-top="0.000cm" fo:margin-bottom="0.000cm" fo:line-height="0.423cm" fo:margin-left="0.459cm" fo:margin-right="0.000cm" fo:text-indent="0.001cm" fo:text-align="left" style:page-number="auto"/>
      <style:text-properties/>
    </style:style>
    <style:style style:family="paragraph" style:name="P2632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26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63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36" style:parent-style-name="Body text (2)">
      <style:paragraph-properties fo:background-color="transparent" fo:margin-top="0.000cm" fo:margin-bottom="0.000cm" fo:line-height="0.423cm" fo:margin-left="2.681cm" fo:margin-right="0.000cm" fo:text-indent="-0.006cm" fo:text-align="left" style:page-number="auto"/>
      <style:text-properties/>
    </style:style>
    <style:style style:family="paragraph" style:name="P26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2639" style:parent-style-name="Body text (2)">
      <style:paragraph-properties fo:background-color="transparent" fo:margin-top="0.000cm" fo:margin-bottom="0.649cm" fo:line-height="0.745cm" fo:margin-left="2.611cm" fo:margin-right="0.000cm" fo:text-indent="-1.307cm" fo:text-align="justify" style:page-number="auto">
        <style:tab-stops>
          <style:tab-stop style:position="-0.066cm" style:type="left"/>
        </style:tab-stops>
      </style:paragraph-properties>
      <style:text-properties/>
    </style:style>
    <style:style style:family="paragraph" style:name="P26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1" style:parent-style-name="Body text (2)">
      <style:paragraph-properties fo:background-color="transparent" fo:margin-top="0.000cm" fo:margin-bottom="0.000cm" fo:line-height="0.423cm" fo:margin-left="0.000cm" fo:margin-right="0.000cm" fo:text-indent="0.127cm" fo:text-align="left" style:page-number="auto"/>
      <style:text-properties/>
    </style:style>
    <style:style style:family="paragraph" style:name="P26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3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44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6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9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650" style:parent-style-name="Body text (13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65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65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5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6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9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6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1" style:parent-style-name="Body text (2)">
      <style:paragraph-properties fo:background-color="transparent" fo:margin-top="0.000cm" fo:margin-bottom="0.000cm" fo:line-height="0.567cm" fo:margin-left="0.000cm" fo:margin-right="0.000cm" fo:text-indent="0.070cm" fo:text-align="left" style:page-number="auto"/>
      <style:text-properties/>
    </style:style>
    <style:style style:family="paragraph" style:name="P2662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2663" style:parent-style-name="Body text (2)">
      <style:paragraph-properties fo:background-color="transparent" fo:margin-top="0.000cm" fo:margin-bottom="0.000cm" fo:line-height="0.423cm" fo:margin-left="0.353cm" fo:margin-right="0.000cm" fo:text-indent="-0.013cm" fo:text-align="left" style:page-number="auto"/>
      <style:text-properties/>
    </style:style>
    <style:style style:family="paragraph" style:name="P2664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2665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66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6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8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266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670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26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72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2673" style:parent-style-name="Header or footer (6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67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675" style:parent-style-name="Body text (2)">
      <style:paragraph-properties fo:background-color="transparent" fo:margin-top="0.000cm" fo:margin-bottom="0.000cm" fo:line-height="0.423cm" fo:margin-left="2.540cm" fo:margin-right="0.000cm" fo:text-indent="0.000cm" fo:text-align="left" style:page-number="auto"/>
      <style:text-properties/>
    </style:style>
    <style:style style:family="paragraph" style:name="P2676" style:parent-style-name="Table caption (5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2678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6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81" style:parent-style-name="Body text (2)">
      <style:paragraph-properties fo:background-color="transparent" fo:margin-top="0.000cm" fo:margin-bottom="0.000cm" fo:line-height="0.567cm" fo:margin-left="0.000cm" fo:margin-right="0.000cm" fo:text-indent="0.070cm" fo:text-align="left" style:page-number="auto"/>
      <style:text-properties/>
    </style:style>
    <style:style style:family="paragraph" style:name="P2682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6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84" style:parent-style-name="Body text (8)">
      <style:paragraph-properties fo:background-color="transparent" fo:margin-top="0.000cm" fo:margin-bottom="0.407cm" fo:line-height="0.576cm" fo:margin-left="0.000cm" fo:margin-right="0.071cm" fo:text-indent="0.000cm" style:page-number="auto"/>
      <style:text-properties/>
    </style:style>
    <style:style style:family="paragraph" style:name="P2685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26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8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6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91" style:parent-style-name="Body text (2)">
      <style:paragraph-properties fo:background-color="transparent" fo:margin-top="0.000cm" fo:margin-bottom="0.000cm" fo:line-height="0.423cm" fo:margin-left="0.000cm" fo:margin-right="0.000cm" fo:text-indent="0.127cm" fo:text-align="left" style:page-number="auto"/>
      <style:text-properties/>
    </style:style>
    <style:style style:family="paragraph" style:name="P2692" style:parent-style-name="Body text (6)">
      <style:paragraph-properties fo:background-color="transparent" fo:margin-top="0.000cm" fo:margin-bottom="0.642cm" fo:line-height="0.745cm" fo:margin-left="0.000cm" fo:margin-right="0.000cm" fo:text-indent="0.085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2693" style:parent-style-name="Body text (2)">
      <style:paragraph-properties fo:background-color="transparent" fo:margin-top="0.000cm" fo:margin-bottom="0.000cm" fo:line-height="0.423cm" fo:margin-left="1.623cm" fo:margin-right="0.000cm" fo:text-indent="-0.012cm" fo:text-align="left" style:page-number="auto"/>
      <style:text-properties/>
    </style:style>
    <style:style style:family="paragraph" style:name="P2694" style:parent-style-name="Table caption">
      <style:paragraph-properties fo:background-color="transparent" fo:margin-top="0.000cm" fo:margin-bottom="0.000cm" fo:line-height="0.567cm" fo:margin-left="0.000cm" fo:margin-right="0.000cm" fo:text-indent="0.000cm" fo:text-align="justify" style:page-number="auto"/>
      <style:text-properties/>
    </style:style>
    <style:style style:family="paragraph" style:name="P26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97" style:parent-style-name="Body text (11)">
      <style:paragraph-properties fo:background-color="transparent" fo:margin-top="0.000cm" fo:margin-bottom="0.000cm" fo:line-height="0.745cm" fo:margin-left="0.388cm" fo:margin-right="0.000cm" fo:text-indent="0.010cm" style:page-number="auto">
        <style:tab-stops>
          <style:tab-stop style:position="7.427cm" style:type="right"/>
          <style:tab-stop style:position="8.866cm" style:type="right"/>
          <style:tab-stop style:position="15.182cm" style:type="right"/>
          <style:tab-stop style:position="15.402cm" style:type="right"/>
        </style:tab-stops>
      </style:paragraph-properties>
      <style:text-properties/>
    </style:style>
    <style:style style:family="paragraph" style:name="P269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699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270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27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04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270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06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2707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2708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2709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271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7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2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27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14" style:parent-style-name="Body text (2)">
      <style:paragraph-properties fo:background-color="transparent" fo:margin-top="0.000cm" fo:margin-bottom="0.000cm" fo:line-height="0.423cm" fo:margin-left="0.353cm" fo:margin-right="0.000cm" fo:text-indent="0.007cm" fo:text-align="left" style:page-number="auto"/>
      <style:text-properties/>
    </style:style>
    <style:style style:family="paragraph" style:name="P2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9" style:parent-style-name="Body text (11)">
      <style:paragraph-properties fo:background-color="transparent" fo:margin-top="0.000cm" fo:margin-bottom="0.350cm" fo:line-height="0.728cm" fo:margin-left="0.000cm" fo:margin-right="0.035cm" fo:text-indent="0.000cm" fo:text-align="center" style:page-number="auto"/>
      <style:text-properties/>
    </style:style>
    <style:style style:family="paragraph" style:name="P27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2" style:parent-style-name="Body text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7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727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272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7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0" style:parent-style-name="Table caption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7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4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2735" style:parent-style-name="Body text (2)">
      <style:paragraph-properties fo:background-color="transparent" fo:margin-top="0.000cm" fo:margin-bottom="0.000cm" fo:line-height="0.423cm" fo:margin-left="0.000cm" fo:margin-right="0.000cm" fo:text-indent="0.127cm" fo:text-align="left" style:page-number="auto"/>
      <style:text-properties/>
    </style:style>
    <style:style style:family="paragraph" style:name="P27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7" style:parent-style-name="Body text (2)">
      <style:paragraph-properties fo:break-after="page" fo:background-color="transparent" fo:margin-top="0.000cm" fo:margin-bottom="0.000cm" fo:line-height="0.745cm" fo:margin-left="0.000cm" fo:margin-right="0.000cm" fo:text-indent="0.071cm" fo:text-align="justify" style:page-number="auto">
        <style:tab-stops>
          <style:tab-stop style:position="1.285cm" style:type="left"/>
        </style:tab-stops>
      </style:paragraph-properties>
      <style:text-properties/>
    </style:style>
    <style:style style:family="paragraph" style:name="P2738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2739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2740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2741" style:parent-style-name="Body text (2)">
      <style:paragraph-properties fo:background-color="transparent" fo:margin-top="0.000cm" fo:margin-bottom="0.000cm" fo:line-height="0.423cm" fo:margin-left="0.000cm" fo:margin-right="0.000cm" fo:text-indent="0.169cm" fo:text-align="left" style:page-number="auto"/>
      <style:text-properties/>
    </style:style>
    <style:style style:family="paragraph" style:name="P2742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2743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47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27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49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750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27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52" style:parent-style-name="Body text (2)">
      <style:paragraph-properties fo:background-color="transparent" fo:margin-top="0.000cm" fo:line-height="0.423cm" fo:margin-left="0.000cm" fo:margin-right="0.000cm" fo:text-indent="0.000cm" fo:text-align="right" style:page-number="auto"/>
      <style:text-properties/>
    </style:style>
    <style:style style:family="paragraph" style:name="P27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54" style:parent-style-name="Body text (2)">
      <style:paragraph-properties fo:background-color="transparent" fo:margin-top="0.000cm" fo:margin-bottom="0.000cm" fo:line-height="0.423cm" fo:margin-left="0.353cm" fo:margin-right="0.000cm" fo:text-indent="0.007cm" fo:text-align="left" style:page-number="auto"/>
      <style:text-properties/>
    </style:style>
    <style:style style:family="paragraph" style:name="P275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7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5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7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59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2760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2761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276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763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2764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65" style:parent-style-name="Body text (2)">
      <style:paragraph-properties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276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9" style:parent-style-name="Table caption">
      <style:paragraph-properties fo:background-color="transparent" fo:margin-top="0.000cm" fo:margin-bottom="0.000cm" fo:line-height="0.567cm" fo:margin-left="0.000cm" fo:margin-right="0.000cm" fo:text-indent="0.000cm" fo:text-align="justify" style:page-number="auto"/>
      <style:text-properties/>
    </style:style>
    <style:style style:family="paragraph" style:name="P2770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595cm" style:type="right"/>
          <style:tab-stop style:position="7.722cm" style:type="left"/>
        </style:tab-stops>
      </style:paragraph-properties>
      <style:text-properties/>
    </style:style>
    <style:style style:family="paragraph" style:name="P2771" style:parent-style-name="Body text (22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2772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2773" style:parent-style-name="Body text (2)">
      <style:paragraph-properties fo:background-color="transparent" fo:margin-top="0.000cm" fo:margin-bottom="0.000cm" fo:line-height="0.567cm" fo:margin-left="0.000cm" fo:margin-right="0.000cm" fo:text-indent="0.070cm" fo:text-align="left" style:page-number="auto"/>
      <style:text-properties/>
    </style:style>
    <style:style style:family="paragraph" style:name="P27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7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7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79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780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2781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2782" style:parent-style-name="Body text (6)">
      <style:paragraph-properties fo:background-color="transparent" fo:margin-top="0.000cm" fo:margin-bottom="0.629cm" fo:margin-left="0.000cm" fo:margin-right="0.000cm" fo:text-indent="0.085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2783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278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78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78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787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2788" style:parent-style-name="Body text (21)">
      <style:paragraph-properties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27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0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595cm" style:type="right"/>
          <style:tab-stop style:position="7.722cm" style:type="left"/>
        </style:tab-stops>
      </style:paragraph-properties>
      <style:text-properties/>
    </style:style>
    <style:style style:family="paragraph" style:name="P279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792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793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794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2795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96" style:parent-style-name="Body text (4)">
      <style:paragraph-properties fo:background-color="transparent" fo:margin-top="0.000cm" fo:margin-bottom="0.000cm" fo:margin-left="0.000cm" fo:margin-right="0.035cm" fo:text-indent="0.000cm" style:page-number="auto"/>
      <style:text-properties/>
    </style:style>
    <style:style style:family="paragraph" style:name="P27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8" style:parent-style-name="Body text (2)">
      <style:paragraph-properties fo:background-color="transparent" fo:margin-top="0.000cm" fo:margin-bottom="0.629cm" fo:margin-left="2.611cm" fo:margin-right="0.000cm" fo:text-indent="-1.307cm" fo:text-align="justify" style:page-number="auto">
        <style:tab-stops>
          <style:tab-stop style:position="-0.066cm" style:type="left"/>
        </style:tab-stops>
      </style:paragraph-properties>
      <style:text-properties/>
    </style:style>
    <style:style style:family="paragraph" style:name="P279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802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280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04" style:parent-style-name="Body text (8)">
      <style:paragraph-properties fo:background-color="transparent" fo:margin-top="0.000cm" fo:margin-bottom="0.530cm" fo:line-height="0.567cm" fo:margin-left="0.000cm" fo:margin-right="0.000cm" fo:text-indent="0.000cm" style:page-number="auto"/>
      <style:text-properties/>
    </style:style>
    <style:style style:family="paragraph" style:name="P280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8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0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8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11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2812" style:parent-style-name="Body text (2)">
      <style:paragraph-properties fo:background-color="transparent" fo:margin-top="0.000cm" fo:margin-bottom="0.000cm" fo:line-height="0.423cm" fo:margin-left="0.000cm" fo:margin-right="0.000cm" fo:text-indent="0.143cm" fo:text-align="left" style:page-number="auto"/>
      <style:text-properties/>
    </style:style>
    <style:style style:family="paragraph" style:name="P2813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281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1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16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2817" style:parent-style-name="Body text (2)">
      <style:paragraph-properties fo:background-color="transparent" fo:margin-top="0.000cm" fo:margin-bottom="0.000cm" fo:line-height="0.423cm" fo:margin-left="2.575cm" fo:margin-right="0.000cm" fo:text-indent="-0.001cm" fo:text-align="left" style:page-number="auto"/>
      <style:text-properties/>
    </style:style>
    <style:style style:family="paragraph" style:name="P2819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2820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2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823" style:parent-style-name="Body text (9)">
      <style:paragraph-properties fo:background-color="transparent" fo:margin-top="0.000cm" fo:margin-bottom="0.658cm" fo:line-height="0.370cm" fo:margin-left="0.000cm" fo:margin-right="0.071cm" fo:text-indent="0.000cm" style:page-number="auto"/>
      <style:text-properties/>
    </style:style>
    <style:style style:family="paragraph" style:name="P28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5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28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28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2829" style:parent-style-name="Body text (8)">
      <style:paragraph-properties fo:background-color="transparent" fo:margin-top="0.000cm" fo:margin-bottom="2.641cm" fo:line-height="0.370cm" fo:margin-left="0.000cm" fo:margin-right="0.000cm" fo:text-indent="0.000cm" fo:text-align="right" style:page-number="auto"/>
      <style:text-properties/>
    </style:style>
    <style:style style:family="paragraph" style:name="P283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31" style:parent-style-name="Body text (2)">
      <style:paragraph-properties fo:background-color="transparent" fo:margin-top="0.000cm" fo:margin-bottom="0.000cm" fo:line-height="0.423cm" fo:margin-left="1.623cm" fo:margin-right="0.000cm" fo:text-indent="0.003cm" fo:text-align="left" style:page-number="auto"/>
      <style:text-properties/>
    </style:style>
    <style:style style:family="paragraph" style:name="P28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33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28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3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38" style:parent-style-name="Body text (2)">
      <style:paragraph-properties fo:background-color="transparent" fo:margin-top="0.000cm" fo:margin-bottom="0.000cm" fo:line-height="0.567cm" fo:margin-left="2.646cm" fo:margin-right="0.000cm" fo:text-indent="0.014cm" fo:text-align="left" style:page-number="auto"/>
      <style:text-properties/>
    </style:style>
    <style:style style:family="paragraph" style:name="P28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40" style:parent-style-name="Body text (2)">
      <style:paragraph-properties fo:background-color="transparent" fo:margin-top="0.000cm" fo:margin-bottom="0.000cm" fo:line-height="0.567cm" fo:margin-left="0.000cm" fo:margin-right="0.000cm" fo:text-indent="0.064cm" fo:text-align="left" style:page-number="auto"/>
      <style:text-properties/>
    </style:style>
    <style:style style:family="paragraph" style:name="P284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4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8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45" style:parent-style-name="Body text (2)">
      <style:paragraph-properties fo:background-color="transparent" fo:margin-top="0.000cm" fo:margin-bottom="0.000cm" fo:line-height="0.423cm" fo:margin-left="1.834cm" fo:margin-right="0.000cm" fo:text-indent="0.003cm" fo:text-align="left" style:page-number="auto"/>
      <style:text-properties/>
    </style:style>
    <style:style style:family="paragraph" style:name="P2846" style:parent-style-name="Body text (2)">
      <style:paragraph-properties fo:background-color="transparent" fo:margin-top="0.000cm" fo:margin-bottom="0.000cm" fo:line-height="0.567cm" fo:margin-left="2.611cm" fo:margin-right="4.022cm" fo:text-indent="0.004cm" fo:text-align="left" style:page-number="auto"/>
      <style:text-properties/>
    </style:style>
    <style:style style:family="paragraph" style:name="P28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48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84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5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51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2852" style:parent-style-name="Body text (2)">
      <style:paragraph-properties fo:background-color="transparent" fo:margin-top="0.000cm" fo:margin-bottom="0.000cm" fo:line-height="0.423cm" fo:margin-left="1.517cm" fo:margin-right="0.000cm" fo:text-indent="-0.010cm" fo:text-align="left" style:page-number="auto"/>
      <style:text-properties/>
    </style:style>
    <style:style style:family="paragraph" style:name="P2853" style:parent-style-name="Body text (2)">
      <style:paragraph-properties fo:background-color="transparent" fo:margin-top="0.000cm" fo:margin-bottom="0.000cm" fo:line-height="0.423cm" fo:margin-left="1.199cm" fo:margin-right="0.000cm" fo:text-indent="-0.006cm" fo:text-align="left" style:page-number="auto"/>
      <style:text-properties/>
    </style:style>
    <style:style style:family="paragraph" style:name="P285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8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56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2857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28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59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860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2861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2862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2863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69" style:parent-style-name="Body text (2)">
      <style:paragraph-properties fo:background-color="transparent" fo:margin-top="0.000cm" fo:margin-bottom="0.000cm" fo:line-height="0.423cm" fo:margin-left="0.353cm" fo:margin-right="0.000cm" fo:text-indent="-0.006cm" fo:text-align="left" style:page-number="auto"/>
      <style:text-properties/>
    </style:style>
    <style:style style:family="paragraph" style:name="P287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2871" style:parent-style-name="Body text (2)">
      <style:paragraph-properties fo:background-color="transparent" fo:margin-top="0.000cm" fo:margin-bottom="0.000cm" fo:line-height="0.423cm" fo:margin-left="0.459cm" fo:margin-right="0.000cm" fo:text-indent="0.001cm" fo:text-align="left" style:page-number="auto"/>
      <style:text-properties/>
    </style:style>
    <style:style style:family="paragraph" style:name="P287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73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28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6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28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8" style:parent-style-name="Body text (7)">
      <style:paragraph-properties fo:break-after="page" fo:background-color="transparent" fo:margin-top="11.393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28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8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5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288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8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8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1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28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894" style:parent-style-name="Body text (2)">
      <style:paragraph-properties fo:background-color="transparent" fo:margin-top="0.000cm" fo:margin-bottom="0.000cm" fo:line-height="0.423cm" fo:margin-left="1.623cm" fo:margin-right="0.000cm" fo:text-indent="-0.006cm" fo:text-align="left" style:page-number="auto"/>
      <style:text-properties/>
    </style:style>
    <style:style style:family="paragraph" style:name="P2895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8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7" style:parent-style-name="Body text (2)">
      <style:paragraph-properties fo:background-color="transparent" fo:margin-top="0.000cm" fo:margin-bottom="0.000cm" fo:line-height="0.423cm" fo:margin-left="0.000cm" fo:margin-right="0.000cm" fo:text-indent="0.110cm" fo:text-align="left" style:page-number="auto"/>
      <style:text-properties/>
    </style:style>
    <style:style style:family="paragraph" style:name="P28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9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29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0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9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04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2905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0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90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9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09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2910" style:parent-style-name="Body text (11)">
      <style:paragraph-properties fo:background-color="transparent" fo:margin-top="0.000cm" fo:margin-bottom="0.383cm" fo:margin-left="0.000cm" fo:margin-right="0.000cm" fo:text-indent="0.144cm" style:page-number="auto"/>
      <style:text-properties/>
    </style:style>
    <style:style style:family="paragraph" style:name="P29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1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913" style:parent-style-name="Body text (2)">
      <style:paragraph-properties fo:background-color="transparent" fo:margin-top="0.000cm" fo:margin-bottom="0.000cm" fo:line-height="0.423cm" fo:margin-left="0.353cm" fo:margin-right="0.000cm" fo:text-indent="0.007cm" fo:text-align="left" style:page-number="auto"/>
      <style:text-properties/>
    </style:style>
    <style:style style:family="paragraph" style:name="P29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15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2916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91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0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92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9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24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925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292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927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292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9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1" style:parent-style-name="Body text (2)">
      <style:paragraph-properties fo:background-color="transparent" fo:margin-top="0.000cm" fo:margin-bottom="0.000cm" fo:line-height="0.423cm" fo:margin-left="1.834cm" fo:margin-right="0.000cm" fo:text-indent="0.003cm" fo:text-align="left" style:page-number="auto"/>
      <style:text-properties/>
    </style:style>
    <style:style style:family="paragraph" style:name="P293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933" style:parent-style-name="Body text (2)">
      <style:paragraph-properties fo:background-color="transparent" fo:margin-top="0.000cm" fo:margin-bottom="0.479cm" fo:line-height="0.572cm" fo:margin-left="6.668cm" fo:margin-right="0.000cm" fo:text-indent="-0.003cm" fo:text-align="justify" style:page-number="auto"/>
      <style:text-properties/>
    </style:style>
    <style:style style:family="paragraph" style:name="P2934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29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6" style:parent-style-name="Body text (30)">
      <style:paragraph-properties fo:background-color="transparent" fo:margin-top="0.000cm" fo:margin-bottom="0.000cm" fo:line-height="0.388cm" fo:margin-left="0.000cm" fo:margin-right="0.000cm" fo:text-indent="0.051cm" fo:text-align="left" style:page-number="auto"/>
      <style:text-properties/>
    </style:style>
    <style:style style:family="paragraph" style:name="P2937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2938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940" style:parent-style-name="Table of contents (3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9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2" style:parent-style-name="Body text (9)">
      <style:paragraph-properties fo:background-color="transparent" fo:margin-top="0.000cm" fo:margin-bottom="0.129cm" fo:line-height="0.370cm" fo:margin-left="0.000cm" fo:margin-right="0.071cm" fo:text-indent="0.000cm" style:page-number="auto"/>
      <style:text-properties/>
    </style:style>
    <style:style style:family="paragraph" style:name="P294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94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946" style:parent-style-name="Body text (2)">
      <style:paragraph-properties fo:background-color="transparent" fo:margin-top="0.000cm" fo:margin-bottom="0.000cm" fo:line-height="0.423cm" fo:margin-left="0.000cm" fo:margin-right="0.000cm" fo:text-indent="0.093cm" fo:text-align="left" style:page-number="auto"/>
      <style:text-properties/>
    </style:style>
    <style:style style:family="paragraph" style:name="P29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48" style:parent-style-name="Body text (11)">
      <style:paragraph-properties fo:background-color="transparent" fo:margin-top="0.000cm" fo:margin-bottom="0.000cm" fo:line-height="1.499cm" fo:margin-left="0.000cm" fo:margin-right="0.000cm" fo:text-indent="0.000cm" fo:text-align="center" style:page-number="auto"/>
      <style:text-properties/>
    </style:style>
    <style:style style:family="paragraph" style:name="P2949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295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951" style:parent-style-name="Body text (2)">
      <style:paragraph-properties fo:background-color="transparent" fo:margin-top="0.000cm" fo:margin-bottom="0.000cm" fo:line-height="0.423cm" fo:margin-left="0.000cm" fo:margin-right="0.000cm" fo:text-indent="0.135cm" fo:text-align="left" style:page-number="auto"/>
      <style:text-properties/>
    </style:style>
    <style:style style:family="paragraph" style:name="P2952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2953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295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57" style:parent-style-name="Body text (2)">
      <style:paragraph-properties fo:background-color="transparent" fo:margin-top="0.000cm" fo:margin-bottom="0.000cm" fo:line-height="0.423cm" fo:margin-left="2.681cm" fo:margin-right="0.000cm" fo:text-indent="-0.014cm" fo:text-align="left" style:page-number="auto"/>
      <style:text-properties/>
    </style:style>
    <style:style style:family="paragraph" style:name="P2958" style:parent-style-name="Body text (2)">
      <style:paragraph-properties fo:background-color="transparent" fo:margin-top="0.000cm" fo:margin-bottom="0.000cm" fo:line-height="0.991cm" fo:margin-left="0.000cm" fo:margin-right="0.000cm" fo:text-indent="0.057cm" fo:text-align="justify" style:page-number="auto"/>
      <style:text-properties/>
    </style:style>
    <style:style style:family="paragraph" style:name="P2959" style:parent-style-name="Body text (2)">
      <style:paragraph-properties fo:background-color="transparent" fo:margin-top="0.000cm" fo:margin-bottom="0.635cm" fo:line-height="0.745cm" fo:margin-left="2.540cm" fo:margin-right="0.000cm" fo:text-indent="-1.221cm" fo:text-align="justify" style:page-number="auto">
        <style:tab-stops>
          <style:tab-stop style:position="0.015cm" style:type="left"/>
        </style:tab-stops>
      </style:paragraph-properties>
      <style:text-properties/>
    </style:style>
    <style:style style:family="paragraph" style:name="P2960" style:parent-style-name="Body text (2)">
      <style:paragraph-properties fo:background-color="transparent" fo:margin-top="0.000cm" fo:margin-bottom="0.000cm" fo:line-height="0.423cm" fo:margin-left="0.000cm" fo:margin-right="0.000cm" fo:text-indent="0.034cm" fo:text-align="left" style:page-number="auto"/>
      <style:text-properties/>
    </style:style>
    <style:style style:family="paragraph" style:name="P2961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62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963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531cm" style:type="right"/>
          <style:tab-stop style:position="7.658cm" style:type="left"/>
        </style:tab-stops>
      </style:paragraph-properties>
      <style:text-properties/>
    </style:style>
    <style:style style:family="paragraph" style:name="P29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66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296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0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29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2" style:parent-style-name="Table caption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973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297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9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6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2977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29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3" style:parent-style-name="Heading #1 (18)">
      <style:paragraph-properties fo:keep-with-next="always" fo:keep-together="always" fo:background-color="transparent" fo:margin-top="0.000cm" fo:margin-bottom="0.191cm" fo:line-height="0.423cm" fo:margin-left="1.376cm" fo:margin-right="0.000cm" fo:text-indent="0.013cm" fo:text-align="left" style:page-number="auto"/>
      <style:text-properties/>
    </style:style>
    <style:style style:family="paragraph" style:name="P2984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2985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298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987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298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91" style:parent-style-name="Header or footer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992" style:parent-style-name="Body text (2)">
      <style:paragraph-properties fo:background-color="transparent" fo:margin-top="0.000cm" fo:margin-bottom="0.635cm" fo:line-height="0.745cm" fo:margin-left="0.000cm" fo:margin-right="0.000cm" fo:text-indent="0.059cm" fo:text-align="justify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29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7" style:parent-style-name="Body text (2)">
      <style:paragraph-properties fo:background-color="transparent" fo:margin-top="0.000cm" fo:margin-bottom="0.000cm" fo:line-height="0.423cm" fo:margin-left="0.000cm" fo:margin-right="0.000cm" fo:text-indent="0.161cm" fo:text-align="left" style:page-number="auto"/>
      <style:text-properties/>
    </style:style>
    <style:style style:family="paragraph" style:name="P29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9" style:parent-style-name="Body text (2)">
      <style:paragraph-properties fo:background-color="transparent" fo:margin-top="0.000cm" fo:margin-bottom="0.106cm" fo:line-height="0.423cm" fo:margin-left="0.000cm" fo:margin-right="0.000cm" fo:text-indent="0.000cm" style:page-number="auto"/>
      <style:text-properties/>
    </style:style>
    <style:style style:family="paragraph" style:name="P30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006" style:parent-style-name="Body text (2)">
      <style:paragraph-properties fo:background-color="transparent" fo:margin-top="0.000cm" fo:margin-bottom="0.000cm" fo:line-height="0.423cm" fo:margin-left="0.459cm" fo:margin-right="0.000cm" fo:text-indent="-0.009cm" fo:text-align="left" style:page-number="auto"/>
      <style:text-properties/>
    </style:style>
    <style:style style:family="paragraph" style:name="P3007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0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9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3010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3011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3012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3013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30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5" style:parent-style-name="Body text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0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9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3020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3022" style:parent-style-name="Body text (2)">
      <style:paragraph-properties fo:background-color="transparent" fo:margin-top="0.000cm" fo:margin-bottom="0.000cm" fo:line-height="0.423cm" fo:margin-left="0.353cm" fo:margin-right="0.000cm" fo:text-indent="-0.006cm" fo:text-align="left" style:page-number="auto"/>
      <style:text-properties/>
    </style:style>
    <style:style style:family="paragraph" style:name="P302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024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3025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3026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30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9" style:parent-style-name="Body text (11)">
      <style:paragraph-properties fo:background-color="transparent" fo:margin-top="0.000cm" fo:margin-bottom="0.000cm" fo:line-height="0.728cm" fo:margin-left="0.000cm" fo:margin-right="0.035cm" fo:text-indent="0.000cm" fo:text-align="center" style:page-number="auto"/>
      <style:text-properties/>
    </style:style>
    <style:style style:family="paragraph" style:name="P3030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031" style:parent-style-name="Body text (11)">
      <style:paragraph-properties fo:background-color="transparent" fo:margin-top="0.000cm" fo:margin-bottom="0.000cm" fo:line-height="0.728cm" fo:margin-left="0.459cm" fo:margin-right="0.000cm" fo:text-indent="0.000cm" fo:text-align="center" style:page-number="auto"/>
      <style:text-properties/>
    </style:style>
    <style:style style:family="paragraph" style:name="P303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033" style:parent-style-name="Body text (2)">
      <style:paragraph-properties fo:background-color="transparent" fo:margin-top="0.000cm" fo:margin-bottom="0.000cm" fo:line-height="0.423cm" fo:margin-left="0.000cm" fo:margin-right="0.000cm" fo:text-indent="0.140cm" fo:text-align="left" style:page-number="auto"/>
      <style:text-properties/>
    </style:style>
    <style:style style:family="paragraph" style:name="P30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35" style:parent-style-name="Body text (2)">
      <style:paragraph-properties fo:background-color="transparent" fo:margin-top="0.635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3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037" style:parent-style-name="Table caption (4)">
      <style:paragraph-properties fo:background-color="transparent" fo:margin-top="0.000cm" fo:margin-bottom="0.000cm" fo:line-height="0.353cm" fo:margin-left="0.000cm" fo:margin-right="0.000cm" fo:text-indent="0.000cm" fo:text-align="left" style:page-number="auto"/>
      <style:text-properties/>
    </style:style>
    <style:style style:family="paragraph" style:name="P3038" style:parent-style-name="Body text (2)">
      <style:paragraph-properties fo:background-color="transparent" fo:margin-top="0.000cm" fo:margin-bottom="0.000cm" fo:line-height="0.567cm" fo:margin-left="2.611cm" fo:margin-right="0.000cm" fo:text-indent="0.004cm" fo:text-align="left" style:page-number="auto"/>
      <style:text-properties/>
    </style:style>
    <style:style style:family="paragraph" style:name="P3039" style:parent-style-name="Body text (7)">
      <style:paragraph-properties fo:background-color="transparent" fo:margin-top="4.302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30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41" style:parent-style-name="Body text (8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3042" style:parent-style-name="Body text (9)">
      <style:paragraph-properties fo:background-color="transparent" fo:margin-top="0.000cm" fo:margin-bottom="0.494cm" fo:line-height="0.370cm" fo:margin-left="0.000cm" fo:margin-right="0.071cm" fo:text-indent="0.000cm" style:page-number="auto"/>
      <style:text-properties/>
    </style:style>
    <style:style style:family="paragraph" style:name="P30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44" style:parent-style-name="Body text (6)">
      <style:paragraph-properties fo:background-color="transparent" fo:margin-top="0.000cm" fo:margin-bottom="0.635cm" fo:margin-left="0.000cm" fo:margin-right="0.000cm" fo:text-indent="0.085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3045" style:parent-style-name="Body text (2)">
      <style:paragraph-properties fo:background-color="transparent" fo:margin-top="0.000cm" fo:margin-bottom="0.000cm" fo:line-height="0.423cm" fo:margin-left="0.247cm" fo:margin-right="0.000cm" fo:text-indent="0.013cm" fo:text-align="left" style:page-number="auto"/>
      <style:text-properties/>
    </style:style>
    <style:style style:family="paragraph" style:name="P30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4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49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30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1" style:parent-style-name="Body text (2)">
      <style:paragraph-properties fo:background-color="transparent" fo:margin-top="0.000cm" fo:margin-bottom="0.000cm" fo:line-height="0.423cm" fo:margin-left="0.247cm" fo:margin-right="0.000cm" fo:text-indent="0.005cm" fo:text-align="left" style:page-number="auto"/>
      <style:text-properties/>
    </style:style>
    <style:style style:family="paragraph" style:name="P3052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30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6" style:parent-style-name="Body text (2)">
      <style:paragraph-properties fo:background-color="transparent" fo:margin-top="0.000cm" fo:margin-bottom="0.000cm" fo:line-height="0.728cm" fo:margin-left="0.000cm" fo:margin-right="0.000cm" fo:text-indent="0.064cm" fo:text-align="justify" style:page-number="auto">
        <style:tab-stops>
          <style:tab-stop style:position="7.607cm" style:type="right"/>
          <style:tab-stop style:position="7.969cm" style:type="left"/>
        </style:tab-stops>
      </style:paragraph-properties>
      <style:text-properties/>
    </style:style>
    <style:style style:family="paragraph" style:name="P3057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30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60" style:parent-style-name="Body text (2)">
      <style:paragraph-properties fo:background-color="transparent" fo:margin-top="0.000cm" fo:margin-bottom="2.187cm" fo:line-height="0.567cm" fo:margin-left="2.611cm" fo:margin-right="0.000cm" fo:text-indent="0.004cm" fo:text-align="left" style:page-number="auto"/>
      <style:text-properties/>
    </style:style>
    <style:style style:family="paragraph" style:name="P3061" style:parent-style-name="Body text (2)">
      <style:paragraph-properties fo:background-color="transparent" fo:margin-top="0.000cm" fo:margin-bottom="0.000cm" fo:line-height="0.423cm" fo:margin-left="0.000cm" fo:margin-right="0.000cm" fo:text-indent="0.176cm" fo:text-align="left" style:page-number="auto"/>
      <style:text-properties/>
    </style:style>
    <style:style style:family="paragraph" style:name="P306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063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3064" style:parent-style-name="Body text (2)">
      <style:paragraph-properties fo:background-color="transparent" fo:margin-top="0.000cm" fo:margin-bottom="0.000cm" fo:line-height="0.728cm" fo:margin-left="0.000cm" fo:margin-right="0.000cm" fo:text-indent="0.064cm" fo:text-align="justify" style:page-number="auto">
        <style:tab-stops>
          <style:tab-stop style:position="7.607cm" style:type="right"/>
          <style:tab-stop style:position="7.969cm" style:type="left"/>
        </style:tab-stops>
      </style:paragraph-properties>
      <style:text-properties/>
    </style:style>
    <style:style style:family="paragraph" style:name="P3065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306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067" style:parent-style-name="Body text (8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30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70" style:parent-style-name="Body text (2)">
      <style:paragraph-properties fo:background-color="transparent" fo:margin-top="0.000cm" fo:margin-bottom="0.000cm" fo:line-height="0.406cm" fo:margin-left="0.000cm" fo:margin-right="0.000cm" fo:text-indent="0.062cm" fo:text-align="left" style:page-number="auto"/>
      <style:text-properties/>
    </style:style>
    <style:style style:family="paragraph" style:name="P30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72" style:parent-style-name="Table caption (2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30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7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07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076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3077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3078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531cm" style:type="right"/>
          <style:tab-stop style:position="7.658cm" style:type="left"/>
        </style:tab-stops>
      </style:paragraph-properties>
      <style:text-properties/>
    </style:style>
    <style:style style:family="paragraph" style:name="P307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080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30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82" style:parent-style-name="Body text (12)">
      <style:paragraph-properties fo:background-color="transparent" fo:margin-top="4.316cm" fo:margin-bottom="0.000cm" fo:line-height="0.335cm" fo:margin-left="0.035cm" fo:margin-right="0.000cm" fo:text-indent="0.000cm" style:page-number="auto"/>
      <style:text-properties/>
    </style:style>
    <style:style style:family="paragraph" style:name="P30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8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085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308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087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088" style:parent-style-name="Body text (6)">
      <style:paragraph-properties fo:background-color="transparent" fo:margin-top="0.000cm" fo:margin-bottom="0.629cm" fo:margin-left="0.000cm" fo:margin-right="0.000cm" fo:text-indent="0.085cm" style:page-number="auto">
        <style:tab-stops>
          <style:tab-stop style:position="1.274cm" style:type="left"/>
        </style:tab-stops>
      </style:paragraph-properties>
      <style:text-properties/>
    </style:style>
    <style:style style:family="paragraph" style:name="P3089" style:parent-style-name="Body text (2)">
      <style:paragraph-properties fo:background-color="transparent" fo:margin-top="0.000cm" fo:margin-bottom="0.000cm" fo:line-height="0.423cm" fo:margin-left="0.353cm" fo:margin-right="0.000cm" fo:text-indent="-0.013cm" fo:text-align="left" style:page-number="auto"/>
      <style:text-properties/>
    </style:style>
    <style:style style:family="paragraph" style:name="P3090" style:parent-style-name="Body text (2)">
      <style:paragraph-properties fo:background-color="transparent" fo:margin-top="0.000cm" fo:line-height="0.423cm" fo:margin-left="1.094cm" fo:margin-right="0.000cm" fo:text-indent="-0.004cm" fo:text-align="left" style:page-number="auto"/>
      <style:text-properties/>
    </style:style>
    <style:style style:family="paragraph" style:name="P309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0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94" style:parent-style-name="Body text (2)">
      <style:paragraph-properties fo:background-color="transparent" fo:margin-top="0.000cm" fo:margin-bottom="0.000cm" fo:line-height="0.423cm" fo:margin-left="0.353cm" fo:margin-right="0.000cm" fo:text-indent="-0.013cm" fo:text-align="left" style:page-number="auto"/>
      <style:text-properties/>
    </style:style>
    <style:style style:family="paragraph" style:name="P30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97" style:parent-style-name="Body text (2)">
      <style:paragraph-properties fo:background-color="transparent" fo:margin-top="0.000cm" fo:margin-bottom="0.000cm" fo:line-height="0.423cm" fo:margin-left="0.353cm" fo:margin-right="0.000cm" fo:text-indent="-0.013cm" fo:text-align="left" style:page-number="auto"/>
      <style:text-properties/>
    </style:style>
    <style:style style:family="paragraph" style:name="P30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99" style:parent-style-name="Body text (7)">
      <style:paragraph-properties fo:background-color="transparent" fo:margin-top="2.609cm" fo:margin-bottom="0.000cm" fo:line-height="0.353cm" fo:margin-left="0.035cm" fo:margin-right="0.000cm" fo:text-indent="0.000cm" fo:text-align="center" style:page-number="auto"/>
      <style:text-properties/>
    </style:style>
    <style:style style:family="paragraph" style:name="P310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102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31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5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310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31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0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1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10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311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1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13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3114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311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116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1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18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311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120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31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22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3123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3124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31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27" style:parent-style-name="Body text (2)">
      <style:paragraph-properties fo:background-color="transparent" fo:margin-top="0.000cm" fo:margin-bottom="0.000cm" fo:line-height="0.423cm" fo:margin-left="0.247cm" fo:margin-right="0.000cm" fo:text-indent="0.007cm" fo:text-align="left" style:page-number="auto"/>
      <style:text-properties/>
    </style:style>
    <style:style style:family="paragraph" style:name="P3128" style:parent-style-name="Body text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1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3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33" style:parent-style-name="Body text (2)">
      <style:paragraph-properties fo:background-color="transparent" fo:margin-top="0.000cm" fo:margin-bottom="0.000cm" fo:line-height="0.423cm" fo:margin-left="1.517cm" fo:margin-right="0.000cm" fo:text-indent="-0.010cm" fo:text-align="left" style:page-number="auto"/>
      <style:text-properties/>
    </style:style>
    <style:style style:family="paragraph" style:name="P313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36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3137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13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40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3141" style:parent-style-name="Body text (2)">
      <style:paragraph-properties fo:background-color="transparent" fo:margin-top="0.000cm" fo:margin-bottom="0.000cm" fo:line-height="0.423cm" fo:margin-left="0.000cm" fo:margin-right="0.000cm" fo:text-indent="0.174cm" fo:text-align="left" style:page-number="auto"/>
      <style:text-properties/>
    </style:style>
    <style:style style:family="paragraph" style:name="P3143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1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46" style:parent-style-name="Body text (2)">
      <style:paragraph-properties fo:background-color="transparent" fo:margin-top="0.000cm" fo:margin-bottom="0.000cm" fo:line-height="0.423cm" fo:margin-left="0.000cm" fo:margin-right="0.000cm" fo:text-indent="0.070cm" fo:text-align="left" style:page-number="auto"/>
      <style:text-properties/>
    </style:style>
    <style:style style:family="paragraph" style:name="P314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148" style:parent-style-name="Body text (2)">
      <style:paragraph-properties fo:background-color="transparent" fo:margin-top="0.000cm" fo:margin-bottom="0.000cm" fo:line-height="0.999cm" fo:margin-left="1.023cm" fo:margin-right="0.000cm" fo:text-indent="-0.016cm" fo:text-align="left" style:page-number="auto"/>
      <style:text-properties/>
    </style:style>
    <style:style style:family="paragraph" style:name="P3149" style:parent-style-name="Heading #1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31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5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3152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31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5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155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3156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1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5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1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1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3162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31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5" style:parent-style-name="Body text (2)">
      <style:paragraph-properties fo:background-color="transparent" fo:margin-top="0.000cm" fo:margin-bottom="0.000cm" fo:line-height="0.423cm" fo:margin-left="1.058cm" fo:margin-right="0.000cm" fo:text-indent="-0.017cm" fo:text-align="left" style:page-number="auto"/>
      <style:text-properties/>
    </style:style>
    <style:style style:family="paragraph" style:name="P3166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31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72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3173" style:parent-style-name="Body text (2)">
      <style:paragraph-properties fo:background-color="transparent" fo:margin-top="0.000cm" fo:margin-bottom="0.000cm" fo:line-height="0.423cm" fo:margin-left="3.845cm" fo:margin-right="0.000cm" fo:text-indent="0.016cm" fo:text-align="left" style:page-number="auto"/>
      <style:text-properties/>
    </style:style>
    <style:style style:family="paragraph" style:name="P3174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31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76" style:parent-style-name="Heading #1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531cm" style:type="right"/>
          <style:tab-stop style:position="7.658cm" style:type="left"/>
        </style:tab-stops>
      </style:paragraph-properties>
      <style:text-properties/>
    </style:style>
    <style:style style:family="paragraph" style:name="P31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8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1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82" style:parent-style-name="Body text (2)">
      <style:paragraph-properties fo:background-color="transparent" fo:margin-top="0.000cm" fo:margin-bottom="0.642cm" fo:line-height="0.745cm" fo:margin-left="0.000cm" fo:margin-right="0.000cm" fo:text-indent="0.071cm" fo:text-align="justify" style:page-number="auto">
        <style:tab-stops>
          <style:tab-stop style:position="1.285cm" style:type="left"/>
        </style:tab-stops>
      </style:paragraph-properties>
      <style:text-properties/>
    </style:style>
    <style:style style:family="paragraph" style:name="P318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8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1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186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187" style:parent-style-name="Body text (2)">
      <style:paragraph-properties fo:background-color="transparent" fo:margin-top="0.000cm" fo:margin-bottom="0.000cm" fo:line-height="0.423cm" fo:margin-left="0.000cm" fo:margin-right="0.000cm" fo:text-indent="0.034cm" fo:text-align="left" style:page-number="auto"/>
      <style:text-properties/>
    </style:style>
    <style:style style:family="paragraph" style:name="P3188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189" style:parent-style-name="Body text (2)">
      <style:paragraph-properties fo:background-color="transparent" fo:margin-top="0.000cm" fo:margin-bottom="0.000cm" fo:line-height="0.423cm" fo:margin-left="0.282cm" fo:margin-right="0.000cm" fo:text-indent="-0.007cm" fo:text-align="left" style:page-number="auto"/>
      <style:text-properties/>
    </style:style>
    <style:style style:family="paragraph" style:name="P31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3" style:parent-style-name="Body text (2)">
      <style:paragraph-properties fo:background-color="transparent" fo:margin-top="0.000cm" fo:margin-bottom="0.000cm" fo:line-height="0.423cm" fo:margin-left="0.353cm" fo:margin-right="0.000cm" fo:text-indent="-0.013cm" fo:text-align="left" style:page-number="auto"/>
      <style:text-properties/>
    </style:style>
    <style:style style:family="paragraph" style:name="P3194" style:parent-style-name="Body text (2)">
      <style:paragraph-properties fo:background-color="transparent" fo:margin-top="0.000cm" fo:margin-bottom="0.000cm" fo:line-height="0.423cm" fo:margin-left="0.282cm" fo:margin-right="0.000cm" fo:text-indent="-0.007cm" fo:text-align="left" style:page-number="auto"/>
      <style:text-properties/>
    </style:style>
    <style:style style:family="paragraph" style:name="P3195" style:parent-style-name="Body text (2)">
      <style:paragraph-properties fo:background-color="transparent" fo:margin-top="0.000cm" fo:margin-bottom="0.000cm" fo:line-height="0.728cm" fo:margin-left="0.000cm" fo:margin-right="0.000cm" fo:text-indent="0.064cm" fo:text-align="justify" style:page-number="auto">
        <style:tab-stops>
          <style:tab-stop style:position="7.607cm" style:type="right"/>
          <style:tab-stop style:position="7.969cm" style:type="left"/>
        </style:tab-stops>
      </style:paragraph-properties>
      <style:text-properties/>
    </style:style>
    <style:style style:family="paragraph" style:name="P31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7" style:parent-style-name="Body text (2)">
      <style:paragraph-properties fo:background-color="transparent" fo:margin-top="0.000cm" fo:margin-bottom="0.000cm" fo:line-height="0.406cm" fo:margin-left="0.000cm" fo:margin-right="0.000cm" fo:text-indent="0.067cm" fo:text-align="left" style:page-number="auto"/>
      <style:text-properties/>
    </style:style>
    <style:style style:family="paragraph" style:name="P31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1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00" style:parent-style-name="Body text (2)">
      <style:paragraph-properties fo:background-color="transparent" fo:margin-top="0.000cm" fo:margin-bottom="0.000cm" fo:line-height="0.423cm" fo:margin-left="0.035cm" fo:margin-right="0.000cm" fo:text-indent="0.000cm" style:page-number="auto"/>
      <style:text-properties/>
    </style:style>
    <style:style style:family="paragraph" style:name="P320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202" style:parent-style-name="Body text (11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0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204" style:parent-style-name="Body text (2)">
      <style:paragraph-properties fo:background-color="transparent" fo:margin-top="0.000cm" fo:margin-bottom="0.000cm" fo:line-height="0.423cm" fo:margin-left="0.247cm" fo:margin-right="0.000cm" fo:text-indent="0.002cm" fo:text-align="left" style:page-number="auto"/>
      <style:text-properties/>
    </style:style>
    <style:style style:family="paragraph" style:name="P32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0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32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08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0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2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11" style:parent-style-name="Body text (2)">
      <style:paragraph-properties fo:background-color="transparent" fo:margin-top="0.000cm" fo:margin-bottom="0.000cm" fo:line-height="0.423cm" fo:margin-left="0.000cm" fo:margin-right="0.000cm" fo:text-indent="0.182cm" fo:text-align="left" style:page-number="auto"/>
      <style:text-properties/>
    </style:style>
    <style:style style:family="paragraph" style:name="P321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21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21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2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16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217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18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321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220" style:parent-style-name="Body text (2)">
      <style:paragraph-properties fo:background-color="transparent" fo:margin-top="0.000cm" fo:margin-bottom="0.000cm" fo:line-height="0.423cm" fo:margin-left="0.000cm" fo:margin-right="0.000cm" fo:text-indent="0.212cm" fo:text-align="left" style:page-number="auto"/>
      <style:text-properties/>
    </style:style>
    <style:style style:family="paragraph" style:name="P32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23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32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25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3226" style:parent-style-name="Body text (2)">
      <style:paragraph-properties fo:background-color="transparent" fo:margin-top="0.000cm" fo:margin-bottom="0.000cm" fo:line-height="0.423cm" fo:margin-left="0.353cm" fo:margin-right="0.000cm" fo:text-indent="-0.006cm" fo:text-align="left" style:page-number="auto"/>
      <style:text-properties/>
    </style:style>
    <style:style style:family="paragraph" style:name="P32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28" style:parent-style-name="Body text (2)">
      <style:paragraph-properties fo:background-color="transparent" fo:margin-top="0.000cm" fo:margin-bottom="0.000cm" fo:line-height="0.423cm" fo:margin-left="0.353cm" fo:margin-right="0.000cm" fo:text-indent="-0.006cm" fo:text-align="left" style:page-number="auto"/>
      <style:text-properties/>
    </style:style>
    <style:style style:family="paragraph" style:name="P322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31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32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35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37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32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0" style:parent-style-name="Body text (2)">
      <style:paragraph-properties fo:background-color="transparent" fo:margin-top="0.000cm" fo:margin-bottom="0.000cm" fo:line-height="0.423cm" fo:margin-left="0.353cm" fo:margin-right="0.000cm" fo:text-indent="-0.006cm" fo:text-align="left" style:page-number="auto"/>
      <style:text-properties/>
    </style:style>
    <style:style style:family="paragraph" style:name="P3241" style:parent-style-name="Body text (2)">
      <style:paragraph-properties fo:background-color="transparent" fo:margin-top="0.000cm" fo:margin-bottom="0.000cm" fo:line-height="0.423cm" fo:margin-left="0.353cm" fo:margin-right="0.000cm" fo:text-indent="-0.014cm" fo:text-align="left" style:page-number="auto"/>
      <style:text-properties/>
    </style:style>
    <style:style style:family="paragraph" style:name="P32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47" style:parent-style-name="Body text (11)">
      <style:paragraph-properties fo:background-color="transparent" fo:margin-top="0.000cm" fo:margin-bottom="0.000cm" fo:line-height="0.728cm" fo:margin-left="0.000cm" fo:margin-right="0.035cm" fo:text-indent="0.000cm" fo:text-align="center" style:page-number="auto"/>
      <style:text-properties/>
    </style:style>
    <style:style style:family="paragraph" style:name="P324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50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32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54" style:parent-style-name="Body text (2)">
      <style:paragraph-properties fo:background-color="transparent" fo:margin-top="0.000cm" fo:margin-bottom="0.000cm" fo:line-height="0.567cm" fo:margin-left="0.000cm" fo:margin-right="0.000cm" fo:text-indent="0.070cm" fo:text-align="justify" style:page-number="auto"/>
      <style:text-properties/>
    </style:style>
    <style:style style:family="paragraph" style:name="P3255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325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257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3258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32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32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2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6" style:parent-style-name="Body text (2)">
      <style:paragraph-properties fo:background-color="transparent" fo:margin-top="0.000cm" fo:margin-bottom="0.000cm" fo:line-height="0.423cm" fo:margin-left="1.058cm" fo:margin-right="0.000cm" fo:text-indent="-0.012cm" fo:text-align="left" style:page-number="auto"/>
      <style:text-properties/>
    </style:style>
    <style:style style:family="paragraph" style:name="P32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68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269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3270" style:parent-style-name="Body text (2)">
      <style:paragraph-properties fo:background-color="transparent" fo:margin-top="0.000cm" fo:margin-bottom="0.000cm" fo:line-height="0.745cm" fo:margin-left="0.000cm" fo:margin-right="0.035cm" fo:text-indent="0.000cm" style:page-number="auto"/>
      <style:text-properties/>
    </style:style>
    <style:style style:family="paragraph" style:name="P327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3272" style:parent-style-name="Body text (2)">
      <style:paragraph-properties fo:background-color="transparent" fo:margin-top="0.000cm" fo:margin-bottom="0.000cm" fo:line-height="0.423cm" fo:margin-left="0.388cm" fo:margin-right="0.000cm" fo:text-indent="0.003cm" fo:text-align="left" style:page-number="auto"/>
      <style:text-properties/>
    </style:style>
    <style:style style:family="paragraph" style:name="P3273" style:parent-style-name="Table caption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2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276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3277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32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79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328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2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8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83" style:parent-style-name="Body text (2)">
      <style:paragraph-properties fo:background-color="transparent" fo:margin-top="0.000cm" fo:margin-bottom="0.000cm" fo:line-height="0.423cm" fo:margin-left="0.000cm" fo:margin-right="0.000cm" fo:text-indent="0.102cm" fo:text-align="left" style:page-number="auto"/>
      <style:text-properties/>
    </style:style>
    <style:style style:family="paragraph" style:name="P3284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3285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32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88" style:parent-style-name="Body text (2)">
      <style:paragraph-properties fo:background-color="transparent" fo:margin-top="0.000cm" fo:margin-bottom="0.000cm" fo:line-height="0.567cm" fo:margin-left="2.646cm" fo:margin-right="3.951cm" fo:text-indent="0.014cm" fo:text-align="left" style:page-number="auto"/>
      <style:text-properties/>
    </style:style>
    <style:style style:family="paragraph" style:name="P3289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3290" style:parent-style-name="Body text (2)">
      <style:paragraph-properties fo:background-color="transparent" fo:margin-top="0.000cm" fo:margin-bottom="0.000cm" fo:line-height="0.423cm" fo:margin-left="0.000cm" fo:margin-right="0.000cm" fo:text-indent="0.093cm" fo:text-align="left" style:page-number="auto"/>
      <style:text-properties/>
    </style:style>
    <style:style style:family="paragraph" style:name="P3291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3292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2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94" style:parent-style-name="Body text (2)">
      <style:paragraph-properties fo:background-color="transparent" fo:margin-top="0.000cm" fo:margin-bottom="0.500cm" fo:line-height="0.576cm" fo:margin-left="0.071cm" fo:margin-right="0.000cm" fo:text-indent="0.000cm" style:page-number="auto"/>
      <style:text-properties/>
    </style:style>
    <style:style style:family="paragraph" style:name="P3295" style:parent-style-name="Body text (2)">
      <style:paragraph-properties fo:background-color="transparent" fo:margin-top="0.000cm" fo:margin-bottom="0.000cm" fo:line-height="0.423cm" fo:margin-left="1.834cm" fo:margin-right="0.000cm" fo:text-indent="0.003cm" fo:text-align="left" style:page-number="auto"/>
      <style:text-properties/>
    </style:style>
    <style:style style:family="paragraph" style:name="P329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297" style:parent-style-name="Body text (2)">
      <style:paragraph-properties fo:background-color="transparent" fo:margin-top="0.000cm" fo:margin-bottom="0.000cm" fo:line-height="0.423cm" fo:margin-left="2.540cm" fo:margin-right="0.000cm" fo:text-indent="0.000cm" fo:text-align="left" style:page-number="auto"/>
      <style:text-properties/>
    </style:style>
    <style:style style:family="paragraph" style:name="P32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299" style:parent-style-name="Body text (2)">
      <style:paragraph-properties fo:background-color="transparent" fo:margin-top="0.000cm" fo:margin-bottom="0.000cm" fo:line-height="0.423cm" fo:margin-left="0.000cm" fo:margin-right="0.000cm" fo:text-indent="0.127cm" fo:text-align="left" style:page-number="auto"/>
      <style:text-properties/>
    </style:style>
    <style:style style:family="paragraph" style:name="P330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0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302" style:parent-style-name="Body text (2)">
      <style:paragraph-properties fo:background-color="transparent" fo:margin-top="0.000cm" fo:margin-bottom="0.000cm" fo:line-height="0.567cm" fo:margin-left="0.000cm" fo:margin-right="0.000cm" fo:text-indent="0.064cm" fo:text-align="left" style:page-number="auto"/>
      <style:text-properties/>
    </style:style>
    <style:style style:family="paragraph" style:name="P33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04" style:parent-style-name="Body text (2)">
      <style:paragraph-properties fo:background-color="transparent" fo:margin-top="0.000cm" fo:margin-bottom="0.000cm" fo:line-height="0.728cm" fo:margin-left="0.000cm" fo:margin-right="0.000cm" fo:text-indent="0.064cm" fo:text-align="justify" style:page-number="auto">
        <style:tab-stops>
          <style:tab-stop style:position="7.607cm" style:type="right"/>
          <style:tab-stop style:position="7.969cm" style:type="left"/>
        </style:tab-stops>
      </style:paragraph-properties>
      <style:text-properties/>
    </style:style>
    <style:style style:family="paragraph" style:name="P33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07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3308" style:parent-style-name="Body text (2)">
      <style:paragraph-properties fo:background-color="transparent" fo:margin-top="0.000cm" fo:margin-bottom="0.000cm" fo:line-height="0.423cm" fo:margin-left="0.353cm" fo:margin-right="0.000cm" fo:text-indent="-0.006cm" fo:text-align="left" style:page-number="auto"/>
      <style:text-properties/>
    </style:style>
    <style:style style:family="paragraph" style:name="P33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4" style:parent-style-name="Body text (2)">
      <style:paragraph-properties fo:background-color="transparent" fo:margin-top="0.000cm" fo:margin-bottom="0.000cm" fo:line-height="0.423cm" fo:margin-left="0.000cm" fo:margin-right="0.000cm" fo:text-indent="0.160cm" fo:text-align="left" style:page-number="auto"/>
      <style:text-properties/>
    </style:style>
    <style:style style:family="paragraph" style:name="P33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16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17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331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33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20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3321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3322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3323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3324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3325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33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27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332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3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31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3332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33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34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595cm" style:type="right"/>
          <style:tab-stop style:position="7.722cm" style:type="left"/>
        </style:tab-stops>
      </style:paragraph-properties>
      <style:text-properties/>
    </style:style>
    <style:style style:family="paragraph" style:name="P33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3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39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33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42" style:parent-style-name="Body text (2)">
      <style:paragraph-properties fo:background-color="transparent" fo:margin-top="0.000cm" fo:margin-bottom="0.000cm" fo:line-height="0.423cm" fo:margin-left="1.517cm" fo:margin-right="0.000cm" fo:text-indent="-0.010cm" fo:text-align="left" style:page-number="auto"/>
      <style:text-properties/>
    </style:style>
    <style:style style:family="paragraph" style:name="P3343" style:parent-style-name="Body text (2)">
      <style:paragraph-properties fo:background-color="transparent" fo:margin-top="0.000cm" fo:margin-bottom="0.000cm" fo:line-height="0.423cm" fo:margin-left="0.318cm" fo:margin-right="0.000cm" fo:text-indent="0.016cm" fo:text-align="left" style:page-number="auto"/>
      <style:text-properties/>
    </style:style>
    <style:style style:family="paragraph" style:name="P3344" style:parent-style-name="Body text (8)">
      <style:paragraph-properties fo:background-color="transparent" fo:margin-top="0.000cm" fo:margin-bottom="0.129cm" fo:line-height="0.370cm" fo:margin-left="0.071cm" fo:margin-right="0.000cm" fo:text-indent="0.000cm" style:page-number="auto"/>
      <style:text-properties/>
    </style:style>
    <style:style style:family="paragraph" style:name="P3345" style:parent-style-name="Body text (2)">
      <style:paragraph-properties fo:background-color="transparent" fo:margin-top="0.000cm" fo:margin-bottom="0.000cm" fo:line-height="0.423cm" fo:margin-left="0.247cm" fo:margin-right="0.000cm" fo:text-indent="0.001cm" fo:text-align="left" style:page-number="auto"/>
      <style:text-properties/>
    </style:style>
    <style:style style:family="paragraph" style:name="P33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4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50" style:parent-style-name="Body text (2)">
      <style:paragraph-properties fo:background-color="transparent" fo:margin-top="0.000cm" fo:margin-bottom="0.000cm" fo:line-height="0.423cm" fo:margin-left="0.000cm" fo:margin-right="0.282cm" fo:text-indent="0.000cm" fo:text-align="right" style:page-number="auto"/>
      <style:text-properties/>
    </style:style>
    <style:style style:family="paragraph" style:name="P3351" style:parent-style-name="Body text (2)">
      <style:paragraph-properties fo:background-color="transparent" fo:margin-top="0.000cm" fo:margin-bottom="0.000cm" fo:line-height="0.423cm" fo:margin-left="0.000cm" fo:margin-right="0.000cm" fo:text-indent="0.177cm" fo:text-align="left" style:page-number="auto"/>
      <style:text-properties/>
    </style:style>
    <style:style style:family="paragraph" style:name="P3352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3353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3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55" style:parent-style-name="Body text (5)">
      <style:paragraph-properties fo:background-color="transparent" fo:margin-top="0.000cm" fo:margin-bottom="0.000cm" fo:line-height="0.353cm" fo:margin-left="0.000cm" fo:margin-right="0.000cm" fo:text-indent="0.000cm" style:page-number="auto"/>
      <style:text-properties/>
    </style:style>
    <style:style style:family="paragraph" style:name="P3356" style:parent-style-name="Body text (2)">
      <style:paragraph-properties fo:background-color="transparent" fo:margin-top="0.000cm" fo:margin-bottom="0.000cm" fo:line-height="0.423cm" fo:margin-left="1.623cm" fo:margin-right="0.000cm" fo:text-indent="-0.010cm" fo:text-align="left" style:page-number="auto"/>
      <style:text-properties/>
    </style:style>
    <style:style style:family="paragraph" style:name="P33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5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359" style:parent-style-name="Body text (2)">
      <style:paragraph-properties fo:background-color="transparent" fo:margin-top="0.000cm" fo:margin-bottom="0.000cm" fo:line-height="0.423cm" fo:margin-left="0.282cm" fo:margin-right="0.000cm" fo:text-indent="-0.004cm" fo:text-align="left" style:page-number="auto"/>
      <style:text-properties/>
    </style:style>
    <style:style style:family="paragraph" style:name="P33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61" style:parent-style-name="Body text (2)">
      <style:paragraph-properties fo:background-color="transparent" fo:margin-top="0.000cm" fo:margin-bottom="0.106cm" fo:line-height="0.423cm" fo:margin-left="0.000cm" fo:margin-right="0.000cm" fo:text-indent="0.000cm" style:page-number="auto"/>
      <style:text-properties/>
    </style:style>
    <style:style style:family="paragraph" style:name="P3362" style:parent-style-name="Body text (2)">
      <style:paragraph-properties fo:background-color="transparent" fo:margin-top="0.000cm" fo:margin-bottom="0.642cm" fo:line-height="0.754cm" fo:margin-left="2.540cm" fo:margin-right="0.000cm" fo:text-indent="-1.221cm" fo:text-align="justify" style:page-number="auto">
        <style:tab-stops>
          <style:tab-stop style:position="0.015cm" style:type="left"/>
        </style:tab-stops>
      </style:paragraph-properties>
      <style:text-properties/>
    </style:style>
    <style:style style:family="paragraph" style:name="P3363" style:parent-style-name="Table caption (9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33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65" style:parent-style-name="Body text (2)">
      <style:paragraph-properties fo:background-color="transparent" fo:margin-top="0.000cm" fo:margin-bottom="0.000cm" fo:line-height="0.423cm" fo:margin-left="1.199cm" fo:margin-right="0.000cm" fo:text-indent="0.003cm" fo:text-align="left" style:page-number="auto"/>
      <style:text-properties/>
    </style:style>
    <style:style style:family="paragraph" style:name="P3367" style:parent-style-name="Body text (2)">
      <style:paragraph-properties fo:background-color="transparent" fo:margin-top="0.000cm" fo:margin-bottom="0.000cm" fo:line-height="0.423cm" fo:margin-left="2.575cm" fo:margin-right="0.000cm" fo:text-indent="-0.001cm" fo:text-align="left" style:page-number="auto"/>
      <style:text-properties/>
    </style:style>
    <style:style style:family="paragraph" style:name="P3368" style:parent-style-name="Body text (2)">
      <style:paragraph-properties fo:background-color="transparent" fo:margin-top="0.000cm" fo:margin-bottom="0.000cm" fo:line-height="0.423cm" fo:margin-left="0.000cm" fo:margin-right="0.000cm" fo:text-indent="0.063cm" fo:text-align="left" style:page-number="auto"/>
      <style:text-properties/>
    </style:style>
    <style:style style:family="paragraph" style:name="P3369" style:parent-style-name="Body text (2)">
      <style:paragraph-properties fo:background-color="transparent" fo:margin-top="0.000cm" fo:margin-bottom="0.000cm" fo:line-height="0.423cm" fo:margin-left="0.459cm" fo:margin-right="0.000cm" fo:text-indent="-0.010cm" fo:text-align="left" style:page-number="auto"/>
      <style:text-properties/>
    </style:style>
    <style:style style:family="paragraph" style:name="P3370" style:parent-style-name="Body text (8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337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3372" style:parent-style-name="Table caption">
      <style:paragraph-properties fo:background-color="transparent" fo:margin-top="0.000cm" fo:margin-bottom="0.000cm" fo:line-height="0.567cm" fo:margin-left="0.000cm" fo:margin-right="0.000cm" fo:text-indent="0.000cm" fo:text-align="justify" style:page-number="auto"/>
      <style:text-properties/>
    </style:style>
    <style:style style:family="paragraph" style:name="P3373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3374" style:parent-style-name="Table caption (8)">
      <style:paragraph-properties fo:background-color="transparent" fo:margin-top="0.000cm" fo:margin-bottom="0.000cm" fo:line-height="0.335cm" fo:margin-left="0.000cm" fo:margin-right="0.000cm" fo:text-indent="0.000cm" fo:text-align="left" style:page-number="auto"/>
      <style:text-properties/>
    </style:style>
    <style:style style:family="paragraph" style:name="P3375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33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81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3382" style:parent-style-name="Table caption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3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84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33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8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3387" style:parent-style-name="Body text (2)">
      <style:paragraph-properties fo:background-color="transparent" fo:margin-top="0.000cm" fo:margin-bottom="0.000cm" fo:line-height="0.423cm" fo:margin-left="0.353cm" fo:margin-right="0.000cm" fo:text-indent="-0.008cm" fo:text-align="left" style:page-number="auto"/>
      <style:text-properties/>
    </style:style>
    <style:style style:family="paragraph" style:name="P33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9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92" style:parent-style-name="Body text (2)">
      <style:paragraph-properties fo:background-color="transparent" fo:margin-top="0.000cm" fo:margin-bottom="0.000cm" fo:line-height="0.423cm" fo:margin-left="0.000cm" fo:margin-right="0.000cm" fo:text-indent="0.134cm" fo:text-align="left" style:page-number="auto"/>
      <style:text-properties/>
    </style:style>
    <style:style style:family="paragraph" style:name="P3393" style:parent-style-name="Body text (2)">
      <style:paragraph-properties fo:background-color="transparent" fo:margin-top="0.000cm" fo:margin-bottom="0.000cm" fo:line-height="0.423cm" fo:margin-left="2.540cm" fo:margin-right="0.000cm" fo:text-indent="0.017cm" fo:text-align="left" style:page-number="auto"/>
      <style:text-properties/>
    </style:style>
    <style:style style:family="paragraph" style:name="P3394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39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3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39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3398" style:parent-style-name="Body text (7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33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0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02" style:parent-style-name="Body text (2)">
      <style:paragraph-properties fo:background-color="transparent" fo:margin-top="0.000cm" fo:margin-bottom="0.000cm" fo:line-height="0.406cm" fo:margin-left="0.000cm" fo:margin-right="0.000cm" fo:text-indent="0.062cm" fo:text-align="left" style:page-number="auto"/>
      <style:text-properties/>
    </style:style>
    <style:style style:family="paragraph" style:name="P34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04" style:parent-style-name="Body text (2)">
      <style:paragraph-properties fo:background-color="transparent" fo:margin-top="0.000cm" fo:margin-bottom="0.629cm" fo:margin-left="0.000cm" fo:margin-right="0.000cm" fo:text-indent="0.071cm" fo:text-align="justify" style:page-number="auto">
        <style:tab-stops>
          <style:tab-stop style:position="1.285cm" style:type="left"/>
        </style:tab-stops>
      </style:paragraph-properties>
      <style:text-properties/>
    </style:style>
    <style:style style:family="paragraph" style:name="P3405" style:parent-style-name="Body text (2)">
      <style:paragraph-properties fo:background-color="transparent" fo:margin-top="0.000cm" fo:margin-bottom="0.000cm" fo:line-height="0.423cm" fo:margin-left="1.623cm" fo:margin-right="0.000cm" fo:text-indent="-0.011cm" fo:text-align="left" style:page-number="auto"/>
      <style:text-properties/>
    </style:style>
    <style:style style:family="paragraph" style:name="P3406" style:parent-style-name="Body text (2)">
      <style:paragraph-properties fo:background-color="transparent" fo:margin-top="0.000cm" fo:margin-bottom="0.000cm" fo:line-height="0.423cm" fo:margin-left="1.623cm" fo:margin-right="0.000cm" fo:text-indent="-0.006cm" fo:text-align="left" style:page-number="auto"/>
      <style:text-properties/>
    </style:style>
    <style:style style:family="paragraph" style:name="P34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09" style:parent-style-name="Body text (8)">
      <style:paragraph-properties fo:background-color="transparent" fo:margin-top="0.000cm" fo:margin-bottom="0.658cm" fo:line-height="0.370cm" fo:margin-left="0.071cm" fo:margin-right="0.000cm" fo:text-indent="0.000cm" style:page-number="auto"/>
      <style:text-properties/>
    </style:style>
    <style:style style:family="paragraph" style:name="P34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11" style:parent-style-name="Body text (2)">
      <style:paragraph-properties fo:background-color="transparent" fo:margin-top="0.000cm" fo:margin-bottom="0.000cm" fo:line-height="0.423cm" fo:margin-left="4.128cm" fo:margin-right="0.000cm" fo:text-indent="-0.004cm" fo:text-align="left" style:page-number="auto"/>
      <style:text-properties/>
    </style:style>
    <style:style style:family="paragraph" style:name="P3412" style:parent-style-name="Body text (2)">
      <style:paragraph-properties fo:background-color="transparent" fo:margin-top="0.000cm" fo:margin-bottom="0.000cm" fo:line-height="0.423cm" fo:margin-left="0.353cm" fo:margin-right="0.000cm" fo:text-indent="-0.016cm" fo:text-align="left" style:page-number="auto"/>
      <style:text-properties/>
    </style:style>
    <style:style style:family="paragraph" style:name="P3413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34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15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3416" style:parent-style-name="Body text (2)">
      <style:paragraph-properties fo:background-color="transparent" fo:margin-top="0.000cm" fo:margin-bottom="0.000cm" fo:line-height="0.423cm" fo:margin-left="0.282cm" fo:margin-right="0.000cm" fo:text-indent="-0.003cm" fo:text-align="left" style:page-number="auto"/>
      <style:text-properties/>
    </style:style>
    <style:style style:family="paragraph" style:name="P3417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34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19" style:parent-style-name="Body text (7)">
      <style:paragraph-properties fo:background-color="transparent" fo:margin-top="3.138cm" fo:margin-bottom="0.000cm" fo:line-height="0.353cm" fo:margin-left="0.071cm" fo:margin-right="0.000cm" fo:text-indent="0.000cm" fo:text-align="center" style:page-number="auto"/>
      <style:text-properties/>
    </style:style>
    <style:style style:family="paragraph" style:name="P3420" style:parent-style-name="Body text (2)">
      <style:paragraph-properties fo:background-color="transparent" fo:margin-top="0.000cm" fo:margin-bottom="0.000cm" fo:line-height="0.423cm" fo:margin-left="0.247cm" fo:margin-right="0.000cm" fo:text-indent="0.004cm" fo:text-align="left" style:page-number="auto"/>
      <style:text-properties/>
    </style:style>
    <style:style style:family="paragraph" style:name="P342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2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2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424" style:parent-style-name="Body text (2)">
      <style:paragraph-properties fo:background-color="transparent" fo:margin-top="0.000cm" fo:margin-bottom="0.000cm" fo:line-height="0.423cm" fo:margin-left="5.503cm" fo:margin-right="0.000cm" fo:text-indent="0.017cm" fo:text-align="left" style:page-number="auto"/>
      <style:text-properties/>
    </style:style>
    <style:style style:family="paragraph" style:name="P3425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34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2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2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29" style:parent-style-name="Body text (2)">
      <style:paragraph-properties fo:background-color="transparent" fo:margin-top="0.000cm" fo:margin-bottom="1.022cm" fo:line-height="0.567cm" fo:margin-left="0.000cm" fo:margin-right="0.000cm" fo:text-indent="0.000cm" style:page-number="auto"/>
      <style:text-properties/>
    </style:style>
    <style:style style:family="paragraph" style:name="P3430" style:parent-style-name="Body text (2)">
      <style:paragraph-properties fo:background-color="transparent" fo:margin-top="0.000cm" fo:margin-bottom="0.000cm" fo:line-height="0.999cm" fo:margin-left="1.023cm" fo:margin-right="0.000cm" fo:text-indent="-0.016cm" fo:text-align="left" style:page-number="auto"/>
      <style:text-properties/>
    </style:style>
    <style:style style:family="paragraph" style:name="P3431" style:parent-style-name="Table caption (3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32" style:parent-style-name="Body text (2)">
      <style:paragraph-properties fo:background-color="transparent" fo:margin-top="0.000cm" fo:margin-bottom="0.000cm" fo:line-height="0.999cm" fo:margin-left="1.023cm" fo:margin-right="0.000cm" fo:text-indent="-0.016cm" fo:text-align="left" style:page-number="auto"/>
      <style:text-properties/>
    </style:style>
    <style:style style:family="paragraph" style:name="P3433" style:parent-style-name="Body text (33)">
      <style:paragraph-properties fo:background-color="transparent" fo:margin-top="0.000cm" fo:margin-bottom="0.191cm" fo:line-height="0.423cm" fo:margin-left="0.035cm" fo:margin-right="0.000cm" fo:text-indent="0.000cm" style:page-number="auto"/>
      <style:text-properties/>
    </style:style>
    <style:style style:family="paragraph" style:name="P3434" style:parent-style-name="Body text (2)">
      <style:paragraph-properties fo:background-color="transparent" fo:margin-top="0.000cm" fo:margin-bottom="0.000cm" fo:line-height="0.999cm" fo:margin-left="1.023cm" fo:margin-right="0.000cm" fo:text-indent="-0.016cm" fo:text-align="left" style:page-number="auto"/>
      <style:text-properties/>
    </style:style>
    <style:style style:family="paragraph" style:name="P3435" style:parent-style-name="Table caption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343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38" style:parent-style-name="Body text (2)">
      <style:paragraph-properties fo:break-after="column"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34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41" style:parent-style-name="Body text (2)">
      <style:paragraph-properties fo:background-color="transparent" fo:margin-top="0.000cm" fo:margin-bottom="0.000cm" fo:line-height="0.423cm" fo:margin-left="0.000cm" fo:margin-right="0.000cm" fo:text-indent="0.142cm" fo:text-align="left" style:page-number="auto"/>
      <style:text-properties/>
    </style:style>
    <style:style style:family="paragraph" style:name="P344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44" style:parent-style-name="Body text (2)">
      <style:paragraph-properties fo:background-color="transparent" fo:margin-top="0.000cm" fo:margin-bottom="0.212cm" fo:line-height="0.576cm" fo:margin-left="1.094cm" fo:margin-right="0.000cm" fo:text-indent="-0.004cm" fo:text-align="left" style:page-number="auto"/>
      <style:text-properties/>
    </style:style>
    <style:style style:family="paragraph" style:name="P34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46" style:parent-style-name="Body text (2)">
      <style:paragraph-properties fo:background-color="transparent" fo:margin-top="0.212cm" fo:margin-bottom="0.000cm" fo:line-height="0.999cm" fo:margin-left="1.094cm" fo:margin-right="0.000cm" fo:text-indent="-0.004cm" fo:text-align="left" style:page-number="auto"/>
      <style:text-properties/>
    </style:style>
    <style:style style:family="paragraph" style:name="P3447" style:parent-style-name="Body text (2)">
      <style:paragraph-properties fo:background-color="transparent" fo:margin-top="0.000cm" fo:margin-bottom="0.000cm" fo:line-height="0.423cm" fo:margin-left="0.318cm" fo:margin-right="0.000cm" fo:text-indent="0.014cm" fo:text-align="left" style:page-number="auto"/>
      <style:text-properties/>
    </style:style>
    <style:style style:family="paragraph" style:name="P3448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4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50" style:parent-style-name="Body text (2)">
      <style:paragraph-properties fo:background-color="transparent" fo:margin-top="0.000cm" fo:margin-bottom="0.000cm" fo:line-height="0.999cm" fo:margin-left="1.094cm" fo:margin-right="0.000cm" fo:text-indent="-0.004cm" fo:text-align="left" style:page-number="auto"/>
      <style:text-properties/>
    </style:style>
    <style:style style:family="paragraph" style:name="P345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5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5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5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456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57" style:parent-style-name="Body text (2)">
      <style:paragraph-properties fo:background-color="transparent" fo:margin-top="0.000cm" fo:margin-bottom="0.000cm" fo:line-height="0.423cm" fo:margin-left="0.000cm" fo:margin-right="0.000cm" fo:text-indent="0.079cm" fo:text-align="left" style:page-number="auto"/>
      <style:text-properties/>
    </style:style>
    <style:style style:family="paragraph" style:name="P3458" style:parent-style-name="Body text (2)">
      <style:paragraph-properties fo:background-color="transparent" fo:margin-top="0.000cm" fo:margin-bottom="0.000cm" fo:line-height="0.999cm" fo:margin-left="1.094cm" fo:margin-right="0.000cm" fo:text-indent="-0.004cm" fo:text-align="left" style:page-number="auto"/>
      <style:text-properties/>
    </style:style>
    <style:style style:family="paragraph" style:name="P3459" style:parent-style-name="Body text (2)">
      <style:paragraph-properties fo:background-color="transparent" fo:margin-top="0.000cm" fo:margin-bottom="0.000cm" fo:line-height="0.423cm" fo:margin-left="0.000cm" fo:margin-right="0.000cm" fo:text-indent="0.155cm" fo:text-align="left" style:page-number="auto"/>
      <style:text-properties/>
    </style:style>
    <style:style style:family="paragraph" style:name="P3460" style:parent-style-name="Heading #1 (20)">
      <style:paragraph-properties fo:keep-with-next="always" fo:keep-together="always" fo:background-color="transparent" fo:margin-top="0.000cm" fo:margin-bottom="0.000cm" fo:line-height="0.406cm" fo:margin-left="0.000cm" fo:margin-right="0.141cm" fo:text-indent="0.000cm" style:page-number="auto"/>
      <style:text-properties/>
    </style:style>
    <style:style style:family="paragraph" style:name="P346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62" style:parent-style-name="Body text (2)">
      <style:paragraph-properties fo:background-color="transparent" fo:margin-top="0.000cm" fo:margin-bottom="0.000cm" fo:line-height="0.572cm" fo:margin-left="0.000cm" fo:margin-right="0.141cm" fo:text-indent="0.000cm" style:page-number="auto"/>
      <style:text-properties/>
    </style:style>
    <style:style style:family="paragraph" style:name="P34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464" style:parent-style-name="Body text (2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3465" style:parent-style-name="Body text (2)">
      <style:paragraph-properties fo:background-color="transparent" fo:margin-top="0.000cm" fo:margin-bottom="0.000cm" fo:line-height="0.423cm" fo:margin-left="0.000cm" fo:margin-right="0.000cm" fo:text-indent="0.062cm" fo:text-align="left" style:page-number="auto"/>
      <style:text-properties/>
    </style:style>
    <style:style style:family="paragraph" style:name="P3466" style:parent-style-name="Body text (2)">
      <style:paragraph-properties fo:background-color="transparent" fo:margin-top="0.000cm" fo:margin-bottom="0.542cm" fo:line-height="0.423cm" fo:margin-left="0.000cm" fo:margin-right="0.000cm" fo:text-indent="0.000cm" fo:text-align="right" style:page-number="auto"/>
      <style:text-properties/>
    </style:style>
    <style:style style:family="paragraph" style:name="P3467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3468" style:parent-style-name="Body text (2)">
      <style:paragraph-properties fo:background-color="transparent" fo:margin-top="0.000cm" fo:margin-bottom="0.391cm" fo:line-height="0.423cm" fo:margin-left="0.000cm" fo:margin-right="0.000cm" fo:text-indent="0.114cm" fo:text-align="justify" style:page-number="auto">
        <style:tab-stops>
          <style:tab-stop style:position="7.125cm" style:type="right"/>
          <style:tab-stop style:position="7.264cm" style:type="left"/>
        </style:tab-stops>
      </style:paragraph-properties>
      <style:text-properties/>
    </style:style>
    <style:style style:family="paragraph" style:name="P3469" style:parent-style-name="Body text (2)">
      <style:paragraph-properties fo:background-color="transparent" fo:margin-top="0.000cm" fo:margin-bottom="0.000cm" fo:line-height="0.423cm" fo:margin-left="0.000cm" fo:margin-right="0.459cm" fo:text-indent="0.000cm" fo:text-align="right" style:page-number="auto"/>
      <style:text-properties/>
    </style:style>
    <style:style style:family="paragraph" style:name="P3470" style:parent-style-name="Body text (2)">
      <style:paragraph-properties fo:background-color="transparent" fo:margin-top="0.000cm" fo:margin-bottom="0.000cm" fo:line-height="0.495cm" fo:margin-left="0.000cm" fo:margin-right="0.000cm" fo:text-indent="0.060cm" fo:text-align="justify" style:page-number="auto"/>
      <style:text-properties/>
    </style:style>
    <style:style style:family="paragraph" style:name="P3471">
      <style:paragraph-properties style:page-number="auto"/>
      <style:text-properties fo:font-size="5pt" style:font-size-asian="5pt" style:font-size-complex="5pt"/>
    </style:style>
    <style:style style:family="paragraph" style:name="P3472">
      <style:paragraph-properties style:page-number="auto"/>
      <style:text-properties fo:font-size="5.e-02pt" style:font-size-asian="5.e-02pt" style:font-size-complex="5.e-02pt"/>
    </style:style>
    <style:style style:family="paragraph" style:name="P3474">
      <style:paragraph-properties style:page-number="auto"/>
      <style:text-properties fo:font-size="0.1pt" style:font-size-asian="0.1pt" style:font-size-complex="0.1pt"/>
    </style:style>
    <style:style style:family="paragraph" style:name="P3475">
      <style:paragraph-properties style:page-number="auto"/>
      <style:text-properties fo:font-size="0.1pt" style:font-size-asian="0.1pt" style:font-size-complex="0.1pt"/>
    </style:style>
    <style:style style:family="paragraph" style:name="P3476">
      <style:paragraph-properties style:page-number="auto"/>
      <style:text-properties fo:font-size="0.1pt" style:font-size-asian="0.1pt" style:font-size-complex="0.1pt"/>
    </style:style>
    <style:style style:family="paragraph" style:name="P3477">
      <style:paragraph-properties style:page-number="auto"/>
      <style:text-properties fo:font-size="0.1pt" style:font-size-asian="0.1pt" style:font-size-complex="0.1pt"/>
    </style:style>
    <style:style style:family="paragraph" style:name="P3478">
      <style:paragraph-properties style:page-number="auto"/>
      <style:text-properties fo:font-size="0.1pt" style:font-size-asian="0.1pt" style:font-size-complex="0.1pt"/>
    </style:style>
    <style:style style:family="paragraph" style:name="P3479">
      <style:paragraph-properties style:page-number="auto"/>
      <style:text-properties fo:font-size="0.1pt" style:font-size-asian="0.1pt" style:font-size-complex="0.1pt"/>
    </style:style>
    <style:style style:family="paragraph" style:name="P3480">
      <style:paragraph-properties style:page-number="auto"/>
      <style:text-properties fo:font-size="0.1pt" style:font-size-asian="0.1pt" style:font-size-complex="0.1pt"/>
    </style:style>
    <style:style style:family="paragraph" style:name="P3481">
      <style:paragraph-properties style:page-number="auto"/>
      <style:text-properties fo:font-size="0.1pt" style:font-size-asian="0.1pt" style:font-size-complex="0.1pt"/>
    </style:style>
    <style:style style:family="paragraph" style:name="P3482">
      <style:paragraph-properties style:page-number="auto"/>
      <style:text-properties fo:font-size="0.1pt" style:font-size-asian="0.1pt" style:font-size-complex="0.1pt"/>
    </style:style>
    <style:style style:family="paragraph" style:name="P3483">
      <style:paragraph-properties style:page-number="auto"/>
      <style:text-properties fo:font-size="0.1pt" style:font-size-asian="0.1pt" style:font-size-complex="0.1pt"/>
    </style:style>
    <style:style style:family="paragraph" style:name="P3484">
      <style:paragraph-properties style:page-number="auto"/>
      <style:text-properties fo:font-size="0.1pt" style:font-size-asian="0.1pt" style:font-size-complex="0.1pt"/>
    </style:style>
    <style:style style:family="paragraph" style:name="P3485">
      <style:paragraph-properties style:page-number="auto"/>
      <style:text-properties fo:font-size="0.1pt" style:font-size-asian="0.1pt" style:font-size-complex="0.1pt"/>
    </style:style>
    <style:style style:family="paragraph" style:name="P3486">
      <style:paragraph-properties style:page-number="auto"/>
      <style:text-properties fo:font-size="0.1pt" style:font-size-asian="0.1pt" style:font-size-complex="0.1pt"/>
    </style:style>
    <style:style style:family="paragraph" style:name="P3487">
      <style:paragraph-properties style:page-number="auto"/>
      <style:text-properties fo:font-size="0.1pt" style:font-size-asian="0.1pt" style:font-size-complex="0.1pt"/>
    </style:style>
    <style:style style:family="paragraph" style:name="P3488">
      <style:paragraph-properties style:page-number="auto"/>
      <style:text-properties fo:font-size="0.1pt" style:font-size-asian="0.1pt" style:font-size-complex="0.1pt"/>
    </style:style>
    <style:style style:family="paragraph" style:name="P3489">
      <style:paragraph-properties style:page-number="auto"/>
      <style:text-properties fo:font-size="0.1pt" style:font-size-asian="0.1pt" style:font-size-complex="0.1pt"/>
    </style:style>
    <style:style style:family="paragraph" style:name="P3490">
      <style:paragraph-properties style:page-number="auto"/>
      <style:text-properties fo:font-size="0.1pt" style:font-size-asian="0.1pt" style:font-size-complex="0.1pt"/>
    </style:style>
    <style:style style:family="paragraph" style:name="P3491">
      <style:paragraph-properties style:page-number="auto"/>
      <style:text-properties fo:font-size="0.1pt" style:font-size-asian="0.1pt" style:font-size-complex="0.1pt"/>
    </style:style>
    <style:style style:family="paragraph" style:name="P3492">
      <style:paragraph-properties style:page-number="auto"/>
      <style:text-properties fo:font-size="0.1pt" style:font-size-asian="0.1pt" style:font-size-complex="0.1pt"/>
    </style:style>
    <style:style style:family="paragraph" style:name="P3493">
      <style:paragraph-properties style:page-number="auto"/>
      <style:text-properties fo:font-size="0.1pt" style:font-size-asian="0.1pt" style:font-size-complex="0.1pt"/>
    </style:style>
    <style:style style:family="paragraph" style:name="P3494">
      <style:paragraph-properties style:page-number="auto"/>
      <style:text-properties fo:font-size="0.1pt" style:font-size-asian="0.1pt" style:font-size-complex="0.1pt"/>
    </style:style>
    <style:style style:family="paragraph" style:name="P3495">
      <style:paragraph-properties style:page-number="auto"/>
      <style:text-properties fo:font-size="0.1pt" style:font-size-asian="0.1pt" style:font-size-complex="0.1pt"/>
    </style:style>
    <style:style style:family="paragraph" style:name="P3496">
      <style:paragraph-properties style:page-number="auto"/>
      <style:text-properties fo:font-size="0.1pt" style:font-size-asian="0.1pt" style:font-size-complex="0.1pt"/>
    </style:style>
    <style:style style:family="paragraph" style:name="P3497">
      <style:paragraph-properties style:page-number="auto"/>
      <style:text-properties fo:font-size="0.1pt" style:font-size-asian="0.1pt" style:font-size-complex="0.1pt"/>
    </style:style>
    <style:style style:family="paragraph" style:name="P3498">
      <style:paragraph-properties style:page-number="auto"/>
      <style:text-properties fo:font-size="0.1pt" style:font-size-asian="0.1pt" style:font-size-complex="0.1pt"/>
    </style:style>
    <style:style style:family="paragraph" style:name="P3499">
      <style:paragraph-properties style:page-number="auto"/>
      <style:text-properties fo:font-size="0.1pt" style:font-size-asian="0.1pt" style:font-size-complex="0.1pt"/>
    </style:style>
    <style:style style:family="paragraph" style:name="P3500">
      <style:paragraph-properties style:page-number="auto"/>
      <style:text-properties fo:font-size="0.1pt" style:font-size-asian="0.1pt" style:font-size-complex="0.1pt"/>
    </style:style>
    <style:style style:family="paragraph" style:name="P3501">
      <style:paragraph-properties style:page-number="auto"/>
      <style:text-properties fo:font-size="0.1pt" style:font-size-asian="0.1pt" style:font-size-complex="0.1pt"/>
    </style:style>
    <style:style style:family="paragraph" style:name="P3502">
      <style:paragraph-properties style:page-number="auto"/>
      <style:text-properties fo:font-size="0.1pt" style:font-size-asian="0.1pt" style:font-size-complex="0.1pt"/>
    </style:style>
    <style:style style:family="paragraph" style:name="P3503">
      <style:paragraph-properties style:page-number="auto"/>
      <style:text-properties fo:font-size="0.1pt" style:font-size-asian="0.1pt" style:font-size-complex="0.1pt"/>
    </style:style>
    <style:style style:family="paragraph" style:name="P3504">
      <style:paragraph-properties style:page-number="auto"/>
      <style:text-properties fo:font-size="0.1pt" style:font-size-asian="0.1pt" style:font-size-complex="0.1pt"/>
    </style:style>
    <style:style style:family="paragraph" style:name="P3505">
      <style:paragraph-properties style:page-number="auto"/>
      <style:text-properties fo:font-size="0.1pt" style:font-size-asian="0.1pt" style:font-size-complex="0.1pt"/>
    </style:style>
    <style:style style:family="paragraph" style:name="P3506">
      <style:paragraph-properties style:page-number="auto"/>
      <style:text-properties fo:font-size="0.1pt" style:font-size-asian="0.1pt" style:font-size-complex="0.1pt"/>
    </style:style>
    <style:style style:family="paragraph" style:name="P3507">
      <style:paragraph-properties style:page-number="auto"/>
      <style:text-properties fo:font-size="0.1pt" style:font-size-asian="0.1pt" style:font-size-complex="0.1pt"/>
    </style:style>
    <style:style style:family="paragraph" style:name="P3508">
      <style:paragraph-properties style:page-number="auto"/>
      <style:text-properties fo:font-size="0.1pt" style:font-size-asian="0.1pt" style:font-size-complex="0.1pt"/>
    </style:style>
    <style:style style:family="paragraph" style:name="P3509">
      <style:paragraph-properties style:page-number="auto"/>
      <style:text-properties fo:font-size="0.1pt" style:font-size-asian="0.1pt" style:font-size-complex="0.1pt"/>
    </style:style>
    <style:style style:family="paragraph" style:name="P3510">
      <style:paragraph-properties style:page-number="auto"/>
      <style:text-properties fo:font-size="0.1pt" style:font-size-asian="0.1pt" style:font-size-complex="0.1pt"/>
    </style:style>
    <style:style style:family="paragraph" style:name="P3511">
      <style:paragraph-properties style:page-number="auto"/>
      <style:text-properties fo:font-size="0.1pt" style:font-size-asian="0.1pt" style:font-size-complex="0.1pt"/>
    </style:style>
    <style:style style:family="paragraph" style:name="P3512">
      <style:paragraph-properties style:page-number="auto"/>
      <style:text-properties fo:font-size="0.1pt" style:font-size-asian="0.1pt" style:font-size-complex="0.1pt"/>
    </style:style>
    <style:style style:family="paragraph" style:name="P3513">
      <style:paragraph-properties style:page-number="auto"/>
      <style:text-properties fo:font-size="0.1pt" style:font-size-asian="0.1pt" style:font-size-complex="0.1pt"/>
    </style:style>
    <style:style style:family="paragraph" style:name="P3514">
      <style:paragraph-properties style:page-number="auto"/>
      <style:text-properties fo:font-size="0.1pt" style:font-size-asian="0.1pt" style:font-size-complex="0.1pt"/>
    </style:style>
    <style:style style:family="paragraph" style:name="P3515">
      <style:paragraph-properties style:page-number="auto"/>
      <style:text-properties fo:font-size="0.1pt" style:font-size-asian="0.1pt" style:font-size-complex="0.1pt"/>
    </style:style>
    <style:style style:family="paragraph" style:name="P3516">
      <style:paragraph-properties style:page-number="auto"/>
      <style:text-properties fo:font-size="0.1pt" style:font-size-asian="0.1pt" style:font-size-complex="0.1pt"/>
    </style:style>
    <style:style style:family="paragraph" style:name="P3517">
      <style:paragraph-properties style:page-number="auto"/>
      <style:text-properties fo:font-size="0.1pt" style:font-size-asian="0.1pt" style:font-size-complex="0.1pt"/>
    </style:style>
    <style:style style:family="paragraph" style:name="P3518">
      <style:paragraph-properties style:page-number="auto"/>
      <style:text-properties fo:font-size="0.1pt" style:font-size-asian="0.1pt" style:font-size-complex="0.1pt"/>
    </style:style>
    <style:style style:family="paragraph" style:name="P3519">
      <style:paragraph-properties style:page-number="auto"/>
      <style:text-properties fo:font-size="0.1pt" style:font-size-asian="0.1pt" style:font-size-complex="0.1pt"/>
    </style:style>
    <style:style style:family="paragraph" style:name="P3520">
      <style:paragraph-properties style:page-number="auto"/>
      <style:text-properties fo:font-size="0.1pt" style:font-size-asian="0.1pt" style:font-size-complex="0.1pt"/>
    </style:style>
    <style:style style:family="paragraph" style:name="P3521">
      <style:paragraph-properties style:page-number="auto"/>
      <style:text-properties fo:font-size="0.1pt" style:font-size-asian="0.1pt" style:font-size-complex="0.1pt"/>
    </style:style>
    <style:style style:family="paragraph" style:name="P3522">
      <style:paragraph-properties style:page-number="auto"/>
      <style:text-properties fo:font-size="0.1pt" style:font-size-asian="0.1pt" style:font-size-complex="0.1pt"/>
    </style:style>
    <style:style style:family="paragraph" style:name="P3523">
      <style:paragraph-properties style:page-number="auto"/>
      <style:text-properties fo:font-size="0.1pt" style:font-size-asian="0.1pt" style:font-size-complex="0.1pt"/>
    </style:style>
    <style:style style:family="paragraph" style:name="P3524">
      <style:paragraph-properties style:page-number="auto"/>
      <style:text-properties fo:font-size="0.1pt" style:font-size-asian="0.1pt" style:font-size-complex="0.1pt"/>
    </style:style>
    <style:style style:family="paragraph" style:name="P3525">
      <style:paragraph-properties style:page-number="auto"/>
      <style:text-properties fo:font-size="0.1pt" style:font-size-asian="0.1pt" style:font-size-complex="0.1pt"/>
    </style:style>
    <style:style style:family="paragraph" style:name="P3526">
      <style:paragraph-properties style:page-number="auto"/>
      <style:text-properties fo:font-size="0.1pt" style:font-size-asian="0.1pt" style:font-size-complex="0.1pt"/>
    </style:style>
    <style:style style:family="paragraph" style:name="P3527">
      <style:paragraph-properties style:page-number="auto"/>
      <style:text-properties fo:font-size="0.1pt" style:font-size-asian="0.1pt" style:font-size-complex="0.1pt"/>
    </style:style>
    <style:style style:family="paragraph" style:name="P3528">
      <style:paragraph-properties style:page-number="auto"/>
      <style:text-properties fo:font-size="0.1pt" style:font-size-asian="0.1pt" style:font-size-complex="0.1pt"/>
    </style:style>
    <style:style style:family="paragraph" style:name="P3529">
      <style:paragraph-properties style:page-number="auto"/>
      <style:text-properties fo:font-size="0.1pt" style:font-size-asian="0.1pt" style:font-size-complex="0.1pt"/>
    </style:style>
    <style:style style:family="paragraph" style:name="P3530">
      <style:paragraph-properties style:page-number="auto"/>
      <style:text-properties fo:font-size="0.1pt" style:font-size-asian="0.1pt" style:font-size-complex="0.1pt"/>
    </style:style>
    <style:style style:family="paragraph" style:name="P3531">
      <style:paragraph-properties style:page-number="auto"/>
      <style:text-properties fo:font-size="0.1pt" style:font-size-asian="0.1pt" style:font-size-complex="0.1pt"/>
    </style:style>
    <style:style style:family="paragraph" style:name="P3532">
      <style:paragraph-properties style:page-number="auto"/>
      <style:text-properties fo:font-size="0.1pt" style:font-size-asian="0.1pt" style:font-size-complex="0.1pt"/>
    </style:style>
    <style:style style:family="paragraph" style:name="P3533">
      <style:paragraph-properties style:page-number="auto"/>
      <style:text-properties fo:font-size="0.1pt" style:font-size-asian="0.1pt" style:font-size-complex="0.1pt"/>
    </style:style>
    <style:style style:family="paragraph" style:name="P3534">
      <style:paragraph-properties style:page-number="auto"/>
      <style:text-properties fo:font-size="0.1pt" style:font-size-asian="0.1pt" style:font-size-complex="0.1pt"/>
    </style:style>
    <style:style style:family="paragraph" style:name="P3535" style:parent-style-name="Body text (3)" style:master-page-name="PageStyle0">
      <style:paragraph-properties fo:background-color="transparent" fo:margin-top="0.000cm" fo:margin-bottom="1.694cm" fo:margin-left="0.000cm" fo:margin-right="0.035cm" fo:text-indent="0.000cm" style:page-number="1"/>
      <style:text-properties/>
    </style:style>
    <style:style style:family="paragraph" style:name="P3536" style:parent-style-name="Body text (2)" style:master-page-name="PageStyle1">
      <style:paragraph-properties fo:background-color="transparent" fo:margin-top="0.000cm" fo:margin-bottom="0.771cm" fo:margin-left="0.000cm" fo:margin-right="0.000cm" fo:text-indent="0.000cm" style:page-number="2"/>
      <style:text-properties/>
    </style:style>
    <style:style style:family="paragraph" style:name="P3537" style:parent-style-name="Body text (2)" style:master-page-name="PageStyle2">
      <style:paragraph-properties fo:background-color="transparent" fo:margin-top="0.000cm" fo:margin-bottom="0.642cm" fo:line-height="0.745cm" fo:margin-left="0.000cm" fo:margin-right="0.000cm" fo:text-indent="0.071cm" fo:text-align="justify" style:page-number="2">
        <style:tab-stops>
          <style:tab-stop style:position="1.285cm" style:type="left"/>
        </style:tab-stops>
      </style:paragraph-properties>
      <style:text-properties/>
    </style:style>
    <style:style style:family="paragraph" style:name="P3538" style:parent-style-name="Body text (6)" style:master-page-name="PageStyle3">
      <style:paragraph-properties fo:background-color="transparent" fo:margin-top="0.000cm" fo:margin-bottom="0.635cm" fo:margin-left="0.000cm" fo:margin-right="0.000cm" fo:text-indent="0.085cm" style:page-number="5">
        <style:tab-stops>
          <style:tab-stop style:position="1.274cm" style:type="left"/>
        </style:tab-stops>
      </style:paragraph-properties>
      <style:text-properties/>
    </style:style>
    <style:style style:family="paragraph" style:name="P3539" style:parent-style-name="Body text (9)" style:master-page-name="PageStyle4">
      <style:paragraph-properties fo:background-color="transparent" fo:margin-top="0.000cm" fo:margin-bottom="0.658cm" fo:line-height="0.370cm" fo:margin-left="0.000cm" fo:margin-right="0.071cm" fo:text-indent="0.000cm" style:page-number="8"/>
      <style:text-properties/>
    </style:style>
    <style:style style:family="paragraph" style:name="P3540" style:master-page-name="PageStyle5">
      <style:paragraph-properties fo:line-height="0.635cm" style:page-number="9"/>
      <style:text-properties/>
    </style:style>
    <style:style style:family="paragraph" style:name="P3541" style:master-page-name="PageStyle6">
      <style:paragraph-properties style:page-number="11"/>
      <style:text-properties fo:font-size="1pt" style:font-size-asian="1pt" style:font-size-complex="1pt"/>
    </style:style>
    <style:style style:family="paragraph" style:name="P3542" style:master-page-name="PageStyle7">
      <style:paragraph-properties fo:line-height="0.635cm" style:page-number="12"/>
      <style:text-properties/>
    </style:style>
    <style:style style:family="paragraph" style:name="P3543" style:master-page-name="PageStyle8">
      <style:paragraph-properties style:page-number="12"/>
      <style:text-properties fo:font-size="1pt" style:font-size-asian="1pt" style:font-size-complex="1pt"/>
    </style:style>
    <style:style style:family="paragraph" style:name="P3544" style:master-page-name="PageStyle9">
      <style:paragraph-properties fo:line-height="0.635cm" style:page-number="14"/>
      <style:text-properties/>
    </style:style>
    <style:style style:family="paragraph" style:name="P3545" style:master-page-name="PageStyle10">
      <style:paragraph-properties fo:line-height="0.635cm" style:page-number="15"/>
      <style:text-properties/>
    </style:style>
    <style:style style:family="paragraph" style:name="P3546" style:master-page-name="PageStyle11">
      <style:paragraph-properties fo:line-height="0.635cm" style:page-number="16"/>
      <style:text-properties/>
    </style:style>
    <style:style style:family="paragraph" style:name="P3547" style:master-page-name="PageStyle12">
      <style:paragraph-properties style:page-number="17"/>
      <style:text-properties fo:font-size="1pt" style:font-size-asian="1pt" style:font-size-complex="1pt"/>
    </style:style>
    <style:style style:family="paragraph" style:name="P3548" style:master-page-name="PageStyle13">
      <style:paragraph-properties style:page-number="18"/>
      <style:text-properties fo:font-size="1pt" style:font-size-asian="1pt" style:font-size-complex="1pt"/>
    </style:style>
    <style:style style:family="paragraph" style:name="P3549" style:parent-style-name="Table of contents (3)" style:master-page-name="PageStyle14">
      <style:paragraph-properties fo:background-color="transparent" fo:margin-top="0.000cm" fo:margin-bottom="0.000cm" fo:line-height="0.370cm" fo:margin-left="0.000cm" fo:margin-right="0.000cm" fo:text-indent="0.000cm" style:page-number="19"/>
      <style:text-properties/>
    </style:style>
    <style:style style:family="paragraph" style:name="P3550" style:master-page-name="PageStyle15">
      <style:paragraph-properties style:page-number="20"/>
      <style:text-properties fo:font-size="1pt" style:font-size-asian="1pt" style:font-size-complex="1pt"/>
    </style:style>
    <style:style style:family="paragraph" style:name="P3551" style:master-page-name="PageStyle16">
      <style:paragraph-properties fo:line-height="0.635cm" style:page-number="21"/>
      <style:text-properties/>
    </style:style>
    <style:style style:family="paragraph" style:name="P3552" style:parent-style-name="Heading #1 (18)" style:master-page-name="PageStyle17">
      <style:paragraph-properties fo:keep-with-next="always" fo:keep-together="always" fo:background-color="transparent" fo:margin-top="0.000cm" fo:margin-bottom="0.000cm" fo:line-height="0.423cm" fo:margin-left="1.799cm" fo:margin-right="0.000cm" fo:text-indent="-0.013cm" fo:text-align="left" style:page-number="22"/>
      <style:text-properties/>
    </style:style>
    <style:style style:family="paragraph" style:name="P3553" style:master-page-name="PageStyle18">
      <style:paragraph-properties style:page-number="23"/>
      <style:text-properties fo:font-size="1pt" style:font-size-asian="1pt" style:font-size-complex="1pt"/>
    </style:style>
    <style:style style:family="paragraph" style:name="P3554" style:master-page-name="PageStyle19">
      <style:paragraph-properties style:page-number="24"/>
      <style:text-properties fo:font-size="1pt" style:font-size-asian="1pt" style:font-size-complex="1pt"/>
    </style:style>
    <style:style style:family="paragraph" style:name="P3555" style:master-page-name="PageStyle20">
      <style:paragraph-properties fo:line-height="0.635cm" style:page-number="25"/>
      <style:text-properties/>
    </style:style>
    <style:style style:family="paragraph" style:name="P3556" style:parent-style-name="Heading #1 (7)" style:master-page-name="PageStyle21">
      <style:paragraph-properties fo:keep-with-next="always" fo:keep-together="always" fo:background-color="transparent" fo:margin-top="0.000cm" fo:margin-bottom="0.000cm" fo:line-height="0.728cm" fo:margin-left="1.870cm" fo:margin-right="0.000cm" fo:text-indent="-0.007cm" fo:text-align="justify" style:page-number="26">
        <style:tab-stops>
          <style:tab-stop style:position="7.537cm" style:type="right"/>
          <style:tab-stop style:position="7.664cm" style:type="left"/>
        </style:tab-stops>
      </style:paragraph-properties>
      <style:text-properties/>
    </style:style>
    <style:style style:family="paragraph" style:name="P3557" style:master-page-name="PageStyle22">
      <style:paragraph-properties fo:line-height="0.635cm" style:page-number="27"/>
      <style:text-properties/>
    </style:style>
    <style:style style:family="paragraph" style:name="P3558" style:master-page-name="PageStyle23">
      <style:paragraph-properties fo:line-height="0.968cm" style:page-number="28"/>
      <style:text-properties/>
    </style:style>
    <style:style style:family="paragraph" style:name="P3559" style:master-page-name="PageStyle24">
      <style:paragraph-properties style:page-number="29"/>
      <style:text-properties fo:font-size="1pt" style:font-size-asian="1pt" style:font-size-complex="1pt"/>
    </style:style>
    <style:style style:family="paragraph" style:name="P3560" style:master-page-name="PageStyle25">
      <style:paragraph-properties style:page-number="30"/>
      <style:text-properties fo:font-size="1pt" style:font-size-asian="1pt" style:font-size-complex="1pt"/>
    </style:style>
    <style:style style:family="paragraph" style:name="P3561" style:master-page-name="PageStyle26">
      <style:paragraph-properties style:page-number="31"/>
      <style:text-properties fo:font-size="1pt" style:font-size-asian="1pt" style:font-size-complex="1pt"/>
    </style:style>
    <style:style style:family="paragraph" style:name="P3562" style:parent-style-name="Heading #1" style:master-page-name="PageStyle27">
      <style:paragraph-properties fo:keep-with-next="always" fo:keep-together="always" fo:background-color="transparent" fo:margin-top="0.000cm" fo:margin-bottom="0.000cm" fo:line-height="0.728cm" fo:margin-left="1.870cm" fo:margin-right="0.000cm" fo:text-indent="-0.007cm" fo:text-align="justify" style:page-number="32">
        <style:tab-stops>
          <style:tab-stop style:position="7.537cm" style:type="right"/>
          <style:tab-stop style:position="7.664cm" style:type="left"/>
        </style:tab-stops>
      </style:paragraph-properties>
      <style:text-properties/>
    </style:style>
    <style:style style:family="paragraph" style:name="P3563" style:master-page-name="PageStyle28">
      <style:paragraph-properties fo:line-height="0.635cm" style:page-number="33"/>
      <style:text-properties/>
    </style:style>
    <style:style style:family="paragraph" style:name="P3564" style:master-page-name="PageStyle29">
      <style:paragraph-properties style:page-number="34"/>
      <style:text-properties fo:font-size="1pt" style:font-size-asian="1pt" style:font-size-complex="1pt"/>
    </style:style>
    <style:style style:family="paragraph" style:name="P3565" style:master-page-name="PageStyle30">
      <style:paragraph-properties fo:line-height="0.635cm" style:page-number="35"/>
      <style:text-properties/>
    </style:style>
    <style:style style:family="paragraph" style:name="P3566" style:parent-style-name="Body text (7)" style:master-page-name="PageStyle31">
      <style:paragraph-properties fo:background-color="transparent" fo:margin-top="0.000cm" fo:margin-bottom="0.000cm" fo:line-height="0.353cm" fo:margin-left="0.000cm" fo:margin-right="0.000cm" fo:text-indent="0.051cm" fo:text-align="left" style:page-number="36"/>
      <style:text-properties/>
    </style:style>
    <style:style style:family="paragraph" style:name="P3567" style:master-page-name="PageStyle32">
      <style:paragraph-properties fo:line-height="0.635cm" style:page-number="37"/>
      <style:text-properties/>
    </style:style>
    <style:style style:family="paragraph" style:name="P3568" style:parent-style-name="Table of contents (3)" style:master-page-name="PageStyle33">
      <style:paragraph-properties fo:break-after="page" fo:background-color="transparent" fo:margin-top="0.000cm" fo:margin-bottom="0.000cm" fo:line-height="0.370cm" fo:margin-left="0.000cm" fo:margin-right="0.000cm" fo:text-indent="0.051cm" fo:text-align="left" style:page-number="38"/>
      <style:text-properties/>
    </style:style>
    <style:style style:family="paragraph" style:name="P3569" style:master-page-name="PageStyle34">
      <style:paragraph-properties style:page-number="40"/>
      <style:text-properties fo:font-size="1pt" style:font-size-asian="1pt" style:font-size-complex="1pt"/>
    </style:style>
    <style:style style:family="paragraph" style:name="P3570" style:master-page-name="PageStyle35">
      <style:paragraph-properties fo:line-height="0.635cm" style:page-number="41"/>
      <style:text-properties/>
    </style:style>
    <style:style style:family="paragraph" style:name="P3571" style:parent-style-name="Heading #1" style:master-page-name="PageStyle36">
      <style:paragraph-properties fo:keep-with-next="always" fo:keep-together="always" fo:background-color="transparent" fo:margin-top="0.000cm" fo:margin-bottom="0.000cm" fo:line-height="0.728cm" fo:margin-left="1.870cm" fo:margin-right="0.000cm" fo:text-indent="-0.007cm" fo:text-align="justify" style:page-number="42">
        <style:tab-stops>
          <style:tab-stop style:position="7.537cm" style:type="right"/>
          <style:tab-stop style:position="7.664cm" style:type="left"/>
        </style:tab-stops>
      </style:paragraph-properties>
      <style:text-properties/>
    </style:style>
    <style:style style:family="paragraph" style:name="P3572" style:master-page-name="PageStyle37">
      <style:paragraph-properties style:page-number="43"/>
      <style:text-properties fo:font-size="1pt" style:font-size-asian="1pt" style:font-size-complex="1pt"/>
    </style:style>
    <style:style style:family="paragraph" style:name="P3573" style:master-page-name="PageStyle38">
      <style:paragraph-properties fo:line-height="0.635cm" style:page-number="44"/>
      <style:text-properties/>
    </style:style>
    <style:style style:family="paragraph" style:name="P3574" style:parent-style-name="Heading #1" style:master-page-name="PageStyle39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45">
        <style:tab-stops>
          <style:tab-stop style:position="7.531cm" style:type="right"/>
          <style:tab-stop style:position="7.658cm" style:type="left"/>
        </style:tab-stops>
      </style:paragraph-properties>
      <style:text-properties/>
    </style:style>
    <style:style style:family="paragraph" style:name="P3575" style:parent-style-name="Body text (11)" style:master-page-name="PageStyle40">
      <style:paragraph-properties fo:background-color="transparent" fo:margin-top="0.000cm" fo:margin-bottom="0.000cm" fo:line-height="0.728cm" fo:margin-left="0.000cm" fo:margin-right="0.000cm" fo:text-indent="0.000cm" fo:text-align="right" style:page-number="46"/>
      <style:text-properties/>
    </style:style>
    <style:style style:family="paragraph" style:name="P3576" style:master-page-name="PageStyle41">
      <style:paragraph-properties fo:line-height="0.635cm" style:page-number="47"/>
      <style:text-properties/>
    </style:style>
    <style:style style:family="paragraph" style:name="P3577" style:parent-style-name="Heading #1" style:master-page-name="PageStyle42">
      <style:paragraph-properties fo:keep-with-next="always" fo:keep-together="always" fo:background-color="transparent" fo:margin-top="0.000cm" fo:margin-bottom="0.000cm" fo:line-height="0.728cm" fo:margin-left="1.834cm" fo:margin-right="0.000cm" fo:text-indent="0.003cm" fo:text-align="justify" style:page-number="48">
        <style:tab-stops>
          <style:tab-stop style:position="7.547cm" style:type="right"/>
          <style:tab-stop style:position="7.674cm" style:type="left"/>
        </style:tab-stops>
      </style:paragraph-properties>
      <style:text-properties/>
    </style:style>
    <style:style style:family="paragraph" style:name="P3578" style:parent-style-name="Heading #1" style:master-page-name="PageStyle43">
      <style:paragraph-properties fo:keep-with-next="always" fo:keep-together="always" fo:background-color="transparent" fo:margin-top="0.000cm" fo:margin-bottom="0.000cm" fo:line-height="0.728cm" fo:margin-left="1.870cm" fo:margin-right="0.000cm" fo:text-indent="-0.007cm" fo:text-align="justify" style:page-number="49">
        <style:tab-stops>
          <style:tab-stop style:position="7.537cm" style:type="right"/>
          <style:tab-stop style:position="7.664cm" style:type="left"/>
        </style:tab-stops>
      </style:paragraph-properties>
      <style:text-properties/>
    </style:style>
    <style:style style:family="paragraph" style:name="P3579" style:master-page-name="PageStyle44">
      <style:paragraph-properties fo:line-height="0.635cm" style:page-number="50"/>
      <style:text-properties/>
    </style:style>
    <style:style style:family="paragraph" style:name="P3580" style:master-page-name="PageStyle45">
      <style:paragraph-properties style:page-number="51"/>
      <style:text-properties fo:font-size="1pt" style:font-size-asian="1pt" style:font-size-complex="1pt"/>
    </style:style>
    <style:style style:family="paragraph" style:name="P3581" style:master-page-name="PageStyle46">
      <style:paragraph-properties fo:line-height="0.635cm" style:page-number="53"/>
      <style:text-properties/>
    </style:style>
    <style:style style:family="paragraph" style:name="P3582" style:master-page-name="PageStyle47">
      <style:paragraph-properties fo:line-height="0.635cm" style:page-number="54"/>
      <style:text-properties/>
    </style:style>
    <style:style style:family="paragraph" style:name="P3583" style:master-page-name="PageStyle48">
      <style:paragraph-properties fo:line-height="0.635cm" style:page-number="55"/>
      <style:text-properties/>
    </style:style>
    <style:style style:family="paragraph" style:name="P3584" style:master-page-name="PageStyle49">
      <style:paragraph-properties style:page-number="56"/>
      <style:text-properties fo:font-size="1pt" style:font-size-asian="1pt" style:font-size-complex="1pt"/>
    </style:style>
    <style:style style:family="paragraph" style:name="P3585" style:master-page-name="PageStyle50">
      <style:paragraph-properties fo:line-height="0.635cm" style:page-number="57"/>
      <style:text-properties/>
    </style:style>
    <style:style style:family="paragraph" style:name="P3586" style:master-page-name="PageStyle51">
      <style:paragraph-properties style:page-number="58"/>
      <style:text-properties fo:font-size="1pt" style:font-size-asian="1pt" style:font-size-complex="1pt"/>
    </style:style>
    <style:style style:family="paragraph" style:name="P3587" style:master-page-name="PageStyle52">
      <style:paragraph-properties fo:line-height="0.635cm" style:page-number="59"/>
      <style:text-properties/>
    </style:style>
    <style:style style:family="paragraph" style:name="P3588" style:master-page-name="PageStyle53">
      <style:paragraph-properties style:page-number="60"/>
      <style:text-properties fo:font-size="1pt" style:font-size-asian="1pt" style:font-size-complex="1pt"/>
    </style:style>
    <style:style style:family="paragraph" style:name="P3589" style:master-page-name="PageStyle54">
      <style:paragraph-properties style:page-number="61"/>
      <style:text-properties fo:font-size="1pt" style:font-size-asian="1pt" style:font-size-complex="1pt"/>
    </style:style>
    <style:style style:family="paragraph" style:name="P3590" style:master-page-name="PageStyle55">
      <style:paragraph-properties style:page-number="62"/>
      <style:text-properties fo:font-size="1pt" style:font-size-asian="1pt" style:font-size-complex="1pt"/>
    </style:style>
    <style:style style:family="paragraph" style:name="P3591" style:master-page-name="PageStyle56">
      <style:paragraph-properties style:page-number="63"/>
      <style:text-properties fo:font-size="1pt" style:font-size-asian="1pt" style:font-size-complex="1pt"/>
    </style:style>
    <style:style style:family="paragraph" style:name="P3592" style:master-page-name="PageStyle57">
      <style:paragraph-properties style:page-number="64"/>
      <style:text-properties fo:font-size="1pt" style:font-size-asian="1pt" style:font-size-complex="1pt"/>
    </style:style>
    <style:style style:family="paragraph" style:name="P3593" style:master-page-name="PageStyle58">
      <style:paragraph-properties style:page-number="65"/>
      <style:text-properties fo:font-size="1pt" style:font-size-asian="1pt" style:font-size-complex="1pt"/>
    </style:style>
    <style:style style:family="paragraph" style:name="P3594" style:parent-style-name="Heading #1 (18)" style:master-page-name="PageStyle59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67"/>
      <style:text-properties/>
    </style:style>
    <style:style style:family="paragraph" style:name="P3595" style:master-page-name="PageStyle60">
      <style:paragraph-properties fo:line-height="0.635cm" style:page-number="70"/>
      <style:text-properties/>
    </style:style>
    <style:style style:name="Table1" style:family="table">
      <style:table-properties style:writing-mode="lr-tb" style:width="15.570cm" table:align="center"/>
    </style:style>
    <style:style style:name="Table1.C1" style:family="table-column">
      <style:table-column-properties style:column-width="4.106cm"/>
    </style:style>
    <style:style style:name="Table1.C2" style:family="table-column">
      <style:table-column-properties style:column-width="5.833cm"/>
    </style:style>
    <style:style style:name="Table1.C3" style:family="table-column">
      <style:table-column-properties style:column-width="0.584cm"/>
    </style:style>
    <style:style style:name="Table1.C4" style:family="table-column">
      <style:table-column-properties style:column-width="5.046cm"/>
    </style:style>
    <style:style style:name="Table1.R1" style:family="table-row">
      <style:table-row-properties style:row-height="0.762cm"/>
    </style:style>
    <style:style style:name="Table1.R2" style:family="table-row">
      <style:table-row-properties style:row-height="2.066cm"/>
    </style:style>
    <style:style style:name="Table1.R3" style:family="table-row">
      <style:table-row-properties style:row-height="0.822cm"/>
    </style:style>
    <style:style style:name="Table1.R4" style:family="table-row">
      <style:table-row-properties style:row-height="0.829cm"/>
    </style:style>
    <style:style style:name="Table1.R5" style:family="table-row">
      <style:table-row-properties style:row-height="0.804cm"/>
    </style:style>
    <style:style style:name="Table1.R6" style:family="table-row">
      <style:table-row-properties style:row-height="0.753cm"/>
    </style:style>
    <style:style style:name="Table1.R7" style:family="table-row">
      <style:table-row-properties style:row-height="0.804cm"/>
    </style:style>
    <style:style style:name="Table1.R8" style:family="table-row">
      <style:table-row-properties style:row-height="0.804cm"/>
    </style:style>
    <style:style style:name="Table1.R9" style:family="table-row">
      <style:table-row-properties style:row-height="0.838cm"/>
    </style:style>
    <style:style style:name="Table1.R10" style:family="table-row">
      <style:table-row-properties style:row-height="0.762cm"/>
    </style:style>
    <style:style style:name="Table1.R11" style:family="table-row">
      <style:table-row-properties style:row-height="0.796cm"/>
    </style:style>
    <style:style style:name="Table1.R12" style:family="table-row">
      <style:table-row-properties style:row-height="0.847cm"/>
    </style:style>
    <style:style style:name="Table1.R13" style:family="table-row">
      <style:table-row-properties style:row-height="0.787cm"/>
    </style:style>
    <style:style style:name="Table1.R14" style:family="table-row">
      <style:table-row-properties style:row-height="0.813cm"/>
    </style:style>
    <style:style style:name="Table1.R15" style:family="table-row">
      <style:table-row-properties style:row-height="0.796cm"/>
    </style:style>
    <style:style style:name="Table1.R16" style:family="table-row">
      <style:table-row-properties style:row-height="0.931cm"/>
    </style:style>
    <style:style style:name="Table1.R17" style:family="table-row">
      <style:table-row-properties style:row-height="0.880cm"/>
    </style:style>
    <style:style style:name="Table1.R18" style:family="table-row">
      <style:table-row-properties style:row-height="1.109cm"/>
    </style:style>
    <style:style style:name="Table1.R19" style:family="table-row">
      <style:table-row-properties style:row-height="0.584cm"/>
    </style:style>
    <style:style style:name="Table1.R20" style:family="table-row">
      <style:table-row-properties style:row-height="0.568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 style:vertical-align="top"/>
    </style:style>
    <style:style style:name="Table1.Cell3" style:family="table-cell">
      <style:table-cell-properties fo:background-color="#FFFFFF" style:vertical-align="top"/>
    </style:style>
    <style:style style:name="Table1.Cell4" style:family="table-cell">
      <style:table-cell-properties fo:background-color="#FFFFFF" style:vertical-align="top"/>
    </style:style>
    <style:style style:name="Table1.Cell5" style:family="table-cell">
      <style:table-cell-properties fo:background-color="#FFFFFF" style:vertical-align="top"/>
    </style:style>
    <style:style style:name="Table1.Cell6" style:family="table-cell">
      <style:table-cell-properties fo:background-color="#FFFFFF" style:vertical-align="middle"/>
    </style:style>
    <style:style style:name="Table1.Cell7" style:family="table-cell">
      <style:table-cell-properties fo:background-color="#FFFFFF" style:vertical-align="middle"/>
    </style:style>
    <style:style style:name="Table1.Cell8" style:family="table-cell">
      <style:table-cell-properties fo:background-color="#FFFFFF" style:vertical-align="top"/>
    </style:style>
    <style:style style:name="Table1.Cell9" style:family="table-cell">
      <style:table-cell-properties fo:background-color="#FFFFFF" style:vertical-align="middle"/>
    </style:style>
    <style:style style:name="Table1.Cell10" style:family="table-cell">
      <style:table-cell-properties fo:background-color="#FFFFFF" style:vertical-align="top"/>
    </style:style>
    <style:style style:name="Table1.Cell11" style:family="table-cell">
      <style:table-cell-properties fo:background-color="#FFFFFF" style:vertical-align="middle"/>
    </style:style>
    <style:style style:name="Table1.Cell12" style:family="table-cell">
      <style:table-cell-properties fo:background-color="#FFFFFF" style:vertical-align="middle"/>
    </style:style>
    <style:style style:name="Table1.Cell13" style:family="table-cell">
      <style:table-cell-properties fo:background-color="#FFFFFF" style:vertical-align="middle"/>
    </style:style>
    <style:style style:name="Table1.Cell14" style:family="table-cell">
      <style:table-cell-properties fo:background-color="#FFFFFF" style:vertical-align="middle"/>
    </style:style>
    <style:style style:name="Table1.Cell15" style:family="table-cell">
      <style:table-cell-properties fo:background-color="#FFFFFF" style:vertical-align="middle"/>
    </style:style>
    <style:style style:name="Table1.Cell16" style:family="table-cell">
      <style:table-cell-properties fo:background-color="#FFFFFF" style:vertical-align="middle"/>
    </style:style>
    <style:style style:name="Table1.Cell17" style:family="table-cell">
      <style:table-cell-properties fo:background-color="#FFFFFF" style:vertical-align="middle"/>
    </style:style>
    <style:style style:name="Table1.Cell18" style:family="table-cell">
      <style:table-cell-properties fo:background-color="#FFFFFF" style:vertical-align="middle"/>
    </style:style>
    <style:style style:name="Table1.Cell19" style:family="table-cell">
      <style:table-cell-properties fo:background-color="#FFFFFF" style:vertical-align="middle"/>
    </style:style>
    <style:style style:name="Table1.Cell20" style:family="table-cell">
      <style:table-cell-properties fo:background-color="#FFFFFF" style:vertical-align="top"/>
    </style:style>
    <style:style style:name="Table1.Cell21" style:family="table-cell">
      <style:table-cell-properties fo:background-color="#FFFFFF" style:vertical-align="top"/>
    </style:style>
    <style:style style:name="Table1.Cell22" style:family="table-cell">
      <style:table-cell-properties fo:background-color="#FFFFFF" style:vertical-align="middle"/>
    </style:style>
    <style:style style:name="Table1.Cell23" style:family="table-cell">
      <style:table-cell-properties fo:background-color="#FFFFFF" style:vertical-align="middle"/>
    </style:style>
    <style:style style:name="Table1.Cell24" style:family="table-cell">
      <style:table-cell-properties fo:background-color="#FFFFFF" style:vertical-align="top"/>
    </style:style>
    <style:style style:name="Table1.Cell25" style:family="table-cell">
      <style:table-cell-properties fo:background-color="#FFFFFF" style:vertical-align="top"/>
    </style:style>
    <style:style style:name="Table1.Cell26" style:family="table-cell">
      <style:table-cell-properties fo:background-color="#FFFFFF" style:vertical-align="middle"/>
    </style:style>
    <style:style style:name="Table1.Cell27" style:family="table-cell">
      <style:table-cell-properties fo:background-color="#FFFFFF" style:vertical-align="middle"/>
    </style:style>
    <style:style style:name="Table1.Cell28" style:family="table-cell">
      <style:table-cell-properties fo:background-color="#FFFFFF" style:vertical-align="top"/>
    </style:style>
    <style:style style:name="Table1.Cell29" style:family="table-cell">
      <style:table-cell-properties fo:background-color="#FFFFFF" style:vertical-align="top"/>
    </style:style>
    <style:style style:name="Table1.Cell30" style:family="table-cell">
      <style:table-cell-properties fo:background-color="#FFFFFF" style:vertical-align="middle"/>
    </style:style>
    <style:style style:name="Table1.Cell31" style:family="table-cell">
      <style:table-cell-properties fo:background-color="#FFFFFF" style:vertical-align="middle"/>
    </style:style>
    <style:style style:name="Table1.Cell32" style:family="table-cell">
      <style:table-cell-properties fo:background-color="#FFFFFF" style:vertical-align="top"/>
    </style:style>
    <style:style style:name="Table1.Cell33" style:family="table-cell">
      <style:table-cell-properties fo:background-color="#FFFFFF" style:vertical-align="top"/>
    </style:style>
    <style:style style:name="Table1.Cell34" style:family="table-cell">
      <style:table-cell-properties fo:background-color="#FFFFFF" style:vertical-align="middle"/>
    </style:style>
    <style:style style:name="Table1.Cell35" style:family="table-cell">
      <style:table-cell-properties fo:background-color="#FFFFFF" style:vertical-align="middle"/>
    </style:style>
    <style:style style:name="Table1.Cell36" style:family="table-cell">
      <style:table-cell-properties fo:background-color="#FFFFFF" style:vertical-align="top"/>
    </style:style>
    <style:style style:name="Table1.Cell37" style:family="table-cell">
      <style:table-cell-properties fo:background-color="#FFFFFF" style:vertical-align="top"/>
    </style:style>
    <style:style style:name="Table1.Cell38" style:family="table-cell">
      <style:table-cell-properties fo:background-color="#FFFFFF" style:vertical-align="middle"/>
    </style:style>
    <style:style style:name="Table1.Cell39" style:family="table-cell">
      <style:table-cell-properties fo:background-color="#FFFFFF" style:vertical-align="middle"/>
    </style:style>
    <style:style style:name="Table1.Cell40" style:family="table-cell">
      <style:table-cell-properties fo:background-color="#FFFFFF" style:vertical-align="top"/>
    </style:style>
    <style:style style:name="Table1.Cell41" style:family="table-cell">
      <style:table-cell-properties fo:background-color="#FFFFFF" style:vertical-align="top"/>
    </style:style>
    <style:style style:name="Table1.Cell42" style:family="table-cell">
      <style:table-cell-properties fo:background-color="#FFFFFF"/>
    </style:style>
    <style:style style:name="Table1.Cell43" style:family="table-cell">
      <style:table-cell-properties fo:background-color="#FFFFFF" style:vertical-align="middle"/>
    </style:style>
    <style:style style:name="Table1.Cell44" style:family="table-cell">
      <style:table-cell-properties fo:background-color="#FFFFFF" style:vertical-align="top"/>
    </style:style>
    <style:style style:name="Table1.Cell45" style:family="table-cell">
      <style:table-cell-properties fo:background-color="#FFFFFF" style:vertical-align="top"/>
    </style:style>
    <style:style style:name="Table1.Cell46" style:family="table-cell">
      <style:table-cell-properties fo:background-color="#FFFFFF" style:vertical-align="middle"/>
    </style:style>
    <style:style style:name="Table1.Cell47" style:family="table-cell">
      <style:table-cell-properties fo:background-color="#FFFFFF" style:vertical-align="middle"/>
    </style:style>
    <style:style style:name="Table1.Cell48" style:family="table-cell">
      <style:table-cell-properties fo:background-color="#FFFFFF" style:vertical-align="top"/>
    </style:style>
    <style:style style:name="Table1.Cell49" style:family="table-cell">
      <style:table-cell-properties fo:background-color="#FFFFFF" style:vertical-align="top"/>
    </style:style>
    <style:style style:name="Table1.Cell50" style:family="table-cell">
      <style:table-cell-properties fo:background-color="#FFFFFF"/>
    </style:style>
    <style:style style:name="Table1.Cell51" style:family="table-cell">
      <style:table-cell-properties fo:background-color="#FFFFFF" style:vertical-align="top"/>
    </style:style>
    <style:style style:name="Table1.Cell52" style:family="table-cell">
      <style:table-cell-properties fo:background-color="#FFFFFF" style:vertical-align="top"/>
    </style:style>
    <style:style style:name="Table1.Cell53" style:family="table-cell">
      <style:table-cell-properties fo:background-color="#FFFFFF"/>
    </style:style>
    <style:style style:name="Table1.Cell54" style:family="table-cell">
      <style:table-cell-properties fo:background-color="#FFFFFF" style:vertical-align="top"/>
    </style:style>
    <style:style style:name="Table1.Cell55" style:family="table-cell">
      <style:table-cell-properties fo:background-color="#FFFFFF" style:vertical-align="top"/>
    </style:style>
    <style:style style:name="Table1.Cell56" style:family="table-cell">
      <style:table-cell-properties fo:background-color="#FFFFFF"/>
    </style:style>
    <style:style style:name="Table1.Cell57" style:family="table-cell">
      <style:table-cell-properties fo:background-color="#FFFFFF" style:vertical-align="top"/>
    </style:style>
    <style:style style:name="Table1.Cell58" style:family="table-cell">
      <style:table-cell-properties fo:background-color="#FFFFFF" style:vertical-align="top"/>
    </style:style>
    <style:style style:name="Table1.Cell59" style:family="table-cell">
      <style:table-cell-properties fo:background-color="#FFFFFF" style:vertical-align="middle"/>
    </style:style>
    <style:style style:name="Table1.Cell60" style:family="table-cell">
      <style:table-cell-properties fo:background-color="#FFFFFF"/>
    </style:style>
    <style:style style:name="Table1.Cell61" style:family="table-cell">
      <style:table-cell-properties fo:background-color="#FFFFFF"/>
    </style:style>
    <style:style style:name="Table1.Cell62" style:family="table-cell">
      <style:table-cell-properties fo:background-color="#FFFFFF"/>
    </style:style>
    <style:style style:name="Table1.Cell63" style:family="table-cell">
      <style:table-cell-properties fo:background-color="#FFFFFF"/>
    </style:style>
    <style:style style:name="Table1.Cell64" style:family="table-cell">
      <style:table-cell-properties fo:background-color="#FFFFFF" style:vertical-align="top"/>
    </style:style>
    <style:style style:name="Table1.Cell65" style:family="table-cell">
      <style:table-cell-properties fo:background-color="#FFFFFF" style:vertical-align="top"/>
    </style:style>
    <style:style style:name="Table1.Cell66" style:family="table-cell">
      <style:table-cell-properties fo:background-color="#FFFFFF" style:vertical-align="top"/>
    </style:style>
    <style:style style:name="Table1.Cell67" style:family="table-cell">
      <style:table-cell-properties fo:background-color="#FFFFFF" style:vertical-align="top"/>
    </style:style>
    <style:style style:name="Table1.Cell68" style:family="table-cell">
      <style:table-cell-properties fo:background-color="#FFFFFF"/>
    </style:style>
    <style:style style:name="Table1.Cell69" style:family="table-cell">
      <style:table-cell-properties fo:background-color="#FFFFFF" style:vertical-align="top"/>
    </style:style>
    <style:style style:name="Table1.Cell70" style:family="table-cell">
      <style:table-cell-properties fo:background-color="#FFFFFF"/>
    </style:style>
    <style:style style:name="Table1.Cell71" style:family="table-cell">
      <style:table-cell-properties fo:background-color="#FFFFFF"/>
    </style:style>
    <style:style style:name="Table1.Cell72" style:family="table-cell">
      <style:table-cell-properties fo:background-color="#FFFFFF"/>
    </style:style>
    <style:style style:name="Table1.Cell73" style:family="table-cell">
      <style:table-cell-properties fo:background-color="#FFFFFF" style:vertical-align="top"/>
    </style:style>
    <style:style style:name="Table1.Cell74" style:family="table-cell">
      <style:table-cell-properties fo:background-color="#FFFFFF" style:vertical-align="top"/>
    </style:style>
    <style:style style:name="Table1.Cell75" style:family="table-cell">
      <style:table-cell-properties fo:background-color="#FFFFFF"/>
    </style:style>
    <style:style style:name="Table2" style:family="table">
      <style:table-properties style:writing-mode="lr-tb" style:width="9.627cm" table:align="center"/>
    </style:style>
    <style:style style:name="Table2.C1" style:family="table-column">
      <style:table-column-properties style:column-width="0.669cm"/>
    </style:style>
    <style:style style:name="Table2.C2" style:family="table-column">
      <style:table-column-properties style:column-width="5.385cm"/>
    </style:style>
    <style:style style:name="Table2.C3" style:family="table-column">
      <style:table-column-properties style:column-width="3.574cm"/>
    </style:style>
    <style:style style:name="Table2.R1" style:family="table-row">
      <style:table-row-properties style:row-height="0.702cm"/>
    </style:style>
    <style:style style:name="Table2.R2" style:family="table-row">
      <style:table-row-properties style:row-height="1.034cm"/>
    </style:style>
    <style:style style:name="Table2.R3" style:family="table-row">
      <style:table-row-properties style:row-height="0.956cm"/>
    </style:style>
    <style:style style:name="Table2.R4" style:family="table-row">
      <style:table-row-properties style:row-height="1.007cm"/>
    </style:style>
    <style:style style:name="Table2.R5" style:family="table-row">
      <style:table-row-properties style:row-height="0.998cm"/>
    </style:style>
    <style:style style:name="Table2.R6" style:family="table-row">
      <style:table-row-properties style:row-height="1.041cm"/>
    </style:style>
    <style:style style:name="Table2.R7" style:family="table-row">
      <style:table-row-properties style:row-height="0.965cm"/>
    </style:style>
    <style:style style:name="Table2.R8" style:family="table-row">
      <style:table-row-properties style:row-height="1.034cm"/>
    </style:style>
    <style:style style:name="Table2.R9" style:family="table-row">
      <style:table-row-properties style:row-height="0.998cm"/>
    </style:style>
    <style:style style:name="Table2.R10" style:family="table-row">
      <style:table-row-properties style:row-height="0.998cm"/>
    </style:style>
    <style:style style:name="Table2.R11" style:family="table-row">
      <style:table-row-properties style:row-height="0.998cm"/>
    </style:style>
    <style:style style:name="Table2.R12" style:family="table-row">
      <style:table-row-properties style:row-height="0.965cm"/>
    </style:style>
    <style:style style:name="Table2.R13" style:family="table-row">
      <style:table-row-properties style:row-height="0.998cm"/>
    </style:style>
    <style:style style:name="Table2.R14" style:family="table-row">
      <style:table-row-properties style:row-height="0.796cm"/>
    </style:style>
    <style:style style:name="Table2.Cell1" style:family="table-cell">
      <style:table-cell-properties fo:background-color="#FFFFFF" style:vertical-align="middle"/>
    </style:style>
    <style:style style:name="Table2.Cell2" style:family="table-cell">
      <style:table-cell-properties fo:background-color="#FFFFFF" style:vertical-align="top"/>
    </style:style>
    <style:style style:name="Table2.Cell3" style:family="table-cell">
      <style:table-cell-properties fo:background-color="#FFFFFF" style:vertical-align="top"/>
    </style:style>
    <style:style style:name="Table2.Cell4" style:family="table-cell">
      <style:table-cell-properties fo:background-color="#FFFFFF" style:vertical-align="middle"/>
    </style:style>
    <style:style style:name="Table2.Cell5" style:family="table-cell">
      <style:table-cell-properties fo:background-color="#FFFFFF" style:vertical-align="middle"/>
    </style:style>
    <style:style style:name="Table2.Cell6" style:family="table-cell">
      <style:table-cell-properties fo:background-color="#FFFFFF" style:vertical-align="middle"/>
    </style:style>
    <style:style style:name="Table2.Cell7" style:family="table-cell">
      <style:table-cell-properties fo:background-color="#FFFFFF" style:vertical-align="middle"/>
    </style:style>
    <style:style style:name="Table2.Cell8" style:family="table-cell">
      <style:table-cell-properties fo:background-color="#FFFFFF" style:vertical-align="middle"/>
    </style:style>
    <style:style style:name="Table2.Cell9" style:family="table-cell">
      <style:table-cell-properties fo:background-color="#FFFFFF" style:vertical-align="middle"/>
    </style:style>
    <style:style style:name="Table2.Cell10" style:family="table-cell">
      <style:table-cell-properties fo:background-color="#FFFFFF" style:vertical-align="middle"/>
    </style:style>
    <style:style style:name="Table2.Cell11" style:family="table-cell">
      <style:table-cell-properties fo:background-color="#FFFFFF" style:vertical-align="middle"/>
    </style:style>
    <style:style style:name="Table2.Cell12" style:family="table-cell">
      <style:table-cell-properties fo:background-color="#FFFFFF" style:vertical-align="middle"/>
    </style:style>
    <style:style style:name="Table2.Cell13" style:family="table-cell">
      <style:table-cell-properties fo:background-color="#FFFFFF" style:vertical-align="middle"/>
    </style:style>
    <style:style style:name="Table2.Cell14" style:family="table-cell">
      <style:table-cell-properties fo:background-color="#FFFFFF" style:vertical-align="middle"/>
    </style:style>
    <style:style style:name="Table2.Cell15" style:family="table-cell">
      <style:table-cell-properties fo:background-color="#FFFFFF" style:vertical-align="middle"/>
    </style:style>
    <style:style style:name="Table2.Cell16" style:family="table-cell">
      <style:table-cell-properties fo:background-color="#FFFFFF" style:vertical-align="middle"/>
    </style:style>
    <style:style style:name="Table2.Cell17" style:family="table-cell">
      <style:table-cell-properties fo:background-color="#FFFFFF" style:vertical-align="middle"/>
    </style:style>
    <style:style style:name="Table2.Cell18" style:family="table-cell">
      <style:table-cell-properties fo:background-color="#FFFFFF" style:vertical-align="middle"/>
    </style:style>
    <style:style style:name="Table2.Cell19" style:family="table-cell">
      <style:table-cell-properties fo:background-color="#FFFFFF" style:vertical-align="middle"/>
    </style:style>
    <style:style style:name="Table2.Cell20" style:family="table-cell">
      <style:table-cell-properties fo:background-color="#FFFFFF" style:vertical-align="middle"/>
    </style:style>
    <style:style style:name="Table2.Cell21" style:family="table-cell">
      <style:table-cell-properties fo:background-color="#FFFFFF" style:vertical-align="middle"/>
    </style:style>
    <style:style style:name="Table2.Cell22" style:family="table-cell">
      <style:table-cell-properties fo:background-color="#FFFFFF" style:vertical-align="middle"/>
    </style:style>
    <style:style style:name="Table2.Cell23" style:family="table-cell">
      <style:table-cell-properties fo:background-color="#FFFFFF" style:vertical-align="middle"/>
    </style:style>
    <style:style style:name="Table2.Cell24" style:family="table-cell">
      <style:table-cell-properties fo:background-color="#FFFFFF" style:vertical-align="middle"/>
    </style:style>
    <style:style style:name="Table2.Cell25" style:family="table-cell">
      <style:table-cell-properties fo:background-color="#FFFFFF" style:vertical-align="middle"/>
    </style:style>
    <style:style style:name="Table2.Cell26" style:family="table-cell">
      <style:table-cell-properties fo:background-color="#FFFFFF" style:vertical-align="middle"/>
    </style:style>
    <style:style style:name="Table2.Cell27" style:family="table-cell">
      <style:table-cell-properties fo:background-color="#FFFFFF" style:vertical-align="middle"/>
    </style:style>
    <style:style style:name="Table2.Cell28" style:family="table-cell">
      <style:table-cell-properties fo:background-color="#FFFFFF" style:vertical-align="middle"/>
    </style:style>
    <style:style style:name="Table2.Cell29" style:family="table-cell">
      <style:table-cell-properties fo:background-color="#FFFFFF" style:vertical-align="middle"/>
    </style:style>
    <style:style style:name="Table2.Cell30" style:family="table-cell">
      <style:table-cell-properties fo:background-color="#FFFFFF" style:vertical-align="middle"/>
    </style:style>
    <style:style style:name="Table2.Cell31" style:family="table-cell">
      <style:table-cell-properties fo:background-color="#FFFFFF" style:vertical-align="middle"/>
    </style:style>
    <style:style style:name="Table2.Cell32" style:family="table-cell">
      <style:table-cell-properties fo:background-color="#FFFFFF" style:vertical-align="middle"/>
    </style:style>
    <style:style style:name="Table2.Cell33" style:family="table-cell">
      <style:table-cell-properties fo:background-color="#FFFFFF" style:vertical-align="middle"/>
    </style:style>
    <style:style style:name="Table2.Cell34" style:family="table-cell">
      <style:table-cell-properties fo:background-color="#FFFFFF" style:vertical-align="middle"/>
    </style:style>
    <style:style style:name="Table2.Cell35" style:family="table-cell">
      <style:table-cell-properties fo:background-color="#FFFFFF" style:vertical-align="middle"/>
    </style:style>
    <style:style style:name="Table2.Cell36" style:family="table-cell">
      <style:table-cell-properties fo:background-color="#FFFFFF" style:vertical-align="middle"/>
    </style:style>
    <style:style style:name="Table2.Cell37" style:family="table-cell">
      <style:table-cell-properties fo:background-color="#FFFFFF" style:vertical-align="middle"/>
    </style:style>
    <style:style style:name="Table2.Cell38" style:family="table-cell">
      <style:table-cell-properties fo:background-color="#FFFFFF" style:vertical-align="middle"/>
    </style:style>
    <style:style style:name="Table2.Cell39" style:family="table-cell">
      <style:table-cell-properties fo:background-color="#FFFFFF" style:vertical-align="middle"/>
    </style:style>
    <style:style style:name="Table2.Cell40" style:family="table-cell">
      <style:table-cell-properties fo:background-color="#FFFFFF"/>
    </style:style>
    <style:style style:name="Table2.Cell41" style:family="table-cell">
      <style:table-cell-properties fo:background-color="#FFFFFF"/>
    </style:style>
    <style:style style:name="Table2.Cell42" style:family="table-cell">
      <style:table-cell-properties fo:background-color="#FFFFFF"/>
    </style:style>
    <style:style style:name="Table3" style:family="table">
      <style:table-properties style:writing-mode="lr-tb" style:width="9.627cm" table:align="center"/>
    </style:style>
    <style:style style:name="Table3.C1" style:family="table-column">
      <style:table-column-properties style:column-width="0.653cm"/>
    </style:style>
    <style:style style:name="Table3.C2" style:family="table-column">
      <style:table-column-properties style:column-width="5.394cm"/>
    </style:style>
    <style:style style:name="Table3.C3" style:family="table-column">
      <style:table-column-properties style:column-width="3.581cm"/>
    </style:style>
    <style:style style:name="Table3.R1" style:family="table-row">
      <style:table-row-properties style:row-height="0.737cm"/>
    </style:style>
    <style:style style:name="Table3.R2" style:family="table-row">
      <style:table-row-properties style:row-height="1.007cm"/>
    </style:style>
    <style:style style:name="Table3.R3" style:family="table-row">
      <style:table-row-properties style:row-height="0.991cm"/>
    </style:style>
    <style:style style:name="Table3.R4" style:family="table-row">
      <style:table-row-properties style:row-height="0.998cm"/>
    </style:style>
    <style:style style:name="Table3.R5" style:family="table-row">
      <style:table-row-properties style:row-height="0.956cm"/>
    </style:style>
    <style:style style:name="Table3.R6" style:family="table-row">
      <style:table-row-properties style:row-height="0.998cm"/>
    </style:style>
    <style:style style:name="Table3.R7" style:family="table-row">
      <style:table-row-properties style:row-height="1.041cm"/>
    </style:style>
    <style:style style:name="Table3.R8" style:family="table-row">
      <style:table-row-properties style:row-height="0.965cm"/>
    </style:style>
    <style:style style:name="Table3.R9" style:family="table-row">
      <style:table-row-properties style:row-height="1.041cm"/>
    </style:style>
    <style:style style:name="Table3.R10" style:family="table-row">
      <style:table-row-properties style:row-height="0.965cm"/>
    </style:style>
    <style:style style:name="Table3.R11" style:family="table-row">
      <style:table-row-properties style:row-height="1.499cm"/>
    </style:style>
    <style:style style:name="Table3.R12" style:family="table-row">
      <style:table-row-properties style:row-height="1.533cm"/>
    </style:style>
    <style:style style:name="Table3.R13" style:family="table-row">
      <style:table-row-properties style:row-height="0.998cm"/>
    </style:style>
    <style:style style:name="Table3.R14" style:family="table-row">
      <style:table-row-properties style:row-height="0.998cm"/>
    </style:style>
    <style:style style:name="Table3.R15" style:family="table-row">
      <style:table-row-properties style:row-height="0.965cm"/>
    </style:style>
    <style:style style:name="Table3.R16" style:family="table-row">
      <style:table-row-properties style:row-height="0.998cm"/>
    </style:style>
    <style:style style:name="Table3.R17" style:family="table-row">
      <style:table-row-properties style:row-height="1.041cm"/>
    </style:style>
    <style:style style:name="Table3.R18" style:family="table-row">
      <style:table-row-properties style:row-height="0.965cm"/>
    </style:style>
    <style:style style:name="Table3.R19" style:family="table-row">
      <style:table-row-properties style:row-height="1.034cm"/>
    </style:style>
    <style:style style:name="Table3.R20" style:family="table-row">
      <style:table-row-properties style:row-height="0.998cm"/>
    </style:style>
    <style:style style:name="Table3.R21" style:family="table-row">
      <style:table-row-properties style:row-height="0.660cm"/>
    </style:style>
    <style:style style:name="Table3.Cell1" style:family="table-cell">
      <style:table-cell-properties fo:background-color="#FFFFFF" style:vertical-align="middle"/>
    </style:style>
    <style:style style:name="Table3.Cell2" style:family="table-cell">
      <style:table-cell-properties fo:background-color="#FFFFFF" style:vertical-align="top"/>
    </style:style>
    <style:style style:name="Table3.Cell3" style:family="table-cell">
      <style:table-cell-properties fo:background-color="#FFFFFF" style:vertical-align="top"/>
    </style:style>
    <style:style style:name="Table3.Cell4" style:family="table-cell">
      <style:table-cell-properties fo:background-color="#FFFFFF" style:vertical-align="middle"/>
    </style:style>
    <style:style style:name="Table3.Cell5" style:family="table-cell">
      <style:table-cell-properties fo:background-color="#FFFFFF" style:vertical-align="middle"/>
    </style:style>
    <style:style style:name="Table3.Cell6" style:family="table-cell">
      <style:table-cell-properties fo:background-color="#FFFFFF" style:vertical-align="middle"/>
    </style:style>
    <style:style style:name="Table3.Cell7" style:family="table-cell">
      <style:table-cell-properties fo:background-color="#FFFFFF" style:vertical-align="middle"/>
    </style:style>
    <style:style style:name="Table3.Cell8" style:family="table-cell">
      <style:table-cell-properties fo:background-color="#FFFFFF" style:vertical-align="middle"/>
    </style:style>
    <style:style style:name="Table3.Cell9" style:family="table-cell">
      <style:table-cell-properties fo:background-color="#FFFFFF" style:vertical-align="middle"/>
    </style:style>
    <style:style style:name="Table3.Cell10" style:family="table-cell">
      <style:table-cell-properties fo:background-color="#FFFFFF" style:vertical-align="middle"/>
    </style:style>
    <style:style style:name="Table3.Cell11" style:family="table-cell">
      <style:table-cell-properties fo:background-color="#FFFFFF" style:vertical-align="middle"/>
    </style:style>
    <style:style style:name="Table3.Cell12" style:family="table-cell">
      <style:table-cell-properties fo:background-color="#FFFFFF" style:vertical-align="middle"/>
    </style:style>
    <style:style style:name="Table3.Cell13" style:family="table-cell">
      <style:table-cell-properties fo:background-color="#FFFFFF" style:vertical-align="middle"/>
    </style:style>
    <style:style style:name="Table3.Cell14" style:family="table-cell">
      <style:table-cell-properties fo:background-color="#FFFFFF" style:vertical-align="middle"/>
    </style:style>
    <style:style style:name="Table3.Cell15" style:family="table-cell">
      <style:table-cell-properties fo:background-color="#FFFFFF" style:vertical-align="middle"/>
    </style:style>
    <style:style style:name="Table3.Cell16" style:family="table-cell">
      <style:table-cell-properties fo:background-color="#FFFFFF" style:vertical-align="middle"/>
    </style:style>
    <style:style style:name="Table3.Cell17" style:family="table-cell">
      <style:table-cell-properties fo:background-color="#FFFFFF" style:vertical-align="middle"/>
    </style:style>
    <style:style style:name="Table3.Cell18" style:family="table-cell">
      <style:table-cell-properties fo:background-color="#FFFFFF" style:vertical-align="middle"/>
    </style:style>
    <style:style style:name="Table3.Cell19" style:family="table-cell">
      <style:table-cell-properties fo:background-color="#FFFFFF" style:vertical-align="middle"/>
    </style:style>
    <style:style style:name="Table3.Cell20" style:family="table-cell">
      <style:table-cell-properties fo:background-color="#FFFFFF" style:vertical-align="middle"/>
    </style:style>
    <style:style style:name="Table3.Cell21" style:family="table-cell">
      <style:table-cell-properties fo:background-color="#FFFFFF" style:vertical-align="middle"/>
    </style:style>
    <style:style style:name="Table3.Cell22" style:family="table-cell">
      <style:table-cell-properties fo:background-color="#FFFFFF" style:vertical-align="middle"/>
    </style:style>
    <style:style style:name="Table3.Cell23" style:family="table-cell">
      <style:table-cell-properties fo:background-color="#FFFFFF" style:vertical-align="middle"/>
    </style:style>
    <style:style style:name="Table3.Cell24" style:family="table-cell">
      <style:table-cell-properties fo:background-color="#FFFFFF" style:vertical-align="middle"/>
    </style:style>
    <style:style style:name="Table3.Cell25" style:family="table-cell">
      <style:table-cell-properties fo:background-color="#FFFFFF" style:vertical-align="middle"/>
    </style:style>
    <style:style style:name="Table3.Cell26" style:family="table-cell">
      <style:table-cell-properties fo:background-color="#FFFFFF" style:vertical-align="middle"/>
    </style:style>
    <style:style style:name="Table3.Cell27" style:family="table-cell">
      <style:table-cell-properties fo:background-color="#FFFFFF" style:vertical-align="middle"/>
    </style:style>
    <style:style style:name="Table3.Cell28" style:family="table-cell">
      <style:table-cell-properties fo:background-color="#FFFFFF" style:vertical-align="middle"/>
    </style:style>
    <style:style style:name="Table3.Cell29" style:family="table-cell">
      <style:table-cell-properties fo:background-color="#FFFFFF" style:vertical-align="middle"/>
    </style:style>
    <style:style style:name="Table3.Cell30" style:family="table-cell">
      <style:table-cell-properties fo:background-color="#FFFFFF" style:vertical-align="middle"/>
    </style:style>
    <style:style style:name="Table3.Cell31" style:family="table-cell">
      <style:table-cell-properties fo:background-color="#FFFFFF" style:vertical-align="top"/>
    </style:style>
    <style:style style:name="Table3.Cell32" style:family="table-cell">
      <style:table-cell-properties fo:background-color="#FFFFFF" style:vertical-align="top"/>
    </style:style>
    <style:style style:name="Table3.Cell33" style:family="table-cell">
      <style:table-cell-properties fo:background-color="#FFFFFF" style:vertical-align="middle"/>
    </style:style>
    <style:style style:name="Table3.Cell34" style:family="table-cell">
      <style:table-cell-properties fo:background-color="#FFFFFF"/>
    </style:style>
    <style:style style:name="Table3.Cell35" style:family="table-cell">
      <style:table-cell-properties fo:background-color="#FFFFFF"/>
    </style:style>
    <style:style style:name="Table3.Cell36" style:family="table-cell">
      <style:table-cell-properties fo:background-color="#FFFFFF"/>
    </style:style>
    <style:style style:name="Table3.Cell37" style:family="table-cell">
      <style:table-cell-properties fo:background-color="#FFFFFF" style:vertical-align="middle"/>
    </style:style>
    <style:style style:name="Table3.Cell38" style:family="table-cell">
      <style:table-cell-properties fo:background-color="#FFFFFF" style:vertical-align="middle"/>
    </style:style>
    <style:style style:name="Table3.Cell39" style:family="table-cell">
      <style:table-cell-properties fo:background-color="#FFFFFF" style:vertical-align="middle"/>
    </style:style>
    <style:style style:name="Table3.Cell40" style:family="table-cell">
      <style:table-cell-properties fo:background-color="#FFFFFF" style:vertical-align="middle"/>
    </style:style>
    <style:style style:name="Table3.Cell41" style:family="table-cell">
      <style:table-cell-properties fo:background-color="#FFFFFF" style:vertical-align="middle"/>
    </style:style>
    <style:style style:name="Table3.Cell42" style:family="table-cell">
      <style:table-cell-properties fo:background-color="#FFFFFF" style:vertical-align="middle"/>
    </style:style>
    <style:style style:name="Table3.Cell43" style:family="table-cell">
      <style:table-cell-properties fo:background-color="#FFFFFF" style:vertical-align="middle"/>
    </style:style>
    <style:style style:name="Table3.Cell44" style:family="table-cell">
      <style:table-cell-properties fo:background-color="#FFFFFF" style:vertical-align="middle"/>
    </style:style>
    <style:style style:name="Table3.Cell45" style:family="table-cell">
      <style:table-cell-properties fo:background-color="#FFFFFF" style:vertical-align="middle"/>
    </style:style>
    <style:style style:name="Table3.Cell46" style:family="table-cell">
      <style:table-cell-properties fo:background-color="#FFFFFF" style:vertical-align="middle"/>
    </style:style>
    <style:style style:name="Table3.Cell47" style:family="table-cell">
      <style:table-cell-properties fo:background-color="#FFFFFF" style:vertical-align="middle"/>
    </style:style>
    <style:style style:name="Table3.Cell48" style:family="table-cell">
      <style:table-cell-properties fo:background-color="#FFFFFF" style:vertical-align="middle"/>
    </style:style>
    <style:style style:name="Table3.Cell49" style:family="table-cell">
      <style:table-cell-properties fo:background-color="#FFFFFF" style:vertical-align="middle"/>
    </style:style>
    <style:style style:name="Table3.Cell50" style:family="table-cell">
      <style:table-cell-properties fo:background-color="#FFFFFF" style:vertical-align="middle"/>
    </style:style>
    <style:style style:name="Table3.Cell51" style:family="table-cell">
      <style:table-cell-properties fo:background-color="#FFFFFF" style:vertical-align="middle"/>
    </style:style>
    <style:style style:name="Table3.Cell52" style:family="table-cell">
      <style:table-cell-properties fo:background-color="#FFFFFF" style:vertical-align="middle"/>
    </style:style>
    <style:style style:name="Table3.Cell53" style:family="table-cell">
      <style:table-cell-properties fo:background-color="#FFFFFF" style:vertical-align="middle"/>
    </style:style>
    <style:style style:name="Table3.Cell54" style:family="table-cell">
      <style:table-cell-properties fo:background-color="#FFFFFF" style:vertical-align="middle"/>
    </style:style>
    <style:style style:name="Table3.Cell55" style:family="table-cell">
      <style:table-cell-properties fo:background-color="#FFFFFF" style:vertical-align="middle"/>
    </style:style>
    <style:style style:name="Table3.Cell56" style:family="table-cell">
      <style:table-cell-properties fo:background-color="#FFFFFF" style:vertical-align="middle"/>
    </style:style>
    <style:style style:name="Table3.Cell57" style:family="table-cell">
      <style:table-cell-properties fo:background-color="#FFFFFF" style:vertical-align="middle"/>
    </style:style>
    <style:style style:name="Table3.Cell58" style:family="table-cell">
      <style:table-cell-properties fo:background-color="#FFFFFF" style:vertical-align="middle"/>
    </style:style>
    <style:style style:name="Table3.Cell59" style:family="table-cell">
      <style:table-cell-properties fo:background-color="#FFFFFF" style:vertical-align="middle"/>
    </style:style>
    <style:style style:name="Table3.Cell60" style:family="table-cell">
      <style:table-cell-properties fo:background-color="#FFFFFF" style:vertical-align="middle"/>
    </style:style>
    <style:style style:name="Table3.Cell61" style:family="table-cell">
      <style:table-cell-properties fo:background-color="#FFFFFF"/>
    </style:style>
    <style:style style:name="Table3.Cell62" style:family="table-cell">
      <style:table-cell-properties fo:background-color="#FFFFFF"/>
    </style:style>
    <style:style style:name="Table3.Cell63" style:family="table-cell">
      <style:table-cell-properties fo:background-color="#FFFFFF"/>
    </style:style>
    <style:style style:name="Table4" style:family="table">
      <style:table-properties style:writing-mode="lr-tb" style:width="15.688cm" table:align="center"/>
    </style:style>
    <style:style style:name="Table4.C1" style:family="table-column">
      <style:table-column-properties style:column-width="4.530cm"/>
    </style:style>
    <style:style style:name="Table4.C2" style:family="table-column">
      <style:table-column-properties style:column-width="6.384cm"/>
    </style:style>
    <style:style style:name="Table4.C3" style:family="table-column">
      <style:table-column-properties style:column-width="4.775cm"/>
    </style:style>
    <style:style style:name="Table4.R1" style:family="table-row">
      <style:table-row-properties style:row-height="0.610cm"/>
    </style:style>
    <style:style style:name="Table4.R2" style:family="table-row">
      <style:table-row-properties style:row-height="0.744cm"/>
    </style:style>
    <style:style style:name="Table4.R3" style:family="table-row">
      <style:table-row-properties style:row-height="0.753cm"/>
    </style:style>
    <style:style style:name="Table4.R4" style:family="table-row">
      <style:table-row-properties style:row-height="0.923cm"/>
    </style:style>
    <style:style style:name="Table4.R5" style:family="table-row">
      <style:table-row-properties style:row-height="1.041cm"/>
    </style:style>
    <style:style style:name="Table4.R6" style:family="table-row">
      <style:table-row-properties style:row-height="0.998cm"/>
    </style:style>
    <style:style style:name="Table4.R7" style:family="table-row">
      <style:table-row-properties style:row-height="1.007cm"/>
    </style:style>
    <style:style style:name="Table4.R8" style:family="table-row">
      <style:table-row-properties style:row-height="0.991cm"/>
    </style:style>
    <style:style style:name="Table4.R9" style:family="table-row">
      <style:table-row-properties style:row-height="0.965cm"/>
    </style:style>
    <style:style style:name="Table4.R10" style:family="table-row">
      <style:table-row-properties style:row-height="1.034cm"/>
    </style:style>
    <style:style style:name="Table4.R11" style:family="table-row">
      <style:table-row-properties style:row-height="1.007cm"/>
    </style:style>
    <style:style style:name="Table4.R12" style:family="table-row">
      <style:table-row-properties style:row-height="0.998cm"/>
    </style:style>
    <style:style style:name="Table4.R13" style:family="table-row">
      <style:table-row-properties style:row-height="0.956cm"/>
    </style:style>
    <style:style style:name="Table4.R14" style:family="table-row">
      <style:table-row-properties style:row-height="1.007cm"/>
    </style:style>
    <style:style style:name="Table4.R15" style:family="table-row">
      <style:table-row-properties style:row-height="1.041cm"/>
    </style:style>
    <style:style style:name="Table4.R16" style:family="table-row">
      <style:table-row-properties style:row-height="0.949cm"/>
    </style:style>
    <style:style style:name="Table4.R17" style:family="table-row">
      <style:table-row-properties style:row-height="1.034cm"/>
    </style:style>
    <style:style style:name="Table4.R18" style:family="table-row">
      <style:table-row-properties style:row-height="0.965cm"/>
    </style:style>
    <style:style style:name="Table4.R19" style:family="table-row">
      <style:table-row-properties style:row-height="1.041cm"/>
    </style:style>
    <style:style style:name="Table4.R20" style:family="table-row">
      <style:table-row-properties style:row-height="1.252cm"/>
    </style:style>
    <style:style style:name="Table4.R21" style:family="table-row">
      <style:table-row-properties style:row-height="1.076cm"/>
    </style:style>
    <style:style style:name="Table4.Cell1" style:family="table-cell">
      <style:table-cell-properties fo:background-color="#FFFFFF" style:vertical-align="top"/>
    </style:style>
    <style:style style:name="Table4.Cell2" style:family="table-cell">
      <style:table-cell-properties fo:background-color="#FFFFFF" style:vertical-align="top"/>
    </style:style>
    <style:style style:name="Table4.Cell3" style:family="table-cell">
      <style:table-cell-properties fo:background-color="#FFFFFF" style:vertical-align="top"/>
    </style:style>
    <style:style style:name="Table4.Cell4" style:family="table-cell">
      <style:table-cell-properties fo:background-color="#FFFFFF" style:vertical-align="top"/>
    </style:style>
    <style:style style:name="Table4.Cell5" style:family="table-cell">
      <style:table-cell-properties fo:background-color="#FFFFFF" style:vertical-align="top"/>
    </style:style>
    <style:style style:name="Table4.Cell6" style:family="table-cell">
      <style:table-cell-properties fo:background-color="#FFFFFF" style:vertical-align="top"/>
    </style:style>
    <style:style style:name="Table4.Cell7" style:family="table-cell">
      <style:table-cell-properties fo:background-color="#FFFFFF"/>
    </style:style>
    <style:style style:name="Table4.Cell8" style:family="table-cell">
      <style:table-cell-properties fo:background-color="#FFFFFF" style:vertical-align="top"/>
    </style:style>
    <style:style style:name="Table4.Cell9" style:family="table-cell">
      <style:table-cell-properties fo:background-color="#FFFFFF" style:vertical-align="top"/>
    </style:style>
    <style:style style:name="Table4.Cell10" style:family="table-cell">
      <style:table-cell-properties fo:background-color="#FFFFFF" style:vertical-align="top"/>
    </style:style>
    <style:style style:name="Table4.Cell11" style:family="table-cell">
      <style:table-cell-properties fo:background-color="#FFFFFF" style:vertical-align="top"/>
    </style:style>
    <style:style style:name="Table4.Cell12" style:family="table-cell">
      <style:table-cell-properties fo:background-color="#FFFFFF" style:vertical-align="top"/>
    </style:style>
    <style:style style:name="Table4.Cell13" style:family="table-cell">
      <style:table-cell-properties fo:background-color="#FFFFFF" style:vertical-align="middle"/>
    </style:style>
    <style:style style:name="Table4.Cell14" style:family="table-cell">
      <style:table-cell-properties fo:background-color="#FFFFFF" style:vertical-align="middle"/>
    </style:style>
    <style:style style:name="Table4.Cell15" style:family="table-cell">
      <style:table-cell-properties fo:background-color="#FFFFFF" style:vertical-align="middle"/>
    </style:style>
    <style:style style:name="Table4.Cell16" style:family="table-cell">
      <style:table-cell-properties fo:background-color="#FFFFFF" style:vertical-align="top"/>
    </style:style>
    <style:style style:name="Table4.Cell17" style:family="table-cell">
      <style:table-cell-properties fo:background-color="#FFFFFF" style:vertical-align="middle"/>
    </style:style>
    <style:style style:name="Table4.Cell18" style:family="table-cell">
      <style:table-cell-properties fo:background-color="#FFFFFF" style:vertical-align="middle"/>
    </style:style>
    <style:style style:name="Table4.Cell19" style:family="table-cell">
      <style:table-cell-properties fo:background-color="#FFFFFF" style:vertical-align="top"/>
    </style:style>
    <style:style style:name="Table4.Cell20" style:family="table-cell">
      <style:table-cell-properties fo:background-color="#FFFFFF" style:vertical-align="middle"/>
    </style:style>
    <style:style style:name="Table4.Cell21" style:family="table-cell">
      <style:table-cell-properties fo:background-color="#FFFFFF" style:vertical-align="middle"/>
    </style:style>
    <style:style style:name="Table4.Cell22" style:family="table-cell">
      <style:table-cell-properties fo:background-color="#FFFFFF" style:vertical-align="top"/>
    </style:style>
    <style:style style:name="Table4.Cell23" style:family="table-cell">
      <style:table-cell-properties fo:background-color="#FFFFFF" style:vertical-align="middle"/>
    </style:style>
    <style:style style:name="Table4.Cell24" style:family="table-cell">
      <style:table-cell-properties fo:background-color="#FFFFFF" style:vertical-align="middle"/>
    </style:style>
    <style:style style:name="Table4.Cell25" style:family="table-cell">
      <style:table-cell-properties fo:background-color="#FFFFFF" style:vertical-align="top"/>
    </style:style>
    <style:style style:name="Table4.Cell26" style:family="table-cell">
      <style:table-cell-properties fo:background-color="#FFFFFF" style:vertical-align="middle"/>
    </style:style>
    <style:style style:name="Table4.Cell27" style:family="table-cell">
      <style:table-cell-properties fo:background-color="#FFFFFF" style:vertical-align="middle"/>
    </style:style>
    <style:style style:name="Table4.Cell28" style:family="table-cell">
      <style:table-cell-properties fo:background-color="#FFFFFF" style:vertical-align="top"/>
    </style:style>
    <style:style style:name="Table4.Cell29" style:family="table-cell">
      <style:table-cell-properties fo:background-color="#FFFFFF" style:vertical-align="middle"/>
    </style:style>
    <style:style style:name="Table4.Cell30" style:family="table-cell">
      <style:table-cell-properties fo:background-color="#FFFFFF" style:vertical-align="middle"/>
    </style:style>
    <style:style style:name="Table4.Cell31" style:family="table-cell">
      <style:table-cell-properties fo:background-color="#FFFFFF" style:vertical-align="top"/>
    </style:style>
    <style:style style:name="Table4.Cell32" style:family="table-cell">
      <style:table-cell-properties fo:background-color="#FFFFFF" style:vertical-align="middle"/>
    </style:style>
    <style:style style:name="Table4.Cell33" style:family="table-cell">
      <style:table-cell-properties fo:background-color="#FFFFFF" style:vertical-align="middle"/>
    </style:style>
    <style:style style:name="Table4.Cell34" style:family="table-cell">
      <style:table-cell-properties fo:background-color="#FFFFFF" style:vertical-align="top"/>
    </style:style>
    <style:style style:name="Table4.Cell35" style:family="table-cell">
      <style:table-cell-properties fo:background-color="#FFFFFF" style:vertical-align="middle"/>
    </style:style>
    <style:style style:name="Table4.Cell36" style:family="table-cell">
      <style:table-cell-properties fo:background-color="#FFFFFF" style:vertical-align="middle"/>
    </style:style>
    <style:style style:name="Table4.Cell37" style:family="table-cell">
      <style:table-cell-properties fo:background-color="#FFFFFF" style:vertical-align="top"/>
    </style:style>
    <style:style style:name="Table4.Cell38" style:family="table-cell">
      <style:table-cell-properties fo:background-color="#FFFFFF" style:vertical-align="middle"/>
    </style:style>
    <style:style style:name="Table4.Cell39" style:family="table-cell">
      <style:table-cell-properties fo:background-color="#FFFFFF" style:vertical-align="middle"/>
    </style:style>
    <style:style style:name="Table4.Cell40" style:family="table-cell">
      <style:table-cell-properties fo:background-color="#FFFFFF" style:vertical-align="top"/>
    </style:style>
    <style:style style:name="Table4.Cell41" style:family="table-cell">
      <style:table-cell-properties fo:background-color="#FFFFFF" style:vertical-align="middle"/>
    </style:style>
    <style:style style:name="Table4.Cell42" style:family="table-cell">
      <style:table-cell-properties fo:background-color="#FFFFFF" style:vertical-align="middle"/>
    </style:style>
    <style:style style:name="Table4.Cell43" style:family="table-cell">
      <style:table-cell-properties fo:background-color="#FFFFFF" style:vertical-align="top"/>
    </style:style>
    <style:style style:name="Table4.Cell44" style:family="table-cell">
      <style:table-cell-properties fo:background-color="#FFFFFF" style:vertical-align="middle"/>
    </style:style>
    <style:style style:name="Table4.Cell45" style:family="table-cell">
      <style:table-cell-properties fo:background-color="#FFFFFF" style:vertical-align="middle"/>
    </style:style>
    <style:style style:name="Table4.Cell46" style:family="table-cell">
      <style:table-cell-properties fo:background-color="#FFFFFF" style:vertical-align="top"/>
    </style:style>
    <style:style style:name="Table4.Cell47" style:family="table-cell">
      <style:table-cell-properties fo:background-color="#FFFFFF" style:vertical-align="middle"/>
    </style:style>
    <style:style style:name="Table4.Cell48" style:family="table-cell">
      <style:table-cell-properties fo:background-color="#FFFFFF" style:vertical-align="middle"/>
    </style:style>
    <style:style style:name="Table4.Cell49" style:family="table-cell">
      <style:table-cell-properties fo:background-color="#FFFFFF" style:vertical-align="top"/>
    </style:style>
    <style:style style:name="Table4.Cell50" style:family="table-cell">
      <style:table-cell-properties fo:background-color="#FFFFFF" style:vertical-align="middle"/>
    </style:style>
    <style:style style:name="Table4.Cell51" style:family="table-cell">
      <style:table-cell-properties fo:background-color="#FFFFFF" style:vertical-align="middle"/>
    </style:style>
    <style:style style:name="Table4.Cell52" style:family="table-cell">
      <style:table-cell-properties fo:background-color="#FFFFFF" style:vertical-align="top"/>
    </style:style>
    <style:style style:name="Table4.Cell53" style:family="table-cell">
      <style:table-cell-properties fo:background-color="#FFFFFF" style:vertical-align="middle"/>
    </style:style>
    <style:style style:name="Table4.Cell54" style:family="table-cell">
      <style:table-cell-properties fo:background-color="#FFFFFF" style:vertical-align="middle"/>
    </style:style>
    <style:style style:name="Table4.Cell55" style:family="table-cell">
      <style:table-cell-properties fo:background-color="#FFFFFF" style:vertical-align="top"/>
    </style:style>
    <style:style style:name="Table4.Cell56" style:family="table-cell">
      <style:table-cell-properties fo:background-color="#FFFFFF" style:vertical-align="middle"/>
    </style:style>
    <style:style style:name="Table4.Cell57" style:family="table-cell">
      <style:table-cell-properties fo:background-color="#FFFFFF" style:vertical-align="middle"/>
    </style:style>
    <style:style style:name="Table4.Cell58" style:family="table-cell">
      <style:table-cell-properties fo:background-color="#FFFFFF" style:vertical-align="top"/>
    </style:style>
    <style:style style:name="Table4.Cell59" style:family="table-cell">
      <style:table-cell-properties fo:background-color="#FFFFFF" style:vertical-align="top"/>
    </style:style>
    <style:style style:name="Table4.Cell60" style:family="table-cell">
      <style:table-cell-properties fo:background-color="#FFFFFF" style:vertical-align="middle"/>
    </style:style>
    <style:style style:name="Table4.Cell61" style:family="table-cell">
      <style:table-cell-properties fo:background-color="#FFFFFF"/>
    </style:style>
    <style:style style:name="Table4.Cell62" style:family="table-cell">
      <style:table-cell-properties fo:background-color="#FFFFFF"/>
    </style:style>
    <style:style style:name="Table5" style:family="table">
      <style:table-properties style:writing-mode="lr-tb" style:width="15.688cm" table:align="center"/>
    </style:style>
    <style:style style:name="Table5.C1" style:family="table-column">
      <style:table-column-properties style:column-width="5.071cm"/>
    </style:style>
    <style:style style:name="Table5.C2" style:family="table-column">
      <style:table-column-properties style:column-width="5.724cm"/>
    </style:style>
    <style:style style:name="Table5.C3" style:family="table-column">
      <style:table-column-properties style:column-width="4.893cm"/>
    </style:style>
    <style:style style:name="Table5.R1" style:family="table-row">
      <style:table-row-properties style:row-height="0.610cm"/>
    </style:style>
    <style:style style:name="Table5.R2" style:family="table-row">
      <style:table-row-properties style:row-height="1.499cm"/>
    </style:style>
    <style:style style:name="Table5.R3" style:family="table-row">
      <style:table-row-properties style:row-height="0.847cm"/>
    </style:style>
    <style:style style:name="Table5.R4" style:family="table-row">
      <style:table-row-properties style:row-height="0.940cm"/>
    </style:style>
    <style:style style:name="Table5.R5" style:family="table-row">
      <style:table-row-properties style:row-height="1.041cm"/>
    </style:style>
    <style:style style:name="Table5.R6" style:family="table-row">
      <style:table-row-properties style:row-height="0.998cm"/>
    </style:style>
    <style:style style:name="Table5.R7" style:family="table-row">
      <style:table-row-properties style:row-height="2.464cm"/>
    </style:style>
    <style:style style:name="Table5.R8" style:family="table-row">
      <style:table-row-properties style:row-height="1.499cm"/>
    </style:style>
    <style:style style:name="Table5.R9" style:family="table-row">
      <style:table-row-properties style:row-height="1.041cm"/>
    </style:style>
    <style:style style:name="Table5.R10" style:family="table-row">
      <style:table-row-properties style:row-height="0.998cm"/>
    </style:style>
    <style:style style:name="Table5.R11" style:family="table-row">
      <style:table-row-properties style:row-height="1.007cm"/>
    </style:style>
    <style:style style:name="Table5.R12" style:family="table-row">
      <style:table-row-properties style:row-height="0.998cm"/>
    </style:style>
    <style:style style:name="Table5.R13" style:family="table-row">
      <style:table-row-properties style:row-height="0.956cm"/>
    </style:style>
    <style:style style:name="Table5.R14" style:family="table-row">
      <style:table-row-properties style:row-height="1.034cm"/>
    </style:style>
    <style:style style:name="Table5.R15" style:family="table-row">
      <style:table-row-properties style:row-height="1.007cm"/>
    </style:style>
    <style:style style:name="Table5.R16" style:family="table-row">
      <style:table-row-properties style:row-height="0.998cm"/>
    </style:style>
    <style:style style:name="Table5.R17" style:family="table-row">
      <style:table-row-properties style:row-height="0.998cm"/>
    </style:style>
    <style:style style:name="Table5.R18" style:family="table-row">
      <style:table-row-properties style:row-height="0.998cm"/>
    </style:style>
    <style:style style:name="Table5.R19" style:family="table-row">
      <style:table-row-properties style:row-height="2.464cm"/>
    </style:style>
    <style:style style:name="Table5.R20" style:family="table-row">
      <style:table-row-properties style:row-height="1.490cm"/>
    </style:style>
    <style:style style:name="Table5.R21" style:family="table-row">
      <style:table-row-properties style:row-height="1.041cm"/>
    </style:style>
    <style:style style:name="Table5.R22" style:family="table-row">
      <style:table-row-properties style:row-height="0.753cm"/>
    </style:style>
    <style:style style:name="Table5.Cell1" style:family="table-cell">
      <style:table-cell-properties fo:background-color="#FFFFFF" style:vertical-align="top"/>
    </style:style>
    <style:style style:name="Table5.Cell2" style:family="table-cell">
      <style:table-cell-properties fo:background-color="#FFFFFF" style:vertical-align="top"/>
    </style:style>
    <style:style style:name="Table5.Cell3" style:family="table-cell">
      <style:table-cell-properties fo:background-color="#FFFFFF" style:vertical-align="top"/>
    </style:style>
    <style:style style:name="Table5.Cell4" style:family="table-cell">
      <style:table-cell-properties fo:background-color="#FFFFFF" style:vertical-align="top"/>
    </style:style>
    <style:style style:name="Table5.Cell5" style:family="table-cell">
      <style:table-cell-properties fo:background-color="#FFFFFF" style:vertical-align="top"/>
    </style:style>
    <style:style style:name="Table5.Cell6" style:family="table-cell">
      <style:table-cell-properties fo:background-color="#FFFFFF" style:vertical-align="top"/>
    </style:style>
    <style:style style:name="Table5.Cell7" style:family="table-cell">
      <style:table-cell-properties fo:background-color="#FFFFFF" style:vertical-align="top"/>
    </style:style>
    <style:style style:name="Table5.Cell8" style:family="table-cell">
      <style:table-cell-properties fo:background-color="#FFFFFF" style:vertical-align="top"/>
    </style:style>
    <style:style style:name="Table5.Cell9" style:family="table-cell">
      <style:table-cell-properties fo:background-color="#FFFFFF" style:vertical-align="top"/>
    </style:style>
    <style:style style:name="Table5.Cell10" style:family="table-cell">
      <style:table-cell-properties fo:background-color="#FFFFFF" style:vertical-align="top"/>
    </style:style>
    <style:style style:name="Table5.Cell11" style:family="table-cell">
      <style:table-cell-properties fo:background-color="#FFFFFF" style:vertical-align="middle"/>
    </style:style>
    <style:style style:name="Table5.Cell12" style:family="table-cell">
      <style:table-cell-properties fo:background-color="#FFFFFF" style:vertical-align="middle"/>
    </style:style>
    <style:style style:name="Table5.Cell13" style:family="table-cell">
      <style:table-cell-properties fo:background-color="#FFFFFF" style:vertical-align="top"/>
    </style:style>
    <style:style style:name="Table5.Cell14" style:family="table-cell">
      <style:table-cell-properties fo:background-color="#FFFFFF" style:vertical-align="middle"/>
    </style:style>
    <style:style style:name="Table5.Cell15" style:family="table-cell">
      <style:table-cell-properties fo:background-color="#FFFFFF" style:vertical-align="middle"/>
    </style:style>
    <style:style style:name="Table5.Cell16" style:family="table-cell">
      <style:table-cell-properties fo:background-color="#FFFFFF" style:vertical-align="top"/>
    </style:style>
    <style:style style:name="Table5.Cell17" style:family="table-cell">
      <style:table-cell-properties fo:background-color="#FFFFFF" style:vertical-align="middle"/>
    </style:style>
    <style:style style:name="Table5.Cell18" style:family="table-cell">
      <style:table-cell-properties fo:background-color="#FFFFFF" style:vertical-align="middle"/>
    </style:style>
    <style:style style:name="Table5.Cell19" style:family="table-cell">
      <style:table-cell-properties fo:background-color="#FFFFFF" style:vertical-align="top"/>
    </style:style>
    <style:style style:name="Table5.Cell20" style:family="table-cell">
      <style:table-cell-properties fo:background-color="#FFFFFF" style:vertical-align="top"/>
    </style:style>
    <style:style style:name="Table5.Cell21" style:family="table-cell">
      <style:table-cell-properties fo:background-color="#FFFFFF" style:vertical-align="top"/>
    </style:style>
    <style:style style:name="Table5.Cell22" style:family="table-cell">
      <style:table-cell-properties fo:background-color="#FFFFFF"/>
    </style:style>
    <style:style style:name="Table5.Cell23" style:family="table-cell">
      <style:table-cell-properties fo:background-color="#FFFFFF"/>
    </style:style>
    <style:style style:name="Table5.Cell24" style:family="table-cell">
      <style:table-cell-properties fo:background-color="#FFFFFF"/>
    </style:style>
    <style:style style:name="Table5.Cell25" style:family="table-cell">
      <style:table-cell-properties fo:background-color="#FFFFFF" style:vertical-align="top"/>
    </style:style>
    <style:style style:name="Table5.Cell26" style:family="table-cell">
      <style:table-cell-properties fo:background-color="#FFFFFF" style:vertical-align="middle"/>
    </style:style>
    <style:style style:name="Table5.Cell27" style:family="table-cell">
      <style:table-cell-properties fo:background-color="#FFFFFF" style:vertical-align="middle"/>
    </style:style>
    <style:style style:name="Table5.Cell28" style:family="table-cell">
      <style:table-cell-properties fo:background-color="#FFFFFF" style:vertical-align="top"/>
    </style:style>
    <style:style style:name="Table5.Cell29" style:family="table-cell">
      <style:table-cell-properties fo:background-color="#FFFFFF" style:vertical-align="middle"/>
    </style:style>
    <style:style style:name="Table5.Cell30" style:family="table-cell">
      <style:table-cell-properties fo:background-color="#FFFFFF" style:vertical-align="middle"/>
    </style:style>
    <style:style style:name="Table5.Cell31" style:family="table-cell">
      <style:table-cell-properties fo:background-color="#FFFFFF" style:vertical-align="top"/>
    </style:style>
    <style:style style:name="Table5.Cell32" style:family="table-cell">
      <style:table-cell-properties fo:background-color="#FFFFFF" style:vertical-align="middle"/>
    </style:style>
    <style:style style:name="Table5.Cell33" style:family="table-cell">
      <style:table-cell-properties fo:background-color="#FFFFFF" style:vertical-align="middle"/>
    </style:style>
    <style:style style:name="Table5.Cell34" style:family="table-cell">
      <style:table-cell-properties fo:background-color="#FFFFFF" style:vertical-align="top"/>
    </style:style>
    <style:style style:name="Table5.Cell35" style:family="table-cell">
      <style:table-cell-properties fo:background-color="#FFFFFF" style:vertical-align="middle"/>
    </style:style>
    <style:style style:name="Table5.Cell36" style:family="table-cell">
      <style:table-cell-properties fo:background-color="#FFFFFF" style:vertical-align="middle"/>
    </style:style>
    <style:style style:name="Table5.Cell37" style:family="table-cell">
      <style:table-cell-properties fo:background-color="#FFFFFF" style:vertical-align="top"/>
    </style:style>
    <style:style style:name="Table5.Cell38" style:family="table-cell">
      <style:table-cell-properties fo:background-color="#FFFFFF" style:vertical-align="middle"/>
    </style:style>
    <style:style style:name="Table5.Cell39" style:family="table-cell">
      <style:table-cell-properties fo:background-color="#FFFFFF" style:vertical-align="middle"/>
    </style:style>
    <style:style style:name="Table5.Cell40" style:family="table-cell">
      <style:table-cell-properties fo:background-color="#FFFFFF" style:vertical-align="top"/>
    </style:style>
    <style:style style:name="Table5.Cell41" style:family="table-cell">
      <style:table-cell-properties fo:background-color="#FFFFFF" style:vertical-align="middle"/>
    </style:style>
    <style:style style:name="Table5.Cell42" style:family="table-cell">
      <style:table-cell-properties fo:background-color="#FFFFFF" style:vertical-align="middle"/>
    </style:style>
    <style:style style:name="Table5.Cell43" style:family="table-cell">
      <style:table-cell-properties fo:background-color="#FFFFFF" style:vertical-align="top"/>
    </style:style>
    <style:style style:name="Table5.Cell44" style:family="table-cell">
      <style:table-cell-properties fo:background-color="#FFFFFF" style:vertical-align="middle"/>
    </style:style>
    <style:style style:name="Table5.Cell45" style:family="table-cell">
      <style:table-cell-properties fo:background-color="#FFFFFF" style:vertical-align="middle"/>
    </style:style>
    <style:style style:name="Table5.Cell46" style:family="table-cell">
      <style:table-cell-properties fo:background-color="#FFFFFF" style:vertical-align="top"/>
    </style:style>
    <style:style style:name="Table5.Cell47" style:family="table-cell">
      <style:table-cell-properties fo:background-color="#FFFFFF" style:vertical-align="middle"/>
    </style:style>
    <style:style style:name="Table5.Cell48" style:family="table-cell">
      <style:table-cell-properties fo:background-color="#FFFFFF" style:vertical-align="middle"/>
    </style:style>
    <style:style style:name="Table5.Cell49" style:family="table-cell">
      <style:table-cell-properties fo:background-color="#FFFFFF" style:vertical-align="top"/>
    </style:style>
    <style:style style:name="Table5.Cell50" style:family="table-cell">
      <style:table-cell-properties fo:background-color="#FFFFFF" style:vertical-align="middle"/>
    </style:style>
    <style:style style:name="Table5.Cell51" style:family="table-cell">
      <style:table-cell-properties fo:background-color="#FFFFFF" style:vertical-align="middle"/>
    </style:style>
    <style:style style:name="Table5.Cell52" style:family="table-cell">
      <style:table-cell-properties fo:background-color="#FFFFFF" style:vertical-align="top"/>
    </style:style>
    <style:style style:name="Table5.Cell53" style:family="table-cell">
      <style:table-cell-properties fo:background-color="#FFFFFF" style:vertical-align="middle"/>
    </style:style>
    <style:style style:name="Table5.Cell54" style:family="table-cell">
      <style:table-cell-properties fo:background-color="#FFFFFF" style:vertical-align="middle"/>
    </style:style>
    <style:style style:name="Table5.Cell55" style:family="table-cell">
      <style:table-cell-properties fo:background-color="#FFFFFF" style:vertical-align="top"/>
    </style:style>
    <style:style style:name="Table5.Cell56" style:family="table-cell">
      <style:table-cell-properties fo:background-color="#FFFFFF" style:vertical-align="top"/>
    </style:style>
    <style:style style:name="Table5.Cell57" style:family="table-cell">
      <style:table-cell-properties fo:background-color="#FFFFFF" style:vertical-align="top"/>
    </style:style>
    <style:style style:name="Table5.Cell58" style:family="table-cell">
      <style:table-cell-properties fo:background-color="#FFFFFF"/>
    </style:style>
    <style:style style:name="Table5.Cell59" style:family="table-cell">
      <style:table-cell-properties fo:background-color="#FFFFFF"/>
    </style:style>
    <style:style style:name="Table5.Cell60" style:family="table-cell">
      <style:table-cell-properties fo:background-color="#FFFFFF"/>
    </style:style>
    <style:style style:name="Table5.Cell61" style:family="table-cell">
      <style:table-cell-properties fo:background-color="#FFFFFF" style:vertical-align="top"/>
    </style:style>
    <style:style style:name="Table5.Cell62" style:family="table-cell">
      <style:table-cell-properties fo:background-color="#FFFFFF" style:vertical-align="middle"/>
    </style:style>
    <style:style style:name="Table5.Cell63" style:family="table-cell">
      <style:table-cell-properties fo:background-color="#FFFFFF" style:vertical-align="middle"/>
    </style:style>
    <style:style style:name="Table5.Cell64" style:family="table-cell">
      <style:table-cell-properties fo:background-color="#FFFFFF" style:vertical-align="top"/>
    </style:style>
    <style:style style:name="Table5.Cell65" style:family="table-cell">
      <style:table-cell-properties fo:background-color="#FFFFFF"/>
    </style:style>
    <style:style style:name="Table5.Cell66" style:family="table-cell">
      <style:table-cell-properties fo:background-color="#FFFFFF"/>
    </style:style>
    <style:style style:name="Table6" style:family="table">
      <style:table-properties style:writing-mode="lr-tb" style:width="9.957cm" table:align="center"/>
    </style:style>
    <style:style style:name="Table6.C1" style:family="table-column">
      <style:table-column-properties style:column-width="0.991cm"/>
    </style:style>
    <style:style style:name="Table6.C2" style:family="table-column">
      <style:table-column-properties style:column-width="5.648cm"/>
    </style:style>
    <style:style style:name="Table6.C3" style:family="table-column">
      <style:table-column-properties style:column-width="3.320cm"/>
    </style:style>
    <style:style style:name="Table6.R1" style:family="table-row">
      <style:table-row-properties style:row-height="0.695cm"/>
    </style:style>
    <style:style style:name="Table6.R2" style:family="table-row">
      <style:table-row-properties style:row-height="1.034cm"/>
    </style:style>
    <style:style style:name="Table6.R3" style:family="table-row">
      <style:table-row-properties style:row-height="0.998cm"/>
    </style:style>
    <style:style style:name="Table6.R4" style:family="table-row">
      <style:table-row-properties style:row-height="0.956cm"/>
    </style:style>
    <style:style style:name="Table6.R5" style:family="table-row">
      <style:table-row-properties style:row-height="1.007cm"/>
    </style:style>
    <style:style style:name="Table6.R6" style:family="table-row">
      <style:table-row-properties style:row-height="1.034cm"/>
    </style:style>
    <style:style style:name="Table6.R7" style:family="table-row">
      <style:table-row-properties style:row-height="1.007cm"/>
    </style:style>
    <style:style style:name="Table6.R8" style:family="table-row">
      <style:table-row-properties style:row-height="1.007cm"/>
    </style:style>
    <style:style style:name="Table6.R9" style:family="table-row">
      <style:table-row-properties style:row-height="0.949cm"/>
    </style:style>
    <style:style style:name="Table6.R10" style:family="table-row">
      <style:table-row-properties style:row-height="1.050cm"/>
    </style:style>
    <style:style style:name="Table6.R11" style:family="table-row">
      <style:table-row-properties style:row-height="0.956cm"/>
    </style:style>
    <style:style style:name="Table6.R12" style:family="table-row">
      <style:table-row-properties style:row-height="1.034cm"/>
    </style:style>
    <style:style style:name="Table6.R13" style:family="table-row">
      <style:table-row-properties style:row-height="0.956cm"/>
    </style:style>
    <style:style style:name="Table6.R14" style:family="table-row">
      <style:table-row-properties style:row-height="1.041cm"/>
    </style:style>
    <style:style style:name="Table6.R15" style:family="table-row">
      <style:table-row-properties style:row-height="0.965cm"/>
    </style:style>
    <style:style style:name="Table6.R16" style:family="table-row">
      <style:table-row-properties style:row-height="1.041cm"/>
    </style:style>
    <style:style style:name="Table6.R17" style:family="table-row">
      <style:table-row-properties style:row-height="0.998cm"/>
    </style:style>
    <style:style style:name="Table6.R18" style:family="table-row">
      <style:table-row-properties style:row-height="1.245cm"/>
    </style:style>
    <style:style style:name="Table6.R19" style:family="table-row">
      <style:table-row-properties style:row-height="1.076cm"/>
    </style:style>
    <style:style style:name="Table6.Cell1" style:family="table-cell">
      <style:table-cell-properties fo:background-color="#FFFFFF" style:vertical-align="top"/>
    </style:style>
    <style:style style:name="Table6.Cell2" style:family="table-cell">
      <style:table-cell-properties fo:background-color="#FFFFFF" style:vertical-align="top"/>
    </style:style>
    <style:style style:name="Table6.Cell3" style:family="table-cell">
      <style:table-cell-properties fo:background-color="#FFFFFF" style:vertical-align="top"/>
    </style:style>
    <style:style style:name="Table6.Cell4" style:family="table-cell">
      <style:table-cell-properties fo:background-color="#FFFFFF" style:vertical-align="middle"/>
    </style:style>
    <style:style style:name="Table6.Cell5" style:family="table-cell">
      <style:table-cell-properties fo:background-color="#FFFFFF" style:vertical-align="middle"/>
    </style:style>
    <style:style style:name="Table6.Cell6" style:family="table-cell">
      <style:table-cell-properties fo:background-color="#FFFFFF" style:vertical-align="middle"/>
    </style:style>
    <style:style style:name="Table6.Cell7" style:family="table-cell">
      <style:table-cell-properties fo:background-color="#FFFFFF" style:vertical-align="middle"/>
    </style:style>
    <style:style style:name="Table6.Cell8" style:family="table-cell">
      <style:table-cell-properties fo:background-color="#FFFFFF" style:vertical-align="middle"/>
    </style:style>
    <style:style style:name="Table6.Cell9" style:family="table-cell">
      <style:table-cell-properties fo:background-color="#FFFFFF" style:vertical-align="middle"/>
    </style:style>
    <style:style style:name="Table6.Cell10" style:family="table-cell">
      <style:table-cell-properties fo:background-color="#FFFFFF" style:vertical-align="middle"/>
    </style:style>
    <style:style style:name="Table6.Cell11" style:family="table-cell">
      <style:table-cell-properties fo:background-color="#FFFFFF" style:vertical-align="middle"/>
    </style:style>
    <style:style style:name="Table6.Cell12" style:family="table-cell">
      <style:table-cell-properties fo:background-color="#FFFFFF" style:vertical-align="middle"/>
    </style:style>
    <style:style style:name="Table6.Cell13" style:family="table-cell">
      <style:table-cell-properties fo:background-color="#FFFFFF" style:vertical-align="middle"/>
    </style:style>
    <style:style style:name="Table6.Cell14" style:family="table-cell">
      <style:table-cell-properties fo:background-color="#FFFFFF" style:vertical-align="middle"/>
    </style:style>
    <style:style style:name="Table6.Cell15" style:family="table-cell">
      <style:table-cell-properties fo:background-color="#FFFFFF" style:vertical-align="middle"/>
    </style:style>
    <style:style style:name="Table6.Cell16" style:family="table-cell">
      <style:table-cell-properties fo:background-color="#FFFFFF" style:vertical-align="middle"/>
    </style:style>
    <style:style style:name="Table6.Cell17" style:family="table-cell">
      <style:table-cell-properties fo:background-color="#FFFFFF" style:vertical-align="middle"/>
    </style:style>
    <style:style style:name="Table6.Cell18" style:family="table-cell">
      <style:table-cell-properties fo:background-color="#FFFFFF" style:vertical-align="middle"/>
    </style:style>
    <style:style style:name="Table6.Cell19" style:family="table-cell">
      <style:table-cell-properties fo:background-color="#FFFFFF" style:vertical-align="middle"/>
    </style:style>
    <style:style style:name="Table6.Cell20" style:family="table-cell">
      <style:table-cell-properties fo:background-color="#FFFFFF" style:vertical-align="middle"/>
    </style:style>
    <style:style style:name="Table6.Cell21" style:family="table-cell">
      <style:table-cell-properties fo:background-color="#FFFFFF" style:vertical-align="middle"/>
    </style:style>
    <style:style style:name="Table6.Cell22" style:family="table-cell">
      <style:table-cell-properties fo:background-color="#FFFFFF" style:vertical-align="middle"/>
    </style:style>
    <style:style style:name="Table6.Cell23" style:family="table-cell">
      <style:table-cell-properties fo:background-color="#FFFFFF" style:vertical-align="middle"/>
    </style:style>
    <style:style style:name="Table6.Cell24" style:family="table-cell">
      <style:table-cell-properties fo:background-color="#FFFFFF" style:vertical-align="middle"/>
    </style:style>
    <style:style style:name="Table6.Cell25" style:family="table-cell">
      <style:table-cell-properties fo:background-color="#FFFFFF" style:vertical-align="middle"/>
    </style:style>
    <style:style style:name="Table6.Cell26" style:family="table-cell">
      <style:table-cell-properties fo:background-color="#FFFFFF" style:vertical-align="middle"/>
    </style:style>
    <style:style style:name="Table6.Cell27" style:family="table-cell">
      <style:table-cell-properties fo:background-color="#FFFFFF" style:vertical-align="middle"/>
    </style:style>
    <style:style style:name="Table6.Cell28" style:family="table-cell">
      <style:table-cell-properties fo:background-color="#FFFFFF" style:vertical-align="middle"/>
    </style:style>
    <style:style style:name="Table6.Cell29" style:family="table-cell">
      <style:table-cell-properties fo:background-color="#FFFFFF" style:vertical-align="middle"/>
    </style:style>
    <style:style style:name="Table6.Cell30" style:family="table-cell">
      <style:table-cell-properties fo:background-color="#FFFFFF" style:vertical-align="middle"/>
    </style:style>
    <style:style style:name="Table6.Cell31" style:family="table-cell">
      <style:table-cell-properties fo:background-color="#FFFFFF" style:vertical-align="middle"/>
    </style:style>
    <style:style style:name="Table6.Cell32" style:family="table-cell">
      <style:table-cell-properties fo:background-color="#FFFFFF" style:vertical-align="middle"/>
    </style:style>
    <style:style style:name="Table6.Cell33" style:family="table-cell">
      <style:table-cell-properties fo:background-color="#FFFFFF" style:vertical-align="middle"/>
    </style:style>
    <style:style style:name="Table6.Cell34" style:family="table-cell">
      <style:table-cell-properties fo:background-color="#FFFFFF" style:vertical-align="middle"/>
    </style:style>
    <style:style style:name="Table6.Cell35" style:family="table-cell">
      <style:table-cell-properties fo:background-color="#FFFFFF" style:vertical-align="middle"/>
    </style:style>
    <style:style style:name="Table6.Cell36" style:family="table-cell">
      <style:table-cell-properties fo:background-color="#FFFFFF" style:vertical-align="middle"/>
    </style:style>
    <style:style style:name="Table6.Cell37" style:family="table-cell">
      <style:table-cell-properties fo:background-color="#FFFFFF" style:vertical-align="middle"/>
    </style:style>
    <style:style style:name="Table6.Cell38" style:family="table-cell">
      <style:table-cell-properties fo:background-color="#FFFFFF" style:vertical-align="middle"/>
    </style:style>
    <style:style style:name="Table6.Cell39" style:family="table-cell">
      <style:table-cell-properties fo:background-color="#FFFFFF" style:vertical-align="middle"/>
    </style:style>
    <style:style style:name="Table6.Cell40" style:family="table-cell">
      <style:table-cell-properties fo:background-color="#FFFFFF" style:vertical-align="middle"/>
    </style:style>
    <style:style style:name="Table6.Cell41" style:family="table-cell">
      <style:table-cell-properties fo:background-color="#FFFFFF" style:vertical-align="middle"/>
    </style:style>
    <style:style style:name="Table6.Cell42" style:family="table-cell">
      <style:table-cell-properties fo:background-color="#FFFFFF" style:vertical-align="middle"/>
    </style:style>
    <style:style style:name="Table6.Cell43" style:family="table-cell">
      <style:table-cell-properties fo:background-color="#FFFFFF" style:vertical-align="middle"/>
    </style:style>
    <style:style style:name="Table6.Cell44" style:family="table-cell">
      <style:table-cell-properties fo:background-color="#FFFFFF" style:vertical-align="middle"/>
    </style:style>
    <style:style style:name="Table6.Cell45" style:family="table-cell">
      <style:table-cell-properties fo:background-color="#FFFFFF" style:vertical-align="middle"/>
    </style:style>
    <style:style style:name="Table6.Cell46" style:family="table-cell">
      <style:table-cell-properties fo:background-color="#FFFFFF" style:vertical-align="middle"/>
    </style:style>
    <style:style style:name="Table6.Cell47" style:family="table-cell">
      <style:table-cell-properties fo:background-color="#FFFFFF" style:vertical-align="middle"/>
    </style:style>
    <style:style style:name="Table6.Cell48" style:family="table-cell">
      <style:table-cell-properties fo:background-color="#FFFFFF" style:vertical-align="middle"/>
    </style:style>
    <style:style style:name="Table6.Cell49" style:family="table-cell">
      <style:table-cell-properties fo:background-color="#FFFFFF" style:vertical-align="middle"/>
    </style:style>
    <style:style style:name="Table6.Cell50" style:family="table-cell">
      <style:table-cell-properties fo:background-color="#FFFFFF" style:vertical-align="middle"/>
    </style:style>
    <style:style style:name="Table6.Cell51" style:family="table-cell">
      <style:table-cell-properties fo:background-color="#FFFFFF" style:vertical-align="middle"/>
    </style:style>
    <style:style style:name="Table6.Cell52" style:family="table-cell">
      <style:table-cell-properties fo:background-color="#FFFFFF" style:vertical-align="top"/>
    </style:style>
    <style:style style:name="Table6.Cell53" style:family="table-cell">
      <style:table-cell-properties fo:background-color="#FFFFFF" style:vertical-align="top"/>
    </style:style>
    <style:style style:name="Table6.Cell54" style:family="table-cell">
      <style:table-cell-properties fo:background-color="#FFFFFF" style:vertical-align="middle"/>
    </style:style>
    <style:style style:name="Table6.Cell55" style:family="table-cell">
      <style:table-cell-properties fo:background-color="#FFFFFF"/>
    </style:style>
    <style:style style:name="Table6.Cell56" style:family="table-cell">
      <style:table-cell-properties fo:background-color="#FFFFFF"/>
    </style:style>
    <style:style style:name="Table7" style:family="table">
      <style:table-properties style:writing-mode="lr-tb" style:width="9.627cm" table:align="center"/>
    </style:style>
    <style:style style:name="Table7.C1" style:family="table-column">
      <style:table-column-properties style:column-width="0.626cm"/>
    </style:style>
    <style:style style:name="Table7.C2" style:family="table-column">
      <style:table-column-properties style:column-width="5.537cm"/>
    </style:style>
    <style:style style:name="Table7.C3" style:family="table-column">
      <style:table-column-properties style:column-width="3.463cm"/>
    </style:style>
    <style:style style:name="Table7.R1" style:family="table-row">
      <style:table-row-properties style:row-height="0.702cm"/>
    </style:style>
    <style:style style:name="Table7.R2" style:family="table-row">
      <style:table-row-properties style:row-height="1.034cm"/>
    </style:style>
    <style:style style:name="Table7.R3" style:family="table-row">
      <style:table-row-properties style:row-height="1.007cm"/>
    </style:style>
    <style:style style:name="Table7.R4" style:family="table-row">
      <style:table-row-properties style:row-height="0.949cm"/>
    </style:style>
    <style:style style:name="Table7.R5" style:family="table-row">
      <style:table-row-properties style:row-height="1.007cm"/>
    </style:style>
    <style:style style:name="Table7.R6" style:family="table-row">
      <style:table-row-properties style:row-height="0.998cm"/>
    </style:style>
    <style:style style:name="Table7.R7" style:family="table-row">
      <style:table-row-properties style:row-height="0.998cm"/>
    </style:style>
    <style:style style:name="Table7.R8" style:family="table-row">
      <style:table-row-properties style:row-height="1.041cm"/>
    </style:style>
    <style:style style:name="Table7.R9" style:family="table-row">
      <style:table-row-properties style:row-height="0.956cm"/>
    </style:style>
    <style:style style:name="Table7.R10" style:family="table-row">
      <style:table-row-properties style:row-height="1.007cm"/>
    </style:style>
    <style:style style:name="Table7.R11" style:family="table-row">
      <style:table-row-properties style:row-height="1.499cm"/>
    </style:style>
    <style:style style:name="Table7.R12" style:family="table-row">
      <style:table-row-properties style:row-height="1.542cm"/>
    </style:style>
    <style:style style:name="Table7.R13" style:family="table-row">
      <style:table-row-properties style:row-height="0.965cm"/>
    </style:style>
    <style:style style:name="Table7.R14" style:family="table-row">
      <style:table-row-properties style:row-height="1.034cm"/>
    </style:style>
    <style:style style:name="Table7.R15" style:family="table-row">
      <style:table-row-properties style:row-height="0.956cm"/>
    </style:style>
    <style:style style:name="Table7.R16" style:family="table-row">
      <style:table-row-properties style:row-height="1.050cm"/>
    </style:style>
    <style:style style:name="Table7.R17" style:family="table-row">
      <style:table-row-properties style:row-height="0.991cm"/>
    </style:style>
    <style:style style:name="Table7.R18" style:family="table-row">
      <style:table-row-properties style:row-height="0.711cm"/>
    </style:style>
    <style:style style:name="Table7.Cell1" style:family="table-cell">
      <style:table-cell-properties fo:background-color="#FFFFFF" style:vertical-align="top"/>
    </style:style>
    <style:style style:name="Table7.Cell2" style:family="table-cell">
      <style:table-cell-properties fo:background-color="#FFFFFF" style:vertical-align="top"/>
    </style:style>
    <style:style style:name="Table7.Cell3" style:family="table-cell">
      <style:table-cell-properties fo:background-color="#FFFFFF" style:vertical-align="top"/>
    </style:style>
    <style:style style:name="Table7.Cell4" style:family="table-cell">
      <style:table-cell-properties fo:background-color="#FFFFFF" style:vertical-align="top"/>
    </style:style>
    <style:style style:name="Table7.Cell5" style:family="table-cell">
      <style:table-cell-properties fo:background-color="#FFFFFF" style:vertical-align="top"/>
    </style:style>
    <style:style style:name="Table7.Cell6" style:family="table-cell">
      <style:table-cell-properties fo:background-color="#FFFFFF" style:vertical-align="top"/>
    </style:style>
    <style:style style:name="Table7.Cell7" style:family="table-cell">
      <style:table-cell-properties fo:background-color="#FFFFFF" style:vertical-align="top"/>
    </style:style>
    <style:style style:name="Table7.Cell8" style:family="table-cell">
      <style:table-cell-properties fo:background-color="#FFFFFF" style:vertical-align="top"/>
    </style:style>
    <style:style style:name="Table7.Cell9" style:family="table-cell">
      <style:table-cell-properties fo:background-color="#FFFFFF" style:vertical-align="top"/>
    </style:style>
    <style:style style:name="Table7.Cell10" style:family="table-cell">
      <style:table-cell-properties fo:background-color="#FFFFFF" style:vertical-align="top"/>
    </style:style>
    <style:style style:name="Table7.Cell11" style:family="table-cell">
      <style:table-cell-properties fo:background-color="#FFFFFF" style:vertical-align="top"/>
    </style:style>
    <style:style style:name="Table7.Cell12" style:family="table-cell">
      <style:table-cell-properties fo:background-color="#FFFFFF" style:vertical-align="top"/>
    </style:style>
    <style:style style:name="Table7.Cell13" style:family="table-cell">
      <style:table-cell-properties fo:background-color="#FFFFFF" style:vertical-align="top"/>
    </style:style>
    <style:style style:name="Table7.Cell14" style:family="table-cell">
      <style:table-cell-properties fo:background-color="#FFFFFF" style:vertical-align="top"/>
    </style:style>
    <style:style style:name="Table7.Cell15" style:family="table-cell">
      <style:table-cell-properties fo:background-color="#FFFFFF" style:vertical-align="top"/>
    </style:style>
    <style:style style:name="Table7.Cell16" style:family="table-cell">
      <style:table-cell-properties fo:background-color="#FFFFFF" style:vertical-align="top"/>
    </style:style>
    <style:style style:name="Table7.Cell17" style:family="table-cell">
      <style:table-cell-properties fo:background-color="#FFFFFF" style:vertical-align="top"/>
    </style:style>
    <style:style style:name="Table7.Cell18" style:family="table-cell">
      <style:table-cell-properties fo:background-color="#FFFFFF" style:vertical-align="top"/>
    </style:style>
    <style:style style:name="Table7.Cell19" style:family="table-cell">
      <style:table-cell-properties fo:background-color="#FFFFFF" style:vertical-align="top"/>
    </style:style>
    <style:style style:name="Table7.Cell20" style:family="table-cell">
      <style:table-cell-properties fo:background-color="#FFFFFF" style:vertical-align="top"/>
    </style:style>
    <style:style style:name="Table7.Cell21" style:family="table-cell">
      <style:table-cell-properties fo:background-color="#FFFFFF" style:vertical-align="top"/>
    </style:style>
    <style:style style:name="Table7.Cell22" style:family="table-cell">
      <style:table-cell-properties fo:background-color="#FFFFFF" style:vertical-align="top"/>
    </style:style>
    <style:style style:name="Table7.Cell23" style:family="table-cell">
      <style:table-cell-properties fo:background-color="#FFFFFF" style:vertical-align="top"/>
    </style:style>
    <style:style style:name="Table7.Cell24" style:family="table-cell">
      <style:table-cell-properties fo:background-color="#FFFFFF" style:vertical-align="top"/>
    </style:style>
    <style:style style:name="Table7.Cell25" style:family="table-cell">
      <style:table-cell-properties fo:background-color="#FFFFFF" style:vertical-align="top"/>
    </style:style>
    <style:style style:name="Table7.Cell26" style:family="table-cell">
      <style:table-cell-properties fo:background-color="#FFFFFF" style:vertical-align="top"/>
    </style:style>
    <style:style style:name="Table7.Cell27" style:family="table-cell">
      <style:table-cell-properties fo:background-color="#FFFFFF" style:vertical-align="top"/>
    </style:style>
    <style:style style:name="Table7.Cell28" style:family="table-cell">
      <style:table-cell-properties fo:background-color="#FFFFFF" style:vertical-align="top"/>
    </style:style>
    <style:style style:name="Table7.Cell29" style:family="table-cell">
      <style:table-cell-properties fo:background-color="#FFFFFF" style:vertical-align="top"/>
    </style:style>
    <style:style style:name="Table7.Cell30" style:family="table-cell">
      <style:table-cell-properties fo:background-color="#FFFFFF" style:vertical-align="top"/>
    </style:style>
    <style:style style:name="Table7.Cell31" style:family="table-cell">
      <style:table-cell-properties fo:background-color="#FFFFFF" style:vertical-align="top"/>
    </style:style>
    <style:style style:name="Table7.Cell32" style:family="table-cell">
      <style:table-cell-properties fo:background-color="#FFFFFF" style:vertical-align="top"/>
    </style:style>
    <style:style style:name="Table7.Cell33" style:family="table-cell">
      <style:table-cell-properties fo:background-color="#FFFFFF" style:vertical-align="top"/>
    </style:style>
    <style:style style:name="Table7.Cell34" style:family="table-cell">
      <style:table-cell-properties fo:background-color="#FFFFFF" style:vertical-align="top"/>
    </style:style>
    <style:style style:name="Table7.Cell35" style:family="table-cell">
      <style:table-cell-properties fo:background-color="#FFFFFF" style:vertical-align="top"/>
    </style:style>
    <style:style style:name="Table7.Cell36" style:family="table-cell">
      <style:table-cell-properties fo:background-color="#FFFFFF" style:vertical-align="top"/>
    </style:style>
    <style:style style:name="Table7.Cell37" style:family="table-cell">
      <style:table-cell-properties fo:background-color="#FFFFFF" style:vertical-align="top"/>
    </style:style>
    <style:style style:name="Table7.Cell38" style:family="table-cell">
      <style:table-cell-properties fo:background-color="#FFFFFF" style:vertical-align="top"/>
    </style:style>
    <style:style style:name="Table7.Cell39" style:family="table-cell">
      <style:table-cell-properties fo:background-color="#FFFFFF" style:vertical-align="top"/>
    </style:style>
    <style:style style:name="Table7.Cell40" style:family="table-cell">
      <style:table-cell-properties fo:background-color="#FFFFFF" style:vertical-align="top"/>
    </style:style>
    <style:style style:name="Table7.Cell41" style:family="table-cell">
      <style:table-cell-properties fo:background-color="#FFFFFF" style:vertical-align="top"/>
    </style:style>
    <style:style style:name="Table7.Cell42" style:family="table-cell">
      <style:table-cell-properties fo:background-color="#FFFFFF" style:vertical-align="top"/>
    </style:style>
    <style:style style:name="Table7.Cell43" style:family="table-cell">
      <style:table-cell-properties fo:background-color="#FFFFFF" style:vertical-align="top"/>
    </style:style>
    <style:style style:name="Table7.Cell44" style:family="table-cell">
      <style:table-cell-properties fo:background-color="#FFFFFF" style:vertical-align="top"/>
    </style:style>
    <style:style style:name="Table7.Cell45" style:family="table-cell">
      <style:table-cell-properties fo:background-color="#FFFFFF" style:vertical-align="top"/>
    </style:style>
    <style:style style:name="Table7.Cell46" style:family="table-cell">
      <style:table-cell-properties fo:background-color="#FFFFFF" style:vertical-align="top"/>
    </style:style>
    <style:style style:name="Table7.Cell47" style:family="table-cell">
      <style:table-cell-properties fo:background-color="#FFFFFF" style:vertical-align="top"/>
    </style:style>
    <style:style style:name="Table7.Cell48" style:family="table-cell">
      <style:table-cell-properties fo:background-color="#FFFFFF" style:vertical-align="top"/>
    </style:style>
    <style:style style:name="Table7.Cell49" style:family="table-cell">
      <style:table-cell-properties fo:background-color="#FFFFFF" style:vertical-align="top"/>
    </style:style>
    <style:style style:name="Table7.Cell50" style:family="table-cell">
      <style:table-cell-properties fo:background-color="#FFFFFF" style:vertical-align="top"/>
    </style:style>
    <style:style style:name="Table7.Cell51" style:family="table-cell">
      <style:table-cell-properties fo:background-color="#FFFFFF" style:vertical-align="top"/>
    </style:style>
    <style:style style:name="Table7.Cell52" style:family="table-cell">
      <style:table-cell-properties fo:background-color="#FFFFFF" style:vertical-align="top"/>
    </style:style>
    <style:style style:name="Table7.Cell53" style:family="table-cell">
      <style:table-cell-properties fo:background-color="#FFFFFF" style:vertical-align="top"/>
    </style:style>
    <style:style style:name="Table7.Cell54" style:family="table-cell">
      <style:table-cell-properties fo:background-color="#FFFFFF" style:vertical-align="top"/>
    </style:style>
    <style:style style:name="Table8" style:family="table">
      <style:table-properties style:writing-mode="lr-tb" style:width="9.634cm" table:align="center"/>
    </style:style>
    <style:style style:name="Table8.C1" style:family="table-column">
      <style:table-column-properties style:column-width="0.653cm"/>
    </style:style>
    <style:style style:name="Table8.C2" style:family="table-column">
      <style:table-column-properties style:column-width="5.410cm"/>
    </style:style>
    <style:style style:name="Table8.C3" style:family="table-column">
      <style:table-column-properties style:column-width="3.574cm"/>
    </style:style>
    <style:style style:name="Table8.R1" style:family="table-row">
      <style:table-row-properties style:row-height="0.744cm"/>
    </style:style>
    <style:style style:name="Table8.R2" style:family="table-row">
      <style:table-row-properties style:row-height="0.956cm"/>
    </style:style>
    <style:style style:name="Table8.R3" style:family="table-row">
      <style:table-row-properties style:row-height="1.041cm"/>
    </style:style>
    <style:style style:name="Table8.R4" style:family="table-row">
      <style:table-row-properties style:row-height="0.956cm"/>
    </style:style>
    <style:style style:name="Table8.R5" style:family="table-row">
      <style:table-row-properties style:row-height="1.041cm"/>
    </style:style>
    <style:style style:name="Table8.R6" style:family="table-row">
      <style:table-row-properties style:row-height="0.998cm"/>
    </style:style>
    <style:style style:name="Table8.R7" style:family="table-row">
      <style:table-row-properties style:row-height="0.965cm"/>
    </style:style>
    <style:style style:name="Table8.R8" style:family="table-row">
      <style:table-row-properties style:row-height="1.007cm"/>
    </style:style>
    <style:style style:name="Table8.R9" style:family="table-row">
      <style:table-row-properties style:row-height="1.034cm"/>
    </style:style>
    <style:style style:name="Table8.R10" style:family="table-row">
      <style:table-row-properties style:row-height="0.965cm"/>
    </style:style>
    <style:style style:name="Table8.R11" style:family="table-row">
      <style:table-row-properties style:row-height="0.998cm"/>
    </style:style>
    <style:style style:name="Table8.R12" style:family="table-row">
      <style:table-row-properties style:row-height="1.499cm"/>
    </style:style>
    <style:style style:name="Table8.R13" style:family="table-row">
      <style:table-row-properties style:row-height="1.490cm"/>
    </style:style>
    <style:style style:name="Table8.R14" style:family="table-row">
      <style:table-row-properties style:row-height="1.007cm"/>
    </style:style>
    <style:style style:name="Table8.R15" style:family="table-row">
      <style:table-row-properties style:row-height="1.007cm"/>
    </style:style>
    <style:style style:name="Table8.R16" style:family="table-row">
      <style:table-row-properties style:row-height="0.991cm"/>
    </style:style>
    <style:style style:name="Table8.R17" style:family="table-row">
      <style:table-row-properties style:row-height="1.050cm"/>
    </style:style>
    <style:style style:name="Table8.R18" style:family="table-row">
      <style:table-row-properties style:row-height="0.956cm"/>
    </style:style>
    <style:style style:name="Table8.R19" style:family="table-row">
      <style:table-row-properties style:row-height="1.034cm"/>
    </style:style>
    <style:style style:name="Table8.R20" style:family="table-row">
      <style:table-row-properties style:row-height="1.007cm"/>
    </style:style>
    <style:style style:name="Table8.R21" style:family="table-row">
      <style:table-row-properties style:row-height="0.991cm"/>
    </style:style>
    <style:style style:name="Table8.R22" style:family="table-row">
      <style:table-row-properties style:row-height="0.753cm"/>
    </style:style>
    <style:style style:name="Table8.Cell1" style:family="table-cell">
      <style:table-cell-properties fo:background-color="#FFFFFF" style:vertical-align="top"/>
    </style:style>
    <style:style style:name="Table8.Cell2" style:family="table-cell">
      <style:table-cell-properties fo:background-color="#FFFFFF" style:vertical-align="top"/>
    </style:style>
    <style:style style:name="Table8.Cell3" style:family="table-cell">
      <style:table-cell-properties fo:background-color="#FFFFFF" style:vertical-align="top"/>
    </style:style>
    <style:style style:name="Table8.Cell4" style:family="table-cell">
      <style:table-cell-properties fo:background-color="#FFFFFF" style:vertical-align="top"/>
    </style:style>
    <style:style style:name="Table8.Cell5" style:family="table-cell">
      <style:table-cell-properties fo:background-color="#FFFFFF" style:vertical-align="top"/>
    </style:style>
    <style:style style:name="Table8.Cell6" style:family="table-cell">
      <style:table-cell-properties fo:background-color="#FFFFFF" style:vertical-align="top"/>
    </style:style>
    <style:style style:name="Table8.Cell7" style:family="table-cell">
      <style:table-cell-properties fo:background-color="#FFFFFF" style:vertical-align="top"/>
    </style:style>
    <style:style style:name="Table8.Cell8" style:family="table-cell">
      <style:table-cell-properties fo:background-color="#FFFFFF" style:vertical-align="top"/>
    </style:style>
    <style:style style:name="Table8.Cell9" style:family="table-cell">
      <style:table-cell-properties fo:background-color="#FFFFFF" style:vertical-align="top"/>
    </style:style>
    <style:style style:name="Table8.Cell10" style:family="table-cell">
      <style:table-cell-properties fo:background-color="#FFFFFF" style:vertical-align="top"/>
    </style:style>
    <style:style style:name="Table8.Cell11" style:family="table-cell">
      <style:table-cell-properties fo:background-color="#FFFFFF" style:vertical-align="top"/>
    </style:style>
    <style:style style:name="Table8.Cell12" style:family="table-cell">
      <style:table-cell-properties fo:background-color="#FFFFFF" style:vertical-align="top"/>
    </style:style>
    <style:style style:name="Table8.Cell13" style:family="table-cell">
      <style:table-cell-properties fo:background-color="#FFFFFF" style:vertical-align="top"/>
    </style:style>
    <style:style style:name="Table8.Cell14" style:family="table-cell">
      <style:table-cell-properties fo:background-color="#FFFFFF" style:vertical-align="top"/>
    </style:style>
    <style:style style:name="Table8.Cell15" style:family="table-cell">
      <style:table-cell-properties fo:background-color="#FFFFFF" style:vertical-align="top"/>
    </style:style>
    <style:style style:name="Table8.Cell16" style:family="table-cell">
      <style:table-cell-properties fo:background-color="#FFFFFF" style:vertical-align="top"/>
    </style:style>
    <style:style style:name="Table8.Cell17" style:family="table-cell">
      <style:table-cell-properties fo:background-color="#FFFFFF" style:vertical-align="top"/>
    </style:style>
    <style:style style:name="Table8.Cell18" style:family="table-cell">
      <style:table-cell-properties fo:background-color="#FFFFFF" style:vertical-align="top"/>
    </style:style>
    <style:style style:name="Table8.Cell19" style:family="table-cell">
      <style:table-cell-properties fo:background-color="#FFFFFF" style:vertical-align="top"/>
    </style:style>
    <style:style style:name="Table8.Cell20" style:family="table-cell">
      <style:table-cell-properties fo:background-color="#FFFFFF" style:vertical-align="top"/>
    </style:style>
    <style:style style:name="Table8.Cell21" style:family="table-cell">
      <style:table-cell-properties fo:background-color="#FFFFFF" style:vertical-align="top"/>
    </style:style>
    <style:style style:name="Table8.Cell22" style:family="table-cell">
      <style:table-cell-properties fo:background-color="#FFFFFF" style:vertical-align="top"/>
    </style:style>
    <style:style style:name="Table8.Cell23" style:family="table-cell">
      <style:table-cell-properties fo:background-color="#FFFFFF" style:vertical-align="top"/>
    </style:style>
    <style:style style:name="Table8.Cell24" style:family="table-cell">
      <style:table-cell-properties fo:background-color="#FFFFFF" style:vertical-align="top"/>
    </style:style>
    <style:style style:name="Table8.Cell25" style:family="table-cell">
      <style:table-cell-properties fo:background-color="#FFFFFF" style:vertical-align="top"/>
    </style:style>
    <style:style style:name="Table8.Cell26" style:family="table-cell">
      <style:table-cell-properties fo:background-color="#FFFFFF" style:vertical-align="top"/>
    </style:style>
    <style:style style:name="Table8.Cell27" style:family="table-cell">
      <style:table-cell-properties fo:background-color="#FFFFFF" style:vertical-align="top"/>
    </style:style>
    <style:style style:name="Table8.Cell28" style:family="table-cell">
      <style:table-cell-properties fo:background-color="#FFFFFF" style:vertical-align="top"/>
    </style:style>
    <style:style style:name="Table8.Cell29" style:family="table-cell">
      <style:table-cell-properties fo:background-color="#FFFFFF" style:vertical-align="top"/>
    </style:style>
    <style:style style:name="Table8.Cell30" style:family="table-cell">
      <style:table-cell-properties fo:background-color="#FFFFFF" style:vertical-align="top"/>
    </style:style>
    <style:style style:name="Table8.Cell31" style:family="table-cell">
      <style:table-cell-properties fo:background-color="#FFFFFF" style:vertical-align="top"/>
    </style:style>
    <style:style style:name="Table8.Cell32" style:family="table-cell">
      <style:table-cell-properties fo:background-color="#FFFFFF" style:vertical-align="top"/>
    </style:style>
    <style:style style:name="Table8.Cell33" style:family="table-cell">
      <style:table-cell-properties fo:background-color="#FFFFFF" style:vertical-align="top"/>
    </style:style>
    <style:style style:name="Table8.Cell34" style:family="table-cell">
      <style:table-cell-properties fo:background-color="#FFFFFF" style:vertical-align="top"/>
    </style:style>
    <style:style style:name="Table8.Cell35" style:family="table-cell">
      <style:table-cell-properties fo:background-color="#FFFFFF" style:vertical-align="top"/>
    </style:style>
    <style:style style:name="Table8.Cell36" style:family="table-cell">
      <style:table-cell-properties fo:background-color="#FFFFFF" style:vertical-align="top"/>
    </style:style>
    <style:style style:name="Table8.Cell37" style:family="table-cell">
      <style:table-cell-properties fo:background-color="#FFFFFF" style:vertical-align="top"/>
    </style:style>
    <style:style style:name="Table8.Cell38" style:family="table-cell">
      <style:table-cell-properties fo:background-color="#FFFFFF" style:vertical-align="top"/>
    </style:style>
    <style:style style:name="Table8.Cell39" style:family="table-cell">
      <style:table-cell-properties fo:background-color="#FFFFFF" style:vertical-align="top"/>
    </style:style>
    <style:style style:name="Table8.Cell40" style:family="table-cell">
      <style:table-cell-properties fo:background-color="#FFFFFF" style:vertical-align="top"/>
    </style:style>
    <style:style style:name="Table8.Cell41" style:family="table-cell">
      <style:table-cell-properties fo:background-color="#FFFFFF" style:vertical-align="top"/>
    </style:style>
    <style:style style:name="Table8.Cell42" style:family="table-cell">
      <style:table-cell-properties fo:background-color="#FFFFFF" style:vertical-align="top"/>
    </style:style>
    <style:style style:name="Table8.Cell43" style:family="table-cell">
      <style:table-cell-properties fo:background-color="#FFFFFF" style:vertical-align="top"/>
    </style:style>
    <style:style style:name="Table8.Cell44" style:family="table-cell">
      <style:table-cell-properties fo:background-color="#FFFFFF" style:vertical-align="top"/>
    </style:style>
    <style:style style:name="Table8.Cell45" style:family="table-cell">
      <style:table-cell-properties fo:background-color="#FFFFFF" style:vertical-align="top"/>
    </style:style>
    <style:style style:name="Table8.Cell46" style:family="table-cell">
      <style:table-cell-properties fo:background-color="#FFFFFF" style:vertical-align="top"/>
    </style:style>
    <style:style style:name="Table8.Cell47" style:family="table-cell">
      <style:table-cell-properties fo:background-color="#FFFFFF" style:vertical-align="top"/>
    </style:style>
    <style:style style:name="Table8.Cell48" style:family="table-cell">
      <style:table-cell-properties fo:background-color="#FFFFFF" style:vertical-align="top"/>
    </style:style>
    <style:style style:name="Table8.Cell49" style:family="table-cell">
      <style:table-cell-properties fo:background-color="#FFFFFF" style:vertical-align="top"/>
    </style:style>
    <style:style style:name="Table8.Cell50" style:family="table-cell">
      <style:table-cell-properties fo:background-color="#FFFFFF" style:vertical-align="top"/>
    </style:style>
    <style:style style:name="Table8.Cell51" style:family="table-cell">
      <style:table-cell-properties fo:background-color="#FFFFFF" style:vertical-align="top"/>
    </style:style>
    <style:style style:name="Table8.Cell52" style:family="table-cell">
      <style:table-cell-properties fo:background-color="#FFFFFF" style:vertical-align="top"/>
    </style:style>
    <style:style style:name="Table8.Cell53" style:family="table-cell">
      <style:table-cell-properties fo:background-color="#FFFFFF" style:vertical-align="top"/>
    </style:style>
    <style:style style:name="Table8.Cell54" style:family="table-cell">
      <style:table-cell-properties fo:background-color="#FFFFFF" style:vertical-align="top"/>
    </style:style>
    <style:style style:name="Table8.Cell55" style:family="table-cell">
      <style:table-cell-properties fo:background-color="#FFFFFF" style:vertical-align="top"/>
    </style:style>
    <style:style style:name="Table8.Cell56" style:family="table-cell">
      <style:table-cell-properties fo:background-color="#FFFFFF" style:vertical-align="top"/>
    </style:style>
    <style:style style:name="Table8.Cell57" style:family="table-cell">
      <style:table-cell-properties fo:background-color="#FFFFFF" style:vertical-align="top"/>
    </style:style>
    <style:style style:name="Table8.Cell58" style:family="table-cell">
      <style:table-cell-properties fo:background-color="#FFFFFF" style:vertical-align="top"/>
    </style:style>
    <style:style style:name="Table8.Cell59" style:family="table-cell">
      <style:table-cell-properties fo:background-color="#FFFFFF" style:vertical-align="top"/>
    </style:style>
    <style:style style:name="Table8.Cell60" style:family="table-cell">
      <style:table-cell-properties fo:background-color="#FFFFFF" style:vertical-align="top"/>
    </style:style>
    <style:style style:name="Table8.Cell61" style:family="table-cell">
      <style:table-cell-properties fo:background-color="#FFFFFF" style:vertical-align="top"/>
    </style:style>
    <style:style style:name="Table8.Cell62" style:family="table-cell">
      <style:table-cell-properties fo:background-color="#FFFFFF" style:vertical-align="top"/>
    </style:style>
    <style:style style:name="Table8.Cell63" style:family="table-cell">
      <style:table-cell-properties fo:background-color="#FFFFFF" style:vertical-align="top"/>
    </style:style>
    <style:style style:name="Table8.Cell64" style:family="table-cell">
      <style:table-cell-properties fo:background-color="#FFFFFF" style:vertical-align="top"/>
    </style:style>
    <style:style style:name="Table8.Cell65" style:family="table-cell">
      <style:table-cell-properties fo:background-color="#FFFFFF" style:vertical-align="top"/>
    </style:style>
    <style:style style:name="Table8.Cell66" style:family="table-cell">
      <style:table-cell-properties fo:background-color="#FFFFFF" style:vertical-align="top"/>
    </style:style>
    <style:style style:name="Table9" style:family="table">
      <style:table-properties style:writing-mode="lr-tb" style:width="15.706cm" table:align="center"/>
    </style:style>
    <style:style style:name="Table9.C1" style:family="table-column">
      <style:table-column-properties style:column-width="4.530cm"/>
    </style:style>
    <style:style style:name="Table9.C2" style:family="table-column">
      <style:table-column-properties style:column-width="6.392cm"/>
    </style:style>
    <style:style style:name="Table9.C3" style:family="table-column">
      <style:table-column-properties style:column-width="4.784cm"/>
    </style:style>
    <style:style style:name="Table9.R1" style:family="table-row">
      <style:table-row-properties style:row-height="0.610cm"/>
    </style:style>
    <style:style style:name="Table9.R2" style:family="table-row">
      <style:table-row-properties style:row-height="0.744cm"/>
    </style:style>
    <style:style style:name="Table9.R3" style:family="table-row">
      <style:table-row-properties style:row-height="0.753cm"/>
    </style:style>
    <style:style style:name="Table9.R4" style:family="table-row">
      <style:table-row-properties style:row-height="0.855cm"/>
    </style:style>
    <style:style style:name="Table9.R5" style:family="table-row">
      <style:table-row-properties style:row-height="0.940cm"/>
    </style:style>
    <style:style style:name="Table9.R6" style:family="table-row">
      <style:table-row-properties style:row-height="0.998cm"/>
    </style:style>
    <style:style style:name="Table9.R7" style:family="table-row">
      <style:table-row-properties style:row-height="0.991cm"/>
    </style:style>
    <style:style style:name="Table9.R8" style:family="table-row">
      <style:table-row-properties style:row-height="0.998cm"/>
    </style:style>
    <style:style style:name="Table9.R9" style:family="table-row">
      <style:table-row-properties style:row-height="1.041cm"/>
    </style:style>
    <style:style style:name="Table9.R10" style:family="table-row">
      <style:table-row-properties style:row-height="0.998cm"/>
    </style:style>
    <style:style style:name="Table9.R11" style:family="table-row">
      <style:table-row-properties style:row-height="1.252cm"/>
    </style:style>
    <style:style style:name="Table9.R12" style:family="table-row">
      <style:table-row-properties style:row-height="1.076cm"/>
    </style:style>
    <style:style style:name="Table9.Cell1" style:family="table-cell">
      <style:table-cell-properties fo:background-color="#FFFFFF" style:vertical-align="top"/>
    </style:style>
    <style:style style:name="Table9.Cell2" style:family="table-cell">
      <style:table-cell-properties fo:background-color="#FFFFFF" style:vertical-align="top"/>
    </style:style>
    <style:style style:name="Table9.Cell3" style:family="table-cell">
      <style:table-cell-properties fo:background-color="#FFFFFF" style:vertical-align="top"/>
    </style:style>
    <style:style style:name="Table9.Cell4" style:family="table-cell">
      <style:table-cell-properties fo:background-color="#FFFFFF" style:vertical-align="top"/>
    </style:style>
    <style:style style:name="Table9.Cell5" style:family="table-cell">
      <style:table-cell-properties fo:background-color="#FFFFFF" style:vertical-align="top"/>
    </style:style>
    <style:style style:name="Table9.Cell6" style:family="table-cell">
      <style:table-cell-properties fo:background-color="#FFFFFF" style:vertical-align="top"/>
    </style:style>
    <style:style style:name="Table9.Cell7" style:family="table-cell">
      <style:table-cell-properties fo:background-color="#FFFFFF"/>
    </style:style>
    <style:style style:name="Table9.Cell8" style:family="table-cell">
      <style:table-cell-properties fo:background-color="#FFFFFF" style:vertical-align="top"/>
    </style:style>
    <style:style style:name="Table9.Cell9" style:family="table-cell">
      <style:table-cell-properties fo:background-color="#FFFFFF" style:vertical-align="top"/>
    </style:style>
    <style:style style:name="Table9.Cell10" style:family="table-cell">
      <style:table-cell-properties fo:background-color="#FFFFFF" style:vertical-align="top"/>
    </style:style>
    <style:style style:name="Table9.Cell11" style:family="table-cell">
      <style:table-cell-properties fo:background-color="#FFFFFF" style:vertical-align="top"/>
    </style:style>
    <style:style style:name="Table9.Cell12" style:family="table-cell">
      <style:table-cell-properties fo:background-color="#FFFFFF" style:vertical-align="top"/>
    </style:style>
    <style:style style:name="Table9.Cell13" style:family="table-cell">
      <style:table-cell-properties fo:background-color="#FFFFFF" style:vertical-align="top"/>
    </style:style>
    <style:style style:name="Table9.Cell14" style:family="table-cell">
      <style:table-cell-properties fo:background-color="#FFFFFF" style:vertical-align="middle"/>
    </style:style>
    <style:style style:name="Table9.Cell15" style:family="table-cell">
      <style:table-cell-properties fo:background-color="#FFFFFF" style:vertical-align="middle"/>
    </style:style>
    <style:style style:name="Table9.Cell16" style:family="table-cell">
      <style:table-cell-properties fo:background-color="#FFFFFF" style:vertical-align="top"/>
    </style:style>
    <style:style style:name="Table9.Cell17" style:family="table-cell">
      <style:table-cell-properties fo:background-color="#FFFFFF" style:vertical-align="middle"/>
    </style:style>
    <style:style style:name="Table9.Cell18" style:family="table-cell">
      <style:table-cell-properties fo:background-color="#FFFFFF" style:vertical-align="middle"/>
    </style:style>
    <style:style style:name="Table9.Cell19" style:family="table-cell">
      <style:table-cell-properties fo:background-color="#FFFFFF" style:vertical-align="top"/>
    </style:style>
    <style:style style:name="Table9.Cell20" style:family="table-cell">
      <style:table-cell-properties fo:background-color="#FFFFFF" style:vertical-align="middle"/>
    </style:style>
    <style:style style:name="Table9.Cell21" style:family="table-cell">
      <style:table-cell-properties fo:background-color="#FFFFFF" style:vertical-align="middle"/>
    </style:style>
    <style:style style:name="Table9.Cell22" style:family="table-cell">
      <style:table-cell-properties fo:background-color="#FFFFFF" style:vertical-align="top"/>
    </style:style>
    <style:style style:name="Table9.Cell23" style:family="table-cell">
      <style:table-cell-properties fo:background-color="#FFFFFF" style:vertical-align="middle"/>
    </style:style>
    <style:style style:name="Table9.Cell24" style:family="table-cell">
      <style:table-cell-properties fo:background-color="#FFFFFF" style:vertical-align="middle"/>
    </style:style>
    <style:style style:name="Table9.Cell25" style:family="table-cell">
      <style:table-cell-properties fo:background-color="#FFFFFF" style:vertical-align="top"/>
    </style:style>
    <style:style style:name="Table9.Cell26" style:family="table-cell">
      <style:table-cell-properties fo:background-color="#FFFFFF" style:vertical-align="middle"/>
    </style:style>
    <style:style style:name="Table9.Cell27" style:family="table-cell">
      <style:table-cell-properties fo:background-color="#FFFFFF" style:vertical-align="middle"/>
    </style:style>
    <style:style style:name="Table9.Cell28" style:family="table-cell">
      <style:table-cell-properties fo:background-color="#FFFFFF" style:vertical-align="top"/>
    </style:style>
    <style:style style:name="Table9.Cell29" style:family="table-cell">
      <style:table-cell-properties fo:background-color="#FFFFFF" style:vertical-align="middle"/>
    </style:style>
    <style:style style:name="Table9.Cell30" style:family="table-cell">
      <style:table-cell-properties fo:background-color="#FFFFFF" style:vertical-align="middle"/>
    </style:style>
    <style:style style:name="Table9.Cell31" style:family="table-cell">
      <style:table-cell-properties fo:background-color="#FFFFFF" style:vertical-align="top"/>
    </style:style>
    <style:style style:name="Table9.Cell32" style:family="table-cell">
      <style:table-cell-properties fo:background-color="#FFFFFF" style:vertical-align="top"/>
    </style:style>
    <style:style style:name="Table9.Cell33" style:family="table-cell">
      <style:table-cell-properties fo:background-color="#FFFFFF" style:vertical-align="middle"/>
    </style:style>
    <style:style style:name="Table9.Cell34" style:family="table-cell">
      <style:table-cell-properties fo:background-color="#FFFFFF"/>
    </style:style>
    <style:style style:name="Table9.Cell35" style:family="table-cell">
      <style:table-cell-properties fo:background-color="#FFFFFF"/>
    </style:style>
    <style:style style:name="Table10" style:family="table">
      <style:table-properties style:writing-mode="lr-tb" style:width="15.688cm" table:align="center"/>
    </style:style>
    <style:style style:name="Table10.C1" style:family="table-column">
      <style:table-column-properties style:column-width="5.080cm"/>
    </style:style>
    <style:style style:name="Table10.C2" style:family="table-column">
      <style:table-column-properties style:column-width="1.439cm"/>
    </style:style>
    <style:style style:name="Table10.C3" style:family="table-column">
      <style:table-column-properties style:column-width="4.284cm"/>
    </style:style>
    <style:style style:name="Table10.C4" style:family="table-column">
      <style:table-column-properties style:column-width="4.886cm"/>
    </style:style>
    <style:style style:name="Table10.R1" style:family="table-row">
      <style:table-row-properties style:row-height="0.617cm"/>
    </style:style>
    <style:style style:name="Table10.R2" style:family="table-row">
      <style:table-row-properties style:row-height="0.744cm"/>
    </style:style>
    <style:style style:name="Table10.R3" style:family="table-row">
      <style:table-row-properties style:row-height="0.744cm"/>
    </style:style>
    <style:style style:name="Table10.R4" style:family="table-row">
      <style:table-row-properties style:row-height="0.847cm"/>
    </style:style>
    <style:style style:name="Table10.R5" style:family="table-row">
      <style:table-row-properties style:row-height="0.940cm"/>
    </style:style>
    <style:style style:name="Table10.R6" style:family="table-row">
      <style:table-row-properties style:row-height="1.041cm"/>
    </style:style>
    <style:style style:name="Table10.R7" style:family="table-row">
      <style:table-row-properties style:row-height="0.965cm"/>
    </style:style>
    <style:style style:name="Table10.R8" style:family="table-row">
      <style:table-row-properties style:row-height="0.998cm"/>
    </style:style>
    <style:style style:name="Table10.R9" style:family="table-row">
      <style:table-row-properties style:row-height="1.041cm"/>
    </style:style>
    <style:style style:name="Table10.R10" style:family="table-row">
      <style:table-row-properties style:row-height="0.998cm"/>
    </style:style>
    <style:style style:name="Table10.R11" style:family="table-row">
      <style:table-row-properties style:row-height="0.965cm"/>
    </style:style>
    <style:style style:name="Table10.R12" style:family="table-row">
      <style:table-row-properties style:row-height="1.499cm"/>
    </style:style>
    <style:style style:name="Table10.R13" style:family="table-row">
      <style:table-row-properties style:row-height="1.490cm"/>
    </style:style>
    <style:style style:name="Table10.R14" style:family="table-row">
      <style:table-row-properties style:row-height="0.998cm"/>
    </style:style>
    <style:style style:name="Table10.R15" style:family="table-row">
      <style:table-row-properties style:row-height="1.041cm"/>
    </style:style>
    <style:style style:name="Table10.R16" style:family="table-row">
      <style:table-row-properties style:row-height="1.007cm"/>
    </style:style>
    <style:style style:name="Table10.R17" style:family="table-row">
      <style:table-row-properties style:row-height="0.998cm"/>
    </style:style>
    <style:style style:name="Table10.R18" style:family="table-row">
      <style:table-row-properties style:row-height="0.998cm"/>
    </style:style>
    <style:style style:name="Table10.R19" style:family="table-row">
      <style:table-row-properties style:row-height="0.991cm"/>
    </style:style>
    <style:style style:name="Table10.R20" style:family="table-row">
      <style:table-row-properties style:row-height="1.473cm"/>
    </style:style>
    <style:style style:name="Table10.R21" style:family="table-row">
      <style:table-row-properties style:row-height="1.524cm"/>
    </style:style>
    <style:style style:name="Table10.R22" style:family="table-row">
      <style:table-row-properties style:row-height="0.974cm"/>
    </style:style>
    <style:style style:name="Table10.R23" style:family="table-row">
      <style:table-row-properties style:row-height="0.787cm"/>
    </style:style>
    <style:style style:name="Table10.Cell1" style:family="table-cell">
      <style:table-cell-properties fo:background-color="#FFFFFF" style:vertical-align="top"/>
    </style:style>
    <style:style style:name="Table10.Cell2" style:family="table-cell">
      <style:table-cell-properties fo:background-color="#FFFFFF" style:vertical-align="top"/>
    </style:style>
    <style:style style:name="Table10.Cell3" style:family="table-cell">
      <style:table-cell-properties fo:background-color="#FFFFFF" style:vertical-align="top"/>
    </style:style>
    <style:style style:name="Table10.Cell4" style:family="table-cell">
      <style:table-cell-properties fo:background-color="#FFFFFF" style:vertical-align="top"/>
    </style:style>
    <style:style style:name="Table10.Cell5" style:family="table-cell">
      <style:table-cell-properties fo:background-color="#FFFFFF" style:vertical-align="top"/>
    </style:style>
    <style:style style:name="Table10.Cell6" style:family="table-cell">
      <style:table-cell-properties fo:background-color="#FFFFFF" style:vertical-align="top"/>
    </style:style>
    <style:style style:name="Table10.Cell7" style:family="table-cell">
      <style:table-cell-properties fo:background-color="#FFFFFF" style:vertical-align="top"/>
    </style:style>
    <style:style style:name="Table10.Cell8" style:family="table-cell">
      <style:table-cell-properties fo:background-color="#FFFFFF"/>
    </style:style>
    <style:style style:name="Table10.Cell9" style:family="table-cell">
      <style:table-cell-properties fo:background-color="#FFFFFF" style:vertical-align="top"/>
    </style:style>
    <style:style style:name="Table10.Cell10" style:family="table-cell">
      <style:table-cell-properties fo:background-color="#FFFFFF" style:vertical-align="top"/>
    </style:style>
    <style:style style:name="Table10.Cell11" style:family="table-cell">
      <style:table-cell-properties fo:background-color="#FFFFFF" style:vertical-align="top"/>
    </style:style>
    <style:style style:name="Table10.Cell12" style:family="table-cell">
      <style:table-cell-properties fo:background-color="#FFFFFF" style:vertical-align="top"/>
    </style:style>
    <style:style style:name="Table10.Cell13" style:family="table-cell">
      <style:table-cell-properties fo:background-color="#FFFFFF" style:vertical-align="top"/>
    </style:style>
    <style:style style:name="Table10.Cell14" style:family="table-cell">
      <style:table-cell-properties fo:background-color="#FFFFFF" style:vertical-align="top"/>
    </style:style>
    <style:style style:name="Table10.Cell15" style:family="table-cell">
      <style:table-cell-properties fo:background-color="#FFFFFF" style:vertical-align="top"/>
    </style:style>
    <style:style style:name="Table10.Cell16" style:family="table-cell">
      <style:table-cell-properties fo:background-color="#FFFFFF" style:vertical-align="middle"/>
    </style:style>
    <style:style style:name="Table10.Cell17" style:family="table-cell">
      <style:table-cell-properties fo:background-color="#FFFFFF" style:vertical-align="middle"/>
    </style:style>
    <style:style style:name="Table10.Cell18" style:family="table-cell">
      <style:table-cell-properties fo:background-color="#FFFFFF" style:vertical-align="middle"/>
    </style:style>
    <style:style style:name="Table10.Cell19" style:family="table-cell">
      <style:table-cell-properties fo:background-color="#FFFFFF" style:vertical-align="middle"/>
    </style:style>
    <style:style style:name="Table10.Cell20" style:family="table-cell">
      <style:table-cell-properties fo:background-color="#FFFFFF" style:vertical-align="top"/>
    </style:style>
    <style:style style:name="Table10.Cell21" style:family="table-cell">
      <style:table-cell-properties fo:background-color="#FFFFFF" style:vertical-align="middle"/>
    </style:style>
    <style:style style:name="Table10.Cell22" style:family="table-cell">
      <style:table-cell-properties fo:background-color="#FFFFFF" style:vertical-align="middle"/>
    </style:style>
    <style:style style:name="Table10.Cell23" style:family="table-cell">
      <style:table-cell-properties fo:background-color="#FFFFFF" style:vertical-align="middle"/>
    </style:style>
    <style:style style:name="Table10.Cell24" style:family="table-cell">
      <style:table-cell-properties fo:background-color="#FFFFFF" style:vertical-align="top"/>
    </style:style>
    <style:style style:name="Table10.Cell25" style:family="table-cell">
      <style:table-cell-properties fo:background-color="#FFFFFF" style:vertical-align="middle"/>
    </style:style>
    <style:style style:name="Table10.Cell26" style:family="table-cell">
      <style:table-cell-properties fo:background-color="#FFFFFF" style:vertical-align="middle"/>
    </style:style>
    <style:style style:name="Table10.Cell27" style:family="table-cell">
      <style:table-cell-properties fo:background-color="#FFFFFF" style:vertical-align="middle"/>
    </style:style>
    <style:style style:name="Table10.Cell28" style:family="table-cell">
      <style:table-cell-properties fo:background-color="#FFFFFF" style:vertical-align="top"/>
    </style:style>
    <style:style style:name="Table10.Cell29" style:family="table-cell">
      <style:table-cell-properties fo:background-color="#FFFFFF" style:vertical-align="middle"/>
    </style:style>
    <style:style style:name="Table10.Cell30" style:family="table-cell">
      <style:table-cell-properties fo:background-color="#FFFFFF" style:vertical-align="middle"/>
    </style:style>
    <style:style style:name="Table10.Cell31" style:family="table-cell">
      <style:table-cell-properties fo:background-color="#FFFFFF" style:vertical-align="middle"/>
    </style:style>
    <style:style style:name="Table10.Cell32" style:family="table-cell">
      <style:table-cell-properties fo:background-color="#FFFFFF" style:vertical-align="top"/>
    </style:style>
    <style:style style:name="Table10.Cell33" style:family="table-cell">
      <style:table-cell-properties fo:background-color="#FFFFFF" style:vertical-align="middle"/>
    </style:style>
    <style:style style:name="Table10.Cell34" style:family="table-cell">
      <style:table-cell-properties fo:background-color="#FFFFFF" style:vertical-align="middle"/>
    </style:style>
    <style:style style:name="Table10.Cell35" style:family="table-cell">
      <style:table-cell-properties fo:background-color="#FFFFFF" style:vertical-align="middle"/>
    </style:style>
    <style:style style:name="Table10.Cell36" style:family="table-cell">
      <style:table-cell-properties fo:background-color="#FFFFFF" style:vertical-align="top"/>
    </style:style>
    <style:style style:name="Table10.Cell37" style:family="table-cell">
      <style:table-cell-properties fo:background-color="#FFFFFF" style:vertical-align="middle"/>
    </style:style>
    <style:style style:name="Table10.Cell38" style:family="table-cell">
      <style:table-cell-properties fo:background-color="#FFFFFF" style:vertical-align="middle"/>
    </style:style>
    <style:style style:name="Table10.Cell39" style:family="table-cell">
      <style:table-cell-properties fo:background-color="#FFFFFF" style:vertical-align="middle"/>
    </style:style>
    <style:style style:name="Table10.Cell40" style:family="table-cell">
      <style:table-cell-properties fo:background-color="#FFFFFF" style:vertical-align="top"/>
    </style:style>
    <style:style style:name="Table10.Cell41" style:family="table-cell">
      <style:table-cell-properties fo:background-color="#FFFFFF" style:vertical-align="middle"/>
    </style:style>
    <style:style style:name="Table10.Cell42" style:family="table-cell">
      <style:table-cell-properties fo:background-color="#FFFFFF" style:vertical-align="middle"/>
    </style:style>
    <style:style style:name="Table10.Cell43" style:family="table-cell">
      <style:table-cell-properties fo:background-color="#FFFFFF" style:vertical-align="middle"/>
    </style:style>
    <style:style style:name="Table10.Cell44" style:family="table-cell">
      <style:table-cell-properties fo:background-color="#FFFFFF" style:vertical-align="top"/>
    </style:style>
    <style:style style:name="Table10.Cell45" style:family="table-cell">
      <style:table-cell-properties fo:background-color="#FFFFFF" style:vertical-align="top"/>
    </style:style>
    <style:style style:name="Table10.Cell46" style:family="table-cell">
      <style:table-cell-properties fo:background-color="#FFFFFF" style:vertical-align="top"/>
    </style:style>
    <style:style style:name="Table10.Cell47" style:family="table-cell">
      <style:table-cell-properties fo:background-color="#FFFFFF" style:vertical-align="middle"/>
    </style:style>
    <style:style style:name="Table10.Cell48" style:family="table-cell">
      <style:table-cell-properties fo:background-color="#FFFFFF"/>
    </style:style>
    <style:style style:name="Table10.Cell49" style:family="table-cell">
      <style:table-cell-properties fo:background-color="#FFFFFF"/>
    </style:style>
    <style:style style:name="Table10.Cell50" style:family="table-cell">
      <style:table-cell-properties fo:background-color="#FFFFFF"/>
    </style:style>
    <style:style style:name="Table10.Cell51" style:family="table-cell">
      <style:table-cell-properties fo:background-color="#FFFFFF"/>
    </style:style>
    <style:style style:name="Table10.Cell52" style:family="table-cell">
      <style:table-cell-properties fo:background-color="#FFFFFF" style:vertical-align="top"/>
    </style:style>
    <style:style style:name="Table10.Cell53" style:family="table-cell">
      <style:table-cell-properties fo:background-color="#FFFFFF" style:vertical-align="middle"/>
    </style:style>
    <style:style style:name="Table10.Cell54" style:family="table-cell">
      <style:table-cell-properties fo:background-color="#FFFFFF" style:vertical-align="middle"/>
    </style:style>
    <style:style style:name="Table10.Cell55" style:family="table-cell">
      <style:table-cell-properties fo:background-color="#FFFFFF" style:vertical-align="middle"/>
    </style:style>
    <style:style style:name="Table10.Cell56" style:family="table-cell">
      <style:table-cell-properties fo:background-color="#FFFFFF" style:vertical-align="top"/>
    </style:style>
    <style:style style:name="Table10.Cell57" style:family="table-cell">
      <style:table-cell-properties fo:background-color="#FFFFFF" style:vertical-align="middle"/>
    </style:style>
    <style:style style:name="Table10.Cell58" style:family="table-cell">
      <style:table-cell-properties fo:background-color="#FFFFFF" style:vertical-align="middle"/>
    </style:style>
    <style:style style:name="Table10.Cell59" style:family="table-cell">
      <style:table-cell-properties fo:background-color="#FFFFFF" style:vertical-align="middle"/>
    </style:style>
    <style:style style:name="Table10.Cell60" style:family="table-cell">
      <style:table-cell-properties fo:background-color="#FFFFFF" style:vertical-align="top"/>
    </style:style>
    <style:style style:name="Table10.Cell61" style:family="table-cell">
      <style:table-cell-properties fo:background-color="#FFFFFF" style:vertical-align="middle"/>
    </style:style>
    <style:style style:name="Table10.Cell62" style:family="table-cell">
      <style:table-cell-properties fo:background-color="#FFFFFF" style:vertical-align="middle"/>
    </style:style>
    <style:style style:name="Table10.Cell63" style:family="table-cell">
      <style:table-cell-properties fo:background-color="#FFFFFF" style:vertical-align="middle"/>
    </style:style>
    <style:style style:name="Table10.Cell64" style:family="table-cell">
      <style:table-cell-properties fo:background-color="#FFFFFF" style:vertical-align="top"/>
    </style:style>
    <style:style style:name="Table10.Cell65" style:family="table-cell">
      <style:table-cell-properties fo:background-color="#FFFFFF" style:vertical-align="middle"/>
    </style:style>
    <style:style style:name="Table10.Cell66" style:family="table-cell">
      <style:table-cell-properties fo:background-color="#FFFFFF" style:vertical-align="middle"/>
    </style:style>
    <style:style style:name="Table10.Cell67" style:family="table-cell">
      <style:table-cell-properties fo:background-color="#FFFFFF" style:vertical-align="middle"/>
    </style:style>
    <style:style style:name="Table10.Cell68" style:family="table-cell">
      <style:table-cell-properties fo:background-color="#FFFFFF" style:vertical-align="top"/>
    </style:style>
    <style:style style:name="Table10.Cell69" style:family="table-cell">
      <style:table-cell-properties fo:background-color="#FFFFFF" style:vertical-align="middle"/>
    </style:style>
    <style:style style:name="Table10.Cell70" style:family="table-cell">
      <style:table-cell-properties fo:background-color="#FFFFFF" style:vertical-align="middle"/>
    </style:style>
    <style:style style:name="Table10.Cell71" style:family="table-cell">
      <style:table-cell-properties fo:background-color="#FFFFFF" style:vertical-align="middle"/>
    </style:style>
    <style:style style:name="Table10.Cell72" style:family="table-cell">
      <style:table-cell-properties fo:background-color="#FFFFFF" style:vertical-align="top"/>
    </style:style>
    <style:style style:name="Table10.Cell73" style:family="table-cell">
      <style:table-cell-properties fo:background-color="#FFFFFF" style:vertical-align="middle"/>
    </style:style>
    <style:style style:name="Table10.Cell74" style:family="table-cell">
      <style:table-cell-properties fo:background-color="#FFFFFF" style:vertical-align="middle"/>
    </style:style>
    <style:style style:name="Table10.Cell75" style:family="table-cell">
      <style:table-cell-properties fo:background-color="#FFFFFF" style:vertical-align="middle"/>
    </style:style>
    <style:style style:name="Table10.Cell76" style:family="table-cell">
      <style:table-cell-properties fo:background-color="#FFFFFF" style:vertical-align="top"/>
    </style:style>
    <style:style style:name="Table10.Cell77" style:family="table-cell">
      <style:table-cell-properties fo:background-color="#FFFFFF" style:vertical-align="top"/>
    </style:style>
    <style:style style:name="Table10.Cell78" style:family="table-cell">
      <style:table-cell-properties fo:background-color="#FFFFFF" style:vertical-align="top"/>
    </style:style>
    <style:style style:name="Table10.Cell79" style:family="table-cell">
      <style:table-cell-properties fo:background-color="#FFFFFF" style:vertical-align="top"/>
    </style:style>
    <style:style style:name="Table10.Cell80" style:family="table-cell">
      <style:table-cell-properties fo:background-color="#FFFFFF"/>
    </style:style>
    <style:style style:name="Table10.Cell81" style:family="table-cell">
      <style:table-cell-properties fo:background-color="#FFFFFF"/>
    </style:style>
    <style:style style:name="Table10.Cell82" style:family="table-cell">
      <style:table-cell-properties fo:background-color="#FFFFFF"/>
    </style:style>
    <style:style style:name="Table10.Cell83" style:family="table-cell">
      <style:table-cell-properties fo:background-color="#FFFFFF"/>
    </style:style>
    <style:style style:name="Table10.Cell84" style:family="table-cell">
      <style:table-cell-properties fo:background-color="#FFFFFF" style:vertical-align="top"/>
    </style:style>
    <style:style style:name="Table10.Cell85" style:family="table-cell">
      <style:table-cell-properties fo:background-color="#FFFFFF" style:vertical-align="middle"/>
    </style:style>
    <style:style style:name="Table10.Cell86" style:family="table-cell">
      <style:table-cell-properties fo:background-color="#FFFFFF" style:vertical-align="middle"/>
    </style:style>
    <style:style style:name="Table10.Cell87" style:family="table-cell">
      <style:table-cell-properties fo:background-color="#FFFFFF" style:vertical-align="middle"/>
    </style:style>
    <style:style style:name="Table10.Cell88" style:family="table-cell">
      <style:table-cell-properties fo:background-color="#FFFFFF" style:vertical-align="top"/>
    </style:style>
    <style:style style:name="Table10.Cell89" style:family="table-cell">
      <style:table-cell-properties fo:background-color="#FFFFFF"/>
    </style:style>
    <style:style style:name="Table10.Cell90" style:family="table-cell">
      <style:table-cell-properties fo:background-color="#FFFFFF"/>
    </style:style>
    <style:style style:name="Table10.Cell91" style:family="table-cell">
      <style:table-cell-properties fo:background-color="#FFFFFF"/>
    </style:style>
    <style:style style:name="Table11" style:family="table">
      <style:table-properties style:writing-mode="lr-tb" style:width="15.706cm" table:align="center"/>
    </style:style>
    <style:style style:name="Table11.C1" style:family="table-column">
      <style:table-column-properties style:column-width="4.530cm"/>
    </style:style>
    <style:style style:name="Table11.C2" style:family="table-column">
      <style:table-column-properties style:column-width="6.392cm"/>
    </style:style>
    <style:style style:name="Table11.C3" style:family="table-column">
      <style:table-column-properties style:column-width="4.784cm"/>
    </style:style>
    <style:style style:name="Table11.R1" style:family="table-row">
      <style:table-row-properties style:row-height="0.610cm"/>
    </style:style>
    <style:style style:name="Table11.R2" style:family="table-row">
      <style:table-row-properties style:row-height="0.744cm"/>
    </style:style>
    <style:style style:name="Table11.R3" style:family="table-row">
      <style:table-row-properties style:row-height="0.753cm"/>
    </style:style>
    <style:style style:name="Table11.R4" style:family="table-row">
      <style:table-row-properties style:row-height="0.855cm"/>
    </style:style>
    <style:style style:name="Table11.R5" style:family="table-row">
      <style:table-row-properties style:row-height="0.931cm"/>
    </style:style>
    <style:style style:name="Table11.R6" style:family="table-row">
      <style:table-row-properties style:row-height="1.007cm"/>
    </style:style>
    <style:style style:name="Table11.R7" style:family="table-row">
      <style:table-row-properties style:row-height="1.288cm"/>
    </style:style>
    <style:style style:name="Table11.R8" style:family="table-row">
      <style:table-row-properties style:row-height="1.076cm"/>
    </style:style>
    <style:style style:name="Table11.Cell1" style:family="table-cell">
      <style:table-cell-properties fo:background-color="#FFFFFF" style:vertical-align="top"/>
    </style:style>
    <style:style style:name="Table11.Cell2" style:family="table-cell">
      <style:table-cell-properties fo:background-color="#FFFFFF" style:vertical-align="top"/>
    </style:style>
    <style:style style:name="Table11.Cell3" style:family="table-cell">
      <style:table-cell-properties fo:background-color="#FFFFFF" style:vertical-align="top"/>
    </style:style>
    <style:style style:name="Table11.Cell4" style:family="table-cell">
      <style:table-cell-properties fo:background-color="#FFFFFF" style:vertical-align="top"/>
    </style:style>
    <style:style style:name="Table11.Cell5" style:family="table-cell">
      <style:table-cell-properties fo:background-color="#FFFFFF" style:vertical-align="top"/>
    </style:style>
    <style:style style:name="Table11.Cell6" style:family="table-cell">
      <style:table-cell-properties fo:background-color="#FFFFFF" style:vertical-align="top"/>
    </style:style>
    <style:style style:name="Table11.Cell7" style:family="table-cell">
      <style:table-cell-properties fo:background-color="#FFFFFF"/>
    </style:style>
    <style:style style:name="Table11.Cell8" style:family="table-cell">
      <style:table-cell-properties fo:background-color="#FFFFFF" style:vertical-align="top"/>
    </style:style>
    <style:style style:name="Table11.Cell9" style:family="table-cell">
      <style:table-cell-properties fo:background-color="#FFFFFF" style:vertical-align="top"/>
    </style:style>
    <style:style style:name="Table11.Cell10" style:family="table-cell">
      <style:table-cell-properties fo:background-color="#FFFFFF" style:vertical-align="top"/>
    </style:style>
    <style:style style:name="Table11.Cell11" style:family="table-cell">
      <style:table-cell-properties fo:background-color="#FFFFFF" style:vertical-align="top"/>
    </style:style>
    <style:style style:name="Table11.Cell12" style:family="table-cell">
      <style:table-cell-properties fo:background-color="#FFFFFF" style:vertical-align="top"/>
    </style:style>
    <style:style style:name="Table11.Cell13" style:family="table-cell">
      <style:table-cell-properties fo:background-color="#FFFFFF" style:vertical-align="top"/>
    </style:style>
    <style:style style:name="Table11.Cell14" style:family="table-cell">
      <style:table-cell-properties fo:background-color="#FFFFFF" style:vertical-align="middle"/>
    </style:style>
    <style:style style:name="Table11.Cell15" style:family="table-cell">
      <style:table-cell-properties fo:background-color="#FFFFFF" style:vertical-align="middle"/>
    </style:style>
    <style:style style:name="Table11.Cell16" style:family="table-cell">
      <style:table-cell-properties fo:background-color="#FFFFFF" style:vertical-align="top"/>
    </style:style>
    <style:style style:name="Table11.Cell17" style:family="table-cell">
      <style:table-cell-properties fo:background-color="#FFFFFF" style:vertical-align="middle"/>
    </style:style>
    <style:style style:name="Table11.Cell18" style:family="table-cell">
      <style:table-cell-properties fo:background-color="#FFFFFF" style:vertical-align="middle"/>
    </style:style>
    <style:style style:name="Table11.Cell19" style:family="table-cell">
      <style:table-cell-properties fo:background-color="#FFFFFF" style:vertical-align="top"/>
    </style:style>
    <style:style style:name="Table11.Cell20" style:family="table-cell">
      <style:table-cell-properties fo:background-color="#FFFFFF" style:vertical-align="top"/>
    </style:style>
    <style:style style:name="Table11.Cell21" style:family="table-cell">
      <style:table-cell-properties fo:background-color="#FFFFFF" style:vertical-align="middle"/>
    </style:style>
    <style:style style:name="Table11.Cell22" style:family="table-cell">
      <style:table-cell-properties fo:background-color="#FFFFFF"/>
    </style:style>
    <style:style style:name="Table11.Cell23" style:family="table-cell">
      <style:table-cell-properties fo:background-color="#FFFFFF"/>
    </style:style>
    <style:style style:name="Table12" style:family="table">
      <style:table-properties style:writing-mode="lr-tb" style:width="9.634cm" table:align="center"/>
    </style:style>
    <style:style style:name="Table12.C1" style:family="table-column">
      <style:table-column-properties style:column-width="0.550cm"/>
    </style:style>
    <style:style style:name="Table12.C2" style:family="table-column">
      <style:table-column-properties style:column-width="6.011cm"/>
    </style:style>
    <style:style style:name="Table12.C3" style:family="table-column">
      <style:table-column-properties style:column-width="3.073cm"/>
    </style:style>
    <style:style style:name="Table12.R1" style:family="table-row">
      <style:table-row-properties style:row-height="0.702cm"/>
    </style:style>
    <style:style style:name="Table12.R2" style:family="table-row">
      <style:table-row-properties style:row-height="0.991cm"/>
    </style:style>
    <style:style style:name="Table12.R3" style:family="table-row">
      <style:table-row-properties style:row-height="1.041cm"/>
    </style:style>
    <style:style style:name="Table12.R4" style:family="table-row">
      <style:table-row-properties style:row-height="0.998cm"/>
    </style:style>
    <style:style style:name="Table12.R5" style:family="table-row">
      <style:table-row-properties style:row-height="0.762cm"/>
    </style:style>
    <style:style style:name="Table12.Cell1" style:family="table-cell">
      <style:table-cell-properties fo:background-color="#FFFFFF" style:vertical-align="middle"/>
    </style:style>
    <style:style style:name="Table12.Cell2" style:family="table-cell">
      <style:table-cell-properties fo:background-color="#FFFFFF" style:vertical-align="top"/>
    </style:style>
    <style:style style:name="Table12.Cell3" style:family="table-cell">
      <style:table-cell-properties fo:background-color="#FFFFFF" style:vertical-align="top"/>
    </style:style>
    <style:style style:name="Table12.Cell4" style:family="table-cell">
      <style:table-cell-properties fo:background-color="#FFFFFF" style:vertical-align="middle"/>
    </style:style>
    <style:style style:name="Table12.Cell5" style:family="table-cell">
      <style:table-cell-properties fo:background-color="#FFFFFF" style:vertical-align="middle"/>
    </style:style>
    <style:style style:name="Table12.Cell6" style:family="table-cell">
      <style:table-cell-properties fo:background-color="#FFFFFF" style:vertical-align="middle"/>
    </style:style>
    <style:style style:name="Table12.Cell7" style:family="table-cell">
      <style:table-cell-properties fo:background-color="#FFFFFF" style:vertical-align="middle"/>
    </style:style>
    <style:style style:name="Table12.Cell8" style:family="table-cell">
      <style:table-cell-properties fo:background-color="#FFFFFF" style:vertical-align="middle"/>
    </style:style>
    <style:style style:name="Table12.Cell9" style:family="table-cell">
      <style:table-cell-properties fo:background-color="#FFFFFF" style:vertical-align="middle"/>
    </style:style>
    <style:style style:name="Table12.Cell10" style:family="table-cell">
      <style:table-cell-properties fo:background-color="#FFFFFF" style:vertical-align="middle"/>
    </style:style>
    <style:style style:name="Table12.Cell11" style:family="table-cell">
      <style:table-cell-properties fo:background-color="#FFFFFF" style:vertical-align="middle"/>
    </style:style>
    <style:style style:name="Table12.Cell12" style:family="table-cell">
      <style:table-cell-properties fo:background-color="#FFFFFF" style:vertical-align="middle"/>
    </style:style>
    <style:style style:name="Table12.Cell13" style:family="table-cell">
      <style:table-cell-properties fo:background-color="#FFFFFF"/>
    </style:style>
    <style:style style:name="Table12.Cell14" style:family="table-cell">
      <style:table-cell-properties fo:background-color="#FFFFFF"/>
    </style:style>
    <style:style style:name="Table12.Cell15" style:family="table-cell">
      <style:table-cell-properties fo:background-color="#FFFFFF"/>
    </style:style>
    <style:style style:name="Table13" style:family="table">
      <style:table-properties style:writing-mode="lr-tb" style:width="9.634cm" table:align="center"/>
    </style:style>
    <style:style style:name="Table13.C1" style:family="table-column">
      <style:table-column-properties style:column-width="0.542cm"/>
    </style:style>
    <style:style style:name="Table13.C2" style:family="table-column">
      <style:table-column-properties style:column-width="5.537cm"/>
    </style:style>
    <style:style style:name="Table13.C3" style:family="table-column">
      <style:table-column-properties style:column-width="3.556cm"/>
    </style:style>
    <style:style style:name="Table13.R1" style:family="table-row">
      <style:table-row-properties style:row-height="0.702cm"/>
    </style:style>
    <style:style style:name="Table13.R2" style:family="table-row">
      <style:table-row-properties style:row-height="1.041cm"/>
    </style:style>
    <style:style style:name="Table13.R3" style:family="table-row">
      <style:table-row-properties style:row-height="1.007cm"/>
    </style:style>
    <style:style style:name="Table13.R4" style:family="table-row">
      <style:table-row-properties style:row-height="0.998cm"/>
    </style:style>
    <style:style style:name="Table13.R5" style:family="table-row">
      <style:table-row-properties style:row-height="0.965cm"/>
    </style:style>
    <style:style style:name="Table13.R6" style:family="table-row">
      <style:table-row-properties style:row-height="0.744cm"/>
    </style:style>
    <style:style style:name="Table13.Cell1" style:family="table-cell">
      <style:table-cell-properties fo:background-color="#FFFFFF" style:vertical-align="middle"/>
    </style:style>
    <style:style style:name="Table13.Cell2" style:family="table-cell">
      <style:table-cell-properties fo:background-color="#FFFFFF" style:vertical-align="top"/>
    </style:style>
    <style:style style:name="Table13.Cell3" style:family="table-cell">
      <style:table-cell-properties fo:background-color="#FFFFFF" style:vertical-align="top"/>
    </style:style>
    <style:style style:name="Table13.Cell4" style:family="table-cell">
      <style:table-cell-properties fo:background-color="#FFFFFF" style:vertical-align="middle"/>
    </style:style>
    <style:style style:name="Table13.Cell5" style:family="table-cell">
      <style:table-cell-properties fo:background-color="#FFFFFF" style:vertical-align="middle"/>
    </style:style>
    <style:style style:name="Table13.Cell6" style:family="table-cell">
      <style:table-cell-properties fo:background-color="#FFFFFF" style:vertical-align="middle"/>
    </style:style>
    <style:style style:name="Table13.Cell7" style:family="table-cell">
      <style:table-cell-properties fo:background-color="#FFFFFF" style:vertical-align="middle"/>
    </style:style>
    <style:style style:name="Table13.Cell8" style:family="table-cell">
      <style:table-cell-properties fo:background-color="#FFFFFF" style:vertical-align="middle"/>
    </style:style>
    <style:style style:name="Table13.Cell9" style:family="table-cell">
      <style:table-cell-properties fo:background-color="#FFFFFF" style:vertical-align="middle"/>
    </style:style>
    <style:style style:name="Table13.Cell10" style:family="table-cell">
      <style:table-cell-properties fo:background-color="#FFFFFF" style:vertical-align="middle"/>
    </style:style>
    <style:style style:name="Table13.Cell11" style:family="table-cell">
      <style:table-cell-properties fo:background-color="#FFFFFF" style:vertical-align="middle"/>
    </style:style>
    <style:style style:name="Table13.Cell12" style:family="table-cell">
      <style:table-cell-properties fo:background-color="#FFFFFF" style:vertical-align="middle"/>
    </style:style>
    <style:style style:name="Table13.Cell13" style:family="table-cell">
      <style:table-cell-properties fo:background-color="#FFFFFF" style:vertical-align="middle"/>
    </style:style>
    <style:style style:name="Table13.Cell14" style:family="table-cell">
      <style:table-cell-properties fo:background-color="#FFFFFF" style:vertical-align="middle"/>
    </style:style>
    <style:style style:name="Table13.Cell15" style:family="table-cell">
      <style:table-cell-properties fo:background-color="#FFFFFF" style:vertical-align="middle"/>
    </style:style>
    <style:style style:name="Table13.Cell16" style:family="table-cell">
      <style:table-cell-properties fo:background-color="#FFFFFF"/>
    </style:style>
    <style:style style:name="Table13.Cell17" style:family="table-cell">
      <style:table-cell-properties fo:background-color="#FFFFFF"/>
    </style:style>
    <style:style style:name="Table13.Cell18" style:family="table-cell">
      <style:table-cell-properties fo:background-color="#FFFFFF"/>
    </style:style>
    <style:style style:name="Table14" style:family="table">
      <style:table-properties style:writing-mode="lr-tb" style:width="9.634cm" table:align="right"/>
    </style:style>
    <style:style style:name="Table14.C1" style:family="table-column">
      <style:table-column-properties style:column-width="0.653cm"/>
    </style:style>
    <style:style style:name="Table14.C2" style:family="table-column">
      <style:table-column-properties style:column-width="5.309cm"/>
    </style:style>
    <style:style style:name="Table14.C3" style:family="table-column">
      <style:table-column-properties style:column-width="3.674cm"/>
    </style:style>
    <style:style style:name="Table14.R1" style:family="table-row">
      <style:table-row-properties style:row-height="0.702cm"/>
    </style:style>
    <style:style style:name="Table14.R2" style:family="table-row">
      <style:table-row-properties style:row-height="1.034cm"/>
    </style:style>
    <style:style style:name="Table14.R3" style:family="table-row">
      <style:table-row-properties style:row-height="0.965cm"/>
    </style:style>
    <style:style style:name="Table14.R4" style:family="table-row">
      <style:table-row-properties style:row-height="0.998cm"/>
    </style:style>
    <style:style style:name="Table14.R5" style:family="table-row">
      <style:table-row-properties style:row-height="1.034cm"/>
    </style:style>
    <style:style style:name="Table14.R6" style:family="table-row">
      <style:table-row-properties style:row-height="0.982cm"/>
    </style:style>
    <style:style style:name="Table14.R7" style:family="table-row">
      <style:table-row-properties style:row-height="0.982cm"/>
    </style:style>
    <style:style style:name="Table14.R8" style:family="table-row">
      <style:table-row-properties style:row-height="0.998cm"/>
    </style:style>
    <style:style style:name="Table14.R9" style:family="table-row">
      <style:table-row-properties style:row-height="0.796cm"/>
    </style:style>
    <style:style style:name="Table14.Cell1" style:family="table-cell">
      <style:table-cell-properties fo:background-color="#FFFFFF" style:vertical-align="top"/>
    </style:style>
    <style:style style:name="Table14.Cell2" style:family="table-cell">
      <style:table-cell-properties fo:background-color="#FFFFFF" style:vertical-align="top"/>
    </style:style>
    <style:style style:name="Table14.Cell3" style:family="table-cell">
      <style:table-cell-properties fo:background-color="#FFFFFF" style:vertical-align="middle"/>
    </style:style>
    <style:style style:name="Table14.Cell4" style:family="table-cell">
      <style:table-cell-properties fo:background-color="#FFFFFF" style:vertical-align="middle"/>
    </style:style>
    <style:style style:name="Table14.Cell5" style:family="table-cell">
      <style:table-cell-properties fo:background-color="#FFFFFF" style:vertical-align="middle"/>
    </style:style>
    <style:style style:name="Table14.Cell6" style:family="table-cell">
      <style:table-cell-properties fo:background-color="#FFFFFF" style:vertical-align="middle"/>
    </style:style>
    <style:style style:name="Table14.Cell7" style:family="table-cell">
      <style:table-cell-properties fo:background-color="#FFFFFF" style:vertical-align="middle"/>
    </style:style>
    <style:style style:name="Table14.Cell8" style:family="table-cell">
      <style:table-cell-properties fo:background-color="#FFFFFF" style:vertical-align="middle"/>
    </style:style>
    <style:style style:name="Table14.Cell9" style:family="table-cell">
      <style:table-cell-properties fo:background-color="#FFFFFF" style:vertical-align="middle"/>
    </style:style>
    <style:style style:name="Table14.Cell10" style:family="table-cell">
      <style:table-cell-properties fo:background-color="#FFFFFF" style:vertical-align="middle"/>
    </style:style>
    <style:style style:name="Table14.Cell11" style:family="table-cell">
      <style:table-cell-properties fo:background-color="#FFFFFF" style:vertical-align="middle"/>
    </style:style>
    <style:style style:name="Table14.Cell12" style:family="table-cell">
      <style:table-cell-properties fo:background-color="#FFFFFF" style:vertical-align="middle"/>
    </style:style>
    <style:style style:name="Table14.Cell13" style:family="table-cell">
      <style:table-cell-properties fo:background-color="#FFFFFF" style:vertical-align="middle"/>
    </style:style>
    <style:style style:name="Table14.Cell14" style:family="table-cell">
      <style:table-cell-properties fo:background-color="#FFFFFF" style:vertical-align="middle"/>
    </style:style>
    <style:style style:name="Table14.Cell15" style:family="table-cell">
      <style:table-cell-properties fo:background-color="#FFFFFF" style:vertical-align="middle"/>
    </style:style>
    <style:style style:name="Table14.Cell16" style:family="table-cell">
      <style:table-cell-properties fo:background-color="#FFFFFF" style:vertical-align="middle"/>
    </style:style>
    <style:style style:name="Table14.Cell17" style:family="table-cell">
      <style:table-cell-properties fo:background-color="#FFFFFF" style:vertical-align="middle"/>
    </style:style>
    <style:style style:name="Table14.Cell18" style:family="table-cell">
      <style:table-cell-properties fo:background-color="#FFFFFF" style:vertical-align="middle"/>
    </style:style>
    <style:style style:name="Table14.Cell19" style:family="table-cell">
      <style:table-cell-properties fo:background-color="#FFFFFF" style:vertical-align="middle"/>
    </style:style>
    <style:style style:name="Table14.Cell20" style:family="table-cell">
      <style:table-cell-properties fo:background-color="#FFFFFF" style:vertical-align="middle"/>
    </style:style>
    <style:style style:name="Table14.Cell21" style:family="table-cell">
      <style:table-cell-properties fo:background-color="#FFFFFF" style:vertical-align="middle"/>
    </style:style>
    <style:style style:name="Table14.Cell22" style:family="table-cell">
      <style:table-cell-properties fo:background-color="#FFFFFF" style:vertical-align="middle"/>
    </style:style>
    <style:style style:name="Table14.Cell23" style:family="table-cell">
      <style:table-cell-properties fo:background-color="#FFFFFF" style:vertical-align="middle"/>
    </style:style>
    <style:style style:name="Table14.Cell24" style:family="table-cell">
      <style:table-cell-properties fo:background-color="#FFFFFF" style:vertical-align="middle"/>
    </style:style>
    <style:style style:name="Table14.Cell25" style:family="table-cell">
      <style:table-cell-properties fo:background-color="#FFFFFF"/>
    </style:style>
    <style:style style:name="Table14.Cell26" style:family="table-cell">
      <style:table-cell-properties fo:background-color="#FFFFFF"/>
    </style:style>
    <style:style style:name="Table14.Cell27" style:family="table-cell">
      <style:table-cell-properties fo:background-color="#FFFFFF"/>
    </style:style>
    <style:style style:name="Table15" style:family="table">
      <style:table-properties style:writing-mode="lr-tb" style:width="15.688cm" table:align="center"/>
    </style:style>
    <style:style style:name="Table15.C1" style:family="table-column">
      <style:table-column-properties style:column-width="5.080cm"/>
    </style:style>
    <style:style style:name="Table15.C2" style:family="table-column">
      <style:table-column-properties style:column-width="1.439cm"/>
    </style:style>
    <style:style style:name="Table15.C3" style:family="table-column">
      <style:table-column-properties style:column-width="4.554cm"/>
    </style:style>
    <style:style style:name="Table15.C4" style:family="table-column">
      <style:table-column-properties style:column-width="4.614cm"/>
    </style:style>
    <style:style style:name="Table15.R1" style:family="table-row">
      <style:table-row-properties style:row-height="0.617cm"/>
    </style:style>
    <style:style style:name="Table15.R2" style:family="table-row">
      <style:table-row-properties style:row-height="0.744cm"/>
    </style:style>
    <style:style style:name="Table15.R3" style:family="table-row">
      <style:table-row-properties style:row-height="0.744cm"/>
    </style:style>
    <style:style style:name="Table15.R4" style:family="table-row">
      <style:table-row-properties style:row-height="0.847cm"/>
    </style:style>
    <style:style style:name="Table15.R5" style:family="table-row">
      <style:table-row-properties style:row-height="0.940cm"/>
    </style:style>
    <style:style style:name="Table15.R6" style:family="table-row">
      <style:table-row-properties style:row-height="1.007cm"/>
    </style:style>
    <style:style style:name="Table15.R7" style:family="table-row">
      <style:table-row-properties style:row-height="0.998cm"/>
    </style:style>
    <style:style style:name="Table15.R8" style:family="table-row">
      <style:table-row-properties style:row-height="0.998cm"/>
    </style:style>
    <style:style style:name="Table15.R9" style:family="table-row">
      <style:table-row-properties style:row-height="1.034cm"/>
    </style:style>
    <style:style style:name="Table15.R10" style:family="table-row">
      <style:table-row-properties style:row-height="0.965cm"/>
    </style:style>
    <style:style style:name="Table15.R11" style:family="table-row">
      <style:table-row-properties style:row-height="0.998cm"/>
    </style:style>
    <style:style style:name="Table15.R12" style:family="table-row">
      <style:table-row-properties style:row-height="0.998cm"/>
    </style:style>
    <style:style style:name="Table15.R13" style:family="table-row">
      <style:table-row-properties style:row-height="1.506cm"/>
    </style:style>
    <style:style style:name="Table15.R14" style:family="table-row">
      <style:table-row-properties style:row-height="1.533cm"/>
    </style:style>
    <style:style style:name="Table15.R15" style:family="table-row">
      <style:table-row-properties style:row-height="0.982cm"/>
    </style:style>
    <style:style style:name="Table15.R16" style:family="table-row">
      <style:table-row-properties style:row-height="1.025cm"/>
    </style:style>
    <style:style style:name="Table15.R17" style:family="table-row">
      <style:table-row-properties style:row-height="0.991cm"/>
    </style:style>
    <style:style style:name="Table15.R18" style:family="table-row">
      <style:table-row-properties style:row-height="0.982cm"/>
    </style:style>
    <style:style style:name="Table15.R19" style:family="table-row">
      <style:table-row-properties style:row-height="1.490cm"/>
    </style:style>
    <style:style style:name="Table15.R20" style:family="table-row">
      <style:table-row-properties style:row-height="1.506cm"/>
    </style:style>
    <style:style style:name="Table15.R21" style:family="table-row">
      <style:table-row-properties style:row-height="1.025cm"/>
    </style:style>
    <style:style style:name="Table15.R22" style:family="table-row">
      <style:table-row-properties style:row-height="0.991cm"/>
    </style:style>
    <style:style style:name="Table15.R23" style:family="table-row">
      <style:table-row-properties style:row-height="0.753cm"/>
    </style:style>
    <style:style style:name="Table15.Cell1" style:family="table-cell">
      <style:table-cell-properties fo:background-color="#FFFFFF" style:vertical-align="top"/>
    </style:style>
    <style:style style:name="Table15.Cell2" style:family="table-cell">
      <style:table-cell-properties fo:background-color="#FFFFFF" style:vertical-align="top"/>
    </style:style>
    <style:style style:name="Table15.Cell3" style:family="table-cell">
      <style:table-cell-properties fo:background-color="#FFFFFF" style:vertical-align="top"/>
    </style:style>
    <style:style style:name="Table15.Cell4" style:family="table-cell">
      <style:table-cell-properties fo:background-color="#FFFFFF" style:vertical-align="top"/>
    </style:style>
    <style:style style:name="Table15.Cell5" style:family="table-cell">
      <style:table-cell-properties fo:background-color="#FFFFFF" style:vertical-align="top"/>
    </style:style>
    <style:style style:name="Table15.Cell6" style:family="table-cell">
      <style:table-cell-properties fo:background-color="#FFFFFF" style:vertical-align="top"/>
    </style:style>
    <style:style style:name="Table15.Cell7" style:family="table-cell">
      <style:table-cell-properties fo:background-color="#FFFFFF" style:vertical-align="top"/>
    </style:style>
    <style:style style:name="Table15.Cell8" style:family="table-cell">
      <style:table-cell-properties fo:background-color="#FFFFFF"/>
    </style:style>
    <style:style style:name="Table15.Cell9" style:family="table-cell">
      <style:table-cell-properties fo:background-color="#FFFFFF" style:vertical-align="top"/>
    </style:style>
    <style:style style:name="Table15.Cell10" style:family="table-cell">
      <style:table-cell-properties fo:background-color="#FFFFFF" style:vertical-align="top"/>
    </style:style>
    <style:style style:name="Table15.Cell11" style:family="table-cell">
      <style:table-cell-properties fo:background-color="#FFFFFF" style:vertical-align="top"/>
    </style:style>
    <style:style style:name="Table15.Cell12" style:family="table-cell">
      <style:table-cell-properties fo:background-color="#FFFFFF" style:vertical-align="top"/>
    </style:style>
    <style:style style:name="Table15.Cell13" style:family="table-cell">
      <style:table-cell-properties fo:background-color="#FFFFFF" style:vertical-align="top"/>
    </style:style>
    <style:style style:name="Table15.Cell14" style:family="table-cell">
      <style:table-cell-properties fo:background-color="#FFFFFF" style:vertical-align="top"/>
    </style:style>
    <style:style style:name="Table15.Cell15" style:family="table-cell">
      <style:table-cell-properties fo:background-color="#FFFFFF" style:vertical-align="top"/>
    </style:style>
    <style:style style:name="Table15.Cell16" style:family="table-cell">
      <style:table-cell-properties fo:background-color="#FFFFFF" style:vertical-align="middle"/>
    </style:style>
    <style:style style:name="Table15.Cell17" style:family="table-cell">
      <style:table-cell-properties fo:background-color="#FFFFFF" style:vertical-align="middle"/>
    </style:style>
    <style:style style:name="Table15.Cell18" style:family="table-cell">
      <style:table-cell-properties fo:background-color="#FFFFFF" style:vertical-align="middle"/>
    </style:style>
    <style:style style:name="Table15.Cell19" style:family="table-cell">
      <style:table-cell-properties fo:background-color="#FFFFFF" style:vertical-align="middle"/>
    </style:style>
    <style:style style:name="Table15.Cell20" style:family="table-cell">
      <style:table-cell-properties fo:background-color="#FFFFFF" style:vertical-align="top"/>
    </style:style>
    <style:style style:name="Table15.Cell21" style:family="table-cell">
      <style:table-cell-properties fo:background-color="#FFFFFF" style:vertical-align="middle"/>
    </style:style>
    <style:style style:name="Table15.Cell22" style:family="table-cell">
      <style:table-cell-properties fo:background-color="#FFFFFF" style:vertical-align="middle"/>
    </style:style>
    <style:style style:name="Table15.Cell23" style:family="table-cell">
      <style:table-cell-properties fo:background-color="#FFFFFF" style:vertical-align="middle"/>
    </style:style>
    <style:style style:name="Table15.Cell24" style:family="table-cell">
      <style:table-cell-properties fo:background-color="#FFFFFF" style:vertical-align="top"/>
    </style:style>
    <style:style style:name="Table15.Cell25" style:family="table-cell">
      <style:table-cell-properties fo:background-color="#FFFFFF" style:vertical-align="middle"/>
    </style:style>
    <style:style style:name="Table15.Cell26" style:family="table-cell">
      <style:table-cell-properties fo:background-color="#FFFFFF" style:vertical-align="middle"/>
    </style:style>
    <style:style style:name="Table15.Cell27" style:family="table-cell">
      <style:table-cell-properties fo:background-color="#FFFFFF" style:vertical-align="middle"/>
    </style:style>
    <style:style style:name="Table15.Cell28" style:family="table-cell">
      <style:table-cell-properties fo:background-color="#FFFFFF" style:vertical-align="top"/>
    </style:style>
    <style:style style:name="Table15.Cell29" style:family="table-cell">
      <style:table-cell-properties fo:background-color="#FFFFFF" style:vertical-align="middle"/>
    </style:style>
    <style:style style:name="Table15.Cell30" style:family="table-cell">
      <style:table-cell-properties fo:background-color="#FFFFFF" style:vertical-align="middle"/>
    </style:style>
    <style:style style:name="Table15.Cell31" style:family="table-cell">
      <style:table-cell-properties fo:background-color="#FFFFFF" style:vertical-align="middle"/>
    </style:style>
    <style:style style:name="Table15.Cell32" style:family="table-cell">
      <style:table-cell-properties fo:background-color="#FFFFFF" style:vertical-align="top"/>
    </style:style>
    <style:style style:name="Table15.Cell33" style:family="table-cell">
      <style:table-cell-properties fo:background-color="#FFFFFF" style:vertical-align="middle"/>
    </style:style>
    <style:style style:name="Table15.Cell34" style:family="table-cell">
      <style:table-cell-properties fo:background-color="#FFFFFF" style:vertical-align="middle"/>
    </style:style>
    <style:style style:name="Table15.Cell35" style:family="table-cell">
      <style:table-cell-properties fo:background-color="#FFFFFF" style:vertical-align="middle"/>
    </style:style>
    <style:style style:name="Table15.Cell36" style:family="table-cell">
      <style:table-cell-properties fo:background-color="#FFFFFF" style:vertical-align="top"/>
    </style:style>
    <style:style style:name="Table15.Cell37" style:family="table-cell">
      <style:table-cell-properties fo:background-color="#FFFFFF" style:vertical-align="middle"/>
    </style:style>
    <style:style style:name="Table15.Cell38" style:family="table-cell">
      <style:table-cell-properties fo:background-color="#FFFFFF" style:vertical-align="middle"/>
    </style:style>
    <style:style style:name="Table15.Cell39" style:family="table-cell">
      <style:table-cell-properties fo:background-color="#FFFFFF" style:vertical-align="middle"/>
    </style:style>
    <style:style style:name="Table15.Cell40" style:family="table-cell">
      <style:table-cell-properties fo:background-color="#FFFFFF" style:vertical-align="top"/>
    </style:style>
    <style:style style:name="Table15.Cell41" style:family="table-cell">
      <style:table-cell-properties fo:background-color="#FFFFFF" style:vertical-align="middle"/>
    </style:style>
    <style:style style:name="Table15.Cell42" style:family="table-cell">
      <style:table-cell-properties fo:background-color="#FFFFFF" style:vertical-align="middle"/>
    </style:style>
    <style:style style:name="Table15.Cell43" style:family="table-cell">
      <style:table-cell-properties fo:background-color="#FFFFFF" style:vertical-align="middle"/>
    </style:style>
    <style:style style:name="Table15.Cell44" style:family="table-cell">
      <style:table-cell-properties fo:background-color="#FFFFFF" style:vertical-align="top"/>
    </style:style>
    <style:style style:name="Table15.Cell45" style:family="table-cell">
      <style:table-cell-properties fo:background-color="#FFFFFF" style:vertical-align="middle"/>
    </style:style>
    <style:style style:name="Table15.Cell46" style:family="table-cell">
      <style:table-cell-properties fo:background-color="#FFFFFF" style:vertical-align="middle"/>
    </style:style>
    <style:style style:name="Table15.Cell47" style:family="table-cell">
      <style:table-cell-properties fo:background-color="#FFFFFF" style:vertical-align="middle"/>
    </style:style>
    <style:style style:name="Table15.Cell48" style:family="table-cell">
      <style:table-cell-properties fo:background-color="#FFFFFF" style:vertical-align="top"/>
    </style:style>
    <style:style style:name="Table15.Cell49" style:family="table-cell">
      <style:table-cell-properties fo:background-color="#FFFFFF" style:vertical-align="top"/>
    </style:style>
    <style:style style:name="Table15.Cell50" style:family="table-cell">
      <style:table-cell-properties fo:background-color="#FFFFFF" style:vertical-align="top"/>
    </style:style>
    <style:style style:name="Table15.Cell51" style:family="table-cell">
      <style:table-cell-properties fo:background-color="#FFFFFF" style:vertical-align="top"/>
    </style:style>
    <style:style style:name="Table15.Cell52" style:family="table-cell">
      <style:table-cell-properties fo:background-color="#FFFFFF"/>
    </style:style>
    <style:style style:name="Table15.Cell53" style:family="table-cell">
      <style:table-cell-properties fo:background-color="#FFFFFF"/>
    </style:style>
    <style:style style:name="Table15.Cell54" style:family="table-cell">
      <style:table-cell-properties fo:background-color="#FFFFFF"/>
    </style:style>
    <style:style style:name="Table15.Cell55" style:family="table-cell">
      <style:table-cell-properties fo:background-color="#FFFFFF"/>
    </style:style>
    <style:style style:name="Table15.Cell56" style:family="table-cell">
      <style:table-cell-properties fo:background-color="#FFFFFF" style:vertical-align="top"/>
    </style:style>
    <style:style style:name="Table15.Cell57" style:family="table-cell">
      <style:table-cell-properties fo:background-color="#FFFFFF" style:vertical-align="middle"/>
    </style:style>
    <style:style style:name="Table15.Cell58" style:family="table-cell">
      <style:table-cell-properties fo:background-color="#FFFFFF" style:vertical-align="middle"/>
    </style:style>
    <style:style style:name="Table15.Cell59" style:family="table-cell">
      <style:table-cell-properties fo:background-color="#FFFFFF" style:vertical-align="middle"/>
    </style:style>
    <style:style style:name="Table15.Cell60" style:family="table-cell">
      <style:table-cell-properties fo:background-color="#FFFFFF" style:vertical-align="top"/>
    </style:style>
    <style:style style:name="Table15.Cell61" style:family="table-cell">
      <style:table-cell-properties fo:background-color="#FFFFFF" style:vertical-align="middle"/>
    </style:style>
    <style:style style:name="Table15.Cell62" style:family="table-cell">
      <style:table-cell-properties fo:background-color="#FFFFFF" style:vertical-align="middle"/>
    </style:style>
    <style:style style:name="Table15.Cell63" style:family="table-cell">
      <style:table-cell-properties fo:background-color="#FFFFFF" style:vertical-align="middle"/>
    </style:style>
    <style:style style:name="Table15.Cell64" style:family="table-cell">
      <style:table-cell-properties fo:background-color="#FFFFFF" style:vertical-align="top"/>
    </style:style>
    <style:style style:name="Table15.Cell65" style:family="table-cell">
      <style:table-cell-properties fo:background-color="#FFFFFF" style:vertical-align="middle"/>
    </style:style>
    <style:style style:name="Table15.Cell66" style:family="table-cell">
      <style:table-cell-properties fo:background-color="#FFFFFF" style:vertical-align="middle"/>
    </style:style>
    <style:style style:name="Table15.Cell67" style:family="table-cell">
      <style:table-cell-properties fo:background-color="#FFFFFF" style:vertical-align="middle"/>
    </style:style>
    <style:style style:name="Table15.Cell68" style:family="table-cell">
      <style:table-cell-properties fo:background-color="#FFFFFF" style:vertical-align="top"/>
    </style:style>
    <style:style style:name="Table15.Cell69" style:family="table-cell">
      <style:table-cell-properties fo:background-color="#FFFFFF" style:vertical-align="middle"/>
    </style:style>
    <style:style style:name="Table15.Cell70" style:family="table-cell">
      <style:table-cell-properties fo:background-color="#FFFFFF" style:vertical-align="middle"/>
    </style:style>
    <style:style style:name="Table15.Cell71" style:family="table-cell">
      <style:table-cell-properties fo:background-color="#FFFFFF" style:vertical-align="middle"/>
    </style:style>
    <style:style style:name="Table15.Cell72" style:family="table-cell">
      <style:table-cell-properties fo:background-color="#FFFFFF" style:vertical-align="top"/>
    </style:style>
    <style:style style:name="Table15.Cell73" style:family="table-cell">
      <style:table-cell-properties fo:background-color="#FFFFFF" style:vertical-align="top"/>
    </style:style>
    <style:style style:name="Table15.Cell74" style:family="table-cell">
      <style:table-cell-properties fo:background-color="#FFFFFF" style:vertical-align="top"/>
    </style:style>
    <style:style style:name="Table15.Cell75" style:family="table-cell">
      <style:table-cell-properties fo:background-color="#FFFFFF" style:vertical-align="top"/>
    </style:style>
    <style:style style:name="Table15.Cell76" style:family="table-cell">
      <style:table-cell-properties fo:background-color="#FFFFFF"/>
    </style:style>
    <style:style style:name="Table15.Cell77" style:family="table-cell">
      <style:table-cell-properties fo:background-color="#FFFFFF"/>
    </style:style>
    <style:style style:name="Table15.Cell78" style:family="table-cell">
      <style:table-cell-properties fo:background-color="#FFFFFF"/>
    </style:style>
    <style:style style:name="Table15.Cell79" style:family="table-cell">
      <style:table-cell-properties fo:background-color="#FFFFFF"/>
    </style:style>
    <style:style style:name="Table15.Cell80" style:family="table-cell">
      <style:table-cell-properties fo:background-color="#FFFFFF" style:vertical-align="top"/>
    </style:style>
    <style:style style:name="Table15.Cell81" style:family="table-cell">
      <style:table-cell-properties fo:background-color="#FFFFFF" style:vertical-align="middle"/>
    </style:style>
    <style:style style:name="Table15.Cell82" style:family="table-cell">
      <style:table-cell-properties fo:background-color="#FFFFFF" style:vertical-align="middle"/>
    </style:style>
    <style:style style:name="Table15.Cell83" style:family="table-cell">
      <style:table-cell-properties fo:background-color="#FFFFFF" style:vertical-align="middle"/>
    </style:style>
    <style:style style:name="Table15.Cell84" style:family="table-cell">
      <style:table-cell-properties fo:background-color="#FFFFFF" style:vertical-align="top"/>
    </style:style>
    <style:style style:name="Table15.Cell85" style:family="table-cell">
      <style:table-cell-properties fo:background-color="#FFFFFF" style:vertical-align="middle"/>
    </style:style>
    <style:style style:name="Table15.Cell86" style:family="table-cell">
      <style:table-cell-properties fo:background-color="#FFFFFF" style:vertical-align="middle"/>
    </style:style>
    <style:style style:name="Table15.Cell87" style:family="table-cell">
      <style:table-cell-properties fo:background-color="#FFFFFF" style:vertical-align="middle"/>
    </style:style>
    <style:style style:name="Table15.Cell88" style:family="table-cell">
      <style:table-cell-properties fo:background-color="#FFFFFF" style:vertical-align="top"/>
    </style:style>
    <style:style style:name="Table15.Cell89" style:family="table-cell">
      <style:table-cell-properties fo:background-color="#FFFFFF"/>
    </style:style>
    <style:style style:name="Table15.Cell90" style:family="table-cell">
      <style:table-cell-properties fo:background-color="#FFFFFF"/>
    </style:style>
    <style:style style:name="Table15.Cell91" style:family="table-cell">
      <style:table-cell-properties fo:background-color="#FFFFFF"/>
    </style:style>
    <style:style style:name="Table16" style:family="table">
      <style:table-properties style:writing-mode="lr-tb" style:width="15.706cm" table:align="center"/>
    </style:style>
    <style:style style:name="Table16.C1" style:family="table-column">
      <style:table-column-properties style:column-width="4.530cm"/>
    </style:style>
    <style:style style:name="Table16.C2" style:family="table-column">
      <style:table-column-properties style:column-width="6.495cm"/>
    </style:style>
    <style:style style:name="Table16.C3" style:family="table-column">
      <style:table-column-properties style:column-width="4.681cm"/>
    </style:style>
    <style:style style:name="Table16.R1" style:family="table-row">
      <style:table-row-properties style:row-height="0.610cm"/>
    </style:style>
    <style:style style:name="Table16.R2" style:family="table-row">
      <style:table-row-properties style:row-height="0.744cm"/>
    </style:style>
    <style:style style:name="Table16.R3" style:family="table-row">
      <style:table-row-properties style:row-height="0.753cm"/>
    </style:style>
    <style:style style:name="Table16.R4" style:family="table-row">
      <style:table-row-properties style:row-height="0.847cm"/>
    </style:style>
    <style:style style:name="Table16.R5" style:family="table-row">
      <style:table-row-properties style:row-height="0.982cm"/>
    </style:style>
    <style:style style:name="Table16.R6" style:family="table-row">
      <style:table-row-properties style:row-height="1.007cm"/>
    </style:style>
    <style:style style:name="Table16.R7" style:family="table-row">
      <style:table-row-properties style:row-height="0.956cm"/>
    </style:style>
    <style:style style:name="Table16.R8" style:family="table-row">
      <style:table-row-properties style:row-height="1.034cm"/>
    </style:style>
    <style:style style:name="Table16.R9" style:family="table-row">
      <style:table-row-properties style:row-height="0.965cm"/>
    </style:style>
    <style:style style:name="Table16.R10" style:family="table-row">
      <style:table-row-properties style:row-height="1.288cm"/>
    </style:style>
    <style:style style:name="Table16.R11" style:family="table-row">
      <style:table-row-properties style:row-height="1.633cm"/>
    </style:style>
    <style:style style:name="Table16.R12" style:family="table-row">
      <style:table-row-properties style:row-height="0.584cm"/>
    </style:style>
    <style:style style:name="Table16.Cell1" style:family="table-cell">
      <style:table-cell-properties fo:background-color="#FFFFFF" style:vertical-align="top"/>
    </style:style>
    <style:style style:name="Table16.Cell2" style:family="table-cell">
      <style:table-cell-properties fo:background-color="#FFFFFF" style:vertical-align="top"/>
    </style:style>
    <style:style style:name="Table16.Cell3" style:family="table-cell">
      <style:table-cell-properties fo:background-color="#FFFFFF" style:vertical-align="top"/>
    </style:style>
    <style:style style:name="Table16.Cell4" style:family="table-cell">
      <style:table-cell-properties fo:background-color="#FFFFFF" style:vertical-align="top"/>
    </style:style>
    <style:style style:name="Table16.Cell5" style:family="table-cell">
      <style:table-cell-properties fo:background-color="#FFFFFF" style:vertical-align="top"/>
    </style:style>
    <style:style style:name="Table16.Cell6" style:family="table-cell">
      <style:table-cell-properties fo:background-color="#FFFFFF" style:vertical-align="top"/>
    </style:style>
    <style:style style:name="Table16.Cell7" style:family="table-cell">
      <style:table-cell-properties fo:background-color="#FFFFFF"/>
    </style:style>
    <style:style style:name="Table16.Cell8" style:family="table-cell">
      <style:table-cell-properties fo:background-color="#FFFFFF" style:vertical-align="top"/>
    </style:style>
    <style:style style:name="Table16.Cell9" style:family="table-cell">
      <style:table-cell-properties fo:background-color="#FFFFFF" style:vertical-align="top"/>
    </style:style>
    <style:style style:name="Table16.Cell10" style:family="table-cell">
      <style:table-cell-properties fo:background-color="#FFFFFF" style:vertical-align="top"/>
    </style:style>
    <style:style style:name="Table16.Cell11" style:family="table-cell">
      <style:table-cell-properties fo:background-color="#FFFFFF" style:vertical-align="top"/>
    </style:style>
    <style:style style:name="Table16.Cell12" style:family="table-cell">
      <style:table-cell-properties fo:background-color="#FFFFFF" style:vertical-align="top"/>
    </style:style>
    <style:style style:name="Table16.Cell13" style:family="table-cell">
      <style:table-cell-properties fo:background-color="#FFFFFF" style:vertical-align="top"/>
    </style:style>
    <style:style style:name="Table16.Cell14" style:family="table-cell">
      <style:table-cell-properties fo:background-color="#FFFFFF" style:vertical-align="middle"/>
    </style:style>
    <style:style style:name="Table16.Cell15" style:family="table-cell">
      <style:table-cell-properties fo:background-color="#FFFFFF" style:vertical-align="middle"/>
    </style:style>
    <style:style style:name="Table16.Cell16" style:family="table-cell">
      <style:table-cell-properties fo:background-color="#FFFFFF" style:vertical-align="top"/>
    </style:style>
    <style:style style:name="Table16.Cell17" style:family="table-cell">
      <style:table-cell-properties fo:background-color="#FFFFFF" style:vertical-align="middle"/>
    </style:style>
    <style:style style:name="Table16.Cell18" style:family="table-cell">
      <style:table-cell-properties fo:background-color="#FFFFFF" style:vertical-align="middle"/>
    </style:style>
    <style:style style:name="Table16.Cell19" style:family="table-cell">
      <style:table-cell-properties fo:background-color="#FFFFFF" style:vertical-align="top"/>
    </style:style>
    <style:style style:name="Table16.Cell20" style:family="table-cell">
      <style:table-cell-properties fo:background-color="#FFFFFF" style:vertical-align="middle"/>
    </style:style>
    <style:style style:name="Table16.Cell21" style:family="table-cell">
      <style:table-cell-properties fo:background-color="#FFFFFF" style:vertical-align="middle"/>
    </style:style>
    <style:style style:name="Table16.Cell22" style:family="table-cell">
      <style:table-cell-properties fo:background-color="#FFFFFF" style:vertical-align="top"/>
    </style:style>
    <style:style style:name="Table16.Cell23" style:family="table-cell">
      <style:table-cell-properties fo:background-color="#FFFFFF" style:vertical-align="middle"/>
    </style:style>
    <style:style style:name="Table16.Cell24" style:family="table-cell">
      <style:table-cell-properties fo:background-color="#FFFFFF" style:vertical-align="middle"/>
    </style:style>
    <style:style style:name="Table16.Cell25" style:family="table-cell">
      <style:table-cell-properties fo:background-color="#FFFFFF" style:vertical-align="top"/>
    </style:style>
    <style:style style:name="Table16.Cell26" style:family="table-cell">
      <style:table-cell-properties fo:background-color="#FFFFFF" style:vertical-align="middle"/>
    </style:style>
    <style:style style:name="Table16.Cell27" style:family="table-cell">
      <style:table-cell-properties fo:background-color="#FFFFFF" style:vertical-align="middle"/>
    </style:style>
    <style:style style:name="Table16.Cell28" style:family="table-cell">
      <style:table-cell-properties fo:background-color="#FFFFFF" style:vertical-align="top"/>
    </style:style>
    <style:style style:name="Table16.Cell29" style:family="table-cell">
      <style:table-cell-properties fo:background-color="#FFFFFF" style:vertical-align="top"/>
    </style:style>
    <style:style style:name="Table16.Cell30" style:family="table-cell">
      <style:table-cell-properties fo:background-color="#FFFFFF" style:vertical-align="middle"/>
    </style:style>
    <style:style style:name="Table16.Cell31" style:family="table-cell">
      <style:table-cell-properties fo:background-color="#FFFFFF"/>
    </style:style>
    <style:style style:name="Table16.Cell32" style:family="table-cell">
      <style:table-cell-properties fo:background-color="#FFFFFF" style:vertical-align="middle"/>
    </style:style>
    <style:style style:name="Table16.Cell33" style:family="table-cell">
      <style:table-cell-properties fo:background-color="#FFFFFF"/>
    </style:style>
    <style:style style:name="Table16.Cell34" style:family="table-cell">
      <style:table-cell-properties fo:background-color="#FFFFFF"/>
    </style:style>
    <style:style style:name="Table16.Cell35" style:family="table-cell">
      <style:table-cell-properties fo:background-color="#FFFFFF" style:vertical-align="top"/>
    </style:style>
    <style:style style:name="Table17" style:family="table">
      <style:table-properties style:writing-mode="lr-tb" style:width="9.634cm" table:align="center"/>
    </style:style>
    <style:style style:name="Table17.C1" style:family="table-column">
      <style:table-column-properties style:column-width="0.550cm"/>
    </style:style>
    <style:style style:name="Table17.C2" style:family="table-column">
      <style:table-column-properties style:column-width="6.105cm"/>
    </style:style>
    <style:style style:name="Table17.C3" style:family="table-column">
      <style:table-column-properties style:column-width="2.981cm"/>
    </style:style>
    <style:style style:name="Table17.R1" style:family="table-row">
      <style:table-row-properties style:row-height="0.720cm"/>
    </style:style>
    <style:style style:name="Table17.R2" style:family="table-row">
      <style:table-row-properties style:row-height="0.974cm"/>
    </style:style>
    <style:style style:name="Table17.R3" style:family="table-row">
      <style:table-row-properties style:row-height="1.007cm"/>
    </style:style>
    <style:style style:name="Table17.R4" style:family="table-row">
      <style:table-row-properties style:row-height="1.034cm"/>
    </style:style>
    <style:style style:name="Table17.R5" style:family="table-row">
      <style:table-row-properties style:row-height="0.998cm"/>
    </style:style>
    <style:style style:name="Table17.R6" style:family="table-row">
      <style:table-row-properties style:row-height="1.016cm"/>
    </style:style>
    <style:style style:name="Table17.R7" style:family="table-row">
      <style:table-row-properties style:row-height="0.991cm"/>
    </style:style>
    <style:style style:name="Table17.R8" style:family="table-row">
      <style:table-row-properties style:row-height="1.464cm"/>
    </style:style>
    <style:style style:name="Table17.R9" style:family="table-row">
      <style:table-row-properties style:row-height="1.533cm"/>
    </style:style>
    <style:style style:name="Table17.R10" style:family="table-row">
      <style:table-row-properties style:row-height="0.965cm"/>
    </style:style>
    <style:style style:name="Table17.R11" style:family="table-row">
      <style:table-row-properties style:row-height="0.998cm"/>
    </style:style>
    <style:style style:name="Table17.R12" style:family="table-row">
      <style:table-row-properties style:row-height="1.041cm"/>
    </style:style>
    <style:style style:name="Table17.R13" style:family="table-row">
      <style:table-row-properties style:row-height="1.007cm"/>
    </style:style>
    <style:style style:name="Table17.R14" style:family="table-row">
      <style:table-row-properties style:row-height="1.457cm"/>
    </style:style>
    <style:style style:name="Table17.R15" style:family="table-row">
      <style:table-row-properties style:row-height="1.490cm"/>
    </style:style>
    <style:style style:name="Table17.R16" style:family="table-row">
      <style:table-row-properties style:row-height="0.998cm"/>
    </style:style>
    <style:style style:name="Table17.R17" style:family="table-row">
      <style:table-row-properties style:row-height="0.998cm"/>
    </style:style>
    <style:style style:name="Table17.R18" style:family="table-row">
      <style:table-row-properties style:row-height="0.753cm"/>
    </style:style>
    <style:style style:name="Table17.Cell1" style:family="table-cell">
      <style:table-cell-properties fo:background-color="#FFFFFF" style:vertical-align="top"/>
    </style:style>
    <style:style style:name="Table17.Cell2" style:family="table-cell">
      <style:table-cell-properties fo:background-color="#FFFFFF" style:vertical-align="top"/>
    </style:style>
    <style:style style:name="Table17.Cell3" style:family="table-cell">
      <style:table-cell-properties fo:background-color="#FFFFFF" style:vertical-align="top"/>
    </style:style>
    <style:style style:name="Table17.Cell4" style:family="table-cell">
      <style:table-cell-properties fo:background-color="#FFFFFF" style:vertical-align="top"/>
    </style:style>
    <style:style style:name="Table17.Cell5" style:family="table-cell">
      <style:table-cell-properties fo:background-color="#FFFFFF" style:vertical-align="top"/>
    </style:style>
    <style:style style:name="Table17.Cell6" style:family="table-cell">
      <style:table-cell-properties fo:background-color="#FFFFFF" style:vertical-align="top"/>
    </style:style>
    <style:style style:name="Table17.Cell7" style:family="table-cell">
      <style:table-cell-properties fo:background-color="#FFFFFF" style:vertical-align="top"/>
    </style:style>
    <style:style style:name="Table17.Cell8" style:family="table-cell">
      <style:table-cell-properties fo:background-color="#FFFFFF" style:vertical-align="top"/>
    </style:style>
    <style:style style:name="Table17.Cell9" style:family="table-cell">
      <style:table-cell-properties fo:background-color="#FFFFFF" style:vertical-align="top"/>
    </style:style>
    <style:style style:name="Table17.Cell10" style:family="table-cell">
      <style:table-cell-properties fo:background-color="#FFFFFF" style:vertical-align="top"/>
    </style:style>
    <style:style style:name="Table17.Cell11" style:family="table-cell">
      <style:table-cell-properties fo:background-color="#FFFFFF" style:vertical-align="top"/>
    </style:style>
    <style:style style:name="Table17.Cell12" style:family="table-cell">
      <style:table-cell-properties fo:background-color="#FFFFFF" style:vertical-align="top"/>
    </style:style>
    <style:style style:name="Table17.Cell13" style:family="table-cell">
      <style:table-cell-properties fo:background-color="#FFFFFF" style:vertical-align="top"/>
    </style:style>
    <style:style style:name="Table17.Cell14" style:family="table-cell">
      <style:table-cell-properties fo:background-color="#FFFFFF" style:vertical-align="top"/>
    </style:style>
    <style:style style:name="Table17.Cell15" style:family="table-cell">
      <style:table-cell-properties fo:background-color="#FFFFFF" style:vertical-align="top"/>
    </style:style>
    <style:style style:name="Table17.Cell16" style:family="table-cell">
      <style:table-cell-properties fo:background-color="#FFFFFF" style:vertical-align="top"/>
    </style:style>
    <style:style style:name="Table17.Cell17" style:family="table-cell">
      <style:table-cell-properties fo:background-color="#FFFFFF" style:vertical-align="top"/>
    </style:style>
    <style:style style:name="Table17.Cell18" style:family="table-cell">
      <style:table-cell-properties fo:background-color="#FFFFFF" style:vertical-align="top"/>
    </style:style>
    <style:style style:name="Table17.Cell19" style:family="table-cell">
      <style:table-cell-properties fo:background-color="#FFFFFF" style:vertical-align="top"/>
    </style:style>
    <style:style style:name="Table17.Cell20" style:family="table-cell">
      <style:table-cell-properties fo:background-color="#FFFFFF" style:vertical-align="top"/>
    </style:style>
    <style:style style:name="Table17.Cell21" style:family="table-cell">
      <style:table-cell-properties fo:background-color="#FFFFFF" style:vertical-align="top"/>
    </style:style>
    <style:style style:name="Table17.Cell22" style:family="table-cell">
      <style:table-cell-properties fo:background-color="#FFFFFF" style:vertical-align="top"/>
    </style:style>
    <style:style style:name="Table17.Cell23" style:family="table-cell">
      <style:table-cell-properties fo:background-color="#FFFFFF" style:vertical-align="top"/>
    </style:style>
    <style:style style:name="Table17.Cell24" style:family="table-cell">
      <style:table-cell-properties fo:background-color="#FFFFFF" style:vertical-align="top"/>
    </style:style>
    <style:style style:name="Table17.Cell25" style:family="table-cell">
      <style:table-cell-properties fo:background-color="#FFFFFF" style:vertical-align="top"/>
    </style:style>
    <style:style style:name="Table17.Cell26" style:family="table-cell">
      <style:table-cell-properties fo:background-color="#FFFFFF" style:vertical-align="top"/>
    </style:style>
    <style:style style:name="Table17.Cell27" style:family="table-cell">
      <style:table-cell-properties fo:background-color="#FFFFFF" style:vertical-align="top"/>
    </style:style>
    <style:style style:name="Table17.Cell28" style:family="table-cell">
      <style:table-cell-properties fo:background-color="#FFFFFF" style:vertical-align="top"/>
    </style:style>
    <style:style style:name="Table17.Cell29" style:family="table-cell">
      <style:table-cell-properties fo:background-color="#FFFFFF" style:vertical-align="top"/>
    </style:style>
    <style:style style:name="Table17.Cell30" style:family="table-cell">
      <style:table-cell-properties fo:background-color="#FFFFFF" style:vertical-align="top"/>
    </style:style>
    <style:style style:name="Table17.Cell31" style:family="table-cell">
      <style:table-cell-properties fo:background-color="#FFFFFF" style:vertical-align="top"/>
    </style:style>
    <style:style style:name="Table17.Cell32" style:family="table-cell">
      <style:table-cell-properties fo:background-color="#FFFFFF" style:vertical-align="top"/>
    </style:style>
    <style:style style:name="Table17.Cell33" style:family="table-cell">
      <style:table-cell-properties fo:background-color="#FFFFFF" style:vertical-align="top"/>
    </style:style>
    <style:style style:name="Table17.Cell34" style:family="table-cell">
      <style:table-cell-properties fo:background-color="#FFFFFF" style:vertical-align="top"/>
    </style:style>
    <style:style style:name="Table17.Cell35" style:family="table-cell">
      <style:table-cell-properties fo:background-color="#FFFFFF" style:vertical-align="top"/>
    </style:style>
    <style:style style:name="Table17.Cell36" style:family="table-cell">
      <style:table-cell-properties fo:background-color="#FFFFFF" style:vertical-align="top"/>
    </style:style>
    <style:style style:name="Table17.Cell37" style:family="table-cell">
      <style:table-cell-properties fo:background-color="#FFFFFF" style:vertical-align="top"/>
    </style:style>
    <style:style style:name="Table17.Cell38" style:family="table-cell">
      <style:table-cell-properties fo:background-color="#FFFFFF" style:vertical-align="top"/>
    </style:style>
    <style:style style:name="Table17.Cell39" style:family="table-cell">
      <style:table-cell-properties fo:background-color="#FFFFFF" style:vertical-align="top"/>
    </style:style>
    <style:style style:name="Table17.Cell40" style:family="table-cell">
      <style:table-cell-properties fo:background-color="#FFFFFF" style:vertical-align="top"/>
    </style:style>
    <style:style style:name="Table17.Cell41" style:family="table-cell">
      <style:table-cell-properties fo:background-color="#FFFFFF" style:vertical-align="top"/>
    </style:style>
    <style:style style:name="Table17.Cell42" style:family="table-cell">
      <style:table-cell-properties fo:background-color="#FFFFFF" style:vertical-align="top"/>
    </style:style>
    <style:style style:name="Table17.Cell43" style:family="table-cell">
      <style:table-cell-properties fo:background-color="#FFFFFF" style:vertical-align="top"/>
    </style:style>
    <style:style style:name="Table17.Cell44" style:family="table-cell">
      <style:table-cell-properties fo:background-color="#FFFFFF" style:vertical-align="top"/>
    </style:style>
    <style:style style:name="Table17.Cell45" style:family="table-cell">
      <style:table-cell-properties fo:background-color="#FFFFFF" style:vertical-align="top"/>
    </style:style>
    <style:style style:name="Table17.Cell46" style:family="table-cell">
      <style:table-cell-properties fo:background-color="#FFFFFF" style:vertical-align="top"/>
    </style:style>
    <style:style style:name="Table17.Cell47" style:family="table-cell">
      <style:table-cell-properties fo:background-color="#FFFFFF" style:vertical-align="top"/>
    </style:style>
    <style:style style:name="Table17.Cell48" style:family="table-cell">
      <style:table-cell-properties fo:background-color="#FFFFFF" style:vertical-align="top"/>
    </style:style>
    <style:style style:name="Table17.Cell49" style:family="table-cell">
      <style:table-cell-properties fo:background-color="#FFFFFF" style:vertical-align="top"/>
    </style:style>
    <style:style style:name="Table17.Cell50" style:family="table-cell">
      <style:table-cell-properties fo:background-color="#FFFFFF" style:vertical-align="top"/>
    </style:style>
    <style:style style:name="Table17.Cell51" style:family="table-cell">
      <style:table-cell-properties fo:background-color="#FFFFFF" style:vertical-align="top"/>
    </style:style>
    <style:style style:name="Table17.Cell52" style:family="table-cell">
      <style:table-cell-properties fo:background-color="#FFFFFF" style:vertical-align="top"/>
    </style:style>
    <style:style style:name="Table17.Cell53" style:family="table-cell">
      <style:table-cell-properties fo:background-color="#FFFFFF" style:vertical-align="top"/>
    </style:style>
    <style:style style:name="Table17.Cell54" style:family="table-cell">
      <style:table-cell-properties fo:background-color="#FFFFFF" style:vertical-align="top"/>
    </style:style>
    <style:style style:name="Table18" style:family="table">
      <style:table-properties style:writing-mode="lr-tb" style:width="15.681cm" table:align="center"/>
    </style:style>
    <style:style style:name="Table18.C1" style:family="table-column">
      <style:table-column-properties style:column-width="11.599cm"/>
    </style:style>
    <style:style style:name="Table18.C2" style:family="table-column">
      <style:table-column-properties style:column-width="4.082cm"/>
    </style:style>
    <style:style style:name="Table18.R1" style:family="table-row">
      <style:table-row-properties style:row-height="2.108cm"/>
    </style:style>
    <style:style style:name="Table18.Cell1" style:family="table-cell">
      <style:table-cell-properties fo:background-color="#FFFFFF"/>
    </style:style>
    <style:style style:name="Table18.Cell2" style:family="table-cell">
      <style:table-cell-properties fo:background-color="#FFFFFF" style:vertical-align="top"/>
    </style:style>
    <style:style style:name="Table19" style:family="table">
      <style:table-properties style:writing-mode="lr-tb" style:width="15.688cm" table:align="center"/>
    </style:style>
    <style:style style:name="Table19.C1" style:family="table-column">
      <style:table-column-properties style:column-width="5.071cm"/>
    </style:style>
    <style:style style:name="Table19.C2" style:family="table-column">
      <style:table-column-properties style:column-width="1.448cm"/>
    </style:style>
    <style:style style:name="Table19.C3" style:family="table-column">
      <style:table-column-properties style:column-width="4.276cm"/>
    </style:style>
    <style:style style:name="Table19.C4" style:family="table-column">
      <style:table-column-properties style:column-width="4.893cm"/>
    </style:style>
    <style:style style:name="Table19.R1" style:family="table-row">
      <style:table-row-properties style:row-height="0.617cm"/>
    </style:style>
    <style:style style:name="Table19.R2" style:family="table-row">
      <style:table-row-properties style:row-height="0.744cm"/>
    </style:style>
    <style:style style:name="Table19.R3" style:family="table-row">
      <style:table-row-properties style:row-height="0.744cm"/>
    </style:style>
    <style:style style:name="Table19.R4" style:family="table-row">
      <style:table-row-properties style:row-height="0.847cm"/>
    </style:style>
    <style:style style:name="Table19.R5" style:family="table-row">
      <style:table-row-properties style:row-height="0.940cm"/>
    </style:style>
    <style:style style:name="Table19.R6" style:family="table-row">
      <style:table-row-properties style:row-height="1.007cm"/>
    </style:style>
    <style:style style:name="Table19.R7" style:family="table-row">
      <style:table-row-properties style:row-height="0.991cm"/>
    </style:style>
    <style:style style:name="Table19.R8" style:family="table-row">
      <style:table-row-properties style:row-height="1.007cm"/>
    </style:style>
    <style:style style:name="Table19.R9" style:family="table-row">
      <style:table-row-properties style:row-height="0.998cm"/>
    </style:style>
    <style:style style:name="Table19.R10" style:family="table-row">
      <style:table-row-properties style:row-height="0.998cm"/>
    </style:style>
    <style:style style:name="Table19.R11" style:family="table-row">
      <style:table-row-properties style:row-height="1.007cm"/>
    </style:style>
    <style:style style:name="Table19.R12" style:family="table-row">
      <style:table-row-properties style:row-height="0.998cm"/>
    </style:style>
    <style:style style:name="Table19.R13" style:family="table-row">
      <style:table-row-properties style:row-height="1.034cm"/>
    </style:style>
    <style:style style:name="Table19.R14" style:family="table-row">
      <style:table-row-properties style:row-height="1.464cm"/>
    </style:style>
    <style:style style:name="Table19.R15" style:family="table-row">
      <style:table-row-properties style:row-height="1.524cm"/>
    </style:style>
    <style:style style:name="Table19.R16" style:family="table-row">
      <style:table-row-properties style:row-height="1.016cm"/>
    </style:style>
    <style:style style:name="Table19.R17" style:family="table-row">
      <style:table-row-properties style:row-height="0.965cm"/>
    </style:style>
    <style:style style:name="Table19.R18" style:family="table-row">
      <style:table-row-properties style:row-height="1.034cm"/>
    </style:style>
    <style:style style:name="Table19.R19" style:family="table-row">
      <style:table-row-properties style:row-height="0.998cm"/>
    </style:style>
    <style:style style:name="Table19.R20" style:family="table-row">
      <style:table-row-properties style:row-height="1.007cm"/>
    </style:style>
    <style:style style:name="Table19.R21" style:family="table-row">
      <style:table-row-properties style:row-height="1.457cm"/>
    </style:style>
    <style:style style:name="Table19.R22" style:family="table-row">
      <style:table-row-properties style:row-height="1.524cm"/>
    </style:style>
    <style:style style:name="Table19.R23" style:family="table-row">
      <style:table-row-properties style:row-height="0.720cm"/>
    </style:style>
    <style:style style:name="Table19.Cell1" style:family="table-cell">
      <style:table-cell-properties fo:background-color="#FFFFFF" style:vertical-align="top"/>
    </style:style>
    <style:style style:name="Table19.Cell2" style:family="table-cell">
      <style:table-cell-properties fo:background-color="#FFFFFF" style:vertical-align="top"/>
    </style:style>
    <style:style style:name="Table19.Cell3" style:family="table-cell">
      <style:table-cell-properties fo:background-color="#FFFFFF" style:vertical-align="top"/>
    </style:style>
    <style:style style:name="Table19.Cell4" style:family="table-cell">
      <style:table-cell-properties fo:background-color="#FFFFFF" style:vertical-align="top"/>
    </style:style>
    <style:style style:name="Table19.Cell5" style:family="table-cell">
      <style:table-cell-properties fo:background-color="#FFFFFF" style:vertical-align="top"/>
    </style:style>
    <style:style style:name="Table19.Cell6" style:family="table-cell">
      <style:table-cell-properties fo:background-color="#FFFFFF" style:vertical-align="top"/>
    </style:style>
    <style:style style:name="Table19.Cell7" style:family="table-cell">
      <style:table-cell-properties fo:background-color="#FFFFFF" style:vertical-align="top"/>
    </style:style>
    <style:style style:name="Table19.Cell8" style:family="table-cell">
      <style:table-cell-properties fo:background-color="#FFFFFF"/>
    </style:style>
    <style:style style:name="Table19.Cell9" style:family="table-cell">
      <style:table-cell-properties fo:background-color="#FFFFFF" style:vertical-align="top"/>
    </style:style>
    <style:style style:name="Table19.Cell10" style:family="table-cell">
      <style:table-cell-properties fo:background-color="#FFFFFF" style:vertical-align="top"/>
    </style:style>
    <style:style style:name="Table19.Cell11" style:family="table-cell">
      <style:table-cell-properties fo:background-color="#FFFFFF" style:vertical-align="top"/>
    </style:style>
    <style:style style:name="Table19.Cell12" style:family="table-cell">
      <style:table-cell-properties fo:background-color="#FFFFFF" style:vertical-align="top"/>
    </style:style>
    <style:style style:name="Table19.Cell13" style:family="table-cell">
      <style:table-cell-properties fo:background-color="#FFFFFF" style:vertical-align="top"/>
    </style:style>
    <style:style style:name="Table19.Cell14" style:family="table-cell">
      <style:table-cell-properties fo:background-color="#FFFFFF" style:vertical-align="top"/>
    </style:style>
    <style:style style:name="Table19.Cell15" style:family="table-cell">
      <style:table-cell-properties fo:background-color="#FFFFFF" style:vertical-align="top"/>
    </style:style>
    <style:style style:name="Table19.Cell16" style:family="table-cell">
      <style:table-cell-properties fo:background-color="#FFFFFF" style:vertical-align="middle"/>
    </style:style>
    <style:style style:name="Table19.Cell17" style:family="table-cell">
      <style:table-cell-properties fo:background-color="#FFFFFF" style:vertical-align="middle"/>
    </style:style>
    <style:style style:name="Table19.Cell18" style:family="table-cell">
      <style:table-cell-properties fo:background-color="#FFFFFF" style:vertical-align="middle"/>
    </style:style>
    <style:style style:name="Table19.Cell19" style:family="table-cell">
      <style:table-cell-properties fo:background-color="#FFFFFF" style:vertical-align="middle"/>
    </style:style>
    <style:style style:name="Table19.Cell20" style:family="table-cell">
      <style:table-cell-properties fo:background-color="#FFFFFF" style:vertical-align="top"/>
    </style:style>
    <style:style style:name="Table19.Cell21" style:family="table-cell">
      <style:table-cell-properties fo:background-color="#FFFFFF" style:vertical-align="middle"/>
    </style:style>
    <style:style style:name="Table19.Cell22" style:family="table-cell">
      <style:table-cell-properties fo:background-color="#FFFFFF" style:vertical-align="middle"/>
    </style:style>
    <style:style style:name="Table19.Cell23" style:family="table-cell">
      <style:table-cell-properties fo:background-color="#FFFFFF" style:vertical-align="middle"/>
    </style:style>
    <style:style style:name="Table19.Cell24" style:family="table-cell">
      <style:table-cell-properties fo:background-color="#FFFFFF" style:vertical-align="top"/>
    </style:style>
    <style:style style:name="Table19.Cell25" style:family="table-cell">
      <style:table-cell-properties fo:background-color="#FFFFFF" style:vertical-align="middle"/>
    </style:style>
    <style:style style:name="Table19.Cell26" style:family="table-cell">
      <style:table-cell-properties fo:background-color="#FFFFFF" style:vertical-align="middle"/>
    </style:style>
    <style:style style:name="Table19.Cell27" style:family="table-cell">
      <style:table-cell-properties fo:background-color="#FFFFFF" style:vertical-align="middle"/>
    </style:style>
    <style:style style:name="Table19.Cell28" style:family="table-cell">
      <style:table-cell-properties fo:background-color="#FFFFFF" style:vertical-align="top"/>
    </style:style>
    <style:style style:name="Table19.Cell29" style:family="table-cell">
      <style:table-cell-properties fo:background-color="#FFFFFF" style:vertical-align="middle"/>
    </style:style>
    <style:style style:name="Table19.Cell30" style:family="table-cell">
      <style:table-cell-properties fo:background-color="#FFFFFF" style:vertical-align="middle"/>
    </style:style>
    <style:style style:name="Table19.Cell31" style:family="table-cell">
      <style:table-cell-properties fo:background-color="#FFFFFF" style:vertical-align="middle"/>
    </style:style>
    <style:style style:name="Table19.Cell32" style:family="table-cell">
      <style:table-cell-properties fo:background-color="#FFFFFF" style:vertical-align="top"/>
    </style:style>
    <style:style style:name="Table19.Cell33" style:family="table-cell">
      <style:table-cell-properties fo:background-color="#FFFFFF" style:vertical-align="middle"/>
    </style:style>
    <style:style style:name="Table19.Cell34" style:family="table-cell">
      <style:table-cell-properties fo:background-color="#FFFFFF" style:vertical-align="middle"/>
    </style:style>
    <style:style style:name="Table19.Cell35" style:family="table-cell">
      <style:table-cell-properties fo:background-color="#FFFFFF" style:vertical-align="middle"/>
    </style:style>
    <style:style style:name="Table19.Cell36" style:family="table-cell">
      <style:table-cell-properties fo:background-color="#FFFFFF" style:vertical-align="top"/>
    </style:style>
    <style:style style:name="Table19.Cell37" style:family="table-cell">
      <style:table-cell-properties fo:background-color="#FFFFFF" style:vertical-align="middle"/>
    </style:style>
    <style:style style:name="Table19.Cell38" style:family="table-cell">
      <style:table-cell-properties fo:background-color="#FFFFFF" style:vertical-align="middle"/>
    </style:style>
    <style:style style:name="Table19.Cell39" style:family="table-cell">
      <style:table-cell-properties fo:background-color="#FFFFFF" style:vertical-align="middle"/>
    </style:style>
    <style:style style:name="Table19.Cell40" style:family="table-cell">
      <style:table-cell-properties fo:background-color="#FFFFFF" style:vertical-align="top"/>
    </style:style>
    <style:style style:name="Table19.Cell41" style:family="table-cell">
      <style:table-cell-properties fo:background-color="#FFFFFF" style:vertical-align="middle"/>
    </style:style>
    <style:style style:name="Table19.Cell42" style:family="table-cell">
      <style:table-cell-properties fo:background-color="#FFFFFF" style:vertical-align="middle"/>
    </style:style>
    <style:style style:name="Table19.Cell43" style:family="table-cell">
      <style:table-cell-properties fo:background-color="#FFFFFF" style:vertical-align="middle"/>
    </style:style>
    <style:style style:name="Table19.Cell44" style:family="table-cell">
      <style:table-cell-properties fo:background-color="#FFFFFF" style:vertical-align="top"/>
    </style:style>
    <style:style style:name="Table19.Cell45" style:family="table-cell">
      <style:table-cell-properties fo:background-color="#FFFFFF" style:vertical-align="middle"/>
    </style:style>
    <style:style style:name="Table19.Cell46" style:family="table-cell">
      <style:table-cell-properties fo:background-color="#FFFFFF" style:vertical-align="middle"/>
    </style:style>
    <style:style style:name="Table19.Cell47" style:family="table-cell">
      <style:table-cell-properties fo:background-color="#FFFFFF" style:vertical-align="middle"/>
    </style:style>
    <style:style style:name="Table19.Cell48" style:family="table-cell">
      <style:table-cell-properties fo:background-color="#FFFFFF" style:vertical-align="top"/>
    </style:style>
    <style:style style:name="Table19.Cell49" style:family="table-cell">
      <style:table-cell-properties fo:background-color="#FFFFFF" style:vertical-align="middle"/>
    </style:style>
    <style:style style:name="Table19.Cell50" style:family="table-cell">
      <style:table-cell-properties fo:background-color="#FFFFFF" style:vertical-align="middle"/>
    </style:style>
    <style:style style:name="Table19.Cell51" style:family="table-cell">
      <style:table-cell-properties fo:background-color="#FFFFFF" style:vertical-align="middle"/>
    </style:style>
    <style:style style:name="Table19.Cell52" style:family="table-cell">
      <style:table-cell-properties fo:background-color="#FFFFFF" style:vertical-align="top"/>
    </style:style>
    <style:style style:name="Table19.Cell53" style:family="table-cell">
      <style:table-cell-properties fo:background-color="#FFFFFF" style:vertical-align="top"/>
    </style:style>
    <style:style style:name="Table19.Cell54" style:family="table-cell">
      <style:table-cell-properties fo:background-color="#FFFFFF" style:vertical-align="top"/>
    </style:style>
    <style:style style:name="Table19.Cell55" style:family="table-cell">
      <style:table-cell-properties fo:background-color="#FFFFFF" style:vertical-align="top"/>
    </style:style>
    <style:style style:name="Table19.Cell56" style:family="table-cell">
      <style:table-cell-properties fo:background-color="#FFFFFF"/>
    </style:style>
    <style:style style:name="Table19.Cell57" style:family="table-cell">
      <style:table-cell-properties fo:background-color="#FFFFFF"/>
    </style:style>
    <style:style style:name="Table19.Cell58" style:family="table-cell">
      <style:table-cell-properties fo:background-color="#FFFFFF"/>
    </style:style>
    <style:style style:name="Table19.Cell59" style:family="table-cell">
      <style:table-cell-properties fo:background-color="#FFFFFF"/>
    </style:style>
    <style:style style:name="Table19.Cell60" style:family="table-cell">
      <style:table-cell-properties fo:background-color="#FFFFFF" style:vertical-align="top"/>
    </style:style>
    <style:style style:name="Table19.Cell61" style:family="table-cell">
      <style:table-cell-properties fo:background-color="#FFFFFF" style:vertical-align="middle"/>
    </style:style>
    <style:style style:name="Table19.Cell62" style:family="table-cell">
      <style:table-cell-properties fo:background-color="#FFFFFF" style:vertical-align="middle"/>
    </style:style>
    <style:style style:name="Table19.Cell63" style:family="table-cell">
      <style:table-cell-properties fo:background-color="#FFFFFF" style:vertical-align="middle"/>
    </style:style>
    <style:style style:name="Table19.Cell64" style:family="table-cell">
      <style:table-cell-properties fo:background-color="#FFFFFF" style:vertical-align="top"/>
    </style:style>
    <style:style style:name="Table19.Cell65" style:family="table-cell">
      <style:table-cell-properties fo:background-color="#FFFFFF" style:vertical-align="middle"/>
    </style:style>
    <style:style style:name="Table19.Cell66" style:family="table-cell">
      <style:table-cell-properties fo:background-color="#FFFFFF" style:vertical-align="middle"/>
    </style:style>
    <style:style style:name="Table19.Cell67" style:family="table-cell">
      <style:table-cell-properties fo:background-color="#FFFFFF" style:vertical-align="middle"/>
    </style:style>
    <style:style style:name="Table19.Cell68" style:family="table-cell">
      <style:table-cell-properties fo:background-color="#FFFFFF" style:vertical-align="top"/>
    </style:style>
    <style:style style:name="Table19.Cell69" style:family="table-cell">
      <style:table-cell-properties fo:background-color="#FFFFFF" style:vertical-align="middle"/>
    </style:style>
    <style:style style:name="Table19.Cell70" style:family="table-cell">
      <style:table-cell-properties fo:background-color="#FFFFFF" style:vertical-align="middle"/>
    </style:style>
    <style:style style:name="Table19.Cell71" style:family="table-cell">
      <style:table-cell-properties fo:background-color="#FFFFFF" style:vertical-align="middle"/>
    </style:style>
    <style:style style:name="Table19.Cell72" style:family="table-cell">
      <style:table-cell-properties fo:background-color="#FFFFFF" style:vertical-align="top"/>
    </style:style>
    <style:style style:name="Table19.Cell73" style:family="table-cell">
      <style:table-cell-properties fo:background-color="#FFFFFF" style:vertical-align="middle"/>
    </style:style>
    <style:style style:name="Table19.Cell74" style:family="table-cell">
      <style:table-cell-properties fo:background-color="#FFFFFF" style:vertical-align="middle"/>
    </style:style>
    <style:style style:name="Table19.Cell75" style:family="table-cell">
      <style:table-cell-properties fo:background-color="#FFFFFF" style:vertical-align="middle"/>
    </style:style>
    <style:style style:name="Table19.Cell76" style:family="table-cell">
      <style:table-cell-properties fo:background-color="#FFFFFF" style:vertical-align="top"/>
    </style:style>
    <style:style style:name="Table19.Cell77" style:family="table-cell">
      <style:table-cell-properties fo:background-color="#FFFFFF" style:vertical-align="middle"/>
    </style:style>
    <style:style style:name="Table19.Cell78" style:family="table-cell">
      <style:table-cell-properties fo:background-color="#FFFFFF" style:vertical-align="middle"/>
    </style:style>
    <style:style style:name="Table19.Cell79" style:family="table-cell">
      <style:table-cell-properties fo:background-color="#FFFFFF" style:vertical-align="middle"/>
    </style:style>
    <style:style style:name="Table19.Cell80" style:family="table-cell">
      <style:table-cell-properties fo:background-color="#FFFFFF" style:vertical-align="top"/>
    </style:style>
    <style:style style:name="Table19.Cell81" style:family="table-cell">
      <style:table-cell-properties fo:background-color="#FFFFFF" style:vertical-align="top"/>
    </style:style>
    <style:style style:name="Table19.Cell82" style:family="table-cell">
      <style:table-cell-properties fo:background-color="#FFFFFF" style:vertical-align="top"/>
    </style:style>
    <style:style style:name="Table19.Cell83" style:family="table-cell">
      <style:table-cell-properties fo:background-color="#FFFFFF" style:vertical-align="top"/>
    </style:style>
    <style:style style:name="Table19.Cell84" style:family="table-cell">
      <style:table-cell-properties fo:background-color="#FFFFFF"/>
    </style:style>
    <style:style style:name="Table19.Cell85" style:family="table-cell">
      <style:table-cell-properties fo:background-color="#FFFFFF"/>
    </style:style>
    <style:style style:name="Table19.Cell86" style:family="table-cell">
      <style:table-cell-properties fo:background-color="#FFFFFF"/>
    </style:style>
    <style:style style:name="Table19.Cell87" style:family="table-cell">
      <style:table-cell-properties fo:background-color="#FFFFFF"/>
    </style:style>
    <style:style style:name="Table19.Cell88" style:family="table-cell">
      <style:table-cell-properties fo:background-color="#FFFFFF" style:vertical-align="top"/>
    </style:style>
    <style:style style:name="Table19.Cell89" style:family="table-cell">
      <style:table-cell-properties fo:background-color="#FFFFFF"/>
    </style:style>
    <style:style style:name="Table19.Cell90" style:family="table-cell">
      <style:table-cell-properties fo:background-color="#FFFFFF"/>
    </style:style>
    <style:style style:name="Table19.Cell91" style:family="table-cell">
      <style:table-cell-properties fo:background-color="#FFFFFF"/>
    </style:style>
    <style:style style:name="Table20" style:family="table">
      <style:table-properties style:writing-mode="lr-tb" style:width="15.706cm" table:align="center"/>
    </style:style>
    <style:style style:name="Table20.C1" style:family="table-column">
      <style:table-column-properties style:column-width="5.681cm"/>
    </style:style>
    <style:style style:name="Table20.C2" style:family="table-column">
      <style:table-column-properties style:column-width="5.274cm"/>
    </style:style>
    <style:style style:name="Table20.C3" style:family="table-column">
      <style:table-column-properties style:column-width="4.750cm"/>
    </style:style>
    <style:style style:name="Table20.R1" style:family="table-row">
      <style:table-row-properties style:row-height="0.610cm"/>
    </style:style>
    <style:style style:name="Table20.R2" style:family="table-row">
      <style:table-row-properties style:row-height="0.744cm"/>
    </style:style>
    <style:style style:name="Table20.R3" style:family="table-row">
      <style:table-row-properties style:row-height="0.753cm"/>
    </style:style>
    <style:style style:name="Table20.R4" style:family="table-row">
      <style:table-row-properties style:row-height="0.847cm"/>
    </style:style>
    <style:style style:name="Table20.R5" style:family="table-row">
      <style:table-row-properties style:row-height="0.940cm"/>
    </style:style>
    <style:style style:name="Table20.R6" style:family="table-row">
      <style:table-row-properties style:row-height="1.034cm"/>
    </style:style>
    <style:style style:name="Table20.R7" style:family="table-row">
      <style:table-row-properties style:row-height="0.974cm"/>
    </style:style>
    <style:style style:name="Table20.R8" style:family="table-row">
      <style:table-row-properties style:row-height="1.372cm"/>
    </style:style>
    <style:style style:name="Table20.R9" style:family="table-row">
      <style:table-row-properties style:row-height="2.304cm"/>
    </style:style>
    <style:style style:name="Table20.Cell1" style:family="table-cell">
      <style:table-cell-properties fo:background-color="#FFFFFF" style:vertical-align="top"/>
    </style:style>
    <style:style style:name="Table20.Cell2" style:family="table-cell">
      <style:table-cell-properties fo:background-color="#FFFFFF" style:vertical-align="top"/>
    </style:style>
    <style:style style:name="Table20.Cell3" style:family="table-cell">
      <style:table-cell-properties fo:background-color="#FFFFFF" style:vertical-align="top"/>
    </style:style>
    <style:style style:name="Table20.Cell4" style:family="table-cell">
      <style:table-cell-properties fo:background-color="#FFFFFF" style:vertical-align="top"/>
    </style:style>
    <style:style style:name="Table20.Cell5" style:family="table-cell">
      <style:table-cell-properties fo:background-color="#FFFFFF" style:vertical-align="top"/>
    </style:style>
    <style:style style:name="Table20.Cell6" style:family="table-cell">
      <style:table-cell-properties fo:background-color="#FFFFFF" style:vertical-align="top"/>
    </style:style>
    <style:style style:name="Table20.Cell7" style:family="table-cell">
      <style:table-cell-properties fo:background-color="#FFFFFF"/>
    </style:style>
    <style:style style:name="Table20.Cell8" style:family="table-cell">
      <style:table-cell-properties fo:background-color="#FFFFFF" style:vertical-align="top"/>
    </style:style>
    <style:style style:name="Table20.Cell9" style:family="table-cell">
      <style:table-cell-properties fo:background-color="#FFFFFF" style:vertical-align="top"/>
    </style:style>
    <style:style style:name="Table20.Cell10" style:family="table-cell">
      <style:table-cell-properties fo:background-color="#FFFFFF" style:vertical-align="top"/>
    </style:style>
    <style:style style:name="Table20.Cell11" style:family="table-cell">
      <style:table-cell-properties fo:background-color="#FFFFFF" style:vertical-align="top"/>
    </style:style>
    <style:style style:name="Table20.Cell12" style:family="table-cell">
      <style:table-cell-properties fo:background-color="#FFFFFF" style:vertical-align="top"/>
    </style:style>
    <style:style style:name="Table20.Cell13" style:family="table-cell">
      <style:table-cell-properties fo:background-color="#FFFFFF" style:vertical-align="top"/>
    </style:style>
    <style:style style:name="Table20.Cell14" style:family="table-cell">
      <style:table-cell-properties fo:background-color="#FFFFFF" style:vertical-align="middle"/>
    </style:style>
    <style:style style:name="Table20.Cell15" style:family="table-cell">
      <style:table-cell-properties fo:background-color="#FFFFFF" style:vertical-align="middle"/>
    </style:style>
    <style:style style:name="Table20.Cell16" style:family="table-cell">
      <style:table-cell-properties fo:background-color="#FFFFFF" style:vertical-align="top"/>
    </style:style>
    <style:style style:name="Table20.Cell17" style:family="table-cell">
      <style:table-cell-properties fo:background-color="#FFFFFF" style:vertical-align="middle"/>
    </style:style>
    <style:style style:name="Table20.Cell18" style:family="table-cell">
      <style:table-cell-properties fo:background-color="#FFFFFF" style:vertical-align="middle"/>
    </style:style>
    <style:style style:name="Table20.Cell19" style:family="table-cell">
      <style:table-cell-properties fo:background-color="#FFFFFF" style:vertical-align="top"/>
    </style:style>
    <style:style style:name="Table20.Cell20" style:family="table-cell">
      <style:table-cell-properties fo:background-color="#FFFFFF" style:vertical-align="middle"/>
    </style:style>
    <style:style style:name="Table20.Cell21" style:family="table-cell">
      <style:table-cell-properties fo:background-color="#FFFFFF" style:vertical-align="middle"/>
    </style:style>
    <style:style style:name="Table20.Cell22" style:family="table-cell">
      <style:table-cell-properties fo:background-color="#FFFFFF" style:vertical-align="top"/>
    </style:style>
    <style:style style:name="Table20.Cell23" style:family="table-cell">
      <style:table-cell-properties fo:background-color="#FFFFFF" style:vertical-align="top"/>
    </style:style>
    <style:style style:name="Table20.Cell24" style:family="table-cell">
      <style:table-cell-properties fo:background-color="#FFFFFF" style:vertical-align="middle"/>
    </style:style>
    <style:style style:name="Table20.Cell25" style:family="table-cell">
      <style:table-cell-properties fo:background-color="#FFFFFF"/>
    </style:style>
    <style:style style:name="Table20.Cell26" style:family="table-cell">
      <style:table-cell-properties fo:background-color="#FFFFFF" style:vertical-align="middle"/>
    </style:style>
    <style:style style:name="Table21" style:family="table">
      <style:table-properties style:writing-mode="lr-tb" style:width="15.688cm" table:align="center"/>
    </style:style>
    <style:style style:name="Table21.C1" style:family="table-column">
      <style:table-column-properties style:column-width="5.080cm"/>
    </style:style>
    <style:style style:name="Table21.C2" style:family="table-column">
      <style:table-column-properties style:column-width="1.499cm"/>
    </style:style>
    <style:style style:name="Table21.C3" style:family="table-column">
      <style:table-column-properties style:column-width="4.590cm"/>
    </style:style>
    <style:style style:name="Table21.C4" style:family="table-column">
      <style:table-column-properties style:column-width="4.521cm"/>
    </style:style>
    <style:style style:name="Table21.R1" style:family="table-row">
      <style:table-row-properties style:row-height="0.617cm"/>
    </style:style>
    <style:style style:name="Table21.R2" style:family="table-row">
      <style:table-row-properties style:row-height="0.744cm"/>
    </style:style>
    <style:style style:name="Table21.R3" style:family="table-row">
      <style:table-row-properties style:row-height="0.744cm"/>
    </style:style>
    <style:style style:name="Table21.R4" style:family="table-row">
      <style:table-row-properties style:row-height="0.855cm"/>
    </style:style>
    <style:style style:name="Table21.R5" style:family="table-row">
      <style:table-row-properties style:row-height="0.931cm"/>
    </style:style>
    <style:style style:name="Table21.R6" style:family="table-row">
      <style:table-row-properties style:row-height="1.041cm"/>
    </style:style>
    <style:style style:name="Table21.R7" style:family="table-row">
      <style:table-row-properties style:row-height="1.007cm"/>
    </style:style>
    <style:style style:name="Table21.R8" style:family="table-row">
      <style:table-row-properties style:row-height="0.991cm"/>
    </style:style>
    <style:style style:name="Table21.R9" style:family="table-row">
      <style:table-row-properties style:row-height="0.965cm"/>
    </style:style>
    <style:style style:name="Table21.R10" style:family="table-row">
      <style:table-row-properties style:row-height="1.007cm"/>
    </style:style>
    <style:style style:name="Table21.R11" style:family="table-row">
      <style:table-row-properties style:row-height="1.034cm"/>
    </style:style>
    <style:style style:name="Table21.R12" style:family="table-row">
      <style:table-row-properties style:row-height="0.956cm"/>
    </style:style>
    <style:style style:name="Table21.R13" style:family="table-row">
      <style:table-row-properties style:row-height="1.041cm"/>
    </style:style>
    <style:style style:name="Table21.R14" style:family="table-row">
      <style:table-row-properties style:row-height="0.956cm"/>
    </style:style>
    <style:style style:name="Table21.R15" style:family="table-row">
      <style:table-row-properties style:row-height="1.506cm"/>
    </style:style>
    <style:style style:name="Table21.R16" style:family="table-row">
      <style:table-row-properties style:row-height="1.499cm"/>
    </style:style>
    <style:style style:name="Table21.R17" style:family="table-row">
      <style:table-row-properties style:row-height="1.050cm"/>
    </style:style>
    <style:style style:name="Table21.R18" style:family="table-row">
      <style:table-row-properties style:row-height="0.956cm"/>
    </style:style>
    <style:style style:name="Table21.R19" style:family="table-row">
      <style:table-row-properties style:row-height="0.991cm"/>
    </style:style>
    <style:style style:name="Table21.R20" style:family="table-row">
      <style:table-row-properties style:row-height="0.998cm"/>
    </style:style>
    <style:style style:name="Table21.R21" style:family="table-row">
      <style:table-row-properties style:row-height="0.998cm"/>
    </style:style>
    <style:style style:name="Table21.R22" style:family="table-row">
      <style:table-row-properties style:row-height="1.007cm"/>
    </style:style>
    <style:style style:name="Table21.R23" style:family="table-row">
      <style:table-row-properties style:row-height="0.991cm"/>
    </style:style>
    <style:style style:name="Table21.R24" style:family="table-row">
      <style:table-row-properties style:row-height="0.796cm"/>
    </style:style>
    <style:style style:name="Table21.Cell1" style:family="table-cell">
      <style:table-cell-properties fo:background-color="#FFFFFF" style:vertical-align="top"/>
    </style:style>
    <style:style style:name="Table21.Cell2" style:family="table-cell">
      <style:table-cell-properties fo:background-color="#FFFFFF" style:vertical-align="top"/>
    </style:style>
    <style:style style:name="Table21.Cell3" style:family="table-cell">
      <style:table-cell-properties fo:background-color="#FFFFFF" style:vertical-align="top"/>
    </style:style>
    <style:style style:name="Table21.Cell4" style:family="table-cell">
      <style:table-cell-properties fo:background-color="#FFFFFF" style:vertical-align="top"/>
    </style:style>
    <style:style style:name="Table21.Cell5" style:family="table-cell">
      <style:table-cell-properties fo:background-color="#FFFFFF" style:vertical-align="top"/>
    </style:style>
    <style:style style:name="Table21.Cell6" style:family="table-cell">
      <style:table-cell-properties fo:background-color="#FFFFFF" style:vertical-align="top"/>
    </style:style>
    <style:style style:name="Table21.Cell7" style:family="table-cell">
      <style:table-cell-properties fo:background-color="#FFFFFF" style:vertical-align="top"/>
    </style:style>
    <style:style style:name="Table21.Cell8" style:family="table-cell">
      <style:table-cell-properties fo:background-color="#FFFFFF"/>
    </style:style>
    <style:style style:name="Table21.Cell9" style:family="table-cell">
      <style:table-cell-properties fo:background-color="#FFFFFF" style:vertical-align="top"/>
    </style:style>
    <style:style style:name="Table21.Cell10" style:family="table-cell">
      <style:table-cell-properties fo:background-color="#FFFFFF" style:vertical-align="top"/>
    </style:style>
    <style:style style:name="Table21.Cell11" style:family="table-cell">
      <style:table-cell-properties fo:background-color="#FFFFFF" style:vertical-align="top"/>
    </style:style>
    <style:style style:name="Table21.Cell12" style:family="table-cell">
      <style:table-cell-properties fo:background-color="#FFFFFF" style:vertical-align="top"/>
    </style:style>
    <style:style style:name="Table21.Cell13" style:family="table-cell">
      <style:table-cell-properties fo:background-color="#FFFFFF" style:vertical-align="top"/>
    </style:style>
    <style:style style:name="Table21.Cell14" style:family="table-cell">
      <style:table-cell-properties fo:background-color="#FFFFFF" style:vertical-align="top"/>
    </style:style>
    <style:style style:name="Table21.Cell15" style:family="table-cell">
      <style:table-cell-properties fo:background-color="#FFFFFF" style:vertical-align="top"/>
    </style:style>
    <style:style style:name="Table21.Cell16" style:family="table-cell">
      <style:table-cell-properties fo:background-color="#FFFFFF" style:vertical-align="middle"/>
    </style:style>
    <style:style style:name="Table21.Cell17" style:family="table-cell">
      <style:table-cell-properties fo:background-color="#FFFFFF" style:vertical-align="middle"/>
    </style:style>
    <style:style style:name="Table21.Cell18" style:family="table-cell">
      <style:table-cell-properties fo:background-color="#FFFFFF" style:vertical-align="middle"/>
    </style:style>
    <style:style style:name="Table21.Cell19" style:family="table-cell">
      <style:table-cell-properties fo:background-color="#FFFFFF" style:vertical-align="middle"/>
    </style:style>
    <style:style style:name="Table21.Cell20" style:family="table-cell">
      <style:table-cell-properties fo:background-color="#FFFFFF" style:vertical-align="top"/>
    </style:style>
    <style:style style:name="Table21.Cell21" style:family="table-cell">
      <style:table-cell-properties fo:background-color="#FFFFFF" style:vertical-align="middle"/>
    </style:style>
    <style:style style:name="Table21.Cell22" style:family="table-cell">
      <style:table-cell-properties fo:background-color="#FFFFFF" style:vertical-align="middle"/>
    </style:style>
    <style:style style:name="Table21.Cell23" style:family="table-cell">
      <style:table-cell-properties fo:background-color="#FFFFFF" style:vertical-align="middle"/>
    </style:style>
    <style:style style:name="Table21.Cell24" style:family="table-cell">
      <style:table-cell-properties fo:background-color="#FFFFFF" style:vertical-align="top"/>
    </style:style>
    <style:style style:name="Table21.Cell25" style:family="table-cell">
      <style:table-cell-properties fo:background-color="#FFFFFF" style:vertical-align="middle"/>
    </style:style>
    <style:style style:name="Table21.Cell26" style:family="table-cell">
      <style:table-cell-properties fo:background-color="#FFFFFF" style:vertical-align="middle"/>
    </style:style>
    <style:style style:name="Table21.Cell27" style:family="table-cell">
      <style:table-cell-properties fo:background-color="#FFFFFF" style:vertical-align="middle"/>
    </style:style>
    <style:style style:name="Table21.Cell28" style:family="table-cell">
      <style:table-cell-properties fo:background-color="#FFFFFF" style:vertical-align="top"/>
    </style:style>
    <style:style style:name="Table21.Cell29" style:family="table-cell">
      <style:table-cell-properties fo:background-color="#FFFFFF" style:vertical-align="middle"/>
    </style:style>
    <style:style style:name="Table21.Cell30" style:family="table-cell">
      <style:table-cell-properties fo:background-color="#FFFFFF" style:vertical-align="middle"/>
    </style:style>
    <style:style style:name="Table21.Cell31" style:family="table-cell">
      <style:table-cell-properties fo:background-color="#FFFFFF" style:vertical-align="middle"/>
    </style:style>
    <style:style style:name="Table21.Cell32" style:family="table-cell">
      <style:table-cell-properties fo:background-color="#FFFFFF" style:vertical-align="top"/>
    </style:style>
    <style:style style:name="Table21.Cell33" style:family="table-cell">
      <style:table-cell-properties fo:background-color="#FFFFFF" style:vertical-align="middle"/>
    </style:style>
    <style:style style:name="Table21.Cell34" style:family="table-cell">
      <style:table-cell-properties fo:background-color="#FFFFFF" style:vertical-align="middle"/>
    </style:style>
    <style:style style:name="Table21.Cell35" style:family="table-cell">
      <style:table-cell-properties fo:background-color="#FFFFFF" style:vertical-align="middle"/>
    </style:style>
    <style:style style:name="Table21.Cell36" style:family="table-cell">
      <style:table-cell-properties fo:background-color="#FFFFFF" style:vertical-align="top"/>
    </style:style>
    <style:style style:name="Table21.Cell37" style:family="table-cell">
      <style:table-cell-properties fo:background-color="#FFFFFF" style:vertical-align="middle"/>
    </style:style>
    <style:style style:name="Table21.Cell38" style:family="table-cell">
      <style:table-cell-properties fo:background-color="#FFFFFF" style:vertical-align="middle"/>
    </style:style>
    <style:style style:name="Table21.Cell39" style:family="table-cell">
      <style:table-cell-properties fo:background-color="#FFFFFF" style:vertical-align="middle"/>
    </style:style>
    <style:style style:name="Table21.Cell40" style:family="table-cell">
      <style:table-cell-properties fo:background-color="#FFFFFF" style:vertical-align="top"/>
    </style:style>
    <style:style style:name="Table21.Cell41" style:family="table-cell">
      <style:table-cell-properties fo:background-color="#FFFFFF" style:vertical-align="middle"/>
    </style:style>
    <style:style style:name="Table21.Cell42" style:family="table-cell">
      <style:table-cell-properties fo:background-color="#FFFFFF" style:vertical-align="middle"/>
    </style:style>
    <style:style style:name="Table21.Cell43" style:family="table-cell">
      <style:table-cell-properties fo:background-color="#FFFFFF" style:vertical-align="middle"/>
    </style:style>
    <style:style style:name="Table21.Cell44" style:family="table-cell">
      <style:table-cell-properties fo:background-color="#FFFFFF" style:vertical-align="top"/>
    </style:style>
    <style:style style:name="Table21.Cell45" style:family="table-cell">
      <style:table-cell-properties fo:background-color="#FFFFFF" style:vertical-align="middle"/>
    </style:style>
    <style:style style:name="Table21.Cell46" style:family="table-cell">
      <style:table-cell-properties fo:background-color="#FFFFFF" style:vertical-align="middle"/>
    </style:style>
    <style:style style:name="Table21.Cell47" style:family="table-cell">
      <style:table-cell-properties fo:background-color="#FFFFFF" style:vertical-align="middle"/>
    </style:style>
    <style:style style:name="Table21.Cell48" style:family="table-cell">
      <style:table-cell-properties fo:background-color="#FFFFFF" style:vertical-align="top"/>
    </style:style>
    <style:style style:name="Table21.Cell49" style:family="table-cell">
      <style:table-cell-properties fo:background-color="#FFFFFF" style:vertical-align="middle"/>
    </style:style>
    <style:style style:name="Table21.Cell50" style:family="table-cell">
      <style:table-cell-properties fo:background-color="#FFFFFF" style:vertical-align="middle"/>
    </style:style>
    <style:style style:name="Table21.Cell51" style:family="table-cell">
      <style:table-cell-properties fo:background-color="#FFFFFF" style:vertical-align="middle"/>
    </style:style>
    <style:style style:name="Table21.Cell52" style:family="table-cell">
      <style:table-cell-properties fo:background-color="#FFFFFF" style:vertical-align="top"/>
    </style:style>
    <style:style style:name="Table21.Cell53" style:family="table-cell">
      <style:table-cell-properties fo:background-color="#FFFFFF" style:vertical-align="middle"/>
    </style:style>
    <style:style style:name="Table21.Cell54" style:family="table-cell">
      <style:table-cell-properties fo:background-color="#FFFFFF" style:vertical-align="middle"/>
    </style:style>
    <style:style style:name="Table21.Cell55" style:family="table-cell">
      <style:table-cell-properties fo:background-color="#FFFFFF" style:vertical-align="middle"/>
    </style:style>
    <style:style style:name="Table21.Cell56" style:family="table-cell">
      <style:table-cell-properties fo:background-color="#FFFFFF" style:vertical-align="top"/>
    </style:style>
    <style:style style:name="Table21.Cell57" style:family="table-cell">
      <style:table-cell-properties fo:background-color="#FFFFFF" style:vertical-align="top"/>
    </style:style>
    <style:style style:name="Table21.Cell58" style:family="table-cell">
      <style:table-cell-properties fo:background-color="#FFFFFF" style:vertical-align="top"/>
    </style:style>
    <style:style style:name="Table21.Cell59" style:family="table-cell">
      <style:table-cell-properties fo:background-color="#FFFFFF" style:vertical-align="top"/>
    </style:style>
    <style:style style:name="Table21.Cell60" style:family="table-cell">
      <style:table-cell-properties fo:background-color="#FFFFFF"/>
    </style:style>
    <style:style style:name="Table21.Cell61" style:family="table-cell">
      <style:table-cell-properties fo:background-color="#FFFFFF"/>
    </style:style>
    <style:style style:name="Table21.Cell62" style:family="table-cell">
      <style:table-cell-properties fo:background-color="#FFFFFF"/>
    </style:style>
    <style:style style:name="Table21.Cell63" style:family="table-cell">
      <style:table-cell-properties fo:background-color="#FFFFFF"/>
    </style:style>
    <style:style style:name="Table21.Cell64" style:family="table-cell">
      <style:table-cell-properties fo:background-color="#FFFFFF" style:vertical-align="top"/>
    </style:style>
    <style:style style:name="Table21.Cell65" style:family="table-cell">
      <style:table-cell-properties fo:background-color="#FFFFFF" style:vertical-align="middle"/>
    </style:style>
    <style:style style:name="Table21.Cell66" style:family="table-cell">
      <style:table-cell-properties fo:background-color="#FFFFFF" style:vertical-align="middle"/>
    </style:style>
    <style:style style:name="Table21.Cell67" style:family="table-cell">
      <style:table-cell-properties fo:background-color="#FFFFFF" style:vertical-align="middle"/>
    </style:style>
    <style:style style:name="Table21.Cell68" style:family="table-cell">
      <style:table-cell-properties fo:background-color="#FFFFFF" style:vertical-align="top"/>
    </style:style>
    <style:style style:name="Table21.Cell69" style:family="table-cell">
      <style:table-cell-properties fo:background-color="#FFFFFF" style:vertical-align="middle"/>
    </style:style>
    <style:style style:name="Table21.Cell70" style:family="table-cell">
      <style:table-cell-properties fo:background-color="#FFFFFF" style:vertical-align="middle"/>
    </style:style>
    <style:style style:name="Table21.Cell71" style:family="table-cell">
      <style:table-cell-properties fo:background-color="#FFFFFF" style:vertical-align="middle"/>
    </style:style>
    <style:style style:name="Table21.Cell72" style:family="table-cell">
      <style:table-cell-properties fo:background-color="#FFFFFF" style:vertical-align="top"/>
    </style:style>
    <style:style style:name="Table21.Cell73" style:family="table-cell">
      <style:table-cell-properties fo:background-color="#FFFFFF" style:vertical-align="middle"/>
    </style:style>
    <style:style style:name="Table21.Cell74" style:family="table-cell">
      <style:table-cell-properties fo:background-color="#FFFFFF" style:vertical-align="middle"/>
    </style:style>
    <style:style style:name="Table21.Cell75" style:family="table-cell">
      <style:table-cell-properties fo:background-color="#FFFFFF" style:vertical-align="middle"/>
    </style:style>
    <style:style style:name="Table21.Cell76" style:family="table-cell">
      <style:table-cell-properties fo:background-color="#FFFFFF" style:vertical-align="top"/>
    </style:style>
    <style:style style:name="Table21.Cell77" style:family="table-cell">
      <style:table-cell-properties fo:background-color="#FFFFFF" style:vertical-align="middle"/>
    </style:style>
    <style:style style:name="Table21.Cell78" style:family="table-cell">
      <style:table-cell-properties fo:background-color="#FFFFFF" style:vertical-align="middle"/>
    </style:style>
    <style:style style:name="Table21.Cell79" style:family="table-cell">
      <style:table-cell-properties fo:background-color="#FFFFFF" style:vertical-align="middle"/>
    </style:style>
    <style:style style:name="Table21.Cell80" style:family="table-cell">
      <style:table-cell-properties fo:background-color="#FFFFFF" style:vertical-align="top"/>
    </style:style>
    <style:style style:name="Table21.Cell81" style:family="table-cell">
      <style:table-cell-properties fo:background-color="#FFFFFF" style:vertical-align="middle"/>
    </style:style>
    <style:style style:name="Table21.Cell82" style:family="table-cell">
      <style:table-cell-properties fo:background-color="#FFFFFF" style:vertical-align="middle"/>
    </style:style>
    <style:style style:name="Table21.Cell83" style:family="table-cell">
      <style:table-cell-properties fo:background-color="#FFFFFF" style:vertical-align="middle"/>
    </style:style>
    <style:style style:name="Table21.Cell84" style:family="table-cell">
      <style:table-cell-properties fo:background-color="#FFFFFF" style:vertical-align="top"/>
    </style:style>
    <style:style style:name="Table21.Cell85" style:family="table-cell">
      <style:table-cell-properties fo:background-color="#FFFFFF" style:vertical-align="middle"/>
    </style:style>
    <style:style style:name="Table21.Cell86" style:family="table-cell">
      <style:table-cell-properties fo:background-color="#FFFFFF" style:vertical-align="middle"/>
    </style:style>
    <style:style style:name="Table21.Cell87" style:family="table-cell">
      <style:table-cell-properties fo:background-color="#FFFFFF" style:vertical-align="middle"/>
    </style:style>
    <style:style style:name="Table21.Cell88" style:family="table-cell">
      <style:table-cell-properties fo:background-color="#FFFFFF" style:vertical-align="top"/>
    </style:style>
    <style:style style:name="Table21.Cell89" style:family="table-cell">
      <style:table-cell-properties fo:background-color="#FFFFFF" style:vertical-align="middle"/>
    </style:style>
    <style:style style:name="Table21.Cell90" style:family="table-cell">
      <style:table-cell-properties fo:background-color="#FFFFFF" style:vertical-align="middle"/>
    </style:style>
    <style:style style:name="Table21.Cell91" style:family="table-cell">
      <style:table-cell-properties fo:background-color="#FFFFFF" style:vertical-align="middle"/>
    </style:style>
    <style:style style:name="Table21.Cell92" style:family="table-cell">
      <style:table-cell-properties fo:background-color="#FFFFFF" style:vertical-align="top"/>
    </style:style>
    <style:style style:name="Table21.Cell93" style:family="table-cell">
      <style:table-cell-properties fo:background-color="#FFFFFF"/>
    </style:style>
    <style:style style:name="Table21.Cell94" style:family="table-cell">
      <style:table-cell-properties fo:background-color="#FFFFFF"/>
    </style:style>
    <style:style style:name="Table21.Cell95" style:family="table-cell">
      <style:table-cell-properties fo:background-color="#FFFFFF"/>
    </style:style>
    <style:style style:name="Table22" style:family="table">
      <style:table-properties style:writing-mode="lr-tb" style:width="15.688cm" table:align="center"/>
    </style:style>
    <style:style style:name="Table22.C1" style:family="table-column">
      <style:table-column-properties style:column-width="11.793cm"/>
    </style:style>
    <style:style style:name="Table22.C2" style:family="table-column">
      <style:table-column-properties style:column-width="3.895cm"/>
    </style:style>
    <style:style style:name="Table22.R1" style:family="table-row">
      <style:table-row-properties style:row-height="2.117cm"/>
    </style:style>
    <style:style style:name="Table22.Cell1" style:family="table-cell">
      <style:table-cell-properties fo:background-color="#FFFFFF"/>
    </style:style>
    <style:style style:name="Table22.Cell2" style:family="table-cell">
      <style:table-cell-properties fo:background-color="#FFFFFF" style:vertical-align="top"/>
    </style:style>
    <style:style style:name="Table23" style:family="table">
      <style:table-properties style:writing-mode="lr-tb" style:width="15.706cm" table:align="center"/>
    </style:style>
    <style:style style:name="Table23.C1" style:family="table-column">
      <style:table-column-properties style:column-width="4.530cm"/>
    </style:style>
    <style:style style:name="Table23.C2" style:family="table-column">
      <style:table-column-properties style:column-width="6.426cm"/>
    </style:style>
    <style:style style:name="Table23.C3" style:family="table-column">
      <style:table-column-properties style:column-width="4.750cm"/>
    </style:style>
    <style:style style:name="Table23.R1" style:family="table-row">
      <style:table-row-properties style:row-height="0.610cm"/>
    </style:style>
    <style:style style:name="Table23.R2" style:family="table-row">
      <style:table-row-properties style:row-height="0.744cm"/>
    </style:style>
    <style:style style:name="Table23.R3" style:family="table-row">
      <style:table-row-properties style:row-height="0.753cm"/>
    </style:style>
    <style:style style:name="Table23.R4" style:family="table-row">
      <style:table-row-properties style:row-height="0.847cm"/>
    </style:style>
    <style:style style:name="Table23.R5" style:family="table-row">
      <style:table-row-properties style:row-height="0.940cm"/>
    </style:style>
    <style:style style:name="Table23.R6" style:family="table-row">
      <style:table-row-properties style:row-height="1.041cm"/>
    </style:style>
    <style:style style:name="Table23.R7" style:family="table-row">
      <style:table-row-properties style:row-height="0.998cm"/>
    </style:style>
    <style:style style:name="Table23.R8" style:family="table-row">
      <style:table-row-properties style:row-height="0.956cm"/>
    </style:style>
    <style:style style:name="Table23.R9" style:family="table-row">
      <style:table-row-properties style:row-height="0.998cm"/>
    </style:style>
    <style:style style:name="Table23.R10" style:family="table-row">
      <style:table-row-properties style:row-height="1.295cm"/>
    </style:style>
    <style:style style:name="Table23.R11" style:family="table-row">
      <style:table-row-properties style:row-height="1.633cm"/>
    </style:style>
    <style:style style:name="Table23.R12" style:family="table-row">
      <style:table-row-properties style:row-height="0.584cm"/>
    </style:style>
    <style:style style:name="Table23.Cell1" style:family="table-cell">
      <style:table-cell-properties fo:background-color="#FFFFFF" style:vertical-align="top"/>
    </style:style>
    <style:style style:name="Table23.Cell2" style:family="table-cell">
      <style:table-cell-properties fo:background-color="#FFFFFF" style:vertical-align="top"/>
    </style:style>
    <style:style style:name="Table23.Cell3" style:family="table-cell">
      <style:table-cell-properties fo:background-color="#FFFFFF" style:vertical-align="top"/>
    </style:style>
    <style:style style:name="Table23.Cell4" style:family="table-cell">
      <style:table-cell-properties fo:background-color="#FFFFFF" style:vertical-align="top"/>
    </style:style>
    <style:style style:name="Table23.Cell5" style:family="table-cell">
      <style:table-cell-properties fo:background-color="#FFFFFF" style:vertical-align="top"/>
    </style:style>
    <style:style style:name="Table23.Cell6" style:family="table-cell">
      <style:table-cell-properties fo:background-color="#FFFFFF" style:vertical-align="top"/>
    </style:style>
    <style:style style:name="Table23.Cell7" style:family="table-cell">
      <style:table-cell-properties fo:background-color="#FFFFFF"/>
    </style:style>
    <style:style style:name="Table23.Cell8" style:family="table-cell">
      <style:table-cell-properties fo:background-color="#FFFFFF" style:vertical-align="top"/>
    </style:style>
    <style:style style:name="Table23.Cell9" style:family="table-cell">
      <style:table-cell-properties fo:background-color="#FFFFFF" style:vertical-align="top"/>
    </style:style>
    <style:style style:name="Table23.Cell10" style:family="table-cell">
      <style:table-cell-properties fo:background-color="#FFFFFF" style:vertical-align="top"/>
    </style:style>
    <style:style style:name="Table23.Cell11" style:family="table-cell">
      <style:table-cell-properties fo:background-color="#FFFFFF" style:vertical-align="top"/>
    </style:style>
    <style:style style:name="Table23.Cell12" style:family="table-cell">
      <style:table-cell-properties fo:background-color="#FFFFFF" style:vertical-align="top"/>
    </style:style>
    <style:style style:name="Table23.Cell13" style:family="table-cell">
      <style:table-cell-properties fo:background-color="#FFFFFF" style:vertical-align="top"/>
    </style:style>
    <style:style style:name="Table23.Cell14" style:family="table-cell">
      <style:table-cell-properties fo:background-color="#FFFFFF" style:vertical-align="middle"/>
    </style:style>
    <style:style style:name="Table23.Cell15" style:family="table-cell">
      <style:table-cell-properties fo:background-color="#FFFFFF" style:vertical-align="middle"/>
    </style:style>
    <style:style style:name="Table23.Cell16" style:family="table-cell">
      <style:table-cell-properties fo:background-color="#FFFFFF" style:vertical-align="top"/>
    </style:style>
    <style:style style:name="Table23.Cell17" style:family="table-cell">
      <style:table-cell-properties fo:background-color="#FFFFFF" style:vertical-align="middle"/>
    </style:style>
    <style:style style:name="Table23.Cell18" style:family="table-cell">
      <style:table-cell-properties fo:background-color="#FFFFFF" style:vertical-align="middle"/>
    </style:style>
    <style:style style:name="Table23.Cell19" style:family="table-cell">
      <style:table-cell-properties fo:background-color="#FFFFFF" style:vertical-align="top"/>
    </style:style>
    <style:style style:name="Table23.Cell20" style:family="table-cell">
      <style:table-cell-properties fo:background-color="#FFFFFF" style:vertical-align="middle"/>
    </style:style>
    <style:style style:name="Table23.Cell21" style:family="table-cell">
      <style:table-cell-properties fo:background-color="#FFFFFF" style:vertical-align="middle"/>
    </style:style>
    <style:style style:name="Table23.Cell22" style:family="table-cell">
      <style:table-cell-properties fo:background-color="#FFFFFF" style:vertical-align="top"/>
    </style:style>
    <style:style style:name="Table23.Cell23" style:family="table-cell">
      <style:table-cell-properties fo:background-color="#FFFFFF" style:vertical-align="middle"/>
    </style:style>
    <style:style style:name="Table23.Cell24" style:family="table-cell">
      <style:table-cell-properties fo:background-color="#FFFFFF" style:vertical-align="middle"/>
    </style:style>
    <style:style style:name="Table23.Cell25" style:family="table-cell">
      <style:table-cell-properties fo:background-color="#FFFFFF" style:vertical-align="top"/>
    </style:style>
    <style:style style:name="Table23.Cell26" style:family="table-cell">
      <style:table-cell-properties fo:background-color="#FFFFFF" style:vertical-align="middle"/>
    </style:style>
    <style:style style:name="Table23.Cell27" style:family="table-cell">
      <style:table-cell-properties fo:background-color="#FFFFFF" style:vertical-align="middle"/>
    </style:style>
    <style:style style:name="Table23.Cell28" style:family="table-cell">
      <style:table-cell-properties fo:background-color="#FFFFFF" style:vertical-align="top"/>
    </style:style>
    <style:style style:name="Table23.Cell29" style:family="table-cell">
      <style:table-cell-properties fo:background-color="#FFFFFF" style:vertical-align="top"/>
    </style:style>
    <style:style style:name="Table23.Cell30" style:family="table-cell">
      <style:table-cell-properties fo:background-color="#FFFFFF" style:vertical-align="middle"/>
    </style:style>
    <style:style style:name="Table23.Cell31" style:family="table-cell">
      <style:table-cell-properties fo:background-color="#FFFFFF"/>
    </style:style>
    <style:style style:name="Table23.Cell32" style:family="table-cell">
      <style:table-cell-properties fo:background-color="#FFFFFF" style:vertical-align="middle"/>
    </style:style>
    <style:style style:name="Table23.Cell33" style:family="table-cell">
      <style:table-cell-properties fo:background-color="#FFFFFF"/>
    </style:style>
    <style:style style:name="Table23.Cell34" style:family="table-cell">
      <style:table-cell-properties fo:background-color="#FFFFFF"/>
    </style:style>
    <style:style style:name="Table23.Cell35" style:family="table-cell">
      <style:table-cell-properties fo:background-color="#FFFFFF" style:vertical-align="top"/>
    </style:style>
    <style:style style:name="Table24" style:family="table">
      <style:table-properties style:writing-mode="lr-tb" style:width="9.634cm" table:align="center"/>
    </style:style>
    <style:style style:name="Table24.C1" style:family="table-column">
      <style:table-column-properties style:column-width="0.653cm"/>
    </style:style>
    <style:style style:name="Table24.C2" style:family="table-column">
      <style:table-column-properties style:column-width="5.512cm"/>
    </style:style>
    <style:style style:name="Table24.C3" style:family="table-column">
      <style:table-column-properties style:column-width="3.471cm"/>
    </style:style>
    <style:style style:name="Table24.R1" style:family="table-row">
      <style:table-row-properties style:row-height="0.737cm"/>
    </style:style>
    <style:style style:name="Table24.R2" style:family="table-row">
      <style:table-row-properties style:row-height="0.998cm"/>
    </style:style>
    <style:style style:name="Table24.R3" style:family="table-row">
      <style:table-row-properties style:row-height="0.998cm"/>
    </style:style>
    <style:style style:name="Table24.R4" style:family="table-row">
      <style:table-row-properties style:row-height="0.991cm"/>
    </style:style>
    <style:style style:name="Table24.R5" style:family="table-row">
      <style:table-row-properties style:row-height="0.974cm"/>
    </style:style>
    <style:style style:name="Table24.R6" style:family="table-row">
      <style:table-row-properties style:row-height="0.998cm"/>
    </style:style>
    <style:style style:name="Table24.R7" style:family="table-row">
      <style:table-row-properties style:row-height="1.007cm"/>
    </style:style>
    <style:style style:name="Table24.R8" style:family="table-row">
      <style:table-row-properties style:row-height="0.991cm"/>
    </style:style>
    <style:style style:name="Table24.R9" style:family="table-row">
      <style:table-row-properties style:row-height="0.998cm"/>
    </style:style>
    <style:style style:name="Table24.R10" style:family="table-row">
      <style:table-row-properties style:row-height="0.998cm"/>
    </style:style>
    <style:style style:name="Table24.R11" style:family="table-row">
      <style:table-row-properties style:row-height="1.007cm"/>
    </style:style>
    <style:style style:name="Table24.R12" style:family="table-row">
      <style:table-row-properties style:row-height="0.695cm"/>
    </style:style>
    <style:style style:name="Table24.Cell1" style:family="table-cell">
      <style:table-cell-properties fo:background-color="#FFFFFF" style:vertical-align="middle"/>
    </style:style>
    <style:style style:name="Table24.Cell2" style:family="table-cell">
      <style:table-cell-properties fo:background-color="#FFFFFF" style:vertical-align="top"/>
    </style:style>
    <style:style style:name="Table24.Cell3" style:family="table-cell">
      <style:table-cell-properties fo:background-color="#FFFFFF" style:vertical-align="top"/>
    </style:style>
    <style:style style:name="Table24.Cell4" style:family="table-cell">
      <style:table-cell-properties fo:background-color="#FFFFFF" style:vertical-align="middle"/>
    </style:style>
    <style:style style:name="Table24.Cell5" style:family="table-cell">
      <style:table-cell-properties fo:background-color="#FFFFFF" style:vertical-align="middle"/>
    </style:style>
    <style:style style:name="Table24.Cell6" style:family="table-cell">
      <style:table-cell-properties fo:background-color="#FFFFFF" style:vertical-align="middle"/>
    </style:style>
    <style:style style:name="Table24.Cell7" style:family="table-cell">
      <style:table-cell-properties fo:background-color="#FFFFFF" style:vertical-align="middle"/>
    </style:style>
    <style:style style:name="Table24.Cell8" style:family="table-cell">
      <style:table-cell-properties fo:background-color="#FFFFFF" style:vertical-align="middle"/>
    </style:style>
    <style:style style:name="Table24.Cell9" style:family="table-cell">
      <style:table-cell-properties fo:background-color="#FFFFFF" style:vertical-align="middle"/>
    </style:style>
    <style:style style:name="Table24.Cell10" style:family="table-cell">
      <style:table-cell-properties fo:background-color="#FFFFFF" style:vertical-align="middle"/>
    </style:style>
    <style:style style:name="Table24.Cell11" style:family="table-cell">
      <style:table-cell-properties fo:background-color="#FFFFFF" style:vertical-align="middle"/>
    </style:style>
    <style:style style:name="Table24.Cell12" style:family="table-cell">
      <style:table-cell-properties fo:background-color="#FFFFFF" style:vertical-align="middle"/>
    </style:style>
    <style:style style:name="Table24.Cell13" style:family="table-cell">
      <style:table-cell-properties fo:background-color="#FFFFFF" style:vertical-align="middle"/>
    </style:style>
    <style:style style:name="Table24.Cell14" style:family="table-cell">
      <style:table-cell-properties fo:background-color="#FFFFFF" style:vertical-align="middle"/>
    </style:style>
    <style:style style:name="Table24.Cell15" style:family="table-cell">
      <style:table-cell-properties fo:background-color="#FFFFFF" style:vertical-align="middle"/>
    </style:style>
    <style:style style:name="Table24.Cell16" style:family="table-cell">
      <style:table-cell-properties fo:background-color="#FFFFFF" style:vertical-align="middle"/>
    </style:style>
    <style:style style:name="Table24.Cell17" style:family="table-cell">
      <style:table-cell-properties fo:background-color="#FFFFFF" style:vertical-align="middle"/>
    </style:style>
    <style:style style:name="Table24.Cell18" style:family="table-cell">
      <style:table-cell-properties fo:background-color="#FFFFFF" style:vertical-align="middle"/>
    </style:style>
    <style:style style:name="Table24.Cell19" style:family="table-cell">
      <style:table-cell-properties fo:background-color="#FFFFFF" style:vertical-align="middle"/>
    </style:style>
    <style:style style:name="Table24.Cell20" style:family="table-cell">
      <style:table-cell-properties fo:background-color="#FFFFFF" style:vertical-align="middle"/>
    </style:style>
    <style:style style:name="Table24.Cell21" style:family="table-cell">
      <style:table-cell-properties fo:background-color="#FFFFFF" style:vertical-align="middle"/>
    </style:style>
    <style:style style:name="Table24.Cell22" style:family="table-cell">
      <style:table-cell-properties fo:background-color="#FFFFFF" style:vertical-align="middle"/>
    </style:style>
    <style:style style:name="Table24.Cell23" style:family="table-cell">
      <style:table-cell-properties fo:background-color="#FFFFFF" style:vertical-align="middle"/>
    </style:style>
    <style:style style:name="Table24.Cell24" style:family="table-cell">
      <style:table-cell-properties fo:background-color="#FFFFFF" style:vertical-align="middle"/>
    </style:style>
    <style:style style:name="Table24.Cell25" style:family="table-cell">
      <style:table-cell-properties fo:background-color="#FFFFFF" style:vertical-align="middle"/>
    </style:style>
    <style:style style:name="Table24.Cell26" style:family="table-cell">
      <style:table-cell-properties fo:background-color="#FFFFFF" style:vertical-align="middle"/>
    </style:style>
    <style:style style:name="Table24.Cell27" style:family="table-cell">
      <style:table-cell-properties fo:background-color="#FFFFFF" style:vertical-align="middle"/>
    </style:style>
    <style:style style:name="Table24.Cell28" style:family="table-cell">
      <style:table-cell-properties fo:background-color="#FFFFFF" style:vertical-align="middle"/>
    </style:style>
    <style:style style:name="Table24.Cell29" style:family="table-cell">
      <style:table-cell-properties fo:background-color="#FFFFFF" style:vertical-align="middle"/>
    </style:style>
    <style:style style:name="Table24.Cell30" style:family="table-cell">
      <style:table-cell-properties fo:background-color="#FFFFFF" style:vertical-align="middle"/>
    </style:style>
    <style:style style:name="Table24.Cell31" style:family="table-cell">
      <style:table-cell-properties fo:background-color="#FFFFFF" style:vertical-align="middle"/>
    </style:style>
    <style:style style:name="Table24.Cell32" style:family="table-cell">
      <style:table-cell-properties fo:background-color="#FFFFFF" style:vertical-align="middle"/>
    </style:style>
    <style:style style:name="Table24.Cell33" style:family="table-cell">
      <style:table-cell-properties fo:background-color="#FFFFFF" style:vertical-align="middle"/>
    </style:style>
    <style:style style:name="Table24.Cell34" style:family="table-cell">
      <style:table-cell-properties fo:background-color="#FFFFFF"/>
    </style:style>
    <style:style style:name="Table24.Cell35" style:family="table-cell">
      <style:table-cell-properties fo:background-color="#FFFFFF"/>
    </style:style>
    <style:style style:name="Table24.Cell36" style:family="table-cell">
      <style:table-cell-properties fo:background-color="#FFFFFF"/>
    </style:style>
    <style:style style:name="Table25" style:family="table">
      <style:table-properties style:writing-mode="lr-tb" style:width="9.627cm" table:align="center"/>
    </style:style>
    <style:style style:name="Table25.C1" style:family="table-column">
      <style:table-column-properties style:column-width="0.550cm"/>
    </style:style>
    <style:style style:name="Table25.C2" style:family="table-column">
      <style:table-column-properties style:column-width="5.579cm"/>
    </style:style>
    <style:style style:name="Table25.C3" style:family="table-column">
      <style:table-column-properties style:column-width="3.496cm"/>
    </style:style>
    <style:style style:name="Table25.R1" style:family="table-row">
      <style:table-row-properties style:row-height="0.702cm"/>
    </style:style>
    <style:style style:name="Table25.R2" style:family="table-row">
      <style:table-row-properties style:row-height="0.991cm"/>
    </style:style>
    <style:style style:name="Table25.R3" style:family="table-row">
      <style:table-row-properties style:row-height="1.034cm"/>
    </style:style>
    <style:style style:name="Table25.R4" style:family="table-row">
      <style:table-row-properties style:row-height="0.762cm"/>
    </style:style>
    <style:style style:name="Table25.Cell1" style:family="table-cell">
      <style:table-cell-properties fo:background-color="#FFFFFF" style:vertical-align="middle"/>
    </style:style>
    <style:style style:name="Table25.Cell2" style:family="table-cell">
      <style:table-cell-properties fo:background-color="#FFFFFF" style:vertical-align="top"/>
    </style:style>
    <style:style style:name="Table25.Cell3" style:family="table-cell">
      <style:table-cell-properties fo:background-color="#FFFFFF" style:vertical-align="top"/>
    </style:style>
    <style:style style:name="Table25.Cell4" style:family="table-cell">
      <style:table-cell-properties fo:background-color="#FFFFFF" style:vertical-align="middle"/>
    </style:style>
    <style:style style:name="Table25.Cell5" style:family="table-cell">
      <style:table-cell-properties fo:background-color="#FFFFFF" style:vertical-align="middle"/>
    </style:style>
    <style:style style:name="Table25.Cell6" style:family="table-cell">
      <style:table-cell-properties fo:background-color="#FFFFFF" style:vertical-align="middle"/>
    </style:style>
    <style:style style:name="Table25.Cell7" style:family="table-cell">
      <style:table-cell-properties fo:background-color="#FFFFFF" style:vertical-align="middle"/>
    </style:style>
    <style:style style:name="Table25.Cell8" style:family="table-cell">
      <style:table-cell-properties fo:background-color="#FFFFFF" style:vertical-align="middle"/>
    </style:style>
    <style:style style:name="Table25.Cell9" style:family="table-cell">
      <style:table-cell-properties fo:background-color="#FFFFFF" style:vertical-align="middle"/>
    </style:style>
    <style:style style:name="Table25.Cell10" style:family="table-cell">
      <style:table-cell-properties fo:background-color="#FFFFFF"/>
    </style:style>
    <style:style style:name="Table25.Cell11" style:family="table-cell">
      <style:table-cell-properties fo:background-color="#FFFFFF"/>
    </style:style>
    <style:style style:name="Table25.Cell12" style:family="table-cell">
      <style:table-cell-properties fo:background-color="#FFFFFF"/>
    </style:style>
    <style:style style:name="Table26" style:family="table">
      <style:table-properties style:writing-mode="lr-tb" style:width="9.634cm" table:align="right"/>
    </style:style>
    <style:style style:name="Table26.C1" style:family="table-column">
      <style:table-column-properties style:column-width="0.660cm"/>
    </style:style>
    <style:style style:name="Table26.C2" style:family="table-column">
      <style:table-column-properties style:column-width="5.156cm"/>
    </style:style>
    <style:style style:name="Table26.C3" style:family="table-column">
      <style:table-column-properties style:column-width="3.819cm"/>
    </style:style>
    <style:style style:name="Table26.R1" style:family="table-row">
      <style:table-row-properties style:row-height="0.695cm"/>
    </style:style>
    <style:style style:name="Table26.R2" style:family="table-row">
      <style:table-row-properties style:row-height="1.041cm"/>
    </style:style>
    <style:style style:name="Table26.R3" style:family="table-row">
      <style:table-row-properties style:row-height="0.956cm"/>
    </style:style>
    <style:style style:name="Table26.R4" style:family="table-row">
      <style:table-row-properties style:row-height="1.041cm"/>
    </style:style>
    <style:style style:name="Table26.R5" style:family="table-row">
      <style:table-row-properties style:row-height="0.965cm"/>
    </style:style>
    <style:style style:name="Table26.R6" style:family="table-row">
      <style:table-row-properties style:row-height="1.007cm"/>
    </style:style>
    <style:style style:name="Table26.R7" style:family="table-row">
      <style:table-row-properties style:row-height="0.991cm"/>
    </style:style>
    <style:style style:name="Table26.R8" style:family="table-row">
      <style:table-row-properties style:row-height="1.034cm"/>
    </style:style>
    <style:style style:name="Table26.R9" style:family="table-row">
      <style:table-row-properties style:row-height="1.016cm"/>
    </style:style>
    <style:style style:name="Table26.R10" style:family="table-row">
      <style:table-row-properties style:row-height="0.991cm"/>
    </style:style>
    <style:style style:name="Table26.R11" style:family="table-row">
      <style:table-row-properties style:row-height="0.998cm"/>
    </style:style>
    <style:style style:name="Table26.R12" style:family="table-row">
      <style:table-row-properties style:row-height="0.965cm"/>
    </style:style>
    <style:style style:name="Table26.R13" style:family="table-row">
      <style:table-row-properties style:row-height="1.041cm"/>
    </style:style>
    <style:style style:name="Table26.R14" style:family="table-row">
      <style:table-row-properties style:row-height="1.464cm"/>
    </style:style>
    <style:style style:name="Table26.R15" style:family="table-row">
      <style:table-row-properties style:row-height="1.499cm"/>
    </style:style>
    <style:style style:name="Table26.R16" style:family="table-row">
      <style:table-row-properties style:row-height="0.991cm"/>
    </style:style>
    <style:style style:name="Table26.R17" style:family="table-row">
      <style:table-row-properties style:row-height="0.998cm"/>
    </style:style>
    <style:style style:name="Table26.R18" style:family="table-row">
      <style:table-row-properties style:row-height="1.041cm"/>
    </style:style>
    <style:style style:name="Table26.R19" style:family="table-row">
      <style:table-row-properties style:row-height="0.965cm"/>
    </style:style>
    <style:style style:name="Table26.R20" style:family="table-row">
      <style:table-row-properties style:row-height="0.787cm"/>
    </style:style>
    <style:style style:name="Table26.Cell1" style:family="table-cell">
      <style:table-cell-properties fo:background-color="#FFFFFF" style:vertical-align="middle"/>
    </style:style>
    <style:style style:name="Table26.Cell2" style:family="table-cell">
      <style:table-cell-properties fo:background-color="#FFFFFF" style:vertical-align="top"/>
    </style:style>
    <style:style style:name="Table26.Cell3" style:family="table-cell">
      <style:table-cell-properties fo:background-color="#FFFFFF" style:vertical-align="middle"/>
    </style:style>
    <style:style style:name="Table26.Cell4" style:family="table-cell">
      <style:table-cell-properties fo:background-color="#FFFFFF" style:vertical-align="middle"/>
    </style:style>
    <style:style style:name="Table26.Cell5" style:family="table-cell">
      <style:table-cell-properties fo:background-color="#FFFFFF" style:vertical-align="middle"/>
    </style:style>
    <style:style style:name="Table26.Cell6" style:family="table-cell">
      <style:table-cell-properties fo:background-color="#FFFFFF" style:vertical-align="middle"/>
    </style:style>
    <style:style style:name="Table26.Cell7" style:family="table-cell">
      <style:table-cell-properties fo:background-color="#FFFFFF" style:vertical-align="middle"/>
    </style:style>
    <style:style style:name="Table26.Cell8" style:family="table-cell">
      <style:table-cell-properties fo:background-color="#FFFFFF" style:vertical-align="middle"/>
    </style:style>
    <style:style style:name="Table26.Cell9" style:family="table-cell">
      <style:table-cell-properties fo:background-color="#FFFFFF" style:vertical-align="middle"/>
    </style:style>
    <style:style style:name="Table26.Cell10" style:family="table-cell">
      <style:table-cell-properties fo:background-color="#FFFFFF" style:vertical-align="middle"/>
    </style:style>
    <style:style style:name="Table26.Cell11" style:family="table-cell">
      <style:table-cell-properties fo:background-color="#FFFFFF" style:vertical-align="middle"/>
    </style:style>
    <style:style style:name="Table26.Cell12" style:family="table-cell">
      <style:table-cell-properties fo:background-color="#FFFFFF" style:vertical-align="middle"/>
    </style:style>
    <style:style style:name="Table26.Cell13" style:family="table-cell">
      <style:table-cell-properties fo:background-color="#FFFFFF" style:vertical-align="middle"/>
    </style:style>
    <style:style style:name="Table26.Cell14" style:family="table-cell">
      <style:table-cell-properties fo:background-color="#FFFFFF" style:vertical-align="middle"/>
    </style:style>
    <style:style style:name="Table26.Cell15" style:family="table-cell">
      <style:table-cell-properties fo:background-color="#FFFFFF" style:vertical-align="middle"/>
    </style:style>
    <style:style style:name="Table26.Cell16" style:family="table-cell">
      <style:table-cell-properties fo:background-color="#FFFFFF" style:vertical-align="middle"/>
    </style:style>
    <style:style style:name="Table26.Cell17" style:family="table-cell">
      <style:table-cell-properties fo:background-color="#FFFFFF" style:vertical-align="middle"/>
    </style:style>
    <style:style style:name="Table26.Cell18" style:family="table-cell">
      <style:table-cell-properties fo:background-color="#FFFFFF" style:vertical-align="middle"/>
    </style:style>
    <style:style style:name="Table26.Cell19" style:family="table-cell">
      <style:table-cell-properties fo:background-color="#FFFFFF" style:vertical-align="middle"/>
    </style:style>
    <style:style style:name="Table26.Cell20" style:family="table-cell">
      <style:table-cell-properties fo:background-color="#FFFFFF" style:vertical-align="middle"/>
    </style:style>
    <style:style style:name="Table26.Cell21" style:family="table-cell">
      <style:table-cell-properties fo:background-color="#FFFFFF" style:vertical-align="middle"/>
    </style:style>
    <style:style style:name="Table26.Cell22" style:family="table-cell">
      <style:table-cell-properties fo:background-color="#FFFFFF" style:vertical-align="middle"/>
    </style:style>
    <style:style style:name="Table26.Cell23" style:family="table-cell">
      <style:table-cell-properties fo:background-color="#FFFFFF" style:vertical-align="middle"/>
    </style:style>
    <style:style style:name="Table26.Cell24" style:family="table-cell">
      <style:table-cell-properties fo:background-color="#FFFFFF" style:vertical-align="middle"/>
    </style:style>
    <style:style style:name="Table26.Cell25" style:family="table-cell">
      <style:table-cell-properties fo:background-color="#FFFFFF" style:vertical-align="middle"/>
    </style:style>
    <style:style style:name="Table26.Cell26" style:family="table-cell">
      <style:table-cell-properties fo:background-color="#FFFFFF" style:vertical-align="middle"/>
    </style:style>
    <style:style style:name="Table26.Cell27" style:family="table-cell">
      <style:table-cell-properties fo:background-color="#FFFFFF" style:vertical-align="middle"/>
    </style:style>
    <style:style style:name="Table26.Cell28" style:family="table-cell">
      <style:table-cell-properties fo:background-color="#FFFFFF" style:vertical-align="middle"/>
    </style:style>
    <style:style style:name="Table26.Cell29" style:family="table-cell">
      <style:table-cell-properties fo:background-color="#FFFFFF" style:vertical-align="middle"/>
    </style:style>
    <style:style style:name="Table26.Cell30" style:family="table-cell">
      <style:table-cell-properties fo:background-color="#FFFFFF" style:vertical-align="middle"/>
    </style:style>
    <style:style style:name="Table26.Cell31" style:family="table-cell">
      <style:table-cell-properties fo:background-color="#FFFFFF" style:vertical-align="middle"/>
    </style:style>
    <style:style style:name="Table26.Cell32" style:family="table-cell">
      <style:table-cell-properties fo:background-color="#FFFFFF" style:vertical-align="middle"/>
    </style:style>
    <style:style style:name="Table26.Cell33" style:family="table-cell">
      <style:table-cell-properties fo:background-color="#FFFFFF" style:vertical-align="middle"/>
    </style:style>
    <style:style style:name="Table26.Cell34" style:family="table-cell">
      <style:table-cell-properties fo:background-color="#FFFFFF" style:vertical-align="middle"/>
    </style:style>
    <style:style style:name="Table26.Cell35" style:family="table-cell">
      <style:table-cell-properties fo:background-color="#FFFFFF" style:vertical-align="middle"/>
    </style:style>
    <style:style style:name="Table26.Cell36" style:family="table-cell">
      <style:table-cell-properties fo:background-color="#FFFFFF" style:vertical-align="middle"/>
    </style:style>
    <style:style style:name="Table26.Cell37" style:family="table-cell">
      <style:table-cell-properties fo:background-color="#FFFFFF" style:vertical-align="middle"/>
    </style:style>
    <style:style style:name="Table26.Cell38" style:family="table-cell">
      <style:table-cell-properties fo:background-color="#FFFFFF" style:vertical-align="middle"/>
    </style:style>
    <style:style style:name="Table26.Cell39" style:family="table-cell">
      <style:table-cell-properties fo:background-color="#FFFFFF" style:vertical-align="middle"/>
    </style:style>
    <style:style style:name="Table26.Cell40" style:family="table-cell">
      <style:table-cell-properties fo:background-color="#FFFFFF" style:vertical-align="top"/>
    </style:style>
    <style:style style:name="Table26.Cell41" style:family="table-cell">
      <style:table-cell-properties fo:background-color="#FFFFFF" style:vertical-align="top"/>
    </style:style>
    <style:style style:name="Table26.Cell42" style:family="table-cell">
      <style:table-cell-properties fo:background-color="#FFFFFF" style:vertical-align="top"/>
    </style:style>
    <style:style style:name="Table26.Cell43" style:family="table-cell">
      <style:table-cell-properties fo:background-color="#FFFFFF"/>
    </style:style>
    <style:style style:name="Table26.Cell44" style:family="table-cell">
      <style:table-cell-properties fo:background-color="#FFFFFF"/>
    </style:style>
    <style:style style:name="Table26.Cell45" style:family="table-cell">
      <style:table-cell-properties fo:background-color="#FFFFFF"/>
    </style:style>
    <style:style style:name="Table26.Cell46" style:family="table-cell">
      <style:table-cell-properties fo:background-color="#FFFFFF" style:vertical-align="middle"/>
    </style:style>
    <style:style style:name="Table26.Cell47" style:family="table-cell">
      <style:table-cell-properties fo:background-color="#FFFFFF" style:vertical-align="middle"/>
    </style:style>
    <style:style style:name="Table26.Cell48" style:family="table-cell">
      <style:table-cell-properties fo:background-color="#FFFFFF" style:vertical-align="middle"/>
    </style:style>
    <style:style style:name="Table26.Cell49" style:family="table-cell">
      <style:table-cell-properties fo:background-color="#FFFFFF" style:vertical-align="middle"/>
    </style:style>
    <style:style style:name="Table26.Cell50" style:family="table-cell">
      <style:table-cell-properties fo:background-color="#FFFFFF" style:vertical-align="middle"/>
    </style:style>
    <style:style style:name="Table26.Cell51" style:family="table-cell">
      <style:table-cell-properties fo:background-color="#FFFFFF" style:vertical-align="middle"/>
    </style:style>
    <style:style style:name="Table26.Cell52" style:family="table-cell">
      <style:table-cell-properties fo:background-color="#FFFFFF" style:vertical-align="middle"/>
    </style:style>
    <style:style style:name="Table26.Cell53" style:family="table-cell">
      <style:table-cell-properties fo:background-color="#FFFFFF" style:vertical-align="middle"/>
    </style:style>
    <style:style style:name="Table26.Cell54" style:family="table-cell">
      <style:table-cell-properties fo:background-color="#FFFFFF" style:vertical-align="middle"/>
    </style:style>
    <style:style style:name="Table26.Cell55" style:family="table-cell">
      <style:table-cell-properties fo:background-color="#FFFFFF" style:vertical-align="middle"/>
    </style:style>
    <style:style style:name="Table26.Cell56" style:family="table-cell">
      <style:table-cell-properties fo:background-color="#FFFFFF" style:vertical-align="middle"/>
    </style:style>
    <style:style style:name="Table26.Cell57" style:family="table-cell">
      <style:table-cell-properties fo:background-color="#FFFFFF" style:vertical-align="middle"/>
    </style:style>
    <style:style style:name="Table26.Cell58" style:family="table-cell">
      <style:table-cell-properties fo:background-color="#FFFFFF"/>
    </style:style>
    <style:style style:name="Table26.Cell59" style:family="table-cell">
      <style:table-cell-properties fo:background-color="#FFFFFF"/>
    </style:style>
    <style:style style:name="Table26.Cell60" style:family="table-cell">
      <style:table-cell-properties fo:background-color="#FFFFFF"/>
    </style:style>
    <style:style style:name="Table27" style:family="table">
      <style:table-properties style:writing-mode="lr-tb" style:width="15.688cm" table:align="center"/>
    </style:style>
    <style:style style:name="Table27.C1" style:family="table-column">
      <style:table-column-properties style:column-width="5.080cm"/>
    </style:style>
    <style:style style:name="Table27.C2" style:family="table-column">
      <style:table-column-properties style:column-width="6.029cm"/>
    </style:style>
    <style:style style:name="Table27.C3" style:family="table-column">
      <style:table-column-properties style:column-width="4.581cm"/>
    </style:style>
    <style:style style:name="Table27.R1" style:family="table-row">
      <style:table-row-properties style:row-height="0.617cm"/>
    </style:style>
    <style:style style:name="Table27.R2" style:family="table-row">
      <style:table-row-properties style:row-height="1.490cm"/>
    </style:style>
    <style:style style:name="Table27.R3" style:family="table-row">
      <style:table-row-properties style:row-height="0.847cm"/>
    </style:style>
    <style:style style:name="Table27.R4" style:family="table-row">
      <style:table-row-properties style:row-height="0.949cm"/>
    </style:style>
    <style:style style:name="Table27.R5" style:family="table-row">
      <style:table-row-properties style:row-height="0.991cm"/>
    </style:style>
    <style:style style:name="Table27.R6" style:family="table-row">
      <style:table-row-properties style:row-height="1.007cm"/>
    </style:style>
    <style:style style:name="Table27.R7" style:family="table-row">
      <style:table-row-properties style:row-height="0.991cm"/>
    </style:style>
    <style:style style:name="Table27.R8" style:family="table-row">
      <style:table-row-properties style:row-height="1.007cm"/>
    </style:style>
    <style:style style:name="Table27.R9" style:family="table-row">
      <style:table-row-properties style:row-height="1.007cm"/>
    </style:style>
    <style:style style:name="Table27.R10" style:family="table-row">
      <style:table-row-properties style:row-height="1.034cm"/>
    </style:style>
    <style:style style:name="Table27.R11" style:family="table-row">
      <style:table-row-properties style:row-height="0.956cm"/>
    </style:style>
    <style:style style:name="Table27.R12" style:family="table-row">
      <style:table-row-properties style:row-height="1.041cm"/>
    </style:style>
    <style:style style:name="Table27.R13" style:family="table-row">
      <style:table-row-properties style:row-height="0.998cm"/>
    </style:style>
    <style:style style:name="Table27.R14" style:family="table-row">
      <style:table-row-properties style:row-height="0.965cm"/>
    </style:style>
    <style:style style:name="Table27.R15" style:family="table-row">
      <style:table-row-properties style:row-height="0.998cm"/>
    </style:style>
    <style:style style:name="Table27.R16" style:family="table-row">
      <style:table-row-properties style:row-height="1.034cm"/>
    </style:style>
    <style:style style:name="Table27.R17" style:family="table-row">
      <style:table-row-properties style:row-height="0.965cm"/>
    </style:style>
    <style:style style:name="Table27.R18" style:family="table-row">
      <style:table-row-properties style:row-height="1.050cm"/>
    </style:style>
    <style:style style:name="Table27.R19" style:family="table-row">
      <style:table-row-properties style:row-height="2.455cm"/>
    </style:style>
    <style:style style:name="Table27.R20" style:family="table-row">
      <style:table-row-properties style:row-height="1.524cm"/>
    </style:style>
    <style:style style:name="Table27.R21" style:family="table-row">
      <style:table-row-properties style:row-height="1.016cm"/>
    </style:style>
    <style:style style:name="Table27.R22" style:family="table-row">
      <style:table-row-properties style:row-height="0.744cm"/>
    </style:style>
    <style:style style:name="Table27.Cell1" style:family="table-cell">
      <style:table-cell-properties fo:background-color="#FFFFFF" style:vertical-align="top"/>
    </style:style>
    <style:style style:name="Table27.Cell2" style:family="table-cell">
      <style:table-cell-properties fo:background-color="#FFFFFF" style:vertical-align="top"/>
    </style:style>
    <style:style style:name="Table27.Cell3" style:family="table-cell">
      <style:table-cell-properties fo:background-color="#FFFFFF" style:vertical-align="top"/>
    </style:style>
    <style:style style:name="Table27.Cell4" style:family="table-cell">
      <style:table-cell-properties fo:background-color="#FFFFFF" style:vertical-align="top"/>
    </style:style>
    <style:style style:name="Table27.Cell5" style:family="table-cell">
      <style:table-cell-properties fo:background-color="#FFFFFF" style:vertical-align="top"/>
    </style:style>
    <style:style style:name="Table27.Cell6" style:family="table-cell">
      <style:table-cell-properties fo:background-color="#FFFFFF" style:vertical-align="top"/>
    </style:style>
    <style:style style:name="Table27.Cell7" style:family="table-cell">
      <style:table-cell-properties fo:background-color="#FFFFFF" style:vertical-align="top"/>
    </style:style>
    <style:style style:name="Table27.Cell8" style:family="table-cell">
      <style:table-cell-properties fo:background-color="#FFFFFF" style:vertical-align="top"/>
    </style:style>
    <style:style style:name="Table27.Cell9" style:family="table-cell">
      <style:table-cell-properties fo:background-color="#FFFFFF" style:vertical-align="top"/>
    </style:style>
    <style:style style:name="Table27.Cell10" style:family="table-cell">
      <style:table-cell-properties fo:background-color="#FFFFFF" style:vertical-align="middle"/>
    </style:style>
    <style:style style:name="Table27.Cell11" style:family="table-cell">
      <style:table-cell-properties fo:background-color="#FFFFFF" style:vertical-align="middle"/>
    </style:style>
    <style:style style:name="Table27.Cell12" style:family="table-cell">
      <style:table-cell-properties fo:background-color="#FFFFFF" style:vertical-align="middle"/>
    </style:style>
    <style:style style:name="Table27.Cell13" style:family="table-cell">
      <style:table-cell-properties fo:background-color="#FFFFFF" style:vertical-align="top"/>
    </style:style>
    <style:style style:name="Table27.Cell14" style:family="table-cell">
      <style:table-cell-properties fo:background-color="#FFFFFF" style:vertical-align="middle"/>
    </style:style>
    <style:style style:name="Table27.Cell15" style:family="table-cell">
      <style:table-cell-properties fo:background-color="#FFFFFF" style:vertical-align="middle"/>
    </style:style>
    <style:style style:name="Table27.Cell16" style:family="table-cell">
      <style:table-cell-properties fo:background-color="#FFFFFF" style:vertical-align="top"/>
    </style:style>
    <style:style style:name="Table27.Cell17" style:family="table-cell">
      <style:table-cell-properties fo:background-color="#FFFFFF" style:vertical-align="middle"/>
    </style:style>
    <style:style style:name="Table27.Cell18" style:family="table-cell">
      <style:table-cell-properties fo:background-color="#FFFFFF" style:vertical-align="middle"/>
    </style:style>
    <style:style style:name="Table27.Cell19" style:family="table-cell">
      <style:table-cell-properties fo:background-color="#FFFFFF" style:vertical-align="top"/>
    </style:style>
    <style:style style:name="Table27.Cell20" style:family="table-cell">
      <style:table-cell-properties fo:background-color="#FFFFFF" style:vertical-align="middle"/>
    </style:style>
    <style:style style:name="Table27.Cell21" style:family="table-cell">
      <style:table-cell-properties fo:background-color="#FFFFFF" style:vertical-align="middle"/>
    </style:style>
    <style:style style:name="Table27.Cell22" style:family="table-cell">
      <style:table-cell-properties fo:background-color="#FFFFFF" style:vertical-align="top"/>
    </style:style>
    <style:style style:name="Table27.Cell23" style:family="table-cell">
      <style:table-cell-properties fo:background-color="#FFFFFF" style:vertical-align="middle"/>
    </style:style>
    <style:style style:name="Table27.Cell24" style:family="table-cell">
      <style:table-cell-properties fo:background-color="#FFFFFF" style:vertical-align="middle"/>
    </style:style>
    <style:style style:name="Table27.Cell25" style:family="table-cell">
      <style:table-cell-properties fo:background-color="#FFFFFF" style:vertical-align="top"/>
    </style:style>
    <style:style style:name="Table27.Cell26" style:family="table-cell">
      <style:table-cell-properties fo:background-color="#FFFFFF" style:vertical-align="middle"/>
    </style:style>
    <style:style style:name="Table27.Cell27" style:family="table-cell">
      <style:table-cell-properties fo:background-color="#FFFFFF" style:vertical-align="middle"/>
    </style:style>
    <style:style style:name="Table27.Cell28" style:family="table-cell">
      <style:table-cell-properties fo:background-color="#FFFFFF" style:vertical-align="top"/>
    </style:style>
    <style:style style:name="Table27.Cell29" style:family="table-cell">
      <style:table-cell-properties fo:background-color="#FFFFFF" style:vertical-align="middle"/>
    </style:style>
    <style:style style:name="Table27.Cell30" style:family="table-cell">
      <style:table-cell-properties fo:background-color="#FFFFFF" style:vertical-align="middle"/>
    </style:style>
    <style:style style:name="Table27.Cell31" style:family="table-cell">
      <style:table-cell-properties fo:background-color="#FFFFFF" style:vertical-align="top"/>
    </style:style>
    <style:style style:name="Table27.Cell32" style:family="table-cell">
      <style:table-cell-properties fo:background-color="#FFFFFF" style:vertical-align="middle"/>
    </style:style>
    <style:style style:name="Table27.Cell33" style:family="table-cell">
      <style:table-cell-properties fo:background-color="#FFFFFF" style:vertical-align="middle"/>
    </style:style>
    <style:style style:name="Table27.Cell34" style:family="table-cell">
      <style:table-cell-properties fo:background-color="#FFFFFF" style:vertical-align="top"/>
    </style:style>
    <style:style style:name="Table27.Cell35" style:family="table-cell">
      <style:table-cell-properties fo:background-color="#FFFFFF" style:vertical-align="middle"/>
    </style:style>
    <style:style style:name="Table27.Cell36" style:family="table-cell">
      <style:table-cell-properties fo:background-color="#FFFFFF" style:vertical-align="middle"/>
    </style:style>
    <style:style style:name="Table27.Cell37" style:family="table-cell">
      <style:table-cell-properties fo:background-color="#FFFFFF" style:vertical-align="top"/>
    </style:style>
    <style:style style:name="Table27.Cell38" style:family="table-cell">
      <style:table-cell-properties fo:background-color="#FFFFFF" style:vertical-align="middle"/>
    </style:style>
    <style:style style:name="Table27.Cell39" style:family="table-cell">
      <style:table-cell-properties fo:background-color="#FFFFFF" style:vertical-align="middle"/>
    </style:style>
    <style:style style:name="Table27.Cell40" style:family="table-cell">
      <style:table-cell-properties fo:background-color="#FFFFFF" style:vertical-align="top"/>
    </style:style>
    <style:style style:name="Table27.Cell41" style:family="table-cell">
      <style:table-cell-properties fo:background-color="#FFFFFF" style:vertical-align="middle"/>
    </style:style>
    <style:style style:name="Table27.Cell42" style:family="table-cell">
      <style:table-cell-properties fo:background-color="#FFFFFF" style:vertical-align="middle"/>
    </style:style>
    <style:style style:name="Table27.Cell43" style:family="table-cell">
      <style:table-cell-properties fo:background-color="#FFFFFF" style:vertical-align="top"/>
    </style:style>
    <style:style style:name="Table27.Cell44" style:family="table-cell">
      <style:table-cell-properties fo:background-color="#FFFFFF" style:vertical-align="middle"/>
    </style:style>
    <style:style style:name="Table27.Cell45" style:family="table-cell">
      <style:table-cell-properties fo:background-color="#FFFFFF" style:vertical-align="middle"/>
    </style:style>
    <style:style style:name="Table27.Cell46" style:family="table-cell">
      <style:table-cell-properties fo:background-color="#FFFFFF" style:vertical-align="top"/>
    </style:style>
    <style:style style:name="Table27.Cell47" style:family="table-cell">
      <style:table-cell-properties fo:background-color="#FFFFFF" style:vertical-align="middle"/>
    </style:style>
    <style:style style:name="Table27.Cell48" style:family="table-cell">
      <style:table-cell-properties fo:background-color="#FFFFFF" style:vertical-align="middle"/>
    </style:style>
    <style:style style:name="Table27.Cell49" style:family="table-cell">
      <style:table-cell-properties fo:background-color="#FFFFFF" style:vertical-align="top"/>
    </style:style>
    <style:style style:name="Table27.Cell50" style:family="table-cell">
      <style:table-cell-properties fo:background-color="#FFFFFF" style:vertical-align="middle"/>
    </style:style>
    <style:style style:name="Table27.Cell51" style:family="table-cell">
      <style:table-cell-properties fo:background-color="#FFFFFF" style:vertical-align="middle"/>
    </style:style>
    <style:style style:name="Table27.Cell52" style:family="table-cell">
      <style:table-cell-properties fo:background-color="#FFFFFF" style:vertical-align="top"/>
    </style:style>
    <style:style style:name="Table27.Cell53" style:family="table-cell">
      <style:table-cell-properties fo:background-color="#FFFFFF" style:vertical-align="middle"/>
    </style:style>
    <style:style style:name="Table27.Cell54" style:family="table-cell">
      <style:table-cell-properties fo:background-color="#FFFFFF" style:vertical-align="middle"/>
    </style:style>
    <style:style style:name="Table27.Cell55" style:family="table-cell">
      <style:table-cell-properties fo:background-color="#FFFFFF" style:vertical-align="top"/>
    </style:style>
    <style:style style:name="Table27.Cell56" style:family="table-cell">
      <style:table-cell-properties fo:background-color="#FFFFFF" style:vertical-align="top"/>
    </style:style>
    <style:style style:name="Table27.Cell57" style:family="table-cell">
      <style:table-cell-properties fo:background-color="#FFFFFF" style:vertical-align="top"/>
    </style:style>
    <style:style style:name="Table27.Cell58" style:family="table-cell">
      <style:table-cell-properties fo:background-color="#FFFFFF"/>
    </style:style>
    <style:style style:name="Table27.Cell59" style:family="table-cell">
      <style:table-cell-properties fo:background-color="#FFFFFF"/>
    </style:style>
    <style:style style:name="Table27.Cell60" style:family="table-cell">
      <style:table-cell-properties fo:background-color="#FFFFFF"/>
    </style:style>
    <style:style style:name="Table27.Cell61" style:family="table-cell">
      <style:table-cell-properties fo:background-color="#FFFFFF" style:vertical-align="top"/>
    </style:style>
    <style:style style:name="Table27.Cell62" style:family="table-cell">
      <style:table-cell-properties fo:background-color="#FFFFFF" style:vertical-align="middle"/>
    </style:style>
    <style:style style:name="Table27.Cell63" style:family="table-cell">
      <style:table-cell-properties fo:background-color="#FFFFFF" style:vertical-align="middle"/>
    </style:style>
    <style:style style:name="Table27.Cell64" style:family="table-cell">
      <style:table-cell-properties fo:background-color="#FFFFFF" style:vertical-align="top"/>
    </style:style>
    <style:style style:name="Table27.Cell65" style:family="table-cell">
      <style:table-cell-properties fo:background-color="#FFFFFF"/>
    </style:style>
    <style:style style:name="Table27.Cell66" style:family="table-cell">
      <style:table-cell-properties fo:background-color="#FFFFFF"/>
    </style:style>
    <style:style style:name="Table28" style:family="table">
      <style:table-properties style:writing-mode="lr-tb" style:width="15.688cm" table:align="center"/>
    </style:style>
    <style:style style:name="Table28.C1" style:family="table-column">
      <style:table-column-properties style:column-width="11.396cm"/>
    </style:style>
    <style:style style:name="Table28.C2" style:family="table-column">
      <style:table-column-properties style:column-width="4.293cm"/>
    </style:style>
    <style:style style:name="Table28.R1" style:family="table-row">
      <style:table-row-properties style:row-height="2.201cm"/>
    </style:style>
    <style:style style:name="Table28.Cell1" style:family="table-cell">
      <style:table-cell-properties fo:background-color="#FFFFFF"/>
    </style:style>
    <style:style style:name="Table28.Cell2" style:family="table-cell">
      <style:table-cell-properties fo:background-color="#FFFFFF" style:vertical-align="top"/>
    </style:style>
    <style:style style:name="Table29" style:family="table">
      <style:table-properties style:writing-mode="lr-tb" style:width="15.688cm" table:align="center"/>
    </style:style>
    <style:style style:name="Table29.C1" style:family="table-column">
      <style:table-column-properties style:column-width="5.080cm"/>
    </style:style>
    <style:style style:name="Table29.C2" style:family="table-column">
      <style:table-column-properties style:column-width="1.499cm"/>
    </style:style>
    <style:style style:name="Table29.C3" style:family="table-column">
      <style:table-column-properties style:column-width="4.216cm"/>
    </style:style>
    <style:style style:name="Table29.C4" style:family="table-column">
      <style:table-column-properties style:column-width="4.893cm"/>
    </style:style>
    <style:style style:name="Table29.R1" style:family="table-row">
      <style:table-row-properties style:row-height="0.617cm"/>
    </style:style>
    <style:style style:name="Table29.R2" style:family="table-row">
      <style:table-row-properties style:row-height="0.744cm"/>
    </style:style>
    <style:style style:name="Table29.R3" style:family="table-row">
      <style:table-row-properties style:row-height="0.744cm"/>
    </style:style>
    <style:style style:name="Table29.R4" style:family="table-row">
      <style:table-row-properties style:row-height="0.847cm"/>
    </style:style>
    <style:style style:name="Table29.R5" style:family="table-row">
      <style:table-row-properties style:row-height="0.940cm"/>
    </style:style>
    <style:style style:name="Table29.R6" style:family="table-row">
      <style:table-row-properties style:row-height="1.041cm"/>
    </style:style>
    <style:style style:name="Table29.R7" style:family="table-row">
      <style:table-row-properties style:row-height="0.998cm"/>
    </style:style>
    <style:style style:name="Table29.R8" style:family="table-row">
      <style:table-row-properties style:row-height="0.998cm"/>
    </style:style>
    <style:style style:name="Table29.R9" style:family="table-row">
      <style:table-row-properties style:row-height="0.965cm"/>
    </style:style>
    <style:style style:name="Table29.R10" style:family="table-row">
      <style:table-row-properties style:row-height="1.007cm"/>
    </style:style>
    <style:style style:name="Table29.R11" style:family="table-row">
      <style:table-row-properties style:row-height="1.034cm"/>
    </style:style>
    <style:style style:name="Table29.R12" style:family="table-row">
      <style:table-row-properties style:row-height="0.965cm"/>
    </style:style>
    <style:style style:name="Table29.R13" style:family="table-row">
      <style:table-row-properties style:row-height="1.034cm"/>
    </style:style>
    <style:style style:name="Table29.R14" style:family="table-row">
      <style:table-row-properties style:row-height="1.007cm"/>
    </style:style>
    <style:style style:name="Table29.R15" style:family="table-row">
      <style:table-row-properties style:row-height="1.457cm"/>
    </style:style>
    <style:style style:name="Table29.R16" style:family="table-row">
      <style:table-row-properties style:row-height="1.499cm"/>
    </style:style>
    <style:style style:name="Table29.R17" style:family="table-row">
      <style:table-row-properties style:row-height="1.041cm"/>
    </style:style>
    <style:style style:name="Table29.R18" style:family="table-row">
      <style:table-row-properties style:row-height="0.956cm"/>
    </style:style>
    <style:style style:name="Table29.R19" style:family="table-row">
      <style:table-row-properties style:row-height="0.998cm"/>
    </style:style>
    <style:style style:name="Table29.R20" style:family="table-row">
      <style:table-row-properties style:row-height="1.007cm"/>
    </style:style>
    <style:style style:name="Table29.R21" style:family="table-row">
      <style:table-row-properties style:row-height="1.025cm"/>
    </style:style>
    <style:style style:name="Table29.R22" style:family="table-row">
      <style:table-row-properties style:row-height="1.007cm"/>
    </style:style>
    <style:style style:name="Table29.R23" style:family="table-row">
      <style:table-row-properties style:row-height="0.965cm"/>
    </style:style>
    <style:style style:name="Table29.R24" style:family="table-row">
      <style:table-row-properties style:row-height="0.695cm"/>
    </style:style>
    <style:style style:name="Table29.Cell1" style:family="table-cell">
      <style:table-cell-properties fo:background-color="#FFFFFF" style:vertical-align="top"/>
    </style:style>
    <style:style style:name="Table29.Cell2" style:family="table-cell">
      <style:table-cell-properties fo:background-color="#FFFFFF" style:vertical-align="top"/>
    </style:style>
    <style:style style:name="Table29.Cell3" style:family="table-cell">
      <style:table-cell-properties fo:background-color="#FFFFFF" style:vertical-align="top"/>
    </style:style>
    <style:style style:name="Table29.Cell4" style:family="table-cell">
      <style:table-cell-properties fo:background-color="#FFFFFF" style:vertical-align="top"/>
    </style:style>
    <style:style style:name="Table29.Cell5" style:family="table-cell">
      <style:table-cell-properties fo:background-color="#FFFFFF" style:vertical-align="top"/>
    </style:style>
    <style:style style:name="Table29.Cell6" style:family="table-cell">
      <style:table-cell-properties fo:background-color="#FFFFFF" style:vertical-align="top"/>
    </style:style>
    <style:style style:name="Table29.Cell7" style:family="table-cell">
      <style:table-cell-properties fo:background-color="#FFFFFF" style:vertical-align="top"/>
    </style:style>
    <style:style style:name="Table29.Cell8" style:family="table-cell">
      <style:table-cell-properties fo:background-color="#FFFFFF"/>
    </style:style>
    <style:style style:name="Table29.Cell9" style:family="table-cell">
      <style:table-cell-properties fo:background-color="#FFFFFF" style:vertical-align="top"/>
    </style:style>
    <style:style style:name="Table29.Cell10" style:family="table-cell">
      <style:table-cell-properties fo:background-color="#FFFFFF" style:vertical-align="top"/>
    </style:style>
    <style:style style:name="Table29.Cell11" style:family="table-cell">
      <style:table-cell-properties fo:background-color="#FFFFFF" style:vertical-align="top"/>
    </style:style>
    <style:style style:name="Table29.Cell12" style:family="table-cell">
      <style:table-cell-properties fo:background-color="#FFFFFF" style:vertical-align="top"/>
    </style:style>
    <style:style style:name="Table29.Cell13" style:family="table-cell">
      <style:table-cell-properties fo:background-color="#FFFFFF" style:vertical-align="top"/>
    </style:style>
    <style:style style:name="Table29.Cell14" style:family="table-cell">
      <style:table-cell-properties fo:background-color="#FFFFFF" style:vertical-align="top"/>
    </style:style>
    <style:style style:name="Table29.Cell15" style:family="table-cell">
      <style:table-cell-properties fo:background-color="#FFFFFF" style:vertical-align="top"/>
    </style:style>
    <style:style style:name="Table29.Cell16" style:family="table-cell">
      <style:table-cell-properties fo:background-color="#FFFFFF" style:vertical-align="middle"/>
    </style:style>
    <style:style style:name="Table29.Cell17" style:family="table-cell">
      <style:table-cell-properties fo:background-color="#FFFFFF" style:vertical-align="middle"/>
    </style:style>
    <style:style style:name="Table29.Cell18" style:family="table-cell">
      <style:table-cell-properties fo:background-color="#FFFFFF" style:vertical-align="middle"/>
    </style:style>
    <style:style style:name="Table29.Cell19" style:family="table-cell">
      <style:table-cell-properties fo:background-color="#FFFFFF" style:vertical-align="middle"/>
    </style:style>
    <style:style style:name="Table29.Cell20" style:family="table-cell">
      <style:table-cell-properties fo:background-color="#FFFFFF" style:vertical-align="top"/>
    </style:style>
    <style:style style:name="Table29.Cell21" style:family="table-cell">
      <style:table-cell-properties fo:background-color="#FFFFFF" style:vertical-align="middle"/>
    </style:style>
    <style:style style:name="Table29.Cell22" style:family="table-cell">
      <style:table-cell-properties fo:background-color="#FFFFFF" style:vertical-align="middle"/>
    </style:style>
    <style:style style:name="Table29.Cell23" style:family="table-cell">
      <style:table-cell-properties fo:background-color="#FFFFFF" style:vertical-align="middle"/>
    </style:style>
    <style:style style:name="Table29.Cell24" style:family="table-cell">
      <style:table-cell-properties fo:background-color="#FFFFFF" style:vertical-align="top"/>
    </style:style>
    <style:style style:name="Table29.Cell25" style:family="table-cell">
      <style:table-cell-properties fo:background-color="#FFFFFF" style:vertical-align="middle"/>
    </style:style>
    <style:style style:name="Table29.Cell26" style:family="table-cell">
      <style:table-cell-properties fo:background-color="#FFFFFF" style:vertical-align="middle"/>
    </style:style>
    <style:style style:name="Table29.Cell27" style:family="table-cell">
      <style:table-cell-properties fo:background-color="#FFFFFF" style:vertical-align="middle"/>
    </style:style>
    <style:style style:name="Table29.Cell28" style:family="table-cell">
      <style:table-cell-properties fo:background-color="#FFFFFF" style:vertical-align="top"/>
    </style:style>
    <style:style style:name="Table29.Cell29" style:family="table-cell">
      <style:table-cell-properties fo:background-color="#FFFFFF" style:vertical-align="middle"/>
    </style:style>
    <style:style style:name="Table29.Cell30" style:family="table-cell">
      <style:table-cell-properties fo:background-color="#FFFFFF" style:vertical-align="middle"/>
    </style:style>
    <style:style style:name="Table29.Cell31" style:family="table-cell">
      <style:table-cell-properties fo:background-color="#FFFFFF" style:vertical-align="middle"/>
    </style:style>
    <style:style style:name="Table29.Cell32" style:family="table-cell">
      <style:table-cell-properties fo:background-color="#FFFFFF" style:vertical-align="top"/>
    </style:style>
    <style:style style:name="Table29.Cell33" style:family="table-cell">
      <style:table-cell-properties fo:background-color="#FFFFFF" style:vertical-align="middle"/>
    </style:style>
    <style:style style:name="Table29.Cell34" style:family="table-cell">
      <style:table-cell-properties fo:background-color="#FFFFFF" style:vertical-align="middle"/>
    </style:style>
    <style:style style:name="Table29.Cell35" style:family="table-cell">
      <style:table-cell-properties fo:background-color="#FFFFFF" style:vertical-align="middle"/>
    </style:style>
    <style:style style:name="Table29.Cell36" style:family="table-cell">
      <style:table-cell-properties fo:background-color="#FFFFFF" style:vertical-align="top"/>
    </style:style>
    <style:style style:name="Table29.Cell37" style:family="table-cell">
      <style:table-cell-properties fo:background-color="#FFFFFF" style:vertical-align="middle"/>
    </style:style>
    <style:style style:name="Table29.Cell38" style:family="table-cell">
      <style:table-cell-properties fo:background-color="#FFFFFF" style:vertical-align="middle"/>
    </style:style>
    <style:style style:name="Table29.Cell39" style:family="table-cell">
      <style:table-cell-properties fo:background-color="#FFFFFF" style:vertical-align="middle"/>
    </style:style>
    <style:style style:name="Table29.Cell40" style:family="table-cell">
      <style:table-cell-properties fo:background-color="#FFFFFF" style:vertical-align="top"/>
    </style:style>
    <style:style style:name="Table29.Cell41" style:family="table-cell">
      <style:table-cell-properties fo:background-color="#FFFFFF" style:vertical-align="middle"/>
    </style:style>
    <style:style style:name="Table29.Cell42" style:family="table-cell">
      <style:table-cell-properties fo:background-color="#FFFFFF" style:vertical-align="middle"/>
    </style:style>
    <style:style style:name="Table29.Cell43" style:family="table-cell">
      <style:table-cell-properties fo:background-color="#FFFFFF" style:vertical-align="middle"/>
    </style:style>
    <style:style style:name="Table29.Cell44" style:family="table-cell">
      <style:table-cell-properties fo:background-color="#FFFFFF" style:vertical-align="top"/>
    </style:style>
    <style:style style:name="Table29.Cell45" style:family="table-cell">
      <style:table-cell-properties fo:background-color="#FFFFFF" style:vertical-align="middle"/>
    </style:style>
    <style:style style:name="Table29.Cell46" style:family="table-cell">
      <style:table-cell-properties fo:background-color="#FFFFFF" style:vertical-align="middle"/>
    </style:style>
    <style:style style:name="Table29.Cell47" style:family="table-cell">
      <style:table-cell-properties fo:background-color="#FFFFFF" style:vertical-align="middle"/>
    </style:style>
    <style:style style:name="Table29.Cell48" style:family="table-cell">
      <style:table-cell-properties fo:background-color="#FFFFFF" style:vertical-align="top"/>
    </style:style>
    <style:style style:name="Table29.Cell49" style:family="table-cell">
      <style:table-cell-properties fo:background-color="#FFFFFF" style:vertical-align="middle"/>
    </style:style>
    <style:style style:name="Table29.Cell50" style:family="table-cell">
      <style:table-cell-properties fo:background-color="#FFFFFF" style:vertical-align="middle"/>
    </style:style>
    <style:style style:name="Table29.Cell51" style:family="table-cell">
      <style:table-cell-properties fo:background-color="#FFFFFF" style:vertical-align="middle"/>
    </style:style>
    <style:style style:name="Table29.Cell52" style:family="table-cell">
      <style:table-cell-properties fo:background-color="#FFFFFF" style:vertical-align="top"/>
    </style:style>
    <style:style style:name="Table29.Cell53" style:family="table-cell">
      <style:table-cell-properties fo:background-color="#FFFFFF" style:vertical-align="middle"/>
    </style:style>
    <style:style style:name="Table29.Cell54" style:family="table-cell">
      <style:table-cell-properties fo:background-color="#FFFFFF" style:vertical-align="middle"/>
    </style:style>
    <style:style style:name="Table29.Cell55" style:family="table-cell">
      <style:table-cell-properties fo:background-color="#FFFFFF" style:vertical-align="middle"/>
    </style:style>
    <style:style style:name="Table29.Cell56" style:family="table-cell">
      <style:table-cell-properties fo:background-color="#FFFFFF" style:vertical-align="top"/>
    </style:style>
    <style:style style:name="Table29.Cell57" style:family="table-cell">
      <style:table-cell-properties fo:background-color="#FFFFFF" style:vertical-align="top"/>
    </style:style>
    <style:style style:name="Table29.Cell58" style:family="table-cell">
      <style:table-cell-properties fo:background-color="#FFFFFF" style:vertical-align="top"/>
    </style:style>
    <style:style style:name="Table29.Cell59" style:family="table-cell">
      <style:table-cell-properties fo:background-color="#FFFFFF" style:vertical-align="middle"/>
    </style:style>
    <style:style style:name="Table29.Cell60" style:family="table-cell">
      <style:table-cell-properties fo:background-color="#FFFFFF"/>
    </style:style>
    <style:style style:name="Table29.Cell61" style:family="table-cell">
      <style:table-cell-properties fo:background-color="#FFFFFF"/>
    </style:style>
    <style:style style:name="Table29.Cell62" style:family="table-cell">
      <style:table-cell-properties fo:background-color="#FFFFFF"/>
    </style:style>
    <style:style style:name="Table29.Cell63" style:family="table-cell">
      <style:table-cell-properties fo:background-color="#FFFFFF"/>
    </style:style>
    <style:style style:name="Table29.Cell64" style:family="table-cell">
      <style:table-cell-properties fo:background-color="#FFFFFF" style:vertical-align="top"/>
    </style:style>
    <style:style style:name="Table29.Cell65" style:family="table-cell">
      <style:table-cell-properties fo:background-color="#FFFFFF" style:vertical-align="middle"/>
    </style:style>
    <style:style style:name="Table29.Cell66" style:family="table-cell">
      <style:table-cell-properties fo:background-color="#FFFFFF" style:vertical-align="middle"/>
    </style:style>
    <style:style style:name="Table29.Cell67" style:family="table-cell">
      <style:table-cell-properties fo:background-color="#FFFFFF" style:vertical-align="middle"/>
    </style:style>
    <style:style style:name="Table29.Cell68" style:family="table-cell">
      <style:table-cell-properties fo:background-color="#FFFFFF" style:vertical-align="top"/>
    </style:style>
    <style:style style:name="Table29.Cell69" style:family="table-cell">
      <style:table-cell-properties fo:background-color="#FFFFFF" style:vertical-align="middle"/>
    </style:style>
    <style:style style:name="Table29.Cell70" style:family="table-cell">
      <style:table-cell-properties fo:background-color="#FFFFFF" style:vertical-align="middle"/>
    </style:style>
    <style:style style:name="Table29.Cell71" style:family="table-cell">
      <style:table-cell-properties fo:background-color="#FFFFFF" style:vertical-align="middle"/>
    </style:style>
    <style:style style:name="Table29.Cell72" style:family="table-cell">
      <style:table-cell-properties fo:background-color="#FFFFFF" style:vertical-align="top"/>
    </style:style>
    <style:style style:name="Table29.Cell73" style:family="table-cell">
      <style:table-cell-properties fo:background-color="#FFFFFF" style:vertical-align="middle"/>
    </style:style>
    <style:style style:name="Table29.Cell74" style:family="table-cell">
      <style:table-cell-properties fo:background-color="#FFFFFF" style:vertical-align="middle"/>
    </style:style>
    <style:style style:name="Table29.Cell75" style:family="table-cell">
      <style:table-cell-properties fo:background-color="#FFFFFF" style:vertical-align="middle"/>
    </style:style>
    <style:style style:name="Table29.Cell76" style:family="table-cell">
      <style:table-cell-properties fo:background-color="#FFFFFF" style:vertical-align="top"/>
    </style:style>
    <style:style style:name="Table29.Cell77" style:family="table-cell">
      <style:table-cell-properties fo:background-color="#FFFFFF" style:vertical-align="middle"/>
    </style:style>
    <style:style style:name="Table29.Cell78" style:family="table-cell">
      <style:table-cell-properties fo:background-color="#FFFFFF" style:vertical-align="middle"/>
    </style:style>
    <style:style style:name="Table29.Cell79" style:family="table-cell">
      <style:table-cell-properties fo:background-color="#FFFFFF" style:vertical-align="middle"/>
    </style:style>
    <style:style style:name="Table29.Cell80" style:family="table-cell">
      <style:table-cell-properties fo:background-color="#FFFFFF" style:vertical-align="top"/>
    </style:style>
    <style:style style:name="Table29.Cell81" style:family="table-cell">
      <style:table-cell-properties fo:background-color="#FFFFFF" style:vertical-align="middle"/>
    </style:style>
    <style:style style:name="Table29.Cell82" style:family="table-cell">
      <style:table-cell-properties fo:background-color="#FFFFFF" style:vertical-align="middle"/>
    </style:style>
    <style:style style:name="Table29.Cell83" style:family="table-cell">
      <style:table-cell-properties fo:background-color="#FFFFFF" style:vertical-align="middle"/>
    </style:style>
    <style:style style:name="Table29.Cell84" style:family="table-cell">
      <style:table-cell-properties fo:background-color="#FFFFFF" style:vertical-align="top"/>
    </style:style>
    <style:style style:name="Table29.Cell85" style:family="table-cell">
      <style:table-cell-properties fo:background-color="#FFFFFF" style:vertical-align="middle"/>
    </style:style>
    <style:style style:name="Table29.Cell86" style:family="table-cell">
      <style:table-cell-properties fo:background-color="#FFFFFF" style:vertical-align="middle"/>
    </style:style>
    <style:style style:name="Table29.Cell87" style:family="table-cell">
      <style:table-cell-properties fo:background-color="#FFFFFF" style:vertical-align="middle"/>
    </style:style>
    <style:style style:name="Table29.Cell88" style:family="table-cell">
      <style:table-cell-properties fo:background-color="#FFFFFF" style:vertical-align="top"/>
    </style:style>
    <style:style style:name="Table29.Cell89" style:family="table-cell">
      <style:table-cell-properties fo:background-color="#FFFFFF" style:vertical-align="middle"/>
    </style:style>
    <style:style style:name="Table29.Cell90" style:family="table-cell">
      <style:table-cell-properties fo:background-color="#FFFFFF" style:vertical-align="middle"/>
    </style:style>
    <style:style style:name="Table29.Cell91" style:family="table-cell">
      <style:table-cell-properties fo:background-color="#FFFFFF" style:vertical-align="middle"/>
    </style:style>
    <style:style style:name="Table29.Cell92" style:family="table-cell">
      <style:table-cell-properties fo:background-color="#FFFFFF" style:vertical-align="top"/>
    </style:style>
    <style:style style:name="Table29.Cell93" style:family="table-cell">
      <style:table-cell-properties fo:background-color="#FFFFFF"/>
    </style:style>
    <style:style style:name="Table29.Cell94" style:family="table-cell">
      <style:table-cell-properties fo:background-color="#FFFFFF"/>
    </style:style>
    <style:style style:name="Table29.Cell95" style:family="table-cell">
      <style:table-cell-properties fo:background-color="#FFFFFF"/>
    </style:style>
    <style:style style:name="Table30" style:family="table">
      <style:table-properties style:writing-mode="lr-tb" style:width="9.601cm" table:align="center"/>
    </style:style>
    <style:style style:name="Table30.C1" style:family="table-column">
      <style:table-column-properties style:column-width="0.635cm"/>
    </style:style>
    <style:style style:name="Table30.C2" style:family="table-column">
      <style:table-column-properties style:column-width="5.080cm"/>
    </style:style>
    <style:style style:name="Table30.C3" style:family="table-column">
      <style:table-column-properties style:column-width="3.886cm"/>
    </style:style>
    <style:style style:name="Table30.R1" style:family="table-row">
      <style:table-row-properties style:row-height="0.695cm"/>
    </style:style>
    <style:style style:name="Table30.R2" style:family="table-row">
      <style:table-row-properties style:row-height="0.753cm"/>
    </style:style>
    <style:style style:name="Table30.Cell1" style:family="table-cell">
      <style:table-cell-properties fo:background-color="#FFFFFF" style:vertical-align="middle"/>
    </style:style>
    <style:style style:name="Table30.Cell2" style:family="table-cell">
      <style:table-cell-properties fo:background-color="#FFFFFF" style:vertical-align="top"/>
    </style:style>
    <style:style style:name="Table30.Cell3" style:family="table-cell">
      <style:table-cell-properties fo:background-color="#FFFFFF" style:vertical-align="top"/>
    </style:style>
    <style:style style:name="Table30.Cell4" style:family="table-cell">
      <style:table-cell-properties fo:background-color="#FFFFFF"/>
    </style:style>
    <style:style style:name="Table30.Cell5" style:family="table-cell">
      <style:table-cell-properties fo:background-color="#FFFFFF"/>
    </style:style>
    <style:style style:name="Table30.Cell6" style:family="table-cell">
      <style:table-cell-properties fo:background-color="#FFFFFF"/>
    </style:style>
    <style:style style:name="Table31" style:family="table">
      <style:table-properties style:writing-mode="lr-tb" style:width="9.627cm" table:align="center"/>
    </style:style>
    <style:style style:name="Table31.C1" style:family="table-column">
      <style:table-column-properties style:column-width="0.626cm"/>
    </style:style>
    <style:style style:name="Table31.C2" style:family="table-column">
      <style:table-column-properties style:column-width="4.978cm"/>
    </style:style>
    <style:style style:name="Table31.C3" style:family="table-column">
      <style:table-column-properties style:column-width="4.022cm"/>
    </style:style>
    <style:style style:name="Table31.R1" style:family="table-row">
      <style:table-row-properties style:row-height="0.702cm"/>
    </style:style>
    <style:style style:name="Table31.R2" style:family="table-row">
      <style:table-row-properties style:row-height="0.991cm"/>
    </style:style>
    <style:style style:name="Table31.R3" style:family="table-row">
      <style:table-row-properties style:row-height="1.007cm"/>
    </style:style>
    <style:style style:name="Table31.R4" style:family="table-row">
      <style:table-row-properties style:row-height="1.034cm"/>
    </style:style>
    <style:style style:name="Table31.R5" style:family="table-row">
      <style:table-row-properties style:row-height="1.007cm"/>
    </style:style>
    <style:style style:name="Table31.R6" style:family="table-row">
      <style:table-row-properties style:row-height="1.007cm"/>
    </style:style>
    <style:style style:name="Table31.R7" style:family="table-row">
      <style:table-row-properties style:row-height="0.949cm"/>
    </style:style>
    <style:style style:name="Table31.R8" style:family="table-row">
      <style:table-row-properties style:row-height="0.998cm"/>
    </style:style>
    <style:style style:name="Table31.R9" style:family="table-row">
      <style:table-row-properties style:row-height="0.998cm"/>
    </style:style>
    <style:style style:name="Table31.R10" style:family="table-row">
      <style:table-row-properties style:row-height="1.506cm"/>
    </style:style>
    <style:style style:name="Table31.R11" style:family="table-row">
      <style:table-row-properties style:row-height="1.490cm"/>
    </style:style>
    <style:style style:name="Table31.R12" style:family="table-row">
      <style:table-row-properties style:row-height="1.016cm"/>
    </style:style>
    <style:style style:name="Table31.R13" style:family="table-row">
      <style:table-row-properties style:row-height="0.991cm"/>
    </style:style>
    <style:style style:name="Table31.R14" style:family="table-row">
      <style:table-row-properties style:row-height="1.041cm"/>
    </style:style>
    <style:style style:name="Table31.R15" style:family="table-row">
      <style:table-row-properties style:row-height="0.965cm"/>
    </style:style>
    <style:style style:name="Table31.R16" style:family="table-row">
      <style:table-row-properties style:row-height="0.991cm"/>
    </style:style>
    <style:style style:name="Table31.R17" style:family="table-row">
      <style:table-row-properties style:row-height="0.998cm"/>
    </style:style>
    <style:style style:name="Table31.R18" style:family="table-row">
      <style:table-row-properties style:row-height="1.041cm"/>
    </style:style>
    <style:style style:name="Table31.R19" style:family="table-row">
      <style:table-row-properties style:row-height="1.007cm"/>
    </style:style>
    <style:style style:name="Table31.R20" style:family="table-row">
      <style:table-row-properties style:row-height="0.653cm"/>
    </style:style>
    <style:style style:name="Table31.Cell1" style:family="table-cell">
      <style:table-cell-properties fo:background-color="#FFFFFF" style:vertical-align="top"/>
    </style:style>
    <style:style style:name="Table31.Cell2" style:family="table-cell">
      <style:table-cell-properties fo:background-color="#FFFFFF" style:vertical-align="top"/>
    </style:style>
    <style:style style:name="Table31.Cell3" style:family="table-cell">
      <style:table-cell-properties fo:background-color="#FFFFFF" style:vertical-align="top"/>
    </style:style>
    <style:style style:name="Table31.Cell4" style:family="table-cell">
      <style:table-cell-properties fo:background-color="#FFFFFF" style:vertical-align="top"/>
    </style:style>
    <style:style style:name="Table31.Cell5" style:family="table-cell">
      <style:table-cell-properties fo:background-color="#FFFFFF" style:vertical-align="top"/>
    </style:style>
    <style:style style:name="Table31.Cell6" style:family="table-cell">
      <style:table-cell-properties fo:background-color="#FFFFFF" style:vertical-align="top"/>
    </style:style>
    <style:style style:name="Table31.Cell7" style:family="table-cell">
      <style:table-cell-properties fo:background-color="#FFFFFF" style:vertical-align="top"/>
    </style:style>
    <style:style style:name="Table31.Cell8" style:family="table-cell">
      <style:table-cell-properties fo:background-color="#FFFFFF" style:vertical-align="top"/>
    </style:style>
    <style:style style:name="Table31.Cell9" style:family="table-cell">
      <style:table-cell-properties fo:background-color="#FFFFFF" style:vertical-align="top"/>
    </style:style>
    <style:style style:name="Table31.Cell10" style:family="table-cell">
      <style:table-cell-properties fo:background-color="#FFFFFF" style:vertical-align="top"/>
    </style:style>
    <style:style style:name="Table31.Cell11" style:family="table-cell">
      <style:table-cell-properties fo:background-color="#FFFFFF" style:vertical-align="top"/>
    </style:style>
    <style:style style:name="Table31.Cell12" style:family="table-cell">
      <style:table-cell-properties fo:background-color="#FFFFFF" style:vertical-align="top"/>
    </style:style>
    <style:style style:name="Table31.Cell13" style:family="table-cell">
      <style:table-cell-properties fo:background-color="#FFFFFF" style:vertical-align="top"/>
    </style:style>
    <style:style style:name="Table31.Cell14" style:family="table-cell">
      <style:table-cell-properties fo:background-color="#FFFFFF" style:vertical-align="top"/>
    </style:style>
    <style:style style:name="Table31.Cell15" style:family="table-cell">
      <style:table-cell-properties fo:background-color="#FFFFFF" style:vertical-align="top"/>
    </style:style>
    <style:style style:name="Table31.Cell16" style:family="table-cell">
      <style:table-cell-properties fo:background-color="#FFFFFF" style:vertical-align="top"/>
    </style:style>
    <style:style style:name="Table31.Cell17" style:family="table-cell">
      <style:table-cell-properties fo:background-color="#FFFFFF" style:vertical-align="top"/>
    </style:style>
    <style:style style:name="Table31.Cell18" style:family="table-cell">
      <style:table-cell-properties fo:background-color="#FFFFFF" style:vertical-align="top"/>
    </style:style>
    <style:style style:name="Table31.Cell19" style:family="table-cell">
      <style:table-cell-properties fo:background-color="#FFFFFF" style:vertical-align="top"/>
    </style:style>
    <style:style style:name="Table31.Cell20" style:family="table-cell">
      <style:table-cell-properties fo:background-color="#FFFFFF" style:vertical-align="top"/>
    </style:style>
    <style:style style:name="Table31.Cell21" style:family="table-cell">
      <style:table-cell-properties fo:background-color="#FFFFFF" style:vertical-align="top"/>
    </style:style>
    <style:style style:name="Table31.Cell22" style:family="table-cell">
      <style:table-cell-properties fo:background-color="#FFFFFF" style:vertical-align="top"/>
    </style:style>
    <style:style style:name="Table31.Cell23" style:family="table-cell">
      <style:table-cell-properties fo:background-color="#FFFFFF" style:vertical-align="top"/>
    </style:style>
    <style:style style:name="Table31.Cell24" style:family="table-cell">
      <style:table-cell-properties fo:background-color="#FFFFFF" style:vertical-align="top"/>
    </style:style>
    <style:style style:name="Table31.Cell25" style:family="table-cell">
      <style:table-cell-properties fo:background-color="#FFFFFF" style:vertical-align="top"/>
    </style:style>
    <style:style style:name="Table31.Cell26" style:family="table-cell">
      <style:table-cell-properties fo:background-color="#FFFFFF" style:vertical-align="top"/>
    </style:style>
    <style:style style:name="Table31.Cell27" style:family="table-cell">
      <style:table-cell-properties fo:background-color="#FFFFFF" style:vertical-align="top"/>
    </style:style>
    <style:style style:name="Table31.Cell28" style:family="table-cell">
      <style:table-cell-properties fo:background-color="#FFFFFF" style:vertical-align="top"/>
    </style:style>
    <style:style style:name="Table31.Cell29" style:family="table-cell">
      <style:table-cell-properties fo:background-color="#FFFFFF" style:vertical-align="top"/>
    </style:style>
    <style:style style:name="Table31.Cell30" style:family="table-cell">
      <style:table-cell-properties fo:background-color="#FFFFFF" style:vertical-align="top"/>
    </style:style>
    <style:style style:name="Table31.Cell31" style:family="table-cell">
      <style:table-cell-properties fo:background-color="#FFFFFF" style:vertical-align="top"/>
    </style:style>
    <style:style style:name="Table31.Cell32" style:family="table-cell">
      <style:table-cell-properties fo:background-color="#FFFFFF" style:vertical-align="top"/>
    </style:style>
    <style:style style:name="Table31.Cell33" style:family="table-cell">
      <style:table-cell-properties fo:background-color="#FFFFFF" style:vertical-align="top"/>
    </style:style>
    <style:style style:name="Table31.Cell34" style:family="table-cell">
      <style:table-cell-properties fo:background-color="#FFFFFF" style:vertical-align="top"/>
    </style:style>
    <style:style style:name="Table31.Cell35" style:family="table-cell">
      <style:table-cell-properties fo:background-color="#FFFFFF" style:vertical-align="top"/>
    </style:style>
    <style:style style:name="Table31.Cell36" style:family="table-cell">
      <style:table-cell-properties fo:background-color="#FFFFFF" style:vertical-align="top"/>
    </style:style>
    <style:style style:name="Table31.Cell37" style:family="table-cell">
      <style:table-cell-properties fo:background-color="#FFFFFF" style:vertical-align="top"/>
    </style:style>
    <style:style style:name="Table31.Cell38" style:family="table-cell">
      <style:table-cell-properties fo:background-color="#FFFFFF" style:vertical-align="top"/>
    </style:style>
    <style:style style:name="Table31.Cell39" style:family="table-cell">
      <style:table-cell-properties fo:background-color="#FFFFFF" style:vertical-align="top"/>
    </style:style>
    <style:style style:name="Table31.Cell40" style:family="table-cell">
      <style:table-cell-properties fo:background-color="#FFFFFF" style:vertical-align="top"/>
    </style:style>
    <style:style style:name="Table31.Cell41" style:family="table-cell">
      <style:table-cell-properties fo:background-color="#FFFFFF" style:vertical-align="top"/>
    </style:style>
    <style:style style:name="Table31.Cell42" style:family="table-cell">
      <style:table-cell-properties fo:background-color="#FFFFFF" style:vertical-align="top"/>
    </style:style>
    <style:style style:name="Table31.Cell43" style:family="table-cell">
      <style:table-cell-properties fo:background-color="#FFFFFF" style:vertical-align="top"/>
    </style:style>
    <style:style style:name="Table31.Cell44" style:family="table-cell">
      <style:table-cell-properties fo:background-color="#FFFFFF" style:vertical-align="top"/>
    </style:style>
    <style:style style:name="Table31.Cell45" style:family="table-cell">
      <style:table-cell-properties fo:background-color="#FFFFFF" style:vertical-align="top"/>
    </style:style>
    <style:style style:name="Table31.Cell46" style:family="table-cell">
      <style:table-cell-properties fo:background-color="#FFFFFF" style:vertical-align="top"/>
    </style:style>
    <style:style style:name="Table31.Cell47" style:family="table-cell">
      <style:table-cell-properties fo:background-color="#FFFFFF" style:vertical-align="top"/>
    </style:style>
    <style:style style:name="Table31.Cell48" style:family="table-cell">
      <style:table-cell-properties fo:background-color="#FFFFFF" style:vertical-align="top"/>
    </style:style>
    <style:style style:name="Table31.Cell49" style:family="table-cell">
      <style:table-cell-properties fo:background-color="#FFFFFF" style:vertical-align="top"/>
    </style:style>
    <style:style style:name="Table31.Cell50" style:family="table-cell">
      <style:table-cell-properties fo:background-color="#FFFFFF" style:vertical-align="top"/>
    </style:style>
    <style:style style:name="Table31.Cell51" style:family="table-cell">
      <style:table-cell-properties fo:background-color="#FFFFFF" style:vertical-align="top"/>
    </style:style>
    <style:style style:name="Table31.Cell52" style:family="table-cell">
      <style:table-cell-properties fo:background-color="#FFFFFF" style:vertical-align="top"/>
    </style:style>
    <style:style style:name="Table31.Cell53" style:family="table-cell">
      <style:table-cell-properties fo:background-color="#FFFFFF" style:vertical-align="top"/>
    </style:style>
    <style:style style:name="Table31.Cell54" style:family="table-cell">
      <style:table-cell-properties fo:background-color="#FFFFFF" style:vertical-align="top"/>
    </style:style>
    <style:style style:name="Table31.Cell55" style:family="table-cell">
      <style:table-cell-properties fo:background-color="#FFFFFF" style:vertical-align="top"/>
    </style:style>
    <style:style style:name="Table31.Cell56" style:family="table-cell">
      <style:table-cell-properties fo:background-color="#FFFFFF" style:vertical-align="top"/>
    </style:style>
    <style:style style:name="Table31.Cell57" style:family="table-cell">
      <style:table-cell-properties fo:background-color="#FFFFFF" style:vertical-align="top"/>
    </style:style>
    <style:style style:name="Table31.Cell58" style:family="table-cell">
      <style:table-cell-properties fo:background-color="#FFFFFF" style:vertical-align="top"/>
    </style:style>
    <style:style style:name="Table31.Cell59" style:family="table-cell">
      <style:table-cell-properties fo:background-color="#FFFFFF" style:vertical-align="top"/>
    </style:style>
    <style:style style:name="Table31.Cell60" style:family="table-cell">
      <style:table-cell-properties fo:background-color="#FFFFFF" style:vertical-align="top"/>
    </style:style>
    <style:style style:name="Table32" style:family="table">
      <style:table-properties style:writing-mode="lr-tb" style:width="10.015cm" table:align="center"/>
    </style:style>
    <style:style style:name="Table32.C1" style:family="table-column">
      <style:table-column-properties style:column-width="6.368cm"/>
    </style:style>
    <style:style style:name="Table32.C2" style:family="table-column">
      <style:table-column-properties style:column-width="3.649cm"/>
    </style:style>
    <style:style style:name="Table32.R1" style:family="table-row">
      <style:table-row-properties style:row-height="0.686cm"/>
    </style:style>
    <style:style style:name="Table32.R2" style:family="table-row">
      <style:table-row-properties style:row-height="1.007cm"/>
    </style:style>
    <style:style style:name="Table32.R3" style:family="table-row">
      <style:table-row-properties style:row-height="1.499cm"/>
    </style:style>
    <style:style style:name="Table32.R4" style:family="table-row">
      <style:table-row-properties style:row-height="1.490cm"/>
    </style:style>
    <style:style style:name="Table32.R5" style:family="table-row">
      <style:table-row-properties style:row-height="1.007cm"/>
    </style:style>
    <style:style style:name="Table32.R6" style:family="table-row">
      <style:table-row-properties style:row-height="0.998cm"/>
    </style:style>
    <style:style style:name="Table32.R7" style:family="table-row">
      <style:table-row-properties style:row-height="0.998cm"/>
    </style:style>
    <style:style style:name="Table32.R8" style:family="table-row">
      <style:table-row-properties style:row-height="0.998cm"/>
    </style:style>
    <style:style style:name="Table32.R9" style:family="table-row">
      <style:table-row-properties style:row-height="1.041cm"/>
    </style:style>
    <style:style style:name="Table32.R10" style:family="table-row">
      <style:table-row-properties style:row-height="0.956cm"/>
    </style:style>
    <style:style style:name="Table32.R11" style:family="table-row">
      <style:table-row-properties style:row-height="1.007cm"/>
    </style:style>
    <style:style style:name="Table32.R12" style:family="table-row">
      <style:table-row-properties style:row-height="1.041cm"/>
    </style:style>
    <style:style style:name="Table32.R13" style:family="table-row">
      <style:table-row-properties style:row-height="0.991cm"/>
    </style:style>
    <style:style style:name="Table32.R14" style:family="table-row">
      <style:table-row-properties style:row-height="1.007cm"/>
    </style:style>
    <style:style style:name="Table32.R15" style:family="table-row">
      <style:table-row-properties style:row-height="0.956cm"/>
    </style:style>
    <style:style style:name="Table32.R16" style:family="table-row">
      <style:table-row-properties style:row-height="0.998cm"/>
    </style:style>
    <style:style style:name="Table32.R17" style:family="table-row">
      <style:table-row-properties style:row-height="0.998cm"/>
    </style:style>
    <style:style style:name="Table32.R18" style:family="table-row">
      <style:table-row-properties style:row-height="1.007cm"/>
    </style:style>
    <style:style style:name="Table32.R19" style:family="table-row">
      <style:table-row-properties style:row-height="1.288cm"/>
    </style:style>
    <style:style style:name="Table32.R20" style:family="table-row">
      <style:table-row-properties style:row-height="1.076cm"/>
    </style:style>
    <style:style style:name="Table32.Cell1" style:family="table-cell">
      <style:table-cell-properties fo:background-color="#FFFFFF" style:vertical-align="top"/>
    </style:style>
    <style:style style:name="Table32.Cell2" style:family="table-cell">
      <style:table-cell-properties fo:background-color="#FFFFFF" style:vertical-align="top"/>
    </style:style>
    <style:style style:name="Table32.Cell3" style:family="table-cell">
      <style:table-cell-properties fo:background-color="#FFFFFF" style:vertical-align="top"/>
    </style:style>
    <style:style style:name="Table32.Cell4" style:family="table-cell">
      <style:table-cell-properties fo:background-color="#FFFFFF" style:vertical-align="top"/>
    </style:style>
    <style:style style:name="Table32.Cell5" style:family="table-cell">
      <style:table-cell-properties fo:background-color="#FFFFFF" style:vertical-align="top"/>
    </style:style>
    <style:style style:name="Table32.Cell6" style:family="table-cell">
      <style:table-cell-properties fo:background-color="#FFFFFF" style:vertical-align="top"/>
    </style:style>
    <style:style style:name="Table32.Cell7" style:family="table-cell">
      <style:table-cell-properties fo:background-color="#FFFFFF" style:vertical-align="top"/>
    </style:style>
    <style:style style:name="Table32.Cell8" style:family="table-cell">
      <style:table-cell-properties fo:background-color="#FFFFFF" style:vertical-align="top"/>
    </style:style>
    <style:style style:name="Table32.Cell9" style:family="table-cell">
      <style:table-cell-properties fo:background-color="#FFFFFF" style:vertical-align="top"/>
    </style:style>
    <style:style style:name="Table32.Cell10" style:family="table-cell">
      <style:table-cell-properties fo:background-color="#FFFFFF" style:vertical-align="top"/>
    </style:style>
    <style:style style:name="Table32.Cell11" style:family="table-cell">
      <style:table-cell-properties fo:background-color="#FFFFFF" style:vertical-align="top"/>
    </style:style>
    <style:style style:name="Table32.Cell12" style:family="table-cell">
      <style:table-cell-properties fo:background-color="#FFFFFF" style:vertical-align="top"/>
    </style:style>
    <style:style style:name="Table32.Cell13" style:family="table-cell">
      <style:table-cell-properties fo:background-color="#FFFFFF" style:vertical-align="top"/>
    </style:style>
    <style:style style:name="Table32.Cell14" style:family="table-cell">
      <style:table-cell-properties fo:background-color="#FFFFFF" style:vertical-align="top"/>
    </style:style>
    <style:style style:name="Table32.Cell15" style:family="table-cell">
      <style:table-cell-properties fo:background-color="#FFFFFF" style:vertical-align="top"/>
    </style:style>
    <style:style style:name="Table32.Cell16" style:family="table-cell">
      <style:table-cell-properties fo:background-color="#FFFFFF" style:vertical-align="top"/>
    </style:style>
    <style:style style:name="Table32.Cell17" style:family="table-cell">
      <style:table-cell-properties fo:background-color="#FFFFFF" style:vertical-align="top"/>
    </style:style>
    <style:style style:name="Table32.Cell18" style:family="table-cell">
      <style:table-cell-properties fo:background-color="#FFFFFF" style:vertical-align="top"/>
    </style:style>
    <style:style style:name="Table32.Cell19" style:family="table-cell">
      <style:table-cell-properties fo:background-color="#FFFFFF" style:vertical-align="top"/>
    </style:style>
    <style:style style:name="Table32.Cell20" style:family="table-cell">
      <style:table-cell-properties fo:background-color="#FFFFFF" style:vertical-align="top"/>
    </style:style>
    <style:style style:name="Table32.Cell21" style:family="table-cell">
      <style:table-cell-properties fo:background-color="#FFFFFF" style:vertical-align="top"/>
    </style:style>
    <style:style style:name="Table32.Cell22" style:family="table-cell">
      <style:table-cell-properties fo:background-color="#FFFFFF" style:vertical-align="top"/>
    </style:style>
    <style:style style:name="Table32.Cell23" style:family="table-cell">
      <style:table-cell-properties fo:background-color="#FFFFFF" style:vertical-align="top"/>
    </style:style>
    <style:style style:name="Table32.Cell24" style:family="table-cell">
      <style:table-cell-properties fo:background-color="#FFFFFF" style:vertical-align="top"/>
    </style:style>
    <style:style style:name="Table32.Cell25" style:family="table-cell">
      <style:table-cell-properties fo:background-color="#FFFFFF" style:vertical-align="top"/>
    </style:style>
    <style:style style:name="Table32.Cell26" style:family="table-cell">
      <style:table-cell-properties fo:background-color="#FFFFFF" style:vertical-align="top"/>
    </style:style>
    <style:style style:name="Table32.Cell27" style:family="table-cell">
      <style:table-cell-properties fo:background-color="#FFFFFF" style:vertical-align="top"/>
    </style:style>
    <style:style style:name="Table32.Cell28" style:family="table-cell">
      <style:table-cell-properties fo:background-color="#FFFFFF" style:vertical-align="top"/>
    </style:style>
    <style:style style:name="Table32.Cell29" style:family="table-cell">
      <style:table-cell-properties fo:background-color="#FFFFFF" style:vertical-align="top"/>
    </style:style>
    <style:style style:name="Table32.Cell30" style:family="table-cell">
      <style:table-cell-properties fo:background-color="#FFFFFF" style:vertical-align="top"/>
    </style:style>
    <style:style style:name="Table32.Cell31" style:family="table-cell">
      <style:table-cell-properties fo:background-color="#FFFFFF" style:vertical-align="top"/>
    </style:style>
    <style:style style:name="Table32.Cell32" style:family="table-cell">
      <style:table-cell-properties fo:background-color="#FFFFFF" style:vertical-align="top"/>
    </style:style>
    <style:style style:name="Table32.Cell33" style:family="table-cell">
      <style:table-cell-properties fo:background-color="#FFFFFF" style:vertical-align="top"/>
    </style:style>
    <style:style style:name="Table32.Cell34" style:family="table-cell">
      <style:table-cell-properties fo:background-color="#FFFFFF" style:vertical-align="top"/>
    </style:style>
    <style:style style:name="Table32.Cell35" style:family="table-cell">
      <style:table-cell-properties fo:background-color="#FFFFFF" style:vertical-align="top"/>
    </style:style>
    <style:style style:name="Table32.Cell36" style:family="table-cell">
      <style:table-cell-properties fo:background-color="#FFFFFF" style:vertical-align="top"/>
    </style:style>
    <style:style style:name="Table32.Cell37" style:family="table-cell">
      <style:table-cell-properties fo:background-color="#FFFFFF" style:vertical-align="top"/>
    </style:style>
    <style:style style:name="Table32.Cell38" style:family="table-cell">
      <style:table-cell-properties fo:background-color="#FFFFFF" style:vertical-align="top"/>
    </style:style>
    <style:style style:name="Table32.Cell39" style:family="table-cell">
      <style:table-cell-properties fo:background-color="#FFFFFF" style:vertical-align="top"/>
    </style:style>
    <style:style style:name="Table32.Cell40" style:family="table-cell">
      <style:table-cell-properties fo:background-color="#FFFFFF" style:vertical-align="top"/>
    </style:style>
    <style:style style:name="Table33" style:family="table">
      <style:table-properties style:writing-mode="lr-tb" style:width="9.618cm" table:align="center"/>
    </style:style>
    <style:style style:name="Table33.C1" style:family="table-column">
      <style:table-column-properties style:column-width="0.550cm"/>
    </style:style>
    <style:style style:name="Table33.C2" style:family="table-column">
      <style:table-column-properties style:column-width="5.055cm"/>
    </style:style>
    <style:style style:name="Table33.C3" style:family="table-column">
      <style:table-column-properties style:column-width="4.013cm"/>
    </style:style>
    <style:style style:name="Table33.R1" style:family="table-row">
      <style:table-row-properties style:row-height="0.737cm"/>
    </style:style>
    <style:style style:name="Table33.R2" style:family="table-row">
      <style:table-row-properties style:row-height="0.998cm"/>
    </style:style>
    <style:style style:name="Table33.R3" style:family="table-row">
      <style:table-row-properties style:row-height="0.956cm"/>
    </style:style>
    <style:style style:name="Table33.R4" style:family="table-row">
      <style:table-row-properties style:row-height="1.007cm"/>
    </style:style>
    <style:style style:name="Table33.R5" style:family="table-row">
      <style:table-row-properties style:row-height="0.998cm"/>
    </style:style>
    <style:style style:name="Table33.R6" style:family="table-row">
      <style:table-row-properties style:row-height="0.796cm"/>
    </style:style>
    <style:style style:name="Table33.Cell1" style:family="table-cell">
      <style:table-cell-properties fo:background-color="#FFFFFF" style:vertical-align="middle"/>
    </style:style>
    <style:style style:name="Table33.Cell2" style:family="table-cell">
      <style:table-cell-properties fo:background-color="#FFFFFF" style:vertical-align="top"/>
    </style:style>
    <style:style style:name="Table33.Cell3" style:family="table-cell">
      <style:table-cell-properties fo:background-color="#FFFFFF" style:vertical-align="top"/>
    </style:style>
    <style:style style:name="Table33.Cell4" style:family="table-cell">
      <style:table-cell-properties fo:background-color="#FFFFFF" style:vertical-align="middle"/>
    </style:style>
    <style:style style:name="Table33.Cell5" style:family="table-cell">
      <style:table-cell-properties fo:background-color="#FFFFFF" style:vertical-align="middle"/>
    </style:style>
    <style:style style:name="Table33.Cell6" style:family="table-cell">
      <style:table-cell-properties fo:background-color="#FFFFFF" style:vertical-align="middle"/>
    </style:style>
    <style:style style:name="Table33.Cell7" style:family="table-cell">
      <style:table-cell-properties fo:background-color="#FFFFFF" style:vertical-align="middle"/>
    </style:style>
    <style:style style:name="Table33.Cell8" style:family="table-cell">
      <style:table-cell-properties fo:background-color="#FFFFFF" style:vertical-align="middle"/>
    </style:style>
    <style:style style:name="Table33.Cell9" style:family="table-cell">
      <style:table-cell-properties fo:background-color="#FFFFFF" style:vertical-align="middle"/>
    </style:style>
    <style:style style:name="Table33.Cell10" style:family="table-cell">
      <style:table-cell-properties fo:background-color="#FFFFFF" style:vertical-align="middle"/>
    </style:style>
    <style:style style:name="Table33.Cell11" style:family="table-cell">
      <style:table-cell-properties fo:background-color="#FFFFFF" style:vertical-align="middle"/>
    </style:style>
    <style:style style:name="Table33.Cell12" style:family="table-cell">
      <style:table-cell-properties fo:background-color="#FFFFFF" style:vertical-align="middle"/>
    </style:style>
    <style:style style:name="Table33.Cell13" style:family="table-cell">
      <style:table-cell-properties fo:background-color="#FFFFFF" style:vertical-align="middle"/>
    </style:style>
    <style:style style:name="Table33.Cell14" style:family="table-cell">
      <style:table-cell-properties fo:background-color="#FFFFFF" style:vertical-align="middle"/>
    </style:style>
    <style:style style:name="Table33.Cell15" style:family="table-cell">
      <style:table-cell-properties fo:background-color="#FFFFFF" style:vertical-align="middle"/>
    </style:style>
    <style:style style:name="Table33.Cell16" style:family="table-cell">
      <style:table-cell-properties fo:background-color="#FFFFFF"/>
    </style:style>
    <style:style style:name="Table33.Cell17" style:family="table-cell">
      <style:table-cell-properties fo:background-color="#FFFFFF"/>
    </style:style>
    <style:style style:name="Table33.Cell18" style:family="table-cell">
      <style:table-cell-properties fo:background-color="#FFFFFF"/>
    </style:style>
    <style:style style:name="Table34" style:family="table">
      <style:table-properties style:writing-mode="lr-tb" style:width="9.627cm" table:align="center"/>
    </style:style>
    <style:style style:name="Table34.C1" style:family="table-column">
      <style:table-column-properties style:column-width="0.610cm"/>
    </style:style>
    <style:style style:name="Table34.C2" style:family="table-column">
      <style:table-column-properties style:column-width="5.724cm"/>
    </style:style>
    <style:style style:name="Table34.C3" style:family="table-column">
      <style:table-column-properties style:column-width="3.293cm"/>
    </style:style>
    <style:style style:name="Table34.R1" style:family="table-row">
      <style:table-row-properties style:row-height="0.737cm"/>
    </style:style>
    <style:style style:name="Table34.R2" style:family="table-row">
      <style:table-row-properties style:row-height="0.965cm"/>
    </style:style>
    <style:style style:name="Table34.R3" style:family="table-row">
      <style:table-row-properties style:row-height="1.025cm"/>
    </style:style>
    <style:style style:name="Table34.R4" style:family="table-row">
      <style:table-row-properties style:row-height="1.016cm"/>
    </style:style>
    <style:style style:name="Table34.R5" style:family="table-row">
      <style:table-row-properties style:row-height="0.991cm"/>
    </style:style>
    <style:style style:name="Table34.R6" style:family="table-row">
      <style:table-row-properties style:row-height="0.998cm"/>
    </style:style>
    <style:style style:name="Table34.R7" style:family="table-row">
      <style:table-row-properties style:row-height="1.007cm"/>
    </style:style>
    <style:style style:name="Table34.R8" style:family="table-row">
      <style:table-row-properties style:row-height="0.965cm"/>
    </style:style>
    <style:style style:name="Table34.R9" style:family="table-row">
      <style:table-row-properties style:row-height="0.695cm"/>
    </style:style>
    <style:style style:name="Table34.Cell1" style:family="table-cell">
      <style:table-cell-properties fo:background-color="#FFFFFF" style:vertical-align="middle"/>
    </style:style>
    <style:style style:name="Table34.Cell2" style:family="table-cell">
      <style:table-cell-properties fo:background-color="#FFFFFF" style:vertical-align="top"/>
    </style:style>
    <style:style style:name="Table34.Cell3" style:family="table-cell">
      <style:table-cell-properties fo:background-color="#FFFFFF" style:vertical-align="top"/>
    </style:style>
    <style:style style:name="Table34.Cell4" style:family="table-cell">
      <style:table-cell-properties fo:background-color="#FFFFFF" style:vertical-align="middle"/>
    </style:style>
    <style:style style:name="Table34.Cell5" style:family="table-cell">
      <style:table-cell-properties fo:background-color="#FFFFFF" style:vertical-align="middle"/>
    </style:style>
    <style:style style:name="Table34.Cell6" style:family="table-cell">
      <style:table-cell-properties fo:background-color="#FFFFFF" style:vertical-align="middle"/>
    </style:style>
    <style:style style:name="Table34.Cell7" style:family="table-cell">
      <style:table-cell-properties fo:background-color="#FFFFFF" style:vertical-align="middle"/>
    </style:style>
    <style:style style:name="Table34.Cell8" style:family="table-cell">
      <style:table-cell-properties fo:background-color="#FFFFFF" style:vertical-align="middle"/>
    </style:style>
    <style:style style:name="Table34.Cell9" style:family="table-cell">
      <style:table-cell-properties fo:background-color="#FFFFFF" style:vertical-align="middle"/>
    </style:style>
    <style:style style:name="Table34.Cell10" style:family="table-cell">
      <style:table-cell-properties fo:background-color="#FFFFFF" style:vertical-align="middle"/>
    </style:style>
    <style:style style:name="Table34.Cell11" style:family="table-cell">
      <style:table-cell-properties fo:background-color="#FFFFFF" style:vertical-align="middle"/>
    </style:style>
    <style:style style:name="Table34.Cell12" style:family="table-cell">
      <style:table-cell-properties fo:background-color="#FFFFFF" style:vertical-align="middle"/>
    </style:style>
    <style:style style:name="Table34.Cell13" style:family="table-cell">
      <style:table-cell-properties fo:background-color="#FFFFFF" style:vertical-align="middle"/>
    </style:style>
    <style:style style:name="Table34.Cell14" style:family="table-cell">
      <style:table-cell-properties fo:background-color="#FFFFFF" style:vertical-align="middle"/>
    </style:style>
    <style:style style:name="Table34.Cell15" style:family="table-cell">
      <style:table-cell-properties fo:background-color="#FFFFFF" style:vertical-align="middle"/>
    </style:style>
    <style:style style:name="Table34.Cell16" style:family="table-cell">
      <style:table-cell-properties fo:background-color="#FFFFFF" style:vertical-align="middle"/>
    </style:style>
    <style:style style:name="Table34.Cell17" style:family="table-cell">
      <style:table-cell-properties fo:background-color="#FFFFFF" style:vertical-align="middle"/>
    </style:style>
    <style:style style:name="Table34.Cell18" style:family="table-cell">
      <style:table-cell-properties fo:background-color="#FFFFFF" style:vertical-align="middle"/>
    </style:style>
    <style:style style:name="Table34.Cell19" style:family="table-cell">
      <style:table-cell-properties fo:background-color="#FFFFFF" style:vertical-align="middle"/>
    </style:style>
    <style:style style:name="Table34.Cell20" style:family="table-cell">
      <style:table-cell-properties fo:background-color="#FFFFFF" style:vertical-align="middle"/>
    </style:style>
    <style:style style:name="Table34.Cell21" style:family="table-cell">
      <style:table-cell-properties fo:background-color="#FFFFFF" style:vertical-align="middle"/>
    </style:style>
    <style:style style:name="Table34.Cell22" style:family="table-cell">
      <style:table-cell-properties fo:background-color="#FFFFFF" style:vertical-align="middle"/>
    </style:style>
    <style:style style:name="Table34.Cell23" style:family="table-cell">
      <style:table-cell-properties fo:background-color="#FFFFFF" style:vertical-align="middle"/>
    </style:style>
    <style:style style:name="Table34.Cell24" style:family="table-cell">
      <style:table-cell-properties fo:background-color="#FFFFFF" style:vertical-align="middle"/>
    </style:style>
    <style:style style:name="Table34.Cell25" style:family="table-cell">
      <style:table-cell-properties fo:background-color="#FFFFFF"/>
    </style:style>
    <style:style style:name="Table34.Cell26" style:family="table-cell">
      <style:table-cell-properties fo:background-color="#FFFFFF"/>
    </style:style>
    <style:style style:name="Table34.Cell27" style:family="table-cell">
      <style:table-cell-properties fo:background-color="#FFFFFF"/>
    </style:style>
    <style:style style:name="Table35" style:family="table">
      <style:table-properties style:writing-mode="lr-tb" style:width="9.627cm" table:align="center"/>
    </style:style>
    <style:style style:name="Table35.C1" style:family="table-column">
      <style:table-column-properties style:column-width="0.550cm"/>
    </style:style>
    <style:style style:name="Table35.C2" style:family="table-column">
      <style:table-column-properties style:column-width="5.479cm"/>
    </style:style>
    <style:style style:name="Table35.C3" style:family="table-column">
      <style:table-column-properties style:column-width="3.598cm"/>
    </style:style>
    <style:style style:name="Table35.R1" style:family="table-row">
      <style:table-row-properties style:row-height="0.702cm"/>
    </style:style>
    <style:style style:name="Table35.R2" style:family="table-row">
      <style:table-row-properties style:row-height="1.041cm"/>
    </style:style>
    <style:style style:name="Table35.R3" style:family="table-row">
      <style:table-row-properties style:row-height="1.007cm"/>
    </style:style>
    <style:style style:name="Table35.R4" style:family="table-row">
      <style:table-row-properties style:row-height="0.998cm"/>
    </style:style>
    <style:style style:name="Table35.R5" style:family="table-row">
      <style:table-row-properties style:row-height="0.998cm"/>
    </style:style>
    <style:style style:name="Table35.R6" style:family="table-row">
      <style:table-row-properties style:row-height="0.711cm"/>
    </style:style>
    <style:style style:name="Table35.Cell1" style:family="table-cell">
      <style:table-cell-properties fo:background-color="#FFFFFF" style:vertical-align="middle"/>
    </style:style>
    <style:style style:name="Table35.Cell2" style:family="table-cell">
      <style:table-cell-properties fo:background-color="#FFFFFF" style:vertical-align="top"/>
    </style:style>
    <style:style style:name="Table35.Cell3" style:family="table-cell">
      <style:table-cell-properties fo:background-color="#FFFFFF" style:vertical-align="top"/>
    </style:style>
    <style:style style:name="Table35.Cell4" style:family="table-cell">
      <style:table-cell-properties fo:background-color="#FFFFFF" style:vertical-align="middle"/>
    </style:style>
    <style:style style:name="Table35.Cell5" style:family="table-cell">
      <style:table-cell-properties fo:background-color="#FFFFFF" style:vertical-align="middle"/>
    </style:style>
    <style:style style:name="Table35.Cell6" style:family="table-cell">
      <style:table-cell-properties fo:background-color="#FFFFFF" style:vertical-align="middle"/>
    </style:style>
    <style:style style:name="Table35.Cell7" style:family="table-cell">
      <style:table-cell-properties fo:background-color="#FFFFFF" style:vertical-align="middle"/>
    </style:style>
    <style:style style:name="Table35.Cell8" style:family="table-cell">
      <style:table-cell-properties fo:background-color="#FFFFFF" style:vertical-align="middle"/>
    </style:style>
    <style:style style:name="Table35.Cell9" style:family="table-cell">
      <style:table-cell-properties fo:background-color="#FFFFFF" style:vertical-align="middle"/>
    </style:style>
    <style:style style:name="Table35.Cell10" style:family="table-cell">
      <style:table-cell-properties fo:background-color="#FFFFFF" style:vertical-align="middle"/>
    </style:style>
    <style:style style:name="Table35.Cell11" style:family="table-cell">
      <style:table-cell-properties fo:background-color="#FFFFFF" style:vertical-align="middle"/>
    </style:style>
    <style:style style:name="Table35.Cell12" style:family="table-cell">
      <style:table-cell-properties fo:background-color="#FFFFFF" style:vertical-align="middle"/>
    </style:style>
    <style:style style:name="Table35.Cell13" style:family="table-cell">
      <style:table-cell-properties fo:background-color="#FFFFFF" style:vertical-align="middle"/>
    </style:style>
    <style:style style:name="Table35.Cell14" style:family="table-cell">
      <style:table-cell-properties fo:background-color="#FFFFFF" style:vertical-align="middle"/>
    </style:style>
    <style:style style:name="Table35.Cell15" style:family="table-cell">
      <style:table-cell-properties fo:background-color="#FFFFFF" style:vertical-align="middle"/>
    </style:style>
    <style:style style:name="Table35.Cell16" style:family="table-cell">
      <style:table-cell-properties fo:background-color="#FFFFFF"/>
    </style:style>
    <style:style style:name="Table35.Cell17" style:family="table-cell">
      <style:table-cell-properties fo:background-color="#FFFFFF"/>
    </style:style>
    <style:style style:name="Table35.Cell18" style:family="table-cell">
      <style:table-cell-properties fo:background-color="#FFFFFF"/>
    </style:style>
    <style:style style:name="Table36" style:family="table">
      <style:table-properties style:writing-mode="lr-tb" style:width="9.627cm" table:align="center"/>
    </style:style>
    <style:style style:name="Table36.C1" style:family="table-column">
      <style:table-column-properties style:column-width="6.096cm"/>
    </style:style>
    <style:style style:name="Table36.C2" style:family="table-column">
      <style:table-column-properties style:column-width="3.531cm"/>
    </style:style>
    <style:style style:name="Table36.R1" style:family="table-row">
      <style:table-row-properties style:row-height="0.728cm"/>
    </style:style>
    <style:style style:name="Table36.R2" style:family="table-row">
      <style:table-row-properties style:row-height="0.998cm"/>
    </style:style>
    <style:style style:name="Table36.R3" style:family="table-row">
      <style:table-row-properties style:row-height="0.956cm"/>
    </style:style>
    <style:style style:name="Table36.R4" style:family="table-row">
      <style:table-row-properties style:row-height="1.034cm"/>
    </style:style>
    <style:style style:name="Table36.R5" style:family="table-row">
      <style:table-row-properties style:row-height="1.007cm"/>
    </style:style>
    <style:style style:name="Table36.R6" style:family="table-row">
      <style:table-row-properties style:row-height="0.965cm"/>
    </style:style>
    <style:style style:name="Table36.R7" style:family="table-row">
      <style:table-row-properties style:row-height="1.041cm"/>
    </style:style>
    <style:style style:name="Table36.R8" style:family="table-row">
      <style:table-row-properties style:row-height="0.660cm"/>
    </style:style>
    <style:style style:name="Table36.Cell1" style:family="table-cell">
      <style:table-cell-properties fo:background-color="#FFFFFF" style:vertical-align="top"/>
    </style:style>
    <style:style style:name="Table36.Cell2" style:family="table-cell">
      <style:table-cell-properties fo:background-color="#FFFFFF" style:vertical-align="top"/>
    </style:style>
    <style:style style:name="Table36.Cell3" style:family="table-cell">
      <style:table-cell-properties fo:background-color="#FFFFFF" style:vertical-align="middle"/>
    </style:style>
    <style:style style:name="Table36.Cell4" style:family="table-cell">
      <style:table-cell-properties fo:background-color="#FFFFFF" style:vertical-align="middle"/>
    </style:style>
    <style:style style:name="Table36.Cell5" style:family="table-cell">
      <style:table-cell-properties fo:background-color="#FFFFFF" style:vertical-align="middle"/>
    </style:style>
    <style:style style:name="Table36.Cell6" style:family="table-cell">
      <style:table-cell-properties fo:background-color="#FFFFFF" style:vertical-align="middle"/>
    </style:style>
    <style:style style:name="Table36.Cell7" style:family="table-cell">
      <style:table-cell-properties fo:background-color="#FFFFFF" style:vertical-align="middle"/>
    </style:style>
    <style:style style:name="Table36.Cell8" style:family="table-cell">
      <style:table-cell-properties fo:background-color="#FFFFFF" style:vertical-align="middle"/>
    </style:style>
    <style:style style:name="Table36.Cell9" style:family="table-cell">
      <style:table-cell-properties fo:background-color="#FFFFFF" style:vertical-align="middle"/>
    </style:style>
    <style:style style:name="Table36.Cell10" style:family="table-cell">
      <style:table-cell-properties fo:background-color="#FFFFFF" style:vertical-align="middle"/>
    </style:style>
    <style:style style:name="Table36.Cell11" style:family="table-cell">
      <style:table-cell-properties fo:background-color="#FFFFFF" style:vertical-align="middle"/>
    </style:style>
    <style:style style:name="Table36.Cell12" style:family="table-cell">
      <style:table-cell-properties fo:background-color="#FFFFFF" style:vertical-align="middle"/>
    </style:style>
    <style:style style:name="Table36.Cell13" style:family="table-cell">
      <style:table-cell-properties fo:background-color="#FFFFFF" style:vertical-align="middle"/>
    </style:style>
    <style:style style:name="Table36.Cell14" style:family="table-cell">
      <style:table-cell-properties fo:background-color="#FFFFFF" style:vertical-align="middle"/>
    </style:style>
    <style:style style:name="Table36.Cell15" style:family="table-cell">
      <style:table-cell-properties fo:background-color="#FFFFFF"/>
    </style:style>
    <style:style style:name="Table36.Cell16" style:family="table-cell">
      <style:table-cell-properties fo:background-color="#FFFFFF"/>
    </style:style>
    <style:style style:name="Table37" style:family="table">
      <style:table-properties style:writing-mode="lr-tb" style:width="15.697cm" table:align="center"/>
    </style:style>
    <style:style style:name="Table37.C1" style:family="table-column">
      <style:table-column-properties style:column-width="12.099cm"/>
    </style:style>
    <style:style style:name="Table37.C2" style:family="table-column">
      <style:table-column-properties style:column-width="3.598cm"/>
    </style:style>
    <style:style style:name="Table37.R1" style:family="table-row">
      <style:table-row-properties style:row-height="0.517cm"/>
    </style:style>
    <style:style style:name="Table37.R2" style:family="table-row">
      <style:table-row-properties style:row-height="0.533cm"/>
    </style:style>
    <style:style style:name="Table37.R3" style:family="table-row">
      <style:table-row-properties style:row-height="0.610cm"/>
    </style:style>
    <style:style style:name="Table37.R4" style:family="table-row">
      <style:table-row-properties style:row-height="0.448cm"/>
    </style:style>
    <style:style style:name="Table37.Cell1" style:family="table-cell">
      <style:table-cell-properties fo:background-color="#FFFFFF" style:vertical-align="top"/>
    </style:style>
    <style:style style:name="Table37.Cell2" style:family="table-cell">
      <style:table-cell-properties fo:background-color="#FFFFFF" style:vertical-align="top"/>
    </style:style>
    <style:style style:name="Table37.Cell3" style:family="table-cell">
      <style:table-cell-properties fo:background-color="#FFFFFF" style:vertical-align="top"/>
    </style:style>
    <style:style style:name="Table37.Cell4" style:family="table-cell">
      <style:table-cell-properties fo:background-color="#FFFFFF" style:vertical-align="top"/>
    </style:style>
    <style:style style:name="Table37.Cell5" style:family="table-cell">
      <style:table-cell-properties fo:background-color="#FFFFFF"/>
    </style:style>
    <style:style style:name="Table37.Cell6" style:family="table-cell">
      <style:table-cell-properties fo:background-color="#FFFFFF" style:vertical-align="top"/>
    </style:style>
    <style:style style:name="Table37.Cell7" style:family="table-cell">
      <style:table-cell-properties fo:background-color="#FFFFFF"/>
    </style:style>
    <style:style style:name="Table37.Cell8" style:family="table-cell">
      <style:table-cell-properties fo:background-color="#FFFFFF" style:vertical-align="top"/>
    </style:style>
    <style:style style:name="Table38" style:family="table">
      <style:table-properties style:writing-mode="lr-tb" style:width="9.627cm" table:align="center"/>
    </style:style>
    <style:style style:name="Table38.C1" style:family="table-column">
      <style:table-column-properties style:column-width="0.550cm"/>
    </style:style>
    <style:style style:name="Table38.C2" style:family="table-column">
      <style:table-column-properties style:column-width="5.385cm"/>
    </style:style>
    <style:style style:name="Table38.C3" style:family="table-column">
      <style:table-column-properties style:column-width="3.692cm"/>
    </style:style>
    <style:style style:name="Table38.R1" style:family="table-row">
      <style:table-row-properties style:row-height="0.728cm"/>
    </style:style>
    <style:style style:name="Table38.R2" style:family="table-row">
      <style:table-row-properties style:row-height="0.965cm"/>
    </style:style>
    <style:style style:name="Table38.R3" style:family="table-row">
      <style:table-row-properties style:row-height="0.998cm"/>
    </style:style>
    <style:style style:name="Table38.R4" style:family="table-row">
      <style:table-row-properties style:row-height="0.991cm"/>
    </style:style>
    <style:style style:name="Table38.R5" style:family="table-row">
      <style:table-row-properties style:row-height="1.034cm"/>
    </style:style>
    <style:style style:name="Table38.R6" style:family="table-row">
      <style:table-row-properties style:row-height="1.007cm"/>
    </style:style>
    <style:style style:name="Table38.R7" style:family="table-row">
      <style:table-row-properties style:row-height="0.991cm"/>
    </style:style>
    <style:style style:name="Table38.R8" style:family="table-row">
      <style:table-row-properties style:row-height="0.982cm"/>
    </style:style>
    <style:style style:name="Table38.R9" style:family="table-row">
      <style:table-row-properties style:row-height="0.787cm"/>
    </style:style>
    <style:style style:name="Table38.Cell1" style:family="table-cell">
      <style:table-cell-properties fo:background-color="#FFFFFF" style:vertical-align="middle"/>
    </style:style>
    <style:style style:name="Table38.Cell2" style:family="table-cell">
      <style:table-cell-properties fo:background-color="#FFFFFF" style:vertical-align="top"/>
    </style:style>
    <style:style style:name="Table38.Cell3" style:family="table-cell">
      <style:table-cell-properties fo:background-color="#FFFFFF" style:vertical-align="top"/>
    </style:style>
    <style:style style:name="Table38.Cell4" style:family="table-cell">
      <style:table-cell-properties fo:background-color="#FFFFFF" style:vertical-align="middle"/>
    </style:style>
    <style:style style:name="Table38.Cell5" style:family="table-cell">
      <style:table-cell-properties fo:background-color="#FFFFFF" style:vertical-align="middle"/>
    </style:style>
    <style:style style:name="Table38.Cell6" style:family="table-cell">
      <style:table-cell-properties fo:background-color="#FFFFFF" style:vertical-align="middle"/>
    </style:style>
    <style:style style:name="Table38.Cell7" style:family="table-cell">
      <style:table-cell-properties fo:background-color="#FFFFFF" style:vertical-align="middle"/>
    </style:style>
    <style:style style:name="Table38.Cell8" style:family="table-cell">
      <style:table-cell-properties fo:background-color="#FFFFFF" style:vertical-align="middle"/>
    </style:style>
    <style:style style:name="Table38.Cell9" style:family="table-cell">
      <style:table-cell-properties fo:background-color="#FFFFFF" style:vertical-align="middle"/>
    </style:style>
    <style:style style:name="Table38.Cell10" style:family="table-cell">
      <style:table-cell-properties fo:background-color="#FFFFFF" style:vertical-align="middle"/>
    </style:style>
    <style:style style:name="Table38.Cell11" style:family="table-cell">
      <style:table-cell-properties fo:background-color="#FFFFFF" style:vertical-align="middle"/>
    </style:style>
    <style:style style:name="Table38.Cell12" style:family="table-cell">
      <style:table-cell-properties fo:background-color="#FFFFFF" style:vertical-align="middle"/>
    </style:style>
    <style:style style:name="Table38.Cell13" style:family="table-cell">
      <style:table-cell-properties fo:background-color="#FFFFFF" style:vertical-align="middle"/>
    </style:style>
    <style:style style:name="Table38.Cell14" style:family="table-cell">
      <style:table-cell-properties fo:background-color="#FFFFFF" style:vertical-align="middle"/>
    </style:style>
    <style:style style:name="Table38.Cell15" style:family="table-cell">
      <style:table-cell-properties fo:background-color="#FFFFFF" style:vertical-align="middle"/>
    </style:style>
    <style:style style:name="Table38.Cell16" style:family="table-cell">
      <style:table-cell-properties fo:background-color="#FFFFFF" style:vertical-align="middle"/>
    </style:style>
    <style:style style:name="Table38.Cell17" style:family="table-cell">
      <style:table-cell-properties fo:background-color="#FFFFFF" style:vertical-align="middle"/>
    </style:style>
    <style:style style:name="Table38.Cell18" style:family="table-cell">
      <style:table-cell-properties fo:background-color="#FFFFFF" style:vertical-align="middle"/>
    </style:style>
    <style:style style:name="Table38.Cell19" style:family="table-cell">
      <style:table-cell-properties fo:background-color="#FFFFFF" style:vertical-align="middle"/>
    </style:style>
    <style:style style:name="Table38.Cell20" style:family="table-cell">
      <style:table-cell-properties fo:background-color="#FFFFFF" style:vertical-align="middle"/>
    </style:style>
    <style:style style:name="Table38.Cell21" style:family="table-cell">
      <style:table-cell-properties fo:background-color="#FFFFFF" style:vertical-align="middle"/>
    </style:style>
    <style:style style:name="Table38.Cell22" style:family="table-cell">
      <style:table-cell-properties fo:background-color="#FFFFFF" style:vertical-align="middle"/>
    </style:style>
    <style:style style:name="Table38.Cell23" style:family="table-cell">
      <style:table-cell-properties fo:background-color="#FFFFFF" style:vertical-align="middle"/>
    </style:style>
    <style:style style:name="Table38.Cell24" style:family="table-cell">
      <style:table-cell-properties fo:background-color="#FFFFFF" style:vertical-align="middle"/>
    </style:style>
    <style:style style:name="Table38.Cell25" style:family="table-cell">
      <style:table-cell-properties fo:background-color="#FFFFFF"/>
    </style:style>
    <style:style style:name="Table38.Cell26" style:family="table-cell">
      <style:table-cell-properties fo:background-color="#FFFFFF"/>
    </style:style>
    <style:style style:name="Table38.Cell27" style:family="table-cell">
      <style:table-cell-properties fo:background-color="#FFFFFF"/>
    </style:style>
    <style:style style:name="Table39" style:family="table">
      <style:table-properties style:writing-mode="lr-tb" style:width="9.627cm" table:align="center"/>
    </style:style>
    <style:style style:name="Table39.C1" style:family="table-column">
      <style:table-column-properties style:column-width="0.542cm"/>
    </style:style>
    <style:style style:name="Table39.C2" style:family="table-column">
      <style:table-column-properties style:column-width="5.824cm"/>
    </style:style>
    <style:style style:name="Table39.C3" style:family="table-column">
      <style:table-column-properties style:column-width="3.260cm"/>
    </style:style>
    <style:style style:name="Table39.R1" style:family="table-row">
      <style:table-row-properties style:row-height="0.737cm"/>
    </style:style>
    <style:style style:name="Table39.R2" style:family="table-row">
      <style:table-row-properties style:row-height="0.974cm"/>
    </style:style>
    <style:style style:name="Table39.R3" style:family="table-row">
      <style:table-row-properties style:row-height="1.025cm"/>
    </style:style>
    <style:style style:name="Table39.R4" style:family="table-row">
      <style:table-row-properties style:row-height="0.762cm"/>
    </style:style>
    <style:style style:name="Table39.Cell1" style:family="table-cell">
      <style:table-cell-properties fo:background-color="#FFFFFF" style:vertical-align="middle"/>
    </style:style>
    <style:style style:name="Table39.Cell2" style:family="table-cell">
      <style:table-cell-properties fo:background-color="#FFFFFF" style:vertical-align="top"/>
    </style:style>
    <style:style style:name="Table39.Cell3" style:family="table-cell">
      <style:table-cell-properties fo:background-color="#FFFFFF" style:vertical-align="top"/>
    </style:style>
    <style:style style:name="Table39.Cell4" style:family="table-cell">
      <style:table-cell-properties fo:background-color="#FFFFFF" style:vertical-align="middle"/>
    </style:style>
    <style:style style:name="Table39.Cell5" style:family="table-cell">
      <style:table-cell-properties fo:background-color="#FFFFFF" style:vertical-align="middle"/>
    </style:style>
    <style:style style:name="Table39.Cell6" style:family="table-cell">
      <style:table-cell-properties fo:background-color="#FFFFFF" style:vertical-align="middle"/>
    </style:style>
    <style:style style:name="Table39.Cell7" style:family="table-cell">
      <style:table-cell-properties fo:background-color="#FFFFFF" style:vertical-align="middle"/>
    </style:style>
    <style:style style:name="Table39.Cell8" style:family="table-cell">
      <style:table-cell-properties fo:background-color="#FFFFFF" style:vertical-align="middle"/>
    </style:style>
    <style:style style:name="Table39.Cell9" style:family="table-cell">
      <style:table-cell-properties fo:background-color="#FFFFFF" style:vertical-align="middle"/>
    </style:style>
    <style:style style:name="Table39.Cell10" style:family="table-cell">
      <style:table-cell-properties fo:background-color="#FFFFFF"/>
    </style:style>
    <style:style style:name="Table39.Cell11" style:family="table-cell">
      <style:table-cell-properties fo:background-color="#FFFFFF"/>
    </style:style>
    <style:style style:name="Table39.Cell12" style:family="table-cell">
      <style:table-cell-properties fo:background-color="#FFFFFF"/>
    </style:style>
    <style:style style:name="Table40" style:family="table">
      <style:table-properties style:writing-mode="lr-tb" style:width="15.706cm" table:align="center"/>
    </style:style>
    <style:style style:name="Table40.C1" style:family="table-column">
      <style:table-column-properties style:column-width="4.530cm"/>
    </style:style>
    <style:style style:name="Table40.C2" style:family="table-column">
      <style:table-column-properties style:column-width="1.990cm"/>
    </style:style>
    <style:style style:name="Table40.C3" style:family="table-column">
      <style:table-column-properties style:column-width="4.436cm"/>
    </style:style>
    <style:style style:name="Table40.C4" style:family="table-column">
      <style:table-column-properties style:column-width="4.750cm"/>
    </style:style>
    <style:style style:name="Table40.R1" style:family="table-row">
      <style:table-row-properties style:row-height="0.610cm"/>
    </style:style>
    <style:style style:name="Table40.R2" style:family="table-row">
      <style:table-row-properties style:row-height="0.744cm"/>
    </style:style>
    <style:style style:name="Table40.R3" style:family="table-row">
      <style:table-row-properties style:row-height="0.753cm"/>
    </style:style>
    <style:style style:name="Table40.R4" style:family="table-row">
      <style:table-row-properties style:row-height="0.847cm"/>
    </style:style>
    <style:style style:name="Table40.R5" style:family="table-row">
      <style:table-row-properties style:row-height="0.991cm"/>
    </style:style>
    <style:style style:name="Table40.R6" style:family="table-row">
      <style:table-row-properties style:row-height="0.991cm"/>
    </style:style>
    <style:style style:name="Table40.R7" style:family="table-row">
      <style:table-row-properties style:row-height="1.007cm"/>
    </style:style>
    <style:style style:name="Table40.R8" style:family="table-row">
      <style:table-row-properties style:row-height="0.982cm"/>
    </style:style>
    <style:style style:name="Table40.R9" style:family="table-row">
      <style:table-row-properties style:row-height="0.965cm"/>
    </style:style>
    <style:style style:name="Table40.R10" style:family="table-row">
      <style:table-row-properties style:row-height="1.007cm"/>
    </style:style>
    <style:style style:name="Table40.R11" style:family="table-row">
      <style:table-row-properties style:row-height="1.007cm"/>
    </style:style>
    <style:style style:name="Table40.R12" style:family="table-row">
      <style:table-row-properties style:row-height="1.025cm"/>
    </style:style>
    <style:style style:name="Table40.R13" style:family="table-row">
      <style:table-row-properties style:row-height="1.252cm"/>
    </style:style>
    <style:style style:name="Table40.R14" style:family="table-row">
      <style:table-row-properties style:row-height="1.076cm"/>
    </style:style>
    <style:style style:name="Table40.Cell1" style:family="table-cell">
      <style:table-cell-properties fo:background-color="#FFFFFF" style:vertical-align="top"/>
    </style:style>
    <style:style style:name="Table40.Cell2" style:family="table-cell">
      <style:table-cell-properties fo:background-color="#FFFFFF" style:vertical-align="top"/>
    </style:style>
    <style:style style:name="Table40.Cell3" style:family="table-cell">
      <style:table-cell-properties fo:background-color="#FFFFFF" style:vertical-align="top"/>
    </style:style>
    <style:style style:name="Table40.Cell4" style:family="table-cell">
      <style:table-cell-properties fo:background-color="#FFFFFF" style:vertical-align="top"/>
    </style:style>
    <style:style style:name="Table40.Cell5" style:family="table-cell">
      <style:table-cell-properties fo:background-color="#FFFFFF" style:vertical-align="top"/>
    </style:style>
    <style:style style:name="Table40.Cell6" style:family="table-cell">
      <style:table-cell-properties fo:background-color="#FFFFFF" style:vertical-align="top"/>
    </style:style>
    <style:style style:name="Table40.Cell7" style:family="table-cell">
      <style:table-cell-properties fo:background-color="#FFFFFF" style:vertical-align="top"/>
    </style:style>
    <style:style style:name="Table40.Cell8" style:family="table-cell">
      <style:table-cell-properties fo:background-color="#FFFFFF"/>
    </style:style>
    <style:style style:name="Table40.Cell9" style:family="table-cell">
      <style:table-cell-properties fo:background-color="#FFFFFF" style:vertical-align="top"/>
    </style:style>
    <style:style style:name="Table40.Cell10" style:family="table-cell">
      <style:table-cell-properties fo:background-color="#FFFFFF" style:vertical-align="top"/>
    </style:style>
    <style:style style:name="Table40.Cell11" style:family="table-cell">
      <style:table-cell-properties fo:background-color="#FFFFFF" style:vertical-align="top"/>
    </style:style>
    <style:style style:name="Table40.Cell12" style:family="table-cell">
      <style:table-cell-properties fo:background-color="#FFFFFF" style:vertical-align="top"/>
    </style:style>
    <style:style style:name="Table40.Cell13" style:family="table-cell">
      <style:table-cell-properties fo:background-color="#FFFFFF" style:vertical-align="top"/>
    </style:style>
    <style:style style:name="Table40.Cell14" style:family="table-cell">
      <style:table-cell-properties fo:background-color="#FFFFFF" style:vertical-align="top"/>
    </style:style>
    <style:style style:name="Table40.Cell15" style:family="table-cell">
      <style:table-cell-properties fo:background-color="#FFFFFF" style:vertical-align="top"/>
    </style:style>
    <style:style style:name="Table40.Cell16" style:family="table-cell">
      <style:table-cell-properties fo:background-color="#FFFFFF" style:vertical-align="top"/>
    </style:style>
    <style:style style:name="Table40.Cell17" style:family="table-cell">
      <style:table-cell-properties fo:background-color="#FFFFFF" style:vertical-align="middle"/>
    </style:style>
    <style:style style:name="Table40.Cell18" style:family="table-cell">
      <style:table-cell-properties fo:background-color="#FFFFFF" style:vertical-align="middle"/>
    </style:style>
    <style:style style:name="Table40.Cell19" style:family="table-cell">
      <style:table-cell-properties fo:background-color="#FFFFFF" style:vertical-align="middle"/>
    </style:style>
    <style:style style:name="Table40.Cell20" style:family="table-cell">
      <style:table-cell-properties fo:background-color="#FFFFFF" style:vertical-align="top"/>
    </style:style>
    <style:style style:name="Table40.Cell21" style:family="table-cell">
      <style:table-cell-properties fo:background-color="#FFFFFF" style:vertical-align="middle"/>
    </style:style>
    <style:style style:name="Table40.Cell22" style:family="table-cell">
      <style:table-cell-properties fo:background-color="#FFFFFF" style:vertical-align="middle"/>
    </style:style>
    <style:style style:name="Table40.Cell23" style:family="table-cell">
      <style:table-cell-properties fo:background-color="#FFFFFF" style:vertical-align="middle"/>
    </style:style>
    <style:style style:name="Table40.Cell24" style:family="table-cell">
      <style:table-cell-properties fo:background-color="#FFFFFF" style:vertical-align="top"/>
    </style:style>
    <style:style style:name="Table40.Cell25" style:family="table-cell">
      <style:table-cell-properties fo:background-color="#FFFFFF" style:vertical-align="middle"/>
    </style:style>
    <style:style style:name="Table40.Cell26" style:family="table-cell">
      <style:table-cell-properties fo:background-color="#FFFFFF" style:vertical-align="middle"/>
    </style:style>
    <style:style style:name="Table40.Cell27" style:family="table-cell">
      <style:table-cell-properties fo:background-color="#FFFFFF" style:vertical-align="middle"/>
    </style:style>
    <style:style style:name="Table40.Cell28" style:family="table-cell">
      <style:table-cell-properties fo:background-color="#FFFFFF" style:vertical-align="top"/>
    </style:style>
    <style:style style:name="Table40.Cell29" style:family="table-cell">
      <style:table-cell-properties fo:background-color="#FFFFFF" style:vertical-align="middle"/>
    </style:style>
    <style:style style:name="Table40.Cell30" style:family="table-cell">
      <style:table-cell-properties fo:background-color="#FFFFFF" style:vertical-align="middle"/>
    </style:style>
    <style:style style:name="Table40.Cell31" style:family="table-cell">
      <style:table-cell-properties fo:background-color="#FFFFFF" style:vertical-align="middle"/>
    </style:style>
    <style:style style:name="Table40.Cell32" style:family="table-cell">
      <style:table-cell-properties fo:background-color="#FFFFFF" style:vertical-align="top"/>
    </style:style>
    <style:style style:name="Table40.Cell33" style:family="table-cell">
      <style:table-cell-properties fo:background-color="#FFFFFF" style:vertical-align="middle"/>
    </style:style>
    <style:style style:name="Table40.Cell34" style:family="table-cell">
      <style:table-cell-properties fo:background-color="#FFFFFF" style:vertical-align="middle"/>
    </style:style>
    <style:style style:name="Table40.Cell35" style:family="table-cell">
      <style:table-cell-properties fo:background-color="#FFFFFF" style:vertical-align="middle"/>
    </style:style>
    <style:style style:name="Table40.Cell36" style:family="table-cell">
      <style:table-cell-properties fo:background-color="#FFFFFF" style:vertical-align="top"/>
    </style:style>
    <style:style style:name="Table40.Cell37" style:family="table-cell">
      <style:table-cell-properties fo:background-color="#FFFFFF" style:vertical-align="middle"/>
    </style:style>
    <style:style style:name="Table40.Cell38" style:family="table-cell">
      <style:table-cell-properties fo:background-color="#FFFFFF" style:vertical-align="middle"/>
    </style:style>
    <style:style style:name="Table40.Cell39" style:family="table-cell">
      <style:table-cell-properties fo:background-color="#FFFFFF" style:vertical-align="middle"/>
    </style:style>
    <style:style style:name="Table40.Cell40" style:family="table-cell">
      <style:table-cell-properties fo:background-color="#FFFFFF" style:vertical-align="top"/>
    </style:style>
    <style:style style:name="Table40.Cell41" style:family="table-cell">
      <style:table-cell-properties fo:background-color="#FFFFFF" style:vertical-align="middle"/>
    </style:style>
    <style:style style:name="Table40.Cell42" style:family="table-cell">
      <style:table-cell-properties fo:background-color="#FFFFFF" style:vertical-align="middle"/>
    </style:style>
    <style:style style:name="Table40.Cell43" style:family="table-cell">
      <style:table-cell-properties fo:background-color="#FFFFFF" style:vertical-align="middle"/>
    </style:style>
    <style:style style:name="Table40.Cell44" style:family="table-cell">
      <style:table-cell-properties fo:background-color="#FFFFFF" style:vertical-align="top"/>
    </style:style>
    <style:style style:name="Table40.Cell45" style:family="table-cell">
      <style:table-cell-properties fo:background-color="#FFFFFF" style:vertical-align="middle"/>
    </style:style>
    <style:style style:name="Table40.Cell46" style:family="table-cell">
      <style:table-cell-properties fo:background-color="#FFFFFF" style:vertical-align="middle"/>
    </style:style>
    <style:style style:name="Table40.Cell47" style:family="table-cell">
      <style:table-cell-properties fo:background-color="#FFFFFF" style:vertical-align="middle"/>
    </style:style>
    <style:style style:name="Table40.Cell48" style:family="table-cell">
      <style:table-cell-properties fo:background-color="#FFFFFF" style:vertical-align="top"/>
    </style:style>
    <style:style style:name="Table40.Cell49" style:family="table-cell">
      <style:table-cell-properties fo:background-color="#FFFFFF" style:vertical-align="top"/>
    </style:style>
    <style:style style:name="Table40.Cell50" style:family="table-cell">
      <style:table-cell-properties fo:background-color="#FFFFFF" style:vertical-align="top"/>
    </style:style>
    <style:style style:name="Table40.Cell51" style:family="table-cell">
      <style:table-cell-properties fo:background-color="#FFFFFF" style:vertical-align="middle"/>
    </style:style>
    <style:style style:name="Table40.Cell52" style:family="table-cell">
      <style:table-cell-properties fo:background-color="#FFFFFF"/>
    </style:style>
    <style:style style:name="Table40.Cell53" style:family="table-cell">
      <style:table-cell-properties fo:background-color="#FFFFFF"/>
    </style:style>
    <style:style style:name="Table41" style:family="table">
      <style:table-properties style:writing-mode="lr-tb" style:width="15.714cm" table:align="center"/>
    </style:style>
    <style:style style:name="Table41.C1" style:family="table-column">
      <style:table-column-properties style:column-width="4.530cm"/>
    </style:style>
    <style:style style:name="Table41.C2" style:family="table-column">
      <style:table-column-properties style:column-width="2.007cm"/>
    </style:style>
    <style:style style:name="Table41.C3" style:family="table-column">
      <style:table-column-properties style:column-width="4.403cm"/>
    </style:style>
    <style:style style:name="Table41.C4" style:family="table-column">
      <style:table-column-properties style:column-width="4.775cm"/>
    </style:style>
    <style:style style:name="Table41.R1" style:family="table-row">
      <style:table-row-properties style:row-height="0.617cm"/>
    </style:style>
    <style:style style:name="Table41.R2" style:family="table-row">
      <style:table-row-properties style:row-height="0.744cm"/>
    </style:style>
    <style:style style:name="Table41.R3" style:family="table-row">
      <style:table-row-properties style:row-height="0.744cm"/>
    </style:style>
    <style:style style:name="Table41.R4" style:family="table-row">
      <style:table-row-properties style:row-height="0.847cm"/>
    </style:style>
    <style:style style:name="Table41.R5" style:family="table-row">
      <style:table-row-properties style:row-height="0.974cm"/>
    </style:style>
    <style:style style:name="Table41.R6" style:family="table-row">
      <style:table-row-properties style:row-height="1.007cm"/>
    </style:style>
    <style:style style:name="Table41.R7" style:family="table-row">
      <style:table-row-properties style:row-height="0.991cm"/>
    </style:style>
    <style:style style:name="Table41.R8" style:family="table-row">
      <style:table-row-properties style:row-height="1.007cm"/>
    </style:style>
    <style:style style:name="Table41.R9" style:family="table-row">
      <style:table-row-properties style:row-height="1.007cm"/>
    </style:style>
    <style:style style:name="Table41.R10" style:family="table-row">
      <style:table-row-properties style:row-height="0.991cm"/>
    </style:style>
    <style:style style:name="Table41.R11" style:family="table-row">
      <style:table-row-properties style:row-height="1.007cm"/>
    </style:style>
    <style:style style:name="Table41.R12" style:family="table-row">
      <style:table-row-properties style:row-height="1.464cm"/>
    </style:style>
    <style:style style:name="Table41.R13" style:family="table-row">
      <style:table-row-properties style:row-height="1.499cm"/>
    </style:style>
    <style:style style:name="Table41.R14" style:family="table-row">
      <style:table-row-properties style:row-height="0.991cm"/>
    </style:style>
    <style:style style:name="Table41.R15" style:family="table-row">
      <style:table-row-properties style:row-height="1.025cm"/>
    </style:style>
    <style:style style:name="Table41.R16" style:family="table-row">
      <style:table-row-properties style:row-height="1.016cm"/>
    </style:style>
    <style:style style:name="Table41.R17" style:family="table-row">
      <style:table-row-properties style:row-height="1.007cm"/>
    </style:style>
    <style:style style:name="Table41.R18" style:family="table-row">
      <style:table-row-properties style:row-height="0.956cm"/>
    </style:style>
    <style:style style:name="Table41.R19" style:family="table-row">
      <style:table-row-properties style:row-height="1.288cm"/>
    </style:style>
    <style:style style:name="Table41.R20" style:family="table-row">
      <style:table-row-properties style:row-height="1.076cm"/>
    </style:style>
    <style:style style:name="Table41.Cell1" style:family="table-cell">
      <style:table-cell-properties fo:background-color="#FFFFFF" style:vertical-align="top"/>
    </style:style>
    <style:style style:name="Table41.Cell2" style:family="table-cell">
      <style:table-cell-properties fo:background-color="#FFFFFF" style:vertical-align="top"/>
    </style:style>
    <style:style style:name="Table41.Cell3" style:family="table-cell">
      <style:table-cell-properties fo:background-color="#FFFFFF" style:vertical-align="top"/>
    </style:style>
    <style:style style:name="Table41.Cell4" style:family="table-cell">
      <style:table-cell-properties fo:background-color="#FFFFFF" style:vertical-align="top"/>
    </style:style>
    <style:style style:name="Table41.Cell5" style:family="table-cell">
      <style:table-cell-properties fo:background-color="#FFFFFF" style:vertical-align="top"/>
    </style:style>
    <style:style style:name="Table41.Cell6" style:family="table-cell">
      <style:table-cell-properties fo:background-color="#FFFFFF" style:vertical-align="top"/>
    </style:style>
    <style:style style:name="Table41.Cell7" style:family="table-cell">
      <style:table-cell-properties fo:background-color="#FFFFFF" style:vertical-align="top"/>
    </style:style>
    <style:style style:name="Table41.Cell8" style:family="table-cell">
      <style:table-cell-properties fo:background-color="#FFFFFF"/>
    </style:style>
    <style:style style:name="Table41.Cell9" style:family="table-cell">
      <style:table-cell-properties fo:background-color="#FFFFFF" style:vertical-align="top"/>
    </style:style>
    <style:style style:name="Table41.Cell10" style:family="table-cell">
      <style:table-cell-properties fo:background-color="#FFFFFF" style:vertical-align="top"/>
    </style:style>
    <style:style style:name="Table41.Cell11" style:family="table-cell">
      <style:table-cell-properties fo:background-color="#FFFFFF" style:vertical-align="top"/>
    </style:style>
    <style:style style:name="Table41.Cell12" style:family="table-cell">
      <style:table-cell-properties fo:background-color="#FFFFFF" style:vertical-align="top"/>
    </style:style>
    <style:style style:name="Table41.Cell13" style:family="table-cell">
      <style:table-cell-properties fo:background-color="#FFFFFF" style:vertical-align="top"/>
    </style:style>
    <style:style style:name="Table41.Cell14" style:family="table-cell">
      <style:table-cell-properties fo:background-color="#FFFFFF" style:vertical-align="top"/>
    </style:style>
    <style:style style:name="Table41.Cell15" style:family="table-cell">
      <style:table-cell-properties fo:background-color="#FFFFFF" style:vertical-align="top"/>
    </style:style>
    <style:style style:name="Table41.Cell16" style:family="table-cell">
      <style:table-cell-properties fo:background-color="#FFFFFF" style:vertical-align="middle"/>
    </style:style>
    <style:style style:name="Table41.Cell17" style:family="table-cell">
      <style:table-cell-properties fo:background-color="#FFFFFF" style:vertical-align="middle"/>
    </style:style>
    <style:style style:name="Table41.Cell18" style:family="table-cell">
      <style:table-cell-properties fo:background-color="#FFFFFF" style:vertical-align="middle"/>
    </style:style>
    <style:style style:name="Table41.Cell19" style:family="table-cell">
      <style:table-cell-properties fo:background-color="#FFFFFF" style:vertical-align="middle"/>
    </style:style>
    <style:style style:name="Table41.Cell20" style:family="table-cell">
      <style:table-cell-properties fo:background-color="#FFFFFF" style:vertical-align="top"/>
    </style:style>
    <style:style style:name="Table41.Cell21" style:family="table-cell">
      <style:table-cell-properties fo:background-color="#FFFFFF" style:vertical-align="middle"/>
    </style:style>
    <style:style style:name="Table41.Cell22" style:family="table-cell">
      <style:table-cell-properties fo:background-color="#FFFFFF" style:vertical-align="middle"/>
    </style:style>
    <style:style style:name="Table41.Cell23" style:family="table-cell">
      <style:table-cell-properties fo:background-color="#FFFFFF" style:vertical-align="middle"/>
    </style:style>
    <style:style style:name="Table41.Cell24" style:family="table-cell">
      <style:table-cell-properties fo:background-color="#FFFFFF" style:vertical-align="top"/>
    </style:style>
    <style:style style:name="Table41.Cell25" style:family="table-cell">
      <style:table-cell-properties fo:background-color="#FFFFFF" style:vertical-align="middle"/>
    </style:style>
    <style:style style:name="Table41.Cell26" style:family="table-cell">
      <style:table-cell-properties fo:background-color="#FFFFFF" style:vertical-align="middle"/>
    </style:style>
    <style:style style:name="Table41.Cell27" style:family="table-cell">
      <style:table-cell-properties fo:background-color="#FFFFFF" style:vertical-align="middle"/>
    </style:style>
    <style:style style:name="Table41.Cell28" style:family="table-cell">
      <style:table-cell-properties fo:background-color="#FFFFFF" style:vertical-align="top"/>
    </style:style>
    <style:style style:name="Table41.Cell29" style:family="table-cell">
      <style:table-cell-properties fo:background-color="#FFFFFF" style:vertical-align="middle"/>
    </style:style>
    <style:style style:name="Table41.Cell30" style:family="table-cell">
      <style:table-cell-properties fo:background-color="#FFFFFF" style:vertical-align="middle"/>
    </style:style>
    <style:style style:name="Table41.Cell31" style:family="table-cell">
      <style:table-cell-properties fo:background-color="#FFFFFF" style:vertical-align="middle"/>
    </style:style>
    <style:style style:name="Table41.Cell32" style:family="table-cell">
      <style:table-cell-properties fo:background-color="#FFFFFF" style:vertical-align="top"/>
    </style:style>
    <style:style style:name="Table41.Cell33" style:family="table-cell">
      <style:table-cell-properties fo:background-color="#FFFFFF" style:vertical-align="middle"/>
    </style:style>
    <style:style style:name="Table41.Cell34" style:family="table-cell">
      <style:table-cell-properties fo:background-color="#FFFFFF" style:vertical-align="middle"/>
    </style:style>
    <style:style style:name="Table41.Cell35" style:family="table-cell">
      <style:table-cell-properties fo:background-color="#FFFFFF" style:vertical-align="middle"/>
    </style:style>
    <style:style style:name="Table41.Cell36" style:family="table-cell">
      <style:table-cell-properties fo:background-color="#FFFFFF" style:vertical-align="top"/>
    </style:style>
    <style:style style:name="Table41.Cell37" style:family="table-cell">
      <style:table-cell-properties fo:background-color="#FFFFFF" style:vertical-align="middle"/>
    </style:style>
    <style:style style:name="Table41.Cell38" style:family="table-cell">
      <style:table-cell-properties fo:background-color="#FFFFFF" style:vertical-align="middle"/>
    </style:style>
    <style:style style:name="Table41.Cell39" style:family="table-cell">
      <style:table-cell-properties fo:background-color="#FFFFFF" style:vertical-align="middle"/>
    </style:style>
    <style:style style:name="Table41.Cell40" style:family="table-cell">
      <style:table-cell-properties fo:background-color="#FFFFFF" style:vertical-align="top"/>
    </style:style>
    <style:style style:name="Table41.Cell41" style:family="table-cell">
      <style:table-cell-properties fo:background-color="#FFFFFF" style:vertical-align="middle"/>
    </style:style>
    <style:style style:name="Table41.Cell42" style:family="table-cell">
      <style:table-cell-properties fo:background-color="#FFFFFF" style:vertical-align="middle"/>
    </style:style>
    <style:style style:name="Table41.Cell43" style:family="table-cell">
      <style:table-cell-properties fo:background-color="#FFFFFF" style:vertical-align="middle"/>
    </style:style>
    <style:style style:name="Table41.Cell44" style:family="table-cell">
      <style:table-cell-properties fo:background-color="#FFFFFF" style:vertical-align="top"/>
    </style:style>
    <style:style style:name="Table41.Cell45" style:family="table-cell">
      <style:table-cell-properties fo:background-color="#FFFFFF" style:vertical-align="top"/>
    </style:style>
    <style:style style:name="Table41.Cell46" style:family="table-cell">
      <style:table-cell-properties fo:background-color="#FFFFFF" style:vertical-align="top"/>
    </style:style>
    <style:style style:name="Table41.Cell47" style:family="table-cell">
      <style:table-cell-properties fo:background-color="#FFFFFF" style:vertical-align="top"/>
    </style:style>
    <style:style style:name="Table41.Cell48" style:family="table-cell">
      <style:table-cell-properties fo:background-color="#FFFFFF"/>
    </style:style>
    <style:style style:name="Table41.Cell49" style:family="table-cell">
      <style:table-cell-properties fo:background-color="#FFFFFF"/>
    </style:style>
    <style:style style:name="Table41.Cell50" style:family="table-cell">
      <style:table-cell-properties fo:background-color="#FFFFFF"/>
    </style:style>
    <style:style style:name="Table41.Cell51" style:family="table-cell">
      <style:table-cell-properties fo:background-color="#FFFFFF"/>
    </style:style>
    <style:style style:name="Table41.Cell52" style:family="table-cell">
      <style:table-cell-properties fo:background-color="#FFFFFF" style:vertical-align="top"/>
    </style:style>
    <style:style style:name="Table41.Cell53" style:family="table-cell">
      <style:table-cell-properties fo:background-color="#FFFFFF" style:vertical-align="middle"/>
    </style:style>
    <style:style style:name="Table41.Cell54" style:family="table-cell">
      <style:table-cell-properties fo:background-color="#FFFFFF" style:vertical-align="middle"/>
    </style:style>
    <style:style style:name="Table41.Cell55" style:family="table-cell">
      <style:table-cell-properties fo:background-color="#FFFFFF" style:vertical-align="middle"/>
    </style:style>
    <style:style style:name="Table41.Cell56" style:family="table-cell">
      <style:table-cell-properties fo:background-color="#FFFFFF" style:vertical-align="top"/>
    </style:style>
    <style:style style:name="Table41.Cell57" style:family="table-cell">
      <style:table-cell-properties fo:background-color="#FFFFFF" style:vertical-align="middle"/>
    </style:style>
    <style:style style:name="Table41.Cell58" style:family="table-cell">
      <style:table-cell-properties fo:background-color="#FFFFFF" style:vertical-align="middle"/>
    </style:style>
    <style:style style:name="Table41.Cell59" style:family="table-cell">
      <style:table-cell-properties fo:background-color="#FFFFFF" style:vertical-align="middle"/>
    </style:style>
    <style:style style:name="Table41.Cell60" style:family="table-cell">
      <style:table-cell-properties fo:background-color="#FFFFFF" style:vertical-align="top"/>
    </style:style>
    <style:style style:name="Table41.Cell61" style:family="table-cell">
      <style:table-cell-properties fo:background-color="#FFFFFF" style:vertical-align="middle"/>
    </style:style>
    <style:style style:name="Table41.Cell62" style:family="table-cell">
      <style:table-cell-properties fo:background-color="#FFFFFF" style:vertical-align="middle"/>
    </style:style>
    <style:style style:name="Table41.Cell63" style:family="table-cell">
      <style:table-cell-properties fo:background-color="#FFFFFF" style:vertical-align="middle"/>
    </style:style>
    <style:style style:name="Table41.Cell64" style:family="table-cell">
      <style:table-cell-properties fo:background-color="#FFFFFF" style:vertical-align="top"/>
    </style:style>
    <style:style style:name="Table41.Cell65" style:family="table-cell">
      <style:table-cell-properties fo:background-color="#FFFFFF" style:vertical-align="middle"/>
    </style:style>
    <style:style style:name="Table41.Cell66" style:family="table-cell">
      <style:table-cell-properties fo:background-color="#FFFFFF" style:vertical-align="middle"/>
    </style:style>
    <style:style style:name="Table41.Cell67" style:family="table-cell">
      <style:table-cell-properties fo:background-color="#FFFFFF" style:vertical-align="middle"/>
    </style:style>
    <style:style style:name="Table41.Cell68" style:family="table-cell">
      <style:table-cell-properties fo:background-color="#FFFFFF" style:vertical-align="top"/>
    </style:style>
    <style:style style:name="Table41.Cell69" style:family="table-cell">
      <style:table-cell-properties fo:background-color="#FFFFFF" style:vertical-align="middle"/>
    </style:style>
    <style:style style:name="Table41.Cell70" style:family="table-cell">
      <style:table-cell-properties fo:background-color="#FFFFFF" style:vertical-align="middle"/>
    </style:style>
    <style:style style:name="Table41.Cell71" style:family="table-cell">
      <style:table-cell-properties fo:background-color="#FFFFFF" style:vertical-align="middle"/>
    </style:style>
    <style:style style:name="Table41.Cell72" style:family="table-cell">
      <style:table-cell-properties fo:background-color="#FFFFFF" style:vertical-align="top"/>
    </style:style>
    <style:style style:name="Table41.Cell73" style:family="table-cell">
      <style:table-cell-properties fo:background-color="#FFFFFF" style:vertical-align="top"/>
    </style:style>
    <style:style style:name="Table41.Cell74" style:family="table-cell">
      <style:table-cell-properties fo:background-color="#FFFFFF" style:vertical-align="top"/>
    </style:style>
    <style:style style:name="Table41.Cell75" style:family="table-cell">
      <style:table-cell-properties fo:background-color="#FFFFFF" style:vertical-align="middle"/>
    </style:style>
    <style:style style:name="Table41.Cell76" style:family="table-cell">
      <style:table-cell-properties fo:background-color="#FFFFFF"/>
    </style:style>
    <style:style style:name="Table41.Cell77" style:family="table-cell">
      <style:table-cell-properties fo:background-color="#FFFFFF"/>
    </style:style>
    <style:style style:name="Table42" style:family="table">
      <style:table-properties style:writing-mode="lr-tb" style:width="3.776cm" table:align="center"/>
    </style:style>
    <style:style style:name="Table42.C1" style:family="table-column">
      <style:table-column-properties style:column-width="3.776cm"/>
    </style:style>
    <style:style style:name="Table42.R1" style:family="table-row">
      <style:table-row-properties style:row-height="0.550cm"/>
    </style:style>
    <style:style style:name="Table42.Cell1" style:family="table-cell">
      <style:table-cell-properties fo:background-color="#FFFFFF" style:vertical-align="top"/>
    </style:style>
    <style:style style:name="Table43" style:family="table">
      <style:table-properties style:writing-mode="lr-tb" style:width="9.634cm" table:align="center"/>
    </style:style>
    <style:style style:name="Table43.C1" style:family="table-column">
      <style:table-column-properties style:column-width="0.617cm"/>
    </style:style>
    <style:style style:name="Table43.C2" style:family="table-column">
      <style:table-column-properties style:column-width="5.546cm"/>
    </style:style>
    <style:style style:name="Table43.C3" style:family="table-column">
      <style:table-column-properties style:column-width="3.471cm"/>
    </style:style>
    <style:style style:name="Table43.R1" style:family="table-row">
      <style:table-row-properties style:row-height="0.711cm"/>
    </style:style>
    <style:style style:name="Table43.R2" style:family="table-row">
      <style:table-row-properties style:row-height="0.991cm"/>
    </style:style>
    <style:style style:name="Table43.R3" style:family="table-row">
      <style:table-row-properties style:row-height="0.998cm"/>
    </style:style>
    <style:style style:name="Table43.R4" style:family="table-row">
      <style:table-row-properties style:row-height="0.998cm"/>
    </style:style>
    <style:style style:name="Table43.R5" style:family="table-row">
      <style:table-row-properties style:row-height="1.025cm"/>
    </style:style>
    <style:style style:name="Table43.R6" style:family="table-row">
      <style:table-row-properties style:row-height="0.998cm"/>
    </style:style>
    <style:style style:name="Table43.R7" style:family="table-row">
      <style:table-row-properties style:row-height="1.025cm"/>
    </style:style>
    <style:style style:name="Table43.R8" style:family="table-row">
      <style:table-row-properties style:row-height="0.991cm"/>
    </style:style>
    <style:style style:name="Table43.R9" style:family="table-row">
      <style:table-row-properties style:row-height="0.965cm"/>
    </style:style>
    <style:style style:name="Table43.R10" style:family="table-row">
      <style:table-row-properties style:row-height="1.007cm"/>
    </style:style>
    <style:style style:name="Table43.R11" style:family="table-row">
      <style:table-row-properties style:row-height="1.490cm"/>
    </style:style>
    <style:style style:name="Table43.R12" style:family="table-row">
      <style:table-row-properties style:row-height="1.542cm"/>
    </style:style>
    <style:style style:name="Table43.R13" style:family="table-row">
      <style:table-row-properties style:row-height="0.956cm"/>
    </style:style>
    <style:style style:name="Table43.R14" style:family="table-row">
      <style:table-row-properties style:row-height="1.041cm"/>
    </style:style>
    <style:style style:name="Table43.R15" style:family="table-row">
      <style:table-row-properties style:row-height="0.965cm"/>
    </style:style>
    <style:style style:name="Table43.R16" style:family="table-row">
      <style:table-row-properties style:row-height="0.998cm"/>
    </style:style>
    <style:style style:name="Table43.R17" style:family="table-row">
      <style:table-row-properties style:row-height="0.991cm"/>
    </style:style>
    <style:style style:name="Table43.R18" style:family="table-row">
      <style:table-row-properties style:row-height="0.787cm"/>
    </style:style>
    <style:style style:name="Table43.Cell1" style:family="table-cell">
      <style:table-cell-properties fo:background-color="#FFFFFF" style:vertical-align="top"/>
    </style:style>
    <style:style style:name="Table43.Cell2" style:family="table-cell">
      <style:table-cell-properties fo:background-color="#FFFFFF" style:vertical-align="top"/>
    </style:style>
    <style:style style:name="Table43.Cell3" style:family="table-cell">
      <style:table-cell-properties fo:background-color="#FFFFFF" style:vertical-align="top"/>
    </style:style>
    <style:style style:name="Table43.Cell4" style:family="table-cell">
      <style:table-cell-properties fo:background-color="#FFFFFF" style:vertical-align="top"/>
    </style:style>
    <style:style style:name="Table43.Cell5" style:family="table-cell">
      <style:table-cell-properties fo:background-color="#FFFFFF" style:vertical-align="top"/>
    </style:style>
    <style:style style:name="Table43.Cell6" style:family="table-cell">
      <style:table-cell-properties fo:background-color="#FFFFFF" style:vertical-align="top"/>
    </style:style>
    <style:style style:name="Table43.Cell7" style:family="table-cell">
      <style:table-cell-properties fo:background-color="#FFFFFF" style:vertical-align="top"/>
    </style:style>
    <style:style style:name="Table43.Cell8" style:family="table-cell">
      <style:table-cell-properties fo:background-color="#FFFFFF" style:vertical-align="top"/>
    </style:style>
    <style:style style:name="Table43.Cell9" style:family="table-cell">
      <style:table-cell-properties fo:background-color="#FFFFFF" style:vertical-align="top"/>
    </style:style>
    <style:style style:name="Table43.Cell10" style:family="table-cell">
      <style:table-cell-properties fo:background-color="#FFFFFF" style:vertical-align="top"/>
    </style:style>
    <style:style style:name="Table43.Cell11" style:family="table-cell">
      <style:table-cell-properties fo:background-color="#FFFFFF" style:vertical-align="top"/>
    </style:style>
    <style:style style:name="Table43.Cell12" style:family="table-cell">
      <style:table-cell-properties fo:background-color="#FFFFFF" style:vertical-align="top"/>
    </style:style>
    <style:style style:name="Table43.Cell13" style:family="table-cell">
      <style:table-cell-properties fo:background-color="#FFFFFF" style:vertical-align="top"/>
    </style:style>
    <style:style style:name="Table43.Cell14" style:family="table-cell">
      <style:table-cell-properties fo:background-color="#FFFFFF" style:vertical-align="top"/>
    </style:style>
    <style:style style:name="Table43.Cell15" style:family="table-cell">
      <style:table-cell-properties fo:background-color="#FFFFFF" style:vertical-align="top"/>
    </style:style>
    <style:style style:name="Table43.Cell16" style:family="table-cell">
      <style:table-cell-properties fo:background-color="#FFFFFF" style:vertical-align="top"/>
    </style:style>
    <style:style style:name="Table43.Cell17" style:family="table-cell">
      <style:table-cell-properties fo:background-color="#FFFFFF" style:vertical-align="top"/>
    </style:style>
    <style:style style:name="Table43.Cell18" style:family="table-cell">
      <style:table-cell-properties fo:background-color="#FFFFFF" style:vertical-align="top"/>
    </style:style>
    <style:style style:name="Table43.Cell19" style:family="table-cell">
      <style:table-cell-properties fo:background-color="#FFFFFF" style:vertical-align="top"/>
    </style:style>
    <style:style style:name="Table43.Cell20" style:family="table-cell">
      <style:table-cell-properties fo:background-color="#FFFFFF" style:vertical-align="top"/>
    </style:style>
    <style:style style:name="Table43.Cell21" style:family="table-cell">
      <style:table-cell-properties fo:background-color="#FFFFFF" style:vertical-align="top"/>
    </style:style>
    <style:style style:name="Table43.Cell22" style:family="table-cell">
      <style:table-cell-properties fo:background-color="#FFFFFF" style:vertical-align="top"/>
    </style:style>
    <style:style style:name="Table43.Cell23" style:family="table-cell">
      <style:table-cell-properties fo:background-color="#FFFFFF" style:vertical-align="top"/>
    </style:style>
    <style:style style:name="Table43.Cell24" style:family="table-cell">
      <style:table-cell-properties fo:background-color="#FFFFFF" style:vertical-align="top"/>
    </style:style>
    <style:style style:name="Table43.Cell25" style:family="table-cell">
      <style:table-cell-properties fo:background-color="#FFFFFF" style:vertical-align="top"/>
    </style:style>
    <style:style style:name="Table43.Cell26" style:family="table-cell">
      <style:table-cell-properties fo:background-color="#FFFFFF" style:vertical-align="top"/>
    </style:style>
    <style:style style:name="Table43.Cell27" style:family="table-cell">
      <style:table-cell-properties fo:background-color="#FFFFFF" style:vertical-align="top"/>
    </style:style>
    <style:style style:name="Table43.Cell28" style:family="table-cell">
      <style:table-cell-properties fo:background-color="#FFFFFF" style:vertical-align="top"/>
    </style:style>
    <style:style style:name="Table43.Cell29" style:family="table-cell">
      <style:table-cell-properties fo:background-color="#FFFFFF" style:vertical-align="top"/>
    </style:style>
    <style:style style:name="Table43.Cell30" style:family="table-cell">
      <style:table-cell-properties fo:background-color="#FFFFFF" style:vertical-align="top"/>
    </style:style>
    <style:style style:name="Table43.Cell31" style:family="table-cell">
      <style:table-cell-properties fo:background-color="#FFFFFF" style:vertical-align="top"/>
    </style:style>
    <style:style style:name="Table43.Cell32" style:family="table-cell">
      <style:table-cell-properties fo:background-color="#FFFFFF" style:vertical-align="top"/>
    </style:style>
    <style:style style:name="Table43.Cell33" style:family="table-cell">
      <style:table-cell-properties fo:background-color="#FFFFFF" style:vertical-align="top"/>
    </style:style>
    <style:style style:name="Table43.Cell34" style:family="table-cell">
      <style:table-cell-properties fo:background-color="#FFFFFF" style:vertical-align="top"/>
    </style:style>
    <style:style style:name="Table43.Cell35" style:family="table-cell">
      <style:table-cell-properties fo:background-color="#FFFFFF" style:vertical-align="top"/>
    </style:style>
    <style:style style:name="Table43.Cell36" style:family="table-cell">
      <style:table-cell-properties fo:background-color="#FFFFFF" style:vertical-align="top"/>
    </style:style>
    <style:style style:name="Table43.Cell37" style:family="table-cell">
      <style:table-cell-properties fo:background-color="#FFFFFF" style:vertical-align="top"/>
    </style:style>
    <style:style style:name="Table43.Cell38" style:family="table-cell">
      <style:table-cell-properties fo:background-color="#FFFFFF" style:vertical-align="top"/>
    </style:style>
    <style:style style:name="Table43.Cell39" style:family="table-cell">
      <style:table-cell-properties fo:background-color="#FFFFFF" style:vertical-align="top"/>
    </style:style>
    <style:style style:name="Table43.Cell40" style:family="table-cell">
      <style:table-cell-properties fo:background-color="#FFFFFF" style:vertical-align="top"/>
    </style:style>
    <style:style style:name="Table43.Cell41" style:family="table-cell">
      <style:table-cell-properties fo:background-color="#FFFFFF" style:vertical-align="top"/>
    </style:style>
    <style:style style:name="Table43.Cell42" style:family="table-cell">
      <style:table-cell-properties fo:background-color="#FFFFFF" style:vertical-align="top"/>
    </style:style>
    <style:style style:name="Table43.Cell43" style:family="table-cell">
      <style:table-cell-properties fo:background-color="#FFFFFF" style:vertical-align="top"/>
    </style:style>
    <style:style style:name="Table43.Cell44" style:family="table-cell">
      <style:table-cell-properties fo:background-color="#FFFFFF" style:vertical-align="top"/>
    </style:style>
    <style:style style:name="Table43.Cell45" style:family="table-cell">
      <style:table-cell-properties fo:background-color="#FFFFFF" style:vertical-align="top"/>
    </style:style>
    <style:style style:name="Table43.Cell46" style:family="table-cell">
      <style:table-cell-properties fo:background-color="#FFFFFF" style:vertical-align="top"/>
    </style:style>
    <style:style style:name="Table43.Cell47" style:family="table-cell">
      <style:table-cell-properties fo:background-color="#FFFFFF" style:vertical-align="top"/>
    </style:style>
    <style:style style:name="Table43.Cell48" style:family="table-cell">
      <style:table-cell-properties fo:background-color="#FFFFFF" style:vertical-align="top"/>
    </style:style>
    <style:style style:name="Table43.Cell49" style:family="table-cell">
      <style:table-cell-properties fo:background-color="#FFFFFF" style:vertical-align="top"/>
    </style:style>
    <style:style style:name="Table43.Cell50" style:family="table-cell">
      <style:table-cell-properties fo:background-color="#FFFFFF" style:vertical-align="top"/>
    </style:style>
    <style:style style:name="Table43.Cell51" style:family="table-cell">
      <style:table-cell-properties fo:background-color="#FFFFFF" style:vertical-align="top"/>
    </style:style>
    <style:style style:name="Table43.Cell52" style:family="table-cell">
      <style:table-cell-properties fo:background-color="#FFFFFF" style:vertical-align="top"/>
    </style:style>
    <style:style style:name="Table43.Cell53" style:family="table-cell">
      <style:table-cell-properties fo:background-color="#FFFFFF" style:vertical-align="top"/>
    </style:style>
    <style:style style:name="Table43.Cell54" style:family="table-cell">
      <style:table-cell-properties fo:background-color="#FFFFFF" style:vertical-align="top"/>
    </style:style>
    <style:style style:name="Table44" style:family="table">
      <style:table-properties style:writing-mode="lr-tb" style:width="9.897cm" table:align="center"/>
    </style:style>
    <style:style style:name="Table44.C1" style:family="table-column">
      <style:table-column-properties style:column-width="5.935cm"/>
    </style:style>
    <style:style style:name="Table44.C2" style:family="table-column">
      <style:table-column-properties style:column-width="3.962cm"/>
    </style:style>
    <style:style style:name="Table44.R1" style:family="table-row">
      <style:table-row-properties style:row-height="0.610cm"/>
    </style:style>
    <style:style style:name="Table44.R2" style:family="table-row">
      <style:table-row-properties style:row-height="1.499cm"/>
    </style:style>
    <style:style style:name="Table44.R3" style:family="table-row">
      <style:table-row-properties style:row-height="0.617cm"/>
    </style:style>
    <style:style style:name="Table44.Cell1" style:family="table-cell">
      <style:table-cell-properties fo:background-color="#FFFFFF" style:vertical-align="top"/>
    </style:style>
    <style:style style:name="Table44.Cell2" style:family="table-cell">
      <style:table-cell-properties fo:background-color="#FFFFFF" style:vertical-align="top"/>
    </style:style>
    <style:style style:name="Table44.Cell3" style:family="table-cell">
      <style:table-cell-properties fo:background-color="#FFFFFF" style:vertical-align="top"/>
    </style:style>
    <style:style style:name="Table44.Cell4" style:family="table-cell">
      <style:table-cell-properties fo:background-color="#FFFFFF" style:vertical-align="top"/>
    </style:style>
    <style:style style:name="Table44.Cell5" style:family="table-cell">
      <style:table-cell-properties fo:background-color="#FFFFFF"/>
    </style:style>
    <style:style style:name="Table44.Cell6" style:family="table-cell">
      <style:table-cell-properties fo:background-color="#FFFFFF"/>
    </style:style>
    <style:style style:name="Table45" style:family="table">
      <style:table-properties style:writing-mode="lr-tb" style:width="6.121cm" table:align="center"/>
    </style:style>
    <style:style style:name="Table45.C1" style:family="table-column">
      <style:table-column-properties style:column-width="6.121cm"/>
    </style:style>
    <style:style style:name="Table45.R1" style:family="table-row">
      <style:table-row-properties style:row-height="2.981cm"/>
    </style:style>
    <style:style style:name="Table45.Cell1" style:family="table-cell">
      <style:table-cell-properties fo:background-color="#FFFFFF"/>
    </style:style>
    <style:style style:name="Table46" style:family="table">
      <style:table-properties style:writing-mode="lr-tb" style:width="15.697cm" table:align="center"/>
    </style:style>
    <style:style style:name="Table46.C1" style:family="table-column">
      <style:table-column-properties style:column-width="12.099cm"/>
    </style:style>
    <style:style style:name="Table46.C2" style:family="table-column">
      <style:table-column-properties style:column-width="3.598cm"/>
    </style:style>
    <style:style style:name="Table46.R1" style:family="table-row">
      <style:table-row-properties style:row-height="0.517cm"/>
    </style:style>
    <style:style style:name="Table46.R2" style:family="table-row">
      <style:table-row-properties style:row-height="0.533cm"/>
    </style:style>
    <style:style style:name="Table46.R3" style:family="table-row">
      <style:table-row-properties style:row-height="0.610cm"/>
    </style:style>
    <style:style style:name="Table46.R4" style:family="table-row">
      <style:table-row-properties style:row-height="0.448cm"/>
    </style:style>
    <style:style style:name="Table46.Cell1" style:family="table-cell">
      <style:table-cell-properties fo:background-color="#FFFFFF" style:vertical-align="top"/>
    </style:style>
    <style:style style:name="Table46.Cell2" style:family="table-cell">
      <style:table-cell-properties fo:background-color="#FFFFFF" style:vertical-align="top"/>
    </style:style>
    <style:style style:name="Table46.Cell3" style:family="table-cell">
      <style:table-cell-properties fo:background-color="#FFFFFF" style:vertical-align="top"/>
    </style:style>
    <style:style style:name="Table46.Cell4" style:family="table-cell">
      <style:table-cell-properties fo:background-color="#FFFFFF" style:vertical-align="top"/>
    </style:style>
    <style:style style:name="Table46.Cell5" style:family="table-cell">
      <style:table-cell-properties fo:background-color="#FFFFFF"/>
    </style:style>
    <style:style style:name="Table46.Cell6" style:family="table-cell">
      <style:table-cell-properties fo:background-color="#FFFFFF" style:vertical-align="top"/>
    </style:style>
    <style:style style:name="Table46.Cell7" style:family="table-cell">
      <style:table-cell-properties fo:background-color="#FFFFFF"/>
    </style:style>
    <style:style style:name="Table46.Cell8" style:family="table-cell">
      <style:table-cell-properties fo:background-color="#FFFFFF" style:vertical-align="top"/>
    </style:style>
    <style:style style:name="Table47" style:family="table">
      <style:table-properties style:writing-mode="lr-tb" style:width="9.634cm" table:align="center"/>
    </style:style>
    <style:style style:name="Table47.C1" style:family="table-column">
      <style:table-column-properties style:column-width="0.626cm"/>
    </style:style>
    <style:style style:name="Table47.C2" style:family="table-column">
      <style:table-column-properties style:column-width="5.733cm"/>
    </style:style>
    <style:style style:name="Table47.C3" style:family="table-column">
      <style:table-column-properties style:column-width="3.277cm"/>
    </style:style>
    <style:style style:name="Table47.R1" style:family="table-row">
      <style:table-row-properties style:row-height="0.695cm"/>
    </style:style>
    <style:style style:name="Table47.R2" style:family="table-row">
      <style:table-row-properties style:row-height="1.034cm"/>
    </style:style>
    <style:style style:name="Table47.R3" style:family="table-row">
      <style:table-row-properties style:row-height="0.956cm"/>
    </style:style>
    <style:style style:name="Table47.R4" style:family="table-row">
      <style:table-row-properties style:row-height="0.998cm"/>
    </style:style>
    <style:style style:name="Table47.R5" style:family="table-row">
      <style:table-row-properties style:row-height="1.007cm"/>
    </style:style>
    <style:style style:name="Table47.R6" style:family="table-row">
      <style:table-row-properties style:row-height="1.041cm"/>
    </style:style>
    <style:style style:name="Table47.R7" style:family="table-row">
      <style:table-row-properties style:row-height="1.007cm"/>
    </style:style>
    <style:style style:name="Table47.R8" style:family="table-row">
      <style:table-row-properties style:row-height="0.949cm"/>
    </style:style>
    <style:style style:name="Table47.R9" style:family="table-row">
      <style:table-row-properties style:row-height="1.007cm"/>
    </style:style>
    <style:style style:name="Table47.R10" style:family="table-row">
      <style:table-row-properties style:row-height="1.034cm"/>
    </style:style>
    <style:style style:name="Table47.R11" style:family="table-row">
      <style:table-row-properties style:row-height="1.464cm"/>
    </style:style>
    <style:style style:name="Table47.R12" style:family="table-row">
      <style:table-row-properties style:row-height="1.542cm"/>
    </style:style>
    <style:style style:name="Table47.R13" style:family="table-row">
      <style:table-row-properties style:row-height="0.965cm"/>
    </style:style>
    <style:style style:name="Table47.R14" style:family="table-row">
      <style:table-row-properties style:row-height="1.034cm"/>
    </style:style>
    <style:style style:name="Table47.R15" style:family="table-row">
      <style:table-row-properties style:row-height="0.956cm"/>
    </style:style>
    <style:style style:name="Table47.R16" style:family="table-row">
      <style:table-row-properties style:row-height="1.041cm"/>
    </style:style>
    <style:style style:name="Table47.R17" style:family="table-row">
      <style:table-row-properties style:row-height="0.982cm"/>
    </style:style>
    <style:style style:name="Table47.R18" style:family="table-row">
      <style:table-row-properties style:row-height="0.728cm"/>
    </style:style>
    <style:style style:name="Table47.Cell1" style:family="table-cell">
      <style:table-cell-properties fo:background-color="#FFFFFF" style:vertical-align="top"/>
    </style:style>
    <style:style style:name="Table47.Cell2" style:family="table-cell">
      <style:table-cell-properties fo:background-color="#FFFFFF" style:vertical-align="top"/>
    </style:style>
    <style:style style:name="Table47.Cell3" style:family="table-cell">
      <style:table-cell-properties fo:background-color="#FFFFFF" style:vertical-align="top"/>
    </style:style>
    <style:style style:name="Table47.Cell4" style:family="table-cell">
      <style:table-cell-properties fo:background-color="#FFFFFF" style:vertical-align="top"/>
    </style:style>
    <style:style style:name="Table47.Cell5" style:family="table-cell">
      <style:table-cell-properties fo:background-color="#FFFFFF" style:vertical-align="top"/>
    </style:style>
    <style:style style:name="Table47.Cell6" style:family="table-cell">
      <style:table-cell-properties fo:background-color="#FFFFFF" style:vertical-align="top"/>
    </style:style>
    <style:style style:name="Table47.Cell7" style:family="table-cell">
      <style:table-cell-properties fo:background-color="#FFFFFF" style:vertical-align="top"/>
    </style:style>
    <style:style style:name="Table47.Cell8" style:family="table-cell">
      <style:table-cell-properties fo:background-color="#FFFFFF" style:vertical-align="top"/>
    </style:style>
    <style:style style:name="Table47.Cell9" style:family="table-cell">
      <style:table-cell-properties fo:background-color="#FFFFFF" style:vertical-align="top"/>
    </style:style>
    <style:style style:name="Table47.Cell10" style:family="table-cell">
      <style:table-cell-properties fo:background-color="#FFFFFF" style:vertical-align="top"/>
    </style:style>
    <style:style style:name="Table47.Cell11" style:family="table-cell">
      <style:table-cell-properties fo:background-color="#FFFFFF" style:vertical-align="top"/>
    </style:style>
    <style:style style:name="Table47.Cell12" style:family="table-cell">
      <style:table-cell-properties fo:background-color="#FFFFFF" style:vertical-align="top"/>
    </style:style>
    <style:style style:name="Table47.Cell13" style:family="table-cell">
      <style:table-cell-properties fo:background-color="#FFFFFF" style:vertical-align="top"/>
    </style:style>
    <style:style style:name="Table47.Cell14" style:family="table-cell">
      <style:table-cell-properties fo:background-color="#FFFFFF" style:vertical-align="top"/>
    </style:style>
    <style:style style:name="Table47.Cell15" style:family="table-cell">
      <style:table-cell-properties fo:background-color="#FFFFFF" style:vertical-align="top"/>
    </style:style>
    <style:style style:name="Table47.Cell16" style:family="table-cell">
      <style:table-cell-properties fo:background-color="#FFFFFF" style:vertical-align="top"/>
    </style:style>
    <style:style style:name="Table47.Cell17" style:family="table-cell">
      <style:table-cell-properties fo:background-color="#FFFFFF" style:vertical-align="top"/>
    </style:style>
    <style:style style:name="Table47.Cell18" style:family="table-cell">
      <style:table-cell-properties fo:background-color="#FFFFFF" style:vertical-align="top"/>
    </style:style>
    <style:style style:name="Table47.Cell19" style:family="table-cell">
      <style:table-cell-properties fo:background-color="#FFFFFF" style:vertical-align="top"/>
    </style:style>
    <style:style style:name="Table47.Cell20" style:family="table-cell">
      <style:table-cell-properties fo:background-color="#FFFFFF" style:vertical-align="top"/>
    </style:style>
    <style:style style:name="Table47.Cell21" style:family="table-cell">
      <style:table-cell-properties fo:background-color="#FFFFFF" style:vertical-align="top"/>
    </style:style>
    <style:style style:name="Table47.Cell22" style:family="table-cell">
      <style:table-cell-properties fo:background-color="#FFFFFF" style:vertical-align="top"/>
    </style:style>
    <style:style style:name="Table47.Cell23" style:family="table-cell">
      <style:table-cell-properties fo:background-color="#FFFFFF" style:vertical-align="top"/>
    </style:style>
    <style:style style:name="Table47.Cell24" style:family="table-cell">
      <style:table-cell-properties fo:background-color="#FFFFFF" style:vertical-align="top"/>
    </style:style>
    <style:style style:name="Table47.Cell25" style:family="table-cell">
      <style:table-cell-properties fo:background-color="#FFFFFF" style:vertical-align="top"/>
    </style:style>
    <style:style style:name="Table47.Cell26" style:family="table-cell">
      <style:table-cell-properties fo:background-color="#FFFFFF" style:vertical-align="top"/>
    </style:style>
    <style:style style:name="Table47.Cell27" style:family="table-cell">
      <style:table-cell-properties fo:background-color="#FFFFFF" style:vertical-align="top"/>
    </style:style>
    <style:style style:name="Table47.Cell28" style:family="table-cell">
      <style:table-cell-properties fo:background-color="#FFFFFF" style:vertical-align="top"/>
    </style:style>
    <style:style style:name="Table47.Cell29" style:family="table-cell">
      <style:table-cell-properties fo:background-color="#FFFFFF" style:vertical-align="top"/>
    </style:style>
    <style:style style:name="Table47.Cell30" style:family="table-cell">
      <style:table-cell-properties fo:background-color="#FFFFFF" style:vertical-align="top"/>
    </style:style>
    <style:style style:name="Table47.Cell31" style:family="table-cell">
      <style:table-cell-properties fo:background-color="#FFFFFF" style:vertical-align="top"/>
    </style:style>
    <style:style style:name="Table47.Cell32" style:family="table-cell">
      <style:table-cell-properties fo:background-color="#FFFFFF" style:vertical-align="top"/>
    </style:style>
    <style:style style:name="Table47.Cell33" style:family="table-cell">
      <style:table-cell-properties fo:background-color="#FFFFFF" style:vertical-align="top"/>
    </style:style>
    <style:style style:name="Table47.Cell34" style:family="table-cell">
      <style:table-cell-properties fo:background-color="#FFFFFF" style:vertical-align="top"/>
    </style:style>
    <style:style style:name="Table47.Cell35" style:family="table-cell">
      <style:table-cell-properties fo:background-color="#FFFFFF" style:vertical-align="top"/>
    </style:style>
    <style:style style:name="Table47.Cell36" style:family="table-cell">
      <style:table-cell-properties fo:background-color="#FFFFFF" style:vertical-align="top"/>
    </style:style>
    <style:style style:name="Table47.Cell37" style:family="table-cell">
      <style:table-cell-properties fo:background-color="#FFFFFF" style:vertical-align="top"/>
    </style:style>
    <style:style style:name="Table47.Cell38" style:family="table-cell">
      <style:table-cell-properties fo:background-color="#FFFFFF" style:vertical-align="top"/>
    </style:style>
    <style:style style:name="Table47.Cell39" style:family="table-cell">
      <style:table-cell-properties fo:background-color="#FFFFFF" style:vertical-align="top"/>
    </style:style>
    <style:style style:name="Table47.Cell40" style:family="table-cell">
      <style:table-cell-properties fo:background-color="#FFFFFF" style:vertical-align="top"/>
    </style:style>
    <style:style style:name="Table47.Cell41" style:family="table-cell">
      <style:table-cell-properties fo:background-color="#FFFFFF" style:vertical-align="top"/>
    </style:style>
    <style:style style:name="Table47.Cell42" style:family="table-cell">
      <style:table-cell-properties fo:background-color="#FFFFFF" style:vertical-align="top"/>
    </style:style>
    <style:style style:name="Table47.Cell43" style:family="table-cell">
      <style:table-cell-properties fo:background-color="#FFFFFF" style:vertical-align="top"/>
    </style:style>
    <style:style style:name="Table47.Cell44" style:family="table-cell">
      <style:table-cell-properties fo:background-color="#FFFFFF" style:vertical-align="top"/>
    </style:style>
    <style:style style:name="Table47.Cell45" style:family="table-cell">
      <style:table-cell-properties fo:background-color="#FFFFFF" style:vertical-align="top"/>
    </style:style>
    <style:style style:name="Table47.Cell46" style:family="table-cell">
      <style:table-cell-properties fo:background-color="#FFFFFF" style:vertical-align="top"/>
    </style:style>
    <style:style style:name="Table47.Cell47" style:family="table-cell">
      <style:table-cell-properties fo:background-color="#FFFFFF" style:vertical-align="top"/>
    </style:style>
    <style:style style:name="Table47.Cell48" style:family="table-cell">
      <style:table-cell-properties fo:background-color="#FFFFFF" style:vertical-align="top"/>
    </style:style>
    <style:style style:name="Table47.Cell49" style:family="table-cell">
      <style:table-cell-properties fo:background-color="#FFFFFF" style:vertical-align="top"/>
    </style:style>
    <style:style style:name="Table47.Cell50" style:family="table-cell">
      <style:table-cell-properties fo:background-color="#FFFFFF" style:vertical-align="top"/>
    </style:style>
    <style:style style:name="Table47.Cell51" style:family="table-cell">
      <style:table-cell-properties fo:background-color="#FFFFFF" style:vertical-align="top"/>
    </style:style>
    <style:style style:name="Table47.Cell52" style:family="table-cell">
      <style:table-cell-properties fo:background-color="#FFFFFF" style:vertical-align="top"/>
    </style:style>
    <style:style style:name="Table47.Cell53" style:family="table-cell">
      <style:table-cell-properties fo:background-color="#FFFFFF" style:vertical-align="top"/>
    </style:style>
    <style:style style:name="Table47.Cell54" style:family="table-cell">
      <style:table-cell-properties fo:background-color="#FFFFFF" style:vertical-align="top"/>
    </style:style>
    <style:style style:name="Table48" style:family="table">
      <style:table-properties style:writing-mode="lr-tb" style:width="15.714cm" table:align="center"/>
    </style:style>
    <style:style style:name="Table48.C1" style:family="table-column">
      <style:table-column-properties style:column-width="4.530cm"/>
    </style:style>
    <style:style style:name="Table48.C2" style:family="table-column">
      <style:table-column-properties style:column-width="2.074cm"/>
    </style:style>
    <style:style style:name="Table48.C3" style:family="table-column">
      <style:table-column-properties style:column-width="4.470cm"/>
    </style:style>
    <style:style style:name="Table48.C4" style:family="table-column">
      <style:table-column-properties style:column-width="4.639cm"/>
    </style:style>
    <style:style style:name="Table48.R1" style:family="table-row">
      <style:table-row-properties style:row-height="0.610cm"/>
    </style:style>
    <style:style style:name="Table48.R2" style:family="table-row">
      <style:table-row-properties style:row-height="0.744cm"/>
    </style:style>
    <style:style style:name="Table48.R3" style:family="table-row">
      <style:table-row-properties style:row-height="0.753cm"/>
    </style:style>
    <style:style style:name="Table48.R4" style:family="table-row">
      <style:table-row-properties style:row-height="0.855cm"/>
    </style:style>
    <style:style style:name="Table48.R5" style:family="table-row">
      <style:table-row-properties style:row-height="0.974cm"/>
    </style:style>
    <style:style style:name="Table48.R6" style:family="table-row">
      <style:table-row-properties style:row-height="0.998cm"/>
    </style:style>
    <style:style style:name="Table48.R7" style:family="table-row">
      <style:table-row-properties style:row-height="0.956cm"/>
    </style:style>
    <style:style style:name="Table48.R8" style:family="table-row">
      <style:table-row-properties style:row-height="0.998cm"/>
    </style:style>
    <style:style style:name="Table48.R9" style:family="table-row">
      <style:table-row-properties style:row-height="1.007cm"/>
    </style:style>
    <style:style style:name="Table48.R10" style:family="table-row">
      <style:table-row-properties style:row-height="0.991cm"/>
    </style:style>
    <style:style style:name="Table48.R11" style:family="table-row">
      <style:table-row-properties style:row-height="0.998cm"/>
    </style:style>
    <style:style style:name="Table48.R12" style:family="table-row">
      <style:table-row-properties style:row-height="1.007cm"/>
    </style:style>
    <style:style style:name="Table48.R13" style:family="table-row">
      <style:table-row-properties style:row-height="1.041cm"/>
    </style:style>
    <style:style style:name="Table48.R14" style:family="table-row">
      <style:table-row-properties style:row-height="0.998cm"/>
    </style:style>
    <style:style style:name="Table48.R15" style:family="table-row">
      <style:table-row-properties style:row-height="1.252cm"/>
    </style:style>
    <style:style style:name="Table48.R16" style:family="table-row">
      <style:table-row-properties style:row-height="1.076cm"/>
    </style:style>
    <style:style style:name="Table48.Cell1" style:family="table-cell">
      <style:table-cell-properties fo:background-color="#FFFFFF" style:vertical-align="top"/>
    </style:style>
    <style:style style:name="Table48.Cell2" style:family="table-cell">
      <style:table-cell-properties fo:background-color="#FFFFFF" style:vertical-align="top"/>
    </style:style>
    <style:style style:name="Table48.Cell3" style:family="table-cell">
      <style:table-cell-properties fo:background-color="#FFFFFF" style:vertical-align="top"/>
    </style:style>
    <style:style style:name="Table48.Cell4" style:family="table-cell">
      <style:table-cell-properties fo:background-color="#FFFFFF" style:vertical-align="top"/>
    </style:style>
    <style:style style:name="Table48.Cell5" style:family="table-cell">
      <style:table-cell-properties fo:background-color="#FFFFFF" style:vertical-align="top"/>
    </style:style>
    <style:style style:name="Table48.Cell6" style:family="table-cell">
      <style:table-cell-properties fo:background-color="#FFFFFF" style:vertical-align="top"/>
    </style:style>
    <style:style style:name="Table48.Cell7" style:family="table-cell">
      <style:table-cell-properties fo:background-color="#FFFFFF" style:vertical-align="top"/>
    </style:style>
    <style:style style:name="Table48.Cell8" style:family="table-cell">
      <style:table-cell-properties fo:background-color="#FFFFFF"/>
    </style:style>
    <style:style style:name="Table48.Cell9" style:family="table-cell">
      <style:table-cell-properties fo:background-color="#FFFFFF" style:vertical-align="top"/>
    </style:style>
    <style:style style:name="Table48.Cell10" style:family="table-cell">
      <style:table-cell-properties fo:background-color="#FFFFFF" style:vertical-align="top"/>
    </style:style>
    <style:style style:name="Table48.Cell11" style:family="table-cell">
      <style:table-cell-properties fo:background-color="#FFFFFF" style:vertical-align="top"/>
    </style:style>
    <style:style style:name="Table48.Cell12" style:family="table-cell">
      <style:table-cell-properties fo:background-color="#FFFFFF" style:vertical-align="top"/>
    </style:style>
    <style:style style:name="Table48.Cell13" style:family="table-cell">
      <style:table-cell-properties fo:background-color="#FFFFFF" style:vertical-align="top"/>
    </style:style>
    <style:style style:name="Table48.Cell14" style:family="table-cell">
      <style:table-cell-properties fo:background-color="#FFFFFF" style:vertical-align="top"/>
    </style:style>
    <style:style style:name="Table48.Cell15" style:family="table-cell">
      <style:table-cell-properties fo:background-color="#FFFFFF" style:vertical-align="top"/>
    </style:style>
    <style:style style:name="Table48.Cell16" style:family="table-cell">
      <style:table-cell-properties fo:background-color="#FFFFFF" style:vertical-align="middle"/>
    </style:style>
    <style:style style:name="Table48.Cell17" style:family="table-cell">
      <style:table-cell-properties fo:background-color="#FFFFFF" style:vertical-align="middle"/>
    </style:style>
    <style:style style:name="Table48.Cell18" style:family="table-cell">
      <style:table-cell-properties fo:background-color="#FFFFFF" style:vertical-align="middle"/>
    </style:style>
    <style:style style:name="Table48.Cell19" style:family="table-cell">
      <style:table-cell-properties fo:background-color="#FFFFFF" style:vertical-align="middle"/>
    </style:style>
    <style:style style:name="Table48.Cell20" style:family="table-cell">
      <style:table-cell-properties fo:background-color="#FFFFFF" style:vertical-align="top"/>
    </style:style>
    <style:style style:name="Table48.Cell21" style:family="table-cell">
      <style:table-cell-properties fo:background-color="#FFFFFF" style:vertical-align="middle"/>
    </style:style>
    <style:style style:name="Table48.Cell22" style:family="table-cell">
      <style:table-cell-properties fo:background-color="#FFFFFF" style:vertical-align="middle"/>
    </style:style>
    <style:style style:name="Table48.Cell23" style:family="table-cell">
      <style:table-cell-properties fo:background-color="#FFFFFF" style:vertical-align="middle"/>
    </style:style>
    <style:style style:name="Table48.Cell24" style:family="table-cell">
      <style:table-cell-properties fo:background-color="#FFFFFF" style:vertical-align="top"/>
    </style:style>
    <style:style style:name="Table48.Cell25" style:family="table-cell">
      <style:table-cell-properties fo:background-color="#FFFFFF" style:vertical-align="middle"/>
    </style:style>
    <style:style style:name="Table48.Cell26" style:family="table-cell">
      <style:table-cell-properties fo:background-color="#FFFFFF" style:vertical-align="middle"/>
    </style:style>
    <style:style style:name="Table48.Cell27" style:family="table-cell">
      <style:table-cell-properties fo:background-color="#FFFFFF" style:vertical-align="middle"/>
    </style:style>
    <style:style style:name="Table48.Cell28" style:family="table-cell">
      <style:table-cell-properties fo:background-color="#FFFFFF" style:vertical-align="top"/>
    </style:style>
    <style:style style:name="Table48.Cell29" style:family="table-cell">
      <style:table-cell-properties fo:background-color="#FFFFFF" style:vertical-align="middle"/>
    </style:style>
    <style:style style:name="Table48.Cell30" style:family="table-cell">
      <style:table-cell-properties fo:background-color="#FFFFFF" style:vertical-align="middle"/>
    </style:style>
    <style:style style:name="Table48.Cell31" style:family="table-cell">
      <style:table-cell-properties fo:background-color="#FFFFFF" style:vertical-align="middle"/>
    </style:style>
    <style:style style:name="Table48.Cell32" style:family="table-cell">
      <style:table-cell-properties fo:background-color="#FFFFFF" style:vertical-align="top"/>
    </style:style>
    <style:style style:name="Table48.Cell33" style:family="table-cell">
      <style:table-cell-properties fo:background-color="#FFFFFF" style:vertical-align="middle"/>
    </style:style>
    <style:style style:name="Table48.Cell34" style:family="table-cell">
      <style:table-cell-properties fo:background-color="#FFFFFF" style:vertical-align="middle"/>
    </style:style>
    <style:style style:name="Table48.Cell35" style:family="table-cell">
      <style:table-cell-properties fo:background-color="#FFFFFF" style:vertical-align="middle"/>
    </style:style>
    <style:style style:name="Table48.Cell36" style:family="table-cell">
      <style:table-cell-properties fo:background-color="#FFFFFF" style:vertical-align="top"/>
    </style:style>
    <style:style style:name="Table48.Cell37" style:family="table-cell">
      <style:table-cell-properties fo:background-color="#FFFFFF" style:vertical-align="middle"/>
    </style:style>
    <style:style style:name="Table48.Cell38" style:family="table-cell">
      <style:table-cell-properties fo:background-color="#FFFFFF" style:vertical-align="middle"/>
    </style:style>
    <style:style style:name="Table48.Cell39" style:family="table-cell">
      <style:table-cell-properties fo:background-color="#FFFFFF" style:vertical-align="middle"/>
    </style:style>
    <style:style style:name="Table48.Cell40" style:family="table-cell">
      <style:table-cell-properties fo:background-color="#FFFFFF" style:vertical-align="top"/>
    </style:style>
    <style:style style:name="Table48.Cell41" style:family="table-cell">
      <style:table-cell-properties fo:background-color="#FFFFFF" style:vertical-align="middle"/>
    </style:style>
    <style:style style:name="Table48.Cell42" style:family="table-cell">
      <style:table-cell-properties fo:background-color="#FFFFFF" style:vertical-align="middle"/>
    </style:style>
    <style:style style:name="Table48.Cell43" style:family="table-cell">
      <style:table-cell-properties fo:background-color="#FFFFFF" style:vertical-align="middle"/>
    </style:style>
    <style:style style:name="Table48.Cell44" style:family="table-cell">
      <style:table-cell-properties fo:background-color="#FFFFFF" style:vertical-align="top"/>
    </style:style>
    <style:style style:name="Table48.Cell45" style:family="table-cell">
      <style:table-cell-properties fo:background-color="#FFFFFF" style:vertical-align="middle"/>
    </style:style>
    <style:style style:name="Table48.Cell46" style:family="table-cell">
      <style:table-cell-properties fo:background-color="#FFFFFF" style:vertical-align="middle"/>
    </style:style>
    <style:style style:name="Table48.Cell47" style:family="table-cell">
      <style:table-cell-properties fo:background-color="#FFFFFF" style:vertical-align="middle"/>
    </style:style>
    <style:style style:name="Table48.Cell48" style:family="table-cell">
      <style:table-cell-properties fo:background-color="#FFFFFF" style:vertical-align="top"/>
    </style:style>
    <style:style style:name="Table48.Cell49" style:family="table-cell">
      <style:table-cell-properties fo:background-color="#FFFFFF" style:vertical-align="middle"/>
    </style:style>
    <style:style style:name="Table48.Cell50" style:family="table-cell">
      <style:table-cell-properties fo:background-color="#FFFFFF" style:vertical-align="middle"/>
    </style:style>
    <style:style style:name="Table48.Cell51" style:family="table-cell">
      <style:table-cell-properties fo:background-color="#FFFFFF" style:vertical-align="middle"/>
    </style:style>
    <style:style style:name="Table48.Cell52" style:family="table-cell">
      <style:table-cell-properties fo:background-color="#FFFFFF" style:vertical-align="top"/>
    </style:style>
    <style:style style:name="Table48.Cell53" style:family="table-cell">
      <style:table-cell-properties fo:background-color="#FFFFFF" style:vertical-align="middle"/>
    </style:style>
    <style:style style:name="Table48.Cell54" style:family="table-cell">
      <style:table-cell-properties fo:background-color="#FFFFFF" style:vertical-align="middle"/>
    </style:style>
    <style:style style:name="Table48.Cell55" style:family="table-cell">
      <style:table-cell-properties fo:background-color="#FFFFFF" style:vertical-align="middle"/>
    </style:style>
    <style:style style:name="Table48.Cell56" style:family="table-cell">
      <style:table-cell-properties fo:background-color="#FFFFFF" style:vertical-align="top"/>
    </style:style>
    <style:style style:name="Table48.Cell57" style:family="table-cell">
      <style:table-cell-properties fo:background-color="#FFFFFF" style:vertical-align="top"/>
    </style:style>
    <style:style style:name="Table48.Cell58" style:family="table-cell">
      <style:table-cell-properties fo:background-color="#FFFFFF" style:vertical-align="top"/>
    </style:style>
    <style:style style:name="Table48.Cell59" style:family="table-cell">
      <style:table-cell-properties fo:background-color="#FFFFFF" style:vertical-align="middle"/>
    </style:style>
    <style:style style:name="Table48.Cell60" style:family="table-cell">
      <style:table-cell-properties fo:background-color="#FFFFFF"/>
    </style:style>
    <style:style style:name="Table48.Cell61" style:family="table-cell">
      <style:table-cell-properties fo:background-color="#FFFFFF"/>
    </style:style>
    <style:style style:name="Table49" style:family="table">
      <style:table-properties style:writing-mode="lr-tb" style:width="9.618cm" table:align="center"/>
    </style:style>
    <style:style style:name="Table49.C1" style:family="table-column">
      <style:table-column-properties style:column-width="0.550cm"/>
    </style:style>
    <style:style style:name="Table49.C2" style:family="table-column">
      <style:table-column-properties style:column-width="5.394cm"/>
    </style:style>
    <style:style style:name="Table49.C3" style:family="table-column">
      <style:table-column-properties style:column-width="3.674cm"/>
    </style:style>
    <style:style style:name="Table49.R1" style:family="table-row">
      <style:table-row-properties style:row-height="0.695cm"/>
    </style:style>
    <style:style style:name="Table49.R2" style:family="table-row">
      <style:table-row-properties style:row-height="1.041cm"/>
    </style:style>
    <style:style style:name="Table49.R3" style:family="table-row">
      <style:table-row-properties style:row-height="0.998cm"/>
    </style:style>
    <style:style style:name="Table49.R4" style:family="table-row">
      <style:table-row-properties style:row-height="0.965cm"/>
    </style:style>
    <style:style style:name="Table49.R5" style:family="table-row">
      <style:table-row-properties style:row-height="0.702cm"/>
    </style:style>
    <style:style style:name="Table49.Cell1" style:family="table-cell">
      <style:table-cell-properties fo:background-color="#FFFFFF" style:vertical-align="middle"/>
    </style:style>
    <style:style style:name="Table49.Cell2" style:family="table-cell">
      <style:table-cell-properties fo:background-color="#FFFFFF" style:vertical-align="top"/>
    </style:style>
    <style:style style:name="Table49.Cell3" style:family="table-cell">
      <style:table-cell-properties fo:background-color="#FFFFFF" style:vertical-align="top"/>
    </style:style>
    <style:style style:name="Table49.Cell4" style:family="table-cell">
      <style:table-cell-properties fo:background-color="#FFFFFF" style:vertical-align="middle"/>
    </style:style>
    <style:style style:name="Table49.Cell5" style:family="table-cell">
      <style:table-cell-properties fo:background-color="#FFFFFF" style:vertical-align="middle"/>
    </style:style>
    <style:style style:name="Table49.Cell6" style:family="table-cell">
      <style:table-cell-properties fo:background-color="#FFFFFF" style:vertical-align="middle"/>
    </style:style>
    <style:style style:name="Table49.Cell7" style:family="table-cell">
      <style:table-cell-properties fo:background-color="#FFFFFF" style:vertical-align="middle"/>
    </style:style>
    <style:style style:name="Table49.Cell8" style:family="table-cell">
      <style:table-cell-properties fo:background-color="#FFFFFF" style:vertical-align="middle"/>
    </style:style>
    <style:style style:name="Table49.Cell9" style:family="table-cell">
      <style:table-cell-properties fo:background-color="#FFFFFF" style:vertical-align="middle"/>
    </style:style>
    <style:style style:name="Table49.Cell10" style:family="table-cell">
      <style:table-cell-properties fo:background-color="#FFFFFF" style:vertical-align="middle"/>
    </style:style>
    <style:style style:name="Table49.Cell11" style:family="table-cell">
      <style:table-cell-properties fo:background-color="#FFFFFF" style:vertical-align="middle"/>
    </style:style>
    <style:style style:name="Table49.Cell12" style:family="table-cell">
      <style:table-cell-properties fo:background-color="#FFFFFF" style:vertical-align="middle"/>
    </style:style>
    <style:style style:name="Table49.Cell13" style:family="table-cell">
      <style:table-cell-properties fo:background-color="#FFFFFF"/>
    </style:style>
    <style:style style:name="Table49.Cell14" style:family="table-cell">
      <style:table-cell-properties fo:background-color="#FFFFFF"/>
    </style:style>
    <style:style style:name="Table49.Cell15" style:family="table-cell">
      <style:table-cell-properties fo:background-color="#FFFFFF"/>
    </style:style>
    <style:style style:name="Table50" style:family="table">
      <style:table-properties style:writing-mode="lr-tb" style:width="9.618cm" table:align="center"/>
    </style:style>
    <style:style style:name="Table50.C1" style:family="table-column">
      <style:table-column-properties style:column-width="0.550cm"/>
    </style:style>
    <style:style style:name="Table50.C2" style:family="table-column">
      <style:table-column-properties style:column-width="5.385cm"/>
    </style:style>
    <style:style style:name="Table50.C3" style:family="table-column">
      <style:table-column-properties style:column-width="3.683cm"/>
    </style:style>
    <style:style style:name="Table50.R1" style:family="table-row">
      <style:table-row-properties style:row-height="0.695cm"/>
    </style:style>
    <style:style style:name="Table50.R2" style:family="table-row">
      <style:table-row-properties style:row-height="0.998cm"/>
    </style:style>
    <style:style style:name="Table50.R3" style:family="table-row">
      <style:table-row-properties style:row-height="1.050cm"/>
    </style:style>
    <style:style style:name="Table50.R4" style:family="table-row">
      <style:table-row-properties style:row-height="0.998cm"/>
    </style:style>
    <style:style style:name="Table50.R5" style:family="table-row">
      <style:table-row-properties style:row-height="0.998cm"/>
    </style:style>
    <style:style style:name="Table50.R6" style:family="table-row">
      <style:table-row-properties style:row-height="0.956cm"/>
    </style:style>
    <style:style style:name="Table50.R7" style:family="table-row">
      <style:table-row-properties style:row-height="0.796cm"/>
    </style:style>
    <style:style style:name="Table50.Cell1" style:family="table-cell">
      <style:table-cell-properties fo:background-color="#FFFFFF" style:vertical-align="middle"/>
    </style:style>
    <style:style style:name="Table50.Cell2" style:family="table-cell">
      <style:table-cell-properties fo:background-color="#FFFFFF" style:vertical-align="top"/>
    </style:style>
    <style:style style:name="Table50.Cell3" style:family="table-cell">
      <style:table-cell-properties fo:background-color="#FFFFFF" style:vertical-align="top"/>
    </style:style>
    <style:style style:name="Table50.Cell4" style:family="table-cell">
      <style:table-cell-properties fo:background-color="#FFFFFF" style:vertical-align="middle"/>
    </style:style>
    <style:style style:name="Table50.Cell5" style:family="table-cell">
      <style:table-cell-properties fo:background-color="#FFFFFF" style:vertical-align="middle"/>
    </style:style>
    <style:style style:name="Table50.Cell6" style:family="table-cell">
      <style:table-cell-properties fo:background-color="#FFFFFF" style:vertical-align="middle"/>
    </style:style>
    <style:style style:name="Table50.Cell7" style:family="table-cell">
      <style:table-cell-properties fo:background-color="#FFFFFF" style:vertical-align="middle"/>
    </style:style>
    <style:style style:name="Table50.Cell8" style:family="table-cell">
      <style:table-cell-properties fo:background-color="#FFFFFF" style:vertical-align="middle"/>
    </style:style>
    <style:style style:name="Table50.Cell9" style:family="table-cell">
      <style:table-cell-properties fo:background-color="#FFFFFF" style:vertical-align="middle"/>
    </style:style>
    <style:style style:name="Table50.Cell10" style:family="table-cell">
      <style:table-cell-properties fo:background-color="#FFFFFF" style:vertical-align="middle"/>
    </style:style>
    <style:style style:name="Table50.Cell11" style:family="table-cell">
      <style:table-cell-properties fo:background-color="#FFFFFF" style:vertical-align="middle"/>
    </style:style>
    <style:style style:name="Table50.Cell12" style:family="table-cell">
      <style:table-cell-properties fo:background-color="#FFFFFF" style:vertical-align="middle"/>
    </style:style>
    <style:style style:name="Table50.Cell13" style:family="table-cell">
      <style:table-cell-properties fo:background-color="#FFFFFF" style:vertical-align="middle"/>
    </style:style>
    <style:style style:name="Table50.Cell14" style:family="table-cell">
      <style:table-cell-properties fo:background-color="#FFFFFF" style:vertical-align="middle"/>
    </style:style>
    <style:style style:name="Table50.Cell15" style:family="table-cell">
      <style:table-cell-properties fo:background-color="#FFFFFF" style:vertical-align="middle"/>
    </style:style>
    <style:style style:name="Table50.Cell16" style:family="table-cell">
      <style:table-cell-properties fo:background-color="#FFFFFF" style:vertical-align="middle"/>
    </style:style>
    <style:style style:name="Table50.Cell17" style:family="table-cell">
      <style:table-cell-properties fo:background-color="#FFFFFF" style:vertical-align="middle"/>
    </style:style>
    <style:style style:name="Table50.Cell18" style:family="table-cell">
      <style:table-cell-properties fo:background-color="#FFFFFF" style:vertical-align="middle"/>
    </style:style>
    <style:style style:name="Table50.Cell19" style:family="table-cell">
      <style:table-cell-properties fo:background-color="#FFFFFF"/>
    </style:style>
    <style:style style:name="Table50.Cell20" style:family="table-cell">
      <style:table-cell-properties fo:background-color="#FFFFFF"/>
    </style:style>
    <style:style style:name="Table50.Cell21" style:family="table-cell">
      <style:table-cell-properties fo:background-color="#FFFFFF"/>
    </style:style>
    <style:style style:name="Table51" style:family="table">
      <style:table-properties style:writing-mode="lr-tb" style:width="2.489cm" table:align="center"/>
    </style:style>
    <style:style style:name="Table51.C1" style:family="table-column">
      <style:table-column-properties style:column-width="0.568cm"/>
    </style:style>
    <style:style style:name="Table51.C2" style:family="table-column">
      <style:table-column-properties style:column-width="1.923cm"/>
    </style:style>
    <style:style style:name="Table51.R1" style:family="table-row">
      <style:table-row-properties style:row-height="0.483cm"/>
    </style:style>
    <style:style style:name="Table51.Cell1" style:family="table-cell">
      <style:table-cell-properties fo:background-color="#FFFFFF"/>
    </style:style>
    <style:style style:name="Table51.Cell2" style:family="table-cell">
      <style:table-cell-properties fo:background-color="#FFFFFF" style:vertical-align="top"/>
    </style:style>
    <style:style style:name="Table52" style:family="table">
      <style:table-properties style:writing-mode="lr-tb" style:width="15.714cm" table:align="center"/>
    </style:style>
    <style:style style:name="Table52.C1" style:family="table-column">
      <style:table-column-properties style:column-width="4.530cm"/>
    </style:style>
    <style:style style:name="Table52.C2" style:family="table-column">
      <style:table-column-properties style:column-width="2.007cm"/>
    </style:style>
    <style:style style:name="Table52.C3" style:family="table-column">
      <style:table-column-properties style:column-width="4.648cm"/>
    </style:style>
    <style:style style:name="Table52.C4" style:family="table-column">
      <style:table-column-properties style:column-width="4.530cm"/>
    </style:style>
    <style:style style:name="Table52.R1" style:family="table-row">
      <style:table-row-properties style:row-height="0.610cm"/>
    </style:style>
    <style:style style:name="Table52.R2" style:family="table-row">
      <style:table-row-properties style:row-height="0.744cm"/>
    </style:style>
    <style:style style:name="Table52.R3" style:family="table-row">
      <style:table-row-properties style:row-height="0.753cm"/>
    </style:style>
    <style:style style:name="Table52.R4" style:family="table-row">
      <style:table-row-properties style:row-height="0.847cm"/>
    </style:style>
    <style:style style:name="Table52.R5" style:family="table-row">
      <style:table-row-properties style:row-height="0.940cm"/>
    </style:style>
    <style:style style:name="Table52.R6" style:family="table-row">
      <style:table-row-properties style:row-height="0.998cm"/>
    </style:style>
    <style:style style:name="Table52.R7" style:family="table-row">
      <style:table-row-properties style:row-height="1.050cm"/>
    </style:style>
    <style:style style:name="Table52.R8" style:family="table-row">
      <style:table-row-properties style:row-height="0.982cm"/>
    </style:style>
    <style:style style:name="Table52.R9" style:family="table-row">
      <style:table-row-properties style:row-height="0.974cm"/>
    </style:style>
    <style:style style:name="Table52.R10" style:family="table-row">
      <style:table-row-properties style:row-height="0.998cm"/>
    </style:style>
    <style:style style:name="Table52.R11" style:family="table-row">
      <style:table-row-properties style:row-height="1.506cm"/>
    </style:style>
    <style:style style:name="Table52.R12" style:family="table-row">
      <style:table-row-properties style:row-height="1.524cm"/>
    </style:style>
    <style:style style:name="Table52.R13" style:family="table-row">
      <style:table-row-properties style:row-height="0.965cm"/>
    </style:style>
    <style:style style:name="Table52.R14" style:family="table-row">
      <style:table-row-properties style:row-height="1.041cm"/>
    </style:style>
    <style:style style:name="Table52.R15" style:family="table-row">
      <style:table-row-properties style:row-height="0.965cm"/>
    </style:style>
    <style:style style:name="Table52.R16" style:family="table-row">
      <style:table-row-properties style:row-height="1.034cm"/>
    </style:style>
    <style:style style:name="Table52.R17" style:family="table-row">
      <style:table-row-properties style:row-height="1.007cm"/>
    </style:style>
    <style:style style:name="Table52.R18" style:family="table-row">
      <style:table-row-properties style:row-height="0.991cm"/>
    </style:style>
    <style:style style:name="Table52.R19" style:family="table-row">
      <style:table-row-properties style:row-height="0.974cm"/>
    </style:style>
    <style:style style:name="Table52.R20" style:family="table-row">
      <style:table-row-properties style:row-height="1.279cm"/>
    </style:style>
    <style:style style:name="Table52.R21" style:family="table-row">
      <style:table-row-properties style:row-height="1.076cm"/>
    </style:style>
    <style:style style:name="Table52.Cell1" style:family="table-cell">
      <style:table-cell-properties fo:background-color="#FFFFFF" style:vertical-align="top"/>
    </style:style>
    <style:style style:name="Table52.Cell2" style:family="table-cell">
      <style:table-cell-properties fo:background-color="#FFFFFF" style:vertical-align="top"/>
    </style:style>
    <style:style style:name="Table52.Cell3" style:family="table-cell">
      <style:table-cell-properties fo:background-color="#FFFFFF" style:vertical-align="top"/>
    </style:style>
    <style:style style:name="Table52.Cell4" style:family="table-cell">
      <style:table-cell-properties fo:background-color="#FFFFFF" style:vertical-align="top"/>
    </style:style>
    <style:style style:name="Table52.Cell5" style:family="table-cell">
      <style:table-cell-properties fo:background-color="#FFFFFF" style:vertical-align="top"/>
    </style:style>
    <style:style style:name="Table52.Cell6" style:family="table-cell">
      <style:table-cell-properties fo:background-color="#FFFFFF" style:vertical-align="top"/>
    </style:style>
    <style:style style:name="Table52.Cell7" style:family="table-cell">
      <style:table-cell-properties fo:background-color="#FFFFFF" style:vertical-align="top"/>
    </style:style>
    <style:style style:name="Table52.Cell8" style:family="table-cell">
      <style:table-cell-properties fo:background-color="#FFFFFF"/>
    </style:style>
    <style:style style:name="Table52.Cell9" style:family="table-cell">
      <style:table-cell-properties fo:background-color="#FFFFFF" style:vertical-align="top"/>
    </style:style>
    <style:style style:name="Table52.Cell10" style:family="table-cell">
      <style:table-cell-properties fo:background-color="#FFFFFF" style:vertical-align="top"/>
    </style:style>
    <style:style style:name="Table52.Cell11" style:family="table-cell">
      <style:table-cell-properties fo:background-color="#FFFFFF" style:vertical-align="top"/>
    </style:style>
    <style:style style:name="Table52.Cell12" style:family="table-cell">
      <style:table-cell-properties fo:background-color="#FFFFFF" style:vertical-align="top"/>
    </style:style>
    <style:style style:name="Table52.Cell13" style:family="table-cell">
      <style:table-cell-properties fo:background-color="#FFFFFF" style:vertical-align="top"/>
    </style:style>
    <style:style style:name="Table52.Cell14" style:family="table-cell">
      <style:table-cell-properties fo:background-color="#FFFFFF" style:vertical-align="top"/>
    </style:style>
    <style:style style:name="Table52.Cell15" style:family="table-cell">
      <style:table-cell-properties fo:background-color="#FFFFFF" style:vertical-align="top"/>
    </style:style>
    <style:style style:name="Table52.Cell16" style:family="table-cell">
      <style:table-cell-properties fo:background-color="#FFFFFF" style:vertical-align="top"/>
    </style:style>
    <style:style style:name="Table52.Cell17" style:family="table-cell">
      <style:table-cell-properties fo:background-color="#FFFFFF" style:vertical-align="middle"/>
    </style:style>
    <style:style style:name="Table52.Cell18" style:family="table-cell">
      <style:table-cell-properties fo:background-color="#FFFFFF" style:vertical-align="middle"/>
    </style:style>
    <style:style style:name="Table52.Cell19" style:family="table-cell">
      <style:table-cell-properties fo:background-color="#FFFFFF" style:vertical-align="middle"/>
    </style:style>
    <style:style style:name="Table52.Cell20" style:family="table-cell">
      <style:table-cell-properties fo:background-color="#FFFFFF" style:vertical-align="top"/>
    </style:style>
    <style:style style:name="Table52.Cell21" style:family="table-cell">
      <style:table-cell-properties fo:background-color="#FFFFFF" style:vertical-align="middle"/>
    </style:style>
    <style:style style:name="Table52.Cell22" style:family="table-cell">
      <style:table-cell-properties fo:background-color="#FFFFFF" style:vertical-align="middle"/>
    </style:style>
    <style:style style:name="Table52.Cell23" style:family="table-cell">
      <style:table-cell-properties fo:background-color="#FFFFFF" style:vertical-align="middle"/>
    </style:style>
    <style:style style:name="Table52.Cell24" style:family="table-cell">
      <style:table-cell-properties fo:background-color="#FFFFFF" style:vertical-align="top"/>
    </style:style>
    <style:style style:name="Table52.Cell25" style:family="table-cell">
      <style:table-cell-properties fo:background-color="#FFFFFF" style:vertical-align="middle"/>
    </style:style>
    <style:style style:name="Table52.Cell26" style:family="table-cell">
      <style:table-cell-properties fo:background-color="#FFFFFF" style:vertical-align="middle"/>
    </style:style>
    <style:style style:name="Table52.Cell27" style:family="table-cell">
      <style:table-cell-properties fo:background-color="#FFFFFF" style:vertical-align="middle"/>
    </style:style>
    <style:style style:name="Table52.Cell28" style:family="table-cell">
      <style:table-cell-properties fo:background-color="#FFFFFF" style:vertical-align="top"/>
    </style:style>
    <style:style style:name="Table52.Cell29" style:family="table-cell">
      <style:table-cell-properties fo:background-color="#FFFFFF" style:vertical-align="middle"/>
    </style:style>
    <style:style style:name="Table52.Cell30" style:family="table-cell">
      <style:table-cell-properties fo:background-color="#FFFFFF" style:vertical-align="middle"/>
    </style:style>
    <style:style style:name="Table52.Cell31" style:family="table-cell">
      <style:table-cell-properties fo:background-color="#FFFFFF" style:vertical-align="middle"/>
    </style:style>
    <style:style style:name="Table52.Cell32" style:family="table-cell">
      <style:table-cell-properties fo:background-color="#FFFFFF" style:vertical-align="top"/>
    </style:style>
    <style:style style:name="Table52.Cell33" style:family="table-cell">
      <style:table-cell-properties fo:background-color="#FFFFFF" style:vertical-align="middle"/>
    </style:style>
    <style:style style:name="Table52.Cell34" style:family="table-cell">
      <style:table-cell-properties fo:background-color="#FFFFFF" style:vertical-align="middle"/>
    </style:style>
    <style:style style:name="Table52.Cell35" style:family="table-cell">
      <style:table-cell-properties fo:background-color="#FFFFFF" style:vertical-align="middle"/>
    </style:style>
    <style:style style:name="Table52.Cell36" style:family="table-cell">
      <style:table-cell-properties fo:background-color="#FFFFFF" style:vertical-align="top"/>
    </style:style>
    <style:style style:name="Table52.Cell37" style:family="table-cell">
      <style:table-cell-properties fo:background-color="#FFFFFF" style:vertical-align="middle"/>
    </style:style>
    <style:style style:name="Table52.Cell38" style:family="table-cell">
      <style:table-cell-properties fo:background-color="#FFFFFF" style:vertical-align="middle"/>
    </style:style>
    <style:style style:name="Table52.Cell39" style:family="table-cell">
      <style:table-cell-properties fo:background-color="#FFFFFF" style:vertical-align="middle"/>
    </style:style>
    <style:style style:name="Table52.Cell40" style:family="table-cell">
      <style:table-cell-properties fo:background-color="#FFFFFF" style:vertical-align="top"/>
    </style:style>
    <style:style style:name="Table52.Cell41" style:family="table-cell">
      <style:table-cell-properties fo:background-color="#FFFFFF" style:vertical-align="top"/>
    </style:style>
    <style:style style:name="Table52.Cell42" style:family="table-cell">
      <style:table-cell-properties fo:background-color="#FFFFFF" style:vertical-align="top"/>
    </style:style>
    <style:style style:name="Table52.Cell43" style:family="table-cell">
      <style:table-cell-properties fo:background-color="#FFFFFF" style:vertical-align="top"/>
    </style:style>
    <style:style style:name="Table52.Cell44" style:family="table-cell">
      <style:table-cell-properties fo:background-color="#FFFFFF"/>
    </style:style>
    <style:style style:name="Table52.Cell45" style:family="table-cell">
      <style:table-cell-properties fo:background-color="#FFFFFF"/>
    </style:style>
    <style:style style:name="Table52.Cell46" style:family="table-cell">
      <style:table-cell-properties fo:background-color="#FFFFFF"/>
    </style:style>
    <style:style style:name="Table52.Cell47" style:family="table-cell">
      <style:table-cell-properties fo:background-color="#FFFFFF"/>
    </style:style>
    <style:style style:name="Table52.Cell48" style:family="table-cell">
      <style:table-cell-properties fo:background-color="#FFFFFF" style:vertical-align="top"/>
    </style:style>
    <style:style style:name="Table52.Cell49" style:family="table-cell">
      <style:table-cell-properties fo:background-color="#FFFFFF" style:vertical-align="middle"/>
    </style:style>
    <style:style style:name="Table52.Cell50" style:family="table-cell">
      <style:table-cell-properties fo:background-color="#FFFFFF" style:vertical-align="middle"/>
    </style:style>
    <style:style style:name="Table52.Cell51" style:family="table-cell">
      <style:table-cell-properties fo:background-color="#FFFFFF" style:vertical-align="middle"/>
    </style:style>
    <style:style style:name="Table52.Cell52" style:family="table-cell">
      <style:table-cell-properties fo:background-color="#FFFFFF" style:vertical-align="top"/>
    </style:style>
    <style:style style:name="Table52.Cell53" style:family="table-cell">
      <style:table-cell-properties fo:background-color="#FFFFFF" style:vertical-align="middle"/>
    </style:style>
    <style:style style:name="Table52.Cell54" style:family="table-cell">
      <style:table-cell-properties fo:background-color="#FFFFFF" style:vertical-align="middle"/>
    </style:style>
    <style:style style:name="Table52.Cell55" style:family="table-cell">
      <style:table-cell-properties fo:background-color="#FFFFFF" style:vertical-align="middle"/>
    </style:style>
    <style:style style:name="Table52.Cell56" style:family="table-cell">
      <style:table-cell-properties fo:background-color="#FFFFFF" style:vertical-align="top"/>
    </style:style>
    <style:style style:name="Table52.Cell57" style:family="table-cell">
      <style:table-cell-properties fo:background-color="#FFFFFF" style:vertical-align="middle"/>
    </style:style>
    <style:style style:name="Table52.Cell58" style:family="table-cell">
      <style:table-cell-properties fo:background-color="#FFFFFF" style:vertical-align="middle"/>
    </style:style>
    <style:style style:name="Table52.Cell59" style:family="table-cell">
      <style:table-cell-properties fo:background-color="#FFFFFF" style:vertical-align="middle"/>
    </style:style>
    <style:style style:name="Table52.Cell60" style:family="table-cell">
      <style:table-cell-properties fo:background-color="#FFFFFF" style:vertical-align="top"/>
    </style:style>
    <style:style style:name="Table52.Cell61" style:family="table-cell">
      <style:table-cell-properties fo:background-color="#FFFFFF" style:vertical-align="middle"/>
    </style:style>
    <style:style style:name="Table52.Cell62" style:family="table-cell">
      <style:table-cell-properties fo:background-color="#FFFFFF" style:vertical-align="middle"/>
    </style:style>
    <style:style style:name="Table52.Cell63" style:family="table-cell">
      <style:table-cell-properties fo:background-color="#FFFFFF" style:vertical-align="middle"/>
    </style:style>
    <style:style style:name="Table52.Cell64" style:family="table-cell">
      <style:table-cell-properties fo:background-color="#FFFFFF" style:vertical-align="top"/>
    </style:style>
    <style:style style:name="Table52.Cell65" style:family="table-cell">
      <style:table-cell-properties fo:background-color="#FFFFFF" style:vertical-align="middle"/>
    </style:style>
    <style:style style:name="Table52.Cell66" style:family="table-cell">
      <style:table-cell-properties fo:background-color="#FFFFFF" style:vertical-align="middle"/>
    </style:style>
    <style:style style:name="Table52.Cell67" style:family="table-cell">
      <style:table-cell-properties fo:background-color="#FFFFFF" style:vertical-align="middle"/>
    </style:style>
    <style:style style:name="Table52.Cell68" style:family="table-cell">
      <style:table-cell-properties fo:background-color="#FFFFFF" style:vertical-align="top"/>
    </style:style>
    <style:style style:name="Table52.Cell69" style:family="table-cell">
      <style:table-cell-properties fo:background-color="#FFFFFF" style:vertical-align="middle"/>
    </style:style>
    <style:style style:name="Table52.Cell70" style:family="table-cell">
      <style:table-cell-properties fo:background-color="#FFFFFF" style:vertical-align="middle"/>
    </style:style>
    <style:style style:name="Table52.Cell71" style:family="table-cell">
      <style:table-cell-properties fo:background-color="#FFFFFF" style:vertical-align="middle"/>
    </style:style>
    <style:style style:name="Table52.Cell72" style:family="table-cell">
      <style:table-cell-properties fo:background-color="#FFFFFF" style:vertical-align="top"/>
    </style:style>
    <style:style style:name="Table52.Cell73" style:family="table-cell">
      <style:table-cell-properties fo:background-color="#FFFFFF" style:vertical-align="middle"/>
    </style:style>
    <style:style style:name="Table52.Cell74" style:family="table-cell">
      <style:table-cell-properties fo:background-color="#FFFFFF" style:vertical-align="middle"/>
    </style:style>
    <style:style style:name="Table52.Cell75" style:family="table-cell">
      <style:table-cell-properties fo:background-color="#FFFFFF" style:vertical-align="middle"/>
    </style:style>
    <style:style style:name="Table52.Cell76" style:family="table-cell">
      <style:table-cell-properties fo:background-color="#FFFFFF" style:vertical-align="top"/>
    </style:style>
    <style:style style:name="Table52.Cell77" style:family="table-cell">
      <style:table-cell-properties fo:background-color="#FFFFFF" style:vertical-align="top"/>
    </style:style>
    <style:style style:name="Table52.Cell78" style:family="table-cell">
      <style:table-cell-properties fo:background-color="#FFFFFF" style:vertical-align="top"/>
    </style:style>
    <style:style style:name="Table52.Cell79" style:family="table-cell">
      <style:table-cell-properties fo:background-color="#FFFFFF" style:vertical-align="middle"/>
    </style:style>
    <style:style style:name="Table52.Cell80" style:family="table-cell">
      <style:table-cell-properties fo:background-color="#FFFFFF"/>
    </style:style>
    <style:style style:name="Table52.Cell81" style:family="table-cell">
      <style:table-cell-properties fo:background-color="#FFFFFF"/>
    </style:style>
    <style:style style:name="Table53" style:family="table">
      <style:table-properties style:writing-mode="lr-tb" style:width="9.634cm" table:align="center"/>
    </style:style>
    <style:style style:name="Table53.C1" style:family="table-column">
      <style:table-column-properties style:column-width="0.653cm"/>
    </style:style>
    <style:style style:name="Table53.C2" style:family="table-column">
      <style:table-column-properties style:column-width="5.495cm"/>
    </style:style>
    <style:style style:name="Table53.C3" style:family="table-column">
      <style:table-column-properties style:column-width="3.489cm"/>
    </style:style>
    <style:style style:name="Table53.R1" style:family="table-row">
      <style:table-row-properties style:row-height="0.711cm"/>
    </style:style>
    <style:style style:name="Table53.R2" style:family="table-row">
      <style:table-row-properties style:row-height="0.998cm"/>
    </style:style>
    <style:style style:name="Table53.R3" style:family="table-row">
      <style:table-row-properties style:row-height="1.034cm"/>
    </style:style>
    <style:style style:name="Table53.R4" style:family="table-row">
      <style:table-row-properties style:row-height="0.956cm"/>
    </style:style>
    <style:style style:name="Table53.R5" style:family="table-row">
      <style:table-row-properties style:row-height="1.050cm"/>
    </style:style>
    <style:style style:name="Table53.R6" style:family="table-row">
      <style:table-row-properties style:row-height="0.965cm"/>
    </style:style>
    <style:style style:name="Table53.R7" style:family="table-row">
      <style:table-row-properties style:row-height="1.034cm"/>
    </style:style>
    <style:style style:name="Table53.R8" style:family="table-row">
      <style:table-row-properties style:row-height="0.965cm"/>
    </style:style>
    <style:style style:name="Table53.R9" style:family="table-row">
      <style:table-row-properties style:row-height="0.998cm"/>
    </style:style>
    <style:style style:name="Table53.R10" style:family="table-row">
      <style:table-row-properties style:row-height="1.034cm"/>
    </style:style>
    <style:style style:name="Table53.R11" style:family="table-row">
      <style:table-row-properties style:row-height="0.998cm"/>
    </style:style>
    <style:style style:name="Table53.R12" style:family="table-row">
      <style:table-row-properties style:row-height="0.965cm"/>
    </style:style>
    <style:style style:name="Table53.R13" style:family="table-row">
      <style:table-row-properties style:row-height="1.499cm"/>
    </style:style>
    <style:style style:name="Table53.R14" style:family="table-row">
      <style:table-row-properties style:row-height="1.533cm"/>
    </style:style>
    <style:style style:name="Table53.R15" style:family="table-row">
      <style:table-row-properties style:row-height="1.007cm"/>
    </style:style>
    <style:style style:name="Table53.R16" style:family="table-row">
      <style:table-row-properties style:row-height="0.998cm"/>
    </style:style>
    <style:style style:name="Table53.R17" style:family="table-row">
      <style:table-row-properties style:row-height="1.007cm"/>
    </style:style>
    <style:style style:name="Table53.R18" style:family="table-row">
      <style:table-row-properties style:row-height="0.998cm"/>
    </style:style>
    <style:style style:name="Table53.R19" style:family="table-row">
      <style:table-row-properties style:row-height="0.991cm"/>
    </style:style>
    <style:style style:name="Table53.R20" style:family="table-row">
      <style:table-row-properties style:row-height="0.711cm"/>
    </style:style>
    <style:style style:name="Table53.Cell1" style:family="table-cell">
      <style:table-cell-properties fo:background-color="#FFFFFF" style:vertical-align="top"/>
    </style:style>
    <style:style style:name="Table53.Cell2" style:family="table-cell">
      <style:table-cell-properties fo:background-color="#FFFFFF" style:vertical-align="top"/>
    </style:style>
    <style:style style:name="Table53.Cell3" style:family="table-cell">
      <style:table-cell-properties fo:background-color="#FFFFFF" style:vertical-align="top"/>
    </style:style>
    <style:style style:name="Table53.Cell4" style:family="table-cell">
      <style:table-cell-properties fo:background-color="#FFFFFF" style:vertical-align="top"/>
    </style:style>
    <style:style style:name="Table53.Cell5" style:family="table-cell">
      <style:table-cell-properties fo:background-color="#FFFFFF" style:vertical-align="top"/>
    </style:style>
    <style:style style:name="Table53.Cell6" style:family="table-cell">
      <style:table-cell-properties fo:background-color="#FFFFFF" style:vertical-align="top"/>
    </style:style>
    <style:style style:name="Table53.Cell7" style:family="table-cell">
      <style:table-cell-properties fo:background-color="#FFFFFF" style:vertical-align="top"/>
    </style:style>
    <style:style style:name="Table53.Cell8" style:family="table-cell">
      <style:table-cell-properties fo:background-color="#FFFFFF" style:vertical-align="top"/>
    </style:style>
    <style:style style:name="Table53.Cell9" style:family="table-cell">
      <style:table-cell-properties fo:background-color="#FFFFFF" style:vertical-align="top"/>
    </style:style>
    <style:style style:name="Table53.Cell10" style:family="table-cell">
      <style:table-cell-properties fo:background-color="#FFFFFF" style:vertical-align="top"/>
    </style:style>
    <style:style style:name="Table53.Cell11" style:family="table-cell">
      <style:table-cell-properties fo:background-color="#FFFFFF" style:vertical-align="top"/>
    </style:style>
    <style:style style:name="Table53.Cell12" style:family="table-cell">
      <style:table-cell-properties fo:background-color="#FFFFFF" style:vertical-align="top"/>
    </style:style>
    <style:style style:name="Table53.Cell13" style:family="table-cell">
      <style:table-cell-properties fo:background-color="#FFFFFF" style:vertical-align="top"/>
    </style:style>
    <style:style style:name="Table53.Cell14" style:family="table-cell">
      <style:table-cell-properties fo:background-color="#FFFFFF" style:vertical-align="top"/>
    </style:style>
    <style:style style:name="Table53.Cell15" style:family="table-cell">
      <style:table-cell-properties fo:background-color="#FFFFFF" style:vertical-align="top"/>
    </style:style>
    <style:style style:name="Table53.Cell16" style:family="table-cell">
      <style:table-cell-properties fo:background-color="#FFFFFF" style:vertical-align="top"/>
    </style:style>
    <style:style style:name="Table53.Cell17" style:family="table-cell">
      <style:table-cell-properties fo:background-color="#FFFFFF" style:vertical-align="top"/>
    </style:style>
    <style:style style:name="Table53.Cell18" style:family="table-cell">
      <style:table-cell-properties fo:background-color="#FFFFFF" style:vertical-align="top"/>
    </style:style>
    <style:style style:name="Table53.Cell19" style:family="table-cell">
      <style:table-cell-properties fo:background-color="#FFFFFF" style:vertical-align="top"/>
    </style:style>
    <style:style style:name="Table53.Cell20" style:family="table-cell">
      <style:table-cell-properties fo:background-color="#FFFFFF" style:vertical-align="top"/>
    </style:style>
    <style:style style:name="Table53.Cell21" style:family="table-cell">
      <style:table-cell-properties fo:background-color="#FFFFFF" style:vertical-align="top"/>
    </style:style>
    <style:style style:name="Table53.Cell22" style:family="table-cell">
      <style:table-cell-properties fo:background-color="#FFFFFF" style:vertical-align="top"/>
    </style:style>
    <style:style style:name="Table53.Cell23" style:family="table-cell">
      <style:table-cell-properties fo:background-color="#FFFFFF" style:vertical-align="top"/>
    </style:style>
    <style:style style:name="Table53.Cell24" style:family="table-cell">
      <style:table-cell-properties fo:background-color="#FFFFFF" style:vertical-align="top"/>
    </style:style>
    <style:style style:name="Table53.Cell25" style:family="table-cell">
      <style:table-cell-properties fo:background-color="#FFFFFF" style:vertical-align="top"/>
    </style:style>
    <style:style style:name="Table53.Cell26" style:family="table-cell">
      <style:table-cell-properties fo:background-color="#FFFFFF" style:vertical-align="top"/>
    </style:style>
    <style:style style:name="Table53.Cell27" style:family="table-cell">
      <style:table-cell-properties fo:background-color="#FFFFFF" style:vertical-align="top"/>
    </style:style>
    <style:style style:name="Table53.Cell28" style:family="table-cell">
      <style:table-cell-properties fo:background-color="#FFFFFF" style:vertical-align="top"/>
    </style:style>
    <style:style style:name="Table53.Cell29" style:family="table-cell">
      <style:table-cell-properties fo:background-color="#FFFFFF" style:vertical-align="top"/>
    </style:style>
    <style:style style:name="Table53.Cell30" style:family="table-cell">
      <style:table-cell-properties fo:background-color="#FFFFFF" style:vertical-align="top"/>
    </style:style>
    <style:style style:name="Table53.Cell31" style:family="table-cell">
      <style:table-cell-properties fo:background-color="#FFFFFF" style:vertical-align="top"/>
    </style:style>
    <style:style style:name="Table53.Cell32" style:family="table-cell">
      <style:table-cell-properties fo:background-color="#FFFFFF" style:vertical-align="top"/>
    </style:style>
    <style:style style:name="Table53.Cell33" style:family="table-cell">
      <style:table-cell-properties fo:background-color="#FFFFFF" style:vertical-align="top"/>
    </style:style>
    <style:style style:name="Table53.Cell34" style:family="table-cell">
      <style:table-cell-properties fo:background-color="#FFFFFF" style:vertical-align="top"/>
    </style:style>
    <style:style style:name="Table53.Cell35" style:family="table-cell">
      <style:table-cell-properties fo:background-color="#FFFFFF" style:vertical-align="top"/>
    </style:style>
    <style:style style:name="Table53.Cell36" style:family="table-cell">
      <style:table-cell-properties fo:background-color="#FFFFFF" style:vertical-align="top"/>
    </style:style>
    <style:style style:name="Table53.Cell37" style:family="table-cell">
      <style:table-cell-properties fo:background-color="#FFFFFF" style:vertical-align="top"/>
    </style:style>
    <style:style style:name="Table53.Cell38" style:family="table-cell">
      <style:table-cell-properties fo:background-color="#FFFFFF" style:vertical-align="top"/>
    </style:style>
    <style:style style:name="Table53.Cell39" style:family="table-cell">
      <style:table-cell-properties fo:background-color="#FFFFFF" style:vertical-align="top"/>
    </style:style>
    <style:style style:name="Table53.Cell40" style:family="table-cell">
      <style:table-cell-properties fo:background-color="#FFFFFF" style:vertical-align="top"/>
    </style:style>
    <style:style style:name="Table53.Cell41" style:family="table-cell">
      <style:table-cell-properties fo:background-color="#FFFFFF" style:vertical-align="top"/>
    </style:style>
    <style:style style:name="Table53.Cell42" style:family="table-cell">
      <style:table-cell-properties fo:background-color="#FFFFFF" style:vertical-align="top"/>
    </style:style>
    <style:style style:name="Table53.Cell43" style:family="table-cell">
      <style:table-cell-properties fo:background-color="#FFFFFF" style:vertical-align="top"/>
    </style:style>
    <style:style style:name="Table53.Cell44" style:family="table-cell">
      <style:table-cell-properties fo:background-color="#FFFFFF" style:vertical-align="top"/>
    </style:style>
    <style:style style:name="Table53.Cell45" style:family="table-cell">
      <style:table-cell-properties fo:background-color="#FFFFFF" style:vertical-align="top"/>
    </style:style>
    <style:style style:name="Table53.Cell46" style:family="table-cell">
      <style:table-cell-properties fo:background-color="#FFFFFF" style:vertical-align="top"/>
    </style:style>
    <style:style style:name="Table53.Cell47" style:family="table-cell">
      <style:table-cell-properties fo:background-color="#FFFFFF" style:vertical-align="top"/>
    </style:style>
    <style:style style:name="Table53.Cell48" style:family="table-cell">
      <style:table-cell-properties fo:background-color="#FFFFFF" style:vertical-align="top"/>
    </style:style>
    <style:style style:name="Table53.Cell49" style:family="table-cell">
      <style:table-cell-properties fo:background-color="#FFFFFF" style:vertical-align="top"/>
    </style:style>
    <style:style style:name="Table53.Cell50" style:family="table-cell">
      <style:table-cell-properties fo:background-color="#FFFFFF" style:vertical-align="top"/>
    </style:style>
    <style:style style:name="Table53.Cell51" style:family="table-cell">
      <style:table-cell-properties fo:background-color="#FFFFFF" style:vertical-align="top"/>
    </style:style>
    <style:style style:name="Table53.Cell52" style:family="table-cell">
      <style:table-cell-properties fo:background-color="#FFFFFF" style:vertical-align="top"/>
    </style:style>
    <style:style style:name="Table53.Cell53" style:family="table-cell">
      <style:table-cell-properties fo:background-color="#FFFFFF" style:vertical-align="top"/>
    </style:style>
    <style:style style:name="Table53.Cell54" style:family="table-cell">
      <style:table-cell-properties fo:background-color="#FFFFFF" style:vertical-align="top"/>
    </style:style>
    <style:style style:name="Table53.Cell55" style:family="table-cell">
      <style:table-cell-properties fo:background-color="#FFFFFF" style:vertical-align="top"/>
    </style:style>
    <style:style style:name="Table53.Cell56" style:family="table-cell">
      <style:table-cell-properties fo:background-color="#FFFFFF" style:vertical-align="top"/>
    </style:style>
    <style:style style:name="Table53.Cell57" style:family="table-cell">
      <style:table-cell-properties fo:background-color="#FFFFFF" style:vertical-align="top"/>
    </style:style>
    <style:style style:name="Table53.Cell58" style:family="table-cell">
      <style:table-cell-properties fo:background-color="#FFFFFF" style:vertical-align="top"/>
    </style:style>
    <style:style style:name="Table53.Cell59" style:family="table-cell">
      <style:table-cell-properties fo:background-color="#FFFFFF" style:vertical-align="top"/>
    </style:style>
    <style:style style:name="Table53.Cell60" style:family="table-cell">
      <style:table-cell-properties fo:background-color="#FFFFFF" style:vertical-align="top"/>
    </style:style>
    <style:style style:name="Table54" style:family="table">
      <style:table-properties style:writing-mode="lr-tb" style:width="15.714cm" table:align="center"/>
    </style:style>
    <style:style style:name="Table54.C1" style:family="table-column">
      <style:table-column-properties style:column-width="4.530cm"/>
    </style:style>
    <style:style style:name="Table54.C2" style:family="table-column">
      <style:table-column-properties style:column-width="6.410cm"/>
    </style:style>
    <style:style style:name="Table54.C3" style:family="table-column">
      <style:table-column-properties style:column-width="4.775cm"/>
    </style:style>
    <style:style style:name="Table54.R1" style:family="table-row">
      <style:table-row-properties style:row-height="0.610cm"/>
    </style:style>
    <style:style style:name="Table54.R2" style:family="table-row">
      <style:table-row-properties style:row-height="0.744cm"/>
    </style:style>
    <style:style style:name="Table54.R3" style:family="table-row">
      <style:table-row-properties style:row-height="0.753cm"/>
    </style:style>
    <style:style style:name="Table54.R4" style:family="table-row">
      <style:table-row-properties style:row-height="0.847cm"/>
    </style:style>
    <style:style style:name="Table54.R5" style:family="table-row">
      <style:table-row-properties style:row-height="0.940cm"/>
    </style:style>
    <style:style style:name="Table54.R6" style:family="table-row">
      <style:table-row-properties style:row-height="0.998cm"/>
    </style:style>
    <style:style style:name="Table54.R7" style:family="table-row">
      <style:table-row-properties style:row-height="1.034cm"/>
    </style:style>
    <style:style style:name="Table54.R8" style:family="table-row">
      <style:table-row-properties style:row-height="1.007cm"/>
    </style:style>
    <style:style style:name="Table54.R9" style:family="table-row">
      <style:table-row-properties style:row-height="1.464cm"/>
    </style:style>
    <style:style style:name="Table54.R10" style:family="table-row">
      <style:table-row-properties style:row-height="1.506cm"/>
    </style:style>
    <style:style style:name="Table54.R11" style:family="table-row">
      <style:table-row-properties style:row-height="1.025cm"/>
    </style:style>
    <style:style style:name="Table54.R12" style:family="table-row">
      <style:table-row-properties style:row-height="1.007cm"/>
    </style:style>
    <style:style style:name="Table54.R13" style:family="table-row">
      <style:table-row-properties style:row-height="0.998cm"/>
    </style:style>
    <style:style style:name="Table54.R14" style:family="table-row">
      <style:table-row-properties style:row-height="0.965cm"/>
    </style:style>
    <style:style style:name="Table54.R15" style:family="table-row">
      <style:table-row-properties style:row-height="1.034cm"/>
    </style:style>
    <style:style style:name="Table54.R16" style:family="table-row">
      <style:table-row-properties style:row-height="0.956cm"/>
    </style:style>
    <style:style style:name="Table54.R17" style:family="table-row">
      <style:table-row-properties style:row-height="1.007cm"/>
    </style:style>
    <style:style style:name="Table54.R18" style:family="table-row">
      <style:table-row-properties style:row-height="1.041cm"/>
    </style:style>
    <style:style style:name="Table54.R19" style:family="table-row">
      <style:table-row-properties style:row-height="1.245cm"/>
    </style:style>
    <style:style style:name="Table54.R20" style:family="table-row">
      <style:table-row-properties style:row-height="1.076cm"/>
    </style:style>
    <style:style style:name="Table54.Cell1" style:family="table-cell">
      <style:table-cell-properties fo:background-color="#FFFFFF" style:vertical-align="top"/>
    </style:style>
    <style:style style:name="Table54.Cell2" style:family="table-cell">
      <style:table-cell-properties fo:background-color="#FFFFFF" style:vertical-align="top"/>
    </style:style>
    <style:style style:name="Table54.Cell3" style:family="table-cell">
      <style:table-cell-properties fo:background-color="#FFFFFF" style:vertical-align="top"/>
    </style:style>
    <style:style style:name="Table54.Cell4" style:family="table-cell">
      <style:table-cell-properties fo:background-color="#FFFFFF" style:vertical-align="top"/>
    </style:style>
    <style:style style:name="Table54.Cell5" style:family="table-cell">
      <style:table-cell-properties fo:background-color="#FFFFFF" style:vertical-align="top"/>
    </style:style>
    <style:style style:name="Table54.Cell6" style:family="table-cell">
      <style:table-cell-properties fo:background-color="#FFFFFF" style:vertical-align="top"/>
    </style:style>
    <style:style style:name="Table54.Cell7" style:family="table-cell">
      <style:table-cell-properties fo:background-color="#FFFFFF"/>
    </style:style>
    <style:style style:name="Table54.Cell8" style:family="table-cell">
      <style:table-cell-properties fo:background-color="#FFFFFF" style:vertical-align="top"/>
    </style:style>
    <style:style style:name="Table54.Cell9" style:family="table-cell">
      <style:table-cell-properties fo:background-color="#FFFFFF" style:vertical-align="top"/>
    </style:style>
    <style:style style:name="Table54.Cell10" style:family="table-cell">
      <style:table-cell-properties fo:background-color="#FFFFFF" style:vertical-align="top"/>
    </style:style>
    <style:style style:name="Table54.Cell11" style:family="table-cell">
      <style:table-cell-properties fo:background-color="#FFFFFF" style:vertical-align="top"/>
    </style:style>
    <style:style style:name="Table54.Cell12" style:family="table-cell">
      <style:table-cell-properties fo:background-color="#FFFFFF" style:vertical-align="top"/>
    </style:style>
    <style:style style:name="Table54.Cell13" style:family="table-cell">
      <style:table-cell-properties fo:background-color="#FFFFFF" style:vertical-align="top"/>
    </style:style>
    <style:style style:name="Table54.Cell14" style:family="table-cell">
      <style:table-cell-properties fo:background-color="#FFFFFF" style:vertical-align="middle"/>
    </style:style>
    <style:style style:name="Table54.Cell15" style:family="table-cell">
      <style:table-cell-properties fo:background-color="#FFFFFF" style:vertical-align="middle"/>
    </style:style>
    <style:style style:name="Table54.Cell16" style:family="table-cell">
      <style:table-cell-properties fo:background-color="#FFFFFF" style:vertical-align="top"/>
    </style:style>
    <style:style style:name="Table54.Cell17" style:family="table-cell">
      <style:table-cell-properties fo:background-color="#FFFFFF" style:vertical-align="middle"/>
    </style:style>
    <style:style style:name="Table54.Cell18" style:family="table-cell">
      <style:table-cell-properties fo:background-color="#FFFFFF" style:vertical-align="middle"/>
    </style:style>
    <style:style style:name="Table54.Cell19" style:family="table-cell">
      <style:table-cell-properties fo:background-color="#FFFFFF" style:vertical-align="top"/>
    </style:style>
    <style:style style:name="Table54.Cell20" style:family="table-cell">
      <style:table-cell-properties fo:background-color="#FFFFFF" style:vertical-align="middle"/>
    </style:style>
    <style:style style:name="Table54.Cell21" style:family="table-cell">
      <style:table-cell-properties fo:background-color="#FFFFFF" style:vertical-align="middle"/>
    </style:style>
    <style:style style:name="Table54.Cell22" style:family="table-cell">
      <style:table-cell-properties fo:background-color="#FFFFFF" style:vertical-align="top"/>
    </style:style>
    <style:style style:name="Table54.Cell23" style:family="table-cell">
      <style:table-cell-properties fo:background-color="#FFFFFF" style:vertical-align="middle"/>
    </style:style>
    <style:style style:name="Table54.Cell24" style:family="table-cell">
      <style:table-cell-properties fo:background-color="#FFFFFF" style:vertical-align="middle"/>
    </style:style>
    <style:style style:name="Table54.Cell25" style:family="table-cell">
      <style:table-cell-properties fo:background-color="#FFFFFF" style:vertical-align="top"/>
    </style:style>
    <style:style style:name="Table54.Cell26" style:family="table-cell">
      <style:table-cell-properties fo:background-color="#FFFFFF" style:vertical-align="top"/>
    </style:style>
    <style:style style:name="Table54.Cell27" style:family="table-cell">
      <style:table-cell-properties fo:background-color="#FFFFFF" style:vertical-align="top"/>
    </style:style>
    <style:style style:name="Table54.Cell28" style:family="table-cell">
      <style:table-cell-properties fo:background-color="#FFFFFF"/>
    </style:style>
    <style:style style:name="Table54.Cell29" style:family="table-cell">
      <style:table-cell-properties fo:background-color="#FFFFFF"/>
    </style:style>
    <style:style style:name="Table54.Cell30" style:family="table-cell">
      <style:table-cell-properties fo:background-color="#FFFFFF"/>
    </style:style>
    <style:style style:name="Table54.Cell31" style:family="table-cell">
      <style:table-cell-properties fo:background-color="#FFFFFF" style:vertical-align="top"/>
    </style:style>
    <style:style style:name="Table54.Cell32" style:family="table-cell">
      <style:table-cell-properties fo:background-color="#FFFFFF" style:vertical-align="middle"/>
    </style:style>
    <style:style style:name="Table54.Cell33" style:family="table-cell">
      <style:table-cell-properties fo:background-color="#FFFFFF" style:vertical-align="middle"/>
    </style:style>
    <style:style style:name="Table54.Cell34" style:family="table-cell">
      <style:table-cell-properties fo:background-color="#FFFFFF" style:vertical-align="top"/>
    </style:style>
    <style:style style:name="Table54.Cell35" style:family="table-cell">
      <style:table-cell-properties fo:background-color="#FFFFFF" style:vertical-align="middle"/>
    </style:style>
    <style:style style:name="Table54.Cell36" style:family="table-cell">
      <style:table-cell-properties fo:background-color="#FFFFFF" style:vertical-align="middle"/>
    </style:style>
    <style:style style:name="Table54.Cell37" style:family="table-cell">
      <style:table-cell-properties fo:background-color="#FFFFFF" style:vertical-align="top"/>
    </style:style>
    <style:style style:name="Table54.Cell38" style:family="table-cell">
      <style:table-cell-properties fo:background-color="#FFFFFF" style:vertical-align="middle"/>
    </style:style>
    <style:style style:name="Table54.Cell39" style:family="table-cell">
      <style:table-cell-properties fo:background-color="#FFFFFF" style:vertical-align="middle"/>
    </style:style>
    <style:style style:name="Table54.Cell40" style:family="table-cell">
      <style:table-cell-properties fo:background-color="#FFFFFF" style:vertical-align="top"/>
    </style:style>
    <style:style style:name="Table54.Cell41" style:family="table-cell">
      <style:table-cell-properties fo:background-color="#FFFFFF" style:vertical-align="middle"/>
    </style:style>
    <style:style style:name="Table54.Cell42" style:family="table-cell">
      <style:table-cell-properties fo:background-color="#FFFFFF" style:vertical-align="middle"/>
    </style:style>
    <style:style style:name="Table54.Cell43" style:family="table-cell">
      <style:table-cell-properties fo:background-color="#FFFFFF" style:vertical-align="top"/>
    </style:style>
    <style:style style:name="Table54.Cell44" style:family="table-cell">
      <style:table-cell-properties fo:background-color="#FFFFFF" style:vertical-align="middle"/>
    </style:style>
    <style:style style:name="Table54.Cell45" style:family="table-cell">
      <style:table-cell-properties fo:background-color="#FFFFFF" style:vertical-align="middle"/>
    </style:style>
    <style:style style:name="Table54.Cell46" style:family="table-cell">
      <style:table-cell-properties fo:background-color="#FFFFFF" style:vertical-align="top"/>
    </style:style>
    <style:style style:name="Table54.Cell47" style:family="table-cell">
      <style:table-cell-properties fo:background-color="#FFFFFF" style:vertical-align="middle"/>
    </style:style>
    <style:style style:name="Table54.Cell48" style:family="table-cell">
      <style:table-cell-properties fo:background-color="#FFFFFF" style:vertical-align="middle"/>
    </style:style>
    <style:style style:name="Table54.Cell49" style:family="table-cell">
      <style:table-cell-properties fo:background-color="#FFFFFF" style:vertical-align="top"/>
    </style:style>
    <style:style style:name="Table54.Cell50" style:family="table-cell">
      <style:table-cell-properties fo:background-color="#FFFFFF" style:vertical-align="middle"/>
    </style:style>
    <style:style style:name="Table54.Cell51" style:family="table-cell">
      <style:table-cell-properties fo:background-color="#FFFFFF" style:vertical-align="middle"/>
    </style:style>
    <style:style style:name="Table54.Cell52" style:family="table-cell">
      <style:table-cell-properties fo:background-color="#FFFFFF" style:vertical-align="top"/>
    </style:style>
    <style:style style:name="Table54.Cell53" style:family="table-cell">
      <style:table-cell-properties fo:background-color="#FFFFFF" style:vertical-align="middle"/>
    </style:style>
    <style:style style:name="Table54.Cell54" style:family="table-cell">
      <style:table-cell-properties fo:background-color="#FFFFFF" style:vertical-align="middle"/>
    </style:style>
    <style:style style:name="Table54.Cell55" style:family="table-cell">
      <style:table-cell-properties fo:background-color="#FFFFFF" style:vertical-align="top"/>
    </style:style>
    <style:style style:name="Table54.Cell56" style:family="table-cell">
      <style:table-cell-properties fo:background-color="#FFFFFF" style:vertical-align="top"/>
    </style:style>
    <style:style style:name="Table54.Cell57" style:family="table-cell">
      <style:table-cell-properties fo:background-color="#FFFFFF" style:vertical-align="middle"/>
    </style:style>
    <style:style style:name="Table54.Cell58" style:family="table-cell">
      <style:table-cell-properties fo:background-color="#FFFFFF"/>
    </style:style>
    <style:style style:name="Table54.Cell59" style:family="table-cell">
      <style:table-cell-properties fo:background-color="#FFFFFF"/>
    </style:style>
    <style:style style:name="Table55" style:family="table">
      <style:table-properties style:writing-mode="lr-tb" style:width="15.688cm" table:align="center"/>
    </style:style>
    <style:style style:name="Table55.C1" style:family="table-column">
      <style:table-column-properties style:column-width="5.080cm"/>
    </style:style>
    <style:style style:name="Table55.C2" style:family="table-column">
      <style:table-column-properties style:column-width="1.439cm"/>
    </style:style>
    <style:style style:name="Table55.C3" style:family="table-column">
      <style:table-column-properties style:column-width="4.411cm"/>
    </style:style>
    <style:style style:name="Table55.C4" style:family="table-column">
      <style:table-column-properties style:column-width="4.759cm"/>
    </style:style>
    <style:style style:name="Table55.R1" style:family="table-row">
      <style:table-row-properties style:row-height="0.617cm"/>
    </style:style>
    <style:style style:name="Table55.R2" style:family="table-row">
      <style:table-row-properties style:row-height="0.744cm"/>
    </style:style>
    <style:style style:name="Table55.R3" style:family="table-row">
      <style:table-row-properties style:row-height="0.744cm"/>
    </style:style>
    <style:style style:name="Table55.R4" style:family="table-row">
      <style:table-row-properties style:row-height="0.847cm"/>
    </style:style>
    <style:style style:name="Table55.R5" style:family="table-row">
      <style:table-row-properties style:row-height="0.940cm"/>
    </style:style>
    <style:style style:name="Table55.R6" style:family="table-row">
      <style:table-row-properties style:row-height="1.041cm"/>
    </style:style>
    <style:style style:name="Table55.R7" style:family="table-row">
      <style:table-row-properties style:row-height="0.998cm"/>
    </style:style>
    <style:style style:name="Table55.R8" style:family="table-row">
      <style:table-row-properties style:row-height="0.956cm"/>
    </style:style>
    <style:style style:name="Table55.R9" style:family="table-row">
      <style:table-row-properties style:row-height="1.034cm"/>
    </style:style>
    <style:style style:name="Table55.R10" style:family="table-row">
      <style:table-row-properties style:row-height="1.016cm"/>
    </style:style>
    <style:style style:name="Table55.R11" style:family="table-row">
      <style:table-row-properties style:row-height="1.464cm"/>
    </style:style>
    <style:style style:name="Table55.R12" style:family="table-row">
      <style:table-row-properties style:row-height="1.490cm"/>
    </style:style>
    <style:style style:name="Table55.R13" style:family="table-row">
      <style:table-row-properties style:row-height="1.041cm"/>
    </style:style>
    <style:style style:name="Table55.R14" style:family="table-row">
      <style:table-row-properties style:row-height="0.998cm"/>
    </style:style>
    <style:style style:name="Table55.R15" style:family="table-row">
      <style:table-row-properties style:row-height="0.965cm"/>
    </style:style>
    <style:style style:name="Table55.R16" style:family="table-row">
      <style:table-row-properties style:row-height="1.041cm"/>
    </style:style>
    <style:style style:name="Table55.R17" style:family="table-row">
      <style:table-row-properties style:row-height="0.956cm"/>
    </style:style>
    <style:style style:name="Table55.R18" style:family="table-row">
      <style:table-row-properties style:row-height="1.007cm"/>
    </style:style>
    <style:style style:name="Table55.R19" style:family="table-row">
      <style:table-row-properties style:row-height="1.499cm"/>
    </style:style>
    <style:style style:name="Table55.R20" style:family="table-row">
      <style:table-row-properties style:row-height="1.524cm"/>
    </style:style>
    <style:style style:name="Table55.R21" style:family="table-row">
      <style:table-row-properties style:row-height="0.974cm"/>
    </style:style>
    <style:style style:name="Table55.R22" style:family="table-row">
      <style:table-row-properties style:row-height="1.025cm"/>
    </style:style>
    <style:style style:name="Table55.R23" style:family="table-row">
      <style:table-row-properties style:row-height="0.720cm"/>
    </style:style>
    <style:style style:name="Table55.Cell1" style:family="table-cell">
      <style:table-cell-properties fo:background-color="#FFFFFF" style:vertical-align="top"/>
    </style:style>
    <style:style style:name="Table55.Cell2" style:family="table-cell">
      <style:table-cell-properties fo:background-color="#FFFFFF" style:vertical-align="top"/>
    </style:style>
    <style:style style:name="Table55.Cell3" style:family="table-cell">
      <style:table-cell-properties fo:background-color="#FFFFFF" style:vertical-align="top"/>
    </style:style>
    <style:style style:name="Table55.Cell4" style:family="table-cell">
      <style:table-cell-properties fo:background-color="#FFFFFF" style:vertical-align="top"/>
    </style:style>
    <style:style style:name="Table55.Cell5" style:family="table-cell">
      <style:table-cell-properties fo:background-color="#FFFFFF" style:vertical-align="top"/>
    </style:style>
    <style:style style:name="Table55.Cell6" style:family="table-cell">
      <style:table-cell-properties fo:background-color="#FFFFFF" style:vertical-align="top"/>
    </style:style>
    <style:style style:name="Table55.Cell7" style:family="table-cell">
      <style:table-cell-properties fo:background-color="#FFFFFF" style:vertical-align="top"/>
    </style:style>
    <style:style style:name="Table55.Cell8" style:family="table-cell">
      <style:table-cell-properties fo:background-color="#FFFFFF"/>
    </style:style>
    <style:style style:name="Table55.Cell9" style:family="table-cell">
      <style:table-cell-properties fo:background-color="#FFFFFF" style:vertical-align="top"/>
    </style:style>
    <style:style style:name="Table55.Cell10" style:family="table-cell">
      <style:table-cell-properties fo:background-color="#FFFFFF" style:vertical-align="top"/>
    </style:style>
    <style:style style:name="Table55.Cell11" style:family="table-cell">
      <style:table-cell-properties fo:background-color="#FFFFFF" style:vertical-align="top"/>
    </style:style>
    <style:style style:name="Table55.Cell12" style:family="table-cell">
      <style:table-cell-properties fo:background-color="#FFFFFF" style:vertical-align="top"/>
    </style:style>
    <style:style style:name="Table55.Cell13" style:family="table-cell">
      <style:table-cell-properties fo:background-color="#FFFFFF" style:vertical-align="top"/>
    </style:style>
    <style:style style:name="Table55.Cell14" style:family="table-cell">
      <style:table-cell-properties fo:background-color="#FFFFFF" style:vertical-align="top"/>
    </style:style>
    <style:style style:name="Table55.Cell15" style:family="table-cell">
      <style:table-cell-properties fo:background-color="#FFFFFF" style:vertical-align="top"/>
    </style:style>
    <style:style style:name="Table55.Cell16" style:family="table-cell">
      <style:table-cell-properties fo:background-color="#FFFFFF" style:vertical-align="middle"/>
    </style:style>
    <style:style style:name="Table55.Cell17" style:family="table-cell">
      <style:table-cell-properties fo:background-color="#FFFFFF" style:vertical-align="middle"/>
    </style:style>
    <style:style style:name="Table55.Cell18" style:family="table-cell">
      <style:table-cell-properties fo:background-color="#FFFFFF" style:vertical-align="middle"/>
    </style:style>
    <style:style style:name="Table55.Cell19" style:family="table-cell">
      <style:table-cell-properties fo:background-color="#FFFFFF" style:vertical-align="middle"/>
    </style:style>
    <style:style style:name="Table55.Cell20" style:family="table-cell">
      <style:table-cell-properties fo:background-color="#FFFFFF" style:vertical-align="top"/>
    </style:style>
    <style:style style:name="Table55.Cell21" style:family="table-cell">
      <style:table-cell-properties fo:background-color="#FFFFFF" style:vertical-align="middle"/>
    </style:style>
    <style:style style:name="Table55.Cell22" style:family="table-cell">
      <style:table-cell-properties fo:background-color="#FFFFFF" style:vertical-align="middle"/>
    </style:style>
    <style:style style:name="Table55.Cell23" style:family="table-cell">
      <style:table-cell-properties fo:background-color="#FFFFFF" style:vertical-align="middle"/>
    </style:style>
    <style:style style:name="Table55.Cell24" style:family="table-cell">
      <style:table-cell-properties fo:background-color="#FFFFFF" style:vertical-align="top"/>
    </style:style>
    <style:style style:name="Table55.Cell25" style:family="table-cell">
      <style:table-cell-properties fo:background-color="#FFFFFF" style:vertical-align="middle"/>
    </style:style>
    <style:style style:name="Table55.Cell26" style:family="table-cell">
      <style:table-cell-properties fo:background-color="#FFFFFF" style:vertical-align="middle"/>
    </style:style>
    <style:style style:name="Table55.Cell27" style:family="table-cell">
      <style:table-cell-properties fo:background-color="#FFFFFF" style:vertical-align="middle"/>
    </style:style>
    <style:style style:name="Table55.Cell28" style:family="table-cell">
      <style:table-cell-properties fo:background-color="#FFFFFF" style:vertical-align="top"/>
    </style:style>
    <style:style style:name="Table55.Cell29" style:family="table-cell">
      <style:table-cell-properties fo:background-color="#FFFFFF" style:vertical-align="middle"/>
    </style:style>
    <style:style style:name="Table55.Cell30" style:family="table-cell">
      <style:table-cell-properties fo:background-color="#FFFFFF" style:vertical-align="middle"/>
    </style:style>
    <style:style style:name="Table55.Cell31" style:family="table-cell">
      <style:table-cell-properties fo:background-color="#FFFFFF" style:vertical-align="middle"/>
    </style:style>
    <style:style style:name="Table55.Cell32" style:family="table-cell">
      <style:table-cell-properties fo:background-color="#FFFFFF" style:vertical-align="top"/>
    </style:style>
    <style:style style:name="Table55.Cell33" style:family="table-cell">
      <style:table-cell-properties fo:background-color="#FFFFFF" style:vertical-align="middle"/>
    </style:style>
    <style:style style:name="Table55.Cell34" style:family="table-cell">
      <style:table-cell-properties fo:background-color="#FFFFFF" style:vertical-align="middle"/>
    </style:style>
    <style:style style:name="Table55.Cell35" style:family="table-cell">
      <style:table-cell-properties fo:background-color="#FFFFFF" style:vertical-align="middle"/>
    </style:style>
    <style:style style:name="Table55.Cell36" style:family="table-cell">
      <style:table-cell-properties fo:background-color="#FFFFFF" style:vertical-align="top"/>
    </style:style>
    <style:style style:name="Table55.Cell37" style:family="table-cell">
      <style:table-cell-properties fo:background-color="#FFFFFF" style:vertical-align="middle"/>
    </style:style>
    <style:style style:name="Table55.Cell38" style:family="table-cell">
      <style:table-cell-properties fo:background-color="#FFFFFF" style:vertical-align="middle"/>
    </style:style>
    <style:style style:name="Table55.Cell39" style:family="table-cell">
      <style:table-cell-properties fo:background-color="#FFFFFF" style:vertical-align="middle"/>
    </style:style>
    <style:style style:name="Table55.Cell40" style:family="table-cell">
      <style:table-cell-properties fo:background-color="#FFFFFF" style:vertical-align="top"/>
    </style:style>
    <style:style style:name="Table55.Cell41" style:family="table-cell">
      <style:table-cell-properties fo:background-color="#FFFFFF" style:vertical-align="top"/>
    </style:style>
    <style:style style:name="Table55.Cell42" style:family="table-cell">
      <style:table-cell-properties fo:background-color="#FFFFFF" style:vertical-align="top"/>
    </style:style>
    <style:style style:name="Table55.Cell43" style:family="table-cell">
      <style:table-cell-properties fo:background-color="#FFFFFF" style:vertical-align="top"/>
    </style:style>
    <style:style style:name="Table55.Cell44" style:family="table-cell">
      <style:table-cell-properties fo:background-color="#FFFFFF"/>
    </style:style>
    <style:style style:name="Table55.Cell45" style:family="table-cell">
      <style:table-cell-properties fo:background-color="#FFFFFF"/>
    </style:style>
    <style:style style:name="Table55.Cell46" style:family="table-cell">
      <style:table-cell-properties fo:background-color="#FFFFFF"/>
    </style:style>
    <style:style style:name="Table55.Cell47" style:family="table-cell">
      <style:table-cell-properties fo:background-color="#FFFFFF"/>
    </style:style>
    <style:style style:name="Table55.Cell48" style:family="table-cell">
      <style:table-cell-properties fo:background-color="#FFFFFF" style:vertical-align="top"/>
    </style:style>
    <style:style style:name="Table55.Cell49" style:family="table-cell">
      <style:table-cell-properties fo:background-color="#FFFFFF" style:vertical-align="middle"/>
    </style:style>
    <style:style style:name="Table55.Cell50" style:family="table-cell">
      <style:table-cell-properties fo:background-color="#FFFFFF" style:vertical-align="middle"/>
    </style:style>
    <style:style style:name="Table55.Cell51" style:family="table-cell">
      <style:table-cell-properties fo:background-color="#FFFFFF" style:vertical-align="middle"/>
    </style:style>
    <style:style style:name="Table55.Cell52" style:family="table-cell">
      <style:table-cell-properties fo:background-color="#FFFFFF" style:vertical-align="top"/>
    </style:style>
    <style:style style:name="Table55.Cell53" style:family="table-cell">
      <style:table-cell-properties fo:background-color="#FFFFFF" style:vertical-align="middle"/>
    </style:style>
    <style:style style:name="Table55.Cell54" style:family="table-cell">
      <style:table-cell-properties fo:background-color="#FFFFFF" style:vertical-align="middle"/>
    </style:style>
    <style:style style:name="Table55.Cell55" style:family="table-cell">
      <style:table-cell-properties fo:background-color="#FFFFFF" style:vertical-align="middle"/>
    </style:style>
    <style:style style:name="Table55.Cell56" style:family="table-cell">
      <style:table-cell-properties fo:background-color="#FFFFFF" style:vertical-align="top"/>
    </style:style>
    <style:style style:name="Table55.Cell57" style:family="table-cell">
      <style:table-cell-properties fo:background-color="#FFFFFF" style:vertical-align="middle"/>
    </style:style>
    <style:style style:name="Table55.Cell58" style:family="table-cell">
      <style:table-cell-properties fo:background-color="#FFFFFF" style:vertical-align="middle"/>
    </style:style>
    <style:style style:name="Table55.Cell59" style:family="table-cell">
      <style:table-cell-properties fo:background-color="#FFFFFF" style:vertical-align="middle"/>
    </style:style>
    <style:style style:name="Table55.Cell60" style:family="table-cell">
      <style:table-cell-properties fo:background-color="#FFFFFF" style:vertical-align="top"/>
    </style:style>
    <style:style style:name="Table55.Cell61" style:family="table-cell">
      <style:table-cell-properties fo:background-color="#FFFFFF" style:vertical-align="middle"/>
    </style:style>
    <style:style style:name="Table55.Cell62" style:family="table-cell">
      <style:table-cell-properties fo:background-color="#FFFFFF" style:vertical-align="middle"/>
    </style:style>
    <style:style style:name="Table55.Cell63" style:family="table-cell">
      <style:table-cell-properties fo:background-color="#FFFFFF" style:vertical-align="middle"/>
    </style:style>
    <style:style style:name="Table55.Cell64" style:family="table-cell">
      <style:table-cell-properties fo:background-color="#FFFFFF" style:vertical-align="top"/>
    </style:style>
    <style:style style:name="Table55.Cell65" style:family="table-cell">
      <style:table-cell-properties fo:background-color="#FFFFFF" style:vertical-align="middle"/>
    </style:style>
    <style:style style:name="Table55.Cell66" style:family="table-cell">
      <style:table-cell-properties fo:background-color="#FFFFFF" style:vertical-align="middle"/>
    </style:style>
    <style:style style:name="Table55.Cell67" style:family="table-cell">
      <style:table-cell-properties fo:background-color="#FFFFFF" style:vertical-align="middle"/>
    </style:style>
    <style:style style:name="Table55.Cell68" style:family="table-cell">
      <style:table-cell-properties fo:background-color="#FFFFFF" style:vertical-align="top"/>
    </style:style>
    <style:style style:name="Table55.Cell69" style:family="table-cell">
      <style:table-cell-properties fo:background-color="#FFFFFF" style:vertical-align="middle"/>
    </style:style>
    <style:style style:name="Table55.Cell70" style:family="table-cell">
      <style:table-cell-properties fo:background-color="#FFFFFF" style:vertical-align="middle"/>
    </style:style>
    <style:style style:name="Table55.Cell71" style:family="table-cell">
      <style:table-cell-properties fo:background-color="#FFFFFF" style:vertical-align="middle"/>
    </style:style>
    <style:style style:name="Table55.Cell72" style:family="table-cell">
      <style:table-cell-properties fo:background-color="#FFFFFF" style:vertical-align="top"/>
    </style:style>
    <style:style style:name="Table55.Cell73" style:family="table-cell">
      <style:table-cell-properties fo:background-color="#FFFFFF" style:vertical-align="top"/>
    </style:style>
    <style:style style:name="Table55.Cell74" style:family="table-cell">
      <style:table-cell-properties fo:background-color="#FFFFFF" style:vertical-align="top"/>
    </style:style>
    <style:style style:name="Table55.Cell75" style:family="table-cell">
      <style:table-cell-properties fo:background-color="#FFFFFF" style:vertical-align="middle"/>
    </style:style>
    <style:style style:name="Table55.Cell76" style:family="table-cell">
      <style:table-cell-properties fo:background-color="#FFFFFF"/>
    </style:style>
    <style:style style:name="Table55.Cell77" style:family="table-cell">
      <style:table-cell-properties fo:background-color="#FFFFFF"/>
    </style:style>
    <style:style style:name="Table55.Cell78" style:family="table-cell">
      <style:table-cell-properties fo:background-color="#FFFFFF"/>
    </style:style>
    <style:style style:name="Table55.Cell79" style:family="table-cell">
      <style:table-cell-properties fo:background-color="#FFFFFF"/>
    </style:style>
    <style:style style:name="Table55.Cell80" style:family="table-cell">
      <style:table-cell-properties fo:background-color="#FFFFFF" style:vertical-align="top"/>
    </style:style>
    <style:style style:name="Table55.Cell81" style:family="table-cell">
      <style:table-cell-properties fo:background-color="#FFFFFF" style:vertical-align="middle"/>
    </style:style>
    <style:style style:name="Table55.Cell82" style:family="table-cell">
      <style:table-cell-properties fo:background-color="#FFFFFF" style:vertical-align="middle"/>
    </style:style>
    <style:style style:name="Table55.Cell83" style:family="table-cell">
      <style:table-cell-properties fo:background-color="#FFFFFF" style:vertical-align="middle"/>
    </style:style>
    <style:style style:name="Table55.Cell84" style:family="table-cell">
      <style:table-cell-properties fo:background-color="#FFFFFF" style:vertical-align="top"/>
    </style:style>
    <style:style style:name="Table55.Cell85" style:family="table-cell">
      <style:table-cell-properties fo:background-color="#FFFFFF" style:vertical-align="middle"/>
    </style:style>
    <style:style style:name="Table55.Cell86" style:family="table-cell">
      <style:table-cell-properties fo:background-color="#FFFFFF" style:vertical-align="middle"/>
    </style:style>
    <style:style style:name="Table55.Cell87" style:family="table-cell">
      <style:table-cell-properties fo:background-color="#FFFFFF" style:vertical-align="middle"/>
    </style:style>
    <style:style style:name="Table55.Cell88" style:family="table-cell">
      <style:table-cell-properties fo:background-color="#FFFFFF" style:vertical-align="top"/>
    </style:style>
    <style:style style:name="Table55.Cell89" style:family="table-cell">
      <style:table-cell-properties fo:background-color="#FFFFFF"/>
    </style:style>
    <style:style style:name="Table55.Cell90" style:family="table-cell">
      <style:table-cell-properties fo:background-color="#FFFFFF"/>
    </style:style>
    <style:style style:name="Table55.Cell91" style:family="table-cell">
      <style:table-cell-properties fo:background-color="#FFFFFF"/>
    </style:style>
    <style:style style:name="Table56" style:family="table">
      <style:table-properties style:writing-mode="lr-tb" style:width="15.714cm" table:align="center"/>
    </style:style>
    <style:style style:name="Table56.C1" style:family="table-column">
      <style:table-column-properties style:column-width="4.530cm"/>
    </style:style>
    <style:style style:name="Table56.C2" style:family="table-column">
      <style:table-column-properties style:column-width="6.392cm"/>
    </style:style>
    <style:style style:name="Table56.C3" style:family="table-column">
      <style:table-column-properties style:column-width="4.792cm"/>
    </style:style>
    <style:style style:name="Table56.R1" style:family="table-row">
      <style:table-row-properties style:row-height="0.610cm"/>
    </style:style>
    <style:style style:name="Table56.R2" style:family="table-row">
      <style:table-row-properties style:row-height="0.744cm"/>
    </style:style>
    <style:style style:name="Table56.R3" style:family="table-row">
      <style:table-row-properties style:row-height="0.753cm"/>
    </style:style>
    <style:style style:name="Table56.R4" style:family="table-row">
      <style:table-row-properties style:row-height="0.847cm"/>
    </style:style>
    <style:style style:name="Table56.R5" style:family="table-row">
      <style:table-row-properties style:row-height="0.949cm"/>
    </style:style>
    <style:style style:name="Table56.R6" style:family="table-row">
      <style:table-row-properties style:row-height="0.998cm"/>
    </style:style>
    <style:style style:name="Table56.R7" style:family="table-row">
      <style:table-row-properties style:row-height="0.998cm"/>
    </style:style>
    <style:style style:name="Table56.R8" style:family="table-row">
      <style:table-row-properties style:row-height="1.034cm"/>
    </style:style>
    <style:style style:name="Table56.R9" style:family="table-row">
      <style:table-row-properties style:row-height="0.982cm"/>
    </style:style>
    <style:style style:name="Table56.R10" style:family="table-row">
      <style:table-row-properties style:row-height="0.974cm"/>
    </style:style>
    <style:style style:name="Table56.R11" style:family="table-row">
      <style:table-row-properties style:row-height="1.295cm"/>
    </style:style>
    <style:style style:name="Table56.R12" style:family="table-row">
      <style:table-row-properties style:row-height="1.076cm"/>
    </style:style>
    <style:style style:name="Table56.Cell1" style:family="table-cell">
      <style:table-cell-properties fo:background-color="#FFFFFF" style:vertical-align="top"/>
    </style:style>
    <style:style style:name="Table56.Cell2" style:family="table-cell">
      <style:table-cell-properties fo:background-color="#FFFFFF" style:vertical-align="top"/>
    </style:style>
    <style:style style:name="Table56.Cell3" style:family="table-cell">
      <style:table-cell-properties fo:background-color="#FFFFFF" style:vertical-align="top"/>
    </style:style>
    <style:style style:name="Table56.Cell4" style:family="table-cell">
      <style:table-cell-properties fo:background-color="#FFFFFF" style:vertical-align="top"/>
    </style:style>
    <style:style style:name="Table56.Cell5" style:family="table-cell">
      <style:table-cell-properties fo:background-color="#FFFFFF" style:vertical-align="top"/>
    </style:style>
    <style:style style:name="Table56.Cell6" style:family="table-cell">
      <style:table-cell-properties fo:background-color="#FFFFFF" style:vertical-align="top"/>
    </style:style>
    <style:style style:name="Table56.Cell7" style:family="table-cell">
      <style:table-cell-properties fo:background-color="#FFFFFF"/>
    </style:style>
    <style:style style:name="Table56.Cell8" style:family="table-cell">
      <style:table-cell-properties fo:background-color="#FFFFFF" style:vertical-align="top"/>
    </style:style>
    <style:style style:name="Table56.Cell9" style:family="table-cell">
      <style:table-cell-properties fo:background-color="#FFFFFF" style:vertical-align="top"/>
    </style:style>
    <style:style style:name="Table56.Cell10" style:family="table-cell">
      <style:table-cell-properties fo:background-color="#FFFFFF" style:vertical-align="top"/>
    </style:style>
    <style:style style:name="Table56.Cell11" style:family="table-cell">
      <style:table-cell-properties fo:background-color="#FFFFFF" style:vertical-align="top"/>
    </style:style>
    <style:style style:name="Table56.Cell12" style:family="table-cell">
      <style:table-cell-properties fo:background-color="#FFFFFF" style:vertical-align="top"/>
    </style:style>
    <style:style style:name="Table56.Cell13" style:family="table-cell">
      <style:table-cell-properties fo:background-color="#FFFFFF" style:vertical-align="top"/>
    </style:style>
    <style:style style:name="Table56.Cell14" style:family="table-cell">
      <style:table-cell-properties fo:background-color="#FFFFFF" style:vertical-align="middle"/>
    </style:style>
    <style:style style:name="Table56.Cell15" style:family="table-cell">
      <style:table-cell-properties fo:background-color="#FFFFFF" style:vertical-align="middle"/>
    </style:style>
    <style:style style:name="Table56.Cell16" style:family="table-cell">
      <style:table-cell-properties fo:background-color="#FFFFFF" style:vertical-align="top"/>
    </style:style>
    <style:style style:name="Table56.Cell17" style:family="table-cell">
      <style:table-cell-properties fo:background-color="#FFFFFF" style:vertical-align="middle"/>
    </style:style>
    <style:style style:name="Table56.Cell18" style:family="table-cell">
      <style:table-cell-properties fo:background-color="#FFFFFF" style:vertical-align="middle"/>
    </style:style>
    <style:style style:name="Table56.Cell19" style:family="table-cell">
      <style:table-cell-properties fo:background-color="#FFFFFF" style:vertical-align="top"/>
    </style:style>
    <style:style style:name="Table56.Cell20" style:family="table-cell">
      <style:table-cell-properties fo:background-color="#FFFFFF" style:vertical-align="middle"/>
    </style:style>
    <style:style style:name="Table56.Cell21" style:family="table-cell">
      <style:table-cell-properties fo:background-color="#FFFFFF" style:vertical-align="middle"/>
    </style:style>
    <style:style style:name="Table56.Cell22" style:family="table-cell">
      <style:table-cell-properties fo:background-color="#FFFFFF" style:vertical-align="top"/>
    </style:style>
    <style:style style:name="Table56.Cell23" style:family="table-cell">
      <style:table-cell-properties fo:background-color="#FFFFFF" style:vertical-align="middle"/>
    </style:style>
    <style:style style:name="Table56.Cell24" style:family="table-cell">
      <style:table-cell-properties fo:background-color="#FFFFFF" style:vertical-align="middle"/>
    </style:style>
    <style:style style:name="Table56.Cell25" style:family="table-cell">
      <style:table-cell-properties fo:background-color="#FFFFFF" style:vertical-align="top"/>
    </style:style>
    <style:style style:name="Table56.Cell26" style:family="table-cell">
      <style:table-cell-properties fo:background-color="#FFFFFF" style:vertical-align="middle"/>
    </style:style>
    <style:style style:name="Table56.Cell27" style:family="table-cell">
      <style:table-cell-properties fo:background-color="#FFFFFF" style:vertical-align="middle"/>
    </style:style>
    <style:style style:name="Table56.Cell28" style:family="table-cell">
      <style:table-cell-properties fo:background-color="#FFFFFF" style:vertical-align="top"/>
    </style:style>
    <style:style style:name="Table56.Cell29" style:family="table-cell">
      <style:table-cell-properties fo:background-color="#FFFFFF" style:vertical-align="middle"/>
    </style:style>
    <style:style style:name="Table56.Cell30" style:family="table-cell">
      <style:table-cell-properties fo:background-color="#FFFFFF" style:vertical-align="middle"/>
    </style:style>
    <style:style style:name="Table56.Cell31" style:family="table-cell">
      <style:table-cell-properties fo:background-color="#FFFFFF" style:vertical-align="top"/>
    </style:style>
    <style:style style:name="Table56.Cell32" style:family="table-cell">
      <style:table-cell-properties fo:background-color="#FFFFFF" style:vertical-align="top"/>
    </style:style>
    <style:style style:name="Table56.Cell33" style:family="table-cell">
      <style:table-cell-properties fo:background-color="#FFFFFF" style:vertical-align="middle"/>
    </style:style>
    <style:style style:name="Table56.Cell34" style:family="table-cell">
      <style:table-cell-properties fo:background-color="#FFFFFF"/>
    </style:style>
    <style:style style:name="Table56.Cell35" style:family="table-cell">
      <style:table-cell-properties fo:background-color="#FFFFFF"/>
    </style:style>
    <style:style style:name="Table57" style:family="table">
      <style:table-properties style:writing-mode="lr-tb" style:width="15.730cm" table:align="center"/>
    </style:style>
    <style:style style:name="Table57.C1" style:family="table-column">
      <style:table-column-properties style:column-width="5.080cm"/>
    </style:style>
    <style:style style:name="Table57.C2" style:family="table-column">
      <style:table-column-properties style:column-width="1.431cm"/>
    </style:style>
    <style:style style:name="Table57.C3" style:family="table-column">
      <style:table-column-properties style:column-width="4.403cm"/>
    </style:style>
    <style:style style:name="Table57.C4" style:family="table-column">
      <style:table-column-properties style:column-width="4.817cm"/>
    </style:style>
    <style:style style:name="Table57.R1" style:family="table-row">
      <style:table-row-properties style:row-height="0.617cm"/>
    </style:style>
    <style:style style:name="Table57.R2" style:family="table-row">
      <style:table-row-properties style:row-height="0.744cm"/>
    </style:style>
    <style:style style:name="Table57.R3" style:family="table-row">
      <style:table-row-properties style:row-height="0.744cm"/>
    </style:style>
    <style:style style:name="Table57.R4" style:family="table-row">
      <style:table-row-properties style:row-height="0.847cm"/>
    </style:style>
    <style:style style:name="Table57.R5" style:family="table-row">
      <style:table-row-properties style:row-height="0.956cm"/>
    </style:style>
    <style:style style:name="Table57.R6" style:family="table-row">
      <style:table-row-properties style:row-height="0.991cm"/>
    </style:style>
    <style:style style:name="Table57.R7" style:family="table-row">
      <style:table-row-properties style:row-height="0.991cm"/>
    </style:style>
    <style:style style:name="Table57.R8" style:family="table-row">
      <style:table-row-properties style:row-height="1.050cm"/>
    </style:style>
    <style:style style:name="Table57.R9" style:family="table-row">
      <style:table-row-properties style:row-height="0.998cm"/>
    </style:style>
    <style:style style:name="Table57.R10" style:family="table-row">
      <style:table-row-properties style:row-height="1.464cm"/>
    </style:style>
    <style:style style:name="Table57.R11" style:family="table-row">
      <style:table-row-properties style:row-height="1.515cm"/>
    </style:style>
    <style:style style:name="Table57.R12" style:family="table-row">
      <style:table-row-properties style:row-height="1.016cm"/>
    </style:style>
    <style:style style:name="Table57.R13" style:family="table-row">
      <style:table-row-properties style:row-height="0.956cm"/>
    </style:style>
    <style:style style:name="Table57.R14" style:family="table-row">
      <style:table-row-properties style:row-height="1.506cm"/>
    </style:style>
    <style:style style:name="Table57.R15" style:family="table-row">
      <style:table-row-properties style:row-height="1.499cm"/>
    </style:style>
    <style:style style:name="Table57.R16" style:family="table-row">
      <style:table-row-properties style:row-height="1.041cm"/>
    </style:style>
    <style:style style:name="Table57.R17" style:family="table-row">
      <style:table-row-properties style:row-height="0.956cm"/>
    </style:style>
    <style:style style:name="Table57.R18" style:family="table-row">
      <style:table-row-properties style:row-height="1.007cm"/>
    </style:style>
    <style:style style:name="Table57.R19" style:family="table-row">
      <style:table-row-properties style:row-height="0.991cm"/>
    </style:style>
    <style:style style:name="Table57.R20" style:family="table-row">
      <style:table-row-properties style:row-height="1.007cm"/>
    </style:style>
    <style:style style:name="Table57.R21" style:family="table-row">
      <style:table-row-properties style:row-height="1.499cm"/>
    </style:style>
    <style:style style:name="Table57.R22" style:family="table-row">
      <style:table-row-properties style:row-height="1.288cm"/>
    </style:style>
    <style:style style:name="Table57.Cell1" style:family="table-cell">
      <style:table-cell-properties fo:background-color="#FFFFFF" style:vertical-align="top"/>
    </style:style>
    <style:style style:name="Table57.Cell2" style:family="table-cell">
      <style:table-cell-properties fo:background-color="#FFFFFF" style:vertical-align="top"/>
    </style:style>
    <style:style style:name="Table57.Cell3" style:family="table-cell">
      <style:table-cell-properties fo:background-color="#FFFFFF" style:vertical-align="top"/>
    </style:style>
    <style:style style:name="Table57.Cell4" style:family="table-cell">
      <style:table-cell-properties fo:background-color="#FFFFFF" style:vertical-align="top"/>
    </style:style>
    <style:style style:name="Table57.Cell5" style:family="table-cell">
      <style:table-cell-properties fo:background-color="#FFFFFF" style:vertical-align="top"/>
    </style:style>
    <style:style style:name="Table57.Cell6" style:family="table-cell">
      <style:table-cell-properties fo:background-color="#FFFFFF" style:vertical-align="top"/>
    </style:style>
    <style:style style:name="Table57.Cell7" style:family="table-cell">
      <style:table-cell-properties fo:background-color="#FFFFFF" style:vertical-align="top"/>
    </style:style>
    <style:style style:name="Table57.Cell8" style:family="table-cell">
      <style:table-cell-properties fo:background-color="#FFFFFF"/>
    </style:style>
    <style:style style:name="Table57.Cell9" style:family="table-cell">
      <style:table-cell-properties fo:background-color="#FFFFFF" style:vertical-align="top"/>
    </style:style>
    <style:style style:name="Table57.Cell10" style:family="table-cell">
      <style:table-cell-properties fo:background-color="#FFFFFF" style:vertical-align="top"/>
    </style:style>
    <style:style style:name="Table57.Cell11" style:family="table-cell">
      <style:table-cell-properties fo:background-color="#FFFFFF" style:vertical-align="top"/>
    </style:style>
    <style:style style:name="Table57.Cell12" style:family="table-cell">
      <style:table-cell-properties fo:background-color="#FFFFFF" style:vertical-align="top"/>
    </style:style>
    <style:style style:name="Table57.Cell13" style:family="table-cell">
      <style:table-cell-properties fo:background-color="#FFFFFF" style:vertical-align="top"/>
    </style:style>
    <style:style style:name="Table57.Cell14" style:family="table-cell">
      <style:table-cell-properties fo:background-color="#FFFFFF" style:vertical-align="top"/>
    </style:style>
    <style:style style:name="Table57.Cell15" style:family="table-cell">
      <style:table-cell-properties fo:background-color="#FFFFFF" style:vertical-align="top"/>
    </style:style>
    <style:style style:name="Table57.Cell16" style:family="table-cell">
      <style:table-cell-properties fo:background-color="#FFFFFF" style:vertical-align="middle"/>
    </style:style>
    <style:style style:name="Table57.Cell17" style:family="table-cell">
      <style:table-cell-properties fo:background-color="#FFFFFF" style:vertical-align="middle"/>
    </style:style>
    <style:style style:name="Table57.Cell18" style:family="table-cell">
      <style:table-cell-properties fo:background-color="#FFFFFF" style:vertical-align="middle"/>
    </style:style>
    <style:style style:name="Table57.Cell19" style:family="table-cell">
      <style:table-cell-properties fo:background-color="#FFFFFF" style:vertical-align="middle"/>
    </style:style>
    <style:style style:name="Table57.Cell20" style:family="table-cell">
      <style:table-cell-properties fo:background-color="#FFFFFF" style:vertical-align="top"/>
    </style:style>
    <style:style style:name="Table57.Cell21" style:family="table-cell">
      <style:table-cell-properties fo:background-color="#FFFFFF" style:vertical-align="middle"/>
    </style:style>
    <style:style style:name="Table57.Cell22" style:family="table-cell">
      <style:table-cell-properties fo:background-color="#FFFFFF" style:vertical-align="middle"/>
    </style:style>
    <style:style style:name="Table57.Cell23" style:family="table-cell">
      <style:table-cell-properties fo:background-color="#FFFFFF" style:vertical-align="middle"/>
    </style:style>
    <style:style style:name="Table57.Cell24" style:family="table-cell">
      <style:table-cell-properties fo:background-color="#FFFFFF" style:vertical-align="top"/>
    </style:style>
    <style:style style:name="Table57.Cell25" style:family="table-cell">
      <style:table-cell-properties fo:background-color="#FFFFFF" style:vertical-align="middle"/>
    </style:style>
    <style:style style:name="Table57.Cell26" style:family="table-cell">
      <style:table-cell-properties fo:background-color="#FFFFFF" style:vertical-align="middle"/>
    </style:style>
    <style:style style:name="Table57.Cell27" style:family="table-cell">
      <style:table-cell-properties fo:background-color="#FFFFFF" style:vertical-align="middle"/>
    </style:style>
    <style:style style:name="Table57.Cell28" style:family="table-cell">
      <style:table-cell-properties fo:background-color="#FFFFFF" style:vertical-align="top"/>
    </style:style>
    <style:style style:name="Table57.Cell29" style:family="table-cell">
      <style:table-cell-properties fo:background-color="#FFFFFF" style:vertical-align="middle"/>
    </style:style>
    <style:style style:name="Table57.Cell30" style:family="table-cell">
      <style:table-cell-properties fo:background-color="#FFFFFF" style:vertical-align="middle"/>
    </style:style>
    <style:style style:name="Table57.Cell31" style:family="table-cell">
      <style:table-cell-properties fo:background-color="#FFFFFF" style:vertical-align="middle"/>
    </style:style>
    <style:style style:name="Table57.Cell32" style:family="table-cell">
      <style:table-cell-properties fo:background-color="#FFFFFF" style:vertical-align="top"/>
    </style:style>
    <style:style style:name="Table57.Cell33" style:family="table-cell">
      <style:table-cell-properties fo:background-color="#FFFFFF" style:vertical-align="middle"/>
    </style:style>
    <style:style style:name="Table57.Cell34" style:family="table-cell">
      <style:table-cell-properties fo:background-color="#FFFFFF" style:vertical-align="middle"/>
    </style:style>
    <style:style style:name="Table57.Cell35" style:family="table-cell">
      <style:table-cell-properties fo:background-color="#FFFFFF" style:vertical-align="middle"/>
    </style:style>
    <style:style style:name="Table57.Cell36" style:family="table-cell">
      <style:table-cell-properties fo:background-color="#FFFFFF" style:vertical-align="top"/>
    </style:style>
    <style:style style:name="Table57.Cell37" style:family="table-cell">
      <style:table-cell-properties fo:background-color="#FFFFFF" style:vertical-align="top"/>
    </style:style>
    <style:style style:name="Table57.Cell38" style:family="table-cell">
      <style:table-cell-properties fo:background-color="#FFFFFF" style:vertical-align="top"/>
    </style:style>
    <style:style style:name="Table57.Cell39" style:family="table-cell">
      <style:table-cell-properties fo:background-color="#FFFFFF" style:vertical-align="top"/>
    </style:style>
    <style:style style:name="Table57.Cell40" style:family="table-cell">
      <style:table-cell-properties fo:background-color="#FFFFFF"/>
    </style:style>
    <style:style style:name="Table57.Cell41" style:family="table-cell">
      <style:table-cell-properties fo:background-color="#FFFFFF"/>
    </style:style>
    <style:style style:name="Table57.Cell42" style:family="table-cell">
      <style:table-cell-properties fo:background-color="#FFFFFF"/>
    </style:style>
    <style:style style:name="Table57.Cell43" style:family="table-cell">
      <style:table-cell-properties fo:background-color="#FFFFFF"/>
    </style:style>
    <style:style style:name="Table57.Cell44" style:family="table-cell">
      <style:table-cell-properties fo:background-color="#FFFFFF" style:vertical-align="top"/>
    </style:style>
    <style:style style:name="Table57.Cell45" style:family="table-cell">
      <style:table-cell-properties fo:background-color="#FFFFFF" style:vertical-align="middle"/>
    </style:style>
    <style:style style:name="Table57.Cell46" style:family="table-cell">
      <style:table-cell-properties fo:background-color="#FFFFFF" style:vertical-align="middle"/>
    </style:style>
    <style:style style:name="Table57.Cell47" style:family="table-cell">
      <style:table-cell-properties fo:background-color="#FFFFFF" style:vertical-align="middle"/>
    </style:style>
    <style:style style:name="Table57.Cell48" style:family="table-cell">
      <style:table-cell-properties fo:background-color="#FFFFFF" style:vertical-align="top"/>
    </style:style>
    <style:style style:name="Table57.Cell49" style:family="table-cell">
      <style:table-cell-properties fo:background-color="#FFFFFF" style:vertical-align="middle"/>
    </style:style>
    <style:style style:name="Table57.Cell50" style:family="table-cell">
      <style:table-cell-properties fo:background-color="#FFFFFF" style:vertical-align="middle"/>
    </style:style>
    <style:style style:name="Table57.Cell51" style:family="table-cell">
      <style:table-cell-properties fo:background-color="#FFFFFF" style:vertical-align="middle"/>
    </style:style>
    <style:style style:name="Table57.Cell52" style:family="table-cell">
      <style:table-cell-properties fo:background-color="#FFFFFF" style:vertical-align="top"/>
    </style:style>
    <style:style style:name="Table57.Cell53" style:family="table-cell">
      <style:table-cell-properties fo:background-color="#FFFFFF" style:vertical-align="top"/>
    </style:style>
    <style:style style:name="Table57.Cell54" style:family="table-cell">
      <style:table-cell-properties fo:background-color="#FFFFFF" style:vertical-align="top"/>
    </style:style>
    <style:style style:name="Table57.Cell55" style:family="table-cell">
      <style:table-cell-properties fo:background-color="#FFFFFF" style:vertical-align="top"/>
    </style:style>
    <style:style style:name="Table57.Cell56" style:family="table-cell">
      <style:table-cell-properties fo:background-color="#FFFFFF"/>
    </style:style>
    <style:style style:name="Table57.Cell57" style:family="table-cell">
      <style:table-cell-properties fo:background-color="#FFFFFF"/>
    </style:style>
    <style:style style:name="Table57.Cell58" style:family="table-cell">
      <style:table-cell-properties fo:background-color="#FFFFFF"/>
    </style:style>
    <style:style style:name="Table57.Cell59" style:family="table-cell">
      <style:table-cell-properties fo:background-color="#FFFFFF"/>
    </style:style>
    <style:style style:name="Table57.Cell60" style:family="table-cell">
      <style:table-cell-properties fo:background-color="#FFFFFF" style:vertical-align="top"/>
    </style:style>
    <style:style style:name="Table57.Cell61" style:family="table-cell">
      <style:table-cell-properties fo:background-color="#FFFFFF" style:vertical-align="middle"/>
    </style:style>
    <style:style style:name="Table57.Cell62" style:family="table-cell">
      <style:table-cell-properties fo:background-color="#FFFFFF" style:vertical-align="middle"/>
    </style:style>
    <style:style style:name="Table57.Cell63" style:family="table-cell">
      <style:table-cell-properties fo:background-color="#FFFFFF" style:vertical-align="middle"/>
    </style:style>
    <style:style style:name="Table57.Cell64" style:family="table-cell">
      <style:table-cell-properties fo:background-color="#FFFFFF" style:vertical-align="top"/>
    </style:style>
    <style:style style:name="Table57.Cell65" style:family="table-cell">
      <style:table-cell-properties fo:background-color="#FFFFFF" style:vertical-align="middle"/>
    </style:style>
    <style:style style:name="Table57.Cell66" style:family="table-cell">
      <style:table-cell-properties fo:background-color="#FFFFFF" style:vertical-align="middle"/>
    </style:style>
    <style:style style:name="Table57.Cell67" style:family="table-cell">
      <style:table-cell-properties fo:background-color="#FFFFFF" style:vertical-align="middle"/>
    </style:style>
    <style:style style:name="Table57.Cell68" style:family="table-cell">
      <style:table-cell-properties fo:background-color="#FFFFFF" style:vertical-align="top"/>
    </style:style>
    <style:style style:name="Table57.Cell69" style:family="table-cell">
      <style:table-cell-properties fo:background-color="#FFFFFF" style:vertical-align="middle"/>
    </style:style>
    <style:style style:name="Table57.Cell70" style:family="table-cell">
      <style:table-cell-properties fo:background-color="#FFFFFF" style:vertical-align="middle"/>
    </style:style>
    <style:style style:name="Table57.Cell71" style:family="table-cell">
      <style:table-cell-properties fo:background-color="#FFFFFF" style:vertical-align="middle"/>
    </style:style>
    <style:style style:name="Table57.Cell72" style:family="table-cell">
      <style:table-cell-properties fo:background-color="#FFFFFF" style:vertical-align="top"/>
    </style:style>
    <style:style style:name="Table57.Cell73" style:family="table-cell">
      <style:table-cell-properties fo:background-color="#FFFFFF" style:vertical-align="middle"/>
    </style:style>
    <style:style style:name="Table57.Cell74" style:family="table-cell">
      <style:table-cell-properties fo:background-color="#FFFFFF" style:vertical-align="middle"/>
    </style:style>
    <style:style style:name="Table57.Cell75" style:family="table-cell">
      <style:table-cell-properties fo:background-color="#FFFFFF" style:vertical-align="middle"/>
    </style:style>
    <style:style style:name="Table57.Cell76" style:family="table-cell">
      <style:table-cell-properties fo:background-color="#FFFFFF" style:vertical-align="top"/>
    </style:style>
    <style:style style:name="Table57.Cell77" style:family="table-cell">
      <style:table-cell-properties fo:background-color="#FFFFFF" style:vertical-align="middle"/>
    </style:style>
    <style:style style:name="Table57.Cell78" style:family="table-cell">
      <style:table-cell-properties fo:background-color="#FFFFFF" style:vertical-align="middle"/>
    </style:style>
    <style:style style:name="Table57.Cell79" style:family="table-cell">
      <style:table-cell-properties fo:background-color="#FFFFFF" style:vertical-align="middle"/>
    </style:style>
    <style:style style:name="Table57.Cell80" style:family="table-cell">
      <style:table-cell-properties fo:background-color="#FFFFFF" style:vertical-align="top"/>
    </style:style>
    <style:style style:name="Table57.Cell81" style:family="table-cell">
      <style:table-cell-properties fo:background-color="#FFFFFF" style:vertical-align="top"/>
    </style:style>
    <style:style style:name="Table57.Cell82" style:family="table-cell">
      <style:table-cell-properties fo:background-color="#FFFFFF" style:vertical-align="top"/>
    </style:style>
    <style:style style:name="Table57.Cell83" style:family="table-cell">
      <style:table-cell-properties fo:background-color="#FFFFFF" style:vertical-align="middle"/>
    </style:style>
    <style:style style:name="Table57.Cell84" style:family="table-cell">
      <style:table-cell-properties fo:background-color="#FFFFFF"/>
    </style:style>
    <style:style style:name="Table57.Cell85" style:family="table-cell">
      <style:table-cell-properties fo:background-color="#FFFFFF"/>
    </style:style>
    <style:style style:name="Table57.Cell86" style:family="table-cell">
      <style:table-cell-properties fo:background-color="#FFFFFF"/>
    </style:style>
    <style:style style:name="Table57.Cell87" style:family="table-cell">
      <style:table-cell-properties fo:background-color="#FFFFFF"/>
    </style:style>
    <style:style style:name="Table58" style:family="table">
      <style:table-properties style:writing-mode="lr-tb" style:width="15.766cm" table:align="center"/>
    </style:style>
    <style:style style:name="Table58.C1" style:family="table-column">
      <style:table-column-properties style:column-width="4.530cm"/>
    </style:style>
    <style:style style:name="Table58.C2" style:family="table-column">
      <style:table-column-properties style:column-width="6.435cm"/>
    </style:style>
    <style:style style:name="Table58.C3" style:family="table-column">
      <style:table-column-properties style:column-width="4.801cm"/>
    </style:style>
    <style:style style:name="Table58.R1" style:family="table-row">
      <style:table-row-properties style:row-height="0.610cm"/>
    </style:style>
    <style:style style:name="Table58.R2" style:family="table-row">
      <style:table-row-properties style:row-height="0.744cm"/>
    </style:style>
    <style:style style:name="Table58.R3" style:family="table-row">
      <style:table-row-properties style:row-height="0.762cm"/>
    </style:style>
    <style:style style:name="Table58.R4" style:family="table-row">
      <style:table-row-properties style:row-height="0.855cm"/>
    </style:style>
    <style:style style:name="Table58.R5" style:family="table-row">
      <style:table-row-properties style:row-height="0.949cm"/>
    </style:style>
    <style:style style:name="Table58.R6" style:family="table-row">
      <style:table-row-properties style:row-height="0.998cm"/>
    </style:style>
    <style:style style:name="Table58.R7" style:family="table-row">
      <style:table-row-properties style:row-height="1.025cm"/>
    </style:style>
    <style:style style:name="Table58.R8" style:family="table-row">
      <style:table-row-properties style:row-height="0.974cm"/>
    </style:style>
    <style:style style:name="Table58.R9" style:family="table-row">
      <style:table-row-properties style:row-height="1.034cm"/>
    </style:style>
    <style:style style:name="Table58.R10" style:family="table-row">
      <style:table-row-properties style:row-height="0.998cm"/>
    </style:style>
    <style:style style:name="Table58.R11" style:family="table-row">
      <style:table-row-properties style:row-height="1.252cm"/>
    </style:style>
    <style:style style:name="Table58.R12" style:family="table-row">
      <style:table-row-properties style:row-height="1.617cm"/>
    </style:style>
    <style:style style:name="Table58.R13" style:family="table-row">
      <style:table-row-properties style:row-height="0.593cm"/>
    </style:style>
    <style:style style:name="Table58.Cell1" style:family="table-cell">
      <style:table-cell-properties fo:background-color="#FFFFFF" style:vertical-align="top"/>
    </style:style>
    <style:style style:name="Table58.Cell2" style:family="table-cell">
      <style:table-cell-properties fo:background-color="#FFFFFF" style:vertical-align="top"/>
    </style:style>
    <style:style style:name="Table58.Cell3" style:family="table-cell">
      <style:table-cell-properties fo:background-color="#FFFFFF" style:vertical-align="top"/>
    </style:style>
    <style:style style:name="Table58.Cell4" style:family="table-cell">
      <style:table-cell-properties fo:background-color="#FFFFFF"/>
    </style:style>
    <style:style style:name="Table58.Cell5" style:family="table-cell">
      <style:table-cell-properties fo:background-color="#FFFFFF"/>
    </style:style>
    <style:style style:name="Table58.Cell6" style:family="table-cell">
      <style:table-cell-properties fo:background-color="#FFFFFF"/>
    </style:style>
    <style:style style:name="Table58.Cell7" style:family="table-cell">
      <style:table-cell-properties fo:background-color="#FFFFFF"/>
    </style:style>
    <style:style style:name="Table58.Cell8" style:family="table-cell">
      <style:table-cell-properties fo:background-color="#FFFFFF" style:vertical-align="top"/>
    </style:style>
    <style:style style:name="Table58.Cell9" style:family="table-cell">
      <style:table-cell-properties fo:background-color="#FFFFFF" style:vertical-align="top"/>
    </style:style>
    <style:style style:name="Table58.Cell10" style:family="table-cell">
      <style:table-cell-properties fo:background-color="#FFFFFF" style:vertical-align="top"/>
    </style:style>
    <style:style style:name="Table58.Cell11" style:family="table-cell">
      <style:table-cell-properties fo:background-color="#FFFFFF" style:vertical-align="top"/>
    </style:style>
    <style:style style:name="Table58.Cell12" style:family="table-cell">
      <style:table-cell-properties fo:background-color="#FFFFFF" style:vertical-align="top"/>
    </style:style>
    <style:style style:name="Table58.Cell13" style:family="table-cell">
      <style:table-cell-properties fo:background-color="#FFFFFF" style:vertical-align="top"/>
    </style:style>
    <style:style style:name="Table58.Cell14" style:family="table-cell">
      <style:table-cell-properties fo:background-color="#FFFFFF" style:vertical-align="middle"/>
    </style:style>
    <style:style style:name="Table58.Cell15" style:family="table-cell">
      <style:table-cell-properties fo:background-color="#FFFFFF" style:vertical-align="middle"/>
    </style:style>
    <style:style style:name="Table58.Cell16" style:family="table-cell">
      <style:table-cell-properties fo:background-color="#FFFFFF" style:vertical-align="top"/>
    </style:style>
    <style:style style:name="Table58.Cell17" style:family="table-cell">
      <style:table-cell-properties fo:background-color="#FFFFFF" style:vertical-align="middle"/>
    </style:style>
    <style:style style:name="Table58.Cell18" style:family="table-cell">
      <style:table-cell-properties fo:background-color="#FFFFFF" style:vertical-align="middle"/>
    </style:style>
    <style:style style:name="Table58.Cell19" style:family="table-cell">
      <style:table-cell-properties fo:background-color="#FFFFFF" style:vertical-align="top"/>
    </style:style>
    <style:style style:name="Table58.Cell20" style:family="table-cell">
      <style:table-cell-properties fo:background-color="#FFFFFF" style:vertical-align="middle"/>
    </style:style>
    <style:style style:name="Table58.Cell21" style:family="table-cell">
      <style:table-cell-properties fo:background-color="#FFFFFF" style:vertical-align="middle"/>
    </style:style>
    <style:style style:name="Table58.Cell22" style:family="table-cell">
      <style:table-cell-properties fo:background-color="#FFFFFF" style:vertical-align="top"/>
    </style:style>
    <style:style style:name="Table58.Cell23" style:family="table-cell">
      <style:table-cell-properties fo:background-color="#FFFFFF" style:vertical-align="middle"/>
    </style:style>
    <style:style style:name="Table58.Cell24" style:family="table-cell">
      <style:table-cell-properties fo:background-color="#FFFFFF" style:vertical-align="middle"/>
    </style:style>
    <style:style style:name="Table58.Cell25" style:family="table-cell">
      <style:table-cell-properties fo:background-color="#FFFFFF" style:vertical-align="top"/>
    </style:style>
    <style:style style:name="Table58.Cell26" style:family="table-cell">
      <style:table-cell-properties fo:background-color="#FFFFFF" style:vertical-align="middle"/>
    </style:style>
    <style:style style:name="Table58.Cell27" style:family="table-cell">
      <style:table-cell-properties fo:background-color="#FFFFFF" style:vertical-align="middle"/>
    </style:style>
    <style:style style:name="Table58.Cell28" style:family="table-cell">
      <style:table-cell-properties fo:background-color="#FFFFFF" style:vertical-align="top"/>
    </style:style>
    <style:style style:name="Table58.Cell29" style:family="table-cell">
      <style:table-cell-properties fo:background-color="#FFFFFF" style:vertical-align="middle"/>
    </style:style>
    <style:style style:name="Table58.Cell30" style:family="table-cell">
      <style:table-cell-properties fo:background-color="#FFFFFF" style:vertical-align="middle"/>
    </style:style>
    <style:style style:name="Table58.Cell31" style:family="table-cell">
      <style:table-cell-properties fo:background-color="#FFFFFF" style:vertical-align="top"/>
    </style:style>
    <style:style style:name="Table58.Cell32" style:family="table-cell">
      <style:table-cell-properties fo:background-color="#FFFFFF" style:vertical-align="top"/>
    </style:style>
    <style:style style:name="Table58.Cell33" style:family="table-cell">
      <style:table-cell-properties fo:background-color="#FFFFFF" style:vertical-align="middle"/>
    </style:style>
    <style:style style:name="Table58.Cell34" style:family="table-cell">
      <style:table-cell-properties fo:background-color="#FFFFFF"/>
    </style:style>
    <style:style style:name="Table58.Cell35" style:family="table-cell">
      <style:table-cell-properties fo:background-color="#FFFFFF" style:vertical-align="middle"/>
    </style:style>
    <style:style style:name="Table58.Cell36" style:family="table-cell">
      <style:table-cell-properties fo:background-color="#FFFFFF"/>
    </style:style>
    <style:style style:name="Table58.Cell37" style:family="table-cell">
      <style:table-cell-properties fo:background-color="#FFFFFF"/>
    </style:style>
    <style:style style:name="Table58.Cell38" style:family="table-cell">
      <style:table-cell-properties fo:background-color="#FFFFFF" style:vertical-align="top"/>
    </style:style>
    <style:style style:name="Table59" style:family="table">
      <style:table-properties style:writing-mode="lr-tb" style:width="16.104cm" table:align="center"/>
    </style:style>
    <style:style style:name="Table59.C1" style:family="table-column">
      <style:table-column-properties style:column-width="5.664cm"/>
    </style:style>
    <style:style style:name="Table59.C2" style:family="table-column">
      <style:table-column-properties style:column-width="10.439cm"/>
    </style:style>
    <style:style style:name="Table59.R1" style:family="table-row">
      <style:table-row-properties style:row-height="2.946cm"/>
    </style:style>
    <style:style style:name="Table59.R2" style:family="table-row">
      <style:table-row-properties style:row-height="1.076cm"/>
    </style:style>
    <style:style style:name="Table59.R3" style:family="table-row">
      <style:table-row-properties style:row-height="3.336cm"/>
    </style:style>
    <style:style style:name="Table59.R4" style:family="table-row">
      <style:table-row-properties style:row-height="2.574cm"/>
    </style:style>
    <style:style style:name="Table59.R5" style:family="table-row">
      <style:table-row-properties style:row-height="3.574cm"/>
    </style:style>
    <style:style style:name="Table59.R6" style:family="table-row">
      <style:table-row-properties style:row-height="3.565cm"/>
    </style:style>
    <style:style style:name="Table59.R7" style:family="table-row">
      <style:table-row-properties style:row-height="2.041cm"/>
    </style:style>
    <style:style style:name="Table59.Cell1" style:family="table-cell">
      <style:table-cell-properties fo:background-color="#FFFFFF"/>
    </style:style>
    <style:style style:name="Table59.Cell2" style:family="table-cell">
      <style:table-cell-properties fo:background-color="#FFFFFF" style:vertical-align="top"/>
    </style:style>
    <style:style style:name="Table59.Cell3" style:family="table-cell">
      <style:table-cell-properties fo:background-color="#FFFFFF" style:vertical-align="middle"/>
    </style:style>
    <style:style style:name="Table59.Cell4" style:family="table-cell">
      <style:table-cell-properties fo:background-color="#FFFFFF" style:vertical-align="middle"/>
    </style:style>
    <style:style style:name="Table59.Cell5" style:family="table-cell">
      <style:table-cell-properties fo:background-color="#FFFFFF" style:vertical-align="top"/>
    </style:style>
    <style:style style:name="Table59.Cell6" style:family="table-cell">
      <style:table-cell-properties fo:background-color="#FFFFFF" style:vertical-align="middle"/>
    </style:style>
    <style:style style:name="Table59.Cell7" style:family="table-cell">
      <style:table-cell-properties fo:background-color="#FFFFFF" style:vertical-align="top"/>
    </style:style>
    <style:style style:name="Table59.Cell8" style:family="table-cell">
      <style:table-cell-properties fo:background-color="#FFFFFF" style:vertical-align="middle"/>
    </style:style>
    <style:style style:name="Table59.Cell9" style:family="table-cell">
      <style:table-cell-properties fo:background-color="#FFFFFF" style:vertical-align="top"/>
    </style:style>
    <style:style style:name="Table59.Cell10" style:family="table-cell">
      <style:table-cell-properties fo:background-color="#FFFFFF" style:vertical-align="middle"/>
    </style:style>
    <style:style style:name="Table59.Cell11" style:family="table-cell">
      <style:table-cell-properties fo:background-color="#FFFFFF" style:vertical-align="top"/>
    </style:style>
    <style:style style:name="Table59.Cell12" style:family="table-cell">
      <style:table-cell-properties fo:background-color="#FFFFFF" style:vertical-align="middle"/>
    </style:style>
    <style:style style:name="Table59.Cell13" style:family="table-cell">
      <style:table-cell-properties fo:background-color="#FFFFFF" style:vertical-align="middle"/>
    </style:style>
    <style:style style:name="Table59.Cell14" style:family="table-cell">
      <style:table-cell-properties fo:background-color="#FFFFFF"/>
    </style:style>
    <style:style style:name="Table60" style:family="table">
      <style:table-properties style:writing-mode="lr-tb" style:width="16.205cm" table:align="center"/>
    </style:style>
    <style:style style:name="Table60.C1" style:family="table-column">
      <style:table-column-properties style:column-width="5.452cm"/>
    </style:style>
    <style:style style:name="Table60.C2" style:family="table-column">
      <style:table-column-properties style:column-width="10.753cm"/>
    </style:style>
    <style:style style:name="Table60.R1" style:family="table-row">
      <style:table-row-properties style:row-height="0.526cm"/>
    </style:style>
    <style:style style:name="Table60.R2" style:family="table-row">
      <style:table-row-properties style:row-height="1.288cm"/>
    </style:style>
    <style:style style:name="Table60.R3" style:family="table-row">
      <style:table-row-properties style:row-height="1.076cm"/>
    </style:style>
    <style:style style:name="Table60.R4" style:family="table-row">
      <style:table-row-properties style:row-height="4.343cm"/>
    </style:style>
    <style:style style:name="Table60.R5" style:family="table-row">
      <style:table-row-properties style:row-height="2.565cm"/>
    </style:style>
    <style:style style:name="Table60.R6" style:family="table-row">
      <style:table-row-properties style:row-height="2.574cm"/>
    </style:style>
    <style:style style:name="Table60.R7" style:family="table-row">
      <style:table-row-properties style:row-height="2.565cm"/>
    </style:style>
    <style:style style:name="Table60.R8" style:family="table-row">
      <style:table-row-properties style:row-height="2.574cm"/>
    </style:style>
    <style:style style:name="Table60.R9" style:family="table-row">
      <style:table-row-properties style:row-height="3.574cm"/>
    </style:style>
    <style:style style:name="Table60.R10" style:family="table-row">
      <style:table-row-properties style:row-height="2.041cm"/>
    </style:style>
    <style:style style:name="Table60.Cell1" style:family="table-cell">
      <style:table-cell-properties fo:background-color="#FFFFFF" style:vertical-align="top"/>
    </style:style>
    <style:style style:name="Table60.Cell2" style:family="table-cell">
      <style:table-cell-properties fo:background-color="#FFFFFF" style:vertical-align="middle"/>
    </style:style>
    <style:style style:name="Table60.Cell3" style:family="table-cell">
      <style:table-cell-properties fo:background-color="#FFFFFF" style:vertical-align="top"/>
    </style:style>
    <style:style style:name="Table60.Cell4" style:family="table-cell">
      <style:table-cell-properties fo:background-color="#FFFFFF" style:vertical-align="top"/>
    </style:style>
    <style:style style:name="Table60.Cell5" style:family="table-cell">
      <style:table-cell-properties fo:background-color="#FFFFFF" style:vertical-align="middle"/>
    </style:style>
    <style:style style:name="Table60.Cell6" style:family="table-cell">
      <style:table-cell-properties fo:background-color="#FFFFFF" style:vertical-align="middle"/>
    </style:style>
    <style:style style:name="Table60.Cell7" style:family="table-cell">
      <style:table-cell-properties fo:background-color="#FFFFFF" style:vertical-align="top"/>
    </style:style>
    <style:style style:name="Table60.Cell8" style:family="table-cell">
      <style:table-cell-properties fo:background-color="#FFFFFF" style:vertical-align="middle"/>
    </style:style>
    <style:style style:name="Table60.Cell9" style:family="table-cell">
      <style:table-cell-properties fo:background-color="#FFFFFF" style:vertical-align="top"/>
    </style:style>
    <style:style style:name="Table60.Cell10" style:family="table-cell">
      <style:table-cell-properties fo:background-color="#FFFFFF" style:vertical-align="middle"/>
    </style:style>
    <style:style style:name="Table60.Cell11" style:family="table-cell">
      <style:table-cell-properties fo:background-color="#FFFFFF" style:vertical-align="top"/>
    </style:style>
    <style:style style:name="Table60.Cell12" style:family="table-cell">
      <style:table-cell-properties fo:background-color="#FFFFFF" style:vertical-align="middle"/>
    </style:style>
    <style:style style:name="Table60.Cell13" style:family="table-cell">
      <style:table-cell-properties fo:background-color="#FFFFFF" style:vertical-align="top"/>
    </style:style>
    <style:style style:name="Table60.Cell14" style:family="table-cell">
      <style:table-cell-properties fo:background-color="#FFFFFF" style:vertical-align="middle"/>
    </style:style>
    <style:style style:name="Table60.Cell15" style:family="table-cell">
      <style:table-cell-properties fo:background-color="#FFFFFF" style:vertical-align="top"/>
    </style:style>
    <style:style style:name="Table60.Cell16" style:family="table-cell">
      <style:table-cell-properties fo:background-color="#FFFFFF" style:vertical-align="middle"/>
    </style:style>
    <style:style style:name="Table60.Cell17" style:family="table-cell">
      <style:table-cell-properties fo:background-color="#FFFFFF" style:vertical-align="top"/>
    </style:style>
    <style:style style:name="Table60.Cell18" style:family="table-cell">
      <style:table-cell-properties fo:background-color="#FFFFFF" style:vertical-align="middle"/>
    </style:style>
    <style:style style:name="Table60.Cell19" style:family="table-cell">
      <style:table-cell-properties fo:background-color="#FFFFFF" style:vertical-align="middle"/>
    </style:style>
    <style:style style:name="Table60.Cell20" style:family="table-cell">
      <style:table-cell-properties fo:background-color="#FFFFFF"/>
    </style:style>
    <style:style style:name="Table61" style:family="table">
      <style:table-properties style:writing-mode="lr-tb" style:width="14.554cm" table:align="center"/>
    </style:style>
    <style:style style:name="Table61.C1" style:family="table-column">
      <style:table-column-properties style:column-width="5.368cm"/>
    </style:style>
    <style:style style:name="Table61.C2" style:family="table-column">
      <style:table-column-properties style:column-width="9.186cm"/>
    </style:style>
    <style:style style:name="Table61.R1" style:family="table-row">
      <style:table-row-properties style:row-height="3.522cm"/>
    </style:style>
    <style:style style:name="Table61.R2" style:family="table-row">
      <style:table-row-properties style:row-height="3.574cm"/>
    </style:style>
    <style:style style:name="Table61.R3" style:family="table-row">
      <style:table-row-properties style:row-height="2.574cm"/>
    </style:style>
    <style:style style:name="Table61.R4" style:family="table-row">
      <style:table-row-properties style:row-height="2.565cm"/>
    </style:style>
    <style:style style:name="Table61.R5" style:family="table-row">
      <style:table-row-properties style:row-height="2.574cm"/>
    </style:style>
    <style:style style:name="Table61.R6" style:family="table-row">
      <style:table-row-properties style:row-height="2.574cm"/>
    </style:style>
    <style:style style:name="Table61.R7" style:family="table-row">
      <style:table-row-properties style:row-height="2.565cm"/>
    </style:style>
    <style:style style:name="Table61.R8" style:family="table-row">
      <style:table-row-properties style:row-height="2.041cm"/>
    </style:style>
    <style:style style:name="Table61.Cell1" style:family="table-cell">
      <style:table-cell-properties fo:background-color="#FFFFFF" style:vertical-align="top"/>
    </style:style>
    <style:style style:name="Table61.Cell2" style:family="table-cell">
      <style:table-cell-properties fo:background-color="#FFFFFF" style:vertical-align="top"/>
    </style:style>
    <style:style style:name="Table61.Cell3" style:family="table-cell">
      <style:table-cell-properties fo:background-color="#FFFFFF" style:vertical-align="top"/>
    </style:style>
    <style:style style:name="Table61.Cell4" style:family="table-cell">
      <style:table-cell-properties fo:background-color="#FFFFFF" style:vertical-align="middle"/>
    </style:style>
    <style:style style:name="Table61.Cell5" style:family="table-cell">
      <style:table-cell-properties fo:background-color="#FFFFFF" style:vertical-align="top"/>
    </style:style>
    <style:style style:name="Table61.Cell6" style:family="table-cell">
      <style:table-cell-properties fo:background-color="#FFFFFF" style:vertical-align="middle"/>
    </style:style>
    <style:style style:name="Table61.Cell7" style:family="table-cell">
      <style:table-cell-properties fo:background-color="#FFFFFF" style:vertical-align="top"/>
    </style:style>
    <style:style style:name="Table61.Cell8" style:family="table-cell">
      <style:table-cell-properties fo:background-color="#FFFFFF" style:vertical-align="middle"/>
    </style:style>
    <style:style style:name="Table61.Cell9" style:family="table-cell">
      <style:table-cell-properties fo:background-color="#FFFFFF" style:vertical-align="top"/>
    </style:style>
    <style:style style:name="Table61.Cell10" style:family="table-cell">
      <style:table-cell-properties fo:background-color="#FFFFFF" style:vertical-align="middle"/>
    </style:style>
    <style:style style:name="Table61.Cell11" style:family="table-cell">
      <style:table-cell-properties fo:background-color="#FFFFFF" style:vertical-align="top"/>
    </style:style>
    <style:style style:name="Table61.Cell12" style:family="table-cell">
      <style:table-cell-properties fo:background-color="#FFFFFF" style:vertical-align="middle"/>
    </style:style>
    <style:style style:name="Table61.Cell13" style:family="table-cell">
      <style:table-cell-properties fo:background-color="#FFFFFF" style:vertical-align="top"/>
    </style:style>
    <style:style style:name="Table61.Cell14" style:family="table-cell">
      <style:table-cell-properties fo:background-color="#FFFFFF" style:vertical-align="middle"/>
    </style:style>
    <style:style style:name="Table61.Cell15" style:family="table-cell">
      <style:table-cell-properties fo:background-color="#FFFFFF" style:vertical-align="middle"/>
    </style:style>
    <style:style style:name="Table61.Cell16" style:family="table-cell">
      <style:table-cell-properties fo:background-color="#FFFFFF"/>
    </style:style>
    <text:list-style style:name="L0">
      <text:list-level-style-number text:start-value="2" style:num-format="1" text:level="1" text:style-name="CharStyle7" style:num-suffix="."/>
    </text:list-style>
    <text:list-style style:name="L2">
      <text:list-level-style-number text:start-value="1" style:num-format="a" text:level="1" text:style-name="CharStyle8" style:num-prefix="(" style:num-suffix=")"/>
    </text:list-style>
    <text:list-style style:name="L4">
      <text:list-level-style-number text:start-value="1" style:num-format="a" text:level="1" text:style-name="CharStyle8" style:num-prefix="(" style:num-suffix=")"/>
    </text:list-style>
    <text:list-style style:name="L6">
      <text:list-level-style-number text:start-value="2" style:num-format="1" text:level="1" text:style-name="CharStyle7" style:num-suffix="."/>
    </text:list-style>
    <text:list-style style:name="L8">
      <text:list-level-style-number text:start-value="1" style:num-format="a" text:level="1" text:style-name="CharStyle8" style:num-prefix="(" style:num-suffix=")"/>
    </text:list-style>
    <text:list-style style:name="L10">
      <text:list-level-style-number text:start-value="1" style:num-format="a" text:level="1" text:style-name="CharStyle16" style:num-prefix="(" style:num-suffix=")"/>
    </text:list-style>
    <style:style style:name="fr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2" style:family="graphic" style:parent-style-name="Frame">
      <style:graphic-properties style:wrap-contour="false" fo:background-color="#ffffff" style:background-transparency="100%" style:flow-with-text="false" fo:margin-left="2.244cm" fo:margin-right="100" fo:margin-top="0" fo:margin-bottom="0.702cm" fo:border="none" style:wrap="left" style:vertical-rel="page-content" style:horizontal-rel="page" style:horizontal-pos="from-left" style:vertical-pos="from-top"/>
    </style:style>
    <style:style style:name="fr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.702cm" fo:border="none" style:wrap="left" style:vertical-rel="page-content" style:horizontal-rel="page" style:horizontal-pos="from-left" style:vertical-pos="from-top"/>
    </style:style>
    <style:style style:name="fr7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right" style:vertical-pos="from-top"/>
    </style:style>
    <style:style style:name="fr7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9" style:family="graphic" style:parent-style-name="Frame">
      <style:graphic-properties style:wrap-contour="false" fo:background-color="#ffffff" style:background-transparency="100%" style:flow-with-text="false" fo:margin-left="100" fo:margin-right="1.880cm" fo:margin-top="0" fo:margin-bottom="0" fo:border="none" style:wrap="none" style:vertical-rel="paragraph-content" style:horizontal-pos="from-left" style:vertical-pos="from-top"/>
    </style:style>
    <style:style style:name="fr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pos="from-left" style:vertical-pos="from-top"/>
    </style:style>
    <style:style style:name="fr91" style:family="graphic" style:parent-style-name="Frame">
      <style:graphic-properties style:wrap-contour="false" fo:background-color="#ffffff" style:background-transparency="100%" style:flow-with-text="false" fo:margin-left="100" fo:margin-right="15.505cm" fo:margin-top="0" fo:margin-bottom="0" fo:border="none" style:wrap="none" style:vertical-rel="paragraph-content" style:horizontal-pos="from-left" style:vertical-pos="from-top"/>
    </style:style>
    <style:style style:name="fr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4" style:family="graphic" style:parent-style-name="Frame">
      <style:graphic-properties style:wrap-contour="false" fo:background-color="#ffffff" style:background-transparency="100%" style:flow-with-text="false" fo:margin-left="2.861cm" fo:margin-right="100" fo:margin-top="0.644cm" fo:margin-bottom="0" fo:border="none" style:wrap="left" style:vertical-rel="paragraph-content" style:horizontal-rel="page" style:horizontal-pos="from-left" style:vertical-pos="from-top"/>
    </style:style>
    <style:style style:name="fr105" style:family="graphic" style:parent-style-name="Frame">
      <style:graphic-properties style:wrap-contour="false" fo:background-color="#ffffff" style:background-transparency="100%" style:flow-with-text="false" fo:margin-left="8.246cm" fo:margin-right="100" fo:margin-top="1.998cm" fo:margin-bottom="0" fo:border="none" style:wrap="left" style:vertical-rel="paragraph-content" style:horizontal-rel="page" style:horizontal-pos="from-left" style:vertical-pos="from-top"/>
    </style:style>
    <style:style style:name="fr10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7" style:family="graphic" style:parent-style-name="Frame">
      <style:graphic-properties style:wrap-contour="false" fo:background-color="#ffffff" style:background-transparency="100%" style:flow-with-text="false" fo:margin-left="100" fo:margin-right="1.887cm" fo:margin-top="0" fo:margin-bottom="0" fo:border="none" style:wrap="none" style:vertical-rel="paragraph-content" style:horizontal-pos="from-left" style:vertical-pos="from-top"/>
    </style:style>
    <style:style style:name="fr1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pos="from-left" style:vertical-pos="from-top"/>
    </style:style>
    <style:style style:name="fr139" style:family="graphic" style:parent-style-name="Frame">
      <style:graphic-properties style:wrap-contour="false" fo:background-color="#ffffff" style:background-transparency="100%" style:flow-with-text="false" fo:margin-left="100" fo:margin-right="15.512cm" fo:margin-top="0" fo:margin-bottom="0" fo:border="none" style:wrap="none" style:vertical-rel="paragraph-content" style:horizontal-pos="from-left" style:vertical-pos="from-top"/>
    </style:style>
    <style:style style:name="fr14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3" style:family="graphic" style:parent-style-name="Frame">
      <style:graphic-properties style:wrap-contour="false" fo:background-color="#ffffff" style:background-transparency="100%" style:flow-with-text="true" fo:margin-left="2.861cm" fo:margin-right="100" fo:margin-top="0.686cm" fo:margin-bottom="0" fo:border="none" style:wrap="left" style:vertical-rel="paragraph-content" style:horizontal-rel="page" style:horizontal-pos="from-left" style:vertical-pos="from-top"/>
    </style:style>
    <style:style style:name="fr154" style:family="graphic" style:parent-style-name="Frame">
      <style:graphic-properties style:wrap-contour="false" fo:background-color="#ffffff" style:background-transparency="100%" style:flow-with-text="false" fo:margin-left="2.861cm" fo:margin-right="100" fo:margin-top="0.496cm" fo:margin-bottom="0" fo:border="none" style:wrap="left" style:vertical-rel="page-content" style:horizontal-rel="page" style:horizontal-pos="from-left" style:vertical-pos="from-top"/>
    </style:style>
    <style:style style:name="fr155" style:family="graphic" style:parent-style-name="Frame">
      <style:graphic-properties style:wrap-contour="false" fo:background-color="#ffffff" style:background-transparency="100%" style:flow-with-text="false" fo:margin-left="2.861cm" fo:margin-right="100" fo:margin-top="0.496cm" fo:margin-bottom="0" fo:border="none" style:wrap="left" style:vertical-rel="page-content" style:horizontal-rel="page" style:horizontal-pos="from-left" style:vertical-pos="from-top"/>
    </style:style>
    <style:style style:name="fr156" style:family="graphic" style:parent-style-name="Frame">
      <style:graphic-properties style:wrap-contour="false" fo:background-color="#ffffff" style:background-transparency="100%" style:flow-with-text="false" fo:margin-left="2.861cm" fo:margin-right="100" fo:margin-top="0.496cm" fo:margin-bottom="0" fo:border="none" style:wrap="left" style:vertical-rel="page-content" style:horizontal-rel="page" style:horizontal-pos="from-left" style:vertical-pos="from-top"/>
    </style:style>
    <style:style style:name="fr1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1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1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ge-content" style:horizontal-rel="page" style:horizontal-pos="from-left" style:vertical-pos="from-top"/>
    </style:style>
    <style:style style:name="fr1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3" style:family="graphic" style:parent-style-name="Frame">
      <style:graphic-properties style:wrap-contour="false" fo:background-color="#ffffff" style:background-transparency="100%" style:flow-with-text="false" fo:margin-left="0.423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184" style:family="graphic" style:parent-style-name="Frame">
      <style:graphic-properties style:wrap-contour="false" fo:background-color="#ffffff" style:background-transparency="100%" style:flow-with-text="false" fo:margin-left="0.423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185" style:family="graphic" style:parent-style-name="Frame">
      <style:graphic-properties style:wrap-contour="false" fo:background-color="#ffffff" style:background-transparency="100%" style:flow-with-text="false" fo:margin-left="0.423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186" style:family="graphic" style:parent-style-name="Frame">
      <style:graphic-properties style:wrap-contour="false" fo:background-color="#ffffff" style:background-transparency="100%" style:flow-with-text="false" fo:margin-left="0.423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187" style:family="graphic" style:parent-style-name="Frame">
      <style:graphic-properties style:wrap-contour="false" fo:background-color="#ffffff" style:background-transparency="100%" style:flow-with-text="false" fo:margin-left="0.423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188" style:family="graphic" style:parent-style-name="Frame">
      <style:graphic-properties style:wrap-contour="false" fo:background-color="#ffffff" style:background-transparency="100%" style:flow-with-text="false" fo:margin-left="2.861cm" fo:margin-right="100" fo:margin-top="0.644cm" fo:margin-bottom="1.482cm" fo:border="none" style:wrap="left" style:vertical-rel="paragraph-content" style:horizontal-rel="page" style:horizontal-pos="from-left" style:vertical-pos="from-top"/>
    </style:style>
    <style:style style:name="fr189" style:family="graphic" style:parent-style-name="Frame">
      <style:graphic-properties style:wrap-contour="false" fo:background-color="#ffffff" style:background-transparency="100%" style:flow-with-text="false" fo:margin-left="8.246cm" fo:margin-right="100" fo:margin-top="1.998cm" fo:margin-bottom="1.482cm" fo:border="none" style:wrap="left" style:vertical-rel="paragraph-content" style:horizontal-rel="page" style:horizontal-pos="from-left" style:vertical-pos="from-top"/>
    </style:style>
    <style:style style:name="fr190" style:family="graphic" style:parent-style-name="Frame">
      <style:graphic-properties style:wrap-contour="false" fo:background-color="#ffffff" style:background-transparency="100%" style:flow-with-text="false" fo:margin-left="6.061cm" fo:margin-right="100" fo:margin-top="0" fo:margin-bottom="0" fo:border="none" style:wrap="none" style:vertical-rel="paragraph-content" style:horizontal-pos="from-left" style:vertical-pos="from-top"/>
    </style:style>
    <style:style style:name="fr191" style:family="graphic" style:parent-style-name="Frame">
      <style:graphic-properties style:wrap-contour="false" fo:background-color="#ffffff" style:background-transparency="100%" style:flow-with-text="false" fo:margin-left="6.061cm" fo:margin-right="5.902cm" fo:margin-top="0" fo:margin-bottom="0" fo:border="none" style:wrap="none" style:vertical-rel="paragraph-content" style:horizontal-pos="from-left" style:vertical-pos="from-top"/>
    </style:style>
    <style:style style:name="fr192" style:family="graphic" style:parent-style-name="Frame">
      <style:graphic-properties style:wrap-contour="false" fo:background-color="#ffffff" style:background-transparency="100%" style:flow-with-text="false" fo:margin-left="6.061cm" fo:margin-right="100" fo:margin-top="0" fo:margin-bottom="0" fo:border="none" style:wrap="none" style:vertical-rel="paragraph-content" style:horizontal-pos="from-left" style:vertical-pos="from-top"/>
    </style:style>
    <style:style style:name="fr193" style:family="graphic" style:parent-style-name="Frame">
      <style:graphic-properties style:wrap-contour="false" fo:background-color="#ffffff" style:background-transparency="100%" style:flow-with-text="false" fo:margin-left="6.061cm" fo:margin-right="5.902cm" fo:margin-top="0" fo:margin-bottom="0" fo:border="none" style:wrap="none" style:vertical-rel="paragraph-content" style:horizontal-pos="from-left" style:vertical-pos="from-top"/>
    </style:style>
    <style:style style:name="fr194" style:family="graphic" style:parent-style-name="Frame">
      <style:graphic-properties style:wrap-contour="false" fo:background-color="#ffffff" style:background-transparency="100%" style:flow-with-text="false" fo:margin-left="6.061cm" fo:margin-right="9.451cm" fo:margin-top="0" fo:margin-bottom="0" fo:border="none" style:wrap="none" style:vertical-rel="paragraph-content" style:horizontal-pos="from-left" style:vertical-pos="from-top"/>
    </style:style>
    <style:style style:name="fr195" style:family="graphic" style:parent-style-name="Frame">
      <style:graphic-properties style:wrap-contour="false" fo:background-color="#ffffff" style:background-transparency="100%" style:flow-with-text="false" fo:margin-left="100" fo:margin-right="1.896cm" fo:margin-top="0" fo:margin-bottom="0" fo:border="none" style:wrap="none" style:vertical-rel="paragraph-content" style:horizontal-pos="from-left" style:vertical-pos="from-top"/>
    </style:style>
    <style:style style:name="fr1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pos="from-left" style:vertical-pos="from-top"/>
    </style:style>
    <style:style style:name="fr197" style:family="graphic" style:parent-style-name="Frame">
      <style:graphic-properties style:wrap-contour="false" fo:background-color="#ffffff" style:background-transparency="100%" style:flow-with-text="false" fo:margin-left="100" fo:margin-right="15.520cm" fo:margin-top="0" fo:margin-bottom="0" fo:border="none" style:wrap="none" style:vertical-rel="paragraph-content" style:horizontal-pos="from-left" style:vertical-pos="from-top"/>
    </style:style>
    <style:style style:name="fr2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0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1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1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2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2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3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4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5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5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7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7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8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8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9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2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2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Sect0" style:family="section">
      <style:section-properties fo:margin-left="5.094cm" fo:margin-right="5.577cm">
        <style:columns fo:column-count="1" fo:column-gap="1.270cm"/>
      </style:section-properties>
    </style:style>
    <style:style style:name="Sect1" style:family="section">
      <style:section-properties fo:margin-left="2.503cm" fo:margin-right="2.485cm">
        <style:columns fo:column-count="1" fo:column-gap="1.270cm"/>
      </style:section-properties>
    </style:style>
    <style:style style:name="Sect2" style:family="section">
      <style:section-properties fo:margin-left="2.494cm" fo:margin-right="2.452cm">
        <style:columns fo:column-count="1" fo:column-gap="1.270cm"/>
      </style:section-properties>
    </style:style>
    <style:style style:name="Sect3" style:family="section">
      <style:section-properties fo:margin-left="2.487cm" fo:margin-right="2.459cm">
        <style:columns fo:column-count="1" fo:column-gap="1.270cm"/>
      </style:section-properties>
    </style:style>
    <style:style style:name="Sect4" style:family="section">
      <style:section-properties fo:margin-left="2.748cm" fo:margin-right="2.782cm">
        <style:columns fo:column-count="1" fo:column-gap="1.270cm"/>
      </style:section-properties>
    </style:style>
    <style:style style:name="Sect5" style:family="section">
      <style:section-properties fo:margin-left="2.715cm" fo:margin-right="2.612cm">
        <style:columns fo:column-count="1" fo:column-gap="1.270cm"/>
      </style:section-properties>
    </style:style>
    <style:style style:name="Sect6" style:family="section">
      <style:section-properties fo:margin-left="2.688cm" fo:margin-right="2.612cm">
        <style:columns fo:column-count="1" fo:column-gap="1.270cm"/>
      </style:section-properties>
    </style:style>
    <style:style style:name="Sect7" style:family="section">
      <style:section-properties fo:margin-left="4.163cm" fo:margin-right="4.154cm">
        <style:columns fo:column-count="1" fo:column-gap="1.270cm"/>
      </style:section-properties>
    </style:style>
    <style:style style:name="Sect8" style:family="section">
      <style:section-properties fo:margin-left="2.697cm" fo:margin-right="2.603cm">
        <style:columns fo:column-count="1" fo:column-gap="1.270cm"/>
      </style:section-properties>
    </style:style>
    <style:style style:name="Sect9" style:family="section">
      <style:section-properties fo:margin-left="2.603cm" fo:margin-right="2.603cm">
        <style:columns fo:column-count="1" fo:column-gap="1.270cm"/>
      </style:section-properties>
    </style:style>
    <style:style style:name="Sect10" style:family="section">
      <style:section-properties fo:margin-left="2.697cm" fo:margin-right="2.612cm">
        <style:columns fo:column-count="1" fo:column-gap="1.270cm"/>
      </style:section-properties>
    </style:style>
    <style:style style:name="Sect11" style:family="section">
      <style:section-properties fo:margin-left="2.697cm" fo:margin-right="2.603cm">
        <style:columns fo:column-count="1" fo:column-gap="1.270cm"/>
      </style:section-properties>
    </style:style>
    <style:style style:name="Sect12" style:family="section">
      <style:section-properties fo:margin-left="2.672cm" fo:margin-right="2.612cm">
        <style:columns fo:column-count="1" fo:column-gap="1.270cm"/>
      </style:section-properties>
    </style:style>
    <style:style style:name="Sect13" style:family="section">
      <style:section-properties fo:margin-left="2.697cm" fo:margin-right="2.603cm">
        <style:columns fo:column-count="1" fo:column-gap="1.270cm"/>
      </style:section-properties>
    </style:style>
    <style:style style:name="Sect14" style:family="section">
      <style:section-properties fo:margin-left="2.697cm" fo:margin-right="2.603cm">
        <style:columns fo:column-count="1" fo:column-gap="1.270cm"/>
      </style:section-properties>
    </style:style>
    <style:style style:name="Sect15" style:family="section">
      <style:section-properties fo:margin-left="2.672cm" fo:margin-right="2.612cm">
        <style:columns fo:column-count="1" fo:column-gap="1.270cm"/>
      </style:section-properties>
    </style:style>
    <style:style style:name="Sect16" style:family="section">
      <style:section-properties fo:margin-left="2.697cm" fo:margin-right="2.603cm">
        <style:columns fo:column-count="1" fo:column-gap="1.270cm"/>
      </style:section-properties>
    </style:style>
    <style:style style:name="Sect17" style:family="section">
      <style:section-properties fo:margin-left="2.748cm" fo:margin-right="2.603cm">
        <style:columns fo:column-count="1" fo:column-gap="1.270cm"/>
      </style:section-properties>
    </style:style>
    <style:style style:name="Sect18" style:family="section">
      <style:section-properties fo:margin-left="2.697cm" fo:margin-right="2.603cm">
        <style:columns fo:column-count="1" fo:column-gap="1.270cm"/>
      </style:section-properties>
    </style:style>
    <style:style style:name="Sect19" style:family="section">
      <style:section-properties fo:margin-left="2.672cm" fo:margin-right="2.612cm">
        <style:columns fo:column-count="1" fo:column-gap="1.270cm"/>
      </style:section-properties>
    </style:style>
    <style:style style:name="Sect20" style:family="section">
      <style:section-properties fo:margin-left="2.672cm" fo:margin-right="2.605cm">
        <style:columns fo:column-count="1" fo:column-gap="1.270cm"/>
      </style:section-properties>
    </style:style>
    <style:style style:name="Sect21" style:family="section">
      <style:section-properties fo:margin-left="2.672cm" fo:margin-right="2.639cm">
        <style:columns fo:column-count="1" fo:column-gap="1.270cm"/>
      </style:section-properties>
    </style:style>
    <style:style style:name="Sect22" style:family="section">
      <style:section-properties fo:margin-left="4.397cm" fo:margin-right="2.639cm">
        <style:columns fo:column-count="1" fo:column-gap="1.270cm"/>
      </style:section-properties>
    </style:style>
    <style:style style:name="Sect23" style:family="section">
      <style:section-properties fo:margin-left="10.275cm" fo:margin-right="10.266cm">
        <style:columns fo:column-count="1" fo:column-gap="1.270cm"/>
      </style:section-properties>
    </style:style>
    <style:style style:name="Sect24" style:family="section">
      <style:section-properties fo:margin-left="2.697cm" fo:margin-right="2.603cm">
        <style:columns fo:column-count="1" fo:column-gap="1.270cm"/>
      </style:section-properties>
    </style:style>
    <style:style style:name="Sect25" style:family="section">
      <style:section-properties fo:margin-left="2.672cm" fo:margin-right="2.612cm">
        <style:columns fo:column-count="1" fo:column-gap="1.270cm"/>
      </style:section-properties>
    </style:style>
    <style:style style:name="Sect26" style:family="section">
      <style:section-properties fo:margin-left="2.697cm" fo:margin-right="2.603cm">
        <style:columns fo:column-count="1" fo:column-gap="1.270cm"/>
      </style:section-properties>
    </style:style>
    <style:style style:name="Sect27" style:family="section">
      <style:section-properties fo:margin-left="2.672cm" fo:margin-right="2.603cm">
        <style:columns fo:column-count="1" fo:column-gap="1.270cm"/>
      </style:section-properties>
    </style:style>
    <style:style style:name="Sect28" style:family="section">
      <style:section-properties fo:margin-left="5.219cm" fo:margin-right="2.623cm">
        <style:columns fo:column-count="1" fo:column-gap="1.270cm"/>
      </style:section-properties>
    </style:style>
    <style:style style:name="Sect29" style:family="section">
      <style:section-properties fo:margin-left="2.672cm" fo:margin-right="2.612cm">
        <style:columns fo:column-count="1" fo:column-gap="1.270cm"/>
      </style:section-properties>
    </style:style>
    <style:style style:name="Sect30" style:family="section">
      <style:section-properties fo:margin-left="2.697cm" fo:margin-right="2.603cm">
        <style:columns fo:column-count="1" fo:column-gap="1.270cm"/>
      </style:section-properties>
    </style:style>
    <style:style style:name="Sect31" style:family="section">
      <style:section-properties fo:margin-left="10.266cm" fo:margin-right="10.275cm">
        <style:columns fo:column-count="1" fo:column-gap="1.270cm"/>
      </style:section-properties>
    </style:style>
    <style:style style:name="Sect32" style:family="section">
      <style:section-properties fo:margin-left="2.697cm" fo:margin-right="2.603cm">
        <style:columns fo:column-count="1" fo:column-gap="1.270cm"/>
      </style:section-properties>
    </style:style>
    <style:style style:name="Sect33" style:family="section">
      <style:section-properties fo:margin-left="13.623cm" fo:margin-right="5.980cm">
        <style:columns fo:column-count="1" fo:column-gap="1.270cm"/>
      </style:section-properties>
    </style:style>
    <style:style style:name="Sect34" style:family="section">
      <style:section-properties fo:margin-left="2.697cm" fo:margin-right="2.603cm">
        <style:columns fo:column-count="1" fo:column-gap="1.270cm"/>
      </style:section-properties>
    </style:style>
    <style:style style:name="Sect35" style:family="section">
      <style:section-properties fo:margin-left="10.255cm" fo:margin-right="2.639cm">
        <style:columns fo:column-count="1" fo:column-gap="1.270cm"/>
      </style:section-properties>
    </style:style>
    <style:style style:name="Sect36" style:family="section">
      <style:section-properties fo:margin-left="2.672cm" fo:margin-right="2.630cm">
        <style:columns fo:column-count="1" fo:column-gap="1.270cm"/>
      </style:section-properties>
    </style:style>
    <style:style style:name="Sect37" style:family="section">
      <style:section-properties fo:margin-left="2.697cm" fo:margin-right="2.603cm">
        <style:columns fo:column-count="1" fo:column-gap="1.270cm"/>
      </style:section-properties>
    </style:style>
    <style:style style:name="Sect38" style:family="section">
      <style:section-properties fo:margin-left="2.672cm" fo:margin-right="2.605cm">
        <style:columns fo:column-count="1" fo:column-gap="1.270cm"/>
      </style:section-properties>
    </style:style>
    <style:style style:name="Sect39" style:family="section">
      <style:section-properties fo:margin-left="2.551cm" fo:margin-right="8.380cm">
        <style:columns fo:column-count="1" fo:column-gap="1.270cm"/>
      </style:section-properties>
    </style:style>
    <style:style style:name="Sect40" style:family="section">
      <style:section-properties fo:margin-left="2.551cm" fo:margin-right="8.380cm">
        <style:columns fo:column-count="1" fo:column-gap="1.270cm"/>
      </style:section-properties>
    </style:style>
    <style:style style:name="Sect41" style:family="section">
      <style:section-properties fo:margin-left="2.697cm" fo:margin-right="2.603cm">
        <style:columns fo:column-count="1" fo:column-gap="1.270cm"/>
      </style:section-properties>
    </style:style>
    <style:style style:name="Sect42" style:family="section">
      <style:section-properties fo:margin-left="2.697cm" fo:margin-right="2.603cm">
        <style:columns fo:column-count="1" fo:column-gap="1.270cm"/>
      </style:section-properties>
    </style:style>
    <style:style style:name="Sect43" style:family="section">
      <style:section-properties fo:margin-left="2.672cm" fo:margin-right="2.621cm">
        <style:columns fo:column-count="1" fo:column-gap="1.270cm"/>
      </style:section-properties>
    </style:style>
    <style:style style:name="Sect44" style:family="section">
      <style:section-properties fo:margin-left="2.697cm" fo:margin-right="2.612cm">
        <style:columns fo:column-count="1" fo:column-gap="1.270cm"/>
      </style:section-properties>
    </style:style>
    <style:style style:name="Sect45" style:family="section">
      <style:section-properties fo:margin-left="2.671cm" fo:margin-right="2.607cm">
        <style:columns fo:column-count="1" fo:column-gap="1.270cm"/>
      </style:section-properties>
    </style:style>
    <style:style style:name="Sect46" style:family="section">
      <style:section-properties fo:margin-left="2.385cm" fo:margin-right="2.605cm">
        <style:columns fo:column-count="1" fo:column-gap="1.270cm"/>
      </style:section-properties>
    </style:style>
    <style:style style:name="Sect47" style:family="section">
      <style:section-properties fo:margin-left="2.671cm" fo:margin-right="1.792cm">
        <style:columns fo:column-count="1" fo:column-gap="1.270cm"/>
      </style:section-properties>
    </style:style>
    <style:style style:name="Sect48" style:family="section">
      <style:section-properties fo:margin-left="2.672cm" fo:margin-right="2.605cm">
        <style:columns fo:column-count="1" fo:column-gap="1.270cm"/>
      </style:section-properties>
    </style:style>
    <style:style style:name="Sect49" style:family="section">
      <style:section-properties fo:margin-left="2.672cm" fo:margin-right="2.605cm">
        <style:columns fo:column-count="1" fo:column-gap="1.270cm"/>
      </style:section-properties>
    </style:style>
    <style:style style:name="Sect50" style:family="section">
      <style:section-properties fo:margin-left="2.672cm" fo:margin-right="2.612cm">
        <style:columns fo:column-count="1" fo:column-gap="1.270cm"/>
      </style:section-properties>
    </style:style>
    <style:style style:name="Sect51" style:family="section">
      <style:section-properties fo:margin-left="2.672cm" fo:margin-right="2.605cm">
        <style:columns fo:column-count="1" fo:column-gap="1.270cm"/>
      </style:section-properties>
    </style:style>
    <style:style style:name="Sect52" style:family="section">
      <style:section-properties fo:margin-left="2.697cm" fo:margin-right="2.603cm">
        <style:columns fo:column-count="1" fo:column-gap="1.270cm"/>
      </style:section-properties>
    </style:style>
    <style:style style:name="Sect53" style:family="section">
      <style:section-properties fo:margin-left="2.672cm" fo:margin-right="2.605cm">
        <style:columns fo:column-count="1" fo:column-gap="1.270cm"/>
      </style:section-properties>
    </style:style>
    <style:style style:name="Sect54" style:family="section">
      <style:section-properties fo:margin-left="2.697cm" fo:margin-right="2.603cm">
        <style:columns fo:column-count="1" fo:column-gap="1.270cm"/>
      </style:section-properties>
    </style:style>
    <style:style style:name="Sect55" style:family="section">
      <style:section-properties fo:margin-left="2.672cm" fo:margin-right="2.605cm">
        <style:columns fo:column-count="1" fo:column-gap="1.270cm"/>
      </style:section-properties>
    </style:style>
    <style:style style:name="Sect56" style:family="section">
      <style:section-properties fo:margin-left="2.697cm" fo:margin-right="2.561cm">
        <style:columns fo:column-count="1" fo:column-gap="1.270cm"/>
      </style:section-properties>
    </style:style>
    <style:style style:name="Sect57" style:family="section">
      <style:section-properties fo:margin-left="2.494cm" fo:margin-right="2.392cm">
        <style:columns fo:column-count="1" fo:column-gap="1.270cm"/>
      </style:section-properties>
    </style:style>
    <style:style style:name="Sect58" style:family="section">
      <style:section-properties fo:margin-left="2.697cm" fo:margin-right="2.088cm">
        <style:columns fo:column-count="1" fo:column-gap="1.270cm"/>
      </style:section-properties>
    </style:style>
    <style:style style:name="Sect59" style:family="section">
      <style:section-properties fo:margin-left="3.122cm" fo:margin-right="5.119cm">
        <style:columns fo:column-count="2" fo:column-gap="4.695cm"/>
      </style:section-properties>
    </style:style>
    <style:style style:name="Sect60" style:family="section">
      <style:section-properties fo:margin-left="0.000cm" fo:margin-right="0.000cm">
        <style:columns fo:column-count="1" fo:column-gap="1.270cm"/>
      </style:section-properties>
    </style:style>
    <style:style style:name="Sect61" style:family="section">
      <style:section-properties fo:margin-left="2.699cm" fo:margin-right="3.739cm">
        <style:columns fo:column-count="1" fo:column-gap="1.270cm"/>
      </style:section-properties>
    </style:style>
    <style:style style:name="Sect62" style:family="section">
      <style:section-properties fo:margin-left="2.545cm" fo:margin-right="4.380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3535"><text:span text:style-name="CharStyle3">SYOR-SYOR YANG DICADANGKAN BAGI<text:line-break/>BAHAGIAN-BAHAGIAN PILIHAN RAYA<text:line-break/>PERSEKUTUAN DAN NEGERI BAGI<text:line-break/>NEGERI SABAH SEBAGAIMANA YANG<text:line-break/>TELAH DIKAJI SEMULA OLEH<text:line-break/>SURUHANJAYA PILIHAN RAYA<text:line-break/>DALAM TAHUN 2016</text:span></text:p>
        <text:p text:style-name="P2796"><text:span text:style-name="CharStyle5">PROPOSED RECOMMENDATIONS FOR<text:line-break/>FEDERAL AND STATE CONSTITUENCIES<text:line-break/>FOR THE ST A TE OF SABAH AS REVIEWED<text:line-break/>BY THE ELECTION COMMISSION IN 2016</text:span></text:p>
      </text:section>
      <text:section text:style-name="Sect1" text:name="Section1">
        <text:p text:style-name="P3536"><text:span text:style-name="CharStyle7">PERLEMBAGAAN PERSEKUTUAN<text:line-break/>SEKSYEN </text:span><text:span text:style-name="CharStyle8">4(a)</text:span><text:span text:style-name="CharStyle7"><text:s text:c="1"/>BAHAGIAN IIJADUAL KETIGA BELAS</text:span></text:p>
        <text:p text:style-name="P3429"><text:span text:style-name="CharStyle7">SYOR-SYOR YANG DICADANGKAN BAGI BAHAGIAN-BAHAGIAN PILIHAN RAYA<text:line-break/>PERSEKUTUAN DAN NEGERI BAGI NEGERI SABAH SEBAGAIMANA YANG<text:line-break/>TELAH DIKAJI SEMULA OLEH SURUHANJAYA PILIHAN RAYA DALAM TAHUN 2016</text:span></text:p>
        <text:p text:style-name="P2089"><text:span text:style-name="CharStyle7">Suruhanjaya Pilihan Raya, mengikut kehendak Fasal (2) Perkara 113 Perlembagaan<text:line-break/>Persekutuan, telah mengkaji semula pembahagian bahagian-bahagian pilihan raya<text:line-break/>Persekutuan dan Negeri bagi Negeri Sabah.</text:span></text:p>
        <text:list text:style-name="L0">
          <text:list-item>
            <text:p text:style-name="P2992"><text:span text:style-name="CharStyle7"><text:tab/>Berikutan dengan kajian semula itu, Suruhanjaya Pilihan Raya bercadang untuk<text:line-break/>mengesyorkan dalam laporannya syor-syor berikut:</text:span></text:p>
          </text:list-item>
        </text:list>
        <text:list text:style-name="L2">
          <text:list-item>
            <text:p text:style-name="P2069"><text:span text:style-name="CharStyle7"><text:tab/>tiada perubahan bilangan bahagian-bahagian pilihan raya Persekutuan<text:line-break/>bagi Negeri Sabah;</text:span></text:p>
          </text:list-item>
          <text:list-item>
            <text:p text:style-name="P1599"><text:span text:style-name="CharStyle7"><text:tab/>jumlah bahagian-bahagian pilihan raya Negeri bagi Negeri Sabah<text:line-break/>ditambah sebanyak tiga belas (13) bahagian pilihan raya yang menjadikan<text:line-break/>jumlah keseluruhan bahagian-bahagian pilihan raya Negeri bagi Negeri<text:line-break/>Sabah sebanyak tujuh puluh tiga (73) bahagian;</text:span></text:p>
          </text:list-item>
          <text:list-item>
            <text:p text:style-name="P3362"><text:span text:style-name="CharStyle7"><text:tab/>tiada pindaan atau perubahan nama kepada bahagian-bahagian pilihan<text:line-break/>raya Persekutuan dalam Negeri Sabah; dan</text:span></text:p>
          </text:list-item>
          <text:list-item>
            <text:p text:style-name="P2959"><text:span text:style-name="CharStyle7"><text:tab/>terdapat pindaan dan perubahan nama kepada bahagian-bahagian pilihan<text:line-break/>raya Negeri melibatkan dua (2) bahagian pilihan raya Negeri dalam<text:line-break/>Negeri Sabah.</text:span></text:p>
          </text:list-item>
        </text:list>
        <text:list text:style-name="L0">
          <text:list-item>
            <text:p text:style-name="P1930"><text:span text:style-name="CharStyle7"><text:tab/>Jumlah bilangan pemilih seramai 995,729 orang dalam Daftar Pemilih yang<text:line-break/>ditentukan oleh Suruhanjaya Pilihan Raya iaitu yang telah diperakui dan diwartakan<text:line-break/>pada 13 Mei 2016 </text:span><text:span text:style-name="CharStyle8">[P.U. (B) 217/2016]</text:span><text:span text:style-name="CharStyle7"><text:s text:c="1"/>telah diguna pakai bagi maksud kajian semula<text:line-break/>persempadanan bahagian-bahagian pilihan raya Persekutuan dan Negeri dalam Negeri<text:line-break/>Sabah.</text:span></text:p>
          </text:list-item>
        </text:list>
        <text:p text:style-name="P3355"><text:span text:style-name="CharStyle10">1</text:span></text:p>
      </text:section>
      <text:section text:style-name="Sect2" text:name="Section2">
        <text:list text:style-name="L0" text:continue-numbering="true">
          <text:list-item>
            <text:p text:style-name="P3537"><text:span text:style-name="CharStyle7"><text:tab/>Butiran syor yang dicadangkan bagi Negeri Sabah berkaitan dengan bahagian-<text:line-break/>bahagian pilihan raya Persekutuan dan Negeri yang baharu, pindaan dan perubahan<text:line-break/>nama sedia ada bagi bahagian-bahagian pilihan raya Persekutuan dan Negeri dan<text:line-break/>bahagian-bahagian pilihan raya Persekutuan yang terlibat dalam semakan semula dan<text:line-break/>tersentuh oleh syor tersebut adalah dinyatakan dalam Jadual Pertama.</text:span></text:p>
          </text:list-item>
          <text:list-item>
            <text:p text:style-name="P3404"><text:span text:style-name="CharStyle7"><text:tab/>Berikutan kajian semula persempadanan bahagian-bahagian pilihan raya<text:line-break/>Persekutuan dan Negeri ini, bilangan pemilih bagi bahagian-bahagian pilihan raya<text:line-break/>Persekutuan dan Negeri bagi Negeri Sabah adalah dinyatakan dalam Jadual Kedua.</text:span></text:p>
          </text:list-item>
          <text:list-item>
            <text:p text:style-name="P1836"><text:span text:style-name="CharStyle7"><text:tab/>Syor yang dicadangkan ini berserta dengan satu salinan rang pelan bahagian-<text:line-break/>bahagian pilihan raya bagi Negeri Sabah boleh diperiksa mulai 15 September 2016<text:line-break/>hingga dan termasuk 14 Oktober 2016 semasa waktu pejabat biasa di tempat-tempat<text:line-break/>yang dinyatakan dalam Jadual Ketiga.</text:span></text:p>
          </text:list-item>
          <text:list-item>
            <text:p text:style-name="P2088"><text:span text:style-name="CharStyle7"><text:tab/>Menurut<text:tab/>seksyen 4</text:span><text:span text:style-name="CharStyle8">(b),</text:span><text:span text:style-name="CharStyle7"><text:s text:c="1"/>Bahagian II, Jadual Ketiga Belas, Perlembagaan</text:span></text:p>
          </text:list-item>
        </text:list>
        <text:p text:style-name="P2301"><text:span text:style-name="CharStyle7">Persekutuan, representasi mengenai syor yang dicadangkan boleh dibuat kepada<text:line-break/>Suruhanjaya Pilihan Raya dalam masa satu bulan selepas tarikh penyiaran Notis ini.</text:span></text:p>
        <text:list text:style-name="L0" text:continue-numbering="true">
          <text:list-item>
            <text:p text:style-name="P1469"><text:span text:style-name="CharStyle7"><text:tab/>Selaras dengan seksyen 5, Bahagian II, Jadual Ketiga Belas, Perlembagaan<text:line-break/>Persekutuan, pihak-pihak yang boleh membuat representasi membantah syor yang<text:line-break/>dicadangkan itu adalah:</text:span></text:p>
          </text:list-item>
        </text:list>
        <text:list text:style-name="L4">
          <text:list-item>
            <text:p text:style-name="P1411"><text:span text:style-name="CharStyle7"><text:tab/>Kerajaan Negeri; atau</text:span></text:p>
          </text:list-item>
          <text:list-item>
            <text:p text:style-name="P2306"><text:span text:style-name="CharStyle7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1029"><text:span text:style-name="CharStyle7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2737"><text:span text:style-name="CharStyle7"><text:tab/>Apa-apa representasi membantah syor yang dicadangkan hendaklah<text:line-break/>dikemukakan secara bertulis kepada Suruhanjaya Pilihan Raya dan dialamatkan kepada<text:line-break/>Pegawai Pilihan Raya Negeri Sabah seperti di bawah:</text:span></text:p>
          </text:list-item>
        </text:list>
        <text:p text:style-name="P2846"><text:span text:style-name="CharStyle7">Pengarah Pilihan Raya Negeri Sabah<text:line-break/>Aras 2 Blok A</text:span></text:p>
        <text:p text:style-name="P2524"><text:span text:style-name="CharStyle7">Kompleks Pentadbiran Kerajaan Persekutuan Sabah</text:span></text:p>
        <text:p text:style-name="P1661"><text:span text:style-name="CharStyle7">Jalan UMS</text:span></text:p>
        <text:p text:style-name="P1077"><text:span text:style-name="CharStyle7">Peti Surat 10931</text:span></text:p>
        <text:p text:style-name="P3038"><text:span text:style-name="CharStyle7">88400 Kota Kinabalu</text:span></text:p>
        <text:p text:style-name="P3060"><text:span text:style-name="CharStyle7">Sabah.</text:span></text:p>
        <text:p text:style-name="P1380"><text:span text:style-name="CharStyle7">FEDERAL CONSTITUTION<text:line-break/>SECTION 4(a] PART II THIRTEENTH SCHEDULE</text:span></text:p>
        <text:p text:style-name="P3294"><text:span text:style-name="CharStyle7">PROPOSED RECOMMENDATIONS FOR FEDERAL AND STATE CONSTITUENCIES FOR<text:line-break/>THE STATE OF SABAH AS REVIEWED BY THE ELECTION COMMISSION IN 2016</text:span></text:p>
        <text:p text:style-name="P935"><text:span text:style-name="CharStyle7">The Election Commission, in accordance with the requirements of Clause [2] of Article<text:line-break/>113 of the Federal Constitution, has reviewed the division of the Federal constituencies<text:line-break/>and State constituencies for the State of Sabah.</text:span></text:p>
        <text:list text:style-name="L6">
          <text:list-item>
            <text:p text:style-name="P1973"><text:span text:style-name="CharStyle7"><text:tab/>Consequent upon the review, the Election Commission proposes to recommend<text:line-break/>in their report the following recommendations:</text:span></text:p>
          </text:list-item>
        </text:list>
        <text:list text:style-name="L8">
          <text:list-item>
            <text:p text:style-name="P2798"><text:span text:style-name="CharStyle7"><text:tab/>no alteration in the number of Federal constituencies for the State of<text:line-break/>Sabah;</text:span></text:p>
          </text:list-item>
          <text:list-item>
            <text:p text:style-name="P2639"><text:span text:style-name="CharStyle7"><text:tab/>the number of State constituencies for the State of Sabah is increased by<text:line-break/>thirteen [13] constituencies making the overall total of the State<text:line-break/>Constituencies for the State of Sabah at seventy three (73] constituencies;</text:span></text:p>
          </text:list-item>
          <text:list-item>
            <text:p text:style-name="P2342"><text:span text:style-name="CharStyle7"><text:tab/>no amendment or alteration made to the names of Federal constituencies<text:line-break/>in the State of Sabah; and</text:span></text:p>
          </text:list-item>
          <text:list-item>
            <text:p text:style-name="P1901"><text:span text:style-name="CharStyle7"><text:tab/>there are amendments and alterations made to the names of the State<text:line-break/>constituencies involving two (2] State constituencies in the State of Sabah.</text:span></text:p>
          </text:list-item>
        </text:list>
      </text:section>
      <text:section text:style-name="Sect3" text:name="Section3">
        <text:list text:style-name="L6">
          <text:list-item>
            <text:p text:style-name="P3538"><text:span text:style-name="CharStyle15"><text:tab/>The total number of 995,729 electors in the Electoral Rolls determined by the<text:line-break/>Election Commission which was endorsed and gazetted on 13 May 2016 </text:span><text:span text:style-name="CharStyle16">[P.U. (B)<text:line-break/>217/2016</text:span><text:span text:style-name="CharStyle15">] is used for the purpose of the review of the delimitation of the Federal and<text:line-break/>State constituencies in the State of Sabah.</text:span></text:p>
          </text:list-item>
          <text:list-item>
            <text:p text:style-name="P1103"><text:span text:style-name="CharStyle15"><text:tab/>Particulars of the proposed recommendations for the State of Sabah regarding<text:line-break/>the new Federal and State constituencies, amendments and alterations to the existing<text:line-break/>names of the Federal and State constituencies and the Federal constituencies involved<text:line-break/>in the revision and affected by the proposed recommendations are specified in the First<text:line-break/>Schedule.</text:span></text:p>
          </text:list-item>
          <text:list-item>
            <text:p text:style-name="P2782"><text:span text:style-name="CharStyle15"><text:tab/>Due to this review of the delimitation of Federal and State constituencies, the<text:line-break/>number of electors for the Federal and State constituencies for the State of Sabah are<text:line-break/>specified in the Second Schedule.</text:span></text:p>
          </text:list-item>
          <text:list-item>
            <text:p text:style-name="P2692"><text:span text:style-name="CharStyle15"><text:tab/>This proposed recommendations together with one copy of the draft<text:line-break/>constituencies plan for the State of Sabah maybe inspected from 15 September 2016 up<text:line-break/>to and including 14 October 2016 during normal office hours at the places specified in<text:line-break/>the Third Schedule.</text:span></text:p>
          </text:list-item>
          <text:list-item>
            <text:p text:style-name="P1731"><text:span text:style-name="CharStyle15"><text:tab/>According to section </text:span><text:span text:style-name="CharStyle16">4(b),</text:span><text:span text:style-name="CharStyle15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3088"><text:span text:style-name="CharStyle15"><text:tab/>In accordance with section 5, Part II of the Thirteenth Schedule to the Federal<text:line-break/>Constitution, parties who can make representations objecting to the proposed<text:line-break/>recommendations are:</text:span></text:p>
          </text:list-item>
        </text:list>
        <text:list text:style-name="L10">
          <text:list-item>
            <text:p text:style-name="P1263"><text:span text:style-name="CharStyle15"><text:tab/>the State Government; or</text:span></text:p>
          </text:list-item>
          <text:list-item>
            <text:p text:style-name="P1213"><text:span text:style-name="CharStyle15"><text:tab/>any local authority whose area is wholly or partly comprised in the<text:line-break/>constituencies affected by the recommendation; or</text:span></text:p>
          </text:list-item>
          <text:list-item>
            <text:p text:style-name="P1149"><text:span text:style-name="CharStyle15"><text:tab/>a body of one hundred or more persons whose names are shown on the<text:line-break/>current electoral rolls of the constituencies in question.</text:span></text:p>
          </text:list-item>
        </text:list>
        <text:p text:style-name="P1360"><text:span text:style-name="CharStyle18">4</text:span></text:p>
        <text:list text:style-name="L6">
          <text:list-item>
            <text:p text:style-name="P1832"><text:span text:style-name="CharStyle7"><text:tab/>Any representation objecting to the proposed recommendations shall be<text:line-break/>submitted in writing to the Election Commission and addressed to the Sabah State<text:line-break/>Elections Officer as below:</text:span></text:p>
          </text:list-item>
        </text:list>
        <text:p text:style-name="P3288"><text:span text:style-name="CharStyle7">Pengarah Pilihan Raya Negeri Sabah<text:line-break/>Aras 2 Blok A</text:span></text:p>
        <text:p text:style-name="P1529"><text:span text:style-name="CharStyle7">Kompleks Pentadbiran Kerajaan Persekutuan Sabah</text:span></text:p>
        <text:p text:style-name="P2169"><text:span text:style-name="CharStyle7">Jalan UMS</text:span></text:p>
        <text:p text:style-name="P1113"><text:span text:style-name="CharStyle7">Peti Surat 10931</text:span></text:p>
        <text:p text:style-name="P2838"><text:span text:style-name="CharStyle7">88400 Kota Kinabalu</text:span></text:p>
        <text:p text:style-name="P1762"><text:span text:style-name="CharStyle7">Sabah.</text:span></text:p>
        <text:p text:style-name="P1813"><text:span text:style-name="CharStyle18">5</text:span></text:p>
        <text:p text:style-name="P1636"><text:span text:style-name="CharStyle20">JADUAL PERTAMA / </text:span><text:span text:style-name="CharStyle21">FIRST SCHEDULE</text:span></text:p>
        <text:p text:style-name="P2257"><text:span text:style-name="CharStyle20">SYOR YANG DICADANGKAN BAGI NEGERI SABAH BERKAITAN DENGAN BAHAGIAN-<text:line-break/>BAHAGIAN PILIHAN RAYA PERSEKUTUAN DAN NEGERI YANG BAHARU, PINDAAN<text:line-break/>DAN PERUBAHAN NAMA SEDIA ADA BAGI BAHAGIAN-BAHAGIAN PILIHAN RAYA<text:line-break/>PERSEKUTUAN DAN NEGERI DAN BAHAGIAN-BAHAGIAN PILIHAN RAYA<text:line-break/>PERSEKUTUAN YANG TELAH DISEMAK SEMULA DAN TERKESAN OLEH SYOR YANG</text:span></text:p>
        <text:p text:style-name="P2804"><text:span text:style-name="CharStyle20">DICADANGKAN</text:span></text:p>
        <text:p text:style-name="P1780"><text:span text:style-name="CharStyle23">PROPOSED RECOMMENDATIONS FOR THE STATE OF SABAH REGARDING THE NEW<text:line-break/>FEDERAL AND STATE CONSTITUENCIES, AMENDMENTS AND ALTERATIONS TO THE<text:line-break/>EXISTING NAMES OF THE FEDERAL AND ST A TE CONSTITUENCIES AND THE FEDERAL<text:line-break/>CONSTITUENCIES INVOLVED IN THE REVISION AND AFFECTED BY THE PROPOSED</text:span></text:p>
        <text:p text:style-name="P2"><draw:frame draw:style-name="fr2" svg:x="0.000cm" svg:y="0.000cm" svg:width="15.570cm" fo:min-height="0.002cm" text:anchor-type="paragraph"><draw:text-box><table:table table:style-name="Table1"><table:table-column table:style-name="Table1.C1"/><table:table-column table:style-name="Table1.C2"/><table:table-column table:style-name="Table1.C3"/><table:table-column table:style-name="Table1.C4"/><table:table-row table:style-name="Table1.R1"><table:table-cell table:style-name="Table1.Cell1"><text:p text:style-name="P3471"/></table:table-cell><table:table-cell table:style-name="Table1.Cell2"><text:p text:style-name="P1711"><text:span text:style-name="CharStyle26">RECOMMENDATIONS</text:span></text:p></table:table-cell><table:table-cell table:style-name="Table1.Cell3"><text:p text:style-name="P3471"/></table:table-cell><table:table-cell table:style-name="Table1.Cell4"><text:p text:style-name="P3471"/></table:table-cell></table:table-row><table:table-row table:style-name="Table1.R2"><table:table-cell table:style-name="Table1.Cell5"><text:p text:style-name="P3471"/></table:table-cell><table:table-cell table:style-name="Table1.Cell6"><text:p text:style-name="P1887"><text:span text:style-name="CharStyle27">(1)</text:span></text:p><text:p text:style-name="P2365"><text:span text:style-name="CharStyle27">Bahagian Pilihan Raya<text:line-break/>Persekutuan</text:span></text:p></table:table-cell><table:table-cell table:style-name="Table1.Cell7" table:number-columns-spanned="2"><text:p text:style-name="P2999"><text:span text:style-name="CharStyle27">(2)</text:span></text:p><text:p text:style-name="P2186"><text:span text:style-name="CharStyle27">Bahagian Pilihan Raya Negeri</text:span></text:p></table:table-cell></table:table-row><table:table-row table:style-name="Table1.R3"><table:table-cell table:style-name="Table1.Cell8"><text:p text:style-name="P3471"/></table:table-cell><table:table-cell table:style-name="Table1.Cell9"><text:p text:style-name="P1362"><text:span text:style-name="CharStyle28">Federal Constituency</text:span></text:p></table:table-cell><table:table-cell table:style-name="Table1.Cell10"><text:p text:style-name="P3471"/></table:table-cell><table:table-cell table:style-name="Table1.Cell11"><text:p text:style-name="P3455"><text:span text:style-name="CharStyle28">State Constituency</text:span></text:p></table:table-cell></table:table-row><table:table-row table:style-name="Table1.R4"><table:table-cell table:style-name="Table1.Cell12"><text:p text:style-name="P3457"><text:span text:style-name="CharStyle27">Pewujudan Baru</text:span></text:p></table:table-cell><table:table-cell table:style-name="Table1.Cell13"><text:p text:style-name="P2451"><text:span text:style-name="CharStyle27">-Tiada-</text:span></text:p></table:table-cell><table:table-cell table:style-name="Table1.Cell14"><text:p text:style-name="P1345"><text:span text:style-name="CharStyle27">1.</text:span></text:p></table:table-cell><table:table-cell table:style-name="Table1.Cell15"><text:p text:style-name="P1979"><text:span text:style-name="CharStyle27">N. 02 Bengkoka</text:span></text:p></table:table-cell></table:table-row><table:table-row table:style-name="Table1.R5"><table:table-cell table:style-name="Table1.Cell16"><text:p text:style-name="P2590"><text:span text:style-name="CharStyle28">Newly Created</text:span></text:p></table:table-cell><table:table-cell table:style-name="Table1.Cell17"><text:p text:style-name="P1319"><text:span text:style-name="CharStyle27">- </text:span><text:span text:style-name="CharStyle28">Nil -</text:span></text:p></table:table-cell><table:table-cell table:style-name="Table1.Cell18"><text:p text:style-name="P2152"><text:span text:style-name="CharStyle27">2.</text:span></text:p></table:table-cell><table:table-cell table:style-name="Table1.Cell19"><text:p text:style-name="P1051"><text:span text:style-name="CharStyle27">N. 06 Mangaris</text:span></text:p></table:table-cell></table:table-row><table:table-row table:style-name="Table1.R6"><table:table-cell table:style-name="Table1.Cell20"><text:p text:style-name="P3471"/></table:table-cell><table:table-cell table:style-name="Table1.Cell21"><text:p text:style-name="P3471"/></table:table-cell><table:table-cell table:style-name="Table1.Cell22"><text:p text:style-name="P2226"><text:span text:style-name="CharStyle27">3.</text:span></text:p></table:table-cell><table:table-cell table:style-name="Table1.Cell23"><text:p text:style-name="P1116"><text:span text:style-name="CharStyle27">N. 08 Pintasan</text:span></text:p></table:table-cell></table:table-row><table:table-row table:style-name="Table1.R7"><table:table-cell table:style-name="Table1.Cell24"><text:p text:style-name="P3471"/></table:table-cell><table:table-cell table:style-name="Table1.Cell25"><text:p text:style-name="P3471"/></table:table-cell><table:table-cell table:style-name="Table1.Cell26"><text:p text:style-name="P2332"><text:span text:style-name="CharStyle27">4.</text:span></text:p></table:table-cell><table:table-cell table:style-name="Table1.Cell27"><text:p text:style-name="P3033"><text:span text:style-name="CharStyle27">N. 13 Pantai Dalit</text:span></text:p></table:table-cell></table:table-row><table:table-row table:style-name="Table1.R8"><table:table-cell table:style-name="Table1.Cell28"><text:p text:style-name="P3471"/></table:table-cell><table:table-cell table:style-name="Table1.Cell29"><text:p text:style-name="P3471"/></table:table-cell><table:table-cell table:style-name="Table1.Cell30"><text:p text:style-name="P1151"><text:span text:style-name="CharStyle27">5.</text:span></text:p></table:table-cell><table:table-cell table:style-name="Table1.Cell31"><text:p text:style-name="P1755"><text:span text:style-name="CharStyle27">N. 17 Darau</text:span></text:p></table:table-cell></table:table-row><table:table-row table:style-name="Table1.R9"><table:table-cell table:style-name="Table1.Cell32"><text:p text:style-name="P3471"/></table:table-cell><table:table-cell table:style-name="Table1.Cell33"><text:p text:style-name="P3471"/></table:table-cell><table:table-cell table:style-name="Table1.Cell34"><text:p text:style-name="P3049"><text:span text:style-name="CharStyle27">6.</text:span></text:p></table:table-cell><table:table-cell table:style-name="Table1.Cell35"><text:p text:style-name="P2708"><text:span text:style-name="CharStyle27">N. 24 Tanjung Dumpil</text:span></text:p></table:table-cell></table:table-row><table:table-row table:style-name="Table1.R10"><table:table-cell table:style-name="Table1.Cell36"><text:p text:style-name="P3471"/></table:table-cell><table:table-cell table:style-name="Table1.Cell37"><text:p text:style-name="P3471"/></table:table-cell><table:table-cell table:style-name="Table1.Cell38"><text:p text:style-name="P1563"><text:span text:style-name="CharStyle27">7.</text:span></text:p></table:table-cell><table:table-cell table:style-name="Table1.Cell39"><text:p text:style-name="P1897"><text:span text:style-name="CharStyle27">N. 27 Dambai</text:span></text:p></table:table-cell></table:table-row><table:table-row table:style-name="Table1.R11"><table:table-cell table:style-name="Table1.Cell40"><text:p text:style-name="P3471"/></table:table-cell><table:table-cell table:style-name="Table1.Cell41"><text:p text:style-name="P3471"/></table:table-cell><table:table-cell table:style-name="Table1.Cell42"><text:p text:style-name="P3459"><text:span text:style-name="CharStyle27">8.</text:span></text:p></table:table-cell><table:table-cell table:style-name="Table1.Cell43"><text:p text:style-name="P2205"><text:span text:style-name="CharStyle27">N. 44 Tulid</text:span></text:p></table:table-cell></table:table-row><table:table-row table:style-name="Table1.R12"><table:table-cell table:style-name="Table1.Cell44"><text:p text:style-name="P3471"/></table:table-cell><table:table-cell table:style-name="Table1.Cell45"><text:p text:style-name="P3471"/></table:table-cell><table:table-cell table:style-name="Table1.Cell46"><text:p text:style-name="P1737"><text:span text:style-name="CharStyle27">9.</text:span></text:p></table:table-cell><table:table-cell table:style-name="Table1.Cell47"><text:p text:style-name="P3009"><text:span text:style-name="CharStyle27">N. 47 Telupid</text:span></text:p></table:table-cell></table:table-row><table:table-row table:style-name="Table1.R13"><table:table-cell table:style-name="Table1.Cell48"><text:p text:style-name="P3471"/></table:table-cell><table:table-cell table:style-name="Table1.Cell49"><text:p text:style-name="P3471"/></table:table-cell><table:table-cell table:style-name="Table1.Cell50" table:number-columns-spanned="2"><text:p text:style-name="P1403"><text:span text:style-name="CharStyle27">10. N. 51 Sungai Manila</text:span></text:p></table:table-cell></table:table-row><table:table-row table:style-name="Table1.R14"><table:table-cell table:style-name="Table1.Cell51"><text:p text:style-name="P3471"/></table:table-cell><table:table-cell table:style-name="Table1.Cell52"><text:p text:style-name="P3471"/></table:table-cell><table:table-cell table:style-name="Table1.Cell53" table:number-columns-spanned="2"><text:p text:style-name="P1724"><text:span text:style-name="CharStyle27">11. N. 58 Lamag</text:span></text:p></table:table-cell></table:table-row><table:table-row table:style-name="Table1.R15"><table:table-cell table:style-name="Table1.Cell54"><text:p text:style-name="P3471"/></table:table-cell><table:table-cell table:style-name="Table1.Cell55"><text:p text:style-name="P3471"/></table:table-cell><table:table-cell table:style-name="Table1.Cell56" table:number-columns-spanned="2"><text:p text:style-name="P1296"><text:span text:style-name="CharStyle27">12. N. 61 Segama</text:span></text:p></table:table-cell></table:table-row><table:table-row table:style-name="Table1.R16"><table:table-cell table:style-name="Table1.Cell57"><text:p text:style-name="P3471"/></table:table-cell><table:table-cell table:style-name="Table1.Cell58"><text:p text:style-name="P3471"/></table:table-cell><table:table-cell table:style-name="Table1.Cell59" table:number-columns-spanned="2"><text:p text:style-name="P2741"><text:span text:style-name="CharStyle27">13. N. 70 Kukusan</text:span></text:p></table:table-cell></table:table-row><table:table-row table:style-name="Table1.R17"><table:table-cell table:style-name="Table1.Cell60"><text:p text:style-name="P1663"><text:span text:style-name="CharStyle27">Pindaan Dan</text:span></text:p></table:table-cell><table:table-cell table:style-name="Table1.Cell61"><text:p text:style-name="P1893"><text:span text:style-name="CharStyle27">-Tiada-</text:span></text:p></table:table-cell><table:table-cell table:style-name="Table1.Cell62"><text:p text:style-name="P2997"><text:span text:style-name="CharStyle27">1.</text:span></text:p></table:table-cell><table:table-cell table:style-name="Table1.Cell63"><text:p text:style-name="P2876"><text:span text:style-name="CharStyle27">N. 22 Tanjung Aru</text:span></text:p></table:table-cell></table:table-row><table:table-row table:style-name="Table1.R18"><table:table-cell table:style-name="Table1.Cell64"><text:p text:style-name="P1600"><text:span text:style-name="CharStyle27">Perubahan Nama<text:line-break/>Sedia Ada</text:span></text:p></table:table-cell><table:table-cell table:style-name="Table1.Cell65"><text:p text:style-name="P2220"><text:span text:style-name="CharStyle27">- </text:span><text:span text:style-name="CharStyle28">Nil -</text:span></text:p></table:table-cell><table:table-cell table:style-name="Table1.Cell66"><text:p text:style-name="P3471"/></table:table-cell><table:table-cell table:style-name="Table1.Cell67"><text:p text:style-name="P1381"><text:span text:style-name="CharStyle27">(Nama Asal: TanjongAru)</text:span></text:p></table:table-cell></table:table-row><table:table-row table:style-name="Table1.R19"><table:table-cell table:style-name="Table1.Cell68"><text:p text:style-name="P2509"><text:span text:style-name="CharStyle28">Amendments And</text:span></text:p></table:table-cell><table:table-cell table:style-name="Table1.Cell69"><text:p text:style-name="P3471"/></table:table-cell><table:table-cell table:style-name="Table1.Cell70"><text:p text:style-name="P2907"><text:span text:style-name="CharStyle27">2.</text:span></text:p></table:table-cell><table:table-cell table:style-name="Table1.Cell71"><text:p text:style-name="P1398"><text:span text:style-name="CharStyle27">N. 71 Tanjung Batu</text:span></text:p></table:table-cell></table:table-row><table:table-row table:style-name="Table1.R20"><table:table-cell table:style-name="Table1.Cell72"><text:p text:style-name="P2032"><text:span text:style-name="CharStyle28">Alterations To The</text:span></text:p></table:table-cell><table:table-cell table:style-name="Table1.Cell73"><text:p text:style-name="P3471"/></table:table-cell><table:table-cell table:style-name="Table1.Cell74"><text:p text:style-name="P3471"/></table:table-cell><table:table-cell table:style-name="Table1.Cell75"><text:p text:style-name="P1061"><text:span text:style-name="CharStyle27">(Nama Asal: Tanjong Batu)</text:span></text:p></table:table-cell></table:table-row></table:table><text:p text:style-name="P1499"><text:span text:style-name="CharStyle25">Existing Name</text:span></text:p></draw:text-box></draw:frame></text:p>
        <text:p text:style-name="P2534"><text:span text:style-name="CharStyle30">6</text:span></text:p>
        <text:p text:style-name="P1441"><text:span text:style-name="CharStyle7">Kecuali bahagian-bahagian pilihan raya Persekutuan yang terlibat dalam semakan<text:line-break/>semula dan tersentuh oleh syor yang dicadangkan iaitu P. 167 Kudat, P. 168 Kota<text:line-break/>Marudu, P. 169 Kota Belud, P. 170 Tuaran, P. 171 Sepanggar, P. 172 Kota Kinabalu, P.<text:line-break/>173 Putatan, P. 174 Penampang, P. 175 Papar, P. 182 Pensiangan, P. 183 Beluran, P.<text:line-break/>184 Libaran, P. 187 Kinabatangan, P. 188 Silam dan P. 191 Kalabakan, sempadan<text:line-break/>bahagian-bahagian pilihan raya Persekutuan yang tidak disebut tetap serupa seperti<text:line-break/>yang ada sekarang.</text:span></text:p>
        <text:p text:style-name="P2390"><text:span text:style-name="CharStyle32">Except for the Federal constituencies involved in the revision and affected by the<text:line-break/>proposed recommendations that is P. 167 Kudat, P. 168 Kota Marudu, P. 169 Kota Belud,<text:line-break/>P. 170 Tuaran, P. 171 Sepanggar, P. 172 Kota Kinabalu, P. 173 Putatan, P. 174<text:line-break/>Penampang, P. 175 Papar, P. 182 Pensiangan, P. 183 Beluran, P. 184 Libaran, P. 187<text:line-break/>Kinabatangan, P. 188 Silam and P. 191 Kalabakan, the boundaries of the Federal<text:line-break/>constituencies not mentioned remain the same as at present.</text:span></text:p>
        <text:p text:style-name="P2557"><text:span text:style-name="CharStyle18">7</text:span></text:p>
      </text:section>
      <text:section text:style-name="Sect4" text:name="Section4">
        <text:p text:style-name="P3539"><text:span text:style-name="CharStyle38">JADUAL KEDUA / </text:span><text:span text:style-name="CharStyle23">SECOND SCHEDULE</text:span></text:p>
        <text:p text:style-name="P952"><text:span text:style-name="CharStyle20">BILANGAN PEMILIH BAGI BAHAGIAN-BAHAGIAN PILIHAN RAYA PERSEKUTUAN</text:span></text:p>
        <text:p text:style-name="P1578"><text:span text:style-name="CharStyle20">DAN NEGERI BAGI NEGERI SABAH</text:span></text:p>
        <text:p text:style-name="P2942"><text:span text:style-name="CharStyle23">NUMBER OF ELECTORS FOR THE FEDERAL AND ST A TE CONSTITUENCIES FOR THE</text:span></text:p>
        <text:p text:style-name="P3042"><text:span text:style-name="CharStyle23">STATE OF SABAH</text:span></text:p>
        <text:p text:style-name="P2684"><text:span text:style-name="CharStyle20">BAHAGIAN PILIHAN RAYA PERSEKUTUAN: P. 167 KUDAT<text:line-break/></text:span><text:span text:style-name="CharStyle21">FEDERAL CONSTITUENCY: P. 167 KUDAT</text:span></text:p>
        <text:p text:style-name="P1618"><text:span text:style-name="CharStyle7">(1)<text:tab/>(2)<text:tab/>(3)</text:span></text:p>
        <text:p text:style-name="P2265"><text:span text:style-name="CharStyle7">Bahagian Pilihan Raya<text:tab/>Daerah<text:tab/>Mengundi<text:tab/>Bilangan<text:tab/>Pemilih</text:span></text:p>
        <text:p text:style-name="P1482"><text:span text:style-name="CharStyle7">Negeri</text:span></text:p>
        <text:p text:style-name="P2498"><draw:frame draw:style-name="fr4" svg:x="2.715cm" svg:y="1.007cm" fo:min-width="2.549cm" fo:min-height="0.526cm" text:anchor-type="paragraph"><draw:text-box><text:p text:style-name="P1337"><text:span text:style-name="CharStyle33">N. 01 BANGGI</text:span></text:p></draw:text-box></draw:frame><draw:frame draw:style-name="fr3" svg:x="8.751cm" svg:y="1.050cm" svg:width="9.627cm" fo:min-height="0.002cm" text:anchor-type="paragraph"><draw:text-box><table:table table:style-name="Table2"><table:table-column table:style-name="Table2.C1"/><table:table-column table:style-name="Table2.C2"/><table:table-column table:style-name="Table2.C3"/><table:table-row table:style-name="Table2.R1"><table:table-cell table:style-name="Table2.Cell1"><text:p text:style-name="P3197"><text:span text:style-name="CharStyle36">1</text:span><text:span text:style-name="CharStyle37">.</text:span></text:p></table:table-cell><table:table-cell table:style-name="Table2.Cell2"><text:p text:style-name="P2665"><text:span text:style-name="CharStyle27">Limbuak</text:span></text:p></table:table-cell><table:table-cell table:style-name="Table2.Cell3"><text:p text:style-name="P2715"><text:span text:style-name="CharStyle27">462</text:span></text:p></table:table-cell></table:table-row><table:table-row table:style-name="Table2.R2"><table:table-cell table:style-name="Table2.Cell4"><text:p text:style-name="P1714"><text:span text:style-name="CharStyle27">2.</text:span></text:p></table:table-cell><table:table-cell table:style-name="Table2.Cell5"><text:p text:style-name="P2338"><text:span text:style-name="CharStyle27">Kapitangan</text:span></text:p></table:table-cell><table:table-cell table:style-name="Table2.Cell6"><text:p text:style-name="P1222"><text:span text:style-name="CharStyle27">350</text:span></text:p></table:table-cell></table:table-row><table:table-row table:style-name="Table2.R3"><table:table-cell table:style-name="Table2.Cell7"><text:p text:style-name="P1850"><text:span text:style-name="CharStyle27">3.</text:span></text:p></table:table-cell><table:table-cell table:style-name="Table2.Cell8"><text:p text:style-name="P2469"><text:span text:style-name="CharStyle27">Sabur</text:span></text:p></table:table-cell><table:table-cell table:style-name="Table2.Cell9"><text:p text:style-name="P1415"><text:span text:style-name="CharStyle27">364</text:span></text:p></table:table-cell></table:table-row><table:table-row table:style-name="Table2.R4"><table:table-cell table:style-name="Table2.Cell10"><text:p text:style-name="P2036"><text:span text:style-name="CharStyle27">4.</text:span></text:p></table:table-cell><table:table-cell table:style-name="Table2.Cell11"><text:p text:style-name="P933"><text:span text:style-name="CharStyle27">Karakit</text:span></text:p></table:table-cell><table:table-cell table:style-name="Table2.Cell12"><text:p text:style-name="P1530"><text:span text:style-name="CharStyle27">953</text:span></text:p></table:table-cell></table:table-row><table:table-row table:style-name="Table2.R5"><table:table-cell table:style-name="Table2.Cell13"><text:p text:style-name="P2156"><text:span text:style-name="CharStyle27">5.</text:span></text:p></table:table-cell><table:table-cell table:style-name="Table2.Cell14"><text:p text:style-name="P1055"><text:span text:style-name="CharStyle27">Malawali</text:span></text:p></table:table-cell><table:table-cell table:style-name="Table2.Cell15"><text:p text:style-name="P2701"><text:span text:style-name="CharStyle27">104</text:span></text:p></table:table-cell></table:table-row><table:table-row table:style-name="Table2.R6"><table:table-cell table:style-name="Table2.Cell16"><text:p text:style-name="P1186"><text:span text:style-name="CharStyle27">6.</text:span></text:p></table:table-cell><table:table-cell table:style-name="Table2.Cell17"><text:p text:style-name="P1377"><text:span text:style-name="CharStyle27">Balambangan</text:span></text:p></table:table-cell><table:table-cell table:style-name="Table2.Cell18"><text:p text:style-name="P2471"><text:span text:style-name="CharStyle27">278</text:span></text:p></table:table-cell></table:table-row><table:table-row table:style-name="Table2.R7"><table:table-cell table:style-name="Table2.Cell19"><text:p text:style-name="P2920"><text:span text:style-name="CharStyle27">7.</text:span></text:p></table:table-cell><table:table-cell table:style-name="Table2.Cell20"><text:p text:style-name="P1991"><text:span text:style-name="CharStyle27">Maliu</text:span></text:p></table:table-cell><table:table-cell table:style-name="Table2.Cell21"><text:p text:style-name="P1197"><text:span text:style-name="CharStyle27">773</text:span></text:p></table:table-cell></table:table-row><table:table-row table:style-name="Table2.R8"><table:table-cell table:style-name="Table2.Cell22"><text:p text:style-name="P1093"><text:span text:style-name="CharStyle36">8</text:span><text:span text:style-name="CharStyle37">.</text:span></text:p></table:table-cell><table:table-cell table:style-name="Table2.Cell23"><text:p text:style-name="P2361"><text:span text:style-name="CharStyle27">Dagotan</text:span></text:p></table:table-cell><table:table-cell table:style-name="Table2.Cell24"><text:p text:style-name="P1241"><text:span text:style-name="CharStyle27">237</text:span></text:p></table:table-cell></table:table-row><table:table-row table:style-name="Table2.R9"><table:table-cell table:style-name="Table2.Cell25"><text:p text:style-name="P1747"><text:span text:style-name="CharStyle27">9.</text:span></text:p></table:table-cell><table:table-cell table:style-name="Table2.Cell26"><text:p text:style-name="P1541"><text:span text:style-name="CharStyle27">Lok Agong</text:span></text:p></table:table-cell><table:table-cell table:style-name="Table2.Cell27"><text:p text:style-name="P2422"><text:span text:style-name="CharStyle27">329</text:span></text:p></table:table-cell></table:table-row><table:table-row table:style-name="Table2.R10"><table:table-cell table:style-name="Table2.Cell28"><text:p text:style-name="P1307"><text:span text:style-name="CharStyle27">10.</text:span></text:p></table:table-cell><table:table-cell table:style-name="Table2.Cell29"><text:p text:style-name="P1939"><text:span text:style-name="CharStyle27">Sebogoh</text:span></text:p></table:table-cell><table:table-cell table:style-name="Table2.Cell30"><text:p text:style-name="P2777"><text:span text:style-name="CharStyle27">125</text:span></text:p></table:table-cell></table:table-row><table:table-row table:style-name="Table2.R11"><table:table-cell table:style-name="Table2.Cell31"><text:p text:style-name="P2859"><text:span text:style-name="CharStyle27">11.</text:span></text:p></table:table-cell><table:table-cell table:style-name="Table2.Cell32"><text:p text:style-name="P1062"><text:span text:style-name="CharStyle27">Loktohog</text:span></text:p></table:table-cell><table:table-cell table:style-name="Table2.Cell33"><text:p text:style-name="P2914"><text:span text:style-name="CharStyle27">456</text:span></text:p></table:table-cell></table:table-row><table:table-row table:style-name="Table2.R12"><table:table-cell table:style-name="Table2.Cell34"><text:p text:style-name="P2148"><text:span text:style-name="CharStyle27">12.</text:span></text:p></table:table-cell><table:table-cell table:style-name="Table2.Cell35"><text:p text:style-name="P2812"><text:span text:style-name="CharStyle27">Laksian</text:span></text:p></table:table-cell><table:table-cell table:style-name="Table2.Cell36"><text:p text:style-name="P2721"><text:span text:style-name="CharStyle27">356</text:span></text:p></table:table-cell></table:table-row><table:table-row table:style-name="Table2.R13"><table:table-cell table:style-name="Table2.Cell37"><text:p text:style-name="P1295"><text:span text:style-name="CharStyle27">13.</text:span></text:p></table:table-cell><table:table-cell table:style-name="Table2.Cell38"><text:p text:style-name="P1204"><text:span text:style-name="CharStyle27">Palak</text:span></text:p></table:table-cell><table:table-cell table:style-name="Table2.Cell39"><text:p text:style-name="P2826"><text:span text:style-name="CharStyle27">308</text:span></text:p></table:table-cell></table:table-row><table:table-row table:style-name="Table2.R14"><table:table-cell table:style-name="Table2.Cell40"><text:p text:style-name="P2786"><text:span text:style-name="CharStyle27">14.</text:span></text:p></table:table-cell><table:table-cell table:style-name="Table2.Cell41"><text:p text:style-name="P2749"><text:span text:style-name="CharStyle27">Tigabu</text:span></text:p></table:table-cell><table:table-cell table:style-name="Table2.Cell42"><text:p text:style-name="P1604"><text:span text:style-name="CharStyle27">390</text:span></text:p></table:table-cell></table:table-row></table:table><text:p text:style-name="P1721"><text:span text:style-name="CharStyle35">5,485</text:span></text:p></draw:text-box></draw:frame><text:span text:style-name="CharStyle32">State Constituency<text:tab/>Polling<text:tab/>District<text:tab/>Number of<text:tab/>Electors</text:span></text:p>
      </text:section>
      <text:section text:style-name="Sect5" text:name="Section5">
        <text:p text:style-name="P3540"><draw:frame draw:style-name="fr9" svg:x="2.748cm" svg:y="0.000cm" svg:width="4.082cm" fo:min-height="2.782cm" text:anchor-type="paragraph"><draw:text-box><text:h text:outline-level="1" text:style-name="P1633"><text:bookmark-start text:name="bookmark0"/><text:span text:style-name="CharStyle40">(</text:span><text:span text:style-name="CharStyle41">1</text:span><text:span text:style-name="CharStyle40">)</text:span><text:bookmark-end text:name="bookmark0"/></text:h><text:p text:style-name="P1474"><text:span text:style-name="CharStyle33">Bahagian Pilihan Raya<text:line-break/>Negeri<text:line-break/></text:span><text:span text:style-name="CharStyle42">State Constituency</text:span></text:p></draw:text-box></draw:frame><draw:frame draw:style-name="fr10" svg:x="9.022cm" svg:y="0.000cm" svg:width="3.284cm" fo:min-height="1.228cm" text:anchor-type="paragraph"><draw:text-box><text:h text:outline-level="1" text:style-name="P2229"><text:bookmark-start text:name="bookmark1"/><text:span text:style-name="CharStyle44">(</text:span><text:span text:style-name="CharStyle45">2</text:span><text:span text:style-name="CharStyle44">)</text:span><text:bookmark-end text:name="bookmark1"/></text:h><text:p text:style-name="P3376"><text:span text:style-name="CharStyle33">Daerah Mengundi</text:span></text:p></draw:text-box></draw:frame><draw:frame draw:style-name="fr11" svg:x="14.855cm" svg:y="0.000cm" svg:width="3.124cm" fo:min-height="1.236cm" text:anchor-type="paragraph"><draw:text-box><text:h text:outline-level="1" text:style-name="P1166"><text:bookmark-start text:name="bookmark2"/><text:span text:style-name="CharStyle47">(3)</text:span><text:bookmark-end text:name="bookmark2"/></text:h><text:p text:style-name="P3249"><text:span text:style-name="CharStyle33">Bilangan Pemilih</text:span></text:p></draw:text-box></draw:frame><draw:frame draw:style-name="fr12" svg:x="2.715cm" svg:y="3.293cm" svg:width="3.226cm" fo:min-height="0.526cm" text:anchor-type="paragraph"><draw:text-box><text:p text:style-name="P1914"><text:span text:style-name="CharStyle33">N. 02 BENGKOKA</text:span></text:p></draw:text-box></draw:frame><draw:frame draw:style-name="fr13" svg:x="2.715cm" svg:y="15.291cm" svg:width="2.184cm" fo:min-height="0.526cm" text:anchor-type="paragraph"><draw:text-box><text:p text:style-name="P917"><text:span text:style-name="CharStyle33">N. 03 PITAS</text:span></text:p></draw:text-box></draw:frame><draw:frame draw:style-name="fr8" svg:x="8.751cm" svg:y="3.336cm" svg:width="9.627cm" fo:min-height="21.396cm" text:anchor-type="paragraph"><draw:text-box><table:table table:style-name="Table3"><table:table-column table:style-name="Table3.C1"/><table:table-column table:style-name="Table3.C2"/><table:table-column table:style-name="Table3.C3"/><table:table-row table:style-name="Table3.R1"><table:table-cell table:style-name="Table3.Cell1"><text:p text:style-name="P936"><text:span text:style-name="CharStyle27">1.</text:span></text:p></table:table-cell><table:table-cell table:style-name="Table3.Cell2"><text:p text:style-name="P1906"><text:span text:style-name="CharStyle27">Mengkubau</text:span></text:p></table:table-cell><table:table-cell table:style-name="Table3.Cell3"><text:p text:style-name="P2196"><text:span text:style-name="CharStyle27">708</text:span></text:p></table:table-cell></table:table-row><table:table-row table:style-name="Table3.R2"><table:table-cell table:style-name="Table3.Cell4"><text:p text:style-name="P1645"><text:span text:style-name="CharStyle27">2.</text:span></text:p></table:table-cell><table:table-cell table:style-name="Table3.Cell5"><text:p text:style-name="P1163"><text:span text:style-name="CharStyle27">Tanjung Piring</text:span></text:p></table:table-cell><table:table-cell table:style-name="Table3.Cell6"><text:p text:style-name="P1784"><text:span text:style-name="CharStyle27">462</text:span></text:p></table:table-cell></table:table-row><table:table-row table:style-name="Table3.R3"><table:table-cell table:style-name="Table3.Cell7"><text:p text:style-name="P2009"><text:span text:style-name="CharStyle27">3.</text:span></text:p></table:table-cell><table:table-cell table:style-name="Table3.Cell8"><text:p text:style-name="P2619"><text:span text:style-name="CharStyle27">Mangkapon</text:span></text:p></table:table-cell><table:table-cell table:style-name="Table3.Cell9"><text:p text:style-name="P1581"><text:span text:style-name="CharStyle27">674</text:span></text:p></table:table-cell></table:table-row><table:table-row table:style-name="Table3.R4"><table:table-cell table:style-name="Table3.Cell10"><text:p text:style-name="P3023"><text:span text:style-name="CharStyle27">4.</text:span></text:p></table:table-cell><table:table-cell table:style-name="Table3.Cell11"><text:p text:style-name="P3025"><text:span text:style-name="CharStyle27">Kanibongan</text:span></text:p></table:table-cell><table:table-cell table:style-name="Table3.Cell12"><text:p text:style-name="P1688"><text:span text:style-name="CharStyle27">1,710</text:span></text:p></table:table-cell></table:table-row><table:table-row table:style-name="Table3.R5"><table:table-cell table:style-name="Table3.Cell13"><text:p text:style-name="P2309"><text:span text:style-name="CharStyle27">5.</text:span></text:p></table:table-cell><table:table-cell table:style-name="Table3.Cell14"><text:p text:style-name="P3223"><text:span text:style-name="CharStyle27">Pantai</text:span></text:p></table:table-cell><table:table-cell table:style-name="Table3.Cell15"><text:p text:style-name="P2867"><text:span text:style-name="CharStyle27">957</text:span></text:p></table:table-cell></table:table-row><table:table-row table:style-name="Table3.R6"><table:table-cell table:style-name="Table3.Cell16"><text:p text:style-name="P3143"><text:span text:style-name="CharStyle27">6.</text:span></text:p></table:table-cell><table:table-cell table:style-name="Table3.Cell17"><text:p text:style-name="P1528"><text:span text:style-name="CharStyle27">Kebatasan</text:span></text:p></table:table-cell><table:table-cell table:style-name="Table3.Cell18"><text:p text:style-name="P2010"><text:span text:style-name="CharStyle27">1,601</text:span></text:p></table:table-cell></table:table-row><table:table-row table:style-name="Table3.R7"><table:table-cell table:style-name="Table3.Cell19"><text:p text:style-name="P909"><text:span text:style-name="CharStyle27">7.</text:span></text:p></table:table-cell><table:table-cell table:style-name="Table3.Cell20"><text:p text:style-name="P3314"><text:span text:style-name="CharStyle27">Penapak</text:span></text:p></table:table-cell><table:table-cell table:style-name="Table3.Cell21"><text:p text:style-name="P2141"><text:span text:style-name="CharStyle27">975</text:span></text:p></table:table-cell></table:table-row><table:table-row table:style-name="Table3.R8"><table:table-cell table:style-name="Table3.Cell22"><text:p text:style-name="P1040"><text:span text:style-name="CharStyle27">8.</text:span></text:p></table:table-cell><table:table-cell table:style-name="Table3.Cell23"><text:p text:style-name="P1650"><text:span text:style-name="CharStyle27">Dandun</text:span></text:p></table:table-cell><table:table-cell table:style-name="Table3.Cell24"><text:p text:style-name="P2284"><text:span text:style-name="CharStyle27">1,381</text:span></text:p></table:table-cell></table:table-row><table:table-row table:style-name="Table3.R9"><table:table-cell table:style-name="Table3.Cell25"><text:p text:style-name="P1302"><text:span text:style-name="CharStyle27">9.</text:span></text:p></table:table-cell><table:table-cell table:style-name="Table3.Cell26"><text:p text:style-name="P1841"><text:span text:style-name="CharStyle27">Senaja</text:span></text:p></table:table-cell><table:table-cell table:style-name="Table3.Cell27"><text:p text:style-name="P2462"><text:span text:style-name="CharStyle27">810</text:span></text:p></table:table-cell></table:table-row><table:table-row table:style-name="Table3.R10"><table:table-cell table:style-name="Table3.Cell28"><text:p text:style-name="P3137"><text:span text:style-name="CharStyle27">10.</text:span></text:p></table:table-cell><table:table-cell table:style-name="Table3.Cell29"><text:p text:style-name="P1988"><text:span text:style-name="CharStyle27">Pandan</text:span></text:p></table:table-cell><table:table-cell table:style-name="Table3.Cell30"><text:p text:style-name="P2725"><text:span text:style-name="CharStyle27">754</text:span></text:p></table:table-cell></table:table-row><table:table-row table:style-name="Table3.R11"><table:table-cell table:style-name="Table3.Cell31"><text:p text:style-name="P3471"/></table:table-cell><table:table-cell table:style-name="Table3.Cell32"><text:p text:style-name="P3471"/></table:table-cell><table:table-cell table:style-name="Table3.Cell33"><text:p text:style-name="P2051"><text:span text:style-name="CharStyle27">10,032</text:span></text:p></table:table-cell></table:table-row><table:table-row table:style-name="Table3.R12"><table:table-cell table:style-name="Table3.Cell34"><text:p text:style-name="P942"><text:span text:style-name="CharStyle27">1.</text:span></text:p></table:table-cell><table:table-cell table:style-name="Table3.Cell35"><text:p text:style-name="P1549"><text:span text:style-name="CharStyle27">Telaga</text:span></text:p></table:table-cell><table:table-cell table:style-name="Table3.Cell36"><text:p text:style-name="P2175"><text:span text:style-name="CharStyle27">859</text:span></text:p></table:table-cell></table:table-row><table:table-row table:style-name="Table3.R13"><table:table-cell table:style-name="Table3.Cell37"><text:p text:style-name="P1177"><text:span text:style-name="CharStyle27">2.</text:span></text:p></table:table-cell><table:table-cell table:style-name="Table3.Cell38"><text:p text:style-name="P1782"><text:span text:style-name="CharStyle27">Kalumpang</text:span></text:p></table:table-cell><table:table-cell table:style-name="Table3.Cell39"><text:p text:style-name="P2412"><text:span text:style-name="CharStyle27">1,545</text:span></text:p></table:table-cell></table:table-row><table:table-row table:style-name="Table3.R14"><table:table-cell table:style-name="Table3.Cell40"><text:p text:style-name="P1291"><text:span text:style-name="CharStyle27">3.</text:span></text:p></table:table-cell><table:table-cell table:style-name="Table3.Cell41"><text:p text:style-name="P1918"><text:span text:style-name="CharStyle27">Salimpodon</text:span></text:p></table:table-cell><table:table-cell table:style-name="Table3.Cell42"><text:p text:style-name="P2528"><text:span text:style-name="CharStyle27">1,386</text:span></text:p></table:table-cell></table:table-row><table:table-row table:style-name="Table3.R15"><table:table-cell table:style-name="Table3.Cell43"><text:p text:style-name="P1425"><text:span text:style-name="CharStyle27">4.</text:span></text:p></table:table-cell><table:table-cell table:style-name="Table3.Cell44"><text:p text:style-name="P2787"><text:span text:style-name="CharStyle27">Pitas</text:span></text:p></table:table-cell><table:table-cell table:style-name="Table3.Cell45"><text:p text:style-name="P956"><text:span text:style-name="CharStyle27">1,265</text:span></text:p></table:table-cell></table:table-row><table:table-row table:style-name="Table3.R16"><table:table-cell table:style-name="Table3.Cell46"><text:p text:style-name="P1565"><text:span text:style-name="CharStyle27">5.</text:span></text:p></table:table-cell><table:table-cell table:style-name="Table3.Cell47"><text:p text:style-name="P2192"><text:span text:style-name="CharStyle27">Liu</text:span></text:p></table:table-cell><table:table-cell table:style-name="Table3.Cell48"><text:p text:style-name="P1086"><text:span text:style-name="CharStyle27">457</text:span></text:p></table:table-cell></table:table-row><table:table-row table:style-name="Table3.R17"><table:table-cell table:style-name="Table3.Cell49"><text:p text:style-name="P1693"><text:span text:style-name="CharStyle27">6.</text:span></text:p></table:table-cell><table:table-cell table:style-name="Table3.Cell50"><text:p text:style-name="P2311"><text:span text:style-name="CharStyle27">Malubang</text:span></text:p></table:table-cell><table:table-cell table:style-name="Table3.Cell51"><text:p text:style-name="P2889"><text:span text:style-name="CharStyle27">382</text:span></text:p></table:table-cell></table:table-row><table:table-row table:style-name="Table3.R18"><table:table-cell table:style-name="Table3.Cell52"><text:p text:style-name="P2950"><text:span text:style-name="CharStyle27">7.</text:span></text:p></table:table-cell><table:table-cell table:style-name="Table3.Cell53"><text:p text:style-name="P2441"><text:span text:style-name="CharStyle27">Rosob</text:span></text:p></table:table-cell><table:table-cell table:style-name="Table3.Cell54"><text:p text:style-name="P1333"><text:span text:style-name="CharStyle27">890</text:span></text:p></table:table-cell></table:table-row><table:table-row table:style-name="Table3.R19"><table:table-cell table:style-name="Table3.Cell55"><text:p text:style-name="P1071"><text:span text:style-name="CharStyle27">8.</text:span></text:p></table:table-cell><table:table-cell table:style-name="Table3.Cell56"><text:p text:style-name="P995"><text:span text:style-name="CharStyle27">Pinggan-Pinggan</text:span></text:p></table:table-cell><table:table-cell table:style-name="Table3.Cell57"><text:p text:style-name="P3260"><text:span text:style-name="CharStyle27">1,134</text:span></text:p></table:table-cell></table:table-row><table:table-row table:style-name="Table3.R20"><table:table-cell table:style-name="Table3.Cell58"><text:p text:style-name="P3074"><text:span text:style-name="CharStyle27">9.</text:span></text:p></table:table-cell><table:table-cell table:style-name="Table3.Cell59"><text:p text:style-name="P3077"><text:span text:style-name="CharStyle27">Sungai Eloi</text:span></text:p></table:table-cell><table:table-cell table:style-name="Table3.Cell60"><text:p text:style-name="P2746"><text:span text:style-name="CharStyle27">1,118</text:span></text:p></table:table-cell></table:table-row><table:table-row table:style-name="Table3.R21"><table:table-cell table:style-name="Table3.Cell61"><text:p text:style-name="P2371"><text:span text:style-name="CharStyle27">10.</text:span></text:p></table:table-cell><table:table-cell table:style-name="Table3.Cell62"><text:p text:style-name="P1249"><text:span text:style-name="CharStyle27">Sanitan</text:span></text:p></table:table-cell><table:table-cell table:style-name="Table3.Cell63"><text:p text:style-name="P3068"><text:span text:style-name="CharStyle27">368</text:span></text:p></table:table-cell></table:table-row></table:table></draw:text-box></draw:frame><draw:frame draw:style-name="fr5" svg:x="9.292cm" svg:y="2.235cm" svg:width="2.760cm" fo:min-height="0.490cm" text:anchor-type="paragraph"><draw:text-box><text:p text:style-name="P2347"><text:span text:style-name="CharStyle48">Polling District</text:span></text:p></draw:text-box></draw:frame><draw:frame draw:style-name="fr6" svg:x="14.677cm" svg:y="2.235cm" svg:width="3.471cm" fo:min-height="0.490cm" text:anchor-type="paragraph"><draw:text-box><text:p text:style-name="P1432"><text:span text:style-name="CharStyle48">Number of Electors</text:span></text:p></draw:text-box></draw:frame><draw:frame draw:style-name="fr7" svg:x="17.200cm" svg:y="25.331cm" svg:width="1.168cm" fo:min-height="0.473cm" text:anchor-type="paragraph"><draw:text-box><text:p text:style-name="P2410"><text:span text:style-name="CharStyle35">9,404</text:span></text:p></draw:text-box></draw:frame></text:p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</text:section>
      <text:section text:style-name="Sect6" text:name="Section6">
        <text:p text:style-name="P3541"><draw:frame draw:style-name="fr14" svg:x="0.000cm" svg:y="0.000cm" svg:width="15.688cm" fo:min-height="0.002cm" text:anchor-type="paragraph"><draw:text-box><table:table table:style-name="Table4"><table:table-column table:style-name="Table4.C1"/><table:table-column table:style-name="Table4.C2"/><table:table-column table:style-name="Table4.C3"/><table:table-row table:style-name="Table4.R1"><table:table-cell table:style-name="Table4.Cell1"><text:p text:style-name="P1931"><text:span text:style-name="CharStyle27">(1)</text:span></text:p></table:table-cell><table:table-cell table:style-name="Table4.Cell2"><text:p text:style-name="P1781"><text:span text:style-name="CharStyle27">(2)</text:span></text:p></table:table-cell><table:table-cell table:style-name="Table4.Cell3"><text:p text:style-name="P1130"><text:span text:style-name="CharStyle27">(3)</text:span></text:p></table:table-cell></table:table-row><table:table-row table:style-name="Table4.R2"><table:table-cell table:style-name="Table4.Cell4"><text:p text:style-name="P3328"><text:span text:style-name="CharStyle27">Bahagian Pilihan Raya</text:span></text:p></table:table-cell><table:table-cell table:style-name="Table4.Cell5"><text:p text:style-name="P3330"><text:span text:style-name="CharStyle27">Daerah Mengundi</text:span></text:p></table:table-cell><table:table-cell table:style-name="Table4.Cell6"><text:p text:style-name="P3332"><text:span text:style-name="CharStyle27">Bilangan Pemilih</text:span></text:p></table:table-cell></table:table-row><table:table-row table:style-name="Table4.R3"><table:table-cell table:style-name="Table4.Cell7"><text:p text:style-name="P1239"><text:span text:style-name="CharStyle27">Negeri</text:span></text:p></table:table-cell><table:table-cell table:style-name="Table4.Cell8"><text:p text:style-name="P3471"/></table:table-cell><table:table-cell table:style-name="Table4.Cell9"><text:p text:style-name="P3471"/></table:table-cell></table:table-row><table:table-row table:style-name="Table4.R4"><table:table-cell table:style-name="Table4.Cell10"><text:p text:style-name="P3243"><text:span text:style-name="CharStyle28">State Constituency</text:span></text:p></table:table-cell><table:table-cell table:style-name="Table4.Cell11"><text:p text:style-name="P1137"><text:span text:style-name="CharStyle28">Polling District</text:span></text:p></table:table-cell><table:table-cell table:style-name="Table4.Cell12"><text:p text:style-name="P1738"><text:span text:style-name="CharStyle28">Number of Electors</text:span></text:p></table:table-cell></table:table-row><table:table-row table:style-name="Table4.R5"><table:table-cell table:style-name="Table4.Cell13"><text:p text:style-name="P2266"><text:span text:style-name="CharStyle27">N. 04 TANJONG KAPOR</text:span></text:p></table:table-cell><table:table-cell table:style-name="Table4.Cell14"><text:p text:style-name="P3231"><text:span text:style-name="CharStyle27">1. Tiga Papan</text:span></text:p></table:table-cell><table:table-cell table:style-name="Table4.Cell15"><text:p text:style-name="P2756"><text:span text:style-name="CharStyle27">705</text:span></text:p></table:table-cell></table:table-row><table:table-row table:style-name="Table4.R6"><table:table-cell table:style-name="Table4.Cell16"><text:p text:style-name="P3471"/></table:table-cell><table:table-cell table:style-name="Table4.Cell17"><text:p text:style-name="P2734"><text:span text:style-name="CharStyle27">2. Suangpai</text:span></text:p></table:table-cell><table:table-cell table:style-name="Table4.Cell18"><text:p text:style-name="P1956"><text:span text:style-name="CharStyle27">1,022</text:span></text:p></table:table-cell></table:table-row><table:table-row table:style-name="Table4.R7"><table:table-cell table:style-name="Table4.Cell19"><text:p text:style-name="P3471"/></table:table-cell><table:table-cell table:style-name="Table4.Cell20"><text:p text:style-name="P2385"><text:span text:style-name="CharStyle27">3. Pengaraban</text:span></text:p></table:table-cell><table:table-cell table:style-name="Table4.Cell21"><text:p text:style-name="P1487"><text:span text:style-name="CharStyle27">3,171</text:span></text:p></table:table-cell></table:table-row><table:table-row table:style-name="Table4.R8"><table:table-cell table:style-name="Table4.Cell22"><text:p text:style-name="P3471"/></table:table-cell><table:table-cell table:style-name="Table4.Cell23"><text:p text:style-name="P2340"><text:span text:style-name="CharStyle27">4. Tanjung Kapor</text:span></text:p></table:table-cell><table:table-cell table:style-name="Table4.Cell24"><text:p text:style-name="P928"><text:span text:style-name="CharStyle27">3,673</text:span></text:p></table:table-cell></table:table-row><table:table-row table:style-name="Table4.R9"><table:table-cell table:style-name="Table4.Cell25"><text:p text:style-name="P3471"/></table:table-cell><table:table-cell table:style-name="Table4.Cell26"><text:p text:style-name="P1138"><text:span text:style-name="CharStyle27">5. Pakka</text:span></text:p></table:table-cell><table:table-cell table:style-name="Table4.Cell27"><text:p text:style-name="P926"><text:span text:style-name="CharStyle27">918</text:span></text:p></table:table-cell></table:table-row><table:table-row table:style-name="Table4.R10"><table:table-cell table:style-name="Table4.Cell28"><text:p text:style-name="P3471"/></table:table-cell><table:table-cell table:style-name="Table4.Cell29"><text:p text:style-name="P2535"><text:span text:style-name="CharStyle27">6. Bangau</text:span></text:p></table:table-cell><table:table-cell table:style-name="Table4.Cell30"><text:p text:style-name="P1368"><text:span text:style-name="CharStyle27">827</text:span></text:p></table:table-cell></table:table-row><table:table-row table:style-name="Table4.R11"><table:table-cell table:style-name="Table4.Cell31"><text:p text:style-name="P3471"/></table:table-cell><table:table-cell table:style-name="Table4.Cell32"><text:p text:style-name="P2970"><text:span text:style-name="CharStyle27">7. Tamalang</text:span></text:p></table:table-cell><table:table-cell table:style-name="Table4.Cell33"><text:p text:style-name="P2238"><text:span text:style-name="CharStyle27">1,437</text:span></text:p></table:table-cell></table:table-row><table:table-row table:style-name="Table4.R12"><table:table-cell table:style-name="Table4.Cell34"><text:p text:style-name="P3471"/></table:table-cell><table:table-cell table:style-name="Table4.Cell35"><text:p text:style-name="P1392"><text:span text:style-name="CharStyle27">8. Dampirit</text:span></text:p></table:table-cell><table:table-cell table:style-name="Table4.Cell36"><text:p text:style-name="P2035"><text:span text:style-name="CharStyle27">624</text:span></text:p></table:table-cell></table:table-row><table:table-row table:style-name="Table4.R13"><table:table-cell table:style-name="Table4.Cell37"><text:p text:style-name="P3471"/></table:table-cell><table:table-cell table:style-name="Table4.Cell38"><text:p text:style-name="P3155"><text:span text:style-name="CharStyle27">9. Kudat Bandar</text:span></text:p></table:table-cell><table:table-cell table:style-name="Table4.Cell39"><text:p text:style-name="P3153"><text:span text:style-name="CharStyle27">3,037</text:span></text:p></table:table-cell></table:table-row><table:table-row table:style-name="Table4.R14"><table:table-cell table:style-name="Table4.Cell40"><text:p text:style-name="P3471"/></table:table-cell><table:table-cell table:style-name="Table4.Cell41"><text:p text:style-name="P2026"><text:span text:style-name="CharStyle27">10. Milau</text:span></text:p></table:table-cell><table:table-cell table:style-name="Table4.Cell42"><text:p text:style-name="P1739"><text:span text:style-name="CharStyle27">1,000</text:span></text:p></table:table-cell></table:table-row><table:table-row table:style-name="Table4.R15"><table:table-cell table:style-name="Table4.Cell43"><text:p text:style-name="P3471"/></table:table-cell><table:table-cell table:style-name="Table4.Cell44"><text:p text:style-name="P2750"><text:span text:style-name="CharStyle27">11. LandongAyang</text:span></text:p></table:table-cell><table:table-cell table:style-name="Table4.Cell45"><text:p text:style-name="P2554"><text:span text:style-name="CharStyle27">2,290</text:span></text:p></table:table-cell></table:table-row><table:table-row table:style-name="Table4.R16"><table:table-cell table:style-name="Table4.Cell46"><text:p text:style-name="P3471"/></table:table-cell><table:table-cell table:style-name="Table4.Cell47"><text:p text:style-name="P1459"><text:span text:style-name="CharStyle27">12. Loro</text:span></text:p></table:table-cell><table:table-cell table:style-name="Table4.Cell48"><text:p text:style-name="P2101"><text:span text:style-name="CharStyle27">128</text:span></text:p></table:table-cell></table:table-row><table:table-row table:style-name="Table4.R17"><table:table-cell table:style-name="Table4.Cell49"><text:p text:style-name="P3471"/></table:table-cell><table:table-cell table:style-name="Table4.Cell50"><text:p text:style-name="P2508"><text:span text:style-name="CharStyle27">13. Tajau</text:span></text:p></table:table-cell><table:table-cell table:style-name="Table4.Cell51"><text:p text:style-name="P3028"><text:span text:style-name="CharStyle27">751</text:span></text:p></table:table-cell></table:table-row><table:table-row table:style-name="Table4.R18"><table:table-cell table:style-name="Table4.Cell52"><text:p text:style-name="P3471"/></table:table-cell><table:table-cell table:style-name="Table4.Cell53"><text:p text:style-name="P1000"><text:span text:style-name="CharStyle27">14. Limau-Limauan</text:span></text:p></table:table-cell><table:table-cell table:style-name="Table4.Cell54"><text:p text:style-name="P2121"><text:span text:style-name="CharStyle27">687</text:span></text:p></table:table-cell></table:table-row><table:table-row table:style-name="Table4.R19"><table:table-cell table:style-name="Table4.Cell55"><text:p text:style-name="P3471"/></table:table-cell><table:table-cell table:style-name="Table4.Cell56"><text:p text:style-name="P1450"><text:span text:style-name="CharStyle27">15. Pantai Bahagia</text:span></text:p></table:table-cell><table:table-cell table:style-name="Table4.Cell57"><text:p text:style-name="P1863"><text:span text:style-name="CharStyle27">2,219</text:span></text:p></table:table-cell></table:table-row><table:table-row table:style-name="Table4.R20"><table:table-cell table:style-name="Table4.Cell58"><text:p text:style-name="P3471"/></table:table-cell><table:table-cell table:style-name="Table4.Cell59"><text:p text:style-name="P3471"/></table:table-cell><table:table-cell table:style-name="Table4.Cell60"><text:p text:style-name="P2164"><text:span text:style-name="CharStyle27">22,489</text:span></text:p></table:table-cell></table:table-row><table:table-row table:style-name="Table4.R21"><table:table-cell table:style-name="Table4.Cell61" table:number-columns-spanned="2"><text:p text:style-name="P2354"><text:span text:style-name="CharStyle27">Jumlah Bilangan Pemilih dalam Bahagian Pilihan Raya</text:span></text:p></table:table-cell><table:table-cell table:style-name="Table4.Cell62"><text:p text:style-name="P2556"><text:span text:style-name="CharStyle27">47,410</text:span></text:p></table:table-cell></table:table-row></table:table><text:p text:style-name="P1446"><text:span text:style-name="CharStyle50">Persekutuan P. 167 Kudat:</text:span></text:p><text:p text:style-name="P2038"><text:span text:style-name="CharStyle25">Total Number of Electors in the Federal Constituency of<text:line-break/>P.167 Kudat:</text:span></text:p></draw:text-box></draw:frame></text:p>
        <text:p text:style-name="P3082"><text:span text:style-name="CharStyle52">10</text:span></text:p>
      </text:section>
      <text:section text:style-name="Sect7" text:name="Section7">
        <text:p text:style-name="P3542"><draw:frame draw:style-name="fr15" svg:x="4.163cm" svg:y="0.004cm" svg:width="12.675cm" fo:min-height="1.069cm" text:anchor-type="paragraph"><draw:text-box><text:p text:style-name="P2602"><text:span text:style-name="CharStyle53">BAHAGIAN PILIHAN RAYA PERSEKUTUAN: P. 168 KOTA MARUDU</text:span></text:p><text:p text:style-name="P2454"><text:span text:style-name="CharStyle55">FEDERAL CONSTITUENCY: P. 168 KOTA MARUDU</text:span></text:p></draw:text-box></draw:frame><draw:frame draw:style-name="fr16" svg:x="10.283cm" svg:y="26.328cm" svg:width="0.441cm" fo:min-height="0.455cm" text:anchor-type="paragraph"><draw:text-box><text:p text:style-name="P2650"><text:span text:style-name="CharStyle57">11</text:span></text:p></draw:text-box></draw:frame></text:p>
        <text:p text:style-name="P46"/>
        <text:p text:style-name="P47"/>
        <text:p text:style-name="P48"/>
        <text:p text:style-name="P49"/>
        <text:p text:style-name="P50"/>
        <text:p text:style-name="P51"/>
        <text:p text:style-name="P52"/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  <text:p text:style-name="P87"/>
      </text:section>
      <text:section text:style-name="Sect8" text:name="Section8">
        <text:p text:style-name="P3543"><draw:frame draw:style-name="fr17" svg:x="0.000cm" svg:y="0.000cm" svg:width="15.688cm" fo:min-height="0.002cm" text:anchor-type="paragraph"><draw:text-box><table:table table:style-name="Table5"><table:table-column table:style-name="Table5.C1"/><table:table-column table:style-name="Table5.C2"/><table:table-column table:style-name="Table5.C3"/><table:table-row table:style-name="Table5.R1"><table:table-cell table:style-name="Table5.Cell1"><text:p text:style-name="P2799"><text:span text:style-name="CharStyle27">(1)</text:span></text:p></table:table-cell><table:table-cell table:style-name="Table5.Cell2"><text:p text:style-name="P2807"><text:span text:style-name="CharStyle27">(2)</text:span></text:p></table:table-cell><table:table-cell table:style-name="Table5.Cell3"><text:p text:style-name="P2118"><text:span text:style-name="CharStyle27">(3)</text:span></text:p></table:table-cell></table:table-row><table:table-row table:style-name="Table5.R2"><table:table-cell table:style-name="Table5.Cell4"><text:p text:style-name="P2034"><text:span text:style-name="CharStyle27">Bahagian Pilihan Raya<text:line-break/>Negeri</text:span></text:p></table:table-cell><table:table-cell table:style-name="Table5.Cell5"><text:p text:style-name="P925"><text:span text:style-name="CharStyle27">Daerah Mengundi</text:span></text:p></table:table-cell><table:table-cell table:style-name="Table5.Cell6"><text:p text:style-name="P1522"><text:span text:style-name="CharStyle27">Bilangan Pemilih</text:span></text:p></table:table-cell></table:table-row><table:table-row table:style-name="Table5.R3"><table:table-cell table:style-name="Table5.Cell7"><text:p text:style-name="P1444"><text:span text:style-name="CharStyle28">State Constituency</text:span></text:p></table:table-cell><table:table-cell table:style-name="Table5.Cell8"><text:p text:style-name="P2849"><text:span text:style-name="CharStyle28">Polling District</text:span></text:p></table:table-cell><table:table-cell table:style-name="Table5.Cell9"><text:p text:style-name="P2023"><text:span text:style-name="CharStyle28">Number of Electors</text:span></text:p></table:table-cell></table:table-row><table:table-row table:style-name="Table5.R4"><table:table-cell table:style-name="Table5.Cell10"><text:p text:style-name="P3471"/></table:table-cell><table:table-cell table:style-name="Table5.Cell11"><text:p text:style-name="P1316"><text:span text:style-name="CharStyle27">22. Panudahan</text:span></text:p></table:table-cell><table:table-cell table:style-name="Table5.Cell12"><text:p text:style-name="P2711"><text:span text:style-name="CharStyle27">400</text:span></text:p></table:table-cell></table:table-row><table:table-row table:style-name="Table5.R5"><table:table-cell table:style-name="Table5.Cell13"><text:p text:style-name="P3471"/></table:table-cell><table:table-cell table:style-name="Table5.Cell14"><text:p text:style-name="P2356"><text:span text:style-name="CharStyle27">23. Narandang</text:span></text:p></table:table-cell><table:table-cell table:style-name="Table5.Cell15"><text:p text:style-name="P1235"><text:span text:style-name="CharStyle27">347</text:span></text:p></table:table-cell></table:table-row><table:table-row table:style-name="Table5.R6"><table:table-cell table:style-name="Table5.Cell16"><text:p text:style-name="P3471"/></table:table-cell><table:table-cell table:style-name="Table5.Cell17"><text:p text:style-name="P1984"><text:span text:style-name="CharStyle27">24. Terongkongan</text:span></text:p></table:table-cell><table:table-cell table:style-name="Table5.Cell18"><text:p text:style-name="P1266"><text:span text:style-name="CharStyle27">479</text:span></text:p></table:table-cell></table:table-row><table:table-row table:style-name="Table5.R7"><table:table-cell table:style-name="Table5.Cell19"><text:p text:style-name="P3471"/></table:table-cell><table:table-cell table:style-name="Table5.Cell20"><text:p text:style-name="P2570"><text:span text:style-name="CharStyle27">25. Pata</text:span></text:p></table:table-cell><table:table-cell table:style-name="Table5.Cell21"><text:p text:style-name="P2752"><text:span text:style-name="CharStyle27">274</text:span></text:p><text:p text:style-name="P2598"><text:span text:style-name="CharStyle27">14,817</text:span></text:p></table:table-cell></table:table-row><table:table-row table:style-name="Table5.R8"><table:table-cell table:style-name="Table5.Cell22"><text:p text:style-name="P2635"><text:span text:style-name="CharStyle27">N. 06 MANGARIS</text:span></text:p></table:table-cell><table:table-cell table:style-name="Table5.Cell23"><text:p text:style-name="P1798"><text:span text:style-name="CharStyle27">1. Bintasan</text:span></text:p></table:table-cell><table:table-cell table:style-name="Table5.Cell24"><text:p text:style-name="P2083"><text:span text:style-name="CharStyle27">1,330</text:span></text:p></table:table-cell></table:table-row><table:table-row table:style-name="Table5.R9"><table:table-cell table:style-name="Table5.Cell25"><text:p text:style-name="P3471"/></table:table-cell><table:table-cell table:style-name="Table5.Cell26"><text:p text:style-name="P2761"><text:span text:style-name="CharStyle27">2. Mangaris</text:span></text:p></table:table-cell><table:table-cell table:style-name="Table5.Cell27"><text:p text:style-name="P1927"><text:span text:style-name="CharStyle27">1,126</text:span></text:p></table:table-cell></table:table-row><table:table-row table:style-name="Table5.R10"><table:table-cell table:style-name="Table5.Cell28"><text:p text:style-name="P3471"/></table:table-cell><table:table-cell table:style-name="Table5.Cell29"><text:p text:style-name="P2138"><text:span text:style-name="CharStyle27">3. Tagaroh</text:span></text:p></table:table-cell><table:table-cell table:style-name="Table5.Cell30"><text:p text:style-name="P2911"><text:span text:style-name="CharStyle27">1,011</text:span></text:p></table:table-cell></table:table-row><table:table-row table:style-name="Table5.R11"><table:table-cell table:style-name="Table5.Cell31"><text:p text:style-name="P3471"/></table:table-cell><table:table-cell table:style-name="Table5.Cell32"><text:p text:style-name="P2927"><text:span text:style-name="CharStyle27">4. Langkon</text:span></text:p></table:table-cell><table:table-cell table:style-name="Table5.Cell33"><text:p text:style-name="P2212"><text:span text:style-name="CharStyle27">810</text:span></text:p></table:table-cell></table:table-row><table:table-row table:style-name="Table5.R12"><table:table-cell table:style-name="Table5.Cell34"><text:p text:style-name="P3471"/></table:table-cell><table:table-cell table:style-name="Table5.Cell35"><text:p text:style-name="P2763"><text:span text:style-name="CharStyle27">5. Mangin</text:span></text:p></table:table-cell><table:table-cell table:style-name="Table5.Cell36"><text:p text:style-name="P1734"><text:span text:style-name="CharStyle27">323</text:span></text:p></table:table-cell></table:table-row><table:table-row table:style-name="Table5.R13"><table:table-cell table:style-name="Table5.Cell37"><text:p text:style-name="P3471"/></table:table-cell><table:table-cell table:style-name="Table5.Cell38"><text:p text:style-name="P1916"><text:span text:style-name="CharStyle27">6. Ranau</text:span></text:p></table:table-cell><table:table-cell table:style-name="Table5.Cell39"><text:p text:style-name="P3157"><text:span text:style-name="CharStyle27">1,238</text:span></text:p></table:table-cell></table:table-row><table:table-row table:style-name="Table5.R14"><table:table-cell table:style-name="Table5.Cell40"><text:p text:style-name="P3471"/></table:table-cell><table:table-cell table:style-name="Table5.Cell41"><text:p text:style-name="P1072"><text:span text:style-name="CharStyle27">7. Bongon</text:span></text:p></table:table-cell><table:table-cell table:style-name="Table5.Cell42"><text:p text:style-name="P2018"><text:span text:style-name="CharStyle27">2,544</text:span></text:p></table:table-cell></table:table-row><table:table-row table:style-name="Table5.R15"><table:table-cell table:style-name="Table5.Cell43"><text:p text:style-name="P3471"/></table:table-cell><table:table-cell table:style-name="Table5.Cell44"><text:p text:style-name="P2772"><text:span text:style-name="CharStyle27">8. Ongkilan</text:span></text:p></table:table-cell><table:table-cell table:style-name="Table5.Cell45"><text:p text:style-name="P2048"><text:span text:style-name="CharStyle27">513</text:span></text:p></table:table-cell></table:table-row><table:table-row table:style-name="Table5.R16"><table:table-cell table:style-name="Table5.Cell46"><text:p text:style-name="P3471"/></table:table-cell><table:table-cell table:style-name="Table5.Cell47"><text:p text:style-name="P2346"><text:span text:style-name="CharStyle27">9. Taritipan</text:span></text:p></table:table-cell><table:table-cell table:style-name="Table5.Cell48"><text:p text:style-name="P3310"><text:span text:style-name="CharStyle27">868</text:span></text:p></table:table-cell></table:table-row><table:table-row table:style-name="Table5.R17"><table:table-cell table:style-name="Table5.Cell49"><text:p text:style-name="P3471"/></table:table-cell><table:table-cell table:style-name="Table5.Cell50"><text:p text:style-name="P3266"><text:span text:style-name="CharStyle27">10. Tingkalanon</text:span></text:p></table:table-cell><table:table-cell table:style-name="Table5.Cell51"><text:p text:style-name="P2717"><text:span text:style-name="CharStyle27">1,986</text:span></text:p></table:table-cell></table:table-row><table:table-row table:style-name="Table5.R18"><table:table-cell table:style-name="Table5.Cell52"><text:p text:style-name="P3471"/></table:table-cell><table:table-cell table:style-name="Table5.Cell53"><text:p text:style-name="P1502"><text:span text:style-name="CharStyle27">11. Popok</text:span></text:p></table:table-cell><table:table-cell table:style-name="Table5.Cell54"><text:p text:style-name="P3159"><text:span text:style-name="CharStyle27">1,207</text:span></text:p></table:table-cell></table:table-row><table:table-row table:style-name="Table5.R19"><table:table-cell table:style-name="Table5.Cell55"><text:p text:style-name="P3471"/></table:table-cell><table:table-cell table:style-name="Table5.Cell56"><text:p text:style-name="P2060"><text:span text:style-name="CharStyle27">12. Tanjung Batu</text:span></text:p></table:table-cell><table:table-cell table:style-name="Table5.Cell57"><text:p text:style-name="P1219"><text:span text:style-name="CharStyle27">842</text:span></text:p><text:p text:style-name="P3035"><text:span text:style-name="CharStyle27">13,798</text:span></text:p></table:table-cell></table:table-row><table:table-row table:style-name="Table5.R20"><table:table-cell table:style-name="Table5.Cell58"><text:p text:style-name="P1745"><text:span text:style-name="CharStyle27">N. 07 TANDEK</text:span></text:p></table:table-cell><table:table-cell table:style-name="Table5.Cell59"><text:p text:style-name="P1602"><text:span text:style-name="CharStyle27">1. Panaitan</text:span></text:p></table:table-cell><table:table-cell table:style-name="Table5.Cell60"><text:p text:style-name="P1105"><text:span text:style-name="CharStyle27">772</text:span></text:p></table:table-cell></table:table-row><table:table-row table:style-name="Table5.R21"><table:table-cell table:style-name="Table5.Cell61"><text:p text:style-name="P3471"/></table:table-cell><table:table-cell table:style-name="Table5.Cell62"><text:p text:style-name="P1993"><text:span text:style-name="CharStyle27">2. Talantang</text:span></text:p></table:table-cell><table:table-cell table:style-name="Table5.Cell63"><text:p text:style-name="P2605"><text:span text:style-name="CharStyle27">1,173</text:span></text:p></table:table-cell></table:table-row><table:table-row table:style-name="Table5.R22"><table:table-cell table:style-name="Table5.Cell64"><text:p text:style-name="P3471"/></table:table-cell><table:table-cell table:style-name="Table5.Cell65"><text:p text:style-name="P2041"><text:span text:style-name="CharStyle27">3. Ulu Bengkoka</text:span></text:p></table:table-cell><table:table-cell table:style-name="Table5.Cell66"><text:p text:style-name="P1920"><text:span text:style-name="CharStyle27">150</text:span></text:p></table:table-cell></table:table-row></table:table></draw:text-box></draw:frame></text:p>
        <text:p text:style-name="P89"/>
      </text:section>
      <text:section text:style-name="Sect9" text:name="Section9">
        <text:p text:style-name="P3544"><draw:frame draw:style-name="fr19" svg:x="2.671cm" svg:y="0.000cm" svg:width="4.251cm" fo:min-height="2.798cm" text:anchor-type="paragraph"><draw:text-box><text:h text:outline-level="1" text:style-name="P2542"><text:bookmark-start text:name="bookmark3"/><text:span text:style-name="CharStyle47">(1)</text:span><text:bookmark-end text:name="bookmark3"/></text:h><text:p text:style-name="P2241"><text:span text:style-name="CharStyle33">Bahagian Pilihan Raya<text:line-break/>Negeri<text:line-break/></text:span><text:span text:style-name="CharStyle42">State Constituency</text:span></text:p></draw:text-box></draw:frame><draw:frame draw:style-name="fr20" svg:x="8.936cm" svg:y="0.000cm" svg:width="3.454cm" fo:min-height="2.949cm" text:anchor-type="paragraph"><draw:text-box><text:h text:outline-level="1" text:style-name="P2378"><text:bookmark-start text:name="bookmark4"/><text:span text:style-name="CharStyle59">(</text:span><text:span text:style-name="CharStyle60">2</text:span><text:span text:style-name="CharStyle59">)</text:span><text:bookmark-end text:name="bookmark4"/></text:h><text:p text:style-name="P2450"><text:span text:style-name="CharStyle61">Daerah Mengundi<text:line-break/></text:span><text:span text:style-name="CharStyle62">Polling District</text:span></text:p></draw:text-box></draw:frame><draw:frame draw:style-name="fr21" svg:x="14.593cm" svg:y="0.000cm" svg:width="3.641cm" fo:min-height="2.949cm" text:anchor-type="paragraph"><draw:text-box><text:h text:outline-level="1" text:style-name="P2820"><text:bookmark-start text:name="bookmark5"/><text:span text:style-name="CharStyle47">(3)</text:span><text:bookmark-end text:name="bookmark5"/></text:h><text:p text:style-name="P2285"><text:span text:style-name="CharStyle61">Bilangan Pemilih<text:line-break/></text:span><text:span text:style-name="CharStyle62">Number of Electors</text:span></text:p></draw:text-box></draw:frame><draw:frame draw:style-name="fr18" svg:x="8.428cm" svg:y="3.235cm" svg:width="9.957cm" fo:min-height="0.002cm" text:anchor-type="paragraph"><draw:text-box><table:table table:style-name="Table6"><table:table-column table:style-name="Table6.C1"/><table:table-column table:style-name="Table6.C2"/><table:table-column table:style-name="Table6.C3"/><table:table-row table:style-name="Table6.R1"><table:table-cell table:style-name="Table6.Cell1"><text:p text:style-name="P2819"><text:span text:style-name="CharStyle27">4.</text:span></text:p></table:table-cell><table:table-cell table:style-name="Table6.Cell2"><text:p text:style-name="P1280"><text:span text:style-name="CharStyle27">Gana</text:span></text:p></table:table-cell><table:table-cell table:style-name="Table6.Cell3"><text:p text:style-name="P2809"><text:span text:style-name="CharStyle27">492</text:span></text:p></table:table-cell></table:table-row><table:table-row table:style-name="Table6.R2"><table:table-cell table:style-name="Table6.Cell4"><text:p text:style-name="P1405"><text:span text:style-name="CharStyle27">5.</text:span></text:p></table:table-cell><table:table-cell table:style-name="Table6.Cell5"><text:p text:style-name="P3392"><text:span text:style-name="CharStyle27">Simpangan</text:span></text:p></table:table-cell><table:table-cell table:style-name="Table6.Cell6"><text:p text:style-name="P1674"><text:span text:style-name="CharStyle27">734</text:span></text:p></table:table-cell></table:table-row><table:table-row table:style-name="Table6.R3"><table:table-cell table:style-name="Table6.Cell7"><text:p text:style-name="P2297"><text:span text:style-name="CharStyle27">6.</text:span></text:p></table:table-cell><table:table-cell table:style-name="Table6.Cell8"><text:p text:style-name="P1190"><text:span text:style-name="CharStyle27">Malangkap</text:span></text:p></table:table-cell><table:table-cell table:style-name="Table6.Cell9"><text:p text:style-name="P1868"><text:span text:style-name="CharStyle27">520</text:span></text:p></table:table-cell></table:table-row><table:table-row table:style-name="Table6.R4"><table:table-cell table:style-name="Table6.Cell10"><text:p text:style-name="P2271"><text:span text:style-name="CharStyle27">7.</text:span></text:p></table:table-cell><table:table-cell table:style-name="Table6.Cell11"><text:p text:style-name="P1157"><text:span text:style-name="CharStyle27">Marak Parak</text:span></text:p></table:table-cell><table:table-cell table:style-name="Table6.Cell12"><text:p text:style-name="P950"><text:span text:style-name="CharStyle27">711</text:span></text:p></table:table-cell></table:table-row><table:table-row table:style-name="Table6.R5"><table:table-cell table:style-name="Table6.Cell13"><text:p text:style-name="P1558"><text:span text:style-name="CharStyle27">8.</text:span></text:p></table:table-cell><table:table-cell table:style-name="Table6.Cell14"><text:p text:style-name="P2183"><text:span text:style-name="CharStyle27">Salimandut</text:span></text:p></table:table-cell><table:table-cell table:style-name="Table6.Cell15"><text:p text:style-name="P2324"><text:span text:style-name="CharStyle27">1,550</text:span></text:p></table:table-cell></table:table-row><table:table-row table:style-name="Table6.R6"><table:table-cell table:style-name="Table6.Cell16"><text:p text:style-name="P3272"><text:span text:style-name="CharStyle27">9.</text:span></text:p></table:table-cell><table:table-cell table:style-name="Table6.Cell17"><text:p text:style-name="P2781"><text:span text:style-name="CharStyle27">Samparita</text:span></text:p></table:table-cell><table:table-cell table:style-name="Table6.Cell18"><text:p text:style-name="P1555"><text:span text:style-name="CharStyle27">397</text:span></text:p></table:table-cell></table:table-row><table:table-row table:style-name="Table6.R7"><table:table-cell table:style-name="Table6.Cell19"><text:p text:style-name="P3024"><text:span text:style-name="CharStyle27">10.</text:span></text:p></table:table-cell><table:table-cell table:style-name="Table6.Cell20"><text:p text:style-name="P3026"><text:span text:style-name="CharStyle27">Lingkabungan</text:span></text:p></table:table-cell><table:table-cell table:style-name="Table6.Cell21"><text:p text:style-name="P3071"><text:span text:style-name="CharStyle27">283</text:span></text:p></table:table-cell></table:table-row><table:table-row table:style-name="Table6.R8"><table:table-cell table:style-name="Table6.Cell22"><text:p text:style-name="P2414"><text:span text:style-name="CharStyle27">11.</text:span></text:p></table:table-cell><table:table-cell table:style-name="Table6.Cell23"><text:p text:style-name="P1330"><text:span text:style-name="CharStyle27">Sonsogon Magandai</text:span></text:p></table:table-cell><table:table-cell table:style-name="Table6.Cell24"><text:p text:style-name="P3347"><text:span text:style-name="CharStyle27">692</text:span></text:p></table:table-cell></table:table-row><table:table-row table:style-name="Table6.R9"><table:table-cell table:style-name="Table6.Cell25"><text:p text:style-name="P1814"><text:span text:style-name="CharStyle27">12.</text:span></text:p></table:table-cell><table:table-cell table:style-name="Table6.Cell26"><text:p text:style-name="P2794"><text:span text:style-name="CharStyle27">Gouton</text:span></text:p></table:table-cell><table:table-cell table:style-name="Table6.Cell27"><text:p text:style-name="P1146"><text:span text:style-name="CharStyle27">171</text:span></text:p></table:table-cell></table:table-row><table:table-row table:style-name="Table6.R10"><table:table-cell table:style-name="Table6.Cell28"><text:p text:style-name="P2851"><text:span text:style-name="CharStyle27">13.</text:span></text:p></table:table-cell><table:table-cell table:style-name="Table6.Cell29"><text:p text:style-name="P2833"><text:span text:style-name="CharStyle27">Bombong I</text:span></text:p></table:table-cell><table:table-cell table:style-name="Table6.Cell30"><text:p text:style-name="P2836"><text:span text:style-name="CharStyle27">382</text:span></text:p></table:table-cell></table:table-row><table:table-row table:style-name="Table6.R11"><table:table-cell table:style-name="Table6.Cell31"><text:p text:style-name="P2816"><text:span text:style-name="CharStyle27">14.</text:span></text:p></table:table-cell><table:table-cell table:style-name="Table6.Cell32"><text:p text:style-name="P2802"><text:span text:style-name="CharStyle27">Damai</text:span></text:p></table:table-cell><table:table-cell table:style-name="Table6.Cell33"><text:p text:style-name="P2625"><text:span text:style-name="CharStyle27">1,114</text:span></text:p></table:table-cell></table:table-row><table:table-row table:style-name="Table6.R12"><table:table-cell table:style-name="Table6.Cell34"><text:p text:style-name="P2783"><text:span text:style-name="CharStyle27">15.</text:span></text:p></table:table-cell><table:table-cell table:style-name="Table6.Cell35"><text:p text:style-name="P2759"><text:span text:style-name="CharStyle27">Tagibang</text:span></text:p></table:table-cell><table:table-cell table:style-name="Table6.Cell36"><text:p text:style-name="P1049"><text:span text:style-name="CharStyle27">276</text:span></text:p></table:table-cell></table:table-row><table:table-row table:style-name="Table6.R13"><table:table-cell table:style-name="Table6.Cell37"><text:p text:style-name="P3010"><text:span text:style-name="CharStyle27">16.</text:span></text:p></table:table-cell><table:table-cell table:style-name="Table6.Cell38"><text:p text:style-name="P1526"><text:span text:style-name="CharStyle27">Goshen</text:span></text:p></table:table-cell><table:table-cell table:style-name="Table6.Cell39"><text:p text:style-name="P2154"><text:span text:style-name="CharStyle27">1,544</text:span></text:p></table:table-cell></table:table-row><table:table-row table:style-name="Table6.R14"><table:table-cell table:style-name="Table6.Cell40"><text:p text:style-name="P1053"><text:span text:style-name="CharStyle27">17.</text:span></text:p></table:table-cell><table:table-cell table:style-name="Table6.Cell41"><text:p text:style-name="P2013"><text:span text:style-name="CharStyle27">Timbang Batu</text:span></text:p></table:table-cell><table:table-cell table:style-name="Table6.Cell42"><text:p text:style-name="P3098"><text:span text:style-name="CharStyle27">905</text:span></text:p></table:table-cell></table:table-row><table:table-row table:style-name="Table6.R15"><table:table-cell table:style-name="Table6.Cell43"><text:p text:style-name="P2862"><text:span text:style-name="CharStyle27">18.</text:span></text:p></table:table-cell><table:table-cell table:style-name="Table6.Cell44"><text:p text:style-name="P3225"><text:span text:style-name="CharStyle27">Sunsui</text:span></text:p></table:table-cell><table:table-cell table:style-name="Table6.Cell45"><text:p text:style-name="P1315"><text:span text:style-name="CharStyle27">374</text:span></text:p></table:table-cell></table:table-row><table:table-row table:style-name="Table6.R16"><table:table-cell table:style-name="Table6.Cell46"><text:p text:style-name="P1946"><text:span text:style-name="CharStyle27">19.</text:span></text:p></table:table-cell><table:table-cell table:style-name="Table6.Cell47"><text:p text:style-name="P2612"><text:span text:style-name="CharStyle27">Pangapuyan</text:span></text:p></table:table-cell><table:table-cell table:style-name="Table6.Cell48"><text:p text:style-name="P1594"><text:span text:style-name="CharStyle27">489</text:span></text:p></table:table-cell></table:table-row><table:table-row table:style-name="Table6.R17"><table:table-cell table:style-name="Table6.Cell49"><text:p text:style-name="P1777"><text:span text:style-name="CharStyle27">20.</text:span></text:p></table:table-cell><table:table-cell table:style-name="Table6.Cell50"><text:p text:style-name="P2403"><text:span text:style-name="CharStyle27">Masalog</text:span></text:p></table:table-cell><table:table-cell table:style-name="Table6.Cell51"><text:p text:style-name="P991"><text:span text:style-name="CharStyle27">1,133</text:span></text:p></table:table-cell></table:table-row><table:table-row table:style-name="Table6.R18"><table:table-cell table:style-name="Table6.Cell52"><text:p text:style-name="P3471"/></table:table-cell><table:table-cell table:style-name="Table6.Cell53"><text:p text:style-name="P3471"/></table:table-cell><table:table-cell table:style-name="Table6.Cell54"><text:p text:style-name="P1834"><text:span text:style-name="CharStyle27">13,862</text:span></text:p></table:table-cell></table:table-row><table:table-row table:style-name="Table6.R19"><table:table-cell table:style-name="Table6.Cell55" table:number-columns-spanned="2"><text:p text:style-name="P3451"><text:span text:style-name="CharStyle27">Bahagian Pilihan Raya</text:span></text:p></table:table-cell><table:table-cell table:style-name="Table6.Cell56"><text:p text:style-name="P2686"><text:span text:style-name="CharStyle27">42,477</text:span></text:p></table:table-cell></table:table-row></table:table></draw:text-box></draw:frame><draw:frame draw:style-name="fr22" svg:x="2.603cm" svg:y="22.195cm" svg:width="10.058cm" fo:min-height="1.812cm" text:anchor-type="paragraph"><draw:text-box><text:p text:style-name="P2461"><text:span text:style-name="CharStyle33">Persekutuan P. 168 Kota Marudu:</text:span></text:p><text:p text:style-name="P2136"><text:span text:style-name="CharStyle62">Total Number of Electors in the Federal Constituency of<text:line-break/>P. 168 Kota Marudu:</text:span></text:p></draw:text-box></draw:frame><draw:frame draw:style-name="fr23" svg:x="10.283cm" svg:y="26.361cm" svg:width="0.432cm" fo:min-height="0.455cm" text:anchor-type="paragraph"><draw:text-box><text:p text:style-name="P2722"><text:span text:style-name="CharStyle63">13</text:span></text:p></draw:text-box></draw:frame></text:p>
        <text:p text:style-name="P91"/>
        <text:p text:style-name="P92"/>
        <text:p text:style-name="P93"/>
        <text:p text:style-name="P94"/>
        <text:p text:style-name="P95"/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  <text:p text:style-name="P127"/>
        <text:p text:style-name="P128"/>
        <text:p text:style-name="P129"/>
        <text:p text:style-name="P130"/>
        <text:p text:style-name="P131"/>
        <text:p text:style-name="P132"/>
      </text:section>
      <text:section text:style-name="Sect10" text:name="Section10">
        <text:p text:style-name="P3545"><draw:frame draw:style-name="fr29" svg:x="4.381cm" svg:y="0.004cm" svg:width="12.217cm" fo:min-height="1.069cm" text:anchor-type="paragraph"><draw:text-box><text:p text:style-name="P2673"><text:span text:style-name="CharStyle66">BAHAGIAN PILIHAN RAYA PERSEKUTUAN: P. 169 KOTA BELUD</text:span></text:p><text:p text:style-name="P1453"><text:span text:style-name="CharStyle68">FEDERAL CONSTITUENCY: P.169 KOTA BELUD</text:span></text:p></draw:text-box></draw:frame><draw:frame draw:style-name="fr30" svg:x="2.748cm" svg:y="1.466cm" svg:width="9.559cm" fo:min-height="2.988cm" text:anchor-type="paragraph"><draw:text-box><text:h text:outline-level="1" text:style-name="P2626"><text:bookmark-start text:name="bookmark6"/><text:span text:style-name="CharStyle47">(1) (2)</text:span><text:bookmark-end text:name="bookmark6"/></text:h><text:p text:style-name="P2790"><text:span text:style-name="CharStyle33">Bahagian Pilihan Raya<text:tab/>Daerah<text:tab/>Mengundi</text:span></text:p><text:p text:style-name="P993"><text:span text:style-name="CharStyle61">Negeri<text:line-break/></text:span><text:span text:style-name="CharStyle62">State Constituency</text:span></text:p></draw:text-box></draw:frame><draw:frame draw:style-name="fr31" svg:x="2.697cm" svg:y="4.835cm" svg:width="3.023cm" fo:min-height="0.526cm" text:anchor-type="paragraph"><draw:text-box><text:p text:style-name="P1623"><text:span text:style-name="CharStyle33">N. 08 PINTASAN</text:span></text:p></draw:text-box></draw:frame><draw:frame draw:style-name="fr32" svg:x="2.697cm" svg:y="16.831cm" svg:width="3.209cm" fo:min-height="0.526cm" text:anchor-type="paragraph"><draw:text-box><text:p text:style-name="P2345"><text:span text:style-name="CharStyle33">N. 09 TEMPASUK</text:span></text:p></draw:text-box></draw:frame><draw:frame draw:style-name="fr28" svg:x="8.751cm" svg:y="4.877cm" svg:width="9.627cm" fo:min-height="18.449cm" text:anchor-type="paragraph"><draw:text-box><table:table table:style-name="Table7"><table:table-column table:style-name="Table7.C1"/><table:table-column table:style-name="Table7.C2"/><table:table-column table:style-name="Table7.C3"/><table:table-row table:style-name="Table7.R1"><table:table-cell table:style-name="Table7.Cell1"><text:p text:style-name="P927"><text:span text:style-name="CharStyle7">1.</text:span></text:p></table:table-cell><table:table-cell table:style-name="Table7.Cell2"><text:p text:style-name="P2934"><text:span text:style-name="CharStyle7">Dudar</text:span></text:p></table:table-cell><table:table-cell table:style-name="Table7.Cell3"><text:p text:style-name="P3262"><text:span text:style-name="CharStyle7">1,333</text:span></text:p></table:table-cell></table:table-row><table:table-row table:style-name="Table7.R2"><table:table-cell table:style-name="Table7.Cell4"><text:p text:style-name="P3268"><text:span text:style-name="CharStyle7">2.</text:span></text:p></table:table-cell><table:table-cell table:style-name="Table7.Cell5"><text:p text:style-name="P2915"><text:span text:style-name="CharStyle7">Rampayan</text:span></text:p></table:table-cell><table:table-cell table:style-name="Table7.Cell6"><text:p text:style-name="P1598"><text:span text:style-name="CharStyle7">1,547</text:span></text:p></table:table-cell></table:table-row><table:table-row table:style-name="Table7.R3"><table:table-cell table:style-name="Table7.Cell7"><text:p text:style-name="P2199"><text:span text:style-name="CharStyle7">3.</text:span></text:p></table:table-cell><table:table-cell table:style-name="Table7.Cell8"><text:p text:style-name="P1095"><text:span text:style-name="CharStyle7">Timbang</text:span></text:p></table:table-cell><table:table-cell table:style-name="Table7.Cell9"><text:p text:style-name="P2981"><text:span text:style-name="CharStyle7">1,342</text:span></text:p></table:table-cell></table:table-row><table:table-row table:style-name="Table7.R4"><table:table-cell table:style-name="Table7.Cell10"><text:p text:style-name="P3184"><text:span text:style-name="CharStyle7">4.</text:span></text:p></table:table-cell><table:table-cell table:style-name="Table7.Cell11"><text:p text:style-name="P2597"><text:span text:style-name="CharStyle7">Tamau</text:span></text:p></table:table-cell><table:table-cell table:style-name="Table7.Cell12"><text:p text:style-name="P1483"><text:span text:style-name="CharStyle7">1,197</text:span></text:p></table:table-cell></table:table-row><table:table-row table:style-name="Table7.R5"><table:table-cell table:style-name="Table7.Cell13"><text:p text:style-name="P2962"><text:span text:style-name="CharStyle7">5.</text:span></text:p></table:table-cell><table:table-cell table:style-name="Table7.Cell14"><text:p text:style-name="P3065"><text:span text:style-name="CharStyle7">Merbau</text:span></text:p></table:table-cell><table:table-cell table:style-name="Table7.Cell15"><text:p text:style-name="P1582"><text:span text:style-name="CharStyle7">576</text:span></text:p></table:table-cell></table:table-row><table:table-row table:style-name="Table7.R6"><table:table-cell table:style-name="Table7.Cell16"><text:p text:style-name="P2207"><text:span text:style-name="CharStyle7">6.</text:span></text:p></table:table-cell><table:table-cell table:style-name="Table7.Cell17"><text:p text:style-name="P1718"><text:span text:style-name="CharStyle7">Pandasan</text:span></text:p></table:table-cell><table:table-cell table:style-name="Table7.Cell18"><text:p text:style-name="P1752"><text:span text:style-name="CharStyle7">865</text:span></text:p></table:table-cell></table:table-row><table:table-row table:style-name="Table7.R7"><table:table-cell table:style-name="Table7.Cell19"><text:p text:style-name="P3100"><text:span text:style-name="CharStyle7">7.</text:span></text:p></table:table-cell><table:table-cell table:style-name="Table7.Cell20"><text:p text:style-name="P3141"><text:span text:style-name="CharStyle7">Kota Peladok</text:span></text:p></table:table-cell><table:table-cell table:style-name="Table7.Cell21"><text:p text:style-name="P1890"><text:span text:style-name="CharStyle7">546</text:span></text:p></table:table-cell></table:table-row><table:table-row table:style-name="Table7.R8"><table:table-cell table:style-name="Table7.Cell22"><text:p text:style-name="P1933"><text:span text:style-name="CharStyle7">8.</text:span></text:p></table:table-cell><table:table-cell table:style-name="Table7.Cell23"><text:p text:style-name="P2547"><text:span text:style-name="CharStyle7">Rampayan Ulu</text:span></text:p></table:table-cell><table:table-cell table:style-name="Table7.Cell24"><text:p text:style-name="P1438"><text:span text:style-name="CharStyle7">257</text:span></text:p></table:table-cell></table:table-row><table:table-row table:style-name="Table7.R9"><table:table-cell table:style-name="Table7.Cell25"><text:p text:style-name="P1067"><text:span text:style-name="CharStyle7">9.</text:span></text:p></table:table-cell><table:table-cell table:style-name="Table7.Cell26"><text:p text:style-name="P1031"><text:span text:style-name="CharStyle7">Pulau Mantanani</text:span></text:p></table:table-cell><table:table-cell table:style-name="Table7.Cell27"><text:p text:style-name="P1641"><text:span text:style-name="CharStyle7">522</text:span></text:p></table:table-cell></table:table-row><table:table-row table:style-name="Table7.R10"><table:table-cell table:style-name="Table7.Cell28"><text:p text:style-name="P2277"><text:span text:style-name="CharStyle7">10.</text:span></text:p></table:table-cell><table:table-cell table:style-name="Table7.Cell29"><text:p text:style-name="P1167"><text:span text:style-name="CharStyle7">Peladok</text:span></text:p></table:table-cell><table:table-cell table:style-name="Table7.Cell30"><text:p text:style-name="P1770"><text:span text:style-name="CharStyle7">1,679</text:span></text:p></table:table-cell></table:table-row><table:table-row table:style-name="Table7.R11"><table:table-cell table:style-name="Table7.Cell31"><text:p text:style-name="P3471"/></table:table-cell><table:table-cell table:style-name="Table7.Cell32"><text:p text:style-name="P3471"/></table:table-cell><table:table-cell table:style-name="Table7.Cell33"><text:p text:style-name="P2885"><text:span text:style-name="CharStyle69">9,864</text:span></text:p></table:table-cell></table:table-row><table:table-row table:style-name="Table7.R12"><table:table-cell table:style-name="Table7.Cell34"><text:p text:style-name="P2296"><text:span text:style-name="CharStyle7">1.</text:span></text:p></table:table-cell><table:table-cell table:style-name="Table7.Cell35"><text:p text:style-name="P1189"><text:span text:style-name="CharStyle7">Kagurahan</text:span></text:p></table:table-cell><table:table-cell table:style-name="Table7.Cell36"><text:p text:style-name="P1806"><text:span text:style-name="CharStyle7">1,035</text:span></text:p></table:table-cell></table:table-row><table:table-row table:style-name="Table7.R13"><table:table-cell table:style-name="Table7.Cell37"><text:p text:style-name="P2074"><text:span text:style-name="CharStyle7">2.</text:span></text:p></table:table-cell><table:table-cell table:style-name="Table7.Cell38"><text:p text:style-name="P3020"><text:span text:style-name="CharStyle7">Taun Gusi</text:span></text:p></table:table-cell><table:table-cell table:style-name="Table7.Cell39"><text:p text:style-name="P2047"><text:span text:style-name="CharStyle7">2,707</text:span></text:p></table:table-cell></table:table-row><table:table-row table:style-name="Table7.R14"><table:table-cell table:style-name="Table7.Cell40"><text:p text:style-name="P940"><text:span text:style-name="CharStyle7">3.</text:span></text:p></table:table-cell><table:table-cell table:style-name="Table7.Cell41"><text:p text:style-name="P1543"><text:span text:style-name="CharStyle7">Tempasuk</text:span></text:p></table:table-cell><table:table-cell table:style-name="Table7.Cell42"><text:p text:style-name="P2680"><text:span text:style-name="CharStyle7">2,247</text:span></text:p></table:table-cell></table:table-row><table:table-row table:style-name="Table7.R15"><table:table-cell table:style-name="Table7.Cell43"><text:p text:style-name="P1066"><text:span text:style-name="CharStyle7">4.</text:span></text:p></table:table-cell><table:table-cell table:style-name="Table7.Cell44"><text:p text:style-name="P2522"><text:span text:style-name="CharStyle7">Rosok</text:span></text:p></table:table-cell><table:table-cell table:style-name="Table7.Cell45"><text:p text:style-name="P1417"><text:span text:style-name="CharStyle7">2,045</text:span></text:p></table:table-cell></table:table-row><table:table-row table:style-name="Table7.R16"><table:table-cell table:style-name="Table7.Cell46"><text:p text:style-name="P2056"><text:span text:style-name="CharStyle7">5.</text:span></text:p></table:table-cell><table:table-cell table:style-name="Table7.Cell47"><text:p text:style-name="P2738"><text:span text:style-name="CharStyle7">Gunding</text:span></text:p></table:table-cell><table:table-cell table:style-name="Table7.Cell48"><text:p text:style-name="P1556"><text:span text:style-name="CharStyle7">1,093</text:span></text:p></table:table-cell></table:table-row><table:table-row table:style-name="Table7.R17"><table:table-cell table:style-name="Table7.Cell49"><text:p text:style-name="P2182"><text:span text:style-name="CharStyle7">6.</text:span></text:p></table:table-cell><table:table-cell table:style-name="Table7.Cell50"><text:p text:style-name="P1081"><text:span text:style-name="CharStyle7">Jawi Jawi</text:span></text:p></table:table-cell><table:table-cell table:style-name="Table7.Cell51"><text:p text:style-name="P1689"><text:span text:style-name="CharStyle7">490</text:span></text:p></table:table-cell></table:table-row><table:table-row table:style-name="Table7.R18"><table:table-cell table:style-name="Table7.Cell52"><text:p text:style-name="P3108"><text:span text:style-name="CharStyle7">7.</text:span></text:p></table:table-cell><table:table-cell table:style-name="Table7.Cell53"><text:p text:style-name="P3110"><text:span text:style-name="CharStyle7">Labuan</text:span></text:p></table:table-cell><table:table-cell table:style-name="Table7.Cell54"><text:p text:style-name="P3112"><text:span text:style-name="CharStyle7">1,397</text:span></text:p></table:table-cell></table:table-row></table:table></draw:text-box></draw:frame><draw:frame draw:style-name="fr25" svg:x="16.981cm" svg:y="23.876cm" svg:width="1.397cm" fo:min-height="0.473cm" text:anchor-type="paragraph"><draw:text-box><text:p text:style-name="P2294"><text:span text:style-name="CharStyle35">11,014</text:span></text:p></draw:text-box></draw:frame><draw:frame draw:style-name="fr26" svg:x="9.292cm" svg:y="3.912cm" svg:width="2.760cm" fo:min-height="0.490cm" text:anchor-type="paragraph"><draw:text-box><text:p text:style-name="P1187"><text:span text:style-name="CharStyle48">Polling District</text:span></text:p></draw:text-box></draw:frame><draw:frame draw:style-name="fr27" svg:x="14.677cm" svg:y="3.912cm" svg:width="3.471cm" fo:min-height="0.490cm" text:anchor-type="paragraph"><draw:text-box><text:p text:style-name="P1803"><text:span text:style-name="CharStyle48">Number of Electors</text:span></text:p></draw:text-box></draw:frame><draw:frame draw:style-name="fr33" svg:x="10.283cm" svg:y="26.328cm" svg:width="0.448cm" fo:min-height="0.455cm" text:anchor-type="paragraph"><draw:text-box><text:p text:style-name="P1326"><text:span text:style-name="CharStyle63">14</text:span></text:p></draw:text-box></draw:frame></text:p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  <text:p text:style-name="P147"/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/>
        <text:p text:style-name="P165"/>
        <text:p text:style-name="P166"/>
        <text:p text:style-name="P167"/>
        <text:p text:style-name="P168"/>
        <text:p text:style-name="P169"/>
        <text:p text:style-name="P170"/>
        <text:p text:style-name="P171"/>
      </text:section>
      <text:section text:style-name="Sect11" text:name="Section11">
        <text:p text:style-name="P3546"><draw:frame draw:style-name="fr35" svg:x="2.748cm" svg:y="0.004cm" svg:width="9.559cm" fo:min-height="2.727cm" text:anchor-type="paragraph"><draw:text-box><text:h text:outline-level="1" text:style-name="P2555"><text:bookmark-start text:name="bookmark7"/><text:span text:style-name="CharStyle47">(1) (2)</text:span><text:bookmark-end text:name="bookmark7"/></text:h><text:p text:style-name="P1464"><text:span text:style-name="CharStyle33">Bahagian Pilihan Raya<text:tab/>Daerah<text:tab/>Mengundi</text:span></text:p><text:p text:style-name="P2133"><text:span text:style-name="CharStyle33">Negeri</text:span></text:p><text:p text:style-name="P1034"><text:span text:style-name="CharStyle62">State Constituency<text:tab/>Polling<text:tab/>District</text:span></text:p></draw:text-box></draw:frame><draw:frame draw:style-name="fr36" svg:x="14.677cm" svg:y="0.000cm" svg:width="3.471cm" fo:min-height="2.882cm" text:anchor-type="paragraph"><draw:text-box><text:h text:outline-level="1" text:style-name="P2171"><text:bookmark-start text:name="bookmark8"/><text:span text:style-name="CharStyle47">(3)</text:span><text:bookmark-end text:name="bookmark8"/></text:h><text:p text:style-name="P2948"><text:span text:style-name="CharStyle61">Bilangan Pemilih<text:line-break/></text:span><text:span text:style-name="CharStyle62">Number of Electors</text:span></text:p></draw:text-box></draw:frame><draw:frame draw:style-name="fr37" svg:x="2.697cm" svg:y="3.157cm" svg:width="2.658cm" fo:min-height="0.526cm" text:anchor-type="paragraph"><draw:text-box><text:p text:style-name="P2652"><text:span text:style-name="CharStyle33">N. 10 USUKAN</text:span></text:p></draw:text-box></draw:frame><draw:frame draw:style-name="fr38" svg:x="2.697cm" svg:y="16.154cm" svg:width="3.447cm" fo:min-height="0.526cm" text:anchor-type="paragraph"><draw:text-box><text:p text:style-name="P2872"><text:span text:style-name="CharStyle33">N. 11 KAD AMMAN</text:span></text:p></draw:text-box></draw:frame><draw:frame draw:style-name="fr34" svg:x="8.751cm" svg:y="3.193cm" svg:width="9.634cm" fo:min-height="0.002cm" text:anchor-type="paragraph"><draw:text-box><table:table table:style-name="Table8"><table:table-column table:style-name="Table8.C1"/><table:table-column table:style-name="Table8.C2"/><table:table-column table:style-name="Table8.C3"/><table:table-row table:style-name="Table8.R1"><table:table-cell table:style-name="Table8.Cell1"><text:p text:style-name="P1690"><text:span text:style-name="CharStyle7">1.</text:span></text:p></table:table-cell><table:table-cell table:style-name="Table8.Cell2"><text:p text:style-name="P1298"><text:span text:style-name="CharStyle7">Ambong</text:span></text:p></table:table-cell><table:table-cell table:style-name="Table8.Cell3"><text:p text:style-name="P1611"><text:span text:style-name="CharStyle7">759</text:span></text:p></table:table-cell></table:table-row><table:table-row table:style-name="Table8.R2"><table:table-cell table:style-name="Table8.Cell4"><text:p text:style-name="P2244"><text:span text:style-name="CharStyle7">2.</text:span></text:p></table:table-cell><table:table-cell table:style-name="Table8.Cell5"><text:p text:style-name="P1134"><text:span text:style-name="CharStyle7">Kulambai</text:span></text:p></table:table-cell><table:table-cell table:style-name="Table8.Cell6"><text:p text:style-name="P1736"><text:span text:style-name="CharStyle7">1,999</text:span></text:p></table:table-cell></table:table-row><table:table-row table:style-name="Table8.R3"><table:table-cell table:style-name="Table8.Cell7"><text:p text:style-name="P2369"><text:span text:style-name="CharStyle7">3.</text:span></text:p></table:table-cell><table:table-cell table:style-name="Table8.Cell8"><text:p text:style-name="P1246"><text:span text:style-name="CharStyle7">Timbang Dayang</text:span></text:p></table:table-cell><table:table-cell table:style-name="Table8.Cell9"><text:p text:style-name="P2877"><text:span text:style-name="CharStyle7">838</text:span></text:p></table:table-cell></table:table-row><table:table-row table:style-name="Table8.R4"><table:table-cell table:style-name="Table8.Cell10"><text:p text:style-name="P3084"><text:span text:style-name="CharStyle7">4.</text:span></text:p></table:table-cell><table:table-cell table:style-name="Table8.Cell11"><text:p text:style-name="P2974"><text:span text:style-name="CharStyle7">Sambirai</text:span></text:p></table:table-cell><table:table-cell table:style-name="Table8.Cell12"><text:p text:style-name="P1148"><text:span text:style-name="CharStyle7">2,095</text:span></text:p></table:table-cell></table:table-row><table:table-row table:style-name="Table8.R5"><table:table-cell table:style-name="Table8.Cell13"><text:p text:style-name="P1750"><text:span text:style-name="CharStyle7">5.</text:span></text:p></table:table-cell><table:table-cell table:style-name="Table8.Cell14"><text:p text:style-name="P2381"><text:span text:style-name="CharStyle7">Pangkalan Abai</text:span></text:p></table:table-cell><table:table-cell table:style-name="Table8.Cell15"><text:p text:style-name="P1260"><text:span text:style-name="CharStyle7">1,265</text:span></text:p></table:table-cell></table:table-row><table:table-row table:style-name="Table8.R6"><table:table-cell table:style-name="Table8.Cell16"><text:p text:style-name="P937"><text:span text:style-name="CharStyle7">6.</text:span></text:p></table:table-cell><table:table-cell table:style-name="Table8.Cell17"><text:p text:style-name="P2868"><text:span text:style-name="CharStyle7">Pompod</text:span></text:p></table:table-cell><table:table-cell table:style-name="Table8.Cell18"><text:p text:style-name="P1131"><text:span text:style-name="CharStyle7">1,507</text:span></text:p></table:table-cell></table:table-row><table:table-row table:style-name="Table8.R7"><table:table-cell table:style-name="Table8.Cell19"><text:p text:style-name="P1733"><text:span text:style-name="CharStyle7">7.</text:span></text:p></table:table-cell><table:table-cell table:style-name="Table8.Cell20"><text:p text:style-name="P2926"><text:span text:style-name="CharStyle7">Kota Belud</text:span></text:p></table:table-cell><table:table-cell table:style-name="Table8.Cell21"><text:p text:style-name="P2930"><text:span text:style-name="CharStyle7">2,159</text:span></text:p></table:table-cell></table:table-row><table:table-row table:style-name="Table8.R8"><table:table-cell table:style-name="Table8.Cell22"><text:p text:style-name="P1127"><text:span text:style-name="CharStyle7">8.</text:span></text:p></table:table-cell><table:table-cell table:style-name="Table8.Cell23"><text:p text:style-name="P3209"><text:span text:style-name="CharStyle7">Pirasan</text:span></text:p></table:table-cell><table:table-cell table:style-name="Table8.Cell24"><text:p text:style-name="P2363"><text:span text:style-name="CharStyle7">1,574</text:span></text:p></table:table-cell></table:table-row><table:table-row table:style-name="Table8.R9"><table:table-cell table:style-name="Table8.Cell25"><text:p text:style-name="P1881"><text:span text:style-name="CharStyle7">9.</text:span></text:p></table:table-cell><table:table-cell table:style-name="Table8.Cell26"><text:p text:style-name="P1932"><text:span text:style-name="CharStyle7">Suang Punggor</text:span></text:p></table:table-cell><table:table-cell table:style-name="Table8.Cell27"><text:p text:style-name="P2545"><text:span text:style-name="CharStyle7">688</text:span></text:p></table:table-cell></table:table-row><table:table-row table:style-name="Table8.R10"><table:table-cell table:style-name="Table8.Cell28"><text:p text:style-name="P2921"><text:span text:style-name="CharStyle7">10.</text:span></text:p></table:table-cell><table:table-cell table:style-name="Table8.Cell29"><text:p text:style-name="P3180"><text:span text:style-name="CharStyle7">Kuala Abai</text:span></text:p></table:table-cell><table:table-cell table:style-name="Table8.Cell30"><text:p text:style-name="P1860"><text:span text:style-name="CharStyle7">1,002</text:span></text:p></table:table-cell></table:table-row><table:table-row table:style-name="Table8.R11"><table:table-cell table:style-name="Table8.Cell31"><text:p text:style-name="P2457"><text:span text:style-name="CharStyle7">11.</text:span></text:p></table:table-cell><table:table-cell table:style-name="Table8.Cell32"><text:p text:style-name="P1351"><text:span text:style-name="CharStyle7">Siasai</text:span></text:p></table:table-cell><table:table-cell table:style-name="Table8.Cell33"><text:p text:style-name="P1983"><text:span text:style-name="CharStyle7">1,301</text:span></text:p></table:table-cell></table:table-row><table:table-row table:style-name="Table8.R12"><table:table-cell table:style-name="Table8.Cell34"><text:p text:style-name="P3471"/></table:table-cell><table:table-cell table:style-name="Table8.Cell35"><text:p text:style-name="P3471"/></table:table-cell><table:table-cell table:style-name="Table8.Cell36"><text:p text:style-name="P2998"><text:span text:style-name="CharStyle7">15,187</text:span></text:p></table:table-cell></table:table-row><table:table-row table:style-name="Table8.R13"><table:table-cell table:style-name="Table8.Cell37"><text:p text:style-name="P1243"><text:span text:style-name="CharStyle7">1.</text:span></text:p></table:table-cell><table:table-cell table:style-name="Table8.Cell38"><text:p text:style-name="P2434"><text:span text:style-name="CharStyle7">Kelawat</text:span></text:p></table:table-cell><table:table-cell table:style-name="Table8.Cell39"><text:p text:style-name="P3017"><text:span text:style-name="CharStyle7">1,284</text:span></text:p></table:table-cell></table:table-row><table:table-row table:style-name="Table8.R14"><table:table-cell table:style-name="Table8.Cell40"><text:p text:style-name="P2728"><text:span text:style-name="CharStyle7">2.</text:span></text:p></table:table-cell><table:table-cell table:style-name="Table8.Cell41"><text:p text:style-name="P2986"><text:span text:style-name="CharStyle7">Kinasaraban</text:span></text:p></table:table-cell><table:table-cell table:style-name="Table8.Cell42"><text:p text:style-name="P2751"><text:span text:style-name="CharStyle7">674</text:span></text:p></table:table-cell></table:table-row><table:table-row table:style-name="Table8.R15"><table:table-cell table:style-name="Table8.Cell43"><text:p text:style-name="P2221"><text:span text:style-name="CharStyle7">3.</text:span></text:p></table:table-cell><table:table-cell table:style-name="Table8.Cell44"><text:p text:style-name="P1110"><text:span text:style-name="CharStyle7">Tamu Darat</text:span></text:p></table:table-cell><table:table-cell table:style-name="Table8.Cell45"><text:p text:style-name="P2373"><text:span text:style-name="CharStyle7">1,324</text:span></text:p></table:table-cell></table:table-row><table:table-row table:style-name="Table8.R16"><table:table-cell table:style-name="Table8.Cell46"><text:p text:style-name="P1125"><text:span text:style-name="CharStyle7">4.</text:span></text:p></table:table-cell><table:table-cell table:style-name="Table8.Cell47"><text:p text:style-name="P1728"><text:span text:style-name="CharStyle7">Piasau</text:span></text:p></table:table-cell><table:table-cell table:style-name="Table8.Cell48"><text:p text:style-name="P2359"><text:span text:style-name="CharStyle7">976</text:span></text:p></table:table-cell></table:table-row><table:table-row table:style-name="Table8.R17"><table:table-cell table:style-name="Table8.Cell49"><text:p text:style-name="P1238"><text:span text:style-name="CharStyle7">5.</text:span></text:p></table:table-cell><table:table-cell table:style-name="Table8.Cell50"><text:p text:style-name="P1864"><text:span text:style-name="CharStyle7">Tangkurus</text:span></text:p></table:table-cell><table:table-cell table:style-name="Table8.Cell51"><text:p text:style-name="P2484"><text:span text:style-name="CharStyle7">741</text:span></text:p></table:table-cell></table:table-row><table:table-row table:style-name="Table8.R18"><table:table-cell table:style-name="Table8.Cell52"><text:p text:style-name="P1370"><text:span text:style-name="CharStyle7">6.</text:span></text:p></table:table-cell><table:table-cell table:style-name="Table8.Cell53"><text:p text:style-name="P2003"><text:span text:style-name="CharStyle7">Lasau</text:span></text:p></table:table-cell><table:table-cell table:style-name="Table8.Cell54"><text:p text:style-name="P2384"><text:span text:style-name="CharStyle7">986</text:span></text:p></table:table-cell></table:table-row><table:table-row table:style-name="Table8.R19"><table:table-cell table:style-name="Table8.Cell55"><text:p text:style-name="P1715"><text:span text:style-name="CharStyle7">7.</text:span></text:p></table:table-cell><table:table-cell table:style-name="Table8.Cell56"><text:p text:style-name="P3423"><text:span text:style-name="CharStyle7">Sayap</text:span></text:p></table:table-cell><table:table-cell table:style-name="Table8.Cell57"><text:p text:style-name="P934"><text:span text:style-name="CharStyle7">1,008</text:span></text:p></table:table-cell></table:table-row><table:table-row table:style-name="Table8.R20"><table:table-cell table:style-name="Table8.Cell58"><text:p text:style-name="P1532"><text:span text:style-name="CharStyle7">8.</text:span></text:p></table:table-cell><table:table-cell table:style-name="Table8.Cell59"><text:p text:style-name="P2865"><text:span text:style-name="CharStyle7">Taginambur</text:span></text:p></table:table-cell><table:table-cell table:style-name="Table8.Cell60"><text:p text:style-name="P2002"><text:span text:style-name="CharStyle7">1,604</text:span></text:p></table:table-cell></table:table-row><table:table-row table:style-name="Table8.R21"><table:table-cell table:style-name="Table8.Cell61"><text:p text:style-name="P2726"><text:span text:style-name="CharStyle7">9.</text:span></text:p></table:table-cell><table:table-cell table:style-name="Table8.Cell62"><text:p text:style-name="P1480"><text:span text:style-name="CharStyle7">Narinang</text:span></text:p></table:table-cell><table:table-cell table:style-name="Table8.Cell63"><text:p text:style-name="P2120"><text:span text:style-name="CharStyle7">814</text:span></text:p></table:table-cell></table:table-row><table:table-row table:style-name="Table8.R22"><table:table-cell table:style-name="Table8.Cell64"><text:p text:style-name="P1015"><text:span text:style-name="CharStyle7">10.</text:span></text:p></table:table-cell><table:table-cell table:style-name="Table8.Cell65"><text:p text:style-name="P1626"><text:span text:style-name="CharStyle7">Kebayau</text:span></text:p></table:table-cell><table:table-cell table:style-name="Table8.Cell66"><text:p text:style-name="P2263"><text:span text:style-name="CharStyle7">959</text:span></text:p></table:table-cell></table:table-row></table:table><text:p text:style-name="P2256"><text:span text:style-name="CharStyle71">15</text:span></text:p></draw:text-box></draw:frame></text:p>
        <text:p text:style-name="P173"/>
        <text:p text:style-name="P174"/>
        <text:p text:style-name="P175"/>
        <text:p text:style-name="P176"/>
        <text:p text:style-name="P177"/>
        <text:p text:style-name="P178"/>
        <text:p text:style-name="P179"/>
        <text:p text:style-name="P180"/>
        <text:p text:style-name="P181"/>
        <text:p text:style-name="P182"/>
        <text:p text:style-name="P183"/>
        <text:p text:style-name="P184"/>
        <text:p text:style-name="P185"/>
        <text:p text:style-name="P186"/>
        <text:p text:style-name="P187"/>
        <text:p text:style-name="P188"/>
        <text:p text:style-name="P189"/>
        <text:p text:style-name="P190"/>
        <text:p text:style-name="P191"/>
        <text:p text:style-name="P192"/>
        <text:p text:style-name="P193"/>
        <text:p text:style-name="P194"/>
        <text:p text:style-name="P195"/>
        <text:p text:style-name="P196"/>
        <text:p text:style-name="P197"/>
        <text:p text:style-name="P198"/>
        <text:p text:style-name="P199"/>
        <text:p text:style-name="P200"/>
        <text:p text:style-name="P201"/>
        <text:p text:style-name="P202"/>
        <text:p text:style-name="P203"/>
        <text:p text:style-name="P204"/>
        <text:p text:style-name="P205"/>
        <text:p text:style-name="P206"/>
        <text:p text:style-name="P207"/>
        <text:p text:style-name="P208"/>
        <text:p text:style-name="P209"/>
        <text:p text:style-name="P210"/>
        <text:p text:style-name="P211"/>
        <text:p text:style-name="P212"/>
        <text:p text:style-name="P213"/>
        <text:p text:style-name="P214"/>
      </text:section>
      <text:section text:style-name="Sect12" text:name="Section12">
        <text:p text:style-name="P3547"><draw:frame draw:style-name="fr39" svg:x="0.000cm" svg:y="0.000cm" svg:width="15.706cm" fo:min-height="0.002cm" text:anchor-type="paragraph"><draw:text-box><table:table table:style-name="Table9"><table:table-column table:style-name="Table9.C1"/><table:table-column table:style-name="Table9.C2"/><table:table-column table:style-name="Table9.C3"/><table:table-row table:style-name="Table9.R1"><table:table-cell table:style-name="Table9.Cell1"><text:p text:style-name="P2834"><text:span text:style-name="CharStyle27">(1)</text:span></text:p></table:table-cell><table:table-cell table:style-name="Table9.Cell2"><text:p text:style-name="P2837"><text:span text:style-name="CharStyle27">(2)</text:span></text:p></table:table-cell><table:table-cell table:style-name="Table9.Cell3"><text:p text:style-name="P2817"><text:span text:style-name="CharStyle27">(3)</text:span></text:p></table:table-cell></table:table-row><table:table-row table:style-name="Table9.R2"><table:table-cell table:style-name="Table9.Cell4"><text:p text:style-name="P2803"><text:span text:style-name="CharStyle27">Bahagian Pilihan Raya</text:span></text:p></table:table-cell><table:table-cell table:style-name="Table9.Cell5"><text:p text:style-name="P2624"><text:span text:style-name="CharStyle27">Daerah Mengundi</text:span></text:p></table:table-cell><table:table-cell table:style-name="Table9.Cell6"><text:p text:style-name="P2392"><text:span text:style-name="CharStyle27">Bilangan Pemilih</text:span></text:p></table:table-cell></table:table-row><table:table-row table:style-name="Table9.R3"><table:table-cell table:style-name="Table9.Cell7"><text:p text:style-name="P1267"><text:span text:style-name="CharStyle27">Negeri</text:span></text:p></table:table-cell><table:table-cell table:style-name="Table9.Cell8"><text:p text:style-name="P3471"/></table:table-cell><table:table-cell table:style-name="Table9.Cell9"><text:p text:style-name="P3471"/></table:table-cell></table:table-row><table:table-row table:style-name="Table9.R4"><table:table-cell table:style-name="Table9.Cell10"><text:p text:style-name="P2339"><text:span text:style-name="CharStyle28">State Constituency</text:span></text:p></table:table-cell><table:table-cell table:style-name="Table9.Cell11"><text:p text:style-name="P1223"><text:span text:style-name="CharStyle28">Polling District</text:span></text:p></table:table-cell><table:table-cell table:style-name="Table9.Cell12"><text:p text:style-name="P1851"><text:span text:style-name="CharStyle28">Number of Electors</text:span></text:p></table:table-cell></table:table-row><table:table-row table:style-name="Table9.R5"><table:table-cell table:style-name="Table9.Cell13"><text:p text:style-name="P3471"/></table:table-cell><table:table-cell table:style-name="Table9.Cell14"><text:p text:style-name="P1030"><text:span text:style-name="CharStyle27">11. Kiau</text:span></text:p></table:table-cell><table:table-cell table:style-name="Table9.Cell15"><text:p text:style-name="P1639"><text:span text:style-name="CharStyle27">937</text:span></text:p></table:table-cell></table:table-row><table:table-row table:style-name="Table9.R6"><table:table-cell table:style-name="Table9.Cell16"><text:p text:style-name="P3471"/></table:table-cell><table:table-cell table:style-name="Table9.Cell17"><text:p text:style-name="P2310"><text:span text:style-name="CharStyle27">12. Gaur-Gaur</text:span></text:p></table:table-cell><table:table-cell table:style-name="Table9.Cell18"><text:p text:style-name="P1466"><text:span text:style-name="CharStyle27">1,168</text:span></text:p></table:table-cell></table:table-row><table:table-row table:style-name="Table9.R7"><table:table-cell table:style-name="Table9.Cell19"><text:p text:style-name="P3471"/></table:table-cell><table:table-cell table:style-name="Table9.Cell20"><text:p text:style-name="P2376"><text:span text:style-name="CharStyle27">13. Tambulian</text:span></text:p></table:table-cell><table:table-cell table:style-name="Table9.Cell21"><text:p text:style-name="P1253"><text:span text:style-name="CharStyle27">1,081</text:span></text:p></table:table-cell></table:table-row><table:table-row table:style-name="Table9.R8"><table:table-cell table:style-name="Table9.Cell22"><text:p text:style-name="P3471"/></table:table-cell><table:table-cell table:style-name="Table9.Cell23"><text:p text:style-name="P2155"><text:span text:style-name="CharStyle27">14. Nahaba</text:span></text:p></table:table-cell><table:table-cell table:style-name="Table9.Cell24"><text:p text:style-name="P1054"><text:span text:style-name="CharStyle27">749</text:span></text:p></table:table-cell></table:table-row><table:table-row table:style-name="Table9.R9"><table:table-cell table:style-name="Table9.Cell25"><text:p text:style-name="P3471"/></table:table-cell><table:table-cell table:style-name="Table9.Cell26"><text:p text:style-name="P2831"><text:span text:style-name="CharStyle27">15. Melangkap</text:span></text:p></table:table-cell><table:table-cell table:style-name="Table9.Cell27"><text:p text:style-name="P914"><text:span text:style-name="CharStyle27">808</text:span></text:p></table:table-cell></table:table-row><table:table-row table:style-name="Table9.R10"><table:table-cell table:style-name="Table9.Cell28"><text:p text:style-name="P3471"/></table:table-cell><table:table-cell table:style-name="Table9.Cell29"><text:p text:style-name="P1796"><text:span text:style-name="CharStyle27">16. Kaung</text:span></text:p></table:table-cell><table:table-cell table:style-name="Table9.Cell30"><text:p text:style-name="P2420"><text:span text:style-name="CharStyle27">589</text:span></text:p></table:table-cell></table:table-row><table:table-row table:style-name="Table9.R11"><table:table-cell table:style-name="Table9.Cell31"><text:p text:style-name="P3471"/></table:table-cell><table:table-cell table:style-name="Table9.Cell32"><text:p text:style-name="P3471"/></table:table-cell><table:table-cell table:style-name="Table9.Cell33"><text:p text:style-name="P1856"><text:span text:style-name="CharStyle27">15,702</text:span></text:p></table:table-cell></table:table-row><table:table-row table:style-name="Table9.R12"><table:table-cell table:style-name="Table9.Cell34" table:number-columns-spanned="2"><text:p text:style-name="P2478"><text:span text:style-name="CharStyle27">Jumlah Bilangan Pemilih dalam Bahagian Pilihan Raya</text:span></text:p></table:table-cell><table:table-cell table:style-name="Table9.Cell35"><text:p text:style-name="P1365"><text:span text:style-name="CharStyle27">51,767</text:span></text:p></table:table-cell></table:table-row></table:table><text:p text:style-name="P2730"><text:span text:style-name="CharStyle50">Persekutuan P. 169 Kota Belud:</text:span></text:p><text:p text:style-name="P1369"><text:span text:style-name="CharStyle25">Total Number of Electors in the Federal Constituency of<text:line-break/>P. 169 Kota Belud:</text:span></text:p></draw:text-box></draw:frame></text:p>
        <text:p text:style-name="P2362"><text:span text:style-name="CharStyle73">16</text:span></text:p>
      </text:section>
      <text:section text:style-name="Sect13" text:name="Section13">
        <text:p text:style-name="P3548"><draw:frame draw:style-name="fr40" svg:x="0.000cm" svg:y="0.000cm" svg:width="15.688cm" fo:min-height="0.002cm" text:anchor-type="paragraph"><draw:text-box><table:table table:style-name="Table10"><table:table-column table:style-name="Table10.C1"/><table:table-column table:style-name="Table10.C2"/><table:table-column table:style-name="Table10.C3"/><table:table-column table:style-name="Table10.C4"/><table:table-row table:style-name="Table10.R1"><table:table-cell table:style-name="Table10.Cell1"><text:p text:style-name="P1497"><text:span text:style-name="CharStyle27">(1)</text:span></text:p></table:table-cell><table:table-cell table:style-name="Table10.Cell2"><text:p text:style-name="P3471"/></table:table-cell><table:table-cell table:style-name="Table10.Cell3"><text:p text:style-name="P2853"><text:span text:style-name="CharStyle27">(2)</text:span></text:p></table:table-cell><table:table-cell table:style-name="Table10.Cell4"><text:p text:style-name="P2957"><text:span text:style-name="CharStyle27">(3)</text:span></text:p></table:table-cell></table:table-row><table:table-row table:style-name="Table10.R2"><table:table-cell table:style-name="Table10.Cell5"><text:p text:style-name="P999"><text:span text:style-name="CharStyle27">Bahagian Pilihan Raya</text:span></text:p></table:table-cell><table:table-cell table:style-name="Table10.Cell6" table:number-columns-spanned="2"><text:p text:style-name="P1616"><text:span text:style-name="CharStyle27">Daerah Mengundi</text:span></text:p></table:table-cell><table:table-cell table:style-name="Table10.Cell7"><text:p text:style-name="P3425"><text:span text:style-name="CharStyle27">Bilangan Pemilih</text:span></text:p></table:table-cell></table:table-row><table:table-row table:style-name="Table10.R3"><table:table-cell table:style-name="Table10.Cell8"><text:p text:style-name="P1140"><text:span text:style-name="CharStyle27">Negeri</text:span></text:p></table:table-cell><table:table-cell table:style-name="Table10.Cell9"><text:p text:style-name="P3471"/></table:table-cell><table:table-cell table:style-name="Table10.Cell10"><text:p text:style-name="P3471"/></table:table-cell><table:table-cell table:style-name="Table10.Cell11"><text:p text:style-name="P3471"/></table:table-cell></table:table-row><table:table-row table:style-name="Table10.R4"><table:table-cell table:style-name="Table10.Cell12"><text:p text:style-name="P2606"><text:span text:style-name="CharStyle28">State Constituency</text:span></text:p></table:table-cell><table:table-cell table:style-name="Table10.Cell13"><text:p text:style-name="P3471"/></table:table-cell><table:table-cell table:style-name="Table10.Cell14"><text:p text:style-name="P1773"><text:span text:style-name="CharStyle28">Polling District</text:span></text:p></table:table-cell><table:table-cell table:style-name="Table10.Cell15"><text:p text:style-name="P2937"><text:span text:style-name="CharStyle28">Number of Electors</text:span></text:p></table:table-cell></table:table-row><table:table-row table:style-name="Table10.R5"><table:table-cell table:style-name="Table10.Cell16"><text:p text:style-name="P3384"><text:span text:style-name="CharStyle27">N. 12 SULAMAN</text:span></text:p></table:table-cell><table:table-cell table:style-name="Table10.Cell17"><text:p text:style-name="P1761"><text:span text:style-name="CharStyle27">1.</text:span></text:p></table:table-cell><table:table-cell table:style-name="Table10.Cell18"><text:p text:style-name="P3412"><text:span text:style-name="CharStyle27">Penimbawan</text:span></text:p></table:table-cell><table:table-cell table:style-name="Table10.Cell19"><text:p text:style-name="P1460"><text:span text:style-name="CharStyle27">1,024</text:span></text:p></table:table-cell></table:table-row><table:table-row table:style-name="Table10.R6"><table:table-cell table:style-name="Table10.Cell20"><text:p text:style-name="P3471"/></table:table-cell><table:table-cell table:style-name="Table10.Cell21"><text:p text:style-name="P1848"><text:span text:style-name="CharStyle27">2.</text:span></text:p></table:table-cell><table:table-cell table:style-name="Table10.Cell22"><text:p text:style-name="P2483"><text:span text:style-name="CharStyle27">Serusup</text:span></text:p></table:table-cell><table:table-cell table:style-name="Table10.Cell23"><text:p text:style-name="P1347"><text:span text:style-name="CharStyle27">1,256</text:span></text:p></table:table-cell></table:table-row><table:table-row table:style-name="Table10.R7"><table:table-cell table:style-name="Table10.Cell24"><text:p text:style-name="P3471"/></table:table-cell><table:table-cell table:style-name="Table10.Cell25"><text:p text:style-name="P2429"><text:span text:style-name="CharStyle27">3.</text:span></text:p></table:table-cell><table:table-cell table:style-name="Table10.Cell26"><text:p text:style-name="P2861"><text:span text:style-name="CharStyle27">Kindu</text:span></text:p></table:table-cell><table:table-cell table:style-name="Table10.Cell27"><text:p text:style-name="P1947"><text:span text:style-name="CharStyle27">1,994</text:span></text:p></table:table-cell></table:table-row><table:table-row table:style-name="Table10.R8"><table:table-cell table:style-name="Table10.Cell28"><text:p text:style-name="P3471"/></table:table-cell><table:table-cell table:style-name="Table10.Cell29"><text:p text:style-name="P1124"><text:span text:style-name="CharStyle27">4.</text:span></text:p></table:table-cell><table:table-cell table:style-name="Table10.Cell30"><text:p text:style-name="P1727"><text:span text:style-name="CharStyle27">Indai</text:span></text:p></table:table-cell><table:table-cell table:style-name="Table10.Cell31"><text:p text:style-name="P2358"><text:span text:style-name="CharStyle27">1,159</text:span></text:p></table:table-cell></table:table-row><table:table-row table:style-name="Table10.R9"><table:table-cell table:style-name="Table10.Cell32"><text:p text:style-name="P3471"/></table:table-cell><table:table-cell table:style-name="Table10.Cell33"><text:p text:style-name="P1511"><text:span text:style-name="CharStyle27">5.</text:span></text:p></table:table-cell><table:table-cell table:style-name="Table10.Cell34"><text:p text:style-name="P2742"><text:span text:style-name="CharStyle27">Batangan</text:span></text:p></table:table-cell><table:table-cell table:style-name="Table10.Cell35"><text:p text:style-name="P3048"><text:span text:style-name="CharStyle27">1,263</text:span></text:p></table:table-cell></table:table-row><table:table-row table:style-name="Table10.R10"><table:table-cell table:style-name="Table10.Cell36"><text:p text:style-name="P3471"/></table:table-cell><table:table-cell table:style-name="Table10.Cell37"><text:p text:style-name="P2307"><text:span text:style-name="CharStyle27">6.</text:span></text:p></table:table-cell><table:table-cell table:style-name="Table10.Cell38"><text:p text:style-name="P910"><text:span text:style-name="CharStyle27">Tambalang</text:span></text:p></table:table-cell><table:table-cell table:style-name="Table10.Cell39"><text:p text:style-name="P1513"><text:span text:style-name="CharStyle27">3,239</text:span></text:p></table:table-cell></table:table-row><table:table-row table:style-name="Table10.R11"><table:table-cell table:style-name="Table10.Cell40"><text:p text:style-name="P3471"/></table:table-cell><table:table-cell table:style-name="Table10.Cell41"><text:p text:style-name="P2797"><text:span text:style-name="CharStyle27">7.</text:span></text:p></table:table-cell><table:table-cell table:style-name="Table10.Cell42"><text:p text:style-name="P1299"><text:span text:style-name="CharStyle27">Baru-Baru</text:span></text:p></table:table-cell><table:table-cell table:style-name="Table10.Cell43"><text:p text:style-name="P1926"><text:span text:style-name="CharStyle27">561</text:span></text:p></table:table-cell></table:table-row><table:table-row table:style-name="Table10.R12"><table:table-cell table:style-name="Table10.Cell44"><text:p text:style-name="P3471"/></table:table-cell><table:table-cell table:style-name="Table10.Cell45"><text:p text:style-name="P3471"/></table:table-cell><table:table-cell table:style-name="Table10.Cell46"><text:p text:style-name="P3471"/></table:table-cell><table:table-cell table:style-name="Table10.Cell47"><text:p text:style-name="P1643"><text:span text:style-name="CharStyle27">10,496</text:span></text:p></table:table-cell></table:table-row><table:table-row table:style-name="Table10.R13"><table:table-cell table:style-name="Table10.Cell48"><text:p text:style-name="P2278"><text:span text:style-name="CharStyle27">N. 13 PANTAI DALIT</text:span></text:p></table:table-cell><table:table-cell table:style-name="Table10.Cell49"><text:p text:style-name="P1168"><text:span text:style-name="CharStyle27">1.</text:span></text:p></table:table-cell><table:table-cell table:style-name="Table10.Cell50"><text:p text:style-name="P1771"><text:span text:style-name="CharStyle27">Tuaran Bandar</text:span></text:p></table:table-cell><table:table-cell table:style-name="Table10.Cell51"><text:p text:style-name="P3439"><text:span text:style-name="CharStyle27">2,405</text:span></text:p></table:table-cell></table:table-row><table:table-row table:style-name="Table10.R14"><table:table-cell table:style-name="Table10.Cell52"><text:p text:style-name="P3471"/></table:table-cell><table:table-cell table:style-name="Table10.Cell53"><text:p text:style-name="P1562"><text:span text:style-name="CharStyle27">2.</text:span></text:p></table:table-cell><table:table-cell table:style-name="Table10.Cell54"><text:p text:style-name="P2189"><text:span text:style-name="CharStyle27">Marabahai</text:span></text:p></table:table-cell><table:table-cell table:style-name="Table10.Cell55"><text:p text:style-name="P3040"><text:span text:style-name="CharStyle27">1,637</text:span></text:p></table:table-cell></table:table-row><table:table-row table:style-name="Table10.R15"><table:table-cell table:style-name="Table10.Cell56"><text:p text:style-name="P3471"/></table:table-cell><table:table-cell table:style-name="Table10.Cell57"><text:p text:style-name="P2110"><text:span text:style-name="CharStyle27">3.</text:span></text:p></table:table-cell><table:table-cell table:style-name="Table10.Cell58"><text:p text:style-name="P1001"><text:span text:style-name="CharStyle27">Mengkabong</text:span></text:p></table:table-cell><table:table-cell table:style-name="Table10.Cell59"><text:p text:style-name="P1620"><text:span text:style-name="CharStyle27">2,914</text:span></text:p></table:table-cell></table:table-row><table:table-row table:style-name="Table10.R16"><table:table-cell table:style-name="Table10.Cell60"><text:p text:style-name="P3471"/></table:table-cell><table:table-cell table:style-name="Table10.Cell61"><text:p text:style-name="P2774"><text:span text:style-name="CharStyle27">4.</text:span></text:p></table:table-cell><table:table-cell table:style-name="Table10.Cell62"><text:p text:style-name="P1399"><text:span text:style-name="CharStyle27">Berungis</text:span></text:p></table:table-cell><table:table-cell table:style-name="Table10.Cell63"><text:p text:style-name="P2033"><text:span text:style-name="CharStyle27">2,452</text:span></text:p></table:table-cell></table:table-row><table:table-row table:style-name="Table10.R17"><table:table-cell table:style-name="Table10.Cell64"><text:p text:style-name="P3471"/></table:table-cell><table:table-cell table:style-name="Table10.Cell65"><text:p text:style-name="P1191"><text:span text:style-name="CharStyle27">5.</text:span></text:p></table:table-cell><table:table-cell table:style-name="Table10.Cell66"><text:p text:style-name="P1811"><text:span text:style-name="CharStyle27">Gayang</text:span></text:p></table:table-cell><table:table-cell table:style-name="Table10.Cell67"><text:p text:style-name="P2428"><text:span text:style-name="CharStyle27">965</text:span></text:p></table:table-cell></table:table-row><table:table-row table:style-name="Table10.R18"><table:table-cell table:style-name="Table10.Cell68"><text:p text:style-name="P3471"/></table:table-cell><table:table-cell table:style-name="Table10.Cell69"><text:p text:style-name="P1605"><text:span text:style-name="CharStyle27">6.</text:span></text:p></table:table-cell><table:table-cell table:style-name="Table10.Cell70"><text:p text:style-name="P2231"><text:span text:style-name="CharStyle27">Nongkoulud</text:span></text:p></table:table-cell><table:table-cell table:style-name="Table10.Cell71"><text:p text:style-name="P1119"><text:span text:style-name="CharStyle27">1,972</text:span></text:p></table:table-cell></table:table-row><table:table-row table:style-name="Table10.R19"><table:table-cell table:style-name="Table10.Cell72"><text:p text:style-name="P3471"/></table:table-cell><table:table-cell table:style-name="Table10.Cell73"><text:p text:style-name="P3018"><text:span text:style-name="CharStyle27">7.</text:span></text:p></table:table-cell><table:table-cell table:style-name="Table10.Cell74"><text:p text:style-name="P2727"><text:span text:style-name="CharStyle27">Telipok</text:span></text:p></table:table-cell><table:table-cell table:style-name="Table10.Cell75"><text:p text:style-name="P1164"><text:span text:style-name="CharStyle27">1,314</text:span></text:p></table:table-cell></table:table-row><table:table-row table:style-name="Table10.R20"><table:table-cell table:style-name="Table10.Cell76"><text:p text:style-name="P3471"/></table:table-cell><table:table-cell table:style-name="Table10.Cell77"><text:p text:style-name="P3471"/></table:table-cell><table:table-cell table:style-name="Table10.Cell78"><text:p text:style-name="P3471"/></table:table-cell><table:table-cell table:style-name="Table10.Cell79"><text:p text:style-name="P2758"><text:span text:style-name="CharStyle27">13,659</text:span></text:p></table:table-cell></table:table-row><table:table-row table:style-name="Table10.R21"><table:table-cell table:style-name="Table10.Cell80"><text:p text:style-name="P2912"><text:span text:style-name="CharStyle27">N. 14 TAMPARULI</text:span></text:p></table:table-cell><table:table-cell table:style-name="Table10.Cell81"><text:p text:style-name="P1328"><text:span text:style-name="CharStyle27">1.</text:span></text:p></table:table-cell><table:table-cell table:style-name="Table10.Cell82"><text:p text:style-name="P2479"><text:span text:style-name="CharStyle27">Tenghilan</text:span></text:p></table:table-cell><table:table-cell table:style-name="Table10.Cell83"><text:p text:style-name="P2880"><text:span text:style-name="CharStyle27">2,304</text:span></text:p></table:table-cell></table:table-row><table:table-row table:style-name="Table10.R22"><table:table-cell table:style-name="Table10.Cell84"><text:p text:style-name="P3471"/></table:table-cell><table:table-cell table:style-name="Table10.Cell85"><text:p text:style-name="P920"><text:span text:style-name="CharStyle27">2.</text:span></text:p></table:table-cell><table:table-cell table:style-name="Table10.Cell86"><text:p text:style-name="P1107"><text:span text:style-name="CharStyle27">Rani</text:span></text:p></table:table-cell><table:table-cell table:style-name="Table10.Cell87"><text:p text:style-name="P2206"><text:span text:style-name="CharStyle27">1,326</text:span></text:p></table:table-cell></table:table-row><table:table-row table:style-name="Table10.R23"><table:table-cell table:style-name="Table10.Cell88"><text:p text:style-name="P3471"/></table:table-cell><table:table-cell table:style-name="Table10.Cell89"><text:p text:style-name="P1366"><text:span text:style-name="CharStyle27">3.</text:span></text:p></table:table-cell><table:table-cell table:style-name="Table10.Cell90"><text:p text:style-name="P1996"><text:span text:style-name="CharStyle27">Rungus</text:span></text:p></table:table-cell><table:table-cell table:style-name="Table10.Cell91"><text:p text:style-name="P2609"><text:span text:style-name="CharStyle27">572</text:span></text:p></table:table-cell></table:table-row></table:table><text:p text:style-name="P2676"><text:span text:style-name="CharStyle75">17</text:span></text:p></draw:text-box></draw:frame></text:p>
      </text:section>
      <text:section text:style-name="Sect14" text:name="Section14">
        <text:table-of-content>
          <text:table-of-content-source text:use-outline-level="1"/>
          <text:index-body>
            <text:p text:style-name="P3549"><text:span text:style-name="CharStyle79">14,998</text:span></text:p>
          </text:index-body>
        </text:table-of-content>
      </text:section>
      <text:section text:style-name="Sect15" text:name="Section15">
        <text:p text:style-name="P3550"><draw:frame draw:style-name="fr42" svg:x="0.000cm" svg:y="0.000cm" svg:width="15.706cm" fo:min-height="0.002cm" text:anchor-type="paragraph"><draw:text-box><table:table table:style-name="Table11"><table:table-column table:style-name="Table11.C1"/><table:table-column table:style-name="Table11.C2"/><table:table-column table:style-name="Table11.C3"/><table:table-row table:style-name="Table11.R1"><table:table-cell table:style-name="Table11.Cell1"><text:p text:style-name="P2225"><text:span text:style-name="CharStyle27">(1)</text:span></text:p></table:table-cell><table:table-cell table:style-name="Table11.Cell2"><text:p text:style-name="P1115"><text:span text:style-name="CharStyle27">(2)</text:span></text:p></table:table-cell><table:table-cell table:style-name="Table11.Cell3"><text:p text:style-name="P1725"><text:span text:style-name="CharStyle27">(3)</text:span></text:p></table:table-cell></table:table-row><table:table-row table:style-name="Table11.R2"><table:table-cell table:style-name="Table11.Cell4"><text:p text:style-name="P2353"><text:span text:style-name="CharStyle27">Bahagian Pilihan Raya</text:span></text:p></table:table-cell><table:table-cell table:style-name="Table11.Cell5"><text:p text:style-name="P2532"><text:span text:style-name="CharStyle27">Daerah Mengundi</text:span></text:p></table:table-cell><table:table-cell table:style-name="Table11.Cell6"><text:p text:style-name="P1427"><text:span text:style-name="CharStyle27">Bilangan Pemilih</text:span></text:p></table:table-cell></table:table-row><table:table-row table:style-name="Table11.R3"><table:table-cell table:style-name="Table11.Cell7"><text:p text:style-name="P2064"><text:span text:style-name="CharStyle27">Negeri</text:span></text:p></table:table-cell><table:table-cell table:style-name="Table11.Cell8"><text:p text:style-name="P3471"/></table:table-cell><table:table-cell table:style-name="Table11.Cell9"><text:p text:style-name="P3471"/></table:table-cell></table:table-row><table:table-row table:style-name="Table11.R4"><table:table-cell table:style-name="Table11.Cell10"><text:p text:style-name="P1527"><text:span text:style-name="CharStyle28">State Constituency</text:span></text:p></table:table-cell><table:table-cell table:style-name="Table11.Cell11"><text:p text:style-name="P2830"><text:span text:style-name="CharStyle28">Polling District</text:span></text:p></table:table-cell><table:table-cell table:style-name="Table11.Cell12"><text:p text:style-name="P2822"><text:span text:style-name="CharStyle28">Number of Electors</text:span></text:p></table:table-cell></table:table-row><table:table-row table:style-name="Table11.R5"><table:table-cell table:style-name="Table11.Cell13"><text:p text:style-name="P3471"/></table:table-cell><table:table-cell table:style-name="Table11.Cell14"><text:p text:style-name="P1837"><text:span text:style-name="CharStyle27">14. Tomis</text:span></text:p></table:table-cell><table:table-cell table:style-name="Table11.Cell15"><text:p text:style-name="P2455"><text:span text:style-name="CharStyle27">480</text:span></text:p></table:table-cell></table:table-row><table:table-row table:style-name="Table11.R6"><table:table-cell table:style-name="Table11.Cell16"><text:p text:style-name="P3471"/></table:table-cell><table:table-cell table:style-name="Table11.Cell17"><text:p text:style-name="P1210"><text:span text:style-name="CharStyle27">15. Tudan</text:span></text:p></table:table-cell><table:table-cell table:style-name="Table11.Cell18"><text:p text:style-name="P1891"><text:span text:style-name="CharStyle27">148</text:span></text:p></table:table-cell></table:table-row><table:table-row table:style-name="Table11.R7"><table:table-cell table:style-name="Table11.Cell19"><text:p text:style-name="P3471"/></table:table-cell><table:table-cell table:style-name="Table11.Cell20"><text:p text:style-name="P3471"/></table:table-cell><table:table-cell table:style-name="Table11.Cell21"><text:p text:style-name="P2671"><text:span text:style-name="CharStyle27">9,840</text:span></text:p></table:table-cell></table:table-row><table:table-row table:style-name="Table11.R8"><table:table-cell table:style-name="Table11.Cell22" table:number-columns-spanned="2"><text:p text:style-name="P2988"><text:span text:style-name="CharStyle27">Jumlah Bilangan Pemilih dalam Bahagian Pilihan Raya</text:span></text:p></table:table-cell><table:table-cell table:style-name="Table11.Cell23"><text:p text:style-name="P1707"><text:span text:style-name="CharStyle27">48,993</text:span></text:p></table:table-cell></table:table-row></table:table><text:p text:style-name="P3382"><text:span text:style-name="CharStyle50">Persekutuan P. 170 Tuaran:</text:span></text:p><text:p text:style-name="P1692"><text:span text:style-name="CharStyle25">Total Number of Electors in the Federal Constituency of<text:line-break/>P. 170 Tuaran:</text:span></text:p></draw:text-box></draw:frame></text:p>
        <text:p text:style-name="P1945"><text:span text:style-name="CharStyle18">19</text:span></text:p>
      </text:section>
      <text:section text:style-name="Sect16" text:name="Section16">
        <text:p text:style-name="P3551"><draw:frame draw:style-name="fr54" svg:x="2.748cm" svg:y="0.004cm" svg:width="9.559cm" fo:min-height="2.778cm" text:anchor-type="paragraph"><draw:text-box><text:h text:outline-level="1" text:style-name="P1217"><text:bookmark-start text:name="bookmark9"/><text:span text:style-name="CharStyle82">(</text:span><text:span text:style-name="CharStyle83">1</text:span><text:span text:style-name="CharStyle82">) (</text:span><text:span text:style-name="CharStyle83">2</text:span><text:span text:style-name="CharStyle82">)</text:span><text:bookmark-end text:name="bookmark9"/></text:h><text:p text:style-name="P1942"><text:span text:style-name="CharStyle33">Bahagian Pilihan Raya<text:tab/>Daerah<text:tab/>Mengundi</text:span></text:p><text:p text:style-name="P2019"><text:span text:style-name="CharStyle61">Negeri<text:line-break/></text:span><text:span text:style-name="CharStyle62">State Constituency</text:span></text:p></draw:text-box></draw:frame><draw:frame draw:style-name="fr55" svg:x="14.855cm" svg:y="0.000cm" svg:width="3.124cm" fo:min-height="1.236cm" text:anchor-type="paragraph"><draw:text-box><text:h text:outline-level="1" text:style-name="P3149"><text:bookmark-start text:name="bookmark10"/><text:span text:style-name="CharStyle47">(3)</text:span><text:bookmark-end text:name="bookmark10"/></text:h><text:p text:style-name="P1867"><text:span text:style-name="CharStyle33">Bilangan Pemilih</text:span></text:p></draw:text-box></draw:frame><draw:frame draw:style-name="fr56" svg:x="9.292cm" svg:y="2.193cm" svg:width="2.760cm" fo:min-height="0.533cm" text:anchor-type="paragraph"><draw:text-box><text:p text:style-name="P1551"><text:span text:style-name="CharStyle62">Polling District</text:span></text:p></draw:text-box></draw:frame><draw:frame draw:style-name="fr57" svg:x="14.677cm" svg:y="2.193cm" svg:width="3.471cm" fo:min-height="0.533cm" text:anchor-type="paragraph"><draw:text-box><text:p text:style-name="P2292"><text:span text:style-name="CharStyle62">Number of Electors</text:span></text:p></draw:text-box></draw:frame><draw:frame draw:style-name="fr58" svg:x="2.697cm" svg:y="3.157cm" svg:width="3.708cm" fo:min-height="0.526cm" text:anchor-type="paragraph"><draw:text-box><text:p text:style-name="P1271"><text:span text:style-name="CharStyle33">N. 16 KARAMBUNAI</text:span></text:p></draw:text-box></draw:frame><draw:frame draw:style-name="fr59" svg:x="8.775cm" svg:y="3.157cm" svg:width="0.356cm" fo:min-height="0.526cm" text:anchor-type="paragraph"><draw:text-box><text:p text:style-name="P2842"><text:span text:style-name="CharStyle33">1.</text:span></text:p></draw:text-box></draw:frame><draw:frame draw:style-name="fr48" svg:x="8.751cm" svg:y="4.198cm" svg:width="9.634cm" fo:min-height="4.496cm" text:anchor-type="paragraph"><draw:text-box><table:table table:style-name="Table12"><table:table-column table:style-name="Table12.C1"/><table:table-column table:style-name="Table12.C2"/><table:table-column table:style-name="Table12.C3"/><table:table-row table:style-name="Table12.R1"><table:table-cell table:style-name="Table12.Cell1"><text:p text:style-name="P2776"><text:span text:style-name="CharStyle7">2.</text:span></text:p></table:table-cell><table:table-cell table:style-name="Table12.Cell2"><text:p text:style-name="P2860"><text:span text:style-name="CharStyle7">Gudon</text:span></text:p></table:table-cell><table:table-cell table:style-name="Table12.Cell3"><text:p text:style-name="P1008"><text:span text:style-name="CharStyle7">1,989</text:span></text:p></table:table-cell></table:table-row><table:table-row table:style-name="Table12.R2"><table:table-cell table:style-name="Table12.Cell4"><text:p text:style-name="P3085"><text:span text:style-name="CharStyle7">3.</text:span></text:p></table:table-cell><table:table-cell table:style-name="Table12.Cell5"><text:p text:style-name="P2973"><text:span text:style-name="CharStyle7">Taman Indah Permai</text:span></text:p></table:table-cell><table:table-cell table:style-name="Table12.Cell6"><text:p text:style-name="P2890"><text:span text:style-name="CharStyle7">3,714</text:span></text:p></table:table-cell></table:table-row><table:table-row table:style-name="Table12.R3"><table:table-cell table:style-name="Table12.Cell7"><text:p text:style-name="P1076"><text:span text:style-name="CharStyle7">4.</text:span></text:p></table:table-cell><table:table-cell table:style-name="Table12.Cell8"><text:p text:style-name="P1686"><text:span text:style-name="CharStyle7">Kibagu</text:span></text:p></table:table-cell><table:table-cell table:style-name="Table12.Cell9"><text:p text:style-name="P2395"><text:span text:style-name="CharStyle7">2,409</text:span></text:p></table:table-cell></table:table-row><table:table-row table:style-name="Table12.R4"><table:table-cell table:style-name="Table12.Cell10"><text:p text:style-name="P1269"><text:span text:style-name="CharStyle7">5.</text:span></text:p></table:table-cell><table:table-cell table:style-name="Table12.Cell11"><text:p text:style-name="P1902"><text:span text:style-name="CharStyle7">Telipok Laut</text:span></text:p></table:table-cell><table:table-cell table:style-name="Table12.Cell12"><text:p text:style-name="P2513"><text:span text:style-name="CharStyle7">1,124</text:span></text:p></table:table-cell></table:table-row><table:table-row table:style-name="Table12.R5"><table:table-cell table:style-name="Table12.Cell13"><text:p text:style-name="P1407"><text:span text:style-name="CharStyle7">6.</text:span></text:p></table:table-cell><table:table-cell table:style-name="Table12.Cell14"><text:p text:style-name="P2828"><text:span text:style-name="CharStyle7">Telipok Darat</text:span></text:p></table:table-cell><table:table-cell table:style-name="Table12.Cell15"><text:p text:style-name="P2806"><text:span text:style-name="CharStyle7">3,126</text:span></text:p></table:table-cell></table:table-row></table:table></draw:text-box></draw:frame><draw:frame draw:style-name="fr44" svg:x="9.504cm" svg:y="3.200cm" svg:width="2.295cm" fo:min-height="0.483cm" text:anchor-type="paragraph"><draw:text-box><text:p text:style-name="P1950"><text:span text:style-name="CharStyle84">Karambunai</text:span></text:p></draw:text-box></draw:frame><draw:frame draw:style-name="fr45" svg:x="17.302cm" svg:y="3.200cm" svg:width="1.058cm" fo:min-height="0.482cm" text:anchor-type="paragraph"><draw:text-box><text:p text:style-name="P3431"><text:span text:style-name="CharStyle84">3,322</text:span></text:p></draw:text-box></draw:frame><draw:frame draw:style-name="fr46" svg:x="8.768cm" svg:y="9.160cm" svg:width="3.828cm" fo:min-height="0.533cm" text:anchor-type="paragraph"><draw:text-box><text:p text:style-name="P2887"><text:span text:style-name="CharStyle85">7.</text:span><text:span text:style-name="CharStyle84"><text:s text:c="1"/>Pulau Sepanggar</text:span></text:p></draw:text-box></draw:frame><draw:frame draw:style-name="fr47" svg:x="17.632cm" svg:y="9.160cm" svg:width="0.737cm" fo:min-height="0.526cm" text:anchor-type="paragraph"><draw:text-box><text:p text:style-name="P1085"><text:span text:style-name="CharStyle84">170</text:span></text:p></draw:text-box></draw:frame><draw:frame draw:style-name="fr60" svg:x="16.981cm" svg:y="10.194cm" svg:width="1.397cm" fo:min-height="0.482cm" text:anchor-type="paragraph"><draw:text-box><text:p text:style-name="P2370"><text:span text:style-name="CharStyle86">15,854</text:span></text:p></draw:text-box></draw:frame><draw:frame draw:style-name="fr61" svg:x="2.697cm" svg:y="12.158cm" svg:width="2.431cm" fo:min-height="0.526cm" text:anchor-type="paragraph"><draw:text-box><text:p text:style-name="P1819"><text:span text:style-name="CharStyle33">N. 17 DARAU</text:span></text:p></draw:text-box></draw:frame><draw:frame draw:style-name="fr62" svg:x="8.775cm" svg:y="12.158cm" svg:width="0.356cm" fo:min-height="0.526cm" text:anchor-type="paragraph"><draw:text-box><text:p text:style-name="P1952"><text:span text:style-name="CharStyle33">1.</text:span></text:p></draw:text-box></draw:frame><draw:frame draw:style-name="fr53" svg:x="8.751cm" svg:y="13.190cm" svg:width="9.634cm" fo:min-height="5.461cm" text:anchor-type="paragraph"><draw:text-box><table:table table:style-name="Table13"><table:table-column table:style-name="Table13.C1"/><table:table-column table:style-name="Table13.C2"/><table:table-column table:style-name="Table13.C3"/><table:table-row table:style-name="Table13.R1"><table:table-cell table:style-name="Table13.Cell1"><text:p text:style-name="P2166"><text:span text:style-name="CharStyle7">2.</text:span></text:p></table:table-cell><table:table-cell table:style-name="Table13.Cell2"><text:p text:style-name="P3045"><text:span text:style-name="CharStyle7">Likas Darat</text:span></text:p></table:table-cell><table:table-cell table:style-name="Table13.Cell3"><text:p text:style-name="P2127"><text:span text:style-name="CharStyle7">2,235</text:span></text:p></table:table-cell></table:table-row><table:table-row table:style-name="Table13.R2"><table:table-cell table:style-name="Table13.Cell4"><text:p text:style-name="P1026"><text:span text:style-name="CharStyle7">3.</text:span></text:p></table:table-cell><table:table-cell table:style-name="Table13.Cell5"><text:p text:style-name="P2899"><text:span text:style-name="CharStyle7">Kampong Likas</text:span></text:p></table:table-cell><table:table-cell table:style-name="Table13.Cell6"><text:p text:style-name="P2855"><text:span text:style-name="CharStyle7">2,668</text:span></text:p></table:table-cell></table:table-row><table:table-row table:style-name="Table13.R3"><table:table-cell table:style-name="Table13.Cell7"><text:p text:style-name="P2615"><text:span text:style-name="CharStyle7">4.</text:span></text:p></table:table-cell><table:table-cell table:style-name="Table13.Cell8"><text:p text:style-name="P1937"><text:span text:style-name="CharStyle7">Bangka-Bangka</text:span></text:p></table:table-cell><table:table-cell table:style-name="Table13.Cell9"><text:p text:style-name="P2610"><text:span text:style-name="CharStyle7">1,270</text:span></text:p></table:table-cell></table:table-row><table:table-row table:style-name="Table13.R4"><table:table-cell table:style-name="Table13.Cell10"><text:p text:style-name="P3188"><text:span text:style-name="CharStyle7">5.</text:span></text:p></table:table-cell><table:table-cell table:style-name="Table13.Cell11"><text:p text:style-name="P1503"><text:span text:style-name="CharStyle7">Kurol Melangi</text:span></text:p></table:table-cell><table:table-cell table:style-name="Table13.Cell12"><text:p text:style-name="P2054"><text:span text:style-name="CharStyle7">1,638</text:span></text:p></table:table-cell></table:table-row><table:table-row table:style-name="Table13.R5"><table:table-cell table:style-name="Table13.Cell13"><text:p text:style-name="P3007"><text:span text:style-name="CharStyle7">6.</text:span></text:p></table:table-cell><table:table-cell table:style-name="Table13.Cell14"><text:p text:style-name="P2909"><text:span text:style-name="CharStyle7">Darau</text:span></text:p></table:table-cell><table:table-cell table:style-name="Table13.Cell15"><text:p text:style-name="P1809"><text:span text:style-name="CharStyle7">1,374</text:span></text:p></table:table-cell></table:table-row><table:table-row table:style-name="Table13.R6"><table:table-cell table:style-name="Table13.Cell16"><text:p text:style-name="P1801"><text:span text:style-name="CharStyle7">7.</text:span></text:p></table:table-cell><table:table-cell table:style-name="Table13.Cell17"><text:p text:style-name="P2564"><text:span text:style-name="CharStyle7">Warisan</text:span></text:p></table:table-cell><table:table-cell table:style-name="Table13.Cell18"><text:p text:style-name="P2919"><text:span text:style-name="CharStyle7">1,971</text:span></text:p></table:table-cell></table:table-row></table:table></draw:text-box></draw:frame><draw:frame draw:style-name="fr49" svg:x="9.504cm" svg:y="12.192cm" svg:width="1.990cm" fo:min-height="0.490cm" text:anchor-type="paragraph"><draw:text-box><text:p text:style-name="P1825"><text:span text:style-name="CharStyle84">Likas Baru</text:span></text:p></draw:text-box></draw:frame><draw:frame draw:style-name="fr50" svg:x="17.302cm" svg:y="12.192cm" svg:width="1.058cm" fo:min-height="0.490cm" text:anchor-type="paragraph"><draw:text-box><text:p text:style-name="P2445"><text:span text:style-name="CharStyle84">3,542</text:span></text:p></draw:text-box></draw:frame><draw:frame draw:style-name="fr51" svg:x="8.759cm" svg:y="19.159cm" svg:width="2.727cm" fo:min-height="0.534cm" text:anchor-type="paragraph"><draw:text-box><text:p text:style-name="P2165"><text:span text:style-name="CharStyle84">8. Rampayan</text:span></text:p></draw:text-box></draw:frame><draw:frame draw:style-name="fr52" svg:x="17.311cm" svg:y="19.159cm" svg:width="1.076cm" fo:min-height="0.524cm" text:anchor-type="paragraph"><draw:text-box><text:p text:style-name="P2100"><text:span text:style-name="CharStyle84">1,854</text:span></text:p></draw:text-box></draw:frame><draw:frame draw:style-name="fr63" svg:x="16.981cm" svg:y="20.193cm" svg:width="1.372cm" fo:min-height="0.482cm" text:anchor-type="paragraph"><draw:text-box><text:p text:style-name="P3067"><text:span text:style-name="CharStyle86">16,552</text:span></text:p></draw:text-box></draw:frame><draw:frame draw:style-name="fr64" svg:x="2.697cm" svg:y="22.156cm" svg:width="2.676cm" fo:min-height="0.526cm" text:anchor-type="paragraph"><draw:text-box><text:p text:style-name="P1772"><text:span text:style-name="CharStyle33">N. 18 INANAM</text:span></text:p></draw:text-box></draw:frame><draw:frame draw:style-name="fr65" svg:x="8.775cm" svg:y="22.156cm" svg:width="0.356cm" fo:min-height="0.526cm" text:anchor-type="paragraph"><draw:text-box><text:p text:style-name="P2383"><text:span text:style-name="CharStyle33">1.</text:span></text:p></draw:text-box></draw:frame><draw:frame draw:style-name="fr66" svg:x="9.504cm" svg:y="22.156cm" svg:width="2.371cm" fo:min-height="0.526cm" text:anchor-type="paragraph"><draw:text-box><text:p text:style-name="P1498"><text:span text:style-name="CharStyle33">Inanam Laut</text:span></text:p></draw:text-box></draw:frame><draw:frame draw:style-name="fr67" svg:x="17.293cm" svg:y="22.158cm" svg:width="1.076cm" fo:min-height="0.524cm" text:anchor-type="paragraph"><draw:text-box><text:p text:style-name="P2850"><text:span text:style-name="CharStyle33">2,275</text:span></text:p></draw:text-box></draw:frame><draw:frame draw:style-name="fr68" svg:x="8.759cm" svg:y="23.185cm" svg:width="0.372cm" fo:min-height="0.490cm" text:anchor-type="paragraph"><draw:text-box><text:p text:style-name="P2771"><text:span text:style-name="CharStyle89">2</text:span><text:span text:style-name="CharStyle88">.</text:span></text:p></draw:text-box></draw:frame><draw:frame draw:style-name="fr69" svg:x="9.495cm" svg:y="23.156cm" svg:width="1.693cm" fo:min-height="0.526cm" text:anchor-type="paragraph"><draw:text-box><text:p text:style-name="P1044"><text:span text:style-name="CharStyle33">Tobobon</text:span></text:p></draw:text-box></draw:frame><draw:frame draw:style-name="fr70" svg:x="17.293cm" svg:y="23.156cm" svg:width="1.076cm" fo:min-height="0.526cm" text:anchor-type="paragraph"><draw:text-box><text:p text:style-name="P918"><text:span text:style-name="CharStyle33">2,311</text:span></text:p></draw:text-box></draw:frame><draw:frame draw:style-name="fr71" svg:x="10.275cm" svg:y="24.666cm" svg:width="0.448cm" fo:min-height="0.437cm" text:anchor-type="paragraph"><draw:text-box><text:p text:style-name="P1660"><text:span text:style-name="CharStyle91">20</text:span></text:p></draw:text-box></draw:frame></text:p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  <text:p text:style-name="P228"/>
        <text:p text:style-name="P229"/>
        <text:p text:style-name="P230"/>
        <text:p text:style-name="P231"/>
        <text:p text:style-name="P232"/>
        <text:p text:style-name="P233"/>
        <text:p text:style-name="P234"/>
        <text:p text:style-name="P235"/>
        <text:p text:style-name="P236"/>
        <text:p text:style-name="P237"/>
        <text:p text:style-name="P238"/>
        <text:p text:style-name="P239"/>
        <text:p text:style-name="P240"/>
        <text:p text:style-name="P241"/>
        <text:p text:style-name="P242"/>
        <text:p text:style-name="P243"/>
        <text:p text:style-name="P244"/>
        <text:p text:style-name="P245"/>
        <text:p text:style-name="P246"/>
        <text:p text:style-name="P247"/>
        <text:p text:style-name="P248"/>
        <text:p text:style-name="P249"/>
        <text:p text:style-name="P250"/>
        <text:p text:style-name="P251"/>
        <text:p text:style-name="P252"/>
        <text:p text:style-name="P253"/>
        <text:p text:style-name="P254"/>
        <text:p text:style-name="P255"/>
        <text:p text:style-name="P256"/>
        <text:p text:style-name="P257"/>
        <text:p text:style-name="P258"/>
        <text:p text:style-name="P259"/>
        <text:p text:style-name="P260"/>
      </text:section>
      <text:section text:style-name="Sect17" text:name="Section17">
        <text:h text:outline-level="1" text:style-name="P3552"><text:bookmark-start text:name="bookmark11"/><text:span text:style-name="CharStyle97">(1)</text:span><text:bookmark-end text:name="bookmark11"/></text:h>
        <text:p text:style-name="P2904"><draw:frame draw:style-name="fr72" svg:x="9.022cm" svg:y="0.000cm" svg:width="3.284cm" fo:min-height="1.228cm" text:anchor-type="paragraph"><draw:text-box><text:p text:style-name="P2788"><text:span text:style-name="CharStyle93">(</text:span><text:span text:style-name="CharStyle94">2</text:span><text:span text:style-name="CharStyle93">)</text:span></text:p><text:p text:style-name="P2832"><text:span text:style-name="CharStyle33">Daerah Mengundi</text:span></text:p></draw:text-box></draw:frame><draw:frame draw:style-name="fr73" svg:x="14.855cm" svg:y="0.000cm" svg:width="3.124cm" fo:min-height="1.228cm" text:anchor-type="paragraph"><draw:text-box><text:p text:style-name="P2765"><text:span text:style-name="CharStyle33">(3)</text:span></text:p><text:p text:style-name="P2187"><text:span text:style-name="CharStyle33">Bilangan Pemilih</text:span></text:p></draw:text-box></draw:frame><text:span text:style-name="CharStyle7">Bahagian Pilihan Raya<text:line-break/>Negeri</text:span></text:p>
        <text:p text:style-name="P2697"><text:span text:style-name="CharStyle32">State Constituency<text:tab/>Polling<text:tab/>District<text:tab/>Number of<text:tab/>Electors</text:span></text:p>
        <text:p text:style-name="P261"><draw:frame draw:style-name="fr74" svg:x="0.000cm" svg:y="0.000cm" svg:width="9.634cm" fo:min-height="0.002cm" text:anchor-type="paragraph"><draw:text-box><table:table table:style-name="Table14"><table:table-column table:style-name="Table14.C1"/><table:table-column table:style-name="Table14.C2"/><table:table-column table:style-name="Table14.C3"/><table:table-row table:style-name="Table14.R1"><table:table-cell table:style-name="Table14.Cell1"><text:p text:style-name="P1548"><text:span text:style-name="CharStyle27">3.</text:span></text:p></table:table-cell><table:table-cell table:style-name="Table14.Cell2"><text:p text:style-name="P2923"><text:span text:style-name="CharStyle27">Kokol</text:span></text:p></table:table-cell><table:table-cell table:style-name="Table14.Cell3"><text:p text:style-name="P2689"><text:span text:style-name="CharStyle27">1,026</text:span></text:p></table:table-cell></table:table-row><table:table-row table:style-name="Table14.R2"><table:table-cell table:style-name="Table14.Cell4"><text:p text:style-name="P3086"><text:span text:style-name="CharStyle27">4.</text:span></text:p></table:table-cell><table:table-cell table:style-name="Table14.Cell5"><text:p text:style-name="P2622"><text:span text:style-name="CharStyle27">Menggatal</text:span></text:p></table:table-cell><table:table-cell table:style-name="Table14.Cell6"><text:p text:style-name="P2965"><text:span text:style-name="CharStyle27">3,323</text:span></text:p></table:table-cell></table:table-row><table:table-row table:style-name="Table14.R3"><table:table-cell table:style-name="Table14.Cell7"><text:p text:style-name="P2653"><text:span text:style-name="CharStyle27">5.</text:span></text:p></table:table-cell><table:table-cell table:style-name="Table14.Cell8"><text:p text:style-name="P2967"><text:span text:style-name="CharStyle27">Pulutan</text:span></text:p></table:table-cell><table:table-cell table:style-name="Table14.Cell9"><text:p text:style-name="P2884"><text:span text:style-name="CharStyle27">1,305</text:span></text:p></table:table-cell></table:table-row><table:table-row table:style-name="Table14.R4"><table:table-cell table:style-name="Table14.Cell10"><text:p text:style-name="P2012"><text:span text:style-name="CharStyle27">6.</text:span></text:p></table:table-cell><table:table-cell table:style-name="Table14.Cell11"><text:p text:style-name="P911"><text:span text:style-name="CharStyle27">Inanam Darat</text:span></text:p></table:table-cell><table:table-cell table:style-name="Table14.Cell12"><text:p text:style-name="P1514"><text:span text:style-name="CharStyle27">3,064</text:span></text:p></table:table-cell></table:table-row><table:table-row table:style-name="Table14.R5"><table:table-cell table:style-name="Table14.Cell13"><text:p text:style-name="P2757"><text:span text:style-name="CharStyle27">7.</text:span></text:p></table:table-cell><table:table-cell table:style-name="Table14.Cell14"><text:p text:style-name="P1041"><text:span text:style-name="CharStyle27">Poring-Poring</text:span></text:p></table:table-cell><table:table-cell table:style-name="Table14.Cell15"><text:p text:style-name="P2778"><text:span text:style-name="CharStyle27">293</text:span></text:p></table:table-cell></table:table-row><table:table-row table:style-name="Table14.R6"><table:table-cell table:style-name="Table14.Cell16"><text:p text:style-name="P2791"><text:span text:style-name="CharStyle27">8.</text:span></text:p></table:table-cell><table:table-cell table:style-name="Table14.Cell17"><text:p text:style-name="P1342"><text:span text:style-name="CharStyle27">Kolam Ayer</text:span></text:p></table:table-cell><table:table-cell table:style-name="Table14.Cell18"><text:p text:style-name="P1827"><text:span text:style-name="CharStyle27">945</text:span></text:p></table:table-cell></table:table-row><table:table-row table:style-name="Table14.R7"><table:table-cell table:style-name="Table14.Cell19"><text:p text:style-name="P2447"><text:span text:style-name="CharStyle27">9.</text:span></text:p></table:table-cell><table:table-cell table:style-name="Table14.Cell20"><text:p text:style-name="P2647"><text:span text:style-name="CharStyle27">Cenderakasih</text:span></text:p></table:table-cell><table:table-cell table:style-name="Table14.Cell21"><text:p text:style-name="P1976"><text:span text:style-name="CharStyle27">3,006</text:span></text:p></table:table-cell></table:table-row><table:table-row table:style-name="Table14.R8"><table:table-cell table:style-name="Table14.Cell22"><text:p text:style-name="P2586"><text:span text:style-name="CharStyle27">10.</text:span></text:p></table:table-cell><table:table-cell table:style-name="Table14.Cell23"><text:p text:style-name="P2854"><text:span text:style-name="CharStyle27">Pekan Inanam</text:span></text:p></table:table-cell><table:table-cell table:style-name="Table14.Cell24"><text:p text:style-name="P2956"><text:span text:style-name="CharStyle27">3,265</text:span></text:p></table:table-cell></table:table-row><table:table-row table:style-name="Table14.R9"><table:table-cell table:style-name="Table14.Cell25"><text:p text:style-name="P1150"><text:span text:style-name="CharStyle27">11.</text:span></text:p></table:table-cell><table:table-cell table:style-name="Table14.Cell26"><text:p text:style-name="P1675"><text:span text:style-name="CharStyle27">Bantayan</text:span></text:p></table:table-cell><table:table-cell table:style-name="Table14.Cell27"><text:p text:style-name="P2298"><text:span text:style-name="CharStyle27">2,075</text:span></text:p></table:table-cell></table:table-row></table:table></draw:text-box></draw:frame></text:p>
        <text:p text:style-name="P2128"><text:span text:style-name="CharStyle99">21</text:span></text:p>
      </text:section>
      <text:section text:style-name="Sect18" text:name="Section18">
        <text:p text:style-name="P3553"><draw:frame draw:style-name="fr75" svg:x="0.000cm" svg:y="0.000cm" svg:width="15.688cm" fo:min-height="0.002cm" text:anchor-type="paragraph"><draw:text-box><table:table table:style-name="Table15"><table:table-column table:style-name="Table15.C1"/><table:table-column table:style-name="Table15.C2"/><table:table-column table:style-name="Table15.C3"/><table:table-column table:style-name="Table15.C4"/><table:table-row table:style-name="Table15.R1"><table:table-cell table:style-name="Table15.Cell1"><text:p text:style-name="P2845"><text:span text:style-name="CharStyle27">(1)</text:span></text:p></table:table-cell><table:table-cell table:style-name="Table15.Cell2"><text:p text:style-name="P3471"/></table:table-cell><table:table-cell table:style-name="Table15.Cell3"><text:p text:style-name="P2449"><text:span text:style-name="CharStyle27">(2)</text:span></text:p></table:table-cell><table:table-cell table:style-name="Table15.Cell4"><text:p text:style-name="P1344"><text:span text:style-name="CharStyle27">(3)</text:span></text:p></table:table-cell></table:table-row><table:table-row table:style-name="Table15.R2"><table:table-cell table:style-name="Table15.Cell5"><text:p text:style-name="P1978"><text:span text:style-name="CharStyle27">Bahagian Pilihan Raya</text:span></text:p></table:table-cell><table:table-cell table:style-name="Table15.Cell6" table:number-columns-spanned="2"><text:p text:style-name="P2589"><text:span text:style-name="CharStyle27">Daerah Mengundi</text:span></text:p></table:table-cell><table:table-cell table:style-name="Table15.Cell7"><text:p text:style-name="P1472"><text:span text:style-name="CharStyle27">Bilangan Pemilih</text:span></text:p></table:table-cell></table:table-row><table:table-row table:style-name="Table15.R3"><table:table-cell table:style-name="Table15.Cell8"><text:p text:style-name="P3342"><text:span text:style-name="CharStyle27">Negeri</text:span></text:p></table:table-cell><table:table-cell table:style-name="Table15.Cell9"><text:p text:style-name="P3471"/></table:table-cell><table:table-cell table:style-name="Table15.Cell10"><text:p text:style-name="P3471"/></table:table-cell><table:table-cell table:style-name="Table15.Cell11"><text:p text:style-name="P3471"/></table:table-cell></table:table-row><table:table-row table:style-name="Table15.R4"><table:table-cell table:style-name="Table15.Cell12"><text:p text:style-name="P1538"><text:span text:style-name="CharStyle28">State Constituency</text:span></text:p></table:table-cell><table:table-cell table:style-name="Table15.Cell13"><text:p text:style-name="P3471"/></table:table-cell><table:table-cell table:style-name="Table15.Cell14"><text:p text:style-name="P2435"><text:span text:style-name="CharStyle28">Polling District</text:span></text:p></table:table-cell><table:table-cell table:style-name="Table15.Cell15"><text:p text:style-name="P2228"><text:span text:style-name="CharStyle28">Number of Electors</text:span></text:p></table:table-cell></table:table-row><table:table-row table:style-name="Table15.R5"><table:table-cell table:style-name="Table15.Cell16"><text:p text:style-name="P2627"><text:span text:style-name="CharStyle27">N. 19 LIKAS</text:span></text:p></table:table-cell><table:table-cell table:style-name="Table15.Cell17"><text:p text:style-name="P2427"><text:span text:style-name="CharStyle27">1.</text:span></text:p></table:table-cell><table:table-cell table:style-name="Table15.Cell18"><text:p text:style-name="P3323"><text:span text:style-name="CharStyle27">Bandar Utara</text:span></text:p></table:table-cell><table:table-cell table:style-name="Table15.Cell19"><text:p text:style-name="P1181"><text:span text:style-name="CharStyle27">1,251</text:span></text:p></table:table-cell></table:table-row><table:table-row table:style-name="Table15.R6"><table:table-cell table:style-name="Table15.Cell20"><text:p text:style-name="P3471"/></table:table-cell><table:table-cell table:style-name="Table15.Cell21"><text:p text:style-name="P2523"><text:span text:style-name="CharStyle27">2.</text:span></text:p></table:table-cell><table:table-cell table:style-name="Table15.Cell22"><text:p text:style-name="P1419"><text:span text:style-name="CharStyle27">Bandar Selatan</text:span></text:p></table:table-cell><table:table-cell table:style-name="Table15.Cell23"><text:p text:style-name="P2058"><text:span text:style-name="CharStyle27">2,071</text:span></text:p></table:table-cell></table:table-row><table:table-row table:style-name="Table15.R7"><table:table-cell table:style-name="Table15.Cell24"><text:p text:style-name="P3471"/></table:table-cell><table:table-cell table:style-name="Table15.Cell25"><text:p text:style-name="P1760"><text:span text:style-name="CharStyle27">3.</text:span></text:p></table:table-cell><table:table-cell table:style-name="Table15.Cell26"><text:p text:style-name="P3284"><text:span text:style-name="CharStyle27">Likas Barat</text:span></text:p></table:table-cell><table:table-cell table:style-name="Table15.Cell27"><text:p text:style-name="P3286"><text:span text:style-name="CharStyle27">1,103</text:span></text:p></table:table-cell></table:table-row><table:table-row table:style-name="Table15.R8"><table:table-cell table:style-name="Table15.Cell28"><text:p text:style-name="P3471"/></table:table-cell><table:table-cell table:style-name="Table15.Cell29"><text:p text:style-name="P1346"><text:span text:style-name="CharStyle27">4.</text:span></text:p></table:table-cell><table:table-cell table:style-name="Table15.Cell30"><text:p text:style-name="P2073"><text:span text:style-name="CharStyle27">Likas</text:span></text:p></table:table-cell><table:table-cell table:style-name="Table15.Cell31"><text:p text:style-name="P3207"><text:span text:style-name="CharStyle27">2,900</text:span></text:p></table:table-cell></table:table-row><table:table-row table:style-name="Table15.R9"><table:table-cell table:style-name="Table15.Cell32"><text:p text:style-name="P3471"/></table:table-cell><table:table-cell table:style-name="Table15.Cell33"><text:p text:style-name="P1847"><text:span text:style-name="CharStyle27">5.</text:span></text:p></table:table-cell><table:table-cell table:style-name="Table15.Cell34"><text:p text:style-name="P2740"><text:span text:style-name="CharStyle27">Likas Tengah</text:span></text:p></table:table-cell><table:table-cell table:style-name="Table15.Cell35"><text:p text:style-name="P1356"><text:span text:style-name="CharStyle27">949</text:span></text:p></table:table-cell></table:table-row><table:table-row table:style-name="Table15.R10"><table:table-cell table:style-name="Table15.Cell36"><text:p text:style-name="P3471"/></table:table-cell><table:table-cell table:style-name="Table15.Cell37"><text:p text:style-name="P2502"><text:span text:style-name="CharStyle27">6.</text:span></text:p></table:table-cell><table:table-cell table:style-name="Table15.Cell38"><text:p text:style-name="P1396"><text:span text:style-name="CharStyle27">Likas Selatan</text:span></text:p></table:table-cell><table:table-cell table:style-name="Table15.Cell39"><text:p text:style-name="P2015"><text:span text:style-name="CharStyle27">1,690</text:span></text:p></table:table-cell></table:table-row><table:table-row table:style-name="Table15.R11"><table:table-cell table:style-name="Table15.Cell40"><text:p text:style-name="P3471"/></table:table-cell><table:table-cell table:style-name="Table15.Cell41"><text:p text:style-name="P1183"><text:span text:style-name="CharStyle27">7.</text:span></text:p></table:table-cell><table:table-cell table:style-name="Table15.Cell42"><text:p text:style-name="P3447"><text:span text:style-name="CharStyle27">Likas Park</text:span></text:p></table:table-cell><table:table-cell table:style-name="Table15.Cell43"><text:p text:style-name="P2419"><text:span text:style-name="CharStyle27">1,754</text:span></text:p></table:table-cell></table:table-row><table:table-row table:style-name="Table15.R12"><table:table-cell table:style-name="Table15.Cell44"><text:p text:style-name="P3471"/></table:table-cell><table:table-cell table:style-name="Table15.Cell45"><text:p text:style-name="P2633"><text:span text:style-name="CharStyle27">8.</text:span></text:p></table:table-cell><table:table-cell table:style-name="Table15.Cell46"><text:p text:style-name="P3052"><text:span text:style-name="CharStyle27">Dah Yeh Villa</text:span></text:p></table:table-cell><table:table-cell table:style-name="Table15.Cell47"><text:p text:style-name="P3054"><text:span text:style-name="CharStyle27">3,290</text:span></text:p></table:table-cell></table:table-row><table:table-row table:style-name="Table15.R13"><table:table-cell table:style-name="Table15.Cell48"><text:p text:style-name="P3471"/></table:table-cell><table:table-cell table:style-name="Table15.Cell49"><text:p text:style-name="P3471"/></table:table-cell><table:table-cell table:style-name="Table15.Cell50"><text:p text:style-name="P3471"/></table:table-cell><table:table-cell table:style-name="Table15.Cell51"><text:p text:style-name="P2729"><text:span text:style-name="CharStyle27">15,008</text:span></text:p></table:table-cell></table:table-row><table:table-row table:style-name="Table15.R14"><table:table-cell table:style-name="Table15.Cell52"><text:p text:style-name="P3091"><text:span text:style-name="CharStyle27">N. 20 API-API</text:span></text:p></table:table-cell><table:table-cell table:style-name="Table15.Cell53"><text:p text:style-name="P2104"><text:span text:style-name="CharStyle27">1.</text:span></text:p></table:table-cell><table:table-cell table:style-name="Table15.Cell54"><text:p text:style-name="P2685"><text:span text:style-name="CharStyle27">Kampong Ayer</text:span></text:p></table:table-cell><table:table-cell table:style-name="Table15.Cell55"><text:p text:style-name="P2255"><text:span text:style-name="CharStyle27">3,497</text:span></text:p></table:table-cell></table:table-row><table:table-row table:style-name="Table15.R15"><table:table-cell table:style-name="Table15.Cell56"><text:p text:style-name="P3471"/></table:table-cell><table:table-cell table:style-name="Table15.Cell57"><text:p text:style-name="P1395"><text:span text:style-name="CharStyle27">2.</text:span></text:p></table:table-cell><table:table-cell table:style-name="Table15.Cell58"><text:p text:style-name="P2029"><text:span text:style-name="CharStyle27">Jalan Istana</text:span></text:p></table:table-cell><table:table-cell table:style-name="Table15.Cell59"><text:p text:style-name="P930"><text:span text:style-name="CharStyle27">2,384</text:span></text:p></table:table-cell></table:table-row><table:table-row table:style-name="Table15.R16"><table:table-cell table:style-name="Table15.Cell60"><text:p text:style-name="P3471"/></table:table-cell><table:table-cell table:style-name="Table15.Cell61"><text:p text:style-name="P1808"><text:span text:style-name="CharStyle27">3.</text:span></text:p></table:table-cell><table:table-cell table:style-name="Table15.Cell62"><text:p text:style-name="P1385"><text:span text:style-name="CharStyle27">Jalan Kebajikan</text:span></text:p></table:table-cell><table:table-cell table:style-name="Table15.Cell63"><text:p text:style-name="P2017"><text:span text:style-name="CharStyle27">1,991</text:span></text:p></table:table-cell></table:table-row><table:table-row table:style-name="Table15.R17"><table:table-cell table:style-name="Table15.Cell64"><text:p text:style-name="P3471"/></table:table-cell><table:table-cell table:style-name="Table15.Cell65"><text:p text:style-name="P2995"><text:span text:style-name="CharStyle27">4.</text:span></text:p></table:table-cell><table:table-cell table:style-name="Table15.Cell66"><text:p text:style-name="P3012"><text:span text:style-name="CharStyle27">Sunny Garden</text:span></text:p></table:table-cell><table:table-cell table:style-name="Table15.Cell67"><text:p text:style-name="P3014"><text:span text:style-name="CharStyle27">2,897</text:span></text:p></table:table-cell></table:table-row><table:table-row table:style-name="Table15.R18"><table:table-cell table:style-name="Table15.Cell68"><text:p text:style-name="P3471"/></table:table-cell><table:table-cell table:style-name="Table15.Cell69"><text:p text:style-name="P1592"><text:span text:style-name="CharStyle27">5.</text:span></text:p></table:table-cell><table:table-cell table:style-name="Table15.Cell70"><text:p text:style-name="P2664"><text:span text:style-name="CharStyle27">Jalan Bandaran</text:span></text:p></table:table-cell><table:table-cell table:style-name="Table15.Cell71"><text:p text:style-name="P2716"><text:span text:style-name="CharStyle27">3,682</text:span></text:p></table:table-cell></table:table-row><table:table-row table:style-name="Table15.R19"><table:table-cell table:style-name="Table15.Cell72"><text:p text:style-name="P3471"/></table:table-cell><table:table-cell table:style-name="Table15.Cell73"><text:p text:style-name="P3471"/></table:table-cell><table:table-cell table:style-name="Table15.Cell74"><text:p text:style-name="P3471"/></table:table-cell><table:table-cell table:style-name="Table15.Cell75"><text:p text:style-name="P2533"><text:span text:style-name="CharStyle27">14,451</text:span></text:p></table:table-cell></table:table-row><table:table-row table:style-name="Table15.R20"><table:table-cell table:style-name="Table15.Cell76"><text:p text:style-name="P1429"><text:span text:style-name="CharStyle27">N. 21 LUYANG</text:span></text:p></table:table-cell><table:table-cell table:style-name="Table15.Cell77"><text:p text:style-name="P2065"><text:span text:style-name="CharStyle27">1.</text:span></text:p></table:table-cell><table:table-cell table:style-name="Table15.Cell78"><text:p text:style-name="P2112"><text:span text:style-name="CharStyle27">Jalan Rumah Sakit</text:span></text:p></table:table-cell><table:table-cell table:style-name="Table15.Cell79"><text:p text:style-name="P1004"><text:span text:style-name="CharStyle27">2,375</text:span></text:p></table:table-cell></table:table-row><table:table-row table:style-name="Table15.R21"><table:table-cell table:style-name="Table15.Cell80"><text:p text:style-name="P3471"/></table:table-cell><table:table-cell table:style-name="Table15.Cell81"><text:p text:style-name="P2695"><text:span text:style-name="CharStyle27">2.</text:span></text:p></table:table-cell><table:table-cell table:style-name="Table15.Cell82"><text:p text:style-name="P2857"><text:span text:style-name="CharStyle27">Luyang</text:span></text:p></table:table-cell><table:table-cell table:style-name="Table15.Cell83"><text:p text:style-name="P1588"><text:span text:style-name="CharStyle27">3,400</text:span></text:p></table:table-cell></table:table-row><table:table-row table:style-name="Table15.R22"><table:table-cell table:style-name="Table15.Cell84"><text:p text:style-name="P3471"/></table:table-cell><table:table-cell table:style-name="Table15.Cell85"><text:p text:style-name="P2839"><text:span text:style-name="CharStyle27">3.</text:span></text:p></table:table-cell><table:table-cell table:style-name="Table15.Cell86"><text:p text:style-name="P1293"><text:span text:style-name="CharStyle27">Foh Sang</text:span></text:p></table:table-cell><table:table-cell table:style-name="Table15.Cell87"><text:p text:style-name="P1327"><text:span text:style-name="CharStyle27">3,741</text:span></text:p></table:table-cell></table:table-row><table:table-row table:style-name="Table15.R23"><table:table-cell table:style-name="Table15.Cell88"><text:p text:style-name="P3471"/></table:table-cell><table:table-cell table:style-name="Table15.Cell89"><text:p text:style-name="P3073"><text:span text:style-name="CharStyle27">4.</text:span></text:p></table:table-cell><table:table-cell table:style-name="Table15.Cell90"><text:p text:style-name="P3076"><text:span text:style-name="CharStyle27">Jindo</text:span></text:p></table:table-cell><table:table-cell table:style-name="Table15.Cell91"><text:p text:style-name="P2744"><text:span text:style-name="CharStyle27">1,840</text:span></text:p></table:table-cell></table:table-row></table:table><text:p text:style-name="P2551"><text:span text:style-name="CharStyle101">22</text:span></text:p></draw:text-box></draw:frame></text:p>
        <text:p text:style-name="P264"/>
      </text:section>
      <text:section text:style-name="Sect19" text:name="Section19">
        <text:p text:style-name="P3554"><draw:frame draw:style-name="fr77" svg:x="0.000cm" svg:y="0.000cm" svg:width="15.706cm" fo:min-height="0.002cm" text:anchor-type="paragraph"><draw:text-box><table:table table:style-name="Table16"><table:table-column table:style-name="Table16.C1"/><table:table-column table:style-name="Table16.C2"/><table:table-column table:style-name="Table16.C3"/><table:table-row table:style-name="Table16.R1"><table:table-cell table:style-name="Table16.Cell1"><text:p text:style-name="P944"><text:span text:style-name="CharStyle27">(1)</text:span></text:p></table:table-cell><table:table-cell table:style-name="Table16.Cell2"><text:p text:style-name="P1568"><text:span text:style-name="CharStyle27">(2)</text:span></text:p></table:table-cell><table:table-cell table:style-name="Table16.Cell3"><text:p text:style-name="P2194"><text:span text:style-name="CharStyle27">(3)</text:span></text:p></table:table-cell></table:table-row><table:table-row table:style-name="Table16.R2"><table:table-cell table:style-name="Table16.Cell4"><text:p text:style-name="P1090"><text:span text:style-name="CharStyle27">Bahagian Pilihan Raya</text:span></text:p></table:table-cell><table:table-cell table:style-name="Table16.Cell5"><text:p text:style-name="P3034"><text:span text:style-name="CharStyle27">Daerah Mengundi</text:span></text:p></table:table-cell><table:table-cell table:style-name="Table16.Cell6"><text:p text:style-name="P2314"><text:span text:style-name="CharStyle27">Bilangan Pemilih</text:span></text:p></table:table-cell></table:table-row><table:table-row table:style-name="Table16.R3"><table:table-cell table:style-name="Table16.Cell7"><text:p text:style-name="P1206"><text:span text:style-name="CharStyle27">Negeri</text:span></text:p></table:table-cell><table:table-cell table:style-name="Table16.Cell8"><text:p text:style-name="P3471"/></table:table-cell><table:table-cell table:style-name="Table16.Cell9"><text:p text:style-name="P3471"/></table:table-cell></table:table-row><table:table-row table:style-name="Table16.R4"><table:table-cell table:style-name="Table16.Cell10"><text:p text:style-name="P3449"><text:span text:style-name="CharStyle28">State Constituency</text:span></text:p></table:table-cell><table:table-cell table:style-name="Table16.Cell11"><text:p text:style-name="P1306"><text:span text:style-name="CharStyle28">Polling District</text:span></text:p></table:table-cell><table:table-cell table:style-name="Table16.Cell12"><text:p text:style-name="P1938"><text:span text:style-name="CharStyle28">Number of Electors</text:span></text:p></table:table-cell></table:table-row><table:table-row table:style-name="Table16.R5"><table:table-cell table:style-name="Table16.Cell13"><text:p text:style-name="P3471"/></table:table-cell><table:table-cell table:style-name="Table16.Cell14"><text:p text:style-name="P2693"><text:span text:style-name="CharStyle27">5. Bukit Padang</text:span></text:p></table:table-cell><table:table-cell table:style-name="Table16.Cell15"><text:p text:style-name="P1717"><text:span text:style-name="CharStyle27">1,829</text:span></text:p></table:table-cell></table:table-row><table:table-row table:style-name="Table16.R6"><table:table-cell table:style-name="Table16.Cell16"><text:p text:style-name="P3471"/></table:table-cell><table:table-cell table:style-name="Table16.Cell17"><text:p text:style-name="P2115"><text:span text:style-name="CharStyle27">6. Kepayan Ridge</text:span></text:p></table:table-cell><table:table-cell table:style-name="Table16.Cell18"><text:p text:style-name="P1312"><text:span text:style-name="CharStyle27">2,688</text:span></text:p></table:table-cell></table:table-row><table:table-row table:style-name="Table16.R7"><table:table-cell table:style-name="Table16.Cell19"><text:p text:style-name="P3471"/></table:table-cell><table:table-cell table:style-name="Table16.Cell20"><text:p text:style-name="P964"><text:span text:style-name="CharStyle27">7. Taman FuYun</text:span></text:p></table:table-cell><table:table-cell table:style-name="Table16.Cell21"><text:p text:style-name="P1576"><text:span text:style-name="CharStyle27">2,393</text:span></text:p></table:table-cell></table:table-row><table:table-row table:style-name="Table16.R8"><table:table-cell table:style-name="Table16.Cell22"><text:p text:style-name="P3471"/></table:table-cell><table:table-cell table:style-name="Table16.Cell23"><text:p text:style-name="P938"><text:span text:style-name="CharStyle27">8. Jalan Penampang</text:span></text:p></table:table-cell><table:table-cell table:style-name="Table16.Cell24"><text:p text:style-name="P1537"><text:span text:style-name="CharStyle27">2,085</text:span></text:p></table:table-cell></table:table-row><table:table-row table:style-name="Table16.R9"><table:table-cell table:style-name="Table16.Cell25"><text:p text:style-name="P3471"/></table:table-cell><table:table-cell table:style-name="Table16.Cell26"><text:p text:style-name="P2500"><text:span text:style-name="CharStyle27">9. Lido</text:span></text:p></table:table-cell><table:table-cell table:style-name="Table16.Cell27"><text:p text:style-name="P2918"><text:span text:style-name="CharStyle27">3,641</text:span></text:p></table:table-cell></table:table-row><table:table-row table:style-name="Table16.R10"><table:table-cell table:style-name="Table16.Cell28"><text:p text:style-name="P3471"/></table:table-cell><table:table-cell table:style-name="Table16.Cell29"><text:p text:style-name="P3471"/></table:table-cell><table:table-cell table:style-name="Table16.Cell30"><text:p text:style-name="P2561"><text:span text:style-name="CharStyle27">23,992</text:span></text:p></table:table-cell></table:table-row><table:table-row table:style-name="Table16.R11"><table:table-cell table:style-name="Table16.Cell31" table:number-columns-spanned="2"><text:p text:style-name="P2840"><text:span text:style-name="CharStyle27">Jumlah Bilangan Pemilih dalam Bahagian Pilihan Raya<text:line-break/>Persekutuan P. 172 Kota Kinabalu:</text:span></text:p></table:table-cell><table:table-cell table:style-name="Table16.Cell32"><text:p text:style-name="P2085"><text:span text:style-name="CharStyle27">53,451</text:span></text:p></table:table-cell></table:table-row><table:table-row table:style-name="Table16.R12"><table:table-cell table:style-name="Table16.Cell33"><text:p text:style-name="P976"><text:span text:style-name="CharStyle28">Total Number of Electors</text:span></text:p></table:table-cell><table:table-cell table:style-name="Table16.Cell34"><text:p text:style-name="P1597"><text:span text:style-name="CharStyle28">in the Federal Constituency of</text:span></text:p></table:table-cell><table:table-cell table:style-name="Table16.Cell35"><text:p text:style-name="P3471"/></table:table-cell></table:table-row></table:table><text:p text:style-name="P2214"><text:span text:style-name="CharStyle25">P. 172 Kota Kinabalu:</text:span></text:p></draw:text-box></draw:frame></text:p>
        <text:p text:style-name="P2366"><text:span text:style-name="CharStyle18">23</text:span></text:p>
      </text:section>
      <text:section text:style-name="Sect20" text:name="Section20">
        <text:p text:style-name="P3555"><draw:frame draw:style-name="fr80" svg:x="2.672cm" svg:y="0.000cm" svg:width="4.157cm" fo:min-height="1.917cm" text:anchor-type="paragraph"><draw:text-box><text:p text:style-name="P1713"><text:span text:style-name="CharStyle103">llj</text:span></text:p><text:p text:style-name="P1024"><text:span text:style-name="CharStyle33">Bahagian Pilihan Raya<text:line-break/>Negeri</text:span></text:p></draw:text-box></draw:frame><draw:frame draw:style-name="fr81" svg:x="9.022cm" svg:y="0.004cm" svg:width="3.369cm" fo:min-height="1.118cm" text:anchor-type="paragraph"><draw:text-box><text:p text:style-name="P2045"><text:span text:style-name="CharStyle33">Daerah Mengundi</text:span></text:p></draw:text-box></draw:frame><draw:frame draw:style-name="fr82" svg:x="14.780cm" svg:y="0.004cm" svg:width="3.284cm" fo:min-height="1.118cm" text:anchor-type="paragraph"><draw:text-box><text:p text:style-name="P2641"><text:span text:style-name="CharStyle33">Bilangan Pemilih</text:span></text:p></draw:text-box></draw:frame><draw:frame draw:style-name="fr83" svg:x="3.096cm" svg:y="2.090cm" svg:width="3.387cm" fo:min-height="0.534cm" text:anchor-type="paragraph"><draw:text-box><text:p text:style-name="P1726"><text:span text:style-name="CharStyle62">State Constituency</text:span></text:p></draw:text-box></draw:frame><draw:frame draw:style-name="fr84" svg:x="2.697cm" svg:y="3.057cm" svg:width="3.734cm" fo:min-height="0.526cm" text:anchor-type="paragraph"><draw:text-box><text:p text:style-name="P2432"><text:span text:style-name="CharStyle33">N. 22 TANJUNG ARU</text:span></text:p></draw:text-box></draw:frame><draw:frame draw:style-name="fr85" svg:x="2.697cm" svg:y="12.056cm" svg:width="2.819cm" fo:min-height="0.526cm" text:anchor-type="paragraph"><draw:text-box><text:p text:style-name="P1458"><text:span text:style-name="CharStyle33">N. 23 PETAGAS</text:span></text:p></draw:text-box></draw:frame><draw:frame draw:style-name="fr86" svg:x="2.697cm" svg:y="18.944cm" svg:width="2.845cm" fo:min-height="1.235cm" text:anchor-type="paragraph"><draw:text-box><text:p text:style-name="P2246"><text:span text:style-name="CharStyle33">N. 24 TANJUNG<text:line-break/>DUMPIL</text:span></text:p></draw:text-box></draw:frame><draw:frame draw:style-name="fr79" svg:x="8.751cm" svg:y="2.134cm" svg:width="9.634cm" fo:min-height="0.002cm" text:anchor-type="paragraph"><draw:text-box><text:p text:style-name="P2916"><text:span text:style-name="CharStyle48">Polling District</text:span></text:p><text:p text:style-name="P1740"><text:span text:style-name="CharStyle48">Number of Electors</text:span></text:p><table:table table:style-name="Table17"><table:table-column table:style-name="Table17.C1"/><table:table-column table:style-name="Table17.C2"/><table:table-column table:style-name="Table17.C3"/><table:table-row table:style-name="Table17.R1"><table:table-cell table:style-name="Table17.Cell1"><text:p text:style-name="P2710"><text:span text:style-name="CharStyle7">1.</text:span></text:p></table:table-cell><table:table-cell table:style-name="Table17.Cell2"><text:p text:style-name="P2682"><text:span text:style-name="CharStyle7">Pulau Gaya</text:span></text:p></table:table-cell><table:table-cell table:style-name="Table17.Cell3"><text:p text:style-name="P3069"><text:span text:style-name="CharStyle7">2,387</text:span></text:p></table:table-cell></table:table-row><table:table-row table:style-name="Table17.R2"><table:table-cell table:style-name="Table17.Cell4"><text:p text:style-name="P2669"><text:span text:style-name="CharStyle7">2.</text:span></text:p></table:table-cell><table:table-cell table:style-name="Table17.Cell5"><text:p text:style-name="P2976"><text:span text:style-name="CharStyle7">Sembulan Utara</text:span></text:p></table:table-cell><table:table-cell table:style-name="Table17.Cell6"><text:p text:style-name="P2503"><text:span text:style-name="CharStyle7">3,011</text:span></text:p></table:table-cell></table:table-row><table:table-row table:style-name="Table17.R3"><table:table-cell table:style-name="Table17.Cell7"><text:p text:style-name="P1397"><text:span text:style-name="CharStyle7">3.</text:span></text:p></table:table-cell><table:table-cell table:style-name="Table17.Cell8"><text:p text:style-name="P2666"><text:span text:style-name="CharStyle7">Sembulan Selatan</text:span></text:p></table:table-cell><table:table-cell table:style-name="Table17.Cell9"><text:p text:style-name="P980"><text:span text:style-name="CharStyle7">3,141</text:span></text:p></table:table-cell></table:table-row><table:table-row table:style-name="Table17.R4"><table:table-cell table:style-name="Table17.Cell10"><text:p text:style-name="P1580"><text:span text:style-name="CharStyle7">4.</text:span></text:p></table:table-cell><table:table-cell table:style-name="Table17.Cell11"><text:p text:style-name="P2204"><text:span text:style-name="CharStyle7">Tanjung Aru Timor</text:span></text:p></table:table-cell><table:table-cell table:style-name="Table17.Cell12"><text:p text:style-name="P1099"><text:span text:style-name="CharStyle7">2,324</text:span></text:p></table:table-cell></table:table-row><table:table-row table:style-name="Table17.R5"><table:table-cell table:style-name="Table17.Cell13"><text:p text:style-name="P1703"><text:span text:style-name="CharStyle7">5.</text:span></text:p></table:table-cell><table:table-cell table:style-name="Table17.Cell14"><text:p text:style-name="P2323"><text:span text:style-name="CharStyle7">Tanjung Aru Barat</text:span></text:p></table:table-cell><table:table-cell table:style-name="Table17.Cell15"><text:p text:style-name="P1211"><text:span text:style-name="CharStyle7">1,928</text:span></text:p></table:table-cell></table:table-row><table:table-row table:style-name="Table17.R6"><table:table-cell table:style-name="Table17.Cell16"><text:p text:style-name="P2843"><text:span text:style-name="CharStyle7">6.</text:span></text:p></table:table-cell><table:table-cell table:style-name="Table17.Cell17"><text:p text:style-name="P2793"><text:span text:style-name="CharStyle7">Lapangan Terbang</text:span></text:p></table:table-cell><table:table-cell table:style-name="Table17.Cell18"><text:p text:style-name="P2243"><text:span text:style-name="CharStyle7">385</text:span></text:p></table:table-cell></table:table-row><table:table-row table:style-name="Table17.R7"><table:table-cell table:style-name="Table17.Cell19"><text:p text:style-name="P1133"><text:span text:style-name="CharStyle7">7.</text:span></text:p></table:table-cell><table:table-cell table:style-name="Table17.Cell20"><text:p text:style-name="P1735"><text:span text:style-name="CharStyle7">Tanjung Aru Baru</text:span></text:p></table:table-cell><table:table-cell table:style-name="Table17.Cell21"><text:p text:style-name="P2368"><text:span text:style-name="CharStyle7">1,938</text:span></text:p></table:table-cell></table:table-row><table:table-row table:style-name="Table17.R8"><table:table-cell table:style-name="Table17.Cell22"><text:p text:style-name="P3471"/></table:table-cell><table:table-cell table:style-name="Table17.Cell23"><text:p text:style-name="P3471"/></table:table-cell><table:table-cell table:style-name="Table17.Cell24"><text:p text:style-name="P3027"><text:span text:style-name="CharStyle7">15,114</text:span></text:p></table:table-cell></table:table-row><table:table-row table:style-name="Table17.R9"><table:table-cell table:style-name="Table17.Cell25"><text:p text:style-name="P2430"><text:span text:style-name="CharStyle7">1.</text:span></text:p></table:table-cell><table:table-cell table:style-name="Table17.Cell26"><text:p text:style-name="P2079"><text:span text:style-name="CharStyle7">P eta gas</text:span></text:p></table:table-cell><table:table-cell table:style-name="Table17.Cell27"><text:p text:style-name="P2637"><text:span text:style-name="CharStyle7">2,599</text:span></text:p></table:table-cell></table:table-row><table:table-row table:style-name="Table17.R10"><table:table-cell table:style-name="Table17.Cell28"><text:p text:style-name="P2634"><text:span text:style-name="CharStyle7">2.</text:span></text:p></table:table-cell><table:table-cell table:style-name="Table17.Cell29"><text:p text:style-name="P3051"><text:span text:style-name="CharStyle7">Sailan</text:span></text:p></table:table-cell><table:table-cell table:style-name="Table17.Cell30"><text:p text:style-name="P3053"><text:span text:style-name="CharStyle7">2,346</text:span></text:p></table:table-cell></table:table-row><table:table-row table:style-name="Table17.R11"><table:table-cell table:style-name="Table17.Cell31"><text:p text:style-name="P1712"><text:span text:style-name="CharStyle7">3.</text:span></text:p></table:table-cell><table:table-cell table:style-name="Table17.Cell32"><text:p text:style-name="P2335"><text:span text:style-name="CharStyle7">Putatan</text:span></text:p></table:table-cell><table:table-cell table:style-name="Table17.Cell33"><text:p text:style-name="P1220"><text:span text:style-name="CharStyle7">2,100</text:span></text:p></table:table-cell></table:table-row><table:table-row table:style-name="Table17.R12"><table:table-cell table:style-name="Table17.Cell34"><text:p text:style-name="P1846"><text:span text:style-name="CharStyle7">4.</text:span></text:p></table:table-cell><table:table-cell table:style-name="Table17.Cell35"><text:p text:style-name="P1285"><text:span text:style-name="CharStyle7">Papason</text:span></text:p></table:table-cell><table:table-cell table:style-name="Table17.Cell36"><text:p text:style-name="P1915"><text:span text:style-name="CharStyle7">1,990</text:span></text:p></table:table-cell></table:table-row><table:table-row table:style-name="Table17.R13"><table:table-cell table:style-name="Table17.Cell37"><text:p text:style-name="P2421"><text:span text:style-name="CharStyle7">5.</text:span></text:p></table:table-cell><table:table-cell table:style-name="Table17.Cell38"><text:p text:style-name="P2938"><text:span text:style-name="CharStyle7">Tengah Padang</text:span></text:p></table:table-cell><table:table-cell table:style-name="Table17.Cell39"><text:p text:style-name="P2144"><text:span text:style-name="CharStyle7">1,904</text:span></text:p></table:table-cell></table:table-row><table:table-row table:style-name="Table17.R14"><table:table-cell table:style-name="Table17.Cell40"><text:p text:style-name="P3471"/></table:table-cell><table:table-cell table:style-name="Table17.Cell41"><text:p text:style-name="P3471"/></table:table-cell><table:table-cell table:style-name="Table17.Cell42"><text:p text:style-name="P1591"><text:span text:style-name="CharStyle7">10,939</text:span></text:p></table:table-cell></table:table-row><table:table-row table:style-name="Table17.R15"><table:table-cell table:style-name="Table17.Cell43"><text:p text:style-name="P2604"><text:span text:style-name="CharStyle7">1.</text:span></text:p></table:table-cell><table:table-cell table:style-name="Table17.Cell44"><text:p text:style-name="P1490"><text:span text:style-name="CharStyle7">Muhibbah</text:span></text:p></table:table-cell><table:table-cell table:style-name="Table17.Cell45"><text:p text:style-name="P2124"><text:span text:style-name="CharStyle7">3,431</text:span></text:p></table:table-cell></table:table-row><table:table-row table:style-name="Table17.R16"><table:table-cell table:style-name="Table17.Cell46"><text:p text:style-name="P1023"><text:span text:style-name="CharStyle7">2.</text:span></text:p></table:table-cell><table:table-cell table:style-name="Table17.Cell47"><text:p text:style-name="P1632"><text:span text:style-name="CharStyle7">Pasir Putih</text:span></text:p></table:table-cell><table:table-cell table:style-name="Table17.Cell48"><text:p text:style-name="P2270"><text:span text:style-name="CharStyle7">3,774</text:span></text:p></table:table-cell></table:table-row><table:table-row table:style-name="Table17.R17"><table:table-cell table:style-name="Table17.Cell49"><text:p text:style-name="P1156"><text:span text:style-name="CharStyle7">3.</text:span></text:p></table:table-cell><table:table-cell table:style-name="Table17.Cell50"><text:p text:style-name="P1764"><text:span text:style-name="CharStyle7">Lok Kawi</text:span></text:p></table:table-cell><table:table-cell table:style-name="Table17.Cell51"><text:p text:style-name="P2391"><text:span text:style-name="CharStyle7">4,574</text:span></text:p></table:table-cell></table:table-row><table:table-row table:style-name="Table17.R18"><table:table-cell table:style-name="Table17.Cell52"><text:p text:style-name="P3219"><text:span text:style-name="CharStyle7">4.</text:span></text:p></table:table-cell><table:table-cell table:style-name="Table17.Cell53"><text:p text:style-name="P1898"><text:span text:style-name="CharStyle7">Taman Pantai Lok Kawi</text:span></text:p></table:table-cell><table:table-cell table:style-name="Table17.Cell54"><text:p text:style-name="P2510"><text:span text:style-name="CharStyle7">1,291</text:span></text:p></table:table-cell></table:table-row></table:table><text:p text:style-name="P1394"><text:span text:style-name="CharStyle84">13,070</text:span></text:p></draw:text-box></draw:frame><draw:frame draw:style-name="fr87" svg:x="10.275cm" svg:y="24.550cm" svg:width="0.457cm" fo:min-height="0.455cm" text:anchor-type="paragraph"><draw:text-box><text:p text:style-name="P1428"><text:span text:style-name="CharStyle63">24</text:span></text:p></draw:text-box></draw:frame></text:p>
        <text:p text:style-name="P268"/>
        <text:p text:style-name="P269"/>
        <text:p text:style-name="P270"/>
        <text:p text:style-name="P271"/>
        <text:p text:style-name="P272"/>
        <text:p text:style-name="P273"/>
        <text:p text:style-name="P274"/>
        <text:p text:style-name="P275"/>
        <text:p text:style-name="P276"/>
        <text:p text:style-name="P277"/>
        <text:p text:style-name="P278"/>
        <text:p text:style-name="P279"/>
        <text:p text:style-name="P280"/>
        <text:p text:style-name="P281"/>
        <text:p text:style-name="P282"/>
        <text:p text:style-name="P283"/>
        <text:p text:style-name="P284"/>
        <text:p text:style-name="P285"/>
        <text:p text:style-name="P286"/>
        <text:p text:style-name="P287"/>
        <text:p text:style-name="P288"/>
        <text:p text:style-name="P289"/>
        <text:p text:style-name="P290"/>
        <text:p text:style-name="P291"/>
        <text:p text:style-name="P292"/>
        <text:p text:style-name="P293"/>
        <text:p text:style-name="P294"/>
        <text:p text:style-name="P295"/>
        <text:p text:style-name="P296"/>
        <text:p text:style-name="P297"/>
        <text:p text:style-name="P298"/>
        <text:p text:style-name="P299"/>
        <text:p text:style-name="P300"/>
        <text:p text:style-name="P301"/>
        <text:p text:style-name="P302"/>
        <text:p text:style-name="P303"/>
        <text:p text:style-name="P304"/>
        <text:p text:style-name="P305"/>
        <text:p text:style-name="P306"/>
        <text:p text:style-name="P307"/>
      </text:section>
      <text:section text:style-name="Sect21" text:name="Section21">
        <text:h text:outline-level="1" text:style-name="P3556"><text:bookmark-start text:name="bookmark12"/><text:span text:style-name="CharStyle105">(</text:span><text:span text:style-name="CharStyle106">1</text:span><text:span text:style-name="CharStyle105">) (</text:span><text:span text:style-name="CharStyle106">2</text:span><text:span text:style-name="CharStyle105">)</text:span><text:bookmark-end text:name="bookmark12"/></text:h>
        <text:p text:style-name="P1092"><text:span text:style-name="CharStyle7">Bahagian Pilihan Raya<text:tab/>Daerah<text:tab/>Mengundi</text:span></text:p>
        <text:p text:style-name="P3031"><text:span text:style-name="CharStyle107">Negeri<text:line-break/></text:span><text:span text:style-name="CharStyle32">State Constituency</text:span></text:p>
        <text:p text:style-name="P309"><draw:frame draw:style-name="fr91" svg:x="0.000cm" svg:y="0.965cm" svg:width="15.681cm" fo:min-height="2.108cm" text:anchor-type="paragraph"><draw:text-box><table:table table:style-name="Table18"><table:table-column table:style-name="Table18.C1"/><table:table-column table:style-name="Table18.C2"/><table:table-row table:style-name="Table18.R1"><table:table-cell table:style-name="Table18.Cell1"><text:p text:style-name="P2773"><text:span text:style-name="CharStyle7">Jumlah Bilangan Pemilih dalam Bahagian Pilihan Raya<text:line-break/>Persekutuan P. 173 Putatan:</text:span></text:p><text:p text:style-name="P2661"><text:span text:style-name="CharStyle8">Total Number Of Electors In The Federal Constituency Of<text:line-break/>P. 173 Putatan:</text:span></text:p></table:table-cell><table:table-cell table:style-name="Table18.Cell2"><text:p text:style-name="P1723"><text:span text:style-name="CharStyle7">39,123</text:span></text:p></table:table-cell></table:table-row></table:table></draw:text-box></draw:frame><draw:frame draw:style-name="fr89" svg:x="6.622cm" svg:y="-0.042cm" svg:width="2.760cm" fo:min-height="0.533cm" text:anchor-type="paragraph"><draw:text-box><text:p text:style-name="P2863"><text:span text:style-name="CharStyle25">Polling District</text:span></text:p></draw:text-box></draw:frame><draw:frame draw:style-name="fr90" svg:x="12.005cm" svg:y="-0.042cm" svg:width="3.471cm" fo:min-height="0.533cm" text:anchor-type="paragraph"><draw:text-box><text:p text:style-name="P1936"><text:span text:style-name="CharStyle25">Number of Electors</text:span></text:p></draw:text-box></draw:frame></text:p>
        <text:p text:style-name="P1477"><text:span text:style-name="CharStyle18">25</text:span></text:p>
      </text:section>
      <text:section text:style-name="Sect22" text:name="Section22">
        <text:p text:style-name="P3557"><draw:frame draw:style-name="fr92" svg:x="4.397cm" svg:y="0.004cm" svg:width="12.174cm" fo:min-height="1.069cm" text:anchor-type="paragraph"><draw:text-box><text:p text:style-name="P1948"><text:span text:style-name="CharStyle53">BAHAGIAN PILIHAN RAYA PERSEKUTUAN: P. 174 PENAMPANG</text:span></text:p><text:p text:style-name="P1800"><text:span text:style-name="CharStyle55">FEDERAL CONSTITUENCY: P. 174 PENAMPANG</text:span></text:p></draw:text-box></draw:frame><draw:frame draw:style-name="fr93" svg:x="8.936cm" svg:y="1.727cm" svg:width="3.454cm" fo:min-height="1.168cm" text:anchor-type="paragraph"><draw:text-box><text:h text:outline-level="1" text:style-name="P1573"><text:bookmark-start text:name="bookmark13"/><text:span text:style-name="CharStyle108">(</text:span><text:span text:style-name="CharStyle109">2</text:span><text:span text:style-name="CharStyle108">)</text:span><text:bookmark-end text:name="bookmark13"/></text:h><text:p text:style-name="P2951"><text:span text:style-name="CharStyle33">Daerah Mengundi</text:span></text:p></draw:text-box></draw:frame><draw:frame draw:style-name="fr94" svg:x="14.778cm" svg:y="1.727cm" svg:width="3.284cm" fo:min-height="1.168cm" text:anchor-type="paragraph"><draw:text-box><text:h text:outline-level="1" text:style-name="P2983"><text:bookmark-start text:name="bookmark14"/><text:span text:style-name="CharStyle110">(3)</text:span><text:bookmark-end text:name="bookmark14"/></text:h><text:p text:style-name="P2076"><text:span text:style-name="CharStyle33">Bilangan Pemilih</text:span></text:p></draw:text-box></draw:frame><draw:frame draw:style-name="fr95" svg:x="16.970cm" svg:y="11.878cm" svg:width="1.379cm" fo:min-height="0.473cm" text:anchor-type="paragraph"><draw:text-box><text:p text:style-name="P2940"><text:span text:style-name="CharStyle111">23,773</text:span></text:p></draw:text-box></draw:frame><draw:frame draw:style-name="fr96" svg:x="10.273cm" svg:y="26.342cm" svg:width="0.448cm" fo:min-height="0.437cm" text:anchor-type="paragraph"><draw:text-box><text:p text:style-name="P1672"><text:page-number/></text:p></draw:text-box></draw:frame></text:p>
        <text:p text:style-name="P311"/>
        <text:p text:style-name="P312"/>
        <text:p text:style-name="P313"/>
        <text:p text:style-name="P314"/>
        <text:p text:style-name="P315"/>
        <text:p text:style-name="P316"/>
        <text:p text:style-name="P317"/>
        <text:p text:style-name="P318"/>
        <text:p text:style-name="P319"/>
        <text:p text:style-name="P320"/>
        <text:p text:style-name="P321"/>
        <text:p text:style-name="P322"/>
        <text:p text:style-name="P323"/>
        <text:p text:style-name="P324"/>
        <text:p text:style-name="P325"/>
        <text:p text:style-name="P326"/>
        <text:p text:style-name="P327"/>
        <text:p text:style-name="P328"/>
        <text:p text:style-name="P329"/>
        <text:p text:style-name="P330"/>
        <text:p text:style-name="P331"/>
        <text:p text:style-name="P332"/>
        <text:p text:style-name="P333"/>
        <text:p text:style-name="P334"/>
        <text:p text:style-name="P335"/>
        <text:p text:style-name="P336"/>
        <text:p text:style-name="P337"/>
        <text:p text:style-name="P338"/>
        <text:p text:style-name="P339"/>
        <text:p text:style-name="P340"/>
        <text:p text:style-name="P341"/>
        <text:p text:style-name="P342"/>
        <text:p text:style-name="P343"/>
        <text:p text:style-name="P344"/>
        <text:p text:style-name="P345"/>
        <text:p text:style-name="P346"/>
        <text:p text:style-name="P347"/>
        <text:p text:style-name="P348"/>
        <text:p text:style-name="P349"/>
        <text:p text:style-name="P350"/>
        <text:p text:style-name="P351"/>
        <text:p text:style-name="P352"/>
      </text:section>
      <text:section text:style-name="Sect23" text:name="Section23">
        <text:p text:style-name="P3558"><draw:frame draw:style-name="fr97" svg:x="10.275cm" svg:y="0.004cm" svg:width="0.448cm" fo:min-height="0.427cm" text:anchor-type="paragraph"><draw:text-box><text:p text:style-name="P1308"><text:span text:style-name="CharStyle63">27</text:span></text:p></draw:text-box></draw:frame></text:p>
        <text:p text:style-name="P354"/>
      </text:section>
      <text:section text:style-name="Sect24" text:name="Section24">
        <text:p text:style-name="P3559"><draw:frame draw:style-name="fr98" svg:x="0.000cm" svg:y="0.000cm" svg:width="15.688cm" fo:min-height="0.002cm" text:anchor-type="paragraph"><draw:text-box><table:table table:style-name="Table19"><table:table-column table:style-name="Table19.C1"/><table:table-column table:style-name="Table19.C2"/><table:table-column table:style-name="Table19.C3"/><table:table-column table:style-name="Table19.C4"/><table:table-row table:style-name="Table19.R1"><table:table-cell table:style-name="Table19.Cell1"><text:p text:style-name="P2931"><text:span text:style-name="CharStyle27">(1)</text:span></text:p></table:table-cell><table:table-cell table:style-name="Table19.Cell2"><text:p text:style-name="P3471"/></table:table-cell><table:table-cell table:style-name="Table19.Cell3"><text:p text:style-name="P1833"><text:span text:style-name="CharStyle27">(2)</text:span></text:p></table:table-cell><table:table-cell table:style-name="Table19.Cell4"><text:p text:style-name="P2063"><text:span text:style-name="CharStyle27">(3)</text:span></text:p></table:table-cell></table:table-row><table:table-row table:style-name="Table19.R2"><table:table-cell table:style-name="Table19.Cell5"><text:p text:style-name="P958"><text:span text:style-name="CharStyle27">Bahagian Pilihan Raya</text:span></text:p></table:table-cell><table:table-cell table:style-name="Table19.Cell6" table:number-columns-spanned="2"><text:p text:style-name="P2766"><text:span text:style-name="CharStyle27">Daerah Mengundi</text:span></text:p></table:table-cell><table:table-cell table:style-name="Table19.Cell7"><text:p text:style-name="P2193"><text:span text:style-name="CharStyle27">Bilangan Pemilih</text:span></text:p></table:table-cell></table:table-row><table:table-row table:style-name="Table19.R3"><table:table-cell table:style-name="Table19.Cell8"><text:p text:style-name="P2852"><text:span text:style-name="CharStyle27">Negeri</text:span></text:p></table:table-cell><table:table-cell table:style-name="Table19.Cell9"><text:p text:style-name="P3471"/></table:table-cell><table:table-cell table:style-name="Table19.Cell10"><text:p text:style-name="P3471"/></table:table-cell><table:table-cell table:style-name="Table19.Cell11"><text:p text:style-name="P3471"/></table:table-cell></table:table-row><table:table-row table:style-name="Table19.R4"><table:table-cell table:style-name="Table19.Cell12"><text:p text:style-name="P2607"><text:span text:style-name="CharStyle28">State Constituency</text:span></text:p></table:table-cell><table:table-cell table:style-name="Table19.Cell13"><text:p text:style-name="P3471"/></table:table-cell><table:table-cell table:style-name="Table19.Cell14"><text:p text:style-name="P1774"><text:span text:style-name="CharStyle28">Polling District</text:span></text:p></table:table-cell><table:table-cell table:style-name="Table19.Cell15"><text:p text:style-name="P2762"><text:span text:style-name="CharStyle28">Number of Electors</text:span></text:p></table:table-cell></table:table-row><table:table-row table:style-name="Table19.R5"><table:table-cell table:style-name="Table19.Cell16"><text:p text:style-name="P1282"><text:span text:style-name="CharStyle27">N. 27 DAMBAI</text:span></text:p></table:table-cell><table:table-cell table:style-name="Table19.Cell17"><text:p text:style-name="P1763"><text:span text:style-name="CharStyle27">1.</text:span></text:p></table:table-cell><table:table-cell table:style-name="Table19.Cell18"><text:p text:style-name="P3237"><text:span text:style-name="CharStyle27">Dambai</text:span></text:p></table:table-cell><table:table-cell table:style-name="Table19.Cell19"><text:p text:style-name="P1461"><text:span text:style-name="CharStyle27">1,709</text:span></text:p></table:table-cell></table:table-row><table:table-row table:style-name="Table19.R6"><table:table-cell table:style-name="Table19.Cell20"><text:p text:style-name="P3471"/></table:table-cell><table:table-cell table:style-name="Table19.Cell21"><text:p text:style-name="P3239"><text:span text:style-name="CharStyle27">2.</text:span></text:p></table:table-cell><table:table-cell table:style-name="Table19.Cell22"><text:p text:style-name="P3241"><text:span text:style-name="CharStyle27">Labak</text:span></text:p></table:table-cell><table:table-cell table:style-name="Table19.Cell23"><text:p text:style-name="P2789"><text:span text:style-name="CharStyle27">1,892</text:span></text:p></table:table-cell></table:table-row><table:table-row table:style-name="Table19.R7"><table:table-cell table:style-name="Table19.Cell24"><text:p text:style-name="P3471"/></table:table-cell><table:table-cell table:style-name="Table19.Cell25"><text:p text:style-name="P2874"><text:span text:style-name="CharStyle27">3.</text:span></text:p></table:table-cell><table:table-cell table:style-name="Table19.Cell26"><text:p text:style-name="P2024"><text:span text:style-name="CharStyle27">Kaiduan</text:span></text:p></table:table-cell><table:table-cell table:style-name="Table19.Cell27"><text:p text:style-name="P924"><text:span text:style-name="CharStyle27">308</text:span></text:p></table:table-cell></table:table-row><table:table-row table:style-name="Table19.R8"><table:table-cell table:style-name="Table19.Cell28"><text:p text:style-name="P3471"/></table:table-cell><table:table-cell table:style-name="Table19.Cell29"><text:p text:style-name="P1805"><text:span text:style-name="CharStyle27">4.</text:span></text:p></table:table-cell><table:table-cell table:style-name="Table19.Cell30"><text:p text:style-name="P2424"><text:span text:style-name="CharStyle27">Gana</text:span></text:p></table:table-cell><table:table-cell table:style-name="Table19.Cell31"><text:p text:style-name="P1310"><text:span text:style-name="CharStyle27">1,554</text:span></text:p></table:table-cell></table:table-row><table:table-row table:style-name="Table19.R9"><table:table-cell table:style-name="Table19.Cell32"><text:p text:style-name="P3471"/></table:table-cell><table:table-cell table:style-name="Table19.Cell33"><text:p text:style-name="P2824"><text:span text:style-name="CharStyle27">5.</text:span></text:p></table:table-cell><table:table-cell table:style-name="Table19.Cell34"><text:p text:style-name="P1114"><text:span text:style-name="CharStyle27">Ovai</text:span></text:p></table:table-cell><table:table-cell table:style-name="Table19.Cell35"><text:p text:style-name="P1722"><text:span text:style-name="CharStyle27">661</text:span></text:p></table:table-cell></table:table-row><table:table-row table:style-name="Table19.R10"><table:table-cell table:style-name="Table19.Cell36"><text:p text:style-name="P3471"/></table:table-cell><table:table-cell table:style-name="Table19.Cell37"><text:p text:style-name="P1393"><text:span text:style-name="CharStyle27">6.</text:span></text:p></table:table-cell><table:table-cell table:style-name="Table19.Cell38"><text:p text:style-name="P3080"><text:span text:style-name="CharStyle27">Surati</text:span></text:p></table:table-cell><table:table-cell table:style-name="Table19.Cell39"><text:p text:style-name="P3298"><text:span text:style-name="CharStyle27">532</text:span></text:p></table:table-cell></table:table-row><table:table-row table:style-name="Table19.R11"><table:table-cell table:style-name="Table19.Cell40"><text:p text:style-name="P3471"/></table:table-cell><table:table-cell table:style-name="Table19.Cell41"><text:p text:style-name="P2900"><text:span text:style-name="CharStyle27">7.</text:span></text:p></table:table-cell><table:table-cell table:style-name="Table19.Cell42"><text:p text:style-name="P2856"><text:span text:style-name="CharStyle27">Limbahau</text:span></text:p></table:table-cell><table:table-cell table:style-name="Table19.Cell43"><text:p text:style-name="P1880"><text:span text:style-name="CharStyle27">2,148</text:span></text:p></table:table-cell></table:table-row><table:table-row table:style-name="Table19.R12"><table:table-cell table:style-name="Table19.Cell44"><text:p text:style-name="P3471"/></table:table-cell><table:table-cell table:style-name="Table19.Cell45"><text:p text:style-name="P2821"><text:span text:style-name="CharStyle27">8.</text:span></text:p></table:table-cell><table:table-cell table:style-name="Table19.Cell46"><text:p text:style-name="P1666"><text:span text:style-name="CharStyle27">Biau</text:span></text:p></table:table-cell><table:table-cell table:style-name="Table19.Cell47"><text:p text:style-name="P2858"><text:span text:style-name="CharStyle27">1,674</text:span></text:p></table:table-cell></table:table-row><table:table-row table:style-name="Table19.R13"><table:table-cell table:style-name="Table19.Cell48"><text:p text:style-name="P3471"/></table:table-cell><table:table-cell table:style-name="Table19.Cell49"><text:p text:style-name="P1445"><text:span text:style-name="CharStyle27">9.</text:span></text:p></table:table-cell><table:table-cell table:style-name="Table19.Cell50"><text:p text:style-name="P2082"><text:span text:style-name="CharStyle27">Rampazan</text:span></text:p></table:table-cell><table:table-cell table:style-name="Table19.Cell51"><text:p text:style-name="P973"><text:span text:style-name="CharStyle27">1,176</text:span></text:p></table:table-cell></table:table-row><table:table-row table:style-name="Table19.R14"><table:table-cell table:style-name="Table19.Cell52"><text:p text:style-name="P3471"/></table:table-cell><table:table-cell table:style-name="Table19.Cell53"><text:p text:style-name="P3471"/></table:table-cell><table:table-cell table:style-name="Table19.Cell54"><text:p text:style-name="P3471"/></table:table-cell><table:table-cell table:style-name="Table19.Cell55"><text:p text:style-name="P3380"><text:span text:style-name="CharStyle27">11,654</text:span></text:p></table:table-cell></table:table-row><table:table-row table:style-name="Table19.R15"><table:table-cell table:style-name="Table19.Cell56"><text:p text:style-name="P1467"><text:span text:style-name="CharStyle27">N. 28 KAWANG</text:span></text:p></table:table-cell><table:table-cell table:style-name="Table19.Cell57"><text:p text:style-name="P1925"><text:span text:style-name="CharStyle27">1.</text:span></text:p></table:table-cell><table:table-cell table:style-name="Table19.Cell58"><text:p text:style-name="P2539"><text:span text:style-name="CharStyle27">Pengalat</text:span></text:p></table:table-cell><table:table-cell table:style-name="Table19.Cell59"><text:p text:style-name="P1431"><text:span text:style-name="CharStyle27">2,593</text:span></text:p></table:table-cell></table:table-row><table:table-row table:style-name="Table19.R16"><table:table-cell table:style-name="Table19.Cell60"><text:p text:style-name="P3471"/></table:table-cell><table:table-cell table:style-name="Table19.Cell61"><text:p text:style-name="P2329"><text:span text:style-name="CharStyle27">2.</text:span></text:p></table:table-cell><table:table-cell table:style-name="Table19.Cell62"><text:p text:style-name="P1200"><text:span text:style-name="CharStyle27">Kawang</text:span></text:p></table:table-cell><table:table-cell table:style-name="Table19.Cell63"><text:p text:style-name="P3191"><text:span text:style-name="CharStyle27">2,213</text:span></text:p></table:table-cell></table:table-row><table:table-row table:style-name="Table19.R17"><table:table-cell table:style-name="Table19.Cell64"><text:p text:style-name="P3471"/></table:table-cell><table:table-cell table:style-name="Table19.Cell65"><text:p text:style-name="P1227"><text:span text:style-name="CharStyle27">3.</text:span></text:p></table:table-cell><table:table-cell table:style-name="Table19.Cell66"><text:p text:style-name="P1854"><text:span text:style-name="CharStyle27">Kinarut</text:span></text:p></table:table-cell><table:table-cell table:style-name="Table19.Cell67"><text:p text:style-name="P2476"><text:span text:style-name="CharStyle27">2,448</text:span></text:p></table:table-cell></table:table-row><table:table-row table:style-name="Table19.R18"><table:table-cell table:style-name="Table19.Cell68"><text:p text:style-name="P3471"/></table:table-cell><table:table-cell table:style-name="Table19.Cell69"><text:p text:style-name="P2304"><text:span text:style-name="CharStyle27">4.</text:span></text:p></table:table-cell><table:table-cell table:style-name="Table19.Cell70"><text:p text:style-name="P1195"><text:span text:style-name="CharStyle27">Kampung Laut</text:span></text:p></table:table-cell><table:table-cell table:style-name="Table19.Cell71"><text:p text:style-name="P1815"><text:span text:style-name="CharStyle27">2,669</text:span></text:p></table:table-cell></table:table-row><table:table-row table:style-name="Table19.R19"><table:table-cell table:style-name="Table19.Cell72"><text:p text:style-name="P3471"/></table:table-cell><table:table-cell table:style-name="Table19.Cell73"><text:p text:style-name="P989"><text:span text:style-name="CharStyle27">5.</text:span></text:p></table:table-cell><table:table-cell table:style-name="Table19.Cell74"><text:p text:style-name="P2925"><text:span text:style-name="CharStyle27">Pengalat Kecil</text:span></text:p></table:table-cell><table:table-cell table:style-name="Table19.Cell75"><text:p text:style-name="P2929"><text:span text:style-name="CharStyle27">1,470</text:span></text:p></table:table-cell></table:table-row><table:table-row table:style-name="Table19.R20"><table:table-cell table:style-name="Table19.Cell76"><text:p text:style-name="P3471"/></table:table-cell><table:table-cell table:style-name="Table19.Cell77"><text:p text:style-name="P2883"><text:span text:style-name="CharStyle27">6.</text:span></text:p></table:table-cell><table:table-cell table:style-name="Table19.Cell78"><text:p text:style-name="P2014"><text:span text:style-name="CharStyle27">Beringgis</text:span></text:p></table:table-cell><table:table-cell table:style-name="Table19.Cell79"><text:p text:style-name="P913"><text:span text:style-name="CharStyle27">1,354</text:span></text:p></table:table-cell></table:table-row><table:table-row table:style-name="Table19.R21"><table:table-cell table:style-name="Table19.Cell80"><text:p text:style-name="P3471"/></table:table-cell><table:table-cell table:style-name="Table19.Cell81"><text:p text:style-name="P3471"/></table:table-cell><table:table-cell table:style-name="Table19.Cell82"><text:p text:style-name="P3471"/></table:table-cell><table:table-cell table:style-name="Table19.Cell83"><text:p text:style-name="P2864"><text:span text:style-name="CharStyle27">12,747</text:span></text:p></table:table-cell></table:table-row><table:table-row table:style-name="Table19.R22"><table:table-cell table:style-name="Table19.Cell84"><text:p text:style-name="P1418"><text:span text:style-name="CharStyle27">N. 29 PANTAI MANIS</text:span></text:p></table:table-cell><table:table-cell table:style-name="Table19.Cell85"><text:p text:style-name="P2057"><text:span text:style-name="CharStyle27">1.</text:span></text:p></table:table-cell><table:table-cell table:style-name="Table19.Cell86"><text:p text:style-name="P949"><text:span text:style-name="CharStyle27">Buang Sayang</text:span></text:p></table:table-cell><table:table-cell table:style-name="Table19.Cell87"><text:p text:style-name="P1557"><text:span text:style-name="CharStyle27">2,010</text:span></text:p></table:table-cell></table:table-row><table:table-row table:style-name="Table19.R23"><table:table-cell table:style-name="Table19.Cell88"><text:p text:style-name="P3471"/></table:table-cell><table:table-cell table:style-name="Table19.Cell89"><text:p text:style-name="P3055"><text:span text:style-name="CharStyle27">2.</text:span></text:p></table:table-cell><table:table-cell table:style-name="Table19.Cell90"><text:p text:style-name="P1338"><text:span text:style-name="CharStyle27">Kuala</text:span></text:p></table:table-cell><table:table-cell table:style-name="Table19.Cell91"><text:p text:style-name="P3245"><text:span text:style-name="CharStyle27">3,825</text:span></text:p></table:table-cell></table:table-row></table:table><text:p text:style-name="P1495"><text:span text:style-name="CharStyle115">28</text:span></text:p></draw:text-box></draw:frame></text:p>
        <text:p text:style-name="P357"/>
      </text:section>
      <text:section text:style-name="Sect25" text:name="Section25">
        <text:p text:style-name="P3560"><draw:frame draw:style-name="fr100" svg:x="0.000cm" svg:y="0.000cm" svg:width="15.706cm" fo:min-height="0.002cm" text:anchor-type="paragraph"><draw:text-box><table:table table:style-name="Table20"><table:table-column table:style-name="Table20.C1"/><table:table-column table:style-name="Table20.C2"/><table:table-column table:style-name="Table20.C3"/><table:table-row table:style-name="Table20.R1"><table:table-cell table:style-name="Table20.Cell1"><text:p text:style-name="P2276"><text:span text:style-name="CharStyle27">(1)</text:span></text:p></table:table-cell><table:table-cell table:style-name="Table20.Cell2"><text:p text:style-name="P2732"><text:span text:style-name="CharStyle27">(2)</text:span></text:p></table:table-cell><table:table-cell table:style-name="Table20.Cell3"><text:p text:style-name="P2675"><text:span text:style-name="CharStyle27">(3)</text:span></text:p></table:table-cell></table:table-row><table:table-row table:style-name="Table20.R2"><table:table-cell table:style-name="Table20.Cell4"><text:p text:style-name="P2735"><text:span text:style-name="CharStyle27">Bahagian Pilihan Raya</text:span></text:p></table:table-cell><table:table-cell table:style-name="Table20.Cell5"><text:p text:style-name="P1294"><text:span text:style-name="CharStyle27">Daerah Mengundi</text:span></text:p></table:table-cell><table:table-cell table:style-name="Table20.Cell6"><text:p text:style-name="P1921"><text:span text:style-name="CharStyle27">Bilangan Pemilih</text:span></text:p></table:table-cell></table:table-row><table:table-row table:style-name="Table20.R3"><table:table-cell table:style-name="Table20.Cell7"><text:p text:style-name="P2530"><text:span text:style-name="CharStyle27">Negeri</text:span></text:p></table:table-cell><table:table-cell table:style-name="Table20.Cell8"><text:p text:style-name="P3471"/></table:table-cell><table:table-cell table:style-name="Table20.Cell9"><text:p text:style-name="P3471"/></table:table-cell></table:table-row><table:table-row table:style-name="Table20.R4"><table:table-cell table:style-name="Table20.Cell10"><text:p text:style-name="P2030"><text:span text:style-name="CharStyle28">State Constituency</text:span></text:p></table:table-cell><table:table-cell table:style-name="Table20.Cell11"><text:p text:style-name="P931"><text:span text:style-name="CharStyle28">Polling District</text:span></text:p></table:table-cell><table:table-cell table:style-name="Table20.Cell12"><text:p text:style-name="P1524"><text:span text:style-name="CharStyle28">Number of Electors</text:span></text:p></table:table-cell></table:table-row><table:table-row table:style-name="Table20.R5"><table:table-cell table:style-name="Table20.Cell13"><text:p text:style-name="P3471"/></table:table-cell><table:table-cell table:style-name="Table20.Cell14"><text:p text:style-name="P2631"><text:span text:style-name="CharStyle27">3. Kelanahan</text:span></text:p></table:table-cell><table:table-cell table:style-name="Table20.Cell15"><text:p text:style-name="P2768"><text:span text:style-name="CharStyle27">2,843</text:span></text:p></table:table-cell></table:table-row><table:table-row table:style-name="Table20.R6"><table:table-cell table:style-name="Table20.Cell16"><text:p text:style-name="P3471"/></table:table-cell><table:table-cell table:style-name="Table20.Cell17"><text:p text:style-name="P1702"><text:span text:style-name="CharStyle27">4. Bandar Papar</text:span></text:p></table:table-cell><table:table-cell table:style-name="Table20.Cell18"><text:p text:style-name="P1170"><text:span text:style-name="CharStyle27">2,126</text:span></text:p></table:table-cell></table:table-row><table:table-row table:style-name="Table20.R7"><table:table-cell table:style-name="Table20.Cell19"><text:p text:style-name="P3471"/></table:table-cell><table:table-cell table:style-name="Table20.Cell20"><text:p text:style-name="P2871"><text:span text:style-name="CharStyle27">5. Benoni</text:span></text:p></table:table-cell><table:table-cell table:style-name="Table20.Cell21"><text:p text:style-name="P957"><text:span text:style-name="CharStyle27">2,679</text:span></text:p></table:table-cell></table:table-row><table:table-row table:style-name="Table20.R8"><table:table-cell table:style-name="Table20.Cell22"><text:p text:style-name="P3471"/></table:table-cell><table:table-cell table:style-name="Table20.Cell23"><text:p text:style-name="P3471"/></table:table-cell><table:table-cell table:style-name="Table20.Cell24"><text:p text:style-name="P2119"><text:span text:style-name="CharStyle27">13,483</text:span></text:p></table:table-cell></table:table-row><table:table-row table:style-name="Table20.R9"><table:table-cell table:style-name="Table20.Cell25" table:number-columns-spanned="2"><text:p text:style-name="P2170"><text:span text:style-name="CharStyle27">Jumlah Bilangan Pemilih dalam Bahagian Pilihan Raya<text:line-break/>Persekutuan P. 175 Papar:</text:span></text:p><text:p text:style-name="P1504"><text:span text:style-name="CharStyle28">Total Number of Electors in the Federal Constituency of</text:span></text:p></table:table-cell><table:table-cell table:style-name="Table20.Cell26"><text:p text:style-name="P2130"><text:span text:style-name="CharStyle27">37,884</text:span></text:p></table:table-cell></table:table-row></table:table><text:p text:style-name="P3057"><text:span text:style-name="CharStyle25">P. 175 Papar:</text:span></text:p></draw:text-box></draw:frame></text:p>
        <text:p text:style-name="P2254"><text:span text:style-name="CharStyle18">29</text:span></text:p>
      </text:section>
      <text:section text:style-name="Sect26" text:name="Section26">
        <text:p text:style-name="P3561"><draw:frame draw:style-name="fr101" svg:x="0.000cm" svg:y="0.000cm" svg:width="15.688cm" fo:min-height="0.002cm" text:anchor-type="paragraph"><draw:text-box><table:table table:style-name="Table21"><table:table-column table:style-name="Table21.C1"/><table:table-column table:style-name="Table21.C2"/><table:table-column table:style-name="Table21.C3"/><table:table-column table:style-name="Table21.C4"/><table:table-row table:style-name="Table21.R1"><table:table-cell table:style-name="Table21.Cell1"><text:p text:style-name="P1609"><text:span text:style-name="CharStyle27">(1)</text:span></text:p></table:table-cell><table:table-cell table:style-name="Table21.Cell2"><text:p text:style-name="P3471"/></table:table-cell><table:table-cell table:style-name="Table21.Cell3"><text:p text:style-name="P1606"><text:span text:style-name="CharStyle27">(2)</text:span></text:p></table:table-cell><table:table-cell table:style-name="Table21.Cell4"><text:p text:style-name="P2232"><text:span text:style-name="CharStyle27">(3)</text:span></text:p></table:table-cell></table:table-row><table:table-row table:style-name="Table21.R2"><table:table-cell table:style-name="Table21.Cell5"><text:p text:style-name="P1120"><text:span text:style-name="CharStyle27">Bahagian Pilihan Raya</text:span></text:p></table:table-cell><table:table-cell table:style-name="Table21.Cell6" table:number-columns-spanned="2"><text:p text:style-name="P3129"><text:span text:style-name="CharStyle27">Daerah Mengundi</text:span></text:p></table:table-cell><table:table-cell table:style-name="Table21.Cell7"><text:p text:style-name="P3131"><text:span text:style-name="CharStyle27">Bilangan Pemilih</text:span></text:p></table:table-cell></table:table-row><table:table-row table:style-name="Table21.R3"><table:table-cell table:style-name="Table21.Cell8"><text:p text:style-name="P3133"><text:span text:style-name="CharStyle27">Negeri</text:span></text:p></table:table-cell><table:table-cell table:style-name="Table21.Cell9"><text:p text:style-name="P3471"/></table:table-cell><table:table-cell table:style-name="Table21.Cell10"><text:p text:style-name="P3471"/></table:table-cell><table:table-cell table:style-name="Table21.Cell11"><text:p text:style-name="P3471"/></table:table-cell></table:table-row><table:table-row table:style-name="Table21.R4"><table:table-cell table:style-name="Table21.Cell12"><text:p text:style-name="P1007"><text:span text:style-name="CharStyle28">State Constituency</text:span></text:p></table:table-cell><table:table-cell table:style-name="Table21.Cell13"><text:p text:style-name="P3471"/></table:table-cell><table:table-cell table:style-name="Table21.Cell14"><text:p text:style-name="P1888"><text:span text:style-name="CharStyle28">Polling District</text:span></text:p></table:table-cell><table:table-cell table:style-name="Table21.Cell15"><text:p text:style-name="P2504"><text:span text:style-name="CharStyle28">Number of Electors</text:span></text:p></table:table-cell></table:table-row><table:table-row table:style-name="Table21.R5"><table:table-cell table:style-name="Table21.Cell16"><text:p text:style-name="P1400"><text:span text:style-name="CharStyle27">N. 30 BONGAWAN</text:span></text:p></table:table-cell><table:table-cell table:style-name="Table21.Cell17"><text:p text:style-name="P1879"><text:span text:style-name="CharStyle27">1.</text:span></text:p></table:table-cell><table:table-cell table:style-name="Table21.Cell18"><text:p text:style-name="P972"><text:span text:style-name="CharStyle27">Batu Enam</text:span></text:p></table:table-cell><table:table-cell table:style-name="Table21.Cell19"><text:p text:style-name="P1593"><text:span text:style-name="CharStyle27">2,098</text:span></text:p></table:table-cell></table:table-row><table:table-row table:style-name="Table21.R6"><table:table-cell table:style-name="Table21.Cell20"><text:p text:style-name="P3471"/></table:table-cell><table:table-cell table:style-name="Table21.Cell21"><text:p text:style-name="P2648"><text:span text:style-name="CharStyle27">2.</text:span></text:p></table:table-cell><table:table-cell table:style-name="Table21.Cell22"><text:p text:style-name="P3416"><text:span text:style-name="CharStyle27">Kabang</text:span></text:p></table:table-cell><table:table-cell table:style-name="Table21.Cell23"><text:p text:style-name="P1997"><text:span text:style-name="CharStyle27">1,338</text:span></text:p></table:table-cell></table:table-row><table:table-row table:style-name="Table21.R7"><table:table-cell table:style-name="Table21.Cell24"><text:p text:style-name="P3471"/></table:table-cell><table:table-cell table:style-name="Table21.Cell25"><text:p text:style-name="P2070"><text:span text:style-name="CharStyle27">3.</text:span></text:p></table:table-cell><table:table-cell table:style-name="Table21.Cell26"><text:p text:style-name="P1757"><text:span text:style-name="CharStyle27">Gadong</text:span></text:p></table:table-cell><table:table-cell table:style-name="Table21.Cell27"><text:p text:style-name="P2282"><text:span text:style-name="CharStyle28">111</text:span></text:p></table:table-cell></table:table-row><table:table-row table:style-name="Table21.R8"><table:table-cell table:style-name="Table21.Cell28"><text:p text:style-name="P3471"/></table:table-cell><table:table-cell table:style-name="Table21.Cell29"><text:p text:style-name="P1426"><text:span text:style-name="CharStyle27">4.</text:span></text:p></table:table-cell><table:table-cell table:style-name="Table21.Cell30"><text:p text:style-name="P2397"><text:span text:style-name="CharStyle27">Bongawan</text:span></text:p></table:table-cell><table:table-cell table:style-name="Table21.Cell31"><text:p text:style-name="P3001"><text:span text:style-name="CharStyle27">1,924</text:span></text:p></table:table-cell></table:table-row><table:table-row table:style-name="Table21.R9"><table:table-cell table:style-name="Table21.Cell32"><text:p text:style-name="P3471"/></table:table-cell><table:table-cell table:style-name="Table21.Cell33"><text:p text:style-name="P2702"><text:span text:style-name="CharStyle27">5.</text:span></text:p></table:table-cell><table:table-cell table:style-name="Table21.Cell34"><text:p text:style-name="P2707"><text:span text:style-name="CharStyle27">Kimanis Mandahan</text:span></text:p></table:table-cell><table:table-cell table:style-name="Table21.Cell35"><text:p text:style-name="P3003"><text:span text:style-name="CharStyle27">1,030</text:span></text:p></table:table-cell></table:table-row><table:table-row table:style-name="Table21.R10"><table:table-cell table:style-name="Table21.Cell36"><text:p text:style-name="P3471"/></table:table-cell><table:table-cell table:style-name="Table21.Cell37"><text:p text:style-name="P1201"><text:span text:style-name="CharStyle27">6.</text:span></text:p></table:table-cell><table:table-cell table:style-name="Table21.Cell38"><text:p text:style-name="P1559"><text:span text:style-name="CharStyle27">Kimanis Estate</text:span></text:p></table:table-cell><table:table-cell table:style-name="Table21.Cell39"><text:p text:style-name="P2184"><text:span text:style-name="CharStyle27">2,098</text:span></text:p></table:table-cell></table:table-row><table:table-row table:style-name="Table21.R11"><table:table-cell table:style-name="Table21.Cell40"><text:p text:style-name="P3471"/></table:table-cell><table:table-cell table:style-name="Table21.Cell41"><text:p text:style-name="P1339"><text:span text:style-name="CharStyle27">7.</text:span></text:p></table:table-cell><table:table-cell table:style-name="Table21.Cell42"><text:p text:style-name="P1974"><text:span text:style-name="CharStyle27">Simpangan</text:span></text:p></table:table-cell><table:table-cell table:style-name="Table21.Cell43"><text:p text:style-name="P2583"><text:span text:style-name="CharStyle27">1,188</text:span></text:p></table:table-cell></table:table-row><table:table-row table:style-name="Table21.R12"><table:table-cell table:style-name="Table21.Cell44"><text:p text:style-name="P3471"/></table:table-cell><table:table-cell table:style-name="Table21.Cell45"><text:p text:style-name="P3059"><text:span text:style-name="CharStyle27">8.</text:span></text:p></table:table-cell><table:table-cell table:style-name="Table21.Cell46"><text:p text:style-name="P2629"><text:span text:style-name="CharStyle27">Kuala Pus</text:span></text:p></table:table-cell><table:table-cell table:style-name="Table21.Cell47"><text:p text:style-name="P1256"><text:span text:style-name="CharStyle27">828</text:span></text:p></table:table-cell></table:table-row><table:table-row table:style-name="Table21.R13"><table:table-cell table:style-name="Table21.Cell48"><text:p text:style-name="P3471"/></table:table-cell><table:table-cell table:style-name="Table21.Cell49"><text:p text:style-name="P2160"><text:span text:style-name="CharStyle27">9.</text:span></text:p></table:table-cell><table:table-cell table:style-name="Table21.Cell50"><text:p text:style-name="P1059"><text:span text:style-name="CharStyle27">Bongawan Estate</text:span></text:p></table:table-cell><table:table-cell table:style-name="Table21.Cell51"><text:p text:style-name="P1671"><text:span text:style-name="CharStyle27">568</text:span></text:p></table:table-cell></table:table-row><table:table-row table:style-name="Table21.R14"><table:table-cell table:style-name="Table21.Cell52"><text:p text:style-name="P3471"/></table:table-cell><table:table-cell table:style-name="Table21.Cell53"><text:p text:style-name="P2559"><text:span text:style-name="CharStyle27">10</text:span></text:p></table:table-cell><table:table-cell table:style-name="Table21.Cell54"><text:p text:style-name="P1449"><text:span text:style-name="CharStyle27">. Seladan</text:span></text:p></table:table-cell><table:table-cell table:style-name="Table21.Cell55"><text:p text:style-name="P2560"><text:span text:style-name="CharStyle27">3,108</text:span></text:p></table:table-cell></table:table-row><table:table-row table:style-name="Table21.R15"><table:table-cell table:style-name="Table21.Cell56"><text:p text:style-name="P3471"/></table:table-cell><table:table-cell table:style-name="Table21.Cell57"><text:p text:style-name="P3471"/></table:table-cell><table:table-cell table:style-name="Table21.Cell58"><text:p text:style-name="P3471"/></table:table-cell><table:table-cell table:style-name="Table21.Cell59"><text:p text:style-name="P1928"><text:span text:style-name="CharStyle27">14,957</text:span></text:p></table:table-cell></table:table-row><table:table-row table:style-name="Table21.R16"><table:table-cell table:style-name="Table21.Cell60"><text:p text:style-name="P3079"><text:span text:style-name="CharStyle27">N. 31 MEMBAKUT</text:span></text:p></table:table-cell><table:table-cell table:style-name="Table21.Cell61"><text:p text:style-name="P1435"><text:span text:style-name="CharStyle27">1.</text:span></text:p></table:table-cell><table:table-cell table:style-name="Table21.Cell62"><text:p text:style-name="P2072"><text:span text:style-name="CharStyle27">Binsulok</text:span></text:p></table:table-cell><table:table-cell table:style-name="Table21.Cell63"><text:p text:style-name="P2879"><text:span text:style-name="CharStyle27">1,221</text:span></text:p></table:table-cell></table:table-row><table:table-row table:style-name="Table21.R17"><table:table-cell table:style-name="Table21.Cell64"><text:p text:style-name="P3471"/></table:table-cell><table:table-cell table:style-name="Table21.Cell65"><text:p text:style-name="P1845"><text:span text:style-name="CharStyle27">2.</text:span></text:p></table:table-cell><table:table-cell table:style-name="Table21.Cell66"><text:p text:style-name="P2465"><text:span text:style-name="CharStyle27">Pimping</text:span></text:p></table:table-cell><table:table-cell table:style-name="Table21.Cell67"><text:p text:style-name="P3437"><text:span text:style-name="CharStyle27">2,764</text:span></text:p></table:table-cell></table:table-row><table:table-row table:style-name="Table21.R18"><table:table-cell table:style-name="Table21.Cell68"><text:p text:style-name="P3471"/></table:table-cell><table:table-cell table:style-name="Table21.Cell69"><text:p text:style-name="P3171"><text:span text:style-name="CharStyle27">3.</text:span></text:p></table:table-cell><table:table-cell table:style-name="Table21.Cell70"><text:p text:style-name="P3174"><text:span text:style-name="CharStyle27">Brunei</text:span></text:p></table:table-cell><table:table-cell table:style-name="Table21.Cell71"><text:p text:style-name="P2881"><text:span text:style-name="CharStyle27">1,611</text:span></text:p></table:table-cell></table:table-row><table:table-row table:style-name="Table21.R19"><table:table-cell table:style-name="Table21.Cell72"><text:p text:style-name="P3471"/></table:table-cell><table:table-cell table:style-name="Table21.Cell73"><text:p text:style-name="P947"><text:span text:style-name="CharStyle27">4.</text:span></text:p></table:table-cell><table:table-cell table:style-name="Table21.Cell74"><text:p text:style-name="P1552"><text:span text:style-name="CharStyle27">Bandau</text:span></text:p></table:table-cell><table:table-cell table:style-name="Table21.Cell75"><text:p text:style-name="P2903"><text:span text:style-name="CharStyle27">1,860</text:span></text:p></table:table-cell></table:table-row><table:table-row table:style-name="Table21.R20"><table:table-cell table:style-name="Table21.Cell76"><text:p text:style-name="P3471"/></table:table-cell><table:table-cell table:style-name="Table21.Cell77"><text:p text:style-name="P3050"><text:span text:style-name="CharStyle27">5.</text:span></text:p></table:table-cell><table:table-cell table:style-name="Table21.Cell78"><text:p text:style-name="P2709"><text:span text:style-name="CharStyle27">Membakut</text:span></text:p></table:table-cell><table:table-cell table:style-name="Table21.Cell79"><text:p text:style-name="P2578"><text:span text:style-name="CharStyle27">1,188</text:span></text:p></table:table-cell></table:table-row><table:table-row table:style-name="Table21.R21"><table:table-cell table:style-name="Table21.Cell80"><text:p text:style-name="P3471"/></table:table-cell><table:table-cell table:style-name="Table21.Cell81"><text:p text:style-name="P1744"><text:span text:style-name="CharStyle27">6.</text:span></text:p></table:table-cell><table:table-cell table:style-name="Table21.Cell82"><text:p text:style-name="P2086"><text:span text:style-name="CharStyle27">Lumat</text:span></text:p></table:table-cell><table:table-cell table:style-name="Table21.Cell83"><text:p text:style-name="P1434"><text:span text:style-name="CharStyle27">845</text:span></text:p></table:table-cell></table:table-row><table:table-row table:style-name="Table21.R22"><table:table-cell table:style-name="Table21.Cell84"><text:p text:style-name="P3471"/></table:table-cell><table:table-cell table:style-name="Table21.Cell85"><text:p text:style-name="P2718"><text:span text:style-name="CharStyle27">7.</text:span></text:p></table:table-cell><table:table-cell table:style-name="Table21.Cell86"><text:p text:style-name="P1218"><text:span text:style-name="CharStyle27">Mawao</text:span></text:p></table:table-cell><table:table-cell table:style-name="Table21.Cell87"><text:p text:style-name="P1844"><text:span text:style-name="CharStyle27">1,528</text:span></text:p></table:table-cell></table:table-row><table:table-row table:style-name="Table21.R23"><table:table-cell table:style-name="Table21.Cell88"><text:p text:style-name="P3471"/></table:table-cell><table:table-cell table:style-name="Table21.Cell89"><text:p text:style-name="P1025"><text:span text:style-name="CharStyle27">8.</text:span></text:p></table:table-cell><table:table-cell table:style-name="Table21.Cell90"><text:p text:style-name="P1634"><text:span text:style-name="CharStyle27">Sinuka</text:span></text:p></table:table-cell><table:table-cell table:style-name="Table21.Cell91"><text:p text:style-name="P2272"><text:span text:style-name="CharStyle27">587</text:span></text:p></table:table-cell></table:table-row><table:table-row table:style-name="Table21.R24"><table:table-cell table:style-name="Table21.Cell92"><text:p text:style-name="P3471"/></table:table-cell><table:table-cell table:style-name="Table21.Cell93"><text:p text:style-name="P1414"><text:span text:style-name="CharStyle27">9.</text:span></text:p></table:table-cell><table:table-cell table:style-name="Table21.Cell94"><text:p text:style-name="P2053"><text:span text:style-name="CharStyle27">Dindong</text:span></text:p></table:table-cell><table:table-cell table:style-name="Table21.Cell95"><text:p text:style-name="P946"><text:span text:style-name="CharStyle27">380</text:span></text:p></table:table-cell></table:table-row></table:table><text:p text:style-name="P2873"><text:span text:style-name="CharStyle116">30</text:span></text:p></draw:text-box></draw:frame></text:p>
        <text:p text:style-name="P361"/>
      </text:section>
      <text:section text:style-name="Sect27" text:name="Section27">
        <text:h text:outline-level="1" text:style-name="P3562"><text:bookmark-start text:name="bookmark15"/><text:span text:style-name="CharStyle117">(1) (2)</text:span><text:bookmark-end text:name="bookmark15"/></text:h>
        <text:p text:style-name="P3195"><text:span text:style-name="CharStyle7">Bahagian Pilihan Raya<text:tab/>Daerah<text:tab/>Mengundi</text:span></text:p>
        <text:p text:style-name="P2719"><draw:frame draw:style-name="fr104" svg:x="9.294cm" svg:y="0.644cm" fo:min-width="2.760cm" fo:min-height="0.533cm" text:anchor-type="paragraph"><draw:text-box><text:p text:style-name="P1786"><text:span text:style-name="CharStyle62">Polling District</text:span></text:p></draw:text-box></draw:frame><draw:frame draw:style-name="fr105" svg:x="14.677cm" svg:y="0.644cm" fo:min-width="3.471cm" fo:min-height="0.533cm" text:anchor-type="paragraph"><draw:text-box><text:p text:style-name="P2795"><text:span text:style-name="CharStyle62">Number of Electors</text:span></text:p></draw:text-box></draw:frame><text:span text:style-name="CharStyle107">Negeri<text:line-break/></text:span><text:span text:style-name="CharStyle32">State Constituency</text:span></text:p>
        <text:p text:style-name="P1542"><text:span text:style-name="CharStyle7">11,984</text:span></text:p>
        <text:p text:style-name="P363"><draw:frame draw:style-name="fr106" svg:x="0.000cm" svg:y="0.000cm" svg:width="15.688cm" fo:min-height="0.002cm" text:anchor-type="paragraph"><draw:text-box><table:table table:style-name="Table22"><table:table-column table:style-name="Table22.C1"/><table:table-column table:style-name="Table22.C2"/><table:table-row table:style-name="Table22.R1"><table:table-cell table:style-name="Table22.Cell1"><text:p text:style-name="P2681"><text:span text:style-name="CharStyle7">Jumlah Bilangan Pemilih dalam Bahagian Pilihan Raya<text:line-break/>Persekutuan P. 176 Kimanis:</text:span></text:p><text:p text:style-name="P2611"><text:span text:style-name="CharStyle8">Total Number of Electors in the Federal Constituency of<text:line-break/>P. 176 Kimanis:</text:span></text:p></table:table-cell><table:table-cell table:style-name="Table22.Cell2"><text:p text:style-name="P1494"><text:span text:style-name="CharStyle7">26,941</text:span></text:p></table:table-cell></table:table-row></table:table></draw:text-box></draw:frame></text:p>
        <text:p text:style-name="P2239"><text:span text:style-name="CharStyle18">31</text:span></text:p>
      </text:section>
      <text:section text:style-name="Sect28" text:name="Section28">
        <text:p text:style-name="P3563"><draw:frame draw:style-name="fr107" svg:x="5.219cm" svg:y="0.004cm" svg:width="11.829cm" fo:min-height="1.069cm" text:anchor-type="paragraph"><draw:text-box><text:p text:style-name="P2991"><text:span text:style-name="CharStyle53">BAHAGIAN PILIHAN RAYA PERSEKUTUAN: P. 177 BEAUFORT</text:span></text:p><text:p text:style-name="P1874"><text:span text:style-name="CharStyle55">FEDERAL CONSTITUENCY: P. 177BEAUFORT</text:span></text:p></draw:text-box></draw:frame><draw:frame draw:style-name="fr108" svg:x="16.979cm" svg:y="16.866cm" svg:width="1.388cm" fo:min-height="0.482cm" text:anchor-type="paragraph"><draw:text-box><text:p text:style-name="P1515"><text:span text:style-name="CharStyle111">15,427</text:span></text:p></draw:text-box></draw:frame><draw:frame draw:style-name="fr109" svg:x="10.266cm" svg:y="26.342cm" svg:width="0.457cm" fo:min-height="0.437cm" text:anchor-type="paragraph"><draw:text-box><text:p text:style-name="P2248"><text:page-number/></text:p></draw:text-box></draw:frame></text:p>
        <text:p text:style-name="P365"/>
        <text:p text:style-name="P366"/>
        <text:p text:style-name="P367"/>
        <text:p text:style-name="P368"/>
        <text:p text:style-name="P369"/>
        <text:p text:style-name="P370"/>
        <text:p text:style-name="P371"/>
        <text:p text:style-name="P372"/>
        <text:p text:style-name="P373"/>
        <text:p text:style-name="P374"/>
        <text:p text:style-name="P375"/>
        <text:p text:style-name="P376"/>
        <text:p text:style-name="P377"/>
        <text:p text:style-name="P378"/>
        <text:p text:style-name="P379"/>
        <text:p text:style-name="P380"/>
        <text:p text:style-name="P381"/>
        <text:p text:style-name="P382"/>
        <text:p text:style-name="P383"/>
        <text:p text:style-name="P384"/>
        <text:p text:style-name="P385"/>
        <text:p text:style-name="P386"/>
        <text:p text:style-name="P387"/>
        <text:p text:style-name="P388"/>
        <text:p text:style-name="P389"/>
        <text:p text:style-name="P390"/>
        <text:p text:style-name="P391"/>
        <text:p text:style-name="P392"/>
        <text:p text:style-name="P393"/>
        <text:p text:style-name="P394"/>
        <text:p text:style-name="P395"/>
        <text:p text:style-name="P396"/>
        <text:p text:style-name="P397"/>
        <text:p text:style-name="P398"/>
        <text:p text:style-name="P399"/>
        <text:p text:style-name="P400"/>
        <text:p text:style-name="P401"/>
        <text:p text:style-name="P402"/>
        <text:p text:style-name="P403"/>
        <text:p text:style-name="P404"/>
        <text:p text:style-name="P405"/>
        <text:p text:style-name="P406"/>
      </text:section>
      <text:section text:style-name="Sect29" text:name="Section29">
        <text:p text:style-name="P3564"><draw:frame draw:style-name="fr110" svg:x="0.000cm" svg:y="0.000cm" svg:width="15.706cm" fo:min-height="0.002cm" text:anchor-type="paragraph"><draw:text-box><table:table table:style-name="Table23"><table:table-column table:style-name="Table23.C1"/><table:table-column table:style-name="Table23.C2"/><table:table-column table:style-name="Table23.C3"/><table:table-row table:style-name="Table23.R1"><table:table-cell table:style-name="Table23.Cell1"><text:p text:style-name="P2886"><text:span text:style-name="CharStyle7">(1)</text:span></text:p></table:table-cell><table:table-cell table:style-name="Table23.Cell2"><text:p text:style-name="P1843"><text:span text:style-name="CharStyle7">(2)</text:span></text:p></table:table-cell><table:table-cell table:style-name="Table23.Cell3"><text:p text:style-name="P2464"><text:span text:style-name="CharStyle7">(3)</text:span></text:p></table:table-cell></table:table-row><table:table-row table:style-name="Table23.R2"><table:table-cell table:style-name="Table23.Cell4"><text:p text:style-name="P1354"><text:span text:style-name="CharStyle7">Bahagian Pilihan Raya</text:span></text:p></table:table-cell><table:table-cell table:style-name="Table23.Cell5"><text:p text:style-name="P2888"><text:span text:style-name="CharStyle7">Daerah Mengundi</text:span></text:p></table:table-cell><table:table-cell table:style-name="Table23.Cell6"><text:p text:style-name="P2596"><text:span text:style-name="CharStyle7">Bilangan Pemilih</text:span></text:p></table:table-cell></table:table-row><table:table-row table:style-name="Table23.R3"><table:table-cell table:style-name="Table23.Cell7"><text:p text:style-name="P2814"><text:span text:style-name="CharStyle7">Negeri</text:span></text:p></table:table-cell><table:table-cell table:style-name="Table23.Cell8"><text:p text:style-name="P3471"/></table:table-cell><table:table-cell table:style-name="Table23.Cell9"><text:p text:style-name="P3471"/></table:table-cell></table:table-row><table:table-row table:style-name="Table23.R4"><table:table-cell table:style-name="Table23.Cell10"><text:p text:style-name="P981"><text:span text:style-name="CharStyle8">State Constituency</text:span></text:p></table:table-cell><table:table-cell table:style-name="Table23.Cell11"><text:p text:style-name="P2713"><text:span text:style-name="CharStyle8">Polling District</text:span></text:p></table:table-cell><table:table-cell table:style-name="Table23.Cell12"><text:p text:style-name="P2227"><text:span text:style-name="CharStyle8">Number of Electors</text:span></text:p></table:table-cell></table:table-row><table:table-row table:style-name="Table23.R5"><table:table-cell table:style-name="Table23.Cell13"><text:p text:style-name="P3471"/></table:table-cell><table:table-cell table:style-name="Table23.Cell14"><text:p text:style-name="P1376"><text:span text:style-name="CharStyle7">8. Karukan</text:span></text:p></table:table-cell><table:table-cell table:style-name="Table23.Cell15"><text:p text:style-name="P2007"><text:span text:style-name="CharStyle7">1,078</text:span></text:p></table:table-cell></table:table-row><table:table-row table:style-name="Table23.R6"><table:table-cell table:style-name="Table23.Cell16"><text:p text:style-name="P3471"/></table:table-cell><table:table-cell table:style-name="Table23.Cell17"><text:p text:style-name="P2393"><text:span text:style-name="CharStyle7">9. Kilugus</text:span></text:p></table:table-cell><table:table-cell table:style-name="Table23.Cell18"><text:p text:style-name="P2892"><text:span text:style-name="CharStyle7">1,072</text:span></text:p></table:table-cell></table:table-row><table:table-row table:style-name="Table23.R7"><table:table-cell table:style-name="Table23.Cell19"><text:p text:style-name="P3471"/></table:table-cell><table:table-cell table:style-name="Table23.Cell20"><text:p text:style-name="P3406"><text:span text:style-name="CharStyle7">10. TanjungAru</text:span></text:p></table:table-cell><table:table-cell table:style-name="Table23.Cell21"><text:p text:style-name="P1625"><text:span text:style-name="CharStyle7">655</text:span></text:p></table:table-cell></table:table-row><table:table-row table:style-name="Table23.R8"><table:table-cell table:style-name="Table23.Cell22"><text:p text:style-name="P3471"/></table:table-cell><table:table-cell table:style-name="Table23.Cell23"><text:p text:style-name="P2511"><text:span text:style-name="CharStyle7">11. Malikai</text:span></text:p></table:table-cell><table:table-cell table:style-name="Table23.Cell24"><text:p text:style-name="P1406"><text:span text:style-name="CharStyle7">791</text:span></text:p></table:table-cell></table:table-row><table:table-row table:style-name="Table23.R9"><table:table-cell table:style-name="Table23.Cell25"><text:p text:style-name="P3471"/></table:table-cell><table:table-cell table:style-name="Table23.Cell26"><text:p text:style-name="P2894"><text:span text:style-name="CharStyle7">12. Menumbok</text:span></text:p></table:table-cell><table:table-cell table:style-name="Table23.Cell27"><text:p text:style-name="P2896"><text:span text:style-name="CharStyle7">2,165</text:span></text:p></table:table-cell></table:table-row><table:table-row table:style-name="Table23.R10"><table:table-cell table:style-name="Table23.Cell28"><text:p text:style-name="P3471"/></table:table-cell><table:table-cell table:style-name="Table23.Cell29"><text:p text:style-name="P3471"/></table:table-cell><table:table-cell table:style-name="Table23.Cell30"><text:p text:style-name="P2898"><text:span text:style-name="CharStyle7">14,750</text:span></text:p></table:table-cell></table:table-row><table:table-row table:style-name="Table23.R11"><table:table-cell table:style-name="Table23.Cell31" table:number-columns-spanned="2"><text:p text:style-name="P3302"><text:span text:style-name="CharStyle7">Jumlah Bilangan Pemilih dalam Bahagian Pilihan Raya<text:line-break/>Persekutuan P. 177 Beaufort:</text:span></text:p></table:table-cell><table:table-cell table:style-name="Table23.Cell32"><text:p text:style-name="P1944"><text:span text:style-name="CharStyle7">30,177</text:span></text:p></table:table-cell></table:table-row><table:table-row table:style-name="Table23.R12"><table:table-cell table:style-name="Table23.Cell33"><text:p text:style-name="P2946"><text:span text:style-name="CharStyle8">Total Number of Electors</text:span></text:p></table:table-cell><table:table-cell table:style-name="Table23.Cell34"><text:p text:style-name="P1447"><text:span text:style-name="CharStyle8">in the Federal Constituency of</text:span></text:p></table:table-cell><table:table-cell table:style-name="Table23.Cell35"><text:p text:style-name="P3471"/></table:table-cell></table:table-row></table:table><text:p text:style-name="P2649"><text:span text:style-name="CharStyle25">P. 177 Beaufort:</text:span></text:p></draw:text-box></draw:frame></text:p>
        <text:p text:style-name="P2566"><text:span text:style-name="CharStyle18">33</text:span></text:p>
      </text:section>
      <text:section text:style-name="Sect30" text:name="Section30">
        <text:p text:style-name="P3565"><draw:frame draw:style-name="fr122" svg:x="4.720cm" svg:y="0.004cm" svg:width="11.539cm" fo:min-height="1.069cm" text:anchor-type="paragraph"><draw:text-box><text:p text:style-name="P2146"><text:span text:style-name="CharStyle66">BAHAGIAN PILIHAN RAYA PERSEKUTUAN: P. 178 SIPITANG</text:span></text:p><text:p text:style-name="P1648"><text:span text:style-name="CharStyle68">FEDERAL CONSTITUENCY: P. 178 SIPITANG</text:span></text:p></draw:text-box></draw:frame><draw:frame draw:style-name="fr123" svg:x="2.748cm" svg:y="1.466cm" svg:width="9.559cm" fo:min-height="2.988cm" text:anchor-type="paragraph"><draw:text-box><text:h text:outline-level="1" text:style-name="P3078"><text:bookmark-start text:name="bookmark16"/><text:span text:style-name="CharStyle47">(1) (2)</text:span><text:bookmark-end text:name="bookmark16"/></text:h><text:p text:style-name="P1853"><text:span text:style-name="CharStyle33">Bahagian Pilihan Raya<text:tab/>Daerah<text:tab/>Mengundi</text:span></text:p><text:p text:style-name="P2630"><text:span text:style-name="CharStyle61">Negeri<text:line-break/></text:span><text:span text:style-name="CharStyle62">State Constituency</text:span></text:p></draw:text-box></draw:frame><draw:frame draw:style-name="fr124" svg:x="2.697cm" svg:y="4.835cm" svg:width="3.023cm" fo:min-height="0.526cm" text:anchor-type="paragraph"><draw:text-box><text:p text:style-name="P3296"><text:span text:style-name="CharStyle33">N. 34 LUMADAN</text:span></text:p></draw:text-box></draw:frame><draw:frame draw:style-name="fr116" svg:x="8.751cm" svg:y="4.877cm" svg:width="9.634cm" fo:min-height="11.396cm" text:anchor-type="paragraph"><draw:text-box><table:table table:style-name="Table24"><table:table-column table:style-name="Table24.C1"/><table:table-column table:style-name="Table24.C2"/><table:table-column table:style-name="Table24.C3"/><table:table-row table:style-name="Table24.R1"><table:table-cell table:style-name="Table24.Cell1"><text:p text:style-name="P1687"><text:span text:style-name="CharStyle118">1</text:span><text:span text:style-name="CharStyle119">.</text:span></text:p></table:table-cell><table:table-cell table:style-name="Table24.Cell2"><text:p text:style-name="P1154"><text:span text:style-name="CharStyle7">Kabajang</text:span></text:p></table:table-cell><table:table-cell table:style-name="Table24.Cell3"><text:p text:style-name="P1758"><text:span text:style-name="CharStyle7">767</text:span></text:p></table:table-cell></table:table-row><table:table-row table:style-name="Table24.R2"><table:table-cell table:style-name="Table24.Cell4"><text:p text:style-name="P2388"><text:span text:style-name="CharStyle7">2.</text:span></text:p></table:table-cell><table:table-cell table:style-name="Table24.Cell5"><text:p text:style-name="P1265"><text:span text:style-name="CharStyle7">Gadong</text:span></text:p></table:table-cell><table:table-cell table:style-name="Table24.Cell6"><text:p text:style-name="P1896"><text:span text:style-name="CharStyle7">2,207</text:span></text:p></table:table-cell></table:table-row><table:table-row table:style-name="Table24.R3"><table:table-cell table:style-name="Table24.Cell7"><text:p text:style-name="P3005"><text:span text:style-name="CharStyle7">3.</text:span></text:p></table:table-cell><table:table-cell table:style-name="Table24.Cell8"><text:p text:style-name="P2902"><text:span text:style-name="CharStyle7">Lupak</text:span></text:p></table:table-cell><table:table-cell table:style-name="Table24.Cell9"><text:p text:style-name="P2095"><text:span text:style-name="CharStyle7">1,128</text:span></text:p></table:table-cell></table:table-row><table:table-row table:style-name="Table24.R4"><table:table-cell table:style-name="Table24.Cell10"><text:p text:style-name="P3201"><text:span text:style-name="CharStyle7">4.</text:span></text:p></table:table-cell><table:table-cell table:style-name="Table24.Cell11"><text:p text:style-name="P1818"><text:span text:style-name="CharStyle7">Padas Valley</text:span></text:p></table:table-cell><table:table-cell table:style-name="Table24.Cell12"><text:p text:style-name="P1252"><text:span text:style-name="CharStyle7">858</text:span></text:p></table:table-cell></table:table-row><table:table-row table:style-name="Table24.R5"><table:table-cell table:style-name="Table24.Cell13"><text:p text:style-name="P3213"><text:span text:style-name="CharStyle7">5.</text:span></text:p></table:table-cell><table:table-cell table:style-name="Table24.Cell14"><text:p text:style-name="P2496"><text:span text:style-name="CharStyle7">Beaufort Selatan</text:span></text:p></table:table-cell><table:table-cell table:style-name="Table24.Cell15"><text:p text:style-name="P1321"><text:span text:style-name="CharStyle7">1,117</text:span></text:p></table:table-cell></table:table-row><table:table-row table:style-name="Table24.R6"><table:table-cell table:style-name="Table24.Cell16"><text:p text:style-name="P1957"><text:span text:style-name="CharStyle7">6.</text:span></text:p></table:table-cell><table:table-cell table:style-name="Table24.Cell17"><text:p text:style-name="P2059"><text:span text:style-name="CharStyle7">Lumadan</text:span></text:p></table:table-cell><table:table-cell table:style-name="Table24.Cell18"><text:p text:style-name="P1402"><text:span text:style-name="CharStyle7">1,004</text:span></text:p></table:table-cell></table:table-row><table:table-row table:style-name="Table24.R7"><table:table-cell table:style-name="Table24.Cell19"><text:p text:style-name="P1828"><text:span text:style-name="CharStyle7">7.</text:span></text:p></table:table-cell><table:table-cell table:style-name="Table24.Cell20"><text:p text:style-name="P2536"><text:span text:style-name="CharStyle7">Bukau</text:span></text:p></table:table-cell><table:table-cell table:style-name="Table24.Cell21"><text:p text:style-name="P1430"><text:span text:style-name="CharStyle7">708</text:span></text:p></table:table-cell></table:table-row><table:table-row table:style-name="Table24.R8"><table:table-cell table:style-name="Table24.Cell22"><text:p text:style-name="P1640"><text:span text:style-name="CharStyle118">8</text:span><text:span text:style-name="CharStyle119">.</text:span></text:p></table:table-cell><table:table-cell table:style-name="Table24.Cell23"><text:p text:style-name="P2398"><text:span text:style-name="CharStyle7">Suasa</text:span></text:p></table:table-cell><table:table-cell table:style-name="Table24.Cell24"><text:p text:style-name="P3093"><text:span text:style-name="CharStyle7">624</text:span></text:p></table:table-cell></table:table-row><table:table-row table:style-name="Table24.R9"><table:table-cell table:style-name="Table24.Cell25"><text:p text:style-name="P2433"><text:span text:style-name="CharStyle7">9.</text:span></text:p></table:table-cell><table:table-cell table:style-name="Table24.Cell26"><text:p text:style-name="P3256"><text:span text:style-name="CharStyle7">Padas Damit</text:span></text:p></table:table-cell><table:table-cell table:style-name="Table24.Cell27"><text:p text:style-name="P1374"><text:span text:style-name="CharStyle7">1,653</text:span></text:p></table:table-cell></table:table-row><table:table-row table:style-name="Table24.R10"><table:table-cell table:style-name="Table24.Cell28"><text:p text:style-name="P2006"><text:span text:style-name="CharStyle7">10.</text:span></text:p></table:table-cell><table:table-cell table:style-name="Table24.Cell29"><text:p text:style-name="P2617"><text:span text:style-name="CharStyle7">Bankalalak</text:span></text:p></table:table-cell><table:table-cell table:style-name="Table24.Cell30"><text:p text:style-name="P1506"><text:span text:style-name="CharStyle7">919</text:span></text:p></table:table-cell></table:table-row><table:table-row table:style-name="Table24.R11"><table:table-cell table:style-name="Table24.Cell31"><text:p text:style-name="P2134"><text:span text:style-name="CharStyle7">11.</text:span></text:p></table:table-cell><table:table-cell table:style-name="Table24.Cell32"><text:p text:style-name="P1036"><text:span text:style-name="CharStyle7">Weston</text:span></text:p></table:table-cell><table:table-cell table:style-name="Table24.Cell33"><text:p text:style-name="P2657"><text:span text:style-name="CharStyle7">1,252</text:span></text:p></table:table-cell></table:table-row><table:table-row table:style-name="Table24.R12"><table:table-cell table:style-name="Table24.Cell34"><text:p text:style-name="P1278"><text:span text:style-name="CharStyle7">12.</text:span></text:p></table:table-cell><table:table-cell table:style-name="Table24.Cell35"><text:p text:style-name="P1909"><text:span text:style-name="CharStyle7">Lubok</text:span></text:p></table:table-cell><table:table-cell table:style-name="Table24.Cell36"><text:p text:style-name="P2519"><text:span text:style-name="CharStyle7">487</text:span></text:p></table:table-cell></table:table-row></table:table></draw:text-box></draw:frame><draw:frame draw:style-name="fr112" svg:x="8.775cm" svg:y="16.833cm" svg:width="2.921cm" fo:min-height="0.533cm" text:anchor-type="paragraph"><draw:text-box><text:p text:style-name="P1258"><text:span text:style-name="CharStyle84">13. Lingkungan</text:span></text:p></draw:text-box></draw:frame><draw:frame draw:style-name="fr113" svg:x="17.311cm" svg:y="16.831cm" svg:width="1.067cm" fo:min-height="0.526cm" text:anchor-type="paragraph"><draw:text-box><text:p text:style-name="P1885"><text:span text:style-name="CharStyle84">1,236</text:span></text:p></draw:text-box></draw:frame><draw:frame draw:style-name="fr114" svg:x="9.292cm" svg:y="3.912cm" svg:width="2.760cm" fo:min-height="0.490cm" text:anchor-type="paragraph"><draw:text-box><text:p text:style-name="P2643"><text:span text:style-name="CharStyle48">Polling District</text:span></text:p></draw:text-box></draw:frame><draw:frame draw:style-name="fr115" svg:x="14.677cm" svg:y="3.912cm" svg:width="3.471cm" fo:min-height="0.490cm" text:anchor-type="paragraph"><draw:text-box><text:p text:style-name="P2678"><text:span text:style-name="CharStyle48">Number of Electors</text:span></text:p></draw:text-box></draw:frame><draw:frame draw:style-name="fr125" svg:x="16.981cm" svg:y="17.881cm" svg:width="1.388cm" fo:min-height="0.473cm" text:anchor-type="paragraph"><draw:text-box><text:p text:style-name="P3370"><text:span text:style-name="CharStyle86">13,960</text:span></text:p></draw:text-box></draw:frame><draw:frame draw:style-name="fr126" svg:x="2.697cm" svg:y="19.838cm" svg:width="3.039cm" fo:min-height="0.524cm" text:anchor-type="paragraph"><draw:text-box><text:p text:style-name="P2375"><text:span text:style-name="CharStyle33">N. 35 SINDUMIN</text:span></text:p></draw:text-box></draw:frame><draw:frame draw:style-name="fr121" svg:x="8.751cm" svg:y="20.879cm" svg:width="9.627cm" fo:min-height="3.489cm" text:anchor-type="paragraph"><draw:text-box><table:table table:style-name="Table25"><table:table-column table:style-name="Table25.C1"/><table:table-column table:style-name="Table25.C2"/><table:table-column table:style-name="Table25.C3"/><table:table-row table:style-name="Table25.R1"><table:table-cell table:style-name="Table25.Cell1"><text:p text:style-name="P2287"><text:span text:style-name="CharStyle7">2.</text:span></text:p></table:table-cell><table:table-cell table:style-name="Table25.Cell2"><text:p text:style-name="P3127"><text:span text:style-name="CharStyle7">Sindumin</text:span></text:p></table:table-cell><table:table-cell table:style-name="Table25.Cell3"><text:p text:style-name="P1785"><text:span text:style-name="CharStyle7">1,283</text:span></text:p></table:table-cell></table:table-row><table:table-row table:style-name="Table25.R2"><table:table-cell table:style-name="Table25.Cell4"><text:p text:style-name="P2906"><text:span text:style-name="CharStyle7">3.</text:span></text:p></table:table-cell><table:table-cell table:style-name="Table25.Cell5"><text:p text:style-name="P1963"><text:span text:style-name="CharStyle7">Marintaman</text:span></text:p></table:table-cell><table:table-cell table:style-name="Table25.Cell6"><text:p text:style-name="P923"><text:span text:style-name="CharStyle7">416</text:span></text:p></table:table-cell></table:table-row><table:table-row table:style-name="Table25.R3"><table:table-cell table:style-name="Table25.Cell7"><text:p text:style-name="P2028"><text:span text:style-name="CharStyle7">4.</text:span></text:p></table:table-cell><table:table-cell table:style-name="Table25.Cell8"><text:p text:style-name="P929"><text:span text:style-name="CharStyle7">Bandar Sipitang</text:span></text:p></table:table-cell><table:table-cell table:style-name="Table25.Cell9"><text:p text:style-name="P2908"><text:span text:style-name="CharStyle7">2,758</text:span></text:p></table:table-cell></table:table-row><table:table-row table:style-name="Table25.R4"><table:table-cell table:style-name="Table25.Cell10"><text:p text:style-name="P3151"><text:span text:style-name="CharStyle7">5.</text:span></text:p></table:table-cell><table:table-cell table:style-name="Table25.Cell11"><text:p text:style-name="P2116"><text:span text:style-name="CharStyle7">Mesapol</text:span></text:p></table:table-cell><table:table-cell table:style-name="Table25.Cell12"><text:p text:style-name="P1010"><text:span text:style-name="CharStyle7">2,257</text:span></text:p></table:table-cell></table:table-row></table:table></draw:text-box></draw:frame><draw:frame draw:style-name="fr117" svg:x="8.775cm" svg:y="19.888cm" svg:width="2.219cm" fo:min-height="0.483cm" text:anchor-type="paragraph"><draw:text-box><text:p text:style-name="P1456"><text:span text:style-name="CharStyle84">1. Banting</text:span></text:p></draw:text-box></draw:frame><draw:frame draw:style-name="fr118" svg:x="17.623cm" svg:y="19.888cm" svg:width="0.744cm" fo:min-height="0.474cm" text:anchor-type="paragraph"><draw:text-box><text:p text:style-name="P3186"><text:span text:style-name="CharStyle84">789</text:span></text:p></draw:text-box></draw:frame><draw:frame draw:style-name="fr119" svg:x="9.495cm" svg:y="24.834cm" svg:width="1.007cm" fo:min-height="0.526cm" text:anchor-type="paragraph"><draw:text-box><text:p text:style-name="P987"><text:span text:style-name="CharStyle84">Usuk</text:span></text:p></draw:text-box></draw:frame><draw:frame draw:style-name="fr120" svg:x="17.607cm" svg:y="24.832cm" svg:width="0.762cm" fo:min-height="0.526cm" text:anchor-type="paragraph"><draw:text-box><text:p text:style-name="P1607"><text:span text:style-name="CharStyle84">961</text:span></text:p></draw:text-box></draw:frame><draw:frame draw:style-name="fr127" svg:x="8.759cm" svg:y="24.860cm" svg:width="0.372cm" fo:min-height="0.490cm" text:anchor-type="paragraph"><draw:text-box><text:p text:style-name="P2936"><text:span text:style-name="CharStyle122">6</text:span><text:span text:style-name="CharStyle121">.</text:span></text:p></draw:text-box></draw:frame></text:p>
        <text:p text:style-name="P410"/>
        <text:p text:style-name="P411"/>
        <text:p text:style-name="P412"/>
        <text:p text:style-name="P413"/>
        <text:p text:style-name="P414"/>
        <text:p text:style-name="P415"/>
        <text:p text:style-name="P416"/>
        <text:p text:style-name="P417"/>
        <text:p text:style-name="P418"/>
        <text:p text:style-name="P419"/>
        <text:p text:style-name="P420"/>
        <text:p text:style-name="P421"/>
        <text:p text:style-name="P422"/>
        <text:p text:style-name="P423"/>
        <text:p text:style-name="P424"/>
        <text:p text:style-name="P425"/>
        <text:p text:style-name="P426"/>
        <text:p text:style-name="P427"/>
        <text:p text:style-name="P428"/>
        <text:p text:style-name="P429"/>
        <text:p text:style-name="P430"/>
        <text:p text:style-name="P431"/>
        <text:p text:style-name="P432"/>
        <text:p text:style-name="P433"/>
        <text:p text:style-name="P434"/>
        <text:p text:style-name="P435"/>
        <text:p text:style-name="P436"/>
        <text:p text:style-name="P437"/>
        <text:p text:style-name="P438"/>
        <text:p text:style-name="P439"/>
        <text:p text:style-name="P440"/>
        <text:p text:style-name="P441"/>
        <text:p text:style-name="P442"/>
        <text:p text:style-name="P443"/>
      </text:section>
      <text:section text:style-name="Sect31" text:name="Section31">
        <text:p text:style-name="P3566"><text:span text:style-name="CharStyle18">35</text:span></text:p>
      </text:section>
      <text:section text:style-name="Sect32" text:name="Section32">
        <text:p text:style-name="P3567"><draw:frame draw:style-name="fr129" svg:x="4.958cm" svg:y="0.004cm" svg:width="11.074cm" fo:min-height="1.069cm" text:anchor-type="paragraph"><draw:text-box><text:p text:style-name="P1088"><text:span text:style-name="CharStyle53">BAHAGIAN PILIHAN RAYA PERSEKUTUAN: P. 179 RANAU</text:span></text:p><text:p text:style-name="P990"><text:span text:style-name="CharStyle55">FEDERAL CONSTITUENCY: P. 179 RANAU</text:span></text:p></draw:text-box></draw:frame><draw:frame draw:style-name="fr130" svg:x="2.697cm" svg:y="19.837cm" svg:width="3.242cm" fo:min-height="0.526cm" text:anchor-type="paragraph"><draw:text-box><text:p text:style-name="P2322"><text:span text:style-name="CharStyle33">N. 37 KARANAAN</text:span></text:p></draw:text-box></draw:frame><draw:frame draw:style-name="fr128" svg:x="8.751cm" svg:y="4.877cm" svg:width="9.634cm" fo:min-height="0.002cm" text:anchor-type="paragraph"><draw:text-box><table:table table:style-name="Table26"><table:table-column table:style-name="Table26.C1"/><table:table-column table:style-name="Table26.C2"/><table:table-column table:style-name="Table26.C3"/><table:table-row table:style-name="Table26.R1"><table:table-cell table:style-name="Table26.Cell1"><text:p text:style-name="P3116"><text:span text:style-name="CharStyle7">1.</text:span></text:p></table:table-cell><table:table-cell table:style-name="Table26.Cell2"><text:p text:style-name="P3118"><text:span text:style-name="CharStyle7">Bundu Tuhan</text:span></text:p></table:table-cell><table:table-cell table:style-name="Table26.Cell3"><text:p text:style-name="P3121"><text:span text:style-name="CharStyle7">1,601</text:span></text:p></table:table-cell></table:table-row><table:table-row table:style-name="Table26.R2"><table:table-cell table:style-name="Table26.Cell4"><text:p text:style-name="P1340"><text:span text:style-name="CharStyle7">2.</text:span></text:p></table:table-cell><table:table-cell table:style-name="Table26.Cell5"><text:p text:style-name="P1975"><text:span text:style-name="CharStyle7">Kundasang</text:span></text:p></table:table-cell><table:table-cell table:style-name="Table26.Cell6"><text:p text:style-name="P2827"><text:span text:style-name="CharStyle7">3,616</text:span></text:p></table:table-cell></table:table-row><table:table-row table:style-name="Table26.R3"><table:table-cell table:style-name="Table26.Cell7"><text:p text:style-name="P2805"><text:span text:style-name="CharStyle7">3.</text:span></text:p></table:table-cell><table:table-cell table:style-name="Table26.Cell8"><text:p text:style-name="P2108"><text:span text:style-name="CharStyle7">Pinausok</text:span></text:p></table:table-cell><table:table-cell table:style-name="Table26.Cell9"><text:p text:style-name="P1056"><text:span text:style-name="CharStyle7">641</text:span></text:p></table:table-cell></table:table-row><table:table-row table:style-name="Table26.R4"><table:table-cell table:style-name="Table26.Cell10"><text:p text:style-name="P2779"><text:span text:style-name="CharStyle7">4.</text:span></text:p></table:table-cell><table:table-cell table:style-name="Table26.Cell11"><text:p text:style-name="P2792"><text:span text:style-name="CharStyle7">Peranchangan</text:span></text:p></table:table-cell><table:table-cell table:style-name="Table26.Cell12"><text:p text:style-name="P1178"><text:span text:style-name="CharStyle7">877</text:span></text:p></table:table-cell></table:table-row><table:table-row table:style-name="Table26.R5"><table:table-cell table:style-name="Table26.Cell13"><text:p text:style-name="P1783"><text:span text:style-name="CharStyle7">5.</text:span></text:p></table:table-cell><table:table-cell table:style-name="Table26.Cell14"><text:p text:style-name="P2413"><text:span text:style-name="CharStyle7">Pinawantai</text:span></text:p></table:table-cell><table:table-cell table:style-name="Table26.Cell15"><text:p text:style-name="P1292"><text:span text:style-name="CharStyle7">885</text:span></text:p></table:table-cell></table:table-row><table:table-row table:style-name="Table26.R6"><table:table-cell table:style-name="Table26.Cell16"><text:p text:style-name="P3264"><text:span text:style-name="CharStyle7">6.</text:span></text:p></table:table-cell><table:table-cell table:style-name="Table26.Cell17"><text:p text:style-name="P955"><text:span text:style-name="CharStyle7">Timbua</text:span></text:p></table:table-cell><table:table-cell table:style-name="Table26.Cell18"><text:p text:style-name="P2328"><text:span text:style-name="CharStyle7">1,297</text:span></text:p></table:table-cell></table:table-row><table:table-row table:style-name="Table26.R7"><table:table-cell table:style-name="Table26.Cell19"><text:p text:style-name="P1215"><text:span text:style-name="CharStyle7">7.</text:span></text:p></table:table-cell><table:table-cell table:style-name="Table26.Cell20"><text:p text:style-name="P3441"><text:span text:style-name="CharStyle7">Nawanon</text:span></text:p></table:table-cell><table:table-cell table:style-name="Table26.Cell21"><text:p text:style-name="P3443"><text:span text:style-name="CharStyle7">316</text:span></text:p></table:table-cell></table:table-row><table:table-row table:style-name="Table26.R8"><table:table-cell table:style-name="Table26.Cell22"><text:p text:style-name="P2755"><text:span text:style-name="CharStyle7">8.</text:span></text:p></table:table-cell><table:table-cell table:style-name="Table26.Cell23"><text:p text:style-name="P1982"><text:span text:style-name="CharStyle7">Ulu Sugut</text:span></text:p></table:table-cell><table:table-cell table:style-name="Table26.Cell24"><text:p text:style-name="P2593"><text:span text:style-name="CharStyle7">1,076</text:span></text:p></table:table-cell></table:table-row><table:table-row table:style-name="Table26.R9"><table:table-cell table:style-name="Table26.Cell25"><text:p text:style-name="P1668"><text:span text:style-name="CharStyle7">9.</text:span></text:p></table:table-cell><table:table-cell table:style-name="Table26.Cell26"><text:p text:style-name="P2924"><text:span text:style-name="CharStyle7">Mangkapoh</text:span></text:p></table:table-cell><table:table-cell table:style-name="Table26.Cell27"><text:p text:style-name="P2688"><text:span text:style-name="CharStyle7">522</text:span></text:p></table:table-cell></table:table-row><table:table-row table:style-name="Table26.R10"><table:table-cell table:style-name="Table26.Cell28"><text:p text:style-name="P3087"><text:span text:style-name="CharStyle7">10.</text:span></text:p></table:table-cell><table:table-cell table:style-name="Table26.Cell29"><text:p text:style-name="P2621"><text:span text:style-name="CharStyle7">Karagasan</text:span></text:p></table:table-cell><table:table-cell table:style-name="Table26.Cell30"><text:p text:style-name="P2964"><text:span text:style-name="CharStyle7">622</text:span></text:p></table:table-cell></table:table-row><table:table-row table:style-name="Table26.R11"><table:table-cell table:style-name="Table26.Cell31"><text:p text:style-name="P2651"><text:span text:style-name="CharStyle7">11.</text:span></text:p></table:table-cell><table:table-cell table:style-name="Table26.Cell32"><text:p text:style-name="P2966"><text:span text:style-name="CharStyle7">Kaingaran</text:span></text:p></table:table-cell><table:table-cell table:style-name="Table26.Cell33"><text:p text:style-name="P3215"><text:span text:style-name="CharStyle7">759</text:span></text:p></table:table-cell></table:table-row><table:table-row table:style-name="Table26.R12"><table:table-cell table:style-name="Table26.Cell34"><text:p text:style-name="P2928"><text:span text:style-name="CharStyle7">12.</text:span></text:p></table:table-cell><table:table-cell table:style-name="Table26.Cell35"><text:p text:style-name="P2563"><text:span text:style-name="CharStyle7">Kilanas</text:span></text:p></table:table-cell><table:table-cell table:style-name="Table26.Cell36"><text:p text:style-name="P1452"><text:span text:style-name="CharStyle7">596</text:span></text:p></table:table-cell></table:table-row><table:table-row table:style-name="Table26.R13"><table:table-cell table:style-name="Table26.Cell37"><text:p text:style-name="P2808"><text:span text:style-name="CharStyle7">13.</text:span></text:p></table:table-cell><table:table-cell table:style-name="Table26.Cell38"><text:p text:style-name="P2201"><text:span text:style-name="CharStyle7">Langsat</text:span></text:p></table:table-cell><table:table-cell table:style-name="Table26.Cell39"><text:p text:style-name="P2334"><text:span text:style-name="CharStyle7">626</text:span></text:p></table:table-cell></table:table-row><table:table-row table:style-name="Table26.R14"><table:table-cell table:style-name="Table26.Cell40"><text:p text:style-name="P3471"/></table:table-cell><table:table-cell table:style-name="Table26.Cell41"><text:p text:style-name="P3471"/></table:table-cell><table:table-cell table:style-name="Table26.Cell42"><text:p text:style-name="P1792"><text:span text:style-name="CharStyle69">13,434</text:span></text:p></table:table-cell></table:table-row><table:table-row table:style-name="Table26.R15"><table:table-cell table:style-name="Table26.Cell43"><text:p text:style-name="P1139"><text:span text:style-name="CharStyle7">1.</text:span></text:p></table:table-cell><table:table-cell table:style-name="Table26.Cell44"><text:p text:style-name="P3276"><text:span text:style-name="CharStyle7">Paka</text:span></text:p></table:table-cell><table:table-cell table:style-name="Table26.Cell45"><text:p text:style-name="P1193"><text:span text:style-name="CharStyle7">1,202</text:span></text:p></table:table-cell></table:table-row><table:table-row table:style-name="Table26.R16"><table:table-cell table:style-name="Table26.Cell46"><text:p text:style-name="P2932"><text:span text:style-name="CharStyle7">2.</text:span></text:p></table:table-cell><table:table-cell table:style-name="Table26.Cell47"><text:p text:style-name="P2644"><text:span text:style-name="CharStyle7">Pekan Ranau</text:span></text:p></table:table-cell><table:table-cell table:style-name="Table26.Cell48"><text:p text:style-name="P2968"><text:span text:style-name="CharStyle7">2,374</text:span></text:p></table:table-cell></table:table-row><table:table-row table:style-name="Table26.R17"><table:table-cell table:style-name="Table26.Cell49"><text:p text:style-name="P2893"><text:span text:style-name="CharStyle7">3.</text:span></text:p></table:table-cell><table:table-cell table:style-name="Table26.Cell50"><text:p text:style-name="P2895"><text:span text:style-name="CharStyle7">Tambiau</text:span></text:p></table:table-cell><table:table-cell table:style-name="Table26.Cell51"><text:p text:style-name="P2979"><text:span text:style-name="CharStyle7">365</text:span></text:p></table:table-cell></table:table-row><table:table-row table:style-name="Table26.R18"><table:table-cell table:style-name="Table26.Cell52"><text:p text:style-name="P2944"><text:span text:style-name="CharStyle7">4.</text:span></text:p></table:table-cell><table:table-cell table:style-name="Table26.Cell53"><text:p text:style-name="P2247"><text:span text:style-name="CharStyle7">Tagudon</text:span></text:p></table:table-cell><table:table-cell table:style-name="Table26.Cell54"><text:p text:style-name="P2767"><text:span text:style-name="CharStyle7">819</text:span></text:p></table:table-cell></table:table-row><table:table-row table:style-name="Table26.R19"><table:table-cell table:style-name="Table26.Cell55"><text:p text:style-name="P2312"><text:span text:style-name="CharStyle7">5.</text:span></text:p></table:table-cell><table:table-cell table:style-name="Table26.Cell56"><text:p text:style-name="P1205"><text:span text:style-name="CharStyle7">Karanaan</text:span></text:p></table:table-cell><table:table-cell table:style-name="Table26.Cell57"><text:p text:style-name="P1824"><text:span text:style-name="CharStyle7">404</text:span></text:p></table:table-cell></table:table-row><table:table-row table:style-name="Table26.R20"><table:table-cell table:style-name="Table26.Cell58"><text:p text:style-name="P2444"><text:span text:style-name="CharStyle7">6.</text:span></text:p></table:table-cell><table:table-cell table:style-name="Table26.Cell59"><text:p text:style-name="P1335"><text:span text:style-name="CharStyle7">Tungou</text:span></text:p></table:table-cell><table:table-cell table:style-name="Table26.Cell60"><text:p text:style-name="P1972"><text:span text:style-name="CharStyle7">320</text:span></text:p></table:table-cell></table:table-row></table:table><text:p text:style-name="P1462"><text:span text:style-name="CharStyle71">36</text:span></text:p></draw:text-box></draw:frame></text:p>
        <text:p text:style-name="P445"/>
        <text:p text:style-name="P446"/>
        <text:p text:style-name="P447"/>
        <text:p text:style-name="P448"/>
        <text:p text:style-name="P449"/>
        <text:p text:style-name="P450"/>
        <text:p text:style-name="P451"/>
        <text:p text:style-name="P452"/>
        <text:p text:style-name="P453"/>
        <text:p text:style-name="P454"/>
        <text:p text:style-name="P455"/>
        <text:p text:style-name="P456"/>
        <text:p text:style-name="P457"/>
        <text:p text:style-name="P458"/>
        <text:p text:style-name="P459"/>
        <text:p text:style-name="P460"/>
        <text:p text:style-name="P461"/>
        <text:p text:style-name="P462"/>
        <text:p text:style-name="P463"/>
        <text:p text:style-name="P464"/>
        <text:p text:style-name="P465"/>
        <text:p text:style-name="P466"/>
        <text:p text:style-name="P467"/>
        <text:p text:style-name="P468"/>
        <text:p text:style-name="P469"/>
        <text:p text:style-name="P470"/>
        <text:p text:style-name="P471"/>
        <text:p text:style-name="P472"/>
        <text:p text:style-name="P473"/>
        <text:p text:style-name="P474"/>
        <text:p text:style-name="P475"/>
        <text:p text:style-name="P476"/>
        <text:p text:style-name="P477"/>
        <text:p text:style-name="P478"/>
        <text:p text:style-name="P479"/>
        <text:p text:style-name="P480"/>
        <text:p text:style-name="P481"/>
        <text:p text:style-name="P482"/>
        <text:p text:style-name="P483"/>
        <text:p text:style-name="P484"/>
        <text:p text:style-name="P485"/>
        <text:p text:style-name="P486"/>
      </text:section>
      <text:section text:style-name="Sect33" text:name="Section33">
        <text:table-of-content>
          <text:table-of-content-source text:use-outline-level="1"/>
          <text:index-body>
            <text:p text:style-name="P3568"><text:span text:style-name="CharStyle79">12,489</text:span></text:p>
          </text:index-body>
        </text:table-of-content>
        <text:p text:style-name="P2172"><text:span text:style-name="CharStyle18">38</text:span></text:p>
      </text:section>
      <text:section text:style-name="Sect34" text:name="Section34">
        <text:p text:style-name="P3569"><draw:frame draw:style-name="fr131" svg:x="0.000cm" svg:y="0.000cm" svg:width="15.688cm" fo:min-height="0.002cm" text:anchor-type="paragraph"><draw:text-box><table:table table:style-name="Table27"><table:table-column table:style-name="Table27.C1"/><table:table-column table:style-name="Table27.C2"/><table:table-column table:style-name="Table27.C3"/><table:table-row table:style-name="Table27.R1"><table:table-cell table:style-name="Table27.Cell1"><text:p text:style-name="P3400"><text:span text:style-name="CharStyle7">(1)</text:span></text:p></table:table-cell><table:table-cell table:style-name="Table27.Cell2"><text:p text:style-name="P1676"><text:span text:style-name="CharStyle7">(2)</text:span></text:p></table:table-cell><table:table-cell table:style-name="Table27.Cell3"><text:p text:style-name="P1451"><text:span text:style-name="CharStyle7">(3)</text:span></text:p></table:table-cell></table:table-row><table:table-row table:style-name="Table27.R2"><table:table-cell table:style-name="Table27.Cell4"><text:p text:style-name="P2952"><text:span text:style-name="CharStyle7">Bahagian Pilihan Raya<text:line-break/>Negeri</text:span></text:p></table:table-cell><table:table-cell table:style-name="Table27.Cell5"><text:p text:style-name="P2222"><text:span text:style-name="CharStyle7">Daerah Mengundi</text:span></text:p></table:table-cell><table:table-cell table:style-name="Table27.Cell6"><text:p text:style-name="P1161"><text:span text:style-name="CharStyle7">Bilangan Pemilih</text:span></text:p></table:table-cell></table:table-row><table:table-row table:style-name="Table27.R3"><table:table-cell table:style-name="Table27.Cell7"><text:p text:style-name="P986"><text:span text:style-name="CharStyle8">State Constituency</text:span></text:p></table:table-cell><table:table-cell table:style-name="Table27.Cell8"><text:p text:style-name="P2954"><text:span text:style-name="CharStyle8">Polling District</text:span></text:p></table:table-cell><table:table-cell table:style-name="Table27.Cell9"><text:p text:style-name="P2078"><text:span text:style-name="CharStyle8">Number of Electors</text:span></text:p></table:table-cell></table:table-row><table:table-row table:style-name="Table27.R4"><table:table-cell table:style-name="Table27.Cell10"><text:p text:style-name="P1767"><text:span text:style-name="CharStyle7">N. 39 TAMBUNAN</text:span></text:p></table:table-cell><table:table-cell table:style-name="Table27.Cell11"><text:p text:style-name="P2562"><text:span text:style-name="CharStyle7">1. Kirokot</text:span></text:p></table:table-cell><table:table-cell table:style-name="Table27.Cell12"><text:p text:style-name="P1751"><text:span text:style-name="CharStyle7">344</text:span></text:p></table:table-cell></table:table-row><table:table-row table:style-name="Table27.R5"><table:table-cell table:style-name="Table27.Cell13"><text:p text:style-name="P3471"/></table:table-cell><table:table-cell table:style-name="Table27.Cell14"><text:p text:style-name="P2037"><text:span text:style-name="CharStyle7">2. Patau</text:span></text:p></table:table-cell><table:table-cell table:style-name="Table27.Cell15"><text:p text:style-name="P1069"><text:span text:style-name="CharStyle7">743</text:span></text:p></table:table-cell></table:table-row><table:table-row table:style-name="Table27.R6"><table:table-cell table:style-name="Table27.Cell16"><text:p text:style-name="P3471"/></table:table-cell><table:table-cell table:style-name="Table27.Cell17"><text:p text:style-name="P2659"><text:span text:style-name="CharStyle7">3. Kinabaan</text:span></text:p></table:table-cell><table:table-cell table:style-name="Table27.Cell18"><text:p text:style-name="P912"><text:span text:style-name="CharStyle7">1,050</text:span></text:p></table:table-cell></table:table-row><table:table-row table:style-name="Table27.R7"><table:table-cell table:style-name="Table27.Cell19"><text:p text:style-name="P3471"/></table:table-cell><table:table-cell table:style-name="Table27.Cell20"><text:p text:style-name="P1795"><text:span text:style-name="CharStyle7">4. Sensuron</text:span></text:p></table:table-cell><table:table-cell table:style-name="Table27.Cell21"><text:p text:style-name="P2418"><text:span text:style-name="CharStyle7">1,290</text:span></text:p></table:table-cell></table:table-row><table:table-row table:style-name="Table27.R8"><table:table-cell table:style-name="Table27.Cell22"><text:p text:style-name="P3471"/></table:table-cell><table:table-cell table:style-name="Table27.Cell23"><text:p text:style-name="P2402"><text:span text:style-name="CharStyle7">5. Timbou</text:span></text:p></table:table-cell><table:table-cell table:style-name="Table27.Cell24"><text:p text:style-name="P1283"><text:span text:style-name="CharStyle7">559</text:span></text:p></table:table-cell></table:table-row><table:table-row table:style-name="Table27.R9"><table:table-cell table:style-name="Table27.Cell25"><text:p text:style-name="P3471"/></table:table-cell><table:table-cell table:style-name="Table27.Cell26"><text:p text:style-name="P2269"><text:span text:style-name="CharStyle7">6. Toboh</text:span></text:p></table:table-cell><table:table-cell table:style-name="Table27.Cell27"><text:p text:style-name="P3233"><text:span text:style-name="CharStyle7">1,786</text:span></text:p></table:table-cell></table:table-row><table:table-row table:style-name="Table27.R10"><table:table-cell table:style-name="Table27.Cell28"><text:p text:style-name="P3471"/></table:table-cell><table:table-cell table:style-name="Table27.Cell29"><text:p text:style-name="P2050"><text:span text:style-name="CharStyle7">7. Kaingaran</text:span></text:p></table:table-cell><table:table-cell table:style-name="Table27.Cell30"><text:p text:style-name="P941"><text:span text:style-name="CharStyle7">346</text:span></text:p></table:table-cell></table:table-row><table:table-row table:style-name="Table27.R11"><table:table-cell table:style-name="Table27.Cell31"><text:p text:style-name="P3471"/></table:table-cell><table:table-cell table:style-name="Table27.Cell32"><text:p text:style-name="P1821"><text:span text:style-name="CharStyle7">8. Tambunan Bandar</text:span></text:p></table:table-cell><table:table-cell table:style-name="Table27.Cell33"><text:p text:style-name="P3178"><text:span text:style-name="CharStyle7">3,047</text:span></text:p></table:table-cell></table:table-row><table:table-row table:style-name="Table27.R12"><table:table-cell table:style-name="Table27.Cell34"><text:p text:style-name="P3471"/></table:table-cell><table:table-cell table:style-name="Table27.Cell35"><text:p text:style-name="P1614"><text:span text:style-name="CharStyle7">9. Lubong</text:span></text:p></table:table-cell><table:table-cell table:style-name="Table27.Cell36"><text:p text:style-name="P2250"><text:span text:style-name="CharStyle7">2,040</text:span></text:p></table:table-cell></table:table-row><table:table-row table:style-name="Table27.R13"><table:table-cell table:style-name="Table27.Cell37"><text:p text:style-name="P3471"/></table:table-cell><table:table-cell table:style-name="Table27.Cell38"><text:p text:style-name="P2811"><text:span text:style-name="CharStyle7">10. Nambayan</text:span></text:p></table:table-cell><table:table-cell table:style-name="Table27.Cell39"><text:p text:style-name="P2720"><text:span text:style-name="CharStyle7">134</text:span></text:p></table:table-cell></table:table-row><table:table-row table:style-name="Table27.R14"><table:table-cell table:style-name="Table27.Cell40"><text:p text:style-name="P3471"/></table:table-cell><table:table-cell table:style-name="Table27.Cell41"><text:p text:style-name="P2550"><text:span text:style-name="CharStyle7">11. Kuala Monsok</text:span></text:p></table:table-cell><table:table-cell table:style-name="Table27.Cell42"><text:p text:style-name="P1442"><text:span text:style-name="CharStyle7">656</text:span></text:p></table:table-cell></table:table-row><table:table-row table:style-name="Table27.R15"><table:table-cell table:style-name="Table27.Cell43"><text:p text:style-name="P3471"/></table:table-cell><table:table-cell table:style-name="Table27.Cell44"><text:p text:style-name="P2349"><text:span text:style-name="CharStyle7">12. Geras</text:span></text:p></table:table-cell><table:table-cell table:style-name="Table27.Cell45"><text:p text:style-name="P1226"><text:span text:style-name="CharStyle7">686</text:span></text:p></table:table-cell></table:table-row><table:table-row table:style-name="Table27.R16"><table:table-cell table:style-name="Table27.Cell46"><text:p text:style-name="P3471"/></table:table-cell><table:table-cell table:style-name="Table27.Cell47"><text:p text:style-name="P2132"><text:span text:style-name="CharStyle7">13. Tiong</text:span></text:p></table:table-cell><table:table-cell table:style-name="Table27.Cell48"><text:p text:style-name="P1033"><text:span text:style-name="CharStyle7">164</text:span></text:p></table:table-cell></table:table-row><table:table-row table:style-name="Table27.R17"><table:table-cell table:style-name="Table27.Cell49"><text:p text:style-name="P3471"/></table:table-cell><table:table-cell table:style-name="Table27.Cell50"><text:p text:style-name="P1917"><text:span text:style-name="CharStyle7">14. Namadan</text:span></text:p></table:table-cell><table:table-cell table:style-name="Table27.Cell51"><text:p text:style-name="P2526"><text:span text:style-name="CharStyle7">243</text:span></text:p></table:table-cell></table:table-row><table:table-row table:style-name="Table27.R18"><table:table-cell table:style-name="Table27.Cell52"><text:p text:style-name="P3471"/></table:table-cell><table:table-cell table:style-name="Table27.Cell53"><text:p text:style-name="P1699"><text:span text:style-name="CharStyle7">15. Monsorulong</text:span></text:p></table:table-cell><table:table-cell table:style-name="Table27.Cell54"><text:p text:style-name="P2317"><text:span text:style-name="CharStyle7">529</text:span></text:p></table:table-cell></table:table-row><table:table-row table:style-name="Table27.R19"><table:table-cell table:style-name="Table27.Cell55"><text:p text:style-name="P3471"/></table:table-cell><table:table-cell table:style-name="Table27.Cell56"><text:p text:style-name="P1622"><text:span text:style-name="CharStyle7">16. Rompon</text:span></text:p></table:table-cell><table:table-cell table:style-name="Table27.Cell57"><text:p text:style-name="P2258"><text:span text:style-name="CharStyle7">329</text:span></text:p><text:p text:style-name="P988"><text:span text:style-name="CharStyle69">13,946</text:span></text:p></table:table-cell></table:table-row><table:table-row table:style-name="Table27.R20"><table:table-cell table:style-name="Table27.Cell58"><text:p text:style-name="P1589"><text:span text:style-name="CharStyle7">N. 40 BINGKOR</text:span></text:p></table:table-cell><table:table-cell table:style-name="Table27.Cell59"><text:p text:style-name="P2216"><text:span text:style-name="CharStyle7">1. Ranggom</text:span></text:p></table:table-cell><table:table-cell table:style-name="Table27.Cell60"><text:p text:style-name="P2935"><text:span text:style-name="CharStyle7">791</text:span></text:p></table:table-cell></table:table-row><table:table-row table:style-name="Table27.R21"><table:table-cell table:style-name="Table27.Cell61"><text:p text:style-name="P3471"/></table:table-cell><table:table-cell table:style-name="Table27.Cell62"><text:p text:style-name="P3165"><text:span text:style-name="CharStyle7">2. Apin-Apin</text:span></text:p></table:table-cell><table:table-cell table:style-name="Table27.Cell63"><text:p text:style-name="P3167"><text:span text:style-name="CharStyle7">1,343</text:span></text:p></table:table-cell></table:table-row><table:table-row table:style-name="Table27.R22"><table:table-cell table:style-name="Table27.Cell64"><text:p text:style-name="P3471"/></table:table-cell><table:table-cell table:style-name="Table27.Cell65"><text:p text:style-name="P1775"><text:span text:style-name="CharStyle7">3. Marampong</text:span></text:p></table:table-cell><table:table-cell table:style-name="Table27.Cell66"><text:p text:style-name="P1654"><text:span text:style-name="CharStyle7">1,529</text:span></text:p></table:table-cell></table:table-row></table:table><text:p text:style-name="P3037"><text:span text:style-name="CharStyle116">39</text:span></text:p></draw:text-box></draw:frame></text:p>
        <text:p text:style-name="P489"/>
      </text:section>
      <text:section text:style-name="Sect35" text:name="Section35">
        <text:p text:style-name="P3570"><draw:frame draw:style-name="fr133" svg:x="10.255cm" svg:y="15.157cm" svg:width="0.466cm" fo:min-height="0.437cm" text:anchor-type="paragraph"><draw:text-box><text:p text:style-name="P1416"><text:page-number/></text:p></draw:text-box></draw:frame><draw:frame draw:style-name="fr134" svg:x="16.977cm" svg:y="0.000cm" svg:width="1.372cm" fo:min-height="0.482cm" text:anchor-type="paragraph"><draw:text-box><text:p text:style-name="P2123"><text:span text:style-name="CharStyle111">15,803</text:span></text:p></draw:text-box></draw:frame><draw:frame draw:style-name="fr135" svg:x="16.977cm" svg:y="12.005cm" svg:width="1.372cm" fo:min-height="0.473cm" text:anchor-type="paragraph"><draw:text-box><text:p text:style-name="P1516"><text:span text:style-name="CharStyle86">14,472</text:span></text:p></draw:text-box></draw:frame></text:p>
        <text:p text:style-name="P491"/>
        <text:p text:style-name="P492"/>
        <text:p text:style-name="P493"/>
        <text:p text:style-name="P494"/>
        <text:p text:style-name="P495"/>
        <text:p text:style-name="P496"/>
        <text:p text:style-name="P497"/>
        <text:p text:style-name="P498"/>
        <text:p text:style-name="P499"/>
        <text:p text:style-name="P500"/>
        <text:p text:style-name="P501"/>
        <text:p text:style-name="P502"/>
        <text:p text:style-name="P503"/>
        <text:p text:style-name="P504"/>
        <text:p text:style-name="P505"/>
        <text:p text:style-name="P506"/>
        <text:p text:style-name="P507"/>
        <text:p text:style-name="P508"/>
        <text:p text:style-name="P509"/>
        <text:p text:style-name="P510"/>
        <text:p text:style-name="P511"/>
        <text:p text:style-name="P512"/>
        <text:p text:style-name="P513"/>
        <text:p text:style-name="P514"/>
      </text:section>
      <text:section text:style-name="Sect36" text:name="Section36">
        <text:h text:outline-level="1" text:style-name="P3571"><text:bookmark-start text:name="bookmark17"/><text:span text:style-name="CharStyle117">(1) (2)</text:span><text:bookmark-end text:name="bookmark17"/></text:h>
        <text:p text:style-name="P3304"><text:span text:style-name="CharStyle7">Bahagian Pilihan Raya<text:tab/>Daerah<text:tab/>Mengundi</text:span></text:p>
        <text:p text:style-name="P1485"><text:span text:style-name="CharStyle107">Negeri<text:line-break/></text:span><text:span text:style-name="CharStyle32">State Constituency</text:span></text:p>
        <text:p text:style-name="P516"><draw:frame draw:style-name="fr139" svg:x="0.000cm" svg:y="0.965cm" svg:width="15.688cm" fo:min-height="2.201cm" text:anchor-type="paragraph"><draw:text-box><table:table table:style-name="Table28"><table:table-column table:style-name="Table28.C1"/><table:table-column table:style-name="Table28.C2"/><table:table-row table:style-name="Table28.R1"><table:table-cell table:style-name="Table28.Cell1"><text:p text:style-name="P1587"><text:span text:style-name="CharStyle7">Jumlah Bilangan Pemilih dalam Bahagian Pilihan Raya<text:line-break/>Persekutuan P. 180 Keningau:</text:span></text:p><text:p text:style-name="P2039"><text:span text:style-name="CharStyle8">Total Number of Electors in the Federal Constituency of<text:line-break/>P. 180 Keningau:</text:span></text:p></table:table-cell><table:table-cell table:style-name="Table28.Cell2"><text:p text:style-name="P1790"><text:span text:style-name="CharStyle7">44,221</text:span></text:p></table:table-cell></table:table-row></table:table></draw:text-box></draw:frame><draw:frame draw:style-name="fr137" svg:x="6.622cm" svg:y="-0.042cm" svg:width="2.760cm" fo:min-height="0.533cm" text:anchor-type="paragraph"><draw:text-box><text:p text:style-name="P2274"><text:span text:style-name="CharStyle25">Polling District</text:span></text:p></draw:text-box></draw:frame><draw:frame draw:style-name="fr138" svg:x="12.005cm" svg:y="-0.042cm" svg:width="3.471cm" fo:min-height="0.533cm" text:anchor-type="paragraph"><draw:text-box><text:p text:style-name="P3467"><text:span text:style-name="CharStyle25">Number of Electors</text:span></text:p></draw:text-box></draw:frame></text:p>
        <text:p text:style-name="P2489"><text:span text:style-name="CharStyle18">41</text:span></text:p>
      </text:section>
      <text:section text:style-name="Sect37" text:name="Section37">
        <text:p text:style-name="P3572"><draw:frame draw:style-name="fr140" svg:x="0.000cm" svg:y="0.000cm" svg:width="15.688cm" fo:min-height="0.002cm" text:anchor-type="paragraph"><draw:text-box><table:table table:style-name="Table29"><table:table-column table:style-name="Table29.C1"/><table:table-column table:style-name="Table29.C2"/><table:table-column table:style-name="Table29.C3"/><table:table-column table:style-name="Table29.C4"/><table:table-row table:style-name="Table29.R1"><table:table-cell table:style-name="Table29.Cell1"><text:p text:style-name="P1756"><text:span text:style-name="CharStyle7">(1)</text:span></text:p></table:table-cell><table:table-cell table:style-name="Table29.Cell2"><text:p text:style-name="P3471"/></table:table-cell><table:table-cell table:style-name="Table29.Cell3"><text:p text:style-name="P1408"><text:span text:style-name="CharStyle7">(2)</text:span></text:p></table:table-cell><table:table-cell table:style-name="Table29.Cell4"><text:p text:style-name="P2636"><text:span text:style-name="CharStyle7">(3)</text:span></text:p></table:table-cell></table:table-row><table:table-row table:style-name="Table29.R2"><table:table-cell table:style-name="Table29.Cell5"><text:p text:style-name="P2943"><text:span text:style-name="CharStyle7">Bahagian Pilihan Raya</text:span></text:p></table:table-cell><table:table-cell table:style-name="Table29.Cell6" table:number-columns-spanned="2"><text:p text:style-name="P2947"><text:span text:style-name="CharStyle7">Daerah Mengundi</text:span></text:p></table:table-cell><table:table-cell table:style-name="Table29.Cell7"><text:p text:style-name="P1531"><text:span text:style-name="CharStyle7">Bilangan Pemilih</text:span></text:p></table:table-cell></table:table-row><table:table-row table:style-name="Table29.R3"><table:table-cell table:style-name="Table29.Cell8"><text:p text:style-name="P2157"><text:span text:style-name="CharStyle7">Negeri</text:span></text:p></table:table-cell><table:table-cell table:style-name="Table29.Cell9"><text:p text:style-name="P3471"/></table:table-cell><table:table-cell table:style-name="Table29.Cell10"><text:p text:style-name="P3471"/></table:table-cell><table:table-cell table:style-name="Table29.Cell11"><text:p text:style-name="P3471"/></table:table-cell></table:table-row><table:table-row table:style-name="Table29.R4"><table:table-cell table:style-name="Table29.Cell12"><text:p text:style-name="P1016"><text:span text:style-name="CharStyle8">State Constituency</text:span></text:p></table:table-cell><table:table-cell table:style-name="Table29.Cell13"><text:p text:style-name="P3471"/></table:table-cell><table:table-cell table:style-name="Table29.Cell14"><text:p text:style-name="P1539"><text:span text:style-name="CharStyle8">Polling District</text:span></text:p></table:table-cell><table:table-cell table:style-name="Table29.Cell15"><text:p text:style-name="P2168"><text:span text:style-name="CharStyle8">Number of Electors</text:span></text:p></table:table-cell></table:table-row><table:table-row table:style-name="Table29.R5"><table:table-cell table:style-name="Table29.Cell16"><text:p text:style-name="P1971"><text:span text:style-name="CharStyle7">N. 42 MELALAP</text:span></text:p></table:table-cell><table:table-cell table:style-name="Table29.Cell17"><text:p text:style-name="P953"><text:span text:style-name="CharStyle7">1.</text:span></text:p></table:table-cell><table:table-cell table:style-name="Table29.Cell18"><text:p text:style-name="P2949"><text:span text:style-name="CharStyle7">Pamilaan</text:span></text:p></table:table-cell><table:table-cell table:style-name="Table29.Cell19"><text:p text:style-name="P1577"><text:span text:style-name="CharStyle7">784</text:span></text:p></table:table-cell></table:table-row><table:table-row table:style-name="Table29.R6"><table:table-cell table:style-name="Table29.Cell20"><text:p text:style-name="P3471"/></table:table-cell><table:table-cell table:style-name="Table29.Cell21"><text:p text:style-name="P2463"><text:span text:style-name="CharStyle7">2.</text:span></text:p></table:table-cell><table:table-cell table:style-name="Table29.Cell22"><text:p text:style-name="P3258"><text:span text:style-name="CharStyle7">Melalap</text:span></text:p></table:table-cell><table:table-cell table:style-name="Table29.Cell23"><text:p text:style-name="P2847"><text:span text:style-name="CharStyle7">1,819</text:span></text:p></table:table-cell></table:table-row><table:table-row table:style-name="Table29.R7"><table:table-cell table:style-name="Table29.Cell24"><text:p text:style-name="P3471"/></table:table-cell><table:table-cell table:style-name="Table29.Cell25"><text:p text:style-name="P2733"><text:span text:style-name="CharStyle7">3.</text:span></text:p></table:table-cell><table:table-cell table:style-name="Table29.Cell26"><text:p text:style-name="P2953"><text:span text:style-name="CharStyle7">Lagud</text:span></text:p></table:table-cell><table:table-cell table:style-name="Table29.Cell27"><text:p text:style-name="P2315"><text:span text:style-name="CharStyle7">1,545</text:span></text:p></table:table-cell></table:table-row><table:table-row table:style-name="Table29.R8"><table:table-cell table:style-name="Table29.Cell28"><text:p text:style-name="P3471"/></table:table-cell><table:table-cell table:style-name="Table29.Cell29"><text:p text:style-name="P1579"><text:span text:style-name="CharStyle7">4.</text:span></text:p></table:table-cell><table:table-cell table:style-name="Table29.Cell30"><text:p text:style-name="P2203"><text:span text:style-name="CharStyle7">Kalang</text:span></text:p></table:table-cell><table:table-cell table:style-name="Table29.Cell31"><text:p text:style-name="P1122"><text:span text:style-name="CharStyle7">1,738</text:span></text:p></table:table-cell></table:table-row><table:table-row table:style-name="Table29.R9"><table:table-cell table:style-name="Table29.Cell32"><text:p text:style-name="P3471"/></table:table-cell><table:table-cell table:style-name="Table29.Cell33"><text:p text:style-name="P2008"><text:span text:style-name="CharStyle7">5.</text:span></text:p></table:table-cell><table:table-cell table:style-name="Table29.Cell34"><text:p text:style-name="P3320"><text:span text:style-name="CharStyle7">Tenom Utara</text:span></text:p></table:table-cell><table:table-cell table:style-name="Table29.Cell35"><text:p text:style-name="P1509"><text:span text:style-name="CharStyle7">826</text:span></text:p></table:table-cell></table:table-row><table:table-row table:style-name="Table29.R10"><table:table-cell table:style-name="Table29.Cell36"><text:p text:style-name="P3471"/></table:table-cell><table:table-cell table:style-name="Table29.Cell37"><text:p text:style-name="P1074"><text:span text:style-name="CharStyle7">6.</text:span></text:p></table:table-cell><table:table-cell table:style-name="Table29.Cell38"><text:p text:style-name="P3123"><text:span text:style-name="CharStyle7">Tenom Selatan</text:span></text:p></table:table-cell><table:table-cell table:style-name="Table29.Cell39"><text:p text:style-name="P3125"><text:span text:style-name="CharStyle7">1,768</text:span></text:p></table:table-cell></table:table-row><table:table-row table:style-name="Table29.R11"><table:table-cell table:style-name="Table29.Cell40"><text:p text:style-name="P3471"/></table:table-cell><table:table-cell table:style-name="Table29.Cell41"><text:p text:style-name="P1180"><text:span text:style-name="CharStyle7">7.</text:span></text:p></table:table-cell><table:table-cell table:style-name="Table29.Cell42"><text:p text:style-name="P1791"><text:span text:style-name="CharStyle7">Saga</text:span></text:p></table:table-cell><table:table-cell table:style-name="Table29.Cell43"><text:p text:style-name="P2955"><text:span text:style-name="CharStyle7">894</text:span></text:p></table:table-cell></table:table-row><table:table-row table:style-name="Table29.R12"><table:table-cell table:style-name="Table29.Cell44"><text:p text:style-name="P3471"/></table:table-cell><table:table-cell table:style-name="Table29.Cell45"><text:p text:style-name="P1584"><text:span text:style-name="CharStyle7">8.</text:span></text:p></table:table-cell><table:table-cell table:style-name="Table29.Cell46"><text:p text:style-name="P2209"><text:span text:style-name="CharStyle7">Mandalom</text:span></text:p></table:table-cell><table:table-cell table:style-name="Table29.Cell47"><text:p text:style-name="P1102"><text:span text:style-name="CharStyle7">1,858</text:span></text:p></table:table-cell></table:table-row><table:table-row table:style-name="Table29.R13"><table:table-cell table:style-name="Table29.Cell48"><text:p text:style-name="P3471"/></table:table-cell><table:table-cell table:style-name="Table29.Cell49"><text:p text:style-name="P1992"><text:span text:style-name="CharStyle7">9.</text:span></text:p></table:table-cell><table:table-cell table:style-name="Table29.Cell50"><text:p text:style-name="P2603"><text:span text:style-name="CharStyle7">Pangi</text:span></text:p></table:table-cell><table:table-cell table:style-name="Table29.Cell51"><text:p text:style-name="P2114"><text:span text:style-name="CharStyle7">264</text:span></text:p></table:table-cell></table:table-row><table:table-row table:style-name="Table29.R14"><table:table-cell table:style-name="Table29.Cell52"><text:p text:style-name="P3471"/></table:table-cell><table:table-cell table:style-name="Table29.Cell53"><text:p text:style-name="P2487"><text:span text:style-name="CharStyle7">10</text:span></text:p></table:table-cell><table:table-cell table:style-name="Table29.Cell54"><text:p text:style-name="P2960"><text:span text:style-name="CharStyle7">. Paguokon</text:span></text:p></table:table-cell><table:table-cell table:style-name="Table29.Cell55"><text:p text:style-name="P3252"><text:span text:style-name="CharStyle7">592</text:span></text:p></table:table-cell></table:table-row><table:table-row table:style-name="Table29.R15"><table:table-cell table:style-name="Table29.Cell56"><text:p text:style-name="P3471"/></table:table-cell><table:table-cell table:style-name="Table29.Cell57"><text:p text:style-name="P3471"/></table:table-cell><table:table-cell table:style-name="Table29.Cell58"><text:p text:style-name="P3471"/></table:table-cell><table:table-cell table:style-name="Table29.Cell59"><text:p text:style-name="P2401"><text:span text:style-name="CharStyle7">12,088</text:span></text:p></table:table-cell></table:table-row><table:table-row table:style-name="Table29.R16"><table:table-cell table:style-name="Table29.Cell60"><text:p text:style-name="P1281"><text:span text:style-name="CharStyle7">N. 43 KEMABONG</text:span></text:p></table:table-cell><table:table-cell table:style-name="Table29.Cell61"><text:p text:style-name="P1910"><text:span text:style-name="CharStyle7">1.</text:span></text:p></table:table-cell><table:table-cell table:style-name="Table29.Cell62"><text:p text:style-name="P3161"><text:span text:style-name="CharStyle7">Chinta Mata</text:span></text:p></table:table-cell><table:table-cell table:style-name="Table29.Cell63"><text:p text:style-name="P3163"><text:span text:style-name="CharStyle7">1,430</text:span></text:p></table:table-cell></table:table-row><table:table-row table:style-name="Table29.R17"><table:table-cell table:style-name="Table29.Cell64"><text:p text:style-name="P3471"/></table:table-cell><table:table-cell table:style-name="Table29.Cell65"><text:p text:style-name="P1039"><text:span text:style-name="CharStyle7">2.</text:span></text:p></table:table-cell><table:table-cell table:style-name="Table29.Cell66"><text:p text:style-name="P1649"><text:span text:style-name="CharStyle7">Sapong</text:span></text:p></table:table-cell><table:table-cell table:style-name="Table29.Cell67"><text:p text:style-name="P2690"><text:span text:style-name="CharStyle7">1,205</text:span></text:p></table:table-cell></table:table-row><table:table-row table:style-name="Table29.R18"><table:table-cell table:style-name="Table29.Cell68"><text:p text:style-name="P3471"/></table:table-cell><table:table-cell table:style-name="Table29.Cell69"><text:p text:style-name="P3357"><text:span text:style-name="CharStyle7">3.</text:span></text:p></table:table-cell><table:table-cell table:style-name="Table29.Cell70"><text:p text:style-name="P3359"><text:span text:style-name="CharStyle7">Mansasoh</text:span></text:p></table:table-cell><table:table-cell table:style-name="Table29.Cell71"><text:p text:style-name="P3221"><text:span text:style-name="CharStyle7">532</text:span></text:p></table:table-cell></table:table-row><table:table-row table:style-name="Table29.R19"><table:table-cell table:style-name="Table29.Cell72"><text:p text:style-name="P3471"/></table:table-cell><table:table-cell table:style-name="Table29.Cell73"><text:p text:style-name="P1840"><text:span text:style-name="CharStyle7">4.</text:span></text:p></table:table-cell><table:table-cell table:style-name="Table29.Cell74"><text:p text:style-name="P3063"><text:span text:style-name="CharStyle7">Enubai</text:span></text:p></table:table-cell><table:table-cell table:style-name="Table29.Cell75"><text:p text:style-name="P2969"><text:span text:style-name="CharStyle7">855</text:span></text:p></table:table-cell></table:table-row><table:table-row table:style-name="Table29.R20"><table:table-cell table:style-name="Table29.Cell76"><text:p text:style-name="P3471"/></table:table-cell><table:table-cell table:style-name="Table29.Cell77"><text:p text:style-name="P2267"><text:span text:style-name="CharStyle7">5.</text:span></text:p></table:table-cell><table:table-cell table:style-name="Table29.Cell78"><text:p text:style-name="P1152"><text:span text:style-name="CharStyle7">Paal</text:span></text:p></table:table-cell><table:table-cell table:style-name="Table29.Cell79"><text:p text:style-name="P2922"><text:span text:style-name="CharStyle7">1,767</text:span></text:p></table:table-cell></table:table-row><table:table-row table:style-name="Table29.R21"><table:table-cell table:style-name="Table29.Cell80"><text:p text:style-name="P3471"/></table:table-cell><table:table-cell table:style-name="Table29.Cell81"><text:p text:style-name="P2336"><text:span text:style-name="CharStyle7">6.</text:span></text:p></table:table-cell><table:table-cell table:style-name="Table29.Cell82"><text:p text:style-name="P2584"><text:span text:style-name="CharStyle7">Baru Jumpa</text:span></text:p></table:table-cell><table:table-cell table:style-name="Table29.Cell83"><text:p text:style-name="P2658"><text:span text:style-name="CharStyle7">800</text:span></text:p></table:table-cell></table:table-row><table:table-row table:style-name="Table29.R22"><table:table-cell table:style-name="Table29.Cell84"><text:p text:style-name="P3471"/></table:table-cell><table:table-cell table:style-name="Table29.Cell85"><text:p text:style-name="P1196"><text:span text:style-name="CharStyle7">7.</text:span></text:p></table:table-cell><table:table-cell table:style-name="Table29.Cell86"><text:p text:style-name="P1816"><text:span text:style-name="CharStyle7">Kemabong</text:span></text:p></table:table-cell><table:table-cell table:style-name="Table29.Cell87"><text:p text:style-name="P1355"><text:span text:style-name="CharStyle7">2,535</text:span></text:p></table:table-cell></table:table-row><table:table-row table:style-name="Table29.R23"><table:table-cell table:style-name="Table29.Cell88"><text:p text:style-name="P3471"/></table:table-cell><table:table-cell table:style-name="Table29.Cell89"><text:p text:style-name="P2273"><text:span text:style-name="CharStyle7">8.</text:span></text:p></table:table-cell><table:table-cell table:style-name="Table29.Cell90"><text:p text:style-name="P1162"><text:span text:style-name="CharStyle7">Tomani</text:span></text:p></table:table-cell><table:table-cell table:style-name="Table29.Cell91"><text:p text:style-name="P2971"><text:span text:style-name="CharStyle7">2,253</text:span></text:p></table:table-cell></table:table-row><table:table-row table:style-name="Table29.R24"><table:table-cell table:style-name="Table29.Cell92"><text:p text:style-name="P3471"/></table:table-cell><table:table-cell table:style-name="Table29.Cell93"><text:p text:style-name="P1155"><text:span text:style-name="CharStyle7">9.</text:span></text:p></table:table-cell><table:table-cell table:style-name="Table29.Cell94"><text:p text:style-name="P1759"><text:span text:style-name="CharStyle7">Rundum</text:span></text:p></table:table-cell><table:table-cell table:style-name="Table29.Cell95"><text:p text:style-name="P2389"><text:span text:style-name="CharStyle7">171</text:span></text:p></table:table-cell></table:table-row></table:table><text:p text:style-name="P1900"><text:span text:style-name="CharStyle116">42</text:span></text:p></draw:text-box></draw:frame></text:p>
        <text:p text:style-name="P519"/>
      </text:section>
      <text:section text:style-name="Sect38" text:name="Section38">
        <text:p text:style-name="P3573"><draw:frame draw:style-name="fr147" svg:x="2.748cm" svg:y="1.254cm" svg:width="3.734cm" fo:min-height="1.522cm" text:anchor-type="paragraph"><draw:text-box><text:p text:style-name="P2364"><text:span text:style-name="CharStyle61">Negeri<text:line-break/></text:span><text:span text:style-name="CharStyle62">State Constituency</text:span></text:p></draw:text-box></draw:frame><draw:frame draw:style-name="fr148" svg:x="9.294cm" svg:y="2.193cm" svg:width="2.760cm" fo:min-height="0.533cm" text:anchor-type="paragraph"><draw:text-box><text:p text:style-name="P2905"><text:span text:style-name="CharStyle62">Polling District</text:span></text:p></draw:text-box></draw:frame><draw:frame draw:style-name="fr149" svg:x="14.855cm" svg:y="0.000cm" svg:width="3.124cm" fo:min-height="1.228cm" text:anchor-type="paragraph"><draw:text-box><text:h text:outline-level="1" text:style-name="P2813"><text:bookmark-start text:name="bookmark18"/><text:span text:style-name="CharStyle47">(3)</text:span><text:bookmark-end text:name="bookmark18"/></text:h><text:p text:style-name="P1317"><text:span text:style-name="CharStyle33">Bilangan Pemilih</text:span></text:p></draw:text-box></draw:frame><draw:frame draw:style-name="fr150" svg:x="14.677cm" svg:y="2.193cm" svg:width="3.471cm" fo:min-height="0.533cm" text:anchor-type="paragraph"><draw:text-box><text:p text:style-name="P1797"><text:span text:style-name="CharStyle62">Number of Electors</text:span></text:p></draw:text-box></draw:frame><draw:frame draw:style-name="fr146" svg:x="8.777cm" svg:y="4.198cm" svg:width="9.601cm" fo:min-height="1.448cm" text:anchor-type="paragraph"><draw:text-box><table:table table:style-name="Table30"><table:table-column table:style-name="Table30.C1"/><table:table-column table:style-name="Table30.C2"/><table:table-column table:style-name="Table30.C3"/><table:table-row table:style-name="Table30.R1"><table:table-cell table:style-name="Table30.Cell1"><text:p text:style-name="P1835"><text:span text:style-name="CharStyle7">11.</text:span></text:p></table:table-cell><table:table-cell table:style-name="Table30.Cell2"><text:p text:style-name="P2453"><text:span text:style-name="CharStyle7">Katuboh</text:span></text:p></table:table-cell><table:table-cell table:style-name="Table30.Cell3"><text:p text:style-name="P3408"><text:span text:style-name="CharStyle7">123</text:span></text:p></table:table-cell></table:table-row><table:table-row table:style-name="Table30.R2"><table:table-cell table:style-name="Table30.Cell4"><text:p text:style-name="P2158"><text:span text:style-name="CharStyle7">12.</text:span></text:p></table:table-cell><table:table-cell table:style-name="Table30.Cell5"><text:p text:style-name="P1058"><text:span text:style-name="CharStyle7">Ulu Tomani</text:span></text:p></table:table-cell><table:table-cell table:style-name="Table30.Cell6"><text:p text:style-name="P1669"><text:span text:style-name="CharStyle7">1,416</text:span></text:p></table:table-cell></table:table-row></table:table></draw:text-box></draw:frame><draw:frame draw:style-name="fr143" svg:x="8.777cm" svg:y="3.200cm" svg:width="2.083cm" fo:min-height="0.490cm" text:anchor-type="paragraph"><draw:text-box><text:p text:style-name="P2743"><text:span text:style-name="CharStyle84">10. Kapulu</text:span></text:p></draw:text-box></draw:frame><draw:frame draw:style-name="fr144" svg:x="17.634cm" svg:y="3.200cm" svg:width="0.753cm" fo:min-height="0.482cm" text:anchor-type="paragraph"><draw:text-box><text:p text:style-name="P3047"><text:span text:style-name="CharStyle84">134</text:span></text:p></draw:text-box></draw:frame><draw:frame draw:style-name="fr145" svg:x="16.981cm" svg:y="6.197cm" svg:width="1.379cm" fo:min-height="0.473cm" text:anchor-type="paragraph"><draw:text-box><text:p text:style-name="P1651"><text:span text:style-name="CharStyle35">13,221</text:span></text:p></draw:text-box></draw:frame><draw:frame draw:style-name="fr151" svg:x="2.672cm" svg:y="7.616cm" svg:width="15.697cm" fo:min-height="2.378cm" text:anchor-type="paragraph"><draw:text-box><text:p text:style-name="P2506"><text:span text:style-name="CharStyle33">Jumlah Bilangan Pemilih dalam Bahagian Pilihan Raya<text:tab/>25,309</text:span></text:p><text:p text:style-name="P3254"><text:span text:style-name="CharStyle33">Persekutuan P. 181 Tenom:</text:span></text:p><text:p text:style-name="P2417"><text:span text:style-name="CharStyle62">Total Number of Electors in the Federal Constituency of<text:line-break/>P. 181 Tenom:</text:span></text:p></draw:text-box></draw:frame><draw:frame draw:style-name="fr152" svg:x="10.259cm" svg:y="26.337cm" svg:width="0.457cm" fo:min-height="0.455cm" text:anchor-type="paragraph"><draw:text-box><text:p text:style-name="P1877"><text:span text:style-name="CharStyle63">43</text:span></text:p></draw:text-box></draw:frame></text:p>
        <text:p text:style-name="P522"/>
        <text:p text:style-name="P523"/>
        <text:p text:style-name="P524"/>
        <text:p text:style-name="P525"/>
        <text:p text:style-name="P526"/>
        <text:p text:style-name="P527"/>
        <text:p text:style-name="P528"/>
        <text:p text:style-name="P529"/>
        <text:p text:style-name="P530"/>
        <text:p text:style-name="P531"/>
        <text:p text:style-name="P532"/>
        <text:p text:style-name="P533"/>
        <text:p text:style-name="P534"/>
        <text:p text:style-name="P535"/>
        <text:p text:style-name="P536"/>
        <text:p text:style-name="P537"/>
        <text:p text:style-name="P538"/>
        <text:p text:style-name="P539"/>
        <text:p text:style-name="P540"/>
        <text:p text:style-name="P541"/>
        <text:p text:style-name="P542"/>
        <text:p text:style-name="P543"/>
        <text:p text:style-name="P544"/>
        <text:p text:style-name="P545"/>
        <text:p text:style-name="P546"/>
        <text:p text:style-name="P547"/>
        <text:p text:style-name="P548"/>
        <text:p text:style-name="P549"/>
        <text:p text:style-name="P550"/>
        <text:p text:style-name="P551"/>
        <text:p text:style-name="P552"/>
        <text:p text:style-name="P553"/>
        <text:p text:style-name="P554"/>
        <text:p text:style-name="P555"/>
        <text:p text:style-name="P556"/>
        <text:p text:style-name="P557"/>
        <text:p text:style-name="P558"/>
        <text:p text:style-name="P559"/>
        <text:p text:style-name="P560"/>
      </text:section>
      <text:section text:style-name="Sect39" text:name="Section39">
        <text:h text:outline-level="1" text:style-name="P3574"><text:bookmark-start text:name="bookmark19"/><text:span text:style-name="CharStyle117">(1) (2)</text:span><text:bookmark-end text:name="bookmark19"/></text:h>
        <text:p text:style-name="P2107"><text:span text:style-name="CharStyle7">Bahagian Pilihan Raya<text:tab/>Daerah<text:tab/>Mengundi</text:span></text:p>
        <text:p text:style-name="P3029"><draw:frame draw:style-name="fr159" svg:x="2.750cm" svg:y="1.609cm" fo:min-width="2.252cm" fo:min-height="0.526cm" text:anchor-type="paragraph"><draw:text-box><text:p text:style-name="P968"><text:span text:style-name="CharStyle33">N. 44 TULID</text:span></text:p></draw:text-box></draw:frame><draw:frame draw:style-name="fr160" svg:x="2.750cm" svg:y="12.607cm" fo:min-width="2.141cm" fo:min-height="0.524cm" text:anchor-type="paragraph"><draw:text-box><text:p text:style-name="P2917"><text:span text:style-name="CharStyle33">N. 45 SOOK</text:span></text:p></draw:text-box></draw:frame><draw:frame draw:style-name="fr153" svg:x="8.804cm" svg:y="0.686cm" svg:width="9.627cm" fo:min-height="0.002cm" text:anchor-type="paragraph"><draw:text-box><text:p text:style-name="P1236"><text:span text:style-name="CharStyle48">Polling District</text:span></text:p><text:p text:style-name="P1521"><text:span text:style-name="CharStyle48">Number of Electors</text:span></text:p><table:table table:style-name="Table31"><table:table-column table:style-name="Table31.C1"/><table:table-column table:style-name="Table31.C2"/><table:table-column table:style-name="Table31.C3"/><table:table-row table:style-name="Table31.R1"><table:table-cell table:style-name="Table31.Cell1"><text:p text:style-name="P2704"><text:span text:style-name="CharStyle7">1.</text:span></text:p></table:table-cell><table:table-cell table:style-name="Table31.Cell2"><text:p text:style-name="P2517"><text:span text:style-name="CharStyle7">Sinulihan</text:span></text:p></table:table-cell><table:table-cell table:style-name="Table31.Cell3"><text:p text:style-name="P1615"><text:span text:style-name="CharStyle7">939</text:span></text:p></table:table-cell></table:table-row><table:table-row table:style-name="Table31.R2"><table:table-cell table:style-name="Table31.Cell4"><text:p text:style-name="P3368"><text:span text:style-name="CharStyle7">2.</text:span></text:p></table:table-cell><table:table-cell table:style-name="Table31.Cell5"><text:p text:style-name="P1729"><text:span text:style-name="CharStyle7">Mansiat</text:span></text:p></table:table-cell><table:table-cell table:style-name="Table31.Cell6"><text:p text:style-name="P948"><text:span text:style-name="CharStyle7">989</text:span></text:p></table:table-cell></table:table-row><table:table-row table:style-name="Table31.R3"><table:table-cell table:style-name="Table31.Cell7"><text:p text:style-name="P2700"><text:span text:style-name="CharStyle7">3.</text:span></text:p></table:table-cell><table:table-cell table:style-name="Table31.Cell8"><text:p text:style-name="P2251"><text:span text:style-name="CharStyle7">Tulid</text:span></text:p></table:table-cell><table:table-cell table:style-name="Table31.Cell9"><text:p text:style-name="P3096"><text:span text:style-name="CharStyle7">986</text:span></text:p></table:table-cell></table:table-row><table:table-row table:style-name="Table31.R4"><table:table-cell table:style-name="Table31.Cell10"><text:p text:style-name="P2587"><text:span text:style-name="CharStyle7">4.</text:span></text:p></table:table-cell><table:table-cell table:style-name="Table31.Cell11"><text:p text:style-name="P1574"><text:span text:style-name="CharStyle7">Sungoi</text:span></text:p></table:table-cell><table:table-cell table:style-name="Table31.Cell12"><text:p text:style-name="P3083"><text:span text:style-name="CharStyle7">636</text:span></text:p></table:table-cell></table:table-row><table:table-row table:style-name="Table31.R5"><table:table-cell table:style-name="Table31.Cell13"><text:p text:style-name="P2780"><text:span text:style-name="CharStyle7">5.</text:span></text:p></table:table-cell><table:table-cell table:style-name="Table31.Cell14"><text:p text:style-name="P1603"><text:span text:style-name="CharStyle7">Marapok</text:span></text:p></table:table-cell><table:table-cell table:style-name="Table31.Cell15"><text:p text:style-name="P1009"><text:span text:style-name="CharStyle7">1,100</text:span></text:p></table:table-cell></table:table-row><table:table-row table:style-name="Table31.R6"><table:table-cell table:style-name="Table31.Cell16"><text:p text:style-name="P3318"><text:span text:style-name="CharStyle7">6.</text:span></text:p></table:table-cell><table:table-cell table:style-name="Table31.Cell17"><text:p text:style-name="P1908"><text:span text:style-name="CharStyle7">Magatang</text:span></text:p></table:table-cell><table:table-cell table:style-name="Table31.Cell18"><text:p text:style-name="P2982"><text:span text:style-name="CharStyle7">1,210</text:span></text:p></table:table-cell></table:table-row><table:table-row table:style-name="Table31.R7"><table:table-cell table:style-name="Table31.Cell19"><text:p text:style-name="P1057"><text:span text:style-name="CharStyle7">7.</text:span></text:p></table:table-cell><table:table-cell table:style-name="Table31.Cell20"><text:p text:style-name="P2984"><text:span text:style-name="CharStyle7">Menawo</text:span></text:p></table:table-cell><table:table-cell table:style-name="Table31.Cell21"><text:p text:style-name="P1705"><text:span text:style-name="CharStyle7">868</text:span></text:p></table:table-cell></table:table-row><table:table-row table:style-name="Table31.R8"><table:table-cell table:style-name="Table31.Cell22"><text:p text:style-name="P2638"><text:span text:style-name="CharStyle7">8.</text:span></text:p></table:table-cell><table:table-cell table:style-name="Table31.Cell23"><text:p text:style-name="P2632"><text:span text:style-name="CharStyle7">Simbuan</text:span></text:p></table:table-cell><table:table-cell table:style-name="Table31.Cell24"><text:p text:style-name="P2875"><text:span text:style-name="CharStyle7">280</text:span></text:p></table:table-cell></table:table-row><table:table-row table:style-name="Table31.R9"><table:table-cell table:style-name="Table31.Cell25"><text:p text:style-name="P1135"><text:span text:style-name="CharStyle7">9.</text:span></text:p></table:table-cell><table:table-cell table:style-name="Table31.Cell26"><text:p text:style-name="P2367"><text:span text:style-name="CharStyle7">Lanas</text:span></text:p></table:table-cell><table:table-cell table:style-name="Table31.Cell27"><text:p text:style-name="P994"><text:span text:style-name="CharStyle7">556</text:span></text:p></table:table-cell></table:table-row><table:table-row table:style-name="Table31.R10"><table:table-cell table:style-name="Table31.Cell28"><text:p text:style-name="P3471"/></table:table-cell><table:table-cell table:style-name="Table31.Cell29"><text:p text:style-name="P3471"/></table:table-cell><table:table-cell table:style-name="Table31.Cell30"><text:p text:style-name="P1638"><text:span text:style-name="CharStyle69">7,564</text:span></text:p></table:table-cell></table:table-row><table:table-row table:style-name="Table31.R11"><table:table-cell table:style-name="Table31.Cell31"><text:p text:style-name="P2275"><text:span text:style-name="CharStyle7">1.</text:span></text:p></table:table-cell><table:table-cell table:style-name="Table31.Cell32"><text:p text:style-name="P1165"><text:span text:style-name="CharStyle7">Malima</text:span></text:p></table:table-cell><table:table-cell table:style-name="Table31.Cell33"><text:p text:style-name="P1768"><text:span text:style-name="CharStyle7">1,168</text:span></text:p></table:table-cell></table:table-row><table:table-row table:style-name="Table31.R12"><table:table-cell table:style-name="Table31.Cell34"><text:p text:style-name="P2396"><text:span text:style-name="CharStyle7">2.</text:span></text:p></table:table-cell><table:table-cell table:style-name="Table31.Cell35"><text:p text:style-name="P1273"><text:span text:style-name="CharStyle7">Sook</text:span></text:p></table:table-cell><table:table-cell table:style-name="Table31.Cell36"><text:p text:style-name="P1904"><text:span text:style-name="CharStyle7">1,658</text:span></text:p></table:table-cell></table:table-row><table:table-row table:style-name="Table31.R13"><table:table-cell table:style-name="Table31.Cell37"><text:p text:style-name="P1929"><text:span text:style-name="CharStyle7">3.</text:span></text:p></table:table-cell><table:table-cell table:style-name="Table31.Cell38"><text:p text:style-name="P2987"><text:span text:style-name="CharStyle7">Barasanon</text:span></text:p></table:table-cell><table:table-cell table:style-name="Table31.Cell39"><text:p text:style-name="P2753"><text:span text:style-name="CharStyle7">608</text:span></text:p></table:table-cell></table:table-row><table:table-row table:style-name="Table31.R14"><table:table-cell table:style-name="Table31.Cell40"><text:p text:style-name="P1259"><text:span text:style-name="CharStyle7">4.</text:span></text:p></table:table-cell><table:table-cell table:style-name="Table31.Cell41"><text:p text:style-name="P1886"><text:span text:style-name="CharStyle7">Ansip</text:span></text:p></table:table-cell><table:table-cell table:style-name="Table31.Cell42"><text:p text:style-name="P2501"><text:span text:style-name="CharStyle7">2,540</text:span></text:p></table:table-cell></table:table-row><table:table-row table:style-name="Table31.R15"><table:table-cell table:style-name="Table31.Cell43"><text:p text:style-name="P2825"><text:span text:style-name="CharStyle7">5.</text:span></text:p></table:table-cell><table:table-cell table:style-name="Table31.Cell44"><text:p text:style-name="P2670"><text:span text:style-name="CharStyle7">Mambulu</text:span></text:p></table:table-cell><table:table-cell table:style-name="Table31.Cell45"><text:p text:style-name="P2989"><text:span text:style-name="CharStyle7">676</text:span></text:p></table:table-cell></table:table-row><table:table-row table:style-name="Table31.R16"><table:table-cell table:style-name="Table31.Cell46"><text:p text:style-name="P1523"><text:span text:style-name="CharStyle7">6.</text:span></text:p></table:table-cell><table:table-cell table:style-name="Table31.Cell47"><text:p text:style-name="P3061"><text:span text:style-name="CharStyle7">Karamatoi</text:span></text:p></table:table-cell><table:table-cell table:style-name="Table31.Cell48"><text:p text:style-name="P2994"><text:span text:style-name="CharStyle7">379</text:span></text:p></table:table-cell></table:table-row><table:table-row table:style-name="Table31.R17"><table:table-cell table:style-name="Table31.Cell49"><text:p text:style-name="P2699"><text:span text:style-name="CharStyle7">7.</text:span></text:p></table:table-cell><table:table-cell table:style-name="Table31.Cell50"><text:p text:style-name="P2747"><text:span text:style-name="CharStyle7">Dalit</text:span></text:p></table:table-cell><table:table-cell table:style-name="Table31.Cell51"><text:p text:style-name="P2996"><text:span text:style-name="CharStyle7">861</text:span></text:p></table:table-cell></table:table-row><table:table-row table:style-name="Table31.R18"><table:table-cell table:style-name="Table31.Cell52"><text:p text:style-name="P3011"><text:span text:style-name="CharStyle7">8.</text:span></text:p></table:table-cell><table:table-cell table:style-name="Table31.Cell53"><text:p text:style-name="P3013"><text:span text:style-name="CharStyle7">Kalampun</text:span></text:p></table:table-cell><table:table-cell table:style-name="Table31.Cell54"><text:p text:style-name="P1304"><text:span text:style-name="CharStyle7">190</text:span></text:p></table:table-cell></table:table-row><table:table-row table:style-name="Table31.R19"><table:table-cell table:style-name="Table31.Cell55"><text:p text:style-name="P2515"><text:span text:style-name="CharStyle7">9.</text:span></text:p></table:table-cell><table:table-cell table:style-name="Table31.Cell56"><text:p text:style-name="P969"><text:span text:style-name="CharStyle7">Malaing</text:span></text:p></table:table-cell><table:table-cell table:style-name="Table31.Cell57"><text:p text:style-name="P1585"><text:span text:style-name="CharStyle7">161</text:span></text:p></table:table-cell></table:table-row><table:table-row table:style-name="Table31.R20"><table:table-cell table:style-name="Table31.Cell58"><text:p text:style-name="P2211"><text:span text:style-name="CharStyle7">10.</text:span></text:p></table:table-cell><table:table-cell table:style-name="Table31.Cell59"><text:p text:style-name="P1104"><text:span text:style-name="CharStyle7">Lumiri</text:span></text:p></table:table-cell><table:table-cell table:style-name="Table31.Cell60"><text:p text:style-name="P3000"><text:span text:style-name="CharStyle7">109</text:span></text:p></table:table-cell></table:table-row></table:table><text:p text:style-name="P2188"><text:span text:style-name="CharStyle71">44</text:span></text:p></draw:text-box></draw:frame><text:span text:style-name="CharStyle107">Negeri<text:line-break/></text:span><text:span text:style-name="CharStyle32">State Constituency</text:span></text:p>
      </text:section>
      <text:section text:style-name="Sect40" text:name="Section40">
        <text:p text:style-name="P3575"><text:span text:style-name="CharStyle107">Negeri<text:line-break/></text:span><text:span text:style-name="CharStyle32">State Constituency</text:span></text:p>
        <text:p text:style-name="P2163"><draw:frame draw:style-name="fr156" svg:x="8.317cm" svg:y="2.032cm" svg:width="10.015cm" fo:min-height="21.057cm" text:anchor-type="paragraph"><draw:text-box><table:table table:style-name="Table32"><table:table-column table:style-name="Table32.C1"/><table:table-column table:style-name="Table32.C2"/><table:table-row table:style-name="Table32.R1"><table:table-cell table:style-name="Table32.Cell1"><text:p text:style-name="P1005"><text:span text:style-name="CharStyle7">11. Bonor</text:span></text:p></table:table-cell><table:table-cell table:style-name="Table32.Cell2"><text:p text:style-name="P1621"><text:span text:style-name="CharStyle7">163</text:span></text:p></table:table-cell></table:table-row><table:table-row table:style-name="Table32.R2"><table:table-cell table:style-name="Table32.Cell3"><text:p text:style-name="P1378"><text:span text:style-name="CharStyle7">12. Tiulon</text:span></text:p></table:table-cell><table:table-cell table:style-name="Table32.Cell4"><text:p text:style-name="P3002"><text:span text:style-name="CharStyle7">676</text:span></text:p></table:table-cell></table:table-row><table:table-row table:style-name="Table32.R3"><table:table-cell table:style-name="Table32.Cell5"><text:p text:style-name="P3471"/></table:table-cell><table:table-cell table:style-name="Table32.Cell6"><text:p text:style-name="P2703"><text:span text:style-name="CharStyle7">9,189</text:span></text:p></table:table-cell></table:table-row><table:table-row table:style-name="Table32.R4"><table:table-cell table:style-name="Table32.Cell7"><text:p text:style-name="P2706"><text:span text:style-name="CharStyle7">1. Nabawan</text:span></text:p></table:table-cell><table:table-cell table:style-name="Table32.Cell8"><text:p text:style-name="P3004"><text:span text:style-name="CharStyle7">4,304</text:span></text:p></table:table-cell></table:table-row><table:table-row table:style-name="Table32.R5"><table:table-cell table:style-name="Table32.Cell9"><text:p text:style-name="P1412"><text:span text:style-name="CharStyle7">2. Pandewan</text:span></text:p></table:table-cell><table:table-cell table:style-name="Table32.Cell10"><text:p text:style-name="P2667"><text:span text:style-name="CharStyle7">745</text:span></text:p></table:table-cell></table:table-row><table:table-row table:style-name="Table32.R6"><table:table-cell table:style-name="Table32.Cell11"><text:p text:style-name="P2113"><text:span text:style-name="CharStyle7">3. Ponontomon</text:span></text:p></table:table-cell><table:table-cell table:style-name="Table32.Cell12"><text:p text:style-name="P1006"><text:span text:style-name="CharStyle7">329</text:span></text:p></table:table-cell></table:table-row><table:table-row table:style-name="Table32.R7"><table:table-cell table:style-name="Table32.Cell13"><text:p text:style-name="P3006"><text:span text:style-name="CharStyle7">4. Saliu</text:span></text:p></table:table-cell><table:table-cell table:style-name="Table32.Cell14"><text:p text:style-name="P2901"><text:span text:style-name="CharStyle7">177</text:span></text:p></table:table-cell></table:table-row><table:table-row table:style-name="Table32.R8"><table:table-cell table:style-name="Table32.Cell15"><text:p text:style-name="P1248"><text:span text:style-name="CharStyle7">5. Sabinait</text:span></text:p></table:table-cell><table:table-cell table:style-name="Table32.Cell16"><text:p text:style-name="P1875"><text:span text:style-name="CharStyle7">425</text:span></text:p></table:table-cell></table:table-row><table:table-row table:style-name="Table32.R9"><table:table-cell table:style-name="Table32.Cell17"><text:p text:style-name="P1372"><text:span text:style-name="CharStyle7">6. Sapulot</text:span></text:p></table:table-cell><table:table-cell table:style-name="Table32.Cell18"><text:p text:style-name="P2655"><text:span text:style-name="CharStyle7">822</text:span></text:p></table:table-cell></table:table-row><table:table-row table:style-name="Table32.R10"><table:table-cell table:style-name="Table32.Cell19"><text:p text:style-name="P2091"><text:span text:style-name="CharStyle7">7. Tataluan</text:span></text:p></table:table-cell><table:table-cell table:style-name="Table32.Cell20"><text:p text:style-name="P2978"><text:span text:style-name="CharStyle7">459</text:span></text:p></table:table-cell></table:table-row><table:table-row table:style-name="Table32.R11"><table:table-cell table:style-name="Table32.Cell21"><text:p text:style-name="P2355"><text:span text:style-name="CharStyle7">8. Saliku</text:span></text:p></table:table-cell><table:table-cell table:style-name="Table32.Cell22"><text:p text:style-name="P1234"><text:span text:style-name="CharStyle7">229</text:span></text:p></table:table-cell></table:table-row><table:table-row table:style-name="Table32.R12"><table:table-cell table:style-name="Table32.Cell23"><text:p text:style-name="P1859"><text:span text:style-name="CharStyle7">9. Longongon</text:span></text:p></table:table-cell><table:table-cell table:style-name="Table32.Cell24"><text:p text:style-name="P3008"><text:span text:style-name="CharStyle7">786</text:span></text:p></table:table-cell></table:table-row><table:table-row table:style-name="Table32.R13"><table:table-cell table:style-name="Table32.Cell25"><text:p text:style-name="P1212"><text:span text:style-name="CharStyle7">10. Pensiangan</text:span></text:p></table:table-cell><table:table-cell table:style-name="Table32.Cell26"><text:p text:style-name="P1332"><text:span text:style-name="CharStyle7">388</text:span></text:p></table:table-cell></table:table-row><table:table-row table:style-name="Table32.R14"><table:table-cell table:style-name="Table32.Cell27"><text:p text:style-name="P2230"><text:span text:style-name="CharStyle7">11. Sibangali</text:span></text:p></table:table-cell><table:table-cell table:style-name="Table32.Cell28"><text:p text:style-name="P1118"><text:span text:style-name="CharStyle7">237</text:span></text:p></table:table-cell></table:table-row><table:table-row table:style-name="Table32.R15"><table:table-cell table:style-name="Table32.Cell29"><text:p text:style-name="P1091"><text:span text:style-name="CharStyle7">12. Pohon Batu</text:span></text:p></table:table-cell><table:table-cell table:style-name="Table32.Cell30"><text:p text:style-name="P977"><text:span text:style-name="CharStyle7">315</text:span></text:p></table:table-cell></table:table-row><table:table-row table:style-name="Table32.R16"><table:table-cell table:style-name="Table32.Cell31"><text:p text:style-name="P2672"><text:span text:style-name="CharStyle7">13. Salinatan</text:span></text:p></table:table-cell><table:table-cell table:style-name="Table32.Cell32"><text:p text:style-name="P2223"><text:span text:style-name="CharStyle7">230</text:span></text:p></table:table-cell></table:table-row><table:table-row table:style-name="Table32.R17"><table:table-cell table:style-name="Table32.Cell33"><text:p text:style-name="P1112"><text:span text:style-name="CharStyle7">14. Babalitan</text:span></text:p></table:table-cell><table:table-cell table:style-name="Table32.Cell34"><text:p text:style-name="P1719"><text:span text:style-name="CharStyle7">437</text:span></text:p></table:table-cell></table:table-row><table:table-row table:style-name="Table32.R18"><table:table-cell table:style-name="Table32.Cell35"><text:p text:style-name="P1121"><text:span text:style-name="CharStyle7">15. Saliliran</text:span></text:p></table:table-cell><table:table-cell table:style-name="Table32.Cell36"><text:p text:style-name="P3016"><text:span text:style-name="CharStyle7">201</text:span></text:p></table:table-cell></table:table-row><table:table-row table:style-name="Table32.R19"><table:table-cell table:style-name="Table32.Cell37"><text:p text:style-name="P3471"/></table:table-cell><table:table-cell table:style-name="Table32.Cell38"><text:p text:style-name="P1202"><text:span text:style-name="CharStyle7">10,084</text:span></text:p></table:table-cell></table:table-row><table:table-row table:style-name="Table32.R20"><table:table-cell table:style-name="Table32.Cell39"><text:p text:style-name="P2897"><text:span text:style-name="CharStyle7">Bahagian Pilihan Raya</text:span></text:p></table:table-cell><table:table-cell table:style-name="Table32.Cell40"><text:p text:style-name="P2696"><text:span text:style-name="CharStyle7">26,837</text:span></text:p></table:table-cell></table:table-row></table:table></draw:text-box></draw:frame><draw:frame draw:style-name="fr154" svg:x="9.239cm" svg:y="1.058cm" svg:width="2.760cm" fo:min-height="0.490cm" text:anchor-type="paragraph"><draw:text-box><text:p text:style-name="P2440"><text:span text:style-name="CharStyle48">Polling District</text:span></text:p></draw:text-box></draw:frame><draw:frame draw:style-name="fr155" svg:x="14.624cm" svg:y="1.058cm" svg:width="3.471cm" fo:min-height="0.490cm" text:anchor-type="paragraph"><draw:text-box><text:p text:style-name="P3235"><text:span text:style-name="CharStyle48">Number of Electors</text:span></text:p></draw:text-box></draw:frame><draw:frame draw:style-name="fr163" svg:x="2.568cm" svg:y="5.960cm" fo:min-width="3.268cm" fo:min-height="0.526cm" text:anchor-type="paragraph"><draw:text-box><text:p text:style-name="P2691"><text:span text:style-name="CharStyle33">N. 46 NABAWAN</text:span></text:p></draw:text-box></draw:frame><text:span text:style-name="CharStyle7">Persekutuan P. 182 Pensiangan:</text:span></text:p>
        <text:p text:style-name="P2910"><text:span text:style-name="CharStyle32">Total Number of Electors in the Federal Constituency of<text:line-break/>P. 182 Pensiangan:</text:span></text:p>
        <text:p text:style-name="P1334"><text:page-number/></text:p>
      </text:section>
      <text:section text:style-name="Sect41" text:name="Section41">
        <text:p text:style-name="P3576"><draw:frame draw:style-name="fr176" svg:x="2.748cm" svg:y="0.004cm" svg:width="9.559cm" fo:min-height="2.778cm" text:anchor-type="paragraph"><draw:text-box><text:h text:outline-level="1" text:style-name="P1995"><text:bookmark-start text:name="bookmark20"/><text:span text:style-name="CharStyle47">(1) (2)</text:span><text:bookmark-end text:name="bookmark20"/></text:h><text:p text:style-name="P2770"><text:span text:style-name="CharStyle33">Bahagian Pilihan Raya<text:tab/>Daerah<text:tab/>Mengundi</text:span></text:p><text:p text:style-name="P1903"><text:span text:style-name="CharStyle61">Negeri<text:line-break/></text:span><text:span text:style-name="CharStyle62">State Constituency</text:span></text:p></draw:text-box></draw:frame><draw:frame draw:style-name="fr177" svg:x="9.292cm" svg:y="2.193cm" svg:width="2.760cm" fo:min-height="0.533cm" text:anchor-type="paragraph"><draw:text-box><text:p text:style-name="P2098"><text:span text:style-name="CharStyle62">Polling District</text:span></text:p></draw:text-box></draw:frame><draw:frame draw:style-name="fr178" svg:x="14.677cm" svg:y="2.193cm" svg:width="3.471cm" fo:min-height="0.533cm" text:anchor-type="paragraph"><draw:text-box><text:p text:style-name="P1082"><text:span text:style-name="CharStyle62">Number of Electors</text:span></text:p></draw:text-box></draw:frame><draw:frame draw:style-name="fr179" svg:x="2.697cm" svg:y="3.157cm" svg:width="2.734cm" fo:min-height="0.526cm" text:anchor-type="paragraph"><draw:text-box><text:p text:style-name="P3282"><text:span text:style-name="CharStyle33">N. 47 TELUPID</text:span></text:p></draw:text-box></draw:frame><draw:frame draw:style-name="fr170" svg:x="8.751cm" svg:y="4.198cm" svg:width="9.618cm" fo:min-height="5.495cm" text:anchor-type="paragraph"><draw:text-box><table:table table:style-name="Table33"><table:table-column table:style-name="Table33.C1"/><table:table-column table:style-name="Table33.C2"/><table:table-column table:style-name="Table33.C3"/><table:table-row table:style-name="Table33.R1"><table:table-cell table:style-name="Table33.Cell1"><text:p text:style-name="P1934"><text:span text:style-name="CharStyle7">2.</text:span></text:p></table:table-cell><table:table-cell table:style-name="Table33.Cell2"><text:p text:style-name="P2548"><text:span text:style-name="CharStyle7">Lidong</text:span></text:p></table:table-cell><table:table-cell table:style-name="Table33.Cell3"><text:p text:style-name="P1439"><text:span text:style-name="CharStyle7">723</text:span></text:p></table:table-cell></table:table-row><table:table-row table:style-name="Table33.R2"><table:table-cell table:style-name="Table33.Cell4"><text:p text:style-name="P3030"><text:span text:style-name="CharStyle7">3.</text:span></text:p></table:table-cell><table:table-cell table:style-name="Table33.Cell5"><text:p text:style-name="P3345"><text:span text:style-name="CharStyle7">Nangoh</text:span></text:p></table:table-cell><table:table-cell table:style-name="Table33.Cell6"><text:p text:style-name="P1583"><text:span text:style-name="CharStyle7">1,037</text:span></text:p></table:table-cell></table:table-row><table:table-row table:style-name="Table33.R3"><table:table-cell table:style-name="Table33.Cell7"><text:p text:style-name="P3032"><text:span text:style-name="CharStyle7">4.</text:span></text:p></table:table-cell><table:table-cell table:style-name="Table33.Cell8"><text:p text:style-name="P1101"><text:span text:style-name="CharStyle7">Ulu Labuk</text:span></text:p></table:table-cell><table:table-cell table:style-name="Table33.Cell9"><text:p text:style-name="P1766"><text:span text:style-name="CharStyle7">243</text:span></text:p></table:table-cell></table:table-row><table:table-row table:style-name="Table33.R4"><table:table-cell table:style-name="Table33.Cell10"><text:p text:style-name="P3036"><text:span text:style-name="CharStyle7">5.</text:span></text:p></table:table-cell><table:table-cell table:style-name="Table33.Cell11"><text:p text:style-name="P1255"><text:span text:style-name="CharStyle7">Ensuan</text:span></text:p></table:table-cell><table:table-cell table:style-name="Table33.Cell12"><text:p text:style-name="P1883"><text:span text:style-name="CharStyle7">723</text:span></text:p></table:table-cell></table:table-row><table:table-row table:style-name="Table33.R5"><table:table-cell table:style-name="Table33.Cell13"><text:p text:style-name="P2499"><text:span text:style-name="CharStyle7">6.</text:span></text:p></table:table-cell><table:table-cell table:style-name="Table33.Cell14"><text:p text:style-name="P1390"><text:span text:style-name="CharStyle7">Wonod</text:span></text:p></table:table-cell><table:table-cell table:style-name="Table33.Cell15"><text:p text:style-name="P2021"><text:span text:style-name="CharStyle7">1,210</text:span></text:p></table:table-cell></table:table-row><table:table-row table:style-name="Table33.R6"><table:table-cell table:style-name="Table33.Cell16"><text:p text:style-name="P922"><text:span text:style-name="CharStyle7">7.</text:span></text:p></table:table-cell><table:table-cell table:style-name="Table33.Cell17"><text:p text:style-name="P2977"><text:span text:style-name="CharStyle7">Telupid</text:span></text:p></table:table-cell><table:table-cell table:style-name="Table33.Cell18"><text:p text:style-name="P2210"><text:span text:style-name="CharStyle7">1,880</text:span></text:p></table:table-cell></table:table-row></table:table></draw:text-box></draw:frame><draw:frame draw:style-name="fr166" svg:x="8.775cm" svg:y="3.200cm" svg:width="2.277cm" fo:min-height="0.490cm" text:anchor-type="paragraph"><draw:text-box><text:p text:style-name="P951"><text:span text:style-name="CharStyle84">1. Ulu Sapi</text:span></text:p></draw:text-box></draw:frame><draw:frame draw:style-name="fr167" svg:x="17.607cm" svg:y="3.200cm" svg:width="0.780cm" fo:min-height="0.482cm" text:anchor-type="paragraph"><draw:text-box><text:p text:style-name="P1560"><text:span text:style-name="CharStyle84">914</text:span></text:p></draw:text-box></draw:frame><draw:frame draw:style-name="fr168" svg:x="8.759cm" svg:y="10.158cm" svg:width="3.073cm" fo:min-height="0.533cm" text:anchor-type="paragraph"><draw:text-box><text:p text:style-name="P2185"><text:span text:style-name="CharStyle84">8. Tongkungan</text:span></text:p></draw:text-box></draw:frame><draw:frame draw:style-name="fr169" svg:x="17.616cm" svg:y="10.158cm" svg:width="0.753cm" fo:min-height="0.526cm" text:anchor-type="paragraph"><draw:text-box><text:p text:style-name="P1083"><text:span text:style-name="CharStyle84">260</text:span></text:p></draw:text-box></draw:frame><draw:frame draw:style-name="fr180" svg:x="17.217cm" svg:y="11.201cm" svg:width="1.152cm" fo:min-height="0.473cm" text:anchor-type="paragraph"><draw:text-box><text:p text:style-name="P3041"><text:span text:style-name="CharStyle86">6,990</text:span></text:p></draw:text-box></draw:frame><draw:frame draw:style-name="fr181" svg:x="2.697cm" svg:y="13.157cm" svg:width="2.371cm" fo:min-height="0.526cm" text:anchor-type="paragraph"><draw:text-box><text:p text:style-name="P2614"><text:span text:style-name="CharStyle33">N. 48 SUGUT</text:span></text:p></draw:text-box></draw:frame><draw:frame draw:style-name="fr175" svg:x="8.751cm" svg:y="14.198cm" svg:width="9.627cm" fo:min-height="8.400cm" text:anchor-type="paragraph"><draw:text-box><table:table table:style-name="Table34"><table:table-column table:style-name="Table34.C1"/><table:table-column table:style-name="Table34.C2"/><table:table-column table:style-name="Table34.C3"/><table:table-row table:style-name="Table34.R1"><table:table-cell table:style-name="Table34.Cell1"><text:p text:style-name="P2785"><text:span text:style-name="CharStyle8">2.</text:span></text:p></table:table-cell><table:table-cell table:style-name="Table34.Cell2"><text:p text:style-name="P1730"><text:span text:style-name="CharStyle7">Golong</text:span></text:p></table:table-cell><table:table-cell table:style-name="Table34.Cell3"><text:p text:style-name="P3043"><text:span text:style-name="CharStyle7">441</text:span></text:p></table:table-cell></table:table-row><table:table-row table:style-name="Table34.R2"><table:table-cell table:style-name="Table34.Cell4"><text:p text:style-name="P1240"><text:span text:style-name="CharStyle7">3.</text:span></text:p></table:table-cell><table:table-cell table:style-name="Table34.Cell5"><text:p text:style-name="P1865"><text:span text:style-name="CharStyle7">Paitan Barat</text:span></text:p></table:table-cell><table:table-cell table:style-name="Table34.Cell6"><text:p text:style-name="P2485"><text:span text:style-name="CharStyle7">538</text:span></text:p></table:table-cell></table:table-row><table:table-row table:style-name="Table34.R3"><table:table-cell table:style-name="Table34.Cell7"><text:p text:style-name="P3203"><text:span text:style-name="CharStyle7">4.</text:span></text:p></table:table-cell><table:table-cell table:style-name="Table34.Cell8"><text:p text:style-name="P2004"><text:span text:style-name="CharStyle7">Terusan Sugut</text:span></text:p></table:table-cell><table:table-cell table:style-name="Table34.Cell9"><text:p text:style-name="P962"><text:span text:style-name="CharStyle7">489</text:span></text:p></table:table-cell></table:table-row><table:table-row table:style-name="Table34.R4"><table:table-cell table:style-name="Table34.Cell10"><text:p text:style-name="P1547"><text:span text:style-name="CharStyle7">5.</text:span></text:p></table:table-cell><table:table-cell table:style-name="Table34.Cell11"><text:p text:style-name="P2173"><text:span text:style-name="CharStyle7">Alungai</text:span></text:p></table:table-cell><table:table-cell table:style-name="Table34.Cell12"><text:p text:style-name="P1068"><text:span text:style-name="CharStyle7">206</text:span></text:p></table:table-cell></table:table-row><table:table-row table:style-name="Table34.R5"><table:table-cell table:style-name="Table34.Cell13"><text:p text:style-name="P1683"><text:span text:style-name="CharStyle7">6.</text:span></text:p></table:table-cell><table:table-cell table:style-name="Table34.Cell14"><text:p text:style-name="P2305"><text:span text:style-name="CharStyle7">Lingkabau Utara</text:span></text:p></table:table-cell><table:table-cell table:style-name="Table34.Cell15"><text:p text:style-name="P2660"><text:span text:style-name="CharStyle7">42</text:span></text:p></table:table-cell></table:table-row><table:table-row table:style-name="Table34.R6"><table:table-cell table:style-name="Table34.Cell16"><text:p text:style-name="P1817"><text:span text:style-name="CharStyle7">7.</text:span></text:p></table:table-cell><table:table-cell table:style-name="Table34.Cell17"><text:p text:style-name="P921"><text:span text:style-name="CharStyle7">Lingkabau Selatan</text:span></text:p></table:table-cell><table:table-cell table:style-name="Table34.Cell18"><text:p text:style-name="P1373"><text:span text:style-name="CharStyle7">1,026</text:span></text:p></table:table-cell></table:table-row><table:table-row table:style-name="Table34.R7"><table:table-cell table:style-name="Table34.Cell19"><text:p text:style-name="P2005"><text:span text:style-name="CharStyle7">8.</text:span></text:p></table:table-cell><table:table-cell table:style-name="Table34.Cell20"><text:p text:style-name="P2616"><text:span text:style-name="CharStyle7">Sungai-Sungai</text:span></text:p></table:table-cell><table:table-cell table:style-name="Table34.Cell21"><text:p text:style-name="P1505"><text:span text:style-name="CharStyle7">561</text:span></text:p></table:table-cell></table:table-row><table:table-row table:style-name="Table34.R8"><table:table-cell table:style-name="Table34.Cell22"><text:p text:style-name="P3353"><text:span text:style-name="CharStyle7">9.</text:span></text:p></table:table-cell><table:table-cell table:style-name="Table34.Cell23"><text:p text:style-name="P1035"><text:span text:style-name="CharStyle7">Pamol</text:span></text:p></table:table-cell><table:table-cell table:style-name="Table34.Cell24"><text:p text:style-name="P1384"><text:span text:style-name="CharStyle7">1,515</text:span></text:p></table:table-cell></table:table-row><table:table-row table:style-name="Table34.R9"><table:table-cell table:style-name="Table34.Cell25"><text:p text:style-name="P3292"><text:span text:style-name="CharStyle7">10.</text:span></text:p></table:table-cell><table:table-cell table:style-name="Table34.Cell26"><text:p text:style-name="P974"><text:span text:style-name="CharStyle7">Botitian</text:span></text:p></table:table-cell><table:table-cell table:style-name="Table34.Cell27"><text:p text:style-name="P1595"><text:span text:style-name="CharStyle7">663</text:span></text:p></table:table-cell></table:table-row></table:table></draw:text-box></draw:frame><draw:frame draw:style-name="fr171" svg:x="8.775cm" svg:y="13.199cm" svg:width="3.928cm" fo:min-height="0.490cm" text:anchor-type="paragraph"><draw:text-box><text:p text:style-name="P2067"><text:span text:style-name="CharStyle84">1. Jambongan Utara</text:span></text:p></draw:text-box></draw:frame><draw:frame draw:style-name="fr172" svg:x="17.623cm" svg:y="13.199cm" svg:width="0.753cm" fo:min-height="0.482cm" text:anchor-type="paragraph"><draw:text-box><text:p text:style-name="P961"><text:span text:style-name="CharStyle84">306</text:span></text:p></draw:text-box></draw:frame><draw:frame draw:style-name="fr173" svg:x="8.775cm" svg:y="23.155cm" svg:width="2.134cm" fo:min-height="0.526cm" text:anchor-type="paragraph"><draw:text-box><text:p text:style-name="P1569"><text:span text:style-name="CharStyle84">11. Malalin</text:span></text:p></draw:text-box></draw:frame><draw:frame draw:style-name="fr174" svg:x="17.616cm" svg:y="23.183cm" svg:width="0.744cm" fo:min-height="0.490cm" text:anchor-type="paragraph"><draw:text-box><text:p text:style-name="P2195"><text:span text:style-name="CharStyle129">202</text:span></text:p></draw:text-box></draw:frame><draw:frame draw:style-name="fr182" svg:x="10.257cm" svg:y="24.652cm" svg:width="0.466cm" fo:min-height="0.455cm" text:anchor-type="paragraph"><draw:text-box><text:p text:style-name="P2043"><text:page-number/></text:p></draw:text-box></draw:frame></text:p>
        <text:p text:style-name="P565"/>
        <text:p text:style-name="P566"/>
        <text:p text:style-name="P567"/>
        <text:p text:style-name="P568"/>
        <text:p text:style-name="P569"/>
        <text:p text:style-name="P570"/>
        <text:p text:style-name="P571"/>
        <text:p text:style-name="P572"/>
        <text:p text:style-name="P573"/>
        <text:p text:style-name="P574"/>
        <text:p text:style-name="P575"/>
        <text:p text:style-name="P576"/>
        <text:p text:style-name="P577"/>
        <text:p text:style-name="P578"/>
        <text:p text:style-name="P579"/>
        <text:p text:style-name="P580"/>
        <text:p text:style-name="P581"/>
        <text:p text:style-name="P582"/>
        <text:p text:style-name="P583"/>
        <text:p text:style-name="P584"/>
        <text:p text:style-name="P585"/>
        <text:p text:style-name="P586"/>
        <text:p text:style-name="P587"/>
        <text:p text:style-name="P588"/>
        <text:p text:style-name="P589"/>
        <text:p text:style-name="P590"/>
        <text:p text:style-name="P591"/>
        <text:p text:style-name="P592"/>
        <text:p text:style-name="P593"/>
        <text:p text:style-name="P594"/>
        <text:p text:style-name="P595"/>
        <text:p text:style-name="P596"/>
        <text:p text:style-name="P597"/>
        <text:p text:style-name="P598"/>
        <text:p text:style-name="P599"/>
        <text:p text:style-name="P600"/>
        <text:p text:style-name="P601"/>
      </text:section>
      <text:section text:style-name="Sect42" text:name="Section42">
        <text:h text:outline-level="1" text:style-name="P3577"><text:bookmark-start text:name="bookmark21"/><text:span text:style-name="CharStyle117">(1) (2)</text:span><text:bookmark-end text:name="bookmark21"/></text:h>
        <text:p text:style-name="P3056"><text:span text:style-name="CharStyle7">Bahagian Pilihan Raya<text:tab/>Daerah<text:tab/>Mengundi</text:span></text:p>
        <text:p text:style-name="P3247"><draw:frame draw:style-name="fr188" svg:x="9.292cm" svg:y="0.644cm" fo:min-width="2.760cm" fo:min-height="0.533cm" text:anchor-type="paragraph"><draw:text-box><text:p text:style-name="P2092"><text:span text:style-name="CharStyle62">Polling District</text:span></text:p></draw:text-box></draw:frame><draw:frame draw:style-name="fr189" svg:x="14.677cm" svg:y="0.644cm" fo:min-width="3.471cm" fo:min-height="0.533cm" text:anchor-type="paragraph"><draw:text-box><text:p text:style-name="P1422"><text:span text:style-name="CharStyle62">Number of Electors</text:span></text:p></draw:text-box></draw:frame><text:span text:style-name="CharStyle107">Negeri<text:line-break/></text:span><text:span text:style-name="CharStyle32">State Constituency</text:span></text:p>
        <text:p text:style-name="P602"><draw:frame draw:style-name="fr194" svg:x="6.061cm" svg:y="1.016cm" svg:width="9.627cm" fo:min-height="7.391cm" text:anchor-type="paragraph"><draw:text-box><table:table table:style-name="Table36"><table:table-column table:style-name="Table36.C1"/><table:table-column table:style-name="Table36.C2"/><table:table-row table:style-name="Table36.R1"><table:table-cell table:style-name="Table36.Cell1"><text:p text:style-name="P2286"><text:span text:style-name="CharStyle7">13. TanjungNipis</text:span></text:p></table:table-cell><table:table-cell table:style-name="Table36.Cell2"><text:p text:style-name="P2731"><text:span text:style-name="CharStyle7">319</text:span></text:p></table:table-cell></table:table-row><table:table-row table:style-name="Table36.R2"><table:table-cell table:style-name="Table36.Cell3"><text:p text:style-name="P2674"><text:span text:style-name="CharStyle7">14. LubangBuaya</text:span></text:p></table:table-cell><table:table-cell table:style-name="Table36.Cell4"><text:p text:style-name="P2736"><text:span text:style-name="CharStyle7">204</text:span></text:p></table:table-cell></table:table-row><table:table-row table:style-name="Table36.R3"><table:table-cell table:style-name="Table36.Cell5"><text:p text:style-name="P2379"><text:span text:style-name="CharStyle7">15. Obah</text:span></text:p></table:table-cell><table:table-cell table:style-name="Table36.Cell6"><text:p text:style-name="P1257"><text:span text:style-name="CharStyle7">272</text:span></text:p></table:table-cell></table:table-row><table:table-row table:style-name="Table36.R4"><table:table-cell table:style-name="Table36.Cell7"><text:p text:style-name="P1884"><text:span text:style-name="CharStyle7">16. Pantai Boring</text:span></text:p></table:table-cell><table:table-cell table:style-name="Table36.Cell8"><text:p text:style-name="P1078"><text:span text:style-name="CharStyle7">252</text:span></text:p></table:table-cell></table:table-row><table:table-row table:style-name="Table36.R5"><table:table-cell table:style-name="Table36.Cell9"><text:p text:style-name="P1742"><text:span text:style-name="CharStyle7">17. Tampat</text:span></text:p></table:table-cell><table:table-cell table:style-name="Table36.Cell10"><text:p text:style-name="P3058"><text:span text:style-name="CharStyle7">421</text:span></text:p></table:table-cell></table:table-row><table:table-row table:style-name="Table36.R6"><table:table-cell table:style-name="Table36.Cell11"><text:p text:style-name="P2473"><text:span text:style-name="CharStyle7">18. Dalamas</text:span></text:p></table:table-cell><table:table-cell table:style-name="Table36.Cell12"><text:p text:style-name="P1359"><text:span text:style-name="CharStyle7">579</text:span></text:p></table:table-cell></table:table-row><table:table-row table:style-name="Table36.R7"><table:table-cell table:style-name="Table36.Cell13"><text:p text:style-name="P3062"><text:span text:style-name="CharStyle7">19. Nakadong</text:span></text:p></table:table-cell><table:table-cell table:style-name="Table36.Cell14"><text:p text:style-name="P2993"><text:span text:style-name="CharStyle7">109</text:span></text:p></table:table-cell></table:table-row><table:table-row table:style-name="Table36.R8"><table:table-cell table:style-name="Table36.Cell15"><text:p text:style-name="P2698"><text:span text:style-name="CharStyle7">20. Abuan</text:span></text:p></table:table-cell><table:table-cell table:style-name="Table36.Cell16"><text:p text:style-name="P2748"><text:span text:style-name="CharStyle7">466</text:span></text:p></table:table-cell></table:table-row></table:table></draw:text-box></draw:frame><draw:frame draw:style-name="fr190" svg:x="6.078cm" svg:y="-0.034cm" svg:width="2.252cm" fo:min-height="0.534cm" text:anchor-type="paragraph"><draw:text-box><text:p text:style-name="P1037"><text:span text:style-name="CharStyle50">12. Bawang</text:span></text:p></draw:text-box></draw:frame><draw:frame draw:style-name="fr191" svg:x="14.926cm" svg:y="-0.034cm" svg:width="0.744cm" fo:min-height="0.524cm" text:anchor-type="paragraph"><draw:text-box><text:p text:style-name="P1646"><text:span text:style-name="CharStyle50">520</text:span></text:p></draw:text-box></draw:frame><draw:frame draw:style-name="fr192" svg:x="6.061cm" svg:y="8.966cm" svg:width="2.649cm" fo:min-height="0.533cm" text:anchor-type="paragraph"><draw:text-box><text:p text:style-name="P2281"><text:span text:style-name="CharStyle50">21. Binsulung</text:span></text:p></draw:text-box></draw:frame><draw:frame draw:style-name="fr193" svg:x="14.926cm" svg:y="8.966cm" svg:width="0.744cm" fo:min-height="0.524cm" text:anchor-type="paragraph"><draw:text-box><text:p text:style-name="P1172"><text:span text:style-name="CharStyle50">589</text:span></text:p></draw:text-box></draw:frame></text:p>
        <text:p text:style-name="P1043"><draw:frame draw:style-name="fr187" svg:x="8.751cm" svg:y="2.930cm" svg:width="9.627cm" fo:min-height="5.461cm" text:anchor-type="paragraph"><draw:text-box><table:table table:style-name="Table35"><table:table-column table:style-name="Table35.C1"/><table:table-column table:style-name="Table35.C2"/><table:table-column table:style-name="Table35.C3"/><table:table-row table:style-name="Table35.R1"><table:table-cell table:style-name="Table35.Cell1"><text:p text:style-name="P1749"><text:span text:style-name="CharStyle7">2.</text:span></text:p></table:table-cell><table:table-cell table:style-name="Table35.Cell2"><text:p text:style-name="P2567"><text:span text:style-name="CharStyle7">Tetabuan</text:span></text:p></table:table-cell><table:table-cell table:style-name="Table35.Cell3"><text:p text:style-name="P2844"><text:span text:style-name="CharStyle7">559</text:span></text:p></table:table-cell></table:table-row><table:table-row table:style-name="Table35.R2"><table:table-cell table:style-name="Table35.Cell4"><text:p text:style-name="P967"><text:span text:style-name="CharStyle7">3.</text:span></text:p></table:table-cell><table:table-cell table:style-name="Table35.Cell5"><text:p text:style-name="P1225"><text:span text:style-name="CharStyle7">Kolapis</text:span></text:p></table:table-cell><table:table-cell table:style-name="Table35.Cell6"><text:p text:style-name="P2458"><text:span text:style-name="CharStyle7">1,087</text:span></text:p></table:table-cell></table:table-row><table:table-row table:style-name="Table35.R3"><table:table-cell table:style-name="Table35.Cell7"><text:p text:style-name="P1224"><text:span text:style-name="CharStyle7">4.</text:span></text:p></table:table-cell><table:table-cell table:style-name="Table35.Cell8"><text:p text:style-name="P1233"><text:span text:style-name="CharStyle7">Klagan</text:span></text:p></table:table-cell><table:table-cell table:style-name="Table35.Cell9"><text:p text:style-name="P2642"><text:span text:style-name="CharStyle7">283</text:span></text:p></table:table-cell></table:table-row><table:table-row table:style-name="Table35.R4"><table:table-cell table:style-name="Table35.Cell10"><text:p text:style-name="P2870"><text:span text:style-name="CharStyle7">5.</text:span></text:p></table:table-cell><table:table-cell table:style-name="Table35.Cell11"><text:p text:style-name="P1251"><text:span text:style-name="CharStyle7">Sapi</text:span></text:p></table:table-cell><table:table-cell table:style-name="Table35.Cell12"><text:p text:style-name="P1876"><text:span text:style-name="CharStyle7">818</text:span></text:p></table:table-cell></table:table-row><table:table-row table:style-name="Table35.R5"><table:table-cell table:style-name="Table35.Cell13"><text:p text:style-name="P2494"><text:span text:style-name="CharStyle7">6.</text:span></text:p></table:table-cell><table:table-cell table:style-name="Table35.Cell14"><text:p text:style-name="P1617"><text:span text:style-name="CharStyle7">Sungai Nangka</text:span></text:p></table:table-cell><table:table-cell table:style-name="Table35.Cell15"><text:p text:style-name="P2252"><text:span text:style-name="CharStyle7">619</text:span></text:p></table:table-cell></table:table-row><table:table-row table:style-name="Table35.R6"><table:table-cell table:style-name="Table35.Cell16"><text:p text:style-name="P1141"><text:span text:style-name="CharStyle7">7.</text:span></text:p></table:table-cell><table:table-cell table:style-name="Table35.Cell17"><text:p text:style-name="P983"><text:span text:style-name="CharStyle7">Pekan Beluran</text:span></text:p></table:table-cell><table:table-cell table:style-name="Table35.Cell18"><text:p text:style-name="P2980"><text:span text:style-name="CharStyle7">1,486</text:span></text:p></table:table-cell></table:table-row></table:table></draw:text-box></draw:frame><draw:frame draw:style-name="fr183" svg:x="8.775cm" svg:y="1.947cm" svg:width="2.498cm" fo:min-height="0.483cm" text:anchor-type="paragraph"><draw:text-box><text:p text:style-name="P2360"><text:span text:style-name="CharStyle84">1. Kaniogan</text:span></text:p></draw:text-box></draw:frame><draw:frame draw:style-name="fr184" svg:x="17.607cm" svg:y="1.947cm" svg:width="0.780cm" fo:min-height="0.474cm" text:anchor-type="paragraph"><draw:text-box><text:p text:style-name="P3217"><text:span text:style-name="CharStyle84">494</text:span></text:p></draw:text-box></draw:frame><draw:frame draw:style-name="fr185" svg:x="9.504cm" svg:y="8.899cm" svg:width="1.533cm" fo:min-height="0.526cm" text:anchor-type="paragraph"><draw:text-box><text:p text:style-name="P1866"><text:span text:style-name="CharStyle84">Muanad</text:span></text:p></draw:text-box></draw:frame><draw:frame draw:style-name="fr186" svg:x="17.293cm" svg:y="8.899cm" svg:width="1.076cm" fo:min-height="0.526cm" text:anchor-type="paragraph"><draw:text-box><text:p text:style-name="P3316"><text:span text:style-name="CharStyle84">2,860</text:span></text:p></draw:text-box></draw:frame><text:span text:style-name="CharStyle20">9,720</text:span></text:p>
        <text:p text:style-name="P1014"><text:span text:style-name="CharStyle7">N. 49 LABUK</text:span></text:p>
        <text:p text:style-name="P1060"><text:span text:style-name="CharStyle133">8</text:span><text:span text:style-name="CharStyle132">.</text:span></text:p>
        <text:p text:style-name="P2829"><text:span text:style-name="CharStyle20">8,206</text:span></text:p>
        <text:p text:style-name="P1571"><text:span text:style-name="CharStyle18">47</text:span></text:p>
      </text:section>
      <text:section text:style-name="Sect43" text:name="Section43">
        <text:h text:outline-level="1" text:style-name="P3578"><text:bookmark-start text:name="bookmark22"/><text:span text:style-name="CharStyle117">(1) (2)</text:span><text:bookmark-end text:name="bookmark22"/></text:h>
        <text:p text:style-name="P3064"><text:span text:style-name="CharStyle7">Bahagian Pilihan Raya<text:tab/>Daerah<text:tab/>Mengundi</text:span></text:p>
        <text:p text:style-name="P1401"><text:span text:style-name="CharStyle107">Negeri<text:line-break/></text:span><text:span text:style-name="CharStyle32">State Constituency</text:span></text:p>
        <text:p text:style-name="P603"><draw:frame draw:style-name="fr197" svg:x="0.000cm" svg:y="0.965cm" svg:width="15.697cm" fo:min-height="2.108cm" text:anchor-type="paragraph"><draw:text-box><table:table table:style-name="Table37"><table:table-column table:style-name="Table37.C1"/><table:table-column table:style-name="Table37.C2"/><table:table-row table:style-name="Table37.R1"><table:table-cell table:style-name="Table37.Cell1"><text:p text:style-name="P3102"><text:span text:style-name="CharStyle7">Jumlah Bilangan Pemilih dalam Bahagian Pilihan Raya</text:span></text:p></table:table-cell><table:table-cell table:style-name="Table37.Cell2"><text:p text:style-name="P1968"><text:span text:style-name="CharStyle7">24,916</text:span></text:p></table:table-cell></table:table-row><table:table-row table:style-name="Table37.R2"><table:table-cell table:style-name="Table37.Cell3"><text:p text:style-name="P2299"><text:span text:style-name="CharStyle7">Persekutuan P. 183 Beluran:</text:span></text:p></table:table-cell><table:table-cell table:style-name="Table37.Cell4"><text:p text:style-name="P3471"/></table:table-cell></table:table-row><table:table-row table:style-name="Table37.R3"><table:table-cell table:style-name="Table37.Cell5"><text:p text:style-name="P1478"><text:span text:style-name="CharStyle8">Total Number of Electors in the Federal Constituency of</text:span></text:p></table:table-cell><table:table-cell table:style-name="Table37.Cell6"><text:p text:style-name="P3471"/></table:table-cell></table:table-row><table:table-row table:style-name="Table37.R4"><table:table-cell table:style-name="Table37.Cell7"><text:p text:style-name="P1612"><text:span text:style-name="CharStyle8">P. 183 Beluran:</text:span></text:p></table:table-cell><table:table-cell table:style-name="Table37.Cell8"><text:p text:style-name="P3471"/></table:table-cell></table:table-row></table:table></draw:text-box></draw:frame><draw:frame draw:style-name="fr195" svg:x="6.622cm" svg:y="-0.042cm" svg:width="2.760cm" fo:min-height="0.533cm" text:anchor-type="paragraph"><draw:text-box><text:p text:style-name="P2357"><text:span text:style-name="CharStyle25">Polling District</text:span></text:p></draw:text-box></draw:frame><draw:frame draw:style-name="fr196" svg:x="12.005cm" svg:y="-0.042cm" svg:width="3.471cm" fo:min-height="0.533cm" text:anchor-type="paragraph"><draw:text-box><text:p text:style-name="P1237"><text:span text:style-name="CharStyle25">Number of Electors</text:span></text:p></draw:text-box></draw:frame></text:p>
        <text:p text:style-name="P1949"><text:span text:style-name="CharStyle18">48</text:span></text:p>
      </text:section>
      <text:section text:style-name="Sect44" text:name="Section44">
        <text:p text:style-name="P3579"><draw:frame draw:style-name="fr210" svg:x="2.748cm" svg:y="0.004cm" svg:width="9.559cm" fo:min-height="2.778cm" text:anchor-type="paragraph"><draw:text-box><text:h text:outline-level="1" text:style-name="P1520"><text:bookmark-start text:name="bookmark23"/><text:span text:style-name="CharStyle47">(1) (2)</text:span><text:bookmark-end text:name="bookmark23"/></text:h><text:p text:style-name="P2198"><text:span text:style-name="CharStyle33">Bahagian Pilihan Raya<text:tab/>Daerah<text:tab/>Mengundi</text:span></text:p><text:p text:style-name="P1367"><text:span text:style-name="CharStyle61">Negeri<text:line-break/></text:span><text:span text:style-name="CharStyle62">State Constituency</text:span></text:p></draw:text-box></draw:frame><draw:frame draw:style-name="fr211" svg:x="2.697cm" svg:y="3.159cm" svg:width="2.988cm" fo:min-height="0.524cm" text:anchor-type="paragraph"><draw:text-box><text:p text:style-name="P1754"><text:span text:style-name="CharStyle33">N. 50 GUM-GUM</text:span></text:p></draw:text-box></draw:frame><draw:frame draw:style-name="fr204" svg:x="8.751cm" svg:y="3.209cm" svg:width="9.627cm" fo:min-height="8.484cm" text:anchor-type="paragraph"><draw:text-box><table:table table:style-name="Table38"><table:table-column table:style-name="Table38.C1"/><table:table-column table:style-name="Table38.C2"/><table:table-column table:style-name="Table38.C3"/><table:table-row table:style-name="Table38.R1"><table:table-cell table:style-name="Table38.Cell1"><text:p text:style-name="P3402"><text:span text:style-name="CharStyle118">1</text:span><text:span text:style-name="CharStyle119">.</text:span></text:p></table:table-cell><table:table-cell table:style-name="Table38.Cell2"><text:p text:style-name="P2891"><text:span text:style-name="CharStyle7">Semawang</text:span></text:p></table:table-cell><table:table-cell table:style-name="Table38.Cell3"><text:p text:style-name="P1500"><text:span text:style-name="CharStyle7">311</text:span></text:p></table:table-cell></table:table-row><table:table-row table:style-name="Table38.R2"><table:table-cell table:style-name="Table38.Cell4"><text:p text:style-name="P1525"><text:span text:style-name="CharStyle7">2.</text:span></text:p></table:table-cell><table:table-cell table:style-name="Table38.Cell5"><text:p text:style-name="P2153"><text:span text:style-name="CharStyle7">Dandulit</text:span></text:p></table:table-cell><table:table-cell table:style-name="Table38.Cell6"><text:p text:style-name="P1052"><text:span text:style-name="CharStyle7">677</text:span></text:p></table:table-cell></table:table-row><table:table-row table:style-name="Table38.R3"><table:table-cell table:style-name="Table38.Cell7"><text:p text:style-name="P2687"><text:span text:style-name="CharStyle7">3.</text:span></text:p></table:table-cell><table:table-cell table:style-name="Table38.Cell8"><text:p text:style-name="P2293"><text:span text:style-name="CharStyle7">Gum-Gum</text:span></text:p></table:table-cell><table:table-cell table:style-name="Table38.Cell9"><text:p text:style-name="P1230"><text:span text:style-name="CharStyle7">2,982</text:span></text:p></table:table-cell></table:table-row><table:table-row table:style-name="Table38.R4"><table:table-cell table:style-name="Table38.Cell10"><text:p text:style-name="P1657"><text:span text:style-name="CharStyle7">4.</text:span></text:p></table:table-cell><table:table-cell table:style-name="Table38.Cell11"><text:p text:style-name="P2289"><text:span text:style-name="CharStyle7">Sandala</text:span></text:p></table:table-cell><table:table-cell table:style-name="Table38.Cell12"><text:p text:style-name="P1179"><text:span text:style-name="CharStyle7">885</text:span></text:p></table:table-cell></table:table-row><table:table-row table:style-name="Table38.R5"><table:table-cell table:style-name="Table38.Cell13"><text:p text:style-name="P1999"><text:span text:style-name="CharStyle7">5.</text:span></text:p></table:table-cell><table:table-cell table:style-name="Table38.Cell14"><text:p text:style-name="P2613"><text:span text:style-name="CharStyle7">Jalan Labuk</text:span></text:p></table:table-cell><table:table-cell table:style-name="Table38.Cell15"><text:p text:style-name="P1433"><text:span text:style-name="CharStyle7">3,127</text:span></text:p></table:table-cell></table:table-row><table:table-row table:style-name="Table38.R6"><table:table-cell table:style-name="Table38.Cell16"><text:p text:style-name="P2071"><text:span text:style-name="CharStyle7">6.</text:span></text:p></table:table-cell><table:table-cell table:style-name="Table38.Cell17"><text:p text:style-name="P2662"><text:span text:style-name="CharStyle7">Sungai Dusun</text:span></text:p></table:table-cell><table:table-cell table:style-name="Table38.Cell18"><text:p text:style-name="P3104"><text:span text:style-name="CharStyle7">1,068</text:span></text:p></table:table-cell></table:table-row><table:table-row table:style-name="Table38.R7"><table:table-cell table:style-name="Table38.Cell19"><text:p text:style-name="P2260"><text:span text:style-name="CharStyle7">7.</text:span></text:p></table:table-cell><table:table-cell table:style-name="Table38.Cell20"><text:p text:style-name="P2712"><text:span text:style-name="CharStyle7">Jaya Bakti</text:span></text:p></table:table-cell><table:table-cell table:style-name="Table38.Cell21"><text:p text:style-name="P2683"><text:span text:style-name="CharStyle7">842</text:span></text:p></table:table-cell></table:table-row><table:table-row table:style-name="Table38.R8"><table:table-cell table:style-name="Table38.Cell22"><text:p text:style-name="P3070"><text:span text:style-name="CharStyle118">8</text:span><text:span text:style-name="CharStyle119">.</text:span></text:p></table:table-cell><table:table-cell table:style-name="Table38.Cell23"><text:p text:style-name="P2668"><text:span text:style-name="CharStyle7">Pulau Libaran</text:span></text:p></table:table-cell><table:table-cell table:style-name="Table38.Cell24"><text:p text:style-name="P2975"><text:span text:style-name="CharStyle7">172</text:span></text:p></table:table-cell></table:table-row><table:table-row table:style-name="Table38.R9"><table:table-cell table:style-name="Table38.Cell25"><text:p text:style-name="P3394"><text:span text:style-name="CharStyle7">9.</text:span></text:p></table:table-cell><table:table-cell table:style-name="Table38.Cell26"><text:p text:style-name="P1454"><text:span text:style-name="CharStyle7">Sungai Tiram</text:span></text:p></table:table-cell><table:table-cell table:style-name="Table38.Cell27"><text:p text:style-name="P2093"><text:span text:style-name="CharStyle7">971</text:span></text:p></table:table-cell></table:table-row></table:table></draw:text-box></draw:frame><draw:frame draw:style-name="fr200" svg:x="8.775cm" svg:y="12.158cm" svg:width="4.420cm" fo:min-height="0.524cm" text:anchor-type="paragraph"><draw:text-box><text:p text:style-name="P2546"><text:span text:style-name="CharStyle84">10. Batu 25 Jalan Labuk</text:span></text:p></draw:text-box></draw:frame><draw:frame draw:style-name="fr201" svg:x="17.623cm" svg:y="12.158cm" svg:width="0.744cm" fo:min-height="0.524cm" text:anchor-type="paragraph"><draw:text-box><text:p text:style-name="P1437"><text:span text:style-name="CharStyle84">569</text:span></text:p></draw:text-box></draw:frame><draw:frame draw:style-name="fr202" svg:x="9.292cm" svg:y="2.235cm" svg:width="2.760cm" fo:min-height="0.490cm" text:anchor-type="paragraph"><draw:text-box><text:p text:style-name="P2961"><text:span text:style-name="CharStyle48">Polling District</text:span></text:p></draw:text-box></draw:frame><draw:frame draw:style-name="fr203" svg:x="14.677cm" svg:y="2.235cm" svg:width="3.471cm" fo:min-height="0.490cm" text:anchor-type="paragraph"><draw:text-box><text:p text:style-name="P3066"><text:span text:style-name="CharStyle48">Number of Electors</text:span></text:p></draw:text-box></draw:frame><draw:frame draw:style-name="fr212" svg:x="16.981cm" svg:y="13.199cm" svg:width="1.397cm" fo:min-height="0.473cm" text:anchor-type="paragraph"><draw:text-box><text:p text:style-name="P3072"><text:span text:style-name="CharStyle35">11,604</text:span></text:p></draw:text-box></draw:frame><draw:frame draw:style-name="fr213" svg:x="2.697cm" svg:y="15.155cm" svg:width="4.149cm" fo:min-height="0.524cm" text:anchor-type="paragraph"><draw:text-box><text:p text:style-name="P2495"><text:span text:style-name="CharStyle33">N. 51 SUNGAI MANILA</text:span></text:p></draw:text-box></draw:frame><draw:frame draw:style-name="fr209" svg:x="8.751cm" svg:y="16.198cm" svg:width="9.627cm" fo:min-height="3.496cm" text:anchor-type="paragraph"><draw:text-box><table:table table:style-name="Table39"><table:table-column table:style-name="Table39.C1"/><table:table-column table:style-name="Table39.C2"/><table:table-column table:style-name="Table39.C3"/><table:table-row table:style-name="Table39.R1"><table:table-cell table:style-name="Table39.Cell1"><text:p text:style-name="P3106"><text:span text:style-name="CharStyle8">2.</text:span></text:p></table:table-cell><table:table-cell table:style-name="Table39.Cell2"><text:p text:style-name="P3114"><text:span text:style-name="CharStyle7">Sungai Manila</text:span></text:p></table:table-cell><table:table-cell table:style-name="Table39.Cell3"><text:p text:style-name="P2066"><text:span text:style-name="CharStyle7">4,250</text:span></text:p></table:table-cell></table:table-row><table:table-row table:style-name="Table39.R2"><table:table-cell table:style-name="Table39.Cell4"><text:p text:style-name="P960"><text:span text:style-name="CharStyle7">3.</text:span></text:p></table:table-cell><table:table-cell table:style-name="Table39.Cell5"><text:p text:style-name="P1567"><text:span text:style-name="CharStyle7">Batu 8 Jalan Labuk</text:span></text:p></table:table-cell><table:table-cell table:style-name="Table39.Cell6"><text:p text:style-name="P2941"><text:span text:style-name="CharStyle7">2,190</text:span></text:p></table:table-cell></table:table-row><table:table-row table:style-name="Table39.R3"><table:table-cell table:style-name="Table39.Cell7"><text:p text:style-name="P1089"><text:span text:style-name="CharStyle7">4.</text:span></text:p></table:table-cell><table:table-cell table:style-name="Table39.Cell8"><text:p text:style-name="P1696"><text:span text:style-name="CharStyle7">Sungai Padas</text:span></text:p></table:table-cell><table:table-cell table:style-name="Table39.Cell9"><text:p text:style-name="P2382"><text:span text:style-name="CharStyle7">666</text:span></text:p></table:table-cell></table:table-row><table:table-row table:style-name="Table39.R4"><table:table-cell table:style-name="Table39.Cell10"><text:p text:style-name="P1247"><text:span text:style-name="CharStyle7">5.</text:span></text:p></table:table-cell><table:table-cell table:style-name="Table39.Cell11"><text:p text:style-name="P1873"><text:span text:style-name="CharStyle7">Rancangan Lubuh</text:span></text:p></table:table-cell><table:table-cell table:style-name="Table39.Cell12"><text:p text:style-name="P3388"><text:span text:style-name="CharStyle7">375</text:span></text:p></table:table-cell></table:table-row></table:table></draw:text-box></draw:frame><draw:frame draw:style-name="fr205" svg:x="8.775cm" svg:y="15.206cm" svg:width="3.378cm" fo:min-height="0.483cm" text:anchor-type="paragraph"><draw:text-box><text:p text:style-name="P2764"><text:span text:style-name="CharStyle84">1. Sungai Batang</text:span></text:p></draw:text-box></draw:frame><draw:frame draw:style-name="fr206" svg:x="17.302cm" svg:y="15.206cm" svg:width="1.058cm" fo:min-height="0.474cm" text:anchor-type="paragraph"><draw:text-box><text:p text:style-name="P1852"><text:span text:style-name="CharStyle84">3,103</text:span></text:p></draw:text-box></draw:frame><draw:frame draw:style-name="fr207" svg:x="8.759cm" svg:y="20.159cm" svg:width="3.369cm" fo:min-height="0.526cm" text:anchor-type="paragraph"><draw:text-box><text:p text:style-name="P2472"><text:span text:style-name="CharStyle84">6. Tanjung Pisau</text:span></text:p></draw:text-box></draw:frame><draw:frame draw:style-name="fr208" svg:x="17.632cm" svg:y="20.159cm" svg:width="0.728cm" fo:min-height="0.526cm" text:anchor-type="paragraph"><draw:text-box><text:p text:style-name="P1358"><text:span text:style-name="CharStyle84">142</text:span></text:p></draw:text-box></draw:frame><draw:frame draw:style-name="fr214" svg:x="16.981cm" svg:y="21.200cm" svg:width="1.388cm" fo:min-height="0.473cm" text:anchor-type="paragraph"><draw:text-box><text:p text:style-name="P2215"><text:span text:style-name="CharStyle86">10,726</text:span></text:p></draw:text-box></draw:frame><draw:frame draw:style-name="fr215" svg:x="2.697cm" svg:y="23.156cm" svg:width="4.030cm" fo:min-height="0.524cm" text:anchor-type="paragraph"><draw:text-box><text:p text:style-name="P1188"><text:span text:style-name="CharStyle33">N. 52 SUNGAI SIBUGA</text:span></text:p></draw:text-box></draw:frame><draw:frame draw:style-name="fr216" svg:x="8.775cm" svg:y="23.156cm" svg:width="2.007cm" fo:min-height="0.533cm" text:anchor-type="paragraph"><draw:text-box><text:p text:style-name="P2705"><text:span text:style-name="CharStyle33">1. Sibuga</text:span></text:p></draw:text-box></draw:frame><draw:frame draw:style-name="fr217" svg:x="17.311cm" svg:y="23.156cm" svg:width="1.050cm" fo:min-height="0.526cm" text:anchor-type="paragraph"><draw:text-box><text:p text:style-name="P2600"><text:span text:style-name="CharStyle33">1,142</text:span></text:p></draw:text-box></draw:frame></text:p>
        <text:p text:style-name="P606"/>
        <text:p text:style-name="P607"/>
        <text:p text:style-name="P608"/>
        <text:p text:style-name="P609"/>
        <text:p text:style-name="P610"/>
        <text:p text:style-name="P611"/>
        <text:p text:style-name="P612"/>
        <text:p text:style-name="P613"/>
        <text:p text:style-name="P614"/>
        <text:p text:style-name="P615"/>
        <text:p text:style-name="P616"/>
        <text:p text:style-name="P617"/>
        <text:p text:style-name="P618"/>
        <text:p text:style-name="P619"/>
        <text:p text:style-name="P620"/>
        <text:p text:style-name="P621"/>
        <text:p text:style-name="P622"/>
        <text:p text:style-name="P623"/>
        <text:p text:style-name="P624"/>
        <text:p text:style-name="P625"/>
        <text:p text:style-name="P626"/>
        <text:p text:style-name="P627"/>
        <text:p text:style-name="P628"/>
        <text:p text:style-name="P629"/>
        <text:p text:style-name="P630"/>
        <text:p text:style-name="P631"/>
        <text:p text:style-name="P632"/>
        <text:p text:style-name="P633"/>
        <text:p text:style-name="P634"/>
        <text:p text:style-name="P635"/>
        <text:p text:style-name="P636"/>
        <text:p text:style-name="P637"/>
        <text:p text:style-name="P638"/>
        <text:p text:style-name="P639"/>
        <text:p text:style-name="P640"/>
      </text:section>
      <text:section text:style-name="Sect45" text:name="Section45">
        <text:p text:style-name="P3580"><draw:frame draw:style-name="fr218" svg:x="0.000cm" svg:y="0.000cm" svg:width="15.706cm" fo:min-height="0.002cm" text:anchor-type="paragraph"><draw:text-box><table:table table:style-name="Table40"><table:table-column table:style-name="Table40.C1"/><table:table-column table:style-name="Table40.C2"/><table:table-column table:style-name="Table40.C3"/><table:table-column table:style-name="Table40.C4"/><table:table-row table:style-name="Table40.R1"><table:table-cell table:style-name="Table40.Cell1"><text:p text:style-name="P3081"><text:span text:style-name="CharStyle7">(1)</text:span></text:p></table:table-cell><table:table-cell table:style-name="Table40.Cell2"><text:p text:style-name="P3471"/></table:table-cell><table:table-cell table:style-name="Table40.Cell3"><text:p text:style-name="P1907"><text:span text:style-name="CharStyle7">(2)</text:span></text:p></table:table-cell><table:table-cell table:style-name="Table40.Cell4"><text:p text:style-name="P1301"><text:span text:style-name="CharStyle7">(3)</text:span></text:p></table:table-cell></table:table-row><table:table-row table:style-name="Table40.R2"><table:table-cell table:style-name="Table40.Cell5"><text:p text:style-name="P2191"><text:span text:style-name="CharStyle7">Bahagian Pilihan Raya</text:span></text:p></table:table-cell><table:table-cell table:style-name="Table40.Cell6" table:number-columns-spanned="2"><text:p text:style-name="P3340"><text:span text:style-name="CharStyle7">Daerah Mengundi</text:span></text:p></table:table-cell><table:table-cell table:style-name="Table40.Cell7"><text:p text:style-name="P3469"><text:span text:style-name="CharStyle7">Bilangan Pemilih</text:span></text:p></table:table-cell></table:table-row><table:table-row table:style-name="Table40.R3"><table:table-cell table:style-name="Table40.Cell8"><text:p text:style-name="P1829"><text:span text:style-name="CharStyle7">Negeri</text:span></text:p></table:table-cell><table:table-cell table:style-name="Table40.Cell9"><text:p text:style-name="P3471"/></table:table-cell><table:table-cell table:style-name="Table40.Cell10"><text:p text:style-name="P3471"/></table:table-cell><table:table-cell table:style-name="Table40.Cell11"><text:p text:style-name="P3471"/></table:table-cell></table:table-row><table:table-row table:style-name="Table40.R4"><table:table-cell table:style-name="Table40.Cell12"><text:p text:style-name="P1698"><text:span text:style-name="CharStyle8">State Constituency</text:span></text:p></table:table-cell><table:table-cell table:style-name="Table40.Cell13"><text:p text:style-name="P3471"/></table:table-cell><table:table-cell table:style-name="Table40.Cell14"><text:p text:style-name="P1673"><text:span text:style-name="CharStyle8">Polling District</text:span></text:p></table:table-cell><table:table-cell table:style-name="Table40.Cell15"><text:p text:style-name="P1491"><text:span text:style-name="CharStyle8">Number of Electors</text:span></text:p></table:table-cell></table:table-row><table:table-row table:style-name="Table40.R5"><table:table-cell table:style-name="Table40.Cell16"><text:p text:style-name="P3471"/></table:table-cell><table:table-cell table:style-name="Table40.Cell17"><text:p text:style-name="P1892"><text:span text:style-name="CharStyle7">2.</text:span></text:p></table:table-cell><table:table-cell table:style-name="Table40.Cell18"><text:p text:style-name="P2143"><text:span text:style-name="CharStyle7">Sungai Kayu</text:span></text:p></table:table-cell><table:table-cell table:style-name="Table40.Cell19"><text:p text:style-name="P1290"><text:span text:style-name="CharStyle7">1,958</text:span></text:p></table:table-cell></table:table-row><table:table-row table:style-name="Table40.R6"><table:table-cell table:style-name="Table40.Cell20"><text:p text:style-name="P3471"/></table:table-cell><table:table-cell table:style-name="Table40.Cell21"><text:p text:style-name="P2470"><text:span text:style-name="CharStyle7">3.</text:span></text:p></table:table-cell><table:table-cell table:style-name="Table40.Cell22"><text:p text:style-name="P2190"><text:span text:style-name="CharStyle7">Taman Airport</text:span></text:p></table:table-cell><table:table-cell table:style-name="Table40.Cell23"><text:p text:style-name="P2460"><text:span text:style-name="CharStyle7">4,331</text:span></text:p></table:table-cell></table:table-row><table:table-row table:style-name="Table40.R7"><table:table-cell table:style-name="Table40.Cell24"><text:p text:style-name="P3471"/></table:table-cell><table:table-cell table:style-name="Table40.Cell25"><text:p text:style-name="P1329"><text:span text:style-name="CharStyle7">4.</text:span></text:p></table:table-cell><table:table-cell table:style-name="Table40.Cell26"><text:p text:style-name="P2176"><text:span text:style-name="CharStyle7">Nunuyan</text:span></text:p></table:table-cell><table:table-cell table:style-name="Table40.Cell27"><text:p text:style-name="P1637"><text:span text:style-name="CharStyle7">831</text:span></text:p></table:table-cell></table:table-row><table:table-row table:style-name="Table40.R8"><table:table-cell table:style-name="Table40.Cell28"><text:p text:style-name="P3471"/></table:table-cell><table:table-cell table:style-name="Table40.Cell29"><text:p text:style-name="P919"><text:span text:style-name="CharStyle7">5.</text:span></text:p></table:table-cell><table:table-cell table:style-name="Table40.Cell30"><text:p text:style-name="P2714"><text:span text:style-name="CharStyle7">Taman Merpati</text:span></text:p></table:table-cell><table:table-cell table:style-name="Table40.Cell31"><text:p text:style-name="P2268"><text:span text:style-name="CharStyle7">2,716</text:span></text:p></table:table-cell></table:table-row><table:table-row table:style-name="Table40.R9"><table:table-cell table:style-name="Table40.Cell32"><text:p text:style-name="P3471"/></table:table-cell><table:table-cell table:style-name="Table40.Cell33"><text:p text:style-name="P997"><text:span text:style-name="CharStyle7">6.</text:span></text:p></table:table-cell><table:table-cell table:style-name="Table40.Cell34"><text:p text:style-name="P2913"><text:span text:style-name="CharStyle7">Batu Putih Baru</text:span></text:p></table:table-cell><table:table-cell table:style-name="Table40.Cell35"><text:p text:style-name="P1804"><text:span text:style-name="CharStyle7">2,185</text:span></text:p></table:table-cell></table:table-row><table:table-row table:style-name="Table40.R10"><table:table-cell table:style-name="Table40.Cell36"><text:p text:style-name="P3471"/></table:table-cell><table:table-cell table:style-name="Table40.Cell37"><text:p text:style-name="P3364"><text:span text:style-name="CharStyle7">7.</text:span></text:p></table:table-cell><table:table-cell table:style-name="Table40.Cell38"><text:p text:style-name="P1276"><text:span text:style-name="CharStyle7">Tinosa</text:span></text:p></table:table-cell><table:table-cell table:style-name="Table40.Cell39"><text:p text:style-name="P2775"><text:span text:style-name="CharStyle7">3,855</text:span></text:p></table:table-cell></table:table-row><table:table-row table:style-name="Table40.R11"><table:table-cell table:style-name="Table40.Cell40"><text:p text:style-name="P3471"/></table:table-cell><table:table-cell table:style-name="Table40.Cell41"><text:p text:style-name="P2745"><text:span text:style-name="CharStyle7">8.</text:span></text:p></table:table-cell><table:table-cell table:style-name="Table40.Cell42"><text:p text:style-name="P2754"><text:span text:style-name="CharStyle7">Taman Fajar</text:span></text:p></table:table-cell><table:table-cell table:style-name="Table40.Cell43"><text:p text:style-name="P1701"><text:span text:style-name="CharStyle7">1,813</text:span></text:p></table:table-cell></table:table-row><table:table-row table:style-name="Table40.R12"><table:table-cell table:style-name="Table40.Cell44"><text:p text:style-name="P3471"/></table:table-cell><table:table-cell table:style-name="Table40.Cell45"><text:p text:style-name="P2800"><text:span text:style-name="CharStyle7">9.</text:span></text:p></table:table-cell><table:table-cell table:style-name="Table40.Cell46"><text:p text:style-name="P2406"><text:span text:style-name="CharStyle7">Pulau Pamaguan</text:span></text:p></table:table-cell><table:table-cell table:style-name="Table40.Cell47"><text:p text:style-name="P2810"><text:span text:style-name="CharStyle7">120</text:span></text:p></table:table-cell></table:table-row><table:table-row table:style-name="Table40.R13"><table:table-cell table:style-name="Table40.Cell48"><text:p text:style-name="P3471"/></table:table-cell><table:table-cell table:style-name="Table40.Cell49"><text:p text:style-name="P3471"/></table:table-cell><table:table-cell table:style-name="Table40.Cell50"><text:p text:style-name="P3471"/></table:table-cell><table:table-cell table:style-name="Table40.Cell51"><text:p text:style-name="P2646"><text:span text:style-name="CharStyle7">18,951</text:span></text:p></table:table-cell></table:table-row><table:table-row table:style-name="Table40.R14"><table:table-cell table:style-name="Table40.Cell52" table:number-columns-spanned="3"><text:p text:style-name="P2558"><text:span text:style-name="CharStyle7">Jumlah Bilangan Pemilih dalam Bahagian Pilihan Raya</text:span></text:p></table:table-cell><table:table-cell table:style-name="Table40.Cell53"><text:p text:style-name="P2075"><text:span text:style-name="CharStyle7">41,281</text:span></text:p></table:table-cell></table:table-row></table:table><text:p text:style-name="P2234"><text:span text:style-name="CharStyle50">Persekutuan P. 184 Libaran:</text:span></text:p><text:p text:style-name="P2694"><text:span text:style-name="CharStyle25">Total Number of Electors in the Federal Constituency of<text:line-break/>P. 184 Libaran:</text:span></text:p></draw:text-box></draw:frame></text:p>
        <text:p text:style-name="P2878"><text:span text:style-name="CharStyle18">50</text:span></text:p>
        <text:p text:style-name="P939"><text:span text:style-name="CharStyle7">BAHAGIAN PILIHAN RAYA PERSEKUTUAN: P. 185 BATU SAPI<text:line-break/></text:span><text:span text:style-name="CharStyle134">FEDERAL CONSTITUENCY: P. 185 BATU SAPI</text:span></text:p>
        <text:p text:style-name="P642"><draw:frame draw:style-name="fr219" svg:x="0.000cm" svg:y="0.000cm" svg:width="15.714cm" fo:min-height="0.002cm" text:anchor-type="paragraph"><draw:text-box><table:table table:style-name="Table41"><table:table-column table:style-name="Table41.C1"/><table:table-column table:style-name="Table41.C2"/><table:table-column table:style-name="Table41.C3"/><table:table-column table:style-name="Table41.C4"/><table:table-row table:style-name="Table41.R1"><table:table-cell table:style-name="Table41.Cell1"><text:p text:style-name="P3390"><text:span text:style-name="CharStyle7">(1)</text:span></text:p></table:table-cell><table:table-cell table:style-name="Table41.Cell2"><text:p text:style-name="P3471"/></table:table-cell><table:table-cell table:style-name="Table41.Cell3"><text:p text:style-name="P2042"><text:span text:style-name="CharStyle7">(2)</text:span></text:p></table:table-cell><table:table-cell table:style-name="Table41.Cell4"><text:p text:style-name="P943"><text:span text:style-name="CharStyle7">(3)</text:span></text:p></table:table-cell></table:table-row><table:table-row table:style-name="Table41.R2"><table:table-cell table:style-name="Table41.Cell5"><text:p text:style-name="P2131"><text:span text:style-name="CharStyle7">Bahagian Pilihan Raya</text:span></text:p></table:table-cell><table:table-cell table:style-name="Table41.Cell6" table:number-columns-spanned="2"><text:p text:style-name="P1106"><text:span text:style-name="CharStyle7">Daerah Mengundi</text:span></text:p></table:table-cell><table:table-cell table:style-name="Table41.Cell7"><text:p text:style-name="P1708"><text:span text:style-name="CharStyle7">Bilangan Pemilih</text:span></text:p></table:table-cell></table:table-row><table:table-row table:style-name="Table41.R3"><table:table-cell table:style-name="Table41.Cell8"><text:p text:style-name="P2331"><text:span text:style-name="CharStyle7">Negeri</text:span></text:p></table:table-cell><table:table-cell table:style-name="Table41.Cell9"><text:p text:style-name="P3471"/></table:table-cell><table:table-cell table:style-name="Table41.Cell10"><text:p text:style-name="P3471"/></table:table-cell><table:table-cell table:style-name="Table41.Cell11"><text:p text:style-name="P3471"/></table:table-cell></table:table-row><table:table-row table:style-name="Table41.R4"><table:table-cell table:style-name="Table41.Cell12"><text:p text:style-name="P2122"><text:span text:style-name="CharStyle8">State Constituency</text:span></text:p></table:table-cell><table:table-cell table:style-name="Table41.Cell13"><text:p text:style-name="P3471"/></table:table-cell><table:table-cell table:style-name="Table41.Cell14"><text:p text:style-name="P2569"><text:span text:style-name="CharStyle8">Polling District</text:span></text:p></table:table-cell><table:table-cell table:style-name="Table41.Cell15"><text:p text:style-name="P2090"><text:span text:style-name="CharStyle8">Number of Electors</text:span></text:p></table:table-cell></table:table-row><table:table-row table:style-name="Table41.R5"><table:table-cell table:style-name="Table41.Cell16"><text:p text:style-name="P3290"><text:span text:style-name="CharStyle7">N. 53 SEKONG</text:span></text:p></table:table-cell><table:table-cell table:style-name="Table41.Cell17"><text:p text:style-name="P1287"><text:span text:style-name="CharStyle135">1</text:span><text:span text:style-name="CharStyle119">.</text:span></text:p></table:table-cell><table:table-cell table:style-name="Table41.Cell18"><text:p text:style-name="P2663"><text:span text:style-name="CharStyle7">Jalan Sibuga</text:span></text:p></table:table-cell><table:table-cell table:style-name="Table41.Cell19"><text:p text:style-name="P3227"><text:span text:style-name="CharStyle7">4,463</text:span></text:p></table:table-cell></table:table-row><table:table-row table:style-name="Table41.R6"><table:table-cell table:style-name="Table41.Cell20"><text:p text:style-name="P3471"/></table:table-cell><table:table-cell table:style-name="Table41.Cell21"><text:p text:style-name="P3396"><text:span text:style-name="CharStyle7">2.</text:span></text:p></table:table-cell><table:table-cell table:style-name="Table41.Cell22"><text:p text:style-name="P3193"><text:span text:style-name="CharStyle7">Kampung Gas</text:span></text:p></table:table-cell><table:table-cell table:style-name="Table41.Cell23"><text:p text:style-name="P3135"><text:span text:style-name="CharStyle7">2,351</text:span></text:p></table:table-cell></table:table-row><table:table-row table:style-name="Table41.R7"><table:table-cell table:style-name="Table41.Cell24"><text:p text:style-name="P3471"/></table:table-cell><table:table-cell table:style-name="Table41.Cell25"><text:p text:style-name="P1826"><text:span text:style-name="CharStyle7">3.</text:span></text:p></table:table-cell><table:table-cell table:style-name="Table41.Cell26"><text:p text:style-name="P1969"><text:span text:style-name="CharStyle7">Jalan Batu Sapi</text:span></text:p></table:table-cell><table:table-cell table:style-name="Table41.Cell27"><text:p text:style-name="P2576"><text:span text:style-name="CharStyle7">2,905</text:span></text:p></table:table-cell></table:table-row><table:table-row table:style-name="Table41.R8"><table:table-cell table:style-name="Table41.Cell28"><text:p text:style-name="P3471"/></table:table-cell><table:table-cell table:style-name="Table41.Cell29"><text:p text:style-name="P3453"><text:span text:style-name="CharStyle7">4.</text:span></text:p></table:table-cell><table:table-cell table:style-name="Table41.Cell30"><text:p text:style-name="P3089"><text:span text:style-name="CharStyle7">Tronglit</text:span></text:p></table:table-cell><table:table-cell table:style-name="Table41.Cell31"><text:p text:style-name="P3418"><text:span text:style-name="CharStyle7">840</text:span></text:p></table:table-cell></table:table-row><table:table-row table:style-name="Table41.R9"><table:table-cell table:style-name="Table41.Cell32"><text:p text:style-name="P3471"/></table:table-cell><table:table-cell table:style-name="Table41.Cell33"><text:p text:style-name="P3092"><text:span text:style-name="CharStyle7">5.</text:span></text:p></table:table-cell><table:table-cell table:style-name="Table41.Cell34"><text:p text:style-name="P2497"><text:span text:style-name="CharStyle7">Sekong</text:span></text:p></table:table-cell><table:table-cell table:style-name="Table41.Cell35"><text:p text:style-name="P3169"><text:span text:style-name="CharStyle7">889</text:span></text:p></table:table-cell></table:table-row><table:table-row table:style-name="Table41.R10"><table:table-cell table:style-name="Table41.Cell36"><text:p text:style-name="P3471"/></table:table-cell><table:table-cell table:style-name="Table41.Cell37"><text:p text:style-name="P1318"><text:span text:style-name="CharStyle7">6.</text:span></text:p></table:table-cell><table:table-cell table:style-name="Table41.Cell38"><text:p text:style-name="P2608"><text:span text:style-name="CharStyle7">Lupak Meluas</text:span></text:p></table:table-cell><table:table-cell table:style-name="Table41.Cell39"><text:p text:style-name="P3046"><text:span text:style-name="CharStyle7">2,796</text:span></text:p></table:table-cell></table:table-row><table:table-row table:style-name="Table41.R11"><table:table-cell table:style-name="Table41.Cell40"><text:p text:style-name="P3471"/></table:table-cell><table:table-cell table:style-name="Table41.Cell41"><text:p text:style-name="P3199"><text:span text:style-name="CharStyle7">7.</text:span></text:p></table:table-cell><table:table-cell table:style-name="Table41.Cell42"><text:p text:style-name="P2415"><text:span text:style-name="CharStyle7">Pulau Sanghai</text:span></text:p></table:table-cell><table:table-cell table:style-name="Table41.Cell43"><text:p text:style-name="P2102"><text:span text:style-name="CharStyle7">399</text:span></text:p></table:table-cell></table:table-row><table:table-row table:style-name="Table41.R12"><table:table-cell table:style-name="Table41.Cell44"><text:p text:style-name="P3471"/></table:table-cell><table:table-cell table:style-name="Table41.Cell45"><text:p text:style-name="P3471"/></table:table-cell><table:table-cell table:style-name="Table41.Cell46"><text:p text:style-name="P3471"/></table:table-cell><table:table-cell table:style-name="Table41.Cell47"><text:p text:style-name="P1807"><text:span text:style-name="CharStyle7">14,643</text:span></text:p></table:table-cell></table:table-row><table:table-row table:style-name="Table41.R13"><table:table-cell table:style-name="Table41.Cell48"><text:p text:style-name="P2426"><text:span text:style-name="CharStyle7">N. 54 KARAMUNTING</text:span></text:p></table:table-cell><table:table-cell table:style-name="Table41.Cell49"><text:p text:style-name="P1313"><text:span text:style-name="CharStyle135">1</text:span><text:span text:style-name="CharStyle119">.</text:span></text:p></table:table-cell><table:table-cell table:style-name="Table41.Cell50"><text:p text:style-name="P1941"><text:span text:style-name="CharStyle7">Cecily</text:span></text:p></table:table-cell><table:table-cell table:style-name="Table41.Cell51"><text:p text:style-name="P2553"><text:span text:style-name="CharStyle7">2,169</text:span></text:p></table:table-cell></table:table-row><table:table-row table:style-name="Table41.R14"><table:table-cell table:style-name="Table41.Cell52"><text:p text:style-name="P3471"/></table:table-cell><table:table-cell table:style-name="Table41.Cell53"><text:p text:style-name="P2436"><text:span text:style-name="CharStyle7">2.</text:span></text:p></table:table-cell><table:table-cell table:style-name="Table41.Cell54"><text:p text:style-name="P1314"><text:span text:style-name="CharStyle7">Tanah Merah</text:span></text:p></table:table-cell><table:table-cell table:style-name="Table41.Cell55"><text:p text:style-name="P1320"><text:span text:style-name="CharStyle7">2,126</text:span></text:p></table:table-cell></table:table-row><table:table-row table:style-name="Table41.R15"><table:table-cell table:style-name="Table41.Cell56"><text:p text:style-name="P3471"/></table:table-cell><table:table-cell table:style-name="Table41.Cell57"><text:p text:style-name="P2295"><text:span text:style-name="CharStyle7">3.</text:span></text:p></table:table-cell><table:table-cell table:style-name="Table41.Cell58"><text:p text:style-name="P3094"><text:span text:style-name="CharStyle7">Jalan Leila</text:span></text:p></table:table-cell><table:table-cell table:style-name="Table41.Cell59"><text:p text:style-name="P3410"><text:span text:style-name="CharStyle7">2,444</text:span></text:p></table:table-cell></table:table-row><table:table-row table:style-name="Table41.R16"><table:table-cell table:style-name="Table41.Cell60"><text:p text:style-name="P3471"/></table:table-cell><table:table-cell table:style-name="Table41.Cell61"><text:p text:style-name="P978"><text:span text:style-name="CharStyle7">4.</text:span></text:p></table:table-cell><table:table-cell table:style-name="Table41.Cell62"><text:p text:style-name="P1601"><text:span text:style-name="CharStyle7">Kampung Gelam</text:span></text:p></table:table-cell><table:table-cell table:style-name="Table41.Cell63"><text:p text:style-name="P2224"><text:span text:style-name="CharStyle7">2,325</text:span></text:p></table:table-cell></table:table-row><table:table-row table:style-name="Table41.R17"><table:table-cell table:style-name="Table41.Cell64"><text:p text:style-name="P3471"/></table:table-cell><table:table-cell table:style-name="Table41.Cell65"><text:p text:style-name="P1371"><text:span text:style-name="CharStyle7">5.</text:span></text:p></table:table-cell><table:table-cell table:style-name="Table41.Cell66"><text:p text:style-name="P1553"><text:span text:style-name="CharStyle7">Karamunting</text:span></text:p></table:table-cell><table:table-cell table:style-name="Table41.Cell67"><text:p text:style-name="P2179"><text:span text:style-name="CharStyle7">3,593</text:span></text:p></table:table-cell></table:table-row><table:table-row table:style-name="Table41.R18"><table:table-cell table:style-name="Table41.Cell68"><text:p text:style-name="P3471"/></table:table-cell><table:table-cell table:style-name="Table41.Cell69"><text:p text:style-name="P1336"><text:span text:style-name="CharStyle7">6.</text:span></text:p></table:table-cell><table:table-cell table:style-name="Table41.Cell70"><text:p text:style-name="P3097"><text:span text:style-name="CharStyle7">Bokara</text:span></text:p></table:table-cell><table:table-cell table:style-name="Table41.Cell71"><text:p text:style-name="P2581"><text:span text:style-name="CharStyle7">3,122</text:span></text:p></table:table-cell></table:table-row><table:table-row table:style-name="Table41.R19"><table:table-cell table:style-name="Table41.Cell72"><text:p text:style-name="P3471"/></table:table-cell><table:table-cell table:style-name="Table41.Cell73"><text:p text:style-name="P3471"/></table:table-cell><table:table-cell table:style-name="Table41.Cell74"><text:p text:style-name="P3471"/></table:table-cell><table:table-cell table:style-name="Table41.Cell75"><text:p text:style-name="P1911"><text:span text:style-name="CharStyle7">15,779</text:span></text:p></table:table-cell></table:table-row><table:table-row table:style-name="Table41.R20"><table:table-cell table:style-name="Table41.Cell76" table:number-columns-spanned="3"><text:p text:style-name="P1691"><text:span text:style-name="CharStyle7">Jumlah Bilangan Pemilih dalam Bahagian Pilihan Raya</text:span></text:p></table:table-cell><table:table-cell table:style-name="Table41.Cell77"><text:p text:style-name="P1436"><text:span text:style-name="CharStyle7">30,422</text:span></text:p></table:table-cell></table:table-row></table:table><text:p text:style-name="P1802"><text:span text:style-name="CharStyle50">Persekutuan P. 185 Batu Sapi:</text:span></text:p><text:p text:style-name="P2137"><text:span text:style-name="CharStyle25">Total Number of Electors in the Federal Constituency of<text:line-break/>P. 185 Batu Sapi:</text:span></text:p></draw:text-box></draw:frame></text:p>
        <text:p text:style-name="P3099"><text:span text:style-name="CharStyle18">51</text:span></text:p>
      </text:section>
      <text:section text:style-name="Sect46" text:name="Section46">
        <text:p text:style-name="P3581"><draw:frame draw:style-name="fr228" svg:x="2.748cm" svg:y="0.004cm" svg:width="9.559cm" fo:min-height="2.778cm" text:anchor-type="paragraph"><draw:text-box><text:h text:outline-level="1" text:style-name="P3176"><text:bookmark-start text:name="bookmark24"/><text:span text:style-name="CharStyle47">(1) (2)</text:span><text:bookmark-end text:name="bookmark24"/></text:h><text:p text:style-name="P1507"><text:span text:style-name="CharStyle33">Bahagian Pilihan Raya<text:tab/>Daerah<text:tab/>Mengundi</text:span></text:p><text:p text:style-name="P1564"><text:span text:style-name="CharStyle61">Negeri<text:line-break/></text:span><text:span text:style-name="CharStyle62">State Constituency</text:span></text:p></draw:text-box></draw:frame><draw:frame draw:style-name="fr223" svg:x="2.387cm" svg:y="3.175cm" svg:width="3.776cm" fo:min-height="0.550cm" text:anchor-type="paragraph"><draw:text-box><table:table table:style-name="Table42"><table:table-column table:style-name="Table42.C1"/><table:table-row table:style-name="Table42.R1"><table:table-cell table:style-name="Table42.Cell1"><text:p text:style-name="P2040"><text:span text:style-name="CharStyle7">N. 55 ELOPURA</text:span></text:p></table:table-cell></table:table-row></table:table></draw:text-box></draw:frame><draw:frame draw:style-name="fr222" svg:x="2.701cm" svg:y="3.175cm" svg:width="2.896cm" fo:min-height="0.508cm" text:anchor-type="paragraph"><draw:text-box><text:p text:style-name="P2493"><text:span text:style-name="CharStyle84">N. 55 ELOPURA</text:span></text:p></draw:text-box></draw:frame><draw:frame draw:style-name="fr229" svg:x="2.699cm" svg:y="15.155cm" svg:width="4.209cm" fo:min-height="0.524cm" text:anchor-type="paragraph"><draw:text-box><text:p text:style-name="P3300"><text:span text:style-name="CharStyle33">N. 56 TANJONG PAP AT</text:span></text:p></draw:text-box></draw:frame><draw:frame draw:style-name="fr227" svg:x="8.752cm" svg:y="3.200cm" svg:width="9.634cm" fo:min-height="18.482cm" text:anchor-type="paragraph"><draw:text-box><table:table table:style-name="Table43"><table:table-column table:style-name="Table43.C1"/><table:table-column table:style-name="Table43.C2"/><table:table-column table:style-name="Table43.C3"/><table:table-row table:style-name="Table43.R1"><table:table-cell table:style-name="Table43.Cell1"><text:p text:style-name="P2784"><text:span text:style-name="CharStyle7">1.</text:span></text:p></table:table-cell><table:table-cell table:style-name="Table43.Cell2"><text:p text:style-name="P2760"><text:span text:style-name="CharStyle7">Taman Indah Jaya</text:span></text:p></table:table-cell><table:table-cell table:style-name="Table43.Cell3"><text:p text:style-name="P1331"><text:span text:style-name="CharStyle7">3,332</text:span></text:p></table:table-cell></table:table-row><table:table-row table:style-name="Table43.R2"><table:table-cell table:style-name="Table43.Cell4"><text:p text:style-name="P1967"><text:span text:style-name="CharStyle7">2.</text:span></text:p></table:table-cell><table:table-cell table:style-name="Table43.Cell5"><text:p text:style-name="P2574"><text:span text:style-name="CharStyle7">Beatrice</text:span></text:p></table:table-cell><table:table-cell table:style-name="Table43.Cell6"><text:p text:style-name="P1463"><text:span text:style-name="CharStyle7">2,088</text:span></text:p></table:table-cell></table:table-row><table:table-row table:style-name="Table43.R3"><table:table-cell table:style-name="Table43.Cell7"><text:p text:style-name="P2103"><text:span text:style-name="CharStyle7">3.</text:span></text:p></table:table-cell><table:table-cell table:style-name="Table43.Cell8"><text:p text:style-name="P992"><text:span text:style-name="CharStyle7">Batu 1 Jalan Utara</text:span></text:p></table:table-cell><table:table-cell table:style-name="Table43.Cell9"><text:p text:style-name="P1662"><text:span text:style-name="CharStyle7">2,192</text:span></text:p></table:table-cell></table:table-row><table:table-row table:style-name="Table43.R4"><table:table-cell table:style-name="Table43.Cell10"><text:p text:style-name="P2280"><text:span text:style-name="CharStyle7">4.</text:span></text:p></table:table-cell><table:table-cell table:style-name="Table43.Cell11"><text:p text:style-name="P1171"><text:span text:style-name="CharStyle7">Batu 2 Jalan Utara</text:span></text:p></table:table-cell><table:table-cell table:style-name="Table43.Cell12"><text:p text:style-name="P1778"><text:span text:style-name="CharStyle7">3,414</text:span></text:p></table:table-cell></table:table-row><table:table-row table:style-name="Table43.R5"><table:table-cell table:style-name="Table43.Cell13"><text:p text:style-name="P2405"><text:span text:style-name="CharStyle7">5.</text:span></text:p></table:table-cell><table:table-cell table:style-name="Table43.Cell14"><text:p text:style-name="P1284"><text:span text:style-name="CharStyle7">Trig Hill</text:span></text:p></table:table-cell><table:table-cell table:style-name="Table43.Cell15"><text:p text:style-name="P1912"><text:span text:style-name="CharStyle7">1,777</text:span></text:p></table:table-cell></table:table-row><table:table-row table:style-name="Table43.R6"><table:table-cell table:style-name="Table43.Cell16"><text:p text:style-name="P2521"><text:span text:style-name="CharStyle7">6.</text:span></text:p></table:table-cell><table:table-cell table:style-name="Table43.Cell17"><text:p text:style-name="P3105"><text:span text:style-name="CharStyle7">Jalan Utara</text:span></text:p></table:table-cell><table:table-cell table:style-name="Table43.Cell18"><text:p text:style-name="P3278"><text:span text:style-name="CharStyle7">3,149</text:span></text:p></table:table-cell></table:table-row><table:table-row table:style-name="Table43.R7"><table:table-cell table:style-name="Table43.Cell19"><text:p text:style-name="P3280"><text:span text:style-name="CharStyle7">7.</text:span></text:p></table:table-cell><table:table-cell table:style-name="Table43.Cell20"><text:p text:style-name="P1610"><text:span text:style-name="CharStyle7">Pecky Valley</text:span></text:p></table:table-cell><table:table-cell table:style-name="Table43.Cell21"><text:p text:style-name="P2242"><text:span text:style-name="CharStyle7">2,672</text:span></text:p></table:table-cell></table:table-row><table:table-row table:style-name="Table43.R8"><table:table-cell table:style-name="Table43.Cell22"><text:p text:style-name="P1132"><text:span text:style-name="CharStyle7">8.</text:span></text:p></table:table-cell><table:table-cell table:style-name="Table43.Cell23"><text:p text:style-name="P1923"><text:span text:style-name="CharStyle7">Sungai Anip</text:span></text:p></table:table-cell><table:table-cell table:style-name="Table43.Cell24"><text:p text:style-name="P3107"><text:span text:style-name="CharStyle7">1,723</text:span></text:p></table:table-cell></table:table-row><table:table-row table:style-name="Table43.R9"><table:table-cell table:style-name="Table43.Cell25"><text:p text:style-name="P1391"><text:span text:style-name="CharStyle7">9.</text:span></text:p></table:table-cell><table:table-cell table:style-name="Table43.Cell26"><text:p text:style-name="P2985"><text:span text:style-name="CharStyle7">Batu 3 Jalan Utara</text:span></text:p></table:table-cell><table:table-cell table:style-name="Table43.Cell27"><text:p text:style-name="P1019"><text:span text:style-name="CharStyle7">1,539</text:span></text:p></table:table-cell></table:table-row><table:table-row table:style-name="Table43.R10"><table:table-cell table:style-name="Table43.Cell28"><text:p text:style-name="P1629"><text:span text:style-name="CharStyle7">10.</text:span></text:p></table:table-cell><table:table-cell table:style-name="Table43.Cell29"><text:p text:style-name="P3211"><text:span text:style-name="CharStyle7">Batu 5 Jalan Utara</text:span></text:p></table:table-cell><table:table-cell table:style-name="Table43.Cell30"><text:p text:style-name="P1153"><text:span text:style-name="CharStyle7">1,441</text:span></text:p></table:table-cell></table:table-row><table:table-row table:style-name="Table43.R11"><table:table-cell table:style-name="Table43.Cell31"><text:p text:style-name="P3471"/></table:table-cell><table:table-cell table:style-name="Table43.Cell32"><text:p text:style-name="P3471"/></table:table-cell><table:table-cell table:style-name="Table43.Cell33"><text:p text:style-name="P3109"><text:span text:style-name="CharStyle7">23,327</text:span></text:p></table:table-cell></table:table-row><table:table-row table:style-name="Table43.R12"><table:table-cell table:style-name="Table43.Cell34"><text:p text:style-name="P3111"><text:span text:style-name="CharStyle7">1.</text:span></text:p></table:table-cell><table:table-cell table:style-name="Table43.Cell35"><text:p text:style-name="P3113"><text:span text:style-name="CharStyle7">Happy Valley</text:span></text:p></table:table-cell><table:table-cell table:style-name="Table43.Cell36"><text:p text:style-name="P2438"><text:span text:style-name="CharStyle7">1,667</text:span></text:p></table:table-cell></table:table-row><table:table-row table:style-name="Table43.R13"><table:table-cell table:style-name="Table43.Cell37"><text:p text:style-name="P3115"><text:span text:style-name="CharStyle7">2.</text:span></text:p></table:table-cell><table:table-cell table:style-name="Table43.Cell38"><text:p text:style-name="P2068"><text:span text:style-name="CharStyle7">Sandakan Pekan</text:span></text:p></table:table-cell><table:table-cell table:style-name="Table43.Cell39"><text:p text:style-name="P3205"><text:span text:style-name="CharStyle7">2,463</text:span></text:p></table:table-cell></table:table-row><table:table-row table:style-name="Table43.R14"><table:table-cell table:style-name="Table43.Cell40"><text:p text:style-name="P1570"><text:span text:style-name="CharStyle7">3.</text:span></text:p></table:table-cell><table:table-cell table:style-name="Table43.Cell41"><text:p text:style-name="P2197"><text:span text:style-name="CharStyle7">Cathay</text:span></text:p></table:table-cell><table:table-cell table:style-name="Table43.Cell42"><text:p text:style-name="P3274"><text:span text:style-name="CharStyle7">1,002</text:span></text:p></table:table-cell></table:table-row><table:table-row table:style-name="Table43.R15"><table:table-cell table:style-name="Table43.Cell43"><text:p text:style-name="P1697"><text:span text:style-name="CharStyle7">4.</text:span></text:p></table:table-cell><table:table-cell table:style-name="Table43.Cell44"><text:p text:style-name="P2316"><text:span text:style-name="CharStyle7">Pasar</text:span></text:p></table:table-cell><table:table-cell table:style-name="Table43.Cell45"><text:p text:style-name="P3117"><text:span text:style-name="CharStyle7">1,109</text:span></text:p></table:table-cell></table:table-row><table:table-row table:style-name="Table43.R16"><table:table-cell table:style-name="Table43.Cell46"><text:p text:style-name="P3119"><text:span text:style-name="CharStyle7">5.</text:span></text:p></table:table-cell><table:table-cell table:style-name="Table43.Cell47"><text:p text:style-name="P3122"><text:span text:style-name="CharStyle7">Sim-Sim</text:span></text:p></table:table-cell><table:table-cell table:style-name="Table43.Cell48"><text:p text:style-name="P1872"><text:span text:style-name="CharStyle7">2,766</text:span></text:p></table:table-cell></table:table-row><table:table-row table:style-name="Table43.R17"><table:table-cell table:style-name="Table43.Cell49"><text:p text:style-name="P2490"><text:span text:style-name="CharStyle7">6.</text:span></text:p></table:table-cell><table:table-cell table:style-name="Table43.Cell50"><text:p text:style-name="P3124"><text:span text:style-name="CharStyle7">Pulau Berhala</text:span></text:p></table:table-cell><table:table-cell table:style-name="Table43.Cell51"><text:p text:style-name="P3126"><text:span text:style-name="CharStyle7">4,449</text:span></text:p></table:table-cell></table:table-row><table:table-row table:style-name="Table43.R18"><table:table-cell table:style-name="Table43.Cell52"><text:p text:style-name="P2620"><text:span text:style-name="CharStyle7">7.</text:span></text:p></table:table-cell><table:table-cell table:style-name="Table43.Cell53"><text:p text:style-name="P1510"><text:span text:style-name="CharStyle7">Jalan Dua</text:span></text:p></table:table-cell><table:table-cell table:style-name="Table43.Cell54"><text:p text:style-name="P2139"><text:span text:style-name="CharStyle7">966</text:span></text:p></table:table-cell></table:table-row></table:table></draw:text-box></draw:frame><draw:frame draw:style-name="fr224" svg:x="16.983cm" svg:y="22.199cm" svg:width="1.372cm" fo:min-height="0.473cm" text:anchor-type="paragraph"><draw:text-box><text:p text:style-name="P2601"><text:span text:style-name="CharStyle35">14,422</text:span></text:p></draw:text-box></draw:frame><draw:frame draw:style-name="fr225" svg:x="9.294cm" svg:y="2.235cm" svg:width="2.760cm" fo:min-height="0.490cm" text:anchor-type="paragraph"><draw:text-box><text:p text:style-name="P1488"><text:span text:style-name="CharStyle48">Polling District</text:span></text:p></draw:text-box></draw:frame><draw:frame draw:style-name="fr226" svg:x="14.679cm" svg:y="2.235cm" svg:width="3.471cm" fo:min-height="0.490cm" text:anchor-type="paragraph"><draw:text-box><text:p text:style-name="P3229"><text:span text:style-name="CharStyle48">Number of Electors</text:span></text:p></draw:text-box></draw:frame><draw:frame draw:style-name="fr230" svg:x="10.268cm" svg:y="24.652cm" svg:width="0.457cm" fo:min-height="0.455cm" text:anchor-type="paragraph"><draw:text-box><text:p text:style-name="P3128"><text:span text:style-name="CharStyle63">52</text:span></text:p></draw:text-box></draw:frame></text:p>
        <text:p text:style-name="P645"/>
        <text:p text:style-name="P646"/>
        <text:p text:style-name="P647"/>
        <text:p text:style-name="P648"/>
        <text:p text:style-name="P649"/>
        <text:p text:style-name="P650"/>
        <text:p text:style-name="P651"/>
        <text:p text:style-name="P652"/>
        <text:p text:style-name="P653"/>
        <text:p text:style-name="P654"/>
        <text:p text:style-name="P655"/>
        <text:p text:style-name="P656"/>
        <text:p text:style-name="P657"/>
        <text:p text:style-name="P658"/>
        <text:p text:style-name="P659"/>
        <text:p text:style-name="P660"/>
        <text:p text:style-name="P661"/>
        <text:p text:style-name="P662"/>
        <text:p text:style-name="P663"/>
        <text:p text:style-name="P664"/>
        <text:p text:style-name="P665"/>
        <text:p text:style-name="P666"/>
        <text:p text:style-name="P667"/>
        <text:p text:style-name="P668"/>
        <text:p text:style-name="P669"/>
        <text:p text:style-name="P670"/>
        <text:p text:style-name="P671"/>
        <text:p text:style-name="P672"/>
        <text:p text:style-name="P673"/>
        <text:p text:style-name="P674"/>
        <text:p text:style-name="P675"/>
        <text:p text:style-name="P676"/>
        <text:p text:style-name="P677"/>
        <text:p text:style-name="P678"/>
        <text:p text:style-name="P679"/>
        <text:p text:style-name="P680"/>
        <text:p text:style-name="P681"/>
      </text:section>
      <text:section text:style-name="Sect47" text:name="Section47">
        <text:p text:style-name="P3582"><draw:frame draw:style-name="fr231" svg:x="2.672cm" svg:y="0.263cm" svg:width="9.897cm" fo:min-height="0.002cm" text:anchor-type="paragraph"><draw:text-box><table:table table:style-name="Table44"><table:table-column table:style-name="Table44.C1"/><table:table-column table:style-name="Table44.C2"/><table:table-row table:style-name="Table44.R1"><table:table-cell table:style-name="Table44.Cell1"><text:p text:style-name="P1608"><text:span text:style-name="CharStyle7">(1)</text:span></text:p></table:table-cell><table:table-cell table:style-name="Table44.Cell2"><text:p text:style-name="P2235"><text:span text:style-name="CharStyle7">(2)</text:span></text:p></table:table-cell></table:table-row><table:table-row table:style-name="Table44.R2"><table:table-cell table:style-name="Table44.Cell3"><text:p text:style-name="P1126"><text:span text:style-name="CharStyle7">Bahagian Pilihan Raya<text:line-break/>Negeri</text:span></text:p></table:table-cell><table:table-cell table:style-name="Table44.Cell4"><text:p text:style-name="P3130"><text:span text:style-name="CharStyle7">Daerah Mengundi</text:span></text:p></table:table-cell></table:table-row><table:table-row table:style-name="Table44.R3"><table:table-cell table:style-name="Table44.Cell5"><text:p text:style-name="P3132"><text:span text:style-name="CharStyle8">State Constituency</text:span></text:p></table:table-cell><table:table-cell table:style-name="Table44.Cell6"><text:p text:style-name="P3134"><text:span text:style-name="CharStyle8">Polling District</text:span></text:p></table:table-cell></table:table-row></table:table></draw:text-box></draw:frame><draw:frame draw:style-name="fr232" svg:x="13.076cm" svg:y="0.000cm" svg:width="6.121cm" fo:min-height="0.002cm" text:anchor-type="paragraph"><draw:text-box><table:table table:style-name="Table45"><table:table-column table:style-name="Table45.C1"/><table:table-row table:style-name="Table45.R1"><table:table-cell table:style-name="Table45.Cell1"><text:p text:style-name="P3136"><text:span text:style-name="CharStyle7">(3)</text:span></text:p><text:p text:style-name="P1787"><text:span text:style-name="CharStyle7">Bilangan Pemilih<text:line-break/></text:span><text:span text:style-name="CharStyle8">Number of Electors</text:span></text:p></table:table-cell></table:table-row></table:table><text:p text:style-name="P2001"><text:span text:style-name="CharStyle84">37,749</text:span></text:p></draw:text-box></draw:frame><draw:frame draw:style-name="fr235" svg:x="14.854cm" svg:y="0.263cm" svg:width="3.124cm" fo:min-height="1.228cm" text:anchor-type="paragraph"><draw:text-box><text:p text:style-name="P2468"><text:span text:style-name="CharStyle33">(3)</text:span></text:p><text:p text:style-name="P3138"><text:span text:style-name="CharStyle33">Bilangan Pemilih</text:span></text:p></draw:text-box></draw:frame><draw:frame draw:style-name="fr234" svg:x="2.672cm" svg:y="3.463cm" svg:width="15.697cm" fo:min-height="2.108cm" text:anchor-type="paragraph"><draw:text-box><table:table table:style-name="Table46"><table:table-column table:style-name="Table46.C1"/><table:table-column table:style-name="Table46.C2"/><table:table-row table:style-name="Table46.R1"><table:table-cell table:style-name="Table46.Cell1"><text:p text:style-name="P3140"><text:span text:style-name="CharStyle7">Jumlah Bilangan Pemilih dalam Bahagian Pilihan Raya</text:span></text:p></table:table-cell><table:table-cell table:style-name="Table46.Cell2"><text:p text:style-name="P3414"><text:span text:style-name="CharStyle7">37,749</text:span></text:p></table:table-cell></table:table-row><table:table-row table:style-name="Table46.R2"><table:table-cell table:style-name="Table46.Cell3"><text:p text:style-name="P3146"><text:span text:style-name="CharStyle7">Persekutuan P. 186 Sandakan:</text:span></text:p></table:table-cell><table:table-cell table:style-name="Table46.Cell4"><text:p text:style-name="P3471"/></table:table-cell></table:table-row><table:table-row table:style-name="Table46.R3"><table:table-cell table:style-name="Table46.Cell5"><text:p text:style-name="P1652"><text:span text:style-name="CharStyle8">Total Number of Electors in the Federal Constituency of</text:span></text:p></table:table-cell><table:table-cell table:style-name="Table46.Cell6"><text:p text:style-name="P3471"/></table:table-cell></table:table-row><table:table-row table:style-name="Table46.R4"><table:table-cell table:style-name="Table46.Cell7"><text:p text:style-name="P2540"><text:span text:style-name="CharStyle8">P. 186 Sandakan:</text:span></text:p></table:table-cell><table:table-cell table:style-name="Table46.Cell8"><text:p text:style-name="P3471"/></table:table-cell></table:table-row></table:table></draw:text-box></draw:frame><draw:frame draw:style-name="fr233" svg:x="14.677cm" svg:y="2.498cm" svg:width="3.471cm" fo:min-height="0.490cm" text:anchor-type="paragraph"><draw:text-box><text:p text:style-name="P1561"><text:span text:style-name="CharStyle48">Number of Electors</text:span></text:p></draw:text-box></draw:frame><draw:frame draw:style-name="fr236" svg:x="2.671cm" svg:y="3.306cm" svg:width="9.897cm" fo:min-height="2.378cm" text:anchor-type="paragraph"><draw:text-box><text:p text:style-name="P2400"><text:span text:style-name="CharStyle33">Jumlah Bilangan Pemilih dalam Bahagian Pilihan Raya<text:line-break/>Persekutuan P. 186 Sandakan:</text:span></text:p><text:p text:style-name="P2330"><text:span text:style-name="CharStyle62">Total Number of Electors in the Federal Constituency of<text:line-break/>P. 186 Sandakan:</text:span></text:p></draw:text-box></draw:frame><draw:frame draw:style-name="fr237" svg:x="10.266cm" svg:y="26.599cm" svg:width="0.448cm" fo:min-height="0.455cm" text:anchor-type="paragraph"><draw:text-box><text:p text:style-name="P3398"><text:span text:style-name="CharStyle63">53</text:span></text:p></draw:text-box></draw:frame></text:p>
        <text:p text:style-name="P683"/>
        <text:p text:style-name="P684"/>
        <text:p text:style-name="P685"/>
        <text:p text:style-name="P686"/>
        <text:p text:style-name="P687"/>
        <text:p text:style-name="P688"/>
        <text:p text:style-name="P689"/>
        <text:p text:style-name="P690"/>
        <text:p text:style-name="P691"/>
        <text:p text:style-name="P692"/>
        <text:p text:style-name="P693"/>
        <text:p text:style-name="P694"/>
        <text:p text:style-name="P695"/>
        <text:p text:style-name="P696"/>
        <text:p text:style-name="P697"/>
        <text:p text:style-name="P698"/>
        <text:p text:style-name="P699"/>
        <text:p text:style-name="P700"/>
        <text:p text:style-name="P701"/>
        <text:p text:style-name="P702"/>
        <text:p text:style-name="P703"/>
        <text:p text:style-name="P704"/>
        <text:p text:style-name="P705"/>
        <text:p text:style-name="P706"/>
        <text:p text:style-name="P707"/>
        <text:p text:style-name="P708"/>
        <text:p text:style-name="P709"/>
        <text:p text:style-name="P710"/>
        <text:p text:style-name="P711"/>
        <text:p text:style-name="P712"/>
        <text:p text:style-name="P713"/>
        <text:p text:style-name="P714"/>
        <text:p text:style-name="P715"/>
        <text:p text:style-name="P716"/>
        <text:p text:style-name="P717"/>
        <text:p text:style-name="P718"/>
        <text:p text:style-name="P719"/>
        <text:p text:style-name="P720"/>
        <text:p text:style-name="P721"/>
        <text:p text:style-name="P722"/>
        <text:p text:style-name="P723"/>
        <text:p text:style-name="P724"/>
      </text:section>
      <text:section text:style-name="Sect48" text:name="Section48">
        <text:p text:style-name="P3583"><draw:frame draw:style-name="fr240" svg:x="2.672cm" svg:y="0.000cm" svg:width="4.157cm" fo:min-height="1.118cm" text:anchor-type="paragraph"><draw:text-box><text:p text:style-name="P2159"><text:span text:style-name="CharStyle137">llj</text:span></text:p><text:p text:style-name="P1486"><text:span text:style-name="CharStyle33">Bahagian Pilihan Raya</text:span></text:p></draw:text-box></draw:frame><draw:frame draw:style-name="fr241" svg:x="9.022cm" svg:y="0.004cm" svg:width="3.284cm" fo:min-height="1.118cm" text:anchor-type="paragraph"><draw:text-box><text:p text:style-name="P3147"><text:span text:style-name="CharStyle33">Daerah Mengundi</text:span></text:p></draw:text-box></draw:frame><draw:frame draw:style-name="fr242" svg:x="14.864cm" svg:y="0.004cm" svg:width="3.200cm" fo:min-height="1.118cm" text:anchor-type="paragraph"><draw:text-box><text:p text:style-name="P1457"><text:span text:style-name="CharStyle33">Bilangan Pemilih</text:span></text:p></draw:text-box></draw:frame><draw:frame draw:style-name="fr243" svg:x="4.154cm" svg:y="1.346cm" svg:width="1.261cm" fo:min-height="0.534cm" text:anchor-type="paragraph"><draw:text-box><text:p text:style-name="P2181"><text:span text:style-name="CharStyle33">Negeri</text:span></text:p></draw:text-box></draw:frame><draw:frame draw:style-name="fr244" svg:x="3.096cm" svg:y="2.090cm" svg:width="3.387cm" fo:min-height="0.534cm" text:anchor-type="paragraph"><draw:text-box><text:p text:style-name="P1174"><text:span text:style-name="CharStyle62">State Constituency</text:span></text:p></draw:text-box></draw:frame><draw:frame draw:style-name="fr245" svg:x="2.697cm" svg:y="3.057cm" svg:width="2.776cm" fo:min-height="0.524cm" text:anchor-type="paragraph"><draw:text-box><text:p text:style-name="P1871"><text:span text:style-name="CharStyle33">N. 57 KUAMUT</text:span></text:p></draw:text-box></draw:frame><draw:frame draw:style-name="fr246" svg:x="2.697cm" svg:y="15.055cm" svg:width="2.447cm" fo:min-height="0.524cm" text:anchor-type="paragraph"><draw:text-box><text:p text:style-name="P2575"><text:span text:style-name="CharStyle33">N. 58 LAMAG</text:span></text:p></draw:text-box></draw:frame><draw:frame draw:style-name="fr239" svg:x="8.751cm" svg:y="2.134cm" svg:width="9.634cm" fo:min-height="0.002cm" text:anchor-type="paragraph"><draw:text-box><text:p text:style-name="P1496"><text:span text:style-name="CharStyle48">Polling District</text:span></text:p><text:p text:style-name="P2031"><text:span text:style-name="CharStyle48">Number of Electors</text:span></text:p><table:table table:style-name="Table47"><table:table-column table:style-name="Table47.C1"/><table:table-column table:style-name="Table47.C2"/><table:table-column table:style-name="Table47.C3"/><table:table-row table:style-name="Table47.R1"><table:table-cell table:style-name="Table47.Cell1"><text:p text:style-name="P2326"><text:span text:style-name="CharStyle7">1.</text:span></text:p></table:table-cell><table:table-cell table:style-name="Table47.Cell2"><text:p text:style-name="P3351"><text:span text:style-name="CharStyle7">Mananam</text:span></text:p></table:table-cell><table:table-cell table:style-name="Table47.Cell3"><text:p text:style-name="P1838"><text:span text:style-name="CharStyle7">742</text:span></text:p></table:table-cell></table:table-row><table:table-row table:style-name="Table47.R2"><table:table-cell table:style-name="Table47.Cell4"><text:p text:style-name="P2456"><text:span text:style-name="CharStyle7">2.</text:span></text:p></table:table-cell><table:table-cell table:style-name="Table47.Cell5"><text:p text:style-name="P1348"><text:span text:style-name="CharStyle7">Sogo-Sogo</text:span></text:p></table:table-cell><table:table-cell table:style-name="Table47.Cell6"><text:p text:style-name="P3150"><text:span text:style-name="CharStyle7">314</text:span></text:p></table:table-cell></table:table-row><table:table-row table:style-name="Table47.R3"><table:table-cell table:style-name="Table47.Cell7"><text:p text:style-name="P2592"><text:span text:style-name="CharStyle7">3.</text:span></text:p></table:table-cell><table:table-cell table:style-name="Table47.Cell8"><text:p text:style-name="P3152"><text:span text:style-name="CharStyle7">Entilibon</text:span></text:p></table:table-cell><table:table-cell table:style-name="Table47.Cell9"><text:p text:style-name="P2167"><text:span text:style-name="CharStyle7">1,492</text:span></text:p></table:table-cell></table:table-row><table:table-row table:style-name="Table47.R4"><table:table-cell table:style-name="Table47.Cell10"><text:p text:style-name="P3154"><text:span text:style-name="CharStyle7">4.</text:span></text:p></table:table-cell><table:table-cell table:style-name="Table47.Cell11"><text:p text:style-name="P1659"><text:span text:style-name="CharStyle7">Karamuak</text:span></text:p></table:table-cell><table:table-cell table:style-name="Table47.Cell12"><text:p text:style-name="P2291"><text:span text:style-name="CharStyle7">645</text:span></text:p></table:table-cell></table:table-row><table:table-row table:style-name="Table47.R5"><table:table-cell table:style-name="Table47.Cell13"><text:p text:style-name="P1182"><text:span text:style-name="CharStyle7">5.</text:span></text:p></table:table-cell><table:table-cell table:style-name="Table47.Cell14"><text:p text:style-name="P1794"><text:span text:style-name="CharStyle7">Kuamut</text:span></text:p></table:table-cell><table:table-cell table:style-name="Table47.Cell15"><text:p text:style-name="P2416"><text:span text:style-name="CharStyle7">666</text:span></text:p></table:table-cell></table:table-row><table:table-row table:style-name="Table47.R6"><table:table-cell table:style-name="Table47.Cell16"><text:p text:style-name="P1300"><text:span text:style-name="CharStyle7">6.</text:span></text:p></table:table-cell><table:table-cell table:style-name="Table47.Cell17"><text:p text:style-name="P2129"><text:span text:style-name="CharStyle7">Tongod</text:span></text:p></table:table-cell><table:table-cell table:style-name="Table47.Cell18"><text:p text:style-name="P3378"><text:span text:style-name="CharStyle7">1,616</text:span></text:p></table:table-cell></table:table-row><table:table-row table:style-name="Table47.R7"><table:table-cell table:style-name="Table47.Cell19"><text:p text:style-name="P1476"><text:span text:style-name="CharStyle7">7.</text:span></text:p></table:table-cell><table:table-cell table:style-name="Table47.Cell20"><text:p text:style-name="P2117"><text:span text:style-name="CharStyle7">Penangah</text:span></text:p></table:table-cell><table:table-cell table:style-name="Table47.Cell21"><text:p text:style-name="P1011"><text:span text:style-name="CharStyle7">1,397</text:span></text:p></table:table-cell></table:table-row><table:table-row table:style-name="Table47.R8"><table:table-cell table:style-name="Table47.Cell22"><text:p text:style-name="P3156"><text:span text:style-name="CharStyle7">8.</text:span></text:p></table:table-cell><table:table-cell table:style-name="Table47.Cell23"><text:p text:style-name="P2259"><text:span text:style-name="CharStyle7">Masaum</text:span></text:p></table:table-cell><table:table-cell table:style-name="Table47.Cell24"><text:p text:style-name="P1147"><text:span text:style-name="CharStyle7">163</text:span></text:p></table:table-cell></table:table-row><table:table-row table:style-name="Table47.R9"><table:table-cell table:style-name="Table47.Cell25"><text:p text:style-name="P3158"><text:span text:style-name="CharStyle7">9.</text:span></text:p></table:table-cell><table:table-cell table:style-name="Table47.Cell26"><text:p text:style-name="P2459"><text:span text:style-name="CharStyle7">Inarad</text:span></text:p></table:table-cell><table:table-cell table:style-name="Table47.Cell27"><text:p text:style-name="P1352"><text:span text:style-name="CharStyle7">212</text:span></text:p></table:table-cell></table:table-row><table:table-row table:style-name="Table47.R10"><table:table-cell table:style-name="Table47.Cell28"><text:p text:style-name="P1986"><text:span text:style-name="CharStyle7">10.</text:span></text:p></table:table-cell><table:table-cell table:style-name="Table47.Cell29"><text:p text:style-name="P2594"><text:span text:style-name="CharStyle7">Saguan</text:span></text:p></table:table-cell><table:table-cell table:style-name="Table47.Cell30"><text:p text:style-name="P1479"><text:span text:style-name="CharStyle7">970</text:span></text:p></table:table-cell></table:table-row><table:table-row table:style-name="Table47.R11"><table:table-cell table:style-name="Table47.Cell31"><text:p text:style-name="P3471"/></table:table-cell><table:table-cell table:style-name="Table47.Cell32"><text:p text:style-name="P3471"/></table:table-cell><table:table-cell table:style-name="Table47.Cell33"><text:p text:style-name="P3160"><text:span text:style-name="CharStyle7">8,217</text:span></text:p></table:table-cell></table:table-row><table:table-row table:style-name="Table47.R12"><table:table-cell table:style-name="Table47.Cell34"><text:p text:style-name="P1546"><text:span text:style-name="CharStyle7">1.</text:span></text:p></table:table-cell><table:table-cell table:style-name="Table47.Cell35"><text:p text:style-name="P3162"><text:span text:style-name="CharStyle7">Buang Sayang</text:span></text:p></table:table-cell><table:table-cell table:style-name="Table47.Cell36"><text:p text:style-name="P3164"><text:span text:style-name="CharStyle7">699</text:span></text:p></table:table-cell></table:table-row><table:table-row table:style-name="Table47.R13"><table:table-cell table:style-name="Table47.Cell37"><text:p text:style-name="P1748"><text:span text:style-name="CharStyle7">2.</text:span></text:p></table:table-cell><table:table-cell table:style-name="Table47.Cell38"><text:p text:style-name="P1720"><text:span text:style-name="CharStyle7">Bukit Garam</text:span></text:p></table:table-cell><table:table-cell table:style-name="Table47.Cell39"><text:p text:style-name="P2351"><text:span text:style-name="CharStyle7">2,308</text:span></text:p></table:table-cell></table:table-row><table:table-row table:style-name="Table47.R14"><table:table-cell table:style-name="Table47.Cell40"><text:p text:style-name="P1229"><text:span text:style-name="CharStyle7">3.</text:span></text:p></table:table-cell><table:table-cell table:style-name="Table47.Cell41"><text:p text:style-name="P1855"><text:span text:style-name="CharStyle7">Lamag</text:span></text:p></table:table-cell><table:table-cell table:style-name="Table47.Cell42"><text:p text:style-name="P2477"><text:span text:style-name="CharStyle7">288</text:span></text:p></table:table-cell></table:table-row><table:table-row table:style-name="Table47.R15"><table:table-cell table:style-name="Table47.Cell43"><text:p text:style-name="P1364"><text:span text:style-name="CharStyle7">4.</text:span></text:p></table:table-cell><table:table-cell table:style-name="Table47.Cell44"><text:p text:style-name="P3166"><text:span text:style-name="CharStyle7">Balat</text:span></text:p></table:table-cell><table:table-cell table:style-name="Table47.Cell45"><text:p text:style-name="P3168"><text:span text:style-name="CharStyle7">231</text:span></text:p></table:table-cell></table:table-row><table:table-row table:style-name="Table47.R16"><table:table-cell table:style-name="Table47.Cell46"><text:p text:style-name="P1493"><text:span text:style-name="CharStyle7">5.</text:span></text:p></table:table-cell><table:table-cell table:style-name="Table47.Cell47"><text:p text:style-name="P2126"><text:span text:style-name="CharStyle7">Kota Kinabatangan</text:span></text:p></table:table-cell><table:table-cell table:style-name="Table47.Cell48"><text:p text:style-name="P3170"><text:span text:style-name="CharStyle7">2,699</text:span></text:p></table:table-cell></table:table-row><table:table-row table:style-name="Table47.R17"><table:table-cell table:style-name="Table47.Cell49"><text:p text:style-name="P1635"><text:span text:style-name="CharStyle7">6.</text:span></text:p></table:table-cell><table:table-cell table:style-name="Table47.Cell50"><text:p text:style-name="P3172"><text:span text:style-name="CharStyle7">Usaha Jaya</text:span></text:p></table:table-cell><table:table-cell table:style-name="Table47.Cell51"><text:p text:style-name="P3175"><text:span text:style-name="CharStyle7">903</text:span></text:p></table:table-cell></table:table-row><table:table-row table:style-name="Table47.R18"><table:table-cell table:style-name="Table47.Cell52"><text:p text:style-name="P2882"><text:span text:style-name="CharStyle7">7.</text:span></text:p></table:table-cell><table:table-cell table:style-name="Table47.Cell53"><text:p text:style-name="P2394"><text:span text:style-name="CharStyle7">Suan Lamba</text:span></text:p></table:table-cell><table:table-cell table:style-name="Table47.Cell54"><text:p text:style-name="P3177"><text:span text:style-name="CharStyle7">1,624</text:span></text:p></table:table-cell></table:table-row></table:table><text:p text:style-name="P2618"><text:span text:style-name="CharStyle84">8,752</text:span></text:p></draw:text-box></draw:frame><draw:frame draw:style-name="fr247" svg:x="10.268cm" svg:y="24.550cm" svg:width="0.466cm" fo:min-height="0.455cm" text:anchor-type="paragraph"><draw:text-box><text:p text:style-name="P1985"><text:span text:style-name="CharStyle63">54</text:span></text:p></draw:text-box></draw:frame></text:p>
        <text:p text:style-name="P727"/>
        <text:p text:style-name="P728"/>
        <text:p text:style-name="P729"/>
        <text:p text:style-name="P730"/>
        <text:p text:style-name="P731"/>
        <text:p text:style-name="P732"/>
        <text:p text:style-name="P733"/>
        <text:p text:style-name="P734"/>
        <text:p text:style-name="P735"/>
        <text:p text:style-name="P736"/>
        <text:p text:style-name="P737"/>
        <text:p text:style-name="P738"/>
        <text:p text:style-name="P739"/>
        <text:p text:style-name="P740"/>
        <text:p text:style-name="P741"/>
        <text:p text:style-name="P742"/>
        <text:p text:style-name="P743"/>
        <text:p text:style-name="P744"/>
        <text:p text:style-name="P745"/>
        <text:p text:style-name="P746"/>
        <text:p text:style-name="P747"/>
        <text:p text:style-name="P748"/>
        <text:p text:style-name="P749"/>
        <text:p text:style-name="P750"/>
        <text:p text:style-name="P751"/>
        <text:p text:style-name="P752"/>
        <text:p text:style-name="P753"/>
        <text:p text:style-name="P754"/>
        <text:p text:style-name="P755"/>
        <text:p text:style-name="P756"/>
        <text:p text:style-name="P757"/>
        <text:p text:style-name="P758"/>
        <text:p text:style-name="P759"/>
        <text:p text:style-name="P760"/>
        <text:p text:style-name="P761"/>
        <text:p text:style-name="P762"/>
        <text:p text:style-name="P763"/>
        <text:p text:style-name="P764"/>
        <text:p text:style-name="P765"/>
        <text:p text:style-name="P766"/>
      </text:section>
      <text:section text:style-name="Sect49" text:name="Section49">
        <text:p text:style-name="P3584"><draw:frame draw:style-name="fr248" svg:x="0.000cm" svg:y="0.000cm" svg:width="15.714cm" fo:min-height="0.002cm" text:anchor-type="paragraph"><draw:text-box><table:table table:style-name="Table48"><table:table-column table:style-name="Table48.C1"/><table:table-column table:style-name="Table48.C2"/><table:table-column table:style-name="Table48.C3"/><table:table-column table:style-name="Table48.C4"/><table:table-row table:style-name="Table48.R1"><table:table-cell table:style-name="Table48.Cell1"><text:p text:style-name="P3179"><text:span text:style-name="CharStyle7">(1)</text:span></text:p></table:table-cell><table:table-cell table:style-name="Table48.Cell2"><text:p text:style-name="P3471"/></table:table-cell><table:table-cell table:style-name="Table48.Cell3"><text:p text:style-name="P1017"><text:span text:style-name="CharStyle7">(2)</text:span></text:p></table:table-cell><table:table-cell table:style-name="Table48.Cell4"><text:p text:style-name="P3181"><text:span text:style-name="CharStyle7">(3)</text:span></text:p></table:table-cell></table:table-row><table:table-row table:style-name="Table48.R2"><table:table-cell table:style-name="Table48.Cell5"><text:p text:style-name="P3183"><text:span text:style-name="CharStyle7">Bahagian Pilihan Raya</text:span></text:p></table:table-cell><table:table-cell table:style-name="Table48.Cell6" table:number-columns-spanned="2"><text:p text:style-name="P2000"><text:span text:style-name="CharStyle7">Daerah Mengundi</text:span></text:p></table:table-cell><table:table-cell table:style-name="Table48.Cell7"><text:p text:style-name="P1508"><text:span text:style-name="CharStyle7">Bilangan Pemilih</text:span></text:p></table:table-cell></table:table-row><table:table-row table:style-name="Table48.R3"><table:table-cell table:style-name="Table48.Cell8"><text:p text:style-name="P3185"><text:span text:style-name="CharStyle7">Negeri</text:span></text:p></table:table-cell><table:table-cell table:style-name="Table48.Cell9"><text:p text:style-name="P3471"/></table:table-cell><table:table-cell table:style-name="Table48.Cell10"><text:p text:style-name="P3471"/></table:table-cell><table:table-cell table:style-name="Table48.Cell11"><text:p text:style-name="P3471"/></table:table-cell></table:table-row><table:table-row table:style-name="Table48.R4"><table:table-cell table:style-name="Table48.Cell12"><text:p text:style-name="P1080"><text:span text:style-name="CharStyle8">State Constituency</text:span></text:p></table:table-cell><table:table-cell table:style-name="Table48.Cell13"><text:p text:style-name="P3471"/></table:table-cell><table:table-cell table:style-name="Table48.Cell14"><text:p text:style-name="P3187"><text:span text:style-name="CharStyle8">Polling District</text:span></text:p></table:table-cell><table:table-cell table:style-name="Table48.Cell15"><text:p text:style-name="P1064"><text:span text:style-name="CharStyle8">Number of Electors</text:span></text:p></table:table-cell></table:table-row><table:table-row table:style-name="Table48.R5"><table:table-cell table:style-name="Table48.Cell16"><text:p text:style-name="P1970"><text:span text:style-name="CharStyle7">N. 59 SUKAU</text:span></text:p></table:table-cell><table:table-cell table:style-name="Table48.Cell17"><text:p text:style-name="P2579"><text:span text:style-name="CharStyle135">1</text:span><text:span text:style-name="CharStyle119">.</text:span></text:p></table:table-cell><table:table-cell table:style-name="Table48.Cell18"><text:p text:style-name="P1420"><text:span text:style-name="CharStyle7">Tanjung Aru</text:span></text:p></table:table-cell><table:table-cell table:style-name="Table48.Cell19"><text:p text:style-name="P2044"><text:span text:style-name="CharStyle7">1,286</text:span></text:p></table:table-cell></table:table-row><table:table-row table:style-name="Table48.R6"><table:table-cell table:style-name="Table48.Cell20"><text:p text:style-name="P3471"/></table:table-cell><table:table-cell table:style-name="Table48.Cell21"><text:p text:style-name="P1387"><text:span text:style-name="CharStyle7">2.</text:span></text:p></table:table-cell><table:table-cell table:style-name="Table48.Cell22"><text:p text:style-name="P3189"><text:span text:style-name="CharStyle7">Mumiang</text:span></text:p></table:table-cell><table:table-cell table:style-name="Table48.Cell23"><text:p text:style-name="P1966"><text:span text:style-name="CharStyle7">444</text:span></text:p></table:table-cell></table:table-row><table:table-row table:style-name="Table48.R7"><table:table-cell table:style-name="Table48.Cell24"><text:p text:style-name="P3471"/></table:table-cell><table:table-cell table:style-name="Table48.Cell25"><text:p text:style-name="P1274"><text:span text:style-name="CharStyle7">3.</text:span></text:p></table:table-cell><table:table-cell table:style-name="Table48.Cell26"><text:p text:style-name="P1716"><text:span text:style-name="CharStyle7">Lubukan</text:span></text:p></table:table-cell><table:table-cell table:style-name="Table48.Cell27"><text:p text:style-name="P2344"><text:span text:style-name="CharStyle7">722</text:span></text:p></table:table-cell></table:table-row><table:table-row table:style-name="Table48.R8"><table:table-cell table:style-name="Table48.Cell28"><text:p text:style-name="P3471"/></table:table-cell><table:table-cell table:style-name="Table48.Cell29"><text:p text:style-name="P1262"><text:span text:style-name="CharStyle7">4.</text:span></text:p></table:table-cell><table:table-cell table:style-name="Table48.Cell30"><text:p text:style-name="P1889"><text:span text:style-name="CharStyle7">Batu Puteh</text:span></text:p></table:table-cell><table:table-cell table:style-name="Table48.Cell31"><text:p text:style-name="P2505"><text:span text:style-name="CharStyle7">1,644</text:span></text:p></table:table-cell></table:table-row><table:table-row table:style-name="Table48.R9"><table:table-cell table:style-name="Table48.Cell32"><text:p text:style-name="P3471"/></table:table-cell><table:table-cell table:style-name="Table48.Cell33"><text:p text:style-name="P3192"><text:span text:style-name="CharStyle7">5.</text:span></text:p></table:table-cell><table:table-cell table:style-name="Table48.Cell34"><text:p text:style-name="P2302"><text:span text:style-name="CharStyle7">Paris</text:span></text:p></table:table-cell><table:table-cell table:style-name="Table48.Cell35"><text:p text:style-name="P1194"><text:span text:style-name="CharStyle7">1,804</text:span></text:p></table:table-cell></table:table-row><table:table-row table:style-name="Table48.R10"><table:table-cell table:style-name="Table48.Cell36"><text:p text:style-name="P3471"/></table:table-cell><table:table-cell table:style-name="Table48.Cell37"><text:p text:style-name="P2236"><text:span text:style-name="CharStyle7">6.</text:span></text:p></table:table-cell><table:table-cell table:style-name="Table48.Cell38"><text:p text:style-name="P3194"><text:span text:style-name="CharStyle7">Bilit</text:span></text:p></table:table-cell><table:table-cell table:style-name="Table48.Cell39"><text:p text:style-name="P3196"><text:span text:style-name="CharStyle7">324</text:span></text:p></table:table-cell></table:table-row><table:table-row table:style-name="Table48.R11"><table:table-cell table:style-name="Table48.Cell40"><text:p text:style-name="P3471"/></table:table-cell><table:table-cell table:style-name="Table48.Cell41"><text:p text:style-name="P2565"><text:span text:style-name="CharStyle7">7.</text:span></text:p></table:table-cell><table:table-cell table:style-name="Table48.Cell42"><text:p text:style-name="P1455"><text:span text:style-name="CharStyle7">Sukau</text:span></text:p></table:table-cell><table:table-cell table:style-name="Table48.Cell43"><text:p text:style-name="P3198"><text:span text:style-name="CharStyle7">970</text:span></text:p></table:table-cell></table:table-row><table:table-row table:style-name="Table48.R12"><table:table-cell table:style-name="Table48.Cell44"><text:p text:style-name="P3471"/></table:table-cell><table:table-cell table:style-name="Table48.Cell45"><text:p text:style-name="P1261"><text:span text:style-name="CharStyle135">8</text:span><text:span text:style-name="CharStyle119">.</text:span></text:p></table:table-cell><table:table-cell table:style-name="Table48.Cell46"><text:p text:style-name="P1512"><text:span text:style-name="CharStyle7">Abai</text:span></text:p></table:table-cell><table:table-cell table:style-name="Table48.Cell47"><text:p text:style-name="P2142"><text:span text:style-name="CharStyle7">252</text:span></text:p></table:table-cell></table:table-row><table:table-row table:style-name="Table48.R13"><table:table-cell table:style-name="Table48.Cell48"><text:p text:style-name="P3471"/></table:table-cell><table:table-cell table:style-name="Table48.Cell49"><text:p text:style-name="P959"><text:span text:style-name="CharStyle7">9.</text:span></text:p></table:table-cell><table:table-cell table:style-name="Table48.Cell50"><text:p text:style-name="P1192"><text:span text:style-name="CharStyle7">Tundun Bohangin</text:span></text:p></table:table-cell><table:table-cell table:style-name="Table48.Cell51"><text:p text:style-name="P1812"><text:span text:style-name="CharStyle7">273</text:span></text:p></table:table-cell></table:table-row><table:table-row table:style-name="Table48.R14"><table:table-cell table:style-name="Table48.Cell52"><text:p text:style-name="P3471"/></table:table-cell><table:table-cell table:style-name="Table48.Cell53"><text:p text:style-name="P985"><text:span text:style-name="CharStyle7">10</text:span></text:p></table:table-cell><table:table-cell table:style-name="Table48.Cell54"><text:p text:style-name="P1788"><text:span text:style-name="CharStyle7">. Litang</text:span></text:p></table:table-cell><table:table-cell table:style-name="Table48.Cell55"><text:p text:style-name="P2025"><text:span text:style-name="CharStyle7">660</text:span></text:p></table:table-cell></table:table-row><table:table-row table:style-name="Table48.R15"><table:table-cell table:style-name="Table48.Cell56"><text:p text:style-name="P3471"/></table:table-cell><table:table-cell table:style-name="Table48.Cell57"><text:p text:style-name="P3471"/></table:table-cell><table:table-cell table:style-name="Table48.Cell58"><text:p text:style-name="P3471"/></table:table-cell><table:table-cell table:style-name="Table48.Cell59"><text:p text:style-name="P1277"><text:span text:style-name="CharStyle7">8,379</text:span></text:p></table:table-cell></table:table-row><table:table-row table:style-name="Table48.R16"><table:table-cell table:style-name="Table48.Cell60" table:number-columns-spanned="3"><text:p text:style-name="P1349"><text:span text:style-name="CharStyle7">Jumlah Bilangan Pemilih dalam Bahagian Pilihan Raya</text:span></text:p></table:table-cell><table:table-cell table:style-name="Table48.Cell61"><text:p text:style-name="P1980"><text:span text:style-name="CharStyle7">25,348</text:span></text:p></table:table-cell></table:table-row></table:table><text:p text:style-name="P3435"><text:span text:style-name="CharStyle50">Persekutuan P. 187 Kinabatangan:</text:span></text:p><text:p text:style-name="P2769"><text:span text:style-name="CharStyle25">Total Number of Electors in the Federal Constituency of<text:line-break/>P. 187 Kinabatangan:</text:span></text:p></draw:text-box></draw:frame></text:p>
        <text:p text:style-name="P2425"><text:span text:style-name="CharStyle18">55</text:span></text:p>
      </text:section>
      <text:section text:style-name="Sect50" text:name="Section50">
        <text:p text:style-name="P3585"><draw:frame draw:style-name="fr261" svg:x="2.672cm" svg:y="0.004cm" svg:width="4.157cm" fo:min-height="1.884cm" text:anchor-type="paragraph"><draw:text-box><text:p text:style-name="P1776"><text:span text:style-name="CharStyle138">UJ</text:span></text:p><text:p text:style-name="P3270"><text:span text:style-name="CharStyle33">Bahagian Pilihan Raya<text:line-break/>Negeri</text:span></text:p></draw:text-box></draw:frame><draw:frame draw:style-name="fr262" svg:x="9.022cm" svg:y="0.004cm" svg:width="3.369cm" fo:min-height="1.083cm" text:anchor-type="paragraph"><draw:text-box><text:p text:style-name="P2409"><text:span text:style-name="CharStyle138">l/J</text:span></text:p><text:p text:style-name="P3200"><text:span text:style-name="CharStyle33">Daerah Mengundi</text:span></text:p></draw:text-box></draw:frame><draw:frame draw:style-name="fr263" svg:x="14.780cm" svg:y="0.004cm" svg:width="3.284cm" fo:min-height="1.083cm" text:anchor-type="paragraph"><draw:text-box><text:p text:style-name="P3433"><text:span text:style-name="CharStyle140">IAI</text:span></text:p><text:p text:style-name="P2245"><text:span text:style-name="CharStyle33">Bilangan Pemilih</text:span></text:p></draw:text-box></draw:frame><draw:frame draw:style-name="fr264" svg:x="3.096cm" svg:y="2.057cm" svg:width="3.387cm" fo:min-height="0.534cm" text:anchor-type="paragraph"><draw:text-box><text:p text:style-name="P3202"><text:span text:style-name="CharStyle61">State </text:span><text:span text:style-name="CharStyle62">Constituency</text:span></text:p></draw:text-box></draw:frame><draw:frame draw:style-name="fr265" svg:x="9.294cm" svg:y="2.057cm" svg:width="2.760cm" fo:min-height="0.533cm" text:anchor-type="paragraph"><draw:text-box><text:p text:style-name="P1670"><text:span text:style-name="CharStyle62">Polling District</text:span></text:p></draw:text-box></draw:frame><draw:frame draw:style-name="fr266" svg:x="14.677cm" svg:y="2.057cm" svg:width="3.471cm" fo:min-height="0.533cm" text:anchor-type="paragraph"><draw:text-box><text:p text:style-name="P2386"><text:span text:style-name="CharStyle62">Number of Electors</text:span></text:p></draw:text-box></draw:frame><draw:frame draw:style-name="fr267" svg:x="2.697cm" svg:y="3.022cm" svg:width="2.701cm" fo:min-height="0.526cm" text:anchor-type="paragraph"><draw:text-box><text:p text:style-name="P3427"><text:span text:style-name="CharStyle33">N. 60 TUNGKU</text:span></text:p></draw:text-box></draw:frame><draw:frame draw:style-name="fr254" svg:x="8.751cm" svg:y="4.064cm" svg:width="9.618cm" fo:min-height="4.403cm" text:anchor-type="paragraph"><draw:text-box><table:table table:style-name="Table49"><table:table-column table:style-name="Table49.C1"/><table:table-column table:style-name="Table49.C2"/><table:table-column table:style-name="Table49.C3"/><table:table-row table:style-name="Table49.R1"><table:table-cell table:style-name="Table49.Cell1"><text:p text:style-name="P1710"><text:span text:style-name="CharStyle7">2.</text:span></text:p></table:table-cell><table:table-cell table:style-name="Table49.Cell2"><text:p text:style-name="P3204"><text:span text:style-name="CharStyle7">Silabukan</text:span></text:p></table:table-cell><table:table-cell table:style-name="Table49.Cell3"><text:p text:style-name="P2109"><text:span text:style-name="CharStyle7">1,733</text:span></text:p></table:table-cell></table:table-row><table:table-row table:style-name="Table49.R2"><table:table-cell table:style-name="Table49.Cell4"><text:p text:style-name="P1047"><text:span text:style-name="CharStyle7">3.</text:span></text:p></table:table-cell><table:table-cell table:style-name="Table49.Cell5"><text:p text:style-name="P2739"><text:span text:style-name="CharStyle7">Ulu Tungku</text:span></text:p></table:table-cell><table:table-cell table:style-name="Table49.Cell6"><text:p text:style-name="P1473"><text:span text:style-name="CharStyle7">899</text:span></text:p></table:table-cell></table:table-row><table:table-row table:style-name="Table49.R3"><table:table-cell table:style-name="Table49.Cell7"><text:p text:style-name="P3206"><text:span text:style-name="CharStyle7">4.</text:span></text:p></table:table-cell><table:table-cell table:style-name="Table49.Cell8"><text:p text:style-name="P1341"><text:span text:style-name="CharStyle7">Tungku</text:span></text:p></table:table-cell><table:table-cell table:style-name="Table49.Cell9"><text:p text:style-name="P2585"><text:span text:style-name="CharStyle7">2,570</text:span></text:p></table:table-cell></table:table-row><table:table-row table:style-name="Table49.R4"><table:table-cell table:style-name="Table49.Cell10"><text:p text:style-name="P1954"><text:span text:style-name="CharStyle7">5.</text:span></text:p></table:table-cell><table:table-cell table:style-name="Table49.Cell11"><text:p text:style-name="P3120"><text:span text:style-name="CharStyle7">Felda Sahabat</text:span></text:p></table:table-cell><table:table-cell table:style-name="Table49.Cell12"><text:p text:style-name="P1842"><text:span text:style-name="CharStyle7">3,331</text:span></text:p></table:table-cell></table:table-row><table:table-row table:style-name="Table49.R5"><table:table-cell table:style-name="Table49.Cell13"><text:p text:style-name="P3386"><text:span text:style-name="CharStyle7">6.</text:span></text:p></table:table-cell><table:table-cell table:style-name="Table49.Cell14"><text:p text:style-name="P2411"><text:span text:style-name="CharStyle7">Tambisan</text:span></text:p></table:table-cell><table:table-cell table:style-name="Table49.Cell15"><text:p text:style-name="P1989"><text:span text:style-name="CharStyle7">640</text:span></text:p></table:table-cell></table:table-row></table:table></draw:text-box></draw:frame><draw:frame draw:style-name="fr250" svg:x="8.775cm" svg:y="3.073cm" svg:width="2.515cm" fo:min-height="0.483cm" text:anchor-type="paragraph"><draw:text-box><text:p text:style-name="P2377"><text:span text:style-name="CharStyle84">1. Segangan</text:span></text:p></draw:text-box></draw:frame><draw:frame draw:style-name="fr251" svg:x="17.616cm" svg:y="3.073cm" svg:width="0.744cm" fo:min-height="0.474cm" text:anchor-type="paragraph"><draw:text-box><text:p text:style-name="P1021"><text:span text:style-name="CharStyle84">882</text:span></text:p></draw:text-box></draw:frame><draw:frame draw:style-name="fr252" svg:x="8.768cm" svg:y="9.026cm" svg:width="3.607cm" fo:min-height="0.533cm" text:anchor-type="paragraph"><draw:text-box><text:p text:style-name="P2325"><text:span text:style-name="CharStyle84">7. Tanjung Labian</text:span></text:p></draw:text-box></draw:frame><draw:frame draw:style-name="fr253" svg:x="17.623cm" svg:y="9.026cm" svg:width="0.744cm" fo:min-height="0.524cm" text:anchor-type="paragraph"><draw:text-box><text:p text:style-name="P3208"><text:span text:style-name="CharStyle84">735</text:span></text:p></draw:text-box></draw:frame><draw:frame draw:style-name="fr268" svg:x="16.981cm" svg:y="10.067cm" svg:width="1.388cm" fo:min-height="0.473cm" text:anchor-type="paragraph"><draw:text-box><text:p text:style-name="P2097"><text:span text:style-name="CharStyle111">10,790</text:span></text:p></draw:text-box></draw:frame><draw:frame draw:style-name="fr269" svg:x="2.697cm" svg:y="12.023cm" svg:width="2.692cm" fo:min-height="0.526cm" text:anchor-type="paragraph"><draw:text-box><text:p text:style-name="P1028"><text:span text:style-name="CharStyle33">N. 61 SEGAMA</text:span></text:p></draw:text-box></draw:frame><draw:frame draw:style-name="fr270" svg:x="8.777cm" svg:y="12.023cm" svg:width="0.356cm" fo:min-height="0.526cm" text:anchor-type="paragraph"><draw:text-box><text:p text:style-name="P2106"><text:span text:style-name="CharStyle33">1.</text:span></text:p></draw:text-box></draw:frame><draw:frame draw:style-name="fr259" svg:x="8.751cm" svg:y="13.063cm" svg:width="9.618cm" fo:min-height="6.495cm" text:anchor-type="paragraph"><draw:text-box><table:table table:style-name="Table50"><table:table-column table:style-name="Table50.C1"/><table:table-column table:style-name="Table50.C2"/><table:table-column table:style-name="Table50.C3"/><table:table-row table:style-name="Table50.R1"><table:table-cell table:style-name="Table50.Cell1"><text:p text:style-name="P1534"><text:span text:style-name="CharStyle7">2.</text:span></text:p></table:table-cell><table:table-cell table:style-name="Table50.Cell2"><text:p text:style-name="P1678"><text:span text:style-name="CharStyle7">Dam Road</text:span></text:p></table:table-cell><table:table-cell table:style-name="Table50.Cell3"><text:p text:style-name="P3210"><text:span text:style-name="CharStyle7">1,213</text:span></text:p></table:table-cell></table:table-row><table:table-row table:style-name="Table50.R2"><table:table-cell table:style-name="Table50.Cell4"><text:p text:style-name="P3212"><text:span text:style-name="CharStyle7">3.</text:span></text:p></table:table-cell><table:table-cell table:style-name="Table50.Cell5"><text:p text:style-name="P3019"><text:span text:style-name="CharStyle7">North Road</text:span></text:p></table:table-cell><table:table-cell table:style-name="Table50.Cell6"><text:p text:style-name="P3190"><text:span text:style-name="CharStyle7">799</text:span></text:p></table:table-cell></table:table-row><table:table-row table:style-name="Table50.R3"><table:table-cell table:style-name="Table50.Cell7"><text:p text:style-name="P3465"><text:span text:style-name="CharStyle7">4.</text:span></text:p></table:table-cell><table:table-cell table:style-name="Table50.Cell8"><text:p text:style-name="P2077"><text:span text:style-name="CharStyle7">Tengah Nipah</text:span></text:p></table:table-cell><table:table-cell table:style-name="Table50.Cell9"><text:p text:style-name="P2099"><text:span text:style-name="CharStyle7">1,299</text:span></text:p></table:table-cell></table:table-row><table:table-row table:style-name="Table50.R4"><table:table-cell table:style-name="Table50.Cell10"><text:p text:style-name="P2352"><text:span text:style-name="CharStyle7">5.</text:span></text:p></table:table-cell><table:table-cell table:style-name="Table50.Cell11"><text:p text:style-name="P3420"><text:span text:style-name="CharStyle7">Ulu Segama</text:span></text:p></table:table-cell><table:table-cell table:style-name="Table50.Cell12"><text:p text:style-name="P1018"><text:span text:style-name="CharStyle7">973</text:span></text:p></table:table-cell></table:table-row><table:table-row table:style-name="Table50.R5"><table:table-cell table:style-name="Table50.Cell13"><text:p text:style-name="P3214"><text:span text:style-name="CharStyle7">6.</text:span></text:p></table:table-cell><table:table-cell table:style-name="Table50.Cell14"><text:p text:style-name="P1940"><text:span text:style-name="CharStyle7">Segama</text:span></text:p></table:table-cell><table:table-cell table:style-name="Table50.Cell15"><text:p text:style-name="P1042"><text:span text:style-name="CharStyle7">1,981</text:span></text:p></table:table-cell></table:table-row><table:table-row table:style-name="Table50.R6"><table:table-cell table:style-name="Table50.Cell16"><text:p text:style-name="P1289"><text:span text:style-name="CharStyle7">7.</text:span></text:p></table:table-cell><table:table-cell table:style-name="Table50.Cell17"><text:p text:style-name="P2431"><text:span text:style-name="CharStyle7">Tabanac</text:span></text:p></table:table-cell><table:table-cell table:style-name="Table50.Cell18"><text:p text:style-name="P1913"><text:span text:style-name="CharStyle7">2,582</text:span></text:p></table:table-cell></table:table-row><table:table-row table:style-name="Table50.R7"><table:table-cell table:style-name="Table50.Cell19"><text:p text:style-name="P3216"><text:span text:style-name="CharStyle7">8.</text:span></text:p></table:table-cell><table:table-cell table:style-name="Table50.Cell20"><text:p text:style-name="P3218"><text:span text:style-name="CharStyle7">Singgahmata</text:span></text:p></table:table-cell><table:table-cell table:style-name="Table50.Cell21"><text:p text:style-name="P3312"><text:span text:style-name="CharStyle7">2,857</text:span></text:p></table:table-cell></table:table-row></table:table></draw:text-box></draw:frame><draw:frame draw:style-name="fr255" svg:x="9.504cm" svg:y="12.056cm" svg:width="1.499cm" fo:min-height="0.492cm" text:anchor-type="paragraph"><draw:text-box><text:p text:style-name="P998"><text:span text:style-name="CharStyle84">Belacon</text:span></text:p></draw:text-box></draw:frame><draw:frame draw:style-name="fr256" svg:x="17.623cm" svg:y="12.056cm" svg:width="0.744cm" fo:min-height="0.490cm" text:anchor-type="paragraph"><draw:text-box><text:p text:style-name="P1958"><text:span text:style-name="CharStyle84">759</text:span></text:p></draw:text-box></draw:frame><draw:frame draw:style-name="fr257" svg:x="8.751cm" svg:y="20.024cm" svg:width="3.200cm" fo:min-height="0.533cm" text:anchor-type="paragraph"><draw:text-box><text:p text:style-name="P2452"><text:span text:style-name="CharStyle84">9. Jalan Segama</text:span></text:p></draw:text-box></draw:frame><draw:frame draw:style-name="fr258" svg:x="17.311cm" svg:y="20.024cm" svg:width="1.067cm" fo:min-height="0.524cm" text:anchor-type="paragraph"><draw:text-box><text:p text:style-name="P1943"><text:span text:style-name="CharStyle84">1,596</text:span></text:p></draw:text-box></draw:frame><draw:frame draw:style-name="fr271" svg:x="16.981cm" svg:y="21.057cm" svg:width="1.388cm" fo:min-height="0.482cm" text:anchor-type="paragraph"><draw:text-box><text:p text:style-name="P1489"><text:span text:style-name="CharStyle86">14,059</text:span></text:p></draw:text-box></draw:frame><draw:frame draw:style-name="fr272" svg:x="2.697cm" svg:y="23.021cm" svg:width="3.574cm" fo:min-height="0.526cm" text:anchor-type="paragraph"><draw:text-box><text:p text:style-name="P1642"><text:span text:style-name="CharStyle33">N. 62 LAHAD DATU</text:span></text:p></draw:text-box></draw:frame><draw:frame draw:style-name="fr260" svg:x="8.777cm" svg:y="23.072cm" svg:width="2.489cm" fo:min-height="0.002cm" text:anchor-type="paragraph"><draw:text-box><table:table table:style-name="Table51"><table:table-column table:style-name="Table51.C1"/><table:table-column table:style-name="Table51.C2"/><table:table-row table:style-name="Table51.R1"><table:table-cell table:style-name="Table51.Cell1"><text:p text:style-name="P1084"><text:span text:style-name="CharStyle7">1.</text:span></text:p></table:table-cell><table:table-cell table:style-name="Table51.Cell2"><text:p text:style-name="P3220"><text:span text:style-name="CharStyle7">Sepagaya</text:span></text:p></table:table-cell></table:table-row></table:table></draw:text-box></draw:frame><draw:frame draw:style-name="fr273" svg:x="17.302cm" svg:y="23.021cm" svg:width="1.076cm" fo:min-height="0.526cm" text:anchor-type="paragraph"><draw:text-box><text:p text:style-name="P1810"><text:span text:style-name="CharStyle33">3,208</text:span></text:p></draw:text-box></draw:frame></text:p>
        <text:p text:style-name="P770"/>
        <text:p text:style-name="P771"/>
        <text:p text:style-name="P772"/>
        <text:p text:style-name="P773"/>
        <text:p text:style-name="P774"/>
        <text:p text:style-name="P775"/>
        <text:p text:style-name="P776"/>
        <text:p text:style-name="P777"/>
        <text:p text:style-name="P778"/>
        <text:p text:style-name="P779"/>
        <text:p text:style-name="P780"/>
        <text:p text:style-name="P781"/>
        <text:p text:style-name="P782"/>
        <text:p text:style-name="P783"/>
        <text:p text:style-name="P784"/>
        <text:p text:style-name="P785"/>
        <text:p text:style-name="P786"/>
        <text:p text:style-name="P787"/>
        <text:p text:style-name="P788"/>
        <text:p text:style-name="P789"/>
        <text:p text:style-name="P790"/>
        <text:p text:style-name="P791"/>
        <text:p text:style-name="P792"/>
        <text:p text:style-name="P793"/>
        <text:p text:style-name="P794"/>
        <text:p text:style-name="P795"/>
        <text:p text:style-name="P796"/>
        <text:p text:style-name="P797"/>
        <text:p text:style-name="P798"/>
        <text:p text:style-name="P799"/>
        <text:p text:style-name="P800"/>
        <text:p text:style-name="P801"/>
        <text:p text:style-name="P802"/>
        <text:p text:style-name="P803"/>
        <text:p text:style-name="P804"/>
        <text:p text:style-name="P805"/>
        <text:p text:style-name="P806"/>
        <text:p text:style-name="P807"/>
      </text:section>
      <text:section text:style-name="Sect51" text:name="Section51">
        <text:p text:style-name="P3586"><draw:frame draw:style-name="fr274" svg:x="0.000cm" svg:y="0.000cm" svg:width="15.714cm" fo:min-height="0.002cm" text:anchor-type="paragraph"><draw:text-box><table:table table:style-name="Table52"><table:table-column table:style-name="Table52.C1"/><table:table-column table:style-name="Table52.C2"/><table:table-column table:style-name="Table52.C3"/><table:table-column table:style-name="Table52.C4"/><table:table-row table:style-name="Table52.R1"><table:table-cell table:style-name="Table52.Cell1"><text:p text:style-name="P2439"><text:span text:style-name="CharStyle7">(1)</text:span></text:p></table:table-cell><table:table-cell table:style-name="Table52.Cell2"><text:p text:style-name="P3471"/></table:table-cell><table:table-cell table:style-name="Table52.Cell3"><text:p text:style-name="P2399"><text:span text:style-name="CharStyle7">(2)</text:span></text:p></table:table-cell><table:table-cell table:style-name="Table52.Cell4"><text:p text:style-name="P1275"><text:span text:style-name="CharStyle7">(3)</text:span></text:p></table:table-cell></table:table-row><table:table-row table:style-name="Table52.R2"><table:table-cell table:style-name="Table52.Cell5"><text:p text:style-name="P1905"><text:span text:style-name="CharStyle7">Bahagian Pilihan Raya</text:span></text:p></table:table-cell><table:table-cell table:style-name="Table52.Cell6" table:number-columns-spanned="2"><text:p text:style-name="P2518"><text:span text:style-name="CharStyle7">Daerah Mengundi</text:span></text:p></table:table-cell><table:table-cell table:style-name="Table52.Cell7"><text:p text:style-name="P1410"><text:span text:style-name="CharStyle7">Bilangan Pemilih</text:span></text:p></table:table-cell></table:table-row><table:table-row table:style-name="Table52.R3"><table:table-cell table:style-name="Table52.Cell8"><text:p text:style-name="P2049"><text:span text:style-name="CharStyle7">Negeri</text:span></text:p></table:table-cell><table:table-cell table:style-name="Table52.Cell9"><text:p text:style-name="P3471"/></table:table-cell><table:table-cell table:style-name="Table52.Cell10"><text:p text:style-name="P3471"/></table:table-cell><table:table-cell table:style-name="Table52.Cell11"><text:p text:style-name="P3471"/></table:table-cell></table:table-row><table:table-row table:style-name="Table52.R4"><table:table-cell table:style-name="Table52.Cell12"><text:p text:style-name="P1793"><text:span text:style-name="CharStyle8">State Constituency</text:span></text:p></table:table-cell><table:table-cell table:style-name="Table52.Cell13"><text:p text:style-name="P3471"/></table:table-cell><table:table-cell table:style-name="Table52.Cell14"><text:p text:style-name="P970"><text:span text:style-name="CharStyle8">Polling District</text:span></text:p></table:table-cell><table:table-cell table:style-name="Table52.Cell15"><text:p text:style-name="P1586"><text:span text:style-name="CharStyle8">Number of Electors</text:span></text:p></table:table-cell></table:table-row><table:table-row table:style-name="Table52.R5"><table:table-cell table:style-name="Table52.Cell16"><text:p text:style-name="P3471"/></table:table-cell><table:table-cell table:style-name="Table52.Cell17"><text:p text:style-name="P3222"><text:span text:style-name="CharStyle7">2.</text:span></text:p></table:table-cell><table:table-cell table:style-name="Table52.Cell18"><text:p text:style-name="P1409"><text:span text:style-name="CharStyle7">Sakar</text:span></text:p></table:table-cell><table:table-cell table:style-name="Table52.Cell19"><text:p text:style-name="P2046"><text:span text:style-name="CharStyle7">470</text:span></text:p></table:table-cell></table:table-row><table:table-row table:style-name="Table52.R6"><table:table-cell table:style-name="Table52.Cell20"><text:p text:style-name="P3471"/></table:table-cell><table:table-cell table:style-name="Table52.Cell21"><text:p text:style-name="P3224"><text:span text:style-name="CharStyle7">3.</text:span></text:p></table:table-cell><table:table-cell table:style-name="Table52.Cell22"><text:p text:style-name="P2869"><text:span text:style-name="CharStyle7">Bandar Lahad Datu</text:span></text:p></table:table-cell><table:table-cell table:style-name="Table52.Cell23"><text:p text:style-name="P3145"><text:span text:style-name="CharStyle7">3,428</text:span></text:p></table:table-cell></table:table-row><table:table-row table:style-name="Table52.R7"><table:table-cell table:style-name="Table52.Cell24"><text:p text:style-name="P3471"/></table:table-cell><table:table-cell table:style-name="Table52.Cell25"><text:p text:style-name="P2491"><text:span text:style-name="CharStyle7">4.</text:span></text:p></table:table-cell><table:table-cell table:style-name="Table52.Cell26"><text:p text:style-name="P3226"><text:span text:style-name="CharStyle7">Lapangan Terbang</text:span></text:p></table:table-cell><table:table-cell table:style-name="Table52.Cell27"><text:p text:style-name="P3445"><text:span text:style-name="CharStyle7">2,359</text:span></text:p></table:table-cell></table:table-row><table:table-row table:style-name="Table52.R8"><table:table-cell table:style-name="Table52.Cell28"><text:p text:style-name="P3471"/></table:table-cell><table:table-cell table:style-name="Table52.Cell29"><text:p text:style-name="P2084"><text:span text:style-name="CharStyle7">5.</text:span></text:p></table:table-cell><table:table-cell table:style-name="Table52.Cell30"><text:p text:style-name="P975"><text:span text:style-name="CharStyle7">Panji Baru</text:span></text:p></table:table-cell><table:table-cell table:style-name="Table52.Cell31"><text:p text:style-name="P1596"><text:span text:style-name="CharStyle7">2,233</text:span></text:p></table:table-cell></table:table-row><table:table-row table:style-name="Table52.R9"><table:table-cell table:style-name="Table52.Cell32"><text:p text:style-name="P3471"/></table:table-cell><table:table-cell table:style-name="Table52.Cell33"><text:p text:style-name="P2481"><text:span text:style-name="CharStyle7">6.</text:span></text:p></table:table-cell><table:table-cell table:style-name="Table52.Cell34"><text:p text:style-name="P3228"><text:span text:style-name="CharStyle7">Taman Fajar</text:span></text:p></table:table-cell><table:table-cell table:style-name="Table52.Cell35"><text:p text:style-name="P1998"><text:span text:style-name="CharStyle7">2,244</text:span></text:p></table:table-cell></table:table-row><table:table-row table:style-name="Table52.R10"><table:table-cell table:style-name="Table52.Cell36"><text:p text:style-name="P3471"/></table:table-cell><table:table-cell table:style-name="Table52.Cell37"><text:p text:style-name="P1655"><text:span text:style-name="CharStyle7">7.</text:span></text:p></table:table-cell><table:table-cell table:style-name="Table52.Cell38"><text:p text:style-name="P1862"><text:span text:style-name="CharStyle7">Silam</text:span></text:p></table:table-cell><table:table-cell table:style-name="Table52.Cell39"><text:p text:style-name="P2482"><text:span text:style-name="CharStyle7">1,422</text:span></text:p></table:table-cell></table:table-row><table:table-row table:style-name="Table52.R11"><table:table-cell table:style-name="Table52.Cell40"><text:p text:style-name="P3471"/></table:table-cell><table:table-cell table:style-name="Table52.Cell41"><text:p text:style-name="P3471"/></table:table-cell><table:table-cell table:style-name="Table52.Cell42"><text:p text:style-name="P3471"/></table:table-cell><table:table-cell table:style-name="Table52.Cell43"><text:p text:style-name="P2208"><text:span text:style-name="CharStyle7">15,364</text:span></text:p></table:table-cell></table:table-row><table:table-row table:style-name="Table52.R12"><table:table-cell table:style-name="Table52.Cell44"><text:p text:style-name="P1100"><text:span text:style-name="CharStyle7">N. 63 KUNAK</text:span></text:p></table:table-cell><table:table-cell table:style-name="Table52.Cell45"><text:p text:style-name="P3306"><text:span text:style-name="CharStyle7">1.</text:span></text:p></table:table-cell><table:table-cell table:style-name="Table52.Cell46"><text:p text:style-name="P3308"><text:span text:style-name="CharStyle7">Mostyn</text:span></text:p></table:table-cell><table:table-cell table:style-name="Table52.Cell47"><text:p text:style-name="P1214"><text:span text:style-name="CharStyle7">1,331</text:span></text:p></table:table-cell></table:table-row><table:table-row table:style-name="Table52.R13"><table:table-cell table:style-name="Table52.Cell48"><text:p text:style-name="P3471"/></table:table-cell><table:table-cell table:style-name="Table52.Cell49"><text:p text:style-name="P3230"><text:span text:style-name="CharStyle7">2.</text:span></text:p></table:table-cell><table:table-cell table:style-name="Table52.Cell50"><text:p text:style-name="P1020"><text:span text:style-name="CharStyle7">Madai</text:span></text:p></table:table-cell><table:table-cell table:style-name="Table52.Cell51"><text:p text:style-name="P3232"><text:span text:style-name="CharStyle7">1,599</text:span></text:p></table:table-cell></table:table-row><table:table-row table:style-name="Table52.R14"><table:table-cell table:style-name="Table52.Cell52"><text:p text:style-name="P3471"/></table:table-cell><table:table-cell table:style-name="Table52.Cell53"><text:p text:style-name="P2516"><text:span text:style-name="CharStyle7">3.</text:span></text:p></table:table-cell><table:table-cell table:style-name="Table52.Cell54"><text:p text:style-name="P3022"><text:span text:style-name="CharStyle7">Kampung Kunak</text:span></text:p></table:table-cell><table:table-cell table:style-name="Table52.Cell55"><text:p text:style-name="P3234"><text:span text:style-name="CharStyle7">1,395</text:span></text:p></table:table-cell></table:table-row><table:table-row table:style-name="Table52.R15"><table:table-cell table:style-name="Table52.Cell56"><text:p text:style-name="P3471"/></table:table-cell><table:table-cell table:style-name="Table52.Cell57"><text:p text:style-name="P3236"><text:span text:style-name="CharStyle7">4.</text:span></text:p></table:table-cell><table:table-cell table:style-name="Table52.Cell58"><text:p text:style-name="P1965"><text:span text:style-name="CharStyle7">Giram</text:span></text:p></table:table-cell><table:table-cell table:style-name="Table52.Cell59"><text:p text:style-name="P3238"><text:span text:style-name="CharStyle7">1,165</text:span></text:p></table:table-cell></table:table-row><table:table-row table:style-name="Table52.R16"><table:table-cell table:style-name="Table52.Cell60"><text:p text:style-name="P3471"/></table:table-cell><table:table-cell table:style-name="Table52.Cell61"><text:p text:style-name="P1741"><text:span text:style-name="CharStyle7">5.</text:span></text:p></table:table-cell><table:table-cell table:style-name="Table52.Cell62"><text:p text:style-name="P3240"><text:span text:style-name="CharStyle7">Pengkalan Kunak</text:span></text:p></table:table-cell><table:table-cell table:style-name="Table52.Cell63"><text:p text:style-name="P3242"><text:span text:style-name="CharStyle7">1,851</text:span></text:p></table:table-cell></table:table-row><table:table-row table:style-name="Table52.R17"><table:table-cell table:style-name="Table52.Cell64"><text:p text:style-name="P3471"/></table:table-cell><table:table-cell table:style-name="Table52.Cell65"><text:p text:style-name="P3244"><text:span text:style-name="CharStyle7">6.</text:span></text:p></table:table-cell><table:table-cell table:style-name="Table52.Cell66"><text:p text:style-name="P1050"><text:span text:style-name="CharStyle7">KunakJaya</text:span></text:p></table:table-cell><table:table-cell table:style-name="Table52.Cell67"><text:p text:style-name="P1665"><text:span text:style-name="CharStyle7">1,526</text:span></text:p></table:table-cell></table:table-row><table:table-row table:style-name="Table52.R18"><table:table-cell table:style-name="Table52.Cell68"><text:p text:style-name="P3471"/></table:table-cell><table:table-cell table:style-name="Table52.Cell69"><text:p text:style-name="P2552"><text:span text:style-name="CharStyle7">7.</text:span></text:p></table:table-cell><table:table-cell table:style-name="Table52.Cell70"><text:p text:style-name="P1443"><text:span text:style-name="CharStyle7">Pangi</text:span></text:p></table:table-cell><table:table-cell table:style-name="Table52.Cell71"><text:p text:style-name="P2080"><text:span text:style-name="CharStyle7">719</text:span></text:p></table:table-cell></table:table-row><table:table-row table:style-name="Table52.R19"><table:table-cell table:style-name="Table52.Cell72"><text:p text:style-name="P3471"/></table:table-cell><table:table-cell table:style-name="Table52.Cell73"><text:p text:style-name="P1231"><text:span text:style-name="CharStyle7">8.</text:span></text:p></table:table-cell><table:table-cell table:style-name="Table52.Cell74"><text:p text:style-name="P1857"><text:span text:style-name="CharStyle7">Pekan Kunak</text:span></text:p></table:table-cell><table:table-cell table:style-name="Table52.Cell75"><text:p text:style-name="P2480"><text:span text:style-name="CharStyle7">2,544</text:span></text:p></table:table-cell></table:table-row><table:table-row table:style-name="Table52.R20"><table:table-cell table:style-name="Table52.Cell76"><text:p text:style-name="P3471"/></table:table-cell><table:table-cell table:style-name="Table52.Cell77"><text:p text:style-name="P3471"/></table:table-cell><table:table-cell table:style-name="Table52.Cell78"><text:p text:style-name="P3471"/></table:table-cell><table:table-cell table:style-name="Table52.Cell79"><text:p text:style-name="P2202"><text:span text:style-name="CharStyle7">12,130</text:span></text:p></table:table-cell></table:table-row><table:table-row table:style-name="Table52.R21"><table:table-cell table:style-name="Table52.Cell80" table:number-columns-spanned="3"><text:p text:style-name="P3336"><text:span text:style-name="CharStyle7">Jumlah Bilangan Pemilih dalam Bahagian Pilihan Raya</text:span></text:p></table:table-cell><table:table-cell table:style-name="Table52.Cell81"><text:p text:style-name="P3338"><text:span text:style-name="CharStyle7">52,343</text:span></text:p></table:table-cell></table:table-row></table:table><text:p text:style-name="P2544"><text:span text:style-name="CharStyle50">Persekutuan P. 188 Silam:</text:span></text:p><text:p text:style-name="P2543"><text:span text:style-name="CharStyle25">Total Number of Electors in the Federal Constituency of<text:line-break/>P. 188 Silam:</text:span></text:p></draw:text-box></draw:frame></text:p>
        <text:p text:style-name="P2571"><text:span text:style-name="CharStyle18">57</text:span></text:p>
      </text:section>
      <text:section text:style-name="Sect52" text:name="Section52">
        <text:p text:style-name="P3587"><draw:frame draw:style-name="fr277" svg:x="2.748cm" svg:y="0.004cm" svg:width="9.559cm" fo:min-height="2.778cm" text:anchor-type="paragraph"><draw:text-box><text:h text:outline-level="1" text:style-name="P2963"><text:bookmark-start text:name="bookmark25"/><text:span text:style-name="CharStyle47">(1) (2)</text:span><text:bookmark-end text:name="bookmark25"/></text:h><text:p text:style-name="P3334"><text:span text:style-name="CharStyle33">Bahagian Pilihan Raya<text:tab/>Daerah<text:tab/>Mengundi</text:span></text:p><text:p text:style-name="P1448"><text:span text:style-name="CharStyle61">Negeri<text:line-break/></text:span><text:span text:style-name="CharStyle62">State Constituency</text:span></text:p></draw:text-box></draw:frame><draw:frame draw:style-name="fr278" svg:x="14.855cm" svg:y="0.000cm" svg:width="3.124cm" fo:min-height="1.236cm" text:anchor-type="paragraph"><draw:text-box><text:h text:outline-level="1" text:style-name="P1375"><text:bookmark-start text:name="bookmark26"/><text:span text:style-name="CharStyle47">(3)</text:span><text:bookmark-end text:name="bookmark26"/></text:h><text:p text:style-name="P2990"><text:span text:style-name="CharStyle33">Bilangan Pemilih</text:span></text:p></draw:text-box></draw:frame><draw:frame draw:style-name="fr279" svg:x="2.697cm" svg:y="3.157cm" svg:width="3.369cm" fo:min-height="0.526cm" text:anchor-type="paragraph"><draw:text-box><text:p text:style-name="P996"><text:span text:style-name="CharStyle33">N. 64 SULABAYAN</text:span></text:p></draw:text-box></draw:frame><draw:frame draw:style-name="fr280" svg:x="2.697cm" svg:y="17.163cm" svg:width="3.362cm" fo:min-height="0.524cm" text:anchor-type="paragraph"><draw:text-box><text:p text:style-name="P1644"><text:span text:style-name="CharStyle33">N. 65 SENALLANG</text:span></text:p></draw:text-box></draw:frame><draw:frame draw:style-name="fr276" svg:x="8.751cm" svg:y="2.235cm" svg:width="9.634cm" fo:min-height="0.002cm" text:anchor-type="paragraph"><draw:text-box><text:p text:style-name="P2279"><text:span text:style-name="CharStyle48">Polling District</text:span></text:p><text:p text:style-name="P3250"><text:span text:style-name="CharStyle48">Number of Electors</text:span></text:p><table:table table:style-name="Table53"><table:table-column table:style-name="Table53.C1"/><table:table-column table:style-name="Table53.C2"/><table:table-column table:style-name="Table53.C3"/><table:table-row table:style-name="Table53.R1"><table:table-cell table:style-name="Table53.Cell1"><text:p text:style-name="P2520"><text:span text:style-name="CharStyle7">1.</text:span></text:p></table:table-cell><table:table-cell table:style-name="Table53.Cell2"><text:p text:style-name="P1413"><text:span text:style-name="CharStyle7">Pulau</text:span></text:p></table:table-cell><table:table-cell table:style-name="Table53.Cell3"><text:p text:style-name="P2052"><text:span text:style-name="CharStyle7">925</text:span></text:p></table:table-cell></table:table-row><table:table-row table:style-name="Table53.R2"><table:table-cell table:style-name="Table53.Cell4"><text:p text:style-name="P945"><text:span text:style-name="CharStyle7">2.</text:span></text:p></table:table-cell><table:table-cell table:style-name="Table53.Cell5"><text:p text:style-name="P1550"><text:span text:style-name="CharStyle7">Bum-Bum Utara</text:span></text:p></table:table-cell><table:table-cell table:style-name="Table53.Cell6"><text:p text:style-name="P2177"><text:span text:style-name="CharStyle7">2,110</text:span></text:p></table:table-cell></table:table-row><table:table-row table:style-name="Table53.R3"><table:table-cell table:style-name="Table53.Cell7"><text:p text:style-name="P1075"><text:span text:style-name="CharStyle7">3.</text:span></text:p></table:table-cell><table:table-cell table:style-name="Table53.Cell8"><text:p text:style-name="P1685"><text:span text:style-name="CharStyle7">Sisipan</text:span></text:p></table:table-cell><table:table-cell table:style-name="Table53.Cell9"><text:p text:style-name="P3253"><text:span text:style-name="CharStyle7">1,824</text:span></text:p></table:table-cell></table:table-row><table:table-row table:style-name="Table53.R4"><table:table-cell table:style-name="Table53.Cell10"><text:p text:style-name="P3255"><text:span text:style-name="CharStyle7">4.</text:span></text:p></table:table-cell><table:table-cell table:style-name="Table53.Cell11"><text:p text:style-name="P1870"><text:span text:style-name="CharStyle7">Bum-Bum Selatan</text:span></text:p></table:table-cell><table:table-cell table:style-name="Table53.Cell12"><text:p text:style-name="P2488"><text:span text:style-name="CharStyle7">2,047</text:span></text:p></table:table-cell></table:table-row><table:table-row table:style-name="Table53.R5"><table:table-cell table:style-name="Table53.Cell13"><text:p text:style-name="P2253"><text:span text:style-name="CharStyle7">5.</text:span></text:p></table:table-cell><table:table-cell table:style-name="Table53.Cell14"><text:p text:style-name="P1142"><text:span text:style-name="CharStyle7">Sulabayan</text:span></text:p></table:table-cell><table:table-cell table:style-name="Table53.Cell15"><text:p text:style-name="P1743"><text:span text:style-name="CharStyle7">1,072</text:span></text:p></table:table-cell></table:table-row><table:table-row table:style-name="Table53.R6"><table:table-cell table:style-name="Table53.Cell16"><text:p text:style-name="P1753"><text:span text:style-name="CharStyle7">6.</text:span></text:p></table:table-cell><table:table-cell table:style-name="Table53.Cell17"><text:p text:style-name="P2320"><text:span text:style-name="CharStyle7">Denawan</text:span></text:p></table:table-cell><table:table-cell table:style-name="Table53.Cell18"><text:p text:style-name="P2507"><text:span text:style-name="CharStyle7">108</text:span></text:p></table:table-cell></table:table-row><table:table-row table:style-name="Table53.R7"><table:table-cell table:style-name="Table53.Cell19"><text:p text:style-name="P2288"><text:span text:style-name="CharStyle7">7.</text:span></text:p></table:table-cell><table:table-cell table:style-name="Table53.Cell20"><text:p text:style-name="P1242"><text:span text:style-name="CharStyle7">Larapan</text:span></text:p></table:table-cell><table:table-cell table:style-name="Table53.Cell21"><text:p text:style-name="P1869"><text:span text:style-name="CharStyle7">1,011</text:span></text:p></table:table-cell></table:table-row><table:table-row table:style-name="Table53.R8"><table:table-cell table:style-name="Table53.Cell22"><text:p text:style-name="P3257"><text:span text:style-name="CharStyle7">8.</text:span></text:p></table:table-cell><table:table-cell table:style-name="Table53.Cell23"><text:p text:style-name="P2147"><text:span text:style-name="CharStyle7">Selakan</text:span></text:p></table:table-cell><table:table-cell table:style-name="Table53.Cell24"><text:p text:style-name="P1046"><text:span text:style-name="CharStyle7">247</text:span></text:p></table:table-cell></table:table-row><table:table-row table:style-name="Table53.R9"><table:table-cell table:style-name="Table53.Cell25"><text:p text:style-name="P2149"><text:span text:style-name="CharStyle7">9.</text:span></text:p></table:table-cell><table:table-cell table:style-name="Table53.Cell26"><text:p text:style-name="P2348"><text:span text:style-name="CharStyle7">Terusan</text:span></text:p></table:table-cell><table:table-cell table:style-name="Table53.Cell27"><text:p text:style-name="P3259"><text:span text:style-name="CharStyle7">1,498</text:span></text:p></table:table-cell></table:table-row><table:table-row table:style-name="Table53.R10"><table:table-cell table:style-name="Table53.Cell28"><text:p text:style-name="P2848"><text:span text:style-name="CharStyle7">10.</text:span></text:p></table:table-cell><table:table-cell table:style-name="Table53.Cell29"><text:p text:style-name="P2475"><text:span text:style-name="CharStyle7">Hampalan</text:span></text:p></table:table-cell><table:table-cell table:style-name="Table53.Cell30"><text:p text:style-name="P1361"><text:span text:style-name="CharStyle7">1,022</text:span></text:p></table:table-cell></table:table-row><table:table-row table:style-name="Table53.R11"><table:table-cell table:style-name="Table53.Cell31"><text:p text:style-name="P1994"><text:span text:style-name="CharStyle7">11.</text:span></text:p></table:table-cell><table:table-cell table:style-name="Table53.Cell32"><text:p text:style-name="P915"><text:span text:style-name="CharStyle7">Tongkalloh</text:span></text:p></table:table-cell><table:table-cell table:style-name="Table53.Cell33"><text:p text:style-name="P1518"><text:span text:style-name="CharStyle7">804</text:span></text:p></table:table-cell></table:table-row><table:table-row table:style-name="Table53.R12"><table:table-cell table:style-name="Table53.Cell34"><text:p text:style-name="P3261"><text:span text:style-name="CharStyle7">12.</text:span></text:p></table:table-cell><table:table-cell table:style-name="Table53.Cell35"><text:p text:style-name="P3075"><text:span text:style-name="CharStyle7">Pulau Omadal</text:span></text:p></table:table-cell><table:table-cell table:style-name="Table53.Cell36"><text:p text:style-name="P3263"><text:span text:style-name="CharStyle7">114</text:span></text:p></table:table-cell></table:table-row><table:table-row table:style-name="Table53.R13"><table:table-cell table:style-name="Table53.Cell37"><text:p text:style-name="P3471"/></table:table-cell><table:table-cell table:style-name="Table53.Cell38"><text:p text:style-name="P3471"/></table:table-cell><table:table-cell table:style-name="Table53.Cell39"><text:p text:style-name="P3463"><text:span text:style-name="CharStyle7">12,782</text:span></text:p></table:table-cell></table:table-row><table:table-row table:style-name="Table53.R14"><table:table-cell table:style-name="Table53.Cell40"><text:p text:style-name="P1073"><text:span text:style-name="CharStyle7">1.</text:span></text:p></table:table-cell><table:table-cell table:style-name="Table53.Cell41"><text:p text:style-name="P1684"><text:span text:style-name="CharStyle7">Pekan Semporna</text:span></text:p></table:table-cell><table:table-cell table:style-name="Table53.Cell42"><text:p text:style-name="P3265"><text:span text:style-name="CharStyle7">1,635</text:span></text:p></table:table-cell></table:table-row><table:table-row table:style-name="Table53.R15"><table:table-cell table:style-name="Table53.Cell43"><text:p text:style-name="P1198"><text:span text:style-name="CharStyle7">2.</text:span></text:p></table:table-cell><table:table-cell table:style-name="Table53.Cell44"><text:p text:style-name="P1700"><text:span text:style-name="CharStyle7">Tampi-Tampi</text:span></text:p></table:table-cell><table:table-cell table:style-name="Table53.Cell45"><text:p text:style-name="P3267"><text:span text:style-name="CharStyle7">1,543</text:span></text:p></table:table-cell></table:table-row><table:table-row table:style-name="Table53.R16"><table:table-cell table:style-name="Table53.Cell46"><text:p text:style-name="P1209"><text:span text:style-name="CharStyle7">3.</text:span></text:p></table:table-cell><table:table-cell table:style-name="Table53.Cell47"><text:p text:style-name="P1831"><text:span text:style-name="CharStyle7">Kabogan</text:span></text:p></table:table-cell><table:table-cell table:style-name="Table53.Cell48"><text:p text:style-name="P2448"><text:span text:style-name="CharStyle7">1,251</text:span></text:p></table:table-cell></table:table-row><table:table-row table:style-name="Table53.R17"><table:table-cell table:style-name="Table53.Cell49"><text:p text:style-name="P1343"><text:span text:style-name="CharStyle7">4.</text:span></text:p></table:table-cell><table:table-cell table:style-name="Table53.Cell50"><text:p text:style-name="P1977"><text:span text:style-name="CharStyle7">Pakalangan</text:span></text:p></table:table-cell><table:table-cell table:style-name="Table53.Cell51"><text:p text:style-name="P2588"><text:span text:style-name="CharStyle7">754</text:span></text:p></table:table-cell></table:table-row><table:table-row table:style-name="Table53.R18"><table:table-cell table:style-name="Table53.Cell52"><text:p text:style-name="P1471"><text:span text:style-name="CharStyle7">5.</text:span></text:p></table:table-cell><table:table-cell table:style-name="Table53.Cell53"><text:p text:style-name="P2111"><text:span text:style-name="CharStyle7">Tagasan</text:span></text:p></table:table-cell><table:table-cell table:style-name="Table53.Cell54"><text:p text:style-name="P1002"><text:span text:style-name="CharStyle7">2,274</text:span></text:p></table:table-cell></table:table-row><table:table-row table:style-name="Table53.R19"><table:table-cell table:style-name="Table53.Cell55"><text:p text:style-name="P3269"><text:span text:style-name="CharStyle7">6.</text:span></text:p></table:table-cell><table:table-cell table:style-name="Table53.Cell56"><text:p text:style-name="P3271"><text:span text:style-name="CharStyle7">Mantaritip</text:span></text:p></table:table-cell><table:table-cell table:style-name="Table53.Cell57"><text:p text:style-name="P1254"><text:span text:style-name="CharStyle7">1,460</text:span></text:p></table:table-cell></table:table-row><table:table-row table:style-name="Table53.R20"><table:table-cell table:style-name="Table53.Cell58"><text:p text:style-name="P1882"><text:span text:style-name="CharStyle7">7.</text:span></text:p></table:table-cell><table:table-cell table:style-name="Table53.Cell59"><text:p text:style-name="P2801"><text:span text:style-name="CharStyle7">Musallah</text:span></text:p></table:table-cell><table:table-cell table:style-name="Table53.Cell60"><text:p text:style-name="P1388"><text:span text:style-name="CharStyle7">1,159</text:span></text:p></table:table-cell></table:table-row></table:table><text:p text:style-name="P1575"><text:span text:style-name="CharStyle71">58</text:span></text:p></draw:text-box></draw:frame></text:p>
        <text:p text:style-name="P811"/>
        <text:p text:style-name="P812"/>
        <text:p text:style-name="P813"/>
        <text:p text:style-name="P814"/>
        <text:p text:style-name="P815"/>
        <text:p text:style-name="P816"/>
        <text:p text:style-name="P817"/>
        <text:p text:style-name="P818"/>
        <text:p text:style-name="P819"/>
        <text:p text:style-name="P820"/>
        <text:p text:style-name="P821"/>
        <text:p text:style-name="P822"/>
        <text:p text:style-name="P823"/>
        <text:p text:style-name="P824"/>
        <text:p text:style-name="P825"/>
        <text:p text:style-name="P826"/>
        <text:p text:style-name="P827"/>
        <text:p text:style-name="P828"/>
        <text:p text:style-name="P829"/>
        <text:p text:style-name="P830"/>
        <text:p text:style-name="P831"/>
        <text:p text:style-name="P832"/>
        <text:p text:style-name="P833"/>
        <text:p text:style-name="P834"/>
        <text:p text:style-name="P835"/>
        <text:p text:style-name="P836"/>
        <text:p text:style-name="P837"/>
        <text:p text:style-name="P838"/>
        <text:p text:style-name="P839"/>
        <text:p text:style-name="P840"/>
        <text:p text:style-name="P841"/>
        <text:p text:style-name="P842"/>
        <text:p text:style-name="P843"/>
        <text:p text:style-name="P844"/>
        <text:p text:style-name="P845"/>
        <text:p text:style-name="P846"/>
        <text:p text:style-name="P847"/>
        <text:p text:style-name="P848"/>
        <text:p text:style-name="P849"/>
        <text:p text:style-name="P850"/>
      </text:section>
      <text:section text:style-name="Sect53" text:name="Section53">
        <text:p text:style-name="P3588"><draw:frame draw:style-name="fr281" svg:x="0.000cm" svg:y="0.000cm" svg:width="15.714cm" fo:min-height="0.002cm" text:anchor-type="paragraph"><draw:text-box><table:table table:style-name="Table54"><table:table-column table:style-name="Table54.C1"/><table:table-column table:style-name="Table54.C2"/><table:table-column table:style-name="Table54.C3"/><table:table-row table:style-name="Table54.R1"><table:table-cell table:style-name="Table54.Cell1"><text:p text:style-name="P2081"><text:span text:style-name="CharStyle7">(1)</text:span></text:p></table:table-cell><table:table-cell table:style-name="Table54.Cell2"><text:p text:style-name="P971"><text:span text:style-name="CharStyle7">(2)</text:span></text:p></table:table-cell><table:table-cell table:style-name="Table54.Cell3"><text:p text:style-name="P1590"><text:span text:style-name="CharStyle7">(3)</text:span></text:p></table:table-cell></table:table-row><table:table-row table:style-name="Table54.R2"><table:table-cell table:style-name="Table54.Cell4"><text:p text:style-name="P2219"><text:span text:style-name="CharStyle7">Bahagian Pilihan Raya</text:span></text:p></table:table-cell><table:table-cell table:style-name="Table54.Cell5"><text:p text:style-name="P1109"><text:span text:style-name="CharStyle7">Daerah Mengundi</text:span></text:p></table:table-cell><table:table-cell table:style-name="Table54.Cell6"><text:p text:style-name="P2437"><text:span text:style-name="CharStyle7">Bilangan Pemilih</text:span></text:p></table:table-cell></table:table-row><table:table-row table:style-name="Table54.R3"><table:table-cell table:style-name="Table54.Cell7"><text:p text:style-name="P1627"><text:span text:style-name="CharStyle7">Negeri</text:span></text:p></table:table-cell><table:table-cell table:style-name="Table54.Cell8"><text:p text:style-name="P3471"/></table:table-cell><table:table-cell table:style-name="Table54.Cell9"><text:p text:style-name="P3471"/></table:table-cell></table:table-row><table:table-row table:style-name="Table54.R4"><table:table-cell table:style-name="Table54.Cell10"><text:p text:style-name="P1694"><text:span text:style-name="CharStyle8">State Constituency</text:span></text:p></table:table-cell><table:table-cell table:style-name="Table54.Cell11"><text:p text:style-name="P3275"><text:span text:style-name="CharStyle8">Polling District</text:span></text:p></table:table-cell><table:table-cell table:style-name="Table54.Cell12"><text:p text:style-name="P3277"><text:span text:style-name="CharStyle8">Number of Electors</text:span></text:p></table:table-cell></table:table-row><table:table-row table:style-name="Table54.R5"><table:table-cell table:style-name="Table54.Cell13"><text:p text:style-name="P3471"/></table:table-cell><table:table-cell table:style-name="Table54.Cell14"><text:p text:style-name="P3279"><text:span text:style-name="CharStyle7">8. Inabah Kamal</text:span></text:p></table:table-cell><table:table-cell table:style-name="Table54.Cell15"><text:p text:style-name="P3281"><text:span text:style-name="CharStyle7">1,790</text:span></text:p></table:table-cell></table:table-row><table:table-row table:style-name="Table54.R6"><table:table-cell table:style-name="Table54.Cell16"><text:p text:style-name="P3471"/></table:table-cell><table:table-cell table:style-name="Table54.Cell17"><text:p text:style-name="P2512"><text:span text:style-name="CharStyle7">9. Pulau Mabul</text:span></text:p></table:table-cell><table:table-cell table:style-name="Table54.Cell18"><text:p text:style-name="P2531"><text:span text:style-name="CharStyle7">235</text:span></text:p></table:table-cell></table:table-row><table:table-row table:style-name="Table54.R7"><table:table-cell table:style-name="Table54.Cell19"><text:p text:style-name="P3471"/></table:table-cell><table:table-cell table:style-name="Table54.Cell20"><text:p text:style-name="P2237"><text:span text:style-name="CharStyle7">10. BukitLalang</text:span></text:p></table:table-cell><table:table-cell table:style-name="Table54.Cell21"><text:p text:style-name="P1065"><text:span text:style-name="CharStyle7">724</text:span></text:p></table:table-cell></table:table-row><table:table-row table:style-name="Table54.R8"><table:table-cell table:style-name="Table54.Cell22"><text:p text:style-name="P3471"/></table:table-cell><table:table-cell table:style-name="Table54.Cell23"><text:p text:style-name="P1961"><text:span text:style-name="CharStyle7">11. Kubang Baru</text:span></text:p></table:table-cell><table:table-cell table:style-name="Table54.Cell24"><text:p text:style-name="P1653"><text:span text:style-name="CharStyle7">388</text:span></text:p></table:table-cell></table:table-row><table:table-row table:style-name="Table54.R9"><table:table-cell table:style-name="Table54.Cell25"><text:p text:style-name="P3471"/></table:table-cell><table:table-cell table:style-name="Table54.Cell26"><text:p text:style-name="P3471"/></table:table-cell><table:table-cell table:style-name="Table54.Cell27"><text:p text:style-name="P1176"><text:span text:style-name="CharStyle7">13,213</text:span></text:p></table:table-cell></table:table-row><table:table-row table:style-name="Table54.R10"><table:table-cell table:style-name="Table54.Cell28"><text:p text:style-name="P3283"><text:span text:style-name="CharStyle7">N. 66 BUGAYA</text:span></text:p></table:table-cell><table:table-cell table:style-name="Table54.Cell29"><text:p text:style-name="P2408"><text:span text:style-name="CharStyle7">1. Semporna Darat</text:span></text:p></table:table-cell><table:table-cell table:style-name="Table54.Cell30"><text:p text:style-name="P1286"><text:span text:style-name="CharStyle7">252</text:span></text:p></table:table-cell></table:table-row><table:table-row table:style-name="Table54.R11"><table:table-cell table:style-name="Table54.Cell31"><text:p text:style-name="P3471"/></table:table-cell><table:table-cell table:style-name="Table54.Cell32"><text:p text:style-name="P1389"><text:span text:style-name="CharStyle7">2. Sungai Tohok</text:span></text:p></table:table-cell><table:table-cell table:style-name="Table54.Cell33"><text:p text:style-name="P2020"><text:span text:style-name="CharStyle7">1,201</text:span></text:p></table:table-cell></table:table-row><table:table-row table:style-name="Table54.R12"><table:table-cell table:style-name="Table54.Cell34"><text:p text:style-name="P3471"/></table:table-cell><table:table-cell table:style-name="Table54.Cell35"><text:p text:style-name="P3285"><text:span text:style-name="CharStyle7">3. Bugay a</text:span></text:p></table:table-cell><table:table-cell table:style-name="Table54.Cell36"><text:p text:style-name="P3287"><text:span text:style-name="CharStyle7">1,633</text:span></text:p></table:table-cell></table:table-row><table:table-row table:style-name="Table54.R13"><table:table-cell table:style-name="Table54.Cell37"><text:p text:style-name="P3471"/></table:table-cell><table:table-cell table:style-name="Table54.Cell38"><text:p text:style-name="P1613"><text:span text:style-name="CharStyle7">4. Tanjung Kapor</text:span></text:p></table:table-cell><table:table-cell table:style-name="Table54.Cell39"><text:p text:style-name="P2249"><text:span text:style-name="CharStyle7">1,549</text:span></text:p></table:table-cell></table:table-row><table:table-row table:style-name="Table54.R14"><table:table-cell table:style-name="Table54.Cell40"><text:p text:style-name="P3471"/></table:table-cell><table:table-cell table:style-name="Table54.Cell41"><text:p text:style-name="P1129"><text:span text:style-name="CharStyle7">5. Bubul</text:span></text:p></table:table-cell><table:table-cell table:style-name="Table54.Cell42"><text:p text:style-name="P1732"><text:span text:style-name="CharStyle7">2,113</text:span></text:p></table:table-cell></table:table-row><table:table-row table:style-name="Table54.R15"><table:table-cell table:style-name="Table54.Cell43"><text:p text:style-name="P3471"/></table:table-cell><table:table-cell table:style-name="Table54.Cell44"><text:p text:style-name="P3289"><text:span text:style-name="CharStyle7">6. KampongAyer</text:span></text:p></table:table-cell><table:table-cell table:style-name="Table54.Cell45"><text:p text:style-name="P1517"><text:span text:style-name="CharStyle7">2,365</text:span></text:p></table:table-cell></table:table-row><table:table-row table:style-name="Table54.R16"><table:table-cell table:style-name="Table54.Cell46"><text:p text:style-name="P3471"/></table:table-cell><table:table-cell table:style-name="Table54.Cell47"><text:p text:style-name="P3291"><text:span text:style-name="CharStyle7">7. Lihak-Lihak</text:span></text:p></table:table-cell><table:table-cell table:style-name="Table54.Cell48"><text:p text:style-name="P1303"><text:span text:style-name="CharStyle7">1,409</text:span></text:p></table:table-cell></table:table-row><table:table-row table:style-name="Table54.R17"><table:table-cell table:style-name="Table54.Cell49"><text:p text:style-name="P3471"/></table:table-cell><table:table-cell table:style-name="Table54.Cell50"><text:p text:style-name="P2217"><text:span text:style-name="CharStyle7">8. Simunul</text:span></text:p></table:table-cell><table:table-cell table:style-name="Table54.Cell51"><text:p text:style-name="P1108"><text:span text:style-name="CharStyle7">3,898</text:span></text:p></table:table-cell></table:table-row><table:table-row table:style-name="Table54.R18"><table:table-cell table:style-name="Table54.Cell52"><text:p text:style-name="P3471"/></table:table-cell><table:table-cell table:style-name="Table54.Cell53"><text:p text:style-name="P1566"><text:span text:style-name="CharStyle7">9. Bangau-Bangau</text:span></text:p></table:table-cell><table:table-cell table:style-name="Table54.Cell54"><text:p text:style-name="P3293"><text:span text:style-name="CharStyle7">1,960</text:span></text:p></table:table-cell></table:table-row><table:table-row table:style-name="Table54.R19"><table:table-cell table:style-name="Table54.Cell55"><text:p text:style-name="P3471"/></table:table-cell><table:table-cell table:style-name="Table54.Cell56"><text:p text:style-name="P3471"/></table:table-cell><table:table-cell table:style-name="Table54.Cell57"><text:p text:style-name="P1468"><text:span text:style-name="CharStyle7">16,380</text:span></text:p></table:table-cell></table:table-row><table:table-row table:style-name="Table54.R20"><table:table-cell table:style-name="Table54.Cell58" table:number-columns-spanned="2"><text:p text:style-name="P2623"><text:span text:style-name="CharStyle7">Jumlah Bilangan Pemilih dalam Bahagian Pilihan Raya</text:span></text:p></table:table-cell><table:table-cell table:style-name="Table54.Cell59"><text:p text:style-name="P1232"><text:span text:style-name="CharStyle7">42,375</text:span></text:p></table:table-cell></table:table-row></table:table><text:p text:style-name="P3273"><text:span text:style-name="CharStyle50">Persekutuan P. 189 Semporna:</text:span></text:p><text:p text:style-name="P3372"><text:span text:style-name="CharStyle25">Total Number of Electors in the Federal Constituency of<text:line-break/>P. 189 Semporna:</text:span></text:p></draw:text-box></draw:frame></text:p>
        <text:p text:style-name="P3039"><text:span text:style-name="CharStyle18">59</text:span></text:p>
      </text:section>
      <text:section text:style-name="Sect54" text:name="Section54">
        <text:p text:style-name="P3589"><draw:frame draw:style-name="fr282" svg:x="0.000cm" svg:y="0.000cm" svg:width="15.688cm" fo:min-height="0.002cm" text:anchor-type="paragraph"><draw:text-box><table:table table:style-name="Table55"><table:table-column table:style-name="Table55.C1"/><table:table-column table:style-name="Table55.C2"/><table:table-column table:style-name="Table55.C3"/><table:table-column table:style-name="Table55.C4"/><table:table-row table:style-name="Table55.R1"><table:table-cell table:style-name="Table55.Cell1"><text:p text:style-name="P3295"><text:span text:style-name="CharStyle7">(1)</text:span></text:p></table:table-cell><table:table-cell table:style-name="Table55.Cell2"><text:p text:style-name="P3471"/></table:table-cell><table:table-cell table:style-name="Table55.Cell3"><text:p text:style-name="P1012"><text:span text:style-name="CharStyle7">(2)</text:span></text:p></table:table-cell><table:table-cell table:style-name="Table55.Cell4"><text:p text:style-name="P3297"><text:span text:style-name="CharStyle7">(3)</text:span></text:p></table:table-cell></table:table-row><table:table-row table:style-name="Table55.R2"><table:table-cell table:style-name="Table55.Cell5"><text:p text:style-name="P1270"><text:span text:style-name="CharStyle7">Bahagian Pilihan Raya</text:span></text:p></table:table-cell><table:table-cell table:style-name="Table55.Cell6" table:number-columns-spanned="2"><text:p text:style-name="P1027"><text:span text:style-name="CharStyle7">Daerah Mengundi</text:span></text:p></table:table-cell><table:table-cell table:style-name="Table55.Cell7"><text:p text:style-name="P3325"><text:span text:style-name="CharStyle7">Bilangan Pemilih</text:span></text:p></table:table-cell></table:table-row><table:table-row table:style-name="Table55.R3"><table:table-cell table:style-name="Table55.Cell8"><text:p text:style-name="P1545"><text:span text:style-name="CharStyle7">Negeri</text:span></text:p></table:table-cell><table:table-cell table:style-name="Table55.Cell9"><text:p text:style-name="P3471"/></table:table-cell><table:table-cell table:style-name="Table55.Cell10"><text:p text:style-name="P3471"/></table:table-cell><table:table-cell table:style-name="Table55.Cell11"><text:p text:style-name="P3471"/></table:table-cell></table:table-row><table:table-row table:style-name="Table55.R4"><table:table-cell table:style-name="Table55.Cell12"><text:p text:style-name="P1311"><text:span text:style-name="CharStyle8">State Constituency</text:span></text:p></table:table-cell><table:table-cell table:style-name="Table55.Cell13"><text:p text:style-name="P3471"/></table:table-cell><table:table-cell table:style-name="Table55.Cell14"><text:p text:style-name="P3299"><text:span text:style-name="CharStyle8">Polling District</text:span></text:p></table:table-cell><table:table-cell table:style-name="Table55.Cell15"><text:p text:style-name="P2599"><text:span text:style-name="CharStyle8">Number of Electors</text:span></text:p></table:table-cell></table:table-row><table:table-row table:style-name="Table55.R5"><table:table-cell table:style-name="Table55.Cell16"><text:p text:style-name="P3301"><text:span text:style-name="CharStyle7">N. 67 BALUNG</text:span></text:p></table:table-cell><table:table-cell table:style-name="Table55.Cell17"><text:p text:style-name="P1964"><text:span text:style-name="CharStyle7">1.</text:span></text:p></table:table-cell><table:table-cell table:style-name="Table55.Cell18"><text:p text:style-name="P1063"><text:span text:style-name="CharStyle7">Kinabutan</text:span></text:p></table:table-cell><table:table-cell table:style-name="Table55.Cell19"><text:p text:style-name="P2161"><text:span text:style-name="CharStyle7">2,791</text:span></text:p></table:table-cell></table:table-row><table:table-row table:style-name="Table55.R6"><table:table-cell table:style-name="Table55.Cell20"><text:p text:style-name="P3471"/></table:table-cell><table:table-cell table:style-name="Table55.Cell21"><text:p text:style-name="P3303"><text:span text:style-name="CharStyle7">2.</text:span></text:p></table:table-cell><table:table-cell table:style-name="Table55.Cell22"><text:p text:style-name="P1951"><text:span text:style-name="CharStyle7">Andrassy</text:span></text:p></table:table-cell><table:table-cell table:style-name="Table55.Cell23"><text:p text:style-name="P3305"><text:span text:style-name="CharStyle7">1,632</text:span></text:p></table:table-cell></table:table-row><table:table-row table:style-name="Table55.R7"><table:table-cell table:style-name="Table55.Cell24"><text:p text:style-name="P3471"/></table:table-cell><table:table-cell table:style-name="Table55.Cell25"><text:p text:style-name="P2151"><text:span text:style-name="CharStyle7">3.</text:span></text:p></table:table-cell><table:table-cell table:style-name="Table55.Cell26"><text:p text:style-name="P3307"><text:span text:style-name="CharStyle7">Balung</text:span></text:p></table:table-cell><table:table-cell table:style-name="Table55.Cell27"><text:p text:style-name="P3309"><text:span text:style-name="CharStyle7">3,335</text:span></text:p></table:table-cell></table:table-row><table:table-row table:style-name="Table55.R8"><table:table-cell table:style-name="Table55.Cell28"><text:p text:style-name="P3471"/></table:table-cell><table:table-cell table:style-name="Table55.Cell29"><text:p text:style-name="P2150"><text:span text:style-name="CharStyle7">4.</text:span></text:p></table:table-cell><table:table-cell table:style-name="Table55.Cell30"><text:p text:style-name="P1048"><text:span text:style-name="CharStyle7">Kinabutan Besar</text:span></text:p></table:table-cell><table:table-cell table:style-name="Table55.Cell31"><text:p text:style-name="P1664"><text:span text:style-name="CharStyle7">3,113</text:span></text:p></table:table-cell></table:table-row><table:table-row table:style-name="Table55.R9"><table:table-cell table:style-name="Table55.Cell32"><text:p text:style-name="P3471"/></table:table-cell><table:table-cell table:style-name="Table55.Cell33"><text:p text:style-name="P3311"><text:span text:style-name="CharStyle7">5.</text:span></text:p></table:table-cell><table:table-cell table:style-name="Table55.Cell34"><text:p text:style-name="P1919"><text:span text:style-name="CharStyle7">Bukit Quoin</text:span></text:p></table:table-cell><table:table-cell table:style-name="Table55.Cell35"><text:p text:style-name="P2529"><text:span text:style-name="CharStyle7">911</text:span></text:p></table:table-cell></table:table-row><table:table-row table:style-name="Table55.R10"><table:table-cell table:style-name="Table55.Cell36"><text:p text:style-name="P3471"/></table:table-cell><table:table-cell table:style-name="Table55.Cell37"><text:p text:style-name="P1779"><text:span text:style-name="CharStyle7">6.</text:span></text:p></table:table-cell><table:table-cell table:style-name="Table55.Cell38"><text:p text:style-name="P2096"><text:span text:style-name="CharStyle7">Ranggu</text:span></text:p></table:table-cell><table:table-cell table:style-name="Table55.Cell39"><text:p text:style-name="P3313"><text:span text:style-name="CharStyle7">1,337</text:span></text:p></table:table-cell></table:table-row><table:table-row table:style-name="Table55.R11"><table:table-cell table:style-name="Table55.Cell40"><text:p text:style-name="P3471"/></table:table-cell><table:table-cell table:style-name="Table55.Cell41"><text:p text:style-name="P3471"/></table:table-cell><table:table-cell table:style-name="Table55.Cell42"><text:p text:style-name="P3471"/></table:table-cell><table:table-cell table:style-name="Table55.Cell43"><text:p text:style-name="P2061"><text:span text:style-name="CharStyle7">13,119</text:span></text:p></table:table-cell></table:table-row><table:table-row table:style-name="Table55.R12"><table:table-cell table:style-name="Table55.Cell44"><text:p text:style-name="P954"><text:span text:style-name="CharStyle7">N. 68 APAS</text:span></text:p></table:table-cell><table:table-cell table:style-name="Table55.Cell45"><text:p text:style-name="P2577"><text:span text:style-name="CharStyle7">1.</text:span></text:p></table:table-cell><table:table-cell table:style-name="Table55.Cell46"><text:p text:style-name="P1465"><text:span text:style-name="CharStyle7">Tawau Lama</text:span></text:p></table:table-cell><table:table-cell table:style-name="Table55.Cell47"><text:p text:style-name="P916"><text:span text:style-name="CharStyle7">1,784</text:span></text:p></table:table-cell></table:table-row><table:table-row table:style-name="Table55.R13"><table:table-cell table:style-name="Table55.Cell48"><text:p text:style-name="P3471"/></table:table-cell><table:table-cell table:style-name="Table55.Cell49"><text:p text:style-name="P2387"><text:span text:style-name="CharStyle7">2.</text:span></text:p></table:table-cell><table:table-cell table:style-name="Table55.Cell50"><text:p text:style-name="P1264"><text:span text:style-name="CharStyle7">Tinagat</text:span></text:p></table:table-cell><table:table-cell table:style-name="Table55.Cell51"><text:p text:style-name="P1895"><text:span text:style-name="CharStyle7">3,454</text:span></text:p></table:table-cell></table:table-row><table:table-row table:style-name="Table55.R14"><table:table-cell table:style-name="Table55.Cell52"><text:p text:style-name="P3471"/></table:table-cell><table:table-cell table:style-name="Table55.Cell53"><text:p text:style-name="P1160"><text:span text:style-name="CharStyle7">3.</text:span></text:p></table:table-cell><table:table-cell table:style-name="Table55.Cell54"><text:p text:style-name="P1924"><text:span text:style-name="CharStyle7">Apas</text:span></text:p></table:table-cell><table:table-cell table:style-name="Table55.Cell55"><text:p text:style-name="P1123"><text:span text:style-name="CharStyle7">1,985</text:span></text:p></table:table-cell></table:table-row><table:table-row table:style-name="Table55.R15"><table:table-cell table:style-name="Table55.Cell56"><text:p text:style-name="P3471"/></table:table-cell><table:table-cell table:style-name="Table55.Cell57"><text:p text:style-name="P3315"><text:span text:style-name="CharStyle7">4.</text:span></text:p></table:table-cell><table:table-cell table:style-name="Table55.Cell58"><text:p text:style-name="P3317"><text:span text:style-name="CharStyle7">Wakuba</text:span></text:p></table:table-cell><table:table-cell table:style-name="Table55.Cell59"><text:p text:style-name="P1535"><text:span text:style-name="CharStyle7">1,224</text:span></text:p></table:table-cell></table:table-row><table:table-row table:style-name="Table55.R16"><table:table-cell table:style-name="Table55.Cell60"><text:p text:style-name="P3471"/></table:table-cell><table:table-cell table:style-name="Table55.Cell61"><text:p text:style-name="P3319"><text:span text:style-name="CharStyle7">5.</text:span></text:p></table:table-cell><table:table-cell table:style-name="Table55.Cell62"><text:p text:style-name="P3321"><text:span text:style-name="CharStyle7">Titingan</text:span></text:p></table:table-cell><table:table-cell table:style-name="Table55.Cell63"><text:p text:style-name="P1839"><text:span text:style-name="CharStyle7">4,609</text:span></text:p></table:table-cell></table:table-row><table:table-row table:style-name="Table55.R17"><table:table-cell table:style-name="Table55.Cell64"><text:p text:style-name="P3471"/></table:table-cell><table:table-cell table:style-name="Table55.Cell65"><text:p text:style-name="P1325"><text:span text:style-name="CharStyle7">6.</text:span></text:p></table:table-cell><table:table-cell table:style-name="Table55.Cell66"><text:p text:style-name="P3324"><text:span text:style-name="CharStyle7">Inderasabah</text:span></text:p></table:table-cell><table:table-cell table:style-name="Table55.Cell67"><text:p text:style-name="P2640"><text:span text:style-name="CharStyle7">691</text:span></text:p></table:table-cell></table:table-row><table:table-row table:style-name="Table55.R18"><table:table-cell table:style-name="Table55.Cell68"><text:p text:style-name="P3471"/></table:table-cell><table:table-cell table:style-name="Table55.Cell69"><text:p text:style-name="P1144"><text:span text:style-name="CharStyle7">7.</text:span></text:p></table:table-cell><table:table-cell table:style-name="Table55.Cell70"><text:p text:style-name="P1746"><text:span text:style-name="CharStyle7">Batu 4</text:span></text:p></table:table-cell><table:table-cell table:style-name="Table55.Cell71"><text:p text:style-name="P2591"><text:span text:style-name="CharStyle7">3,156</text:span></text:p></table:table-cell></table:table-row><table:table-row table:style-name="Table55.R19"><table:table-cell table:style-name="Table55.Cell72"><text:p text:style-name="P3471"/></table:table-cell><table:table-cell table:style-name="Table55.Cell73"><text:p text:style-name="P3471"/></table:table-cell><table:table-cell table:style-name="Table55.Cell74"><text:p text:style-name="P3471"/></table:table-cell><table:table-cell table:style-name="Table55.Cell75"><text:p text:style-name="P3326"><text:span text:style-name="CharStyle7">16,903</text:span></text:p></table:table-cell></table:table-row><table:table-row table:style-name="Table55.R20"><table:table-cell table:style-name="Table55.Cell76"><text:p text:style-name="P1199"><text:span text:style-name="CharStyle7">N. 69 SRI TANJONG</text:span></text:p></table:table-cell><table:table-cell table:style-name="Table55.Cell77"><text:p text:style-name="P3329"><text:span text:style-name="CharStyle7">1.</text:span></text:p></table:table-cell><table:table-cell table:style-name="Table55.Cell78"><text:p text:style-name="P3331"><text:span text:style-name="CharStyle7">Kuhara</text:span></text:p></table:table-cell><table:table-cell table:style-name="Table55.Cell79"><text:p text:style-name="P3333"><text:span text:style-name="CharStyle7">3,445</text:span></text:p></table:table-cell></table:table-row><table:table-row table:style-name="Table55.R21"><table:table-cell table:style-name="Table55.Cell80"><text:p text:style-name="P3471"/></table:table-cell><table:table-cell table:style-name="Table55.Cell81"><text:p text:style-name="P3335"><text:span text:style-name="CharStyle7">2.</text:span></text:p></table:table-cell><table:table-cell table:style-name="Table55.Cell82"><text:p text:style-name="P2200"><text:span text:style-name="CharStyle7">Sin On</text:span></text:p></table:table-cell><table:table-cell table:style-name="Table55.Cell83"><text:p text:style-name="P1922"><text:span text:style-name="CharStyle7">3,683</text:span></text:p></table:table-cell></table:table-row><table:table-row table:style-name="Table55.R22"><table:table-cell table:style-name="Table55.Cell84"><text:p text:style-name="P3471"/></table:table-cell><table:table-cell table:style-name="Table55.Cell85"><text:p text:style-name="P3337"><text:span text:style-name="CharStyle7">3.</text:span></text:p></table:table-cell><table:table-cell table:style-name="Table55.Cell86"><text:p text:style-name="P3339"><text:span text:style-name="CharStyle7">Fajar</text:span></text:p></table:table-cell><table:table-cell table:style-name="Table55.Cell87"><text:p text:style-name="P2321"><text:span text:style-name="CharStyle7">2,529</text:span></text:p></table:table-cell></table:table-row><table:table-row table:style-name="Table55.R23"><table:table-cell table:style-name="Table55.Cell88"><text:p text:style-name="P3471"/></table:table-cell><table:table-cell table:style-name="Table55.Cell89"><text:p text:style-name="P3341"><text:span text:style-name="CharStyle7">4.</text:span></text:p></table:table-cell><table:table-cell table:style-name="Table55.Cell90"><text:p text:style-name="P3343"><text:span text:style-name="CharStyle7">Sabindo</text:span></text:p></table:table-cell><table:table-cell table:style-name="Table55.Cell91"><text:p text:style-name="P1003"><text:span text:style-name="CharStyle7">2,228</text:span></text:p></table:table-cell></table:table-row></table:table><text:p text:style-name="P3374"><text:span text:style-name="CharStyle142">60</text:span></text:p></draw:text-box></draw:frame></text:p>
        <text:p text:style-name="P854"/>
      </text:section>
      <text:section text:style-name="Sect55" text:name="Section55">
        <text:p text:style-name="P3590"><draw:frame draw:style-name="fr284" svg:x="0.000cm" svg:y="0.000cm" svg:width="15.714cm" fo:min-height="0.002cm" text:anchor-type="paragraph"><draw:text-box><table:table table:style-name="Table56"><table:table-column table:style-name="Table56.C1"/><table:table-column table:style-name="Table56.C2"/><table:table-column table:style-name="Table56.C3"/><table:table-row table:style-name="Table56.R1"><table:table-cell table:style-name="Table56.Cell1"><text:p text:style-name="P2240"><text:span text:style-name="CharStyle7">(1)</text:span></text:p></table:table-cell><table:table-cell table:style-name="Table56.Cell2"><text:p text:style-name="P3348"><text:span text:style-name="CharStyle7">(2)</text:span></text:p></table:table-cell><table:table-cell table:style-name="Table56.Cell3"><text:p text:style-name="P1681"><text:span text:style-name="CharStyle7">(3)</text:span></text:p></table:table-cell></table:table-row><table:table-row table:style-name="Table56.R2"><table:table-cell table:style-name="Table56.Cell4"><text:p text:style-name="P1630"><text:span text:style-name="CharStyle7">Bahagian Pilihan Raya</text:span></text:p></table:table-cell><table:table-cell table:style-name="Table56.Cell5"><text:p text:style-name="P1475"><text:span text:style-name="CharStyle7">Daerah Mengundi</text:span></text:p></table:table-cell><table:table-cell table:style-name="Table56.Cell6"><text:p text:style-name="P3327"><text:span text:style-name="CharStyle7">Bilangan Pemilih</text:span></text:p></table:table-cell></table:table-row><table:table-row table:style-name="Table56.R3"><table:table-cell table:style-name="Table56.Cell7"><text:p text:style-name="P1279"><text:span text:style-name="CharStyle7">Negeri</text:span></text:p></table:table-cell><table:table-cell table:style-name="Table56.Cell8"><text:p text:style-name="P3471"/></table:table-cell><table:table-cell table:style-name="Table56.Cell9"><text:p text:style-name="P3471"/></table:table-cell></table:table-row><table:table-row table:style-name="Table56.R4"><table:table-cell table:style-name="Table56.Cell10"><text:p text:style-name="P932"><text:span text:style-name="CharStyle8">State Constituency</text:span></text:p></table:table-cell><table:table-cell table:style-name="Table56.Cell11"><text:p text:style-name="P2815"><text:span text:style-name="CharStyle8">Polling District</text:span></text:p></table:table-cell><table:table-cell table:style-name="Table56.Cell12"><text:p text:style-name="P3350"><text:span text:style-name="CharStyle8">Number of Electors</text:span></text:p></table:table-cell></table:table-row><table:table-row table:style-name="Table56.R5"><table:table-cell table:style-name="Table56.Cell13"><text:p text:style-name="P3471"/></table:table-cell><table:table-cell table:style-name="Table56.Cell14"><text:p text:style-name="P3352"><text:span text:style-name="CharStyle7">5. Kabota</text:span></text:p></table:table-cell><table:table-cell table:style-name="Table56.Cell15"><text:p text:style-name="P3354"><text:span text:style-name="CharStyle7">804</text:span></text:p></table:table-cell></table:table-row><table:table-row table:style-name="Table56.R6"><table:table-cell table:style-name="Table56.Cell16"><text:p text:style-name="P3471"/></table:table-cell><table:table-cell table:style-name="Table56.Cell17"><text:p text:style-name="P3322"><text:span text:style-name="CharStyle7">6. Batu 3</text:span></text:p></table:table-cell><table:table-cell table:style-name="Table56.Cell18"><text:p text:style-name="P2724"><text:span text:style-name="CharStyle7">3,466</text:span></text:p></table:table-cell></table:table-row><table:table-row table:style-name="Table56.R7"><table:table-cell table:style-name="Table56.Cell19"><text:p text:style-name="P3471"/></table:table-cell><table:table-cell table:style-name="Table56.Cell20"><text:p text:style-name="P3356"><text:span text:style-name="CharStyle7">7. Da Hua</text:span></text:p></table:table-cell><table:table-cell table:style-name="Table56.Cell21"><text:p text:style-name="P1619"><text:span text:style-name="CharStyle7">2,041</text:span></text:p></table:table-cell></table:table-row><table:table-row table:style-name="Table56.R8"><table:table-cell table:style-name="Table56.Cell22"><text:p text:style-name="P3471"/></table:table-cell><table:table-cell table:style-name="Table56.Cell23"><text:p text:style-name="P1849"><text:span text:style-name="CharStyle7">8. Kapital</text:span></text:p></table:table-cell><table:table-cell table:style-name="Table56.Cell24"><text:p text:style-name="P2466"><text:span text:style-name="CharStyle7">870</text:span></text:p></table:table-cell></table:table-row><table:table-row table:style-name="Table56.R9"><table:table-cell table:style-name="Table56.Cell25"><text:p text:style-name="P3471"/></table:table-cell><table:table-cell table:style-name="Table56.Cell26"><text:p text:style-name="P2178"><text:span text:style-name="CharStyle7">9. Jalan Chester</text:span></text:p></table:table-cell><table:table-cell table:style-name="Table56.Cell27"><text:p text:style-name="P1953"><text:span text:style-name="CharStyle7">3,569</text:span></text:p></table:table-cell></table:table-row><table:table-row table:style-name="Table56.R10"><table:table-cell table:style-name="Table56.Cell28"><text:p text:style-name="P3471"/></table:table-cell><table:table-cell table:style-name="Table56.Cell29"><text:p text:style-name="P1128"><text:span text:style-name="CharStyle7">10. Takada</text:span></text:p></table:table-cell><table:table-cell table:style-name="Table56.Cell30"><text:p text:style-name="P1322"><text:span text:style-name="CharStyle7">2,469</text:span></text:p></table:table-cell></table:table-row><table:table-row table:style-name="Table56.R11"><table:table-cell table:style-name="Table56.Cell31"><text:p text:style-name="P3471"/></table:table-cell><table:table-cell table:style-name="Table56.Cell32"><text:p text:style-name="P3471"/></table:table-cell><table:table-cell table:style-name="Table56.Cell33"><text:p text:style-name="P2537"><text:span text:style-name="CharStyle7">25,104</text:span></text:p></table:table-cell></table:table-row><table:table-row table:style-name="Table56.R12"><table:table-cell table:style-name="Table56.Cell34" table:number-columns-spanned="2"><text:p text:style-name="P3358"><text:span text:style-name="CharStyle7">Jumlah Bilangan Pemilih dalam Bahagian Pilihan Raya</text:span></text:p></table:table-cell><table:table-cell table:style-name="Table56.Cell35"><text:p text:style-name="P3360"><text:span text:style-name="CharStyle7">55,126</text:span></text:p></table:table-cell></table:table-row></table:table><text:p text:style-name="P2972"><text:span text:style-name="CharStyle50">Persekutuan P. 190 Tawau:</text:span></text:p><text:p text:style-name="P2027"><text:span text:style-name="CharStyle25">Total Number of Electors in the Federal Constituency of<text:line-break/>P. 190 Tawau:</text:span></text:p></draw:text-box></draw:frame></text:p>
        <text:p text:style-name="P1481"><text:span text:style-name="CharStyle144">61</text:span></text:p>
      </text:section>
      <text:section text:style-name="Sect56" text:name="Section56">
        <text:p text:style-name="P3591"><draw:frame draw:style-name="fr285" svg:x="0.000cm" svg:y="0.000cm" svg:width="15.730cm" fo:min-height="0.002cm" text:anchor-type="paragraph"><draw:text-box><table:table table:style-name="Table57"><table:table-column table:style-name="Table57.C1"/><table:table-column table:style-name="Table57.C2"/><table:table-column table:style-name="Table57.C3"/><table:table-column table:style-name="Table57.C4"/><table:table-row table:style-name="Table57.R1"><table:table-cell table:style-name="Table57.Cell1"><text:p text:style-name="P1288"><text:span text:style-name="CharStyle7">(1)</text:span></text:p></table:table-cell><table:table-cell table:style-name="Table57.Cell2"><text:p text:style-name="P3471"/></table:table-cell><table:table-cell table:style-name="Table57.Cell3"><text:p text:style-name="P3365"><text:span text:style-name="CharStyle7">(2)</text:span></text:p></table:table-cell><table:table-cell table:style-name="Table57.Cell4"><text:p text:style-name="P3367"><text:span text:style-name="CharStyle7">(3)</text:span></text:p></table:table-cell></table:table-row><table:table-row table:style-name="Table57.R2"><table:table-cell table:style-name="Table57.Cell5"><text:p text:style-name="P2492"><text:span text:style-name="CharStyle7">Bahagian Pilihan Raya</text:span></text:p></table:table-cell><table:table-cell table:style-name="Table57.Cell6" table:number-columns-spanned="2"><text:p text:style-name="P1382"><text:span text:style-name="CharStyle7">Daerah Mengundi</text:span></text:p></table:table-cell><table:table-cell table:style-name="Table57.Cell7"><text:p text:style-name="P2011"><text:span text:style-name="CharStyle7">Bilangan Pemilih</text:span></text:p></table:table-cell></table:table-row><table:table-row table:style-name="Table57.R3"><table:table-cell table:style-name="Table57.Cell8"><text:p text:style-name="P1484"><text:span text:style-name="CharStyle7">Negeri</text:span></text:p></table:table-cell><table:table-cell table:style-name="Table57.Cell9"><text:p text:style-name="P3471"/></table:table-cell><table:table-cell table:style-name="Table57.Cell10"><text:p text:style-name="P3471"/></table:table-cell><table:table-cell table:style-name="Table57.Cell11"><text:p text:style-name="P3471"/></table:table-cell></table:table-row><table:table-row table:style-name="Table57.R4"><table:table-cell table:style-name="Table57.Cell12"><text:p text:style-name="P3369"><text:span text:style-name="CharStyle8">State Constituency</text:span></text:p></table:table-cell><table:table-cell table:style-name="Table57.Cell13"><text:p text:style-name="P3471"/></table:table-cell><table:table-cell table:style-name="Table57.Cell14"><text:p text:style-name="P2145"><text:span text:style-name="CharStyle8">Polling District</text:span></text:p></table:table-cell><table:table-cell table:style-name="Table57.Cell15"><text:p text:style-name="P1045"><text:span text:style-name="CharStyle8">Number of Electors</text:span></text:p></table:table-cell></table:table-row><table:table-row table:style-name="Table57.R5"><table:table-cell table:style-name="Table57.Cell16"><text:p text:style-name="P3371"><text:span text:style-name="CharStyle7">N. 70 KUKUSAN</text:span></text:p></table:table-cell><table:table-cell table:style-name="Table57.Cell17"><text:p text:style-name="P2135"><text:span text:style-name="CharStyle7">1.</text:span></text:p></table:table-cell><table:table-cell table:style-name="Table57.Cell18"><text:p text:style-name="P1533"><text:span text:style-name="CharStyle7">Muhibbah Raya</text:span></text:p></table:table-cell><table:table-cell table:style-name="Table57.Cell19"><text:p text:style-name="P2162"><text:span text:style-name="CharStyle7">2,675</text:span></text:p></table:table-cell></table:table-row><table:table-row table:style-name="Table57.R6"><table:table-cell table:style-name="Table57.Cell20"><text:p text:style-name="P3471"/></table:table-cell><table:table-cell table:style-name="Table57.Cell21"><text:p text:style-name="P984"><text:span text:style-name="CharStyle7">2.</text:span></text:p></table:table-cell><table:table-cell table:style-name="Table57.Cell22"><text:p text:style-name="P3373"><text:span text:style-name="CharStyle7">Sentosa</text:span></text:p></table:table-cell><table:table-cell table:style-name="Table57.Cell23"><text:p text:style-name="P2233"><text:span text:style-name="CharStyle7">2,418</text:span></text:p></table:table-cell></table:table-row><table:table-row table:style-name="Table57.R7"><table:table-cell table:style-name="Table57.Cell24"><text:p text:style-name="P3471"/></table:table-cell><table:table-cell table:style-name="Table57.Cell25"><text:p text:style-name="P1136"><text:span text:style-name="CharStyle7">3.</text:span></text:p></table:table-cell><table:table-cell table:style-name="Table57.Cell26"><text:p text:style-name="P2527"><text:span text:style-name="CharStyle7">Kukusan</text:span></text:p></table:table-cell><table:table-cell table:style-name="Table57.Cell27"><text:p text:style-name="P1424"><text:span text:style-name="CharStyle7">3,374</text:span></text:p></table:table-cell></table:table-row><table:table-row table:style-name="Table57.R8"><table:table-cell table:style-name="Table57.Cell28"><text:p text:style-name="P3471"/></table:table-cell><table:table-cell table:style-name="Table57.Cell29"><text:p text:style-name="P2318"><text:span text:style-name="CharStyle7">4.</text:span></text:p></table:table-cell><table:table-cell table:style-name="Table57.Cell30"><text:p text:style-name="P1208"><text:span text:style-name="CharStyle7">Padang Terbang</text:span></text:p></table:table-cell><table:table-cell table:style-name="Table57.Cell31"><text:p text:style-name="P1830"><text:span text:style-name="CharStyle7">1,454</text:span></text:p></table:table-cell></table:table-row><table:table-row table:style-name="Table57.R9"><table:table-cell table:style-name="Table57.Cell32"><text:p text:style-name="P3471"/></table:table-cell><table:table-cell table:style-name="Table57.Cell33"><text:p text:style-name="P1013"><text:span text:style-name="CharStyle7">5.</text:span></text:p></table:table-cell><table:table-cell table:style-name="Table57.Cell34"><text:p text:style-name="P1624"><text:span text:style-name="CharStyle7">Banyan</text:span></text:p></table:table-cell><table:table-cell table:style-name="Table57.Cell35"><text:p text:style-name="P2261"><text:span text:style-name="CharStyle7">2,017</text:span></text:p></table:table-cell></table:table-row><table:table-row table:style-name="Table57.R10"><table:table-cell table:style-name="Table57.Cell36"><text:p text:style-name="P3471"/></table:table-cell><table:table-cell table:style-name="Table57.Cell37"><text:p text:style-name="P3471"/></table:table-cell><table:table-cell table:style-name="Table57.Cell38"><text:p text:style-name="P3471"/></table:table-cell><table:table-cell table:style-name="Table57.Cell39"><text:p text:style-name="P2055"><text:span text:style-name="CharStyle7">11,938</text:span></text:p></table:table-cell></table:table-row><table:table-row table:style-name="Table57.R11"><table:table-cell table:style-name="Table57.Cell40"><text:p text:style-name="P3375"><text:span text:style-name="CharStyle7">N. 71 TANJUNG BATU</text:span></text:p></table:table-cell><table:table-cell table:style-name="Table57.Cell41"><text:p text:style-name="P1554"><text:span text:style-name="CharStyle7">1.</text:span></text:p></table:table-cell><table:table-cell table:style-name="Table57.Cell42"><text:p text:style-name="P2180"><text:span text:style-name="CharStyle7">Pasir Putih</text:span></text:p></table:table-cell><table:table-cell table:style-name="Table57.Cell43"><text:p text:style-name="P1079"><text:span text:style-name="CharStyle7">3,850</text:span></text:p></table:table-cell></table:table-row><table:table-row table:style-name="Table57.R12"><table:table-cell table:style-name="Table57.Cell44"><text:p text:style-name="P3471"/></table:table-cell><table:table-cell table:style-name="Table57.Cell45"><text:p text:style-name="P3377"><text:span text:style-name="CharStyle7">2.</text:span></text:p></table:table-cell><table:table-cell table:style-name="Table57.Cell46"><text:p text:style-name="P2580"><text:span text:style-name="CharStyle7">Tanjung Batu</text:span></text:p></table:table-cell><table:table-cell table:style-name="Table57.Cell47"><text:p text:style-name="P1706"><text:span text:style-name="CharStyle7">3,557</text:span></text:p></table:table-cell></table:table-row><table:table-row table:style-name="Table57.R13"><table:table-cell table:style-name="Table57.Cell48"><text:p text:style-name="P3471"/></table:table-cell><table:table-cell table:style-name="Table57.Cell49"><text:p text:style-name="P1350"><text:span text:style-name="CharStyle7">3.</text:span></text:p></table:table-cell><table:table-cell table:style-name="Table57.Cell50"><text:p text:style-name="P1981"><text:span text:style-name="CharStyle7">Keramat</text:span></text:p></table:table-cell><table:table-cell table:style-name="Table57.Cell51"><text:p text:style-name="P3379"><text:span text:style-name="CharStyle7">5,155</text:span></text:p></table:table-cell></table:table-row><table:table-row table:style-name="Table57.R14"><table:table-cell table:style-name="Table57.Cell52"><text:p text:style-name="P3471"/></table:table-cell><table:table-cell table:style-name="Table57.Cell53"><text:p text:style-name="P3471"/></table:table-cell><table:table-cell table:style-name="Table57.Cell54"><text:p text:style-name="P3471"/></table:table-cell><table:table-cell table:style-name="Table57.Cell55"><text:p text:style-name="P1404"><text:span text:style-name="CharStyle7">12,562</text:span></text:p></table:table-cell></table:table-row><table:table-row table:style-name="Table57.R15"><table:table-cell table:style-name="Table57.Cell56"><text:p text:style-name="P1324"><text:span text:style-name="CharStyle7">N. 72 MEROTAI</text:span></text:p></table:table-cell><table:table-cell table:style-name="Table57.Cell57"><text:p text:style-name="P1959"><text:span text:style-name="CharStyle7">1.</text:span></text:p></table:table-cell><table:table-cell table:style-name="Table57.Cell58"><text:p text:style-name="P3381"><text:span text:style-name="CharStyle7">Brumas</text:span></text:p></table:table-cell><table:table-cell table:style-name="Table57.Cell59"><text:p text:style-name="P2486"><text:span text:style-name="CharStyle7">843</text:span></text:p></table:table-cell></table:table-row><table:table-row table:style-name="Table57.R16"><table:table-cell table:style-name="Table57.Cell60"><text:p text:style-name="P3471"/></table:table-cell><table:table-cell table:style-name="Table57.Cell61"><text:p text:style-name="P2525"><text:span text:style-name="CharStyle7">2.</text:span></text:p></table:table-cell><table:table-cell table:style-name="Table57.Cell62"><text:p text:style-name="P1421"><text:span text:style-name="CharStyle7">Kijang</text:span></text:p></table:table-cell><table:table-cell table:style-name="Table57.Cell63"><text:p text:style-name="P3251"><text:span text:style-name="CharStyle7">1,163</text:span></text:p></table:table-cell></table:table-row><table:table-row table:style-name="Table57.R17"><table:table-cell table:style-name="Table57.Cell64"><text:p text:style-name="P3471"/></table:table-cell><table:table-cell table:style-name="Table57.Cell65"><text:p text:style-name="P1677"><text:span text:style-name="CharStyle7">3.</text:span></text:p></table:table-cell><table:table-cell table:style-name="Table57.Cell66"><text:p text:style-name="P2300"><text:span text:style-name="CharStyle7">Bombalai</text:span></text:p></table:table-cell><table:table-cell table:style-name="Table57.Cell67"><text:p text:style-name="P2343"><text:span text:style-name="CharStyle7">3,474</text:span></text:p></table:table-cell></table:table-row><table:table-row table:style-name="Table57.R18"><table:table-cell table:style-name="Table57.Cell68"><text:p text:style-name="P3471"/></table:table-cell><table:table-cell table:style-name="Table57.Cell69"><text:p text:style-name="P3383"><text:span text:style-name="CharStyle7">4.</text:span></text:p></table:table-cell><table:table-cell table:style-name="Table57.Cell70"><text:p text:style-name="P2337"><text:span text:style-name="CharStyle7">Air Panas</text:span></text:p></table:table-cell><table:table-cell table:style-name="Table57.Cell71"><text:p text:style-name="P1221"><text:span text:style-name="CharStyle7">2,359</text:span></text:p></table:table-cell></table:table-row><table:table-row table:style-name="Table57.R19"><table:table-cell table:style-name="Table57.Cell72"><text:p text:style-name="P3471"/></table:table-cell><table:table-cell table:style-name="Table57.Cell73"><text:p text:style-name="P3385"><text:span text:style-name="CharStyle7">5.</text:span></text:p></table:table-cell><table:table-cell table:style-name="Table57.Cell74"><text:p text:style-name="P1709"><text:span text:style-name="CharStyle7">Semarak</text:span></text:p></table:table-cell><table:table-cell table:style-name="Table57.Cell75"><text:p text:style-name="P2333"><text:span text:style-name="CharStyle7">1,381</text:span></text:p></table:table-cell></table:table-row><table:table-row table:style-name="Table57.R20"><table:table-cell table:style-name="Table57.Cell76"><text:p text:style-name="P3471"/></table:table-cell><table:table-cell table:style-name="Table57.Cell77"><text:p text:style-name="P1492"><text:span text:style-name="CharStyle7">6.</text:span></text:p></table:table-cell><table:table-cell table:style-name="Table57.Cell78"><text:p text:style-name="P2125"><text:span text:style-name="CharStyle7">Merotai</text:span></text:p></table:table-cell><table:table-cell table:style-name="Table57.Cell79"><text:p text:style-name="P2835"><text:span text:style-name="CharStyle7">3,954</text:span></text:p></table:table-cell></table:table-row><table:table-row table:style-name="Table57.R21"><table:table-cell table:style-name="Table57.Cell80"><text:p text:style-name="P3471"/></table:table-cell><table:table-cell table:style-name="Table57.Cell81"><text:p text:style-name="P3471"/></table:table-cell><table:table-cell table:style-name="Table57.Cell82"><text:p text:style-name="P3471"/></table:table-cell><table:table-cell table:style-name="Table57.Cell83"><text:p text:style-name="P2582"><text:span text:style-name="CharStyle7">13,174</text:span></text:p></table:table-cell></table:table-row><table:table-row table:style-name="Table57.R22"><table:table-cell table:style-name="Table57.Cell84"><text:p text:style-name="P2350"><text:span text:style-name="CharStyle7">N. 73 SEBATIK</text:span></text:p></table:table-cell><table:table-cell table:style-name="Table57.Cell85"><text:p text:style-name="P1228"><text:span text:style-name="CharStyle7">1.</text:span></text:p></table:table-cell><table:table-cell table:style-name="Table57.Cell86"><text:p text:style-name="P3387"><text:span text:style-name="CharStyle7">Luasong</text:span></text:p></table:table-cell><table:table-cell table:style-name="Table57.Cell87"><text:p text:style-name="P3389"><text:span text:style-name="CharStyle7">431</text:span></text:p></table:table-cell></table:table-row></table:table><text:p text:style-name="P3363"><text:span text:style-name="CharStyle146">62</text:span></text:p></draw:text-box></draw:frame></text:p>
        <text:p text:style-name="P858"/>
      </text:section>
      <text:section text:style-name="Sect57" text:name="Section57">
        <text:p text:style-name="P3592"><draw:frame draw:style-name="fr287" svg:x="0.000cm" svg:y="0.000cm" svg:width="15.766cm" fo:min-height="0.002cm" text:anchor-type="paragraph"><draw:text-box><table:table table:style-name="Table58"><table:table-column table:style-name="Table58.C1"/><table:table-column table:style-name="Table58.C2"/><table:table-column table:style-name="Table58.C3"/><table:table-row table:style-name="Table58.R1"><table:table-cell table:style-name="Table58.Cell1"><text:p text:style-name="P1184"><text:span text:style-name="CharStyle7">(1)</text:span></text:p></table:table-cell><table:table-cell table:style-name="Table58.Cell2"><text:p text:style-name="P3391"><text:span text:style-name="CharStyle7">(2)</text:span></text:p></table:table-cell><table:table-cell table:style-name="Table58.Cell3"><text:p text:style-name="P3393"><text:span text:style-name="CharStyle7">(3)</text:span></text:p></table:table-cell></table:table-row><table:table-row table:style-name="Table58.R2"><table:table-cell table:style-name="Table58.Cell4"><text:p text:style-name="P1305"><text:span text:style-name="CharStyle7">Bahagian Pilihan Raya</text:span></text:p></table:table-cell><table:table-cell table:style-name="Table58.Cell5"><text:p text:style-name="P1935"><text:span text:style-name="CharStyle7">Daerah Mengundi</text:span></text:p></table:table-cell><table:table-cell table:style-name="Table58.Cell6"><text:p text:style-name="P2549"><text:span text:style-name="CharStyle7">Bilangan Pemilih</text:span></text:p></table:table-cell></table:table-row><table:table-row table:style-name="Table58.R3"><table:table-cell table:style-name="Table58.Cell7"><text:p text:style-name="P1440"><text:span text:style-name="CharStyle7">Negeri</text:span></text:p></table:table-cell><table:table-cell table:style-name="Table58.Cell8"><text:p text:style-name="P3471"/></table:table-cell><table:table-cell table:style-name="Table58.Cell9"><text:p text:style-name="P3471"/></table:table-cell></table:table-row><table:table-row table:style-name="Table58.R4"><table:table-cell table:style-name="Table58.Cell10"><text:p text:style-name="P3395"><text:span text:style-name="CharStyle8">State Constituency</text:span></text:p></table:table-cell><table:table-cell table:style-name="Table58.Cell11"><text:p text:style-name="P1540"><text:span text:style-name="CharStyle8">Polling District</text:span></text:p></table:table-cell><table:table-cell table:style-name="Table58.Cell12"><text:p text:style-name="P3397"><text:span text:style-name="CharStyle8">Number of Electors</text:span></text:p></table:table-cell></table:table-row><table:table-row table:style-name="Table58.R5"><table:table-cell table:style-name="Table58.Cell13"><text:p text:style-name="P3471"/></table:table-cell><table:table-cell table:style-name="Table58.Cell14"><text:p text:style-name="P1323"><text:span text:style-name="CharStyle7">2. Kalabakan</text:span></text:p></table:table-cell><table:table-cell table:style-name="Table58.Cell15"><text:p text:style-name="P3399"><text:span text:style-name="CharStyle7">2,168</text:span></text:p></table:table-cell></table:table-row><table:table-row table:style-name="Table58.R6"><table:table-cell table:style-name="Table58.Cell16"><text:p text:style-name="P3471"/></table:table-cell><table:table-cell table:style-name="Table58.Cell17"><text:p text:style-name="P2341"><text:span text:style-name="CharStyle7">3. Umas-Umas</text:span></text:p></table:table-cell><table:table-cell table:style-name="Table58.Cell18"><text:p text:style-name="P1789"><text:span text:style-name="CharStyle7">2,646</text:span></text:p></table:table-cell></table:table-row><table:table-row table:style-name="Table58.R7"><table:table-cell table:style-name="Table58.Cell19"><text:p text:style-name="P3471"/></table:table-cell><table:table-cell table:style-name="Table58.Cell20"><text:p text:style-name="P966"><text:span text:style-name="CharStyle7">4. Sarudung Laut</text:span></text:p></table:table-cell><table:table-cell table:style-name="Table58.Cell21"><text:p text:style-name="P3401"><text:span text:style-name="CharStyle7">249</text:span></text:p></table:table-cell></table:table-row><table:table-row table:style-name="Table58.R8"><table:table-cell table:style-name="Table58.Cell22"><text:p text:style-name="P3471"/></table:table-cell><table:table-cell table:style-name="Table58.Cell23"><text:p text:style-name="P2467"><text:span text:style-name="CharStyle7">5. Sebatik</text:span></text:p></table:table-cell><table:table-cell table:style-name="Table58.Cell24"><text:p text:style-name="P1357"><text:span text:style-name="CharStyle7">794</text:span></text:p></table:table-cell></table:table-row><table:table-row table:style-name="Table58.R9"><table:table-cell table:style-name="Table58.Cell25"><text:p text:style-name="P3471"/></table:table-cell><table:table-cell table:style-name="Table58.Cell26"><text:p text:style-name="P2319"><text:span text:style-name="CharStyle7">6. Tamang</text:span></text:p></table:table-cell><table:table-cell table:style-name="Table58.Cell27"><text:p text:style-name="P3403"><text:span text:style-name="CharStyle7">1,065</text:span></text:p></table:table-cell></table:table-row><table:table-row table:style-name="Table58.R10"><table:table-cell table:style-name="Table58.Cell28"><text:p text:style-name="P3471"/></table:table-cell><table:table-cell table:style-name="Table58.Cell29"><text:p text:style-name="P3405"><text:span text:style-name="CharStyle7">7. Bergosong</text:span></text:p></table:table-cell><table:table-cell table:style-name="Table58.Cell30"><text:p text:style-name="P3407"><text:span text:style-name="CharStyle7">1,068</text:span></text:p></table:table-cell></table:table-row><table:table-row table:style-name="Table58.R11"><table:table-cell table:style-name="Table58.Cell31"><text:p text:style-name="P3471"/></table:table-cell><table:table-cell table:style-name="Table58.Cell32"><text:p text:style-name="P3471"/></table:table-cell><table:table-cell table:style-name="Table58.Cell33"><text:p text:style-name="P2174"><text:span text:style-name="CharStyle7">8,421</text:span></text:p></table:table-cell></table:table-row><table:table-row table:style-name="Table58.R12"><table:table-cell table:style-name="Table58.Cell34" table:number-columns-spanned="2"><text:p text:style-name="P1070"><text:span text:style-name="CharStyle7">Jumlah Bilangan Pemilih dalam Bahagian Pilihan Raya<text:line-break/>Persekutuan P. 191 Kalabakan:</text:span></text:p></table:table-cell><table:table-cell table:style-name="Table58.Cell35"><text:p text:style-name="P1680"><text:span text:style-name="CharStyle7">46,095</text:span></text:p></table:table-cell></table:table-row><table:table-row table:style-name="Table58.R13"><table:table-cell table:style-name="Table58.Cell36"><text:p text:style-name="P2303"><text:span text:style-name="CharStyle8">Total Number of Electors</text:span></text:p></table:table-cell><table:table-cell table:style-name="Table58.Cell37"><text:p text:style-name="P1990"><text:span text:style-name="CharStyle8">in the Federal Constituency of</text:span></text:p></table:table-cell><table:table-cell table:style-name="Table58.Cell38"><text:p text:style-name="P3471"/></table:table-cell></table:table-row></table:table><text:p text:style-name="P2016"><text:span text:style-name="CharStyle25">P. 191 Kalabakan:</text:span></text:p></draw:text-box></draw:frame></text:p>
        <text:p text:style-name="P2404"><text:span text:style-name="CharStyle7">Jumlah Bilangan Pemilih dalam Negeri Sabah:<text:tab/>995,729</text:span></text:p>
        <text:p text:style-name="P1519"><text:span text:style-name="CharStyle32">Total Number of Electors in the State of Sabah:</text:span></text:p>
        <text:p text:style-name="P1173"><text:span text:style-name="CharStyle18">63</text:span></text:p>
        <text:p text:style-name="P1823"><text:span text:style-name="CharStyle20">JADUAL KETIGA / </text:span><text:span text:style-name="CharStyle21">THIRD SCHEDULE</text:span></text:p>
        <text:p text:style-name="P3344"><text:span text:style-name="CharStyle20">TEMPAT-TEMPAT YANG DITENTUKAN BAGI PEMERIKSAAN AWAM MENGENAI</text:span></text:p>
        <text:p text:style-name="P3409"><text:span text:style-name="CharStyle20">SYOR-SYOR YANG DICADANGKAN</text:span></text:p>
        <text:p text:style-name="P1207"><text:span text:style-name="CharStyle23">PLACES SPECIFIED FOR PUBLIC INSPECTION OF THE PROPOSED RECOMMEND A TIONS</text:span></text:p>
        <text:p text:style-name="P860"><draw:frame draw:style-name="fr288" svg:x="0.000cm" svg:y="0.000cm" svg:width="16.104cm" fo:min-height="0.002cm" text:anchor-type="paragraph"><draw:text-box><table:table table:style-name="Table59"><table:table-column table:style-name="Table59.C1"/><table:table-column table:style-name="Table59.C2"/><table:table-row table:style-name="Table59.R1"><table:table-cell table:style-name="Table59.Cell1"><text:p text:style-name="P3361"><text:span text:style-name="CharStyle7">(1)</text:span></text:p><text:p text:style-name="P2514"><text:span text:style-name="CharStyle7">Bahagian Pilihan Raya<text:line-break/>Persekutuan</text:span></text:p></table:table-cell><table:table-cell table:style-name="Table59.Cell2"><text:p text:style-name="P1386"><text:span text:style-name="CharStyle69">SABAH</text:span></text:p><text:p text:style-name="P1858"><text:span text:style-name="CharStyle7">(2)</text:span></text:p><text:p text:style-name="P2308"><text:span text:style-name="CharStyle7">Tempat Pemeriksaan</text:span></text:p></table:table-cell></table:table-row><table:table-row table:style-name="Table59.R2"><table:table-cell table:style-name="Table59.Cell3"><text:p text:style-name="P3095"><text:span text:style-name="CharStyle8">Federal Constituency</text:span></text:p></table:table-cell><table:table-cell table:style-name="Table59.Cell4"><text:p text:style-name="P3411"><text:span text:style-name="CharStyle8">Place of Inspection</text:span></text:p></table:table-cell></table:table-row><table:table-row table:style-name="Table59.R3"><table:table-cell table:style-name="Table59.Cell5"><text:p text:style-name="P2423"><text:span text:style-name="CharStyle7">P. 167 KUDAT</text:span></text:p></table:table-cell><table:table-cell table:style-name="Table59.Cell6"><text:p text:style-name="P1309"><text:span text:style-name="CharStyle7">Pejabat Daerah Kecil Banggi<text:line-break/>Pejabat Daerah Pitas<text:line-break/>Pejabat Daerah Kudat</text:span></text:p></table:table-cell></table:table-row><table:table-row table:style-name="Table59.R4"><table:table-cell table:style-name="Table59.Cell7"><text:p text:style-name="P3413"><text:span text:style-name="CharStyle7">P. 168 KOTA MARUDU</text:span></text:p></table:table-cell><table:table-cell table:style-name="Table59.Cell8"><text:p text:style-name="P2087"><text:span text:style-name="CharStyle7">Pejabat Daerah Kecil Matunggong<text:line-break/>Pejabat Daerah Kota Marudu</text:span></text:p></table:table-cell></table:table-row><table:table-row table:style-name="Table59.R5"><table:table-cell table:style-name="Table59.Cell9"><text:p text:style-name="P2380"><text:span text:style-name="CharStyle7">P. 169 KOTA BELUD</text:span></text:p></table:table-cell><table:table-cell table:style-name="Table59.Cell10"><text:p text:style-name="P1245"><text:span text:style-name="CharStyle7">Pejabat Daerah Kota Belud<text:line-break/>Majlis Daerah Kota Belud<text:line-break/>Pos Malaysia Kota Belud</text:span></text:p></table:table-cell></table:table-row><table:table-row table:style-name="Table59.R6"><table:table-cell table:style-name="Table59.Cell11"><text:p text:style-name="P3415"><text:span text:style-name="CharStyle7">P. 170 TUARAN</text:span></text:p></table:table-cell><table:table-cell table:style-name="Table59.Cell12"><text:p text:style-name="P3148"><text:span text:style-name="CharStyle7">Pejabat Daerah Tuaran<text:line-break/>Pejabat Daerah Kecil Tamparuli<text:line-break/>Pos Malaysia Tuaran</text:span></text:p></table:table-cell></table:table-row><table:table-row table:style-name="Table59.R7"><table:table-cell table:style-name="Table59.Cell13"><text:p text:style-name="P3417"><text:span text:style-name="CharStyle7">P. 171 SEPANGGAR</text:span></text:p></table:table-cell><table:table-cell table:style-name="Table59.Cell14"><text:p text:style-name="P1032"><text:span text:style-name="CharStyle7">Dewan Bandaraya Kota Kinabalu<text:line-break/>Pos Malaysia Inanam</text:span></text:p></table:table-cell></table:table-row></table:table></draw:text-box></draw:frame></text:p>
        <text:p text:style-name="P3419"><text:span text:style-name="CharStyle18">64</text:span></text:p>
      </text:section>
      <text:section text:style-name="Sect58" text:name="Section58">
        <text:p text:style-name="P3593"><draw:frame draw:style-name="fr289" svg:x="0.000cm" svg:y="0.000cm" svg:width="16.205cm" fo:min-height="0.002cm" text:anchor-type="paragraph"><draw:text-box><table:table table:style-name="Table60"><table:table-column table:style-name="Table60.C1"/><table:table-column table:style-name="Table60.C2"/><table:table-row table:style-name="Table60.R1"><table:table-cell table:style-name="Table60.Cell1"><text:p text:style-name="P3421"><text:span text:style-name="CharStyle7">(1)</text:span></text:p></table:table-cell><table:table-cell table:style-name="Table60.Cell2"><text:p text:style-name="P3424"><text:span text:style-name="CharStyle7">(2)</text:span></text:p></table:table-cell></table:table-row><table:table-row table:style-name="Table60.R2"><table:table-cell table:style-name="Table60.Cell3"><text:p text:style-name="P2407"><text:span text:style-name="CharStyle7">Bahagian Pilihan Raya<text:line-break/>Persekutuan</text:span></text:p></table:table-cell><table:table-cell table:style-name="Table60.Cell4"><text:p text:style-name="P3173"><text:span text:style-name="CharStyle7">Tempat Pemeriksaan</text:span></text:p></table:table-cell></table:table-row><table:table-row table:style-name="Table60.R3"><table:table-cell table:style-name="Table60.Cell5"><text:p text:style-name="P3426"><text:span text:style-name="CharStyle8">Federal Constituency</text:span></text:p></table:table-cell><table:table-cell table:style-name="Table60.Cell6"><text:p text:style-name="P2573"><text:span text:style-name="CharStyle8">Place of Inspection</text:span></text:p></table:table-cell></table:table-row><table:table-row table:style-name="Table60.R4"><table:table-cell table:style-name="Table60.Cell7"><text:p text:style-name="P1799"><text:span text:style-name="CharStyle7">P. 172 KOTA KINABALU</text:span></text:p></table:table-cell><table:table-cell table:style-name="Table60.Cell8"><text:p text:style-name="P2446"><text:span text:style-name="CharStyle7">Pos Malaysia Likas</text:span></text:p><text:p text:style-name="P1695"><text:span text:style-name="CharStyle7">Bahagian Operasi, Pos Malaysia Berhad Kota Kinabalu</text:span></text:p><text:p text:style-name="P1250"><text:span text:style-name="CharStyle7">Pos Malaysia Luyang</text:span></text:p><text:p text:style-name="P1987"><text:span text:style-name="CharStyle7">Pejabat Pilihan Raya Negeri Sabah</text:span></text:p></table:table-cell></table:table-row><table:table-row table:style-name="Table60.R5"><table:table-cell table:style-name="Table60.Cell9"><text:p text:style-name="P3428"><text:span text:style-name="CharStyle7">P. 173 PUTATAN</text:span></text:p></table:table-cell><table:table-cell table:style-name="Table60.Cell10"><text:p text:style-name="P3430"><text:span text:style-name="CharStyle7">Pos Malaysia Tanjung Aru<text:line-break/>Pejabat Daerah Putatan</text:span></text:p></table:table-cell></table:table-row><table:table-row table:style-name="Table60.R6"><table:table-cell table:style-name="Table60.Cell11"><text:p text:style-name="P979"><text:span text:style-name="CharStyle7">P. 174 PENAMPANG</text:span></text:p></table:table-cell><table:table-cell table:style-name="Table60.Cell12"><text:p text:style-name="P1960"><text:span text:style-name="CharStyle7">Majlis Daerah Penampang<text:line-break/>Pejabat Daerah Penampang</text:span></text:p></table:table-cell></table:table-row><table:table-row table:style-name="Table60.R7"><table:table-cell table:style-name="Table60.Cell13"><text:p text:style-name="P1544"><text:span text:style-name="CharStyle7">P. 175 PAPAR</text:span></text:p></table:table-cell><table:table-cell table:style-name="Table60.Cell14"><text:p text:style-name="P3432"><text:span text:style-name="CharStyle7">Pejabat Daerah Papar<text:line-break/>Majlis Daerah Papar</text:span></text:p></table:table-cell></table:table-row><table:table-row table:style-name="Table60.R8"><table:table-cell table:style-name="Table60.Cell15"><text:p text:style-name="P3422"><text:span text:style-name="CharStyle7">P. 176 KIMANIS</text:span></text:p></table:table-cell><table:table-cell table:style-name="Table60.Cell16"><text:p text:style-name="P3434"><text:span text:style-name="CharStyle7">Pejabat Pendidikan Daerah Papar<text:line-break/>Pejabat Daerah Kecil Membakut</text:span></text:p></table:table-cell></table:table-row><table:table-row table:style-name="Table60.R9"><table:table-cell table:style-name="Table60.Cell17"><text:p text:style-name="P1038"><text:span text:style-name="CharStyle7">P. 177 BEAUFORT</text:span></text:p></table:table-cell><table:table-cell table:style-name="Table60.Cell18"><text:p text:style-name="P1647"><text:span text:style-name="CharStyle7">Pejabat Daerah Beaufort<text:line-break/>Pejabat Daerah Kuala Penyu<text:line-break/>Pejabat Daerah Kecil Menumbok</text:span></text:p></table:table-cell></table:table-row><table:table-row table:style-name="Table60.R10"><table:table-cell table:style-name="Table60.Cell19"><text:p text:style-name="P3436"><text:span text:style-name="CharStyle7">P. 178 SIPITANG</text:span></text:p></table:table-cell><table:table-cell table:style-name="Table60.Cell20"><text:p text:style-name="P1169"><text:span text:style-name="CharStyle7">Majlis Daerah Beaufort<text:line-break/>Pejabat Daerah Sipitang</text:span></text:p></table:table-cell></table:table-row></table:table></draw:text-box></draw:frame></text:p>
        <text:p text:style-name="P863"/>
      </text:section>
      <text:section text:style-name="Sect59" text:name="Section59">
        <text:h text:outline-level="1" text:style-name="P3594"><text:bookmark-start text:name="bookmark27"/><text:span text:style-name="CharStyle96">(</text:span><text:span text:style-name="CharStyle147">1</text:span><text:span text:style-name="CharStyle96">)</text:span><text:bookmark-end text:name="bookmark27"/></text:h>
        <text:p text:style-name="P3438"><text:span text:style-name="CharStyle7">Bahagian Pilihan Raya<text:line-break/>Persekutuan</text:span></text:p>
        <text:h text:outline-level="1" text:style-name="P2022"><text:bookmark-start text:name="bookmark28"/><text:span text:style-name="CharStyle149">(</text:span><text:span text:style-name="CharStyle150">2</text:span><text:span text:style-name="CharStyle149">)</text:span><text:bookmark-end text:name="bookmark28"/></text:h>
        <text:p text:style-name="P3440"><text:span text:style-name="CharStyle7">Tempat Pemeriksaan</text:span></text:p>
      </text:section>
      <text:section text:style-name="Sect60" text:name="Section60">
        <text:p text:style-name="P864"/>
        <text:p text:style-name="P865"/>
      </text:section>
      <text:section text:style-name="Sect61" text:name="Section61">
        <text:p text:style-name="P866"><draw:frame draw:style-name="fr291" svg:x="0.000cm" svg:y="0.000cm" svg:width="14.554cm" fo:min-height="0.002cm" text:anchor-type="paragraph"><draw:text-box><text:p text:style-name="P1096"><text:span text:style-name="CharStyle25">Federal Constituency<text:tab/>Place<text:tab/>of<text:tab/>Inspection</text:span></text:p><table:table table:style-name="Table61"><table:table-column table:style-name="Table61.C1"/><table:table-column table:style-name="Table61.C2"/><table:table-row table:style-name="Table61.R1"><table:table-cell table:style-name="Table61.Cell1"><text:p text:style-name="P3442"><text:span text:style-name="CharStyle7">P. 179 RANAU</text:span></text:p></table:table-cell><table:table-cell table:style-name="Table61.Cell2"><text:p text:style-name="P3444"><text:span text:style-name="CharStyle7">Pejabat Korporasi Pembangunan Desa (KPD)<text:line-break/>Kundasang</text:span></text:p><text:p text:style-name="P3446"><text:span text:style-name="CharStyle7">Pejabat Daerah Ranau<text:line-break/>Pejabat Pendidikan Ranau</text:span></text:p></table:table-cell></table:table-row><table:table-row table:style-name="Table61.R2"><table:table-cell table:style-name="Table61.Cell3"><text:p text:style-name="P3448"><text:span text:style-name="CharStyle7">P. 180 KENINGAU</text:span></text:p></table:table-cell><table:table-cell table:style-name="Table61.Cell4"><text:p text:style-name="P3450"><text:span text:style-name="CharStyle7">Pejabat Daerah Tambunan<text:line-break/>Pejabat Daerah Keningau<text:line-break/>Majlis Daerah Keningau</text:span></text:p></table:table-cell></table:table-row><table:table-row table:style-name="Table61.R3"><table:table-cell table:style-name="Table61.Cell5"><text:p text:style-name="P3452"><text:span text:style-name="CharStyle7">P. 181TENOM</text:span></text:p></table:table-cell><table:table-cell table:style-name="Table61.Cell6"><text:p text:style-name="P2062"><text:span text:style-name="CharStyle7">Pejabat Daerah Tenom<text:line-break/>Pejabat Daerah Kecil Kemabong</text:span></text:p></table:table-cell></table:table-row><table:table-row table:style-name="Table61.R4"><table:table-cell table:style-name="Table61.Cell7"><text:p text:style-name="P2541"><text:span text:style-name="CharStyle7">P. 182 PENSIANGAN</text:span></text:p></table:table-cell><table:table-cell table:style-name="Table61.Cell8"><text:p text:style-name="P1536"><text:span text:style-name="CharStyle7">Pejabat Daerah Kecil Sook<text:line-break/>Pejabat Daerah Nabawan</text:span></text:p></table:table-cell></table:table-row><table:table-row table:style-name="Table61.R5"><table:table-cell table:style-name="Table61.Cell9"><text:p text:style-name="P3461"><text:span text:style-name="CharStyle7">P. 183 BELURAN</text:span></text:p></table:table-cell><table:table-cell table:style-name="Table61.Cell10"><text:p text:style-name="P1145"><text:span text:style-name="CharStyle7">Pejabat Daerah Telupid<text:line-break/>Pejabat Daerah Beluran</text:span></text:p></table:table-cell></table:table-row><table:table-row table:style-name="Table61.R6"><table:table-cell table:style-name="Table61.Cell11"><text:p text:style-name="P3454"><text:span text:style-name="CharStyle7">P. 184 LIBARAN</text:span></text:p></table:table-cell><table:table-cell table:style-name="Table61.Cell12"><text:p text:style-name="P3090"><text:span text:style-name="CharStyle7">Pejabat Pertanian Sandakan</text:span></text:p><text:p text:style-name="P1117"><text:span text:style-name="CharStyle7">Pos Malaysia Wisma Persekutuan Sandakan</text:span></text:p></table:table-cell></table:table-row><table:table-row table:style-name="Table61.R7"><table:table-cell table:style-name="Table61.Cell13"><text:p text:style-name="P1704"><text:span text:style-name="CharStyle7">P. 185 BATU SAPI</text:span></text:p></table:table-cell><table:table-cell table:style-name="Table61.Cell14"><text:p text:style-name="P2327"><text:span text:style-name="CharStyle7">Jabatan Perhutanan Sabah, Sandakan<text:line-break/>Jabatan Kerja Raya Sandakan</text:span></text:p></table:table-cell></table:table-row><table:table-row table:style-name="Table61.R8"><table:table-cell table:style-name="Table61.Cell15"><text:p text:style-name="P3456"><text:span text:style-name="CharStyle7">P. 186 SANDAKAN</text:span></text:p></table:table-cell><table:table-cell table:style-name="Table61.Cell16"><text:p text:style-name="P3458"><text:span text:style-name="CharStyle7">Pos Malaysia Sandakan<text:line-break/>Majlis Perbandaran Sandakan</text:span></text:p></table:table-cell></table:table-row></table:table></draw:text-box></draw:frame></text:p>
        <text:p text:style-name="P963"><text:span text:style-name="CharStyle152">66</text:span></text:p>
      </text:section>
      <text:section text:style-name="Sect62" text:name="Section62">
        <text:p text:style-name="P3595"><draw:frame draw:style-name="fr292" svg:x="2.685cm" svg:y="0.012cm" svg:width="4.489cm" fo:min-height="3.812cm" text:anchor-type="paragraph"><draw:text-box><text:h text:outline-level="1" text:style-name="P3460"><text:bookmark-start text:name="bookmark29"/><text:span text:style-name="CharStyle154">(</text:span><text:span text:style-name="CharStyle155">1</text:span><text:span text:style-name="CharStyle154">)</text:span><text:bookmark-end text:name="bookmark29"/></text:h><text:p text:style-name="P3462"><text:span text:style-name="CharStyle33">Bahagian Pilihan Raya<text:line-break/>Persekutuan</text:span></text:p><text:p text:style-name="P1501"><text:span text:style-name="CharStyle157">Federal Constituency<text:line-break/></text:span><text:span text:style-name="CharStyle158">P. 187 KINABATANGAN</text:span></text:p></draw:text-box></draw:frame><draw:frame draw:style-name="fr293" svg:x="2.697cm" svg:y="5.560cm" svg:width="2.438cm" fo:min-height="0.531cm" text:anchor-type="paragraph"><draw:text-box><text:p text:style-name="P3464"><text:span text:style-name="CharStyle33">P. 188SILAM</text:span></text:p></draw:text-box></draw:frame><draw:frame draw:style-name="fr294" svg:x="9.105cm" svg:y="0.004cm" svg:width="6.756cm" fo:min-height="8.191cm" text:anchor-type="paragraph"><draw:text-box><text:h text:outline-level="1" text:style-name="P1216"><text:bookmark-start text:name="bookmark30"/><text:span text:style-name="CharStyle160">(</text:span><text:span text:style-name="CharStyle161">2</text:span><text:span text:style-name="CharStyle160">)</text:span><text:bookmark-end text:name="bookmark30"/></text:h><text:p text:style-name="P3466"><text:span text:style-name="CharStyle33">Tempat Pemeriksaan</text:span></text:p><text:p text:style-name="P1899"><text:span text:style-name="CharStyle42">Place of Inspection<text:line-break/></text:span><text:span text:style-name="CharStyle33">Pejabat Daerah Tongod<text:line-break/>Pejabat Daerah Kinabatangan</text:span></text:p><text:p text:style-name="P1470"><text:span text:style-name="CharStyle33">Pejabat Daerah Kecil Tungku<text:line-break/>Pejabat Daerah Lahad Datu<text:line-break/>Pejabat Daerah Kunak</text:span></text:p></draw:text-box></draw:frame><draw:frame draw:style-name="fr295" svg:x="2.711cm" svg:y="8.670cm" svg:width="11.919cm" fo:min-height="3.080cm" text:anchor-type="paragraph"><draw:text-box><text:p text:style-name="P1628"><text:span text:style-name="CharStyle33">P. 189 SEMPORNA<text:tab/>Pejabat<text:tab/>Pendidikan Semporna</text:span></text:p><text:p text:style-name="P1097"><text:span text:style-name="CharStyle33">Pejabat Daerah Semporna<text:line-break/>Majlis Daerah Semporna</text:span></text:p></draw:text-box></draw:frame><draw:frame draw:style-name="fr296" svg:x="2.729cm" svg:y="12.679cm" svg:width="2.706cm" fo:min-height="0.524cm" text:anchor-type="paragraph"><draw:text-box><text:p text:style-name="P1185"><text:span text:style-name="CharStyle33">P. 190 TAWAU</text:span></text:p></draw:text-box></draw:frame><draw:frame draw:style-name="fr297" svg:x="9.130cm" svg:y="12.233cm" svg:width="4.914cm" fo:min-height="2.081cm" text:anchor-type="paragraph"><draw:text-box><text:p text:style-name="P2958"><text:span text:style-name="CharStyle33">Majlis Perbandaran Tawau<text:line-break/>Jabatan Kerja Raya Tawau</text:span></text:p></draw:text-box></draw:frame><draw:frame draw:style-name="fr298" svg:x="2.545cm" svg:y="15.245cm" svg:width="14.065cm" fo:min-height="4.627cm" text:anchor-type="paragraph"><draw:text-box><text:p text:style-name="P3468"><text:span text:style-name="CharStyle33">P. 191 KALABAKAN<text:tab/>Pos<text:tab/>Malaysia Tawau</text:span></text:p><text:p text:style-name="P2933"><text:span text:style-name="CharStyle33">Unit Pembangunan Kemanusiaan (HEM),<text:line-break/>Pejabat Pendidikan Tawau</text:span></text:p><text:p text:style-name="P1962"><text:span text:style-name="CharStyle33">Bertarikh </text:span><text:span text:style-name="CharStyle42">$</text:span><text:span text:style-name="CharStyle33"><text:s text:c="1"/>September 2016<text:line-break/></text:span><text:span text:style-name="CharStyle42">Dated<text:tab/>September<text:tab/>2016</text:span></text:p><text:p text:style-name="P1383"><text:span text:style-name="CharStyle33">[SPR(R)60/Jld.20: PN(PU2)171C/V11]</text:span></text:p></draw:text-box></draw:frame><draw:frame draw:style-name="fr299" svg:x="2.558cm" svg:y="20.761cm" svg:width="7.811cm" fo:min-height="1.094cm" text:anchor-type="paragraph"><draw:text-box><text:p text:style-name="P3470"><text:span text:style-name="CharStyle33">Dengan Perintah Suruhanjaya Pilihan Raya<text:line-break/></text:span><text:span text:style-name="CharStyle42">By Order of the Election Commission</text:span></text:p></draw:text-box></draw:frame><draw:frame draw:style-name="fr300" svg:x="7.359cm" svg:y="23.334cm" svg:width="6.585cm" fo:min-height="2.304cm" text:anchor-type="paragraph"><draw:text-box><text:p text:style-name="P1423"><text:span text:style-name="CharStyle33">Datuk Hajj^bdul Gtthni bin<text:line-break/>lausaha / </text:span><text:span text:style-name="CharStyle42">secretary<text:line-break/></text:span><text:span text:style-name="CharStyle33">Suruhanjay^rilihan Raya / </text:span><text:span text:style-name="CharStyle42">Election<text:line-break/></text:span><text:span text:style-name="CharStyle33">Malaysia</text:span></text:p></draw:text-box></draw:frame><draw:frame draw:style-name="fr301" svg:x="13.936cm" svg:y="23.442cm" svg:width="2.184cm" fo:min-height="1.686cm" text:anchor-type="paragraph"><draw:text-box><text:p text:style-name="P2283"><text:span text:style-name="CharStyle33">Salleh</text:span></text:p><text:p text:style-name="P2094"><text:span text:style-name="CharStyle157">Commission</text:span></text:p></draw:text-box></draw:frame><draw:frame draw:style-name="fr302" svg:x="10.356cm" svg:y="26.268cm" svg:width="0.452cm" fo:min-height="0.460cm" text:anchor-type="paragraph"><draw:text-box><text:p text:style-name="P1820"><text:span text:style-name="CharStyle63">67</text:span></text:p></draw:text-box></draw:frame></text:p>
        <text:p text:style-name="P868"/>
        <text:p text:style-name="P869"/>
        <text:p text:style-name="P870"/>
        <text:p text:style-name="P871"/>
        <text:p text:style-name="P872"/>
        <text:p text:style-name="P873"/>
        <text:p text:style-name="P874"/>
        <text:p text:style-name="P875"/>
        <text:p text:style-name="P876"/>
        <text:p text:style-name="P877"/>
        <text:p text:style-name="P878"/>
        <text:p text:style-name="P879"/>
        <text:p text:style-name="P880"/>
        <text:p text:style-name="P881"/>
        <text:p text:style-name="P882"/>
        <text:p text:style-name="P883"/>
        <text:p text:style-name="P884"/>
        <text:p text:style-name="P885"/>
        <text:p text:style-name="P886"/>
        <text:p text:style-name="P887"/>
        <text:p text:style-name="P888"/>
        <text:p text:style-name="P889"/>
        <text:p text:style-name="P890"/>
        <text:p text:style-name="P891"/>
        <text:p text:style-name="P892"/>
        <text:p text:style-name="P893"/>
        <text:p text:style-name="P894"/>
        <text:p text:style-name="P895"/>
        <text:p text:style-name="P896"/>
        <text:p text:style-name="P897"/>
        <text:p text:style-name="P898"/>
        <text:p text:style-name="P899"/>
        <text:p text:style-name="P900"/>
        <text:p text:style-name="P901"/>
        <text:p text:style-name="P902"/>
        <text:p text:style-name="P903"/>
        <text:p text:style-name="P904"/>
        <text:p text:style-name="P905"/>
        <text:p text:style-name="P906"/>
        <text:p text:style-name="P907"/>
        <text:p text:style-name="P90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Times New Roman" svg:font-family="'Times New Roman'"/>
    <style:font-face style:name="AppleGothic" svg:font-family="'AppleGothic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" style:display-name="CharStyle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2" style:display-name="CharStyle1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3" style:display-name="CharStyle13" style:parent-style-name="CharStyle12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0.000cm" fo:color="#000000" style:text-position="0%"/>
    </style:style>
    <style:style style:family="text" style:name="CharStyle15" style:display-name="CharStyle1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text" style:name="CharStyle16" style:display-name="CharStyle16" style:parent-style-name="CharStyle15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8" style:display-name="CharStyle1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20" style:display-name="CharStyle2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21" style:display-name="CharStyle21" style:parent-style-name="CharStyle2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23" style:display-name="CharStyle23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25" style:display-name="CharStyle25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6" style:display-name="CharStyle26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tyle="italic" style:font-style-asian="italic" style:font-style-complex="italic" fo:font-size="10.5pt" style:font-size-asian="10.5pt" style:font-size-complex="10.5pt" style:text-scale="100%" fo:letter-spacing="0.000cm" fo:color="#000000" style:text-position="0%"/>
    </style:style>
    <style:style style:family="text" style:name="CharStyle27" style:display-name="CharStyle27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28" style:display-name="CharStyle2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30" style:display-name="CharStyle3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32" style:display-name="CharStyle32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33" style:display-name="CharStyle3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35" style:display-name="CharStyle3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36" style:display-name="CharStyle36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37" style:display-name="CharStyle37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38" style:display-name="CharStyle38" style:parent-style-name="CharStyle23">
      <style:text-properties fo:language="en" style:language-asian="en" style:language-complex="en" fo:country="US" style:country-asian="US" style:country-complex="US" fo:font-style="normal" style:font-style-asian="normal" style:font-style-complex="normal" style:text-scale="100%" fo:letter-spacing="0.000cm" fo:color="#000000" style:text-position="0%"/>
    </style:style>
    <style:style style:family="text" style:name="CharStyle40" style:display-name="CharStyle4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41" style:display-name="CharStyle41" style:parent-style-name="CharStyle40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42" style:display-name="CharStyle42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44" style:display-name="CharStyle4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45" style:display-name="CharStyle45" style:parent-style-name="CharStyle44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47" style:display-name="CharStyle4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48" style:display-name="CharStyle48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50" style:display-name="CharStyle5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2" style:display-name="CharStyle5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53" style:display-name="CharStyle5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55" style:display-name="CharStyle5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57" style:display-name="CharStyle5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59" style:display-name="CharStyle5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60" style:display-name="CharStyle60" style:parent-style-name="CharStyle59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61" style:display-name="CharStyle61" style:parent-style-name="CharStyle32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62" style:display-name="CharStyle62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63" style:display-name="CharStyle6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64" style:display-name="CharStyle64" style:parent-style-name="CharStyle12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66" style:display-name="CharStyle6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68" style:display-name="CharStyle68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69" style:display-name="CharStyle69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.5pt" style:font-size-asian="10.5pt" style:font-size-complex="10.5pt" style:text-scale="100%" fo:letter-spacing="0.000cm" fo:color="#000000" style:text-position="0%"/>
    </style:style>
    <style:style style:family="text" style:name="CharStyle71" style:display-name="CharStyle7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73" style:display-name="CharStyle7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75" style:display-name="CharStyle7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-0.035cm"/>
    </style:style>
    <style:style style:family="text" style:name="CharStyle76" style:display-name="CharStyle76" style:parent-style-name="CharStyle12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77" style:display-name="CharStyle77" style:parent-style-name="CharStyle12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79" style:display-name="CharStyle7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80" style:display-name="CharStyle80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82" style:display-name="CharStyle8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83" style:display-name="CharStyle83" style:parent-style-name="CharStyle82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84" style:display-name="CharStyle84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5" style:display-name="CharStyle85" style:parent-style-name="CharStyle50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86" style:display-name="CharStyle8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88" style:display-name="CharStyle8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89" style:display-name="CharStyle89" style:parent-style-name="CharStyle88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91" style:display-name="CharStyle9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93" style:display-name="CharStyle9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94" style:display-name="CharStyle94" style:parent-style-name="CharStyle93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96" style:display-name="CharStyle9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97" style:display-name="CharStyle97" style:parent-style-name="CharStyle96">
      <style:text-properties fo:language="en" style:language-asian="en" style:language-complex="en" fo:country="US" style:country-asian="US" style:country-complex="US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99" style:display-name="CharStyle99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text" style:name="CharStyle101" style:display-name="CharStyle101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text" style:name="CharStyle103" style:display-name="CharStyle10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2pt" style:font-size-asian="12pt" style:font-size-complex="12pt" style:font-name="Times New Roman" style:font-name-asian="Times New Roman" style:font-name-complex="Times New Roman" fo:letter-spacing="0.035cm"/>
    </style:style>
    <style:style style:family="text" style:name="CharStyle105" style:display-name="CharStyle10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06" style:display-name="CharStyle106" style:parent-style-name="CharStyle105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07" style:display-name="CharStyle107" style:parent-style-name="CharStyle32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108" style:display-name="CharStyle10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109" style:display-name="CharStyle109" style:parent-style-name="CharStyle96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10" style:display-name="CharStyle110" style:parent-style-name="CharStyle96">
      <style:text-properties fo:language="en" style:language-asian="en" style:language-complex="en" fo:country="US" style:country-asian="US" style:country-complex="US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11" style:display-name="CharStyle11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13" style:display-name="CharStyle11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15" style:display-name="CharStyle11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16" style:display-name="CharStyle11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17" style:display-name="CharStyle11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18" style:display-name="CharStyle118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119" style:display-name="CharStyle119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121" style:display-name="CharStyle121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122" style:display-name="CharStyle122" style:parent-style-name="CharStyle121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123" style:display-name="CharStyle123" style:parent-style-name="CharStyle12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124" style:display-name="CharStyle124" style:parent-style-name="CharStyle12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125" style:display-name="CharStyle125" style:parent-style-name="CharStyle12">
      <style:text-properties fo:language="en" style:language-asian="en" style:language-complex="en" fo:country="US" style:country-asian="US" style:country-complex="US" fo:font-size="9.5pt" style:font-size-asian="9.5pt" style:font-size-complex="9.5pt" style:text-scale="100%" fo:letter-spacing="0.000cm" fo:color="#000000" style:text-position="0%"/>
    </style:style>
    <style:style style:family="text" style:name="CharStyle127" style:display-name="CharStyle12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29" style:display-name="CharStyle12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text" style:name="CharStyle130" style:display-name="CharStyle13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32" style:display-name="CharStyle13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text" style:name="CharStyle133" style:display-name="CharStyle133" style:parent-style-name="CharStyle132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134" style:display-name="CharStyle134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tyle="italic" style:font-style-asian="italic" style:font-style-complex="italic" fo:font-size="10.5pt" style:font-size-asian="10.5pt" style:font-size-complex="10.5pt" style:text-scale="100%" fo:letter-spacing="0.000cm" fo:color="#000000" style:text-position="0%"/>
    </style:style>
    <style:style style:family="text" style:name="CharStyle135" style:display-name="CharStyle135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137" style:display-name="CharStyle137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2pt" style:font-size-asian="12pt" style:font-size-complex="12pt" style:font-name="Times New Roman" style:font-name-asian="Times New Roman" style:font-name-complex="Times New Roman" fo:letter-spacing="0.035cm"/>
    </style:style>
    <style:style style:family="text" style:name="CharStyle138" style:display-name="CharStyle13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text" style:name="CharStyle140" style:display-name="CharStyle14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2pt" style:font-size-asian="12pt" style:font-size-complex="12pt" style:font-name="Times New Roman" style:font-name-asian="Times New Roman" style:font-name-complex="Times New Roman"/>
    </style:style>
    <style:style style:family="text" style:name="CharStyle142" style:display-name="CharStyle14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44" style:display-name="CharStyle14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46" style:display-name="CharStyle146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 fo:letter-spacing="0.018cm"/>
    </style:style>
    <style:style style:family="text" style:name="CharStyle147" style:display-name="CharStyle147" style:parent-style-name="CharStyle96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49" style:display-name="CharStyle14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50" style:display-name="CharStyle150" style:parent-style-name="CharStyle149">
      <style:text-properties fo:language="en" style:language-asian="en" style:language-complex="en" fo:country="US" style:country-asian="US" style:country-complex="US" fo:font-weight="bold" style:font-weight-asian="bold" style:font-weight-complex="bold" fo:font-size="11pt" style:font-size-asian="11pt" style:font-size-complex="11pt" style:text-scale="100%" fo:letter-spacing="0.000cm" fo:color="#000000" style:text-position="0%"/>
    </style:style>
    <style:style style:family="text" style:name="CharStyle152" style:display-name="CharStyle15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154" style:display-name="CharStyle15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155" style:display-name="CharStyle155" style:parent-style-name="CharStyle154">
      <style:text-properties fo:language="en" style:language-asian="en" style:language-complex="en" fo:country="US" style:country-asian="US" style:country-complex="US" fo:font-size="11.5pt" style:font-size-asian="11.5pt" style:font-size-complex="11.5pt" style:text-scale="100%" fo:letter-spacing="0.000cm" fo:color="#000000" style:text-position="0%"/>
    </style:style>
    <style:style style:family="text" style:name="CharStyle157" style:display-name="CharStyle157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158" style:display-name="CharStyle158" style:parent-style-name="CharStyle157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160" style:display-name="CharStyle16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6pt" style:font-size-asian="16pt" style:font-size-complex="16pt" style:font-name="Times New Roman" style:font-name-asian="Times New Roman" style:font-name-complex="Times New Roman"/>
    </style:style>
    <style:style style:family="text" style:name="CharStyle161" style:display-name="CharStyle161" style:parent-style-name="CharStyle160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1.693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1.693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635cm" fo:line-height="0.737cm" fo:text-indent="-1.307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5)">
      <style:paragraph-properties fo:background-color="#FFFFFF" fo:margin-top="1.164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6)">
      <style:paragraph-properties fo:background-color="#FFFFFF" fo:margin-bottom="0.635cm" fo:line-height="0.737cm" fo:text-indent="-1.246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paragraph" style:name="Body text (7)">
      <style:paragraph-properties fo:background-color="#FFFFFF" fo:margin-top="0.953cm" fo:line-height="0.000cm" fo:text-indent="-0.013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8)">
      <style:paragraph-properties fo:background-color="#FFFFFF" fo:margin-bottom="0.741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9)">
      <style:paragraph-properties fo:background-color="#FFFFFF" fo:margin-top="0.529cm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10)">
      <style:paragraph-properties fo:background-color="#FFFFFF" fo:margin-top="0.953cm" fo:line-height="0.000cm" fo:text-indent="0.006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11)">
      <style:paragraph-properties fo:background-color="#FFFFFF" fo:margin-bottom="18.838cm" fo:line-height="0.567cm" fo:text-indent="-2.313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Table caption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 (2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3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">
      <style:paragraph-properties fo:background-color="#FFFFFF" fo:margin-bottom="0.318cm" fo:line-height="0.000cm" fo:text-indent="-0.013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caption (3)">
      <style:paragraph-properties fo:background-color="#FFFFFF" fo:line-height="0.567cm" fo:text-indent="0.068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12)">
      <style:paragraph-properties fo:background-color="#FFFFFF" fo:margin-top="4.339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er or footer (3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13)">
      <style:paragraph-properties fo:background-color="#FFFFFF" fo:margin-top="0.318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ing #1 (4)">
      <style:paragraph-properties fo:background-color="#FFFFFF" fo:margin-bottom="0.318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Header or footer (6)">
      <style:paragraph-properties fo:background-color="#FFFFFF" fo:line-height="0.567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er or footer (7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Table caption (4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15)">
      <style:paragraph-properties fo:background-color="#FFFFFF" fo:margin-top="13.441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caption (5)">
      <style:paragraph-properties fo:background-color="#FFFFFF" fo:line-height="0.000cm" fo:text-indent="0.051cm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-0.035cm"/>
    </style:style>
    <style:style style:family="paragraph" style:name="Table of contents (3)">
      <style:paragraph-properties fo:background-color="#FFFFFF" fo:margin-bottom="1.587cm" fo:line-height="0.000cm" fo:text-align="righ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 (6)">
      <style:paragraph-properties fo:background-color="#FFFFFF" fo:margin-bottom="0.318cm" fo:line-height="0.000cm" fo:text-indent="0.00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2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Body text (18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21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18)">
      <style:paragraph-properties fo:background-color="#FFFFFF" fo:margin-bottom="0.106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20)">
      <style:paragraph-properties fo:background-color="#FFFFFF" fo:margin-top="10.160cm" fo:line-height="0.00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paragraph" style:name="Table caption (6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18cm"/>
    </style:style>
    <style:style style:family="paragraph" style:name="Body text (29)">
      <style:paragraph-properties fo:background-color="#FFFFFF" fo:margin-bottom="0.212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2pt" style:font-size-asian="12pt" style:font-size-complex="12pt" style:font-name="Times New Roman" style:font-name-asian="Times New Roman" style:font-name-complex="Times New Roman" fo:letter-spacing="0.035cm"/>
    </style:style>
    <style:style style:family="paragraph" style:name="Heading #1 (7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er or footer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caption (7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30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Header or footer (9)">
      <style:paragraph-properties fo:background-color="#FFFFFF" fo:margin-top="0.212cm" fo:line-height="0.000cm" fo:text-indent="0.014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Table caption (10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1pt" style:font-size-asian="11pt" style:font-size-complex="11pt" style:font-name="Times New Roman" style:font-name-asian="Times New Roman" style:font-name-complex="Times New Roman"/>
    </style:style>
    <style:style style:family="paragraph" style:name="Body text (31)">
      <style:paragraph-properties fo:background-color="#FFFFFF" fo:line-height="0.000cm" fo:text-indent="0.010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6pt" style:font-size-asian="6pt" style:font-size-complex="6pt" style:font-name="Times New Roman" style:font-name-asian="Times New Roman" style:font-name-complex="Times New Roman"/>
    </style:style>
    <style:style style:family="paragraph" style:name="Body text (32)">
      <style:paragraph-properties fo:background-color="#FFFFFF" fo:margin-bottom="0.212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2pt" style:font-size-asian="12pt" style:font-size-complex="12pt" style:font-name="Times New Roman" style:font-name-asian="Times New Roman" style:font-name-complex="Times New Roman" fo:letter-spacing="0.035cm"/>
    </style:style>
    <style:style style:family="paragraph" style:name="Body text (33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2pt" style:font-size-asian="12pt" style:font-size-complex="12pt" style:font-name="Times New Roman" style:font-name-asian="Times New Roman" style:font-name-complex="Times New Roman"/>
    </style:style>
    <style:style style:family="paragraph" style:name="Table caption (8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26)">
      <style:paragraph-properties fo:background-color="#FFFFFF" fo:margin-top="13.441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Table caption (9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 fo:letter-spacing="0.018cm"/>
    </style:style>
    <style:style style:family="paragraph" style:name="Heading #1 (19)">
      <style:paragraph-properties fo:background-color="#FFFFFF" fo:margin-bottom="0.106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27)">
      <style:paragraph-properties fo:background-color="#FFFFFF" fo:margin-top="1.164cm" fo:line-height="0.000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20)">
      <style:paragraph-properties fo:background-color="#FFFFFF" fo:margin-bottom="0.106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28)">
      <style:paragraph-properties fo:background-color="#FFFFFF" fo:margin-top="0.318cm" fo:line-height="1.092cm" fo:text-align="right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1 (21)">
      <style:paragraph-properties fo:background-color="#FFFFFF" fo:margin-bottom="0.212cm" fo:line-height="0.000cm" fo:text-indent="0.008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6pt" style:font-size-asian="16pt" style:font-size-complex="16pt" style:font-name="Times New Roman" style:font-name-asian="Times New Roman" style:font-name-complex="Times New Roman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6" style:display-name="T6" style:parent-style-name="CharStyle13">
      <style:text-properties fo:color="#000000"/>
    </style:style>
    <style:style style:family="text" style:name="T41" style:display-name="T41" style:parent-style-name="CharStyle64">
      <style:text-properties fo:color="#000000"/>
    </style:style>
    <style:style style:family="text" style:name="T48" style:display-name="T48" style:parent-style-name="CharStyle76">
      <style:text-properties fo:color="#000000"/>
    </style:style>
    <style:style style:family="text" style:name="T49" style:display-name="T49" style:parent-style-name="CharStyle77">
      <style:text-properties fo:color="#000000"/>
    </style:style>
    <style:style style:family="text" style:name="T51" style:display-name="T51" style:parent-style-name="CharStyle12">
      <style:text-properties fo:color="#000000"/>
    </style:style>
    <style:style style:family="text" style:name="T52" style:display-name="T52" style:parent-style-name="CharStyle80">
      <style:text-properties fo:color="#000000"/>
    </style:style>
    <style:style style:family="text" style:name="T82" style:display-name="T82" style:parent-style-name="CharStyle123">
      <style:text-properties fo:color="#000000"/>
    </style:style>
    <style:style style:family="text" style:name="T83" style:display-name="T83" style:parent-style-name="CharStyle124">
      <style:text-properties fo:color="#000000"/>
    </style:style>
    <style:style style:family="text" style:name="T84" style:display-name="T84" style:parent-style-name="CharStyle125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134">
      <style:paragraph-properties style:page-number="auto"/>
      <style:text-properties fo:font-size="1pt" style:font-size-asian="1pt" style:font-size-complex="1pt"/>
    </style:style>
    <style:style style:family="paragraph" style:name="P217">
      <style:paragraph-properties style:page-number="auto"/>
      <style:text-properties fo:font-size="1pt" style:font-size-asian="1pt" style:font-size-complex="1pt"/>
    </style:style>
    <style:style style:family="paragraph" style:name="P220">
      <style:paragraph-properties style:page-number="auto"/>
      <style:text-properties fo:font-size="1pt" style:font-size-asian="1pt" style:font-size-complex="1pt"/>
    </style:style>
    <style:style style:family="paragraph" style:name="P263">
      <style:paragraph-properties style:page-number="auto"/>
      <style:text-properties fo:font-size="1pt" style:font-size-asian="1pt" style:font-size-complex="1pt"/>
    </style:style>
    <style:style style:family="paragraph" style:name="P267">
      <style:paragraph-properties style:page-number="auto"/>
      <style:text-properties fo:font-size="1pt" style:font-size-asian="1pt" style:font-size-complex="1pt"/>
    </style:style>
    <style:style style:family="paragraph" style:name="P308">
      <style:paragraph-properties style:page-number="auto"/>
      <style:text-properties fo:font-size="1pt" style:font-size-asian="1pt" style:font-size-complex="1pt"/>
    </style:style>
    <style:style style:family="paragraph" style:name="P356">
      <style:paragraph-properties style:page-number="auto"/>
      <style:text-properties fo:font-size="1pt" style:font-size-asian="1pt" style:font-size-complex="1pt"/>
    </style:style>
    <style:style style:family="paragraph" style:name="P360">
      <style:paragraph-properties style:page-number="auto"/>
      <style:text-properties fo:font-size="1pt" style:font-size-asian="1pt" style:font-size-complex="1pt"/>
    </style:style>
    <style:style style:family="paragraph" style:name="P362">
      <style:paragraph-properties style:page-number="auto"/>
      <style:text-properties fo:font-size="1pt" style:font-size-asian="1pt" style:font-size-complex="1pt"/>
    </style:style>
    <style:style style:family="paragraph" style:name="P409">
      <style:paragraph-properties style:page-number="auto"/>
      <style:text-properties fo:font-size="1pt" style:font-size-asian="1pt" style:font-size-complex="1pt"/>
    </style:style>
    <style:style style:family="paragraph" style:name="P488">
      <style:paragraph-properties style:page-number="auto"/>
      <style:text-properties fo:font-size="1pt" style:font-size-asian="1pt" style:font-size-complex="1pt"/>
    </style:style>
    <style:style style:family="paragraph" style:name="P515">
      <style:paragraph-properties style:page-number="auto"/>
      <style:text-properties fo:font-size="1pt" style:font-size-asian="1pt" style:font-size-complex="1pt"/>
    </style:style>
    <style:style style:family="paragraph" style:name="P518">
      <style:paragraph-properties style:page-number="auto"/>
      <style:text-properties fo:font-size="1pt" style:font-size-asian="1pt" style:font-size-complex="1pt"/>
    </style:style>
    <style:style style:family="paragraph" style:name="P521">
      <style:paragraph-properties style:page-number="auto"/>
      <style:text-properties fo:font-size="1pt" style:font-size-asian="1pt" style:font-size-complex="1pt"/>
    </style:style>
    <style:style style:family="paragraph" style:name="P561">
      <style:paragraph-properties style:page-number="auto"/>
      <style:text-properties fo:font-size="1pt" style:font-size-asian="1pt" style:font-size-complex="1pt"/>
    </style:style>
    <style:style style:family="paragraph" style:name="P562">
      <style:paragraph-properties style:page-number="auto"/>
      <style:text-properties fo:font-size="1pt" style:font-size-asian="1pt" style:font-size-complex="1pt"/>
    </style:style>
    <style:style style:family="paragraph" style:name="P564">
      <style:paragraph-properties style:page-number="auto"/>
      <style:text-properties fo:font-size="1pt" style:font-size-asian="1pt" style:font-size-complex="1pt"/>
    </style:style>
    <style:style style:family="paragraph" style:name="P605">
      <style:paragraph-properties style:page-number="auto"/>
      <style:text-properties fo:font-size="1pt" style:font-size-asian="1pt" style:font-size-complex="1pt"/>
    </style:style>
    <style:style style:family="paragraph" style:name="P644">
      <style:paragraph-properties style:page-number="auto"/>
      <style:text-properties fo:font-size="1pt" style:font-size-asian="1pt" style:font-size-complex="1pt"/>
    </style:style>
    <style:style style:family="paragraph" style:name="P726">
      <style:paragraph-properties style:page-number="auto"/>
      <style:text-properties fo:font-size="1pt" style:font-size-asian="1pt" style:font-size-complex="1pt"/>
    </style:style>
    <style:style style:family="paragraph" style:name="P769">
      <style:paragraph-properties style:page-number="auto"/>
      <style:text-properties fo:font-size="1pt" style:font-size-asian="1pt" style:font-size-complex="1pt"/>
    </style:style>
    <style:style style:family="paragraph" style:name="P810">
      <style:paragraph-properties style:page-number="auto"/>
      <style:text-properties fo:font-size="1pt" style:font-size-asian="1pt" style:font-size-complex="1pt"/>
    </style:style>
    <style:style style:family="paragraph" style:name="P853">
      <style:paragraph-properties style:page-number="auto"/>
      <style:text-properties fo:font-size="1pt" style:font-size-asian="1pt" style:font-size-complex="1pt"/>
    </style:style>
    <style:style style:family="paragraph" style:name="P857">
      <style:paragraph-properties style:page-number="auto"/>
      <style:text-properties fo:font-size="1pt" style:font-size-asian="1pt" style:font-size-complex="1pt"/>
    </style:style>
    <style:style style:family="paragraph" style:name="P862">
      <style:paragraph-properties style:page-number="auto"/>
      <style:text-properties fo:font-size="1pt" style:font-size-asian="1pt" style:font-size-complex="1pt"/>
    </style:style>
    <style:style style:family="paragraph" style:name="P98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02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08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09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09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1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4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5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5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17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0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6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7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29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57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>
        <style:tab-stops>
          <style:tab-stop style:position="7.544cm" style:type="right"/>
          <style:tab-stop style:position="9.457cm" style:type="right"/>
        </style:tab-stops>
      </style:paragraph-properties>
      <style:text-properties/>
    </style:style>
    <style:style style:family="paragraph" style:name="P163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67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76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76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82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87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89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10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21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21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26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>
        <style:tab-stops>
          <style:tab-stop style:position="7.544cm" style:type="right"/>
          <style:tab-stop style:position="9.457cm" style:type="right"/>
        </style:tab-stops>
      </style:paragraph-properties>
      <style:text-properties/>
    </style:style>
    <style:style style:family="paragraph" style:name="P2290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31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37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37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44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44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47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53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56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57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59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62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64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65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65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67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67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72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81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84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86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93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94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02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10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103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13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142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144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24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248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34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34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36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473">
      <style:paragraph-properties style:page-number="auto"/>
      <style:text-properties fo:font-size="5.e-02pt" style:font-size-asian="5.e-02pt" style:font-size-complex="5.e-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7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3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6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9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3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7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2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3cm"/>
      </style:header-style>
      <style:footer-style>
        <style:header-footer-properties fo:min-height="2.824cm" fo:margin-top="2.824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18cm"/>
      </style:header-style>
      <style:footer-style>
        <style:header-footer-properties fo:min-height="1.134cm" fo:margin-top="1.134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787cm" fo:margin-top="1.787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6cm"/>
      </style:header-style>
      <style:footer-style>
        <style:header-footer-properties fo:min-height="1.134cm" fo:margin-top="1.134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807cm"/>
      </style:header-style>
      <style:footer-style>
        <style:header-footer-properties fo:min-height="1.134cm" fo:margin-top="1.134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34cm" fo:margin-top="1.134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34cm" fo:margin-top="1.134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18cm"/>
      </style:header-style>
      <style:footer-style>
        <style:header-footer-properties fo:min-height="1.108cm" fo:margin-top="1.108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2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2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34cm"/>
      </style:header-style>
      <style:footer-style>
        <style:header-footer-properties fo:min-height="1.134cm" fo:margin-top="1.134cm"/>
      </style:footer-style>
    </style:page-layout>
    <style:page-layout style:name="Mpm2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18cm"/>
      </style:header-style>
      <style:footer-style>
        <style:header-footer-properties fo:min-height="1.108cm" fo:margin-top="1.108cm"/>
      </style:footer-style>
    </style:page-layout>
    <style:page-layout style:name="Mpm2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18cm"/>
      </style:header-style>
      <style:footer-style>
        <style:header-footer-properties fo:min-height="1.108cm" fo:margin-top="1.108cm"/>
      </style:footer-style>
    </style:page-layout>
    <style:page-layout style:name="Mpm2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2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807cm"/>
      </style:header-style>
      <style:footer-style>
        <style:header-footer-properties fo:min-height="2.574cm" fo:margin-top="2.574cm"/>
      </style:footer-style>
    </style:page-layout>
    <style:page-layout style:name="Mpm3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60cm"/>
      </style:header-style>
      <style:footer-style>
        <style:header-footer-properties fo:min-height="1.161cm" fo:margin-top="1.161cm"/>
      </style:footer-style>
    </style:page-layout>
    <style:page-layout style:name="Mpm3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3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2.022cm"/>
      </style:header-style>
      <style:footer-style>
        <style:header-footer-properties fo:min-height="7.188cm" fo:margin-top="7.188cm"/>
      </style:footer-style>
    </style:page-layout>
    <style:page-layout style:name="Mpm3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18cm"/>
      </style:header-style>
      <style:footer-style>
        <style:header-footer-properties fo:min-height="1.108cm" fo:margin-top="1.108cm"/>
      </style:footer-style>
    </style:page-layout>
    <style:page-layout style:name="Mpm3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2.954cm"/>
      </style:header-style>
      <style:footer-style>
        <style:header-footer-properties fo:min-height="1.134cm" fo:margin-top="1.134cm"/>
      </style:footer-style>
    </style:page-layout>
    <style:page-layout style:name="Mpm3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18cm"/>
      </style:header-style>
      <style:footer-style>
        <style:header-footer-properties fo:min-height="1.108cm" fo:margin-top="1.108cm"/>
      </style:footer-style>
    </style:page-layout>
    <style:page-layout style:name="Mpm3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3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556cm"/>
      </style:header-style>
      <style:footer-style>
        <style:header-footer-properties fo:min-height="0.568cm" fo:margin-top="0.568cm"/>
      </style:footer-style>
    </style:page-layout>
    <style:page-layout style:name="Mpm4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556cm"/>
      </style:header-style>
      <style:footer-style>
        <style:header-footer-properties fo:min-height="0.568cm" fo:margin-top="0.568cm"/>
      </style:footer-style>
    </style:page-layout>
    <style:page-layout style:name="Mpm4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807cm"/>
      </style:header-style>
      <style:footer-style>
        <style:header-footer-properties fo:min-height="1.134cm" fo:margin-top="1.134cm"/>
      </style:footer-style>
    </style:page-layout>
    <style:page-layout style:name="Mpm4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4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4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807cm"/>
      </style:header-style>
      <style:footer-style>
        <style:header-footer-properties fo:min-height="2.480cm" fo:margin-top="2.480cm"/>
      </style:footer-style>
    </style:page-layout>
    <style:page-layout style:name="Mpm4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134cm" fo:margin-top="1.134cm"/>
      </style:footer-style>
    </style:page-layout>
    <style:page-layout style:name="Mpm4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4.807cm"/>
      </style:header-style>
      <style:footer-style>
        <style:header-footer-properties fo:min-height="1.134cm" fo:margin-top="1.134cm"/>
      </style:footer-style>
    </style:page-layout>
    <style:page-layout style:name="Mpm4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498cm"/>
      </style:header-style>
      <style:footer-style>
        <style:header-footer-properties fo:min-height="1.134cm" fo:margin-top="1.134cm"/>
      </style:footer-style>
    </style:page-layout>
    <style:page-layout style:name="Mpm4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4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2.482cm" fo:margin-top="2.482cm"/>
      </style:footer-style>
    </style:page-layout>
    <style:page-layout style:name="Mpm5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.852cm"/>
      </style:header-style>
      <style:footer-style>
        <style:header-footer-properties fo:min-height="1.134cm" fo:margin-top="1.134cm"/>
      </style:footer-style>
    </style:page-layout>
    <style:page-layout style:name="Mpm5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18cm"/>
      </style:header-style>
      <style:footer-style>
        <style:header-footer-properties fo:min-height="1.108cm" fo:margin-top="1.108cm"/>
      </style:footer-style>
    </style:page-layout>
    <style:page-layout style:name="Mpm5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5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45cm"/>
      </style:header-style>
      <style:footer-style>
        <style:header-footer-properties fo:min-height="1.108cm" fo:margin-top="1.108cm"/>
      </style:footer-style>
    </style:page-layout>
    <style:page-layout style:name="Mpm5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44cm"/>
      </style:header-style>
      <style:footer-style>
        <style:header-footer-properties fo:min-height="1.134cm" fo:margin-top="1.134cm"/>
      </style:footer-style>
    </style:page-layout>
    <style:page-layout style:name="Mpm5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5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6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23cm"/>
      </style:header-style>
      <style:footer-style>
        <style:header-footer-properties fo:min-height="1.236cm" fo:margin-top="1.236cm"/>
      </style:footer-style>
    </style:page-layout>
  </office:automatic-styles>
  <office:master-styles>
    <style:master-page style:name="PageStyle0" style:page-layout-name="Mpm0">
      <style:header>
        <text:p text:style-name="P3473"/>
      </style:header>
      <style:footer>
        <text:p text:style-name="P3473"/>
      </style:footer>
    </style:master-page>
    <style:master-page style:name="PageStyle1" style:page-layout-name="Mpm1">
      <style:header>
        <text:p text:style-name="P3473"/>
      </style:header>
      <style:footer>
        <text:p text:style-name="P3473"/>
      </style:footer>
    </style:master-page>
    <style:master-page style:name="PageStyle2" style:page-layout-name="Mpm2">
      <style:header>
        <text:p text:style-name="P3473"/>
      </style:header>
      <style:footer>
        <text:p text:style-name="P1"><draw:frame draw:style-name="Mfr1" svg:x="10.335cm" svg:y="28.242cm" fo:min-width="0.339cm" fo:min-height="0.245cm" text:anchor-type="paragraph"><draw:text-box><text:p text:style-name="P3366"><text:page-number/></text:p></draw:text-box></draw:frame></text:p>
      </style:footer>
    </style:master-page>
    <style:master-page style:name="PageStyle3" style:page-layout-name="Mpm3">
      <style:header>
        <text:p text:style-name="P3473"/>
      </style:header>
      <style:footer>
        <text:p text:style-name="P3473"/>
      </style:footer>
    </style:master-page>
    <style:master-page style:name="PageStyle4" style:page-layout-name="Mpm4">
      <style:header>
        <text:p text:style-name="P3473"/>
      </style:header>
      <style:footer>
        <text:p text:style-name="P1"><draw:frame draw:style-name="Mfr1" svg:x="10.335cm" svg:y="28.242cm" fo:min-width="0.339cm" fo:min-height="0.245cm" text:anchor-type="paragraph"><draw:text-box><text:p text:style-name="P3366"><text:page-number/></text:p></draw:text-box></draw:frame></text:p>
      </style:footer>
    </style:master-page>
    <style:master-page style:name="PageStyle5" style:page-layout-name="Mpm5">
      <style:header>
        <text:p text:style-name="P3473"/>
      </style:header>
      <style:footer>
        <text:p text:style-name="P1"><draw:frame draw:style-name="Mfr1" svg:x="10.335cm" svg:y="28.242cm" fo:min-width="0.339cm" fo:min-height="0.245cm" text:anchor-type="paragraph"><draw:text-box><text:p text:style-name="P3366"><text:page-number/></text:p></draw:text-box></draw:frame></text:p>
      </style:footer>
    </style:master-page>
    <style:master-page style:name="PageStyle6" style:page-layout-name="Mpm6">
      <style:header>
        <text:p text:style-name="P3473"/>
      </style:header>
      <style:footer>
        <text:p text:style-name="P3473"/>
      </style:footer>
    </style:master-page>
    <style:master-page style:name="PageStyle7" style:page-layout-name="Mpm7">
      <style:header>
        <text:p text:style-name="P3473"/>
      </style:header>
      <style:footer>
        <text:p text:style-name="P3473"/>
      </style:footer>
    </style:master-page>
    <style:master-page style:name="PageStyle8" style:page-layout-name="Mpm8">
      <style:header>
        <text:p text:style-name="P3473"/>
      </style:header>
      <style:footer>
        <text:p text:style-name="P1"><draw:frame draw:style-name="Mfr1" svg:x="10.335cm" svg:y="28.242cm" fo:min-width="0.339cm" fo:min-height="0.245cm" text:anchor-type="paragraph"><draw:text-box><text:p text:style-name="P3366"><text:page-number/></text:p></draw:text-box></draw:frame></text:p>
      </style:footer>
    </style:master-page>
    <style:master-page style:name="PageStyle9" style:page-layout-name="Mpm9">
      <style:header>
        <text:p text:style-name="P134"><draw:frame draw:style-name="Mfr24" svg:x="14.907cm" svg:y="3.540cm" fo:min-width="3.023cm" fo:min-height="1.134cm" text:anchor-type="paragraph"><draw:text-box><text:p text:style-name="P2945"><text:span text:style-name="CharStyle64">(3)</text:span></text:p><text:p text:style-name="P2654"><text:span text:style-name="CharStyle64">Bilangan Pemilih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10" style:page-layout-name="Mpm10">
      <style:header>
        <text:p text:style-name="P134"><draw:frame draw:style-name="Mfr24" svg:x="14.907cm" svg:y="3.540cm" fo:min-width="3.023cm" fo:min-height="1.134cm" text:anchor-type="paragraph"><draw:text-box><text:p text:style-name="P2945"><text:span text:style-name="CharStyle64">(3)</text:span></text:p><text:p text:style-name="P2654"><text:span text:style-name="CharStyle64">Bilangan Pemilih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11" style:page-layout-name="Mpm11">
      <style:header>
        <text:p text:style-name="P134"><draw:frame draw:style-name="Mfr24" svg:x="14.907cm" svg:y="3.540cm" fo:min-width="3.023cm" fo:min-height="1.134cm" text:anchor-type="paragraph"><draw:text-box><text:p text:style-name="P2945"><text:span text:style-name="CharStyle64">(3)</text:span></text:p><text:p text:style-name="P2654"><text:span text:style-name="CharStyle64">Bilangan Pemilih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12" style:page-layout-name="Mpm12">
      <style:header>
        <text:p text:style-name="P3473"/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13" style:page-layout-name="Mpm13">
      <style:header>
        <text:p text:style-name="P217"><draw:frame draw:style-name="Mfr41" svg:x="4.874cm" svg:y="1.864cm" fo:min-width="11.236cm" fo:min-height="0.855cm" text:anchor-type="paragraph"><draw:text-box><text:p text:style-name="P2818"><text:span text:style-name="CharStyle76">BAHAGIAN PILIHAN RAYA PERSEKUTUAN: P. 170 TUARAN</text:span></text:p><text:p text:style-name="P1022"><text:span text:style-name="CharStyle77">FEDERAL CONSTITUENCY: P. 170 TUARAN</text:span></text:p></draw:text-box></draw:frame></text:p>
      </style:header>
      <style:footer>
        <text:p text:style-name="P3473"/>
      </style:footer>
    </style:master-page>
    <style:master-page style:name="PageStyle14" style:page-layout-name="Mpm14">
      <style:header>
        <text:p text:style-name="P3473"/>
      </style:header>
      <style:footer>
        <text:p text:style-name="P3473"/>
      </style:footer>
    </style:master-page>
    <style:master-page style:name="PageStyle15" style:page-layout-name="Mpm15">
      <style:header>
        <text:p text:style-name="P3473"/>
      </style:header>
      <style:footer>
        <text:p text:style-name="P3473"/>
      </style:footer>
    </style:master-page>
    <style:master-page style:name="PageStyle16" style:page-layout-name="Mpm16">
      <style:header>
        <text:p text:style-name="P220"><draw:frame draw:style-name="Mfr43" svg:x="4.517cm" svg:y="1.864cm" fo:min-width="11.963cm" fo:min-height="0.855cm" text:anchor-type="paragraph"><draw:text-box><text:p text:style-name="P2218"><text:span text:style-name="CharStyle12">BAHAGIAN PILIHAN RAYA PERSEKUTUAN: P. 171 SEPANGGAR</text:span></text:p><text:p text:style-name="P2568"><text:span text:style-name="CharStyle80">FEDERAL CONSTITUENCY: P. 171 SEPANGGAR</text:span></text:p></draw:text-box></draw:frame></text:p>
      </style:header>
      <style:header-left>
        <text:p text:style-name="P220"><draw:frame draw:style-name="Mfr43" svg:x="4.517cm" svg:y="1.864cm" fo:min-width="11.963cm" fo:min-height="0.855cm" text:anchor-type="paragraph"><draw:text-box><text:p text:style-name="P2218"><text:span text:style-name="CharStyle12">BAHAGIAN PILIHAN RAYA PERSEKUTUAN: P. 171 SEPANGGAR</text:span></text:p><text:p text:style-name="P2568"><text:span text:style-name="CharStyle80">FEDERAL CONSTITUENCY: P. 171 SEPANGGAR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17" style:page-layout-name="Mpm17">
      <style:header>
        <text:p text:style-name="P263"><draw:frame draw:style-name="Mfr76" svg:x="4.069cm" svg:y="1.864cm" fo:min-width="12.852cm" fo:min-height="0.855cm" text:anchor-type="paragraph"><draw:text-box><text:p text:style-name="P1175"><text:span text:style-name="CharStyle76">BAHAGIAN PILIHAN RAYA PERSEKUTUAN: P. 172 KOTA KINABALU</text:span></text:p><text:p text:style-name="P2656"><text:span text:style-name="CharStyle77">FEDERAL CONSTITUENCY: P. 172 KOTA KINABALU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18" style:page-layout-name="Mpm18">
      <style:header>
        <text:p text:style-name="P263"><draw:frame draw:style-name="Mfr76" svg:x="4.069cm" svg:y="1.864cm" fo:min-width="12.852cm" fo:min-height="0.855cm" text:anchor-type="paragraph"><draw:text-box><text:p text:style-name="P1175"><text:span text:style-name="CharStyle76">BAHAGIAN PILIHAN RAYA PERSEKUTUAN: P. 172 KOTA KINABALU</text:span></text:p><text:p text:style-name="P2656"><text:span text:style-name="CharStyle77">FEDERAL CONSTITUENCY: P. 172 KOTA KINABALU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19" style:page-layout-name="Mpm19">
      <style:header>
        <text:p text:style-name="P263"><draw:frame draw:style-name="Mfr76" svg:x="4.069cm" svg:y="1.864cm" fo:min-width="12.852cm" fo:min-height="0.855cm" text:anchor-type="paragraph"><draw:text-box><text:p text:style-name="P1175"><text:span text:style-name="CharStyle76">BAHAGIAN PILIHAN RAYA PERSEKUTUAN: P. 172 KOTA KINABALU</text:span></text:p><text:p text:style-name="P2656"><text:span text:style-name="CharStyle77">FEDERAL CONSTITUENCY: P. 172 KOTA KINABALU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20" style:page-layout-name="Mpm20">
      <style:header>
        <text:p text:style-name="P267"><draw:frame draw:style-name="Mfr78" svg:x="4.755cm" svg:y="1.864cm" fo:min-width="11.481cm" fo:min-height="0.855cm" text:anchor-type="paragraph"><draw:text-box><text:p text:style-name="P982"><text:span text:style-name="CharStyle12">BAHAGIAN PILIHAN RAYA PERSEKUTUAN: P. 173 PUTATAN</text:span></text:p><text:p text:style-name="P2841"><text:span text:style-name="CharStyle80">FEDERAL CONSTITUENCY: P. 173 PUTATAN</text:span></text:p></draw:text-box></draw:frame></text:p>
      </style:header>
      <style:header-left>
        <text:p text:style-name="P267"><draw:frame draw:style-name="Mfr78" svg:x="4.755cm" svg:y="1.864cm" fo:min-width="11.481cm" fo:min-height="0.855cm" text:anchor-type="paragraph"><draw:text-box><text:p text:style-name="P982"><text:span text:style-name="CharStyle12">BAHAGIAN PILIHAN RAYA PERSEKUTUAN: P. 173 PUTATAN</text:span></text:p><text:p text:style-name="P2841"><text:span text:style-name="CharStyle80">FEDERAL CONSTITUENCY: P. 173 PUTATAN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21" style:page-layout-name="Mpm21">
      <style:header>
        <text:p text:style-name="P3473"/>
      </style:header>
      <style:header-left>
        <text:p text:style-name="P308"><draw:frame draw:style-name="Mfr88" svg:x="14.907cm" svg:y="1.856cm" fo:min-width="3.023cm" fo:min-height="1.125cm" text:anchor-type="paragraph"><draw:text-box><text:p text:style-name="P1268"><text:span text:style-name="CharStyle64">(3)</text:span></text:p><text:p text:style-name="P1765"><text:span text:style-name="CharStyle64">Bilangan Pemilih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22" style:page-layout-name="Mpm22">
      <style:header>
        <text:p text:style-name="P3473"/>
      </style:header>
      <style:header-left>
        <text:p text:style-name="P308"><draw:frame draw:style-name="Mfr88" svg:x="14.907cm" svg:y="1.856cm" fo:min-width="3.023cm" fo:min-height="1.125cm" text:anchor-type="paragraph"><draw:text-box><text:p text:style-name="P1268"><text:span text:style-name="CharStyle64">(3)</text:span></text:p><text:p text:style-name="P1765"><text:span text:style-name="CharStyle64">Bilangan Pemilih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23" style:page-layout-name="Mpm23">
      <style:header>
        <text:p text:style-name="P356"><draw:frame draw:style-name="Mfr99" svg:x="5.043cm" svg:y="1.847cm" fo:min-width="10.922cm" fo:min-height="0.871cm" text:anchor-type="paragraph"><draw:text-box><text:p text:style-name="P3349"><text:span text:style-name="CharStyle76">BAHAGIAN PILIHAN RAYA PERSEKUTUAN: P. 175 PAPAR</text:span></text:p><text:p text:style-name="P2866"><text:span text:style-name="CharStyle77">FEDERAL CONSTITUENCY: P. 175 PAPAR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24" style:page-layout-name="Mpm24">
      <style:header>
        <text:p text:style-name="P356"><draw:frame draw:style-name="Mfr99" svg:x="5.043cm" svg:y="1.847cm" fo:min-width="10.922cm" fo:min-height="0.871cm" text:anchor-type="paragraph"><draw:text-box><text:p text:style-name="P3349"><text:span text:style-name="CharStyle76">BAHAGIAN PILIHAN RAYA PERSEKUTUAN: P. 175 PAPAR</text:span></text:p><text:p text:style-name="P2866"><text:span text:style-name="CharStyle77">FEDERAL CONSTITUENCY: P. 175 PAPAR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25" style:page-layout-name="Mpm25">
      <style:header>
        <text:p text:style-name="P356"><draw:frame draw:style-name="Mfr99" svg:x="5.043cm" svg:y="1.847cm" fo:min-width="10.922cm" fo:min-height="0.871cm" text:anchor-type="paragraph"><draw:text-box><text:p text:style-name="P3349"><text:span text:style-name="CharStyle76">BAHAGIAN PILIHAN RAYA PERSEKUTUAN: P. 175 PAPAR</text:span></text:p><text:p text:style-name="P2866"><text:span text:style-name="CharStyle77">FEDERAL CONSTITUENCY: P. 175 PAPAR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26" style:page-layout-name="Mpm26">
      <style:header>
        <text:p text:style-name="P360"><draw:frame draw:style-name="Mfr102" svg:x="4.856cm" svg:y="1.864cm" fo:min-width="11.278cm" fo:min-height="0.855cm" text:anchor-type="paragraph"><draw:text-box><text:p text:style-name="P2628"><text:span text:style-name="CharStyle76">BAHAGIAN PILIHAN RAYA PERSEKUTUAN: P. 176 KIMANIS</text:span></text:p><text:p text:style-name="P1143"><text:span text:style-name="CharStyle77">FEDERAL CONSTITUENCY: P. 176 KIMANIS</text:span></text:p></draw:text-box></draw:frame></text:p>
      </style:header>
      <style:header-left>
        <text:p text:style-name="P360"><draw:frame draw:style-name="Mfr102" svg:x="4.856cm" svg:y="1.864cm" fo:min-width="11.278cm" fo:min-height="0.855cm" text:anchor-type="paragraph"><draw:text-box><text:p text:style-name="P2628"><text:span text:style-name="CharStyle76">BAHAGIAN PILIHAN RAYA PERSEKUTUAN: P. 176 KIMANIS</text:span></text:p><text:p text:style-name="P1143"><text:span text:style-name="CharStyle77">FEDERAL CONSTITUENCY: P. 176 KIMANIS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27" style:page-layout-name="Mpm27">
      <style:header>
        <text:p text:style-name="P3473"/>
      </style:header>
      <style:header-left>
        <text:p text:style-name="P362"><draw:frame draw:style-name="Mfr103" svg:x="14.907cm" svg:y="1.856cm" fo:min-width="3.023cm" fo:min-height="1.125cm" text:anchor-type="paragraph"><draw:text-box><text:p text:style-name="P1878"><text:span text:style-name="CharStyle64">(3)</text:span></text:p><text:p text:style-name="P2372"><text:span text:style-name="CharStyle64">Bilangan Pemilih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28" style:page-layout-name="Mpm28">
      <style:header>
        <text:p text:style-name="P3473"/>
      </style:header>
      <style:header-left>
        <text:p text:style-name="P362"><draw:frame draw:style-name="Mfr103" svg:x="14.907cm" svg:y="1.856cm" fo:min-width="3.023cm" fo:min-height="1.125cm" text:anchor-type="paragraph"><draw:text-box><text:p text:style-name="P1878"><text:span text:style-name="CharStyle64">(3)</text:span></text:p><text:p text:style-name="P2372"><text:span text:style-name="CharStyle64">Bilangan Pemilih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29" style:page-layout-name="Mpm29">
      <style:header>
        <text:p text:style-name="P3473"/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30" style:page-layout-name="Mpm30">
      <style:header>
        <text:p text:style-name="P409"><draw:frame draw:style-name="Mfr111" svg:x="14.907cm" svg:y="3.540cm" fo:min-width="3.023cm" fo:min-height="1.134cm" text:anchor-type="paragraph"><draw:text-box><text:p text:style-name="P2538"><text:span text:style-name="CharStyle64">(3)</text:span></text:p><text:p text:style-name="P1297"><text:span text:style-name="CharStyle64">Bilangan Pemilih</text:span></text:p></draw:text-box></draw:frame></text:p>
      </style:header>
      <style:footer>
        <text:p text:style-name="P3473"/>
      </style:footer>
    </style:master-page>
    <style:master-page style:name="PageStyle31" style:page-layout-name="Mpm31">
      <style:header>
        <text:p text:style-name="P3473"/>
      </style:header>
      <style:footer>
        <text:p text:style-name="P3473"/>
      </style:footer>
    </style:master-page>
    <style:master-page style:name="PageStyle32" style:page-layout-name="Mpm32">
      <style:header>
        <text:p text:style-name="P3473"/>
      </style:header>
      <style:footer>
        <text:p text:style-name="P3473"/>
      </style:footer>
    </style:master-page>
    <style:master-page style:name="PageStyle33" style:page-layout-name="Mpm33">
      <style:header>
        <text:p text:style-name="P3473"/>
      </style:header>
      <style:footer>
        <text:p text:style-name="P3473"/>
      </style:footer>
    </style:master-page>
    <style:master-page style:name="PageStyle34" style:page-layout-name="Mpm34">
      <style:header>
        <text:p text:style-name="P488"><draw:frame draw:style-name="Mfr132" svg:x="4.664cm" svg:y="1.995cm" fo:min-width="11.659cm" fo:min-height="0.855cm" text:anchor-type="paragraph"><draw:text-box><text:p text:style-name="P2442"><text:span text:style-name="CharStyle12">BAHAGIAN PILIHAN RAYA PERSEKUTUAN: P. 180 KENINGAU</text:span></text:p><text:p text:style-name="P1203"><text:span text:style-name="CharStyle123">FEDERAL CONSTITUENCY: P. 180 KENINGAU</text:span></text:p></draw:text-box></draw:frame></text:p>
      </style:header>
      <style:header-left>
        <text:p text:style-name="P488"><draw:frame draw:style-name="Mfr132" svg:x="4.664cm" svg:y="1.995cm" fo:min-width="11.659cm" fo:min-height="0.855cm" text:anchor-type="paragraph"><draw:text-box><text:p text:style-name="P2442"><text:span text:style-name="CharStyle12">BAHAGIAN PILIHAN RAYA PERSEKUTUAN: P. 180 KENINGAU</text:span></text:p><text:p text:style-name="P1203"><text:span text:style-name="CharStyle123">FEDERAL CONSTITUENCY: P. 180 KENINGAU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35" style:page-layout-name="Mpm35">
      <style:header>
        <text:p text:style-name="P3473"/>
      </style:header>
      <style:header-left>
        <text:p text:style-name="P515"><draw:frame draw:style-name="Mfr136" svg:x="14.907cm" svg:y="1.856cm" fo:min-width="3.023cm" fo:min-height="1.125cm" text:anchor-type="paragraph"><draw:text-box><text:p text:style-name="P2677"><text:span text:style-name="CharStyle64">(3)</text:span></text:p><text:p text:style-name="P2939"><text:span text:style-name="CharStyle64">Bilangan Pemilih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36" style:page-layout-name="Mpm36">
      <style:header>
        <text:p text:style-name="P3473"/>
      </style:header>
      <style:header-left>
        <text:p text:style-name="P515"><draw:frame draw:style-name="Mfr136" svg:x="14.907cm" svg:y="1.856cm" fo:min-width="3.023cm" fo:min-height="1.125cm" text:anchor-type="paragraph"><draw:text-box><text:p text:style-name="P2677"><text:span text:style-name="CharStyle64">(3)</text:span></text:p><text:p text:style-name="P2939"><text:span text:style-name="CharStyle64">Bilangan Pemilih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37" style:page-layout-name="Mpm37">
      <style:header>
        <text:p text:style-name="P518"><draw:frame draw:style-name="Mfr141" svg:x="4.974cm" svg:y="1.951cm" fo:min-width="11.015cm" fo:min-height="0.855cm" text:anchor-type="paragraph"><draw:text-box><text:p text:style-name="P2105"><text:span text:style-name="CharStyle12">BAHAGIAN PILIHAN RAYA PERSEKUTUAN: P. 181 TENOM</text:span></text:p><text:p text:style-name="P2572"><text:span text:style-name="CharStyle123">FEDERAL CONSTITUENCY: P. 181 TENOM</text:span></text:p></draw:text-box></draw:frame></text:p>
      </style:header>
      <style:header-left>
        <text:p text:style-name="P518"><draw:frame draw:style-name="Mfr141" svg:x="4.974cm" svg:y="1.951cm" fo:min-width="11.015cm" fo:min-height="0.855cm" text:anchor-type="paragraph"><draw:text-box><text:p text:style-name="P2105"><text:span text:style-name="CharStyle12">BAHAGIAN PILIHAN RAYA PERSEKUTUAN: P. 181 TENOM</text:span></text:p><text:p text:style-name="P2572"><text:span text:style-name="CharStyle123">FEDERAL CONSTITUENCY: P. 181 TENOM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38" style:page-layout-name="Mpm38">
      <style:header>
        <text:p text:style-name="P561"><draw:frame draw:style-name="Mfr157" svg:x="4.486cm" svg:y="0.586cm" fo:min-width="12.116cm" fo:min-height="0.855cm" text:anchor-type="paragraph"><draw:text-box><text:p text:style-name="P1158"><text:span text:style-name="CharStyle12">BAHAGIAN PILIHAN RAYA PERSEKUTUAN: P. 182 PENSIANGAN</text:span></text:p><text:p text:style-name="P1631"><text:span text:style-name="CharStyle80">FEDERAL CONSTITUENCY: P. 182 PENSIANGAN</text:span></text:p></draw:text-box></draw:frame><draw:frame draw:style-name="Mfr158" svg:x="14.960cm" svg:y="2.263cm" fo:min-width="3.023cm" fo:min-height="1.134cm" text:anchor-type="paragraph"><draw:text-box><text:p text:style-name="P2313"><text:span text:style-name="CharStyle64">(3)</text:span></text:p><text:p text:style-name="P1087"><text:span text:style-name="CharStyle64">Bilangan Pemilih</text:span></text:p></draw:text-box></draw:frame></text:p>
      </style:header>
      <style:header-left>
        <text:p text:style-name="P521"><draw:frame draw:style-name="Mfr142" svg:x="2.799cm" svg:y="1.856cm" fo:min-width="9.458cm" fo:min-height="1.125cm" text:anchor-type="paragraph"><draw:text-box><text:p text:style-name="P1098"><text:span text:style-name="CharStyle124">(</text:span><text:span text:style-name="CharStyle125">1</text:span><text:span text:style-name="CharStyle124">) (</text:span><text:span text:style-name="CharStyle125">2</text:span><text:span text:style-name="CharStyle124">)</text:span></text:p><text:p text:style-name="P1572"><text:span text:style-name="CharStyle64">Bahagian Pilihan Raya<text:tab/>Daerah<text:tab/>Mengundi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39" style:page-layout-name="Mpm39">
      <style:header>
        <text:p text:style-name="P561"><draw:frame draw:style-name="Mfr157" svg:x="4.486cm" svg:y="0.586cm" fo:min-width="12.116cm" fo:min-height="0.855cm" text:anchor-type="paragraph"><draw:text-box><text:p text:style-name="P1158"><text:span text:style-name="CharStyle12">BAHAGIAN PILIHAN RAYA PERSEKUTUAN: P. 182 PENSIANGAN</text:span></text:p><text:p text:style-name="P1631"><text:span text:style-name="CharStyle80">FEDERAL CONSTITUENCY: P. 182 PENSIANGAN</text:span></text:p></draw:text-box></draw:frame><draw:frame draw:style-name="Mfr158" svg:x="14.960cm" svg:y="2.263cm" fo:min-width="3.023cm" fo:min-height="1.134cm" text:anchor-type="paragraph"><draw:text-box><text:p text:style-name="P2313"><text:span text:style-name="CharStyle64">(3)</text:span></text:p><text:p text:style-name="P1087"><text:span text:style-name="CharStyle64">Bilangan Pemilih</text:span></text:p></draw:text-box></draw:frame></text:p>
      </style:header>
      <style:header-left>
        <text:p text:style-name="P521"><draw:frame draw:style-name="Mfr142" svg:x="2.799cm" svg:y="1.856cm" fo:min-width="9.458cm" fo:min-height="1.125cm" text:anchor-type="paragraph"><draw:text-box><text:p text:style-name="P1098"><text:span text:style-name="CharStyle124">(</text:span><text:span text:style-name="CharStyle125">1</text:span><text:span text:style-name="CharStyle124">) (</text:span><text:span text:style-name="CharStyle125">2</text:span><text:span text:style-name="CharStyle124">)</text:span></text:p><text:p text:style-name="P1572"><text:span text:style-name="CharStyle64">Bahagian Pilihan Raya<text:tab/>Daerah<text:tab/>Mengundi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40" style:page-layout-name="Mpm40">
      <style:header>
        <text:p text:style-name="P562"><draw:frame draw:style-name="Mfr161" svg:x="14.854cm" svg:y="2.448cm" fo:min-width="3.023cm" fo:min-height="1.125cm" text:anchor-type="paragraph"><draw:text-box><text:p text:style-name="P3139"><text:span text:style-name="CharStyle64">(3)</text:span></text:p><text:p text:style-name="P1159"><text:span text:style-name="CharStyle64">Bilangan Pemilih</text:span></text:p></draw:text-box></draw:frame><draw:frame draw:style-name="Mfr162" svg:x="2.746cm" svg:y="2.448cm" fo:min-width="9.458cm" fo:min-height="1.125cm" text:anchor-type="paragraph"><draw:text-box><text:p text:style-name="P2595"><text:span text:style-name="CharStyle124">(</text:span><text:span text:style-name="CharStyle125">1</text:span><text:span text:style-name="CharStyle124">) (</text:span><text:span text:style-name="CharStyle125">2</text:span><text:span text:style-name="CharStyle124">)</text:span></text:p><text:p text:style-name="P2264"><text:span text:style-name="CharStyle64">Bahagian Pilihan Raya<text:tab/>Daerah<text:tab/>Mengundi</text:span></text:p></draw:text-box></draw:frame></text:p>
      </style:header>
      <style:header-left>
        <text:p text:style-name="P562"><draw:frame draw:style-name="Mfr161" svg:x="14.854cm" svg:y="2.448cm" fo:min-width="3.023cm" fo:min-height="1.125cm" text:anchor-type="paragraph"><draw:text-box><text:p text:style-name="P3139"><text:span text:style-name="CharStyle64">(3)</text:span></text:p><text:p text:style-name="P1159"><text:span text:style-name="CharStyle64">Bilangan Pemilih</text:span></text:p></draw:text-box></draw:frame><draw:frame draw:style-name="Mfr162" svg:x="2.746cm" svg:y="2.448cm" fo:min-width="9.458cm" fo:min-height="1.125cm" text:anchor-type="paragraph"><draw:text-box><text:p text:style-name="P2595"><text:span text:style-name="CharStyle124">(</text:span><text:span text:style-name="CharStyle125">1</text:span><text:span text:style-name="CharStyle124">) (</text:span><text:span text:style-name="CharStyle125">2</text:span><text:span text:style-name="CharStyle124">)</text:span></text:p><text:p text:style-name="P2264"><text:span text:style-name="CharStyle64">Bahagian Pilihan Raya<text:tab/>Daerah<text:tab/>Mengundi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41" style:page-layout-name="Mpm41">
      <style:header>
        <text:p text:style-name="P564"><draw:frame draw:style-name="Mfr164" svg:x="4.771cm" svg:y="1.864cm" fo:min-width="11.439cm" fo:min-height="0.855cm" text:anchor-type="paragraph"><draw:text-box><text:p text:style-name="P3021"><text:span text:style-name="CharStyle12">BAHAGIAN PILIHAN RAYA PERSEKUTUAN: P. 183 BELURAN</text:span></text:p><text:p text:style-name="P2723"><text:span text:style-name="CharStyle80">FEDERAL CONSTITUENCY: P. 183 BELURAN</text:span></text:p></draw:text-box></draw:frame><draw:frame draw:style-name="Mfr165" svg:x="14.907cm" svg:y="3.540cm" fo:min-width="3.023cm" fo:min-height="1.134cm" text:anchor-type="paragraph"><draw:text-box><text:p text:style-name="P2679"><text:span text:style-name="CharStyle64">(3)</text:span></text:p><text:p text:style-name="P2645"><text:span text:style-name="CharStyle64">Bilangan Pemilih</text:span></text:p></draw:text-box></draw:frame></text:p>
      </style:header>
      <style:header-left>
        <text:p text:style-name="P515"><draw:frame draw:style-name="Mfr136" svg:x="14.907cm" svg:y="1.856cm" fo:min-width="3.023cm" fo:min-height="1.125cm" text:anchor-type="paragraph"><draw:text-box><text:p text:style-name="P2677"><text:span text:style-name="CharStyle64">(3)</text:span></text:p><text:p text:style-name="P2939"><text:span text:style-name="CharStyle64">Bilangan Pemilih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42" style:page-layout-name="Mpm42">
      <style:header>
        <text:p text:style-name="P564"><draw:frame draw:style-name="Mfr164" svg:x="4.771cm" svg:y="1.864cm" fo:min-width="11.439cm" fo:min-height="0.855cm" text:anchor-type="paragraph"><draw:text-box><text:p text:style-name="P3021"><text:span text:style-name="CharStyle12">BAHAGIAN PILIHAN RAYA PERSEKUTUAN: P. 183 BELURAN</text:span></text:p><text:p text:style-name="P2723"><text:span text:style-name="CharStyle80">FEDERAL CONSTITUENCY: P. 183 BELURAN</text:span></text:p></draw:text-box></draw:frame><draw:frame draw:style-name="Mfr165" svg:x="14.907cm" svg:y="3.540cm" fo:min-width="3.023cm" fo:min-height="1.134cm" text:anchor-type="paragraph"><draw:text-box><text:p text:style-name="P2679"><text:span text:style-name="CharStyle64">(3)</text:span></text:p><text:p text:style-name="P2645"><text:span text:style-name="CharStyle64">Bilangan Pemilih</text:span></text:p></draw:text-box></draw:frame></text:p>
      </style:header>
      <style:header-left>
        <text:p text:style-name="P515"><draw:frame draw:style-name="Mfr136" svg:x="14.907cm" svg:y="1.856cm" fo:min-width="3.023cm" fo:min-height="1.125cm" text:anchor-type="paragraph"><draw:text-box><text:p text:style-name="P2677"><text:span text:style-name="CharStyle64">(3)</text:span></text:p><text:p text:style-name="P2939"><text:span text:style-name="CharStyle64">Bilangan Pemilih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43" style:page-layout-name="Mpm43">
      <style:header>
        <text:p text:style-name="P515"><draw:frame draw:style-name="Mfr136" svg:x="14.907cm" svg:y="1.856cm" fo:min-width="3.023cm" fo:min-height="1.125cm" text:anchor-type="paragraph"><draw:text-box><text:p text:style-name="P2677"><text:span text:style-name="CharStyle64">(3)</text:span></text:p><text:p text:style-name="P2939"><text:span text:style-name="CharStyle64">Bilangan Pemilih</text:span></text:p></draw:text-box></draw:frame></text:p>
      </style:header>
      <style:header-left>
        <text:p text:style-name="P515"><draw:frame draw:style-name="Mfr136" svg:x="14.907cm" svg:y="1.856cm" fo:min-width="3.023cm" fo:min-height="1.125cm" text:anchor-type="paragraph"><draw:text-box><text:p text:style-name="P2677"><text:span text:style-name="CharStyle64">(3)</text:span></text:p><text:p text:style-name="P2939"><text:span text:style-name="CharStyle64">Bilangan Pemilih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44" style:page-layout-name="Mpm44">
      <style:header>
        <text:p text:style-name="P605"><draw:frame draw:style-name="Mfr198" svg:x="4.822cm" svg:y="1.864cm" fo:min-width="11.337cm" fo:min-height="0.855cm" text:anchor-type="paragraph"><draw:text-box><text:p text:style-name="P1094"><text:span text:style-name="CharStyle12">BAHAGIAN PILIHAN RAYA PERSEKUTUAN: P. 184 LIBARAN</text:span></text:p><text:p text:style-name="P1679"><text:span text:style-name="CharStyle80">FEDERAL CONSTITUENCY: P. 184 LIBARAN</text:span></text:p></draw:text-box></draw:frame><draw:frame draw:style-name="Mfr199" svg:x="14.907cm" svg:y="3.540cm" fo:min-width="3.023cm" fo:min-height="1.134cm" text:anchor-type="paragraph"><draw:text-box><text:p text:style-name="P2374"><text:span text:style-name="CharStyle64">(3)</text:span></text:p><text:p text:style-name="P1769"><text:span text:style-name="CharStyle64">Bilangan Pemilih</text:span></text:p></draw:text-box></draw:frame></text:p>
      </style:header>
      <style:footer>
        <text:p text:style-name="P3473"/>
      </style:footer>
    </style:master-page>
    <style:master-page style:name="PageStyle45" style:page-layout-name="Mpm45">
      <style:header>
        <text:p text:style-name="P3473"/>
      </style:header>
      <style:footer>
        <text:p text:style-name="P3473"/>
      </style:footer>
    </style:master-page>
    <style:master-page style:name="PageStyle46" style:page-layout-name="Mpm46">
      <style:header>
        <text:p text:style-name="P644"><draw:frame draw:style-name="Mfr220" svg:x="14.907cm" svg:y="3.540cm" fo:min-width="3.023cm" fo:min-height="1.134cm" text:anchor-type="paragraph"><draw:text-box><text:p text:style-name="P1894"><text:span text:style-name="CharStyle64">(3)</text:span></text:p><text:p text:style-name="P3101"><text:span text:style-name="CharStyle64">Bilangan Pemilih</text:span></text:p></draw:text-box></draw:frame><draw:frame draw:style-name="Mfr221" svg:x="5.246cm" svg:y="1.864cm" fo:min-width="11.760cm" fo:min-height="0.855cm" text:anchor-type="paragraph"><draw:text-box><text:p text:style-name="P3103"><text:span text:style-name="CharStyle12">BAHAGIAN PILIHAN RAYA PERSEKUTUAN: P. 186 SANDAKAN</text:span></text:p><text:p text:style-name="P1822"><text:span text:style-name="CharStyle80">FEDERAL CONSTITUENCY: P. 186 SANDAKAN</text:span></text:p></draw:text-box></draw:frame></text:p>
      </style:header>
      <style:header-left>
        <text:p text:style-name="P644"><draw:frame draw:style-name="Mfr220" svg:x="14.907cm" svg:y="3.540cm" fo:min-width="3.023cm" fo:min-height="1.134cm" text:anchor-type="paragraph"><draw:text-box><text:p text:style-name="P1894"><text:span text:style-name="CharStyle64">(3)</text:span></text:p><text:p text:style-name="P3101"><text:span text:style-name="CharStyle64">Bilangan Pemilih</text:span></text:p></draw:text-box></draw:frame><draw:frame draw:style-name="Mfr221" svg:x="5.246cm" svg:y="1.864cm" fo:min-width="11.760cm" fo:min-height="0.855cm" text:anchor-type="paragraph"><draw:text-box><text:p text:style-name="P3103"><text:span text:style-name="CharStyle12">BAHAGIAN PILIHAN RAYA PERSEKUTUAN: P. 186 SANDAKAN</text:span></text:p><text:p text:style-name="P1822"><text:span text:style-name="CharStyle80">FEDERAL CONSTITUENCY: P. 186 SANDAKAN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47" style:page-layout-name="Mpm47">
      <style:header>
        <text:p text:style-name="P726"><draw:frame draw:style-name="Mfr238" svg:x="4.103cm" svg:y="1.864cm" fo:min-width="12.785cm" fo:min-height="0.855cm" text:anchor-type="paragraph"><draw:text-box><text:p text:style-name="P3142"><text:span text:style-name="CharStyle12">BAHAGIAN PILIHAN RAYA PERSEKUTUAN: P. 187 KINABATANGAN</text:span></text:p><text:p text:style-name="P3144"><text:span text:style-name="CharStyle80">FEDERAL CONSTITUENCY: P. 187KINABATANGAN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48" style:page-layout-name="Mpm48">
      <style:header>
        <text:p text:style-name="P726"><draw:frame draw:style-name="Mfr238" svg:x="4.103cm" svg:y="1.864cm" fo:min-width="12.785cm" fo:min-height="0.855cm" text:anchor-type="paragraph"><draw:text-box><text:p text:style-name="P3142"><text:span text:style-name="CharStyle12">BAHAGIAN PILIHAN RAYA PERSEKUTUAN: P. 187 KINABATANGAN</text:span></text:p><text:p text:style-name="P3144"><text:span text:style-name="CharStyle80">FEDERAL CONSTITUENCY: P. 187KINABATANGAN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49" style:page-layout-name="Mpm49">
      <style:header>
        <text:p text:style-name="P726"><draw:frame draw:style-name="Mfr238" svg:x="4.103cm" svg:y="1.864cm" fo:min-width="12.785cm" fo:min-height="0.855cm" text:anchor-type="paragraph"><draw:text-box><text:p text:style-name="P3142"><text:span text:style-name="CharStyle12">BAHAGIAN PILIHAN RAYA PERSEKUTUAN: P. 187 KINABATANGAN</text:span></text:p><text:p text:style-name="P3144"><text:span text:style-name="CharStyle80">FEDERAL CONSTITUENCY: P. 187KINABATANGAN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50" style:page-layout-name="Mpm50">
      <style:header>
        <text:p text:style-name="P769"><draw:frame draw:style-name="Mfr249" svg:x="5.101cm" svg:y="1.864cm" fo:min-width="10.786cm" fo:min-height="0.855cm" text:anchor-type="paragraph"><draw:text-box><text:p text:style-name="P2474"><text:span text:style-name="CharStyle12">BAHAGIAN PILIHAN RAYA PERSEKUTUAN: P. 188 SILAM</text:span></text:p><text:p text:style-name="P1272"><text:span text:style-name="CharStyle80">FEDERAL CONSTITUENCY: P. 188 SILAM</text:span></text:p></draw:text-box></draw:frame></text:p>
      </style:header>
      <style:header-left>
        <text:p text:style-name="P769"><draw:frame draw:style-name="Mfr249" svg:x="5.101cm" svg:y="1.864cm" fo:min-width="10.786cm" fo:min-height="0.855cm" text:anchor-type="paragraph"><draw:text-box><text:p text:style-name="P2474"><text:span text:style-name="CharStyle12">BAHAGIAN PILIHAN RAYA PERSEKUTUAN: P. 188 SILAM</text:span></text:p><text:p text:style-name="P1272"><text:span text:style-name="CharStyle80">FEDERAL CONSTITUENCY: P. 188 SILAM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51" style:page-layout-name="Mpm51">
      <style:header>
        <text:p text:style-name="P810"><draw:frame draw:style-name="Mfr275" svg:x="4.602cm" svg:y="1.864cm" fo:min-width="11.786cm" fo:min-height="0.855cm" text:anchor-type="paragraph"><draw:text-box><text:p text:style-name="P3246"><text:span text:style-name="CharStyle12">BAHAGIAN PILIHAN RAYA PERSEKUTUAN: P. 189 SEMPORNA</text:span></text:p><text:p text:style-name="P3248"><text:span text:style-name="CharStyle80">FEDERAL CONSTITUENCY: P. 189 SEMPORNA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52" style:page-layout-name="Mpm52">
      <style:header>
        <text:p text:style-name="P810"><draw:frame draw:style-name="Mfr275" svg:x="4.602cm" svg:y="1.864cm" fo:min-width="11.786cm" fo:min-height="0.855cm" text:anchor-type="paragraph"><draw:text-box><text:p text:style-name="P3246"><text:span text:style-name="CharStyle12">BAHAGIAN PILIHAN RAYA PERSEKUTUAN: P. 189 SEMPORNA</text:span></text:p><text:p text:style-name="P3248"><text:span text:style-name="CharStyle80">FEDERAL CONSTITUENCY: P. 189 SEMPORNA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53" style:page-layout-name="Mpm53">
      <style:header>
        <text:p text:style-name="P810"><draw:frame draw:style-name="Mfr275" svg:x="4.602cm" svg:y="1.864cm" fo:min-width="11.786cm" fo:min-height="0.855cm" text:anchor-type="paragraph"><draw:text-box><text:p text:style-name="P3246"><text:span text:style-name="CharStyle12">BAHAGIAN PILIHAN RAYA PERSEKUTUAN: P. 189 SEMPORNA</text:span></text:p><text:p text:style-name="P3248"><text:span text:style-name="CharStyle80">FEDERAL CONSTITUENCY: P. 189 SEMPORNA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54" style:page-layout-name="Mpm54">
      <style:header>
        <text:p text:style-name="P853"><draw:frame draw:style-name="Mfr283" svg:x="4.958cm" svg:y="1.864cm" fo:min-width="11.074cm" fo:min-height="0.855cm" text:anchor-type="paragraph"><draw:text-box><text:p text:style-name="P2213"><text:span text:style-name="CharStyle12">BAHAGIAN PILIHAN RAYA PERSEKUTUAN: P. 190 TAWAU</text:span></text:p><text:p text:style-name="P3346"><text:span text:style-name="CharStyle123">FEDERAL CONSTITUENCY: P. 190 TAWAU</text:span></text:p></draw:text-box></draw:frame></text:p>
      </style:header>
      <style:header-left>
        <text:p text:style-name="P853"><draw:frame draw:style-name="Mfr283" svg:x="4.958cm" svg:y="1.864cm" fo:min-width="11.074cm" fo:min-height="0.855cm" text:anchor-type="paragraph"><draw:text-box><text:p text:style-name="P2213"><text:span text:style-name="CharStyle12">BAHAGIAN PILIHAN RAYA PERSEKUTUAN: P. 190 TAWAU</text:span></text:p><text:p text:style-name="P3346"><text:span text:style-name="CharStyle123">FEDERAL CONSTITUENCY: P. 190 TAWAU</text:span></text:p></draw:text-box></draw:frame></text:p>
      </style:header-left>
      <style:footer>
        <text:p text:style-name="P3473"/>
      </style:footer>
      <style:footer-left>
        <text:p text:style-name="P3473"/>
      </style:footer-left>
    </style:master-page>
    <style:master-page style:name="PageStyle55" style:page-layout-name="Mpm55">
      <style:header>
        <text:p text:style-name="P857"><draw:frame draw:style-name="Mfr286" svg:x="4.475cm" svg:y="1.864cm" fo:min-width="12.031cm" fo:min-height="0.855cm" text:anchor-type="paragraph"><draw:text-box><text:p text:style-name="P2290"><text:span text:style-name="CharStyle12">BAHAGIAN PILIHAN RAYA PERSEKUTUAN: P. 191 KALABAKAN</text:span></text:p><text:p text:style-name="P1111"><text:span text:style-name="CharStyle123">FEDERAL CONSTITUENCY: P. 191 KALABAKAN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56" style:page-layout-name="Mpm56">
      <style:header>
        <text:p text:style-name="P857"><draw:frame draw:style-name="Mfr286" svg:x="4.475cm" svg:y="1.864cm" fo:min-width="12.031cm" fo:min-height="0.855cm" text:anchor-type="paragraph"><draw:text-box><text:p text:style-name="P2290"><text:span text:style-name="CharStyle12">BAHAGIAN PILIHAN RAYA PERSEKUTUAN: P. 191 KALABAKAN</text:span></text:p><text:p text:style-name="P1111"><text:span text:style-name="CharStyle123">FEDERAL CONSTITUENCY: P. 191 KALABAKAN</text:span></text:p></draw:text-box></draw:frame></text:p>
      </style:header>
      <style:header-left>
        <text:p text:style-name="P3473"/>
      </style:header-left>
      <style:footer>
        <text:p text:style-name="P3473"/>
      </style:footer>
      <style:footer-left>
        <text:p text:style-name="P3473"/>
      </style:footer-left>
    </style:master-page>
    <style:master-page style:name="PageStyle57" style:page-layout-name="Mpm57">
      <style:header>
        <text:p text:style-name="P3473"/>
      </style:header>
      <style:footer>
        <text:p text:style-name="P3473"/>
      </style:footer>
    </style:master-page>
    <style:master-page style:name="PageStyle58" style:page-layout-name="Mpm58">
      <style:header>
        <text:p text:style-name="P3473"/>
      </style:header>
      <style:footer>
        <text:p text:style-name="P862"><draw:frame draw:style-name="Mfr290" svg:x="10.317cm" svg:y="28.229cm" fo:min-width="0.347cm" fo:min-height="0.245cm" text:anchor-type="paragraph"><draw:text-box><text:p text:style-name="P2443"><text:page-number/></text:p></draw:text-box></draw:frame></text:p>
      </style:footer>
    </style:master-page>
    <style:master-page style:name="PageStyle59" style:page-layout-name="Mpm59">
      <style:header>
        <text:p text:style-name="P3473"/>
      </style:header>
      <style:footer>
        <text:p text:style-name="P3473"/>
      </style:footer>
    </style:master-page>
    <style:master-page style:name="PageStyle60" style:page-layout-name="Mpm60">
      <style:header>
        <text:p text:style-name="P3473"/>
      </style:header>
      <style:footer>
        <text:p text:style-name="P347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